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81mm"/>
    </style:style>
    <style:style style:name="co3" style:family="table-column">
      <style:table-column-properties fo:break-before="auto" style:column-width="110.31mm"/>
    </style:style>
    <style:style style:name="ro1" style:family="table-row">
      <style:table-row-properties style:row-height="4.52mm" fo:break-before="auto" style:use-optimal-row-height="true"/>
    </style:style>
    <style:style style:name="ro2" style:family="table-row">
      <style:table-row-properties style:row-height="5.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1" table:default-cell-style-name="ce1"/>
        <table:table-column table:style-name="co1" table:default-cell-style-name="Default"/>
        <table:table-row table:style-name="ro1">
          <table:table-cell office:value-type="string" calcext:value-type="string">
            <text:p>Numero post </text:p>
          </table:table-cell>
          <table:table-cell office:value-type="string" calcext:value-type="string">
            <text:p><text:s/>postID </text:p>
          </table:table-cell>
          <table:table-cell office:value-type="string" calcext:value-type="string">
            <text:p><text:s/>Mensagem </text:p>
          </table:table-cell>
          <table:table-cell office:value-type="string" calcext:value-type="string">
            <text:p><text:s/>Reacoes </text:p>
          </table:table-cell>
          <table:table-cell office:value-type="string" calcext:value-type="string">
            <text:p><text:s/>Comentarios </text:p>
          </table:table-cell>
          <table:table-cell table:style-name="Default" office:value-type="string" calcext:value-type="string">
            <text:p><text:s/>Dia </text:p>
          </table:table-cell>
          <table:table-cell office:value-type="string" calcext:value-type="string">
            <text:p><text:s/>Horario</text:p>
          </table:table-cell>
        </table:table-row>
        <table:table-row table:style-name="ro1">
          <table:table-cell office:value-type="float" office:value="934" calcext:value-type="float">
            <text:p>934</text:p>
          </table:table-cell>
          <table:table-cell office:value-type="string" calcext:value-type="string">
            <text:p>320137168412206_331854987240424</text:p>
          </table:table-cell>
          <table:table-cell office:value-type="string" calcext:value-type="string">
            <text:p>[COLABORAÇÃO] Armazenamento de ácidos\n\nMuita gente acaba tendo duvidas de qual a maneira de armazenar o seu ácido (LSD) de forma que o mesmo perca o mínimo possível de sua potência.\nO LSD sofre degradação por exposição a LUZ, CALOR E ÚMIDADE, então quanto menos o mesmo for exposto a estes 3 fatores, menos perca de potência da substância e mais tempo o ácido se conservará integro.\nA orientação de armazenagem correta é: cartela ou blotter ou meio de transporte da substância (caso da gota pingada em jujuba, bala de goma, cubo de açúcar, pastilha da garoto, etc) seguido de plástico filme, papel alumínio (com a parte fosca voltada pra fora), zip lock(retirando o máximo de ar possível do mesmo), pote ou envelope(preferencia por cor preta) e geladeira!\nDe forma mais limpa o texto: subs&gt;&gt;papel filme&gt;&gt;papel alumínio&gt;&gt;zip lock&gt;&gt;pote&gt;&gt;geladeira\n\nNo próximo post estarei explicando o porque a geladeira é importante.</text:p>
          </table:table-cell>
          <table:table-cell office:value-type="float" office:value="23" calcext:value-type="float">
            <text:p>23</text:p>
          </table:table-cell>
          <table:table-cell office:value-type="float" office:value="30" calcext:value-type="float">
            <text:p>30</text:p>
          </table:table-cell>
          <table:table-cell office:value-type="string" calcext:value-type="string">
            <text:p>2017-08-06</text:p>
          </table:table-cell>
          <table:table-cell office:value-type="string" calcext:value-type="string">
            <text:p>11:51:14+0000</text:p>
          </table:table-cell>
        </table:table-row>
        <table:table-row table:style-name="ro1">
          <table:table-cell office:value-type="float" office:value="571" calcext:value-type="float">
            <text:p>571</text:p>
          </table:table-cell>
          <table:table-cell office:value-type="string" calcext:value-type="string">
            <text:p>320137168412206_331854987240424</text:p>
          </table:table-cell>
          <table:table-cell office:value-type="string" calcext:value-type="string">
            <text:p>[COLABORAÇÃO] Armazenamento de ácidos\n\nMuita gente acaba tendo duvidas de qual a maneira de armazenar o seu ácido (LSD) de forma que o mesmo perca o mínimo possível de sua potência.\nO LSD sofre degradação por exposição a LUZ, CALOR E ÚMIDADE, então quanto menos o mesmo for exposto a estes 3 fatores, menos perca de potência da substância e mais tempo o ácido se conservará integro.\nA orientação de armazenagem correta é: cartela ou blotter ou meio de transporte da substância (caso da gota pingada em jujuba, bala de goma, cubo de açúcar, pastilha da garoto, etc) seguido de plástico filme, papel alumínio (com a parte fosca voltada pra fora), zip lock(retirando o máximo de ar possível do mesmo), pote ou envelope(preferencia por cor preta) e geladeira!\nDe forma mais limpa o texto: subs&gt;&gt;plastico filme&gt;&gt;papel alumínio&gt;&gt;zip lock&gt;&gt;pote&gt;&gt;geladeira\n\nNo próximo post estarei explicando o porque a geladeira é importante.</text:p>
          </table:table-cell>
          <table:table-cell office:value-type="float" office:value="27" calcext:value-type="float">
            <text:p>27</text:p>
          </table:table-cell>
          <table:table-cell office:value-type="float" office:value="34" calcext:value-type="float">
            <text:p>34</text:p>
          </table:table-cell>
          <table:table-cell office:value-type="string" calcext:value-type="string">
            <text:p>2017-08-06</text:p>
          </table:table-cell>
          <table:table-cell office:value-type="string" calcext:value-type="string">
            <text:p>11:51:14+0000</text:p>
          </table:table-cell>
        </table:table-row>
        <table:table-row table:style-name="ro1">
          <table:table-cell office:value-type="float" office:value="1566" calcext:value-type="float">
            <text:p>1566</text:p>
          </table:table-cell>
          <table:table-cell office:value-type="string" calcext:value-type="string">
            <text:p>10211228321369996_331872157238707</text:p>
          </table:table-cell>
          <table:table-cell office:value-type="string" calcext:value-type="string">
            <text:p>[COLABORAÇÃO] Importância da geladeira no armazenamento de ácidos.\n\nRealizei um teste expondo 24 horas "amostras" em ambientes de diferente úmidade. A úmidade é prejudicial a potência do LSD ja que o mesmo oxida quando exposto ao ar.\nO método utilizado foi uma cartela medidora de úmidade, que quando exposta a úmidade vem a ter o tom rosado de acordo com sua porcentagem. Originalmente ela vem de tom azul, embalada a vácuo e livre de exposição ao ar e assim livre de exposiçao a úmidade.\n\nNa primeira foto podemos verificar todos os marcadores em seu estado original. Na segunda foto 24h de exposição. Apenas o zip + silica + geladeira nao sofreu alteraçao de 10% de úmidade. Todas as outras amostras receberam 10%+ de úmidade, sendo elas: zip + silica; <text:s/>somente zip; e exposta diretamente no ambiente.\n\nPela geladeira criar um clima seco e livre de úmidade , é o local indicado para armazenamento do LSD</text:p>
          </table:table-cell>
          <table:table-cell office:value-type="float" office:value="70" calcext:value-type="float">
            <text:p>70</text:p>
          </table:table-cell>
          <table:table-cell office:value-type="float" office:value="48" calcext:value-type="float">
            <text:p>48</text:p>
          </table:table-cell>
          <table:table-cell office:value-type="string" calcext:value-type="string">
            <text:p>2017-08-06</text:p>
          </table:table-cell>
          <table:table-cell office:value-type="string" calcext:value-type="string">
            <text:p>12:48:24+0000</text:p>
          </table:table-cell>
        </table:table-row>
        <table:table-row table:style-name="ro1">
          <table:table-cell office:value-type="float" office:value="1533" calcext:value-type="float">
            <text:p>1533</text:p>
          </table:table-cell>
          <table:table-cell office:value-type="string" calcext:value-type="string">
            <text:p>229458924212591_332050447220878</text:p>
          </table:table-cell>
          <table:table-cell office:value-type="string" calcext:value-type="string">
            <text:p>[COLABORAÇÃO] INTERAÇÔES DE SUBSTÂNCIAS\n\nCombinar drogas é comum e muitas vezes potencialmente perigoso. Existem várias razões pelas quais os usuários usam substâncias em combinação. Para alguns, é feita ao acaso, sem pretensão ou previsão. Para outros, a combinação é planejada, para que se alcance algum efeito específico ou simplesmente um aumento do mesmo.\n\nAlgumas dessas combinações recebem até nomes populares nos grupos de usuários e fóruns de discussões na internet, como o “Candy Flip”, que é o uso de MDMA com LSD.\n\nQuando se trata do uso simultâneo de drogas, algumas interações devem ser levadas em conta para evitar surpresas. Algumas delas chegam a ser letais, e não é isso que queremos.\n\nComeçando mais uma série, iniciando pelo MDMA, iremos detalhar como algumas substâncias interagem. Nos inspiramos no gráfico do pessoal do “Tripsit” (http://wiki.tripsit.me/wiki/Drug_combinations) para fazer essa série. Mas como de praxe, iremos mais a fundo nas pesquisas, sempre buscando respaldo científico e menos achismo. É claro, com nosso conhecimento empírico, podemos opinar em algumas questões.\n\nDeixando claro que isso não deve ser levado em conta como um tutorial de como combinar drogas. Não recomendamos nenhum uso das combinações detalhadas aqui. Tudo postado aqui na página é com propósitos educacionais e de redução de danos, ou seja, para aquele usuário que irá usar, independente do que falarmos aqui. \n_______________________________\n\nEm primeiro lugar, vamos falar sobre as definições usadas:\n\nBAIXO RISCO COM SINERGIA: \nA combinação não resulta ao organismo um dano maior do que quando usadas separadamente, mas potencializa o efeito de uma e/ou da outra, sendo esse efeito positivo ou negativo\n\nBAIXO RISCO SEM SINERGIA: \nA combinação não resulta ao organismo um dano maior do que quando usadas separadamente, apenas se sente o efeito de cada uma, sem sinergia.\n\nBAIXO RISCO E DEPRESSOR:\nA combinação não resulta ao organismo um dano maior do que quando usadas separadamente, mas minimiza o efeito de uma e/ou da outra, sendo esse efeito positivo ou negativo.\n\nPRECAUÇÃO:\nA combinação não resulta, geralmente, ao organismo um dano maior do que quando usadas separadamente, mas podem produzir efeitos indesejáveis, como desconforto físico e/ou mental. Os efeitos sinérgicos podem ser imprevisíveis, principalmente em altas doses.\n\nCUIDADO:\nA combinação resulta ao organismo um dano maior do que quando usadas separadamente. Deve ser evitada ao máximo, principalmente quando o usuário não tem experiência com as substâncias relacionadas.\n\nRISCO DE MORTE:\nDispensa comentários, certo?\n_______________________________\n\nEm segundo, vamos colocar em que categorias essas substâncias normalmente entram:\n\nEmpatogênico: MDMA / 2C-B\n\nEstimulante: MDMA / ANFETAMINAS / COCAÍNA / DOx / CAFEÍNA\n\nPsicodélico: MDMA / LSD / MACONHA / DMT / 2C-B / MESCALINA / NBOME / DOx\n\nDissociativo: KETAMINA\n\nDepressor: ÁLCOOL / GHB\n\nAnsiolítico: BENZOS (diazepam, bromazepam)\n\nAntidepressivo: ISRS (fluoxetina, sertralina)\n\nRC*: NBOME / DOx\n\n* RC é um termo usado para se referir a qualquer produto químico que não tenha sido bem pesquisado e não tenha um perfil de segurança estabelecido a longo prazo. \n\nhttps://erowid.org/psychoactives/research_chems/research_chems.shtml\n_______________________________\nAgora, vamos as combinações. Lembrando sempre que estamos falando de doses usuais dessas substâncias quando categorizamos como “baixo risco”. Qualquer abuso, combinado ou não, é prejudicial e com reações imprevisíveis.\n\n[BAIXO RISCO COM SINERGIA:]\n\n&gt;&gt;MDMA + LSD: \nEssa é uma das combinações mais comuns, principalmente na tribo de festas eletrônicas. O famoso “candy flip” consiste em usar uma dose de LSD e, normalmente, depois de 3 a 4 horas, uma dose de MDMA.\n\nNum estudo em animais (1), a combinação não resultou em danos maiores do que o uso separado das substâncias. Mas o MDMA agiu com mais potência quando o LSD foi administrado anteriormente.\n\n1 - http://www.maps.org/images/pdf/1998_schechter_1.pdf\nDiscussão: https://www.reddit.com/r/Drugs/comments/1ik70m/mdma_weed_good_or_bad/\n\n&gt;&gt;MDMA + MACONHA:\nA maconha é comumente usada em combinação com a maioria das outras drogas. Não existe um senso comum de horários de usar junto com o MDMA, alguns preferem usar antes, para reduzir a ansiedade do “come up”, alguns preferem durante o “pico” pois resultaria em uma experiência mais limpa e outros preferem no “come down” para evitar a vontade da redose.\n\nNum estudo em animais (2), foram encontradas evidências de redução da neurotoxicidade induzida pelo MDMA, ou seja, se a maconha fosse legalizada, ela com certeza estaria presente no nosso KIT.\n\n2 - https://www.ncbi.nlm.nih.gov/pubmed/20174577\nDiscussão: https://www.reddit.com/r/Drugs/comments/1ik70m/mdma_weed_good_or_bad/\n\n&gt;&gt;MDMA + KETAMINA: \nEssa é combinação também é muito comum e bastante utilizada em festas de música eletrônica. Os usuários dizem que pequenas quantidades de Ketamina, enquanto estão no pico do MDMA resulta num efeito muito mais intenso e mais prazeroso do MDMA. \n\nApesar de sua popularidade, houveram pesquisas muito pequenas sobre os efeitos dessa combinação. "Sabemos que a Ketamina pode ser um sedativo e um MDMA um estimulante, mas julgar o equilíbrio certo dos dois é incrivelmente difícil", diz o Dr Owen Bowden-Jones (3), psiquiatra com mais de 20 anos de experiência em ajudar pessoas com problemas de saúde mental e problemas de abuso de substância em sua jornada de recuperação.\n\n3 - http://owenbowdenjones.com/about/\nDiscussão: http://bluelight.org/vb/threads/329149-The-Big-and-Dandy-Ketamine-Thread-(Archived-start-11-20-07)\n\n&gt;&gt;MDMA + DMT:\nAqui vamos ter bastante cuidado. Estamos falando exclusivamente do DMT e SOMENTE o DMT. Não é a “changa”, não é a Ayahuasca ou qualquer outro blend que possa conter um inibidor da MAO, pois aí entraríamos na última categoria, podendo ser letal. Triptaminas, onde o DMT se encaixa, não tem tolerância cruzada com Feniletilaminas como o MDMA (4).\n\nOpiniões controversas relatam como é a experiência dessa combinação. Muitos dizem que o DMT não faz quase nenhum efeito sobre o MDMA. Outros já dizem que a empatia que o MDMA te coloca, faz com que a experiência com o DMT seja muito positiva. Na ordem contrária já não faz sentido usar, pois nunca agiriam juntos, o DMT tem um efeito rápido, então se fumar antes e depois tomar o MDMA, o efeito do DMT já teria passado antes do MDMA agir.\n\n4 - https://www.ncbi.nlm.nih.gov/pubmed/25271256\nDiscussão: http://www.bluelight.org/vb/threads/738079-New-study-Phenethylamines-produce-more-tolerance-than-tryptamines\n\n&gt;&gt;MDMA + 2C-B:\nEssa também é uma combinação muito comum, que também tem um nome comum conhecido pelos entusiastas é o “Nexus Flip”. Relatos de usuários mostram normalmente uma combinação muito positiva. Não existe tolerância cruzada pois também atuam em receptores diferentes.\n\nUma curiosidade é que Shulgin cita essa combinação em “Pihkal” (livro que sortearemos aqui na página) como um potencial terapêutico (5):\n\n“Muitos relatos que surgiram ao longo dos anos mencionaram a combinação de MDMA e 2C-B. Os relatórios mais bem-sucedidos seguiram um programa no qual os dois medicamentos não são usados ao mesmo tempo nem mesmo muito espaçados. Parece que o tempo ideal para o 2C-B é apenas antes da “come down” do MDMA. É como se as descobertas mentais e emocionais pudessem ser mobilizadas, e algo feito sobre elas. Esta combinação tem vários defensores entusiasmados no mundo da psicoterapia, e deve ser a base de uma pesquisa cuidadosa quando esses materiais se tornarem legais e aceitos pela comunidade médica. ”\n\n5 - https://www.erowid.org/library/books_online/pihkal/pihkal020.shtml\nDiscussão: https://drugs-forum.com/threads/mdma-2c-b.230383/\n\n&gt;&gt;MDMA + MESCALINA:\nEssa combinação é pouco estudada e pouco usada por usuários. O “mescaflip” não é perigoso fisicamente, mas tem sinergia e aumentam significativamente os efeitos umas da outra, quando combinadas. Relatos sempre relatam uma potência surpreendente nos efeitos:\n\n“Eu esperava que a mescalina junto MDMA fossem aditivas, mas em vez disso, eram multiplicativas, aumentando a potência um do outro para um nível incômodo. Pode ser uma combinação agradável em uma pequena fração da dose, talvez 30g de cactos secos e 1/2 pílula MDMA, mas não tenho pressa para descobrir. ”\n\nEntão, mais uma vez lembrando, que a categorização dada para essas combinações, contemplam doses comuns.\n\nDiscussão: https://www.dmt-nexus.me/forum/default.aspx?g=posts&amp;t=5927\n\n&gt;&gt;MDMA + COGUMELOS:\nMais um nome interessante para uma combinação, estamos falando do “Hippie Flip”. Também é uma combinação muito comum, com centenas de relatos espalhados pelos fóruns:\nSão duas substâncias muito estudadas para fins terapêuticos (estresse pós-traumático, depressão e transtorno obsessivo compulsivo) (6).\n\n6 - http://www.bluelight.org/vb/threads/463238-Combo-Subthread-Mushrooms-amp-MDMA-The-Hippyflip\nDiscussão: https://www.shroomery.org/forums/showflat.php/Number/5164212\n_______________________________\n\n[BAIXO RISCO E DEPRESSOR:]\n\n&gt;&gt;MDMA + BENZOS:\nAs benzodiazepinas são um grupo de fármacos ansiolíticos utilizados como sedativos, hipnóticos e relaxantes musculares (7). Em combinação com MDMA ou praticamente qualquer outra droga vão ajudar na ansiedade que muitos têm na preparação de uma experiência psicodélica. Normalmente elas vão “matar” o efeito do MDMA, e normalmente é para isso que geralmente são usadas.\n\n7 - https://pt.wikipedia.org/wiki/Benzodiazepina\nDiscussão: http://www.bluelight.org/vb/archive/index.php/t-559799.html\n_______________________________\n\n[PRECAUÇÃO:]\n\n&gt;&gt;MDMA + nBOx (nBOME, nBOH) &amp; Dox (DOC, DOB, DOI):\nNão existem muitos relatos dessas combinações. Não existe tolerância cruzada, logo, o dano não é maior somente por combinar as duas. Apesar disso, a chance de um desconforto mental, principalmente para quem tem poucas experiências com as substâncias, pode deixar a experiência muito desagradável.\n\nO “come down” do MDMA enquanto está sob o efeito de um DOx pode gerar muita ansiedade:\n\nDiscussão: http://www.bluelight.org/vb/threads/589711-MDMA-NBOMe\n\n&gt;&gt;MDMA + GHB: \nÉ sabido que o GHB atenua os efeitos desagradáveis ou disfóricos (o oposto de eufórico) do MDMA por seu efeito no sistema dopaminérgico central (8). Os efeitos da combinação se estende a diferentes sistemas de neurotransmissores, incluindo serotonina, dopamina e noradrenalina. Uma pesquisa recente de 131 usuários de GHB descobriu-se que 51% deles tomaram MDMA em combinação (9). \n\nFoi encontrado um aumento significativo na absorção de GHB na presença de MDMA (9). Logo, deve se ter muito cuidado com as doses administradas, uma vez que sob efeito do MDMA o usuário costuma a se sentir mais livre e normalmente utilizar maiores doses.\n\n8 - http://www.tandfonline.com/doi/abs/10.1080/09595230500295725\n9 - https://www.ncbi.nlm.nih.gov/pmc/articles/PMC4175056/\nDiscussão: http://www.bluelight.org/vb/threads/547337-MDMA-and-GHB \n\n&gt;&gt; MDMA + ÁLCOOL e/ou CAFEÍNA:\nAssim como o THC, o Álcool e cafeína estão entre as drogas mais combinada com outras. O álcool aumenta a desidratação induzida pelo MDMA, além de mascarar os efeitos, fazendo com que o usuário pense que não está sentindo a droga e a usando mais. Aí que mora o grande perigo. Tomar uma ou duas doses da sua bebida, ok, mas não se embriague.\n\nO consumo do MDMA e álcool em humanos têm sido associados com problemas cognitivos e depressão. Apesar da interação do MDMA com o álcool ainda não estar completamente esclarecida, sua combinação com cafeína aumentou o índice de fatalidades nos grupos experimentais e potencializou a ação neurotóxica da droga sobre terminais serotoninérgicos de ratos (10).\n\n10 - http://www.bv.fapesp.br/pt/auxilios/4256/efeitos-do-uso-simultaneo-da-34-metilenodioxianfetamina-mdma-ou-ecstasy-com-alcool-e-cafeina-sobr/\nDiscussão: http://www.bluelight.org/vb/threads/587177-Mdma-and-alcohol\n_______________________________\n\n[CUIDADO:]\n\n&gt;&gt;MDMA + ANTIDEPRESSIVOS:\nVale lembrar que os antidepressivos que estamos falando aqui são somente da classe de ISRS (inibidores seletivos de recaptação de serotonina). Outras classes são extremamente mais perigosas. As ISRS’s vão reduzir drasticamente os efeitos do MDMA, assim como benzos (8). Devem ser levadas uma série de questões para definir se isso seria perigoso ou não.\n\n8 - http://hempadao.com/mdma-e-antidepressivos-inibidores-seletivos-de-recaptao-de-serotonina/\nDiscussão: http://www.bluelight.org/vb/archive/index.php/t-72100.html\n\n&gt;&gt;MDMA + COCAÍNA:\nA cocaína bloqueia alguns dos efeitos desejáveis da MDMA, inibindo seu metabolismo, além disso aumenta o risco de ataque cardíaco (11).\n\n11 - http://www.scielo.br/pdf/rpc/v35n3/02.pdf\nDiscussão: http://www.bluelight.org/vb/threads/531338-Cocaine-And-MDMA\n_______________________________\n\n[RISCO DE MORTE]\n\n&gt;&gt;MDMA + iMAO’s:\nOs inibidores de monoaminoxidase (IMAOs) são produtos químicos que inibem a atividade da família de enzimas monoamina oxidase. Eles têm uma longa história de uso como medicamentos prescritos para o tratamento da depressão. Eles também são usados no tratamento da doença de Parkinson e vários outros distúrbios. A combinação com MDMA normalmente gerar uma crise de serotonina e pode levar o usuário a óbito. Ayahuasca, “changa” e outros enteógenos costumam ter doses altas de inibidores da MAO, nunca misture essas experiências com MDMA.\n\nMais detalhes dados por um membro do grupo:\n\n"a changa fumada NÃO contem IMAO, são feitas apenas com jurema (na sua grande maioria) e depois que são processadas são adicionadas as misturas de fumos para serem fumadas, mesmo que houvese alguma IMAO ela seria perdida na queima. Então não há interações. Mesmo se fosse usado a bebida que aí sim contem um tipo de IMAO, esse é um IMAO reversivel (harmina) e tem pocuo risco, mas melhor evitar quando em uso concomitante com outras substâncias"\n\nDiscussão: http://www.psychonaut.com/synthetic-psychedelics/22189-maos-mdma.html\n_______________________________\n\nFinalizando:\nUm estudo (12) 94 jovens que usaram ecstasy e outras drogas mais de 4 vezes nos últimos 90 dias, descobriu que, além do ecstasy (contendo MDMA ou outras substâncias), foram usados:\n\n100% utilizaram álcool.\n79,8%, utilizaram nicotina / cigarro.\n85,1% utilizaram maconha, \n40,4% utilizaram metanfetamina.\n38,3% utilizaram LSD e análogos.\n34% utilizaram cocaína em pó.\n\n12 - https://www.mentalhelp.net/articles/effects-of-mixing-cocaine-ecstasy/\n_______________________________\n\nDefinições de termos normalmente utilizados:\n\nCome Down: \nExpressão usada para dizer que está no momento que a droga está fazendo efeito, normalmente usada para relatar efeitos negativos que o corpo sente no momento (bodyload).\n\nCome Up: \nExpressão usada para dizer que está no momento que a droga está perdendo o efeito, normalmente associada a ansiedade gerada, principalmente com psicodélicos.\n_______________________________\n\nOutras referências:\n\n-https://www.vice.com/en_au/article/jm5nbp/what-happens-when-you-combine-different-drugs-277\n\n-https://thetab.com/uk/2016/11/09/combining-certain-drugs-actually-body-25071\n\n-https://www.erowid.org/psychoactives/faqs/faqs_tryptamine.shtml\n\n-https://www.shroomery.org/forums/showflat.php/Number/12801845\n\n-https://www.erowid.org/chemicals/dmt/\n\n-https://www.ncbi.nlm.nih.gov/pmc/articles/PMC81503/\n\n-https://www.reddit.com/r/Drugs/comments/40i7mp/candy_vs_hippy_vs_nexus_flip/\n\n-https://en.wikipedia.org/wiki/2C_(psychedelics)\n\n-https://www.erowid.org/experiences/exp.php?ID=49668\n\n-http://www.erowid.org/experiences/exp.cgi?S1=39&amp;S2=3&amp;C1=-1&amp;Str=\n\n-http://www.bluelight.org/vb/threads/463238-Combo-Subthread-Mushrooms-amp-MDMA-The-Hippyflip\n\n-https://erowid.org/experiences/exp.php?ID=44253\n\n-https://erowid.org/experiences/exp.php?ID=96220\n\n-https://en.wikipedia.org/wiki/Monoamine_oxidase_inhibitor#Drug_interactions</text:p>
          </table:table-cell>
          <table:table-cell office:value-type="float" office:value="186" calcext:value-type="float">
            <text:p>186</text:p>
          </table:table-cell>
          <table:table-cell office:value-type="float" office:value="79" calcext:value-type="float">
            <text:p>79</text:p>
          </table:table-cell>
          <table:table-cell office:value-type="string" calcext:value-type="string">
            <text:p>2017-08-07</text:p>
          </table:table-cell>
          <table:table-cell office:value-type="string" calcext:value-type="string">
            <text:p>02:26:09+0000</text:p>
          </table:table-cell>
        </table:table-row>
        <table:table-row table:style-name="ro1">
          <table:table-cell office:value-type="float" office:value="8" calcext:value-type="float">
            <text:p>8</text:p>
          </table:table-cell>
          <table:table-cell office:value-type="string" calcext:value-type="string">
            <text:p>320137168412206_332646087161314</text:p>
          </table:table-cell>
          <table:table-cell office:value-type="string" calcext:value-type="string">
            <text:p>[COLABORAÇÃO]\n\nNotas sobre metilona:\nExistem centenas de variações quando se fala de metilona (Bk-Mdma).\nMuito provavelmente quando tu ingeriu uma bala e passou um puta mal ou uma baita ressaca pode muito bem n ter sido causado pelo Bk-Mdma, o maior perigo do Bk-Mdma é usar dosagens elevadas por não conseguir alcançar a mesma brisa do Mdma puro ai tu toma uma @ não bate uma brisa tão satisfatória e tu toma outra, e mais outra, num período de 4 hrs por exemplo, se tu tomar 3 balas de metilona vai te uma rebordose tensa, uma lombra pesada, mas não é caractéristica da metilona tomar meia bala e surtar, ou vir a óbito, o Bk nunca vai proporcionar a brisa do mdma, mas muito menos te matar, não que dizer q é a substancia da morte, q caiu na boca da galerinha q começo toma droga ontem e n sabe nada, só vomitar o pouco q pensam ter aprendido.\nLEIA -&gt; Em sua família amarelada, existem diversas variações, algumas delas q costumam rolar são a Butilona, a Pentilona, a Etilona, o MdPv, o MdMc, o M1, e muitas outras todas com efeitos desconhecidos e pouca ou exatamente nenhuma informação a respeito, algumas legalizadas e sem nenhum estudo por serem sintetizadas a muito pouco tempo por laboratórios de procedência duvidosa, além dessas centenas de substâncias que reagem positivo para catinonas (amarelo no marquis) existe outra centena de substâncias que reagem preto, e que também não chegam perto do mdma, o famoso mdxx, pode ser uma infinidade de coisas e com a fama dessa ladaia de preto no marquis todo 5 - mapb, Benzofury, Mde, etc passa pelo dealer como sendo Mdma, lembre - se se reagiu preto tu só se safou das catinonas não que dizer que tudo tem mdma/mda\nVoltando para a metilona, a cor do cristal é um tanto fosca, branca/amarelado, parecida com crack de boa qualidade.\nExistem no minimo 10 tipos de ''Sais de banho' que rolam no Brasil (isso é uma especulação, um mínimo, não tenho a menor ideia se são 10 ou milhares, pois nao temos de onde tirar essa info, o fato é q tem muita substância sendo criada na gringa hoje em dia, vi num site gringo que só nesse ultimo ano já foi sintetizada centenas de análogos dos mais variados tipos de drogas, o maior problema é que não existem estudos da maioria deles, e se tem são ladaias da mídia, que não acrescentam em nada, tu bota metilona no google tu só tem fonte tosca, falando de canibalismo e coisas extremamente banais.\nA boa notícia é que o Mdma hoje em dia anda rolando mais do que nunca. Ta ligado aquela orbital roxa q tu tomava e achava o máximo xxt das galaxia? pode ser que ela seja mais fraca do que algumas que rolam hoje em dia. '' ah mas nunca tomei uma @ hj em dia q batesse como ela'' é obvio, tu tomou ela no inicio da tua carreira com @, provavelmente ficou marcado em ti, mas n q dizer q as balas das antigas eram as pika e hj em dia só tem lixo, vi relatos de galera que falava q a brisa das roda durava 8hrs, 12 hrs, isso prova q na época nem teste de reagente existia, e tu pode muito bem te tomado uma metanfetamina de qualidade, e adorado.\nTem que entender como funciona, assim não seras enganado, e terás teu conhecimento cada vez mais aguçado, não só na areá de drogas como em outras.\nRedução de danos galera. Pouca coisa se sabe sobre essas drogas, pensa assim, a cocaína já remédio, estudada pra caralho, dos anos 80 até aqui muito se sabe da mesma e também sabemos que é uma corda bamba, hoje em dia tu pega um usuário de cocaína daquela época, se ele não parou muito provavelmente tem sérios danos no corpo, imagina então os nbomes, catinonas, solventes, que nunca tiveram fins medicinais muito menos estudo e muitas outras merda que andam rolando e estão totalmente aceitas por essa galerinha. E o pior de tudo e que a mesma galera q se entope de nbome, loló e catinona (alguns nem sabem) adoram julgar um usuário de cocaína, mas mal sabem eles que o parceiro dando uns tirinho no fim de semana ta muito mais seguro q ele tomando droga na rave sem saber o que ta consumindo e se achando o máximo, você que vai nos clubinho ou nas festinha da floresta e toma droga sem saber e tem preconceito com o amigo que cheira ou fuma, saiba que tu é um tremendo hipócrita, e ta num caminho bem semlhante.\nEntão gurizadinha, busquem entender, antes de julgar ou opinar, pra depois poder passar adiante a ideia correta, e assim ajudar o próximo, e a si mesmo, montei esse texto por vontade própria, com o pouco conhecimento que tenho sobre os ''sais de banho'' de maneira resumida e fluída, espero que tenham curtido</text:p>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2017-08-08</text:p>
          </table:table-cell>
          <table:table-cell office:value-type="string" calcext:value-type="string">
            <text:p>23:38:32+0000</text:p>
          </table:table-cell>
        </table:table-row>
        <table:table-row table:style-name="ro1">
          <table:table-cell office:value-type="float" office:value="1181" calcext:value-type="float">
            <text:p>1181</text:p>
          </table:table-cell>
          <table:table-cell office:value-type="string" calcext:value-type="string">
            <text:p>320137168412206_332387407187182</text:p>
          </table:table-cell>
          <table:table-cell office:value-type="string" calcext:value-type="string">
            <text:p>[COLABORAÇÃO] SITES RECOMENDADOS - ATUALIZADO EM 28/11\n\nInformação é pra ser compartilhada, tudo está ao alcance de todos. Ter interesse sobre o assunto, também é Redução de danos.\n\nPor favor, comentem com os sites preferidos de vocês, vamos editando o post de acordo com as colaborações:\n\n____________________________\n\nSubstâncias de A a Z:\nhttps://wiki.tripsit.me/\nhttps://www.erowid.org/\nhttps://www.mdmawiki.org/\nhttps://psychonautwiki.org/\nhttps://www.mdma.net/\nhttps://dancesafe.org/\nhttp://tripby.org/\nhttp://www.talktofrank.com/\nhttp://universodelasdrogas.org/\nhttp://www.mycrew.org.uk/\nhttp://www.drugwise.org.uk/\nhttps://www.raveitsafe.ch/\nhttp://drugsand.me\nhttp://disregardeverythingisay.com/\nhttp://knowthescore.info/\n\nFóruns de discussão:\nhttps://www.shroomery.org/foruns\nhttp://www.bluelight.org/vb/forum.php\nhttps://www.dmt-nexus.me/forum/\nhttps://teonanacatl.org/\nhttps://mycotopia.net/\nhttps://drugs-forum.com/forums/\nhttp://tripme.co.nz/forums/\n\nCanais do Reddit:\nhttps://www.reddit.com/r/mdma\nhttps://www.reddit.com/r/drugs\nhttps://www.reddit.com/r/lsd\nhttps://www.reddit.com/r/tripsit\nhttps://www.reddit.com/r/researchchemicals\nhttps://www.reddit.com/r/triptongue\nhttps://www.reddit.com/r/pharms\nhttps://www.reddit.com/r/psychonaut\nhttps://www.reddit.com/r/askdrugs\nhttps://www.reddit.com/r/tripmusic\nhttps://www.reddit.com/r/microdosing\nhttps://www.reddit.com/r/drugnerds\nhttps://www.reddit.com/r/tryptonaut \nhttps://www.reddit.com/r/replications\nhttps://www.reddit.com/r/ReagentTesting\nhttps://www.reddit.com/r/rationalpsychonaut\nhttps://www.reddit.com/r/mdmatherapy/\n\nArtigos / News / Pesquisas:\nhttp://psychedelicfrontier.com/\nhttps://dancesafe.org/\nhttps://sapiensoup.com/\nhttps://www.erowid.org/\nhttp://www.talktofrank.com/\nhttps://www.drugabuse.gov/\nhttp://avisospsicodelicos.blogspot.com.br/\nhttps://transconciousness.wordpress.com/\nhttp://quimicamarginal.blogspot.com.br/\nhttps://www.psymposia.com/\nhttp://www.drugwise.org.uk/\nhttps://thedea.org/\nhttps://thethirdwave.co\nhttps://www.globaldrugsurvey.com/\nhttp://www.maps.org/\nhttps://energycontrol.org/\nhttp://www.mycrew.org.uk/\nhttp://realitysandwich.com/\nhttp://www.psychedelicstoday.com/\nhttps://psychedelictimes.com/\nhttps://www.dmt-nexus.me/\nhttps://www.psicodelizando.com.br/\nhttps://hilaryagro.wordpress.com/\nhttp://hempadao.com/\nhttp://reset.me\nhttp://highexistence.com\nhttps://www.vice.com\nhttps://thepsychedelicscientist.com/\nhttp://volteface.me/\nhttps://herb.co/\nhttp://pscienceblog.blogspot.com.br/\nhttps://julianbuchanan.wordpress.com/\n\nGuias:\nhttps://rollsafe.org/\nhttps://tripsafe.org/\nhttps://thethirdwave.co\nhttp://howtousepsychedelics.org/\nhttp://www.drugwise.org.uk/\nhttps://thedea.org/\nhttps://www.kahpi.net\n\nTestes laboratoriais:\nhttp://www.ecstasydata.org/\nhttps://energycontrol.org/\nhttp://www.saferparty.ch/\nhttps://pillreports.net/\nhttp://checkit.wien/\n\nOutros:\nhttps://www.drugabuse.gov/\nhttp://www.drinksmeter.com/\nhttp://www.drugsmeter.com/\nhttp://bunkpolice.dmt-nexus.me/Table.aspx\nhttp://nervewing.blogspot.com.br/\nhttp://www.cognitiveliberty.org/shulgin/blg/index.html\n\nArtistas visionários:\nhttps://www.facebook.com/chrisdyerspositivecreations/\nhttps://www.facebook.com/amandasageart/\nhttps://www.facebook.com/AlexGreyCoSM/\nhttps://www.facebook.com/The-Ayahuasca-Visions-of-Pablo.../\nhttps://www.facebook.com/Archivalinkgallery/\nhttps://www.facebook.com/louisdyerartist/\nhttps://www.facebook.com/Tomasz-Alen-Kopera-153589598121489/\nhttps://www.facebook.com/SacredGeometryKnowledge/\nhttps://www.facebook.com/BeautyOfPsychedelicArt/\nhttps://www.facebook.com/VisionaryArtBooks/\nhttps://www.facebook.com/ElevenEleven-Visionary-Arts.../\nhttps://www.facebook.com/AndroidJonesart/\nhttps://www.facebook.com/VisionsOfAjra/\nhttps://www.facebook.com/TorusEnergyArtworks/\nhttps://www.facebook.com/VisionsFromTheSource/\nhttps://www.facebook.com/aumega.art/\nhttps://www.facebook.com/artofstuartgriggs/\nhttps://www.facebook.com/GeorgeRedHawkMetamorphicArt/\nhttps://www.facebook.com/GlennThomsonArt/\nhttps://www.facebook.com/kaspar.gac/\nhttps://www.facebook.com/flxrothschild/\nhttps://www.facebook.com/FiveTimesNo/\nhttps://www.facebook.com/JohnEdmarkArt/\nhttps://www.facebook.com/caren.charlesdesign/\nhttps://www.facebook.com/allysongreyart/\nhttps://www.facebook.com/illuminatedrose/\nhttps://www.facebook.com/joshualevinart/\nhttps://www.facebook.com/TheArtofIshkaLha/\nhttps://www.facebook.com/OKUDART-202312969832570/\nhttps://www.facebook.com/ArtistOttoRapp/\nhttps://www.facebook.com/ArchanNair/\n\nCanais no Youtube: \n\nRD com Logan: https://www.youtube.com/channel/UCZFwDvYuA5Rkp7kXkbiHQaA\n"Meu nome é Bruno Logan, sou psicólogo e criei <text:s/>este canal com o objetivo de <text:s/>falar sobre drogas, através da ótica da Redução de Danos. \nVamos falar aqui sobre diversas substâncias, seu uso, cultura, sobre os efeitos esperados, adversos, dosagens e o acumulo das estratégias que a Redução de Danos possui sobre cada substâncias, entre outras coisas. A ideia é trazer informações de forma clara, simples e sem tabu, para os usuários e profissionais que atuam de forma direta e indireta com esta temática e pessoas que tenham interesse de ter mais informações sobre o assunto."\n\nPsyched Substance: https://www.youtube.com/channel/UCn8V3KNSgDr1Dai77_y8JrQ\n"Estou aqui para fornecer educação precisa e conscientização para o uso seguro de algumas práticas consideradas tabu. A segurança de todos é mais importante do que manter esse estigma ridículo."\n\nO Psiconauta: https://www.youtube.com/channel/UCNqSrEtvSppgZTtVTrmNWgA\n"Olá, entre neste canal com a mente aberta e livre de preconceitos. tenha em mente tambem que nao busco incentivar ninguem a usar qualquer substancia, apenas ajudar aqueles que ja decidiram usar alguma substancia. Tenho como objetivo espalhar conhecimento para que se reduza o mal que a ignorancia e a desinformaçao causam."\n\nDrugsLab: https://www.youtube.com/channel/UCvRQKXtIGcK1yEnQ4Te8hWQ\n"Drugslab é um canal educativo do YouTube sobre drogas. Neste canal, testaremos as drogas que você quer que nós usamos. Fazemos isso em nome da ciência, para que possamos mostrar o que o efeito das drogas faz no corpo humano."\n\nOpen Mind: https://www.youtube.com/user/OpenMind3000\n"Este é um canal para todos os que estão interessados no tópico de drogas. No entanto, o canal não se preocupa exclusivamente com isso, mas também com outros estados alternativos de consciência ou geralmente tópicos para os quais é muito útil olhar para eles com uma mente aberta."\n\nHyperraum (Hyperspace): https://www.youtube.com/user/Zhaax92\n"Hyperspace é um canal sobre o tema de substâncias e plantas psicoativas. Aqui você pode encontrar vídeos de informação, relatos de trips e muito mais sobre o tema da ampliação da consciência".\n\nDrug Education Agency: https://www.youtube.com/user/DrugEducationAgency\n"A Drug Education Agency é uma "academia psicanalítica multimedial". Nós nos estabelecemos o objetivo de fornecer à humanidade informações verdadeiras, confiáveis e inspiradoras sobre substâncias psicoativas, plantas e fungos, bem como as ciências psicoativas interdisciplinares."\n\nYour Mate Tom: https://www.youtube.com/channel/UCXSF1F_RFRUVNXX4QmB6vmw\n"O objetivo principal deste canal é fornecer informações de educação e redução de danos em drogas psicodélicas e estados de consciência alterados de forma informativa e divertida. Espere ver vídeos informativos, relatos de trips, experiências ao vivo, documentários, avaliações e histórias loucas / inspiradoras."\n\nThe Drug Classroom: https://www.youtube.com/user/TheDrugClassroom\n"O Drug Classroom (TDC) é dedicado a fornecer o tipo de educação sobre drogas que todos deveriam ter. As drogas nunca vão deixar nossa sociedade e nunca houve uma sociedade livre de drogas."\n\nFabrício Mira: https://vimeo.com/user4285930\nFabrício é um usuário que faz testes de váras substãncias em si próprio e relatas os efeitos e da dicas de redução de danos nos seus vídeos.</text:p>
          </table:table-cell>
          <table:table-cell office:value-type="float" office:value="81" calcext:value-type="float">
            <text:p>81</text:p>
          </table:table-cell>
          <table:table-cell office:value-type="float" office:value="30" calcext:value-type="float">
            <text:p>30</text:p>
          </table:table-cell>
          <table:table-cell office:value-type="string" calcext:value-type="string">
            <text:p>2017-08-08</text:p>
          </table:table-cell>
          <table:table-cell office:value-type="string" calcext:value-type="string">
            <text:p>04:29:16+0000</text:p>
          </table:table-cell>
        </table:table-row>
        <table:table-row table:style-name="ro1">
          <table:table-cell office:value-type="float" office:value="1609" calcext:value-type="float">
            <text:p>1609</text:p>
          </table:table-cell>
          <table:table-cell office:value-type="string" calcext:value-type="string">
            <text:p>320137168412206_332387407187182</text:p>
          </table:table-cell>
          <table:table-cell office:value-type="string" calcext:value-type="string">
            <text:p>[COLABORAÇÃO] SITES RECOMENDADOS - ATUALIZADO EM 27/07/2018\n\nInformação é pra ser compartilhada, tudo está ao alcance de todos. Ter interesse sobre o assunto, também é Redução de danos.\n\nPor favor, comentem com os sites preferidos de vocês, vamos editando o post de acordo com as colaborações:\n____________________________\n\nSubstâncias de A a Z:\nhttps://wiki.tripsit.me/\nhttps://www.erowid.org/\nhttps://www.mdmawiki.org/\nhttps://psychonautwiki.org/\nhttps://www.mdma.net/\nhttps://dancesafe.org/\nhttp://tripby.org/\nhttp://www.talktofrank.com/\nhttp://universodelasdrogas.org/\nhttp://www.mycrew.org.uk/\nhttp://www.drugwise.org.uk/\nhttps://www.raveitsafe.ch/\nhttp://drugsand.me\nhttp://disregardeverythingisay.com/\nhttp://knowthescore.info/\n\nFóruns de discussão:\nhttps://www.shroomery.org/foruns\nhttp://www.bluelight.org/vb/forum.php\nhttps://www.dmt-nexus.me/forum/\nhttps://teonanacatl.org/\nhttps://mycotopia.net/\nhttps://drugs-forum.com/forums/\nhttp://tripme.co.nz/forums/\n\nCanais do Reddit:\nhttps://www.reddit.com/r/mdma\nhttps://www.reddit.com/r/drugs\nhttps://www.reddit.com/r/lsd\nhttps://www.reddit.com/r/tripsit\nhttps://www.reddit.com/r/researchchemicals\nhttps://www.reddit.com/r/triptongue\nhttps://www.reddit.com/r/pharms\nhttps://www.reddit.com/r/psychonaut\nhttps://www.reddit.com/r/askdrugs\nhttps://www.reddit.com/r/tripmusic\nhttps://www.reddit.com/r/microdosing\nhttps://www.reddit.com/r/drugnerds\nhttps://www.reddit.com/r/tryptonaut \nhttps://www.reddit.com/r/replications\nhttps://www.reddit.com/r/ReagentTesting\nhttps://www.reddit.com/r/rationalpsychonaut\nhttps://www.reddit.com/r/mdmatherapy/\n\nArtigos / News / Pesquisas:\nhttp://psychedelicfrontier.com/\nhttps://dancesafe.org/\nhttps://sapiensoup.com/\nhttps://www.erowid.org/\nhttp://www.talktofrank.com/\nhttps://www.drugabuse.gov/\nhttp://avisospsicodelicos.blogspot.com.br/\nhttps://transconciousness.wordpress.com/\nhttp://quimicamarginal.blogspot.com.br/\nhttps://www.psymposia.com/\nhttp://www.drugwise.org.uk/\nhttps://thedea.org/\nhttps://thethirdwave.co\nhttps://www.globaldrugsurvey.com/\nhttp://www.maps.org/\nhttps://energycontrol.org/\nhttp://www.mycrew.org.uk/\nhttp://realitysandwich.com/\nhttp://www.psychedelicstoday.com/\nhttps://psychedelictimes.com/\nhttps://www.dmt-nexus.me/\nhttps://www.psicodelizando.com.br/\nhttps://hilaryagro.wordpress.com/\nhttp://hempadao.com/\nhttp://reset.me\nhttp://highexistence.com\nhttps://www.vice.com\nhttps://thepsychedelicscientist.com/\nhttp://volteface.me/\nhttps://herb.co/\nhttp://pscienceblog.blogspot.com.br/\nhttps://julianbuchanan.wordpress.com/\nhttps://www.psypost.org/\nhttp://chacruna.net/\nhttps://psychedelic.support/\n\nGuias:\nhttps://rollsafe.org/\nhttps://tripsafe.org/\nhttps://thethirdwave.co\nhttp://howtousepsychedelics.org/\nhttp://www.drugwise.org.uk/\nhttps://thedea.org/\nhttps://www.kahpi.net\n\nTestes:\nhttp://www.ecstasydata.org/\nhttps://energycontrol.org/\nhttp://www.saferparty.ch/\nhttps://pillreports.net/\nhttp://checkit.wien/\nhttp://www.drogenarbeitz6.at/\nhttp://bunkpolice.dmt-nexus.me/Table.aspx\nhttp://howtotestdrugs.com/\nhttps://www.policija.si/a…/nfl_response_web/seznamColors.php\nhttps://www.reddit.com/r/ReagentTesting/wiki/color-spectrum\n\nOutros:\nhttps://www.drugabuse.gov/\nhttp://www.drinksmeter.com/\nhttp://www.drugsmeter.com/\nhttp://nervewing.blogspot.com.br/\nhttp://www.cognitiveliberty.org/shulgin/blg/index.html\n\nArtistas visionários:\nhttps://www.facebook.com/chrisdyerspositivecreations/\nhttps://www.facebook.com/amandasageart/\nhttps://www.facebook.com/AlexGreyCoSM/\nhttps://www.facebook.com/The-Ayahuasca-Visions-of-Pablo.../\nhttps://www.facebook.com/Archivalinkgallery/\nhttps://www.facebook.com/louisdyerartist/\nhttps://www.facebook.com/Tomasz-Alen-Kopera-153589598121489/\nhttps://www.facebook.com/SacredGeometryKnowledge/\nhttps://www.facebook.com/BeautyOfPsychedelicArt/\nhttps://www.facebook.com/VisionaryArtBooks/\nhttps://www.facebook.com/ElevenEleven-Visionary-Arts.../\nhttps://www.facebook.com/AndroidJonesart/\nhttps://www.facebook.com/VisionsOfAjra/\nhttps://www.facebook.com/TorusEnergyArtworks/\nhttps://www.facebook.com/VisionsFromTheSource/\nhttps://www.facebook.com/aumega.art/\nhttps://www.facebook.com/artofstuartgriggs/\nhttps://www.facebook.com/GeorgeRedHawkMetamorphicArt/\nhttps://www.facebook.com/GlennThomsonArt/\nhttps://www.facebook.com/kaspar.gac/\nhttps://www.facebook.com/flxrothschild/\nhttps://www.facebook.com/FiveTimesNo/\nhttps://www.facebook.com/JohnEdmarkArt/\nhttps://www.facebook.com/caren.charlesdesign/\nhttps://www.facebook.com/allysongreyart/\nhttps://www.facebook.com/illuminatedrose/\nhttps://www.facebook.com/joshualevinart/\nhttps://www.facebook.com/TheArtofIshkaLha/\nhttps://www.facebook.com/OKUDART-202312969832570/\nhttps://www.facebook.com/ArtistOttoRapp/\nhttps://www.facebook.com/ArchanNair/\n\nCanais no Youtube: \n\nRD com Logan: https://www.youtube.com/channel/UCZFwDvYuA5Rkp7kXkbiHQaA\n"Meu nome é Bruno Logan, sou psicólogo e criei <text:s/>este canal com o objetivo de <text:s/>falar sobre drogas, através da ótica da Redução de Danos. \nVamos falar aqui sobre diversas substâncias, seu uso, cultura, sobre os efeitos esperados, adversos, dosagens e o acumulo das estratégias que a Redução de Danos possui sobre cada substâncias, entre outras coisas. A ideia é trazer informações de forma clara, simples e sem tabu, para os usuários e profissionais que atuam de forma direta e indireta com esta temática e pessoas que tenham interesse de ter mais informações sobre o assunto."\n\nPsyched Substance: https://www.youtube.com/channel/UCn8V3KNSgDr1Dai77_y8JrQ\n"Estou aqui para fornecer educação precisa e conscientização para o uso seguro de algumas práticas consideradas tabu. A segurança de todos é mais importante do que manter esse estigma ridículo."\n\nO Psiconauta: https://www.youtube.com/channel/UCNqSrEtvSppgZTtVTrmNWgA\n"Olá, entre neste canal com a mente aberta e livre de preconceitos. tenha em mente tambem que nao busco incentivar ninguem a usar qualquer substancia, apenas ajudar aqueles que ja decidiram usar alguma substancia. Tenho como objetivo espalhar conhecimento para que se reduza o mal que a ignorancia e a desinformaçao causam."\n\nDrugsLab: https://www.youtube.com/channel/UCvRQKXtIGcK1yEnQ4Te8hWQ\n"Drugslab é um canal educativo do YouTube sobre drogas. Neste canal, testaremos as drogas que você quer que nós usamos. Fazemos isso em nome da ciência, para que possamos mostrar o que o efeito das drogas faz no corpo humano."\n\nOpen Mind: https://www.youtube.com/user/OpenMind3000\n"Este é um canal para todos os que estão interessados no tópico de drogas. No entanto, o canal não se preocupa exclusivamente com isso, mas também com outros estados alternativos de consciência ou geralmente tópicos para os quais é muito útil olhar para eles com uma mente aberta."\n\nHyperraum (Hyperspace): https://www.youtube.com/user/Zhaax92\n"Hyperspace é um canal sobre o tema de substâncias e plantas psicoativas. Aqui você pode encontrar vídeos de informação, relatos de trips e muito mais sobre o tema da ampliação da consciência".\n\nDrug Education Agency: https://www.youtube.com/user/DrugEducationAgency\n"A Drug Education Agency é uma "academia psicanalítica multimedial". Nós nos estabelecemos o objetivo de fornecer à humanidade informações verdadeiras, confiáveis e inspiradoras sobre substâncias psicoativas, plantas e fungos, bem como as ciências psicoativas interdisciplinares."\n\nYour Mate Tom: https://www.youtube.com/channel/UCXSF1F_RFRUVNXX4QmB6vmw\n"O objetivo principal deste canal é fornecer informações de educação e redução de danos em drogas psicodélicas e estados de consciência alterados de forma informativa e divertida. Espere ver vídeos informativos, relatos de trips, experiências ao vivo, documentários, avaliações e histórias loucas / inspiradoras."\n\nThe Drug Classroom: https://www.youtube.com/user/TheDrugClassroom\n"O Drug Classroom (TDC) é dedicado a fornecer o tipo de educação sobre drogas que todos deveriam ter. As drogas nunca vão deixar nossa sociedade e nunca houve uma sociedade livre de drogas."\n\nFabrício Mira: https://vimeo.com/user4285930\nFabrício é um usuário que faz testes de váras substãncias em si próprio e relatas os efeitos e da dicas de redução de danos nos seus vídeos.</text:p>
          </table:table-cell>
          <table:table-cell office:value-type="float" office:value="87" calcext:value-type="float">
            <text:p>87</text:p>
          </table:table-cell>
          <table:table-cell office:value-type="float" office:value="33" calcext:value-type="float">
            <text:p>33</text:p>
          </table:table-cell>
          <table:table-cell office:value-type="string" calcext:value-type="string">
            <text:p>2017-08-08</text:p>
          </table:table-cell>
          <table:table-cell office:value-type="string" calcext:value-type="string">
            <text:p>04:29:16+0000</text:p>
          </table:table-cell>
        </table:table-row>
        <table:table-row table:style-name="ro1">
          <table:table-cell office:value-type="float" office:value="1586" calcext:value-type="float">
            <text:p>1586</text:p>
          </table:table-cell>
          <table:table-cell office:value-type="string" calcext:value-type="string">
            <text:p>320137168412206_333152297110693</text:p>
          </table:table-cell>
          <table:table-cell office:value-type="string" calcext:value-type="string">
            <text:p>[COLABORAÇÃO]\n\nQueremos apresentar a todos vocês nosso projeto de Redução de Danos Alimentar.\n\nTemos como objetivo a alimentação consciente, visando educar e alimentar nossos amigos buscando a redução de danos de uma maneira saborosa.\nAtravés da alimentação e conversas queremos levar a todos muito amor e conscientização para que danos sejam reduzidos e nos tornarmos juntos pessoas mais saudáveis e conscientes.\n\nAguardem novidades, estamos caprichando!\n\n✔ Nossa página: facebook.com/rangodelic/\n\n✔ Nosso perfil: facebook.com/rangodelic.alimentacaosaudavel.1https://www.facebook.com/rangodelic/?pnref=story</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2017-08-10</text:p>
          </table:table-cell>
          <table:table-cell office:value-type="string" calcext:value-type="string">
            <text:p>16:25:16+0000</text:p>
          </table:table-cell>
        </table:table-row>
        <table:table-row table:style-name="ro1">
          <table:table-cell office:value-type="float" office:value="1101" calcext:value-type="float">
            <text:p>1101</text:p>
          </table:table-cell>
          <table:table-cell office:value-type="string" calcext:value-type="string">
            <text:p>320137168412206_333472210412035</text:p>
          </table:table-cell>
          <table:table-cell office:value-type="string" calcext:value-type="string">
            <text:p>[COLABORAÇÃO]\n\n-PSICOLOGIA JUNGUIANA E A PSICOTERAPIA-\n\nVIA: Hempadão\n\nComo interpretar a experiência psicodélica do ponto de vista psicológico? A psicologia complexa de Carl Gustav Jung [1875-1961] foi uma das psicologias mais utilizadas ou influentes neste campo. Desde o psiquiatra junguiano Ronald Sandison [1916-2010], até o psicólogo junguiano Leo J. Zeff [1912-1988], este último fundamental à expansão do uso clínico de MDMA, a abordagem junguiana foi muito utilizada nas compreensões da experiência psicodélica. Apesar disso, de acordo com Scott Hill (2013), apenas dois autores trabalharam francamente com a psicologia junguiana nesta temática: o Ronald Sandison e o analista junguiano Margot Cutner.\n\npor Fernando Beserra \n\nMesmo quando a psicologia analítica não foi diretamente utilizada na prática clínica, foi um recurso útil para refletir acerca dos estados não ordinários de consciência, como pode-se observar nas teorias e práticas do psiquiatra tcheco Stanislav Grof [1931-], nos psicólogos psicodélicos de Harvard, Timothy Leary [1920-1996], Ralph Metzner [1936-] e Richard Alpert [1931-] ou no psiquiatra e psicanalista argentino Alberto Fontana. Um dos possíveis motivos para a forte influência da psicologia analítica na psicoterapia com psicodélicos é que Jung passou por experiências, mesmo sem o uso de psicodélicos, extremamente similares à experiência psicodélica (HILL, 2013), algumas das quais apresentadas no Livro Vermelho e outras em sua “autobiografia”: Memórias, sonhos e reflexões. Neste sentido, Jung realizou uma psicologia da experiência e da imaginação, abrindo as portas para que fosse possível investigar fenômenos à margem da ciência positivista. Apesar disso, reconhecia que um amplo público poderia não o entender sua psicologia, pois nem todos estão familiarizados com este campo fenomenológico em suas vidas pessoais.\n\nNo campo da psicoterapia com psicodélicos, tão rico entre as décadas de 1940 e 1970, houveram algumas importantes escolas de psicoterapia com psicodélicos. Uma destas foi a denominada psicoterapia psicolítica. O termo psicolítico foi cunhado no início dos anos de 1960 por Ronald Sandison na intenção de reunir a análise junguiana à psicoterapia aliada ao uso de LSD. Proveniente da raiz lytic, do grego lutikos, estar apto à, indica a habilidade dos psicodélicos de reduzir os mecanismos de inibição de imagens, emoções e memórias do inconsciente. A terapia psicolítica utilizava doses baixas a média para ampliar o sucesso terapêutico, permitindo um aprofundamento da análise (HILL, 2013). O uso baixo é acompanhado de uma terapia mais longa do que a psicoterapia psicodélica, que utiliza doses altas e poucas sessões, ao mesmo tempo que envolve um número maior de sessões com psicodélicos. Segundo Grof (1980) havia uma média de 18 usos de psicodélicos na psicoterapia psicolítica e a tempo total de terapia durava, de acordo com Yensen e Dryer (1992), entre seis meses e dois anos. Além do uso com psicoterapia analítica, a terapia psicolítica também foi utilizada com orientação – princípios e prática – de base freudiana, com os ajustes necessários devido a administração de um psicodélico. Em suma, a psicoterapia psicolítica estabelece como central o aspecto terapêutico e o manejo clínico, isto é, a relação terapeuta-paciente é tomada como central, em distinção à psicoterapia psicodélica (HILL, 2013). Nesta última, desenvolvida por diversos pesquisadores, dos quais destaca-se o Stanislav Grof, a substância psicodélica é o elemento central no processo terapêutico. Pode-se observar, paralelamente, que a psicolítica tem princípios semelhantes da psicoterapia psicodélica em diversos momentos; Scott Hill (2013) remonta as considerações do terapeuta psicolítico Sandison de que, embora considere a importância ocasional da discussão verbal ao longo da sessão com psicodélico, mantém uma postura de profundo respeito pela experiência psicodélica e que evita interromper a experiência com LSD.\n\nInfelizmente, os junguianos deram pouca atenção à experiência psicodélica, possivelmente por Jung ter demonstrado certa desaprovação do uso de psicodélicos para fins de desenvolvimento psicológico, embora tenha admitido, em 1954, que não estava suficientemente familiarizado com o valor psicoterapêutico destas substâncias. Jung nunca tratou exaustivamente o tema de substâncias psicoativas, assim como especificamente da classe de substâncias psicoativas denominadas psicodélicos. Alguns autores, a exemplo de Wilson (1996), consideram que Jung teria utilizado psicodélicos, seja pela via do contato com índios nativo-americanos no Novo México – que utilizavam peiote – ou devido ao seu contato com o pesquisador da mescalina Kurt Beringer na década de 1920, no entanto, não há evidências de que este uso tenha ocorrido (HILL, 2013). Em uma carta de Alfred Hubbard [1901-1982], ocorre um convite para que Jung se aproxime da psicoterapia com mescalina, mas o psiquiatra suíço recusa, afirmando dúvidas e hesitações. Na verdade, mais que isso, Jung (2002) nega a possibilidade de experiência transcendental com a mescalina; especula que, no México, os peioteiros pareceriam dependentes de drogas e que valeria uma avaliação psiquiátrica e, além disso, acredita que a mescalina remove o véu do processo seletivo da cognição e revela camadas subjacentes das variantes perceptivas de forma ilegítima. Em suma, Jung nesta carta apresenta uma postura tendenciosa e etnocêntrica que na atualidade, mas também na década de 1970, é incompatível com os dados produzidos a partir da psicoterapia com psicodélicos. Apesar desta carta, Jaffé (1983) explicita que Jung teria demonstrado grande interesse pelas experiências científicas com a mescalina e que viu nestas a confirmação das suas pesquisas acerca do inconsciente e de seus afetos numinosos.\n\nGrande parte das pesquisas psicodélicas aumentaram a partir do final da década de 1940, embora a popularização seja um pouco mais tardia. Usos experimentais e psiconauticos passam a ser escritos ainda no final do século XIX, como o uso de óxido nitroso de Benjamin Paul Blood [1832-1919] e de William James [1842-1910]. Jung faleceu em 1961. Ele conheceu um pouco acerca da mescalina, que foi utilizada por Aldouls Huxley [1894-1963], autor que narrou seu uso no livro The Doors of Perception (As Portas da Percepção) e posteriormente em Heaven and Hell (Céu e Inferno) e demonstrou várias dúvidas e pouco conhecimento acerca do LSD. Em uma carta de 1954, de Jung à Ida Herz, um padre católico, o psiquiatra suíço aborda o uso de mescalina por Aldous Huxley descrito em seu livro Portas da Percepção e realizou considerações acerca da necessidade de desenvolvimento de uma consciência moral que, de acordo com seu posicionamento, não ocorreria mediante o uso dos psicodélicos. Portanto, o contato com o inconsciente que os psicodélicos promovem poderia ser perigoso caso não houvesse um desenvolvimento moral correspondente. Entre os junguianos, há ainda outras críticas que foram deferidas contra o uso psicoterapêutico de psicodélicos, dentre as quais, as da Marie-Louise von Franz (1999), da Aniéle Jaffé (1983) e do Michael Fordham. Fordham acreditava que o uso de psicodélicos reduz a capacidade de engajamento consciente em um processo terapêutico (HILL, 2013). Felizmente para os pesquisadores da psicoterapia com psicodélicos, a experiência clínica, mais do que a retórica hipotética, tem demonstrado que não tem sido este o caso, pelo contrário, os resultados das pesquisas de psicoterapia aliada ao uso de psicodélicos tem obtido resultados muito bons.\n\nApesar do afastamento do Jung da psicoterapia com psicodélicos, seus estudos psicológicos foram fundamentais ao desenvolvimento deste campo e da compreensão da experiência psicodélica. No entanto, esta avaliação é tema para outro texto…</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2017-08-11</text:p>
          </table:table-cell>
          <table:table-cell office:value-type="string" calcext:value-type="string">
            <text:p>15:37:20+0000</text:p>
          </table:table-cell>
        </table:table-row>
        <table:table-row table:style-name="ro1">
          <table:table-cell office:value-type="float" office:value="1046" calcext:value-type="float">
            <text:p>1046</text:p>
          </table:table-cell>
          <table:table-cell office:value-type="string" calcext:value-type="string">
            <text:p>320137168412206_333541213738468</text:p>
          </table:table-cell>
          <table:table-cell office:value-type="string" calcext:value-type="string">
            <text:p>[COLABORAÇÃO] \n\nO pessoal do ResPire (facebook.com/projetorespire), aqui representado pelo <text:s/>Bruno Logan e Alice Reis, fizeram um trabalho impecável traduzindo o manual de Redução de Danos do Zendo Project:\n\n"MAPS e Zendo Project\n\nFundada em 1986, a Associação Multidisciplinar de Estudos Psicodélicos (MAPS) é uma organização de pesquisa e educação sem fins lucrativos que desenvolve contextos médicos, legais e culturais para que as pessoas se beneficiem dos usos cuidadosos de psicodélicos e maconha. Vinculado à MAPS, o Projeto Zendo tem o objetivo de oferecer um espaço seguro e pessoal profissionalmente treinado para cuidar de indivíduos em festivais, concertos e outros eventos, onde o uso de substâncias psicodélicas pode estar presente.\n\nManual Zendo\n\nOs integrantes do Projeto Zendo criaram um manual de treinamento (em inglês) para sua equipe e disponibilizaram na internet em 2013, com o objetivo de facilitar o processo formativo de possíveis interessados em se voluntariar para trabalhar com o grupo. O manual também serviu para contribuir com o fortalecimento de outros coletivos pelo mundo, inclusive com o ResPire.\n\nTradução e Adaptação para o Português\n\nCom o objetivo de facilitar o acesso aos brasileiros o Projeto ResPire Redução de Danos (com autorização da equipe Zendo) iniciou o trabalho de tradução do manual. Hoje temos a alegria de compartilhar o Manual de Treinamento Zendo com interessados e interessadas pelo trabalho de Redução de Danos em contexto de festa no Brasil. Acesse o material clicando no link abaixo.\n\nhttps://goo.gl/oQC7z7\n\nTradução e adaptação: ResPire Redução de Danos (facebook.com/projetorespire)\n\nEdição autorizada por Zendo Project (facebook.com/zendoproject)\n\n(www.zendoproject.org)"\n\nAltamente recomendado!! Vou devorar isso no fim de semana!</text:p>
          </table:table-cell>
          <table:table-cell office:value-type="float" office:value="38" calcext:value-type="float">
            <text:p>38</text:p>
          </table:table-cell>
          <table:table-cell office:value-type="float" office:value="8" calcext:value-type="float">
            <text:p>8</text:p>
          </table:table-cell>
          <table:table-cell office:value-type="string" calcext:value-type="string">
            <text:p>2017-08-11</text:p>
          </table:table-cell>
          <table:table-cell office:value-type="string" calcext:value-type="string">
            <text:p>21:06:36+0000</text:p>
          </table:table-cell>
        </table:table-row>
        <table:table-row table:style-name="ro1">
          <table:table-cell office:value-type="float" office:value="963" calcext:value-type="float">
            <text:p>963</text:p>
          </table:table-cell>
          <table:table-cell office:value-type="string" calcext:value-type="string">
            <text:p>140665063189702_333541213738468</text:p>
          </table:table-cell>
          <table:table-cell office:value-type="string" calcext:value-type="string">
            <text:p>[COLABORAÇÃO] MANUAL DE REDUÇÃO DE DANOS - ZENDO PROJECT \n\nO pessoal do ResPire (facebook.com/projetorespire) representados por vários membros aqui no grupo, fez um trabalho impecável traduzindo o manual de Redução de Danos do Zendo Project:\n\n"MAPS e Zendo Project\n\nFundada em 1986, a Associação Multidisciplinar de Estudos Psicodélicos (MAPS) é uma organização de pesquisa e educação sem fins lucrativos que desenvolve contextos médicos, legais e culturais para que as pessoas se beneficiem dos usos cuidadosos de psicodélicos e maconha. Vinculado à MAPS, o Projeto Zendo tem o objetivo de oferecer um espaço seguro e pessoal profissionalmente treinado para cuidar de indivíduos em festivais, concertos e outros eventos, onde o uso de substâncias psicodélicas pode estar presente.\n\nManual Zendo\n\nOs integrantes do Projeto Zendo criaram um manual de treinamento (em inglês) para sua equipe e disponibilizaram na internet em 2013, com o objetivo de facilitar o processo formativo de possíveis interessados em se voluntariar para trabalhar com o grupo. O manual também serviu para contribuir com o fortalecimento de outros coletivos pelo mundo, inclusive com o ResPire.\n\nTradução e Adaptação para o Português\n\nCom o objetivo de facilitar o acesso aos brasileiros o Projeto ResPire Redução de Danos (com autorização da equipe Zendo) iniciou o trabalho de tradução do manual. Hoje temos a alegria de compartilhar o Manual de Treinamento Zendo com interessados e interessadas pelo trabalho de Redução de Danos em contexto de festa no Brasil. Acesse o material clicando no link abaixo.\n\nhttps://goo.gl/oQC7z7\n\nTradução e adaptação: ResPire Redução de Danos (facebook.com/projetorespire)\n\nEdição autorizada por Zendo Project (facebook.com/zendoproject)\n\n(www.zendoproject.org)"\n\nAltamente recomendado!!</text:p>
          </table:table-cell>
          <table:table-cell office:value-type="float" office:value="68" calcext:value-type="float">
            <text:p>68</text:p>
          </table:table-cell>
          <table:table-cell office:value-type="float" office:value="13" calcext:value-type="float">
            <text:p>13</text:p>
          </table:table-cell>
          <table:table-cell office:value-type="string" calcext:value-type="string">
            <text:p>2017-08-11</text:p>
          </table:table-cell>
          <table:table-cell office:value-type="string" calcext:value-type="string">
            <text:p>21:06:36+0000</text:p>
          </table:table-cell>
        </table:table-row>
        <table:table-row table:style-name="ro1">
          <table:table-cell office:value-type="float" office:value="425" calcext:value-type="float">
            <text:p>425</text:p>
          </table:table-cell>
          <table:table-cell office:value-type="string" calcext:value-type="string">
            <text:p>320137168412206_333883077037615</text:p>
          </table:table-cell>
          <table:table-cell office:value-type="string" calcext:value-type="string">
            <text:p>[COLABORAÇÃO]\n\nPAULO AMARANTE: "MEDICALIZAR PROBLEMAS COTIDIANOS FAZ MAIS MAL À SAÚDE DO QUE A DEPRESSÃO" - Por Eliane Bardanachvili\n\nVia Centro de Estudos Estratégicos da Fiocruz\n\nEsta matéria trata do uso banal de medicamentos de uso restrito e como isto pode prejudicar ainda mais a vida das pessoas que se tornam dependentes deles. Boa leitura!\n\nNão se pode medir depressão como se mede glicemia, anemia ou hipertensão. Por se tratar de problema para o qual não há um índice padrão de detecção, a depressão tornou-se um conceito maleável, posto a serviço dos interesses da indústria farmacêutica, para incrementar a venda de medicamentos. “Elegeu-se a depressão como doença a ser cada vez mais alargada, para abarcar situações da vida, como conflitos, desgosto, desemprego, separação, luto, e formatar como doença”, analisa nesta entrevista ao blog do CEE-Fiocruz o sanitarista Paulo Amarante, vice-presidente da Abrasco, pesquisador do Laboratório de Estudos e Pesquisas em Saúde Mental e Atenção Psicossocial, da Escola Nacional de Saúde Pública Sergio Arouca (Laps/Ensp/Fiocruz) e presidente 'honoris causa' da Associação Brasileira de Saúde Mental (Abrasme).\n\nPaulo alerta quanto aos malefícios das drogas prescritas, em especial os antidepressivos, que podem ser mais prejudiciais do que aquilo que buscam combater. “Começou-se a observar que esses medicamentos geram dependência e que sua suspensão e retirada é tão difícil quanto a de uma droga ilícita ou do álcool. E praticamente não há serviço especializado no mundo nesse tipo de desintoxicação”, aponta.\n\nOs laboratórios farmacêuticos, no entanto, denuncia Paulo, encomendam e financiam pesquisas que patologizem o comportamento das pessoas diante de dificuldades cotidianas. Ele cita, entre as investigações realizadas nesse sentido, a do jornalista americano Robert Whitaker, vencedor em 2010 do 'Investigative Reporters and Editors Book Award', pelo livro "Anatomia de uma epidemia: pílulas mágicas, drogas psiquiátricas e o aumento assombroso da doença mental". O livro será lançado no Brasil em 3/7/2017, pela Editora Fiocruz.\n\nCo-editor, com o pesquisador Fernando Freitas, do site 'Mad in Brasil', versão brasileira do site 'Mad in America', para integrar a comunidade de língua portuguesa à rede internacional, ampliando o diálogo voltado à construção de um novo paradigma de assistência psiquiátrica, Paulo também está concluindo um novo livro, "Lugares da memória: causos, contos e crônicas, sobre loucos e loucuras". O livro reunirá relatos de situações que ele recolheu ao longo de sua trajetória e terá prefácio do antropólogo italiano Massimo Canevatti e Eduardo Torre.\n\nO tema dos medicamentos prescritos será discutido em seminário internacional, a ser realizado pelo Laps, com apoio do CEE-Fiocruz, nos dias 30 e 31/10 e 1º/11/2017, no auditório da Ensp. Robert Whitaker está entre os nomes já confirmados, ao lado de Lisa Cosgrove, professora de Psicologia Clínica da Universidade de Massachussets-Boston, co-autora com o jornalista do livro Psiquiatria sob influência: corrupção institucional, danos sociais e proposições para a reforma, e Jaakko Seikkula, da Finlância, à frente da experiência do Diálogo Aberto (Open Dialogue), abordagem que reduziu os diagnósticos de esquizofrenia no país. “A vida não é uma norma. Cada vida é muito pessoal”, observa Paulo. “O normal não é o estado de bem estar eterno, permanente, ideal. O normal é a capacidade de reação às adversidades”.\n\nLeia a seguir a íntegra da entrevista.\n\nDe que forma as drogas prescritas são um problema de saúde pública, e como está esse entendimento por parte da sociedade?\n\nA questão das drogas prescritas tem sido levantada há alguns anos. Tinha-se a concepção de que o uso das drogas psiquiátricas como tratamento para os transtornos mentais era um grande avanço da medicina, da bioquímica, da indústria farmacêutica. Isso vem desde os primeiros tratamentos, logo após a Segunda Guerra Mundial, com o primeiro antipsicótico, a clorpromazina. De lá para cá, vieram sendo produzidos antipsicóticos de segunda e terceira gerações, antidepressivos etc. A ideia de avanço estava no imaginário dos profissionais. Isso, no entanto, passou a ser duramente questionado por psiquiatras que começaram a ver que não eram só as drogas psiquiátricas que possibilitavam uma ressocialização, como argumentava a indústria farmacêutica. A superação do modelo manicomial, da prática asilar, com a adoção de outras práticas de participação social, coletivização, resgatando os sujeitos, sem submetê-los a constrangimentos, segregação e exclusão, surtia efeito muito importante. Uma das marcas da ciência moderna é romper com essa explicação simplista de causa efeito, e, nesse caso, de que a causa do transtorno é uma alteração bioquímica. O homem é um ser complexo, e as alterações bioquímicas não seriam causa, nem necessariamente efeito. É algo simultâneo; o homem pensa a partir de processos simbólicos e neuroquímicos ao mesmo tempo. A teoria do distúrbio neuroquímico vem sendo criticada desde a década de 1970, e só não cai devido a um forte interesse mercadológico. No caso dos antidepressivos, principalmente, pesquisas muito sérias mostram que eles têm efeito igual ou inferior ao placebo, à psicoterapia ou a outras abordagens não científicas, como as religiosas. Há ainda os grupos comunitários que se organizam para dar suporte, os amigos...\n\nQue pesquisas vêm sendo feitas nesse sentido?\n\nNo âmbito da própria medicina, temos o Peter Gotzsche, um dos fundadores da Biblioteca Cochrane , que reúne pesquisas baseadas em evidências, e Joanna Moncrieff, da University College London, uma das fundadoras da Rede de Psiquiatria Crítica. Há também as pesquisas realizadas por formadores de opinião, como o jornalista Robert Whitaker, que ganhou o prêmio de jornalismo investigativo, em 2010, com o livro "Anatomia de uma epidemia: pílulas mágicas, drogas psiquiátricas e o aumento assombroso da doença mental", e a professora Lisa Cosgrove, da Universidade de Massachussets-Boston. A eficácia dos medicamentos passou a ser questionada, mostrando-se que podem ser auxiliares, paliativos, opcionais em alguma situação, mas não permanentemente, não exclusivamente. Mais recentemente, começou-se a levantar, ainda, que os antidepressivos causam dependência química, levando a uma síndrome de abstinência quando retirados, confundida com recidiva da depressão. Sem o medicamento, a pessoa volta a ter um quadro depressivo, como se fosse um retrocesso. Como, ao receber o antidepressivo novamente, ela melhora, essa melhora é associada ao medicamento, como se fosse a mesma coisa que uma infecção, que pode voltar se o antibiótico for suspenso. Na verdade, o que há é uma situação de abstinência.\n\nEssas questões foram trazidas à tona pela OMS, que definiu a depressão como tema de campanha pelo Dia Mundial da Saúde de 2017, em abril...\n\nA OMS chamou atenção para o uso indiscriminado de antidepressivos, sua suspensão e retirada, tão difícil quanto a de uma droga ilícita ou do álcool. As pessoas não podem parar de imediato; têm sintomas de abstinência, como insônia, irritabilidade, palpitações, um mal estar por vezes insuportável. E não há serviço especializado no mundo em desintoxicação de antidepressivos; não há técnicas, estudos para lidar com isso, porque durante muito tempo a psiquiatria negou que esses medicamentos causariam síndrome de abstinência nesse nível. A OMS agora reconheceu pela primeira vez em dois relatórios importantes que os antidepressivos causam dependência e que seu uso da forma como se dá no mundo inteiro é um problema maior que a depressão em si. É como se disséssemos que o uso de antibiótico causa mais problemas que a infecção.\n\nO problema das drogas prescritas representa, então, mais um embate entre saúde e mercado...\n\nÉ sempre a política de mercado versus a política de saúde. O trabalho de Robert Whitaker mostra como a indústria farmacêutica e a classe psiquiátrica estão mancomunadas para produzir, com pesquisas, uma elasticidade no conceito de depressão de forma a abarcar situações da vida cotidiana como conflitos, desemprego, desgosto, separação, luto. Essas situações começaram a ser formatadas como depressão. De fato, é possível moldar um comportamento. Como o ser humano é muito sugestionável, se dissermos que o que ele tem é depressão, ele passa a ter. Se a mídia mostra depoimentos de pessoas importantes que dizem “fui depressivo”, “tenho toque”, “tenho pânico”, isso causa um efeito...\n\nO que é depressão, afinal? Ela existe como doença?\n\nNão temos um critério definitivo. Não se pode medir depressão como se mede glicemia, anemia ou hipertensão, não há um índice padrão ou um índice médio permanente. Trata-se de um conceito, e, exatamente por ser tão maleável, tão subjetivo, tornou-se propício a que se elegesse a depressão como a doença a ser cada vez mais alargada. Pânico, obsessão-compulsão, transtorno do déficit de atenção e hiperatividade (TDAH)... No caso dessa última, os pais são levados a mudar seu olhar para ver na criança não alguém rebelde, em crescimento, mas alguém com uma patologia. Problemas cotidianos, escola fracassada – não apenas a escola pública brasileira, mas o modelo de ensino, sua proposta já superada –, pobreza, falta de recursos, baixos salários, tudo contribui para uma piora do quadro. Há também as situações de crise evolutivas, como entrada na terceira idade, iniciação na vida sexual, incapacidade de realização de ato sexual, saída da primeira infância para a puberdade, entrada na vida adulta, crises de identidade que podem vir acompanhadas de uma certa situação depressiva. E o comportamento das pessoas diante das dificuldades acaba sendo patologizado. O livro de Allen Frances, "Salvando o normal" (Saving the Normal), é uma crítica a essa ampliação do conceito de anormalidade.\n\nO que é importante entendermos sobre normalidade e anormalidade?\n\nA vida não é uma norma, há diferentes padrões, cada vida é muito pessoal. Podemos inventar a doença, ampliar o conceito de doença e patologizar todo o sofrimento, ou podemos inventar e ampliar o conceito de saúde. O normal não é o estado de bem estar eterno, permanente, ideal. O normal é a capacidade de reação às adversidades – pois elas existem – criando-se normas. A normatividade é a capacidade do ser vivo de criar normas; elas não existem de antemão. A saúde está em lidar com a situação de doença. O câncer é normal na vida; se há um corte no braço, o organismo encontra um caminho para o sangue passar, ou cria a cicatriz para organizar a pele, assim como cria a febre para reagir à infecção. Essa capacidade de criação de normas é muito pessoal. Há princípios gerais, mas nunca são universais e idênticos. O título do livro de Allen Frances, 'Saving the Normal', que da tradução em inglês seria Salvando o normal, traz um conceito interessante: salvar o normal é admitir que existe o normal e que nem tudo pode ser considerando patológico. A editora no Brasil, no entanto, traduziu o título para Voltando ao normal, o que muda totalmente o sentido, pois parte-se do princípio de que há um padrão a ser buscado, ao qual retornar. Não estamos falando de padrão, mas de normatividade, da capacidade de criação de normas. Há muitos autores no mundo trabalhando nessa questão.\n\nExiste um momento ou situação em que um cuidado especial torna-se necessário?\n\nExistem alguns princípios, como estado de tristeza profunda inexplicável, perda de ânimo, com ideias de ruína, autodesvalorização, autodestruição, ideias persecutórias, sem um fato relacionado a isso, sem que haja situação de luto, desemprego, separação, enfim, um disparador. Se uma situação foge à explicação racional, a um entendimento racional, podemos dizer que se trata de depressão. Mesmo isso, no entanto, deve ser relativizado. O DSM 5 [quinta e mais recente edição, de 2013, do Manual Diagnóstico e Estatístico de Transtornos Mentais, da Associação Americana de Psiquiatria, que teve a primeira publicação em 1952, e lista categorias e critérios para diagnóstico dos transtornos mentais] diz que em algumas situações o luto a partir de seis meses já deve ser considerado patológico. Esse é um critério absurdo; como se o luto fosse comum em todas as sociedades e culturas. Os bororo fazem um ritual muito diferente do das viúvas espanholas, de origem latina. Minha mãe ficou um ano de preto, quando meu pai faleceu. Não era um processo individual, era cultural também.\n\nA OMS contabiliza cerca de 300 milhões com depressão. Esse número seria superestimado, então?\n\nNesse caso, estamos falando dessa situação de patologização. Um dos trabalhos do Bob [Robert Whitaker], que foi o primeiro a apontar os reais interesses envolvidos nesse processo, mostrou que os laboratórios pagam milhões aos médicos para fazerem pesquisas e fundamentarem as situações de mal estar como patológicas. O sofrimento necessário, humano, é patologizado. Em outro livro seu, "Psiquiatria sob influência: corrupção institucional, danos sociais e proposições para a reforma", Bob mostra como os laboratórios vão aos centros de pesquisa, financiam estudos e, ao longo do tempo, compram resultados. Ele conta como conseguiu, no Senado americano, acessar as contas das empresas, para comprovar que um pesquisador chegou a receber um milhão e duzentos mil dólares em um ano para prestar consultoria a um laboratório, escrever artigos e fazer palestras indicando um medicamento que ele pesquisava daquele mesmo laboratório! Bob mostra por análise de discurso como os artigos eram escritos pelo próprio laboratório, não pelo pesquisador. Marcia Angell, que foi por muitos anos editora do 'New England Journal of Medicine' e tem como um de seus grandes temas o medicamento psiquiátrico, também desmente os laboratórios, neste caso, quando alegam que os medicamentos são caros porque há grande investimento em tecnologia. Quem investe em tecnologia são os serviços públicos, quando conseguem comprar as patentes dos laboratórios e produzir medicamentos acessíveis à população, ou as empresas privadas de tecnologia individual. Os laboratórios farmacêuticos não investem em tecnologia, investem fundamentalmente em publicidade.\n\nMas nem todo médico age de má fé ao prescrever esses medicamentos...\n\nOs laboratórios têm também estratégias para os médicos em seus consultórios. Uma é levando representantes para apresentação dos medicamentos, com amostras e brindes. Em alguns países, como Estados Unidos e Espanha há um movimento, o 'No, thank you', ou 'No, gracias', de médicos que não aceitam os representantes dos laboratórios. Você entra no consultório do médico, e está lá: a agenda é Prozac, a caneta é Prozac, o bloquinho é Prozac, o calendário é Prozac, e ele receita o Prozac, consciente ou inconscientemente. Os laboratórios também oferecem 'vouchers' para jantares nas churrascarias mais caras da cidade, convidam para ir aos congressos no exterior, pagam as passagens, muitas vezes em primeira classe, pagam hospedagem. Nos congressos, dão notebooks de brinde, dão balas e chocolates dentro das embalagens de medicamentos, a caixinha do remédio com amendoim coberto de chocolate dentro. Tenho algumas guardadas. Isso é uma produção simbólica que tem influência na forma de prescrever.\n\nComo romper com tudo isso?\n\nMédicos, pesquisadores, professores teriam que ter um compromisso ético com o paciente e com a sociedade, não com os laboratórios farmacêuticos. É um princípio e deveria haver políticas públicas voltadas a isso. Os laboratórios públicos de pesquisa, ligados a universidades, não poderiam ter financiamento direto da indústria farmacêutica. Já pesquisei, apontei e encaminhei essa reivindicação para o Conselho de Medicina, mas não dá em nada. Esses laboratórios recebem dinheiro da indústria para encomendas específicas. Essa relação deveria ser intermediada pela Capes, pelo CNPq, para onde os laboratórios encaminhariam os recursos, constituindo o Fundo Nacional de Pesquisa. E as universidades concorreriam. Isso não pode ser feito diretamente com a indústria; coloca-se em xeque a autonomia do laboratório público. Presenciei a apresentação de uma pesquisa mostrando aumento assustador do diagnóstico psiquiátrico em São Paulo. Na hora, eu disse ao pesquisador: “Você me assustou, nem vou mais a São Paulo, pois a cidade está muito doente!”. E perguntei: “Você recebe dinheiro diretamente do laboratório farmacêutico?”. A pessoa respondeu que recebia, mas que isso não interferia em sua pesquisa. Eu disse que ela precisaria me provar que não interferia, pois o resultado da pesquisa mostrava que sim. Tanto a indústria farmacêutica, quanto as do tabaco e do álcool deveriam pagar um subsídio, um imposto a centros financiadores que, estes sim, acompanhariam as pesquisas. Aí sim, poderíamos pesquisar se a maconha tem efeito medicinal ou nocivo, se o uso de ritalina é ou não positivo, de forma independente.\n\nNesse embate entre saúde e mercado, como desmedicalizar sintomas, sem, no entanto, minimizar o sofrimento das pessoas? Afinal, a depressão é tida como doença silenciosa, em que as pessoas que sofrem não são ouvidas ou acolhidas.\n\nSomos criados na relação com o outro; nossa identidade está nessa relação. A necessidade de reflexão, introspecção, escuta é imanente, constituinte do sujeito. Essa, no entanto, não é uma questão exclusivamente médico-sanitária, somente do âmbito da saúde. As comunidades ditas primitivas são muito mais sábias nisso, com seus métodos de relações de vizinhança, de cooperação, para fazer frente a essa necessidade. Nós temos essas redes, mas não valorizamos! Na comunidade aqui do lado vemos uma mãe que perdeu um filho contar com uma rede de apoio, de solidariedade das vizinhas que vão dormir com ela, que levam um bolinho... Mas isso não é valorizado. A primeira coisa que se faz quando se perde alguém é tomar um antidepressivo para suportar a crise. O que é preciso, no entanto, é viver aquela crise, e as redes são importantes para isso. Mas como não se dá valor a elas, e o Estado não sabe como propiciar esse acolhimento por meio de uma política pública, e, ainda, como há uma quebra de relações de comunidade promovida pela televisão, pelo medo e pela insegurança, a Igreja acaba ocupando esse espaço. No meu bairro as pessoas sequer se cumprimentam dentro do elevador. Elas não se abrem em sua comunidade, vão para a Igreja fazer uma catarse espiritual ou vão procurar um médico. A questão da depressão é paradigmática, aponta para a ausência do outro, da rede de solidariedade nas grandes cidades. Com as perdas de vínculo, as pessoas ficam sós. O importante seria podermos restabelecer vínculos.</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2017-08-12</text:p>
          </table:table-cell>
          <table:table-cell office:value-type="string" calcext:value-type="string">
            <text:p>22:00:26+0000</text:p>
          </table:table-cell>
        </table:table-row>
        <table:table-row table:style-name="ro1">
          <table:table-cell office:value-type="float" office:value="1079" calcext:value-type="float">
            <text:p>1079</text:p>
          </table:table-cell>
          <table:table-cell office:value-type="string" calcext:value-type="string">
            <text:p>320137168412206_333887657037157</text:p>
          </table:table-cell>
          <table:table-cell office:value-type="string" calcext:value-type="string">
            <text:p>[COLABORAÇÃO]\nREDUÇÃO DE DANOS, UMA PEQUENA REFLEXÃO SOBRE O TEMA <text:s text:c="2"/>- \n\nPOR: Rodrigo Soares \n\n texto a seguir, é um pequeno compilado de idéias minhas, com uma imensurável ajuda do Fundador do Extinto L25. <text:s/>\nPropositalmente apresento esse tom mais informal; por ser meu primeiro "artigo" e apesar de não ser uma pesquisa com métodos tradicionais (não apresentarei fontes de pesquisa e nem referências bibliográficas), acredito que a temática seja de grande valia para se iniciar um debate livre de amarras.\n <text:s text:c="9"/>Boa leitura a todos!\n\n <text:s text:c="2"/>como a metodologia de aplicação da política influenciam culturalmente e socialmente na vida do indivíduo, no Brasil e no mundo... \n\n <text:s/>Quando você lê ou ouve sobre política de redução de danos, o que você pensa? Qual a melhor estratégia para que a ação seja funcional, abrangente e principalmente livre de dogmas sociais?\nAs respostas para essa questão deveriam ser congruentes, sobretudo em nichos de psiconautas e usuários de substâncias diversas, porém, nem sempre vemos a clareza separada do conservadorismo e não obstante, muitos julgamentos arbitrários são feitos em nome da "redução de danos."\n <text:s/>Não são incomuns, comentários como : "se prezassem tanto pela redução de danos como falam, não aceitariam que fulano baforasse loló, <text:s/>ou cheirasse cola, ou cheirasse cocaína, ou fumasse crack" ou qualquer outra substância que nao fosse aceita por determinado(s) grupo(s) de pessoas apenas pelo fato de tal grupo(s) julgarem aquilo nocivo demais.\n \n <text:s/>Redução de danos de modo amplo é exatamente e literalmente o que a premissa propõe:\n"Uma política de conscientização e suporte para que o usuário possa utilizar <text:s/>uma ou mais substâncias de modo que se reduza o máximo de efeitos nocivos (danos) na vida do mesmo, Seja físico, <text:s/>psicológico ou social."\n <text:s text:c="2"/>A redução de danos prima por minimizar o impacto negativo que a droga causa na vida de muitos usuários, especialmente no tempo em que vivemos.\n <text:s text:c="2"/>Na Holanda, por exemplo, A política de redução de danos adotou a seguinte posição com os alcoólatras: eles dão cerveja para quem quer beber, eles também dão um emprego para os mesmos, ou seja, os usuarios vão lá para trabalhar, varrendo as ruas, limpando uma coisa ou outra, e podem beber cerveja, além de almoçar e ganhar um troco, é uma troca, em que a pessoa se sente, também, mais digna invés de deixar a pessoa se enterrar em bebidas mais fortes e, consequentemente, na depressão.\n <text:s text:c="2"/>Portugal saiu na vanguarda, para <text:s/>diminuír o consumo de heroína e outras drogas mais pesadas, descriminalizaram os usuários e tbm criaram uma espécie de "Drug Centers", com isso designaram profissionais da área de saúde para dar suporte e poder ajudar na higiene, ofertando seringas descartáveis e um composto químico que continha heroína, morfina e certos substitutos legais para cocaína e metanfetamina, diminuindo a incidência de casos de AIDS e hepatite aguda, respeitando mais os usuários e suas opções de consumo. Isso fez com que houvesse uma queda significativa no número de mortes e doenças infecciosas, que tinham por base o consumo desenfreado e desassistido, aumentando a expectativa de vida bem como a qualidade de vida das pessoas usuárias de drogas.\nHoje o exemplo de Portugal é seguido por quase toda Europa enquanto tais ações ainda engatinham de forma morosa e burocráticas em diversos outros países, incluindo no Brasil; tais ações tendem a favorecer o proibicionismo e o conservadorismo, dando uma face marginal a uma guerra perdida.\n\n <text:s text:c="2"/>Com essas informações em mente, resolvi perguntar a pessoas mais próximas a mim (psiconautas, naturalmente), afim de chegar a uma conclusão sobre o tema de forma contextualizada com nosso cenário nacional atual.\n\nO que é Redução de Danos pra vocês? \n\nIndivíduo 1\nRedução de danos pra mim é informações sobre como usar e sobre como se cuidar em relação ao uso de drogas, de qualquer tipo, em objetivo de melhor uso pra quem procura.\n\nIndivíduo 2\nRedução de danos pra mim tem <text:s/>a ver com informação e construção de uma nova ação ou atitude frente as informações, uma coisa q remete a instrução ou orientação que vai impactar no auto conhecimento de indivíduo, vai além da parte prática do saber o que é o que... é uma espécie de uma nova mentalidade\n\nIndivíduo 3\nRedução de danos na minha opinião não é <text:s/>pregar o "não use tal coisa", mas uma forma instruída de se utilizar certas drogas, de forma q venha a reduzir danos...\n\n Ainda que uma pequena amostragem de um determinado circulo apresentem soluções e opiniões animadoras em relação ao tema, hoje temos no país diversas ações e campanhas que focam mais no proibicionismo e desinformação da grande massa (exemplo claro é a demora de se discutir com seriedade a respeito da Cannabis no congresso). \n <text:s text:c="2"/>Cabe sempre a nós, fazermos <text:s/>nossa parte, discutirmos de cabeça aberta, buscar sempre ações efetivas que estejam a nosso alcance para que a politica seja abrangente e funcional.\n\nPaz e luz a todos.</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2017-08-12</text:p>
          </table:table-cell>
          <table:table-cell office:value-type="string" calcext:value-type="string">
            <text:p>22:00:29+0000</text:p>
          </table:table-cell>
        </table:table-row>
        <table:table-row table:style-name="ro1">
          <table:table-cell office:value-type="float" office:value="1722" calcext:value-type="float">
            <text:p>1722</text:p>
          </table:table-cell>
          <table:table-cell office:value-type="string" calcext:value-type="string">
            <text:p>320137168412206_333770160382240</text:p>
          </table:table-cell>
          <table:table-cell office:value-type="string" calcext:value-type="string">
            <text:p>[COLABORAÇÃO]\n\nRedução de danos, galera. Saúde em primeiro lugar sempre! Kit comprado com o Egrégora Redução de Danos. Cara, muito obrigado por ter esclarecido todas as minhas dúvidas, ter sido extremamente paciente e atencioso cmg. Chegou tudo certinho e conforme o combinado. Pessoal, vão sem medo. Recomendadíssimo!! Não é à toa que está aqui na equipe do grupo. Vida longa ao nosso grupo e a PreParty. 🙌</text:p>
          </table:table-cell>
          <table:table-cell office:value-type="float" office:value="47" calcext:value-type="float">
            <text:p>47</text:p>
          </table:table-cell>
          <table:table-cell office:value-type="float" office:value="52" calcext:value-type="float">
            <text:p>52</text:p>
          </table:table-cell>
          <table:table-cell office:value-type="string" calcext:value-type="string">
            <text:p>2017-08-12</text:p>
          </table:table-cell>
          <table:table-cell office:value-type="string" calcext:value-type="string">
            <text:p>13:58:42+0000</text:p>
          </table:table-cell>
        </table:table-row>
        <table:table-row table:style-name="ro1">
          <table:table-cell office:value-type="float" office:value="430" calcext:value-type="float">
            <text:p>430</text:p>
          </table:table-cell>
          <table:table-cell office:value-type="string" calcext:value-type="string">
            <text:p>320137168412206_333913683701221</text:p>
          </table:table-cell>
          <table:table-cell office:value-type="string" calcext:value-type="string">
            <text:p>[COLABORAÇÃO]\n\nEsse assunto foi abordado primeiramente na página Redução de Danos (https://www.facebook.com/pg/reducaord/) onde nosso colaborador Bruno Logan é moderador. Eles traduziram o texto de um coletivo da Inglaterra chamado Mind Altering (http://www.crew2000.org.uk/).\n\nO que eu fiz foi juntar com minhas informações obtidas ao pesquisar sobre os eletrólitos contidos no nosso kit (https://www.facebook.com/prepartykit/photos/a.234305803727903.1073741828.229458924212591/242001996291617/?type=3&amp;theater) e fazer uma adaptação. Além disso, refiz a imagem traduzindo para o português.\n___________________________\n\nComo é o consumo de água e com que frequência vocês vão ao banheiro após usar MDMA e outros estimulantes?\n\n-Beber pouca água é ruim: desidratação.\n-Beber muita água, também é ruim: risco de hiponatremia.\n-Urinar pouco ou nada é ruim: risco de hiponatremia.\n-Urinar muito, também é ruim: desidratação.\n\nO corpo humano só precisa de 0,25 litros de água por hora ou meio litro por hora se estiver em um ambiente muito quente e cheio, como uma festa. Se você não consegue urinar, beber mais água não é necessariamente a solução.\n\nUma das principais causas de mortes “influenciadas” pelo uso MDMA, não é causada pela substância em si, e sim por reflexos de mal comportamento pós uso.\n\nÉ o caso da hiponatremia:\n\nÉ uma intoxicação que faz com que os níveis de sódio no sangue fiquem baixíssimos. Um dos principais efeitos do MDMA é o aumento de temperatura (outro grande problema e causador de mortes que iremos abordar posteriormente) e à desidratação, isso gera uma sede excessiva no usuário. \n\nComo o corpo controla a quantidade de água no organismo?\n\nQuem faz isso é o hormônio antidiurético (ADH), que controla a quantidade de água reabsorvida e a concentração final da urina. O ADH faz com que mais água seja reabsorvida e assim uma menor quantidade se perca na urina. Quando ocorre um excesso de água, a libertação de ADH é inibida. Há, portanto, uma menor reabsorção de água e consequentemente uma maior perda de água via urina. A ingestão excessiva leva à acumulação de água nos tecidos, e no cérebro. Este aumento de volume aumenta a pressão no tronco encefálico e o resultado pode ser o estado de coma ou até a morte.\n\nFonte: http://www.scielo.br/scielo.php?script=sci_arttext&amp;pid=S0101-60832008000300002\n\nÉ aí que entra um grande aliado, os eletrólitos essenciais:\n\n-sódio, potássio, cálcio e cloro. A redução dos níveis desses compostos no sangue gera distúrbios graves no organismo, como a hiponatremia, descrita acima.\n\nFonte de eletrólitos: Gatorade, alimentos salgados e comprimidos específicos com esses compostos (está contido e é um dos mais importantes do nosso kit).\n\n-num estudo feito por Matthew J Baggott, um importante cientista na área de pesquisas com MDMA, voluntários saudáveis com experiência em drogas receberam o MDMA ou placebo, sozinhos e em combinação com o Prazosin, usado como controle para liberar o ADH. No estudo, os voluntários receberam MDMA ou placebo seguido de ingestão de água padronizada. A carga de água reduziu o sódio muito mais após o MDMA do que após o placebo. \n\nFonte: http://biorxiv.org/content/early/2015/06/18/021113\n\n-a letalidade do efeito aparece mais em mulheres:\nEm outro estudo o MDMA aumentou a inibição do ADH, em mulheres, mas não em homens. Esta diferença pode explicar por que a hiponatremia é normalmente relatada em usuários do sexo feminino. No estudo a maioria das mulheres que apresentaram esse quadro estavam durante o período menstrual, o que levou os cientistas a indicarem que neste período, o estrogênio induz a produção de hormônio antidiurético no corpo da mulher, o que pode levar a circulação sanguínea mais lenta.\n\nFonte: https://www.ncbi.nlm.nih.gov/pubmed/21715530\n\n-os eletrólitos essenciais são projetados para carregar seu sistema maximizando o funcionamento de impulsos elétricos para os músculos quando tomados antes de atividades extenuantes como são as raves e festivais.\n\nPrincipais sintomas da hiponatremia: cólicas, espasmos, náuseas, fraqueza,, fadiga, vômito e dor de cabeça.\n______________________________________\n\nOutras fontes:\nhttps://www.ncbi.nlm.nih.gov/pmc/articles/PMC4923534/\n\nhttp://www.maps.org/research/mdma/mdma-research-timeline/104-other-mdma-resources/5400-mdma-investigator-s-brochure-and-fda-annual-report&amp;Itemid=485\n\nhttps://pt.wikipedia.org/wiki/Distúrbio_eletrolítico\n\nhttp://dancesafe.org/health-and-safety/heatstroke\n______________________________________\n\nNão promovemos o uso de substâncias ilegais. A página e o grupo foram criados estritamente para fins de redução de danos. O Kit PreParty, de nenhuma maneira, garante a segurança total no uso do MDMA. Nada garante, nenhuma substância é 100% segura.</text:p>
          </table:table-cell>
          <table:table-cell office:value-type="float" office:value="65" calcext:value-type="float">
            <text:p>65</text:p>
          </table:table-cell>
          <table:table-cell office:value-type="float" office:value="16" calcext:value-type="float">
            <text:p>16</text:p>
          </table:table-cell>
          <table:table-cell office:value-type="string" calcext:value-type="string">
            <text:p>2017-08-13</text:p>
          </table:table-cell>
          <table:table-cell office:value-type="string" calcext:value-type="string">
            <text:p>00:17:18+0000</text:p>
          </table:table-cell>
        </table:table-row>
        <table:table-row table:style-name="ro1">
          <table:table-cell office:value-type="float" office:value="991" calcext:value-type="float">
            <text:p>991</text:p>
          </table:table-cell>
          <table:table-cell office:value-type="string" calcext:value-type="string">
            <text:p>229458924212591_333958460363410</text:p>
          </table:table-cell>
          <table:table-cell office:value-type="string" calcext:value-type="string">
            <text:p>[COLABORAÇÃO]\n\nCOMO SE PREPARAR PRA UMA EXPERIÊNCIA PSICODÉLICA SOZINHO!\n\nTradução e adaptação do texto: “How to tripsit yourself – a guide”\n\nLink: https://transconciousness.wordpress.com/2017/07/02/692/\n\nA expressão “tripsitter” é usada para aquele amigo que vai ficar de olho em alguma experiência de alguém. Normalmente um amigo que é confiável. Nesse texto vamos falar sobre ser essa pessoa pra você mesmo.\n\nEm primeiro lugar - não tente fazer isso, a menos que você tenha uma experiência considerável com psicodélicos e se sinta confiante de que poderá lidar com o que poderá surgir.\n\nMas por que ser um “tripsitter" de você mesmo, em primeiro lugar? \n\nDa minha experiência, ter uma viagem individual pode ser uma experiência incrível. Estar sozinho em um ambiente seguro realmente me permite ficar maluco, apenas fazer o que quiser, não importa o quão bobo possa parecer. Dançar, cantar, gritar, rolar no chão, fazer barulhos estranhos e rostos estranhos, falar comigo mesmo e objetos inanimados, etc ... Eu sinto que isso me dá uma espécie de liberdade que me permite mergulhar na viagem e ter uma experiência muito mais profunda e mais saudável. \nEu tive algumas experiências com isso ultimamente, e fiz algumas observações que eu gostaria de compartilhar com o mundo:\n\nPasso 1: Preparando-se: saiba onde você está indo e por quê. \nA primeira e principal coisa antes de cada viagem psicodélica deve ser: DEFINA SUA INTENÇÃO. O que você deseja obter desta viagem? Existe um problema em sua vida que você precisa de ajuda para resolver? É terapêutico? Você está procurando uma experiência mística? O que você está procurando trabalhar, e o que isso requer? \n\nPrepare-se o máximo possível para a trip. Costumo começar a pensar sobre a minha intenção pelo menos uma semana antes, e dedicar pelo menos meio dia antes da trip para me preparar. <text:s/>Além disso, certifique-se de que não tem nenhuma obrigação no dia seguinte à trip, para que possa relaxar e voltar lentamente à realidade. Nada é tão desconfortável como lembrar de alguma pendência quando está no meio da trip.\n\nVocê deve planejar seu “set &amp; setting” com cuidado de acordo com a intenção que você definiu. \n\nPasso 2: Preparando suas coisas: certifique-se de ter tudo o que precisa. \nDe agora em diante, vou ser realmente sistemático, então tenha paciência comigo. O princípio mais importante em todos os preparativos é que você precisa arrumar o maior número possível de coisas antes da trip. A idéia por trás disso é que DURANTE A TRIP, VOCÊ NÃO QUER ESTAR PENSANDO SOBRE NENHUM ASSUNTO QUE NÃO SEJA DIRETAMENTE RELACIONADO COM SUA EXPERIÊNCIA. Você deve poder se jogar no abismo psicodélico em um espaço seguro e acolhedor que não exige que você pense ou tome decisões sobre qualquer outra coisa. \n\nAssistentes de emergência: mesmo que sua intenção seja se divertir, tenha pelo menos 2-3 pessoas em quem confie e saibam que você terá essa experiência sozinho e peça para que lhe enviem periodicamente uma mensagem de verificação. Deixe-os saber que você responderá apenas se algo der errado, então, se você não responder eles devem assumir aquilo como uma resposta que você está indo bem. \n\nVocê não quer pensar em "oh, eles devem estar preocupados, eu tenho que avisá-los que estou bem", mas, por outro lado, se você está tendo uma experiência difícil, você não quer ter que examinar seus contatos para encontrar a pessoa que você precisa. Dessa forma, você pode encontrar rapidamente alguém para falar em caso de emergência. \n\nAlém disso, recomendo ter um aplicativo de mensagens diferente para esses amigos. Por exemplo, eu só coloco esses amigos no “Telegram”, de modo que eu não tenho que pensar se a pessoa que me enviou uma mensagem no “Whatsapp” é alguém com quem eu posso conversar agora ou não - eu simplesmente sei que é a pessoa, porque ela mandou mensagem por aquele outro aplicativo.\n\nVocê pode querer encontrar alguém durante o comedown, certifique-se de que é alguém em <text:s/>quem você realmente confia e sente-se à vontade, e não com alguém com que você possa ter qualquer tipo de tensão (alguém do trabalho que não saiba das suas experiências, por exemplo). \n\nPreparando seu telefone : apesar de algumas pessoas se absterem de usar seu celular na trip, eu acho que pode ser uma ótima ferramenta, mas você precisa fazer alguns ajustes anteriormente. \n\nPrimeiro, tenha atalhos muito acessíveis ao "modo avião" e ao seu gravador de voz. O gravador é incrível se você quiser gravar coisas para você mesmo ouvir após a trip, ou talvez apenas porque isso ajuda você a se sentir mais confortável conversando consigo mesmo. Descobri que registrar coisas para eu mesmo ouvir mais tarde pode ser realmente útil, mesmo que às vezes seja um pouco difícil de interpretar. \nÚltima coisa sobre o telefone - desligue todos os bloqueios e senhas da tela. <text:s/>Você não quer estar lutando com eles quando você realmente precisa conversar com alguém ou registrar algum pensamento profundo que você está tendo. \n\nMúsica: Sinto que a música tem um papel muito importante na sua trip. Prepare uma lista de reprodução com antecedência com a música que você gostaria de acompanhar. Não precisa ser perfeito e, à medida que você for mais experiente, será mais fácil para você escolher a música certa para os momentos certos. Ela pode realmente enriquecer sua experiência. Além disso, a música é um ótimo condutor da experiência. No caso de um pensamento indesejável, trocar a música pode lhe ajudar a mudar esse pensamento.\n\nArte: vamos por dois caminhos: primeiro, eu realmente gosto de ter coisas para ver durante a trip. A última vez que eu baixei um monte de imagens do Android Jones (http://androidjones.com) e configurei elas em uma apresentação de slides na minha tela eu senti vontade de interagir com elas e realmente contribuíram muito para minha trip. Em um momento eu parei por um bom tempo olhando para uma das imagens que eu realmente gostei e foi ótimo. \n\nA segunda coisa com a arte é: ter algum equipamento artístico disponível para você. Eu não costumo desenhar, mas quando eu coloquei um bloco de desenho e um monte de lápis de cor na mesa do meu espaço da experiência, eu me vi desenhando muito e realmente me diverti, tente isso! Não fique somente no desenho - você pode preparar alguns instrumentos musicais ou qualquer outro tipo de arte e artesanato que você que possa desfrutar. \n\nPrimeiros socorros psicodélicos: no caso de sua trip se tornar difícil, você pode querer ter algo para ajudá-lo, ou no caso de um amigo chegar, você pode querer que eles tenham alguma referência para ajuda-lo. Vou deixar aqui, o manual do Zendo - https://goo.gl/oQC7z7 (recentemente traduzido, pelo ResPire). Imprima ou coloque em um tablet ou smartphone que você possa ter acesso o mais fácil possível. <text:s/>Certamente, as chances de que vai precisar disso, é mínima, mas é melhor prevenir do que remediar. \n\nPasso 3: Preparando o espaço - crie um playground psicodélico. \n\nO espaço que você prepara para si mesmo deve ser seguro, prático e simples. Eu recomendo apenas fazer trips sozinho em casa, mas se você se sentir confortável e seguro o suficiente na natureza - vá em frente. Basicamente, pense antes em todas as coisas que você possa precisar. <text:s/>Mesmo que haja uma chance muito pequena de querer algo, assegure-se de mantê-lo ao alcance e acessível. \n\nConfigurando o(s) quarto(s) : Limpe um espaço grande e confortável. Certifique-se de ter espaço para se mover, dançar ou o que quer que você sinta vontade de fazer. <text:s/>Certifique-se de ter rotas acessíveis para qualquer coisa que você precise e faça o mais seguro possível. <text:s/>Minimize o risco de tropeçar em coisas, fazendo uma rota clara para qualquer lugar que você precisa. Além disso, ter apenas uma rota significa que você não precisa pensar sobre a rota a seguir (parte da sua intenção de ter que tomar o mínimo possível de decisões). \n\nAlimentos : Você quer ter comida acessível para você caso tenha fome, mas você também deve ter em mente o tipo de comida que deseja deixar disponível. Eu gosto de colocar um pouco de fruta em um lugar muito acessível, para que eu possa fazer um lanche livremente e, em seguida, colocar algumas comidas mais pesadas em uma posição mais adiante. Além disso, certifique-se de ter todas as ferramentas necessárias para comer o que preparou para si mesmo. \n\nÁgua: Prepare um jarro de água para você, em seguida, prepare mais um e mais um. Você não quer lidar com torneiras ou dispensadores de água ou o que quer que seja - basta ter água suficiente para você durante toda a viagem. \nBanheiro: eu me sinto um pouco bobo mencionando isso, mas é melhor prevenir do que remediar - tenha certeza de que o banheiro é limpo o suficiente para você e tem papel higiênico suficiente. <text:s/>Mais uma coisa sobre a qual você não quer se preocupar. \n\nPortas e saídas: acho que você pode querer sair, certo? É possível que alguém pode vir visitar você em algum momento? Prepare-se para isso. <text:s/>Coloque os seus sapatos o mais perto possível da porta para que não tenha que ir procurá-los. <text:s/>\n\nCertifique-se de ter tudo o que você precisa a mão, mas também tire do caminho distrações que você não precisa.\n\nPasso 4: Torne essa experiência especial! \n\nEu acho que esta é uma regra excelente para cada trip, mas quando estou sozinho, sinto que é muito importante - torne isso especial. <text:s/>Converta-o em um ritual. Faça do seu espaço um espaço sagrado, um templo. Se você simplesmente toma seu ácido e vai para tela do facebook, é um desperdício (de tempo e de ácido). Aqui estão algumas coisas que faço para tornar a experiência mais especial, podem parecer bobas, eu sei, mas acho que elas realmente fazem diferença.\n\nEu gosto de começar as minhas trips pela manhã, para que eu acorde, faça alguns preparativos finais e vá para o desconhecido, de modo que eu não tenha tempo para pensar em Facebook, e-mails, mensagens de textos, etc. \n\nAcenda algum incenso: Uma vez que eu não costumo fazer isso no dia a dia, durante as minhas experiências com um incenso, realmente fez com que eu me sentisse único, como se estivesse preparando o espaço para algo especial. \n\nTenha uma conversa consigo mesmo e/ou com a substância: é sério, apenas fale, em voz alta. <text:s/>Diga suas expectativas, intenções e medos, expressar quaisquer pensamentos que você tiver sobre a trip realmente ajuda a reforçar sua intenção. Use essa técnica para lembrar o motivo pelo qual você está fazendo isso e diga a si mesmo para se jogar, estando preparado para onde for que a trip te leve.\n\nMedite: meditei antes de ingerir a substância, bem como durante o o “come up” - eu sinto que realmente me ajuda a entrar num bom humor. \n\nE lembre-se sempre: \n\nO que for que apareça, mergulhe nisso. Não tente afastar-se do que a experiência psicodélica apresenta. Não há porquê fugir. Aceite-a pelo o que ela é. Há uma razão pela qual surgiu. \n\nMantenha-se seguro e aproveite as suas experiências, mesmo as difíceis! \n\nLink completo da colaboração no reddit com o dono do texto: https://www.reddit.com/r/Psychonaut/comments/6kuqse/how_to_tripsit_yourself_a_guide/</text:p>
          </table:table-cell>
          <table:table-cell office:value-type="float" office:value="106" calcext:value-type="float">
            <text:p>106</text:p>
          </table:table-cell>
          <table:table-cell office:value-type="float" office:value="27" calcext:value-type="float">
            <text:p>27</text:p>
          </table:table-cell>
          <table:table-cell office:value-type="string" calcext:value-type="string">
            <text:p>2017-08-13</text:p>
          </table:table-cell>
          <table:table-cell office:value-type="string" calcext:value-type="string">
            <text:p>04:20:00+0000</text:p>
          </table:table-cell>
        </table:table-row>
        <table:table-row table:style-name="ro1">
          <table:table-cell office:value-type="float" office:value="1157" calcext:value-type="float">
            <text:p>1157</text:p>
          </table:table-cell>
          <table:table-cell office:value-type="string" calcext:value-type="string">
            <text:p>320137168412206_334547466971176</text:p>
          </table:table-cell>
          <table:table-cell office:value-type="string" calcext:value-type="string">
            <text:p>[COLABORAÇÃO]\n\nVideo curto, de uns 15 min que mostra os estudos e conclusões recentes sobre o assunto. Tem legenda em português :)\n\n</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2017-08-14</text:p>
          </table:table-cell>
          <table:table-cell office:value-type="string" calcext:value-type="string">
            <text:p>23:38:13+0000</text:p>
          </table:table-cell>
        </table:table-row>
        <table:table-row table:style-name="ro1">
          <table:table-cell office:value-type="float" office:value="336" calcext:value-type="float">
            <text:p>336</text:p>
          </table:table-cell>
          <table:table-cell office:value-type="string" calcext:value-type="string">
            <text:p>320137168412206_334372310322025</text:p>
          </table:table-cell>
          <table:table-cell office:value-type="string" calcext:value-type="string">
            <text:p>[COLABORAÇÃO]\n⚛VÍCIO x COSTUME - Uma breve reflexão.\n\nBoa leitura.\n\nO que é demais vira veneno. Assim é com o vício. Tudo bem jogar na internet e dar uma checada no Facebook todo dia. Tudo bem comprar uma sandália por mês, ou passar algumas horas bronzeando- se (com protetor, claro). Tudo bem adorar malhar ou, de vez em quando, cair de boca em uma caixa de bombons. O problema é quando isso sai do controle e passa a ocupar parte significativa da vida ou do pensamento das pessoas. Se certos hábitos acabam se transformando em vícios para os adultos, é um problema maior ainda para os jovens. "Na adolescência a pessoa precisa lidar com muitas mudanças físicas e psicológicas, tornando-se mais suscetível a comportamentos do grupo ao qual pertence. Além disso, os vícios podem servir como alívio, ilusório, para seus questionamentos e dúvidas típicos da idade", diz a psiquiatra Jocelyne Levy Rosenberg, autora do livro Lindos de morrer (Editora Celebris), que fala do vício do culto ao corpo.\n\nOs vícios sempre fizeram parte da história da humanidade. Há relatos bíblicos sobre embriaguez até na Arca de Noé. Mas nada se compara à oferta que há hoje e que está à disposição de quem quiser e - principalmente - de quem tem predisposição a sucumbir seja às substâncias químicas, seja a novos hábitos. "A busca pelo prazer se disseminou. Não se trata mais apenas do consumo de substâncias químicas, mas também de inúmeros comportamentos, como a compulsão pelo uso da internet ou compras", diz a psiquiatra Analice Gigliotti, do setor de dependência química da Santa Casa do Rio de Janeiro (RJ).\n\nAlém do exagero, o vício é marcado exatamente por essa busca do prazer imediato, característica que talvez os jovens carreguem de sua infância. É difícil convencer uma criança a poupar se ela tem o dinheiro na mão para comprar o que quer naquele momento. Da mesma forma o jovem que se vicia em algo quer, em um primeiro momento, obter a sensação boa que aquilo propicia, que pode ser uma "viagem", relaxamento, ou até ser aceito dentro de um modelo. Um levantamento realizado pela agência Namosca (SP), que busca entender o que se passa na cabeça dos jovens, identificou mais ou menos isso: eles estão mais preocupados com o prazer do que com o compromisso. Foram ouvidos estudantes de 15 universidades e apenas 16,1% deles disseram discordar totalmente da frase "baladas em jogos me motivam mais do que as aulas". Mais de 50% admitiu fumar maconha.\n\nSeja o vício provocado pelo uso de substâncias químicas ou por algum tipo de comportamento, o que acontece com o cérebro é bastante parecido. "Tudo leva a um aumento direto ou indireto dos níveis de dopamina, o principal neurotransmissor liberado pelo sistema de recompensa. Esse sistema é ativado pelo sexo, alimentação e pelas drogas de abuso", explica o psiquiatra Arthur Guerra, do Centro de Informação sobre Saúde e Álcool (SP). "Note que a quantidade de dopamina liberada pelo uso de drogas de abuso é maior que a liberada pelos compensadores naturais, como sexo e comida. A menos que eles também saiam do controle", completa o especialista.\nOs vícios antigos persistem. Mas a eles os jovens somaram outros: a compulsão por comprar, por alimentos, ou a necessidade doentia de cultuar o corpo. A vida hoje está mais perigosa para quem está brigando para entrar no mundo adulto. Entendamos quais são os principais vícios - novos ou antigos - que atingem a juventude.\n\nMuita gente não se dá conta de que pode estar ultrapassando a fronteira que divide o prazer da escravidão. A linha que separa o hábito do vício às vezes é tão tênue, que até mesmo os mais experientes desbravadores da vida não notam que já mudaram de território. No entanto, o caminho de volta é possível mesmo que o imigrante não porte bússola, mapas e lanterna. Afinal, a saída quase sempre está dentro de si mesmo, só depende de querer achá-la.\nA questão que separa o hábito do vício pode deixar algumas pessoas confusas em relação aos seus costumes, já que nem sempre é fácil notar as proporções que as atitudes tomam em nossa vida. "Eu tenho o hábito de ir sempre pelo mesmo caminho para o trabalho, mas nada me impede de mudá-lo. Ao passo que parar de tomar meu uísque é uma escolha bem mais complicada", avalia a engenheira Maria Sarmento. Na opinião do psicólogo Jadir Lessa, Maria tem razão quando fala na questão de escolha. "O hábito é um condicionamento, a pessoa pode ou não fazê-lo. O vício não é fácil de deixar de fazer, passa a ser uma necessidade", descreve o psicólogo.\nEscovar os dentes, por exemplo, é um hábito diário e necessário. Todo mundo sabe. Mas ninguém vai ficar desesperado caso aconteça o imprevisto de dormir fora, sem uma escova de dentes por perto. Já o vício tem relação direta com a satisfação de um prazer. "O vício está ligado à dependência física ou psíquica. A pessoa pode até ter crises na falta do objeto, pessoa ou situação de que seja dependente", relata a psicóloga Vera Soumar. O administrador de empresas Alexandre Barreto sabe muito bem o quanto custa largar uma atividade, digamos, freqüente. "Tento fazer de tudo para largar o cigarro: acupuntura, adesivo colado na bunda, antidepressivo e por aí vai. E ainda não consegui, mas sou tão viciado no cigarro quanto na idéia de abandoná-lo", garante ele.\n\nO mais comum é pensar que o vício surge de uma prática indevida, o que pode não ser verdade absoluta. Bons hábitos, mal administrados, também podem acabar gerando transtornos. "Vivia em função do meu corpo e os resultados já não eram mais percebidos por mim. Isso gerava uma ansiedade enorme, uma sensação de querer me esforçar mais e mais. O que não era possível, pois já estava no meu limite máximo. Quando desabei, veio tudo junto: tive bulimia, inflamação nas articulações, depressão. Foi uma fase horrível", lembra a economista Laura Müller. Segundo Jadir Lessa, o vício tem raízes biológicas. "Em relação à atividade física, a pessoa fica viciada na sensação de bem-estar que a endorfina, produzida pelo estimulo do exercício, proporciona. É o mesmo mecanismo da nicotina e do alcatrão no organismo", explica ele.\n\nA psicóloga Graça de Oliveira, da Napades – Núcleo de Medicina do Comportamento Humano, define que o hábito é de certa forma positivo e o vício seria um comportamento compulsivo, gerado por um alto grau de ansiedade, como beber, comer, jogar, fazer sexo, compras...\nSó que no momento em que passamos a depender de um hábito para a nossa satisfação, realização ou felicidade, ele terá se transformado num vício. O que pode não somente acontecer com substâncias ou atividades que proporcionam prazer. A felicidade baseada numa entrega a outra pessoa pode também significar um vício, que muitas vezes virá seguido de frustação pela falta da satisfação esperada. "Relacionamentos baseados na total dependência acabam tornando-se difíceis, pois há uma perda da referência e até da identidade. E a busca da plena realização é substituída pela frustração", adverte Vera Soumar, acrescentando que apenas nós mesmos somos capazes de gerar a nossa felicidade e não alguém ou algo externo.\n\nA advogada Marília Cardoso se considera um exemplo da dependência emocional. "Eu fui casada por 15 anos e durante esse tempo desenvolvi uma relação quase que de parasitismo com meu ex-marido. Eu não sabia nem a senha do caixa eletrônico, era totalmente dependente dele emocionalmente. O dia que ele quis se separar de mim meu mundo caiu. Faço terapia até hoje para tentar superar a falta que aquela relação faz à minha vida, mas pelo menos já consegui chegar à conclusão de que não era amor", acredita ela. Portanto, por mais entregue que a pessoa esteja sempre existe solução."Tudo depende de tratamento, uma psicoterapia profunda, intensa e permanente, que pode dar grandes resultados ou até mesmo levar à cura de um vício", diz Jadir Lessa.\n\nOutra conclusão unânime entre os psicólogos a respeito do vício é que existe predisposição para cair em suas malhas, seja ela genética ou emocional. E que a forma de se libertar dele está contraditoriamente numa escolha: a de querer se curar.\n\nUm abraço. Seja feliz em suas escolhas e ações!\n\nFontes: http://www.vix.com/pt/bdm/estilo/habito-ou-vicio\nhttp://revistavivasaude.uol.com.br/saude-nutricao/103/velhos-vicios-novos-jovens-os-jovens-nao-abriram-mao-240713-1.asp/</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2017-08-14</text:p>
          </table:table-cell>
          <table:table-cell office:value-type="string" calcext:value-type="string">
            <text:p>11:42:22+0000</text:p>
          </table:table-cell>
        </table:table-row>
        <table:table-row table:style-name="ro1">
          <table:table-cell office:value-type="float" office:value="308" calcext:value-type="float">
            <text:p>308</text:p>
          </table:table-cell>
          <table:table-cell office:value-type="string" calcext:value-type="string">
            <text:p>320137168412206_334254690333787</text:p>
          </table:table-cell>
          <table:table-cell office:value-type="string" calcext:value-type="string">
            <text:p>[COLABORAÇÃO] \n\nCOMO SAIR DE UMA BAD TRIPO EM UM FESTIVAL DE MÚSICA ELETRÔNICA SEM AJUDA MÉDICA (8 PASSOS PRÁTICOS) - Por Maicon Santtos\n\n"Utilidade Publica galera. Um ótimo material, boa leitura."\n\nA bad trip é uma reação nociva ou crise psicológica, geralmente causada pela rejeição de alguma substância psicoativa, que inclusive pode ocorrer ao fumar maconha.\nA situação pode ser originária do estado mental do usuário ou mesmo da química causada pela reação da substância consumida.\nUma bad trip também pode ser ocasionada por algum tipo de distúrbio mental que o indivíduo possa estar enfrentando. Nesse caso, é inevitável pensar 2 vezes antes de consumir qualquer tipo de drogas psicodélicas, pois elas são os principais estimulantes de problemas mentais.\nAcredito que você ou seu amigo não querem ficar loucos (literalmente), né?! Portanto, saiba dosar seus drops psicoativas ou reduza-os completamente caso não tenha controle sobre eles.\nAntes de prosseguirmos com as dicas, me responda: você sabe o que é Educação Emocional? Pois bem, vou explicar!\nA educação emocional é a largada do processo de autoconhecimento e aperfeiçoamento da qualidade dos seus pensamentos, sentimentos e comportamentos.\nEducar suas emoções é uma forma de se autoconhecer e se tornar uma pessoa melhor, cultivando emoções positivas e pensando antes de fazer algo por impulso, mas sem deixar de agir quando necessário.\nVocê tem interesse em ser uma pessoa melhor para si próprio e para os outros?\nRecomendo que confira este material, recheado de reflexões sobre a importância do autoconhecimento e da educação emocional.\nO conteúdo trata-se de um e-book que traz sugestões de exercícios de meditação e algumas perguntas que você deve iniciar agora para dar largada ao seu processo de autoconhecimento.\n\nConfira 8 passos eficazes para controlar uma bad trip:\nDicas:\nFique calmo.\nDirija-se a um lugar tranquilo com menos luz, sem muito barulho e sente-se ou deite-se.\nEsforce-se para manter sua mente tranquila.\nPreste atenção nos seus músculos e relaxe-os.\nBusque aliviar a tensão da cabeça aos pés, um músculo por vez.\nRespire fundo e lentamente, como se estivesse dormindo.\nMantenha seus músculos relaxados.\nPense em alguma atividade divertida.\n\n1 – Evite consumir drogas caso não esteja bem psicologicamente\nA função das drogas psicoativas é ativar o seu poder de mentalização, assim, seus sentimentos ruins e ‘neuras’ podem ser ativados sem que você deseje, bastando apenas imaginar.\nVocê pode acabar deixando-se levar por diversos sentimentos negativos, normalmente ocasionados por certas inseguranças pessoais ou algum tipo de discriminação que já tenha enfrentado em sua vida.\nMas lembre-se: nesse momento, você é aquilo que pensa ser!\nAproxime-se de pessoas boas e tente reprogramar sua mente para mentalizar apenas os melhores momentos que estão armazenados em seu cérebro, pois isso ajudará você a voltar para realidade atual.\nTudo o que existe no universo está vibrando. Não existe nada parado ou inerte! Seus pensamentos, desejos e sonhos também vibram e reagem com as pessoas.\nO ideal é sempre manter seus pensamentos em frequência positiva, assim a A Lei da Atração age em sua vida e transforma tudo o que você deseja em realidade.\nPensando nisso, sugiro que conheça o Oráculo da Vibração Positiva, que contém 81 mensagens motivacionais, elevativas e exclusivas, escritas por Carlos Torres e Sueli Zanquim.\nConfira a coletânea que já vendeu mais 150 mil exemplares e já despertou milhares de pessoas para uma nova vida.\n\n2 – Esteja com pessoas queridas que você confia\nEsse pode ser um dos pontos mais importantes, pois na maioria das vezes que enfrentamos algum problema com drogas, pode ser quase impossível resolvermos sozinhos, ainda mais quando se trata de questões psicológicas e mentais.\nNo entanto, é mais do que recomendável buscar sempre filtrar suas amizades e as pessoas que estarão com você nas “viagens”.\nEvite se aproximar de pessoas com interesses próprios, que lhe oferecem drop e não fazem questão de auxiliá-lo caso precise de ajuda.\nAbra seu olho, pois nem tudo é o que parece. Por mais que nas festas de música eletrônica seja pregado o conceito PLUR (paz, amor união e respeito), não é bem assim que funciona para todos, infelizmente.\nTenha ciência de que onde existem drogas, existe maldade!\nPense em pessoas boas que elas virão quando você menos esperar, é a lei da vida, isso é mecânica quântica e leia da atração!\n\n3 – Conheça a origem do que consome\nUm segredo de mestre para evitar ingerir porcarias, é se juntar às pessoas mais experientes e vividas neste universo psicodélico, mas não se engane, pois nem tudo é o que parece, saiba filtrar suas amizades, pois não é nada legal se aproximar de pessoas apenas por interesses pessoais (drogas).\nNo Brasil é muito difícil saber exatamente de onde vem as drogas, pois vivemos em um país que está longe de legalizar, catalogar e racionalizar o uso das substâncias sintéticas e psicoativas.\nSe esse assunto pudesse ser civilizado, teríamos acesso a informações importantíssimas, como por exemplo: fabricação e comercialização; pois o consumo só tende a crescer cada vez mais, independente se é “legal” ou não.\nO mais importante desta suposta formalização que é tão discriminada, é o fator da destruição de concorrência que é cultivada pelo tráfico de drogas, o qual contribui crescentemente com a violência e o desenvolvimento de crimes hediondos.\nO maior benefício da legalização formal será uma produção de substâncias originais, pois dessa forma serão impostos rigorosos testes de qualidade, os quais beneficiarão a saúde de seus consumidores.\nPortanto, tenha consciência do que está usando!\n\n4 – Não consuma várias substâncias de uma vez\nEsse é um dos motivos que mais ocasionam bad’s nos usuários, mas por incrível que pareça até uma simples mistura de álcool com maconha pode lhe transtornar de uma maneira que você não imagina.\nContudo, seja o autocondutor da suas reações!\nCaso queira usar mais de uma substância em um festival, tenha consciência e use cada droga no seu tempo. Aprenda a desfrutar dos prazeres certos no momento apropriado e evite supostos transtornos psicológicos.\nAcho que você não quer ficar mal falado no seu grupo de amigos, como aquele que deu trabalho no role, estou certo? Então, seja responsável pelos seus atos.\n\n5 – Aceite o transtorno psicológico, respire fundo e mantenha a calma\nSempre que se encontrar em momentos de extrema aflição ou inquietude, analise suas reações e aceite que está enfrentando uma crise ou transtorno psicológico.\nCaso não encontre algum amigo para lhe ajudar, tente manter a calma e realizar respirações profundas por diversas vezes até que a crise apresente alívios.\nA respiração é uma ferramenta de autocura extremamente poderosa, podendo curar até mesmo câncer. Se você não acredita, recomendo que assista ao documentário (O Segredo – baseado no livro The Secret) abaixo:\nVocê sabia que sua criatividade pode dar um salto qualitativo em pouquíssimo tempo?\nSe você pensa em alimentar as ideias, meditar é uma estratégia sem erro. Meditação e criatividade andam de mãos dadas.\nTalvez isso não seja tão claro, mas no momento em que aprender a conciliar atenção e cotidiano, você estará abrindo portas para a racionalização das ideias.\nÉ uma forma de treinar seu cérebro para que ele aprenda a saltar com mais facilidade e liberdade.\nCom apenas 5 minutos diários de prática, seu padrão criativo crescerá em grande escala em menos de 15 dias.\nVocê gostaria de atingir esse ápice?\nPois bem, lhe apresento um curso estruturado em técnicas base de qualquer meditação. É um tipo de exercício que advém de um tempo antigo e que até hoje é considerado a principal e mais tradicional meditação do oriente.\nEm sânscrito, esta meditação chama-se ‘Shamatha’. E a tradução para estas palavras significa: “calmo permanecer”. Ou seja: você estabiliza o pensamento e dá passagem às ideais. É simples de fazer e o resultado é incrível.\nVamos nessa?\n\n6 – Procure pela companhia mais confiante\nCaso você não consiga controlar a própria mente, não hesite em pedir ajuda, pois uma pessoa em crise psicótica ou transtorno psicológico pode até cometer suicídio.\nPrimeiramente, chame qualquer pessoa que passar pela sua frente e diga o que está acontecendo, em seguida peça para ela chamar um de seus amigos mais confiáveis, pois infelizmente, nesses momentos nem todos serão seus amigos.\nA função do seu amigo será crucial, pois ele deverá lhe tirar daquele estado psicológico através da força do pensamento e das memórias.\nInfelizmente não é possível tratar esse tipo de caso com ajuda de outras drogas (remédios), pois a maioria das bad’s são causadas por transtornos emocionais gerados por insegurança, baixa autoestima e sobrecargas energéticas negativas no ambiente.\nSeu amigo deve fazer você lembrar de todos os momentos bons que passaram juntos, pois as lembranças armazenadas no córtex cerebral (parte do cérebro que organiza as memórias) será a única forma de tirar você dessa dramática situação da caos.\nVocê sabia que a autoestima desvalorizada pode ser a principal causa de problemas emocionais e psicóticos?\nA autoestima surge da autoimagem positiva que temos de nós, é algo que construímos de forma proativa.\nA autoestima não se constrói na passividade, nem quando pensamos que vem dos acontecimentos exteriores, a autoestima desenvolve-se no mundo real.\nPensando na elevação da sua autoestima, sugiro que conheça um e-book simples e poderoso, feito especialmente para ensinar técnicas mentais incríveis que ajudarão você a elevar sua autoestima de forma impressionante, te auxiliando a ter uma melhor qualidade de vida.\nVocê está preparado para mudança?\n\n7 – Procure ajuda médica (em último caso) Por mais que a medicina química seja ineficaz nesse caso, em algumas ocasiões essa é a única opção disponível para resolver o problema.\nNo entanto, se o problema não for resolvido o indivíduo deve dirigir-se à enfermaria, pois a única solução será aplicar um sedativo. Mas não pense nisso, seja forte e domine o seu eu interior.\nSe você ainda não conhece o Oráculo da Vibração Positiva, recomendo que confira a coletânea que já vendeu mais 150 mil exemplares e já despertou milhares de pessoas para uma nova vida.\n\n8 – Deixe de usar determinada substância por um tempo\nLargar mão de algumas drogas por um determinado tempo é uma técnica muito eficaz para refletir melhor sobre a maneira que está conduzindo sua vida.\nO intuito não é lhe dar lição de moral ou impor uma conduta racional, mas como todos sabem, muitas drogas costumam causar vertigens, náuseas e flashbacks por pequenos períodos de tempo.\nCaso você enxergue que o consumo fugiu do seu controle, recomendo que procure ajuda médica de um Psicólogo ou Psiquiatra.\nAlgumas drogas sintéticas até podem não causar dependência física, mas sim mental, pois assim seu cérebro deixará de produzir as químicas orgânicas do prazer e estará sempre à espera das induções causadas pelas substâncias ingeridas.\nComo um jovem apaixonado por educação e conhecimento, não posso deixar de recomendar um incrível material que achei extremamente interessante para refletirmos a questão do consumo de drogas…\nVivemos em uma sociedade que as pessoas são valorizadas e julgadas pelo que aparentam e ostentam, assim vivem fazendo de tudo para “ter” e descartam a possibilidade do “ser”.\nAs pessoas se corrompem, vendem amigos, quebram tratados e esquecem os valores essenciais da dignidade.\nO resultado disto, gerou uma sociedade egoísta e doente, com graves problemas, entre eles vem o grande número de pessoas que se apegam às drogas para fugir desta realidade.\nO livro Verdades Que Doem, desafia o leitor à uma reflexão e, ao mesmo tempo gera um grito de alerta sobre esse tema, com depoimentos baseados em fatos reais de um jovem que se suicidou devido ao excessivo consumo de drogas.\nO conteúdo é impactante, mas crucial para o nosso desenvolvimento humano. Recomendo!\n\nConclusão\nDrogas recreativas podem ser ótimos meios de distração, os quais podem nos libertar de uma realidade sombria e as vezes chocantes. No entanto, em longo prazo isso não é nada saudável ao nosso corpo, ainda mais diante dessa guerra corrupta do narcotráfico.\nA mensagem que deixo nesse artigo é, tenha sempre consciência dos seus atos. Pois a inconsequência além de lhe causar diversos problemas físicos e mentais, também poderá estragar a diversão de outras pessoas e até difamar a imagem do querido evento que você está participando.\nAcredito que não é isso que você deseja causar, estou certo?\nVocê acha que esse artigo foi relevante para você e acredita que seus amigos descontrolados também precisam conferir? Não perca tempo, deixe seu comentário abaixo relatando algum caso que ocorreu com você.\nNão esqueça de compartilhar com aquele amigo que sempre deu trabalho nos roles.\n\nForte abraço e até a próxima!\nFontes: Que Droga, The Valts of Erowid, Drugs-Forum e SOS Solteiros</text:p>
          </table:table-cell>
          <table:table-cell office:value-type="float" office:value="20" calcext:value-type="float">
            <text:p>20</text:p>
          </table:table-cell>
          <table:table-cell office:value-type="float" office:value="9" calcext:value-type="float">
            <text:p>9</text:p>
          </table:table-cell>
          <table:table-cell office:value-type="string" calcext:value-type="string">
            <text:p>2017-08-14</text:p>
          </table:table-cell>
          <table:table-cell office:value-type="string" calcext:value-type="string">
            <text:p>02:19:33+0000</text:p>
          </table:table-cell>
        </table:table-row>
        <table:table-row table:style-name="ro1">
          <table:table-cell office:value-type="float" office:value="1278" calcext:value-type="float">
            <text:p>1278</text:p>
          </table:table-cell>
          <table:table-cell office:value-type="string" calcext:value-type="string">
            <text:p>320137168412206_334378090321447</text:p>
          </table:table-cell>
          <table:table-cell office:value-type="string" calcext:value-type="string">
            <text:p>[COLABORAÇÃO]\n\n⚛O INCONSCIENTE – Vilão ou Canalizador de Emoções?\n\nNão adianta, quanto mais achamos que estamos em perfeitas condições psicológicas menos somos donos das rédeas da nossa mente.\nVocê já teve aquela sensação e estar tudo bem, controle absoluto das suas emoções, e quando vai para uma viagem Psicodélica vc é surpreendido? Pois bem, isso é o seu inconsciente.\n\nPapo sadio..\n\nVocê já experimentou uma paixão arrebatadora? Já sentiu uma profunda antipatia por alguém que acabou de conhecer? Ou teve um sonho estranho, assustador e, aparentemente, sem pé nem cabeça?\nPois a noção teórica do inconsciente nasceu justamente da percepção de que, em alguns casos, nossas ações e sentimentos não são guiados apenas pela razão, ou pelo consciente.\n“Todos nós temos desejos, temores, ideias preconcebidas que não sabemos exatamente de onde vêm, que não foram escolhas nossas e que simplesmente se manifestam”, afirma o psiquiatra e psicanalista Oswaldo Ferreira Leite Netto,diretor do serviço de psicoterapia do Instituto de Psiquiatria do Hospital das Clínicas de São Paulo. Netto explica que fatores inconscientes atuando sobre nossa vida psíquica o tempo todo, quer estejamos dormindo, quer acordados.\nAs teorias do neurologista austríaco Sigmund Freud, considerado o pai da psicanálise, ainda são referenciais importantes para os estudos do inconsciente. Freud já defendia que apenas uma pequena fração das nossas memórias encontra-se ativada, demarcando os limites da consciência. Todas as demais estão em estado latente, ou seja, escondidas. “Freud representa essa ideia usando a metáfora do iceberg como um modelo da mente, onde a maior parte está submersa.\natividade mental consciente corresponderia apenas ao topo visível”, explica o psicólogo Marco Callegaro, mestre em neurociências e comportamento pela Universidade Federal de Santa Catarina e autor do livro “O Novo Inconsciente.”\nCom o avanço da neurociência, algumas ideias de Freud foram revistas e, na concepção contemporânea. o inconsciente é nada mais do que a soma de nossas memórias, é um depósito infinito de experiências de vida. Porém, muito além de arquivá-las, ele ainda as associa, num processo que foge à nossa compreensão.\n“Num sentido mais profundo, existem memórias que não sabemos que temos e que podem emergir, chegando à consciência, sem que saibamos exatamente o porquê”, diz o neurocientista Sidarta Ribeiro, diretor do Instituto do Cérebro da Universidade Federal do Rio Grande do Norte.\nBoa parte dos nossos hábitos do dia a dia são inconscientes, ainda que sejam iniciados de maneira voluntária. Assim, uma vez que tenhamos aprendido a andar, guardamos aquele conhecimento e não precisamos mais pensar sobre ele a cada vez que caminhamos. Outras lembranças ficam no nível do inconsciente simplesmente porque não julgamos que sejam tão relevantes. Por último, residem no inconsciente memórias de experiências que vivemos, mas que, por algum motivo insistimos em reprimir.\n\nEQUILÌBRIO NECESSÁRIO\n\nUma das principais funções do inconsciente é manter o equilíbrio da nossa psique. “É simplesmente impossível guardar todas as nossas experiências e ainda ter plena consciência delas. Para isso, existe o inconsciente”, explica a psiquiatra e psicoterapeuta Fernanda Gonçalves Moreira, professora da Universidade Federal de São Paulo. \nLogo, o inconsciente é a nossa bagagem de memórias, um repositório que nos alimenta continuamente de imagens e símbolos. De vez em quando, o inconsciente interage com a consciência, o que pode ser bom ou ruim, dependendo de como lidamos com os resultados que essa ação nos traz. Sidarta Ribeiro explica que quando uma associação entre memórias é muito forte, mas reprimida conscientemente, ela pode escapar ou vazar por meio de um ato falho ou mesmo de um sonho que expressa aquele conteúdo de forma direta ou indireta. \n\nEsse mecanismo explicaria, por exemplo, o fato de alguém dizer “tchau” em vez de “oi” a uma pessoa que acabou de encontrar e da qual não gosta muito. Isto também pode acontecer por pura distração. Se for recorrente, entretanto, merece ser analisado com cuidado.\n“O inconsciente pode nos colocar em contato com sentimentos viscerais ou com o que algumas pessoas chamam de intuição. Prestar atenção nesses sinais pode nos ajudar a tomar decisões mais acertadas no dia a dia”, diz Callegaro.\n\n⚛Cinco maneiras de aumentar a sua consciência Espiritual \n- Pao L. Chang\n\nMuitos de nós pensam que ser espiritual significa que temos que ser religiosos. Só porque você não está diretamente ligado a uma religião específica, não significa que você não deva se esforçar para ser mais espiritual. O conceito de consciência espiritual não é somente a ligação com um poder divino superior, mas também a conexão com a natureza e consigo mesmo. Uma vez estabelecida esta conexão, você vai ver a vida de uma perspectiva totalmente diferente. As pessoas com um senso altamente desenvolvido de consciência espiritual são menos propensas à depressão, vício, manipulação e controle. Além disso, eles geralmente entendem o que significa ser verdadeiramente feliz.\nAqui estão cinco técnicas que podem ajudar a aumentar a sua consciência espiritual:\n\nDica 1: Aprenda a se Comunicar com a sua Alma\nSua alma é uma entidade de energia que mantém parte de sua consciência e memórias. Sua energia é o que anima seu corpo. Em outras palavras, o seu corpo físico funciona como um veículo para a casa de sua alma, de modo que possa experimentar o que significa viver no reino material. Por estas razões, a sua alma é a sua verdadeira identidade. Seu corpo não é a sua verdadeira identidade, porque é feito de matéria, que é feito de átomos, que são compostos principalmente de espaços vazios. O espaço que não está vazio nos átomos não é sólido, mas é na verdade feito de energia. Então, o que isso significa? Isso significa que a matéria e seu corpo são mais como ilusões ou projeções. A única coisa que é verdadeiramente real é a energia de que a sua alma é feita.\nPara comunicar-se com a sua alma, primeiro é preciso acreditar que você tem uma. Em seguida, aprender a acalmar a sua mente para que você possa ouvir a voz sutil e senti-la dentro de você. Uma ótima maneira de acalmar a sua mente é fazer exercícios de respiração. Meditação também é outra grande técnica para reforçar a sua capacidade de se comunicar com a sua alma.\n\nDica 2: Durma o Suficiente\nCrie uma rotina que permita que você possa ter pelo menos 6 a 8 horas de sono todas as noites. Depois de ter criado este horário, tente cumpri-lo. Não só você vai perceber que ter bastante tempo de sono todas as noites permite que seu corpo se recupere da fadiga, mas também estará tornando mais fácil para você se concentrar em seus pensamentos. Ficar no controle de seus pensamentos é importante para aumentar a sua consciência espiritual, porque o pensamento é a entidade da energia que constrói a sua realidade.\n\nDica 3: Passe Tempo na Natureza\nOs segredos da vida estão embutidos na natureza. Se você quiser aumentar a sua consciência espiritual para que você possa entender o que é a vida, é preciso estudar a natureza e aprender a viver em harmonia com ela. À medida que sua conexão com a natureza é fortalecida, sua consciência espiritual também aumentará. A razão para isso é porque quando você se torna mais consciente do seu ambiente natural, você começa a ver por que as coisas ocorrem da maneira que acontecem. Esta consciência pode ajudar você a entender quem você é e por que está aqui.\n\nDica 4: Permaneça Positivo e Ria Frequentemente\nO riso é uma parte importante de uma mente e corpo saudável. Quando você ri, secreta uma substância química que aumenta automaticamente o seu bom humor e melhora a sua saúde física. Depois de uma boa risada, muitas vezes você vai achar que os seus problemas não parecem assim tão grandes, fazendo com que você tenha uma atitude positiva. A coisa fantástica sobre ser uma pessoa que ri muito é que o riso é contagioso. Quando você ri, as pessoas em torno de você geralmente se sentem melhor, e logo todo mundo vai estar mais feliz e mais conectado espiritualmente.\n\nDica. 5: Ative a Glândula Pineal\nA glândula pineal é uma pequena glândula poderosa e misteriosa, localizada no centro do seu cérebro. Esta pequena glândula também é chamada o terceiro olho, olho interior ou olho da mente. Acredita-se que a glândula pineal tenha propriedades místicas. Muitos mestres espirituais acreditam que ela tem a capacidade de ver o mundo espiritual e é a “sede da alma.” A glândula pineal é o local na cabeça que ancora a alma ao resto do corpo.\nQuando a glândula pineal está funcionando corretamente, torna-se mais fácil se comunicar com a sua alma e reinos espirituais. Alguma vez você já teve uma experiência, quando está no processo de acordar, e viu o seu quarto com uma visão de 360 graus, mesmo quando abriu ligeiramente os olhos? Esta visão de 360 graus é o resultado de sua glândula pineal que está sendo ativada.\n\nA Glândula pineal na maioria dos adultos é um pouco inativa, devido à falta de utilização e a ingestão de produtos químicos nocivos que podem calcificá-la. Um dos produtos químicos sintéticos mais nocivos para a glândula pineal é o fluoreto de sódio. Esta forma de flúor é um subproduto da indústria de fertilizantes. A versão natural do flúor é conhecido como fluoreto de cálcio, que é freqüentemente encontrado em águas subterrâneas e no solo em pequenas quantidades.\nO fluoreto de sódio é comum na pasta de dentes convencional. É prejudicial para a glândula pineal, porque, quando é exposta ao fluoreto de sódio por longos períodos de tempo, pode calcificar a glândula pineal. Procure por uma pasta de dentes que não contenha flúor.\nhttps://estilo.uol.com.br/…/o-inconsciente-retem-memorias-q…\nhttp://pensopositivo.com.br/cinco-maneiras-de-aumentar-sua…/\n\nAbraço!</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2017-08-14</text:p>
          </table:table-cell>
          <table:table-cell office:value-type="string" calcext:value-type="string">
            <text:p>11:51:07+0000</text:p>
          </table:table-cell>
        </table:table-row>
        <table:table-row table:style-name="ro1">
          <table:table-cell office:value-type="float" office:value="881" calcext:value-type="float">
            <text:p>881</text:p>
          </table:table-cell>
          <table:table-cell office:value-type="string" calcext:value-type="string">
            <text:p>320137168412206_334403063652283</text:p>
          </table:table-cell>
          <table:table-cell office:value-type="string" calcext:value-type="string">
            <text:p>[COLABORAÇÃO]\nSaúde e Segurança.\nAtenção\nDMT é um poço sem fundo de confusão nunca cessante, um enigma insolúvel de proporções épicas faladas em línguas estrangeiras. Isso irá questionar tudo o que você sabe, tudo o que aprendeu a aceitar como realidade e apresentá-lo a um estado de ser que desafia toda a compreensão.\nEsta experiência não é para todos, e nem todos os que optam por abrir a porta estão bem com as questões que levanta. Nunca deve ser levado a cabo de maneira leve ou leve. Aqueles que se aproximam com pouco respeito muitas vezes pagam um preço psíquico.\nSe você optar por prosseguir, esteja ciente de que os problemas de integração podem seguir. O que você encontra dentro pode mudar sua vida. Isso certamente irá alterar seus pressupostos mais profundos e fundamentais.\nDMT / Ayahuasca e saúde física\nPesquisas foram feitas mostrando a relativa segurança física do DMT. A Ayahuasca, a partir do Amazonas, contendo DMT, foi estudada por grupos multidisciplinares no Brasil e outros países e demonstrou que, em doses razoáveis ​​em um contexto cuidadoso, não apresenta conseqüências cognitivas / psiquiátricas / físicas negativas.\nAinda há poucas pesquisas sobre DMT vaporizado, mas parece não haver sinal de que seja de forma alguma mais perigoso fisicamente do que outras formas de administração. Não há mortes relatadas por fumar DMT. Fumar não conduzirá a uma overdose perigosa porque o início é tão rápido que só pode inalar um certo montante (farmacologicamente seguro) antes de ir para "espaço hipotecário", sem poder fumar mais até que um esteja novamente para baixo.\nContudo:\nEfeitos somáticos, como a possibilidade de aumentar a freqüência cardíaca, significa que pessoas com coração perigoso ou outras condições que ameaçam a vida são contra-indicadas e NÃO devem usar DMT a menos que tenham consultado um profissional de saúde qualificado sobre isso.\nAlém disso, é possível que, durante a experiência, perca temporariamente a orientação na realidade do consenso, então fumar / ingerir ao lado de um penhasco, objetos afiados, etc., não é uma boa idéia.\nSEJA EM UM AMBIENTE FÍSICO E SEGURO !, e lembre-se de nunca viajar acima do nível do solo.\nNÃO use MAOIs (por exemplo, uma mistura de ayahuasca) juntamente com estimulantes (como mdma / anfetaminas) ou medicamentos SSRI (como prozac), isso pode causar síndrome de serotonina e levar a convulsões ou mesmo a morte!\nDMT / Ayahuasca e saúde mental\nA pesquisa mencionada acima mostrou que, em uma configuração cuidadosa e controlada, o uso de ayahuasca (DMT oral), mesmo com certa regularidade, não causa problemas cognitivos / emocionais / sociais. Os usuários apresentaram níveis elevados de felicidade e saúde. No entanto, esses usuários faziam parte de uma comunidade forte, com valores compartilhados e suporte constante entre os membros. A configuração controlada que desempenharam a substância ajudou-os a entender a experiência e um cuidado especial foi tomado na integração (veja a seção de Integração abaixo).\nO DMT vaporizado, por outro lado, não tem sido o foco de estudos publicados. A natureza esmagadoramente extrema da experiência, bem como o início quase instantâneo (em que o usuário é lançado na experiência de pico dentro de um minuto ou menos) se presta às possibilidades de pânico e terror existencial. A completa e completa inscrutabilidade da experiência pode deixar um vulnerável no rescaldo. Como mencionado acima, as questões de integração grandes e pequenas não são nada incomuns. A maioria dos que viajaram para qualquer grau lidou com isso de alguma forma. É muito importante que aqueles planejando a vaporização do DMT tomem um cuidado especial com conjunto e configuração, se aproximem com uma atitude respeitosa e tenham tempo para integrar experiências.\nComo com outros psicodélicos, o DMT proporciona uma experiência emocional / mental muito poderosa, de modo que as pessoas com história psiquiátrica pessoal ou familiar estão contra-indicadas. Uma experiência psicodélica pode possivelmente despertar uma esquizofrenia latente ou exarceber uma doença mental pré-existente.\nEmbora existam vários casos de "cura psicológica" e relatos anedóticos de depressões curadas e outros problemas mentais, o DMT e outros psicodélicos não devem ser considerados uma cura e não curarão todos. As pessoas que são instáveis ​​emocionalmente ou passando por momentos muito difíceis na vida devem estar conscientes dos riscos especiais que essa experiência tem para eles. Se, depois de se informar minuciosamente dos possíveis riscos, eles ainda decidem fazê-lo, então recomenda-se fazê-lo apenas sob a supervisão de uma pessoa experiente / profissional / xamã, bem como tomar um cuidado especial com conjunto e configuração e integração .\nHouve pelo menos um caso testemunhado neste fórum onde um membro parecia sofrer de uma quebra mental após o uso de DMT. A maioria das pessoas atraídas pela DMT tem uma história de uso com outras substâncias que potencialmente poderiam ter tido impactos negativos na saúde mental. Alguns podem estar trazendo problemas existentes com eles - não temos conhecimento do histórico de saúde mental dos membros. Por estas razões, não está claro se casos isolados de problemas de saúde mental são devidos ao uso de DMT.\nSe você acha que sua saúde mental pode não estar em condições excelentes, e mesmo que seja, pesquise com muita atenção antes de decidir se deseja se comprometer com esse caminho.\nFrequência de uso\nNão está claro com que frequência DMT pode ser fumado com segurança. Provavelmente há um ponto em que o uso excessivo tem um impacto negativo no corpo, na saúde mental ou na vida do usuário devido ao descuido de amigos, familiares e deveres.\nO limite de segurança pode variar de pessoa para pessoa, de contexto para contexto e de momento para momento. Se em qualquer momento você achar que está investindo mais energia emocional no "mundo" do que "este", recomendamos que você reduza seus níveis de uso ou faça uma pausa por completo.\nVício\nDMT não é fisicamente viciante, e muitos usuários experimentam uma qualidade de auto-regulação de frequência para a droga. Qualquer droga, no entanto, tem potencial para abuso, e DMT não é exceção. Se você se sentir escorregar em uma área onde você pode estar, é excessiva, ouça sua voz interior. As chances são de que você está certo.\nViagens negativas / entidades escuras\nÉ possível que às vezes as pessoas tenham viagens negativas ou conheçam entidades escuras em sua exploração do hiperespaço. A interpretação do que essas experiências significam ou de onde elas são exatamente tão variadas como as pessoas que fumam DMT, e pode não haver uma resposta fácil a ela. No entanto, o importante é que existem maneiras de lidar com ele de forma construtiva.\nExistem vários fatores que podem aumentar (ou diminuir) a chance de ocorrerem esses encontros negativos, especialmente relacionados à preparação antes da viagem. Se esse tipo de experiências acontecem em qualquer caso, existem diferentes técnicas que se podem usar para lidar com isso de forma positiva, tanto durante a experiência como também durante a integração. Aqui estão algumas dicas coletadas de diferentes membros:\n'''Preparação'''\nTrabalhar bem na vida cotidiana, tentar cumprir as responsabilidades, ser uma pessoa produtiva e saudável, pode servir para criar uma base forte e limpa para começar, quando se dirige a esses estados alternativos de consciência.\nCuide do conjunto e da configuração. É importante perguntar-se: é um bom momento e lugar para fumar especiarias? O quarto está limpo e organizado, ou é uma natureza apropriada ou um lugar calmo para isso?\nLimpe seu espaço. (Não necessariamente limpa a área, mas com sua intenção, incenso, reiki se você sabe como. Um pouco de Feng Shui nunca dói)\nAproximando-se de "objetos de poder". As coisas que se consideram sagradas, ou que sua presença trazem conforto e calma para si mesmos, podem ser usadas para ajudar a estabelecer uma boa atmosfera. O objeto pode ser tão variado quanto a pessoa que usa. Para alguns, são pedras ou cristais especiais, ou instrumentos especiais de fumagem / vaporização, panos e pinturas, um colar, certas roupas, bastões "mágicos", fotos, etc. Não importa se eles se protegem literalmente no hiperespaço ou pelo menos ajudam um Psicologicamente e consequentemente entrar no outro estado de consciência. Estes foram utilizados com sucesso e podem ser um fator que diminui os eventos negativos esmagadores\nMedite - Limpe sua mente e evite quaisquer vozes interiores desagradáveis ​​ou emoções negativas.\nCertifique-se de ter tomado uma alimentação adequada e ter vitaminas e água suficientes no seu sistema. (Vitaminas B, C, colina, 5-htp ou o que você precisa)\nCrie uma clara intenção de levar consigo para o Hyperspace (curto e doce).\nJogue música suave que faça você se sentir seguro e amado em segundo plano.\n\n'' 'Durante a experiência' ''\nQuando alguém enfrenta uma entidade ou experiência escura, existem diferentes maneiras de reagir a ela.\nAlgumas pessoas sentem que o melhor é simplesmente evitar entidades escuras. Outros acham que pode haver algo a aprender ao lidar com essas entidades obscenas percebidas, desde que permaneça um certo estado de força interior e trabalhe para a integração posterior.\nSe não há escolha senão enfrentar essas entidades obscuras, há algumas sugestões que podem ajudar:\n\nTenha um mantra útil para voltar atrás. (Não precisa ser esotérico, mas pode ser tão simples como "Tudo está bem" ou "Isso também deve passar")\nMantenha-se calmo e bane todas as emoções negativas como antes. (Fear &amp; Anger atraem a experiência negativa na experiência de algumas pessoas)\nTentando se render à experiência e deixar ir, levando-a de forma não judiciosa. ou...\nUse ativamente sua intenção de ir e encontrar a experiência que deseja. (Nada de errado em ser passivo e ver o que vem, mas se você não está satisfeito com o que está acontecendo ... avance para algo melhor. Isso pode levar um pouco de prática, mas não é diferente de navegar um sonho lúcido.)\nTente não se concentrar, prestar atenção, dar energia ou, de outra forma, incentivar quaisquer seres ou espaços que você possa encontrar que ressoam com qualquer coisa que não pareça saudável, edificante e amorosa para você. Em caso de dúvida, procure algo maior e mais alto.\nDettaching, não identificando com as imagens.\nLembrando a Fonte comum que nos liga a todos, que, em última análise, não há nada a temer, é parte da existência e, portanto, o que deve ser.\nOutras coisas que se podem fazer:\nComandar as entidades para que deixem sua presença. (Toma confiança e pode ser impossível se eles foram atraídos para o seu medo em primeiro lugar ...)\nUse seu mantra, ou um Icaro (música ou tom).\nTocar um sino. Se você tem um sino ou uma tigela sintonizada tibetana, estes podem ser excelentes.\nAgite o chocalho de um xamã.\nDança.\nSoprar / expirar a negatividade\nSe tudo mais falhar, você pode ligar para os guardiões que conheceu anteriormente ou ter afinidade. Os aliados que possam vir em sua ajuda podem assumir qualquer forma, e o espírito da própria videira pode ser bastante protetor. Isso ajuda para isso se você cultivou amizades e já trabalhou com seus guardiões anteriormente, mas você pode se surpreender com quem virá em seu auxílio se implorar com sinceridade.\nNo final, o último recurso (e também o mais eficaz) é invocar o poder universal de luz e unicidade. Seja qual for o seu sistema de crenças espirituais, muitos consideram que esse poder é seu direito de primogenitura como filho do Omniverso. Admita que você atingiu o limite de sua capacidade de se proteger e invoca o poder mais alto que você pode imaginar ... a luz que irá irradiar através de você poderá dissipar qualquer escuridão. Lembre-se de ser humilde se você fizer isso, pois não é o seu poder pessoal que você canalizou ou invocou.\n'''Integração'''\nDepois que a experiência passou, como qualquer experiência na vida, é hora de se questionar sobre o que acontece e ver se há algo a ser aprendido.\nAnote sua experiência em um periódico.\nPense profundamente sobre o que aconteceu e tente lembrar de eventos que poderiam ter metido sua mente.\nPreencha os espaços em branco na sua memória pacientemente.\nConverse com sua experiência com alguém que entenda e possa lhe fazer perguntas que talvez você não se lembre de se perguntar.\nMedite nos aspectos mais impressionantes ou importantes de sua experiência. Contemple símbolos e imagens.\nPergunte-se sobre a experiência. Algumas perguntas orientadoras que podem ajudar: houve alguma coisa na minha preparação e vida "normal" que eu fiz que poderia ter causado essa experiência? Posso melhorar algo? Existe uma mensagem para mim nesta experiência, posso usá-la de uma maneira que afirme a vida e me aperfeiçoar e ao mundo que me rodeia direta ou indiretamente? E quanto ao uso futuro, devo fazê-lo novamente ou talvez demore ou pare completamente? Se eu fizer, há algo que eu possa fazer melhor? Posso melhorar através da mudança de algo na dosagem, intenções, configuração e configuração, ações durante o evento negativo, a integração? Devo obter alguma ajuda, seja simples conversa / conselho para outros que possam me entender, ou um apoio espiritual-espiritual mais profundo?\nSeja grato.\nDeixe tudo ir.\n\nOutras dicas de integração estão escritas na seção abaixo:\nIntegração\nUm dos aspectos fundamentais de uma experiência psicodélica é como digerir o que se enfrentou e pôr em prática lições na vida diária. Sem essa parte, uma experiência psicodélica ficará sem sentido, disfórica, segregadora, geradora de esquizo.\nIsso não quer dizer que toda imagem de hiperespaço deve ser descodificada em uma lição específica. Muitas experiências podem ser tão estranhas, que será difícil relacioná-lo com a vida diária de alguma forma. Mas, no mínimo, uma sensação de humildade, de respeito, o sentimento de inspiração, a felicidade por estar de volta e viva, são todos os aspectos que podem ser usados ​​para uma mudança positiva na vida de alguém, desde que se queira E trabalha para isso.\nNós passamos a maior parte do nosso tempo na realidade normal de "acordar / consenso", e é aqui que os testes reais se apresentam, é aqui onde escrevemos a história de nossas vidas e devemos (ou não) nossas responsabilidades de estar vivo . As dificuldades da vida cotidiana não devem ser vistas como um problema que devemos evitar a todo custo, mas sim oportunidades para que possamos nos melhorar, ter sucesso nos testes apresentados pela vida.\nEmbora possa ser extremamente feliz durante os efeitos, ver o DMT e a experiência psicodélica como um fim para si é uma atitude muito perigosa. O equilíbrio é sempre a chave. Apreciar o dom de estar vivo e poder lidar com a vida normal. Os psicodélicos podem ser uma parte bonita do processo, mas eles não são auto-suficientes e não tornarão a sua vida útil se você não fizer a sua vida diária de forma significativa.\nDicas para integrar\nFale com pessoas diferentes e ouça o que eles têm a dizer. Por definição, nossa visão de vida e os eventos que passamos são de um lado e auto-tendenciosos. Outras pessoas, (experimentadas com psicodélicos ou não) podem nos fornecer diferentes pontos de vista que ajudam no nosso processo de aprendizagem, como espelhos que nos ajudam a notar nossos pontos cegos.\nColoque as aulas na prática, especialmente antes de levá-la novamente. Se, durante a experiência, receberam mensagens sobre como ele / ela deveria mudar os hábitos alimentares, ou deveria tratar os outros melhor, ou deveria estudar mais, então, de qualquer forma, faça todo o esforço possível para colocar isso na prática e evite tomar psicodélicos novamente antes Tendo alcançado o objetivo (mesmo que não completamente, como sempre podemos ser melhores, mas pelo menos em um grau significativo)\nExpresse-se criativamente. Uma grande parte da experiência DMT é inefável, impossível descrever em palavras. No entanto, é importante tentar digerir de uma forma ou outra, para integrar nossa experiência emocional / espiritual. Exprimir-se de forma criativa depois de fumar DMT (ou tomar outros psicodélicos também) através do desenho, pintura, música, poemas ou outras formas de arte pode ser de grande ajuda e é muito recomendado para a integração.\nPergunte as coisas! Não acredite literalmente e tome valor ao que alguém lhe diz (seja seus líderes religiosos, políticos, seus amigos ou suas experiências / entidades psicodélicas). Seja autocrítico, coloque as coisas em perspectiva. Especialmente duvide e evite acreditar em qualquer experiência / sentimento que envolva idéias de "grandeza" e qualquer coisa que leve à extrema dissociação de outros seres humanos ("eu sou o escolhido, outros são ovelhas"). Seja extremamente cuidadoso com pensamentos suicidas (leia o ponto 7). Qualquer coisa envolvendo violência ou idéias que perturbem a vida de outras pessoas deve ser evitada / descrente a todo custo.\nO equilíbrio é a chave! Se alguém está investindo muito mais tempo pensando e colocando esforços em questões psicodélicas relacionadas ao mesmo tempo que negligencia outras áreas da vida (família, trabalho, saúde, estudos), faça um longo intervalo! Dedique à vida, não se preocupe, os psicodélicos ainda estarão lá em algumas semanas / meses / anos, sem necessidade de se precipitar.\nLembre-se: você pode ter experimentado a bem-aventurança eterna e viu o Fractal Tudo e Tudo ao interagir com os Seres Hiperspaciais, mas ....... As contas ainda precisam ser pagas, a casa ainda precisa ser varrida, a comida ainda precisa ser Seja cozido!\nA saúde é uma prioridade principal! É altamente vantajoso tanto na realidade consensual como no reino psicodélico / hiperespecial e na consciência, se na vida diária se está comendo de forma saudável, melhorando as relações interpessoais e lidar com emoções, exercícios, etc. Se o uso de DMT / psicodélico afeta negativamente Sua saúde (física, emocional ou intelectual), direta ou indiretamente, pare de levá-la e apenas faça isso quando alguém trabalha significativamente em problemas de saúde.\nNão tome decisões fortes durante / logo após uma experiência psicodélica. Então, se você realmente quiser dizer algo importante para alguém, ou deixar seu trabalho devido a uma realização ou a uma decisão radical, anote, mas, por favor, espere o dia seguinte (ou semana ou mês), pense e venha Perspectiva de outro estado de consciência. Se é a decisão certa, pode-se continuar depois, mesmo que alguém tenha esperado, mas, se for a decisão errada, e ela é impulsiva, pode não haver volta e pode seriamente perturbar a vida de seus próprios filhos.\nFonte Wiki nexus.\nHaux.</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2017-08-14</text:p>
          </table:table-cell>
          <table:table-cell office:value-type="string" calcext:value-type="string">
            <text:p>14:07:20+0000</text:p>
          </table:table-cell>
        </table:table-row>
        <table:table-row table:style-name="ro1">
          <table:table-cell office:value-type="float" office:value="824" calcext:value-type="float">
            <text:p>824</text:p>
          </table:table-cell>
          <table:table-cell office:value-type="string" calcext:value-type="string">
            <text:p>1652473248169208_334517350307521</text:p>
          </table:table-cell>
          <table:table-cell office:value-type="string" calcext:value-type="string">
            <text:p>[COLABORAÇÃO]\n\nO EGO E A EXPERIÊNCIA PSICODÉLICA – Por Sezaru Buraga\n\nSegundo Sigmund Freud (1856 – 1939), o Ego é a parte mediadora da personalidade do indivíduo, dividida entre o Id e o Superego. O Ego teria como função cuidar para que os desejos incontidos do Id, ou Libido, não extrapolassem os limites do bom-senso, bem como cuidaria para que os atos repressivos do Superego não dominassem de todo a liberdade incontida da nossa libido. O Ego, portanto, teria a função salutar de forjar assim nossa identidade.\n\nBem, a formação do nosso Ego se dá desde os primeiros momentos de nossa infância, onde predomina o Id e logo depois o autoritário Superego, que aparece logo após a formação do Ego. O Id é basicamente os desejos incontidos que temos de tudo fazer e sentir prazer, relacionado por Freud à libido, que de outra forma tem relação com nossos desejos egoístas e irracionais. Já o Superego seria uma representação da moralidade e valores sociais, forçando o ego a andar na “linha”, geralmente em posse de pensamentos dualistas, como bem e mal, certo e errado etc. O Ego, desta forma, viveria sob o fogo cruzado do Id e do Superego, um desejando extrapolar os limites e o outro tentando impor limites.\n\nO Ego é alimentado desde nossa infância e nos dá base para uma vivência em comunidade, a partir de um olhar do outro sobre nós mesmos, bem como os conceitos que estes têm em relação a nós. Metaforicamente, seria como a ‘persona’ relatada por Jung, que por sua vez foi um termo tomado emprestado das máscaras do teatro grego para sua representação de personagens encenados a cada ato diferente. Ou seja, o Ego seria um falso Eu (Self), brigando para manter seu domínio sobre os nossos instintos mais profundos, sendo apenas uma máscara utilizada para representar uma personagem no teatro da vida. Segundo Shakespeare (1564 – 1616), em Romeu e Julieta: “O mundo inteiro é um palco e todos os homens e mulheres não passam de meros atores. Eles entram e saem de cena e cada um no seu tempo representa diversos papéis”.\n\nOra, uma das questões mais duras de se encarar durante a experiência psicodélica com o LSD é a desegoização temporária do ser e tudo que ela representa neste grande teatro da vida. Quando uma pessoa induz-se ao transe psicodélico, o referencial de tempo, espaço e de quem o indivíduo é (ou quem ele acredita ser), se perde naquele espaço de horas, e isto pode causar encontros e desencontros para cada um em particular.\n\nComo o indivíduo cresceu ouvindo que ele era uma pessoa com determinadas qualidades e passou a acreditar em tais elucubrações de terceiros, ele sedimentou seu ego em uma realidade distante da qual ele de fato acredita. Muito do seu ser interior extravasa quando só, onde as representações do Id podem ser mais fortes. Ele pode ser mesquinho, individualista, não ser ético e até mesmo com potenciais danosos para a sociedade e para si mesmo. No entanto, quando em frente à família ou a pessoas estranhas à rua (amigos, colegas de trabalho, faculdade etc.), ele se deixa abater pelos domínios do Superego e se torna àquilo que seus pais ou doutrinadores queriam que ele fosse. Tudo não passa de uma máscara (persona).\n\nCom a experiência psicodélica, a censura é suspensa e os instintos afloram, e neste momento a personalidade pode sofrer um choque, um conflito imensurável que levará o indivíduo do céu ao inferno em questão de segundos. Uma das primeiras aparições deste conflito está no fato dele se dar conta que usou um psicodélico para alterar a consciência, ele entende que o tal psicodélico em questão é uma droga ilícita e a “moral e os bons costumes” ditam que usar tais compostos é ilegal e pode causar problemas sérios com a justiça e com a sociedade. No entanto, ao sentir o prazer que a droga ilícita lhe proporciona, ele simplesmente não entende como a mesma pode ser demonizada perante a sociedade, e com isso se estabelece uma “guerra-fria” entre o que se deve ou não deve fazer no tempo que precederá. Sobre esta questão Freud relata, em seu livro O Ego e o Id (1923), que “(....) o homem normal não é apenas mais imoral do que crê, mas também muito mais moral do que sabe (....)”.\n\nSubjetivamente, e esta é toda a questão, a experiência psicodélica implode tudo o que se aprendeu sobre si mesmo e sobre o mundo até então, com base no Ego, e uma nova gama de informações é apresentada ao experimentador, com novas cores, sons e texturas. Toda uma realidade interna até então desconhecida se mostra em detalhes para aqueles que caminham em direção à lisergia. É como mergulhar em um lago profundo de mistérios a serem revelados, onde a loucura e sabedoria estão lado a lado, ou você afunda como um louco ou emerge como um sábio, desde que saiba notar as pequenas diferenças e consiga aplicá-las ao seu cotidiano. Neste momento, o Ego está em suspenso, sem poder opinar sobre o Id e o Superego, e o cérebro se torna um turbilhão de sentimentos e mensagens ‘in loco’.\n\nA experiência psicodélica não vem para destruir o Ego humano, isso é impossível, pois o mesmo é necessário para a sobrevivência e convívio entre os outros seres humanos com os quais nos relacionamos; a experiência psicodélica vem para ampliar a visão que o ser humano tem de si mesmo e do seu Ego, ela causa um impacto profundo na psique e destrona o Ego de seu lugar de mediador, levando a uma dissolução completa e perfeita do ser humano e o transmutando para um estado de coalizão com o Todo, mostrando que no fundo fazemos parte do Nada-Ser, e que o silêncio interior é nossa verdadeira identidade. Somos unos com o Universo e tudo que o compõe e nossa consciência vai além do que os nossos Egos procuraram nos moldar durante nosso processo existencial. Somos mais que nossos próprios umbigos. Somos frutos de uma consciência Cósmica, somos frutos das estrelas, como mesmo RNA composto em tantos gases soltos pelo Universo, formando novos planetas. Portanto, nos conscientizemos sobre este ser que não somos, em forma de Ego, para aprendermos que o mais importante, no fundo, é Não-Ser, pois nosso tempo aqui é passageiro, e o que fizermos, sempre faremos para os outros que virão.\n\nTomemos muito cuidado com o Ego que nos engana em relação a nossa verdadeira identidade, fiquemos em alerta sobre os seus sinais para não sermos incautos, pois como bem alertou o pai da psicanálise, em seu livro já citado: “[....] Em troca de uma alma imortal, o Demônio (Ego) tem muitas coisas a oferecer, que são altamente prezadas pelos homens: riqueza, segurança quanto ao perigo, poder sobre a humanidade e as forças da natureza, até mesmo artes mágicas, e, acima de tudo o mais, o gozo – o gozo das mulheres belas. [....].”\n\nLuz e paz a todos!\n\nPublicado em 17 de dezembro de 2014.</text:p>
          </table:table-cell>
          <table:table-cell office:value-type="float" office:value="28" calcext:value-type="float">
            <text:p>28</text:p>
          </table:table-cell>
          <table:table-cell office:value-type="float" office:value="12" calcext:value-type="float">
            <text:p>12</text:p>
          </table:table-cell>
          <table:table-cell office:value-type="string" calcext:value-type="string">
            <text:p>2017-08-14</text:p>
          </table:table-cell>
          <table:table-cell office:value-type="string" calcext:value-type="string">
            <text:p>20:36:09+0000</text:p>
          </table:table-cell>
        </table:table-row>
        <table:table-row table:style-name="ro1">
          <table:table-cell office:value-type="float" office:value="394" calcext:value-type="float">
            <text:p>394</text:p>
          </table:table-cell>
          <table:table-cell office:value-type="string" calcext:value-type="string">
            <text:p>320137168412206_334554810303775</text:p>
          </table:table-cell>
          <table:table-cell office:value-type="string" calcext:value-type="string">
            <text:p>[COLABORAÇÃO]\nMDMA e Seus Efeitos – Análise Completa da Substância\n\nMDMA – Tudo sobre a molécula\n\nDuração:\n\nInício dos efeitos: 20 – 70 minutos\nDuração: 3 – 5 horas\nDuração dos efeitos perceptíveis após o pico: até 24 horas\n\nDosagem:\n\nDosagem limiar: 30mg\nLeve: 40 – 75 mg\nComum: 75 – 100 mg\nForte: 100 – 200mg\nPesada: 200mg +\n\nMDMA (3,4-metilenodioxi-N-metilanfetamina) é uma droga entactogênica (isto é, uma classificação de drogas psicoativas capazes de aumentar o sentimento de empatia) da família da fenetilamina e anfetamina. Foi sintetizado pela primeira vez em 1912 pelo químico Anton Kollisch como um potencial medicamento para a supressão de hemorragia anormal. Pelos 65 anos seguintes, o MDMA foi em grande parte deixado de lado, com os primeiros relatos de uso para fins recreativos por volta de 1970. Foi finalmente classificada como uma substância controlada em 1985, quando seu uso começou a espalhar-se pela a sociedade mainstream e pelas raves.\n\nO MDMA atua como um agente de liberação dos neurotransmissores conhecidos como serotonina, dopamina e norepinefrina, que são responsáveis pelo prazer, motivação e foco. Isso ocorre através da inibição da recaptação e reabsorção dos neurotransmissores depois realizarem sua função de transmissão de um impulso neural. Essencialmente, ele permite que os neurotransmissores sejam acumulados e reutilizados, causando efeitos estimulantes tanto físicos quanto eufóricos.\n\nMuitas pessoas dentre as comunidades psicodélicas on-line pensam que os relatos de efeitos psicodélicos do MDMA não passam de mito, por nunca terem vivenciado a experiência em si. Ele produz efeitos psicodélicos bastante poderosos e alucinações sob as circunstâncias corretas, particularmente em doses elevadas e especialmente quando combinada com maconha. Estes efeitos são similares a cogumelos e LSD, mas diferentes de qualquer outro psicodélico comumente usado. Os efeitos não aparecem de forma consistente mas são rapidamente percebidos por qualquer pessoa, mesmo que não esteja acostumada com os psicodélicos mais tradicionais. Estes podem acontecer durante qualquer ponto da trip, porém são mais comuns durante a “aterrizagem”.\n\nA experiência com MDMA contempla um conjunto complexo e amplo de efeitos que podem ser encontrados aqui , e vou descrevê-los melhor a partir de agora.\n\nEfeitos físicos:\n\nOs efeitos físicos do MDMA podem ser divididos em cinco componentes que se intensificam progressivamente proporcionalmente à dosagem. Estes estão descritos abaixo e incluem geralmente:\n\nSensações táteis espontâneas – a sensação corporal sob efeito de MDMA pode ser descrita como um formigamento eufórico que vai de moderado a extremo e que abrange todo o corpo. É capaz de se tornar extremamente agradável nas doses mais elevadas. Esta sensação se mantém consistente e aumenta constantemente logo no início e atinge o seu limite uma vez que o pico tenha sido atingido.\n\nToque mais perceptivo\n\nEstímulos – em termos de seus efeitos sobre os usuários, os níveis de energia físicas do MDMA é comumente considerado extremamente estimulante e enérgico, o que encoraja atividades como corrida, escalada e dança fazendo do MDMA uma escolha popular para eventos musicais, como festas e raves. O estímulo particular do MDMA pode ser descrito como forçoso, isto é, significa que em doses mais elevadas torna-se difícil ou impossível de se manter relaxado, como um apertamento da mandíbula e tremores e vibrações involuntárias pelo corpo, resultando em uma instabilidade extrema das mãos e uma falta geral de controle motor.\n\nVisão vibrando – os globos oculares de uma pessoa podem começar a se mexer espontaneamente num movimento rápido, para frente e para trás, deixando a visão embaçada e temporariamente fora de foco; a isso se dá o nome de nistagmo.\n\nDesidratação – boca seca e desidratação são uma experiência universal com MDMA causando um aumento da frequência cardíaca e uma forte motivação a se envolver em atividades físicas extenuantes. Embora seja MUITO importante evitar a desidratação, especialmente quando se dança num ambiente quente, um número de usuários já sofreram de intoxicação por água por beber demais. Por isso é aconselhável que os usuários bebam água, mas sem grandes exageros.\n\nDificuldade de urinar – altas doses de MDMA resultam em uma dificuldade geral em urinar, um efeito completamente temporário e inofensivo, devido à promoção da liberação do hormônio antidiurético (ADH), responsável por regular a micção. Este efeito pode ser reduzido ao se relaxar, mas pode ser aliviado significativamente colocando uma flanela quente sobre os órgãos genitais para aquecê-los e incentivar o fluxo de sangue.\n\nEfeitos cognitivos:\n\nOs efeitos cognitivos do MDMA podem ser divididos em dez componentes que se intensificam progressivamente proporcionalmente à dosagem. O efeito geral do MDMA é descrito por muitos como uma estimulação mental extrema, sentimentos de amor ou empatia e poderosa euforia. Ele traz um grande número de efeitos típicos psicodélicos, entactogênicos e estimulantes cognitivos.\n\nOs mais proeminentes destes efeitos cognitivos incluem geralmente,\n\nEuforia – forte euforia emocional e sentimentos de felicidade estão presentes, ocasionadas provavelmente por uma liberação de serotonina e dopamina.\n\nPensamentos acelerados\n\nAumento da empatia, amor e sociabilidade – este efeito terapêutico em particular é o mais evidente e poderoso dentre os provocados pelo MDMA, mais do que qualquer outra substância conhecida. É o efeito mais predominante e perceptível de qualquer experiência de MDMA. No entanto, com o passar do tempo e o uso repetido, este efeito torna-se severamente diminuído por passar a se tratar de um lugar comum, logo as pessoas se sentem apenas estimuladas e eufóricas, porém sem a necessidade de comunicar suas novas sensações com os outros. Alguns usuários relatam que o MDMA “perde a sua magia” com apenas 10 experiências, enquanto outros relataram centenas de utilizações antes das qualidades empáticas desaparecerem. No entanto, isto parece não ser verdade para todos os usuários, com muitos relatando que não sofreram qualquer redução na qualidade da experiência após dezenas ou mesmo centenas de vezes.\n\nAtenção Plena\n\nDistorção do tempo – fortes sentimentos de encurtamento e aceleração do tempo são comuns com MDMA.\n\nEstados de unidade e interconexão – experiências de unidade, unicidade e de interconexão são comuns entre os níveis de 2-3. Este componente se manifesta mais consistentemente com altas dosagens, em meio a grandes multidões como raves e eventos musicais de forma que a pessoa “se torna um com o todo”.\n\nEfeitos visuais:\n\nOs efeitos visuais do MDMA ocorrem de forma mais seletiva e menos consistente do que qualquer outro psicodélico tradicional e é por isso que muitas pessoas consideram relatos de outros com MDMA como sendo um “mito” ou um “rumor”. Os efeitos podem nunca se manifestar, mas são mais prováveis de ocorrer em doses altas de MDMA puro, e se o usuário fumar maconha mais ao fim da experiência. Também são mais prováveis de ocorrer caso o usuário tenha alguma experiência prévia com outros psicodélicos, mas nada impede de que os efeitos apareçam para qualquer um.\n\nAprimoramentos\n\nO MDMA apresenta uma série de aprimoramentos visuais suaves em comparação aos demais psicodélicos tradicionais, mas ainda são facilmente perceptíveis.\n\nIncluem principalmente:\n\nAperfeiçoamento de cores\nMaior facilidade em reconhecer padrões\nDistorções\n\nO MDMA apresenta apenas uma alteração visual:\n\nRastros – este efeito raramente se manifesta além do nível 1-3.\n\nGeometria\n\nA geometria visual presente durante a trip pode ser descrita como mais próxima da psilocina do que do LSD. Pode ser descrita como uma organização estruturada, orgânica do estilo geométrico, intrincada em complexidade, de tamanho grande, com movimentos rápidos e suaves, predominando tons de azul e cinza, de cor brilhante, com bordas borradas e nítidas e cantos arredondados e angulares. Em doses mais elevadas é comum atingir estados de Nível 7A até o Nível 7B. Muitos usuários relatam um sentimento de leve ameaça, seguido de um estilo sinistro com um esquema de cores que geralmente abrange o cinza e o azul.\n\nEstados Alucinatórios\n\nO MDMA é capaz de produz um leque único de estados alucinatórios sutis a altos e de uma forma significativamente menos consistente e reprodutível do que a de muitos outros psicodélicos comumente usados.\n\nEstes efeitos incluem:\n\nAlucinações internas – as alucinações internas induzidas pelo MDMA só acontecem espontaneamente em dosagens extremamente elevadas. A forma mais comum em que se manifestam são através de cenários hipnagógicos, os quais o usuário se encontrar como se estivesse caindo no sono após uma noite de uso e que geralmente podem ser descritos como uma reprodução de uma memória ocorrida várias horas anteriores. São curtos e fugazes, mas frequentes e bastante realistas e convincentes quando acontecem. Geralmente tomam a forma de uma conversa com as pessoas que estiveram com você naquele momento ou podem também se tornar histórias bizarras e completamente sem sentido.\n\nAlucinações externas – são semelhantes aos efeitos encontrados em delirantes mas normalmente são replays de memória e eventos esperados semi realistas. Por exemplo, as pessoas poderiam aparecer casualmente segurando objetos ou executar ações que você esperaria na vida real até que de desaparecem e se dissolvem caso haja uma interação mais concreta com elas. Os exemplos comuns disto incluem ver pessoas usando óculos quando na verdade não estão e confundir objetos na visão periférica com seres humanos. Em doses mais elevadas no entanto, elas são capazes de permanecerem presentes e de natureza delirante.\n\nEfeitos auditivos:\n\nOs efeitos auditivos de MDMA são comuns e exibem uma gama parcial de efeitos que inclui normalmente:\n\nAprimoramentos\n\nAlucinações – ocorrem geralmente no final da noite, e quase sempre consiste em repetições de memória de horas anteriores. São comumente manifestadas como vídeos da música que foi tocada e vozes distorcidas das pessoas que falaram. Podem tornar-se tão alto em volume como o nível de ruído de qualquer rave ou festa e ocasionalmente podem se tornar complexas o suficiente para se manifestarem como músicas ou sinfonias complicadas, inéditas e completamente coerentes independente do estilo.\n\nDicas sobre como induzir esses efeitos:\n\nSe você quiser induzir esses efeitos, sugiro que pegue o que considere ser uma dose moderado-forte (150mg). Certifique-se de que você tem MDMA puro e não pílulas variadas de natureza indeterminada. Se for combinado com um bong e uma boa quantidade de maconha, os efeitos psicodélicos quase sempre ocorrem\nIsso geralmente parece ser o suficiente para a maioria das pessoas, mas umas vez que o MDMA possui características seletivas, pode não funcionar para outras. Outras pessoas e eu já sentimos de vez em quando os efeitos mesmo sem fumar maconha, porém tivemos fortes brisas consistentemente toda vez que fumamos.\n\nConclusão:\n\nO MDMA é antes de tudo um entactógeno, e depois, uma substância psicodélica. É melhor usado para a resolução de problemas interpessoais, fortalecer os laços afetivos e para dar aquela turbinada na festa. Suas propriedades psicodélicas são extremamente singulares, interessantes e algo que tento induzir toda vez que tomo esta substância.\n\nÉ importante ter em mente, no entanto, que sua utilização excessiva pode resultar em grave depleção do neurotransmissor e síndrome da serotonina. É por isso que eu recomendo que você faça sua própria pesquisa antes de considerar o uso desta droga. Vindo de uma experiência pessoal, ele nunca deve ser usado mais de uma vez por mês ou, de preferência não mais do que duas vezes por ano.\n\nfonte\nhttp://disregardeverythingisay.com/post/35068026910/mdma-broken-down-and-described</text:p>
          </table:table-cell>
          <table:table-cell office:value-type="float" office:value="48" calcext:value-type="float">
            <text:p>48</text:p>
          </table:table-cell>
          <table:table-cell office:value-type="float" office:value="7" calcext:value-type="float">
            <text:p>7</text:p>
          </table:table-cell>
          <table:table-cell office:value-type="string" calcext:value-type="string">
            <text:p>2017-08-14</text:p>
          </table:table-cell>
          <table:table-cell office:value-type="string" calcext:value-type="string">
            <text:p>23:41:36+0000</text:p>
          </table:table-cell>
        </table:table-row>
        <table:table-row table:style-name="ro1">
          <table:table-cell office:value-type="float" office:value="421" calcext:value-type="float">
            <text:p>421</text:p>
          </table:table-cell>
          <table:table-cell office:value-type="string" calcext:value-type="string">
            <text:p>320137168412206_334738680285388</text:p>
          </table:table-cell>
          <table:table-cell office:value-type="string" calcext:value-type="string">
            <text:p>[COLABORAÇÃO]\n\nBom dia galera!\n\nPostando aqui pra futuras referências de estudo, espero que seja útil.</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2017-08-15</text:p>
          </table:table-cell>
          <table:table-cell office:value-type="string" calcext:value-type="string">
            <text:p>14:11:20+0000</text:p>
          </table:table-cell>
        </table:table-row>
        <table:table-row table:style-name="ro1">
          <table:table-cell office:value-type="float" office:value="1497" calcext:value-type="float">
            <text:p>1497</text:p>
          </table:table-cell>
          <table:table-cell office:value-type="string" calcext:value-type="string">
            <text:p>190192181593597_334842133608376</text:p>
          </table:table-cell>
          <table:table-cell office:value-type="string" calcext:value-type="string">
            <text:p>[COLABORAÇÃO]\nA AYAHUASCA É MINHA TERAPEUTA, E É UMA EXCELENTE PROFISSIONAL.\nMais uma sessão de terapia, mais uma chance de me conhecer melhor e entender o que me alegra, o que me aflige e por que tento evitar certas emoções.\nA minha terapeuta chega, se apresenta vestida em um copo de vidro e com uma expressão neutra. Nos segundos que antecedem o encontro com minha terapeuta sempre sinto ansiedade, um pouco de medo e uma tímida euforia.\nAinda não sei qual vão ser os tópicos que vamos conversar, mas ela tem uma habilidade incrível de me conduzir de maneira primorosa para um ambiente mental de maior compreensão e entendimento, mesmo que para isso precise passar por becos escuros e incômodos da minha própria existência.\nA sessão se inicia.\nA sua agilidade e liquidez em transformar emoções cruas em informações valiosas para minha vida me surpreendem até hoje, afinal, como é que em tão pouco tempo de sessão terapêutica ela consegue me mostrar coisas que eu não conseguia enxergar a anos?\nA conversa toma um rumo inesperado, começo a ter vontade de chorar, e inicio um uma jornada em mares turbulentos que demanda uma elasticidade emocional e mental que até pouco tempo atrás não sabia que possuía.\nMais uma característica sublime da minha terapeuta, ela como ninguém me leva até meus extremos e me apresenta a possibilidade de criar uma verdadeira resiliência emocional, uma verdadeira oportunidade de aprender a abrir mão da falsa idéia de controle que acredito ter sobre minha vida e apenas confiar que no final o resultado de abrir mão do controle será extremamente positivo.\nApós abandonar a direção da minha jornada, abrindo mão do controle, navego por águas serenas, calmas e de uma visibilidade incrivelmente cristalina. Consigo me entender, me perdoar e reavaliar minha relação comigo mesmo.\nAinda que o mar pareça sereno, estou em estado de êxtase profundo com as informações passadas por minha terapeuta, e nesse momento da jornada, eis que ela me surge com uma informação que sempre me parece pertinente e não tendo a dar a real importância no dia a dia. Como o amor de uma mãe junto ao seu filho recém nascido combinado com uma disciplina exemplar de um pai preocupado com o desenvolvimento de sua criança, minha terapeuta se aproxima e me diz:\nSeja grato pela vida, ela é uma milagre.</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2017-08-15</text:p>
          </table:table-cell>
          <table:table-cell office:value-type="string" calcext:value-type="string">
            <text:p>19:28:50+0000</text:p>
          </table:table-cell>
        </table:table-row>
        <table:table-row table:style-name="ro1">
          <table:table-cell office:value-type="float" office:value="1367" calcext:value-type="float">
            <text:p>1367</text:p>
          </table:table-cell>
          <table:table-cell office:value-type="string" calcext:value-type="string">
            <text:p>320137168412206_334843426941580</text:p>
          </table:table-cell>
          <table:table-cell office:value-type="string" calcext:value-type="string">
            <text:p>[COLABORAÇÃO] \nConvido todos a também participarem deste grupo: músicas para viagens enteógenas\n\nhttps://www.facebook.com/groups/musicasenteogenas/</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017-08-15</text:p>
          </table:table-cell>
          <table:table-cell office:value-type="string" calcext:value-type="string">
            <text:p>19:33:29+0000</text:p>
          </table:table-cell>
        </table:table-row>
        <table:table-row table:style-name="ro1">
          <table:table-cell office:value-type="float" office:value="746" calcext:value-type="float">
            <text:p>746</text:p>
          </table:table-cell>
          <table:table-cell office:value-type="string" calcext:value-type="string">
            <text:p>320137168412206_335171573575432</text:p>
          </table:table-cell>
          <table:table-cell office:value-type="string" calcext:value-type="string">
            <text:p>[COLABORAÇÃO] <text:s/>\n\n40 DICAS E IDEIAS PARA TER UMA EXPERIÊNCIA PSICODÉLICA FANTÁSTICA.\n\nDicas retiradas e traduzidas do <text:s/>HighExistence.\n\n"É uma coisa muito salutar para perceber que o Universo bastante aborrecido em que a maioria de nós passam a maior parte do nosso tempo não é o único Universo que existe. Eu acho que é saudável que as pessoas devam ter essa experiência (psicodélica)."\n- Aldous Huxley \n\nPsicodélicos, se utilizados de forma responsável, podem ser uma profunda mudança de vida e de deslumbrantes prestidigitações.\nComo tem sido argumentado (....), substâncias como o LSD e a psilocibina dos cogumelos podem catalisar experiências místicas que resultam em "um aumento a longo prazo na abertura, o que equivale a um aumento da apreciação estética, sensibilidade, imaginação, fantasia e tolerância e da mente aberta sobre os pontos de vista e valores dos outros."\nAlém disso, estas substâncias também podem levar a "avanços", ou experiências "no qual os indivíduos podem ver e entender suas vidas e mentes de maneiras totalmente novas, ganhando um renovado sentido de valor da vida e visão construtiva em sua bagagem psíquica peculiar."\nHá muita evidência anedótica e agora um crescente corpo de evidências científicas sugerindo que estas descobertas podem ajudar as pessoas a superar a depressão, vício e mais.\nAlém disso, psicodélicos tendem a "desbloquear" as mentes das pessoas, de modo a permitir-lhes a perceber a beleza, surrealista e majestade do universo de maneiras anteriormente insondáveis. Como Aldous Huxley sugere na citação de abertura, é quase como descobrir um Universo inteiramente novo.\nEstas substâncias poderosas têm um enorme potencial para melhorar a sua vida, mas é preciso lembrar que as experiências psicodélicas podem variar muito. Felizmente, existem muitas coisas que você pode fazer para ajudar a garantir que se tenha uma experiência positiva.\n\n1) Escolha um local muito deliberadamente.\n"... Viagem para fora onde você se sente aberto, livre, confortável, protegido e fortalecido. Se você não sabe como, talvez você não devesse estar transcendendo." — @phred <text:s text:c="4"/>\n\n2) Deixe sua respiração ser a sua âncora.\n"Se a sua experiência fica intensa ou assustadora, lembre-se: você sempre pode voltar ao foco em sua respiração... Para mim é a âncora final para permanecer centrado, mesmo durante as fases mais escuras." — @bbolint\n\n3) Ouça música chill.\n"Talvez o mais importante, MÚSICA!! Ouça música que te traga muito amor. A música pode definitivamente ajudar a manter a sua viagem numa boa. Para não mencionar, que parece absolutamente incrível durante a viagem." — @krkrich\n\n"Tente fechar os olhos ao escutar sua música de escolha e ver o quão profundo e imerso você pode chegar a ela, será realmente incrível quanto mais você puder apreciar a música ignorando todos os seus outros sentidos." <text:s/>@bradenmarchand\n\n4) "Ter zero obrigações durante todo o dia e, de preferência, no dia seguinte também." — @bashfulkoala\n\n5) "Viaje somente com pessoas que você ama e que te aceitam completamente." — @bashfulkoala\n\n6) Defina intenções.\n"Você pode simplesmente partir, com certeza, mas você também pode usar psicodélicos para a exploração. Que parte de você que gostaria de explorar neste momento?" — @MarcvsMaximvs\n\n7) O silêncio, escuridão e solitude.\n"O silêncio, escuridão e solitude também podem ser seus amigos, se você for até eles. Às vezes as maiores experiências são as que você tem medo de enfrentar." — @MarcvsMaximvs\n\n"Eu amo a viagem sozinho, porque para mim é uma ótima maneira de superar minhas sombras com ninguém lá para mim, apenas eu." — @bbolint\n\n[Nota: Completamente só não é recomendado, a menos que você tenha uma experiência significativa com psicodélicos.]\n.\n8) Andar descalço por um tempo.\n"Em algum momento, ficar em terra nua, com seus pés descalços. Você também deve andar um pouco, mas se você não está acostumado a andar com os pés descalços, isso pode surpreendê-lo, portanto, ficar por um tempo com os pés no chão primeiro. Parece bobagem, mas é incrível, você vai ter que experimentar." — @mirthful\n\n9) Não pense demais.\n"É um ponto pouco intuitivo, mas não penso muito. Psicodélicos são grandes para o crescimento pessoal, mas é fácil chegar em 'loops' de pensamento. Ficar presente e consciente é quando a mágica realmente começa a sair." — @zhaetur\n\n10) Saia na natureza.\n"Caminhar é preferível! Tenha um destino final em mente (por exemplo: vistas panorâmicas). Escalar uma montanha é uma experiência muito poderosa. Motive-se a entrar na natureza!" — @sandytorna\n\n"… sair! Melhores tempos para mim é ir à praia e à floresta." — @ Corey-Emery <text:s text:c="2"/>\n\n"Experimente as vibrações e linguagem da natureza. Ouça. Participe. Sinta a conexão." — @CuriousKitten <text:s/>\n\n11) Tenha um cobertor de segurança.\n"... Um cobertor de segurança sempre me deixa confortável. Muitas vezes eu tenho uma camisola ou algo para agarrar e colocar se eu ficar com frio ou sentar na grama." — @madisonsamz\n\n12) "Vista-se confortavelmente." — @madisonsamz\n\n13) Tenha água à mão.\n"Sempre, sempre, sempre tenha água à mão. Eu não sei se isso é uma coisa mental ou o que, mas sempre que uma viagem começa a ficar muito louca, a água sempre me ajuda. Eu tendo a ficar muito "alto" quando meu corpo/mente está se ajustando à substância e água ajuda uma tonelada." — @krkrich \n\n14) "Faça caminhadas." — @bashfulkoala <text:s/>\n\n15) "Medite de antemão." — @bashfulkoala <text:s/>\n\n16) "Não transcenda de ressaca." — @bashfulkoala <text:s/>\n\n17) "Leve lanches saudáveis." — @madisonsamz\n\n"Certifique-se de ser natural, comida vegetariana se possível..." — @ morty1999\n\n18) "Respire fundo de antemão." — @madisonsamz \n\n19) "Lembre-se que você tem controle sobre a sua mentalidade." — @madisonsamz \n\n20) "Confie no processo." — @veronicarosenman \n\n21) "Você vai ter a experiência que você precisa, não a que você quer." — @TheAppetizer <text:s text:c="2"/>\n\n22) Leve um diário e canetas.\n"Eu sempre gosto de manter um diário e algumas canetas comigo enquanto transcendo." — @ Corey-Emery <text:s/>\n\n"Também é divertido ter um notebook nas proximidades - em minhas experiências, eu tenho epifanias aleatórios sobre as coisas mais simples da vida que eu nunca percebi antes, e eles acabam mudando praticamente tudo na minha vida para melhor. Eu sou grato em escrevê-las, porque eu não tenho certeza que eu me lembrarei de outra forma :)" — @ morty1999\n\n23) Prepare uma lista de reprodução especial.\n"Ter uma lista de reprodução confortável no meu telefone com fones de ouvido é sempre um dispositivo de segurança e conforto para mim." — @ Corey-Emery <text:s/>\n\n24) "Tudo vai ficar bem."\n"Lembre-se que você tomou um enteógeno, queria fazê-lo, e agora estão juntos para o passeio." — @bashfulkoala \n\n25) Se as coisas começam a ficar escuras, cante uma música ou abrace um amigo." - @bashfulkoala\n\n26) Fume maconha.\n"Este provavelmente não é para todos, mas a maconha me ajudou a relaxar algumas vezes quando as viagens começaram a ficar mais intensas." — @bashfulkoala\n\n"Eu não tenho certeza se eu recomendo fumar maconha. Eu já vi isso em ambos os sentidos. Pode ajudar a viagem exterior ou a levá-la para o próximo nível de intensidade. Só depende do indivíduo " — @krkrich \n\n(Conhecer-se a si mesmo é um presente. Se maconha combina com você normalmente, te acalma, pode ser uma boa ideia ter alguma com você.) \n\n27) "Aproveite a viagem!" — @ Corey-Emery <text:s/>\n\n28) Cada 'bad trip' tem uma lição.\n"Eu tenho que dizer que uma das coisas mais importantes para mim é que cada bad trip tem uma lição. Se você está perdido, apenas relaxe... limpe sua cabeça, e você provavelmente só virá a perceber o que você acabou de aprender porque se abre muito o olho, o que é estranhamente reconfortante." — @jleebs <text:s text:c="3"/>\n\n29) "Vá com o fluxo. Renda-se a tudo o que está acontecendo." — @bashfulkoala <text:s/>\n\n30) Faça uma fogueira.\n"... Você pode construir uma fogueira e sentar-se ao lado dela, é incrível como o aquecimento e a presença do fogo vai confortando, segurando-o em um ambiente seguro, sendo o' espaço seguro' durante sua viagem." — @bbolint <text:s/>\n\n31) "Equilibrar-se para fora."\n"Se há coisas querendo sair da sua vida no momento, esta provavelmente não será a melhor viagem, a menos que você deseja lidar com esses estressores na cabeça, porque eles vão vir para cima. Tire algum tempo, medite, limpe sua mente, eleve-se, eleve a sua vibração. Sinta-se bem antes de entrar em transe." — @krkrich <text:s text:c="2"/>\n\n32) Diferentes psicodélicos em diferentes contextos.\n"Conhecer o tipo de configuração que você estará fazendo para o transe especial que você vai fazer. Isto é onde eu vejo diferenças entre os psicodélicos. Com Cogumelos, DMT etc, eu acredito que você deve ter um lugar tranquilo, confortável e controlado. Você não vai querer estar em um festival sob efeito de cogumelos. Você vai querer estar sozinho ou em torno de pessoas confiáveis, em um ambiente familiar e que não vai te julgar. No entanto, no ácido, você precisa conhecer seus limites. Por exemplo, eu gosto de tomar ácido em festivais, dança e festa. Ou eu poderia tomar ácido em torno de amigos em um ambiente mais calmo. Eu tendo a querer explorar um pouco mais e interagir com ácido, enquanto que com cogumelos pode ser um transtorno." — @krkrich <text:s/>\n\n33) Se as coisas ficarem muito intensas...\n"Se as coisas ficarem muito intensas durante a viagem, algumas dicas que tenho são:\n- Parar e levar algum tempo a se concentrar em sua respiração. Que sempre vai aterrá-lo.\n- Conectar com a natureza. Sério, se você estiver em área aberta, simplesmente deitar na grama e respirar. Eu descobri que isso também pode equilibrá-lo e levá-lo de volta.\n- E água." — @krkrich \n\n34) Olhar para uma arte ou ler um poema.\n"Você já tentou olhar para uma arte enquanto transcende? Ou leu um poema agradável? Eu não posso ler em doses elevadas, mas a arte é sempre muito boa." — @MarcvsMaximvs \n\n35) Beber café quando você está retornando do transe.\n"Eu sempre procuro o café, por achá-lo a coisa mais nutritiva, sempre quando eu começar a descer." — @ Morty1999 <text:s/>\n\n36) Gastar tempo com seus animais de estimação.\n"Se você tem animais de estimação, certifique-se de que eles estão por perto, porque você provavelmente vai se conectar com eles como nunca antes." — @ Morty1999 <text:s/>\n\n37) Abraçar qualquer desconforto.\n"Não lute contra os elementos da viagem que faz você se sentir desconfortável. Abrace-os. Seja o que for, prossiga ativamente. Faça caretas assustadoras para eles. Brinque com eles. Seja eles." — @tuesle\n\n38) "Deixe sua parafernália eletrônica para trás!" — @CuriousKitten <text:s/>\n\n39) "Tente acampar com um casal de amigos confiáveis." — @CuriousKitten <text:s text:c="2"/>\n\n"Apenas viaje no transe." — @jleebs <text:s text:c="4"/>\n\nUma nota sobre Segurança:\nComo enfatizamos repetidamente (....), psicodélicos devem ser abordados com reverência e cautela. Acreditamos que num contexto de amor os psicodélicos são medicamentos poderosos, com um enorme potencial, mas há uma série de preocupações de segurança físicos e psicológicos que se deve considerar antes de viajar com psicodélicos. Por favor, faça muita pesquisa, e não tome psicodélicos se você tiver razões para acreditar que eles não combinam com sua personalidade ou sua bagagem mental. O Essential Psychedelic Guide no Erowid é um recurso livre excepcional, e recomendamos a leitura, especialmente a seção sobre '‘Psychedelic Safety', antes mesmo de usar qualquer substância. Tome cuidado, e seja feliz. :)\nSe você aprecia, recomendamos...\n\nPortas da Percepção de Aldous Huxley.\nEm 1952, Aldous Huxley se envolveu no experimento já lendário, clinicamente detalhado dos efeitos fisiológicos e psicológicos do pouco conhecido medicamento usado pelos mais velhos americanos e mexicanos nativos em práticas religiosas. A droga foi peyote, agora comumente conhecido como a mescalina. Por todos os padrões, os resultados do experimento foram notáveis. Este livro extraordinário detalha os aspectos práticos do experimento e dá conta viva de Huxley e de sua experiência imediata, e do efeito mais prolongado sobre o seu pensamento e consciência subsequente.\n\n[Texto salvo no Noteebook. Não me lembro de onde.]</text:p>
          </table:table-cell>
          <table:table-cell office:value-type="float" office:value="13" calcext:value-type="float">
            <text:p>13</text:p>
          </table:table-cell>
          <table:table-cell office:value-type="float" office:value="7" calcext:value-type="float">
            <text:p>7</text:p>
          </table:table-cell>
          <table:table-cell office:value-type="string" calcext:value-type="string">
            <text:p>2017-08-16</text:p>
          </table:table-cell>
          <table:table-cell office:value-type="string" calcext:value-type="string">
            <text:p>19:44:43+0000</text:p>
          </table:table-cell>
        </table:table-row>
        <table:table-row table:style-name="ro1">
          <table:table-cell office:value-type="float" office:value="179" calcext:value-type="float">
            <text:p>179</text:p>
          </table:table-cell>
          <table:table-cell office:value-type="string" calcext:value-type="string">
            <text:p>320137168412206_335181923574397</text:p>
          </table:table-cell>
          <table:table-cell office:value-type="string" calcext:value-type="string">
            <text:p>[COLABORAÇÃO}\n\n⚛MDMA: ABORDAGEM DIDÁTICA / MISTURAS / SUPLEMENTAÇÃO\nConteúdo reunido por: Neyzon.\n\nO fato é que todas as drogas causam danos - da Aspirina a Metanfetamina.\nÉ difícil dizer que “X” é ruim e “Y” não é - é só uma escala de mais ou menos ruim.\nMDMA é definitivamente mais pra “menos ruim” na escala, especialmente quando usada de forma adequada.\nMDMA é muito pior quando você não usa de forma adequada. É muito comum o “MDMA”, “MD” ou “bala” que você está comprando não ser MDMA puro. Se usado de forma correta, MDMA pode ser usado em alguns meses com o mínimo de dano.\n\nVale destacar que comprar “MD” não significa que está comprando MDMA puro. Reitero: Só porque é em pó(cristal), e não em comprimidos, NÃO significa que você está comprando MDMA puro.\n\nMDMA (3,4-metilenodioxi-N-metilanfetamina) é uma droga entactogênica (isto é, uma classificação de drogas psicoativas capazes de aumentar o sentimento de empatia) da família da feniletilamina e anfetamina. Foi sintetizado pela primeira vez em 1912 pelo químico Anton Kollisch como um potencial medicamento para a supressão de hemorragia anormal. Pelos 65 anos seguintes, o MDMA foi em grande parte deixado de lado, com os primeiros relatos de uso para fins recreativos por volta de 1970. Foi finalmente classificada como uma substância controlada em 1985, quando seu uso começou a espalhar-se pela a sociedade mainstream e pelos frequentadores de festas raves.\n\nInicialmente, a neurofisiologia da MDMA afeta diretamente a dois neurotransmissores: a SEROTONINA a e a DOPAMINA. No caso da serotonina (5-hidroxitriptamina, 5HT) o MDMA provoca a inibição de sua recaptação (retorno ao neurônio pré-sináptico), aumentando sua disponibilidade na fenda sináptica (espaço de relação entre neurônios); igualmente, a MDMA aumenta a liberação de 5HT e de dopamina.\nO efeito psicofisiológico do MDMA é semelhante aos antidepressivos inibidores seletivos da receptação da serotonina (ISRS), como o Prozac (fluoxetina), no que se refere aos efeitos no neuroreceptores serotoninérgicos. Trata-se de uma ação atípica, pois o MDMA, ao mesmo tempo, aumenta a liberação de 5HT e evita sua recaptação às células pré-sinápticas. O efeito central, no que concerne à serotonina, é sobre os receptores de 5HT2, os mesmos receptores que se ligam aos psicodélicos indóis clássicos, como o LSD e a psilocibina.\n\n☛ Efeitos gerais\n\nEuforia e felicidade ao extremo; Diminuição de sentimentos negativos, stress e ansiedade; Aumento da empatia e necessidade de comunicações com outros.\n♦ Outros efeitos:\nSentir-se sobrecarregado (apenas deixe passar); Mandíbula apertada; Pupilas dilatadas; Dificuldade de urinar.\n♦ Informações básicas e diretas\nTrazendo as pessoas a loucura\nNormalmente usado como comprimido (bala). Dosagem geral: 100mg (depende do seu peso, tolerância e outros fatores).\nEfeitos: 45 minutos para bater (pode demorar mais de 3 horas - não use mais enquanto não bater!), dura 4-8 horas.\nMDMA possui risco, principalmente em danificar os receptores de serotonina ou neurotoxinas com uso contínuo.\nMDMA geralmente é considerada extremamente segura, tendo em conta que você tem MDMA puro. Por que não ser mais seguro ainda? Teste-o sempre que possível, por favor.\n\n☛ Sinais de Perigo Para se Observar:\n\nEm uma festa, deixe os paramédicos lidarem com a situação.\nNota: não se assuste em chamar uma ambulância, eles não vão te colocar em apuros.\n►Hipertermia: calor, pele seca. Dores de cabeça. Para evitar dê pausas entre atividades intensas e esteja hidratado.\n►Hiponatremia (distúrbio eletrolítico): cólicas, espasmos, náuseas, vômito. Bebidas esportivas (gatorade) podem prevenir isto.\n►Síndrome da serotonina (excesso de serotonina): geralmente acontece nos primeiros minutos. Aumento dos batimentos cardíacos, tremores, espasmos, hiper sensibilidade, aumento da temperatura.\n\n☠LEMBRANDO QUE NÃO É RECOMENDADO INGERIR MDMA JUNTO COM REMÉDIOS E OUTRAS DROGAS QUE METABOLIZAM PELO APARELHO HEPÁTICO, REDUZINDO ASSIM OS RISCOS COM O SEU FÍGADO.\n\n☞⚛ Por favor, EVITE misturar MDMA com:\n\n►Anfetaminas geralmente são má ideia.\nDefinitivamente evitar misturar com Cocaina, mortes foram reportadas e você não vai sentir o efeito do MDMA;\n►Alcool;\n►Não use antidepressivos (SSRI, SNRI, SDRI, SDNRI, MAOI) antes e durante fritar (ex.: Prozac, Zoloft - eles podem te causar danos e também reduzir os efeitos). Tabaco é ok (é um MAOI extremamente fraco). Também após o uso, SSRIs podem diminuir a ressaca. \n►Não use 5-HTP durante o uso - depois de fritar é extremamente benéfico, mas não durante. Evite 5-HTP com 12 horas de fritação.\n►Também evite: 2C-T7, 2C-T2, 4-MTA, Syrian Rue, PMA, Caapi, Ayahusca (e outras a base de DMT), aMT, DXM, MXE, ópio, Yohimbe. \n►Evite IMAOs (inibidor da monoamina oxidase). Evite combinações (includindo drogas em ervas e farmacêuticas, exemplo Reveratrol, Methylene Blue e outros.\nhttp://en.wikipedia.org/wiki/Monoamine_oxidase_inhibitor…)\n\n►CANDYFLIP.\n\nDentre as misturas não recomendadas temos também a recomendada, cuja mistura se dá através do LSD e a MDMA, nomeada como Candyflip:\nO que aconselhamos para um melhor aproveitamento de moléculas é o candyflip, que nada mais é que tomar o LSD na dosagem que ache necessária (num único drop), e após, no mínimo umas 4 hrs, ingerir a MDMA(ecstasy), desta forma vc poderá desfrutar do pico de ambas moléculas, uma vez que após 4 hrs, vc estará quase entrando no comedown (pós pico) do LSD, ou seja, quando o ecstasy "bater", você aproveitará o pico sem problemas ou confusões.\nNão recomendo ingerir ecstasy antes do LSD, pois MDMA é um agonista indireta da serotonina e dopamina, e dependendo da dosagem de MDMA, não surtirá o efeito desejado do LSD, pois seus neurotransmissores estarão calejados.\n\n►GUIA DE SUPLEMENTOS\n\nTudo preparado e quer saber o quais suplementos tomar? \nNão tome mais coisas até bater o primeiro drop! (a mesma coisa pode demorar 3 horas pra bater em você e 30 min pra bater em outra pessoa, A SUBJETIVIDADE).\nSuplementos podem fazer deixar o uso de MDMA mais seguro.\nCompre os suplementos sugeridos.Se não tem tempo para comprar suplementos, coma bastante frutas e lembre-se das outras dicas!\n6 horas antes:\n200mg (2 comprimidos normalmente) de Magnésio Glicina\n~1x Copo de suco de Toranja (Grapefruit)\n1-3 horas antes:\n100mg Na-R-ALA (tenha certeza que está comprando Na-R-ALA e não R-ALA)\n200mg Magnésio Glicina\n1000mg Vitamina C\n100mg Extrato de semente de uva\n~1x Copo de suco de Toranja (Grapefruit)\n500mg ALCAR\n400mg EGCG\n100mg CoQ10\n30 min antes \n1x Tum/Rolaids (Não pra reduzir danos como os outros suplementos. Aumenta a alcalinidade do estômago, o que prolonga a brisa)\n2 horas depois de dropar:\n100mg Na-R-ALA\n200mg Magnésio Glicina\n1000mg Vitamina C\n100mg Extrato de semente de uva\n4 horas depois de dropar:\n100mg Na-R-ALA\nAntes de dormir:\n5-10mg Melatonina\nNas próximas 3-7 noites:\n100mg 5-HTP\n400mg EGCG\n\n►DOSAGEM ☻\n\nComece devagar (não mais que 100mg) se for sua primeira vez, caso você seja um do pequeno percentual de pessoas com problemas cardíacos.\nBoas dosagens:\nPessoas pequenas/sensíveis: 60-90mg\nMaioria das pessoas: 75-125mg\nPessoas poucos sensíveis/grandes: 110-150mg\nFortes: 150-200mg\nMuito fortes: 200mg+\nFonte: Erowid.\nUm guia por peso: 1.54mg/kg.\nRedosagem opcional: 1/2 da dosagem original depois de 2-3 horas.\n\nUm abraço!\nKeep it psychedelic.\n\n✍Fontes: \nBusca precisa via WEB.</text:p>
          </table:table-cell>
          <table:table-cell office:value-type="float" office:value="31" calcext:value-type="float">
            <text:p>31</text:p>
          </table:table-cell>
          <table:table-cell office:value-type="float" office:value="33" calcext:value-type="float">
            <text:p>33</text:p>
          </table:table-cell>
          <table:table-cell office:value-type="string" calcext:value-type="string">
            <text:p>2017-08-16</text:p>
          </table:table-cell>
          <table:table-cell office:value-type="string" calcext:value-type="string">
            <text:p>20:06:24+0000</text:p>
          </table:table-cell>
        </table:table-row>
        <table:table-row table:style-name="ro1">
          <table:table-cell office:value-type="float" office:value="65" calcext:value-type="float">
            <text:p>65</text:p>
          </table:table-cell>
          <table:table-cell office:value-type="string" calcext:value-type="string">
            <text:p>320137168412206_334904953602094</text:p>
          </table:table-cell>
          <table:table-cell office:value-type="string" calcext:value-type="string">
            <text:p>[COLABORAÇÃO]\n\n⚛Reduzindo o desperdício e desgaste dos neurotransmissores.\n\nSobre o drop de LSD:\n\nLSD é uma molécula mto sensível ao calor, luz e umidade. Portanto evite deixá-la em local úmido/quente/próximo a claridade. Manter sempre enrolado no plástico filme envolto em papel laminado, conforme o recebimento.\n\nCaso vá tomar, um blotter de 100 microgramas foi feito para se tomar inteiro, devido à concentração do mesmo, CLARO, vale ressaltar que vai depender do costume da pessoa para com a molécula. Tomar dois terços dele tb é indicado para uma boa trip, haja vista que a partir de 20 microgramas o efeito do LSD é sentido no corpo humano.\n\nO de 200 microgramas é mais forte (o dobro em microgramas), sendo assim, tomá-lo inteiro é aconselhável somente para usuários experientes.\nCaso vá tomar LSD num dia, é indicado tomar de uma vez a quantidade que ache necessária, pois a partir do momento em que tomar, REDOSAR no mesmo dia não fará efeito e nem é indicado. As pessoas mal informadas costumam fazer isto, porém é um desperdício quanto à molécula e dinheiro, haja vista que os neurotransmissores estarão processando o primeiro DROP.\n\n👉IMPORTANTE DESTACAR: Caso vá tomar no dia seguinte (o que nao é indicado), é necessário "DUPLICAR ou TRIPLICAR" a dose do dia anterior, digo, em MICROGRAMAS.\n♦ Ex.: Tomar metade de um de 200 é igual a 100 microgramas. \n\nSe for tomar no dia posterior, para fazer efeito é necessário tomar 200 ou 300 microgramas. Lembrando que estamos falando em MICROGRAMAS e não em METADE de qualquer papel de LSD. \nMetade de um de 100 será 50, e assim sucessivamente!\n\nBoa trip!! Use com consciência e SABEDORIA.\n\nKeep it psychedelic!</text:p>
          </table:table-cell>
          <table:table-cell office:value-type="float" office:value="37" calcext:value-type="float">
            <text:p>37</text:p>
          </table:table-cell>
          <table:table-cell office:value-type="float" office:value="42" calcext:value-type="float">
            <text:p>42</text:p>
          </table:table-cell>
          <table:table-cell office:value-type="string" calcext:value-type="string">
            <text:p>2017-08-16</text:p>
          </table:table-cell>
          <table:table-cell office:value-type="string" calcext:value-type="string">
            <text:p>01:19:09+0000</text:p>
          </table:table-cell>
        </table:table-row>
        <table:table-row table:style-name="ro1">
          <table:table-cell office:value-type="float" office:value="88" calcext:value-type="float">
            <text:p>88</text:p>
          </table:table-cell>
          <table:table-cell office:value-type="string" calcext:value-type="string">
            <text:p>10206590816465002_335210156904907</text:p>
          </table:table-cell>
          <table:table-cell office:value-type="string" calcext:value-type="string">
            <text:p>[COLABORAÇÃO] vamos falar de muitas plantas com um único nome: cannabis. \nQual espécie você conhece/gosta ? E os efeitos que ela proporciona.</text:p>
          </table:table-cell>
          <table:table-cell office:value-type="float" office:value="112" calcext:value-type="float">
            <text:p>112</text:p>
          </table:table-cell>
          <table:table-cell office:value-type="float" office:value="38" calcext:value-type="float">
            <text:p>38</text:p>
          </table:table-cell>
          <table:table-cell office:value-type="string" calcext:value-type="string">
            <text:p>2017-08-16</text:p>
          </table:table-cell>
          <table:table-cell office:value-type="string" calcext:value-type="string">
            <text:p>22:35:16+0000</text:p>
          </table:table-cell>
        </table:table-row>
        <table:table-row table:style-name="ro1">
          <table:table-cell office:value-type="float" office:value="1717" calcext:value-type="float">
            <text:p>1717</text:p>
          </table:table-cell>
          <table:table-cell office:value-type="string" calcext:value-type="string">
            <text:p>320137168412206_335354480223808</text:p>
          </table:table-cell>
          <table:table-cell office:value-type="string" calcext:value-type="string">
            <text:p>[COLABORAÇÃO]\n\n⚛MEDITAÇÃO: A ARTE DA MEDITAÇÃO – Por Daniel goleman.\n\nIntrodução:\n\nA arte da meditação é o método mais antigo para tranquilizar a mente e relaxar o corpo. A meditação é, em essência, o treinamento sistemático da atenção. Ela tem como objetivo desenvolver a capacidade de concentração e enriquecer nossa percepção. Talvez o principal efeito da meditação seja proporcionar ao seu corpo um repouso profundo, enquanto sua mente se mantém alerta. Isto faz baixar a pressão sanguínea e diminuir o ritmo do coração, ajudando seu corpo a se recuperar do estresse. Muitos médicos usam a meditação como parte do tratamento de distúrbios como a hipertensão, dores de cabeça, dores nas costas, problemas de ansiedade, e para controlar ou diminuir dores crônicas. O repouso profundo propiciado pela meditação traz outro benefício: ele reforça o sistema imunológico que é a defesa do seu organismo contra bactérias, vírus e câncer. Talvez o efeito mais importante da meditação seja a paz interior, um refúgio onde você pode escapar da turbulência do seu dia-a-dia. O hábito de meditar diariamente vai lhe ajudar a desligar-se do estresse e trará calma e energia para você enfrentar melhor os desafios que vêm pela frente.\n\nEFEITOS DA MEDITAÇÃO NO CÉREBRO\n\n Em geral, o que mais atrai na meditação é a promessa de fazer com que a pessoa fique relaxada a maior parte do tempo. Mas algumas das pessoas que sofrem as maiores cargas de pressão parecem não considerar o relaxamento uma coisa desejável. Quando Herbert Benson, da Escola de Medicina de Harvard, escreveu um artigo na Harvard Business Review recomendando que os empresários permitissem que os seus empregados tivessem um período de folga para fazer um relaxamento, houve uma avalanche de cartas de protesto, afirmando que o estresse e a tensão são essenciais para a eficiente administração dos negócios. Um amigo meu, ao lhe dizerem que meditar poderia fazer baixar a sua pressão sanguínea, respondeu: "Eu sei que preciso moderar um pouco, mas não quero me tornar um zumbi." Felizmente, a meditação não produz zumbis. Especialistas em meditação com quem convivi na índia e nos Estados Unidos estavam entre as pessoas mais ativas que já conheci. As pesquisas sobre os efeitos da meditação no cérebro talvez expliquem o motivo disso. A meditação treina a capacidade de prestar atenção. Isso a diferencia de muitas outras formas de relaxamento que permitem que a mente divague à vontade. Esse aguçamento da atenção dura além da própria sessão de meditação. A atenção vai manifestar-se de várias maneiras, durante o resto do dia da pessoa que medita. Verificou-se, por exemplo, que a meditação aperfeiçoa a habilidade da pessoa de captar sutis manifestações no ambiente e de prestar atenção ao que está acontecendo, em vez de deixar a mente dispersarse. Essa habilidade significa que, ao conversar com alguém, a pessoa que medita regularmente estabelece uma relação de maior empatia, porque consegue prestar uma atenção especial no que a outra pessoa está fazendo e dizendo, e consegue captar melhor as mensagens ocultas que ela está transmitindo.\n\nPROPRIEDADES CURATIVAS DAMEDITAÇÃO\n\n Em 1984, o Instituto Nacional de Saúde divulgou um relatório recomendando a meditação (além da redução de sal e uma dieta alimentar), antes da prescrição de remédios, como tratamento inicial para a hipertensão moderada. Esse reconhecimento oficial foi importante para disseminar a meditação e outras técnicas de relaxamento como tratamento na medicina e na psicoterapia. No início da década de 70, quando fiz a pesquisa para a minha dissertação sobre meditação e relaxamento como antídotos para o estresse, essa idéia era novidade. Descobri que a meditação diminuía os níveis de ansiedade e apressava a recuperação de quem medita ante situações de estresse. As aplicações clínicas para resolver os problemas decorrentes do estresse pareciam óbvias. Eu não estava sozinho com as minhas descobertas. A metade dos anos 70 presenciou uma inundação de pesquisas sobre a meditação, enfocando principalmente os seus benefícios para a saúde. O rigor metodológico desses estudos era, falando honestamente, desigual. Mas a força das descobertas era clara: a meditação era útil em muitos aspectos. Por exemplo, a prática regular da meditação diminuía a freqüência de resfriados e dores de cabeça e reduzia a gravidade da hipertensão. Apesar de essas aplicações médicas terem recebido alguma atenção, a maior receptividade partiu dos psicoterapeutas, que apontaram para muitos benefícios da meditação: um meio de os pacientes lidarem com a ansiedade sem o uso de medicamentos, de terem acesso a lembranças e sentimentos que estavam bloqueados, e como uma prescrição genérica para o tratamento de ampla variedade do estresse. A meditação tornou-se o instrumento por excelência de controle do estresse e foi expressivamente divulgada em escolas, hospitais e empresas, juntamente com uma variedade de outras técnicas de relaxamento. Meditação e relaxamento são coisas diferentes: em essência, a meditação é o esforço para reexercitar a atenção. E isso que dá à meditação os efeitos incomparáveis de obtenção de conhecimentos, aumento da concentração e capacidade de relacionar-se com empatia. A meditação é porém mais usada como uma técnica rápida e fácil de relaxamento. Embora as raízes orientais da meditação fossem exóticas, tornou-se evidente para os pesquisadores que, em termos de seus efeitos metabólicos, ela tem muito em comum com as técnicas de relaxamento criadas no Ocidente, como o relaxamento progressivo e a bio-realimentação da tensão muscular do americano Edmund Jacobsen, e métodos europeus, como o treinamento autogênico. A meditação difere de outras técnicas de relaxamento em seus componentes reflexivos, como Herbert Benson destacou em seu best-seller The Relaxion Response, mas uma de suas principais qualidades terapêuticas está na eficácia em levar a pessoa que medita a um estado de relaxamento bastante profundo. Com o prosseguimento das pesquisas das técnicas de relaxamento como meio para se lidar com o estresse, sua eficácia tornou-se mais evidente. As alterações neuroendócrinas conseguidas com um relaxamento intenso mostraram ser mais profundas do que imaginaram os primeiros pesquisadores, que viam as técnicas de relaxamento principalmente como um meio para aliviar a tensão muscular e a preocupação mental. Investigações mais sofisticadas revelaram profundos efeitos do relaxamento em funções imunológicas e no âmbito de outras alterações, com aplicações clínicas específicas. Janice Kiecolt-Glaser, por exemplo, verificou que os idosos internos de um asilo que usavam um exercício de relaxamento mostraram um aumento significativo em suas defesas imunológicas contra tumores e vírus. Estudantes de medicina que usaram essas técnicas para combater o estresse dos exames revelaram níveis maiores de células auxiliares que protegem contra doenças infecciosas. A descoberta dessas transformações explica os primeiros relatórios informando que a meditação, por exemplo, aumenta a resistência a gripes e resfriados. Talvez o mais antigo e mais significativo interesse médico sobre o relaxamento tenha sido relativo à ajuda que ele presta ao combate de doenças cardíacas. Pesquisadores que trabalharam com o Dr. Benson informaram que a meditação diminuía a resposta do corpo à norepinefrina, um hormônio que o organismo libera em reação ao estresse. Apesar de a norepinefrina normalmente estimular o sistema cardiovascular, aumentando a pressão sanguínea, ela não produzia o mesmo efeito nas pessoas que costumavam meditar. Em vez disso, elas mostraram uma diminuição na pressão sanguínea. Essa reação é igual à dos betabloqueadores receitados para controlar a pressão sanguínea. A utilização clínica do relaxamento para controlar a pressão alta, principalmente em casos moderados, tornou-se um tratamento comum, como registra o relatório do Instituto Nacional de Saúde. Se praticada constantemente, em geral ela pode substituir a medicação ou diminuir o uso de remédios. Em um estudo feito na Inglaterra, pacientes treinados nesse método revelaram baixas na pressão sanguínea quatro anos depois de terem encerrado o treinamento. Os benefícios para pacientes com doenças cardíacas vão além do controle da pressão sanguínea. Revelou-se que o relaxamento ajuda a aliviar as dores da angina e a arritmia e baixa os níveis de colesterol no sangue. Dean Ornish mostrou que o relaxamento praticado regularmente aumenta o fluxo de sangue para o coração, diminuindo o perigo de uma isquemia. Os diabéticos também podem se beneficiar com o relaxamento. Richard Surwit descobriu que essa prática melhorou a regulagem de glicose em pacientes com diabetes adquirida na fase adulta. Utilizando o relaxamento progressivo de Jacobsen com asmáticos, Paul Leher verificou uma diminuição das reações emocionais que geralmente precedem os ataques e uma melhora do fluxo de ar nas vias respiratórias obstruídas. Para pacientes que sofrem dores, algumas formas de relaxamento oferecem uma perspectiva promissora. Jon Kabat-Zinn verificou que a meditação consciente, junto com a ioga, reduziu a necessidade do uso de analgésicos e diminuiu a dor em quem sofria de problemas crônicos. As causas do sofrimento iam desde dores nas costas e na cabeça (enxaqueca e tensão) aos vários casos vistos em clínicas da dor. Quatro anos após o final do treinamento, os benefícios ainda se mantinham. Todos os tipos de técnicas de relaxamento estão sendo usados por pacientes dos mais variados tipos, principalmente nos casos em que o estresse é a causa principal do problema - e existem pouquíssimos casos em que isso não ocorre. Algumas das aplicações mais promissoras estão sendo vistas no combate aos efeitos colaterais da hemodiálise, da quimioterapia, das desordens gastrointestinais, da insônia, enfisema e doenças de pele. O relaxamento também é usado amplamente como coadjuvante na psicoterapia, onde tem sido muito melhor aceito do que na medicina. Entretanto, existem alguns problemas na aplicação dessas técnicas. Algumas pessoas podem reagir ao relaxamento aumentando a tensão e até mesmo entrando em pânico. Nesses casos, o relaxamento deve ser introduzido após uma preparação especial, ou simplesmente não deve ser usado. Há outras situações nas quais a meditação pode não ser apropriada para um paciente. Um esquizofrênico talvez piore o seu contato com a realidade, tornando-se excessivamente absorvido pelas realidades internas. Quem se encontra em estados emocionais agudos talvez esteja demasiadamente agitado para iniciar uma meditação. Obsessivos-compulsivos podem ficar excessivamente fechados a novas experiências para fazer a meditação, ou podem estar ansiosos demais para isso. Uma tarefa que temos pela frente é separar as diferenças significativas entre as técnicas de relaxamento e de meditação em relação às pessoas e problemas para os quais podem ser usadas com mais eficácia. Mas as pesquisas evidenciam com a maior clareza que esses métodos oferecem um poderoso meio de despertar a capacidade interior dos pacientes para que participem de sua própria cura.\n\n⍢MEDITAR RESPIRANDO \n\nPara fazer esta primeira meditação, procure uma posição confortável, mas não confortável demais, para não correr o risco de adormecer. Desaperte o cinto e use roupas folgadas. Não é preciso sentar-se numa posição de ioga para meditar: basta uma cadeira de espaldar reto e firme, ou qualquer lugar em que você possa sentar-se confortavelmente com as costas apoiadas. Sente-se numa posição ereta, mas relaxada. Mantenha a cabeça, o pescoço e a coluna vertebral alinhados, como se um grande balão de gás estivesse puxando sua cabeça para o alto. Manter a cabeça ereta ajuda a mente a permanecer alerta, o que é uma condição essencial na meditação. Feche os olhos e mantenha-os fechados até o final da meditação... Muito bem, vamos começar... Comece prestando atenção na sua respiração, no fluxo natural do ar que entra e sai por suas narinas, ou no seu ventre que sobe quando você inspira e desce quando expira. Observe todas as sensações ligadas à sua respiração... o movimento do ar... o calor... tudo o que você sentir... Não procure controlar a respiração... respire naturalmente prestando atenção ao ar que entra e sai... Se a respiração estiver superficial, deixe-a ficar assim. Se ela for mais rápida ou mais lenta, deixe-a ficar do jeito que está... A própria respiração se regula... Enquanto medita, você só precisa prestar atenção nela... Quando você perceber que sua mente dispersou, traga-a suavemente de volta para a respiração. Durante essa meditação, os pensamentos, os planos, as lembranças, os sons, as sensações, tudo o que for diferente da sua respiração será considerado uma distração. Livre-se desses pensamentos. Tudo o que vier à sua mente desviando a atenção da respiração é, a partir de agora, uma distração. Não se preocupe nem se culpe se sua mente se distrair com outros pensamentos... isso é natural. Cada vez que isso acontecer, basta trazer suavemente o foco da atenção para sua respiração... Tente prestar atenção em cada respiração durante todo o tempo que ela durar: toda a inspiração, toda a expiração... Para ajudar sua mente a se concentrar na respiração, repita em silêncio uma palavra para cada inspiração e para cada expiração: se você se concentrar no ar que entra e sai das narinas diga em sua mente "dentro" para a inspiração e "fora" para a expiração. Se a concentração estiver no movimento de seu ventre, diga em silêncio "subindo" para a inspiração e "descendo" para a expiração. Faça com que essas palavras sejam como uma suave música de fundo em sua mente... um murmúrio bem leve... Preste atenção no que você sente ao respirar, e não apenas na mera repetição das palavras. Tome consciência de cada inspiração e de cada expiração... Quando sua mente for ocupada por outros pensamentos, traga-a suavemente de volta para sua respiração... Deixe a respiração seguir seu ritmo natural... Se ela for superficial ou profunda, lenta ou rápida, não interfira em seu ritmo... basta prestar atenção nela... \nObserve toda a inspiração... toda a expiração... dentro... fora... subindo... descendo... Mantenha sua atenção alerta... Dentro... fora... subindo... descendo... Observe cada respiração... toda a respiração...\n Cada vez que sua mente se afastar da respiração, traga-a suavemente de volta... Agora, pare um pouco... observe seu corpo... veja como ele se sente... como você se sente... Quando quiser, abra os olhos…\n\n⍢MEDITAR RELAXANDO O CORPO\n\n Vamos agora meditar examinando e relaxando nosso corpo. Esta meditação tem origem na antiga arte da hata ioga. Nela o iogue não se move, mas examina o corpo com a mente, fazendo cada parte do corpo relaxar. Esta técnica é um instrumento poderoso para alcançar um profundo relaxamento, acalmando os músculos do corpo inteiro. Atualmente esta técnica é usada por médicos e psicólogos para levar seus pacientes a um estado de relaxamento profundo que tem efeitos curativos. Nesse estado as preocupações diminuem de importância e a pessoa sente muita paz e muita calma. E o relaxamento do corpo é importante para a saúde. Você pode sentar-se, como na meditação da respiração, ou deitar-se de costas. Se quiser deitar, escolha uma superfície firme e macia, como por exemplo um tapete, e sinta-se confortável, com roupas folgadas e na temperatura adequada. Agora feche os olhos... Vamos começar... Comece prestando atenção em sua testa... Usando a mente como se fosse um suave radar, percorra sua testa de um lado ao outro, examinando cuidadosamente todas as sensações que estão nela... se está fria ou quente... se está formigando... se está tensa ou relaxada... tome consciência dessas sensações... registre-as em sua consciência... Preste atenção especialmente nos músculos sobre o nariz... esses músculos que você franze quando tem alguma preocupação... se você sentir que estão tensos, faça com que relaxem e se suavizem... Agora preste atenção no seu olho esquerdo... examine sua sobrancelha... a região acima do olho... a pálpebra... agora os músculos em torno do olho... examine as sensações nesta área... procure desmanchar qualquer tensão, suavizando esses músculos... Vamos agora para o olho direito... examinando a sobrancelha, a região acima do olho, a pálpebra... os músculos em torno do olho... observe as sensações... desmanche as tensões que encontrar... suavize os músculos... Agora examine seu nariz, desde o alto, entre os olhos, até a ponta... as narinas... registre as sensações que encontrar... Vá agora para o lado esquerdo do seu rosto, percorrendo-o suavemente, da área debaixo do olho até o maxilar... observando todas as sensações... desmanchando as tensões... relaxando... Agora a face direita... percorra desde o olho até o maxilar... registrando as sensações... desmanchando a tensão dos músculos e relaxando... Agora em torno da boca... o lábio superior... o lábio inferior... a língua... abrindo um pouco os lábios... relaxando qualquer tensão... Vamos para o seu queixo... deixe cair ligeiramente o maxilar e vá relaxando os músculos em torno dele... E agora para sua orelha esquerda... observe atentamente qualquer sensação que exista aí... E para a orelha direita... registrando as sensações... Vamos agora para o seu couro cabeludo... Examine desde a área acima da testa até a base do pescoço, percorrendo de um lado para o outro... examinando e registrando todas as sensações... Agora em torno do pescoço, examinando toda essa região... da garganta até a coluna vertebral nas costas... de um lado e do outro... prestando especialmente atenção nos músculos da parte posterior do pescoço... relaxando as tensões que existem aí... soltando esses músculos... suavizando... Agora vamos para o seu ombro direito... a parte de cima do ombro... os lados... observando todas as sensações dessa área... descendo até o cotovelo... do cotovelo ao pulso... tomando consciência de todas as sensações... livrandose das tensões... Agora para a mão direita... percorrendo a parte de cima... a palma da mão... cada dedo... o polegar... sempre que encontrar alguma tensão, solte e relaxe... deixe os músculos amaciarem... Vamos para o ombro esquerdo, percorrendo a parte de cima e os lados... registrando qualquer sensação... descendo do ombro para o cotovelo... do cotovelo para o pulso... tomando consciência de todas as sensações... livrandose de qualquer tensão... E vamos para a mão esquerda... a parte de cima... a palma da mão... cada dedo... o polegar... registrando todas as sensações... deixando a mão largada... relaxada... Agora vá para o alto das suas costas, logo abaixo do pescoço... preste atenção em todas as sensações... vá percorrendo a coluna vertebral... examine as costas percorrendo de um lado para o outro... soltando os músculos em torno das omoplatas... deixando os ombros caírem um pouco à medida que a parte superior das costas e seu pescoço relaxam... registrando todas as sensações... soltando e suavizando os músculos... relaxando... Vamos para a parte inferior das costas... sentindo todas as tensões... deixando os músculos se soltarem... relaxando... E agora para o seu peito... percorrendo-o de um lado para o outro... do pescoço até o ventre... Ponha todo o ar para fora e depois inspire com força, mandando o ar para o ventre... sentindo o ventre subir e esticar... e expire completamente, fazendo o ventre relaxar... volte então à respiração normal... Desça até a virilha e a região pélvica... examine as sensações... relaxe, livre-se das tensões... Vá para o lado direito do seu assento... para a coxa... registre o que sente aí... solte os músculos e relaxe... Desça até o joelho direito... observe as sensações na junta... relaxe e solte os músculos em torno do joelho... Continue descendo pela barriga da perna direita até a canela... até o tornozelo... registrando as sensações... relaxando e suavizando os músculos... Agora o pé direito... com todos os seus ossos... sentindo a planta do pé... os lados... a parte de cima... cada dedo... livrando-se de toda a tensão... suavizando os músculos... Suba agora até o lado esquerdo do seu assento e vá descendo pela coxa... percebendo todas as sensações dessa área... suavizando e relaxando os músculos... Desça até o joelho esquerdo... perceba as sensações na junta... suavizando os músculos em torno do joelho... Continue descendo pela barriga da perna esquerda até a canela... até o tornozelo... registrando as sensações... suavizando e relaxando os músculos... Percorra o pé esquerdo... sinta o arco da planta do pé... os lados... a parte de cima do pé... cada dedo do pé... relaxando e suavizando todos os músculos... E agora, com sua mente, percorra e examine todo o corpo... tome consciência dessa sensação de leveza e liberdade... dessa sensação de paz... de serenidade... Se ainda encontrar algum ponto de tensão no seu corpo, solte e relaxe esses músculos... Fique alguns momentos nesse estado de paz... de serenidade... de calma... E, quando quiser, abra os olhos... e leve com você esse estado de atenção e relaxamento para viver o resto do seu dia...\n\n⍢MEDITAR CONCENTRANDO \n\nVamos agora fazer uma meditação de concentração. Essa meditação vai ajudar a desenvolver sua percepção. Em outros tipos de meditação você considera os pensamentos que desviam sua mente como distrações. Mas agora essas distrações serão o próprio foco da meditação. Um dos principais efeitos desses métodos de concentração é diminuir o desconforto da dor. Além disso, a concentração traz os mesmos benefícios do relaxamento que existem nos outros métodos de meditação. Neste método você usa a respiração como uma espécie de âncora para a sua mente e presta muita atenção nos outros pensamentos que vêm e vão, desviando sua atenção da respiração. Tanto esse exercício quanto o seguinte, que se faz caminhando, ajudam a expandir e desenvolver sua percepção, fazendo com que você fique plenamente presente ao momento que está sendo vivido. Vamos começar a meditação da concentração. Sente-se numa posição confortável, de preferência em uma cadeira de espaldar reto e firme. Agora feche os olhos e preste atenção em sua respiração... Perceba o fluxo natural e tranqüilo do ar que entra e sai por suas narinas... Não tente controlar a respiração... só preste atenção nela... Cada vez que inspirar, diga em sua mente a palavra "dentro"... quando expirar, diga "fora"... Essas palavras funcionam como uma música de fundo, como um suave murmúrio em sua mente... Dentro... fora... dentro... fora... Quando a sua mente se desviar da respiração, preste atenção no pensamento que vem e silenciosamente dê-lhe um nome... Se a sua mente for ocupada por um pensamento qualquer, diga em silêncio "pensando"... Enquanto o pensamento continuar, fique repetindo em sua mente "pensando... pensando"... Faça algumas pausas para tomar contato com o pensamento... e continue repetindo "pensando... pensando"... Observe o que acontece com o pensamento: se ele fica mais forte... se enfraquece... se desaparece... Então, quando o pensamento desaparecer, volte a se concentrar na sua respiração... Dentro... fora... dentro... fora... Se um som vier distrair sua mente, diga em silêncio "ouvindo... ouvindo"... até que a sua atenção se afaste do som... Volte à respiração... Se sua atenção for desviada por uma sensação qualquer no corpo, diga em silêncio "sentindo... sentindo"... e volte a concentrar a atenção na respiração assim que a sensação passar... Não perca tempo tentando achar o nome mais adequado para o que está na sua mente... use palavras simples, como "pensando, ouvindo, sentindo"... Volte para a respiração todas as vezes que o pensamento que distrair sua mente desaparecer... Não se preocupe se sua mente vagar por outros pensamentos... reconheça que isto está acontecendo e diga silenciosamente: "Olhe o que está acontecendo agora: estou pensando... sentindo... ouvindo..." Dentro... fora... dentro... fora... Dê sempre um nome para aquilo que distrair sua mente da respiração... Use as palavras mais simples... reconheça o que está acontecendo... dê um nome... e, quando voltar a respirar, diga em sua mente: dentro... fora... dentro... fora... Sua atenção pode se afastar da sua respiração... basta que você dê um nome ao pensamento, ao som, à sensação... Esses nomes devem ser como uma música de fundo em sua mente... Volte para a respiração quando aquilo que ocupou sua mente desaparecer... Agora, assim que quiser parar, abra os olhos e leve essa concentração com você... Ela vai ajudar em sua vida...\n\n⍢MEDITAR CAMINHANDO \n\nNosso exercício agora é uma meditação que se faz caminhando. Este método remonta à época de Buda. Ele é destinado às pessoas que acham difícil ficar sentadas enquanto meditam, ou que não conseguem se concentrar com facilidade. Nesta meditação o foco de sua atenção deve estar em todas as minúsculas sensações que se tem ao caminhar. Isto faz com que a mente possa se concentrar em outra coisa além da respiração, facilitando a concentração. Algumas pessoas gostam de se preparar para as outras meditações fazendo primeiro uma breve meditação caminhando. Outras preferem alternar uma meditação sentada com outra caminhando. Vamos experimentar. Procure um lugar tranqüilo onde ninguém venha lhe perturbar. Fique de pé. Você não quer chegar a lugar nenhum. Você só precisa de um espaço livre onde possa dar de 8 a 12 passos para a frente, fazer meia-volta e retornar ao ponto de partida. O que importa é prestar uma atenção muito especial no processo de caminhar. É melhor andar descalço ou de meias, sem sapatos, porque assim você tem mais consciência das sensações do seu caminhar. Comece de pé, com seus pés alinhados com os ombros... Deixe os braços caídos, do lado do corpo... Agora, bem devagar, incline-se para o lado esquerdo, apoiando todo o seu peso no pé esquerdo... Repare como o pé direito ficou leve e o esquerdo está pesado... Agora, devagar, transfira o peso do corpo para o pé direito, tomando consciência de todas as sensações... o movimento... a pressão... as tensões... o contato com o chão debaixo do pé... Agora, lentamente, estenda a perna esquerda para a frente e dê um passo... ainda lentamente comece a andar... Enquanto se move, preste muita atenção nas sensações em toda a sua perna esquerda e no seu pé: o movimento do joelho e do tornozelo, os músculos que se esticam e se contraem, o contato do pé com o chão... o calcanhar... a pressão da planta do pé... o toque dos dedos... examine tudo o que você pode sentir... Não olhe as pernas... sinta-as apenas... Mantenha os olhos focados no chão, cerca de um metro à sua frente... Quando atingir o limite do espaço, pare e dê meia-volta prestando total atenção: tome consciência do deslocamento que acontece quando você faz a volta... de todas as sensações nas suas pernas e nos seus pés... Depois de fazer a volta, ande lentamente até seu ponto de partida... Continue andando de um lado para o outro... Para ajudar a concentração repita na sua mente: "levantando", quando você levanta a perna... "movendo", quando você a move para a frente, e "pousando", quando você baixa a perna para sustentar o peso do corpo... A cada passo, diga em sua mente: "levantando"... "movendo"... "pousando"... levantando... movendo... pousando... como um leve sussurro na mente... Se sua atenção for desviada por outros pensamentos, traga-a suavemente de volta para as sensações nas suas pernas e nos seus pés... Levantando... movendo... pousando... Preste atenção em todas as sensações dessa caminhada... as sutilezas dos músculos que se estiram... do movimento... do peso e da pressão... Levantando... movendo... pousando... Quando sua mente se distrair, traga-a suavemente de volta para o caminhar... Levantando... movendo... pousando... E agora vá parando... Fique em pé por alguns momentos, registrando as sensações em suas pernas e em seus pés... em todo o seu corpo... usufruindo de tudo o que estiver sentindo... a tranqüilidade... a paz... E leve esta paz para o que for fazer em seguida... Espero que essas meditações possam enriquecer sua vida... Fique em paz e seja feliz...\n\nO MANTRA \n\nAlgumas das meditações mais amplamente usadas empregam mantras como meios para levar à concentração. Essas técnicas encontram-se em praticamente todas as principais tradições espirituais, desde o cristianismo, judaísmo e islamismo ao budismo e hinduísmo. Nos tempos modernos, as técnicas têm sido adaptadas para ajudar as pessoas a entrarem no estado relaxado. Escolha uma palavra ou um som simples que tenha um significado positivo para você. Muitas pessoas selecionam uma frase que para elas possui um simbolismo espiritual, como "adonai", "kyrie eleison" ou "único". No hinduísmo são comuns nomes de Deus, como "Ram"; no budismo tibetano usase geralmente o mantra "Om Mane Padme Hum". Após decidir o mantra a ser usado, as instruções são semelhantes às da meditação da respiração. Sente-se em silêncio e repita o mantra mentalmente sem produzir nenhum som. Toda vez que a sua mente divagar, traga-a de volta ao mantra. Afaste qualquer outro pensamento e deixe que o mantra preencha a sua consciência.\n\nALIMENTAÇÃO CONSCIENTE \n\nQualquer atividade pode ser meditativa, se você prestar total e cuidadosa atenção no que está fazendo. Tome, por exemplo, um ato comum como o de se alimentar. O método da alimentação consciente consiste em prestar cuidadosa e total atenção a cada aspecto da experiência. Comece por se sentar imóvel, prestando atenção na sua respiração, observando a inspiração e a expiração. Quando sentir que chegou a um estado de tranqüilidade, comece a comer. Procure comer muito lentamente, dividindo cada movimento, para que possa acompanhar cada nuance de sensação, som, sabor e gesto. Por exemplo, ao colocar o alimento na boca, faça isso em uma velocidade que lhe permita observar o alongamento e a tensão dos músculos do braço e da mão, e a sensação da comida ou do garfo contra a pele. Evite a tendência de preparar automaticamente a garfada seguinte enquanto não terminar de engolir o alimento que está na boca. Explore a natureza visual e tátil do alimento que está comendo. Se for um alimento que possa ser comido com a mão, sinta a sua textura contra as pontas dos dedos, observe a sua forma, cor e contorno. Ele é duro ou mole? Áspero ou macio? Leve a comida lentamente até a boca. Note o instante em que consegue sentir o seu cheiro pela primeira vez. Se prestar atenção, vai notar que começou a salivar antes mesmo de ela chegar à sua boca. Tome consciência do primeiro roçar do alimento em seus lábios. A seguir, mastigue a comida lenta e deliberadamente. Observe a sensação de seus dentes mordendo-a. Registre o sabor, os sons, a infinidade de sensações criadas por cada mastigação. Mastigue muitas vezes, até o alimento se tornar uma papa em sua boca, e só coloque mais comida no garfo depois de engolir. Continue comendo com a mesma cuidadosa deliberação. Mantenha a calma e a concentração durante todo o processo.</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2017-08-17</text:p>
          </table:table-cell>
          <table:table-cell office:value-type="string" calcext:value-type="string">
            <text:p>11:36:12+0000</text:p>
          </table:table-cell>
        </table:table-row>
        <table:table-row table:style-name="ro1">
          <table:table-cell office:value-type="float" office:value="1535" calcext:value-type="float">
            <text:p>1535</text:p>
          </table:table-cell>
          <table:table-cell office:value-type="string" calcext:value-type="string">
            <text:p>320137168412206_335535570205699</text:p>
          </table:table-cell>
          <table:table-cell office:value-type="string" calcext:value-type="string">
            <text:p>[COLABORAÇÃO]\n\nO PODER SECRETO DAS MICRO DOSES DE DROGAS PSICODÉLICAS <text:s/>\n\nApesar de seu uso proibido desde os anos 60, o uso de drogas psicodélicas, como o LSD, em micro doses vem silenciosamente revolucionando o mundo\n\nApesar de sua proibição e consequente preconceito da sociedade quanto ao seu uso, as drogas psicodélicas fazem parte da história da humanidade, seja em rituais tribais/religiosos, seja na vida de grandes artistas e líderes.\nApesar das inúmeras drogas psicodélicas com efeitos semelhantes (ex: DMT, Mescalina, Psilocibina/Cogumelo, Ayahuasca/Santo Daime e Peyote), a maior parte dos estudos, e deste post, se concentra nos efeitos do LSD (Ácido Lisérgico) sintetizado pela primeira vez em 1938 pelo químico suíço Albert Hoffman.\n\nLogo após sua descoberta, o interesse em torno do LSD foi grande e inúmeros países (seus governos e exércitos) passaram a utilizá-lo em testes controlados por acreditarem nas possibilidades de utilizá-lo em interrogatórios e no controle da mente. Porém, o uso de doses exageradas fez com que estes testes fossem rapidamente abandonados. Enquanto que um grupo de pesquisadores, como Timothy Leary e Richard Alpert, seguiram em frente e descobriram o potencial do LSD como uma ferramenta de crescimento espiritual. Infelizmente, o avanço do uso recreacional tornou a droga proibida nos Estados Unidos em 1967, tornando as pesquisas terapêuticas, científicas e individuais cada vez mais difíceis de serem realizadas. Muitos outros países, sob pressão dos Estados Unidos, rapidamente impuseram a mesma restrição.\n\nMesmo assim, diversos usuários e cientistas em todo o mundo continuaram utilizando o LSD em uma jornada ilegal, porém com crescentes relatos de descobertas positivas, como seu uso na solução de problemas complexos, no aguçamento da mente, no desenvolvimento de maior compaixão, maior conexão com a natureza e sensação de unidade com o universo. E entre os resultados das pesquisas, aplicações bem sucedidas em tratamentos de dependência alcoólica ou de drogas pesadas (como cocaína, heroína e meta-anfetamina), reversão de stress pós-traumático e de outros distúrbios psiquiátricos. O problema é que a ilegalidade também reduziu drasticamente a divulgação de tais resultados (e a aceitação pela sociedade científica) classificando aqueles que insistiam na pesquisas como "um bando de hippies".\n\nUma das grandes distorções do grande público quanto ao LSD é fruto do seu uso em grandes doses, onde um efeito muito forte e pouco assimilado pelo usuário é capaz de causar experiências ruins (as chamadas bad trips), principalmente em situações inadequadas (ex: após uma briga com sua namorada ou em uma semana de muita ansiedade e estresse) e fora de supervisionamento de um guia.\n\nMas é o uso de micro e pequenas doses que avançou muito nos últimos anos e vêm ganhando notoriedade crescente entre usuários e pesquisadores que buscam efeitos espirituais e soluções de problemas complexos. Uma micro dose nada mais é do que uma dose tão pequena que pode ser considerada "uma dose sub-perceptiva" - sem efeitos na percepção do mundo exterior. Ou nas palavras de um usuário, trata-se de uma dose em que "pedras não brilham e plantas não conversam com você". Em termos de quantidade da substância, 400 microgramas de LSD é considerada uma dose alta (usado para transcender); 100 microgramas é considerada uma dose pequena (usada para resolução de problemas complexos); e 10 a 15 microgramas é uma micro dose (usada para ter dias com bom humor, mais tolerância, fluxo contínuo de criatividade e etc.).\n\nO próprio Albert Hoffman, inventor do LSD, afirmava que micro doses eram a parte mais negligenciada das pesquisas com drogas psicodélicas. Ele mesmo, tomou micro-doses (provavelmente uma a duas vezes por semana) pelos seus últimos 30 anos de vida (ele morreu com 102 anos), sempre que saía para caminhar entre as árvores em busca de pensamentos mais afiados e solução de questões complexas (aliás, esta era a sua única recomendação quanto ao uso do LSD: "Sempre tome no meio da natureza"). Sua principal conclusão destes últimos 30 anos foi que a microdose de LSD têm um efeito muito superior às drogas denominadas intensificadoras de cognição (uma classe de fármacos derivados da anfetamina, como a Ritalina ou Adderall), além de ser muito mais saudável para o corpo e a mente humana.\n\nSejam em altas ou em micro doses, o LSD é considerado uma substância anti-viciante e nenhum estudo até hoje comprovou a possibilidade de overdose. Para o uso de micro doses e extração máxima de seu benefício, o protocolo de uso é tomar um dia e voltar a tomar só 3 dias depois novamente (este intervalo pode ser maior) já que em intervalos menores a mente se torna tolerante e os efeitos deixam existir. Outra curiosidade é que enquanto doses altas costumam durar de 8 a 12 horas e ser recomendadas apenas um a duas vezes no ano, micro doses duram dois dias e podem ser usadas continuamente - o que significa que micro doses tem efeito muito mais duradouro.\n\nInfelizmente, o comércio de LSD ainda é proibido em todo o mundo e a falta de responsabilidade no uso do mesmo poderá mantê-lo assim por algum tempo. Para os que conseguem a substância de forma ilegal, é extremamente difícil consegui-lo em seu estado puro, já que a maior parte absoluta do LSD comercializado ilegalmente é misturado com anfetamina e/ou trata-se de uma outra droga, nova e nociva chamada NBOMe.\n\nA recente flexibilização do uso e comércio da cannabis (maconha) abriu uma nova fase também para os estudos científicos com psicodélicas, como o LSD, que passam novamente a ter sua pesquisa permitida (ainda com uma série de restrições). Quem sabe esta seja uma nova fase, uma luz no fim do túnel, no estudo das drogas psicodélicas, que sempre foram utilizadas como forma de nos conectar com estados mais elevados de espírito.\n\nA boa notícia é que aos poucos o uso de micro doses começa a sair do anonimato e passa a revelar que inúmeras pessoas ao redor do mundo, incluindo empresários, líderes e cientistas estão usufruindo de seus benefícios com grande sucesso. Exemplos não faltam, e vão desde o famoso Steve Jobs (fundador da Apple) que considerava o uso do LSD "uma das duas ou três coisas mais importantes que fez na vida" a até dois vencedores do prêmio nobel, Kary Mullis (que descobriu como amplificar sequências de DNA) e Francis Crick (que descobriu a estrutura em dupla hélice do DNA), os quais admitem o uso do LSD para solucionar os problemas fundamentais das pesquisas que lhes deram o prêmio.\n\nPS: Eu já fiz por um tempo, e foi muito positivo essa experiencia.\n\nLink Original: https://medium.com/@dpereirabr1/o-poder-secreto-das-micro-doses-de-drogas-psicod%C3%A9licas-b6f57b3e58b4</text:p>
          </table:table-cell>
          <table:table-cell office:value-type="float" office:value="33" calcext:value-type="float">
            <text:p>33</text:p>
          </table:table-cell>
          <table:table-cell office:value-type="float" office:value="10" calcext:value-type="float">
            <text:p>10</text:p>
          </table:table-cell>
          <table:table-cell office:value-type="string" calcext:value-type="string">
            <text:p>2017-08-17</text:p>
          </table:table-cell>
          <table:table-cell office:value-type="string" calcext:value-type="string">
            <text:p>23:45:36+0000</text:p>
          </table:table-cell>
        </table:table-row>
        <table:table-row table:style-name="ro1">
          <table:table-cell office:value-type="float" office:value="148" calcext:value-type="float">
            <text:p>148</text:p>
          </table:table-cell>
          <table:table-cell office:value-type="string" calcext:value-type="string">
            <text:p>320137168412206_335778223514767</text:p>
          </table:table-cell>
          <table:table-cell office:value-type="string" calcext:value-type="string">
            <text:p>[COLABORAÇÃO]\n\nComa bem, faça exercícios e se mantenha feliz!\n\nContinuando as explicações de como nosso sistema serotonérgico funciona, traduzimos mais um artigo da esplêndida Marlene Rupp: https://sapiensoup.com/tryptophan\n\nO neurotransmissor serotonina está profundamente envolvido na regulação do humor e da ansiedade. Se o seu cérebro está com pouca serotonina, você pode sentir-se deprimido ou irritado. \n\nEntão, o que você pode fazer para manter um suprimento constante de serotonina? \n \nEtapa número um: coma direito. \n\nBem, mais de 90% da serotonina em nosso corpo é feita em nosso intestino. Mas, como a serotonina não pode atravessar a barreira hematoencefálica, ela deve ser produzida no cérebro a partir do zero. \n\nComo o cérebro faz serotonina: \n\nOs neurônios precisam de duas coisas para criar serotonina: o triptofano e um par de enzimas. \n\n1. Triptofano: \nO triptofano é um aminoácido essencial que é obtido na nossa dieta. É particularmente abundante em proteínas como ovos, carnes, soja e produtos lácteos. Carboidratos como chocolate, aveia, arroz ou quinoa contêm menos triptofano, mas ainda são considerados boas fontes (1). \n\nMas manter uma dieta rica em proteínas não garante um suprimento suficiente de triptofano. Paradoxalmente, o inverso é o caso. O problema com uma dieta rica em proteínas é a competição de aminoácidos. O que isso significa? As proteínas contêm não só triptofano, mas uma série de outros aminoácidos (2) que são melhores no cruzamento da barreira hematoencefálica. Então, quando o triptofano e seus amigos de aminoácidos tocam na porta da barreira hematoencefálica, o triptofano não entra.\n\nCom carboidratos, a situação é revertida porque os carboidratos - ao contrário das proteínas - elevam os níveis de insulina no sangue. A insulina, por sua vez, diminui os níveis sanguíneos dos outros aminoácidos, mas não afeta o triptofano. Poderíamos dizer que a insulina remove alguma competição em favor do triptofano e, assim, ajuda ele a atravessar a barreira hematoencefálica (3). \n\nComer refeições com carboidratos que contêm algumas proteínas podem ser bons para assegurar um fornecimento constante de triptofano cerebral. As refeições de carboidratos que contêm algumas proteínas podem ajudar a manter o fornecimento constante de serotonina em seu cérebro. \n\n2. Enzimas: \nUma vez que o triptofano atravessou a barreira hematoencefálica, a primeira enzima (triptofano hidroxilase) transforma o triptofano em 5-HTP e a segunda enzima (descarboxilase) transforma 5-HTP em serotonina (4). \nO cérebro tem muitas dessas enzimas em estoque. <text:s/>O que geralmente causa o gargalo na produção de serotonina é a disponibilidade de triptofano (3). <text:s/>\n\nSuplementos de triptofano:\nHá algumas evidências de que os suplementos nutricionais contendo triptofano purificado aumentam os níveis de triptofano do cérebro de forma mais eficiente do que a nutrição. Isso faria sentido, já que o suplemento não contém nenhum dos aminoácidos concorrentes (5).\n\nExercícios: \nOutra maneira de facilitar a entrada de triptofano no cérebro é através do exercício físico. <text:s/>Quando seus músculos trabalham, eles estão com fome de aminoácidos. Isso funciona em seu favor, porque o exercício só diminui os níveis sanguíneos de aminoácidos diferentes do triptofano (6). Consequentemente, o triptofano tem uma absorção mais fácil na barreira hematoencefálica. \n\nComplementando: \nO triptofano desempenha um papel na regulação dos níveis de serotonina no cérebro, mas essa é apenas uma peça do quebra-cabeça. <text:s/>O sistema serotonérgico é mais complexo e misterioso. <text:s/>Se você quer entender mais detalhes, confira nosso outro artigo, Experiência Psicodélica, parte 3: https://www.facebook.com/prepartykit/photos/a.234305803727903.1073741828.229458924212591/260597837765366/?type=3&amp;theater\n\nReferências:\n\n1. Tryptophan. Wikipedia. Retrieved on 2017-05-22. https://en.wikipedia.org/wiki/Tryptophan\n2. Amino acids such as tyrosine, phenylalanine, leucine, isoleucine and valine\n3. Bear M, Connors BW, Paradiso MA. Neuroscience. Exploring the Brain. 4th edition. Wolters Kluwer. <text:s/>\n4. Original work with skeletal structures from Wikimedia Commons by NEUROtiker : https://commons.wikimedia.org/wiki/User:NEUROtiker\n5. Wurtman RJ, Hefti F, Melamed E. Precursor control of neurotransmitter synthesis. Pharmacol Rev. 1980 Dec;32(4):315-35. PubMed PMID: 6115400: https://www.ncbi.nlm.nih.gov/pubmed/6115400\n6. Blomstrand E, Hassmén P, Ekblom B, et al. Administration of branched-chain amino acids during sustained exercise–effects on performance and on plasma concentration of some amino acids. Eur J Appl Physiol Occup Physiol. 1991;63(2):83-8. PubMed PMID: 1748109. : https://www.ncbi.nlm.nih.gov/pubmed/1748109</text:p>
          </table:table-cell>
          <table:table-cell office:value-type="float" office:value="81" calcext:value-type="float">
            <text:p>81</text:p>
          </table:table-cell>
          <table:table-cell office:value-type="float" office:value="30" calcext:value-type="float">
            <text:p>30</text:p>
          </table:table-cell>
          <table:table-cell office:value-type="string" calcext:value-type="string">
            <text:p>2017-08-18</text:p>
          </table:table-cell>
          <table:table-cell office:value-type="string" calcext:value-type="string">
            <text:p>17:09:23+0000</text:p>
          </table:table-cell>
        </table:table-row>
        <table:table-row table:style-name="ro1">
          <table:table-cell office:value-type="float" office:value="233" calcext:value-type="float">
            <text:p>233</text:p>
          </table:table-cell>
          <table:table-cell office:value-type="string" calcext:value-type="string">
            <text:p>320137168412206_336687170090539</text:p>
          </table:table-cell>
          <table:table-cell office:value-type="string" calcext:value-type="string">
            <text:p>[COLABORAÇÃO]\n\n►METILONA: QUE ONDA É ESSA?\nVia: Hempadão – Por: Fernando Beserra\n ⚛Importante: Confira a tabela logo nos comentários.\n\nUm dos grandes problemas no consumo de balas/ecstasy e MD no Brasil é a adulteração destas substâncias, que alcança índices acima de 50%. Em um festival que participei das ações de redução de danos pela Associação Psicodélica do Brasil (https://www.facebook.com/associacaopsicodelica/?fref=ts), observamos que 40% das amostras não continha MDxx, mas indicavam a presença de anfetamina e metilona/butilona. Em levantamento, realizado entre 2011 e 2012, a Superintendência da Polícia Técnico-Científica de São Paulo, em parceria com a Fapesp, demonstrou, por meio de cromatografia gasosa e espectrometria de massa (GC-MS), que apenas 44,7% dos comprimidos de ecstasy apreendidos continham MDMA (MORRIS, 2012; TOGNI e outros, 2014). Neste estudo, os maiores adulterantes foram a metanfetamina, em 22% das amostras de ecstasy, e a cafeína (TOGNI e outros, 2014).\nO nome “metilona” já caiu na boca da galera e muitos estão cientes de que esta droga, conhecida como um bath salt nos EUA, é uma das drogas vendidas como MD ou ecstasy. Seu nome é 3,4-metilenodioximetacatinona e pertence à família das catinonas sintéticas e das fenetilaminas. O nome sais de banho (Bath salts) refere-se às catinonas (2-amino-1-phenyl propanon) sintéticas, isto é, substâncias inicialmente derivadas das folhas do estimulante africano e da península arábica conhecido como kaht (Catha edulis), mas, no caso das sintéticas, são produzidas em laboratório (PEARSON e outros, 2012). Trata-se de substâncias com o perfil estimulante; a catinona, inclusive, é bastante semelhante quimicamente às anfetaminas (IVERSEN, 2010) e possuí substâncias atualmente comercializadas como medicamentos, a exemplo do antidepressivo atípico bupropiona (Zyban; Bup; Wellbutrin). Dentre as catinonas sintéticas pode-se citar a metilona (bk-MDMA[1]), mas também a mefedrona e o MDPV, por exemplo. A metilona foi criada apenas em 1994 pelo famoso químico Alexander Shulgin, autor de Phikal e Thikal, livros clássicos da ciência psicodélica, em conjunto com o químico Peyton Jacob III (AZARIUS, s/d). De acordo com Boulanger-Gobeil e outros (2012) a metilona teria sido sintetizada em 1996; no entanto, ao que parece, a mesma foi patenteada neste ano, como antidepressivo e antiparkinsoniano.\nA substância possuí propriedades estimulantes e acelera o organismo de forma geral. A metilona chegou a ser comercializada nas smartshops e outras lojas, em países como Holanda e Japão, com o nome de Explosão (explosion) até sua venda ser proibida em diversos países, inclusive no Brasil. Alexander Shulgin e Ann Shulgin (s/d), relataram que a metilona tem quase a mesma potência do MDMA e embora produza efeitos antidepressivos e positivos, de forma semelhante ao primeiro, não teria a sua magia. A substância aumenta a concentração de dopamina, de serotonina, bem como de norepinefrina em determinadas fendas sinápticas, por meio da inibição de transportadores da reabsorção destas monoaminas (BOULANGER-GOBEIL e outros, 2012).\nOs efeitos da metilona iniciam após cerca de 20 a 30 minutos do uso, podendo demorar até 1 hora e 15 minutos para iniciarem; sua duração é de cerca de 2 a 3,5 horas e parte importante dos usuários consideram que a duração é um pouco menor que a do MDMA. Já de acordo com o site Azarius (s/d) o efeito chega a ser, ao menos, duas vezes mais curto do que o do MDMA. Confira a tabela e seus efeitos, abaixo nos comentários.\nCom a adulteração de substâncias no mercado desregulado pelo proibicionismo, muitos usuários passaram a usar, inadvertidamente, a metilona ao invés do MDMA (na bala ou no MD). Em 2011, a American Association of Poison Control Centers reportou, nos EUA, 6.072 chamados para atendimentos relativos a sais de banho, comparados a apenas 303 em 2010. Além dos riscos principais da metilona envolveram, tais como os do MDMA, a hipertermia e a hiperpirexia maligna, que pode gerar a falência dos órgãos, outro risco continua sendo a hiponatremia, devido a retenção de líquidos/urina, o que leva a problemas se houver ingestão de líquidos rápida e excessiva (daí as ações de redução de danos que informam: beba água, mas aos poucos e sem excesso). Ao usuário que pretende utilizar o MDMA nas balas ou MDs uma alternativa rápida e presuntiva é o uso de reagentes colorimétricos como o Marquis, o Simon e o Chen que podem ajudar a identificar as catinonas ou, por outro lado, identificar a presença de MDMA.\n\nDoses de Metilona via Oral:\nLimiar (dose psicoativa mínima): 60 – 120 mg\nLeve: 100 – 150mg\nComum: 100 – 250mg\nForte: 160 – 270mg\nPesada: + 250mg\n\nSobre a metilona, dentre os maiores absurdos que já foram ditos, há o mito de que a substância provocaria canibalismo. Se tal mito fosse verdade, o carnaval brasileiro e as festas de música eletrônica, para início de conversa, seriam promotores de cenas dignas de filme terror. Não é o que acontece. Para quem quiser saber um pouco mais sobre este absurdo, pode assistir ao vídeo do Bruno Logan sobre o assunto :(https://www.youtube.com/watch?v=ACKBu6_HQqc).\n\nAbraço!</text:p>
          </table:table-cell>
          <table:table-cell office:value-type="float" office:value="33" calcext:value-type="float">
            <text:p>33</text:p>
          </table:table-cell>
          <table:table-cell office:value-type="float" office:value="15" calcext:value-type="float">
            <text:p>15</text:p>
          </table:table-cell>
          <table:table-cell office:value-type="string" calcext:value-type="string">
            <text:p>2017-08-21</text:p>
          </table:table-cell>
          <table:table-cell office:value-type="string" calcext:value-type="string">
            <text:p>15:21:13+0000</text:p>
          </table:table-cell>
        </table:table-row>
        <table:table-row table:style-name="ro1">
          <table:table-cell office:value-type="float" office:value="1234" calcext:value-type="float">
            <text:p>1234</text:p>
          </table:table-cell>
          <table:table-cell office:value-type="string" calcext:value-type="string">
            <text:p>320137168412206_336741800085076</text:p>
          </table:table-cell>
          <table:table-cell office:value-type="string" calcext:value-type="string">
            <text:p>[COLABORAÇÃO]\n\nO estranho caso do homem que tomou 40 mil(!) comprimidos de ecstasy em nove anos.\n\nEsse caso aconteceu em 2006, procuramos novas evidências sobre o paciente, mas não encontramos nada. Enviamos um e-mail para o médico que analisou o caso, mas ainda não obtivemos resposta. Se nos retornarem, atualizamos o artigo.\n...\n\nOs médicos da Universidade de Londres revelaram detalhes do que eles acreditam ser a maior quantidade de ecstasy já consumida por uma pessoa. <text:s/>Os consultores do centro de dependência da St George's Medical School, em Londres, publicaram um relato de caso de um homem britânico que estimou ter tomado cerca de 40.000 pílulas de MDMA, o ingrediente ativo no ecstasy, ao longo de nove anos. O maior registro feito até então era de 2.000 comprimidos. \n\nEmbora o homem, com 37 anos, parou de tomar a droga há sete anos, ele ainda sofre de graves efeitos colaterais físicos e mentais, incluindo problemas extremos de memória, paranoia, alucinações e depressão. <text:s/>Ele também sofre de uma rigidez muscular dolorosa ao redor do pescoço e da mandíbula, que muitas vezes o impede de abrir a boca. <text:s/>Os médicos acreditam que muitos desses sintomas podem ser permanentes. \n\nO homem, conhecido como Sr. A no relatório na revista científica Psychosomatics, começou a usar o ecstasy aos 21 anos. Durante os dois primeiros anos, seu uso foi uma média de cinco pílulas por fim de semana. <text:s/>Gradualmente, isso aumentou até que ele tomasse cerca de três pílulas e meio por dia. <text:s/>No auge, o homem estava tomando uma estimativa de 25 comprimidos por dia durante quatro anos. <text:s/>Após vários colapsos graves nas festas, o Sr. A decidiu parar de tomar ecstasy. Durante vários meses, ele ainda sentiu que ele estava sob a influência da droga.\n\nAlucinações: \nSua condição deteriorou-se e ele começou a experimentar alucinações recorrentes e outros problemas, incluindo paranoia e rigidez muscular. <text:s/>"Ele veio até nós depois de decidir que não poderia mais continuar", disse o Dr. Christos Kouimtsidis (http://www.psychiatrycentre.co.uk/about-us/dr-christos-kouimtsidis/\n), psiquiatra consultor da Faculdade de Medicina de São Jorge em Tooting, que o tratou por cinco meses.\n\n "Ele estava tendo problemas para funcionar na vida cotidiana". \n\nOs médicos descobriram que o homem sofria de graves problemas de memória a curto prazo, de um tipo geralmente visto apenas em alcoólatras. Mas avaliar a extensão total de sua condição foi difícil, pois sua concentração e atenção estavam tão prejudicadas que ele não conseguia acompanhar as simples tarefas envolvidas no teste. \n\n "Este foi um caso excepcional. Sua memória de longo prazo estava bem, mas ele não conseguia lembrar coisas do dia a dia - o tempo, o dia, o que estava no carrinho do supermercado", disse o Dr. Kouimtsidis. "Mais preocupante, ele não parecia consciente de que ele tinha esses problemas de memória". \n\nSem doença mental em sua família e sem história psiquiátrica prévia, os médicos concluíram que sua condição única era resultado direto de seu intenso uso de ecstasy. \n\n"Este é, obviamente, um caso extremo, por isso, não devemos fazer qualquer observação fora de proporção", diz o Dr. Kouimtsidis. <text:s/>"Mas se isso é o que está acontecendo com usuários muito pesados, pode ser uma indicação de que o uso da substância, em intervalos curtos durante um longo período de tempo pode levar a problemas de memória irreversíveis e outros déficits cognitivos". \n\nDurante 10 anos, o MDMA tem sido suspeito de causar esse tipo de efeitos em “heavy users”. Pensa-se que é devido à sua ruptura com a regulação da serotonina. <text:s/>Não está claro se esses efeitos são o resultado de dano neurotóxico permanente ou apenas alterações reversíveis temporárias no cérebro. \n\nNo caso do Sr. A, uma varredura cerebral estrutural de MRI não mostrou nenhum dano ou atrofia óbvia em seu cérebro. <text:s/>No entanto, esses resultados, diz o Dr. Kouimtsidis, são difíceis de interpretar. "Uma varredura desse tipo não é suficientemente sensível", disse ele. \n\nTais limitações na tecnologia de varredura cerebral, juntamente com barreiras éticas e legais para a administração de MDMA a indivíduos com testes humanos, têm uma observação direta limitada dos efeitos da droga em seres humanos. \n\nEm vez disso, os cientistas tiveram que usar usuários de drogas recreativas como sujeitos em seus estudos. <text:s/>Conclusões disso são muitas vezes falhas porque poucos, se houver, os usuários de drogas usam o ecstasy isoladamente. \n\nUsuário de Cannabis:\n \nO Sr. A também era um usuário pesado de cannabis, e quando foi encorajado a diminuir seu uso, sua paranoia e alucinações desapareceram e sua ansiedade diminuiu. <text:s/>Mas seus problemas de memória e concentração permaneceram, levando os médicos a suspeitar que estes podem ser incapacidades permanentes. \n\nQuando ele foi admitido em uma unidade especialista em lesões cerebrais e colocou medicamentos antipsicóticos, ele começou a mostrar alguma melhora. <text:s/>"Infelizmente, ele sumiu antes de podermos completar a avaliação", diz o Dr. Kouimtsidis. "Nós continuamos a apoiá-lo. Mas ele começou a usar maconha novamente e nos abandonou. Nós o perdemos há cerca de um ano". \n\nO “The Guardian” e outros jornais, fizeram várias tentativas para encontrar o homem, sem sucesso. \n\nEfeitos do ecstasy: \n\nMDMA é uma das drogas recreativas mais intensamente estudadas na história. <text:s/>Mas, apesar de milhares de trabalhos de pesquisa e estudos, a evidência científica sobre os efeitos colaterais permanece inconclusiva. \n\nMorte por overdose: \n\nIndubitavelmente, grandes quantidades de ecstasy podem levar ao excesso de aquecimento, o que por sua vez, em casos raros, pode desencadear um golpe de calor fatal. <text:s/>Muitos fatores contribuem: número e força de pílulas tomadas, ambiente, consumo de álcool, peso corporal - mas as mulheres parecem mais em risco (postaremos um artigo sobre isso em breve). A maior parte das mortes relacionadas ao ecstasy em todo o mundo foram mulheres jovens.\n \nEnvenenamento por água:\n \nBeber muita água e provocar hiponatremia (intoxicação por água). <text:s/>Leah Betts morreu depois de beber 14 litros em apenas 90 minutos. \n\nReações tóxicas: \n\nMuitos dos relatórios de reações tóxicas estão confusos, com morte pela prática excessiva ou morte por intoxicação por água. Não há provas claras de que algumas pessoas sofram reações alérgicas ao ecstasy. <text:s/>No entanto, cerca de 10% dos usuários ocidentais não possuem uma enzima hepática chave, a CYP2D6, necessária para “quebrar” o MDMA. Isso pode torná-los mais sensíveis aos efeitos e mais propensos a overdose acidental. \n\nDepressão: \n\nMuitos usuários relatam sintomas de depressão nos dias seguintes ao uso. <text:s/>Isso é suspeito de estar relacionado com o efeito do MDMA sobre a serotonina, mas faltam evidências. <text:s/>Em “heavy users”, os sintomas podem se transformar em depressão, realmente. No entanto, os estudos sugerem que este efeito reverte após uma abstinência de 2-3 meses. \n\nEfeitos positivos: \n\nOs usuários ainda afirmam "melhorias duradouras na autoconsciência, autoestima, abertura e visão de problemas pessoais", informa o estudo da Universidade da Louisiana. Nos EUA, a pesquisa continua no uso de psicoterapia assistida por MDMA para tratar o transtorno de estresse pós-traumático. (http://journals.sagepub.com/doi/full/10.1177/0269881112464827)\n\nBônus:\nTerapia psicodélica:\nhttps://www.youtube.com/watch?v=ey8raFI6Y6A\n\nFontes:\n\nhttps://www.theguardian.com/society/2006/apr/04/drugsandalcohol.drugs1\n\nhttp://nymag.com/scienceofus/2015/08/man-who-took-40000-ecstasy-tabs-in-his-20s.html\n\nhttp://www.psychiatrycentre.co.uk/about-us/dr-christos-kouimtsidis/\n\nhttp://onlinelibrary.wiley.com/doi/10.1111/j.1360-0443.2010.03252.x/epdf?referrer_access_token=lFEf8IKw8twc1K_6nq8xW4ta6bR2k8jH0KrdpFOxC64uq98mIOJB5Nft7W6CtQzo-yTZViUxyqrT00_eMgVU4d6fEXUSeSuOsb5iW17ExplRhc1a0v8_JgLc0A5aNUxHLb1-qFuVAb9KQwcRfVxaEcN5UoH8tee7nXZzSASpGTMsVSnr4EJIe9g40HP_yS_l1ScwwYzSDM7m1df7PuszIvFEpsTrWu0xD8dSRnY0p7pEP5yfrkys9XV7gvwowJrcWfMjaPTphL7-FrdyI90LLw%3D%3D\n\nhttps://www.theverge.com/2015/4/24/8471817/mdma-ptsd-therapy-veteran\n\nhttps://www.ncbi.nlm.nih.gov/pubmed/22831704</text:p>
          </table:table-cell>
          <table:table-cell office:value-type="float" office:value="44" calcext:value-type="float">
            <text:p>44</text:p>
          </table:table-cell>
          <table:table-cell office:value-type="float" office:value="4" calcext:value-type="float">
            <text:p>4</text:p>
          </table:table-cell>
          <table:table-cell office:value-type="string" calcext:value-type="string">
            <text:p>2017-08-21</text:p>
          </table:table-cell>
          <table:table-cell office:value-type="string" calcext:value-type="string">
            <text:p>18:29:02+0000</text:p>
          </table:table-cell>
        </table:table-row>
        <table:table-row table:style-name="ro1">
          <table:table-cell office:value-type="float" office:value="1301" calcext:value-type="float">
            <text:p>1301</text:p>
          </table:table-cell>
          <table:table-cell office:value-type="string" calcext:value-type="string">
            <text:p>1082259155189490_336761836749739</text:p>
          </table:table-cell>
          <table:table-cell office:value-type="string" calcext:value-type="string">
            <text:p>[COLABORAÇÃO]\nPor Matias Maxx\n\n <text:s text:c="30"/>Como nasce o “prensado”\nQuadrada, marrom e fedorenta. A maconha que a maioria dos usuários brasileiros consome é assim, bem diferente da esverdeada forma de flor em que ela é colhida. Depois de passar 15 dias entre plantadores de maconha no Paraguai, a reportagem da Pública constatou que essa transformação se deve à maneira inapropriada como os paraguaios secam, processam, estocam e prensam as flores.\nUm dos problemas é a presença de fungos. “Quando você está sempre exposto a esse fungo, fumando prensado mofado continuamente, você aumenta a possibilidade desse fungo te causar um problema”, comenta João Menezes, médico com doutorado em biofísica pela Universidade Federal do Rio de Janeiro (UFRJ) e pós-doutorado em neurociências no Massachusetts General Hospital e Harvard Medical School. “Outro aspecto negativo da maconha do tráfico é o desconhecimento do teor de THC, em geral alto, e de outros fitocanabinoides”, explica o integrante da AbraCannabis, associação que defende o direito ao cultivo da maconha para fins de saúde e autocuidado.\nNo geral, os paraguaios são bons agricultores, mas do momento da colheita até a prensagem cometem vários erros imperdoáveis do ponto de vista de qualquer cultivador profissional. Pois, da mesma maneira que existe uma maneira certa de colher tomates, alface ou qualquer outro produto agrícola, existe uma forma correta de colher e estocar maconha.\nA cannabis tem basicamente duas fases de cultivo: a de crescimento vegetativo, que ocorre nos meses do ano com mais luz, na primavera e verão, e a floração, que ocorre quando há menos luz, no outono e inverno. Nesse segundo período, a planta para de crescer e começa a desenvolver as flores. Enquanto os machos da planta produzem sacos de pólen sem efeito psicoativo, as fêmeas produzem flores que são a erva que conhecemos como maconha e outros nomes como “camarões”, “belôs”, “buds”. Nelas estão os tricomas, que formam a resina que carrega os canabinoides, substâncias responsáveis pelos efeitos psicoativos e medicinais da erva.\nLogo após a floração, na maioria das roças a maconha é colhida e empilhada em contato direto com o solo. Foi o que eu vi na plantação de um roceiro de apelido Gatito*. Ele decidiu colher a erva bem em um período de chuva, contrariando todas as indicações. Depois de derrubarem os pés, os peões que trabalham para Gatito empilham todas as plantas diretamente sobre o solo antes de cobri-las com uma lona de plástico. Essa situação por si só – o contato com a umidade do solo e o plástico abafando e impedindo a circulação de ar – já é um convite para a fermentação e a proliferação de fungos. A chuva só acelerou esse processo.\nApós alguns dias debaixo do sol, os peões esticam outra lona no chão, pegam os pés já secos pela base do caule e os posicionam com a ponta para baixo. Depois, fecham o punho sobre os galhos e empurram as flores e folhas para a lona. De lá, a erva é levada para a zaranda, instrumento agrícola utilizado para separar grãos, que aqui é copiado de forma rudimentar, com chapas de ferro perfuradas. As flores são manipuladas em cima dessa zaranda e outras peneiras de metal, soltando as folhas. Depois a maconha vai para uma mesa onde ocorre a “despalitada”, que consiste em soltar as folhas dos galhos menores manualmente.\nAs folhas da cannabis não se fumam, principalmente as grandes por onde a planta respira – aquela folha que costuma estampar camisetas ou bonés. No entanto, as folhas menores, que crescem junto das flores, contêm muita resina, que poderia ser transformada em haxixe, mas vão parar no chão junto com as demais impurezas.\nO único momento em que os peões aproveitam algum haxixe é no processo de soltar as flores dos galhos com o punho. Suas mãos vão ficando pretas, e no final da jornada eles as friccionam, juntando essa resina em grandes bolas de haxixe, que chamam de “pretinho” ou “charasguaio”, em alusão ao charas, um tipo de haxixe indiano feito com as mãos. Peões experientes conseguem produzir de 5 a 20 gramas de haxixe por dia desse modo. De volta à cidade, costumam vender por algum dinheiro ou trocar por serviços de prostitutas.\nDepois da despalitada, a maconha vai para sacas de 30 kg, que são “burreadas” –carregadas – por pessoas de confiança do chefe da plantação até o “mocó”, uma tendinha armada de lona preta no meio do mato. Ali vão ficar escondidas até serem prensadas.\nA prensa geralmente é montada em algum lugar mais afastado da plantação e dos acampamentos. Isso porque existe um sentimento de que a maconha só passa a ser “droga” e ter algum valor após a prensa. A maconha em forma de flor é abundante, é dada aos porcos, atirada em fogueiras, você caminha pisoteando maconha, existem maconhas de várias qualidades e estados de putrefação por todo lado. Até a prensa; depois dela ninguém mais toca na maconha, tudo é contadinho.\nAcompanhei o roceiro Roque*, responsável por outra plantação, e seus homens de confiança no processo de desmontar a prensa, transportando os equipamentos nos braços e em motos até uma clareira recém-aberta do outro lado da área. Três prensas hidráulicas são montadas sob um barracão erguido com lona e troncos, com capacidade de até 50 toneladas de pressão cada uma.\nApós a montagem, é hora da prensa: enquanto trazem as sacas de maconha, uma caixinha de som é pendurada no mesmo varal em que pedaços de charque secam. Toca alguma rádio local, e músicas tradicionais paraguaias se revezam com reggaeton e cumbias. Uma linha de montagem é formada, e garrafas de Fortin – uma aguardente local – e charutos de maconha são o combustível da noite para aqueles trabalhadores.\nAs sacas de maconha são abertas sobre uma lona, ficando disponíveis para o passeio de vespas e outros insetos. Mais um erro. Esses restos de animais acabam ficando dentro do “prensado paraguaio”, diz o médico João Menezes, explicando que muitos usuários no Brasil preferem lavar essa maconha. “A vantagem de se lavar o prensado é tirar resíduos que vêm dessa coisa do ar livre, secreções animais, insetos, urina e fezes de insetos, bactéria e fungos”, diz.\nOs peões vão enchendo de maconha uma caixa de metal, 5 kg de cada vez. Eles nivelam a maconha usando as botas sujas de lama, depois cobrem a erva com um plástico sujo, umas placas de madeira e, finalmente, a prensa hidráulica, que, operada com uma alavanca, funciona como um macaco de carro invertido.\nNa minha única noite na prensa, os trabalhadores, já bêbados com o Fortin, me deram um verdadeiro tour guiado por cada etapa do processo.\nDepois de prensarem a maconha, eles retiram as madeiras, mas não o plástico; colocam mais 5 kg e repetem o procedimento até preencher a caixa de metal até a boca. De lá retiram um cubo enorme: 50 kg de maconha.\nUsando uma espátula e um martelo de borracha, eles vão soltando os blocos de 5 kg separados pelos plásticos. Estes são postos numa pilha, separados por finas tábuas de madeira e prensados novamente, no que eles chamam de “reprensa”.\nDepois de um tempo, outro peão as retira de lá e utiliza uma “régua” rudimentar para fazer quatro marcações no bloco, que é levado para uma terceira prensa montada sobre uma faca, que faz os cortes.\nCom rapidez, mas pouco cuidado, a maconha é derrubada no chão, pisoteada; maconha visivelmente mofada é misturada com maconha boa. No entanto, as lendas são falsas: os paraguaios não mijam na maconha, isso seria impossível dada a quantidade de pessoas e de erva. Na verdade, o cheiro forte de amônia que caracteriza a maioria dos blocos prensados que chegam ao país é resultado da fermentação e decomposição devido aos maus cuidados com a produção.\nOs blocos de 1 kg são embalados,primeiro em plástico-filme e depois com fitas adesivas. Os quilos são então reembalados em pacotes de 24 kg e levados a uma picape.\nEsta última embalagem era feita exclusivamente por Adriano* e Roque*, os dois chefes. “Partiu Rio!”, disse, num português tosco, um dos peões paraguaios, dando um tapa num dos pacotões.\nDurante as três horas que passei na prensa, vi Roque, Adriano e mais quatro paraguaios embalarem uns 300 kg de maconha, já quadrada, marrom e fedida. Se eu não tivesse visto o processo todo, jamais imaginaria que um dia ela já foi verde.\nA prensa ocorre por uma questão de logísticas: ela diminui muito o volume e permite aos traficantes transportar mais quilos de forma mais discreta. Mas o ato de prensar o bagulho não é em si a pior das situações; ela se junta à colheita feita na hora errada, a secagem malfeita, a resina desperdiçada e o total descaso em manipular o vegetal.\nPara piorar, algumas operações mantêm estoques de maconha já prensada enterrados por até um ano, por questões de logística ou segurança. Em quase todos os casos, a maconha enterrada acaba pegando mais umidade e fermentando.\nPara o doutor Pedro da Costa Mello Neto, médico acupunturista com pós-graduação em dor, pesquisador no campo da neurociência e prescritor de cannabis legalmente há mais de três anos, “quando se usa a maconha prensada se está usando um produto que não tem um controle de qualidade, e essa perda do controle da qualidade se dá justamente por conta do proibicionismo”.\n“O tráfico não escolhe a quem ele vai vender, a forma e o que ele vai vender. E com isso vai ter pessoas usando uma maconha adulterada, com mofo, amônia, pedaços de insetos e qualquer outra substância a qual ela foi exposta”, explica.\n\nA melhor maconha vai para Florianópolis\nAo lado da roça de Roque havia outro cultivo, muito mais organizado.\nÀ diferença de nas demais roças predominantemente de sativa, nessa consegui identificar uns cinco fenótipos de plantas, o que significa que foram utilizadas diferentes tipos de sementes.\nAs variedades nativas do Paraguai são de predominância sativa, mas, segundo Adriano, há alguns anos um patrão voltou de uma viagem de turismo à Holanda com centenas de sementes, produziu uma roça “premium” e passou a vender suas sementes para os outros roceiros por um preço bem mais alto que as tradicionais. O cultivador me explicou que, ao contrário de um boato que corre na imprensa especializada, não existe semente transgênica de maconha, e sim cepas “melhoradas” que são estabilizadas, produzidas e comercializadas legalmente em vários países da Europa. Cada uma dessas cepas tem propriedades psicoativas diferentes, além de vantagens para o cultivo como crescimento rápido e floração mais curta.\nNão consegui números precisos, mas uma saca de sementes comuns vale 1 milhão de guaranis (R$ 550), com colheita após quatro meses de floração. Já essas sementes de híbridas de sativa paraguaia com “skunks” holandeses, seriam “muito mais caras” e trariam resultado após um ciclo total de três meses da semeadura à colheita.\nConheci Romero*, o roceiro responsável por essa fazenda de sementes híbridas, que tinha orgulho do produto: mesmo prensado, era muito mais verde e cheiroso que os das outras roças. Romero tinha os olhos pequenos, falava pouco, mas sabia ouvir. Estava bem claro que o cara queria trocar conhecimentos e aprimorar sua roça, coisa rara por ali.\nAlém de trabalhar com uma genética aprimorada, o roceiro dedicava um esforço um pouco maior à colheita; em vez de simplesmente empilhar as plantas, ele as pendurava numa espécie de varal, minimizando o problema de umidade e circulação de ar.\nEsses prensados de qualidade melhor são chamados “dois por um”, enquanto os demais, “comercial”. Nessa roça em questão, o destino da maconha é Florianópolis – que é, segundo Gérson *, o “patrão” de Roque, o mercado mais exigente do Brasil. “No Rio e em São Paulo a demanda é grande, eles compram qualquer coisa. Floripa não, lá eles são mais exigentes, os melhores fumos param lá”.\n* Todos os nomes foram trocados para garantir o sigilo das fontes da reportagem\n\nEsse texto é resultado do Concurso de Microbolsa de Reportagem Maconha, realizado pela Agência Pública e Centro de Estudos de Segurança e Cidadania (Cesec), da Universidade Candido Mendes.\n\nFonte: http://apublica.org/2017/08/como-nasce-o-prensado/</text:p>
          </table:table-cell>
          <table:table-cell office:value-type="float" office:value="49" calcext:value-type="float">
            <text:p>49</text:p>
          </table:table-cell>
          <table:table-cell office:value-type="float" office:value="15" calcext:value-type="float">
            <text:p>15</text:p>
          </table:table-cell>
          <table:table-cell office:value-type="string" calcext:value-type="string">
            <text:p>2017-08-21</text:p>
          </table:table-cell>
          <table:table-cell office:value-type="string" calcext:value-type="string">
            <text:p>20:25:06+0000</text:p>
          </table:table-cell>
        </table:table-row>
        <table:table-row table:style-name="ro1">
          <table:table-cell office:value-type="float" office:value="870" calcext:value-type="float">
            <text:p>870</text:p>
          </table:table-cell>
          <table:table-cell office:value-type="string" calcext:value-type="string">
            <text:p>320137168412206_336986030060653</text:p>
          </table:table-cell>
          <table:table-cell office:value-type="string" calcext:value-type="string">
            <text:p>[COLABORAÇÃO]\n\nEssa é a equipe que vem mudando a realidade da redução de danos em ambientes festivos na cidade de Salvador. Nada se constrói sozinho e essas pessoas são os verdadeiros pilares da mudança que almejamos.\n\nTer uma equipe de produção que esteja do lado da equipe de redução de danos é um diferencial e tanto pra desenvolvermos esse trabalho da forma como ele tem que ser!\n\nEstamos orgulhosos do que estamos construindo!!\n\nVida longa à redução de danos em ambientes festivos! &lt;3</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2017-08-22</text:p>
          </table:table-cell>
          <table:table-cell office:value-type="string" calcext:value-type="string">
            <text:p>13:20:30+0000</text:p>
          </table:table-cell>
        </table:table-row>
        <table:table-row table:style-name="ro1">
          <table:table-cell office:value-type="float" office:value="1742" calcext:value-type="float">
            <text:p>1742</text:p>
          </table:table-cell>
          <table:table-cell office:value-type="string" calcext:value-type="string">
            <text:p>320137168412206_337047090054547</text:p>
          </table:table-cell>
          <table:table-cell office:value-type="string" calcext:value-type="string">
            <text:p>[COLABORAÇÃO]\n\nStanislav Grof entrevista o Dr. Albert Hofmann\n_______________________________\n\nEsse sem dúvida, foi um dos textos mais emocionantes que tive o prazer de traduzir. Foi realmente gratificante, a cada pergunta de Grof e a cada resposta do Hofmann eu sentia um prazer muito grande em ler. Me fez mudar alguns conceitos e ainda estou digerindo algumas coisas, assim como tenho que digerir após uma experiência psicodélica.\n\nPra quem não conhece, Stanislav Grof é um renomado psiquiatra que fez estudos clínicos com LSD e outros psicodélicos na psiquiatria, além de ser o criador da Respiração Holotrópica, junto com sua esposa. O Hofmann dispensa apresentação, certo? De qualquer maneira o Grof faz as honras da apresentação na primeira pergunta.\n\nEu sei que é grande, mas tirem uns minutos pra ler, tenho certeza que será muito proveitoso para todos.\n\n_______________________________\n\nEsalen Institute, Big Sur, Califórnia, 1984\n\nNota do editor : Este diálogo de 1984 nunca foi publicado. Estamos postando agora para fornecer um contexto histórico para um novo esforço, no qual a MAPS está participando, para reiniciar a pesquisa de psicoterapia LSD nos Estados Unidos. Além disso, este diálogo aborda e ajuda a esclarecer a visão idealista do valor potencial dos psicodélicos, quando utilizados adequadamente, para ajudar a "engajar sensibilidade ecológica, amor a vida e capacidade de cooperação pacífica com outras pessoas e outras espécies", qualidades que são desesperadamente necessárias nestes tempos de terrorismo e guerra. \n\nGrof: É um grande prazer e uma honra para mim, esta manhã, receber e apresentar o Dr. Albert Hofmann, se é que ele precisa de uma apresentação. Como todos sabem, tornou-se mundialmente famoso pela descoberta de um composto que provavelmente é a substância mais controversa já desenvolvida pelo homem, a dietilamida do ácido lisérgico ou LSD-25. Quando o LSD fez sua entrada no mundo da ciência, tornou-se uma sensação por causa de seus efeitos notáveis e também de sua potência sem precedentes. Parecia ter uma tremenda promessa na pesquisa da natureza e etiologia da esquizofrenia, como um agente terapêutico extraordinário, como uma ferramenta muito pouco convencional para o treinamento de profissionais de saúde mental e como fonte de inspiração para os artistas.\n <text:s text:c="5"/>A descoberta do LSD por parte do Dr. Hofmann gerou uma poderosa onda de interesse na química do cérebro e, juntamente com o desenvolvimento de tranquilizantes, foi diretamente responsável pelo que foi chamado de "idade de ouro da psicofarmacologia". E então, sua criança prodígio se tornou uma "criança problema". Este capítulo extraordinariamente promissor em psicologia e psiquiatria foi interrompido drasticamente pela auto-experimentação em massa sem supervisão e as medidas administrativas, legislativas e políticas repressivas subsequentes, bem como o susto cromossômico e o abuso da polícia militar e secreta. Mas acredito firmemente que este capítulo está longe de ser fechado. Se a pesquisa e a terapia do LSD como tal retornarão para a sociedade moderna, as descobertas que os psicodélicos possibilitaram têm implicações revolucionárias profundas para a compreensão da psique, da natureza humana e da natureza da realidade. E estas novas idéias estão aqui para permanecer como uma parte importante da visão do mundo científico emergente do futuro. \n <text:s text:c="5"/>Antes de começar esta entrevista, gostaria de adicionar uma pequena nota pessoal. A descoberta do LSD pelo Dr. Hofmann e seu trabalho, em geral, tiveram um profundo impacto na minha própria vida profissional e pessoal, pelo que estou imensamente agradecido. Minha primeira sessão de LSD em 1956, quando eu era um psiquiatra de início, era um marco crítico e um ponto de viragem para mim e, desde então, minha vida nunca foi a mesma. Então, esta entrevista me dá a oportunidade de expressar minha profunda apreciação e gratidão pelo Dr. Hofmann pela influência que ele teve na minha vida. O que eu gostaria de lhe perguntar primeiro tem algo a ver com a forma como as pessoas tendem a qualificar a sua descoberta dos efeitos psicodélicos do LSD. É geralmente referido como um puro acidente, o que implica que não houve nada mais envolvido em toda essa questão do que sua intoxicação casual. Mas eu sei de você que a história foi um pouco mais complexa do que isso. Você pode esclarecer isso para nós?\n\nHofmann: Sim, é verdade que a minha descoberta de LSD foi uma descoberta casual, mas foi o resultado de experimentos planejados e esses experimentos ocorreram no âmbito de pesquisas farmacêuticas e químicas sistemáticas. Isso significa que você procura algo, você tem um determinado plano, e então você encontra outra coisa, diferente, que, no entanto, pode ser útil. \n <text:s text:c="5"/>E é exatamente isso que aconteceu com o LSD. Eu desenvolvi um método para a síntese de amidas de ácido lisérgico no contexto de um estudo sistemático, cujo objetivo era sintetizar alcalóides naturais de ergot. Naquela época, na década de 1930, descobriu-se um novo alcalóide do ergot, denominado ergometrina, ou ergonovina. É o verdadeiro princípio ativo do ergot. A presença desse alcalóide no ergot é a razão pela qual tem sido utilizada em obstetrícia para parar o sangramento uterino e como um oxitóxico. E essa substância resultou ser uma amida de ácido lisérgico. \n <text:s text:c="5"/>Até o final da década de 1930, não era possível preparar essas substâncias no laboratório. Descobri um procedimento técnico que possibilitou a obtenção de síntese parcial de ergonovina; então usei esse procedimento para preparar outras lisergamidas. Em primeiro lugar, as modificações da ergonovina e uma dessas modificações, Methergine, um homólogo da ergonovina, é hoje o principal medicamento em obstetrícia para parar o sangramento pós-parto. Eu também usei este procedimento para preparar não tão próximos derivados de ergonovina, mais diferentes que Methergine. E um destes compostos foi o LSD-25, dietilamida do ácido lisérgico. O plano, a intenção que tive, era preparar um analeptico, um estimulante circulatório e respiratório.\n\nGrof: Havia algum indício nas primeiras experiências com animais de que o LSD poderia ser um agente ativador?\n\nHofmann: Não, eu fiz LSD porque é um análogo da coramina, que é a dietilamida do ácido nicotínico. Devido à relação estrutural entre o LSD e o anel do ácido nicotínico, esperava obter um analeptico. Mas o nosso farmacologista concluiu que a dietilamida do ácido lisérgico não possuía propriedades clinicamente interessantes e sugeriu que fosse abandonado a pesquisa. Isso aconteceu no ano de 1938. Mas, ao longo do tempo, tive a estranha sensação de que deveríamos novamente testar essa substância em uma escala mais ampla. Então, cinco anos depois, em 1943, eu finalmente decidi sintetizar outra amostra de LSD. No final da síntese, aconteceu algo muito estranho. Entrei em uma condição de sonho, em que todo meu entorno estava se transformando. Minha experiência de realidade mudou e foi bastante agradável. Em qualquer caso, deixei o laboratório, fui para casa, deitei e desfrutei de um bom estado de sonho.\n\nGrof: Você suspeitou imediatamente de que isso era uma intoxicação da droga com que estava trabalhando?\n\nHofmann: Eu tinha a suspeita de que isso era causado por algo do laboratório, mas eu acreditava que poderia ter sido causada pelo solvente que eu tinha usado naquele momento. Eu usava o dicloroetileno, algo como o clorofórmio, no estado final de preparação. Então, no dia seguinte, no laboratório, tentei o solvente e nada aconteceu. Então eu considerei a possibilidade de que poderia ter sido a substância que eu tinha preparado. Mas não teve sentido. Eu sabia que eu era muito cuidadoso e meu trabalho estava muito limpo. E, claro, não experimentei nada. \n <text:s text:c="5"/>Mas eu estava aberto ao fato de que, talvez, algum vestígio da substância tivesse de alguma forma passado para o meu corpo. Isso, talvez, uma gota da solução tivesse chegado à ponta dos dedos e, quando esfreguei os olhos, entrou nos sacos conjuntivais. Mas, se este composto fosse o motivo dessa experiência estranha que tive, então tinha que ser muito, muito ativo. Isso ficou claro desde o início, porque eu não tinha ingerido nada. Fiquei intrigado e decidi conduzir alguns experimentos para esclarecer isso, descobrir qual era o motivo dessa condição extraordinária que eu tinha experimentado. \n <text:s text:c="5"/>Sendo um homem cauteloso, comecei este experimento com apenas 0,25 miligramas (os alcalóides do ergot geralmente são administrados em doses de miligramas). Essa é uma dose extremamente baixa e eu esperava que não tivesse nenhuma atividade. Eu pensei que aumentaria com muita cautela a quantidade de LSD em experimentos subsequentes para ver se alguma das dosagens estava ativa. Descobriu-se que, quando ingeri este quarto de miligrama, tomei uma dose muito forte, muito alta, de um composto muito, muito ativo. Entrei em um estranho estado de consciência. Tudo no meu entorno mudou - as cores, as formas e também o sentimento do meu ego mudaram. Foi muito estranho! E fiquei muito ansioso por ter tomado muito e pedi ao meu assistente que me acompanhasse em casa. Naquele momento, não tínhamos nenhum carro disponível e fomos para casa de bicicleta.\n\nGrof: Muitas pessoas que tomaram LSD, especialmente em uma dose tão alta, têm muito respeito por esse passeio. Eles percebem o que é andar de bicicleta nesse tipo de condição.\n\nHofmann: durante esta viagem, na bicicleta - era cerca de quatro quilômetros - tive a sensação de que não conseguia me afastar do local. Eu estava de bicicleta mas o tempo parecia ficar parado. No meu relatório, mencionei essa viagem na bicicleta para mostrar que o LSD afeta a experiência do tempo, como um exemplo da distorção do sentido do tempo. Então a viagem de bicicleta tornou-se um aspecto característico da descoberta LSD. Quando chegamos em casa, eu estava em uma condição muito, muito ruim. Era uma realidade tão estranha, um universo tão estranho que eu havia entrado, que eu acreditava que ficara louco. Pedi ao meu assistente que ligasse para o médico. Quando o médico chegou, eu disse a ele que eu estava morrendo. Tive a sensação de que meu corpo não tinha mais sensação. Ele me testou e balançou a cabeça porque tudo estava bem. \n <text:s text:c="5"/>Então, minha condição tornou-se cada vez pior. Quando eu estava deitada no meu sofá, tive a sensação de que eu já tinha morrido. Eu acreditava, eu tinha a sensação de que eu estava fora do meu corpo. Foi uma experiência aterradora! O médico não me deu nada, mas eu bebi muito leite, como um desintoxicante inespecífico. Após cerca de seis horas, a experiência do mundo exterior começou a mudar. Tive a sensação de voltar de uma terra muito estranha, diferente do lar de nossa realidade cotidiana. \n <text:s text:c="5"/>E foi um sentimento muito, muito feliz e uma experiência muito bonita. Depois de algum tempo, com os olhos fechados, comecei a desfrutar deste maravilhoso jogo de cores e formas, o que realmente foi um prazer observar. Então eu fui dormir e no dia seguinte eu estava bem. Eu me senti bastante renovado, como um recém-nascido. Era um dia de abril e eu saí para o jardim. Estava chovendo durante a noite. Tive a sensação de que eu vi a terra e a beleza da natureza como tinha sido quando foi criada, no primeiro dia da criação. Foi uma bela experiência! Eu renasci, vendo a natureza em uma nova luz.\n\nGrof: Vimos esse tipo de sequência, o processo de morte-renascimento, muito regularmente em sessões psicodélicas. Muitas pessoas ligam essa experiência à memória de seu nascimento biológico. Eu queria perguntar-lhe, se durante o tempo que estava acontecendo, era apenas um encontro com a morte ou se você também tinha a sensação de que você estava envolvido em um processo de parto biológico?\n\nHofmann: Não, a primeira fase foi uma experiência muito aterrorizante, porque não sabia se recuperaria. Primeiro, tive a sensação de que eu estava louco e então tive a sensação de que estava morrendo. Mas então, quando eu estava voltando, eu tinha, claro, o sentimento de renascimento.\n\nGrof: quando você percebeu que essa droga poderia ser importante para a psiquiatria?\n\nHofmann: Imediatamente! Eu sabia imediatamente que essa droga teria importância para a psiquiatria! Mas, naquela época, nunca acreditaria que essa substância pudesse ser usada na cena da droga, só por prazer. Para mim, foi uma experiência profunda e mística e não apenas um efeito prazeroso. Nunca tive a ideia de que poderia ser usado como droga de prazer. E então, logo após minha experiência, o LSD entrou nas mãos dos psiquiatras. O filho do meu chefe naquela época, o Dr. Werner Stoll, que trabalhava no Instituto Psiquiátrico Burghoeltzli em Zurique, realizou os experimentos iniciais com LSD. \n <text:s text:c="5"/>Primeiro, verificamos em nosso laboratório, porque o chefe do Departamento de Química, o professor Stoll e o chefe do Departamento de Farmacologia, professor Rothlin, disseram que o que eu estava falando para eles não era possível. Eles me disseram: "Você deve ter cometido um erro quando mediu a dosagem. É impossível que uma dose tão baixa possa ter um efeito". E o professor Rothlin fez um experimento com dois de seus assistentes. Eles levaram apenas um quinto do que eu tinha tomado, 50 microgramas, para verificar isso. E mesmo assim, eles tiveram uma experiência completa!\n\nGrof: Então, isso foi, em poucas palavras, a história da descoberta do LSD. E então, chegamos ao próximo capítulo importante de sua pesquisa psicodélica, o isolamento e a identificação dos princípios ativos dos cogumelos mágicos dos índios Mazatec no México. Quanto tempo após a descoberta dos efeitos psicodélicos do LSD, Gordon Wasson entrou em contato com você?\n\nHofmann: Durante os primeiros dez anos, o LSD era minha "criança maravilhosa", tivemos uma reação positiva de todo o mundo. Cerca de duas mil publicações sobre isso apareceram em revistas científicas e tudo estava bem. Então, no início da década de 1960, aqui nos Estados Unidos, o LSD tornou-se uma droga de abuso. Em pouco tempo, essa onda de uso popular varreu o país e tornou-se "droga número um". Foi então usado sem cautela e as pessoas não estavam preparadas e informadas sobre seus efeitos profundos. E então aconteceu todo o tipo de coisas, o que fez com que o LSD se tornasse uma droga infame. Foi um tempo incômodo! Telefonemas, pânico e alarme! Isso aconteceu, isso aconteceu ... foi uma quebra. Em vez de uma "criança maravilhosa", o LSD de repente tornou-se minha "criança problema". \n <text:s text:c="5"/>Eu vi no jornal um aviso de que um micologista e etnólogo amador americano, Gordon Wasson, e sua esposa descobriram cogumelos que eram usados de maneira ritual pelos índios. Esses cogumelos pareciam conter um alucinógeno que produziu um efeito similar ao LSD. Claro, eu não sabia quem eram esses etnólogos, mas eu certamente estava interessado em investigar estes cogumelos. Então, recebi uma carta do professor Heim, um micologista francês da Sorbonne em Paris. O Sr. Wasson e sua esposa, que descobriram esse culto de cogumelos mexicanos muito antigo e publicaram informações sobre o uso ritual desses cogumelos, haviam perguntado se eu poderia examinar os cogumelos e fazer uma investigação botânica precisa. \n <text:s text:c="5"/>O professor Heim tentou isolar o princípio ativo dos cogumelos, mas não conseguiu. Gordon Wasson também havia iniciado estudos químicos sobre os cogumelos nos Estados Unidos, na Universidade de Delaware, mas esse trabalho também não trouxe resultados positivos. E então, o professor Heim, que sabia sobre o trabalho que fizemos com o LSD em Basileia, me perguntou em sua carta se eu estaria interessado em seguir essa pesquisa. Então, dessa forma, o LSD atraiu os cogumelos para entrar no meu laboratório. \n <text:s text:c="5"/>No início, tivemos apenas 200 ou 300 gramas desses cogumelos. Nós os testamos em animais, já que tínhamos alguma experiência com o LSD e sabíamos que tipo de atividade farmacológica poderia ser esperada de tais princípios psicoativos. Não encontramos nada e nosso farmacologista sugeriu que os cogumelos provavelmente não eram ativos, que eram os cogumelos errados, ou que perderam sua atividade quando foram desidratados. Em qualquer caso, para resolver o problema, decidi fazer uma auto-experiência. Eu tomei uma dosagem que foi mencionada nas prescrições nas antigas crônicas - 2,4 gramas de cogumelos secos - e eu tive uma experiência de LSD completa. \n <text:s text:c="5"/>E foi muito estranho. Eu peguei no laboratório e eu tive que ir para casa, porque eu tinha tomado novamente uma dosagem bastante alta. Em casa, tudo parecia mexicano - os quartos e arredores - embora eu nunca estivesse no México antes. Pensei que devia ter imaginado tudo isso, porque sabia que os cogumelos vieram do México. Por exemplo, eu tinha um colega, um médico que me supervisionava para essa experiência. Quando ele verificou minha pressão sanguínea, eu o vi como um asteca. Ele tinha um rosto alemão, mas para mim ele se tornou um padre asteca e eu tinha a sensação de que ele iria abrir meu peito e tirar meu coração. Foi realmente uma experiência absolutamente mexicana! \n <text:s text:c="5"/>Depois de algumas horas, voltei da paisagem mexicana e sabia que não fizemos os testes corretos. O trabalho com animais não nos teria levado a lugar nenhum; tivemos que testar a atividade (das várias quantidades) em seres humanos. E a partir de então, meus colegas e eu testamos pessoalmente todos os extratos que fizemos dos cogumelos. Nós os extraímos com diferentes solventes e usamos procedimentos de fracionamento para isolar os princípios ativos.\n\nGrof: quantos passos você levou desde o início até o fim para identificar quimicamente os princípios ativos?\n\nHofmann: Tivemos cerca de cinco ou seis passos. Finalmente, acabamos com uma quantidade muito pequena, vários miligramas de material concentrado que ainda era sem forma. Finalmente, conseguimos isolar os princípios ativos e resultou em duas substâncias, que eu chamei de psilocibina e psilocina porque foram isoladas de Psilocybe mexicana. A maioria desses cogumelos mágicos utilizados pelos índios pertencem ao gênero Psilocybe. Então, quando tivemos essas substâncias, enviamos para testes farmacológicos. Descobriu-se que eram cerca de cem vezes menos ativos do que LSD, mas ainda muito ativos. Isso significa que cerca de 5 a 10 miligramas é a dose ativa. Mais tarde recebi uma carta do professor Moore em Delaware, que nos parabenizou por resolver o problema dos cogumelos. Ele e sua equipe estavam trabalhando há mais de um ano tentando isolar os princípios ativos desses cogumelos e não conseguiram fazê-lo. Eles testaram todos os seus extratos em animais, todos os tipos de animais, até peixes, mas não conseguiram encontrar uma resposta. O motivo do nosso sucesso foi que usamos nossa equipe para testar as frações e não confiar em experimentos com animais.\n\nGrof: Qual foi o tempo total que levou você a identificar os alcalóides ativos?\n\nHofmann: cerca de meio ano. Tendo identificado quimicamente essas substâncias, conseguimos sintetizá-las no laboratório. Conseguimos usar os materiais básicos que possuímos na pesquisa LSD, derivados da triptamina que agora poderiam ser usados para a síntese de psilocibina e psilocina. Gordon Wasson, que era um banqueiro de profissão e um micologista amador, ficou muito impressionado com os resultados. Ele não sabia o que os princípios ativos significavam; para ele, eram os cogumelos que eram o agente ativo. Ele veio a Basileia para nos visitar e eu mostrei esses princípios ativos em uma forma pura e cristalina. Descobriu-se que apenas cerca de 0,5% dos cogumelos representam os princípios ativos. Em vez de 5 gramas de cogumelos você pode tomar 25 miligramas de psilocibina. Gordon ficou bastante fascinado por ver esses cristais e depois disse: "Ah, por sinal, há outra droga mágica que os índios usam, que ainda não foi estudada cientificamente. É chamado de ololiuqui.\n\nGrof: E então começou outro importante capítulo de sua pesquisa.\n\nHofmann: Sim. Fui com Gordon Wasson para o México para estudar os outros materiais vegetais mágicos, ololiuqui (sementes da glória da manhã) e Salvia divinorum, uma nova espécie de Salvia que os índios também usaram como cogumelos. Visitamos Maria Sabina, a curandeira ou a xamã que deram os cogumelos aos Wassons. Eles provavelmente foram os primeiros brancos que já ingeriram os cogumelos durante a cerimônia sagrada. Já era no final do verão ou no início do outono e não havia mais cogumelos. Nós explicamos a Maria Sabina que nós tínhamos isolado o espírito dos cogumelos e que agora estava nessas pequenas pastilhas. Ela ficou fascinada e concordou em fazer uma cerimônia para nós. \n <text:s text:c="5"/>Para participar da cerimônia, você sempre deve ter um motivo. A cerimônia de cogumelos é uma consulta, como ir a um médico ou a um psiquiatra se você tiver alguns problemas.\n\nGrof: Eu entendo que, nesta ocasião, Maria Sabina lhe deu o "selo de aprovação" oficial, que depois de ter tomado as pílulas, ela realmente confirmou que seus efeitos eram idênticos aos dos cogumelos mágicos.\n\nHofmann: Sim. Eu dei-lhe para a cerimônia comprimidos da psilocibina sintética. Eu sabia que ela usava um certo número de cogumelos e eu avaliei a quantidade correspondente de comprimidos. Nós os usamos e foi realmente uma cerimônia maravilhosa que durou até a manhã. Quando partimos, Maria Sabina nos disse que esses comprimidos realmente continham o espírito dos cogumelos. Eu dei-lhe uma garrafa e ela disse: "Agora também posso realizar as cerimônias durante os tempos em que não temos mais cogumelos".\n\nGrof: Como você passou da pesquisa de cogumelos para o trabalho com ololiuqui?\n\nHofmann: Obtive o fornecimento de ololiuqui, sementes de uma certa família da “glória da manhã”, de Gordon Wasson. Gordon os obteve de um índio zapoteco que os havia coletado para ele. Essas sementes, como os cogumelos, foram usadas em cerimônias para uma espécie de cura mágica. Conseguimos isolar os princípios ativos responsáveis pelo efeito dessas sementes e fiquei bastante espantado ao descobrir que essas sementes continham como princípios ativos monoamida e hidroxietilamida de ácido lisérgico e um pouco de ergonovina. Estes eram derivados de ácido lisérgico que eu tinha na minha prateleira através dos meus estudos com LSD. Eu inicialmente não podia acreditar que isso era possível, porque os derivados de ácido lisérgico com os quais eu trabalhava anteriormente foram produzidos por um fungo.\n\nGrof: E as sementes da glória da manhã provêm de plantas com flores que pertencem botanicamente a uma categoria completamente diferente, certo?\n\nHofmann: Sim, essas plantas pertencem a duas etapas de evolução muito diferentes no reino vegetal, que são bastante distantes um do outro. E é absolutamente incomum encontrar os mesmos produtos químicos em estágios bastante diferentes da evolução da planta.\n\nGrof: Ouvi dizer que, inicialmente, seus colegas realmente o acusaram, dizendo que você deve ter contaminado suas amostras da pesquisa ololiuqui com os produtos do seu trabalho de LSD que manteve no seu laboratório. Sabendo o quanto seu trabalho é meticuloso, foi uma acusação bastante escandalosa!\n\nHofmann: Isso é verdade. Eu dei o primeiro relatório sobre este trabalho em 1960, na Conferência Internacional de Produtos Naturais em Sydney. Quando eu mostrei meus resultados, meus colegas sacudiram a cabeça e disseram: "É impossível encontrar os mesmos princípios ativos em uma seção bem diferente do reino vegetal. Você está trabalhando com todos os tipos de derivados de ácido lisérgico, você deve ter misturado algo e essa é a razão ". Mas, finalmente, claro, eles verificaram e confirmaram nossos resultados. Esse foi o encerramento de uma espécie de círculo mágico. Comecei com as amidas de ácido lisérgico - Methergine e LSD - e o LSD atraiu os cogumelos. Os cogumelos levaram o ololiuqui e o trabalho com ololiuqui me levou de volta às amidas de ácido lisérgico. Meu círculo mágico!\n\nGrof: Você realmente testou o próprio ololiuqui?\n\nHofmann: Sim, mas, é claro, é cerca de dez vezes menos ativo. Para obter um bom efeito, você precisa de um a dois miligramas.\n\nGrof: E como foi essa experiência?\n\nHofmann: a experiência teve algum efeito narcótico forte, mas, ao mesmo tempo, havia uma estranha sensação de vazio. Neste vazio, tudo perde o seu significado. É uma experiência muito mística.\n\nGrof: Geralmente, quando você lê a literatura psicodélica, faz-se uma distinção entre os psicodélicos naturais, como psilocibina, psilocina, mescalina, harmalina ou ibogaína, que são produzidas por várias plantas (e isso se aplica ainda mais a próprias plantas psicodélicas) e psicodélicos sintéticos produzidos artificialmente no laboratório. E o LSD, que é semi-sintético e, portanto, uma substância produzida no laboratório, geralmente está incluído na segunda categoria. Eu entendo que você tem uma opnião muito diferente sobre isso.\n\nHofmann: Sim. Quando descobri as amidas de ácido lisérgico em ololiuqui, percebi que o LSD é realmente apenas uma pequena modificação química de uma droga sagrada muito antiga do México. O LSD pertence, portanto, pela sua estrutura química e pela sua atividade, no grupo das plantas mágicas da Mesoamérica. Não ocorre na natureza como tal, mas representa apenas uma pequena variação química de material natural. Portanto, ele pertence a este grupo como um produto químico e também, é claro, por seu efeito e seu potencial espiritual. O uso de LSD na cena da droga pode assim ser visto como uma profanação de uma substância sagrada. E essa profanação é a razão pela qual o LSD não teve efeitos benéficos na cena da droga. Em muitos casos, ele produziu efeitos aterrorizantes e deletérios em vez de efeitos benéficos, por causa do mau uso, porque era uma profanação. Ele deveria ter sido submetido aos mesmos tabus e a mesma reverência que os índios tinham com essas substâncias. Se essa abordagem tivesse sido transferida para o LSD, o LSD nunca teria tido uma reputação tão ruim.\n\nGrof: Deixe-me mudar para outro assunto. Você pode nos dizer algo sobre as tentativas de isolar os alcalóides ativos de Salvia divinorum?\n\nHofmann: Sim. Quando eu estava no México, também encontramos outra planta que os índios usavam ritualmente, como ololiuqui ou como os cogumelos. Era um membro da espécie Salvia que não havia sido identificada botanicamente. Depois de uma longa viagem a Sierra Mazateca, finalmente encontramos uma curandeira que realizou uma cerimônia com esta planta e tivemos a oportunidade de ter uma experiência com ela. Gordon Wasson, minha esposa e eu também ingerimos o suco de folhas frescas e experimentamos alguns efeitos, mas foi muito leve. Era um efeito claro, mas diferente dos cogumelos.\n\nGrof: Você tentou o isolamento e a identificação química do princípio ativo de Salvia divinorum?\n\nHofmann: tirei as folhas e extrai extractos pressionando o suco. Peguei este extrato para Basel para o meu laboratório e queria analisá-lo quimicamente, mas não estava mais ativo. Parece que o princípio ativo é muito facilmente destruído e o problema da análise química ainda não está resolvido. Mas conseguimos estabelecer a identidade botânica desta planta. Foi determinado no Departamento de Botânica em Harvard que era uma nova espécie de Salvia e obteve o nome de Salvia divinorum. É um nome errado, um mau emprego do latim; deveria ser na verdade Salvia divinatorum. Eles não conhecem muito bem latin, esses botânicos. Eu não estava muito feliz com o nome porque Salvia divinorum significa "Salvia dos fantasmas", enquanto Salvia divinatorum, o nome correto, significa "Salvia dos sacerdotes", mas agora está na literatura botânica sob o nome Salvia divinorum.\n\nGrof: Foi Dr. Richard Schultes em Harvard quem identificou a planta?\n\nHofmann: Não, foi feito no mesmo Instituto, mas por outros dois botânicos; Eles foram os únicos que deram o nome.\n\nGrof: Foi o fim de sua pesquisa de substâncias psicodélicas? Você já esteve interessado desde então em outras plantas psicodélicas? E você fez mais tentativas para identificar alguns de seus princípios ativos?\n\nHofmann: Não. Mais nada.\n\nGrof: Este trabalho foi interrompido devido aos problemas políticos e administrativos da Sandoz causados pelo uso não supervisionado? Você acha que teria continuado nesse trabalho? E você gostaria de continuar?\n\nHofmann: Sim, já disse que o abuso e o mau uso na cena da droga trouxeram muitos problemas à nossa empresa. Em seguida, vieram as restrições legais das autoridades de saúde em quase todos os países e, é claro, a administração da nossa empresa não estava mais interessada em seguir esta avenida de pesquisa. Eu não continuei porque não quis. Fomos praticamente obrigados.\n\nGrof: Gostaria de lhe perguntar agora sobre outro projeto, o seu trabalho com Gordon Wasson sobre os Mistérios da Eleusis. Em seu livro The Road to Eleusis, você sugere a possibilidade de que fosse um culto psicodélico que realmente existia e praticasse por quase 2000 anos, de 1400 aC a 400 dC.\n\nHofmann: Nos círculos profissionais dos estudiosos gregos, é absolutamente claro que os antigos gregos usavam alguma substância psicoativa em seu culto. Existem muitas referências a uma bebida sagrada, kykeon, que foi administrada aos iniciados após os preparativos que levaram uma semana. Depois que os adeptos obtiveram essa poção, eles tinham, juntos, experiências místicas poderosas que não podiam falar e descrever exatamente. Eu trabalhava há cerca de vinte anos com o estudioso grego, o professor Kerenyi, sobre esse questão. \n <text:s text:c="5"/>A questão interessante é: quais foram realmente os ingredientes deste kykeon, esta poção sagrada? Nós estudamos muitas plantas que o professor Kerenyi havia sugerido como candidatos possíveis, mas não eram psicodélicos. Então veio Gordon Wasson com sua hipótese; naturalmente, isso envolveu cogumelos, porque ele viu cogumelos por toda parte! Ele chegou a me perguntar se os homens na antiguidade grega tinham a possibilidade de preparar uma poção psicodélica de maconha. Ele chegou a essa idéia, porque os Mistérios de Eleusis foram fundados pela deusa Demeter e Demeter é a deusa do grão e do cordeiro (Mutterkorn). Isso lhe deu a idéia de ele poderia estar envolvido na preparação do kykeon. \n <text:s text:c="5"/>Eu tinha todos os materiais à mão porque, como parte de nossos estudos de ergot, reunimos toda a literatura e também muitas amostras de “ grão de cordeiro” de todo o mundo. Isso incluiu o ergot que estava crescendo na bacia do Mediterrâneo, na Grécia, e assim por diante. Um ou dois destes ergots selvagens que crescem em gramíneas também podem ser encontrados em campos de centeio ou em campos de cevada. O centeio não existia na antiguidade, mas a cevada, você pode encontrar certas flores silvestres. \n <text:s text:c="5"/>Nós tínhamos encontrado e analisado tudo isso antes que Gordon me fizesse sua pergunta e, em uma espécie que crescia em grama selvagem (Paspalum), encontramos exatamente os mesmos componentes que em ololiuqui. Os seus principais componentes foram amida de ácido lisérgico, hidroxietilamida de ácido lisérgico e também propanolamida de ácido lisérgico (ergonovina). Portanto, não tive dificuldade em responder a pergunta de Gordon: o homem na antiguidade tinha a possibilidade de preparar uma poção psicodélica de maconha. Ele precisava apenas recolher o maconha, cortá-lo e colocá-lo no kykeon. \n <text:s text:c="5"/>Gordon, perseguindo o problema do kykeon, abordou não só eu, como químico, mas também um estudioso grego, o professor Carl Ruck, em Harvard, especialista no papel das plantas medicinais na mitologia grega e na história grega. Professor Ruck foi capaz de dirigir Gordon para algumas alusões no Hino a Demeter que forneceu suporte para sua hipótese. Essas passagens mencionaram que, de fato, havia algum tipo de ergot que usava para tornar este kykeon psicodélico. E nós três fomos co-autores de um livro, que explorou essa evidência.\n\nGrof: Esse foi o livro The Road to Eleusis?\n\nHofmann: Sim, foi The Road to Eleusis, que foi publicado aqui nos Estados Unidos e também saiu em outras línguas, como espanhol e alemão.\n\nGrof: você descreve neste livro que você realmente fez uma auto-experiência com um dos alcalóides naturais da ergot para testar esta hipótese, para ver se era psicodélico. Foi ergonovina?\n\nHofmann: Sim, descobrimos princípios ativos nesta ergot que cresce na Grécia. Ele continha amida de ácido lisérgico e hidroxietilamida, sobre a qual já sabia que eles eram psicodélicos. Mas não se sabia se ergonovina tinha alguns efeitos psicodélicos e eu estava interessado em descobrir. Ergonovina já havia sido usada por muitas décadas em obstetrícia sem nenhum relatório de que tinha sido psicodélico. Mas a dosagem que é injetada nas mulheres no parto é apenas de 0,5 mg e 0,25 mg. Testei até 2 mg e, nessa dose, tinha efeitos claramente psicodélicos. Não foi descoberto mais cedo, porque quando é administrado, as mulheres estão apenas no final do processo do parto. Elas estão, portanto, em um estado em que não são boas observadoras, além disso, a dosagem é muito baixa para produzir efeitos psicodélicos. Methergine e ergonovine também produzem efeitos psicodélicos, mas em doses mais elevadas.\n\nGrof: É uma hipótese muito interessante, porque dá uma resposta plausível à pergunta intrigante: o que foi oferecido na Eleusis? O que poderia ter sido tão poderoso e interessante que manteve a atenção do mundo antigo por quase dois mil anos sem interrupção? E que atraiu muitas pessoas excepcionais e ilustres? Também o fato de ser um segredo tão fortemente protegido - a punição por revelar o segredo dos mistérios era a morte - sugere que algo bastante extraordinário, algo extremamente importante estava acontecendo lá.\n\nHofmann: Foi um centro espiritual muito importante há quase 2000 anos. Tudo o que temos a fazer é olhar para todas as pessoas famosas, que durante milhares de anos no mundo da antiguidade, no mundo romano e grego, foram introduzidas nos Mistérios de Eleusis. Para nós, foi um problema muito interessante descobrir o que os iniciados realmente ingeriram. Havia duas famílias em Eleusis que conheciam o segredo do kykeon, duas gerações de famílias que conservavam o segredo.\n\nGrof: muitas vezes, se ouve que o uso de materiais psicodélicos é estranho à cultura ocidental, que é algo que é praticado em grupos humanos pré-alfabetizados. O enorme efeito que os mistérios de morte / renascimento de vários tipos devem ter tido sobre a cultura grega, que geralmente é considerado o berço da civilização européia, deve ser o segredo mais bem guardado da história humana. Muitas das grandes figuras da antiguidade, como os filósofos Platão, Aristóteles e Epicteto, o dramaturgo Eurípides, o líder militar Alkibiades, estadista romano e advogado Cícero, e outros iniciaram esses mistérios, seja a variedade eleusiana ou outras formas - os ritos dionisíacos, os mistérios de Attis e Adonis, os mistérios mithraicos ou coroticais e o culto órfico.\n\nHofmann: Mostra novamente que nos velhos tempos, e também no nosso tempo entre as tribos indianas, as substâncias psicodélicas eram consideradas sagradas e eram usadas com a atitude certa e em um contexto ritual e espiritual. Muito diferente se compararmos com o uso descuidado e irresponsável do LSD nas ruas e nas discotecas da cidade de Nova York e em todos os lugares do Ocidente. É um trágico mal-entendido sobre a natureza e o significado desse tipo de substâncias.\n\nGrof: Agora eu gostaria de me afastar dessas explorações culturais e históricas e voltar para a química. Embora a farmacologia não seja o seu principal interesse, gostaria de lhe fazer uma pergunta sobre o mecanismo da ação do LSD. Não parece haver unanimidade sobre por que o LSD é psicoativo e existem várias hipóteses concorrentes sobre isso. Você tem alguma idéia a este respeito?\n\nHofmann: Fizemos algumas pesquisas relacionadas a esta questão. Identificamos LSD com carbono radioativo, C14. Isso torna possível seguir seu destino metabólico no organismo. Estranhamente, achamos, é claro, em animais, que 90% do LSD é excretado muito rapidamente e apenas 10% dele entra no cérebro. E no cérebro ele entra no hipotálamo e é aí que as funções emocionais estão localizadas. Isso também corresponde ao fato de que é principalmente a esfera emocional estimulada pelo LSD. As esferas racionais são bastante inibidas. \n <text:s text:c="5"/>E, claro, não é o LSD que produz essas profundas mudanças psíquicas. A ação do LSD pode ser entendida apenas em termos de sua interação com os processos químicos no cérebro que estão subjacentes às funções psíquicas. Uma vez que o LSD é uma substância, sua ação só pode ser descrita em termos de interação com outras substâncias e com as estruturas do cérebro, os receptores e assim por diante. Uma das hipóteses populares foi, por exemplo, a hipótese da serotonina dos pesquisadores britânicos Woolley e Shaw. Verificou-se que o LSD é um inibidor muito específico e forte da serotonina em alguns sistemas biológicos. E uma vez que a serotonina desempenha um papel muito importante na química das funções neurofisiológicas no cérebro, isso foi visto como o mecanismo subjacente aos seus efeitos psicológicos. \n <text:s text:c="5"/>Uma vez que este antagonismo entre LSD e serotonina era muito forte e específico, nosso farmacologista estava muito interessado em descobrir se há antagonistas de serotonina sem efeito alucinógeno. Esta não foi apenas uma questão teórica interessante, mas uma questão de algum interesse prático, porque a serotonina está envolvida no mecanismo de dores de cabeça de enxaqueca e em certos processos de informação. Um antagonista de serotonina sem efeitos psicodélicos poderia ser usado como medicamento.\n\nGrof: Esta foi a razão pela qual o LSD 2-bromado, um forte antagonista de serotonina sem efeitos psicodélicos, foi tão importante?\n\nHofmann: Criamos todos os tipos de derivados de LSD. Também entre eles estava o LSD 2-bromado, que resultou em forte efeito anti-serotonina, mas sem efeitos psicodélicos. Após essa descoberta, a hipótese não poderia ser mais sustentada. Outro problema foi que o antagonismo da serotonina não foi estudado no cérebro, mas em preparações biológicas periféricas.\n\nGrof: Depois, há, claro, a questão complexa da barreira sangue / cérebro; Qual das substâncias que demonstram antagonismo periférico são realmente permitidas de entrar no cérebro?\n\nHofmann: Sim. O LSD também tem efeitos em outros transmissores, como dopamina e adrenalina e isso é muito complicado. Por esse motivo, o LSD foi uma ferramenta muito útil e influente na pesquisa do cérebro e permanecaté hoje.\n\nGrof: Estou muito interessado em uma hipótese particular sobre os efeitos do LSD. Foi formulado pelo Dr. Harold Abramson e sua equipe na cidade de Nova York. Com base em algumas experiências em animais, particularmente com o peixe lutador Siamês (Betta splendens), chegaram à conclusão de que o aspecto mais relevante do efeito LSD envolve a transferência enzimática de oxigênio no nível subcelular. Para mim, isso foi interessante, porque poderia explicar a semelhança entre os efeitos LSD e as experiências associadas ao processo de morte. E também pode haver conexões com os efeitos da respiração holotrópica que minha esposa Christina e eu desenvolvemos. Infelizmente, parece que essa pesquisa permaneceu limitada a esse artigo; não vi nenhuma evidência de apoio adicional para essa hipótese.\n\nHofmann: Havia outra hipótese, onde a ênfase era, eu acredito, no efeito do LSD na degradação da adrenalina e da noradrenalina, levando a produtos de oxidação anormais (hipótese de Hoffer e Osmond). Mas nada disso foi confirmado e a questão dos mecanismos efetivos do LSD ainda está aberta. Além disso, é importante perceber que há um salto enorme da química para a experiência psicológica. Há limites para o que esse fundo químico básico pode nos contar sobre a consciência.\n\nGrof: Se eu te entendi corretamente, você se sente, muito como eu, que, mesmo que possamos explicar todas as mudanças bioquímicas e neurofisiológicas nos neurônios, ainda somos confrontados com esse salto quântico dos processos bioquímicos e elétricos à consciência que parece intransponível.\n\nHofmann: Sim, é o problema básico da realidade. Podemos estudar várias funções psíquicas e também as funções sensoriais mais primitivas, como ver, ouvir e assim por diante, que constituem nossa imagem do nosso mundo cotidiano. Eles têm um lado material e o lado psíquico. E essa é uma lacuna que você não pode explicar. Podemos seguir o metabolismo no cérebro, podemos medir as mudanças bioquímicas e neurofisiológicas, potenciais elétricos e assim por diante. Estes são processos materiais e energéticos. Mas a matéria e a corrente elétrica são uma coisa bastante diferente, bastante diferente, do que a experiência psíquica. Mesmo a nossa visão e outras funções sensoriais já envolvem o mesmo problema. Devemos perceber que há uma lacuna que provavelmente nunca pode ser superada ou explicada. Podemos estudar processos materiais e vários processos no nível energético, é o que podemos fazer como cientistas naturais. E então vem algo bem diferente, a experiência psíquica, que continua sendo um mistério.\n\nGrof: Parece haver duas abordagens radicalmente diferentes para o problema do relacionamento cérebro / consciência, como se manifesta em sessões psicodélicas. A primeira é a abordagem científica tradicional que explica o espectro da experiência do LSD como uma liberação de informações armazenada nos repositórios do nosso cérebro. Isso sugere que todo o processo está contido dentro do nosso crânio e as experiências são criadas por combinações e interações que se acumulam em nossos bancos de memória nesta vida. \n <text:s text:c="5"/>Uma alternativa radical a essa visão monista materialista foi sugerida por Aldous Huxley. Após algumas experiências pessoais com LSD e mescalina, ele começou a ver o cérebro mais como uma "válvula redutora", que normalmente nos protege contra uma vasta entrada cósmica de informação, que de outra forma inundaria e poderia sobrecarregar nossa consciência cotidiana. Nesta visão, a função do cérebro é reduzir todas as informações disponíveis e nos proteger em uma experiência limitada do mundo. Nesta visão, o LSD nos liberta desta restrição e nos abre para uma experiência muito maior.\n\nHofmann: Eu concordo com este modelo de Huxley que em sessões psicodélicas a função do cérebro é aberta. Em geral, temos capacidade limitada para transformar todos os estímulos que recebemos do mundo exterior sob a forma de estímulos ópticos, acústicos e táteis, e assim por diante. Temos uma capacidade limitada para transferir essa informação para que ela possa entrar em consciência. Sob a influência de substâncias psicodélicas, a válvula é aberta e uma entrada enorme de estímulos externos pode agora entrar e estimular o nosso cérebro. Isso dá origem a essa experiência irresistível.\n\nGrof: Você conheceu pessoalmente Aldous Huxley?\n\nHofmann: Sim, encontrei ele duas vezes e tivemos discussões muito boas e muito importantes. Ele me deu seu livro Ilha, que havia saído pouco antes de morrer. Nela, ele descreve uma antiga cultura em uma ilha, que está tentando fazer uma síntese entre sua própria tradição espiritual e tecnologia moderna trazida por um americano. Esta cultura usava ritualmente algo chamado medicina moksha que era um cogumelo que trouxe iluminação. Moksha foi administrado apenas três vezes na vida de cada indivíduo. A primeira vez foi durante a iniciação em um rito da puberdade, a segunda vez no meio da vida e a terceira vez na morte, na fase final da vida. E quando Aldous me deu seu livro, ele escreveu: "Para o Dr. Albert Hofmann, o descobridor original do medicamento moksha". Estou muito orgulhoso de ter este livro.\n\nGrof: É interessante que Aldous Huxley realmente usou LSD para facilitar sua transição no momento da sua morte.\n\nHofmann: Sim, depois de ter morrido, sua viúva enviou-me uma cópia de um artigo. Quando ele estava no processo de morrer (ele não conseguiu falar por causa do câncer da língua), escreveu: "0,1 miligramas de LSD, subcutaneamente". Então, sua esposa lhe deu a injeção do remédio moksha.\n\nGrof: Há uma bela descrição desta situação em seu livro, que se chama This Timeless Moment.\n\nHofmann: Sim, This Timeless Moment, de Laura Huxley.\n\nGrof: Gostaria de lhe perguntar agora algo muito pessoal. Você deve ter sido perguntado esta questão um número de vezes antes, tenho certeza. Você teve durante a sua vida algumas experiências psicodélicas, algumas das quais você nos descreveu hoje. Começou com as experiências de LSD associadas à descoberta do LSD, depois as experiências durante o trabalho sobre o isolamento dos princípios ativos dos cogumelos mágicos e ololiuqui, a experiência no ritual dos cogumelos com Maria Sabina, as sessões que você descreveu no livro “minha criança problema”, e alguns outros. Qual a influência de todas essas experiências sobre você, no seu modo de estar no mundo, nos seus valores, na sua filosofia pessoal e na sua visão científica do mundo?\n\nHofmann: Eles mudaram minha vida, na medida em que me forneceram um novo conceito sobre o que é a realidade. A realidade tornou-se um problema depois da minha experiência com o LSD. Antes, eu acreditava que havia apenas uma realidade, a realidade da vida cotidiana. Apenas uma verdadeira realidade e o resto era imaginação e não era real. Mas sob a influência do LSD, entrei em realidades que eram tão reais e ainda mais reais do que a de todos os dias. E pensei na natureza da realidade recebendo algumas idéias mais profundas. \n <text:s text:c="5"/>Eu analisei os mecanismos envolvidos na produção da visão de mundo normal que chamamos de "realidade cotidiana". Quais são os fatores que o constituem? O que está dentro e o que está lá fora? O que vem do lado de fora e o que está dentro? Eu uso para este processo a metáfora do remetente e do receptor. O remetente produtivo é o mundo exterior, a realidade externa, incluindo o nosso próprio corpo. O receptor é o nosso eu profundo, o ego consciente, que então transforma os estímulos externos em uma experiência psicológica.\n <text:s text:c="5"/>Foi muito útil para mim ver o que é realmente, objetivamente, fora; algo que você não pode mudar, algo que é o mesmo para todos. E o que é produzido por mim, caseiro, o que sou eu, o que posso mudar. Qual é o meu interior espiritual que pode ser mudado. Esta possibilidade de mudar a realidade, que existe em todos, representa a verdadeira liberdade de cada indivíduo humano. Ele tem uma enorme possibilidade de mudar sua visão de mundo. Isso me ajudou enormemente na minha vida a perceber o que realmente existe no exterior e o que é caseiro por mim.\n\nGrof: Você tem uma tremenda consciência e sensibilidade em relação a questões ecológicas, por exemplo, a poluição industrial da água e do ar, a destruição da natureza, a morte das florestas européias e assim por diante. Você atribui isso às suas sessões psicodélicas, em que você experimentou a união com a natureza e a interligação da criação? Você acha que essas experiências de alguma forma o abriram para essa maior consciência ecológica, para um senso mais nítido do que estamos fazendo com a natureza?\n\nHofmann: Sim, através da minha experiência LSD e da minha nova imagem da realidade, percebi a maravilha da criação, a magnificência da natureza e do reino animal e vegetal. Fiquei muito sensível ao que acontecerá com tudo isso e com todos nós. Eu publiquei a lei sobre os principais problemas ambientais que temos na Europa nesse sentido.\n\nGrof: A descoberta do LSD tem sido uma parte tão importante da sua vida e você também experimentou pessoalmente o impacto positivo que essa substância pode ter sobre nós, se ela for usada corretamente. Gostaria de perguntar-lhe: qual foi a sua reacção ao que aconteceu na década de 1960 nos Estados Unidos?\n\nHofmann: Bem, lamento muito, sinto muito. Como eu disse, nunca teria suspeitado que o LSD pudesse ser mal utilizado de tal maneira. Agora tenho a sensação de que a situação melhorou, porque você nunca mais leu nos jornais sobre acidentes com LSD, como aconteceu na década de 1960 praticamente todos os dias. As pessoas que usam o LSD hoje sabem como usá-lo. Portanto, espero que as autoridades de saúde tenham a visão de que o LSD, se for usado corretamente, não é uma droga perigosa. Na verdade, não devemos nos referir a isso como droga; esta palavra tem uma conotação muito ruim. Devemos usar outro nome. As substâncias psicodélicas, se forem usadas de maneira adequada, são muito úteis para a humanidade.\n\nGrof: Você escreveu um livro intitulado LSD, Minha Criança Problema. Eu ouvi você dizer, na conferência, que você espera o dia em que sua criança problema se tornará uma criança desejada novamente.\n\nHofmann: Eu mesmo provavelmente não vou ver esse dia, mas definitivamente acontecerá no futuro, tenho certeza. A verdade finalmente surgirá e a verdade é: se o LSD é usado da maneira correta, é um agente muito importante e muito útil. O LSD já não está jogando um papel ruim na cena da droga e os psiquiatras estão novamente tentando enviar suas propostas de pesquisa com essa substância para as autoridades de saúde. Espero que o LSD volte a estar disponível da maneira normal, para a profissão médica. Então, poderia desempenhar o papel que realmente deveria, um papel benéfico.\n\nGrof: Você tem uma visão para o futuro sobre isso, uma idéia de como você gostaria que o LSD fosse usado?\n\nHofmann: Nós temos uma espécie de modelo para Eleusis e também nas chamadas sociedades primitivas onde substâncias psicodélicas são usadas. O LSD deve ser tratado como um medicamento sagrado e receber a preparação correspondente, a preparação de um tipo bem diferente do que outros agentes psicotrópicos. É um tipo de coisa, se você tem uma substância aliviadora da dor, tem um agente que envolve a própria essência dos seres humanos, sua consciência. Nossa própria essência é Consciência Absoluta, sem um eu, sem a consciência de cada indivíduo, nada realmente existe. E este mesmo centro, esse núcleo do ser humano é influenciado por esses tipos de substâncias. Portanto, desculpe-me por me repetir, são substâncias sagradas. Porque, o que é sagrado, se não a consciência do ser humano, é algo que o ativa e deve ser tratado com reverência e com extrema cautela.\n\nGrof: Muitos de nós que experimentamos psicodélicos, sentimos muito, como você faz, que eles são ferramentas sagradas e que, se eles são usados corretamente, eles abrem a consciência espiritual. Eles também geram sensibilidade ecológica, reverência para a vida e capacidade de cooperação pacífica com outras pessoas e outras espécies. Penso que, no tipo de mundo que temos hoje, a transformação da humanidade nessa direção pode ser nossa única e verdadeira esperança de sobrevivência. Eu acredito que é essencial para o nosso futuro planetário desenvolver ferramentas que possam mudar a consciência que criou a crise em que estamos.\n\nHofmann: Isso certamente seria um grande passo na direção certa. Precisamos de um novo conceito de realidade e de um novo conjunto de valores para que as coisas mudem em uma direção positiva. O LSD poderia ajudar a gerar um conceito tão novo.\n\nGrof: Gostaria de agradecer por ter desistido do seu tempo de lazer neste lindo dia e vir aqui para estar conosco e compartilhar suas experiências de vida. Eu realmente aprecio muito e, eu tenho certeza, assim como todos os outros nesta sala.\n\nHofmann: Obrigado por me convidar para. Eu realmente gosto dessa paisagem daqui, é muito bonita. É tão maravilhoso estar aqui e experimentar a atmosfera neste instituto com velhos amigos e colegas. Foi uma ótima experiência para mim. Obrigado, também.\n\n_______________________________\nBônus:\nVídeo onde Grof mostra fotos e conta como foram os encontros com Hoffman:\nhttps://www.youtube.com/watch?v=2GrAE5-GOLg\n_______________________________\nFonte: http://www.maps.org/news-letters/v11n2/11222gro.html</text:p>
          </table:table-cell>
          <table:table-cell office:value-type="float" office:value="45" calcext:value-type="float">
            <text:p>45</text:p>
          </table:table-cell>
          <table:table-cell office:value-type="float" office:value="12" calcext:value-type="float">
            <text:p>12</text:p>
          </table:table-cell>
          <table:table-cell office:value-type="string" calcext:value-type="string">
            <text:p>2017-08-22</text:p>
          </table:table-cell>
          <table:table-cell office:value-type="string" calcext:value-type="string">
            <text:p>17:25:20+0000</text:p>
          </table:table-cell>
        </table:table-row>
        <table:table-row table:style-name="ro1">
          <table:table-cell office:value-type="float" office:value="9" calcext:value-type="float">
            <text:p>9</text:p>
          </table:table-cell>
          <table:table-cell office:value-type="string" calcext:value-type="string">
            <text:p>229458924212591_337047090054547</text:p>
          </table:table-cell>
          <table:table-cell office:value-type="string" calcext:value-type="string">
            <text:p>[COLABORAÇÃO] STANISLAV GROF ENTREVISTA ALBERT HOFMANN\n\nEsse sem dúvida, foi um dos textos mais emocionantes que tive o prazer de traduzir. Foi realmente gratificante, a cada pergunta de Grof e a cada resposta do Hofmann eu sentia um prazer muito grande em ler. Me fez mudar alguns conceitos e ainda estou digerindo algumas coisas, assim como tenho que digerir após uma experiência psicodélica.\n\nPra quem não conhece, Stanislav Grof é um renomado psiquiatra que fez estudos clínicos com LSD e outros psicodélicos na psiquiatria, além de ser o criador da Respiração Holotrópica, junto com sua esposa. O Hofmann dispensa apresentação, certo? De qualquer maneira o Grof faz as honras da apresentação na primeira pergunta.\n\nEu sei que é grande, mas tirem uns minutos pra ler, tenho certeza que será muito proveitoso para todos.\n\n_______________________________\n\nEsalen Institute, Big Sur, Califórnia, 1984\n\nNota do editor : Este diálogo de 1984 nunca foi publicado. Estamos postando agora para fornecer um contexto histórico para um novo esforço, no qual a MAPS está participando, para reiniciar a pesquisa de psicoterapia LSD nos Estados Unidos. Além disso, este diálogo aborda e ajuda a esclarecer a visão idealista do valor potencial dos psicodélicos, quando utilizados adequadamente, para ajudar a "engajar sensibilidade ecológica, amor a vida e capacidade de cooperação pacífica com outras pessoas e outras espécies", qualidades que são desesperadamente necessárias nestes tempos de terrorismo e guerra. \n\nGrof: É um grande prazer e uma honra para mim, esta manhã, receber e apresentar o Dr. Albert Hofmann, se é que ele precisa de uma apresentação. Como todos sabem, tornou-se mundialmente famoso pela descoberta de um composto que provavelmente é a substância mais controversa já desenvolvida pelo homem, a dietilamida do ácido lisérgico ou LSD-25. Quando o LSD fez sua entrada no mundo da ciência, tornou-se uma sensação por causa de seus efeitos notáveis e também de sua potência sem precedentes. Parecia ter uma tremenda promessa na pesquisa da natureza e etiologia da esquizofrenia, como um agente terapêutico extraordinário, como uma ferramenta muito pouco convencional para o treinamento de profissionais de saúde mental e como fonte de inspiração para os artistas.\n <text:s text:c="5"/>A descoberta do LSD por parte do Dr. Hofmann gerou uma poderosa onda de interesse na química do cérebro e, juntamente com o desenvolvimento de tranquilizantes, foi diretamente responsável pelo que foi chamado de "idade de ouro da psicofarmacologia". E então, sua criança prodígio se tornou uma "criança problema". Este capítulo extraordinariamente promissor em psicologia e psiquiatria foi interrompido drasticamente pela auto-experimentação em massa sem supervisão e as medidas administrativas, legislativas e políticas repressivas subsequentes, bem como o susto cromossômico e o abuso da polícia militar e secreta. Mas acredito firmemente que este capítulo está longe de ser fechado. Se a pesquisa e a terapia do LSD como tal retornarão para a sociedade moderna, as descobertas que os psicodélicos possibilitaram têm implicações revolucionárias profundas para a compreensão da psique, da natureza humana e da natureza da realidade. E estas novas idéias estão aqui para permanecer como uma parte importante da visão do mundo científico emergente do futuro. \n <text:s text:c="5"/>Antes de começar esta entrevista, gostaria de adicionar uma pequena nota pessoal. A descoberta do LSD pelo Dr. Hofmann e seu trabalho, em geral, tiveram um profundo impacto na minha própria vida profissional e pessoal, pelo que estou imensamente agradecido. Minha primeira sessão de LSD em 1956, quando eu era um psiquiatra de início, era um marco crítico e um ponto de viragem para mim e, desde então, minha vida nunca foi a mesma. Então, esta entrevista me dá a oportunidade de expressar minha profunda apreciação e gratidão pelo Dr. Hofmann pela influência que ele teve na minha vida. O que eu gostaria de lhe perguntar primeiro tem algo a ver com a forma como as pessoas tendem a qualificar a sua descoberta dos efeitos psicodélicos do LSD. É geralmente referido como um puro acidente, o que implica que não houve nada mais envolvido em toda essa questão do que sua intoxicação casual. Mas eu sei de você que a história foi um pouco mais complexa do que isso. Você pode esclarecer isso para nós?\n\nHofmann: Sim, é verdade que a minha descoberta de LSD foi uma descoberta casual, mas foi o resultado de experimentos planejados e esses experimentos ocorreram no âmbito de pesquisas farmacêuticas e químicas sistemáticas. Isso significa que você procura algo, você tem um determinado plano, e então você encontra outra coisa, diferente, que, no entanto, pode ser útil. \n <text:s text:c="5"/>E é exatamente isso que aconteceu com o LSD. Eu desenvolvi um método para a síntese de amidas de ácido lisérgico no contexto de um estudo sistemático, cujo objetivo era sintetizar alcalóides naturais de ergot. Naquela época, na década de 1930, descobriu-se um novo alcalóide do ergot, denominado ergometrina, ou ergonovina. É o verdadeiro princípio ativo do ergot. A presença desse alcalóide no ergot é a razão pela qual tem sido utilizada em obstetrícia para parar o sangramento uterino e como um oxitóxico. E essa substância resultou ser uma amida de ácido lisérgico. \n <text:s text:c="5"/>Até o final da década de 1930, não era possível preparar essas substâncias no laboratório. Descobri um procedimento técnico que possibilitou a obtenção de síntese parcial de ergonovina; então usei esse procedimento para preparar outras lisergamidas. Em primeiro lugar, as modificações da ergonovina e uma dessas modificações, Methergine, um homólogo da ergonovina, é hoje o principal medicamento em obstetrícia para parar o sangramento pós-parto. Eu também usei este procedimento para preparar não tão próximos derivados de ergonovina, mais diferentes que Methergine. E um destes compostos foi o LSD-25, dietilamida do ácido lisérgico. O plano, a intenção que tive, era preparar um analeptico, um estimulante circulatório e respiratório.\n\nGrof: Havia algum indício nas primeiras experiências com animais de que o LSD poderia ser um agente ativador?\n\nHofmann: Não, eu fiz LSD porque é um análogo da coramina, que é a dietilamida do ácido nicotínico. Devido à relação estrutural entre o LSD e o anel do ácido nicotínico, esperava obter um analeptico. Mas o nosso farmacologista concluiu que a dietilamida do ácido lisérgico não possuía propriedades clinicamente interessantes e sugeriu que fosse abandonado a pesquisa. Isso aconteceu no ano de 1938. Mas, ao longo do tempo, tive a estranha sensação de que deveríamos novamente testar essa substância em uma escala mais ampla. Então, cinco anos depois, em 1943, eu finalmente decidi sintetizar outra amostra de LSD. No final da síntese, aconteceu algo muito estranho. Entrei em uma condição de sonho, em que todo meu entorno estava se transformando. Minha experiência de realidade mudou e foi bastante agradável. Em qualquer caso, deixei o laboratório, fui para casa, deitei e desfrutei de um bom estado de sonho.\n\nGrof: Você suspeitou imediatamente de que isso era uma intoxicação da droga com que estava trabalhando?\n\nHofmann: Eu tinha a suspeita de que isso era causado por algo do laboratório, mas eu acreditava que poderia ter sido causada pelo solvente que eu tinha usado naquele momento. Eu usava o dicloroetileno, algo como o clorofórmio, no estado final de preparação. Então, no dia seguinte, no laboratório, tentei o solvente e nada aconteceu. Então eu considerei a possibilidade de que poderia ter sido a substância que eu tinha preparado. Mas não teve sentido. Eu sabia que eu era muito cuidadoso e meu trabalho estava muito limpo. E, claro, não experimentei nada. \n <text:s text:c="5"/>Mas eu estava aberto ao fato de que, talvez, algum vestígio da substância tivesse de alguma forma passado para o meu corpo. Isso, talvez, uma gota da solução tivesse chegado à ponta dos dedos e, quando esfreguei os olhos, entrou nos sacos conjuntivais. Mas, se este composto fosse o motivo dessa experiência estranha que tive, então tinha que ser muito, muito ativo. Isso ficou claro desde o início, porque eu não tinha ingerido nada. Fiquei intrigado e decidi conduzir alguns experimentos para esclarecer isso, descobrir qual era o motivo dessa condição extraordinária que eu tinha experimentado. \n <text:s text:c="5"/>Sendo um homem cauteloso, comecei este experimento com apenas 0,25 miligramas (os alcalóides do ergot geralmente são administrados em doses de miligramas). Essa é uma dose extremamente baixa e eu esperava que não tivesse nenhuma atividade. Eu pensei que aumentaria com muita cautela a quantidade de LSD em experimentos subsequentes para ver se alguma das dosagens estava ativa. Descobriu-se que, quando ingeri este quarto de miligrama, tomei uma dose muito forte, muito alta, de um composto muito, muito ativo. Entrei em um estranho estado de consciência. Tudo no meu entorno mudou - as cores, as formas e também o sentimento do meu ego mudaram. Foi muito estranho! E fiquei muito ansioso por ter tomado muito e pedi ao meu assistente que me acompanhasse em casa. Naquele momento, não tínhamos nenhum carro disponível e fomos para casa de bicicleta.\n\nGrof: Muitas pessoas que tomaram LSD, especialmente em uma dose tão alta, têm muito respeito por esse passeio. Eles percebem o que é andar de bicicleta nesse tipo de condição.\n\nHofmann: durante esta viagem, na bicicleta - era cerca de quatro quilômetros - tive a sensação de que não conseguia me afastar do local. Eu estava de bicicleta mas o tempo parecia ficar parado. No meu relatório, mencionei essa viagem na bicicleta para mostrar que o LSD afeta a experiência do tempo, como um exemplo da distorção do sentido do tempo. Então a viagem de bicicleta tornou-se um aspecto característico da descoberta LSD. Quando chegamos em casa, eu estava em uma condição muito, muito ruim. Era uma realidade tão estranha, um universo tão estranho que eu havia entrado, que eu acreditava que ficara louco. Pedi ao meu assistente que ligasse para o médico. Quando o médico chegou, eu disse a ele que eu estava morrendo. Tive a sensação de que meu corpo não tinha mais sensação. Ele me testou e balançou a cabeça porque tudo estava bem. \n <text:s text:c="5"/>Então, minha condição tornou-se cada vez pior. Quando eu estava deitada no meu sofá, tive a sensação de que eu já tinha morrido. Eu acreditava, eu tinha a sensação de que eu estava fora do meu corpo. Foi uma experiência aterradora! O médico não me deu nada, mas eu bebi muito leite, como um desintoxicante inespecífico. Após cerca de seis horas, a experiência do mundo exterior começou a mudar. Tive a sensação de voltar de uma terra muito estranha, diferente do lar de nossa realidade cotidiana. \n <text:s text:c="5"/>E foi um sentimento muito, muito feliz e uma experiência muito bonita. Depois de algum tempo, com os olhos fechados, comecei a desfrutar deste maravilhoso jogo de cores e formas, o que realmente foi um prazer observar. Então eu fui dormir e no dia seguinte eu estava bem. Eu me senti bastante renovado, como um recém-nascido. Era um dia de abril e eu saí para o jardim. Estava chovendo durante a noite. Tive a sensação de que eu vi a terra e a beleza da natureza como tinha sido quando foi criada, no primeiro dia da criação. Foi uma bela experiência! Eu renasci, vendo a natureza em uma nova luz.\n\nGrof: Vimos esse tipo de sequência, o processo de morte-renascimento, muito regularmente em sessões psicodélicas. Muitas pessoas ligam essa experiência à memória de seu nascimento biológico. Eu queria perguntar-lhe, se durante o tempo que estava acontecendo, era apenas um encontro com a morte ou se você também tinha a sensação de que você estava envolvido em um processo de parto biológico?\n\nHofmann: Não, a primeira fase foi uma experiência muito aterrorizante, porque não sabia se recuperaria. Primeiro, tive a sensação de que eu estava louco e então tive a sensação de que estava morrendo. Mas então, quando eu estava voltando, eu tinha, claro, o sentimento de renascimento.\n\nGrof: quando você percebeu que essa droga poderia ser importante para a psiquiatria?\n\nHofmann: Imediatamente! Eu sabia imediatamente que essa droga teria importância para a psiquiatria! Mas, naquela época, nunca acreditaria que essa substância pudesse ser usada na cena da droga, só por prazer. Para mim, foi uma experiência profunda e mística e não apenas um efeito prazeroso. Nunca tive a ideia de que poderia ser usado como droga de prazer. E então, logo após minha experiência, o LSD entrou nas mãos dos psiquiatras. O filho do meu chefe naquela época, o Dr. Werner Stoll, que trabalhava no Instituto Psiquiátrico Burghoeltzli em Zurique, realizou os experimentos iniciais com LSD. \n <text:s text:c="5"/>Primeiro, verificamos em nosso laboratório, porque o chefe do Departamento de Química, o professor Stoll e o chefe do Departamento de Farmacologia, professor Rothlin, disseram que o que eu estava falando para eles não era possível. Eles me disseram: "Você deve ter cometido um erro quando mediu a dosagem. É impossível que uma dose tão baixa possa ter um efeito". E o professor Rothlin fez um experimento com dois de seus assistentes. Eles levaram apenas um quinto do que eu tinha tomado, 50 microgramas, para verificar isso. E mesmo assim, eles tiveram uma experiência completa!\n\nGrof: Então, isso foi, em poucas palavras, a história da descoberta do LSD. E então, chegamos ao próximo capítulo importante de sua pesquisa psicodélica, o isolamento e a identificação dos princípios ativos dos cogumelos mágicos dos índios Mazatec no México. Quanto tempo após a descoberta dos efeitos psicodélicos do LSD, Gordon Wasson entrou em contato com você?\n\nHofmann: Durante os primeiros dez anos, o LSD era minha "criança maravilhosa", tivemos uma reação positiva de todo o mundo. Cerca de duas mil publicações sobre isso apareceram em revistas científicas e tudo estava bem. Então, no início da década de 1960, aqui nos Estados Unidos, o LSD tornou-se uma droga de abuso. Em pouco tempo, essa onda de uso popular varreu o país e tornou-se "droga número um". Foi então usado sem cautela e as pessoas não estavam preparadas e informadas sobre seus efeitos profundos. E então aconteceu todo o tipo de coisas, o que fez com que o LSD se tornasse uma droga infame. Foi um tempo incômodo! Telefonemas, pânico e alarme! Isso aconteceu, isso aconteceu ... foi uma quebra. Em vez de uma "criança maravilhosa", o LSD de repente tornou-se minha "criança problema". \n <text:s text:c="5"/>Eu vi no jornal um aviso de que um micologista e etnólogo amador americano, Gordon Wasson, e sua esposa descobriram cogumelos que eram usados de maneira ritual pelos índios. Esses cogumelos pareciam conter um alucinógeno que produziu um efeito similar ao LSD. Claro, eu não sabia quem eram esses etnólogos, mas eu certamente estava interessado em investigar estes cogumelos. Então, recebi uma carta do professor Heim, um micologista francês da Sorbonne em Paris. O Sr. Wasson e sua esposa, que descobriram esse culto de cogumelos mexicanos muito antigo e publicaram informações sobre o uso ritual desses cogumelos, haviam perguntado se eu poderia examinar os cogumelos e fazer uma investigação botânica precisa. \n <text:s text:c="5"/>O professor Heim tentou isolar o princípio ativo dos cogumelos, mas não conseguiu. Gordon Wasson também havia iniciado estudos químicos sobre os cogumelos nos Estados Unidos, na Universidade de Delaware, mas esse trabalho também não trouxe resultados positivos. E então, o professor Heim, que sabia sobre o trabalho que fizemos com o LSD em Basileia, me perguntou em sua carta se eu estaria interessado em seguir essa pesquisa. Então, dessa forma, o LSD atraiu os cogumelos para entrar no meu laboratório. \n <text:s text:c="5"/>No início, tivemos apenas 200 ou 300 gramas desses cogumelos. Nós os testamos em animais, já que tínhamos alguma experiência com o LSD e sabíamos que tipo de atividade farmacológica poderia ser esperada de tais princípios psicoativos. Não encontramos nada e nosso farmacologista sugeriu que os cogumelos provavelmente não eram ativos, que eram os cogumelos errados, ou que perderam sua atividade quando foram desidratados. Em qualquer caso, para resolver o problema, decidi fazer uma auto-experiência. Eu tomei uma dosagem que foi mencionada nas prescrições nas antigas crônicas - 2,4 gramas de cogumelos secos - e eu tive uma experiência de LSD completa. \n <text:s text:c="5"/>E foi muito estranho. Eu peguei no laboratório e eu tive que ir para casa, porque eu tinha tomado novamente uma dosagem bastante alta. Em casa, tudo parecia mexicano - os quartos e arredores - embora eu nunca estivesse no México antes. Pensei que devia ter imaginado tudo isso, porque sabia que os cogumelos vieram do México. Por exemplo, eu tinha um colega, um médico que me supervisionava para essa experiência. Quando ele verificou minha pressão sanguínea, eu o vi como um asteca. Ele tinha um rosto alemão, mas para mim ele se tornou um padre asteca e eu tinha a sensação de que ele iria abrir meu peito e tirar meu coração. Foi realmente uma experiência absolutamente mexicana! \n <text:s text:c="5"/>Depois de algumas horas, voltei da paisagem mexicana e sabia que não fizemos os testes corretos. O trabalho com animais não nos teria levado a lugar nenhum; tivemos que testar a atividade (das várias quantidades) em seres humanos. E a partir de então, meus colegas e eu testamos pessoalmente todos os extratos que fizemos dos cogumelos. Nós os extraímos com diferentes solventes e usamos procedimentos de fracionamento para isolar os princípios ativos.\n\nGrof: quantos passos você levou desde o início até o fim para identificar quimicamente os princípios ativos?\n\nHofmann: Tivemos cerca de cinco ou seis passos. Finalmente, acabamos com uma quantidade muito pequena, vários miligramas de material concentrado que ainda era sem forma. Finalmente, conseguimos isolar os princípios ativos e resultou em duas substâncias, que eu chamei de psilocibina e psilocina porque foram isoladas de Psilocybe mexicana. A maioria desses cogumelos mágicos utilizados pelos índios pertencem ao gênero Psilocybe. Então, quando tivemos essas substâncias, enviamos para testes farmacológicos. Descobriu-se que eram cerca de cem vezes menos ativos do que LSD, mas ainda muito ativos. Isso significa que cerca de 5 a 10 miligramas é a dose ativa. Mais tarde recebi uma carta do professor Moore em Delaware, que nos parabenizou por resolver o problema dos cogumelos. Ele e sua equipe estavam trabalhando há mais de um ano tentando isolar os princípios ativos desses cogumelos e não conseguiram fazê-lo. Eles testaram todos os seus extratos em animais, todos os tipos de animais, até peixes, mas não conseguiram encontrar uma resposta. O motivo do nosso sucesso foi que usamos nossa equipe para testar as frações e não confiar em experimentos com animais.\n\nGrof: Qual foi o tempo total que levou você a identificar os alcalóides ativos?\n\nHofmann: cerca de meio ano. Tendo identificado quimicamente essas substâncias, conseguimos sintetizá-las no laboratório. Conseguimos usar os materiais básicos que possuímos na pesquisa LSD, derivados da triptamina que agora poderiam ser usados para a síntese de psilocibina e psilocina. Gordon Wasson, que era um banqueiro de profissão e um micologista amador, ficou muito impressionado com os resultados. Ele não sabia o que os princípios ativos significavam; para ele, eram os cogumelos que eram o agente ativo. Ele veio a Basileia para nos visitar e eu mostrei esses princípios ativos em uma forma pura e cristalina. Descobriu-se que apenas cerca de 0,5% dos cogumelos representam os princípios ativos. Em vez de 5 gramas de cogumelos você pode tomar 25 miligramas de psilocibina. Gordon ficou bastante fascinado por ver esses cristais e depois disse: "Ah, por sinal, há outra droga mágica que os índios usam, que ainda não foi estudada cientificamente. É chamado de ololiuqui.\n\nGrof: E então começou outro importante capítulo de sua pesquisa.\n\nHofmann: Sim. Fui com Gordon Wasson para o México para estudar os outros materiais vegetais mágicos, ololiuqui (sementes da glória da manhã) e Salvia divinorum, uma nova espécie de Salvia que os índios também usaram como cogumelos. Visitamos Maria Sabina, a curandeira ou a xamã que deram os cogumelos aos Wassons. Eles provavelmente foram os primeiros brancos que já ingeriram os cogumelos durante a cerimônia sagrada. Já era no final do verão ou no início do outono e não havia mais cogumelos. Nós explicamos a Maria Sabina que nós tínhamos isolado o espírito dos cogumelos e que agora estava nessas pequenas pastilhas. Ela ficou fascinada e concordou em fazer uma cerimônia para nós. \n <text:s text:c="5"/>Para participar da cerimônia, você sempre deve ter um motivo. A cerimônia de cogumelos é uma consulta, como ir a um médico ou a um psiquiatra se você tiver alguns problemas.\n\nGrof: Eu entendo que, nesta ocasião, Maria Sabina lhe deu o "selo de aprovação" oficial, que depois de ter tomado as pílulas, ela realmente confirmou que seus efeitos eram idênticos aos dos cogumelos mágicos.\n\nHofmann: Sim. Eu dei-lhe para a cerimônia comprimidos da psilocibina sintética. Eu sabia que ela usava um certo número de cogumelos e eu avaliei a quantidade correspondente de comprimidos. Nós os usamos e foi realmente uma cerimônia maravilhosa que durou até a manhã. Quando partimos, Maria Sabina nos disse que esses comprimidos realmente continham o espírito dos cogumelos. Eu dei-lhe uma garrafa e ela disse: "Agora também posso realizar as cerimônias durante os tempos em que não temos mais cogumelos".\n\nGrof: Como você passou da pesquisa de cogumelos para o trabalho com ololiuqui?\n\nHofmann: Obtive o fornecimento de ololiuqui, sementes de uma certa família da “glória da manhã”, de Gordon Wasson. Gordon os obteve de um índio zapoteco que os havia coletado para ele. Essas sementes, como os cogumelos, foram usadas em cerimônias para uma espécie de cura mágica. Conseguimos isolar os princípios ativos responsáveis pelo efeito dessas sementes e fiquei bastante espantado ao descobrir que essas sementes continham como princípios ativos monoamida e hidroxietilamida de ácido lisérgico e um pouco de ergonovina. Estes eram derivados de ácido lisérgico que eu tinha na minha prateleira através dos meus estudos com LSD. Eu inicialmente não podia acreditar que isso era possível, porque os derivados de ácido lisérgico com os quais eu trabalhava anteriormente foram produzidos por um fungo.\n\nGrof: E as sementes da glória da manhã provêm de plantas com flores que pertencem botanicamente a uma categoria completamente diferente, certo?\n\nHofmann: Sim, essas plantas pertencem a duas etapas de evolução muito diferentes no reino vegetal, que são bastante distantes um do outro. E é absolutamente incomum encontrar os mesmos produtos químicos em estágios bastante diferentes da evolução da planta.\n\nGrof: Ouvi dizer que, inicialmente, seus colegas realmente o acusaram, dizendo que você deve ter contaminado suas amostras da pesquisa ololiuqui com os produtos do seu trabalho de LSD que manteve no seu laboratório. Sabendo o quanto seu trabalho é meticuloso, foi uma acusação bastante escandalosa!\n\nHofmann: Isso é verdade. Eu dei o primeiro relatório sobre este trabalho em 1960, na Conferência Internacional de Produtos Naturais em Sydney. Quando eu mostrei meus resultados, meus colegas sacudiram a cabeça e disseram: "É impossível encontrar os mesmos princípios ativos em uma seção bem diferente do reino vegetal. Você está trabalhando com todos os tipos de derivados de ácido lisérgico, você deve ter misturado algo e essa é a razão ". Mas, finalmente, claro, eles verificaram e confirmaram nossos resultados. Esse foi o encerramento de uma espécie de círculo mágico. Comecei com as amidas de ácido lisérgico - Methergine e LSD - e o LSD atraiu os cogumelos. Os cogumelos levaram o ololiuqui e o trabalho com ololiuqui me levou de volta às amidas de ácido lisérgico. Meu círculo mágico!\n\nGrof: Você realmente testou o próprio ololiuqui?\n\nHofmann: Sim, mas, é claro, é cerca de dez vezes menos ativo. Para obter um bom efeito, você precisa de um a dois miligramas.\n\nGrof: E como foi essa experiência?\n\nHofmann: a experiência teve algum efeito narcótico forte, mas, ao mesmo tempo, havia uma estranha sensação de vazio. Neste vazio, tudo perde o seu significado. É uma experiência muito mística.\n\nGrof: Geralmente, quando você lê a literatura psicodélica, faz-se uma distinção entre os psicodélicos naturais, como psilocibina, psilocina, mescalina, harmalina ou ibogaína, que são produzidas por várias plantas (e isso se aplica ainda mais a próprias plantas psicodélicas) e psicodélicos sintéticos produzidos artificialmente no laboratório. E o LSD, que é semi-sintético e, portanto, uma substância produzida no laboratório, geralmente está incluído na segunda categoria. Eu entendo que você tem uma opnião muito diferente sobre isso.\n\nHofmann: Sim. Quando descobri as amidas de ácido lisérgico em ololiuqui, percebi que o LSD é realmente apenas uma pequena modificação química de uma droga sagrada muito antiga do México. O LSD pertence, portanto, pela sua estrutura química e pela sua atividade, no grupo das plantas mágicas da Mesoamérica. Não ocorre na natureza como tal, mas representa apenas uma pequena variação química de material natural. Portanto, ele pertence a este grupo como um produto químico e também, é claro, por seu efeito e seu potencial espiritual. O uso de LSD na cena da droga pode assim ser visto como uma profanação de uma substância sagrada. E essa profanação é a razão pela qual o LSD não teve efeitos benéficos na cena da droga. Em muitos casos, ele produziu efeitos aterrorizantes e deletérios em vez de efeitos benéficos, por causa do mau uso, porque era uma profanação. Ele deveria ter sido submetido aos mesmos tabus e a mesma reverência que os índios tinham com essas substâncias. Se essa abordagem tivesse sido transferida para o LSD, o LSD nunca teria tido uma reputação tão ruim.\n\nGrof: Deixe-me mudar para outro assunto. Você pode nos dizer algo sobre as tentativas de isolar os alcalóides ativos de Salvia divinorum?\n\nHofmann: Sim. Quando eu estava no México, também encontramos outra planta que os índios usavam ritualmente, como ololiuqui ou como os cogumelos. Era um membro da espécie Salvia que não havia sido identificada botanicamente. Depois de uma longa viagem a Sierra Mazateca, finalmente encontramos uma curandeira que realizou uma cerimônia com esta planta e tivemos a oportunidade de ter uma experiência com ela. Gordon Wasson, minha esposa e eu também ingerimos o suco de folhas frescas e experimentamos alguns efeitos, mas foi muito leve. Era um efeito claro, mas diferente dos cogumelos.\n\nGrof: Você tentou o isolamento e a identificação química do princípio ativo de Salvia divinorum?\n\nHofmann: tirei as folhas e extrai extractos pressionando o suco. Peguei este extrato para Basel para o meu laboratório e queria analisá-lo quimicamente, mas não estava mais ativo. Parece que o princípio ativo é muito facilmente destruído e o problema da análise química ainda não está resolvido. Mas conseguimos estabelecer a identidade botânica desta planta. Foi determinado no Departamento de Botânica em Harvard que era uma nova espécie de Salvia e obteve o nome de Salvia divinorum. É um nome errado, um mau emprego do latim; deveria ser na verdade Salvia divinatorum. Eles não conhecem muito bem latin, esses botânicos. Eu não estava muito feliz com o nome porque Salvia divinorum significa "Salvia dos fantasmas", enquanto Salvia divinatorum, o nome correto, significa "Salvia dos sacerdotes", mas agora está na literatura botânica sob o nome Salvia divinorum.\n\nGrof: Foi Dr. Richard Schultes em Harvard quem identificou a planta?\n\nHofmann: Não, foi feito no mesmo Instituto, mas por outros dois botânicos; Eles foram os únicos que deram o nome.\n\nGrof: Foi o fim de sua pesquisa de substâncias psicodélicas? Você já esteve interessado desde então em outras plantas psicodélicas? E você fez mais tentativas para identificar alguns de seus princípios ativos?\n\nHofmann: Não. Mais nada.\n\nGrof: Este trabalho foi interrompido devido aos problemas políticos e administrativos da Sandoz causados pelo uso não supervisionado? Você acha que teria continuado nesse trabalho? E você gostaria de continuar?\n\nHofmann: Sim, já disse que o abuso e o mau uso na cena da droga trouxeram muitos problemas à nossa empresa. Em seguida, vieram as restrições legais das autoridades de saúde em quase todos os países e, é claro, a administração da nossa empresa não estava mais interessada em seguir esta avenida de pesquisa. Eu não continuei porque não quis. Fomos praticamente obrigados.\n\nGrof: Gostaria de lhe perguntar agora sobre outro projeto, o seu trabalho com Gordon Wasson sobre os Mistérios da Eleusis. Em seu livro The Road to Eleusis, você sugere a possibilidade de que fosse um culto psicodélico que realmente existia e praticasse por quase 2000 anos, de 1400 aC a 400 dC.\n\nHofmann: Nos círculos profissionais dos estudiosos gregos, é absolutamente claro que os antigos gregos usavam alguma substância psicoativa em seu culto. Existem muitas referências a uma bebida sagrada, kykeon, que foi administrada aos iniciados após os preparativos que levaram uma semana. Depois que os adeptos obtiveram essa poção, eles tinham, juntos, experiências místicas poderosas que não podiam falar e descrever exatamente. Eu trabalhava há cerca de vinte anos com o estudioso grego, o professor Kerenyi, sobre esse questão. \n <text:s text:c="5"/>A questão interessante é: quais foram realmente os ingredientes deste kykeon, esta poção sagrada? Nós estudamos muitas plantas que o professor Kerenyi havia sugerido como candidatos possíveis, mas não eram psicodélicos. Então veio Gordon Wasson com sua hipótese; naturalmente, isso envolveu cogumelos, porque ele viu cogumelos por toda parte! Ele chegou a me perguntar se os homens na antiguidade grega tinham a possibilidade de preparar uma poção psicodélica de maconha. Ele chegou a essa idéia, porque os Mistérios de Eleusis foram fundados pela deusa Demeter e Demeter é a deusa do grão e do cordeiro (Mutterkorn). Isso lhe deu a idéia de ele poderia estar envolvido na preparação do kykeon. \n <text:s text:c="5"/>Eu tinha todos os materiais à mão porque, como parte de nossos estudos de ergot, reunimos toda a literatura e também muitas amostras de “ grão de cordeiro” de todo o mundo. Isso incluiu o ergot que estava crescendo na bacia do Mediterrâneo, na Grécia, e assim por diante. Um ou dois destes ergots selvagens que crescem em gramíneas também podem ser encontrados em campos de centeio ou em campos de cevada. O centeio não existia na antiguidade, mas a cevada, você pode encontrar certas flores silvestres. \n <text:s text:c="5"/>Nós tínhamos encontrado e analisado tudo isso antes que Gordon me fizesse sua pergunta e, em uma espécie que crescia em grama selvagem (Paspalum), encontramos exatamente os mesmos componentes que em ololiuqui. Os seus principais componentes foram amida de ácido lisérgico, hidroxietilamida de ácido lisérgico e também propanolamida de ácido lisérgico (ergonovina). Portanto, não tive dificuldade em responder a pergunta de Gordon: o homem na antiguidade tinha a possibilidade de preparar uma poção psicodélica de maconha. Ele precisava apenas recolher o maconha, cortá-lo e colocá-lo no kykeon. \n <text:s text:c="5"/>Gordon, perseguindo o problema do kykeon, abordou não só eu, como químico, mas também um estudioso grego, o professor Carl Ruck, em Harvard, especialista no papel das plantas medicinais na mitologia grega e na história grega. Professor Ruck foi capaz de dirigir Gordon para algumas alusões no Hino a Demeter que forneceu suporte para sua hipótese. Essas passagens mencionaram que, de fato, havia algum tipo de ergot que usava para tornar este kykeon psicodélico. E nós três fomos co-autores de um livro, que explorou essa evidência.\n\nGrof: Esse foi o livro The Road to Eleusis?\n\nHofmann: Sim, foi The Road to Eleusis, que foi publicado aqui nos Estados Unidos e também saiu em outras línguas, como espanhol e alemão.\n\nGrof: você descreve neste livro que você realmente fez uma auto-experiência com um dos alcalóides naturais da ergot para testar esta hipótese, para ver se era psicodélico. Foi ergonovina?\n\nHofmann: Sim, descobrimos princípios ativos nesta ergot que cresce na Grécia. Ele continha amida de ácido lisérgico e hidroxietilamida, sobre a qual já sabia que eles eram psicodélicos. Mas não se sabia se ergonovina tinha alguns efeitos psicodélicos e eu estava interessado em descobrir. Ergonovina já havia sido usada por muitas décadas em obstetrícia sem nenhum relatório de que tinha sido psicodélico. Mas a dosagem que é injetada nas mulheres no parto é apenas de 0,5 mg e 0,25 mg. Testei até 2 mg e, nessa dose, tinha efeitos claramente psicodélicos. Não foi descoberto mais cedo, porque quando é administrado, as mulheres estão apenas no final do processo do parto. Elas estão, portanto, em um estado em que não são boas observadoras, além disso, a dosagem é muito baixa para produzir efeitos psicodélicos. Methergine e ergonovine também produzem efeitos psicodélicos, mas em doses mais elevadas.\n\nGrof: É uma hipótese muito interessante, porque dá uma resposta plausível à pergunta intrigante: o que foi oferecido na Eleusis? O que poderia ter sido tão poderoso e interessante que manteve a atenção do mundo antigo por quase dois mil anos sem interrupção? E que atraiu muitas pessoas excepcionais e ilustres? Também o fato de ser um segredo tão fortemente protegido - a punição por revelar o segredo dos mistérios era a morte - sugere que algo bastante extraordinário, algo extremamente importante estava acontecendo lá.\n\nHofmann: Foi um centro espiritual muito importante há quase 2000 anos. Tudo o que temos a fazer é olhar para todas as pessoas famosas, que durante milhares de anos no mundo da antiguidade, no mundo romano e grego, foram introduzidas nos Mistérios de Eleusis. Para nós, foi um problema muito interessante descobrir o que os iniciados realmente ingeriram. Havia duas famílias em Eleusis que conheciam o segredo do kykeon, duas gerações de famílias que conservavam o segredo.\n\nGrof: muitas vezes, se ouve que o uso de materiais psicodélicos é estranho à cultura ocidental, que é algo que é praticado em grupos humanos pré-alfabetizados. O enorme efeito que os mistérios de morte / renascimento de vários tipos devem ter tido sobre a cultura grega, que geralmente é considerado o berço da civilização européia, deve ser o segredo mais bem guardado da história humana. Muitas das grandes figuras da antiguidade, como os filósofos Platão, Aristóteles e Epicteto, o dramaturgo Eurípides, o líder militar Alkibiades, estadista romano e advogado Cícero, e outros iniciaram esses mistérios, seja a variedade eleusiana ou outras formas - os ritos dionisíacos, os mistérios de Attis e Adonis, os mistérios mithraicos ou coroticais e o culto órfico.\n\nHofmann: Mostra novamente que nos velhos tempos, e também no nosso tempo entre as tribos indianas, as substâncias psicodélicas eram consideradas sagradas e eram usadas com a atitude certa e em um contexto ritual e espiritual. Muito diferente se compararmos com o uso descuidado e irresponsável do LSD nas ruas e nas discotecas da cidade de Nova York e em todos os lugares do Ocidente. É um trágico mal-entendido sobre a natureza e o significado desse tipo de substâncias.\n\nGrof: Agora eu gostaria de me afastar dessas explorações culturais e históricas e voltar para a química. Embora a farmacologia não seja o seu principal interesse, gostaria de lhe fazer uma pergunta sobre o mecanismo da ação do LSD. Não parece haver unanimidade sobre por que o LSD é psicoativo e existem várias hipóteses concorrentes sobre isso. Você tem alguma idéia a este respeito?\n\nHofmann: Fizemos algumas pesquisas relacionadas a esta questão. Identificamos LSD com carbono radioativo, C14. Isso torna possível seguir seu destino metabólico no organismo. Estranhamente, achamos, é claro, em animais, que 90% do LSD é excretado muito rapidamente e apenas 10% dele entra no cérebro. E no cérebro ele entra no hipotálamo e é aí que as funções emocionais estão localizadas. Isso também corresponde ao fato de que é principalmente a esfera emocional estimulada pelo LSD. As esferas racionais são bastante inibidas. \n <text:s text:c="5"/>E, claro, não é o LSD que produz essas profundas mudanças psíquicas. A ação do LSD pode ser entendida apenas em termos de sua interação com os processos químicos no cérebro que estão subjacentes às funções psíquicas. Uma vez que o LSD é uma substância, sua ação só pode ser descrita em termos de interação com outras substâncias e com as estruturas do cérebro, os receptores e assim por diante. Uma das hipóteses populares foi, por exemplo, a hipótese da serotonina dos pesquisadores britânicos Woolley e Shaw. Verificou-se que o LSD é um inibidor muito específico e forte da serotonina em alguns sistemas biológicos. E uma vez que a serotonina desempenha um papel muito importante na química das funções neurofisiológicas no cérebro, isso foi visto como o mecanismo subjacente aos seus efeitos psicológicos. \n <text:s text:c="5"/>Uma vez que este antagonismo entre LSD e serotonina era muito forte e específico, nosso farmacologista estava muito interessado em descobrir se há antagonistas de serotonina sem efeito alucinógeno. Esta não foi apenas uma questão teórica interessante, mas uma questão de algum interesse prático, porque a serotonina está envolvida no mecanismo de dores de cabeça de enxaqueca e em certos processos de informação. Um antagonista de serotonina sem efeitos psicodélicos poderia ser usado como medicamento.\n\nGrof: Esta foi a razão pela qual o LSD 2-bromado, um forte antagonista de serotonina sem efeitos psicodélicos, foi tão importante?\n\nHofmann: Criamos todos os tipos de derivados de LSD. Também entre eles estava o LSD 2-bromado, que resultou em forte efeito anti-serotonina, mas sem efeitos psicodélicos. Após essa descoberta, a hipótese não poderia ser mais sustentada. Outro problema foi que o antagonismo da serotonina não foi estudado no cérebro, mas em preparações biológicas periféricas.\n\nGrof: Depois, há, claro, a questão complexa da barreira sangue / cérebro; Qual das substâncias que demonstram antagonismo periférico são realmente permitidas de entrar no cérebro?\n\nHofmann: Sim. O LSD também tem efeitos em outros transmissores, como dopamina e adrenalina e isso é muito complicado. Por esse motivo, o LSD foi uma ferramenta muito útil e influente na pesquisa do cérebro e permanecaté hoje.\n\nGrof: Estou muito interessado em uma hipótese particular sobre os efeitos do LSD. Foi formulado pelo Dr. Harold Abramson e sua equipe na cidade de Nova York. Com base em algumas experiências em animais, particularmente com o peixe lutador Siamês (Betta splendens), chegaram à conclusão de que o aspecto mais relevante do efeito LSD envolve a transferência enzimática de oxigênio no nível subcelular. Para mim, isso foi interessante, porque poderia explicar a semelhança entre os efeitos LSD e as experiências associadas ao processo de morte. E também pode haver conexões com os efeitos da respiração holotrópica que minha esposa Christina e eu desenvolvemos. Infelizmente, parece que essa pesquisa permaneceu limitada a esse artigo; não vi nenhuma evidência de apoio adicional para essa hipótese.\n\nHofmann: Havia outra hipótese, onde a ênfase era, eu acredito, no efeito do LSD na degradação da adrenalina e da noradrenalina, levando a produtos de oxidação anormais (hipótese de Hoffer e Osmond). Mas nada disso foi confirmado e a questão dos mecanismos efetivos do LSD ainda está aberta. Além disso, é importante perceber que há um salto enorme da química para a experiência psicológica. Há limites para o que esse fundo químico básico pode nos contar sobre a consciência.\n\nGrof: Se eu te entendi corretamente, você se sente, muito como eu, que, mesmo que possamos explicar todas as mudanças bioquímicas e neurofisiológicas nos neurônios, ainda somos confrontados com esse salto quântico dos processos bioquímicos e elétricos à consciência que parece intransponível.\n\nHofmann: Sim, é o problema básico da realidade. Podemos estudar várias funções psíquicas e também as funções sensoriais mais primitivas, como ver, ouvir e assim por diante, que constituem nossa imagem do nosso mundo cotidiano. Eles têm um lado material e o lado psíquico. E essa é uma lacuna que você não pode explicar. Podemos seguir o metabolismo no cérebro, podemos medir as mudanças bioquímicas e neurofisiológicas, potenciais elétricos e assim por diante. Estes são processos materiais e energéticos. Mas a matéria e a corrente elétrica são uma coisa bastante diferente, bastante diferente, do que a experiência psíquica. Mesmo a nossa visão e outras funções sensoriais já envolvem o mesmo problema. Devemos perceber que há uma lacuna que provavelmente nunca pode ser superada ou explicada. Podemos estudar processos materiais e vários processos no nível energético, é o que podemos fazer como cientistas naturais. E então vem algo bem diferente, a experiência psíquica, que continua sendo um mistério.\n\nGrof: Parece haver duas abordagens radicalmente diferentes para o problema do relacionamento cérebro / consciência, como se manifesta em sessões psicodélicas. A primeira é a abordagem científica tradicional que explica o espectro da experiência do LSD como uma liberação de informações armazenada nos repositórios do nosso cérebro. Isso sugere que todo o processo está contido dentro do nosso crânio e as experiências são criadas por combinações e interações que se acumulam em nossos bancos de memória nesta vida. \n <text:s text:c="5"/>Uma alternativa radical a essa visão monista materialista foi sugerida por Aldous Huxley. Após algumas experiências pessoais com LSD e mescalina, ele começou a ver o cérebro mais como uma "válvula redutora", que normalmente nos protege contra uma vasta entrada cósmica de informação, que de outra forma inundaria e poderia sobrecarregar nossa consciência cotidiana. Nesta visão, a função do cérebro é reduzir todas as informações disponíveis e nos proteger em uma experiência limitada do mundo. Nesta visão, o LSD nos liberta desta restrição e nos abre para uma experiência muito maior.\n\nHofmann: Eu concordo com este modelo de Huxley que em sessões psicodélicas a função do cérebro é aberta. Em geral, temos capacidade limitada para transformar todos os estímulos que recebemos do mundo exterior sob a forma de estímulos ópticos, acústicos e táteis, e assim por diante. Temos uma capacidade limitada para transferir essa informação para que ela possa entrar em consciência. Sob a influência de substâncias psicodélicas, a válvula é aberta e uma entrada enorme de estímulos externos pode agora entrar e estimular o nosso cérebro. Isso dá origem a essa experiência irresistível.\n\nGrof: Você conheceu pessoalmente Aldous Huxley?\n\nHofmann: Sim, encontrei ele duas vezes e tivemos discussões muito boas e muito importantes. Ele me deu seu livro Ilha, que havia saído pouco antes de morrer. Nela, ele descreve uma antiga cultura em uma ilha, que está tentando fazer uma síntese entre sua própria tradição espiritual e tecnologia moderna trazida por um americano. Esta cultura usava ritualmente algo chamado medicina moksha que era um cogumelo que trouxe iluminação. Moksha foi administrado apenas três vezes na vida de cada indivíduo. A primeira vez foi durante a iniciação em um rito da puberdade, a segunda vez no meio da vida e a terceira vez na morte, na fase final da vida. E quando Aldous me deu seu livro, ele escreveu: "Para o Dr. Albert Hofmann, o descobridor original do medicamento moksha". Estou muito orgulhoso de ter este livro.\n\nGrof: É interessante que Aldous Huxley realmente usou LSD para facilitar sua transição no momento da sua morte.\n\nHofmann: Sim, depois de ter morrido, sua viúva enviou-me uma cópia de um artigo. Quando ele estava no processo de morrer (ele não conseguiu falar por causa do câncer da língua), escreveu: "0,1 miligramas de LSD, subcutaneamente". Então, sua esposa lhe deu a injeção do remédio moksha.\n\nGrof: Há uma bela descrição desta situação em seu livro, que se chama This Timeless Moment.\n\nHofmann: Sim, This Timeless Moment, de Laura Huxley.\n\nGrof: Gostaria de lhe perguntar agora algo muito pessoal. Você deve ter sido perguntado esta questão um número de vezes antes, tenho certeza. Você teve durante a sua vida algumas experiências psicodélicas, algumas das quais você nos descreveu hoje. Começou com as experiências de LSD associadas à descoberta do LSD, depois as experiências durante o trabalho sobre o isolamento dos princípios ativos dos cogumelos mágicos e ololiuqui, a experiência no ritual dos cogumelos com Maria Sabina, as sessões que você descreveu no livro “minha criança problema”, e alguns outros. Qual a influência de todas essas experiências sobre você, no seu modo de estar no mundo, nos seus valores, na sua filosofia pessoal e na sua visão científica do mundo?\n\nHofmann: Eles mudaram minha vida, na medida em que me forneceram um novo conceito sobre o que é a realidade. A realidade tornou-se um problema depois da minha experiência com o LSD. Antes, eu acreditava que havia apenas uma realidade, a realidade da vida cotidiana. Apenas uma verdadeira realidade e o resto era imaginação e não era real. Mas sob a influência do LSD, entrei em realidades que eram tão reais e ainda mais reais do que a de todos os dias. E pensei na natureza da realidade recebendo algumas idéias mais profundas. \n <text:s text:c="5"/>Eu analisei os mecanismos envolvidos na produção da visão de mundo normal que chamamos de "realidade cotidiana". Quais são os fatores que o constituem? O que está dentro e o que está lá fora? O que vem do lado de fora e o que está dentro? Eu uso para este processo a metáfora do remetente e do receptor. O remetente produtivo é o mundo exterior, a realidade externa, incluindo o nosso próprio corpo. O receptor é o nosso eu profundo, o ego consciente, que então transforma os estímulos externos em uma experiência psicológica.\n <text:s text:c="5"/>Foi muito útil para mim ver o que é realmente, objetivamente, fora; algo que você não pode mudar, algo que é o mesmo para todos. E o que é produzido por mim, caseiro, o que sou eu, o que posso mudar. Qual é o meu interior espiritual que pode ser mudado. Esta possibilidade de mudar a realidade, que existe em todos, representa a verdadeira liberdade de cada indivíduo humano. Ele tem uma enorme possibilidade de mudar sua visão de mundo. Isso me ajudou enormemente na minha vida a perceber o que realmente existe no exterior e o que é caseiro por mim.\n\nGrof: Você tem uma tremenda consciência e sensibilidade em relação a questões ecológicas, por exemplo, a poluição industrial da água e do ar, a destruição da natureza, a morte das florestas européias e assim por diante. Você atribui isso às suas sessões psicodélicas, em que você experimentou a união com a natureza e a interligação da criação? Você acha que essas experiências de alguma forma o abriram para essa maior consciência ecológica, para um senso mais nítido do que estamos fazendo com a natureza?\n\nHofmann: Sim, através da minha experiência LSD e da minha nova imagem da realidade, percebi a maravilha da criação, a magnificência da natureza e do reino animal e vegetal. Fiquei muito sensível ao que acontecerá com tudo isso e com todos nós. Eu publiquei a lei sobre os principais problemas ambientais que temos na Europa nesse sentido.\n\nGrof: A descoberta do LSD tem sido uma parte tão importante da sua vida e você também experimentou pessoalmente o impacto positivo que essa substância pode ter sobre nós, se ela for usada corretamente. Gostaria de perguntar-lhe: qual foi a sua reacção ao que aconteceu na década de 1960 nos Estados Unidos?\n\nHofmann: Bem, lamento muito, sinto muito. Como eu disse, nunca teria suspeitado que o LSD pudesse ser mal utilizado de tal maneira. Agora tenho a sensação de que a situação melhorou, porque você nunca mais leu nos jornais sobre acidentes com LSD, como aconteceu na década de 1960 praticamente todos os dias. As pessoas que usam o LSD hoje sabem como usá-lo. Portanto, espero que as autoridades de saúde tenham a visão de que o LSD, se for usado corretamente, não é uma droga perigosa. Na verdade, não devemos nos referir a isso como droga; esta palavra tem uma conotação muito ruim. Devemos usar outro nome. As substâncias psicodélicas, se forem usadas de maneira adequada, são muito úteis para a humanidade.\n\nGrof: Você escreveu um livro intitulado LSD, Minha Criança Problema. Eu ouvi você dizer, na conferência, que você espera o dia em que sua criança problema se tornará uma criança desejada novamente.\n\nHofmann: Eu mesmo provavelmente não vou ver esse dia, mas definitivamente acontecerá no futuro, tenho certeza. A verdade finalmente surgirá e a verdade é: se o LSD é usado da maneira correta, é um agente muito importante e muito útil. O LSD já não está jogando um papel ruim na cena da droga e os psiquiatras estão novamente tentando enviar suas propostas de pesquisa com essa substância para as autoridades de saúde. Espero que o LSD volte a estar disponível da maneira normal, para a profissão médica. Então, poderia desempenhar o papel que realmente deveria, um papel benéfico.\n\nGrof: Você tem uma visão para o futuro sobre isso, uma idéia de como você gostaria que o LSD fosse usado?\n\nHofmann: Nós temos uma espécie de modelo para Eleusis e também nas chamadas sociedades primitivas onde substâncias psicodélicas são usadas. O LSD deve ser tratado como um medicamento sagrado e receber a preparação correspondente, a preparação de um tipo bem diferente do que outros agentes psicotrópicos. É um tipo de coisa, se você tem uma substância aliviadora da dor, tem um agente que envolve a própria essência dos seres humanos, sua consciência. Nossa própria essência é Consciência Absoluta, sem um eu, sem a consciência de cada indivíduo, nada realmente existe. E este mesmo centro, esse núcleo do ser humano é influenciado por esses tipos de substâncias. Portanto, desculpe-me por me repetir, são substâncias sagradas. Porque, o que é sagrado, se não a consciência do ser humano, é algo que o ativa e deve ser tratado com reverência e com extrema cautela.\n\nGrof: Muitos de nós que experimentamos psicodélicos, sentimos muito, como você faz, que eles são ferramentas sagradas e que, se eles são usados corretamente, eles abrem a consciência espiritual. Eles também geram sensibilidade ecológica, reverência para a vida e capacidade de cooperação pacífica com outras pessoas e outras espécies. Penso que, no tipo de mundo que temos hoje, a transformação da humanidade nessa direção pode ser nossa única e verdadeira esperança de sobrevivência. Eu acredito que é essencial para o nosso futuro planetário desenvolver ferramentas que possam mudar a consciência que criou a crise em que estamos.\n\nHofmann: Isso certamente seria um grande passo na direção certa. Precisamos de um novo conceito de realidade e de um novo conjunto de valores para que as coisas mudem em uma direção positiva. O LSD poderia ajudar a gerar um conceito tão novo.\n\nGrof: Gostaria de agradecer por ter desistido do seu tempo de lazer neste lindo dia e vir aqui para estar conosco e compartilhar suas experiências de vida. Eu realmente aprecio muito e, eu tenho certeza, assim como todos os outros nesta sala.\n\nHofmann: Obrigado por me convidar para. Eu realmente gosto dessa paisagem daqui, é muito bonita. É tão maravilhoso estar aqui e experimentar a atmosfera neste instituto com velhos amigos e colegas. Foi uma ótima experiência para mim. Obrigado, também.\n\n_______________________________\nBônus:\nVídeo onde Grof mostra fotos e conta como foram os encontros com Hoffman:\nhttps://www.youtube.com/watch?v=2GrAE5-GOLg\n_______________________________\nFonte: http://www.maps.org/news-letters/v11n2/11222gro.html</text:p>
          </table:table-cell>
          <table:table-cell office:value-type="float" office:value="89" calcext:value-type="float">
            <text:p>89</text:p>
          </table:table-cell>
          <table:table-cell office:value-type="float" office:value="49" calcext:value-type="float">
            <text:p>49</text:p>
          </table:table-cell>
          <table:table-cell office:value-type="string" calcext:value-type="string">
            <text:p>2017-08-22</text:p>
          </table:table-cell>
          <table:table-cell office:value-type="string" calcext:value-type="string">
            <text:p>17:25:20+0000</text:p>
          </table:table-cell>
        </table:table-row>
        <table:table-row table:style-name="ro1">
          <table:table-cell office:value-type="float" office:value="1326" calcext:value-type="float">
            <text:p>1326</text:p>
          </table:table-cell>
          <table:table-cell office:value-type="string" calcext:value-type="string">
            <text:p>320137168412206_337268260032430</text:p>
          </table:table-cell>
          <table:table-cell office:value-type="string" calcext:value-type="string">
            <text:p>[COLABORAÇÃO]\n\nO The Loop é um dos principais núcleos de Redução de Danos do mundo. Atualmente fizeram uma parceria com o canal Vice, que tem se mostrado um grande apoiador do tema.\n\nEles fizeram um vídeo muito interessante e didático:\n\nIsso é tudo que você precisa saber para tomar Ecstasy com segurança (legendas em inglês)</text:p>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2017-08-23</text:p>
          </table:table-cell>
          <table:table-cell office:value-type="string" calcext:value-type="string">
            <text:p>13:03:26+0000</text:p>
          </table:table-cell>
        </table:table-row>
        <table:table-row table:style-name="ro1">
          <table:table-cell office:value-type="float" office:value="539" calcext:value-type="float">
            <text:p>539</text:p>
          </table:table-cell>
          <table:table-cell office:value-type="string" calcext:value-type="string">
            <text:p>1467799876632739_337307290028527</text:p>
          </table:table-cell>
          <table:table-cell office:value-type="string" calcext:value-type="string">
            <text:p>[COLABORAÇÃO]\n\nRESPIRAÇÃO HOLOTRÓPICA\n\n Lendo aquela entrevista fantástico de ontem, me deparei com o termo "Respiração Holotrópica" mais uma vez e, procurei algum material de simples leitura e fácil entendimento para os iniciados e experimentadores empíricos .\n\nFiz uma fusão de dois artigos que achei na web, <text:s/>espero que todos gostem.\n\n____________________________________\n\n <text:s text:c="5"/>\n\n <text:s text:c="2"/>A Respiração Holotrópica é uma profunda vivência terapêutica de autoexploração criada pelo psiquiatra Stanislav Grof - um dos fundadores e principais teóricos da Psicologia Transpessoal - e sua esposa, Christina Grof. É aplicada desde 1976 com impactantes resultados terapêuticos e de desenvolvimento pessoal.\n <text:s/>Grof trabalhou muitos anos em pesquisas sobre o uso terapéutico do LSD e desde sua proibição em 1967 buscou um substituto a altura. Este substituto foram as suas Oficinas de Respiração Holotrópica. Para criar estas oficinas Grof usou tanto nosso conhecimento atual em neurociência como uma séria pesquisa antropológica envolvendo muitas práticas espirituais registradas pela história, em especial as várias cerimônias xamânicas espalhadas pelo globo. Posteriormente estas práticas foram aperfeiçoada por décadas de pesquisa e aplicação em centenas de pessoas.\n <text:s text:c="3"/>Holotrópico significa "movendo-se em direção à totalidade". Deriva do grego holos (todo) e trepein (mover-se em direção a). Na Respiração Holotrópica, estes estados ampliados de consciência e seu pontencial de cura e transformação são alcançados com a combinação de técnicas essencialmente simples: respiração profunda e acelerada, música evocativa e trabalho corporal em um ambiente seguro e responsável.\n <text:s text:c="3"/>Ao atingir estados incomuns de consciência, o método permite que os participantes se conectem à sabedoria e à capacidade de cura próprias de seu corpo e psiquismo, capaz de selecionar e elevar à consciência <text:s/>conteúdos de forte carga emocional para serem processados e, portanto, de grande importância às dinâmicas psíquicas. Pode-se reviver ou conectar com material biográfico, ter acesso às memórias do nascimento e da vida pré-natal, além de infindável espectro dos fenômenos transpessoais.\n <text:s text:c="2"/>As sessões ocorrem em grupos e os participantes se alternam nos papéis de respirante e cuidador. No final das sessões de respiração se utilizam técnicas de integração com pintura de mandalas e o compartilhamento da experiência em pequenos grupos.\nEstá indicada para todos que desejam autoconhecimento e cura, bem como integração de processos bioenergéticos, emocionais e relacionais. Produz incremento da criatividade, superação de fobias e traumas, melhora da autoestima e consciência eco-relacional.\n\n <text:s/>A experiência da Respiração Holotrópica, quando corretamente executada pode ser bastante profunda, uma exploração existencial onde ao perder o senso de si as pessoas podem experimentar estados cósmicos nos quais se identifica com todas as pessoas, e mais do que isso com todos os animais, vegetais, minerais, e todas as coisas orgânicas e inorgânicas. É possível experimentar visões celestiais e angelicais de paraísos, bem como entrar em contato direto com os universais arquétipos. Alguns destes arquétipos podem ser assustadores como a grande deusa mãe Kali, sustentadora da vida, que também é um monstro aracnídeo com numerosos membros. Consideradas as possibilidades do que pode acontecer fica evidente a necessidade de um guia para essa jornada além dos limites habituais da mente e a melhor forma de conseguir isso é por meio do auxílio de alguém devidamente certificado pelo ‘Grof Transpersonal Training‘.\n\n <text:s/>Assim antes de qualquer coisa os participantes das oficinas recebem sempre uma orientação teórica do que estão prestes a passar. Isso porque os fenômenos transpessoais são precedidos por momentos biográficos e perinatais que lhe servem com ponte e guardiões e podem ser bastante intensos. Saber o que temos em frente é assim uma parte importante. Para uma melhor comprensão deste percurso leia, A Cartografia da Consciência de Stanislav Grof.\n\n <text:s/>Após isso é importante também o facilitador passar muita confiança a pessoa que vai se submeter e lhe garantir que não lhe causará qualquer dano ou abuso. Durante o processo em si não há grandes intervenções dos facilitadores pois a experiência é completamente interna e pessoal e o sujeito é encorajado a expressar completamente sua reação a cada momento, seja ela qual for. Entretanto estas reações podem ser projetadas no facilitador como desejos reprimidos, de cuidado, contato sexual ou conexão espiritual cabendo ao ele conduzir tudo de modo ético.\n\n <text:s text:c="5"/>MÚSICA HOLOTRÓPICA\n\n O acompanhamento musical é uma parte importante do processo. Grof desenvolveu uma jornada musical de três horas para criar uma experiência transformadora e completa:\n\n A primeira hora é concebida para facilitar relaxamento físico e dar suporte a respiração e inclui musica de batida ritmada, como por exemplo de sons tribais e alguns tipos de música eletrônica. Exemplos de artistas que podem ser usadas neste momento são Ganga Giri, Lost at Last, Brent Lewis, Juno Reactor, Babatunde Olatunji, Byron Metcalf, James Asher e Afro Celt Sound System.\n\n A segunda hora é destinada a facilitar a liberação emocional e pode incluir artistas como Lisa Gerrard e Azam Ali, <text:s/>ou trilhas sonoras emocionalmente evocativas de artistas como Hans Zimmer, Thomas Newman, Howard Shore e James Newton Howard entre outros. Para exemplificar escute a músicas épicas de filmes como Two Steps From Hell e Audiomachine.\n\n <text:s/>A terceira hora é pensada para facilitar a interação com a experiência e normamente inclui cantos sacros de artistas como Deva Premal, Jai Uttal e Lama Gyurme. <text:s/>Por fim os momentos finais muitas vezes incluem sons da natureza para trazer os participantes ao seus estados de consciência normais de modo pacífico.\n\n <text:s/>Não pode haver intervalos perceptíveis entre as músicas e o ideal é que sejam mixadas de modo a fluírem de modo que possam fluir com facilidade. Também não é indicado vocais em línguas que as pessoas entendam, para não distraí-las. Este roteiro foi criado de forma estatística, mas cabe ao facilitador modificá-lo caso perceba que o grupo segue um padrão diferente.\n\n <text:s/>Durante as oficinas existe ainda um tipo específico de trabalho corporal, auto-expressão <text:s/>criativa e <text:s/>dinâmicas de grupo que apoiam todo o processo, entretanto é a respiração em si que serve de âncora para toda a experiência e define a jornada individual de cada participante.\n\n <text:s text:c="5"/>A RESPIRAÇÃO HOLOTRÓPICA\n\n <text:s/>A Respiração Holotrópica busca criar mudanças no corpo e na mente que juntas ajudam a criar a experiência transpessoal. Não há grandes instruções senão simplesmente “respire mais fundo e mais rápido que o normal”. Depois de 15 ou 20 minutos o corpo normalmente encontra seu rítmo e você sequer precisa pensar sobre isso.\n\n Entretanto para quem deseja alguma instrução adicional, participantes relatam que as sugestões a seguir facilitam o processos:\n\n1) Faça respirações completas\n\nOu seja cada respiração deve ser cheia e profunda enchendo todo o pulmão cada vez que você inspira de modo que seu abdome deve se expandir um pouco a cada vez;\n\n2) Mantenha uma respiração “circular”\n\nEm outras palavras a respiração deve ser feita de modo que não exista intervalos entre cada respiração. Ou seja em nenhum momento você vi prender o ar. Quando seus pulmões estiverem cheios você começa a esvaziá-los. Quando estão vazios deve imediatamente enche-los. Isso cria um padrão respiratório onde você está sempre inspirando ou expirando criando um círculo de respiração.\n\n3) Respire mais rápido do que o normal\n\nBusque respirar um pouco mais rápido do que você normalmente respira. Entretanto não queira respirar tão rápido que isso gere tensão no seu corpo. Seu corpo e especialmente seus pulmões devem estar relaxados sem fazer força para que a respiração possa ser mantida por um longo período sem causar fadiga.\n\n4) Respiração Bucal\n\n <text:s text:c="2"/>A ideia é, entre outras coisas, hiper-oxigenar o cérebro. Assim muitas pessoas preferem respirar pela boca pois isso permite uma entrada maior e mais rápida de ar. Entretanto algumas pessoas sentem-se desconfortáveis, neste caso não há problema em respirar pelo nariz.\n\n <text:s text:c="2"/>Nos casos das oficinas em grupo ocorre usualmente alguma discussão complementar feita depois de um intervalo razoável, mas no mesmo dia. Nestas o facilitador não faz interpretações nem analisa as experiências, em vez disso estimula o participante a elaborar e refletir sobre os insights que teve durante a sessão. A troca de experiências entre os participantes e a amplificação junguiana por parte do facilitador como referências mitológicas e antropológicos são enriquecedoras neste momento.\n\n <text:s text:c="3"/>POSTURA DA MORTE E CONTRA INDICAÇÕES\n\n <text:s/>Quem tem um mínimo de conhecimento prático do trabalho de Austin Osman Spare certamente já percebeu que a Respiração Holotrópica guarda fortes semelhanças com a Postura da Morte do famoso pioneiro da hoje chamada Magia do Caos. Para lançar seus sigilos de forma eficaz Spare fixava a os mesmos em sua mente enquanto forçava uma respiração respiração profunda e espasmódica, até a completa exaustão e o inevitável blecaute. Contudo, enquanto a Respiração Holotrópica busca prolongar este estado, a Postura da Morte busca acelerar seu colapso. Para isso Spare forçava o corpo ao extremo ficando na pontas dos dedos, com os braços fechados por detrás da cabeça até cair inconsciente. As sessões Holotrópicas por sua vez duram entre duas horas e meia e três horas, mas isso pode variar.\n\n Por sua intensidade, não devem se engajar neste processo pessoas com doenças vasculares e cardiovasculares, hipertensão severa, glaucoma ou pessoas que tenham passado por cirurgias recentes, sofram de epilepsia ou mulheres durante a gravidez. Além disso é importantíssimo destacar que a respiração holotrópica é uma técnica que pode evocar poderosas reações, entre elas o desencadeamento de poderosos traumas reprimidos. Desta forma ela deve ser feita sempre sob supervisão de um facilitador certificado. A melhor maneira de garantir isso é exigir a apresentação de um certificado emitido pelo ‘Grof Transpersonal Training’ que é mantido pelos criadores do método.\n\nFontes: \nhttp://www.holotropica.com.br/\n\nhttp://www.aartedeamadurecer.com.br/respiracao-holotropica/</text:p>
          </table:table-cell>
          <table:table-cell office:value-type="float" office:value="54" calcext:value-type="float">
            <text:p>54</text:p>
          </table:table-cell>
          <table:table-cell office:value-type="float" office:value="36" calcext:value-type="float">
            <text:p>36</text:p>
          </table:table-cell>
          <table:table-cell office:value-type="string" calcext:value-type="string">
            <text:p>2017-08-23</text:p>
          </table:table-cell>
          <table:table-cell office:value-type="string" calcext:value-type="string">
            <text:p>15:09:51+0000</text:p>
          </table:table-cell>
        </table:table-row>
        <table:table-row table:style-name="ro1">
          <table:table-cell office:value-type="float" office:value="1479" calcext:value-type="float">
            <text:p>1479</text:p>
          </table:table-cell>
          <table:table-cell office:value-type="string" calcext:value-type="string">
            <text:p>229458924212591_337358556690067</text:p>
          </table:table-cell>
          <table:table-cell office:value-type="string" calcext:value-type="string">
            <text:p>[COLABORAÇÃO] \n\nO seis “S’s” da Experiência Psicodélica:\n\n“The Third Wave” é um site com uma pegada interessante de guias para experiências psicodélicas. A primeira que vamos trazer pra vocês é essa que eles fizeram sobre o Set &amp; Setting sendo levado a outro nível, falando de outros detalhes importantes. Se você tem alguma familiaridade com o uso do LSD, provavelmente já ouviu a expressão "Set &amp; Setting". Mas, desconhecido para a maioria dos outros, no entanto, são outros quatro “S’s”: substância, sitter, sessão e situação. <text:s/>Embora esses quatro S's não sejam um papel primário como o “Set &amp; Setting”, eles ainda afetam a natureza e o valor de uma experiência psicodélica. \n\nEles fizeram o guia, pegando informações do famoso livro “The Psychedelic Explorer's Guide: Safe, Therapeutic, and Sacred Journeys” de James Fadiman, um psicólogo e escritor americano reconhecido por seu extenso trabalho no campo da pesquisa psicodélica e um estudo aprofundado sobre microdoses. Falaremos mais sobre ele aqui no grupo. \nNeste artigo, mergulharam de cabeça em descrições para cada S e por que é fundamental manter todos os eles em mente para uma grande experiência psicodélica.\n________________________ \n\n&gt;&gt;Set:\n\nO 'Set' Inclui a preparação e as expectativas você e o guia, antes de embarcar em uma experiência psicodélica. \nAntes de uma experiência psicodélica, deve-se fazer uma série de preparativos. <text:s/>Primeiro, é preciso abordar a experiência psicodélica como uma experiência de três dias, e não uma trip de um dia. <text:s/>No primeiro dia, reserve tempo para autorreflexão e passe parte do dia na natureza. No segundo dia, use o LSD. <text:s/>No terceiro dia, comece a integrar a experiência e a registrar suas descobertas e percepções. \nDurante o primeiro dia, registre seus pensamentos relacionados à experiência: \n• <text:s/>Quais são seus conceitos sobre experiências psicodélicas? \n• <text:s/>O que você espera que ocorra durante a trip? \n• <text:s/>O que você espera aprender? Experiência? Compreensão? Resolver algo? \n• <text:s/>Quais são seus objetivos? <text:s/>Você tem objetivos espirituais? Objetivos psicológicos? Objetivos sociais? \nDiscuta esses pensamentos com uma pessoa confiável. Ela pode esclarecer quaisquer preocupações que você possa ter, ajudando você a experimentar uma sensação mais profunda de calma ao se aproximar de uma experiência psicodélica. \n________________________\n\n&gt;&gt;Setting:\n\nO ‘setting’ é o ambiente em que ocorre a trip. Inclui o ambiente físico e o espaço para a trip. \nSe você decidir usar dentro de casa, sozinho (não recomendável para pessoas com pouca experiência), leia nosso outro artigo com dezenas de recomendações:\nhttps://www.facebook.com/prepartykit/photos/gm.333958460363410/264357014056115/?type=3&amp;theater\n\nSe for usar ao ar livre, o LSD criará uma experiência mais extrovertida. Se ligar à natureza torna-se uma parte essencial da experiência. No entanto, mesmo se estiver ao ar livre, certifique-se de que haja um espaço para se deitar.\n\nMuitas trips combinam essas duas atmosferas. Eu tive muitas viagens onde eu começo minha viagem fora de casa e me retiro para um ambiente interno mais tarde. <text:s/>Alternativamente, pode-se experimentar o período mais intenso de uma viagem de LSD num ambiente interno e, então, explorar a natureza. \nEm termos de atmosfera, a música é crítica para uma experiência esclarecedora. Na verdade, de acordo com o livro de Fadiman: "A maioria das culturas que usam plantas para se curar, adivinhar ou revivificar espiritualmente, usa música para facilitar a transição de um nível de consciência para outro e para aumentar o sentimento de segurança, fornecendo suporte não verbal". \n\nFones de ouvido ou um sistema estéreo funcionarão. Separe sua playlist com músicas que te deixam tranquilo. Não necessariamente um Psytrance com bpms elevados serão legais na primeira experiência. Tente optar por músicas mais suaves. Ao colocar para tocar sua playlist, fechar os olhos aumentará o impacto. Para melhorar a experiência, use um tapa olho, um travesseiro ou um pano macio para criar uma sensação de escuridão completa. Evite músicas com letras após a primeira hora. Pode ser uma distração\nAproveito para recomendar um grupo do nosso moderador, “Músicas para viagens enteógenas”:\n\nhttps://www.facebook.com/groups/musicasenteogenas/\nCertos indivíduos que têm experiências verdadeiramente profundas não têm vontade de tentar usar LSD novamente. Isso pode acontecer com você. \n\nSempre que você usar novamente, controle todas as variáveis acima. \n\nE se você não conseguiu encontrar uma sitter pela primeira vez, faça um esforço extra para fazê-lo para sua segunda experiência. \n________________________\n\n&gt;&gt;Substância:\n\nQuanto LSD você está tomando? \n\n-Se você deseja melhorar a produtividade e a criatividade do trabalho, então uma microdose é melhor (10 ug-20 ug). \n\n-Se você quer ter uma experiência enteógena moderada, então uma dose moderada é melhor (100-150 ug). \n\n-Se você deseja uma "dose heroica" completa, então, 200-400 ug funcionará. <text:s/>Não recomendada para nenhum iniciante.\n\nPara obter mais informações sobre o quanto você deve tomar, acesse o link abaixo. É um guia abrangente sobre quantidade de dose para uma série de psicodélicos:\n________________________\n\n&gt;&gt;Sitter: \n\nVocê tem um guia para a sessão? Alguém para cuidar de você? \n\nPara qualquer usuário de LSD (especialmente um novo usuário), recomenda-se um “sitter” para sua viagem. Um guia ideal é alguém que tenha uma vasta experiência com LSD . Os guias devem estar sóbrios. É como o motorista da rodada.\nEle atua como uma figura reconfortante no meio de uma experiência desorientadora. Ele ou ela cuida da configuração física, monitora a música e, o mais importante, atua como um pilar sensível de apoio para o viajante. \n\nSe você não consegue encontrar um sitter experiente para guiá-lo, não deixe isso impedir que você tente LSD. Eu usei LSD bem mais de 15 vezes e nunca tive uma. No entanto, considero minhas experiências com o LSD serem algumas das mais transformadoras de minha vida inteira. Mais uma vez, recomendo o texto do grupo de orientações pra uma trip quando estiver sozinho:\n\nhttps://www.facebook.com/prepartykit/photos/gm.333958460363410/264357014056115/?type=3&amp;theater\n\nSe você não tem um sitter, você deve gerenciar mais ainda os outros 5 S's. Além disso, como ajuda adicional, pode ser uma boa ideia alistar a ajuda de algum outro amigo, mesmo que ele ou ela não tenha experiência com o uso de psicodélicos. \n________________________\n\n&gt;&gt;Sessão: \n\nSessão refere-se ao tempo geral para uma viagem (6 a 12 horas) e aos aspectos particulares de uma viagem. <text:s/>Uma das maiores incógnitas para novos usuários de psicodélicos é como a viagem se desenrolará. A maioria das pessoas que desejam tomar o LSD entende a infinidade de benefícios associados ao seu uso, mas poucos indivíduos estão familiarizados com a progressão horária de uma sessão LSD.\nO que acontece uma vez que você coloque o pequeno pedaço de papel em sua língua? Enquanto os detalhes precisos de cada viagem variam de acordo com o indivíduo, os estágios gerais permanecem os mesmos.\n\nDe acordo com o livro citado no começo do artigo, existem seis etapas para uma sessão psicodélica: \n\n• <text:s/>Ingerindo o Psicodélico \n• <text:s/>Onset “inicial” \n• <text:s/>Se deixando levar \n• <text:s/>Platô \n• <text:s/>O repouso tranquilo\n• <text:s/>O fim, formal, da sessão \n\n -Etapa 1 e 2: Ingerindo o Psicodélico e o onset inicial: \n\nOs estágios 1 e 2 demoram cerca de uma hora. Depois de consumir o psicodélico, use esse tempo restante (1 hora) para conversar com o seu sitter. \n\nHá algum pensamento adicional que você tenha relacionado à experiência? Pergunte sobre eles. Você se sente ansioso? Expresse essa ansiedade. É melhor expressar todas as preocupações antes que o psicodélico comece a afetar você. \nUma vez que você começa a sentir os primeiros efeitos, você pode querer se deitar. Se você escolheu um setting interno, como sua casa, isso será fácil.\n\nDurante esse início, tente estar em um estado de relaxamento. Observe sua respiração como uma espécie de exercício meditativo Essa é a hora de tocar a sua playlist separada pra trip.\n\nSua consciência da realidade em breve irá ser afetada. <text:s/>Você começará a perder o controle. Um pequeno estado de embriaguez começará a afetar você. \n\nLiberte o controle para o LSD permanecendo com a respiração. Tome respirações profundas e meditativas, observando os cinco sentidos.\n\nUma dica interessante se começar a se sentir ansioso é a “respiração 4-7-8”: inspire por 4 segundos, segure por 7 e solte por 8 segundos. \n\nComo parte desse início, sua mente também será bombardeada com novos pensamentos. Tente não se surpreender. Em vez disso, aproveite a onda de imagens e impressões. Observe-os como um curioso espectador. <text:s/>Não tente controlá-las. \n\n-Etapa 3: Se deixando levar:\n \nApós a compilação inicial vem o estágio que é chamado de "Opening e Letting Go" no livro de Fadiman. \n\nDurante esta fase, sua mente é consumida com os efeitos do LSD. O terceiro estágio geralmente dura 3-4 horas e imersa o usuário em um mundo desconhecido. \n\nVocê deve se soltar completamente durante o estágio três. Jogue fora todos os pensamentos, sentimentos e preocupações que você não precisa para a trip. Libere-se todas as expectativas sobre a sessão. Deixe de lado quaisquer preocupações pessoais ou questões pessoais. Deixe de lado cada experiência, sentimento ou evento visual.\nQuando você deixa o controle, você se habilita a experimentar essa nova dimensão da realidade. A sua consciência dessa realidade alternativa se aprofunda, e você entra completamente no coração da viagem psicodélica. \nAo deixar ir, você pode sentir sentimentos incomuns, um pouco preocupantes. Esses sentimentos podem ser físicos ou emocionais. Em trips de amigos, alguns descreveram esses sentimentos como "estranhos" e "incomuns". Um amigo pensou que ele se transformou em um jacaré. Se seus pensamentos começam a te assustar, fale com a seu sitter para obter apoio. Peça ajuda se precisar. \n\n-Estágio 4: Platô \n\nNo estágio quatro, você se acalmou para o seu novo estado de espírito. O efeito agora te permite sentir-se normal em vez de alienígena. Quando você entrou nesta etapa adicional de liberdade, sinta-se livre para novos movimentos. Durante esta fase, você sentirá como se você pudesse funcionar novamente dentro dos reinos normais da sociedade. A realidade parece menos inacessível, mas você ainda se sentirá “doido”. \n\nMesmo que o clímax da sua viagem tenha passado, você continuará a experimentar novos conhecimentos sobre a vida. Aproveite esta oportunidade para fazer o que quiser. Se você deseja ficar quieto e ouvir música, então faça isso. Se você quiser se levantar e caminhar, sinta-se livre. O estágio do platô é de 2-3 horas. \n\n-Fase 5: O repouso tranquilo:\n\nComo a característica definidora do estágio quatro é a aclimatação, a característica definidora do estágio cinco é uma reatividade lenta com a realidade. Seu estado de embriaguez começa a se dissipar e sua capacidade de pensamento racional reaparece.\n \nO estágio cinco é um excelente momento para fazer um trabalho pessoal. Você poderá integrar grande parte de sua experiência aprendida na vida cotidiana. Faça um diário e anote qualquer conhecimento da sua viagem.\n \nO estágio cinco também é um excelente momento para sair e desfrutar da natureza. <text:s/>Um dos sentimentos universais provocados pelos psicodélicos é uma unidade com a natureza. <text:s/>Experimente essa união com árvores, plantas, animais, represas, lagoas, cachoeiras ou a própria Terra. \n\n-Etapa 6: O fim, formal, da sessão:\n\nÀ medida que seu estado de embriaguez continua a diminuir, você ainda experimentará novos pensamentos e padrões de sua viagem ao LSD. <text:s/>Observe estes pensamentos. <text:s/>Anote-os se você se sentir inclinado.\n \nO fim de uma trip de LSD muitas vezes traz um sentimento de imensa gratidão e apreciação pelas relações em sua vida. <text:s/>Você sentirá uma onda de amor e aceitação de pessoas próximas a você. Se você deseja chamar essas pessoas, limite suas chamadas para aqueles que têm experiência com psicodélicos. \n\nO final de uma sessão formal também é um excelente momento para integrar o que você experimentou. <text:s/>Retire um diário, crie certas categorias de vida (social, laboral, psicológica, hábitos, etc.) e anote quaisquer pensamentos relacionados a eles. \n\nTenha em mente, estas são visões muito gerais das diferentes fases. Em cada estágio, a experiência pessoal será diferente com base no indivíduo.\n \nhttps://thethirdwave.co/what-happens-in-an-lsd-session/\n________________________\n\n&gt;&gt;Situação: \nA "situação" refere-se a como o usuário integra a experiência em sua vida. Começa com o final da sessão formal e se estende por semanas, ou mesmo meses.\n \nFaça um esforço para se descobrir o que mais lhe interessou na sua experiência: Você teve alguma visão inovadora sobre seus hábitos, ações diárias ou processos de pensamento? <text:s/>Há pessoas na sua vida a quem você deve chegar? Ou, alternativamente, pessoas que o trazem algum negativismo e você deve cortar? \n\nSeja paciente consigo mesmo ao tomar essas decisões. Não faça grandes mudanças de vida nas primeiras semanas. Em vez disso, dê tempo para integrar sua experiência. A exceção seria parar todos os comportamentos tóxicos, como o consumo excessivo de álcool ou drogas. \n\nSe você pretende conversar com os outros sobre sua experiência, entenda que muitos não estarão interessados. Lembre-se, sua viagem psicodélica é principalmente uma experiência interna. Mantenha interna. Cresça com isso. Use-a para ajudá-lo a alcançar um nível mais elevado de autoconsciência. \n________________________\n\nComplemento:\n\nQuando devo usar LSD novamente? \n\nComo com outras experiências positivas, você pode ter vontade de usar novamente. <text:s/>Depois de tomar o LSD pela primeira vez, experimentei (eu, “Preparty”) muitas vezes ao longo dos anos seguintes. Eu tinha 18 anos na época e, se eu pudesse voltar, abordaria minhas experiências psicodélicas com mais cautela. Depois de começar a estudar mais, ainda usei muitas vezes todo fim de semana, também me arrependo. Hoje, eu entendo que deve ser usado com um propósito, como um ritual, mesmo que seja numa frequência maior.\n\nUm período de tempo confortável para a maioria das pessoas é de pelo menos 3 meses. Isso, se tratando de experiências com doses elevadas, não estou aqui para ditar nenhuma regra. Mas com minhas experiências eu acho que é necessário esse tempo para integrar a aprendizagem e os conhecimentos em sua vida quando se tem uma experiência muito forte. Quando tomei minha maior dose (300ug de LSD) eu tive uma experiência MUITO intensa, isso faz cerca de 6 meses e ainda posso dizer que estou digerindo parte de tudo que passei.\n\n________________________\nFontes:\n\nhttps://thethirdwave.co/set-setting-lsd/\n\nhttps://www.amazon.com/gp/product/1594774021/ref=as_li_qf_sp_asin_il_tl?ie=UTF8&amp;camp=1789&amp;creative=9325&amp;creativeASIN=1594774021&amp;linkCode=as2&amp;tag=tranwel-20&amp;linkId=6KJVAI4JXNIOJNYW\n\nhttps://sites.google.com/view/microdosingpsychedelics/home\n\nhttps://www.erowid.org/psychoactives/dose/dose.shtml</text:p>
          </table:table-cell>
          <table:table-cell office:value-type="float" office:value="227" calcext:value-type="float">
            <text:p>227</text:p>
          </table:table-cell>
          <table:table-cell office:value-type="float" office:value="79" calcext:value-type="float">
            <text:p>79</text:p>
          </table:table-cell>
          <table:table-cell office:value-type="string" calcext:value-type="string">
            <text:p>2017-08-23</text:p>
          </table:table-cell>
          <table:table-cell office:value-type="string" calcext:value-type="string">
            <text:p>19:00:39+0000</text:p>
          </table:table-cell>
        </table:table-row>
        <table:table-row table:style-name="ro1">
          <table:table-cell office:value-type="float" office:value="731" calcext:value-type="float">
            <text:p>731</text:p>
          </table:table-cell>
          <table:table-cell office:value-type="string" calcext:value-type="string">
            <text:p>320137168412206_337414640017792</text:p>
          </table:table-cell>
          <table:table-cell office:value-type="string" calcext:value-type="string">
            <text:p>[COLABORAÇÃO] Ketamina - Post anônimo\n\nGalera, vou escrever aqui para compartilhar conhecimento sobre key (ketamina)\n\nÉ uma droga que tem ganhado espaço na cena e é toda cheia de mitos, tabús e preconceitos. Gostaria, se possível, que o post fosse alimentado somente por pessoas quem usam a substância ou possuem algum conhecimento mais aprofundado para passar.\n\nBom, antes de tudo, a ketamina é um anestésico sim. Mas não só veterinário, como também humano.Não tem nada a ver com cocaína, com MD, com cristal moído, etc...\n\nO risco de morte dela não é alto. Porém existe. Todas as drogas matam e ela mata tanto quando bala e doce, por exemplo(é raro). Aliás, é uma droga amplamente usada em festas da cena GLS (eletrônica tribal) e nunca vi ninguém morrer com isso. Eu uso há 5 anos nas festas e também em churrascos, encontro com amigos, etc. Meus amigos e minha turma toda usa. \n\nTodos nós usamos inclusive com álcool, MD, bala, etc... Com álcool, deve-se ter precaução na bebida... pois corre o risco de dar um super enjôo e vômito.\nCom GHB ela corre o risco de derrubar você. (o GHB mata mais que qualquer outra droga, portanto existe um risco maior se usado com keta.) Com MD e bala, ela não baixa a vibe se usada em pouca quantidade. Mas se usar em maior quantidade, ela baixa a vibe, te faz brisar, as vezes sentar.\n\nO key está saindo da cena GLS e está chegando em outras cenas da eletrônica e ela chega recheada de preconceitos! O primeiro preconceito é: Ela é de CHEIRAR. Para quem não é adepto do pó, o ato de cheirar ou ver um amigo cheirando assusta. É "feio". Mas key não se cheira carreira! O key é consumido na ponta de uma chave automotiva ou na ponta das perninhas do seu óculos de sol. É uma quantidade bem pequenina MESMO.\n\nO efeito é instantâneo, uma vez que ela é absorvida pelas mucosas nasais.\nDependendo do quanto vc cheirou no tiro ou do quanto vc já vem cheirando na noite, o efeito dura entre 20 minutos e 1 hora.\nÉ cumulativo. Vc dá um tiro agora...\nSente a brisa.\nDá um tiro 30 minutos depois...\naumenta a brisa...\nE assim vai. Quanto mais fizer, mais brisa vai sentir!\n\n* Os efeitos mínimos são: Embriaguez. Brisa leve. Sensação de bem estar. Leveza!\n\n* Os efeitos máximos são: Brisa pesada! Vai para outro lugar. Pega a nave. Psicodelia total. Beijo tchau, foi embora! volto já.\nMas calma! Você vai voltar... ficará no máximo 1 hora nessa brisa pesada.\nKey-hole? Buraco do key? O que é? Nada mais é do que quando vc cai nessa brisa pesada e "vai embora". Para quem está de fora, você vai ver a pessoa inerte. Sem falar. Sem se mexer. Ela está em "outro lugar". \n\nComecem com quantidades pequenas. As menores possíveis! E vão aumentando de acordo com o quanto você quiser ficar brisado! O intuito desse meu post não é encorajar ninguémj à usar, afinal... quanto menos a gente usar, melhor é. Certo? Quero apenas passar conhecimento e quebrar preconceitos, mitos e tabús em cima dessa droga. \n\nUsem com moderação! Aliás, toda droga exige moderação, certo? E se você não sabe disso, é porque ainda tem muito a aprender, amigão!\n\nHave a good trip!\n\n-Gui</text:p>
          </table:table-cell>
          <table:table-cell office:value-type="float" office:value="83" calcext:value-type="float">
            <text:p>83</text:p>
          </table:table-cell>
          <table:table-cell office:value-type="float" office:value="94" calcext:value-type="float">
            <text:p>94</text:p>
          </table:table-cell>
          <table:table-cell office:value-type="string" calcext:value-type="string">
            <text:p>2017-08-24</text:p>
          </table:table-cell>
          <table:table-cell office:value-type="string" calcext:value-type="string">
            <text:p>00:01:56+0000</text:p>
          </table:table-cell>
        </table:table-row>
        <table:table-row table:style-name="ro1">
          <table:table-cell office:value-type="float" office:value="1302" calcext:value-type="float">
            <text:p>1302</text:p>
          </table:table-cell>
          <table:table-cell office:value-type="string" calcext:value-type="string">
            <text:p>320137168412206_338302456595677</text:p>
          </table:table-cell>
          <table:table-cell office:value-type="string" calcext:value-type="string">
            <text:p>[COLABORAÇÃO] Resultado da enquete sobre intervalos do uso de Ecstasy:\n\nHá duas semanas fiz uma pesquisa solicitando que os membros de alguns grupos relatassem o intervalo de consumo médio de ecstasy. Prometi que após as respostas eu traria um artigo detalhado sobre os resultados, e assim estou fazendo.\n___________\nEdit: uma galera perguntou sobre o que seria o "ecstasy" citado na pesquisa, pois sabemos da variedade de substâncias que os comprimidos podem ter. Não entrei nesse mérito pois o foco do alerta é quanto ao consumo abusivo e não quanto a substância e isso serve pra qualquer análogo. Falamos disso no decorrer do artigo, onde os pesquisadores tem justamente essas dificuldades nas pesquisas pois os usuários normalmente não fazem ideia do que consomem.\n___________\n\nTivemos 398 respostas e mais da metade se quer respeita o intervalo mínimo de 6 semanas:\n\nSemanalmente - <text:s/>1 a 2 doses: 7 usuários\nSemanalmente - <text:s/>mais de 2 doses: 5 usuários\n\nQuinzenalmente - <text:s/>1 a 2 doses: 23 usuários\nQuinzenalmente - <text:s/>mais de 2 doses: 8 usuários\n\nMensalmente - 1 a 2 doses: 184 usuários\nMensalmente - mais de 2 doses: 34 usuários\n\nTrimestralmente - 1 a 2 doses: 87 usuários\nTrimestralmente - mais de 2 doses: 33 usuários\n\nSemestralmente: 2 usuáraios\nAnualmente: 10 usuários\nOutros: 5 usuários\n\nQuando atingimos 300 respostas começamos uma pesquisa incansável atrás de estudos científicos em humanos para mostrar a vocês, que subestimam as recomendações, o mal que esse abuso pode causar. Não podemos negligenciar estes dados. Trago nesse artigo, DEZ destes estudos e espero que quando voltarmos com a mesma pesquisa, daqui alguns meses, esse quadro tenha mudado. Temos mais outros QUINZE artigos tão alarmantes quanto estes para serem traduzidos e faremos isso posteriormente.\n\nOs estudos em animais sugerem que os problemas cognitivos de longo prazo estão associados à exposição ao MDMA, e paralelos claros agora estão emergindo da experiência clínica em humanos.\n\nNo entanto, é importante irmos com calma. Os membros mais ameaçados provavelmente rejeitarão os estudos, uma vez que consideram que houve apenas alguns casos bem divulgados de danos causados pela droga. Estes números são pequenos em comparação com o número de indivíduos que usam MDMA regularmente, sabemos. Os estudos podem ser questionados, pois deve se levar em consideração os dados relatados pelos participantes dos estudos. A análise de dados também pode ser prejudicada por conta de uma imprecisão nos relatos quanto ao uso múltiplo de drogas ou quanto ao tempo de abstinência.\n\nNo entanto, todos devem estar cientes de que os transtornos cognitivos, os distúrbios do humor, o aumento do risco de AVC e vários outros problemas descritos nos estudos a seguir estão entre as possíveis consequências de abuso, principalmente a longo prazo. \n\nEmbora sutis no início, esses efeitos podem se desenvolver em grandes déficits ao longo da vida de vocês. Em particular, os déficits de curto prazo podem ser exacerbados pela interação com processos de envelhecimento normais no cérebro, ou como resultado da exposição subsequente ao estresse fisiológico ou psicológico. Mesmo que esses efeitos a longo prazo sejam limitados a uma subpopulação de indivíduos particularmente suscetíveis, com a grande escala do uso atual, as consequências desse abuso podem se tornar um grande problema de saúde no futuro.\n\nEstes são estudos que incluem neuroimagem em usuários humanos, os pesquisadores podem ver fisicamente as alterações. \n\nPara quem não vai ler tudo (deviam!), vou deixar alguns pontos importantes encontrados nos resultados:\n\n•“nossos achados apoiam ainda mais a hipótese de alterações prolongadas dos transmissores induzidos pelo ecstasy. Além disso, eles podem indicar reversibilidade dessa disponibilidade nos ex-usuários, no entanto, isso não implica reversibilidade total dos efeitos neurotóxicos. ”\n\n•“o presente estudo sugere que, embora os efeitos neurotóxicos do MDMA nos neurônios 5-HT no córtex humano possam ser reversíveis, os efeitos da MDMA na função da memória podem ser irreversíveis.”\n\n•“foi medida a ligação do transportador de serotonina cerebral usando em 50 indivíduos de controle (não usuários) e em 49 usuários de ecstasy (média de 4 anos de uso) (tipicamente um a dois comprimidos BIMENSALMENTE) que ficaram sem usar por 45 dias antes do estudo”\n\n•“a memória verbal dos ex usuários não mostrou sinais de melhora mesmo após mais de 2,5 anos de abstinência e, portanto, pode representar consequências funcionais persistentes da neurotoxicidade MDMA”\n\n•“apenas o consumo cumulativo de ecstasy correlacionou-se com os desempenhos neuropsicológicos entre usuários abstinentes de ecstasy”\n\n-\n\nAgora, vamos aos detalhes de cada um:\n\n1) Efeitos a longo prazo do uso de "ecstasy" em transportadores de serotonina do cérebro:\n\nAlterações do sistema serotonérgico devido ao consumo de ecstasy foram amplamente documentadas na literatura atual. No entanto, a reversibilidade desses efeitos neurotóxicos ainda não é clara. Para abordar esta questão, foi realizado um estudo em um total de 117 sujeitos subdivididos em 4 grupos: usuários reais de ecstasy, ex-usuários de ecstasy, sujeitos de controle (que nunca usaram) e sujeitos com abuso de substâncias psicoativas diferentes do ecstasy. \n\nComparados com indivíduos de controle (que não usaram a droga), o resultado em usuários reais de ecstasy foi significativamente reduzido no mesencefalo e no tálamo. O resultado em ex-usuários de ecstasy estava muito perto do resultado em indivíduos de controle em todas as regiões do cérebro. Já em usuários de outras substâncias foi ligeiramente superior ao dos indivíduos de controle em todas as regiões ricas em transmissores de serotonina. \nConclusão: nossos achados apoiam ainda mais a hipótese de alterações prolongadas dos transmissores induzidos pelo ecstasy. Além disso, eles podem indicar reversibilidade dessa disponibilidade nos ex-usuários, no entanto, isso não implica reversibilidade total dos efeitos neurotóxicos.\nEstudo completo: http://jnm.snmjournals.org/content/44/3/375.full.pdf+html\n\n-\n\n2) Densidade do transportador de serotonina e memória verbal em indivíduos que pararam de usar 3,4-metilenodioximetanfetamina (MDMA):\n\nEmbora o MDMA tenha causado danos nos neurônios da serotonina cerebral (5-HT) nos animais, as consequências funcionais não são conhecidas em humanos. Nós investigamos os efeitos a longo prazo do uso de MDMA em neurônios 5-HT em seres humanos na função de memória e porque o 5-HT tem sido implicado na função de memória.\nVinte e dois usuários recentes de MDMA, 16 ex-usuários de MDMA que deixaram de usar por mais de 1 ano e 13 usuários de controle (que nunca usaram). Os efeitos do uso de MDMA em neurônios de 5-HT foram estudados por meio de tomografia computadorizada de emissão de fóton por quantificação das densidades do transportador cerebral 5-HT. O desempenho da memória verbal foi avaliado com o “Rey Auditory Verbal Learning Test” (teste de aprendizagem auditivo-verbal) - http://pepsic.bvsalud.org/scielo.php?script=sci_arttext&amp;pid=S1983-34822012000100003.\n\nA densidade do transportador 5-HT foi significativamente menor em usuários recentes do que usuários que nunca ingeriram a substância, mas não em ex usuários. Os usuários e ex usuários recordaram significativamente menos palavras do que os de controle. O maior uso de MDMA foi associado a um maior comprometimento na memória verbal imediata. No entanto, o desempenho da memória não foi associado aos transportadores 5-HT ou à duração da abstinência de MDMA.\nO presente estudo sugere que, embora os efeitos neurotóxicos do MDMA nos neurônios 5-HT no córtex humano possam ser reversíveis, os efeitos da MDMA na função da memória podem ser irreversíveis.\n\nEstudo completo: http://jamanetwork.com/journals/jamapsychiatry/fullarticle/481827\n\n-\n\n3) Neuroimagem em usuários de MDMA:\n\nO MDMA tem sido utilizado por milhões de pessoas em todo o mundo como droga recreativa. MDMA e Ecstasy são frequentemente usados de forma sinônima, mas é importante notar que a pureza do Ecstasy vendido como MDMA não é certa. O uso de MDMA é de interesse para a saúde pública, porque os estudos em animais indicaram que quando usadas em determinadas doses e intervalos, podem causar reduções duradouras em marcadores da serotonina cerebral (5-HT). Dada a popularidade da substância, o potencial para que a droga produza danos ou perdas duradouros ou permanentes de serotonina e o papel generalizado da função dela no cérebro, há uma grande necessidade de uma melhor compreensão do funcionamento dessa droga. Para este fim, estudos neuropsicológicos, neuroendócrinos e de neuroimagem sugeriram que os usuários humanos de MDMA podem ter mudanças duradouras na função cerebral consistentes com a toxicidade induzida. Os dados de modelos em animais levam a hipóteses testáveis quanto aos efeitos no cérebro humano. \n\nHá achados controversos em algumas áreas e a maioria deles não foi replicada em diferentes laboratórios e usando diferentes modalidades.\nAlgumas previsões derivadas do estudo, incluindo reduções nos níveis do transportador serotonérgico, alterações no receptor 5-HT2A e reduções na matéria cinzenta cerebral regional são consistentes com os achados de neuroimagem em usuários humanos. No entanto, a ligação reduzida do transportador 5-HT é o único resultado que foi replicado em vários laboratórios e modalidade. No que diz respeito a outros estudos modelo proposto tem pouca utilidade para prever a direção ou a localização dos efeitos. Não é totalmente compreendido, mas parece que se correlaciona mais fortemente com o aumento do fluxo sanguíneo local acoplado à liberação de glutamato dos terminais sinápticos. O modelo proposto sugere que o uso de MDMA possa alterar a ativação regional do cérebro, incluindo alterações na estrutura neuronal, fluxo sanguíneo e sinalização de sináptica. \n\nEstudo completo: https://www.ncbi.nlm.nih.gov/pmc/articles/PMC2677829/\n\n-\n\n4) Diminuição da ligação do transportador de serotonina cerebral em usuários de ecstasy: uma tomografia por emissão de pósitrons e estudo de imagem cerebral estrutural:\n\nFoi medida a ligação do transportador de serotonina cerebral em 50 indivíduos de controle (não usuários) e em 49 usuários de ecstasy (média de 4 anos de uso) (tipicamente um a dois comprimidos bimensalmente) que ficaram sem usar por 45 dias antes do estudo. Foi adquirida uma imagem de ressonância magnética para co-registro de imagens de tomografia por emissão de pósitrons e análises estruturais. \n-A toxicologia do cabelo indicou o uso de outras drogas psicoativas na maioria dos usuários. \n\n-A associação do transportador de serotonina em usuários de ecstasy diminuiu significativamente em todos os “cortes cerebrais” e hipocampo sendo relacionado à extensão do uso de drogas.\n\n-O grupo de ecstasy, embora normal no que se diz ao comportamento da mente, relatou humor subnormal e demonstrou déficits geralmente modestos em alguns testes de atenção, função executiva e memória, com o último associado à diminuição do transporte de serotonina. \n\n-Nosso principal achado é uma diminuição geral marcada na ligação dos receptores no córtex cerebral e no hipocampo. Nossas descobertas sugerem que uma redução da ligação cerebral pode ser altamente seletiva em alguns usuários de ecstasy e também é improvável que seja explicada, por uma variedade de confrontos potenciais, incluindo mudanças estruturais cerebrais, diferenças de nível hormonal, gene ou uso recente de outros medicamentos estimulantes.\n\n-Nossas observações sustentam a visão de que a tolerância ao ecstasy é uma característica do uso crônico da droga, na medida em que a maioria dos usuários relatou a diminuição dos efeitos comportamentais do medicamento após o uso crônico (o que poderia ser explicado parcialmente pela diminuição da novidade / expectativa) e dois terços relataram um aumento no número de comprimidos utilizados, uma vez que o mecanismo de ação do ecstasy pode depender da integridade dos receptores. \n\n-Algumas evidências mostram problemas de memória persistentes, provavelmente modestos (particularmente verbais) em alguns usuários de ecstasy durante a abstinência. Mesmo depois de ter em conta o QI e a educação (menor nos usuários de drogas), os usuários de ecstasy realizaram, em média, menos pontos do que sujeitos de controle em muitas tarefas cognitivas (memória de trabalho, memória verbal, transposição de código visual acelerada) e o tamanho do efeito para os testes mostrando diferenças significativas foi de "moderado" para "moderadamente grande". \n\n-A utilização conjunta de THC, nicotina, álcool, metanfetamina ou cocaína não afetou significativamente os achados cognitivos. Encontramos várias correlações modestas entre o desempenho em alguns testes de memória e flexibilidade mental. As descobertas na formação do hipocampo e no córtex insular sugeriu estar envolvida na autoconsciência e na cognição perspicaz. Elas aumentam a possibilidade de que um distúrbio serotoninérgico não compensado, relacionado à baixa dos receptores, possa conduzir a problemas sutis na memória (memória de curto prazo e de trabalho), autoconsciência e percepção, que poderiam ser suficientemente graves e levar a dificuldades funcionais.\n\n-Também descobrimos que um desempenho mais fraco em uma tarefa de memória dependente da integridade dos laços frontal-estriatal estava relacionado ao desgaste cortical cerebral, particularmente nas áreas frontais. Embora essas observações sejam apenas preliminares, elas aumentam a possibilidade de que alterações morfológicas que afetem a saída cortical frontal no cérebro de usuários de ecstasy possam causar problemas cognitivos não relacionados a uma perturbação do sistema de serotonina cerebral.\n\nEstudo completo: https://academic.oup.com/brain/article/133/6/1779/355437/Decreased-cerebral-cortical-serotonin-transporter\n\n-\n\n5) Ecstasy - efeitos a longo prazo sobre o sistema nervoso central humano revelados pela tomografia por emissão de pósitrons.\n\nO objetivo do estudo é postular uma relação entre o uso de ecstasy e as alterações duradouras à taxa metabólica de glicose cerebral.\n\nA tomografia de emissão de positron foi realizada em sete usuários de ecstasy e sete indivíduos sem história conhecida de uso de drogas ilícitas. Os dados foram comparados para um número limitado de regiões cerebrais.\n\nEm comparação com o grupo de controle, a absorção metabólica de glicose do grupo de usuários de ecstasy foi alterada dentro da amígdala e hipocampo. Os resultados sugerem que o uso de ecstasy tenha efeitos duradouros sobre a atividade neuronal central em seres humanos.\n\nEstudo completo: http://bjp.rcpsych.org/content/175/2/186.short\n\n-\n\n6) O uso de ecstasy está associado ao aumento da excitabilidade cortical:\n\nVárias linhas de evidência sugerem que o estudo de efeitos de MDMA no sistema visual pode revelar as consequências neurofisiológicas corticais e subcorticais gerais. Utilizamos a ressonância magnética funcional durante a estimulação visual para comparar isso em 20 usuários de MDMA abstinentes (580 dias sem usar) e 20 usuários de controle (sem histórico de uso). \n\nA quantidade vitalícia do uso de MDMA foi fortemente correlacionada com a intensidade do sinal dependente do nível de oxigenação do sangue. Não houve diferenças entre grupos na ativação do cérebro em qualquer região, mas os usuários de MDMA mais pesados mostraram uma extensão de ativação espacial significativamente maior do que os controles em. \n\nEsses resultados sugerem que o uso recreacional pode estar associado a um aumento duradouro da excitabilidade cortical, possivelmente por perda de entrada de serotonina em regiões corticais e subcorticais. Quando considerado no contexto de resultados anteriores, a hiper-excitabilidade cortical pode ser indício para a neurotoxicidade da serotonina induzida por MDMA.\n\nEstudo completo: https://www.ncbi.nlm.nih.gov/pmc/articles/PMC3079831/\n\n-\n\n7) Neuro Imagem “In Vivo” dos transportadores e receptores de serotonina cerebral em usuários de MDMA e alucinógenos:\n\nAmbos os alucinógenos e MDMA têm efeitos agressivos diretos nos receptores pós-sinápticos da serotonina, a substância chave para ações alucinógenas. Além disso, MDMA é um potente liberador e inibidor da recaptação da serotonina pré-sináptica.\n\nNo nosso estudo de tomografia por emissão de pósitrons, foram analisados 24 usuários de drogas adultos e jovens e 21 participantes de controle que não nenhuma droga. As varreduras foram realizadas no grupo de usuários após um período mínimo de abstinência de 11 dias e o grupo foi subdividido em usuários que usavam mais alucinógenos (10) e usuários que preferiam MDMA (14).\n\nComparados com os não usuários, os usuários de MDMA mostraram diminuições significativas no potencial de ligação dos transportadores de serotonina. Nenhuma alteração significativa foi observada nos usuários que preferem alucinógenos. Tanto o potencial de ligação como o cortical foram correlacionados negativamente com o número de exposições ao MDMA ao longo da vida. \n\nEncontramos evidências de que o MDMA, mas não o uso de alucinógeno, está associado a alterações no sistema transmissor serotonérgico pré-sináptico cerebral. Como os fármacos alucinógenos possuem principalmente ações agressivas do receptor de serotonina, concluímos que a associação negativa entre o uso de MDMA e a ligação dos transportador de serotonina cerebral é mediada através de um efeito pré-sináptico direto e não por efeitos agressivos.\n \nNossos dados transversais sugerem que a recuperação pode ocorrer após vários meses de abstinência de uso do MDMA.\n\nEstudo completo: http://jamanetwork.com/journals/jamapsychiatry/fullarticle/211305\n\n-\n\n😎 Disponibilidade do transportador de humor, cognição e serotonina em usuários atuais e anteriores de MDMA: uma perspectiva longitudinal:\n\nO uso de MDMA foi associado a deficiências de bem-estar psicológico, memória verbal e funcionamento serotonérgico alterado em vários estudos transversais. Devido a limitações metodológicas inerentes, como o uso notável conjunto de outras drogas pelos usuários de MDMA e a falta de controle de possíveis diferenças preexistentes entre os usuários e participantes de controle, nossos pesquisadores fizeram estudos longitudinais prospectivos bem controlados para esclarecer o assunto de neurotoxicidade MDMA para o cérebro humano.\n\nEste estudo longitudinal investigou se o humor, a cognição e os transportadores centrais de serotonina (SERT) se deteriorariam com o uso contínuo de MDMA e se eles se recuperariam sobre períodos crescentes de abstinência MDMA.\n\nEm um projeto de medidas repetidas, 11 usuários atuais, 10 ex usuários e 11 de outras drogas (mas não MDMA) e 15 de controle (que nunca usaram nenhuma droga) participaram três vezes do estudo em aproximadamente dois anos. Ambos os grupos de usuários de ecstasy relataram um padrão de uso com outras drogas além do uso pesado de ecstasy. Relatórios subjetivos de uso de ecstasy ou abstinência foram verificados por análises toxicológicas. Em cada teste, os participantes foram submetidos a uma bateria de teste cognitivo e de verificação de sintomas. A disponibilidade do SERT central foi avaliada com tomografia por emissão de positron.\n\nO grupo de usário de ecstasy produziu resultados significativos nas escalas de gravidade global, ansiedade, sensibilidade obsessiva / compulsiva e interpessoal. Os <text:s/>ex usuários relataram os maiores índices de sintomas. Houve significantes efeitos grupais em todas as medidas da memória verbal, com o menor desempenho no grupo de ex usuários. \n\nA disponibilidade de SERT reduzida pode ser um efeito transitório do abuso de ecstasy, já que os usuários atuais reduziram seu uso de MDMA. No entanto, esta medida pode não ser necessariamente um indicador válido do número ou integridade dos neurônios serotonérgicos. A memória verbal dos ex usuários não mostrou sinais de melhora mesmo após mais de 2,5 anos de abstinência e, portanto, pode representar consequências funcionais persistentes da neurotoxicidade MDMA. No entanto, causas alternativas, como diferenças de grupo pré-existentes, não podem ser completamente descartadas, apesar do desenho longitudinal.\n\nEstudo completo: http://journals.sagepub.com/doi/abs/10.1177/0269881106059486?url_ver=Z39.88-2003&amp;rfr_id=ori:rid:crossref.org&amp;rfr_dat=cr_pub%3dpubmed\n\n-\n\n9) Efeitos duradouros do uso de MDMA na função do sistema de serotonina em seres humanos:\n\n15 usuários de MDMA, que não apresentaram outras dependências de drogas ou abuso prolongado de álcool e 15 indivíduos de controle foram incluídos no estudo.\n\nForam avaliadas as respostas de Prolactin e cortisol ao agonista serotonérgico, alterações psico-comportamentais clínicas e medidas psicométricas foram avaliadas 3 semanas após uso e depois 12 meses após a descontinuação do MDMA.\n\nOs usuários de MDMA mostraram respostas significativamente reduzidas de prolactin em comparação com indivíduos de controle no primeiro teste. As respostas não foram modificadas após os 12 meses de abstinência prolongada e foram significativamente reduzidas em comparação com os usuários controles. Em contraste, as respostas de cortisol em usuários de MDMA foram restauradas após 12 meses de abstinência, com respostas significativamente maiores. As pontuações dos usuários de MDMA na escala de “Pesquisa de Novidades” (NS) e no “Questionário de Personalidade Tridimensional” (TPQ) pareciam inalteradas pela abstinência de longo prazo. Em contraste, os índices diretos “Inventário de Hostilidade de Buss Durkee” (BDHI) diminuíram significativamente após 12 meses de abstinência. \n\nOs dados indicam uma deficiência duradoura do sistema serotonérgico em usuários abstinentes de MDMA, embora a hipótese de alterações serotoninérgicas atribuíveis a uma condição pré-mórbida não possa ser excluída. O cortisol restaurou as respostas em 12 meses e a correlação das alterações neuroendócrinas com a exposição ao MDMA sugerem que o comprometimento neuroendócrino pode ser devido a uma ação neurotóxica parcialmente reversível do MDMA no cérebro humano.\n\nEstudo completo: http://www.sciencedirect.com/science/article/pii/S0006322399001808#BIB7\n\n-\n\n10) Efeito do uso de ecstasy na função neuropsicológica:\n\nO presente estudo foi realizado para validar descobertas anteriores sobre os efeitos do consumo de ecstasy no desempenho neuropsicológico.\n\nUma investigação neuropsicológica abrangente foi realizada em 100 usuários de ecstasy abstinentes e 100 equivalentes não-usuais correspondentes em medidas padronizadas de memória de trabalho, memória verbal e não verbal, fluência verbal e figurativa e atenção seletiva e comutada.\n\nOs usuários de ecstasy abstinentes foram prejudicados na memória verbal e não verbal, atenção complexa e fluência verbal, mas não na memória de trabalho, em relação aos não-usuários. De particular interesse foi o fato de que os usuários abstinentes de ecstasy tiveram melhor desempenho em relação à fluência das figuras em relação aos não-usuários. Além disso, apenas o consumo cumulativo de ecstasy correlacionou-se com os desempenhos neuropsicológicos entre usuários abstinentes de ecstasy. \n\nEsses achados sugerem que o consumo prévio de ecstasy pode afetar uma ampla gama de desempenho neuropsicológico, embora a fluência figurativa possa ser subsequentemente aprimorada como resultado do fenômeno da "desinibição cortical". Além disso, as medidas da memória verbal e visual, a mudança de atenção e a fluência verbal podem ser particularmente útil para diferenciar usuários abstinentes de ecstasy de não usuários.\n\nEstudo completo: https://link.springer.com/article/10.1007%2Fs00213-004-2083-4\n\n-\n\nA regra é clara: MÍNIMO DE 6 SEMANAS DE INTERVALOS DE USO.</text:p>
          </table:table-cell>
          <table:table-cell office:value-type="float" office:value="49" calcext:value-type="float">
            <text:p>49</text:p>
          </table:table-cell>
          <table:table-cell office:value-type="float" office:value="32" calcext:value-type="float">
            <text:p>32</text:p>
          </table:table-cell>
          <table:table-cell office:value-type="string" calcext:value-type="string">
            <text:p>2017-08-26</text:p>
          </table:table-cell>
          <table:table-cell office:value-type="string" calcext:value-type="string">
            <text:p>18:09:27+0000</text:p>
          </table:table-cell>
        </table:table-row>
        <table:table-row table:style-name="ro1">
          <table:table-cell office:value-type="float" office:value="437" calcext:value-type="float">
            <text:p>437</text:p>
          </table:table-cell>
          <table:table-cell office:value-type="string" calcext:value-type="string">
            <text:p>229458924212591_338302456595677</text:p>
          </table:table-cell>
          <table:table-cell office:value-type="string" calcext:value-type="string">
            <text:p>[COLABORAÇÃO] 10 ESTUDOS SOBRE PROBLEMAS RELACIONADOS AO ABUSO DE ECSTASY\n\nHá duas semanas fiz uma pesquisa solicitando que os membros de alguns grupos relatassem o intervalo de consumo médio de ecstasy. Prometi que após as respostas eu traria um artigo detalhado sobre os resultados, e assim estou fazendo.\n\n___________\n\nTivemos 398 respostas.\n\nSemanalmente - <text:s/>1 a 2 doses: 7 usuários\nSemanalmente - <text:s/>mais de 2 doses: 5 usuários\n\nQuinzenalmente - <text:s/>1 a 2 doses: 23 usuários\nQuinzenalmente - <text:s/>mais de 2 doses: 8 usuários\n\nMensalmente - 1 a 2 doses: 184 usuários\nMensalmente - mais de 2 doses: 34 usuários\n\nTrimestralmente - 1 a 2 doses: 87 usuários\nTrimestralmente - mais de 2 doses: 33 usuários\n\nSemestralmente: 2 usuáraios\nAnualmente: 10 usuários\nOutros: 5 usuários\n\nQUAL O INTERVALO RECOMENDADO?\nVeja no post: https://www.facebook.com/groups/320137168412206/permalink/427875837638338/\n\nQuando atingimos 300 respostas comecei uma pesquisa atrás de estudos científicos em humanos para mostrar a vocês, que subestimam as recomendações, o mal que esse abuso pode causar. Não podemos negligenciar estes dados. \n\nOs estudos em animais sugerem que os problemas cognitivos de longo prazo estão associados à exposição ao MDMA, e paralelos claros agora estão emergindo da experiência clínica em humanos.\n\nNo entanto, é importante irmos com calma. Os membros mais ameaçados provavelmente rejeitarão os estudos, uma vez que consideram que houve apenas alguns casos bem divulgados de danos causados pela droga. Estes números são pequenos em comparação com o número de indivíduos que usam MDMA regularmente, sabemos. Os estudos podem ser questionados, pois deve se levar em consideração os dados relatados pelos participantes dos estudos. A análise de dados também pode ser prejudicada por conta de uma imprecisão nos relatos quanto ao uso múltiplo de drogas ou quanto ao tempo de abstinência.\n\nNo entanto, todos devem estar cientes de que os transtornos cognitivos, os distúrbios do humor, o aumento do risco de AVC e vários outros problemas descritos nos estudos a seguir estão entre as possíveis consequências de abuso, principalmente a longo prazo. \n\nEmbora sutis no início, esses efeitos podem se desenvolver em grandes déficits ao longo da vida de vocês. Em particular, os déficits de curto prazo podem ser exacerbados pela interação com processos de envelhecimento normais no cérebro, ou como resultado da exposição subsequente ao estresse fisiológico ou psicológico. Mesmo que esses efeitos a longo prazo sejam limitados a uma subpopulação de indivíduos particularmente suscetíveis, com a grande escala do uso atual, as consequências desse abuso podem se tornar um grande problema de saúde no futuro.\n\nEstes são estudos que incluem neuroimagem em usuários humanos, os pesquisadores podem ver fisicamente as alterações. \n\nPara quem não vai ler tudo (deviam!), vou deixar alguns pontos importantes encontrados nos resultados:\n\n•“nossos achados apoiam ainda mais a hipótese de alterações prolongadas dos transmissores induzidos pelo ecstasy. Além disso, eles podem indicar reversibilidade dessa disponibilidade nos ex-usuários, no entanto, isso não implica reversibilidade total dos efeitos neurotóxicos. ”\n\n•“o presente estudo sugere que, embora os efeitos neurotóxicos do MDMA nos neurônios 5-HT no córtex humano possam ser reversíveis, os efeitos da MDMA na função da memória podem ser irreversíveis.”\n\n•“foi medida a ligação do transportador de serotonina cerebral usando em 50 indivíduos de controle (não usuários) e em 49 usuários de ecstasy (média de 4 anos de uso) (tipicamente um a dois comprimidos BIMENSALMENTE) que ficaram sem usar por 45 dias antes do estudo”\n\n•“a memória verbal dos ex usuários não mostrou sinais de melhora mesmo após mais de 2,5 anos de abstinência e, portanto, pode representar consequências funcionais persistentes da neurotoxicidade MDMA”\n\n•“apenas o consumo cumulativo de ecstasy correlacionou-se com os desempenhos neuropsicológicos entre usuários abstinentes de ecstasy”\n\n-\n\nAgora, vamos aos detalhes de cada um:\n\n1) Efeitos a longo prazo do uso de "ecstasy" em transportadores de serotonina do cérebro:\n\nAlterações do sistema serotonérgico devido ao consumo de ecstasy foram amplamente documentadas na literatura atual. No entanto, a reversibilidade desses efeitos neurotóxicos ainda não é clara. Para abordar esta questão, foi realizado um estudo em um total de 117 sujeitos subdivididos em 4 grupos: usuários reais de ecstasy, ex-usuários de ecstasy, sujeitos de controle (que nunca usaram) e sujeitos com abuso de substâncias psicoativas diferentes do ecstasy. \n\nComparados com indivíduos de controle (que não usaram a droga), o resultado em usuários reais de ecstasy foi significativamente reduzido no mesencefalo e no tálamo. O resultado em ex-usuários de ecstasy estava muito perto do resultado em indivíduos de controle em todas as regiões do cérebro. Já em usuários de outras substâncias foi ligeiramente superior ao dos indivíduos de controle em todas as regiões ricas em transmissores de serotonina. \nConclusão: nossos achados apoiam ainda mais a hipótese de alterações prolongadas dos transmissores induzidos pelo ecstasy. Além disso, eles podem indicar reversibilidade dessa disponibilidade nos ex-usuários, no entanto, isso não implica reversibilidade total dos efeitos neurotóxicos.\nEstudo completo: http://jnm.snmjournals.org/content/44/3/375.full.pdf+html\n\n-\n\n2) Densidade do transportador de serotonina e memória verbal em indivíduos que pararam de usar 3,4-metilenodioximetanfetamina (MDMA):\n\nEmbora o MDMA tenha causado danos nos neurônios da serotonina cerebral (5-HT) nos animais, as consequências funcionais não são conhecidas em humanos. Nós investigamos os efeitos a longo prazo do uso de MDMA em neurônios 5-HT em seres humanos na função de memória e porque o 5-HT tem sido implicado na função de memória.\nVinte e dois usuários recentes de MDMA, 16 ex-usuários de MDMA que deixaram de usar por mais de 1 ano e 13 usuários de controle (que nunca usaram). Os efeitos do uso de MDMA em neurônios de 5-HT foram estudados por meio de tomografia computadorizada de emissão de fóton por quantificação das densidades do transportador cerebral 5-HT. O desempenho da memória verbal foi avaliado com o “Rey Auditory Verbal Learning Test” (teste de aprendizagem auditivo-verbal) - http://pepsic.bvsalud.org/scielo.php?script=sci_arttext&amp;pid=S1983-34822012000100003.\n\nA densidade do transportador 5-HT foi significativamente menor em usuários recentes do que usuários que nunca ingeriram a substância, mas não em ex usuários. Os usuários e ex usuários recordaram significativamente menos palavras do que os de controle. O maior uso de MDMA foi associado a um maior comprometimento na memória verbal imediata. No entanto, o desempenho da memória não foi associado aos transportadores 5-HT ou à duração da abstinência de MDMA.\nO presente estudo sugere que, embora os efeitos neurotóxicos do MDMA nos neurônios 5-HT no córtex humano possam ser reversíveis, os efeitos da MDMA na função da memória podem ser irreversíveis.\n\nEstudo completo: http://jamanetwork.com/journals/jamapsychiatry/fullarticle/481827\n\n-\n\n3) Neuroimagem em usuários de MDMA:\n\nO MDMA tem sido utilizado por milhões de pessoas em todo o mundo como droga recreativa. MDMA e Ecstasy são frequentemente usados de forma sinônima, mas é importante notar que a pureza do Ecstasy vendido como MDMA não é certa. O uso de MDMA é de interesse para a saúde pública, porque os estudos em animais indicaram que quando usadas em determinadas doses e intervalos, podem causar reduções duradouras em marcadores da serotonina cerebral (5-HT). Dada a popularidade da substância, o potencial para que a droga produza danos ou perdas duradouros ou permanentes de serotonina e o papel generalizado da função dela no cérebro, há uma grande necessidade de uma melhor compreensão do funcionamento dessa droga. Para este fim, estudos neuropsicológicos, neuroendócrinos e de neuroimagem sugeriram que os usuários humanos de MDMA podem ter mudanças duradouras na função cerebral consistentes com a toxicidade induzida. Os dados de modelos em animais levam a hipóteses testáveis quanto aos efeitos no cérebro humano. \n\nHá achados controversos em algumas áreas e a maioria deles não foi replicada em diferentes laboratórios e usando diferentes modalidades.\nAlgumas previsões derivadas do estudo, incluindo reduções nos níveis do transportador serotonérgico, alterações no receptor 5-HT2A e reduções na matéria cinzenta cerebral regional são consistentes com os achados de neuroimagem em usuários humanos. No entanto, a ligação reduzida do transportador 5-HT é o único resultado que foi replicado em vários laboratórios e modalidade. No que diz respeito a outros estudos modelo proposto tem pouca utilidade para prever a direção ou a localização dos efeitos. Não é totalmente compreendido, mas parece que se correlaciona mais fortemente com o aumento do fluxo sanguíneo local acoplado à liberação de glutamato dos terminais sinápticos. O modelo proposto sugere que o uso de MDMA possa alterar a ativação regional do cérebro, incluindo alterações na estrutura neuronal, fluxo sanguíneo e sinalização de sináptica. \n\nEstudo completo: https://www.ncbi.nlm.nih.gov/pmc/articles/PMC2677829/\n\n-\n\n4) Diminuição da ligação do transportador de serotonina cerebral em usuários de ecstasy: uma tomografia por emissão de pósitrons e estudo de imagem cerebral estrutural:\n\nFoi medida a ligação do transportador de serotonina cerebral em 50 indivíduos de controle (não usuários) e em 49 usuários de ecstasy (média de 4 anos de uso) (tipicamente um a dois comprimidos bimensalmente) que ficaram sem usar por 45 dias antes do estudo. Foi adquirida uma imagem de ressonância magnética para co-registro de imagens de tomografia por emissão de pósitrons e análises estruturais. \n-A toxicologia do cabelo indicou o uso de outras drogas psicoativas na maioria dos usuários. \n\n-A associação do transportador de serotonina em usuários de ecstasy diminuiu significativamente em todos os “cortes cerebrais” e hipocampo sendo relacionado à extensão do uso de drogas.\n\n-O grupo de ecstasy, embora normal no que se diz ao comportamento da mente, relatou humor subnormal e demonstrou déficits geralmente modestos em alguns testes de atenção, função executiva e memória, com o último associado à diminuição do transporte de serotonina. \n\n-Nosso principal achado é uma diminuição geral marcada na ligação dos receptores no córtex cerebral e no hipocampo. Nossas descobertas sugerem que uma redução da ligação cerebral pode ser altamente seletiva em alguns usuários de ecstasy e também é improvável que seja explicada, por uma variedade de confrontos potenciais, incluindo mudanças estruturais cerebrais, diferenças de nível hormonal, gene ou uso recente de outros medicamentos estimulantes.\n\n-Nossas observações sustentam a visão de que a tolerância ao ecstasy é uma característica do uso crônico da droga, na medida em que a maioria dos usuários relatou a diminuição dos efeitos comportamentais do medicamento após o uso crônico (o que poderia ser explicado parcialmente pela diminuição da novidade / expectativa) e dois terços relataram um aumento no número de comprimidos utilizados, uma vez que o mecanismo de ação do ecstasy pode depender da integridade dos receptores. \n\n-Algumas evidências mostram problemas de memória persistentes, provavelmente modestos (particularmente verbais) em alguns usuários de ecstasy durante a abstinência. Mesmo depois de ter em conta o QI e a educação (menor nos usuários de drogas), os usuários de ecstasy realizaram, em média, menos pontos do que sujeitos de controle em muitas tarefas cognitivas (memória de trabalho, memória verbal, transposição de código visual acelerada) e o tamanho do efeito para os testes mostrando diferenças significativas foi de "moderado" para "moderadamente grande". \n\n-A utilização conjunta de THC, nicotina, álcool, metanfetamina ou cocaína não afetou significativamente os achados cognitivos. Encontramos várias correlações modestas entre o desempenho em alguns testes de memória e flexibilidade mental. As descobertas na formação do hipocampo e no córtex insular sugeriu estar envolvida na autoconsciência e na cognição perspicaz. Elas aumentam a possibilidade de que um distúrbio serotoninérgico não compensado, relacionado à baixa dos receptores, possa conduzir a problemas sutis na memória (memória de curto prazo e de trabalho), autoconsciência e percepção, que poderiam ser suficientemente graves e levar a dificuldades funcionais.\n\n-Também descobrimos que um desempenho mais fraco em uma tarefa de memória dependente da integridade dos laços frontal-estriatal estava relacionado ao desgaste cortical cerebral, particularmente nas áreas frontais. Embora essas observações sejam apenas preliminares, elas aumentam a possibilidade de que alterações morfológicas que afetem a saída cortical frontal no cérebro de usuários de ecstasy possam causar problemas cognitivos não relacionados a uma perturbação do sistema de serotonina cerebral.\n\nEstudo completo: https://academic.oup.com/brain/article/133/6/1779/355437/Decreased-cerebral-cortical-serotonin-transporter\n\n-\n\n5) Ecstasy - efeitos a longo prazo sobre o sistema nervoso central humano revelados pela tomografia por emissão de pósitrons.\n\nO objetivo do estudo é postular uma relação entre o uso de ecstasy e as alterações duradouras à taxa metabólica de glicose cerebral.\n\nA tomografia de emissão de positron foi realizada em sete usuários de ecstasy e sete indivíduos sem história conhecida de uso de drogas ilícitas. Os dados foram comparados para um número limitado de regiões cerebrais.\n\nEm comparação com o grupo de controle, a absorção metabólica de glicose do grupo de usuários de ecstasy foi alterada dentro da amígdala e hipocampo. Os resultados sugerem que o uso de ecstasy tenha efeitos duradouros sobre a atividade neuronal central em seres humanos.\n\nEstudo completo: http://bjp.rcpsych.org/content/175/2/186.short\n\n-\n\n6) O uso de ecstasy está associado ao aumento da excitabilidade cortical:\n\nVárias linhas de evidência sugerem que o estudo de efeitos de MDMA no sistema visual pode revelar as consequências neurofisiológicas corticais e subcorticais gerais. Utilizamos a ressonância magnética funcional durante a estimulação visual para comparar isso em 20 usuários de MDMA abstinentes (580 dias sem usar) e 20 usuários de controle (sem histórico de uso). \n\nA quantidade vitalícia do uso de MDMA foi fortemente correlacionada com a intensidade do sinal dependente do nível de oxigenação do sangue. Não houve diferenças entre grupos na ativação do cérebro em qualquer região, mas os usuários de MDMA mais pesados mostraram uma extensão de ativação espacial significativamente maior do que os controles em. \n\nEsses resultados sugerem que o uso recreacional pode estar associado a um aumento duradouro da excitabilidade cortical, possivelmente por perda de entrada de serotonina em regiões corticais e subcorticais. Quando considerado no contexto de resultados anteriores, a hiper-excitabilidade cortical pode ser indício para a neurotoxicidade da serotonina induzida por MDMA.\n\nEstudo completo: https://www.ncbi.nlm.nih.gov/pmc/articles/PMC3079831/\n\n-\n\n7) Neuro Imagem “In Vivo” dos transportadores e receptores de serotonina cerebral em usuários de MDMA e alucinógenos:\n\nAmbos os alucinógenos e MDMA têm efeitos agressivos diretos nos receptores pós-sinápticos da serotonina, a substância chave para ações alucinógenas. Além disso, MDMA é um potente liberador e inibidor da recaptação da serotonina pré-sináptica.\n\nNo nosso estudo de tomografia por emissão de pósitrons, foram analisados 24 usuários de drogas adultos e jovens e 21 participantes de controle que não nenhuma droga. As varreduras foram realizadas no grupo de usuários após um período mínimo de abstinência de 11 dias e o grupo foi subdividido em usuários que usavam mais alucinógenos (10) e usuários que preferiam MDMA (14).\n\nComparados com os não usuários, os usuários de MDMA mostraram diminuições significativas no potencial de ligação dos transportadores de serotonina. Nenhuma alteração significativa foi observada nos usuários que preferem alucinógenos. Tanto o potencial de ligação como o cortical foram correlacionados negativamente com o número de exposições ao MDMA ao longo da vida. \n\nEncontramos evidências de que o MDMA, mas não o uso de alucinógeno, está associado a alterações no sistema transmissor serotonérgico pré-sináptico cerebral. Como os fármacos alucinógenos possuem principalmente ações agressivas do receptor de serotonina, concluímos que a associação negativa entre o uso de MDMA e a ligação dos transportador de serotonina cerebral é mediada através de um efeito pré-sináptico direto e não por efeitos agressivos.\n \nNossos dados transversais sugerem que a recuperação pode ocorrer após vários meses de abstinência de uso do MDMA.\n\nEstudo completo: http://jamanetwork.com/journals/jamapsychiatry/fullarticle/211305\n\n-\n\n8 - Disponibilidade do transportador de humor, cognição e serotonina em usuários atuais e anteriores de MDMA: uma perspectiva longitudinal:\n\nO uso de MDMA foi associado a deficiências de bem-estar psicológico, memória verbal e funcionamento serotonérgico alterado em vários estudos transversais. Devido a limitações metodológicas inerentes, como o uso notável conjunto de outras drogas pelos usuários de MDMA e a falta de controle de possíveis diferenças preexistentes entre os usuários e participantes de controle, nossos pesquisadores fizeram estudos longitudinais prospectivos bem controlados para esclarecer o assunto de neurotoxicidade MDMA para o cérebro humano.\n\nEste estudo longitudinal investigou se o humor, a cognição e os transportadores centrais de serotonina (SERT) se deteriorariam com o uso contínuo de MDMA e se eles se recuperariam sobre períodos crescentes de abstinência MDMA.\n\nEm um projeto de medidas repetidas, 11 usuários atuais, 10 ex usuários e 11 de outras drogas (mas não MDMA) e 15 de controle (que nunca usaram nenhuma droga) participaram três vezes do estudo em aproximadamente dois anos. Ambos os grupos de usuários de ecstasy relataram um padrão de uso com outras drogas além do uso pesado de ecstasy. Relatórios subjetivos de uso de ecstasy ou abstinência foram verificados por análises toxicológicas. Em cada teste, os participantes foram submetidos a uma bateria de teste cognitivo e de verificação de sintomas. A disponibilidade do SERT central foi avaliada com tomografia por emissão de positron.\n\nO grupo de usário de ecstasy produziu resultados significativos nas escalas de gravidade global, ansiedade, sensibilidade obsessiva / compulsiva e interpessoal. Os <text:s/>ex usuários relataram os maiores índices de sintomas. Houve significantes efeitos grupais em todas as medidas da memória verbal, com o menor desempenho no grupo de ex usuários. \n\nA disponibilidade de SERT reduzida pode ser um efeito transitório do abuso de ecstasy, já que os usuários atuais reduziram seu uso de MDMA. No entanto, esta medida pode não ser necessariamente um indicador válido do número ou integridade dos neurônios serotonérgicos. A memória verbal dos ex usuários não mostrou sinais de melhora mesmo após mais de 2,5 anos de abstinência e, portanto, pode representar consequências funcionais persistentes da neurotoxicidade MDMA. No entanto, causas alternativas, como diferenças de grupo pré-existentes, não podem ser completamente descartadas, apesar do desenho longitudinal.\n\nEstudo completo: http://journals.sagepub.com/doi/abs/10.1177/0269881106059486?url_ver=Z39.88-2003&amp;rfr_id=ori:rid:crossref.org&amp;rfr_dat=cr_pub%3dpubmed\n\n-\n\n9) Efeitos duradouros do uso de MDMA na função do sistema de serotonina em seres humanos:\n\n15 usuários de MDMA, que não apresentaram outras dependências de drogas ou abuso prolongado de álcool e 15 indivíduos de controle foram incluídos no estudo.\n\nForam avaliadas as respostas de Prolactin e cortisol ao agonista serotonérgico, alterações psico-comportamentais clínicas e medidas psicométricas foram avaliadas 3 semanas após uso e depois 12 meses após a descontinuação do MDMA.\n\nOs usuários de MDMA mostraram respostas significativamente reduzidas de prolactin em comparação com indivíduos de controle no primeiro teste. As respostas não foram modificadas após os 12 meses de abstinência prolongada e foram significativamente reduzidas em comparação com os usuários controles. Em contraste, as respostas de cortisol em usuários de MDMA foram restauradas após 12 meses de abstinência, com respostas significativamente maiores. As pontuações dos usuários de MDMA na escala de “Pesquisa de Novidades” (NS) e no “Questionário de Personalidade Tridimensional” (TPQ) pareciam inalteradas pela abstinência de longo prazo. Em contraste, os índices diretos “Inventário de Hostilidade de Buss Durkee” (BDHI) diminuíram significativamente após 12 meses de abstinência. \n\nOs dados indicam uma deficiência duradoura do sistema serotonérgico em usuários abstinentes de MDMA, embora a hipótese de alterações serotoninérgicas atribuíveis a uma condição pré-mórbida não possa ser excluída. O cortisol restaurou as respostas em 12 meses e a correlação das alterações neuroendócrinas com a exposição ao MDMA sugerem que o comprometimento neuroendócrino pode ser devido a uma ação neurotóxica parcialmente reversível do MDMA no cérebro humano.\n\nEstudo completo: http://www.sciencedirect.com/science/article/pii/S0006322399001808#BIB7\n\n-\n\n10) Efeito do uso de ecstasy na função neuropsicológica:\n\nO presente estudo foi realizado para validar descobertas anteriores sobre os efeitos do consumo de ecstasy no desempenho neuropsicológico.\n\nUma investigação neuropsicológica abrangente foi realizada em 100 usuários de ecstasy abstinentes e 100 equivalentes não-usuais correspondentes em medidas padronizadas de memória de trabalho, memória verbal e não verbal, fluência verbal e figurativa e atenção seletiva e comutada.\n\nOs usuários de ecstasy abstinentes foram prejudicados na memória verbal e não verbal, atenção complexa e fluência verbal, mas não na memória de trabalho, em relação aos não-usuários. De particular interesse foi o fato de que os usuários abstinentes de ecstasy tiveram melhor desempenho em relação à fluência das figuras em relação aos não-usuários. Além disso, apenas o consumo cumulativo de ecstasy correlacionou-se com os desempenhos neuropsicológicos entre usuários abstinentes de ecstasy. \n\nEsses achados sugerem que o consumo prévio de ecstasy pode afetar uma ampla gama de desempenho neuropsicológico, embora a fluência figurativa possa ser subsequentemente aprimorada como resultado do fenômeno da "desinibição cortical". Além disso, as medidas da memória verbal e visual, a mudança de atenção e a fluência verbal podem ser particularmente útil para diferenciar usuários abstinentes de ecstasy de não usuários.\n\nEstudo completo: https://link.springer.com/article/10.1007%2Fs00213-004-2083-4</text:p>
          </table:table-cell>
          <table:table-cell office:value-type="float" office:value="90" calcext:value-type="float">
            <text:p>90</text:p>
          </table:table-cell>
          <table:table-cell office:value-type="float" office:value="45" calcext:value-type="float">
            <text:p>45</text:p>
          </table:table-cell>
          <table:table-cell office:value-type="string" calcext:value-type="string">
            <text:p>2017-08-26</text:p>
          </table:table-cell>
          <table:table-cell office:value-type="string" calcext:value-type="string">
            <text:p>18:09:27+0000</text:p>
          </table:table-cell>
        </table:table-row>
        <table:table-row table:style-name="ro1">
          <table:table-cell office:value-type="float" office:value="36" calcext:value-type="float">
            <text:p>36</text:p>
          </table:table-cell>
          <table:table-cell office:value-type="string" calcext:value-type="string">
            <text:p>320137168412206_338980339861222</text:p>
          </table:table-cell>
          <table:table-cell office:value-type="string" calcext:value-type="string">
            <text:p>[COLABORAÇÃO]\nLISERGIA OBSCURA: O PROJETO MK ULTRA E A TENTATIVA DE CONTROLE MENTAL\n\nSe Hoffman desaprovava o uso desenfreado e desmedido da grande população como recreação, qual seria a reação dele ao descobrir que sua criança problema/prodígio, estaria sendo usada para motivos tão excusos???\nO texto a seguir desenha um pouco da tentativa de fazer da nossa querida molécula uma droga de controle de massas. \nBoa leitura a todos.\n\nMKULTRA...\nEsse foi o nome de código dado a um programa ilegal e clandestino de experimentos em seres humanos, feito pela CIA – o Serviço de Inteligência dos Estados Unidos da América. Os experimentos em seres humanos visavam identificar e desenvolver drogas e procedimentos a serem usados em interrogatórios e tortura, visando debilitar o indivíduo para forçar confissões por meio de controle de mente.\nAs várias drogas utilizadas, todas do tipo drogas psicoativas, incluiram Mescalina, LSD e outras.\n\nOs experimentos do MKULTRA teem relação com o desenvolvimento de técnicas de tortura contidas nos Manuais KUBARK divulgadas também pelos treinamentos da Escola das Américas.\nNo livro "Torture and Democracy" (Tortura e Democracia em Português), do Professor Darius Rejali, ele traça a História do desenvolvimento de métodos de tortura incluindo a passagem pelos estudos da CIA no MKULTRA, os Manuais KUBARK, as técnicas utilizadas em Abu Ghraid e a evolução de tortura desde os tempos medievais como uma atividade de interesse de vários governos.\n\nO autor e psiquiatra Harvey Weinstein estabeleceu o relacionamento direto das pesquisas em controle da mente feitas na Inglaterra pelo psiquiatra britanico William Sargant, envolvido nas pesquisas do MKULTRA na Inglaterra, com os experimentos de Ewen Cameron no Canadá também para o MKULTRA e com métodos atualmente usados como meios de tortura como , por exemplo, uso de drogas alucinógenas como agentes desinibidores e privação de sono. Ewen Cameron frequentemente contou com a colaboração de William Sargant, tendo ambos sido ligados aos experimentos da CIA.\n\nO programa secreto começou no início dos anos 1950 e continuou até pelo menos o fim dos anos 1960.\nHá pesquisadores que afirmam que o programa provavelmente foi apenas interrompido ou escondido, tendo prosseguido clandestinamente. Como cobaias humanas, MKULTRA realizou testes sem consentimento em cidadãos americanos, canadenses e estrangeiros. As experiencias ilegais foram realizadas não apenas sem consentimento mas também, na maioria dos casos, sem que as vítimas soubessem que estavam sendo utilizadas como cobaias humanas.\n\nMuitas das vítimas do MKULTRA que foram drogadas sem seu conhecimento, e jamais foram identificadas ou indenizadas pelos danos que provavelmente foram causados a eles. Um dos casos que foi trazido ao conhecimento público é o de um cientista americano que faleceu após haver sido involuntária e secretamente drogado com LSD pela CIA. Agentes da CIA presentes aos fatos dizem que ele, Orson, haveria se suicidado saltando da janela de um hotel em uma "bad trip".\n\nA família do Dr. Orson continua até a presente data lutando para apurar a veracidade sobre a versão da CIA com relação aos fatos que culminaram na morte do mesmo.As drogas usadas no MKULTRA são drogas que visam alterar as funções do cérebro humano e manipular o estado mental de seres humanos. Tais drogas foram usadas sem o conhecimento ou consentimento daqueles em quem foram aplicadas, tendo sido um dos objetivos do projeto exatamente desenvolver meios de aplicar tais drogas sem que a vítima tivesse conhecimento de que estaria sendo drogada. Evidencia publicada através da liberação de apenas parte dos documentos do Projeto MKULTRA, indica que a pesquisa envolveu o uso de vários tipos de drogas.\n\nEm Abril de 1953 Sidney Gottlieb chefiava o super secreto Projeto MKULTRA que foi ativado pelo Diretor da CIA Allen Dulles. Gottlieb ficou conhecido também por ter desenvolvido meios de administrar LSD e outras drogas em pessoas sem o conhecimento destas e por autorizar e desenvolver o financiamento de pesquisas psiquiátricas com o objetivo de , segundo suas palavras "criar técnicas que romper a psique humana ao ponto de fazer com que o indivíduo admita que fez qualquer coisa, seja o que for". Ele foi o patrocinador de médicos como Ewen Cameron e Harris Isbell em controversos estudos psiquiátricos em que seres humanos foram utilizados como cobaias humanas, sem o consentimento destes e sem o conhecimento de que estavam sendo usados nestas experiencias e , em alguns casos, acreditando estarem recebendo tratamento. Inúmeras vítimas tiveram suas vidas destruídas até a morte. Os recursos para tais pesquisas eram injetados de maneira que não pudesse ser feita a relação imediata com a CIA. Um dos meios era, por exemplo, através da Fundação Rockefeller, uma Fundação aparentemente dedicada ao desenvolvimento de pesquisas médicas em beneficio da sociedade.\n\nA Pesquisa ilegal da CIA se tornou pública pela primeira vez em 1975 , quando da realização pelo Congresso americano de investigação das atividades da CIA por uma comissão de inquérito do Congresso dos Estados Unidos da América e por um Comite do Senado americano. Foram os inquéritos chamados de Church Committee e Rockefeller Commission – Comitê Church e Comissão Parlamentar Rockefeller, em Português.\nAs investigações foram prejudicadas pelo fato de que,em 1973, considerando a possibilidade de uma futura investigação, o então diretor do CIA, Richard Helms, ordenou a destruição de todos os dados e arquivos ligados aos experimentos em humanos feitos durante o Projeto MKULTRA.\nAs investigações do Comitê e da Comissão se basearam no testemunho sob juramento de participantes diretos na atividade ilegal e em um relativamente pequeno número de documentos que restaram após a destruição de documentação ordenada por Richard Helms.\n\nA CIA afirma que tais experiencias foram abandonadas mas Victor Marchetti, um veterano agente da CIA por 14 anos, tem atestado em várias entrevistas que a CIA jamais interrompeu suas pesquisas em controle da mente humana , mind control, em Ingles, nem tampouco em uso de drogas, mas apenas continuamente realiza sofisticadas campanhas de desinformação seja lançando ela mesma, através dos meios de comunicação , falsas teorias e teorias de conspiração que podem ser ridicularizadas e desacreditadas, o que faz com que o foco de atenção não se volte para a CIA e suas pesquisas clandestinas ou que, caso haja qualquer aparente possibilidade de que suas pesquisas sejam expostas, qualquer revelação possa ser imediatamente desacreditada e/ou ridicularizada.\n\nVictor Marchetti, em uma entrevista em 1977, especificamente afirmou que as declarações feitas de que a CIA teria abandonado as atividades ilegais do MKULTRA após os inquéritos, são em si mais uma maneira de encobrir os Projetos secretos e clandestinos que a CIA continua a operar, sendo a próprias revelações do MK-ULTRA e subsequentes declarações de abandono do projeto seriam em si mais um artifício para deslocar a atenção de outras atividades e operações clandestinas não reveladas pelos Comites.\n\nEm 1977, o Senador Americano Ted Kennedy, disse no Senado:\n"O Vice-Diretor da CIA revelou que mais de trinta Universidades e Instituições participaram em "testes e experimentos "em um programa que incluiu a aplicação de drogas em seres humanos sem o conhecimento ou o consentimento destas pessoas, tanto americanos como estrangeiros. Muitos destes testes incluíram a administração de LSD a indivíduos em situações sociais que não tinham conhecimento de que estavam sendo drogados e posteriormente a aplicação do LSD sem o consentimento destas pessoas, elas não sabiam que estavam sob o efeito da droga. No mínimo uma morte, a de Dr. Olson, ocorreu como resultado destas atividades. A própria CIA diz reconhecer que tais experimentos faziam pouco sentido cientificamente. Os agentes da CIA monitorando tais testes com drogas não eram sequer qualificados como cientistas especializados à observação de experiencias"\n\nAté o presente, a grande maioria de informação mais específica sobre o Projeto MKULTRA continua classificada como secreta.</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2017-08-28</text:p>
          </table:table-cell>
          <table:table-cell office:value-type="string" calcext:value-type="string">
            <text:p>21:58:50+0000</text:p>
          </table:table-cell>
        </table:table-row>
        <table:table-row table:style-name="ro1">
          <table:table-cell office:value-type="float" office:value="199" calcext:value-type="float">
            <text:p>199</text:p>
          </table:table-cell>
          <table:table-cell office:value-type="string" calcext:value-type="string">
            <text:p>320137168412206_339027019856554</text:p>
          </table:table-cell>
          <table:table-cell office:value-type="string" calcext:value-type="string">
            <text:p>[COLABORAÇÃO]\n\nAlgumas dicas pra ajudar quem está na bad em eventos que não disponibilizam de equipe de redução de danos.</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2017-08-28</text:p>
          </table:table-cell>
          <table:table-cell office:value-type="string" calcext:value-type="string">
            <text:p>23:28:09+0000</text:p>
          </table:table-cell>
        </table:table-row>
        <table:table-row table:style-name="ro1">
          <table:table-cell office:value-type="float" office:value="1735" calcext:value-type="float">
            <text:p>1735</text:p>
          </table:table-cell>
          <table:table-cell office:value-type="string" calcext:value-type="string">
            <text:p>320137168412206_339284889830767</text:p>
          </table:table-cell>
          <table:table-cell office:value-type="string" calcext:value-type="string">
            <text:p>[COLABORAÇÃO]\n\nE se alguém pedir para a gente fazer teste para detecção de drogas?\nFiz os testes aí, em mim e dou uma explicada como funciona!\n\nSe inscrevam no canal!\n\nhttps://www.facebook.com/reducaord/posts/1507840139277772</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2017-08-29</text:p>
          </table:table-cell>
          <table:table-cell office:value-type="string" calcext:value-type="string">
            <text:p>19:14:24+0000</text:p>
          </table:table-cell>
        </table:table-row>
        <table:table-row table:style-name="ro1">
          <table:table-cell office:value-type="float" office:value="939" calcext:value-type="float">
            <text:p>939</text:p>
          </table:table-cell>
          <table:table-cell office:value-type="string" calcext:value-type="string">
            <text:p>320137168412206_339057273186862</text:p>
          </table:table-cell>
          <table:table-cell office:value-type="string" calcext:value-type="string">
            <text:p>[COLABORAÇÃO] Dosagem segura // onset time // trip time\n\nEsta tabela foi criada com o intuito de auxiliar usuários menos experientes, com dosagens seguras das substâncias mais "comuns" aqui no Brasil.\nTambém auxilia usuários mais experientes com o esclarecimento de ON-SET TIME (tempo pra bater) e TRIP TIME (tempo total da "brisa") de cada substância, afim de, tendo o conhecimento disso, organizar os drops de acordo com o tempo disponível//substâncias disponiveis.\nA tabela visa redução de danos, com dados de dosagens de "entrada" das quais o usuário conseguira ter uma trip de "conhecimento" da substância, assim podendo aumentar a dosagem numa próxima trip se achar necessário.\n\nEsse banco de dados foi montado de acordo com os sites erowid, tripsit, azarius, psychonautwiki. Se alguém discordar de algum valor, peço que contribua informando-o no próprio tópico para posterior atualização, já que não possuo experiência com algumas das subs citadas na mesma.</text:p>
          </table:table-cell>
          <table:table-cell office:value-type="float" office:value="32" calcext:value-type="float">
            <text:p>32</text:p>
          </table:table-cell>
          <table:table-cell office:value-type="float" office:value="21" calcext:value-type="float">
            <text:p>21</text:p>
          </table:table-cell>
          <table:table-cell office:value-type="string" calcext:value-type="string">
            <text:p>2017-08-29</text:p>
          </table:table-cell>
          <table:table-cell office:value-type="string" calcext:value-type="string">
            <text:p>03:23:03+0000</text:p>
          </table:table-cell>
        </table:table-row>
        <table:table-row table:style-name="ro1">
          <table:table-cell office:value-type="float" office:value="673" calcext:value-type="float">
            <text:p>673</text:p>
          </table:table-cell>
          <table:table-cell office:value-type="string" calcext:value-type="string">
            <text:p>320137168412206_339433056482617</text:p>
          </table:table-cell>
          <table:table-cell office:value-type="string" calcext:value-type="string">
            <text:p>[COLABORAÇÃO]\nA experiência psicodélica é totalmente subjetiva/pessoal mas este pequeno vídeo dá uma ilustrada o quão longe se pode chegar numa Full trip de DMT.</text:p>
          </table:table-cell>
          <table:table-cell office:value-type="float" office:value="73" calcext:value-type="float">
            <text:p>73</text:p>
          </table:table-cell>
          <table:table-cell office:value-type="float" office:value="76" calcext:value-type="float">
            <text:p>76</text:p>
          </table:table-cell>
          <table:table-cell office:value-type="string" calcext:value-type="string">
            <text:p>2017-08-30</text:p>
          </table:table-cell>
          <table:table-cell office:value-type="string" calcext:value-type="string">
            <text:p>13:36:15+0000</text:p>
          </table:table-cell>
        </table:table-row>
        <table:table-row table:style-name="ro1">
          <table:table-cell office:value-type="float" office:value="452" calcext:value-type="float">
            <text:p>452</text:p>
          </table:table-cell>
          <table:table-cell office:value-type="string" calcext:value-type="string">
            <text:p>320137168412206_339713859787870</text:p>
          </table:table-cell>
          <table:table-cell office:value-type="string" calcext:value-type="string">
            <text:p>[COLABORAÇÃO]\nAlgumas considerações sobre o método científico\n\nOi, pessoal! Tem um tema que me interessa muito que é Ciência. Gostaria então de fazer algumas considerações sobre isso e se possível iniciar um debate sobre o tema. Fiz esse texto mas não pretendo que ele seja final... Espero que quem leia possa contribuir também, me ajudando a pensar sobre o tema e a melhorar. \n\nALGUMAS CONSIDERAÇÕES SOBRE MÉTODO CIENTÍFICO\n-------------------------------------------\nPor que falar tanto de ciência e de experimentos? Por qual motivo um estudo feito por uns cientistas lá de outro país valeria mais do que eu descobri por experiência própria? Como integrar o que a ciência aponta com o conhecimento "não-científico"?\n\nBom, vamos por partes...\n\nO QUE É MÉTODO CIENTÍFICO?\nUm método científico nada mais é do que uma forma de se obter conhecimento sobre o mundo. Essa forma não é a única. O mundo existiu por milhares de anos antes de inventarem isso que chamamos hoje de método científico, e as pessoas tinham certa noção de como o mundo funcionava, conseguiam interagir com natureza, extrair coisas delas, andar de barco, prever chuva, etc, etc. Nossas avós e bisavós sempre tiveram muito conhecimento que foi passado de geração em geração. \nNa realidade, achar que somente a ciência importa e todo o resto é lixo é uma postura muito inadequada, que além de elitista, também nos faz perder muito conhecimento que a "ciência não pode provar". Existem experiências humanas que a ciência provavelmente nunca vai explicar, e se prender somente naquilo que a ciência fala é perder todo esse conhecimento que pode ser maravilhoso.\n\nQUAL SERIA A VANTAGEM DESSE MÉTODO, ENTÃO?\nO que difere o método científico de outros métodos de se obter conhecimento é simplesmente que ele se utiliza de alguns critérios para obter essa informação da melhor forma possível, evitando ao máximo erros. Existem basicamente três tipos erros que a ciência tenta evitar:\n- Erros de observação - quando o dado obtido não estava correto (por exemplo se você leu 38° num termômetro e estava escrito 36°, ou quando o termômetro indicou errado)\n- Erros de interpretação - o dado que você observou está correto, mas você interpreta ele errado (por exemplo se você leu 37,5° num termômetro e você interpreta isso como "essa pessoa está doente, ela está com febre", quando na verdade a temperatura só estava mais alta porque a pessoa estava correndo).\n- Erros de generalização - o dado está correto e você interpretou certo, porém você generalizou ele para além do que deveria (por exemplo: chegar a conclusão que todos os exercícios físicos aumentam a temperatura das pessoas a 37,5°).\nApesar de, pelos exemplos, parecer que esses erros são muito difíceis de se cometer, a verdade é que eles são extremamente comuns. Se vemos uma pessoa vestindo um casaco, podemos concluir que ela o colocou porque estava com frio, quando na verdade ela pode ter colocado porque era a única roupa que estava limpa, rs. O tempo todo estamos observando o mundo e tirando conclusões dele. Algumas vezes as conclusões estão certas e outras não.\n\nO que a maior parte ciência faz é tentar CONTROLAR o máximo possível as variáveis que podem causar esses erros. Grandes estudos científicos fazem uma série de procedimentos para garantir que tudo seja observado, interpretado e generalizado de maneira adequada. Quando um remédio é lançado e eles dizem que faz passar dor, por trás dessa afirmação está um estudo extenso sobre a composição do fármaco, suas propriedades, como cada pessoa que tomou reagiu, etc. Quando de diz que a ciência mostrou que bater nos seus filhos não é a melhor forma de se educar uma criança, isso também foi feito com base em muuuito estudo. Isso não impede você de tomar o remédio e continuar com dor. E, claro, alguém pode falar que apanhou quando criança e mesmo assim hoje é feliz. Mas nada disso tira a validade do que foi descoberto. Até porque, na medida do possível, a ciência tenta não fazer afirmações muito categóricas. Na embalagem de um remédio pra dor não está escrito "pode tomar que a dor some totalmente", e sim "esse remédio é usado no tratamento da dor por conter propriedades analgésicas". Os psicólogos não dizem "se você bater na criança ela vai crescer maluca", e sim "estudos apontam que o castigo corporal tem consequências negativas na vida de uma criança".\n\nENTÃO ISSO QUER DIZER QUE MEU RELATO PESSOAL NÃO VALE NADA?\nVale, claro que vale. A ciência avança exatamente pela observação do mundo. O seu caso pessoal é uma observação do fenômeno, com toda a certeza. A questão é que você provavelmente não pôde controlar TODAS as variáveis envolvidas, então você não vai poder afirmar que aquele resultado é POR CAUSA do que você acha que é. Nem os cientistas com as tecnologias mais modernas do mundo podem controlar todas as variáveis de certas coisas que eles estudam, imagine a gente quando está simplesmente vivendo nossas vidas. Você pode ter observado consistentemente que suas enxaquecas passam quando você toma chá de gengibre, mas você não tem como garantir que a dor de outra pessoa vai passar se ela tomar. Por exemplo: Talvez a dor de cabeça de outra pessoa não tenha sido iniciada pelo mesmo motivo que a sua... Talvez a sua tenha sido por estresse e o gengibre tenha algum tipo de relaxante... mas e se a dela for por câncer? Muito provavelmente o gengibre não vai ajudar. Além disso, você não sabe qual parte do chá está fazendo a sua dor passar. Às vezes você acha que é alguma propriedade do gengibre, mas na realidade é a água, pois muitas dores de cabeça acontecem por desidratação do corpo. Se ela tomar um chá com pouca água e você com muita, talvez tenham efeitos diferentes.\n\nIsso quer dizer que a gente não pode recomendar para as pessoas coisas que funcionam para nós e nossos amigos? Depende. Algumas coisas têm um potencial muito baixo de causar problemas. Sugerir que uma pessoa beba água ou respire fundo para sarar de alguma moléstia dificilmente vai ser ruim para ela. Contudo, algumas recomendações podem ser prejudiciais e é irresponsável prescrevê-las, mesmo que tenham sido eficiente para você. Nem os médicos acertam sempre ao receitar remédios para as pessoas, e é por isso que é comum eles trocarem várias vezes a medicação de uma pessoa até acertarem. A verdade é que por mais que eles estudem, eles não têm como prever como os organismos vão reagir.\n\nNo fim das contas, o melhor que podemos fazer é OBSERVAR o máximo possível os fenômenos que queremos entender. É cruzar as informações com as de outras pessoas e tentar entender o que está acontecendo com base em tudo o que temos de informação sobre o assunto. Quanto mais detalhados forem os relatos, mais têm potencial para serem úteis para alguém identificar um padrão. Se você for sugerir que outra pessoa tome chá de gengibre, diga a quantidade dos ingredientes, diga como você prepara e quanto toma, diga todas as variáveis que você acha que podem interferir. Somente com o máximo de informação ela vai poder decidir se vai tomar ou não, e se quer ou não assumir os riscos dessa ação.\n\nPor fim, uma consideração:\nCIENTÍFICO NÃO QUER DIZER QUE NÃO PODEMOS CRITICAR\nEsse é um dos pontos principais, para mim. O status de científico NÃO quer dizer que é uma verdade absoluta e nem que não podemos discordar.\nPrimeiro que a ciência é um tipo de verdade TEMPORÁRIA. As coisas que são descobertas valem até que outra coisa seja descoberta e mostre que aquela outra "não era bem assim". E não tem nada de errado com isso. É assim mesmo que a ciência funciona. \nE segundo: a ciência não é neutra. Ela está inserida em um contexto histórico, social, temporal, e por isso está sujeita a uma série de vieses.\n\nO papel de alguém que está consumindo ciência é justamente julgar os trabalhos de outras pessoas, pois a ciência é feita assim, com a contribuição de toda uma comunidade.\n\nObs*: para facilitar o texto, eu falei como se houvesse somente UMA ciência com UM método. Mas, na real, existem diversas ciências, cada um com seus métodos, seus critérios... A Química é uma ciência diferente da Biologia ou da Física. A Psicologia mesmo se divide em várias ciências diferentes, e muitas até discordam da outra sobre COMO obter dados de maneira mais confiável. Mas, de qualquer forma, a gente aceita como "científico" aquele material que veio de algum tipo de sistematização mais ou menos rígida, dentro dos parâmetros de alguma ciência.</text:p>
          </table:table-cell>
          <table:table-cell office:value-type="float" office:value="24" calcext:value-type="float">
            <text:p>24</text:p>
          </table:table-cell>
          <table:table-cell office:value-type="float" office:value="16" calcext:value-type="float">
            <text:p>16</text:p>
          </table:table-cell>
          <table:table-cell office:value-type="string" calcext:value-type="string">
            <text:p>2017-08-31</text:p>
          </table:table-cell>
          <table:table-cell office:value-type="string" calcext:value-type="string">
            <text:p>04:45:07+0000</text:p>
          </table:table-cell>
        </table:table-row>
        <table:table-row table:style-name="ro1">
          <table:table-cell office:value-type="float" office:value="279" calcext:value-type="float">
            <text:p>279</text:p>
          </table:table-cell>
          <table:table-cell office:value-type="string" calcext:value-type="string">
            <text:p>320137168412206_340695559689700</text:p>
          </table:table-cell>
          <table:table-cell office:value-type="string" calcext:value-type="string">
            <text:p>[COLABORAÇÃO]\n►O que sabemos sobre o 1P-LSD, o <text:s/>análogo mais recente do LSD-25?!\n\n1-propionil-lisérgico (abreviado 1P-LSD) é uma substância psicodélica semi-sintética da família das lisergamidas.\n1P-LSD é um produto novo, primeiro sintetizada em 2014. É o derivado N-propionilo do LSD e um homólogo de ALD-52. Dado que não há literatura sobre este material, surge uma grande oportunidade para estudar e pesquisar suas propriedades físicas e químicas.\n\nOs efeitos de 1P-LSD são essencialmente iguais ao LSD-25, <text:s/>sua estrutura é bem próxima, sendo as diferenças tão minúsculas que são quase insignificantes, e essencialmente, indistinguíveis umas das outras. Em comparação com outros psicodélicos, como psilocina, LSA e ayahuasca, 1P-LSD é significativamente mais estimulante e acelerado em relação ao estilo específico de seus efeitos físicos e cognitivos.\n\nEsta substância tem pouca ou nenhuma história de uso humano. Ganhou alguma popularidade sobre os últimos anos, mas continua a permanecer legal na maioria das partes do mundo como um substituto legal para o LSD-25. Sua semelhança estrutural com LSD e ALD-52 sugere um perfil de efeito extremamente similar. Devido à falta de investigação relacionada a esta substãncia, toda a discussão relacionada com a sua farmacologia é puramente baseada na sua estrutura e efeito subjetivo, a semelhanças com o LSD e outras lisergamidas.\n\nDurante os primeiros meses de 2015, o 1P-LSD começou a ser comercializado como uma alternativa legal ao LSD através de fornecedores de pesquisa online de produtos químicos, que atualmente está sendo comercializado o composto sob a forma de blotters, como um produto químico de pesquisa, o que significa que ele é vendido legalmente para fins científicos e de pesquisa, mas não é destinado ao CONSUMO HUMANO.\n\nAcredita-se que os efeitos psicodélicos venham da eficácia de 1P-LSD nos receptores 5-HT2A. No entanto, o papel dessas interações e como eles resultam na experiência psicodélica continuam a ser vagos.\nFoi teorizado que o 1P-LSD pode ser um pró-fármaco do LSD. Enquanto o 1P-LSD mostra apenas 38% da potência do LSD em ratinhos, o LSD é detectado através de LC-MS quando 1P-LSD é incubado em soro humano, significando que 1P-LSD não só atua como um pró-fármaco para o LSD, mas também age diretamente como um agonista do receptor de serotonina.\n\nOs efeitos listados baseiam-se no índice de efeitos SUBJETIVOS e nas experiências pessoais dos contribuintes psiconautas. Os efeitos raramente ocorrerão de uma só vez, mas doses mais pesadas aumentam as chances e são mais propensas a induzir uma gama completa de efeitos. Do mesmo modo, os efeitos adversos tornam-se muito mais prováveis em doses mais elevadas(TOLERÂNCIA; COSTUME). \n\n- Efeitos físicos\n\n♦ Para alguns, manifesta-se espontaneamente em pontos diferentes e imprevisíveis ao longo da viagem, mas para a maioria, mantém uma presença constante que sobe com o início e atinge seu limite uma vez atingido o pico. Em doses moderadas a altas de 1P-LSD, esta sensação atingirá normalmente o seu nível mais elevado e tornar-se-á tão esmagadora que as pessoas podem encontrar-se contorcendo-se no chão em completo prazer.\n♦ Náusea - náusea leve ocasionalmente é relatado quando consumido em doses moderadas a altas e quer passa instantaneamente quando o psiconauta vomita.\n♦ Melhoramento tátil\n♦ Melhoria do controle corporal\n♦ Aumento da frequência cardíaca\n♦ Dilatação da pupila\n♦ Estimulação - Quanto aos seus efeitos sobre os níveis de energia física do psiconauta, 1P-LSD é geralmente considerado como muito energético e “estimulante”. Por exemplo, quando ele é tomado em qualquer ambiente, ele geralmente irá incentivar atividades físicas, como corrida, caminhada, escalada ou dança. Em comparação, outros psicodélicos mais comumente usados como a psilocina são sedativos e relaxados.•.\n\n- Efeitos cognitivos\n\n♦Melhoria da análise\n♦Ansiedade\n♦Pensamento conceitual\n♦Aperfeiçoamento da criatividade\n♦Melhoramento emocional\n♦Imersão\n♦Aumento da valorização da música\n♦Morte do ego\n♦Atenção\n♦Aceleração do Pensamento\n♦Desorganização do pensamento\n♦Loops de pensamento\n♦Distorção de tempo\n♦Despertar\n\nA toxicidade e os efeitos a longo prazo do uso recreativo do 1P-LSD não parecem ter sido estudados em nenhum contexto científico e a dose tóxica exata é desconhecida, semelhando ao LSD-25. Isto é porque 1P-LSD é um produto químico da pesquisa com muito pouco estudo através do consumo humano.\nSendo assim, a investigação independente deve sempre ser feito para garantir que uma combinação de duas ou mais substâncias é seguro antes do consumo. É altamente recomendável que se use práticas de REDUÇÃO DE DANOS ao usar este medicamento.\n\n- Tolerância e potencial de dependência\n\nTolerância aos efeitos de 1P-LSD são construídos quase imediatamente após a ingestão. Depois disso, leva-se cerca de 3 dias para que a tolerância seja reduzida para metade e 7 dias para voltar à linha de base (na ausência de consumo adicional). 1P-LSD apresenta tolerância cruzada com todos os psicodélicos, o que significa que após o uso de 1P-LSD todos os psicodélicos terá um efeito reduzido. Podemos observar que ele muito se assemelha ao LSD-25 que conhecemos.\n\n ► Pesquisa via WEB.</text:p>
          </table:table-cell>
          <table:table-cell office:value-type="float" office:value="23" calcext:value-type="float">
            <text:p>23</text:p>
          </table:table-cell>
          <table:table-cell office:value-type="float" office:value="3" calcext:value-type="float">
            <text:p>3</text:p>
          </table:table-cell>
          <table:table-cell office:value-type="string" calcext:value-type="string">
            <text:p>2017-09-03</text:p>
          </table:table-cell>
          <table:table-cell office:value-type="string" calcext:value-type="string">
            <text:p>00:21:40+0000</text:p>
          </table:table-cell>
        </table:table-row>
        <table:table-row table:style-name="ro1">
          <table:table-cell office:value-type="float" office:value="1207" calcext:value-type="float">
            <text:p>1207</text:p>
          </table:table-cell>
          <table:table-cell office:value-type="string" calcext:value-type="string">
            <text:p>320137168412206_341027156323207</text:p>
          </table:table-cell>
          <table:table-cell office:value-type="string" calcext:value-type="string">
            <text:p>[COLABORAÇÃO]\n\nDrogas: Muito além da hipocrisia\n\nVia: outraspalavras.net\n\nComo políticas oficiais proíbem algumas substâncias, mas estimulam consumo irresponsável de centenas. Por que é preciso fazer exatamente o contrário\n\nPor Henrique Carneiro*\n\n <text:s text:c="2"/>Uma política sobre drogas deve abranger os três circuitos de circulação das substâncias psicoativas existentes na sociedade contemporânea: o das substâncias ilícitas, o das lícitas de uso recreacional e o das lícitas de uso terapêutico.\n\nA divisão estrita entre estes três campos é recente e sempre vem se alterando. O álcool já foi remédio, tornou-se droga proibida e voltou a ser substância de uso lícito controlado. Outras, como os derivados da Cannabis, que por milênios fizeram parte de inúmeras farmacopéias, foram objeto de uma proscrição oficial no século 20, a ponto de a ONU querer “erradicar” essa planta – assim como outras, tais como a coca e a papoula, produtora de ópio. Hoje, entretanto, a Cannabis tem uso medicinal reconhecido em muitos estados norte-americanos e em outros países.\n\nQual a fronteira conceitual estrita que separa essas drogas? LSD, DMT ou MDMA não possuem usos terapêuticos? O que é recreacional e o que é terapêutico? Esse último campo deve estar submetido apenas a monopólios de especialistas ou deve também abranger um amplo uso de técnicas de auto-cura?\n\nPretendo, neste texto, defender um regime mais “equalizador” em relação aos três tipos de substâncias mencionadas. Ao mesmo tempo que antiproibicionista, ele deve ser mais severo no que diz respeito à interdição da publicidade e à facilidade do acesso. Como “substâncias essenciais” as drogas psicoativas não devem estar ligadas a emprendimentosque estimulem continuamente o consumo na busca dos lucros crescentes que decorrem do interesse privado. Defendo assim, a criação de um “fundo social” constituído com o faturamento de um mercado legalizado e estatizado de produção de drogas psicoativas em geral — tanto as hoje ilícitas como as legais.\n\n* * *\n\nA indústria farmacêutica, no seu conjunto, concentra alguns dos maiores grupos empresariais do planeta. Hiperconcentrada, hiperlucrativa e em acelerado crescimento nas últimas décadas (faturou 773 bilhões de dólares em 2008). Estreitamente vinculada ao setor de produção de sementes transgênicas e agrotóxicos, esta indústria fundiu-se com a de alimentos por meio de várias compras e fusões empresariais. O ramo do tabaco também está imbricado com o setor alimentar e farmacêutico.\n\nA última ameaça global pandêmica da gripe suína representou um crescimento ainda mais explosivo da indústria farmacêutica que já era um dos mais expansivos e poderosos.\n\nAssim como ocorre com outros mercados, ele se reveste de uma hipertrofia excessiva nos países centrais e de uma carência enorme nos países periféricos.\n\nA África tem apenas 1% do mercado farmacêutico, embora tenha epidemias como a da Aids que necessitariam enormemente de medicamentos. Desde o início do século 21, a África do Sul ameaçou desafiar o regime de patentes que impedia a venda barata de produtos monopolizados por grandes laboratórios e começar a produzir genéricos num laboratório indiano. A patente do retroviral stavudine pertence a universidade de Yale (e rende 90% dos royalties dessa universidade, várias centenas de milhões de dólares), mas ela a cedeu em exclusividade para o laboratório Squibb (BMS), que após uma grande disputa ofereceu o medicamento a um preço menor para os africanos, mas sem quebrar o seu monopólio.\n\nEsse monopólio de patentes como direito de propriedade intelectual representa uma forma de exclusivismo na circulação do conhecimento e é um dos pilares da forma atual de funcionamento do comércio internacional que favorece a acumulação de capital em detrimento dos interesses sociais da maioria da humanidade.\n\nÉ possível quebrar monopólios de patentes (cuja duração é de vinte anos), em casos como uma epidemia ou a segurança nacional, mas mesmo na recente pandemia da gripe H1N1 não se colocou em causa a quebra da patente do Tamiflu. Os medicamentos continuam a ser produtos caríssimos e sua obtenção não está incluída nos planos de saúde.\n\nSabe-se que ao menos 1/4 de todos os remédios da indústria farmacêutica derivam de saberes fitoterápicos de povos tradicionais, que identificaram a maior parte das plantas medicinais e alimentares. Os povos do mundo, entretanto, não recebem royalties e nem tampouco nunca lhes ocorreu monopolizar esse saber de forma implacável como faz a indústria farmacêutica.\n\nPlantas de cultivo milenar, como canábis, coca e papoula\nsão proibidas. Mas libera-se propaganda abusiva de\npsicoativos que provocam muito mais acidentes e mortes\n\nDentre o conjunto dos medicamentos (que totalizam em média cerca de 15% dos orçamentos de saúde nos países centrais), destacam-se os chamados de psicoativos, que são os indicados para os estados de humor, como promoção da alegria e combate à tristeza; para os problemas mentais, como ansiedade ou falta de concentração; para o aumento do desempenho intelectual ou físico; para a tranquilização, sedação e analgesia; para a excitação sexual, etc.\n\nExistem, portanto, três circuitos de circulação de drogas psicoativas na sociedade. O das substâncias ilícitas compõe um mercado paralelo e clandestino, cujo volume é calculado em torno de 400 bilhões de dólares, alimentado basicamente dos derivados de algumas das plantas mais tradicionais da história da humanidade: a coca, a canábis e a papoula. Cada vez mais cresce também um número de centenas de moléculas sintéticas novas que vêm sendo desenvolvidas nos últimos anos em laboratórios clandestinos. O montante do faturamento e as consequências sociais em geral associadas a essas drogas – como a violência e alto índice de aprisionamento – decorrem não do efeito específico das substâncias, mas, sobretudo, da sua condição de ilegalidade.\n\nO circuito das substâncias lícitas de uso recreacional, como o tabaco, as bebidas alcoólicas e cafeínicas, é regido pela legalidade, trazendo assim problemas relacionados ao uso abusivo ou excessivo e seus efeitos sociais – mas não uma violência intrínseca. É um mercado poderoso, de grandes multinacionais associadas à indústria da alimentação, mas também conhece micro-produtores domésticos ou artesanais. Todas estas substâncias já foram objeto de perseguição e tentativas de proibição. No caso do álcool, provocaram os problemas ligados à chamada “lei seca” que vigorou de 1920 a 1933 nos Estados Unidos.\n\nO circuito que mais notável nas últimas décadas, entretanto, foi das substâncias da indústria psicofarmacêutica, chamados de remédios psicolépticos, psicoanalépticos e psicodislépticos. Desenvolvido especialmente a partir do segundo pós-guerra, é o mais rentável e o que mais tem crescido. É o de circulação mais volumosa, com maior número de consumidores e faturamento. Seus grandes fundamentos são o sistema de patentes, o monopólio médico da prescrição, um mercado publicitário dirigido para quem toma a droga, mas também corruptor de quem a ministra (laboratórios que convencem médicos a receitarem os seus produtos). Sua outra contrapartida indispensável é a proibição concomitante do uso de diversas plantas psicoativas de uso tradicional – como a canábis, a papoula e a coca. As funções psicoterapêuticas que estas têm em medicinas tradicionais, passaram a ser substituídas por pílulas farmacêuticas.\n\n* * *\n\nO mercado das substâncias psicoativas controla os mais eficientes instrumentos na luta contra o sofrimento e a busca da alegria. As drogas – não importa se fluoxetina, álcool ou maconha – oferecem a amenização da dor e a intensificação do prazer. Por isso são usadas. E de fato cumprem a promessa – cada uma com suas limitações e preço. Se existem há milênios, é porque não enganam a humanidade: trazem aquilo que nelas é buscado.\n\nNum tempo de aumento de tensões e de sofrimentos psíquicos diversos e complexos, estão disponíveis centenas de moléculas puras, para os mais diversos efeitos. A indústria farmacêutica busca ampliar seu monopólio, substituindo usos de plantas tradicionais por fármacos patenteados, e colonizando cada vez mais a vida cotidiana, oferecendo novos “remédios” para as mais diferentes esferas comportamentais.\n\nO maior número de usuários e dependentes de drogas na sociedade contemporânea são os consumidores de produtos da indústria farmacêutica. As drogas de farmácia também têm usos variados, que podem ser benéficos ou nocivos, equilibrados ou abusivos. Uma parte dos consumidores faz uso abusivo. Cerca de um terço das intoxicações que ocorrem no país, por exemplo, são devidas a drogas da indústria farmacêutica, numa proporção muito maior do que as que ocorrem por causa do uso abusivo de substâncias ilícitas.\n\nArtigo do jornalista Ruy Castro, na Folha de S.Paulo (28/12/09), lembrou, a propósito da morte da atriz Brittany Murphy, que muitos outros artistas sofreram, assim como ela, do uso excessivo de remédios legais que os levaram a morte. Foram citados Carmem Miranda, Marilyn Monroe, Judy Garland, Elvis Presley e Michael Jakson.\n\nSó no Brasil, há mais de 32 mil rótulos de medicamentos, com variações de 12 mil substâncias (a OMS considera como realmente necessários 300 itens), vendidos em mais de 54 mil farmácias (uma para cada três mil habitantes, o dobro da recomendação da OMS)\n\nUma parte cada vez maior destas drogas são substâncias psicoativas. Entre as principais estão os antidepressivos, as anfetaminas, os benzodiazepínicos, e muitos outros mais. Em 2008 e 2009 o segundo medicamento mais vendido no Brasil foi o benzodiazepínico Rivotril.\n\nA dependência de remédios, uma forma de consumo compulsivo às vezes chamada popularmente de “hipocondria” é uma característica marcante da relação das pessoas com as drogas. Por serem, por vezes, receitadas por um médico, são chamadas de “remédios”, mas o seu resultado é exatamente o mesmo de qualquer outro consumo compulsivo, podendo levar à efeitos daninhos para o organismo e à dependência e tolerância.\n\nPara ampliar vendas, indústria alia-se a concepções\nque enxergam estados mentais como “doenças”\n– e só poderiam ser tratados, portanto, com “remédios”\n\nQueixas de mal-estares vagos em pronto-atendimentos são medicadas comumente com benzodiazepínicos, especialmente se as pacientes forem mulheres e donas-de-casa. O uso de moderadores de apetite não só para diminuição de peso, mas como estimulante também se propaga, ao ponto do Brasil ser um dos maiores mercados mundiais.\n\nTambém é comum o uso de certos produtos farmacêuticos para finalidades distintas das indicadas, devido a seus efeitos colaterais. Xaropes para tosse com codeína, remédios para dor de cabeça como Optalidon, medicamentos para mal de Parkinson como Artane ou mesmo de analgésicos são empregados como drogas para combater dores mais psíquicas do que propriamente orgânicas.\n\nO uso de doses inapropriadas de drogas comuns pode ser extremamente perigoso, é o caso de overdoses da própria aspirina, que um estudo recente de Karen M. Starko apontou poder ser responsável por parte dos mortos na época da epidemia da gripe espanhola, em 1918. Durante a epidemia da gripe suína, chegou a se proibir a veiculação de publicidade de antifebris, para não haver indução à medicação excessiva, desnecessária e muitas vezes perigosa.\n\nMuito além do simples e indefinível efeito farmacológico objetivo, todo remédio também é uma representação que se auto-reforça por meio do efeito-placebo inerente à todo medicamento. O que se vende com o mercado de drogas são modos de produção da subjetividade. Assim o fazem os usuários que as inserem em contextos sociais, cerimoniais e até rituais. Também assim o consideram as agências publicitárias que, ao promoverem álcool, tabaco ou remédios, vendem estados de espírito, modelos de felicidade da alma, humor em pílulas. Mais do que venderem, exacerbam, pois, conforme a hipnótica cantilena publicitária, só há requinte com um cigarro na mão, só há festa com cerveja e decotes generosos, só há felicidade plena com o sono, a ansiedade e a tristeza geridos por meio de doses de pílulas ou elixires.\n\nPor isso os orçamentos administrativos e de marketing das indústrias farmacêuticas são muito maiores que os de pesquisa. Estes sempre são interrompidos após o lançamento do fármaco no mercado, não havendo acompanhamento exaustivo de seus efeitos previstos e colaterais de longo prazo nas populações usuárias. A própria técnica publicitária nasce, desde o final do século XIX, fortemente ligada à venda de medicamentos, tônicos, fortificantes, etc., vendendo estilos de vida mais do que os produtos em si. Até hoje, o setor da venda de drogas (seja álcool, tabaco ou remédios) representa uma das maiores fatias do mercado publicitário internacional e brasileiro.\n\n* * *\n\nDe toda a indústria farmacêutica, o setor das drogas psicoativas é não só uma das mais lucrativas como a que teve influência cultural mais significativa. O que pouco se percebe é que paralelamente à emergência de um proibicionismo de certas drogas ocorreu uma exacerbação na compulsão ao consumo de fármacos industriais (assim como também o de alimentos e outras mercadorias).\n\nOs anti-psicóticos, soníferos, tranquilizantes, ansiolíticos e anti-depressivos despontaram desde os anos 1950 como carros-chefes não só da indústria, como de estilos de vida. O uso de pílulas tornou-se um hábito considerado normal, não só como suplementos vitamínicos ou fortificantes, mas como reguladores mentais, moduladores psíquicos, capazes de alterar o humor, o sono, a tensão e a motivação.\n\nJunto a cada um dos novos fármacos se construiu uma entidade nosológica nova, para a qual cada medicamento seria o específico terapêutico. O erro central dessa visão psicofarmacêutica é considerar o sintoma (por exemplo, a depressão) como a doença. Ao invés de oferecer uma interpretação do seu sofrimento e de suas causas, uma “narrativa” que lhe desse sentido, como diz David Healy, passou a se oferecer (vender, melhor dizendo) uma pílula miraculosa. Este médico e professor de Medicina Psicológica fez uma análise da emergência da depressão como um quadro clínico e nosológico desde os anos de 1950 – e da concomitante ascensão dos medicamentos antidepressivos como mercadorias de alta lucratividade numa das indústrias que mais floresceu desde o segundo pós-guerra. O livro em que relatou suas observações, The Antidepressant Era (1997), é obra importante para compreender os múltiplos significados dessa era de novas drogas e novas políticas sobre drogas, que abrangem não apenas o universo médico strito sensu, mas também a vida cotidiana cada vez mais medicalizada e farmacologizada.\n\nPostura não-infantil exige encarar papel das drogas\nem todas as culturas, incentivando usos adequados\ne desestimulando compulsão e irresponsabilidade\n\nA partir dos anos 1950, a grande inovação – além dos barbitúricos, para sedação – foram remédios contra a depressão, tais como imipramina, lançada em 1957 sob o nome de Tofranil. Veio a seguir a amitriptilina, lançada em 1961. Nem sequer o escândalo da talidomida, lançada como sedativo e tranquilizante, em 1957, e responsável por mais de seis mil casos de má-formação fetal em grávidas que o usaram, desestimulou o crescente mercado do consolo e do apaziguamento psíquico.\n\nNos anos 80 e 90 a fluoxetina, sob o nome de Prozac, tornou-se um dos medicamento psicoativos a vender muitos bilhões de dólares e foi o emblema de uma época em que a indústria farmacêutica criava uma nova cultura de dependência de drogas – ao mesmo tempo que se desencadeava uma guerra sem quartel contra algumas drogas ilícitas, muitas delas plantas de usos tradicionais milenares.\n\nRecentemente, a própria suposta eficácia dos anti-depressivos foi questionada, pois nem todos os estudos realizados são publicados. Mesmo entre os publicados, a diferença entre o efeito dos placebos comparado ao efeito dos fármacos é muito pequena, nos casos majoritários de depressões leves.\n\nAinda assim, o uso (inclusive infantil) de psicoativos como antidepressivos aumentou vertiginosamente, estendendo-se a um conjunto infinito de condutas a serem supostamente corrigidas pelo medicamento. De enurese noturna até hiperatividade, de insônia a ansiedade, de “pânico social” à “síndrome do pânico”, dentre os tantos novos rótulos que surgem para configurar supostos quadros nosográficos. A OMS profetiza que, em algumas décadas, a depressão será a doença mais incapacitante do mundo, o que por si já é revelador da situação de insustentabilidade que vive o sistema econômico capitalista. Recentemente surgiu até mesmo uma versão veterinária do Prozac para cães.\n\nO uso de drogas na sociedade cresce sobretudo por meio dos remédios legais, cuja publicidade incita a um consumo fetichizado e hipocondríaco, na busca de panaceias químicas para mal-estares sociais e psicológicos.\n\nUma política realmente democrática em relação às drogas psicoativas seria aquela que legalizasse todas, submetendo-as a um mesmo regime, não importa se remédios sintéticos ou derivados de plantas tradicionais. Ao mesmo tempo, tal política deveria ampliar a severidade dos controles, distintos para cada substância. Toda publicidade em veículos de mídia destinados ao público em geral deveria ser proibida. A fiscalização e punição para consumos irresponsáveis – ao volante, por exemplo – de álcool ou outras drogas, deveria ser rígida.\n\nOutra medida necessária seria a estatização da grande produção e do grande comércio. Ela evitaria que corporações gananciosas dominassem o mercado e garantiria que todos os lucros desse comércio fossem direcionados para fins sociais – inclusive para programas de desabituação para os consumidores problemáticos que necessitassem. Além de uma política em favor dos genéricos e da quebra das patentes farmacêuticas, o Estado deveria garantir a fabricação de todos os fármacos indispensáveis, oferecendo-os ao menor preço possível e aplicando os lucros obtidos no interesse social. Um amplo programa de pesquisa, com financiamento e destinação pública, poderia assim estimular também o desenvolvimento de novos fármacos.\n\nLegalização e controle público afastariam\ncrime organizado e criariam fundo público para\nfinanciar Saúde – inclusive atendimento aos dependentes\n\nTais diretrizes deveriam se aplicar tanto aos remédios fisiológicos quanto aos três grupos de substâncias psicoativas consideradas nestes estudo: as da indústria farmacêutica; as recreativas lícitas, como álcool e tabaco; e as hoje consideradas ilícitas. A legalização da maconha, da cocaína e de todas as drogas, sob controle estatal do grande atacado e produção afastaria o atrativo para o crime organizado, permitiria maior monitoramento dos usos problemáticos e encaminhamento dos necessitados a tratamentos. Financiados pela própria renda gerada na venda legal, seriam oferecidos no serviço público de saúde.\n\nPor que não criar-se um Fundo Social – resultado não apenas de impostos, mas do controle econômico estatal da grande produção e circulação de drogas, remédios, bebidas e cigarros? O conjunto do faturamento obtido poderia servir para custear o orçamento de Saúde Pública.\n\nUm leque imenso de iniciativas individuais, familiares, comunitárias e microempresariais poderia ser não só mantido, mas estimulado, no campo do cultivo e da produção dessas substâncias. Produtores de bebidas como vinhos, cervejas ou aguardentes, cultivadores de fumos de qualidade ou canabicultores deveriam ser estimulados com apoio creditício e fiscal.\n\nO conjunto das drogas legalizadas acabaria com os efeitos nefastos do chamado “narcotráfico”, encerraria a “guerra contra as drogas”, libertaria os prisioneiros dessa guerra: em torno de metade da população carcerária tanto nos EUA como no Brasil. Seria interrompido o crescimento vertiginoso do encarceramento por drogas, principal fonte de lucros para o sistema penal privado norte-americano e mecanismo de repressão social e racial contra os pobres e os afrodescendentes no Brasil. Reduziriam-se os danos sociais dos usos problemáticos de drogas. Seriam potencializados os usos positivos, tanto terapêuticos como recreacionais.\n\nOs fármacos em geral, e os psicofármacos em particular, oferecem um florescente futuro. Inúmeras novas moléculas poderão ser inventadas, além dos usos diversos que já se podem fazer das substâncias existentes. Isso amplia um repertório que serve a fins terapêuticos, lúdicos, recreacionais, devocionais, de reflexão filosófica, de autoconhecimento e de regulação humoral (os timolépticos). Infelizmente, também pode ser usado de formas autodestrutivas, excessivas, abusivas e descontroladas. Uma cultura da autonomia responsável supõe o uso consciente do potencial de todos os fármacos, que são, como os alimentos, produtos da cultura material que ingerimos para finalidades úteis ao nosso corpo.\n\nUsar as “tecnologias de si” de forma construtiva significa por um lado acabar com a “guerra contra as drogas” e o proibicionismo demonizante de certas substâncias. Mas, por outro, significa recusar os efeitos alienantes de uma cultura publicitária que faz da saúde um negócio e da necessidade das drogas um mercado oligopólico global.</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2017-09-04</text:p>
          </table:table-cell>
          <table:table-cell office:value-type="string" calcext:value-type="string">
            <text:p>10:34:03+0000</text:p>
          </table:table-cell>
        </table:table-row>
        <table:table-row table:style-name="ro1">
          <table:table-cell office:value-type="float" office:value="406" calcext:value-type="float">
            <text:p>406</text:p>
          </table:table-cell>
          <table:table-cell office:value-type="string" calcext:value-type="string">
            <text:p>320137168412206_341946286231294</text:p>
          </table:table-cell>
          <table:table-cell office:value-type="string" calcext:value-type="string">
            <text:p>[COLABORAÇÃO]\nSalve rapaziada; essa semana saiu uma matéria no smokebuddies <text:s/>que contém uma tirinha explicando um pouco sobre "a guerra as drogas". Como nós <text:s/>seguimos o modelo proibicionista americano a tirinha conta através <text:s/>da história americana os problemas que tal política <text:s/>causa à todos, usuários <text:s/>ou <text:s/>não.</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2017-09-06</text:p>
          </table:table-cell>
          <table:table-cell office:value-type="string" calcext:value-type="string">
            <text:p>17:40:11+0000</text:p>
          </table:table-cell>
        </table:table-row>
        <table:table-row table:style-name="ro1">
          <table:table-cell office:value-type="float" office:value="942" calcext:value-type="float">
            <text:p>942</text:p>
          </table:table-cell>
          <table:table-cell office:value-type="string" calcext:value-type="string">
            <text:p>320137168412206_342339806191942</text:p>
          </table:table-cell>
          <table:table-cell office:value-type="string" calcext:value-type="string">
            <text:p>[COLABORAÇÃO]\n\n- TERENCE MCKENNA E A TEORIA DO SÍMIO CHAPADO -\n\nVIA: Hempadão\n\n Você provavelmente já ouviu falar de diversas teorias da evolução, sendo a mais famosa dentre elas a teoria da evolução de Darwin, a qual você com certeza já estudou na escola, quando novo.\n <text:s/>Hoje vamos fazer uma breve abordagem acerca da teoria do símio chapado (Stoned ape theory) de Terence McKenna, que visa mais os pontos da evolução da consciência humana e da linguagem, e que é tão plausível quanto todas as outras teorias da evolução que conhecemos nos dias de hoje. (Embora a comumidade científica apresente resistência em relação a mesma)\n\n <text:s/>Terence teoriza que a "inteligência" veio do cosmos, através de esporos que vieram a terra na radiação cósmica, semelhante a teoria da panspermia cósmica de Francis Crick.\n <text:s/>Cerca de 18.000 anos atrás, a terra começou a ter mudanças climáticas, forçando assim os homo sapiens a mudarem de habitat, migrando das florestas para as planícies, adquirindo uma dieta mais onívora. Essa mudança os levou a observar e acompanhar grupos de animais para alimentação e caça, e consequentemente, encontrando cogumelos mágicos em seu caminho e os adicionando a dieta.\n <text:s/>Essa teoria pode parecer um pouco maluca de início, mas tendo em mente a grande importância das plantas de poder e dos cogumelos na ascensão cultural dos povos ancestrais, ela não parece ser tão sem sentido a ponto de ser descartada. Como McKenna mesmo diz em suas entrevistas, essa teoria pode ser melhor compreendida por aqueles que já tiveram uma experiência com a Psilocibina (Princípio ativo dos cogumelos mágicos), do que pelos cientistas convencionais de jaleco branco.\n\n <text:s/>Se você já experimentou algum tipo de droga alucinógena, a maior parte do que se diz sobre a experiência pode parecer um pouco absurda, frases como:\n"eu vi gnomos, me encontrei com deus, meu corpo se tornou rosa". Mas serão elas frases realmente absurdas ou verdadeiras?\nO que acontece tipicamente é que o indivíduo experimenta alucinações visuais e auditivas. O grau das alucinações depende da quantidade de cogumelos e a quantidade de psilocibina em cada cogumelo. Em doses altas, ele altera totalmente a percepção e a consciência do indivíduo, e sob as condições certas, essa alteração sensorial pode levar a introspecção e os sentidos são levados a novas experiências. Em doses baixas, pode se perceber alterações sensoriais e visuais, tais como objetos em 3d, luzes mais fortes e "manipulação" das cores. A experiência depende do estado mental de quem o está ingerindo.\n\nNa teoria de McKenna, ele propõe que o consumo tenha sido feito primeiro em doses baixas, fazendo assim que não houvesse uma total alteração visual, mas apenas uma alteração da consciência, dos sentidos, e da energia, porém, os efeitos visuais não eram completamente nulos. Diz-se que o efeito de baixas doses de psilocibina é igual ao de uma alta dose de THC. (Princípio ativo da cannabis).\nA visão foi se adaptando e melhorando constantemente, ajudando na identificação de predadores, e também presas. A audição também foi se adaptando e se tornando mais efetiva, causando um tipo de paranoia benéfica, que os conscientizavam dos perigos que se aproximavam.\nPorém, a verdadeira evolução começou realmente após o consumo de doses cada vez maiores, fazendo com que os homo sapiens a desenvolvessem linguagens, meios de comunicação, como sons que começaram a ter significado. Esse foi o período onde a linguagem e a consciência mais evoluíram, devido aos cogumelos mágicos, segundo Terence McKenna. Foi então nesse momento que começamos a desenvolver uma consciência, um tipo de raciocínio logico, ou seja, compreender conceitos, os comunicar, e entender o que foi comunicado. Esses seriam os primeiros traços aparentes do pensamento, do desenvolvimento de uma consciência. Terence também afirma que a psilocibina aumentava a atividade sexual desses símios, fazendo assim com que se reproduzissem mais rapidamente.\n\n <text:s/>Essa inteligência continuou a crescer mesmo com a escassez de cogumelos devido a novas mudanças climáticas, sendo repassadas através da genética e da educação.\nO cérebro do homo sapiens cresceu tremendamente nos últimos 6.000 anos, desde a última era glacial. Terence atribui esse crescimento cerebral ao consumo da psilocibina, ou seja, a nova dieta que o homem havia adotado. Essa teoria é bastante intrigante pois em 2 milhões de anos, o símio não evoluiu praticamente nada. Mas com apenas um espaço de 12 mil anos, em média, o homo sapiens evoluiu muito mais rápido que todos os outros animais, atingindo um certo nível de superioridade intelectual, ou seja o ponto em que chegamos hoje. Seria mesmo a psilocibina a chave para a expansão da consciência e surgimento da inteligência humana? É uma questão muito intrigante.\n\n <text:s/>Correta ou não, essa é uma das teorias mais interessantes e menos complexas que temos conhecimento. Se a teoria da panspermia cósmica provasse ter algum mérito, a teoria de McKenna teria um grande aumento na credibilidade, pois não se sabe se os esporos podem viajar pelo espaço e atravessar a nossa atmosfera e ainda assim serem frutíferos.</text:p>
          </table:table-cell>
          <table:table-cell table:number-columns-repeated="2" office:value-type="float" office:value="17" calcext:value-type="float">
            <text:p>17</text:p>
          </table:table-cell>
          <table:table-cell office:value-type="string" calcext:value-type="string">
            <text:p>2017-09-07</text:p>
          </table:table-cell>
          <table:table-cell office:value-type="string" calcext:value-type="string">
            <text:p>23:31:50+0000</text:p>
          </table:table-cell>
        </table:table-row>
        <table:table-row table:style-name="ro1">
          <table:table-cell office:value-type="float" office:value="338" calcext:value-type="float">
            <text:p>338</text:p>
          </table:table-cell>
          <table:table-cell office:value-type="string" calcext:value-type="string">
            <text:p>320137168412206_342547772837812</text:p>
          </table:table-cell>
          <table:table-cell office:value-type="string" calcext:value-type="string">
            <text:p>[COLABORAÇÃO]\n\nPsicoterapia com psilocibina no tratamento da depressão.\n\n</text:p>
          </table:table-cell>
          <table:table-cell office:value-type="float" office:value="29" calcext:value-type="float">
            <text:p>29</text:p>
          </table:table-cell>
          <table:table-cell office:value-type="float" office:value="10" calcext:value-type="float">
            <text:p>10</text:p>
          </table:table-cell>
          <table:table-cell office:value-type="string" calcext:value-type="string">
            <text:p>2017-09-08</text:p>
          </table:table-cell>
          <table:table-cell office:value-type="string" calcext:value-type="string">
            <text:p>12:53:20+0000</text:p>
          </table:table-cell>
        </table:table-row>
        <table:table-row table:style-name="ro1">
          <table:table-cell office:value-type="float" office:value="1684" calcext:value-type="float">
            <text:p>1684</text:p>
          </table:table-cell>
          <table:table-cell office:value-type="string" calcext:value-type="string">
            <text:p>320137168412206_342661306159792</text:p>
          </table:table-cell>
          <table:table-cell office:value-type="string" calcext:value-type="string">
            <text:p>[COLABORAÇÃO] MDMA claro ou escuro?\n\nVenho trazer um complemento sobre a questão das cores de cristais que já foram discutidas aqui, para matar de vez o mito que cristais mais claros, são mais puros.\n\nAqui o post que aconteceu essa discussão aqui no grupo:\nhttps://www.facebook.com/photo.php?fbid=2099984530043640&amp;set=g.320137168412206&amp;type=1&amp;theater&amp;ifg=1\n\nUm “amigo” da Holanda, enviou duas amostras para um laboratório de lá testar. Abaixo o post dele com os resultados:\n\n“Cerca de uma semana atrás, comecei um tópico referente a outra postagem sobre os meus 2 lotes de MDMA que pareciam muito diferentes. Eu fiz um teste de laboratório em uma instituição oficial na Holanda.\n\nEntão eu recebi os resultados do laboratório hoje e os resultados são muito interessantes. A amostra de MDMA 534 'branco' tem uma pureza de 77%, não há adulterantes encontrados. MDMA sample 535 'brown' tem uma pureza de 78%, também não há adulterantes presentes. Esta é uma prova do fato de a cor não significa nada!\n\nO próximo passo para mim é que eu continue o caminho científico que comecei com isso e planejo 2 experiências em nome da ciência em 2 settings semelhantes e a mesma dose. Veja se haveria uma diferença notável fora do comum e, em caso afirmativo, escreva um relato sobre isso. Devo dizer que essa substância me intriga cada vez mais. ”\n\nPerguntas feitas por alguns membros do grupo onde ele postou:\n\nP: Então você diz que são 78% são puros, mas não tem adulterantes ... o que compõe a outra porcentagem?\nR: Basicamente os 16% de ácido clorídrico para se tornar um sal, e restos da síntese (os outros 6%)\n\nP: Quanto custou os testes?\nR: O serviço de testes aqui na Holanda é gratuito e anônimo, apenas tive que deixar 100mg de MDMA com eles.\n\nP: Não dá para saber pra saber qual precursor foi usado, certo? Sassafras ou MDP2P?\nR: Também estou curioso quanto a isso, para saber se faz diferença na potência. Mas não encontrei detalhes sobre isso\n\nP: Você recebeu algum teste completo? Um pdf ou algo do tipo?\nR: Não, eles passam o resultado somente por telefone de acordo com o código da amostra, infelizmente. É um procedimento padrão.\n\n________\n\nEdit: Não confundam, não quer dizer que o MDMA mais escuro é melhor ou pior. Apenas que numa amostra com 100mg, terá um pouco mais de MDMA ativo do que o outro, visto que nenhum outro adulterante foi encontrado.</text:p>
          </table:table-cell>
          <table:table-cell office:value-type="float" office:value="166" calcext:value-type="float">
            <text:p>166</text:p>
          </table:table-cell>
          <table:table-cell office:value-type="float" office:value="70" calcext:value-type="float">
            <text:p>70</text:p>
          </table:table-cell>
          <table:table-cell office:value-type="string" calcext:value-type="string">
            <text:p>2017-09-08</text:p>
          </table:table-cell>
          <table:table-cell office:value-type="string" calcext:value-type="string">
            <text:p>20:27:01+0000</text:p>
          </table:table-cell>
        </table:table-row>
        <table:table-row table:style-name="ro1">
          <table:table-cell office:value-type="float" office:value="1401" calcext:value-type="float">
            <text:p>1401</text:p>
          </table:table-cell>
          <table:table-cell office:value-type="string" calcext:value-type="string">
            <text:p>320137168412206_343249079434348</text:p>
          </table:table-cell>
          <table:table-cell office:value-type="string" calcext:value-type="string">
            <text:p>[COLABORAÇÃO]\n\n"Quando alguém fala que teve uma bad trip, eu digo não, não é isso. O que você teve foi uma experiência onde você sentiu dor; o que você teve foi uma experiência que você esteve em contato com o medo, talvez até com o terror mas, essa dor e esse terror, você tem carregado dentro de você toda sua vida e você estava fugindo desses sentimentos. Não é uma coisa ruim sentir essas emoções. Na verdade, é apenas ruim se você não consegue "digerir" a experiência, entender-la, colocar-la em um contexto e partir daí seguir enfrente."\nGabor Mate</text:p>
          </table:table-cell>
          <table:table-cell office:value-type="float" office:value="88" calcext:value-type="float">
            <text:p>88</text:p>
          </table:table-cell>
          <table:table-cell office:value-type="float" office:value="21" calcext:value-type="float">
            <text:p>21</text:p>
          </table:table-cell>
          <table:table-cell office:value-type="string" calcext:value-type="string">
            <text:p>2017-09-10</text:p>
          </table:table-cell>
          <table:table-cell office:value-type="string" calcext:value-type="string">
            <text:p>17:23:12+0000</text:p>
          </table:table-cell>
        </table:table-row>
        <table:table-row table:style-name="ro1">
          <table:table-cell office:value-type="float" office:value="1010" calcext:value-type="float">
            <text:p>1010</text:p>
          </table:table-cell>
          <table:table-cell office:value-type="string" calcext:value-type="string">
            <text:p>320137168412206_344649389294317</text:p>
          </table:table-cell>
          <table:table-cell office:value-type="string" calcext:value-type="string">
            <text:p>[COLABORAÇÃO]\n\n"Vou pra uma festa sem companhia e resolvi fazer uso de uma droga. Que cuidados devo tomar?"\n\nJá vi muita gente fazendo algumas perguntas por aqui...\n\nSeguem algumas orientações básicas!!\n\n&lt;3</text:p>
          </table:table-cell>
          <table:table-cell office:value-type="float" office:value="16" calcext:value-type="float">
            <text:p>16</text:p>
          </table:table-cell>
          <table:table-cell office:value-type="float" office:value="4" calcext:value-type="float">
            <text:p>4</text:p>
          </table:table-cell>
          <table:table-cell office:value-type="string" calcext:value-type="string">
            <text:p>2017-09-14</text:p>
          </table:table-cell>
          <table:table-cell office:value-type="string" calcext:value-type="string">
            <text:p>23:25:05+0000</text:p>
          </table:table-cell>
        </table:table-row>
        <table:table-row table:style-name="ro1">
          <table:table-cell office:value-type="float" office:value="944" calcext:value-type="float">
            <text:p>944</text:p>
          </table:table-cell>
          <table:table-cell office:value-type="string" calcext:value-type="string">
            <text:p>320137168412206_344639322628657</text:p>
          </table:table-cell>
          <table:table-cell office:value-type="string" calcext:value-type="string">
            <text:p>[COLABORAÇÃO]\n\nConheçam um pouco mais sobre o trabalho da redução de danos em ambientes festivos.\n\nMatéria muito interessante!!!\n\nMáximo respeito ao pessoal do ResPire Redução de Danos!!!\n\nNo corpo da postagem original, vocês podem conhecer um pouco sobre o trabalho realizdo pelo Se Plante - Redução de Danos, na cidade de Salvador,</text:p>
          </table:table-cell>
          <table:table-cell office:value-type="float" office:value="16" calcext:value-type="float">
            <text:p>16</text:p>
          </table:table-cell>
          <table:table-cell office:value-type="float" office:value="0" calcext:value-type="float">
            <text:p>0</text:p>
          </table:table-cell>
          <table:table-cell office:value-type="string" calcext:value-type="string">
            <text:p>2017-09-14</text:p>
          </table:table-cell>
          <table:table-cell office:value-type="string" calcext:value-type="string">
            <text:p>22:29:23+0000</text:p>
          </table:table-cell>
        </table:table-row>
        <table:table-row table:style-name="ro1">
          <table:table-cell office:value-type="float" office:value="1629" calcext:value-type="float">
            <text:p>1629</text:p>
          </table:table-cell>
          <table:table-cell office:value-type="string" calcext:value-type="string">
            <text:p>320137168412206_344858309273425</text:p>
          </table:table-cell>
          <table:table-cell office:value-type="string" calcext:value-type="string">
            <text:p>[COLABORAÇÃO]\n\nAcompanhem hj, a partir das 14:20, no perfil do @seplanterd, no instagram.\n\nAguardamos voces!</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2017-09-15</text:p>
          </table:table-cell>
          <table:table-cell office:value-type="string" calcext:value-type="string">
            <text:p>13:57:41+0000</text:p>
          </table:table-cell>
        </table:table-row>
        <table:table-row table:style-name="ro1">
          <table:table-cell office:value-type="float" office:value="754" calcext:value-type="float">
            <text:p>754</text:p>
          </table:table-cell>
          <table:table-cell office:value-type="string" calcext:value-type="string">
            <text:p>320137168412206_344893245936598</text:p>
          </table:table-cell>
          <table:table-cell office:value-type="string" calcext:value-type="string">
            <text:p>[COLABORAÇÃO] - VÍDEO NOVO!!! &lt;3\nDepois de muito responder a pergunta "O que preciso fazer para ser um(a) Redutor(a) de Danos?", resolvi contar como eu virei e estou virando um... \nVarias controvérsias, aprendizados, vacilos, mas estamos aí. Aprendendo, construindo e reconstruindo a RD dentro de nós, todos os dias! \n\nhttps://www.facebook.com/rdcomlogan/posts/1907760256153246</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2017-09-15</text:p>
          </table:table-cell>
          <table:table-cell office:value-type="string" calcext:value-type="string">
            <text:p>16:11:14+0000</text:p>
          </table:table-cell>
        </table:table-row>
        <table:table-row table:style-name="ro1">
          <table:table-cell office:value-type="float" office:value="1581" calcext:value-type="float">
            <text:p>1581</text:p>
          </table:table-cell>
          <table:table-cell office:value-type="string" calcext:value-type="string">
            <text:p>320137168412206_346497905776132</text:p>
          </table:table-cell>
          <table:table-cell office:value-type="string" calcext:value-type="string">
            <text:p>[COLABORAÇÃO]\n⚛Importante: Ecstasy e LSD - Guia Prático na Unidade de Emergência\n| Acessem o link: https://neip.info/novo/wp-content/uploads/2015/04/guia_medico_xts_lsd.pdf\n\n✍À quem possa interessar, segue abaixo um LINK em PDF (deve-se acessar o link para a leitura do conteúdo citado), sobre um estudo dos médicos: Maria Castro Lima Vargens, , Eric Gornik de Oliveira, com o apoio do Centro de Estudos e Terapia ao Abuso de Drogas da Universidade Federal da Bahia- CETAD- UFBA;\nGrupo Interdisciplinar de Estudos sobre Substâncias Psicoativasda Faculdade de Filosofia e Ciências Humanas da UFBA- GIESP\n\nObs.: Podem haver inconstâncias no conteúdo.\n\n☛Apresentação\nNos últimos anos, tem-se observado no Brasil e no mundo umaumento considerável no uso de substâncias psicoativas sintéticas, taiscomo o MDMA (ecstasy) e o LSD-25 (ácido lisérgico), especialmenteentre jovens de classe média. Visto que o conhecimento médico acercados problemas relacionados ao abuso dessas substâncias é ainda\nincipiente, o atendimento a um paciente com intoxicação aguda por estas drogas se constitui um desafio aos médicos plantonistas em unidades de emergência. Considerando-se que a intoxicação muitas vezes é decorrente do uso de mais de uma substância, já que as drogas sintéticas raramente são consumidas isoladamente e sim aliadas ao uso de outras, tais como o álcool e a cocaína, esse desafio é ainda maior.\nO objetivo desse guia é não só levar aos médicos emergencistas o conhecimento dessas substâncias e dos seus efeitos, alertando para as situações de emergência e orientando condutas para as mesmas, mas também tentar contextualizar a cultura da qual esse uso emerge e trazer a compreensão de que na maioria das vezes, a intoxicação aguda por substâncias psicoativas demanda um atendimento psicoterápico e não apenas meramente alopático.\nCabe aqui uma ligeira referência à cultura trance e às chamadas raves. Há cerca de três décadas o tipo de música classificado como música eletrônica tem tido grande expansão pelo mundo, difundindo se rapidamente via internet. No Brasil, o gênero denominado psytrance é o que tem maior expressão, atingindo um público numeroso e bastante diversificado. Suas músicas são compostas por um ritmo de base cuja aceleração varia entre 130 e 160bpm e inclui\ndiversos efeitos sonoros “psicodélicos” levando os admiradores do estilo a alterações da consciência decorrentes apenas em escutá-lo.\n\nEsse é o estilo que predomina nas festas raves que ocorrem nos diversos estados do país.\nLiteralmente, to rave significa delirar. Esse tipo de festa tem origemem 1988, após a votação de uma lei na Inglaterra que estabeleceu a obrigatoriedade dos clubes e casa noturnas fecharem às 02:00h, objetivando-se com isso a minimização do uso de drogas. A reação dos clubbers foi a de se apropriar de terrenos e fábricas abandonadas para realizarem suas festas, que acabavam por se prolongar por todo o final de semana, dando origem às raves. Hoje, esse conceito se\npopularizou e se tornou comercial, as festas ocorrem\npreferencialmente em espaços abertos e amplos, com algum contato com a natureza (sítios e praias), o mais longe o possível dos espaços urbanos, para que se possa alcançar o máximo volume de som sem problemas; duram em média de 12 a 24 horas, podendo se estender por até 7 a 10 dias, no caso de festivais. Nessas festas e festivais o consumo de substâncias psicoativas alcança proporções bastante\nsignificativas. Associado ao consumo, os usuários permanecem horas na pista de dança, muitas vezes expostos ao calor e ao sol e sem uma ingesta adequada de líquidos e alimentos Portanto, faz-se necessário nesse ambiente o estabelecimento de alguns cuidados para se reduzir\nos riscos e minimizar os danos decorrentes do abuso dessas\nsubstâncias. Entre eles está a constituição de uma unidade de emergência com equipe bem qualificada e preparada para o atendimento que esse tipo de abuso demanda.\nO Coletivo Balance de Redução de Danos é uma organização informal ligada ao CETAD- UFBa (Centro de Estudos e Terapia ao Abuso de Drogas-UFBa) e GIESP (Grupo Interdisciplinar de Estudos sobre Substâncias Psicoativas) da Faculdade de Filosofia e Ciências Humanas da UFBA, que agrega profissionais como médicos,psicólogos, farmacêuticos, biólogos, antropólogos, sociólogos e pesquisadores do uso de substâncias psicoativas, além de produtores, DJs e usuários da dita “cena eletrônica”.\nFormado em 2006 como projeto da tese de doutorado do Prof. Marcelo Magalhães Andrade é pioneiro no Brasil neste tipo de abordagem, o Coletivo vem desde então discutindo e aplicando estratégias de redução de riscos e danos associados ao uso de substâncias psicoativas em festas e festivais eletrônicos na Bahia e no Brasil.\nNo presente guia, tentamos aliar uma revisão bibliográfica da\nliteratura mais confiável disponível sobre essas drogas à experiência pessoal dos autores após quatro anos de trabalho no Coletivo Balance de Redução de Danos. O foco é trazer luz acerca das formas de uso, efeitos e complicações clínicas do uso do MDMA e do LDS-25, substâncias sintéticas mais prevalentes no referido contexto.\n\n☞Boa leitura!!\n\n***ACESSEM O LINK: \nhttps://neip.info/novo/wp-content/uploads/2015/04/guia_medico_xts_lsd.pdf</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2017-09-20</text:p>
          </table:table-cell>
          <table:table-cell office:value-type="string" calcext:value-type="string">
            <text:p>16:37:41+0000</text:p>
          </table:table-cell>
        </table:table-row>
        <table:table-row table:style-name="ro1">
          <table:table-cell office:value-type="float" office:value="111" calcext:value-type="float">
            <text:p>111</text:p>
          </table:table-cell>
          <table:table-cell office:value-type="string" calcext:value-type="string">
            <text:p>320137168412206_347210832371506</text:p>
          </table:table-cell>
          <table:table-cell office:value-type="string" calcext:value-type="string">
            <text:p>[COLABORAÇÃO]\n\nCURSO DE REDUÇÃO DE DANOS GRATUITO!!!</text:p>
          </table:table-cell>
          <table:table-cell office:value-type="float" office:value="59" calcext:value-type="float">
            <text:p>59</text:p>
          </table:table-cell>
          <table:table-cell office:value-type="float" office:value="17" calcext:value-type="float">
            <text:p>17</text:p>
          </table:table-cell>
          <table:table-cell office:value-type="string" calcext:value-type="string">
            <text:p>2017-09-22</text:p>
          </table:table-cell>
          <table:table-cell office:value-type="string" calcext:value-type="string">
            <text:p>19:29:55+0000</text:p>
          </table:table-cell>
        </table:table-row>
        <table:table-row table:style-name="ro1">
          <table:table-cell office:value-type="float" office:value="1045" calcext:value-type="float">
            <text:p>1045</text:p>
          </table:table-cell>
          <table:table-cell office:value-type="string" calcext:value-type="string">
            <text:p>320137168412206_347522842340305</text:p>
          </table:table-cell>
          <table:table-cell office:value-type="string" calcext:value-type="string">
            <text:p>[COLABORAÇÃO] A revista Vice (UK) fez uma série de matérias focada na redução de danos chamada 'Safe Sesh'. Essa campanha é uma parceria com a The Loop, e a Royal Society for Public Help.\n\nUma dessas matérias me chamou bastante a atenção, sobre TPPA: Transtorno Perceptivo Persistente por Alucinógenos. Essa matéria foi traduzida pela versão BR da Vice, e está disponível aqui:\n\n</text:p>
          </table:table-cell>
          <table:table-cell office:value-type="float" office:value="28" calcext:value-type="float">
            <text:p>28</text:p>
          </table:table-cell>
          <table:table-cell office:value-type="float" office:value="6" calcext:value-type="float">
            <text:p>6</text:p>
          </table:table-cell>
          <table:table-cell office:value-type="string" calcext:value-type="string">
            <text:p>2017-09-23</text:p>
          </table:table-cell>
          <table:table-cell office:value-type="string" calcext:value-type="string">
            <text:p>16:24:59+0000</text:p>
          </table:table-cell>
        </table:table-row>
        <table:table-row table:style-name="ro1">
          <table:table-cell office:value-type="float" office:value="817" calcext:value-type="float">
            <text:p>817</text:p>
          </table:table-cell>
          <table:table-cell office:value-type="string" calcext:value-type="string">
            <text:p>320137168412206_347530135672909</text:p>
          </table:table-cell>
          <table:table-cell office:value-type="string" calcext:value-type="string">
            <text:p>[COLABORAÇÃO] SOBRE PUBLICAÇÕES COM FOTOS DE SUBSTÂNCIAS PEDINDO RELATOS\n\nEsse post é um complemento do:\nECSTASY E O CENÁRIO DE USO: TESTAGEM, PESQUISA E CONFIANÇA: https://www.facebook.com/groups/320137168412206/permalink/408339872925268/\n\nSe basear somente num relato ou numa foto de um teste, é arriscado. A amostra que você tem em mãos pode ter a mesma prensa ou a mesma arte no blotter, mas com uma substância e /ou dose diferente. A cada lote podem sair dosagens e substâncias diferentes até do mesmo laboratório. Outra fonte pode ter a mesma prensa/arte em mãos e colocar o que quiser. A recomendação é que sempre comece com uma dose menor quando for usar pela primeira vez um novo lote. Outra recomendação importante é que use reagentes para testar sua própria amostra, eles não são conclusivos, mas é um ótimo passo para garantir uma boa experiência.\n\nExistem alguns sites que fazem testes laboratoriais e postam seus resultados. Esses testes são informativos e não devem servir como cardápio, pois, repetindo, o que você tem em mão pode ter uma substância e dosagem diferente.\n\nApesar de muitos saberem esses sites (Ecstasy Data, Check IT, Safer Party e Energy Control), creio que são pouco que realmente os acessam para pesquisar algo. Então, comecei uma série de posts trazendo as informações mastigadas dessas fontes, para nosso grupo, traduzindo as que se façam necessárias e postando os links originais de amostras que normalmente aparecem por aqui no Brasil. \n\nEcstasys:\n\n#01: \nhttps://www.facebook.com/prepartykit/photos/gm.347530499006206/279909142500902/?type=3&amp;theater&amp;ifg=1\n\n#02:\nhttps://www.facebook.com/groups/320137168412206/permalink/363696947389561/\n\n#03:\nhttps://www.facebook.com/groups/320137168412206/permalink/417399802019275/\n\nBlotters:\n\n#01:\nhttps://www.facebook.com/prepartykit/photos/gm.347574929001763/279968242494992/?type=3&amp;theater&amp;ifg=1\n\n_________________________\n\nExplicando um pouco mais sobre os testes de laboratório: \n\n-Alguns laboratórios como o Energy Control, consideram falhas nas dosagens que podem chegar até 10%, existem discussões imensas no reddit sobre essa questão, não vou entrar nesse mérito aqui. Se alguém se interessar pesquisar por "EC tests results reddit". A idéia aqui, é alertar que você mesmo compre seu reagente e faça seus testes, sempre com muita cautela\n\n-ISO LSD, que aparece em alguns resultados de blotters, resumidamente é apenas o próprio LSD inativo, não faz diferença na experiência;\n\n-“Butoxytriethylene Glycol” que aparece em alguns resultados é uma substância contida em algumas tintas, ela é responsável por você sentir gosto em alguns blotters, mesmo sendo de LSD, um gosto que passa rapidamente, diferente do amargor dos análogos.\n\n-Alguns laboratórios não apresentam a dosagem pois é proibido no país de origem, podem apenas falar quais substâncias estão presentes\n\n-Os testes colorimétricos permitem informações qualitativas e rápidas sobre a presença ou ausência de substâncias\n\n-Cromatografia em camada fina (TLC) é uma técnica qualitativa mais precisa do que os testes colorimétricos. Permite analisar uma gama muito mais ampla de substâncias, para diferenciar os derivados do ecstasy (como MDEA, MDA ...) derivados de anfetaminas (como anfetaminas, metanfetamina e mefentermina), cocaína, cetamina, opiáceos, canabinóides, LSD, etc. E também permite detectar os adulterantes mais comuns\n\n-Espectrofotometria ultravioleta (UV), pode-se conhecer a concentração do princípio ativo da amostra, desde que não seja adulterada. Pode-se quantificar a dose de MDMA, MDA, anfetaminas, metanfetamina, cocaína, Ketamina, 2CB, 2CI e DMT. \n\n-Cromatografia gasosa acoplada à espectrometria de massa (GC / MS) complementa a técnica de TLC, identificando a maioria das substâncias não identificadas com a TLC.\n\n-Fiquem de olho nas datas dos testes. Se for algo muito antigo, é mais que provável que não seja a mesma prensa.\n_________________________\n\nAbaixo, <text:s/>uma lista de ecstasys e blotters mais comuns que costumam ter "cópias":\n\nEcstasys:\n\nRedBull\nGranada\nHeineken\nGold\nInstagram\nDom Perigon\nYoutube\nLove\nTransformers\nFacebook\nUPS\nMastercard\nBatman\nDominó\nTomorrowland\nRollsRoyce\nOrbital\nChupa Chups\nNike\nMinions\nRoute 66\nLouis Vuitton\nTesla\n\nBlotters:\n\nShiva\nGanesh\nBike\nUrsinhos\nDalai Lama\nHoffman\nAlex Grey\nPatolino\nSuper Mario\nBuddha\nChapeleiro\n\nPara ilustrar o tamanho do problema, abaixo alguns link de fotos do ebay onde qualquer um pode comprar sua prensa:\n\nhttp://i.ebayimg.com/images/g/BuQAAOSwtfhYqvbC/s-l1600.png\n\nhttps://i.ebayimg.com/images/g/c8QAAOSwPYZU~2ys/s-l500.jpg\n\nhttps://i.ebayimg.com/images/g/QfAAAOSw~epZgYmc/s-l500.png\n\nhttps://i.ebayimg.com/images/g/dG8AAOSwXeJYD-R6/s-l500.jpg\n\nhttps://i.ebayimg.com/images/g/eJkAAOSwXYtYydEU/s-l500.jpg\n\nE com material de fácil acesso qualquer um pode prensar sua "bala":\n\nhttp://i.ebayimg.com/images/g/s5QAAOSw5cNYc3-3/s-l1600.jpg</text:p>
          </table:table-cell>
          <table:table-cell office:value-type="float" office:value="110" calcext:value-type="float">
            <text:p>110</text:p>
          </table:table-cell>
          <table:table-cell office:value-type="float" office:value="18" calcext:value-type="float">
            <text:p>18</text:p>
          </table:table-cell>
          <table:table-cell office:value-type="string" calcext:value-type="string">
            <text:p>2017-09-23</text:p>
          </table:table-cell>
          <table:table-cell office:value-type="string" calcext:value-type="string">
            <text:p>16:29:18+0000</text:p>
          </table:table-cell>
        </table:table-row>
        <table:table-row table:style-name="ro1">
          <table:table-cell office:value-type="float" office:value="1664" calcext:value-type="float">
            <text:p>1664</text:p>
          </table:table-cell>
          <table:table-cell office:value-type="string" calcext:value-type="string">
            <text:p>1368512243201139_347508239008432</text:p>
          </table:table-cell>
          <table:table-cell office:value-type="string" calcext:value-type="string">
            <text:p>[COLABORAÇÃO]\n\nHey... \nVocê, é você mesmo, que se diz apaixonado por música eletrônica, já parou pra pensar em como seria a vida das pessoas que te amam caso você não voltasse de uma festinha? Não? Pois é... Acho que está na hora de todos colocarem a mão na consciência e analisarem "Qual o valor da minha vida?"\nAgora eu vou contar pra vocês o porquê desse post! \nVocês, em algum momento pararam pra analisar quanta gente querida está indo embora ou tendo danos irreversíveis? Muitas vezes por serem inconsequentes ou simplesmente por serem leigos! E o que eu quero dizer com isso? Quero dizer que NENHUM tipo de droga é Brincadeira! Quero levar um pouquinho de consciência pra cabeça de vocês, pra vocês pararem um minuto e pensarem "Eu realmente preciso usar droga? Eu realmente preciso extrapolar os limites? Eu REALMENTE preciso brincar com a minha vida?" E se a resposta para todas essas perguntas forem sim, passe para a fase 2: "O que será da vida das pessoas que me amam caso eu nunca mais volte? Qual a lembrança que meus familiares e amigos terão de mim ao saberem que eu faleci por ser inconsequente e ter abusado do uso de drogas?" Ou ainda pior, "Usei droga e não sabia!" Nossa, mas isso acontece? Ahhh acontece...e como acontece! Sabe aquela brincadeirinha de colocar droga no copo e dar pro amiguinho tomar? Pois é, ela pode ser fatal! Não sabemos todos os problemas dos nossos amigos / conhecidos!\nO que falta hoje, além da consciência de que só temos uma vida e ela não aceita desaforos, é empatia com o próximo!\nVamos à algumas dicas úteis:\n- Nunca use nada sem saber o que é e quais possíveis consequências podem te trazer;\n- Nunca teste os seus limites;\n- Não misture substâncias;\n- Álcool também é droga e também mata, tenha limites e nunca dirija após ter ingerido bebida alcoólicas, você estará protegendo a sua vida e a vida do próximo;\n- NUNCA saia sozinho, PRINCIPALMENTE se não estiver se sentindo bem;\n- Ofereça todo e qualquer apoio a algum amigo novo na cena\n- Ensine, guie e ajude o próximo;\n- Dia de festa é um dia onde vc gasta muito mais energia, se hidrate MUITO, alimente-se bem, consuma frutas, preze pelo seu organismo.\nSomos mais fortes se nos unirmos!\n\nPor Letícia Barbieri (Alekti)\nfoto: Bruno Camargo</text:p>
          </table:table-cell>
          <table:table-cell office:value-type="float" office:value="294" calcext:value-type="float">
            <text:p>294</text:p>
          </table:table-cell>
          <table:table-cell office:value-type="float" office:value="54" calcext:value-type="float">
            <text:p>54</text:p>
          </table:table-cell>
          <table:table-cell office:value-type="string" calcext:value-type="string">
            <text:p>2017-09-23</text:p>
          </table:table-cell>
          <table:table-cell office:value-type="string" calcext:value-type="string">
            <text:p>15:03:19+0000</text:p>
          </table:table-cell>
        </table:table-row>
        <table:table-row table:style-name="ro1">
          <table:table-cell office:value-type="float" office:value="1504" calcext:value-type="float">
            <text:p>1504</text:p>
          </table:table-cell>
          <table:table-cell office:value-type="string" calcext:value-type="string">
            <text:p>320137168412206_348350758924180</text:p>
          </table:table-cell>
          <table:table-cell office:value-type="string" calcext:value-type="string">
            <text:p>[COLABORAÇÃO]\n⚛Responsabilidade notória e importante a respeito da energia que compartilhamos e atraímos. Influência no Set and setting! [PARTE 2]\nSugerido por: Daniel Botelho.\n\n► Aumentando a energia espiritual - Traga o fluxo para sua vida\n\nA sua energia espiritual flui livremente ou você está bloqueado? Dificuldades em sua vida são causadas por um bloqueio da kundalini ou a energia vital no corpo! E, você sabia que você realmente obtém mais energia a partir da energia infinita do universo do que você tira de alimentos ou de outras pessoas?\nO alimento fornece apenas um pouco de energia - e se a sua dieta não é tão saudável como deveria ser, você não está recebendo os nutrientes certos de qualquer maneira, e determinados alimentos podem realmente diminuir sua energia. E quanto a energia que você recebe de outras pessoas? Você pode se sentir energizado na presença de certas pessoas, mas quando você está sozinho, você se sente cansado ou sua energia permanece constante?\n\n► E se houvesse energia que fosse infinita, renovável e sempre disponível?\n\nEsta fonte de energia já está em você. Pense na última vez que esteve totalmente absorvido em algo que você ama fazer. O tempo deixa de existir, e você pode facilmente passar um dia inteiro sem alguma vez chegar perto da geladeira. Você está vibrando com energia vital e de alguma forma, apesar da falta de comida, você não apenas sobrevive, mas prospera. Isto é devido à abundância de energia espiritual!\nEsta energia é a energia da fonte - a mesma energia que cria e permeia tudo no universo; é a energia que fornece o combustível físico que você obtém a partir de alimentos, o combustível emocional que vem de bons relacionamentos e suas paixões, e o combustível mental que vem do seu trabalho e propósito da vida.\nIsso vai contra o que a maioria de nós fomos ensinados. Estamos acostumados a olhar para a energia física em termos de recursos como petróleo, alimentos, eletricidade, etc. Esses recursos são, Mas e a diferença em seus níveis de energia física quando se está deprimido e seus níveis de energia quando você está feliz? Será que você comeu algo diferente? Talvez - mas exagerar no sorvete pode acontecer quando você está feliz também. A verdade é:ALIMENTOS tem pouco impacto sobre a sua energia. HUMOR, por outro lado, tem um tremendo impacto.\nPense num tempo em sua vida quando você estava extremamente triste. Como estava a sua energia física? Será que realmente importa o que você comeu, ou que até mesmo alimentos saudáveis e mais reconfortantes deixaram você ainda se sentindo triste e apático? Como você se sentiu mentalmente e emocionalmente? O seu pensamento estava claro e nítido ou embaçado e sem brilho? Você estava calmo e feliz ou emocionalmente abalado?\nAgora pense em uma época em que estava excepcionalmente feliz. Você pode ter esquecido completamente de comer! Você pode ter sentido que a comida não era uma parte necessária da vida e você pudesse existir com puro amor.\nMas, às vezes, a energia espiritual pode ser bloqueada.\n\n► O impacto da energia espiritual em sua vida\n\nVocê sabia que você tem a habilidade de bloquear sua própria energia? Toda vez que você se afunda em negatividade ou permite que a negatividade domine seus pensamentos, você está bloqueando a energia. Quando você está deprimido, irritado, frustrado, sentindo-se como 'a vítima', ciumento, ressentido, preocupado, com medo, possessivo ou se você está permitindo-se agarrar a qualquer outra emoção negativa - você acabou bloqueado a sua energia espiritual. Isso não quer dizer que você não deva sentir emoções negativas! Você é humano, e você tem o direito de sentir-se infeliz com as coisas, mas você tem que agarrar-se a essas emoções e permitir-lhes que se alimentem e bloqueiem sua energia? Não. Você pode escolher estar no fluxo.\nA vida é feita para fluir sem obstáculos. A vida se trata de expansão e evolução, mas muitas vezes criamos resistências à ordem natural da vida com nossos pensamentos.\n\n► Você sabia que a mais poderosa energia bloqueadora é "NÃO"?\n\nO que o "NÃO" faz com você? O mantém preso onde você está, com medo de mudar, produz pensamentos de medo e preocupação com o futuro; diz ao mundo que você não quer a abundância que está disponível para você. Diz ao mundo: "Eu prefiro a negatividade." Outras pessoas sentem essa vibração, e você verá que se você agarrar-se a sua negatividade e bloquear sua energia espiritual, as pessoas estarão menos inclinados a quererem estar com você e ajudá-lo em seus empreendimentos.\n\n► Reforçar Energia Espiritual\n\nQuando você diz "não" as possibilidades, quando você diz "não" para a abundância, quando você diz "não" para mudança - você está de fato bloqueando a energia espiritual de fluir livremente. Se você acredita que "o jeito que você é" está escrito em pedra e que você não pode mudar, você está fechando a válvula de abundância e bem-estar. Se você aceitar a mudança, porém, você abre as portas para a abundância, a felicidade, propósito e uma vida verdadeiramente significativa.\n\n► Como você abraça e cria mudança em sua vida?\n\nEm primeiro lugar, concorde em mudar. Você não pode esperar resultados diferentes em sua vida, a menos que você melhore suas habilidades e aprenda novas e melhores maneiras de fazer as coisas - e se você melhorar as maneiras de pensar e sentir! Lembre-se sempre que você tem o poder de escolher. Você tem o poder de determinar se você diz, "Sim" ou "Não". E, você tem a opção de permanecer onde você está (escolhendo a inércia). Concorde em dizer "sim" mais vezes, mesmo de coisas que assustam você.\n\n☛Seja um manancial de boas energias!\n\nAbraço!\n\nFonte:http://despertandodeuses.blogspot.com.br/2012/08/aumentando-energia-espiritual-traga-o.html</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2017-09-26</text:p>
          </table:table-cell>
          <table:table-cell office:value-type="string" calcext:value-type="string">
            <text:p>12:17:12+0000</text:p>
          </table:table-cell>
        </table:table-row>
        <table:table-row table:style-name="ro1">
          <table:table-cell office:value-type="float" office:value="753" calcext:value-type="float">
            <text:p>753</text:p>
          </table:table-cell>
          <table:table-cell office:value-type="string" calcext:value-type="string">
            <text:p>320137168412206_348486315577291</text:p>
          </table:table-cell>
          <table:table-cell office:value-type="string" calcext:value-type="string">
            <text:p>[COLABORAÇÃO] MDMA e a sala de emergência - o que os dados do Levantamento Global de Drogas (Global Drug Survey) podem te dizer sobre como evitar isso.\n\nPor Dr. Adam R Winstock - Fundador e Diretor Gerente do Global Drug Survey.\n\nPra quem não conhece o GDS:\nhttps://www.facebook.com/prepartykit/photos/a.260700364421780.1073741829.229458924212591/278659249292558/?type=3&amp;theater\n\n"Alguns danos causados por drogas são previsíveis e seguir algumas regras simples podem fazer uma grande diferença para esse risco."\n\nDos 25.000 usuários de MDMA ao redor do mundo que participaram do GDS2017, 1,2% responderam que tiveram que buscar um tratamento médico de emergência por causa do uso da substância.\n\nAgora você poderia argumentar que, dentre as 25 mil pessoas que usaram em média 9 vezes no ano passado o que não é grande coisa, precisaram procurar apenas uma vez tratamento de emergência para cada mil vezes de uso. E eu concordo que para a maioria das pessoas na maioria das ocasiões, MDMA não é uma droga de grande risco aceitando é claro que mais de 50 pessoas por ano morreram por causa da substância no Reino Unido nos últimos 3 anos.\nEmbora os determinantes do risco sejam muitos, se resume muito à interação entre a pessoa, a quantidade e tipos de drogas que eles usam e o que eles fazem quando eles usam. Entre as coisas mais importantes estão a dose, temperatura corporal, falta e abuso de água.\n\nA descoberta do GDS 2017 ressalta que os riscos variam amplamente entre as culturas, refletido pelas variações das taxas de usuários de MDMA em nosso estudo buscando por tratamento médico de emergência no último ano. As maiores taxas foram na Dinamarca (2,5%) e as menores taxas na Itália (0,3%). O interessante foi a taxa relativamente alta na Holanda (1,7%) e a queda da taxa no Reino Unido (de 1,2% caiu para 0,8% no último ano). A tendência decaindo no Reino Unido é uma boa notícia e, embora possa refletir nas mudanças de como as pessoas decidem se eles precisam procurar a emergência, eu gostaria de pensar que talvez as pessoas no país comecem a usar com mais segurança e sensibilidade. Nos últimos 2 anos, o GDS, o MixMag, o Loop e muitos outros grupos estão incentivando um uso mais seguro do MDMA com foco em como gerenciar a as doses. Embora muitos conselhos sejam senso comum da velha escola, as pessoas às vezes duvidam da validade. Algumas das descobertas do GDS2017 dão suporte a algumas dessas mensagens-chave e o que você faz ou não faz no dia do uso, faz a diferença.\n\nEsse ano 60% dos usuários de MDMA no nosso estudo ao redor do mundo informaram que tomaram uma dose de teste menor de novos ecstasys que eles adquiriram por causa da nossa campanha ‘don’t be daft start with a half’ (não seja tonto, comece com uma metade). Muitas pessoas ficaram bem hidratadas e evitaram muita bebida alcoólica. O tempo entre a primeira e a segunda dose foi, em média, 75 minutos - não suficiente para que a maioria das pessoas alcancem o pico e evitem problemas com um sobredose. O GDS sugere que espere de 2 à 3 horas para evitar ficar muito intoxicado, especialmente depois da primeira dose. Mas no geral, a maioria das pessoas, na maioria das vezes parece terem tido uma boa experiência sem grandes problemas. Mas nem todos!\n\nEntão, quem foram os 1,2% que acabaram buscando emergência e o que eles fizeram naquele dia? Mais da metade usaram comprimidos (55%), 30% usaram pó, 15% ambos. As mulheres tendiam a procurar tratamento 2-3 vezes mais frequente que os homens. Apenas um em cada cinco tomou uma dose de teste nesse dia, mais da metade já estava bêbado antes de tomar sua primeira dose de MDMA, 40% tomaram mais do que costuma tomar e mais de 40% relataram estar mal, tanto física quanto psicologicamente, antes de começarem a usar naquela noite. Apenas 7% relataram não ter usado qualquer outra droga ou álcool.\nTudo isso dá suporte à 3 coisas importantes que podem fazer muita diferença - essas coisas são gratuitas, fáceis e inteiramente sob o seu controle.\n\n- Teste a dose da nova droga (comece usando uma pequena quantidade comparada ao que você está acostumado do cristal e 1/4 ou metade do ecstasy) e aguarde pelo menos duas horas antes de redosar - 3 horas é ainda melhor!\n\n- Não fique bêbado antes de começar a usar!\n\n- Se você não está se sentindo bem, principalmente psicologicamente, não tome nada, guarde para outro dia!\n____________\n\nTexto original:\n\nhttps://www.globaldrugsurvey.com/mdma-and-the-emergency-room-what-gds2017-can-tell-you-about-how-to-avoid-it/\n\nTraduzido inicialmente pelo membro Vitor Bolognesi e adaptado por PreParty.\n\nMais matérias aqui do preparty que falam de redução de danos para MDMA:\n\nhttps://www.facebook.com/prepartykit/photos/a.234305803727903.1073741828.229458924212591/269260936899056/?type=3&amp;theater\n\nhttps://www.facebook.com/prepartykit/photos/a.234305803727903.1073741828.229458924212591/264290004062816/?type=3&amp;theater\n\nhttps://www.facebook.com/prepartykit/photos/a.234305803727903.1073741828.229458924212591/262835880874895/?type=3&amp;theater\n\nhttps://www.facebook.com/prepartykit/photos/a.234305803727903.1073741828.229458924212591/245569439268206/?type=3&amp;theater\n\nhttps://www.facebook.com/prepartykit/photos/a.234305803727903.1073741828.229458924212591/248871222271361/?type=3&amp;theater</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2017-09-26</text:p>
          </table:table-cell>
          <table:table-cell office:value-type="string" calcext:value-type="string">
            <text:p>22:36:40+0000</text:p>
          </table:table-cell>
        </table:table-row>
        <table:table-row table:style-name="ro1">
          <table:table-cell office:value-type="float" office:value="755" calcext:value-type="float">
            <text:p>755</text:p>
          </table:table-cell>
          <table:table-cell office:value-type="string" calcext:value-type="string">
            <text:p>229458924212591_348471308912125</text:p>
          </table:table-cell>
          <table:table-cell office:value-type="string" calcext:value-type="string">
            <text:p>[COLABORAÇÃO]\n\nA PUREZA DO LSD:\n\nTexto feito por Por Bruce Eisner, para High Times, em 1977. Nessa época já consideravam que a popularização do LSD era algo “ruim”. Imagina o que pensariam da situação atual? Eu enviei um e-mail para o contato da High Times para saber se existe algum material como esse mais recente, visto que autor morreu 4 anos atrás, somente. Bruce era um escritor, psicólogo e ativista da contra-cultura estadunidense. Mais conhecido pelo seu livro: "Ecstasy: A história do MDMA". Tinha contato direto com nomes como Timothy Leary, Alber Hoffman e Aldous Huxley.\n\nVou deixar um bônus onde o próprio Bruce fala um pouco sobre o assunto do artigo e muito mais numa conferência internacional sobre LSD, no ato dos 100 anos de Hoffman, em 2006, dois anos antes do falecimento de Albert (coloquem a legenda automática em português, que dá para acompanhar tudo.):\n\nhttps://www.youtube.com/watch?v=cal3A7VmmsQ\n\nAbaixo, a tradução completa da matéria. O texto original está no Erowid: \n\nhttps://erowid.org/chemicals/lsd/lsd_writings1.shtml\n\n“No final da década de 40, psicólogos iniciaram experiências com o LSD, como uma droga "psicotomimética " - que causa em quem a toma, um estado temporário e semelhante à psicose. No entanto, algumas pessoas que eram objeto do experimento e finalmente alguns místicos modernos como Aldous Huxley, Allen Ginsberg e Allan Watts, descobriram no LSD um atalho para o êxtase e para a dissolução e ausência do ego. O LSD foi reconhecido como um interruptor que acende a luz clara do vazio, do vácuo.\n\nNo entanto, a viagem de ácido nos dias de hoje, está muito mais parecida com uma transmissão de TV ao vivo e em cores frenéticas, do primeiro assento de uma montanha russa ou uma cena de "O Exorcista". O declínio da qualidade psicodélica ao longo dos anos, a qual se parece com a degeneração do Cristianismo e do Comunismo Russo, tem sido uma consequência da ganância e do oportunismo por parte dos fabricantes e dos distribuidores. Eles propõem gratificações sensoriais imediatas para substituir os ideais espirituais originais. Mas a história da química underground é também da ingenuidade e da coragem, embora influenciada pela precipitação, pressa e amadorismo. Esta é a história de como o LSD-25, a molécula mais potente e espiritual conhecida pela Humanidade se tornou uma "street drug".\n\nOriginalmente todo LSD era fabricado pela “Sandoz Pharmaceutical Company”, que tinha desenvolvido a substância química e esperava vende-la comercialmente. A droga vinha em ampolas de vidro, cheias com um líquido azul, ou pequenos tabletes em frascos com rótulos farmacêuticos especificando a concentração. Com o uso underground do LSD veio a fabricação undergound. O primeiro laboratório underground que se tem notícia foi iniciado por Bernard Roseman em 1962. Roseman, que vive hoje segregado no Oregon, foi depois preso supostamente tentando contrabandear 62.000 doses de LSD. No livro 'LSD and the Age of the Mind', ele tem este crédito, do primeiro LSD fabricado de baixa qualidade farmacêutica:\n\n"Eu já tinha investido um ano neste - vai e vem - e todo o dinheiro que eu pude guardar para este projeto e estava a ponto de admitir a derrota. Nesta época, eu estava naturalmente lendo tudo que podia sobre os alcalóides do ergot. Eu achei por acaso alguns artigos que no começo pareceram totalmente sem conexão com o LSD, mas eles eram lógicos e valiam a pena tentar, porque por comparação o processo era extraordinariamente simples em relação à monumental preparação de Hofmann. Eu obtive uma nova matéria prima e trabalhei até o ponto que achei estar correto, onde eu tinha “monohidrato do ácido d-Liségico”, completamente inútil por si só mas o pré-requisito para fazer LSD-25, por qualquer método. O resto dos materiais que encomendei chegou, e eu estava pronto para continuar. Depois de fracassos repetidos, eu não podia aceitar a possibilidade deste processo de poucos dias funcionar. Todavia eu fui em frente, ainda que bastante pessimista, pois que meu fracasso aparentemente evidente não me aborreceria tanto. Eu trabalhei com extremo cuidado, recristalizando as poucas gramas que tinha obtido; eu estava filtrando os cristais através de vácuo e usando éter. Quando todo o éter evaporou, a substância começou a absorver umidade da atmosfera e foi ficando preta diante dos meus olhos. Todo meu trabalho estava perdido. E fiquei ali chocado, incapaz de me mover por um momento. Minhas mãos instintivamente pegaram uma garrafa de álcool e derramei em cima do material preto desintegrado esperando salvar alguma coisa. A noite toda me revirei agitado tendo sonhos horríveis e desconexos. No começo do amanhecer, pulei da cama, peguei o frasco da geladeira, enchi uma colher de chá até a borda e tomei. Voltei para a cama e liguei o “Parsifal” de Wagner, minutos se passaram e nada pareceu acontecer. Eu tinha me preparado psicologicamente para o insucesso, então simplesmente fechei meus olhos, deitei para trás e fiquei ouvindo os sons maravilhosos de Wagner. Na minha concentração, demorei a perceber que a música estava ficando mais alta lentamente e em vez de só meus ouvidos ouvirem, todos os meus sentidos pareceram abarcar o som, e, em vez de ouvir a música, eu era a música! Cores belas e suaves emergiam e explodiam quando o clímax do acorde era concluído. Uma compreensão imediata das intenções do compositor me foram reveladas; eu estava sendo levado a uma excursão paradisíaca em um mundo de puro som e emoção. Tudo de uma vez, eu saltei com júbilo, eu estava na grandeza do LSD - meu próprio LSD, que eu havia feito, eu estava numa alegria delirante e orgulhoso do meu sucesso."\n\nLSD é um cristal translúcido; este era uma bagunça escura. Assim o primeiro LSD underground era também o primeiro lote impuro, e sua distribuição deve, em alguma parte, ter incorrido na primeira reação desfavorável do consumidor.\nPor volta de 1965, o uso tinha aumentado rapidamente. A maioria do ácido nesta época vinha em cubos de açúcar pingados com o líquido da Sandoz ou algum tipo de LSD underground. Qual a porcentagem do material que era da Sandoz está para determinações futuras.\n\nAugustus Stanley Owsley III, incapaz de obter algum LSD farmacêutico, começou a produzir o seu próprio - primeiro em Los Angeles em 1965, depois na região de Point Richmond em 1966.\n\nTim Scully, químico, amigo de Owsley, admitiu para mim que o lote de 65 era impuro, mas afirmou que Owsley e ele aperfeiçoaram um processo de purificação em 1966. Muitos que usaram ambos, da Sandoz e de Owsley - o último vinha em tabletes de cor púrpura (Purple Haze) e cor branca (White Lighting) de 270 microgramas -- disseram que o ácido de Owsley era menos místico e tinha mais efeitos estimulantes que o produto da Sandoz.\n\nTimothy Leary, que percebeu que as impurezas eram uma ameaça para a propagação da revolução psicodélica, pronunciou palavras proféticas de advertência no Senado, durante o comitê interrogatório em 1966, em diálogo com Ted Kennedy:\n\nSenador Kennedy do Massachusetts : "O que é que há na qualidade que te deixa alarmado?"\n\nDr. Leary : "Nós não queremos amadores vendendo, mesmo no mercado nego, LSD impuro."\n\nSenador Kennedy: "Por que não?"\n\nDr. Leary : "Ou os barbitúricos, quando você compra uma garrafa de bebida"\n\nSenador Kennedy : "Isto não é uma resposta. Quanto ao LSD, por que você não o quer?"\n\nDr. Leary : "Estar de posse?"\n\nSenador Kennedy: "Por que você não quer a fabricação e a distribuição indiscriminada? Isto é porque é perigoso?"\n\nDr. Leary : "Porque você não sabe o que está comprando."\n\nApesar da advertência de Leary, o LSD se tornou ilegal em 16 de outubro, 1966.O ácido de Owsley foi o primeiro a ser comercializado em grande escala. Haviam outros laboratórios menores de LSD antes de Owsley, e também uma quantidade de laboratórios que ofereceram LSD na mesma época que Owsley. Alguns estavam fazendo LSD de uma forma mais pura; a maioria fazia de uma forma muito pior. Depois que Owsley foi preso em 1967 no seu local de ação em Orinda, Califórnia, seu protegido Scully armou um laboratório com Nicholas Sand, outro alquimista envolvido há tempos na cena psicodélica.\n\nEles fabricaram uma quantidade de ALD-52 - um primo do LSD que eles chamaram de Sunshine, que vinha num tablete grande alaranjado, com 270 microgramas ou mais.\nNa primavera de 1969, Ron Stark, então um químico com uma fábrica europeia de LSD e agora fugitivo, começou supostamente a suprir a “Brotherhood of Eternal Love” com ácido underground. Como a Brotherhood, nesta época, estava também distribuindo ALD-52 e ambas as drogas eram colocadas em pílulas idênticas (exceto poucos tabletes azuis no início do ALD-52). Muitas pessoas não imaginavam que haviam mais de um tipo de Sunshine. Muitas versões falsificadas logo apareceram no mercado, sendo a maioria impura, de acordo com Scully.\n\nSand e Scully suspenderam a fabricação do ácido, mas Stark continuou para produzir mais de 10 quilogramas (mais de 35 milhões de doses na forma de cristal) que se tornou o famoso Orange Sunshine - sendo que os últimos apareceram em tabletes grandes em verde e vermelho chamados de "Christmas Acid".\n\nCom o boom do Sunshine, aumentaram os registros de efeitos colaterais. Em acréscimo aos relatos de reação estimulante e sintomas similares ao envenenamento por estricnina, parecia haver alguma coisa faltando nas dimensões espirituais deste novo ácido underground. Michael Hollinshead, que deu a Leary o gosto do seu primeiro ácido em 1960, escreveu mais tarde no "The Man Who Turned on the World":\n\n"Há agora - 1968 - pouco ácido bom por aí - e o que havia - o assim-chamado "street acid" vinha da Califórnia. Havia alguma coisa errada com a síntese; ele não era puro. E você nunca tinha certeza do que estava realmente usando, então eu só tomei naquelas raras ocasiões quando alguém me dava "Sandoz" ou ácido "cristal" ...Minha avaliação não tem nada a ver com a idéia de que uma droga totalmente sintética produz uma experiência totalmente sintética - a reação intelectual - mas foi baseada em experiência direta, de primeira mão (ao redor de 30 viagens com o "street acid" no total. E em cada sessão eu sentia que havia alguma coisa faltando - era muito elétrico, muito "speedy" e perturbava muito a mente. A claridade inicial do Insight que obtive com o ácido da Sandoz, foi substituída por confusão, debilidade, palavras e mundos através de um desmembramento absoluto, ou até caos completo, ainda que eu deva acrescentar, ligado frequentemente com um sentimento que só posso descrever como uma sublime presunção, uma super abundância de energia emotiva mas isto não significa mais que uma chama apaixonada, muito menos o sol criador-vida."\n\nEm Woodstock, Hugh Romney, (aka "Waxy Gravy") da fazenda Hog Farm, anunciou para o público: "Não há coisa como ácido ruim, mas apenas ácido feito errado". Em 1969, o LSD começou a aparecer em micropontos, e em 1971 em folhas de gelatina de vários tamanhos, apelidado de "windowpane" (vidraça). A concentração das doses individuais decaiu rapidamente, assim como a pureza da média da maioria das "street doses".\n\nNuma carta para o City Magazine, em julho de 1975, Timothy Leary escreveu: "Depois de 1966, minhas conferências e artigos eram principalmente interessados com a relatividade da teoria geral da psicologia e da política, e fazia uma pequena menção do ácido lisérgico, que na verdade, tem sido levado completamente para fora do cenário pelo "speed" de Owsley, anfetamina alaranjada, e o comércio mais aceito economicamente, e socialmente da cocaína e heroína. No documentário: "Timothy Leary at Folson Prison", feito para televisão mas que nunca foi ao ar, ele reforça: "Eu particularmente não recomendo que você tome LSD. Primeiramente, 99% do que eles dizem sobre ele não é verdade". Ken Kesey também teve oportunidade para refletir sobre o cenário do ácido no seu recente livro 'Garage Sales': "Eu não posso de fato recomendar ácido, porque ele vem se tornando num produto quase que sem sentido. Quero dizer - o primeiro ácido que tomei era Sandoz, dado pelo governo federal numa série de experimentos e eram maravilhosos. Talvez com exceção do trabalho de Owsley, todos os lotes ilícitos que experimentei daí em diante têm sido interessantes, esclarecedores, agonizantes, bizarros, etc., mas nunca como a coisa pura."\n\nMuitos outros trippers do início, incluindo Alan Harrington (autor de Psycopaths), Dr. Stanley Krippne (criador do Laboratório do Sonho no Hospital Mainodes, no Brooklyn) e Adam Smith (autor de 'Powers of Mind' somando-se ao seu bestseller: 'Wall Street'), também observaram o declínio do uso de psicodélicos e associaram isto com a crise da pureza. Uma experiência com LSD é um complexo interativo de cinco fatores influentes: set, setting, tripsitter (companheiro de viagem), pureza e nível de dosagem.\n\nSet se refere à característica psicológica do tripper: (antiga herança hereditária e condicionamentos na infância) e recente (expectativas em relação à experiência e como a pessoa se sente naquele dia).\n\nSetting se refere ao ambiente da viagem - indoors ou outdoors, "numa casa suburbana sem formalidades", "numa sala de Hospital com formalidades" ou "numa praia ensolarada com ventos".\n\nSet, setting e guide formam a estrutura da viagem. Mas antes que estas influências possam passar a fazer parte do jogo, precisa ocorrer a alteração da consciência. Consequentemente a natureza da substancia química usada, sua pureza, e seu grau de dosagem é quase que fundamental na determinação do curso que a sessão terá.\nNa sua forma pura, LSD (dietilamida do ácido d-lisérgico) é inodoro, incolor tanto quando com gosto de tártaro (se for na forma de tartarato) ou sem gosto, se for a substância cristalizada. A principal companhia farmacêutica que fabrica LSD puro, para propósitos de pesquisa é o “Spofa United Pharmaceutical Works" em Praga, Checoslováquia, no entanto tem sido fabricado por muitos outros. Além da Sandoz Pharmaceutical Company na Suíça, havia a Eli Lilly &amp; Company com a patente do processo Garbrecht (o processo mais eficiente para fabricação do LSD) e a Farmitillia em Milão, Itália, que aperfeiçoou o cultivo do em larga escala do ergot, um fungo que nasce no centeio, dentre outros substratos e serve como fonte do monohidrato do ácido d-lisérgico, o principal precursor do LSD. Além destas há um certo número de firmas farmacêuticas americanas que produzem pequenas quantidades de LSD para fins de pesquisa.\n\nAtualmente, o ácido underground vem em várias formas, em tabletes de tamanho e cores variados, em cápsulas - mais populares entre 1966 - 1968 - folhas de gelatina (windowpane), uma injustiça lamentável aos vegetarianos que não comem subprodutos bovinos, de onde a gelatina deriva-se, películas de plástico, papel mata-borrão (blotters), frascos com líquido e muitas outras formas - quase tudo onde um líquido pode ser pingado, tem sido usado. Uma vez que o LSD é um cristal e a dose é tão pequena que mal se pode ver, ele é normalmente dissolvido num solvente como o álcool etílico e então pingado em algum fixador, estabilizado com alguma substância inerte. Somente se o fixador estiver estabilizado, é que não ocorrerão alterações no efeito bioquímico alterador da mente.\n\nA explicação mais comum a respeito das impurezas, parece ser adulterações com alguma outra substância psicotrópica como o speed (anfetamina) ou estricnina. Contudo, como os programas de testes e informação de drogas têm repetido com veemência, há raramente anfetamina ou estricnina em "street acid". O aditivo mais comum é o PCP (fenciclidina, ou Serylan, um tranqüilizante para animais que causa reações de delírio alucinógeno), que também está presente quando o street acid é rotulado erroneamente como sendo "mescalina" ou "psilocibina". Mescalina sintética e psilocibina (normalmente psilocina) desapareceram das ruas um pouco depois do LSD puro (por volta de 1969) e a única forma genuína destas drogas encontradas nas ruas, é o material orgânico dos cogumelos ou os botões de peiote.\n\nDevido à natureza imprecisa das street-drugs no mercado, uma certa quantidade de programas de testes foi desenvolvido nos anos 70. Estas organizações classificaram com frequência, a maioria das amostras clandestinas de ácido, como "LSD". Por exemplo, o 'Straight Dope Newsletter', uma compilação de informações das organizações americanas de testes, noticiou que de 209 amostras entregues à várias organizações, durante o período de março a julho de 1973, 183 amostras eram "LSD".\n\nPharChem de Palo Alto, Califórnia, o mais significativo dos grupos de testes das mais variadas drogas ilícitas, anunciou em 1973: "De 405 amostras, ditas como sendo LSD, 91.6% o eram realmente, 3.4% não tinha nenhuma droga, 3% era na verdade DOM, PCP e outros, e 2% tinha DOM, PCP e metanfetamina misturadas ao LSD".\n\nCompare estas duas informações com um levantamento retirado do "LSD - A Total Study" (editado por D.V. Siva Sankar): "Marshman e Gibbons testaram 519 amostras de "street drugs", as quais o vendedor garantiu a composição. Das que eram ditas serem LSD, 44% continham LSD com duas ou mais substâncias contaminantes ou eram até, misturas de substâncias resultantes da falha na tentativa de sintetizar LSD."\n\nHá alguma coisa errada, alguma coisa impura em relação aos ácidos de hoje. Uma teoria possível para a degeneração da produção do LSD é dada por Hollinshead no "The Man Who Turned On The World":\n\n"Eu acho que o problema da produção química do ácido clandestino era a falta do ergot, sem o qual a síntese do d-LSD-25 é impossível. Até 1965, podia-se comprar suprimentos de ergot com pouca dificuldade de três ou quatro companhias químicas européias, mas as pressões de Washington colocaram um fim nisto, sem dúvida, na esperança de que com isso, terminar com o LSD clandestino. De certa forma as autoridades federais estavam corretas. O Underground parou de produzir d-LSD-25; mas em vez disto eles descobriram todo um grupo de substâncias parecidas ao d-LSD-25... Claro que a nova coisa "funcionou" no sentido de que, qualquer substância nova alteradora da mente, funciona produzindo efeitos subjetivos no corpo, mas não pareceu produzir em que a usou, nenhuma elevação particularmente notável, nem na cabeça ou no coração; Eram pelo menos - e provavelmente é - um aspecto impopular entre os "congnoscenti" que afirmam que alguns dos "street acid" são capazes de produzir efeitos subjetivos positivos de "caráter prolongado"; no entanto, eles admitiram prontamente que muito do que é vendido como "ácido puro " é na verdade metanfetamina (uma forma de anfetamina potente que foi desenvolvida inicialmente pelo Exército americano) ou compostos de ergotamina criada pela química molecular moderna".\n\nUma razão mais plausível para os efeitos diferentes do street acid e do LSD é que as impurezas do subproduto, contaminam o material em várias etapas durante a fabricação. O LSD pode ser feito do ácido lisérgico extraído tanto das sementes de Morning Glory ou do ergot, ou composto feitos do ergot - incluindo o tártaro de ergotamina, que é uma droga farmacêutica usada no tratamento de enxaquecas. O LSD pode também ser totalmente sintetizado a partir de elementos químicos orgânicos. Qualquer que seja o processo usado, se levado adiante corretamente, a molécula resultante é LSD.\n\nAntes do LSD se tornar ilegal, os materiais para sua manufatura podiam ser comprados de várias companhias químicas dos Estados Unidos e da Europa. A maior parte do ácido de Owsley foi fabricado a partir do monohidrato do ácido lisérgico obtido da Sandoz, antes do ácido lisérgico ser proibido. Mas depois de 1966, os precursores ideais para o preparo não eram obtidos facilmente.\n\nA produção dos precursores necessários é um longo processo, e podem surgir várias situações onde ocorrem impurezas. Durante a preparação do principal precursor - monohidrato do ácido lisérgico - vários alcalóides do ergot e cicloalcamidas do ácido lisérgico, contaminarão o produto final se não forem removidos adiante através de procedimento cromatográfico adequado. E os contaminantes que vão aparecer dependerão de qual material de partida foi usado; ergot, tártaro de ergotamina ou semente de morning glory. E uma vez que estes precursores tenham sido sintetizados corretamente em LSD, vários isômeros e Lumi-LSD (LSD saturado com água), podem contaminar o produto final se não forem retirados com os métodos de cromatografia.\n\nPortanto, a cromatografia, um método altamente refinado que os químicos orgânicos usam para isolar substâncias específicas, é o processo chave pelo qual as impurezas podem ou não ser removidas do cristal final de LSD. Aqui uma passagem do 'Psychedelic Chemistry', de Michael Valentine Smith:\n\n"Há uma grande quantidade de crendices a respeito da purificação de psicodélicos. Na verdade, quaisquer impurezas que possam estar presentes como resultado de métodos de síntese, terão quase certamente nenhum efeito na viagem. Se há 200 mcg de impurezas presentes ...e poucos compostos produzirão efeitos significativos; se forem ingeridos de cem a mil vezes esta quantidade. Até a mescalina que tem efeito psicodélico um tanto específico, requer aproximadamente mil vezes esta quantidade."\n\nA maioria dos livros no mercado que dão detalhes do processo do LSD, por exemplo, 'Psychedelic Guide For The Preparation For The Eucharist 'de Robert Brown, 'Basic Drug Manufaturing' e 'The Book Of The Acid' de Adam Gettlieb, assim como o livro de Michael Valentine Smith - falham em descrever a eficiência do método cromatográfico, como o ponto de fundição cromatográfico, necessário para a produção de LSD puro. Timothy Scully me disse que ele e Owsley acreditavam que o limite tolerável de impurezas era um décimo por ponto percentual (exigindo 99,9% de pureza) - longe da avaliação de 50% de Michael Valentine Smith! Antes que estudos cuidadosos sejam feitos, o cálculo real para a tolerância de impurezas continuará desconhecido. Como estas impurezas mudam o rumo de ação do LSD e as experiências que elas geram? Umas das teorias é que por ser o LSD como uma chave (sua última camada de elétrons tem uma forma específica) ele encaixa num número de pequenas fechaduras chamadas "sítios receptores". Elas estão localizadas em algum lugar no cérebro - ninguém tem certeza aonde, mas uma teoria sugere que elas devem estar no tronco cerebral. É sabido, porém, que estes receptores interagem somente com configurações moleculares extremamente específicas. Os vários compostos do ergot, cicloalcamidas do LSD e Lumi-LSD se ligam às mesmas placas receptoras que o LSD. Mas estes compostos, evidentemente, não o fazem da mesma maneira agradável e limpa como o LSD. Muitos destes compostos têm efeito similares aos sintomas do envenenamento pelo ergot - o Fogo de Santo Antônio da idade média. Estes sintomas incluem: articulações inflamadas, dor de cabeça, náusea e ondas de frio e calor. Os isômeros do LSD são outros contaminantes possíveis e de fato estão presentes nos relatórios reportados pelos grupos de análises de drogas. Há quatro isômeros possíveis do LSD, mas somente a estrutura da dietilamida do ácido d-lisérgico é ativa. As outras estruturas rotativas - dietil amida do ácido l-lisérgico, dietil amida do ácido d e iso-lisérgico (ao contrário de divulgação recente), são inativos. Não tem nenhuma função farmacêutica, exceto possivelmente, como catalisador de algum efeito latente do LSD, ou bloqueador da ação do LSD nos sítios receptores. Se um lote contaminado de dietilamiaa for usado no processo de produção ou se o químico decidir faze-lo de propósito, os análogos do LSD deverão estar presentes no cristal final. Moléculas similares ao LSD em estrutura, permitem o encaixe nos mesmos sítios de ligação do LSD. Alguns destes análogos têm efeitos intensos que variam de acordo com a ação e com a potência. Por exemplo, o mais forte dos análogos, ADL-52, tem 91% da potência do LSD e tem sido considerado como tendo um efeito levemente diferente sobre a mente (há alguma controvérsia sobre isto). De qualquer modo; como Albert Hofmann afirma no 'Drugs Affecting The Central Nervous System': "o LSD tem eficácia maior e mais específica e deve portanto ser considerado o protótipo genuíno dos compostos 'psicotomiméticos'". Assim, todas as impurezas encontradas no LSD são como chaves imperfeitas. Tais substâncias, como os alcalóides do ergot, cicloalcamidas e outros derivados do ácido lisérgico, e os homólogos do LSD e o lumi-LSD são drogas que devem abrir a porta parcialmente, mas somente o LSD puro abre totalmente as portas da percepção. Além das impurezas da fabricação, elas podem surgir a partir da decomposição do LSD. Dr. Albert Hofmann aponta em seu auto 'The Chemistry of LSD': "A base pura assim como o tártaro da dietilamida do ácido d-lisérgico e todos os derivados do ácido lisérgico, são muito sensíveis à luz e à agentes oxidantes. Todas preparações devem ser armazenadas cuidadosamente, protegidas da luz e do oxigênio do ar, para prevenir que sejam destruídas em pouco tempo." Mesmo se, por alguma chance, fosse feito um lote underground puro, ele se perderia com o tempo, especialmente se colocados nas embalagens convencionais (blotter ou windowpane) que não protegem da luz ou do ar. O LSD farmacêutico é armazenado a vácuo em frascos, em gás de nitrogênio. Uma forma viável de LSD puro clandestino, deveria chegar ao consumidor num tablete revestido com uma substância protetora inerte, ou em frasco a vácuo, mas esta embalagem é cara, e certamente não reconciliável com o comércio lucrativo.\n\nPor que é assim, que a maioria do LSD underground nos Estados Unidos é feita erroneamente? Há várias outras explicações possíveis. Um químico, por exemplo, me disse que isto era "porque todos os profissionais estão fora do campo de ação." Isto quer dizer que a maioria dos químicos underground, seja por altruísmo ou ganância, são incompetentes para produzir uma a substância em um nível farmacêutico. Além disso, eles muitas vezes carecem de dinheiro para comprar o equipamento complicado para produzir com qualidade ou para testar adequadamente seu produto final. Paranóia também pode levar à produção imperfeita. Um químico muitas vezes não tem tempo para passar por todos os graus do processo, ou usarão atalhos para limitar uma possível exposição e serem pegos. Ajudaria, se os grupos de análises de 'street-drugs' aperfeiçoassem seus métodos. Muitos destes grupos não têm amostras das impurezas que podem estar em 'street-drugs', e são consequentemente incapazes de identificá-las. Além disto, suas técnicas de testes não são exatamente adequadas na tarefa de determinar a natureza das amostras. A maioria confia numa cromatografia superficial, que pode mostrar somente a presença do LSD, mas não todas as impurezas ali presentes.\n\nEm uma carta pessoal, Alexander Shulgin, comentou:\n\n"na análise habitual do LSD (como a feita na PharmChem Foundation), faz-se a cromatografia de um extrato da droga sob suspeita, observa-se o resultado da separação sob luz UV e então borrifa-se a placa com algum foto-reagente como o dimetilaminobenzaldeído (PDAB). Se houver impurezas que fluorescem (como o ácido lisérgico ou o iso-lisérgico) e que se deslocam na separação cromatográfica, estes serão vistos. Se as impurezas apresentarem o átomo indol-2-hidrogênio intacto, ocorrem cores entre o azul e o roxo. Ambos os testes, exigem é claro, que haja quantidades suficientes para serem vistas. Mas se a impureza não fluoresce (como acontece com o Lumi-LSD e as foto-substâncias adicionadas) ou não reagir com o PADB (como aconteceria com duas impurezas substitutas, como 2-oxo-ergots), então as impurezas permaneceriam invisíveis. É completamente possível que uma amostra de LSD poderia estar contaminada grosseiramente com impurezas e, se não acusassem em nenhum destes testes, é provável que sua presença nunca tenha sido suspeitada.\n\nDe novo, seria de muita ajuda, se os grupos de análises começassem a procurar por impurezas dos sub-produtos e estabelecer critérios para a pureza química do psicodélico. Eles têm que parar de rotular suas amostras impuras como 'LSD', um hábito que sugere pureza e deste modo, cria bastante confusão na opinião pública e entre os escritores. Em vez disso eles devem distinguir claramente entre 'street-acid' e o LSD puro farmacêutico. E se não têm recursos para possuir os equipamentos necessários (espectômetro de massa e microscópio eletrônico), então deveriam deixar o público saber sobre suas capacidades reais. No que diz respeito ao assunto, nenhum dos kits de testes vendidos comercialmente é capaz de determinar pureza.\n\nMuitos dos usuários que tomaram ácido no início e o abandonaram mais tarde, tentaram outros métodos de expansão da consciência uma vez que o LSD a disposição se tornara impuro. Eles pensaram que o LSD não funcionava mais, ou culparam suas cabeças, não percebendo que isto era devido à mudança na natureza da substância vigente. Assim o aumento no número de impurezas levou as pessoas a sufocarem as experiências místicas que tiveram, e se recolheram numa confortável conformidade 'cool'. Ou se voltaram para os gurus do Oriente e os Movimentos de Jesus.\n\nEu suponho que as impurezas causem às pessoas um "body-trip" (euforia) em vez da pura "mind-trip" do LSD (êxtase). As pessoas se voltam para outras drogas que causam euforia (maconha é uma delas), porque o 'street-acid' caiu nos domínios da transação desonesta e perdeu as qualidades espirituais do LSD. Só pelo fato do LSD não funcionar como antes, levou as pessoas a tentarem escapar da realidade 'toda-tão-estática' via cocaína, maconha, tranquilizantes, álcool e heroína.\n\nComo as experiências mudaram, a ênfase entre os fabricantes e distribuidores de LSD mudou. No começo, a motivação principal era espiritual. Muito LSD foi dado de graça, e a venda era um passatempo amador. Como o LSD se tornou mais um na longa lista de drogas para o corpo, a cobiça poluiu a corrente espiritual.\n\nA responsabilidade real por toda esta mentira recai, não sobre o undergound, nem sobre o público, vítimas da lavagem cerebral com cerveja e televisão, mas sim, sobre o governo. Hoje, uma pequena elite de cientistas, sancionados pelo governo, controlam o LSD nos Estados Unidos. Apesar do bem que suas pesquisas limitadas fazem, a visão estreita e o uso exclusivo desta droga parece triste, comparado com o grande bem que estes psicodélicos proporcionariam se fossem mais amplamente usados. Muitas sugestões para seu uso racional incluem fazer do LSD uma droga usada sobre prescrição, criando centros de LSD ou fazendo do LSD um medicamento licenciado.\n\nO movimento psicodélico, que tem sido eclipsado por dez anos, continuará dormente até as pessoas puderem obter LSD de pureza e concentração conhecida. ”\n____________________\n\nMais fontes:\n\nMais fontes:suo por Bruce: A história do MDMA\nhttps://www.erowid.org/library/books/ecstasy_the.shtml\n\nEntrevista com Bruce Eisner\nhttps://en.wikipedia.org/wiki/Bruce_Eisner#Interviews_conducted\n\nuSobre o Island (falaremos em breve aqui no grupo)\nhttps://web.archive.org/web/20050830100308/http://www.island.org/\n\nOutra entrevista:\nhttps://web.archive.org/web/20060314181705/http://www.bruceeisner.com/writings/2004/09/interview_with_.html\n\nArtigo: Uma chamada para o Santuário psicodélico:\nhttps://archive.is/20041129060107/http://www.bruceeisner.com/writings/2004/09/a_call_for_a_ps.html</text:p>
          </table:table-cell>
          <table:table-cell office:value-type="float" office:value="36" calcext:value-type="float">
            <text:p>36</text:p>
          </table:table-cell>
          <table:table-cell office:value-type="float" office:value="12" calcext:value-type="float">
            <text:p>12</text:p>
          </table:table-cell>
          <table:table-cell office:value-type="string" calcext:value-type="string">
            <text:p>2017-09-26</text:p>
          </table:table-cell>
          <table:table-cell office:value-type="string" calcext:value-type="string">
            <text:p>21:05:54+0000</text:p>
          </table:table-cell>
        </table:table-row>
        <table:table-row table:style-name="ro1">
          <table:table-cell office:value-type="float" office:value="18" calcext:value-type="float">
            <text:p>18</text:p>
          </table:table-cell>
          <table:table-cell office:value-type="string" calcext:value-type="string">
            <text:p>320137168412206_348492268910029</text:p>
          </table:table-cell>
          <table:table-cell office:value-type="string" calcext:value-type="string">
            <text:p>[COLABORAÇÃO] Testes com amostras de cabelo revelam o que os usuários de ecstasy estão realmente usando.\n\nMatéria recente do blog de ciências INVERSE SCIENCE:\nhttps://www.inverse.com/article/36477-ecstasy-mdma-hair-test-pmma\n\nSe você estiver numa rave na cidade de Nova York, e um homem chamado Joseph Palamar te pedir uma amostra de cabelo, não se preocupe, ele não faz parte de uma “bad trip”. Palamar é professor de saúde na Universidade de Nova York e ele testa o cabelo das pessoas em festas para descobrir o que realmente tem nas drogas que estão tomando.\n\nEm um artigo na edição de outubro do “International Journal of Drug Policy”, Palamar e seus colegas demonstram que cerca de 50 por cento das pessoas entrevistadas em festas eletrônicas de música de dança em Nova York durante o verão de 2016 tomaram pílulas de ecstasy ou cristais em pó que continham drogas quem os usuários nem imaginavam.\n"Eu esperava que a maioria dos resultados fossem positivos para ecstasy", diz Palamar . "Mas o que eu acho alarmante é que muitas dessas pessoas riem quando dão a amostra de cabelo e dizem coisas como: "Não uso ‘sais de banho’; eu não sou um canibal. Então, o cabelo prova positivo para os ‘sais de banho’. Essas pessoas precisam ser melhor educadas ".\n\nEcstasy cristalino em pó pode parecer que é MDMA puro, uma vez que é um pó, mas é tão provável que contenha outras drogas inesperadas quanto os comprimidos. Para conduzir este estudo, Palamar e seus colegas entrevistaram festeiros sobre as drogas que haviam tomado no ano passado depois de colecionar pedaços de cabelo. Então, eles testaram o cabelo para ver se os fatos correspondiam. As amostras de cabelo, diz Palamar, são mais fáceis de coletar do que amostras de sangue e urina e são melhores para ajudar os pesquisadores a monitorar o uso de drogas por um longo período de tempo.\n\nNa metade dos casos examinados, os usuários não perceberam que estavam tomando todos os tipos de outros produtos químicos além de MDMA. O mais impressionante foi a descoberta de que apenas três quartos das pessoas que disseram ter tomado MDMA no ano passado testaram positivo para MDMA. O que isso provavelmente significa é que suas pílulas de ecstasy continham uma ou mais de uma variedade de drogas que podem ser encontradas em comprimidos fabricadas ilicitamente.\n\nEntre os produtos químicos, a equipe de Palamar detectou a metanfetamina, catinonas sintéticas (butilona, etilona, pentilona, metilona, alfa-PVP) e todo tipo de outros dissociativos, psicodélicos e estimulantes (4FA, 5apb, PMMA, 2CB, PCP).\n\nO gráfico do link abaixo mostra as drogas que as pessoas pensavam que tomavam e as drogas que eles realmente tomavam:\nhttps://fsmedia.imgix.net/a3/85/8b/05/f450/4f3f/9847/71b3e7103554/this-chart-shows-the-drugs-people-thought-they-took-and-the-drugs-they-actually-took.png?auto=format%2Ccompress&amp;w=700\n\nOs cientistas não sabem o que muitas dessas drogas fazem para o corpo:\n\n"Algumas dessas drogas são muito novas e não conhecemos necessariamente seus efeitos", diz Palamar. "Os usuários provavelmente devem estar preocupados com o uso de novos medicamentos, especialmente porque eles provavelmente são misturados com outras drogas, como MDMA, e as combinações de drogas não intencionais podem levar a efeitos indesejados".\n\nIsso não significa que seja necessariamente perigoso tomar o ecstasy não testado, mas isso significa que é uma boa ideia testar sempre que possível. Muitos desses produtos químicos não são perigosos em doses normais - embora alguns, como o PMMA, não sejam considerados muito seguros - mas podem estragar o seu dia se você os tomar involuntariamente. Por exemplo, você pode planejar dormir quando você chegar em casa de uma festa, mas se essa substância que você usou às 10 horas se revela uma bomba de metanfetamina, o sono pode não chegar.\n\nEm outros casos, os efeitos podem ser mais sérios não somente no dia da experiência, mas a médio e longo prazo. Simplificando, nunca é uma boa ideia tomar drogas que você não conhece, porque não sabe como elas podem interagir uma com a outra ou com medicamentos que você está tomando atualmente. Os kits de testes de reagentes, podem ajudar a confirmar que seus medicamentos são o que você acha que são.\n\nPalamar e seus colegas não estão tentando convencer as pessoas a parar de tomar drogas, mas eles esperam que suas pesquisas levem as pessoas a estarem melhor informadas quando o fizerem.\n\n"Espero que os usuários e potenciais usuários se tornem mais conscientes de que, de fato, podem usar drogas sem querer, que podem ser muito mais perigosas do que MDMA".</text:p>
          </table:table-cell>
          <table:table-cell office:value-type="float" office:value="55" calcext:value-type="float">
            <text:p>55</text:p>
          </table:table-cell>
          <table:table-cell office:value-type="float" office:value="3" calcext:value-type="float">
            <text:p>3</text:p>
          </table:table-cell>
          <table:table-cell office:value-type="string" calcext:value-type="string">
            <text:p>2017-09-26</text:p>
          </table:table-cell>
          <table:table-cell office:value-type="string" calcext:value-type="string">
            <text:p>23:21:46+0000</text:p>
          </table:table-cell>
        </table:table-row>
        <table:table-row table:style-name="ro1">
          <table:table-cell office:value-type="float" office:value="501" calcext:value-type="float">
            <text:p>501</text:p>
          </table:table-cell>
          <table:table-cell office:value-type="string" calcext:value-type="string">
            <text:p>320137168412206_348503565575566</text:p>
          </table:table-cell>
          <table:table-cell office:value-type="string" calcext:value-type="string">
            <text:p>[COLABORAÇÃO]\n\nEduardo Schenberg, mestre em psicofarmacologia e doutor em neurociências, que desmitifica e defende o uso dos psicodélicos em tratamentos pós-traumáticos: “O anti-depressivo alivia o sofrimento e então você consegue tocar a sua vida. A medicina psicodélica tem outra abordagem: que você sinta mais esses problemas, lembre mais do trauma - mas comece a sentir diferente."\n\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2017-09-27</text:p>
          </table:table-cell>
          <table:table-cell office:value-type="string" calcext:value-type="string">
            <text:p>00:54:34+0000</text:p>
          </table:table-cell>
        </table:table-row>
        <table:table-row table:style-name="ro1">
          <table:table-cell office:value-type="float" office:value="1122" calcext:value-type="float">
            <text:p>1122</text:p>
          </table:table-cell>
          <table:table-cell office:value-type="string" calcext:value-type="string">
            <text:p>320137168412206_348507725575150</text:p>
          </table:table-cell>
          <table:table-cell office:value-type="string" calcext:value-type="string">
            <text:p>[COLABORAÇÃO] GRANDES FILÓSOFOS QUE USARAM PSICODÉLICOS\n\nHoje, o mundo está desfrutando um pouco do renascimento psicodélico. O fenômeno da microdosagem, em que uma fração de um hit de LSD é usado para ganhar os supostos benefícios sem o incômodo das alucinações, é cada vez mais popular no Vale do Silício. A pesquisa médica em psicodélicos de todos os tipos também está se expandindo e encontrando novos usos benéficos para essas drogas no tratamento de distúrbios psicológicos.\n\nCom décadas de proibições de pesquisa, a evidência científica dos benefícios de tais medicamentos é limitada. Há muitas pessoas que pregam os supostos benefícios das drogas, mas poucos deles podem ser ditos filósofos ou cientistas respeitados. Nesse texto, oferecemos as experiências de alguns filósofos e cientistas reais sobre os possíveis benefícios dos psicodélicos. \n\n1 - Gerald Heard, um autor britânico que escreveu muitos livros sobre ciência, história e consciência humana, experimentou LSD antes do que a maioria das pessoas, em meados da década de 1950. Seu uso e o elogio particular da possível aplicação da droga como catalisador para criar momentos de percepção quase religiosa fizeram com que muitos outros intelectuais tentassem, incluindo seu amigo Aldous Huxley e o pioneiro em pesquisa psicodélica Timothy Leary. Ele descreveu a droga como: "Há as cores e as belezas, os desenhos, a bela maneira como as coisas aparecem..., mas isso é apenas o começo. De repente, você percebe que não existem essas separações. Que não estamos em uma ilha separada gritando para alguém do outro lado tentando ouvir o que ele está dizendo, sem nos entender.". \n\nAqui, o vídeo do próprio Gerald, sob efeito de LSD, onde ele cita o que foi descrito acima e mais algumas frases, como “eu nunca vi nada parecido com isso”, é de arrepiar:\n\nhttps://www.youtube.com/watch?v=1pI5XZxpQaI\n\nEsta entrevista também foi “sampleada” na música 'Waking Bliss' que eu recomendo ouvirem:\n\nhttps://www.youtube.com/watch?v=Q7kKg_gHyx0\n\n2 - Alan Watts, o filósofo britânico mais conhecido por popularizar as ideias da filosofia oriental a seu público ocidental, também experimentou o LSD e outras drogas. Ele as viu como sendo úteis ao oferecer “vislumbres" a uma maior espiritualidade, e em ajudar os indivíduos a entender sua conexão com o universo. Posteriormente, concluiu: " Se você já entendeu a mensagem, desligue o telefone. Porque as drogas psicodélicas são simplesmente instrumentos, como microscópios, telescópios e telefones. Por exemplo, o biólogo não passa o tempo todo com os olhos colados no microscópio, ele se afasta, deixa o instrumento de lado e trabalha com o que viu através das lentes".\n\nAqui, ele fala mais sobre suas experiências:\nhttps://www.youtube.com/watch?v=4l90LMpSJM4\n\n3 - Sam Harris, um neurocientista americano e chamado de cavaleiro do novo ateísmo, experimentou MDMA para sentir os efeitos mentais e não os físicos. Sua viagem com MDMA resultou em uma profunda compreensão de que ele estava conectado a todo ser consciente existente. A trip foi tão poderosa para ele que levou anos para poder integrar as ideias na sua vida intelectual.\n\nEle também menciona, apesar de ser um defensor da meditação, que, embora a meditação seja útil, pode não funcionar para todos. Isso é contrário a drogas psicoativas, porque ela sempre causará algum efeito se for tomado em uma dose ativa. Ele deixa bem clara essa noção, e afirma que qualquer coisa que você pode fazer com psicodélicos pode ser feita sem eles. Ele aceita que ele nunca teria suposto que tal experiência seria possível sem as drogas, se ele não as tivesse levado inicialmente. “Para algumas pessoas, seria impossível notar que poderiam fazer aquilo, sem usar alguma droga primeiramente”\n\nAqui, o vídeo completo sobre sua visão:\nhttps://www.youtube.com/watch?v=1pI5XZxpQaI\n\n4 - Aldous Huxley, mais conhecido como o autor de "Brave New World", experimentou drogas psicodélicas no final da década de 1950. Suas ideias sobre o assunto são registradas em seus livros “As Portas da Percepção”. Huxley acreditava que drogas como mescalina e LSD nos permitiram ver o mundo "como está" ao invés de como normalmente o experimentamos - de forma mais adequada para a sobrevivência. Ele chamou essa maneira de ver o mundo a "mente em geral" e argumentou que era uma perspectiva maravilhosa de que muitas pessoas se beneficiariam.\n\nEle também argumentou que toda cultura ao longo do tempo buscou algum tipo de escape químico da vida diária. Na sua opinião, os psicodélicos eram uma alternativa mais saudável ao tabaco e ao álcool, alcançando os objetivos de fuga ao lado das realizações psicológicas e místicas.\n\nNo entanto, Huxley também acreditava que o LSD não deveria estar popularmente disponível, mas usado apenas pelos "melhores e mais brilhantes”. Ele menciona no final de seu livro que as drogas não são iluminação, mas meramente úteis para o intelectual que possa ser anexado a palavras e símbolos. Seu gozo ocasional de drogas durou o resto de sua vida; suas últimas palavras foram um pedido para sua esposa injetar LSD nele antes de morrer. E ela o fez.\n\nHá, é claro, outros filósofos e pensadores que tentaram as coisas e tiveram coisas a dizer sobre isso. George Carlin, Richard Feynman e Steve Jobs, por exemplo. Os menos filosoficamente inclinados, que ainda conseguiram tirar um ótimo aproveitamento de suas viagens, incluem Jimi Hendrix, Ken Kesey, Cary Grant e George Harrison.\n\nEmbora alguns desses ícones de arte e ciência discordem sobre os benefícios dessas drogas serem abertamente disponíveis para o público, ou mesmo o que esses benefícios são, eles convergiram em uma coisa: que os efeitos de flexão mental são bons para muitas pessoas. \n\nIsso não deve ser interpretado como um endosso cego - Sam Harris talvez seja mais claro nisso quando ele diz: "Isso não quer dizer que todos deveriam tomar psicodélicos ... essas drogas representam certos perigos. Sem dúvida, algumas pessoas não possuem estrutura para manter o vínculo com a realidade ao se deparar com a consciência alterada". À medida que o Ocidente continua a considerar os prós e os contras de substâncias químicas diferentes, o testemunho de algumas pessoas inteligentes e bem-sucedidas devem ser incluídos na discussão.\n_________________\n\nTexto original:\nhttp://bigthink.com/articles/big-thinkers-on-lsd\n\nOutras fontes:\nGerald Heard:\nhttps://en.wikipedia.org/wiki/Gerald_Heard\nAlan Whatts:\nhttps://pt.wikipedia.org/wiki/Alan_Watts\nSam Harris:\nhttps://pt.wikipedia.org/wiki/Sam_Harris\nAldous Huxley:\nhttps://pt.wikipedia.org/wiki/Aldous_Huxley</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2017-09-27</text:p>
          </table:table-cell>
          <table:table-cell office:value-type="string" calcext:value-type="string">
            <text:p>01:04:58+0000</text:p>
          </table:table-cell>
        </table:table-row>
        <table:table-row table:style-name="ro1">
          <table:table-cell office:value-type="float" office:value="1369" calcext:value-type="float">
            <text:p>1369</text:p>
          </table:table-cell>
          <table:table-cell office:value-type="string" calcext:value-type="string">
            <text:p>320137168412206_348746788884577</text:p>
          </table:table-cell>
          <table:table-cell office:value-type="string" calcext:value-type="string">
            <text:p>[COLABORAÇÃO]\n\nSe liga galera.</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2017-09-27</text:p>
          </table:table-cell>
          <table:table-cell office:value-type="string" calcext:value-type="string">
            <text:p>23:24:00+0000</text:p>
          </table:table-cell>
        </table:table-row>
        <table:table-row table:style-name="ro1">
          <table:table-cell office:value-type="float" office:value="1287" calcext:value-type="float">
            <text:p>1287</text:p>
          </table:table-cell>
          <table:table-cell office:value-type="string" calcext:value-type="string">
            <text:p>320137168412206_348835942208995</text:p>
          </table:table-cell>
          <table:table-cell office:value-type="string" calcext:value-type="string">
            <text:p>[COLABORAÇÃO]\n\nLuz divina, luz divina...\n\nhttps://www.facebook.com/photo.php?fbid=1098088776898452&amp;set=a.268199436554061.76436.100000920213724&amp;type=3&amp;theater</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2017-09-28</text:p>
          </table:table-cell>
          <table:table-cell office:value-type="string" calcext:value-type="string">
            <text:p>22:25:10+0000</text:p>
          </table:table-cell>
        </table:table-row>
        <table:table-row table:style-name="ro1">
          <table:table-cell office:value-type="float" office:value="103" calcext:value-type="float">
            <text:p>103</text:p>
          </table:table-cell>
          <table:table-cell office:value-type="string" calcext:value-type="string">
            <text:p>320137168412206_348757912216798</text:p>
          </table:table-cell>
          <table:table-cell office:value-type="string" calcext:value-type="string">
            <text:p>[COLABORAÇÃO]\n&lt;3 \n\nhttps://www.facebook.com/rdcomlogan/posts/191254651567462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2017-09-28</text:p>
          </table:table-cell>
          <table:table-cell office:value-type="string" calcext:value-type="string">
            <text:p>00:04:13+0000</text:p>
          </table:table-cell>
        </table:table-row>
        <table:table-row table:style-name="ro1">
          <table:table-cell office:value-type="float" office:value="1555" calcext:value-type="float">
            <text:p>1555</text:p>
          </table:table-cell>
          <table:table-cell office:value-type="string" calcext:value-type="string">
            <text:p>320137168412206_349012675524655</text:p>
          </table:table-cell>
          <table:table-cell office:value-type="string" calcext:value-type="string">
            <text:p>[COLABORAÇÃO] O PRIMEIRO CIENTISTA EM MAIS DE 40 ANOS A TESTAR LSD COM SERES HUMANOS - E VOCÊ PODE SER O PRÓXIMO!\n\nMatéria feita pela jornalista Laurence Phelan ao jornal britânico “The Independent”.\n\nO Dr. Carhart-Harris está investigando os efeitos cerebrais e potenciais usos terapêuticos de drogas psicodélicas.\nEm uma noite calorosa em junho, em uma sala lotada em cima de um pub londrino, o Dr. Robin Carhart-Harris, um associado de pesquisa no Centro de Neuropsicofarmacologia no “Imperial College”, está dando uma palestra pública sobre seu trabalho. <text:s/>Há uma atmosfera ligeiramente atordoada na sala de eventos, porque a área de pesquisa do médico é tão excitante quanto tabu: ele está investigando os efeitos cerebrais e potenciais usos terapêuticos de drogas psicodélicas.\nHarris é a primeira pessoa no Reino Unido a ter administrado doses de LSD legalmente em voluntários humanos desde 1971 e sua apresentação mostra algo que ninguém mais viu antes: uma imagem transversal ainda não publicada do cérebro de um voluntário que estava em um scanner “fMRI” enquanto estava numa viagem de ácido. As cores indicam mudanças no fluxo sanguíneo, das quais se podem inferir mudanças nos níveis de atividade em regiões específicas do cérebro.\n\n"Nós testamos apenas seis cérebros até agora", diz Harris quando nos encontramos algumas semanas depois em uma cafeteria perto de seu apartamento em Notting Hill. <text:s/>Ele é um orador cuidadoso e articulado, mas seu entusiasmo por seu trabalho é evidente. "Estamos em um estágio inicial, mas certamente promissor. É realmente emocionante", diz ele.\n\nOs potenciais benefícios científicos dos psicodélicos (diferenciados de quaisquer benefícios culturais, sociais, artísticos, espirituais ou subjetivamente agradáveis) se enquadram em duas categorias. Eles parecem ser medicinais ou terapeuticamente úteis, e eles oferecem uma visão não convencional do funcionamento da mente humana, de modo que o antigo "difícil problema da consciência" pode ser feito um pouco mais fácil. A etimologia da palavra "psicodélico" é, afinal, do grego, a "manifestação da mente".\n\nOs psicodélicos derivados de plantas, como a mescalina (do cacto peiote), o DMT (da raiz da jurema) e a psilocibina (dos cogumelos mágicos) foram utilizados terapeuticamente e medicamente durante milênios. Em 1943, no entanto, Albert Hofmann, um químico suíço de 37 anos nos laboratórios da empresa farmacêutica Sandoz em Basileia, ingeriu acidentalmente um produto químico que sintetizou do fungo da ergot e tornou-se a primeira pessoa a experimentar suas propriedades notáveis de alteração da mente. Entrevistado pouco antes do seu 100º aniversário, ele chamou o LSD de "remédio para a alma".\n \nUnicamente potente em doses minuciosas, e com o que Harris chama de "perfil de segurança fisiológico muito favorável" - isto é, não é tóxico - essa droga psicodélica recém-sintetizada abriu novas portas, em mais de uma maneira. "Você poderia dizer que o nascimento da ciência dos psicodélicos ocorreu com a descoberta do LSD", diz Harris. "Foi só então que começamos a estudá-los sistematicamente".\n\nEm 1947, a Sandoz estava promovendo o LSD, sob o nome da marca Delysid, como adjunto à psicoterapia. Cary Grant costumava usá-lo durante sua terapia, assim como o cofundador dos Alcoólicos Anônimos, Bill Wilson. Entre os anos 1950 e 1965, quando Sandoz retirou a droga do mercado, haviam mais de 1.000 documentos clínicos sobre 40.000 pacientes. Uma meta-análise de seis ensaios controlados da época encontrou que a eficiência clínica para o tratamento do vício do álcool era tão eficaz quanto qualquer tratamento desenvolvido desde então.\n\n"Eu pessoalmente acho que tem um grande potencial para tratar o vício", diz Harris. "É um pouco hipotético, mas é baseado no que sabemos sobre o funcionamento do cérebro, que é que ele se instala em configurações de atividade que parecem subjugar certas psicopatologias.\n\n"A depressão e os vícios dependem de padrões reforçados de atividade cerebral e um psicodélico irá introduzir um caos relativo. Os padrões que se tornaram reforçados se desintegram sob a droga. Há evidências de que os psicodélicos induzem plasticidade, em termos de conexões neurais no cérebro, de modo que há uma janela de oportunidade em que as conexões podem ser quebradas ou reforçadas. Novas coisas podem ser aprendidas ao mesmo tempo em que as coisas antigas podem ser desaprendidas. Ela induz uma espécie de flexibilidade da mente."\nOs mecanismos biológicos subjacentes à experiência psicodélica eram irreconhecíveis nas décadas de 1950 e 1960, antes da era moderna da neurociência e da imagem cerebral. "Ao invés de testar se um medicamento funciona, achando que parece, e depois tentando entender como, eu prefiro a maneira como estamos fazendo isso agora", diz Harris. "É um pouco mais lógico e cauteloso".\n\nCuidado, os leitores podem se mostrar satisfeitos, é uma palavra de alerta durante toda a nossa conversa. "Os perigos com os psicodélicos - e existem perigos potenciais", diz o médico, "surgem quando são tomados sem o devido cuidado. O modelo de como as drogas são tomadas de forma terapêutica é muito diferente da forma como as pessoas tomam recreativamente. Há um estado particularmente sensível e vulnerável em psicodélicos, e acho que você precisa desse profissionalismo e estrutura para fazer isso corretamente ".\n\nAs doses administradas por Harris são menores do que um usuário recreativo normalmente usa, mas, de alguma maneira, as experiências dos voluntários pareceriam mais vívidas. "Quando as pessoas tomam psicodélicos de forma recreativa, em um contexto social", ele diz, "eles podem se preocupar com as mudanças perceptivas e a novidade, e eles vão rir durante a viagem com uma certa confusão e ansiedade. Mas, em um experimento particularmente no contexto terapêutico, as pessoas ficam em um sofá com os olhos fechados e têm uma experiência muito introspectiva. É mais rica, psicologicamente e mais interessante. Sem distrações, as emoções e as memórias são mais propensas a surgir espontaneamente. Existe uma possibilidade de ter recordações bastante vívidas de experiências passadas, de modo que ela “não seja mais sentida seja reexperimentada no presente. Isso fica muito interessante quando as pessoas começam a descrever onde eles estão indo em suas mentes. É o tipo de coisas que você simplesmente não ouviria normalmente. "\nA música é usada tanto nos estudos terapêuticos quanto no imaginário cerebral. "As pessoas costumam tocar música clássica em psicoterapia psicodélica", diz Harris, "Mas também usamos algumas coisas ambientadoras e relaxantes, particularmente no cenário de um scanner de ressonância magnética que faz bastante barulho. Nós também estamos olhando a interação entre a música e o LSD, vendo se a excitação emocional e a dissolução do ego são aprimoradas. A teoria - e ela é apenas uma teoria porque nunca foi testada até agora - é que a música pode fazer uma série de coisas. Pode ter uma influência constante, mas também pode ajudar a facilitar a liberação emocional ".\n\nOs voluntários, que na sua maioria foram homens - "Precisamos de mais voluntárias", diz Harris - relataram em grande parte experiências positivas. Mas, ele acrescenta: "Tivemos algumas lágrimas, algumas pessoas ansiosas e pelo menos uma que não gostou". Um deles recordou uma ruptura de relacionamento, que foi "melancólica, mas também comovente, e não necessariamente negativa".\n\nNo mês passado, o Daily Mail informou sobre a pesquisa de Harris sobre a psilocibina e seu potencial para tratar a depressão. Eu sugiro que os comentários abaixo do artigo ("mas seu cérebro será frito e mais tarde você ficará estúpido" ou "Como você pode estar deprimido se você está morto ou em uma instituição mental?") podem oferecer uma amostra representativa de medos comumente mantidos. Mas Harris não tem certeza. "Esse é um exemplo de pensamento primitivo, na verdade, em vez de ser racional e avaliar a evidência, alguém está tendencioso pelas emoções de alguém - neste caso, o medo de um desconhecido". Dito isso, "houve alguns casos no passado de psicose induzida por psicodélicos. Mais ainda, quando as drogas são tomadas de forma recreativa. Não aconteceu nos ensaios modernos, mas foi relatado em alguns casos na década de 1960. Nós recrutamos apenas pessoas que tenham experiência anterior com psicodélicos. Se nosso objetivo principal é descobrir como as drogas funcionam no cérebro, podemos também trabalhar de forma segura e obter voluntários que as toleraram anteriormente ".\nO LSD é um medicamento da “Lista I” de acordo com a Convenção das Drogas Psicotrópicas de 1971, e uma droga da “Classe I”, nos termos da Lei britânica sobre o uso indevido de drogas. Mas essa categorização, estraga sua reputação e dificulta a pesquisa. São acidentes históricos e não um reflexo preciso dos perigos que representam.\n\nA heroína, por exemplo, é uma do “Programa II” sob a Emenda de 2001 ao Ato do Reino Unido, porque, embora seja mais perigosa do que o LSD e tem um alto potencial de abuso, sua utilidade como medicação contra a dor foi muito reconhecida. Para o LSD, que foi considerado como não tendo qualquer uso médico, por outro lado, requer uma licença de “Home Office”. Essas licenças foram proibitivamente caras e demoradas para que os pesquisadores obtivessem; apenas quatro foram concedidas. Você também precisa encontrar um laboratório disposto e capaz de fabricar a droga, e há similarmente poucos deles, pelas mesmas razões.\n\nO professor David Nutt, diretor da Unidade de Neuropsicofarmacologia, onde Harris está fazendo a pesquisa diz, "é absurdo tratar o LSD e a psilocibina como mais perigosos que a heroína". Em um estudo publicado em “The Lancet” em 2010, o professor Nutt classificou os 20 medicamentos mais usados de acordo com a evidência pela quantidade total de danos que eles causam aos usuários e à sociedade. A psilocibina e o LSD em penúltimo.\n\nQuando pergunto por que o LSD foi proibido, ele tem uma resposta surpreendentemente simples de três palavras: "A guerra do Vietnã". Essencialmente, quando seu uso se espalhou para a população em geral em meados da década de 1960, "Os jovens americanos perceberam que não queriam lutar mais. Isso trouxe uma enorme tensão na sociedade. Então eles tiveram que criar razões para proibir a droga. Todos sabiam que os argumentos eram totalmente enganosos. Mas ninguém se manifestou." Harris tem uma explicação adicional: "Os psicodélicos são assustadores porque revelam a mente, e as pessoas têm medo de suas próprias mentes. Eles realmente têm medo da condição humana".\n\nO cérebro e a mente têm uma estrutura hierárquica, e o que Freud intuiu e a neurociência confirmaram é que uma parte significativa da nossa atividade mental ocorre em níveis diferentes daquele em que seu eu normal, acordado e consciente - seu ego - está operando. Como resultado e por sua própria natureza, esses processos inconscientes tradicionalmente têm sido difíceis de investigar. Mas a consciência “não-normal” que os psicodélicos induzem, caracteriza-se por uma dissolução do ego; uma perda do sentido de si mesmo. "É por isso que eles são tão valiosos como ferramentas para entender a mente", diz Harris. "Esta divisão entre o modo de consciência intacta do ego e um modo que é mais primitivo, quebra, para que você possa começar a observar a mente inconsciente".\nNão é de admirar que o psiquiatra checo Stanislav Grof, em 1975, previu que "psicodélicos, usados de forma responsável e com cautela adequada, seria para a psiquiatria o que o microscópio é para a biologia ou o telescópio é para a astronomia". Infelizmente, a proibição efetiva da pesquisa de LSD significava que não devia ser. Talvez o professor Nutt tenha em mente Grof quando diz: "Eu acho que é a pior censura da pesquisa desde que a Igreja Católica proibiu o telescópio". Ele continua: "Há muitas evidências de que o LSD seja um tratamento eficaz para coisas como o vício. Mas ninguém fez um estudo sobre isso há 50 anos. Isso é ultrajante".\n\nTalvez porque ele veja esse potencial neles, Harris parece um tanto irritado que os psicodélicos continuam sendo um interesse científico externo. "Eu tenho pesquisado por 10 anos e fiz muito, penso que é justo dizer, uma pesquisa bastante pioneira. Mas sinto como se houvesse algum tipo de resistência conservadora." Ele pensa.\nOs psicodélicos certamente têm seus devotos. Um deles é Amanda Feilding, que em 1998 fundou a Fundação Beckley, uma confiança caritativa com o duplo objetivo de iniciar e realizar pesquisas em psicodélicos e efetuar mudanças na política global de drogas. A fundação forneceu uma parte importante do financiamento para o estudo do LSD. "Ela tem sido fundamental para o nosso progresso", diz Harris, "e muito consistente em seu apoio".\n\n"Eu queria fazer essa pesquisa há 20 anos", diz-me Feilding - e acrescenta que ela pessoalmente havia prometido a Albert Hofmann que iria conseguir um estudo do LSD na era moderna e em sua vida. ("Ele foi realmente ótimo. Baixinho, mas um gigante notável de um homem." Infelizmente ele morreu em 2008, com 102 anos de idade).\n"Eu pensei que era essencial quebrar o tabu sobre essas substâncias", explica Feilding. "E, espero, lentamente, ao fazer um bom trabalho com os melhores especialistas em política e ciência, podemos construir uma base de evidências que informará as pessoas de que essas substâncias têm benefícios potenciais e que criminalizá-las não ajuda ninguém. Historicamente, eles sempre beneficiaram a humanidade. Eles eram sacramentos, eles eram chamados de carne dos deuses, mas agora são considerados a substância do diabo ".\n\nFeilding "foi uma voz bastante solitária, realmente", diz Harris, o que significa que ele também deve considerar outras fontes de financiamento de pesquisa. "Agora estou pensando em financiamento coletivo", diz ele. "Há muito entusiasmo lá fora: recebo inundações de e-mails de pessoas que me dizem que acreditam nesse potencial".\nEsse potencial está se tornando claro, mas a barreira ao progresso não é científica, mas legal, e depende da vontade política. "É muito fácil ficar apanhado no otimismo de tudo, mas quanto mais psicodélicos se tornam visíveis, mais provável é que haja algum tipo de reação conservadora a eles”.\n\n"Os psicodélicos são polarizadores e as pessoas se opõem a eles porque estão se sentindo ameaçadas. Mas a ciência é um exercício de honestidade, de verdade. Esse é o seu grande mérito. E se você quer entender melhor a realidade, então você tem que enfrentar as coisas que podem ser difíceis."\n\n___________\n\nBônus:\n\nUma viagem ao longo do tempo: a história do LSD\n\n19 de abril de 1943:\nTendo ingerido acidentalmente LSD três dias antes, Albert Hofmann leva a primeira viagem de ácido intencional do mundo e vai do laboratório até sua casa de bicicleta. O evento é comemorado anualmente no "Dia da Bicicleta"\n\nMaio de 1950:\nO primeiro artigo sobre LSD aparece no "American Journal of Psychiatry"\n\n13 de abril de 1953:\nA CIA inicia o projeto MKULtra para investigar o potencial do LSD como um medicamento de controle mental\n\n22 de novembro de 1963:\nAldous Huxley, autor de The Doors of Perception, instrui sua esposa a administrá-lo com LSD em seu leito de morte e morre "muito, muito gentilmente"\n\nVerão 1964:\nKen Kesey e os Merry Pranksters dirigem a América em um ônibus chamado Further, e lançam as festas retrardas nas crônicas de Tom Wolfe, “The Electric Kool-Aid Acid Test”\n\nAbril de 1965:\nOs Beatles são introduzidos no ácido e enquanto John Lennon nega que "Lucy in the Sky with Diamonds" foi uma expansão intencional do "LSD", poucos acreditam nele.\n\n14 de janeiro de 1967:\nQuatro anos depois de se demitir do departamento de psicologia em Harvard, o evangelista do LSD, Dr. Timothy Leary, monta um encontro de 30.000 pessoas no “Human Be-In” em San Francisco para "Turn on, tune in, drop out"\nhttps://www.youtube.com/watch?v=LTCxINKT7l4\n\n21 de fevereiro de 1971:\nA Convenção das Nações Unidas sobre Substâncias Psicotrópicas torna o LSD ilegal em seus 183 países signatários.\n___________\n\nEssa matéria foi feita em 2014 pela jornalista e após traduzi-la eu fui buscar novos estudos sobre o Dr Harris e encontrei algumas publicações muito interessantes que vou trazer para todos em breve:\n\nhttps://www.imperial.ac.uk/people/r.carhart-harris/publications.html\n\nAgosto de 2017: “As drogas psicodélicas estão criando ondulações na psiquiatria à medida que a evidência se acumula de seu potencial terapêutico. Uma questão importante ainda não resolvida: como os psicodélicos são eficazes? Nós propomos que uma sensação de conexão seja fundamental, fornecendo algumas evidências preliminares para suportar isso e sugeri um roteiro fazer ainda mais testes.”\n\nEste é só o abstrato do estudo completo que vou estudar e trazer para todos em seguida:\n\nhttps://www.ncbi.nlm.nih.gov/pubmed/28795211\n___________\n\nFontes:\nhttp://www.independent.co.uk/news/people/dr-robin-carhart-harris-is-the-first-scientist-in-over-40-years-to-test-lsd-on-humans-and-youre-next-9667532.html\n\nhttp://psychedelicscience.org.uk/\n\nhttps://en.wikipedia.org/wiki/Turn_on,_tune_in,_drop_out\n\nhttps://www.livrariacultura.com.br/p/livros/literatura-internacional/o-teste-do-acido-do-refresco-eletrico-3000741</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2017-09-28</text:p>
          </table:table-cell>
          <table:table-cell office:value-type="string" calcext:value-type="string">
            <text:p>18:03:25+0000</text:p>
          </table:table-cell>
        </table:table-row>
        <table:table-row table:style-name="ro1">
          <table:table-cell office:value-type="float" office:value="600" calcext:value-type="float">
            <text:p>600</text:p>
          </table:table-cell>
          <table:table-cell office:value-type="string" calcext:value-type="string">
            <text:p>320137168412206_349109645514958</text:p>
          </table:table-cell>
          <table:table-cell office:value-type="string" calcext:value-type="string">
            <text:p>[COLABORAÇÃO]\n\nVamos falar um pouquinho de remédios para dormir?\n\nPensei em fazer um relato sobre um remédio que tomo a alguns tempos para insônia, o Hemitartarato de Zolpidem, remédio que recentemente vem conquistando espaço nas prescrições médicas para insônia (a maioria das pessoas que conheço que sofrem do problema tomam esse mesmo medicamento), o que gera um facil acesso para uso recreativo, mas como tive muuuuuuitas experiencias pertinentes, vou deixar aqui um compilado de conclusões efeitos que observei no remédio.\n\nO Hemitartarato de Zolpidem é um remédio hipnótico (capaz de induzir o sono), do grupo das imidazopiridinas, não-benzodiazepínico, vendido no Brasil na forma de comprimidos de 10mg como simplesmente Zolpidem e em tabs sublinguais de 5mg com o nome de Patz.\n\nEsse remédio possui dose recomendada de 5mg, dose máxima diaria de 10mg, tarja vermelha (venda unicamente com receita, porém de acordo com as pesquisas sem potencial viciante) e possui curta duração de efeitos (por volta de 4h), permitindo que o usuário pegue no sono e terminando seu efeito durante a fase de sono profundo, sendo simples para quem o usa acordar no dia seguinte.\n\nEfeitos colaterais:\nOs efeitos registrados em pesquisa são:\nAmnésia no dia seguinte;\nDescoordenação motora;\nFadiga;\nTonturas;\nAlucinações;\nDiminuição da Libido (em alguns casos).\n\nPercebi também um efeito que não sei exatamente a causa, mas que é muito comum na maioria dos usuários: o cérebro para de juntar as imagens captadas pelos dois olhos, fazendo com que você veja "dobrado" e perca noção de profundidade. Percebi isso ao notar que as duas imagens que via sumiam quando fechava um dos olhos, e que cada imagem possuia perspectiva de um dos olhos.\n\nAs alucinações consistem em formas causadas pelas duplas imagens. Ver um ponto de luz simples pode gerar alucinações com formas conhecidas. Outro tipo de alucinações comuns são objetos estáticos se movendo muito de suas posições originais e se aproximando do usuário, a ponto de parecerem próximos ao toque. Na tentativa, entretanto, os objetos se afastam.\n\nMisturas:\nAlcool: é muito perigoso misturar remédios com alcool, os efeitos ficam drasticamente potencializados, a perda de memória é muito grande, assim como a de coordenação motora. As alucinações aumentam e o desconforto estomacal também.\n\nMaconha: o sono aumenta drasticamente, as alucinações também, a ponto de beirar psicodelia, muitas cores e luzes saltam a vista.\n\nSuperdosagem:\nMinha maior experiencia foi com dois comprimidos, gera efeitos de euforia interna, cansaço, tranquilidade emocional, riso, fadiga e enjoo forte, além de grande perda de memória.\n\nBreves relato:\nNa primeira vez que transei sobre efeito de zolpidem, o sexo foi algo incrível, me perdia nos pensamentos e não conseguia me concentrar no que estava fazendo. Estava escuro e via o corpo de minha parceira formado inteiramente de luz, sentia que transavamos sobre as estrelas e via pontos luminosos no teto do quarto. Ouvia sons de vento e de natureza, não tinha percepção alguma de tempo nem de espaço, parecia numa bolha isolada de todo o universo.\n\nEsse foi um resumo das minhas experiencias com o remédio, é bem breve, mas acho util deixar algumas informações :)</text:p>
          </table:table-cell>
          <table:table-cell office:value-type="float" office:value="8" calcext:value-type="float">
            <text:p>8</text:p>
          </table:table-cell>
          <table:table-cell office:value-type="float" office:value="14" calcext:value-type="float">
            <text:p>14</text:p>
          </table:table-cell>
          <table:table-cell office:value-type="string" calcext:value-type="string">
            <text:p>2017-09-29</text:p>
          </table:table-cell>
          <table:table-cell office:value-type="string" calcext:value-type="string">
            <text:p>13:28:14+0000</text:p>
          </table:table-cell>
        </table:table-row>
        <table:table-row table:style-name="ro1">
          <table:table-cell office:value-type="float" office:value="1424" calcext:value-type="float">
            <text:p>1424</text:p>
          </table:table-cell>
          <table:table-cell office:value-type="string" calcext:value-type="string">
            <text:p>229458924212591_349283848830871</text:p>
          </table:table-cell>
          <table:table-cell office:value-type="string" calcext:value-type="string">
            <text:p>[COLABORAÇÃO] MICRODOSE\n\nRecomendado ler primeiramente: https://www.facebook.com/prepartykit/photos/gm.360125557746700/299443637214119/?type=3&amp;theater&amp;ifg=1\n\nEu fiz uma junção de alguns artigos sobre microdose de LSD para explicar o que se trata e como funciona. Devo lembrar que não estamos recomendando ninguém a fazer isso, são apenas relatos de pessoas experientes e um guia de boas práticas. Não é uma pílula mágica que vai curar sua depressão ou qualquer problema psicológico. Não é uma medicação para substituir qualquer coisa que você usa. É perigoso sim, como qualquer psicodélico em doses altas. De tudo que já falamos aqui sobre set &amp; setting, também serve para microdose.\n\nPara começar, trago um texto de Paul Austin, responsável pelo site “The Third Wave” o qual eu já trouxe algumas informações para vocês. Ele tem um curso sobre microdose em videoaulas e está presente em na mídia online como “o professor da microdosagem”. Em seguida acoplo informações do pessoal da “The Church”, que são psiconautas experientes que dão ótimas dicas do mundo de drogas psicodélicas e é claro, aponto minhas experiências e dicas que posso dar de acordo com minha aprendizagem na prática.\n\nNos últimos anos, vários artigos surgiram sobre os benefícios e quase hiperbólicos da microdosagem com psicodélicos. Muitos usuários afirmam experimentar vários benefícios únicos depois de consumir uma microdose, incluindo criatividade aprimorada, melhores habilidades relacionais e mais energia.\n\nO hype é verdadeiro? Esses usuários individuais têm uma história que vale sua opinião? Ou é apenas um efeito placebo provocado por uma tendência de expectativa.\nSe você está procurando uma resposta sobre efeito placebo versus base científica, você ficará desapontado. Devido ao seu recente aumento na popularidade, o impacto da microdosagem ainda não foi estudado em um estudo científico, duplo-cego adequado.\n\nIndivíduos que praticam microdose com objetivos específicos em mente - incluindo melhor criatividade, alívio da depressão e mais consciência emocional - notam mudanças substanciais e mensuráveis devido à microdosagem. E esse é um ponto importante a enfatizar:\nA eficácia da microdosagem dependerá do seu propósito, pois seu propósito determinará os efeitos.\n\n...\n\n“Fiquei interessado em microdosar depois de ouvir o podcast de Tim Ferriss com o Dr. James Fadiman. O Dr. Fadiman é um renomado pesquisador psicodélico que realizou experiências inovadoras sobre psicodélicos e criatividade na década de 1960.\n\nNo podcast, Fadiman aborda o tópico de microdose e como vários indivíduos tentaram por várias razões - e todos viram algum nível de melhoria na criatividade, saúde mental ou qualquer outro aspecto da vida. Então eu tentei a primeira vez. Agora, já microdosei mais de 50 vezes no período de 6 meses.\n\nEsta publicação é um resultado da minha experiência pessoal. Através das minhas interações com pequenas quantidades de psicodélicos, aprendi muito sobre eles quando usado em doses sub-perceptivas.\nQuando pesquisei na internet sobre um guia definitivo sobre microdosagem, não encontrei um. Grande parte da informação existe em vários cantos espalhados por fóruns. Então, resolvi criar.\n\nO QUE É MICRODOSAGEM?\n\nA microdosagem é o ato de consumir quantidades sub-perceptivas de psicodélicos, como LSD e Psilocibina. <text:s/>Sub-perceptivo significa que os efeitos são muito sutis, mas são visíveis.\n\nNormalmente, os usuários integram doses sub-perceptuais em sua rotina semanal. Os usuários geralmente relatam níveis mais altos de criatividade, mais energia, foco aumentado e melhores habilidades relacionais. Os usuários também relatam que ajuda a aumentar a consciência espiritual e melhorar os cinco sentidos.\n\nO mundo underground dos esportes radicais documentou a grandeza de benefícios da microdosagem nos últimos 40 anos. James Oroc, uma autoridade estabelecida no uso psicodélico e autor de 'Tryptamine Palace: 5-MeO-DMT e o sapo do deserto de Sonoran', escreveu sobre os benefícios anunciados da microdose de LSD no esporte extremo.\n\nDe acordo com Oroc, "Os relatórios combinados de 40 anos de uso pelo underground, mostram que o LSD pode aumentar o tempo de reflexão, melhorar seu equilíbrio até o ponto de perfeição, aumentar sua concentração e torná-lo impermeável à fraqueza e dor. Os efeitos do LSD nestes aspectos entre a comunidade de esportes extremos são de fato lendários e universais".\n\nBem, cada psicodélico tem uma dose limiar diferente. A dose limiar é a dose mínima de um medicamento que produzirá um grau notável de qualquer efeito. Uma vez que a microdosagem é o uso de doses sub-perceptivas, uma quantidade de microdose está abaixo da dose limiar. Idealmente, uma microdose não causará uma mudança substancial no humor, disposição ou mentalidade. Em vez disso, seu efeito será sutil, mas presente.\n\nPara LSD, uma microdose é entre 6 e 20 microgramas. Blotters de LSD tem, na média, 100 microgramas.\nPara usar uma microdose de LSD de um blotter, existem dois métodos para "extrair": volumetria ou corte.\n\nMÉTODO DE VOLUMETRIA:\n\nA maneira mais precisa de microdosagem com LSD é a volumétrica. É muito simples. Tudo que você precisa é um pequeno frasco âmbar, uma seringa de 1 ml e água destilada ou álcool.\n\nPreencha o seu pequeno frasco com 10 ml de água destilada ou vodca. Algumas pessoas dizem que o álcool preserva o LSD melhor - outras pessoas dizem que tanto faz. Nós já ouvimos falar também de algumas pessoas usando uma mistura 50/50 de vodca e água destilada. Faça o que fizer, não use água “comum”, pois irá degradar seu LSD. Quando se trata de álcool, quanto mais simples, melhor. Vodca é ótimo. \n\nDepois disso, adicione um blotter de 100 microgramas no frasco.\n\nAgite o frasco um pouco e deixe-o à temperatura ambiente ou na geladeira por um ou dois dias. Envolva uma folha de alumínio em torno dele para evitar que o LSD seja degradado pela luz.\n\nApós alguns dias, seu LSD será completamente dissolvido no líquido. Pronto, agora usando uma seringa, você pode pegar uma gota de 1ml que terá 10 microgramas, cada. Se você vai tentar uma dose menor que 10 microgramas você pode diluir seu blotter com 20ml de vodca, assim, cada gota de 1ml terá 5 microgramas. Ou então, usar um blotter com 50 microgramas com os mesmos 10ml de vodca, é matemática simples.\n\nMÉTODO DE CORTE:\n\nO método de corte é exatamente o que parece: cortar o blotter com uma tesoura em pedaços iguais. A desvantagem deste método é a falta de precisão. Podem ocorrer variações, mesmo que pequenas que podem dificultar a você descobrir um padrão correto para sua prática. Você pode estar consumindo uma dose "desigual".\n\nAlgumas doses de blotter de LSD são colocadas de forma desigual. Quando o LSD é "colocado", significa que um cristal de LSD é derretido em uma forma líquida, depois se espalha através de um pedaço de papel. Um leque irregular provoca variação na quantidade de LSD que você pode consumir.\n\nA melhor coisa a fazer é assumir que sua dose é 10% menor que a anunciada. Por exemplo, se você comprou 10 doses a 100 microgramas cada, suponha que cada dose seja de 90 microgramas devido a uma camada irregular.\nCorte cada dose única em partes pares pelo valor desejado com base nestes cálculos conservadores. Por exemplo, se você quiser tomar 20 microgramas de LSD, corte a dose em 4 peças separadas.\n\nCOM QUAL FREQUENCIA DEVO PRATICAR?\n\nO Dr. James Fadiman, autor do Psychedelic Explorer's Guide, recomenda praticar microdose uma vez a cada três dias.\n\nVocê usa no Dia 1. Então NÃO usa no Dia 2 nem no Dia 3. E sim, no dia 4.\n\nObserve os efeitos ao longo deste processo, tomando notas em um diário todos os dias.\n\nContinue o processo durante dez semanas totais. Tome notas ao longo de todo o processo de 10 semanas, nos efeitos momentâneos e em mudanças de longo prazo em seu humor, energia e comportamento social.\n\nSiga a sua rotina habitual durante a microdosagem. Você não deve mudar o que você faz. O objetivo é melhorar a sua existência diária através da integração de microdoses em sua rotina.\n\nQuando você usar microdose pela primeira vez, tire um dia de folga do trabalho e compromissos sociais. Isso lhe dará uma chance de observar e notar quaisquer efeitos incomuns antes da microdosagem em uma situação mais pública.\nSeja vigilante na observação dos efeitos nos dois dias entre as microdoses. Muitas pessoas percebem maiores sentimentos, criatividade e energia no dia seguinte à microdose, bem como no dia.\n\nComo o Dr. Fadiman diz no Psychedelic Explorer's Guide, "As pessoas estão dizendo:" Depois de um mês ou mais de microdose, estou comendo melhor; eu sou melhor para meus filhos; eu não estou tão chateado quando as pessoas se comportam mal. "Um homem estava dizendo: 'Estou muito mais no presente. Eu costumava, mesmo quando estava gostando de alguma coisa, realmente estava pensando no que eu ia fazer quando acabasse e assim por diante. Agora, quando estou fazendo algo, estou realmente fazendo isso. "\nMinha experiência pessoal tem sido semelhante. Em geral, sou mais receptivo aos convites sociais, mais aberto ao engajar com outros em contextos sociais, e notei um aumento significativo na produção criativa.\n\nMICRODOSING TODOS OS DIAS É UMA BOA IDEIA?\n\nNão é recomendado o uso de microdose todos os dias. Psicodélicos como o LSD produzem uma tolerância, mesmo com microdoses, então você pode ver rendimentos decrescentes após alguns dias. É por isso que Fadiman sugeriu deixar um par de dias entre cada dose.\n\nA preocupação com a sua saúde é outra razão para evitar a microdosagem todos os dias. Existe um potencial risco cardíaco de tomar muitos psicodélicos durante um longo período de tempo. Embora não saibamos como isso se reflete em microdoses, é recomendado não arriscar.\nPraticar todos os dias também criará desafios na compreensão dos efeitos da microdosagem. Em outras palavras, você não entenderá como o comportamento da linha de base (criatividade, produtividade, humor, comportamento) é afetado pela microdosagem. Portanto, você não terá ideia se certas mudanças são causadas pela microdosagem ou se é meramente efeito placebo.\nSobrea tolerância: Eu comparo isso com o uso de café para fins de produtividade. Quando você bebe café todos os dias, ao longo do tempo, você precisa aumentar a dose para obter o mesmo efeito. Uma xícara de café se transforma em duas ou três ou quatro xícaras dentro de 2-3 meses.\n\nBENEFÍCIOS E EFEITOS\n\nEm geral, os usuários relatam quatro vantagens primárias:\nFísica, emocional, criativa, espiritual\n\nA partir dos relatórios anedóticos que eu li na internet, os usuários muitas vezes o fazem por três razões principais:\n\n-Para ajudar em atividades criativas e ajudar com produtividade - Física / Criativa\n\n-Como medicação para ajudar com ansiedade social - Emocional / Criativa\n\n-Para aumentar a consciência espiritual - Espiritual\n\nHá também relatos de bagagem emocional indesejada vindo à tona com a prática. Essa turbulência emocional é em grande parte devido ao "efeito amplificador" de um psicodélico. LSD tende a amplificar seu humor atual, em vez de atuar como agente estimulante ou entorpecente.\nPor este motivo, é importante avaliar a sua mentalidade antes de consumir uma microdose. Eu tenho um amigo que estava em uma mentalidade pobre, ao tomar uma microdose, sua bagagem emocional subiu para um ponto mais proeminente em sua consciência, causando um ligeiro mergulho em águas cinzentas.\n\nDe uma perspectiva emocional positiva, os usuários relatam mais apreciação pela vida, humor melhorado, mais paciência e vínculos relacionais mais fortes quando usado durante um período de tempo.\n\nMinha experiência pessoal tem sido positiva de uma perspectiva emocional. Como um introvertido que sou, só posso lidar com situações sociais por 1-2 horas antes de me retirar. No entanto, quando pratico microdose, fico envolvido em situações sociais por longos períodos de tempo e não sinto o mesmo nível de fadiga social.\n\nMeus amigos próximos também percebem uma suavidade crescente em minha personalidade. Sou mais atencioso, mais emocionalmente disponível e melhor ouvinte, de acordo com meus amigos.\n\nMuitos usuários de microdose relatam um senso maior de consciência espiritual. A espiritualidade é um conceito notoriamente abstrato, portanto, para ajudar a dar-lhe um significado compreensível, vou defini-lo como um sentimento de conexão com outras formas de vida.\n\nUma das minhas coisas favoritas para fazer, enquanto estou no efeito de uma microdose é fazer caminhadas. Quando ando na floresta, ou através das dunas de areia, perto da minha casa, sinto uma conexão com as árvores, a areia, as plantas e a terra ao meu redor. Costumo andar com os pés descalços para aumentar a apreciação sensorial de tais momentos. Em essência, eu me sinto em casa.\n\nUm aspecto de uma prática que pode ser melhorada pela microdosagem é a meditação. Myron Stolaroff, autor e pesquisador mais conhecido por seu trabalho em psicoterapia psicodélica, usou doses como auxílio na meditação. Ele acreditava que o acesso ao LSD nos momentos apropriados poderia ajudar um indivíduo a dominar a meditação.\n\nPequenas quantidades de psicodélicos provavelmente funcionam tão bem para a meditação porque inibem o ego, permitindo um senso mais verdadeiro de conexão com o mundo em cada momento. A dissolução do ego é um dos aspectos mais venerados de uma viagem psicodélica completa (pelo menos para "psiconautas" experientes que entendem como lidar com isso). Embora não seja possível em uma microdose, as pequenas quantidades ajudam na percepção da realidade com maior clareza.\n\nENCONTRANDO A DOSE APROPRIADA PARA VOCÊ\n\nAo considerar que dose será apropriado para você, é melhor começar por considerar que tipo de efeitos você está desejando da prática. Nos textos de Fadiman sobre microdosagem de LSD, a recomendação é entre 10 e 20 microgramas, com muitos usuários relatando que mais de 20 podem ser “perturbadores". Em minha experiência, as doses acima de 10-12ugs tendem a tornar-se "desorientantes" e distraem de sua rotina diária. Algumas pessoas acham que 15-20 são o ponto ideal para atividades criativas e artísticas, mas que é muito distrativo para se manterem em uma rotina diária, enquanto outros acham que o é perfeito no final de um dia fisicamente drenado, sem se preocupar com distorções visuais ou perda de sono mais tarde.\n\nQuando se trata de microdosagem, menos é mais. Dia 1: Microdose, Dia 2: Afterglow, Dia 3: Off dia, Dia 4: Microdose) é o meu ponto pessoal para manter a minha compostura, mas ainda "sentir a magia." Destinado a estar na faixa sub-limite, qualquer visual que você começa a ter apenas ingerindo sua microdose, deve ser tomado como um sinal de que você tomou um pouco demais e que na próxima vez que você deve considerar um menor número de gotas ou refazer sua volumetria.”\n\nOUTRAS DICAS:\n\n-Agitar o frasco antes de cada utilização:\nPara ter certeza de distribuição uniforme dentro do solvente, agite bastante o frasco antes de usar.\n\n-Armazenamento:\nSe você usar a vodca como seu solvente, um canto acolhedor em seu freezer é um bom ponto para armazená-lo a longo prazo. Se você usar água destilada, qualquer espaço fresco e escuro vai fazer muito bem. Evite deixar o frasco sob luz direta do sol ou calor extremo para minimizar a degradação.\n\n-Sinergia com cannabis:\nUsuários de cannabis poderão achar que a microdosagem e o consumo com a planta podem se complicar. “Heavy users” poderão achar que precisam de menos para conseguir os mesmos efeitos que antes, e provavelmente vão notar um efeito medicinal mais forte em geral. Fumar muito pode deixar um sentimento tonto e disfuncional, por isso é melhor abster-se de cannabis nos primeiros testes de microdose. Manter isso em mente pode ser uma maneira útil de diminuir o uso de cannabis, caso esteja pensando nisso.\n\n-Álcool:\nMuitas pessoas relatam uma capacidade de beber mais do que o habitual enquanto praticam microdosagem sem ficar bêbado. Cuidado, a combinação é segura, mas não use mais que o comum.\n\n-Cafeína:\nA maioria das pessoas relatam que cafeína e microdose de LSD é uma combinação segura, com relatórios limitados de ansiedade aumentada. Se você está acostumado a uma alta ingestão de cafeína, você pode achar que você não precisa de tanto nos dias em que você tiver usando microdose.\n\n-Exercício e atividade física:\nA maioria das pessoas relatam um aumento na qualidade de seu exercício, e muitas pessoas relatam ser capaz de andar longas distâncias com notável facilidade, mesmo em condições adversas. Há também uma sensação de estar mais "em sintonia" com seus movimentos e corpo.\n\n-Mantenha-se hidratado e mantenha lanches à mão:\nDurante o início de suas experiências com microdosagem, você pode notar vários desconfortos que surgem ao longo do dia. Surgem sentimentos muito estranhos, uma nova dor ou um mal-estar geral podem aparecer. Pode ser fácil esquecer uma refeição ou renunciar a água por um tempo e depois confundir os sinais de alerta do seu corpo\n\n-Sono:\nUma das primeiras pessoas que eu compartilhei um cristal de alta pureza para microdosagem acabou usando-o como uma ajuda ao sono. Ele descobriu que os efeitos estavam o acalmando o suficiente para entrar em estado de repouso depois de lutar por dormir por vários dias. Pessoalmente, eu usei-o para os efeitos mais estimulantes, mas também me encontrei tomando uma soneca repousante rápida durante os meus dias mais movimentados. Normalmente durou apenas 10-20 minutos no máximo, eu acordava sentindo como eu tinha tido uma noite de descanso completo e pronto para assumir o resto das tarefas do meu dia.\n\n-Expanda suas práticas diárias\nUsar sua microdosagem para introduzir ou expandir comportamentos saudáveis e consistentes é uma das melhores maneiras de utilizar. Para algumas pessoas, isso significa assumir uma nova prática, como ioga ou meditação. Outros acham que eles já têm uma prática diária que eles podem expandir com a microdosagem (música, arte, exercício, tarefas, etc) e que a facilidade de entrar no "estado de fluxo", abre novas possibilidades.\n\n-Iniciar um Diário:\nIsso ajuda a focar suas intenções e objetivos para a prática e dá-lhe um espaço para processar suas experiências sem julgamento.\n\n-Comece com o fim em mente:\nQuais são as coisas que você quer tirar de sua prática? Reconhecendo suas intenções desde o início e mantê-las em mente ao longo do processo ajudará a manter sua prática no caminho certo.\n\n-"Cleanliness is next to Godliness" \nOs ambientes em que você está enquanto está usando microdose terá um impacto maior sobre você do que normalmente tem. Banheiro desarrumado vai parecer uma provação, enquanto exibições deslumbrantes em um museu podem transportá-lo para um novo tempo. Chegando em casa para deitar em uma cama que está limpa e confortável vai fazer você se sentir seguro e confortável. Manter uma boa higiene e um espaço limpo vai fazer você se sentir maravilhoso, e é uma ótima maneira de usar-se de um pouco de energia extra que você terá com a microdose.\n\n-"Nada em excesso..."\nTão maravilhoso como todos nós acreditamos que os psicodélicos são para nós, um certo grau de força de vontade e controle é necessária para práticas saudáveis de microdose. Os retornos decrescentes que vêm com tolerância exigem 1 ou 2 dias fora da programação, e ajuda a evitar qualquer experiência negativa que a sobressaturação pode trazer. Poderia também ser pensado como "tudo com moderação, incluindo a moderação".\n\n-Plantas e natureza:\nEncontre algo simples para manter vivo em seu local e ajude-o a florescer. Nada muito complicado, de preferência algo que você pode colocar ao lado de uma janela e só tem que regar a cada poucos dias. Ter essa ligação à natureza é imensamente gratificante em um ambiente onde você não pode ter normalmente, tal como um escritório ou um apartamento.\n\nMICRODOSAGEM COMO UMA INTRODUÇÃO AOS PSICODÉLICOS\n\nUltimamente, minha preferência pessoal é para microdosagem ao invés de macrodosagem. Ela me ajuda a manter o acesso às coisas que aprendi com minhas doses grandes, sendo capaz de funcionar em uma capacidade diária. A sensação de estar no controle ainda é um grande ponto para muitas pessoas, e é por isso que quando eu compartilho psicodélicos com as pessoas, eu começo com microdose.\n\nTer esse vislumbre minúsculo na experiência psicodélica é normalmente suficiente para apaziguar quaisquer ansiedades que a pessoa tem sobre uma experiência mais profunda, e dá uma ideia melhor do que antecipar.\n\nMACRODOSAGEM E TOLERÂNCIA\nÉ frequentemente questionado se microdosagem terá qualquer efeito sobre a tolerância para as próximas experiências. Na minha experiência pessoal, descobri que é possível aumentar a sua tolerância geral com microdosagem, mas se você está seguindo o procedimento de dosagem recomendado (1 dia usando e 2 dias de folga), então você não deve ter que se preocupar com isso.\n\nMICRODOSAGEM PARA REFORÇAR A LIÇÕES DE MACRODOSAGEM\n\nMuitas pessoas acham que os insights e revelações que eles têm nas profundezas de uma experiência completa de LSD são difíceis, se não impossíveis de manter com eles em sua vida diária. A lembrança está lá, mas o impacto e o significado de tudo isso não tem a mesma magnitude que ele fez em um estado alterado.\n\nUsando microdoses de LSD é uma ótima maneira de manter contato com essas lições, permitindo-lhe entrar no estado de amor incondicional e interconectividade que é tão característico da experiência. Recordar suas revelações torna-se mais uma questão de colocar o que você aprendeu em prática, em vez de um exercício de memória.\n___________________\n\nPor favor, nos conte sua experiência com essa prática nos comentários.\n\nPara finalizar, vou deixar aqui alguns artigos que saíram em grandes veículos de comunicação e alguns vídeos:\n\nhttp://www.rollingstone.com/culture/features/meet-the-worlds-first-online-lsd-microdosing-coach-w499104\n\nhttps://lifehacker.com/all-about-microdosing-with-ayelet-waldman-and-paul-aus-1798506409\n\nhttps://www.1843magazine.com/features/turn-on-tune-in-drop-by-the-office\n\nhttps://www.youtube.com/watch?v=bIEkqH70C-M&amp;t=502s\n\nhttps://www.nytimes.com/2017/05/06/style/psychedelic-drug-resurgence-daily-life.html\n\nhttp://www.playboy.com/articles/creative-juice\n___________________\n\nFontes:\nhttps://thethirdwave.co/microdosing-with-lsd/\nhttps://thethirdwave.co/volumetric-lsd/\nhttp://thethirdwave.co/microdosing-lsd-mushrooms/\nhttps://thethirdwave.co/legality-research-chemicals/</text:p>
          </table:table-cell>
          <table:table-cell office:value-type="float" office:value="106" calcext:value-type="float">
            <text:p>106</text:p>
          </table:table-cell>
          <table:table-cell office:value-type="float" office:value="61" calcext:value-type="float">
            <text:p>61</text:p>
          </table:table-cell>
          <table:table-cell office:value-type="string" calcext:value-type="string">
            <text:p>2017-09-29</text:p>
          </table:table-cell>
          <table:table-cell office:value-type="string" calcext:value-type="string">
            <text:p>15:17:57+0000</text:p>
          </table:table-cell>
        </table:table-row>
        <table:table-row table:style-name="ro1">
          <table:table-cell office:value-type="float" office:value="1393" calcext:value-type="float">
            <text:p>1393</text:p>
          </table:table-cell>
          <table:table-cell office:value-type="string" calcext:value-type="string">
            <text:p>320137168412206_349939798765276</text:p>
          </table:table-cell>
          <table:table-cell office:value-type="string" calcext:value-type="string">
            <text:p>[COLABORAÇÃO]Galera, não sei se é permitido fazer esse tipo de post, se não puder, desculpe e podem remover.\n\nHá um tempo atrás fiz um site de redução de danos para comestíveis de maconha, ele ajuda a dosar dependendo da experiência que você procura e trás algumas receitas deliciosas.\n\nQualquer sugestão, crítica e feedback é bem-vindo.\n\nVersão em pt-BR: www.laricando.com\nVersão em en: www.howtoedibles.com</text:p>
          </table:table-cell>
          <table:table-cell office:value-type="float" office:value="68" calcext:value-type="float">
            <text:p>68</text:p>
          </table:table-cell>
          <table:table-cell office:value-type="float" office:value="24" calcext:value-type="float">
            <text:p>24</text:p>
          </table:table-cell>
          <table:table-cell office:value-type="string" calcext:value-type="string">
            <text:p>2017-10-01</text:p>
          </table:table-cell>
          <table:table-cell office:value-type="string" calcext:value-type="string">
            <text:p>22:10:32+0000</text:p>
          </table:table-cell>
        </table:table-row>
        <table:table-row table:style-name="ro1">
          <table:table-cell office:value-type="float" office:value="988" calcext:value-type="float">
            <text:p>988</text:p>
          </table:table-cell>
          <table:table-cell office:value-type="string" calcext:value-type="string">
            <text:p>320137168412206_351364315289491</text:p>
          </table:table-cell>
          <table:table-cell office:value-type="string" calcext:value-type="string">
            <text:p>[COLABORAÇÃO] Compilado de vídeos de reações de centenas de substâncias com reagentes.\n\nSite: http://bunkpolice.dmt-nexus.me/Table.aspx\n\nEncontrei nas minhas pesquisas um arquivo categorizado que foi feito em parceria de grandes nomes da Redução de Danos internacional.\n\nBunk Police / Energy Control / TLConscious / DMT-Nexus\n\nDe maneira muito prática você escolhe a substãncia e vê vídeos de reações com praticamente todos reagentes. E tem quase todas substâncias por lá. Ótima dica pra quem tem dúvida de como entender uma reação com seus reagentes. Lembrando, que somente um reagente, não vai te garantir que a substância é realmene a desejada, também não identifica se tem alguma mistura ou sua dosagem.\n\nNo site, eles tem uma categoria pra testes TLC também, o qual já expliquei aqui, nele sim, você consegue pegar até 3 substâncias diferentes numa amostra.\n\nAqui na página, tentamos fazer um trabalho parecido com as amostras de ecstasy e blotters. Nossa inpiração é tentar chegar perto da qualidade do trabalho desses caras. E em breve, creio que vamos conseguir um kit TLC também.\n\nNo site, além dos reagentes mais conhecidos (Marquis / Mecke / Mandelin / Simon / Erlich / Froehde / Lieberman) eles tem testes com alguns que eu não conhecia ainda. Nas minhas pesquisas também encontrei alguns outros que estão pendentes de uma pesquisa melhor. Se alguém aqui souber dizer algo, seria interessante:\n\nHoffman / Roba / Buffer / Galic Acid\n\nMas estranhamente, nenhum teste com o Folin.</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2017-10-06</text:p>
          </table:table-cell>
          <table:table-cell office:value-type="string" calcext:value-type="string">
            <text:p>00:26:19+0000</text:p>
          </table:table-cell>
        </table:table-row>
        <table:table-row table:style-name="ro1">
          <table:table-cell office:value-type="float" office:value="1506" calcext:value-type="float">
            <text:p>1506</text:p>
          </table:table-cell>
          <table:table-cell office:value-type="string" calcext:value-type="string">
            <text:p>320137168412206_351603671932222</text:p>
          </table:table-cell>
          <table:table-cell office:value-type="string" calcext:value-type="string">
            <text:p>[COLABORAÇÃO]\n⚛Por que 2017 está sendo visto como ano da 'Revolução Psicodélica' na saúde. |Via Uol.|\n\nO ano de 2017 será lembrado como marco do "renascimento psicodélico", pela derrubada de barreiras à pesquisa e ao uso terapêutico de drogas psicoativas como ayahuasca, LSD e ecstasy. \nA avaliação é do neurocientista Sidarta Ribeiro, diretor do Instituto do Cérebro da Universidade Federal do Rio Grande do Norte e um dos principais pesquisadores sobre o tema no país.\n\nComo evidências desse suposto "renascimento", Ribeiro cita o crescimento de público (e de órgãos interessados em patrocinar pesquisas) no principal encontro do setor, o avanço de estudos clínicos e a ampliação das pesquisas no Brasil.\nA expressão usada por Ribeiro reflete o slogan do último congresso da ONG Maps (Associação Multidisciplinar de Estudos Psicodélicos, em inglês), que em abril reuniu nos Estados Unidos cerca de 3 mil pessoas de 40 países.\nFinanciada por doadores, a entidade pesquisa e promove o uso médico de drogas psicodélicas desde 1985. Em geral, todos os participantes compartilhavam da crença no potencial das drogas psicodélicas para curar doenças, mas Ribeiro lembra como o perfil do público mudou desde o primeiro encontro da associação, em 2011. "O primeiro congresso não passou de 300 pessoas, com muitos hippies-chic da Califórnia e poucos cientistas. Neste ano havia muitos pesquisadores renomados, imprensa internacional e fundações e empresas interessadas em financiar pesquisas", afirmou o pesquisador à BBC Brasil. \n\nNeste ano havia muitos pesquisadores renomados, imprensa internacional e fundações e empresas interessadas em financiar pesquisas", afirmou o pesquisador à BBC Brasil. A antropóloga Beatriz Labate, autora de livros sobre o uso da ayahuasca em rituais religiosos, participou do encontro e endossa a avaliação de Ribeiro. "A conferência foi fantástica, havia uma sensação de ter sido histórica. Os estudos estão mostrando cada vez mais uma forte evidência dos potenciais terapêuticos dos psicodélicos, e há um certo clima de que pode haver uma transformação real da legislação de drogas", afirma Labate, professora visitante do Centro de Pesquisa e Estudos de Pós-Graduação em Antropologia Social (Ciesas) de Guadalajara (México).\n\n⚛MDMA e estresse pós-traumático \n\nUm dos pontos altos do encontro foi a apresentação de resultados de estudos do uso de MDMA, o princípio ativo do ecstasy, para tratamento de estresse pós-traumático.\nEm um vídeo, um veterano da guerra do Iraque relatou benefícios de experiências sob efeito da droga. No ano passado, os EUA autorizaram a última etapa de estudos do emprego da substância para tratar o transtorno, um distúrbio de ansiedade que costuma acometer pessoas que tenham sido vítimas ou testemunhas de situações violentas e traumáticas.\nFinanciada pela Maps, a atual fase de estudos com humanos, que deve incluir o Brasil, é a última antes de uma eventual aprovação do MDMA como droga de prescrição pela FDA, a agência americana que regula medicamentos e alimentos. A expectativa da ONG é que a terapia com a substância seja autorizada nos EUA até 2021. Os estudos anteriores, da fase dois, envolveram 130 pacientes com estresse pós-traumático - como veteranos de guerra, vítimas de violência sexual, policiais e bombeiros - que não tinham respondido a tratamentos tradicionais com medicamentos ou psicoterapia. Após administração de três doses de MDMA sob orientação de um psiquiatra, os pacientes registraram, em média, uma queda de 56% na gravidade dos sintomas. Ao final do estudo, dois terços dos pacientes já não se encaixavam nos critérios que caracterizam o distúrbio .\n\n"Essas substâncias não são maravilhosas para todo mundo. No ambiente correto, com pessoas certas, estado fisiológico (do paciente) correto, dose correta, são poderosíssimas. A Psiquiatria vai adorar quando começar a utilizar, porque são muito eficazes", afirmou Ribeiro à BBC Brasil. Estudos mostraram que a terapia com MDMA funciona porque a droga leva o cérebro a liberar hormônios e neurotransmissores que evocam sentimentos de empatia e confiança, enquanto reduzem medo e emoções negativas. Isso facilitaria os pacientes a analisarem com mais clareza seus traumas e os impactos em suas vidas. Mas há quem acredite que uma eventual aplicação terapêutica, mesmo sob circunstâncias controladas, possa incentivar o uso ilegal recreativo das substâncias. "Isso passa uma mensagem de que essa droga irá ajudá-lo a resolver seus problemas, quando muitas vezes ela cria problemas", afirmou o psicólogo Andrew Parrott, da Universidade de Swansea (Reino Unido), ao jornal The New York Times. Outro ponto importante é que o comprimido de ecstasy vendido de forma ilegal nas ruas, e que supostamente teria o MDMA em sua composição,pode ser formado por outras substâncias, perigosas e potencialmente danosas à saúde.\n\n⚛Ayahuasca e depressão\n\nQuem também apresentou estudos no congresso Ciência Psicodélica 2017 foi o neurocientista brasileiro Dráulio de Araújo, do Instituto do Cérebro da UFRN. Araújo e equipe estudam há oito anos o potencial antidepressivo da ayahuasca, chá também conhecido como santo-daime e usado há séculos em rituais religiosos na América do Sul. No experimento mais recente, selecionaram 29 pacientes com depressão resistente a tratamento - 14 receberam a ayahuasca e 15 tomaram um chá como placebo. Após uma semana, 64% dos pacientes do grupo da ayahuasca tinham reduzido os sintomas da depressão. "Embora o efeito placebo seja alto nesses casos, superior a 50%, o efeito da ayahuasca foi estatisticamente mais significativo do que nesse grupo de controle", diz Araújo. No Brasil, o uso religioso da ayahuasca é legal, regulamentado desde 2010. Outra linha de pesquisa sobre ayahuasca e depressão, mas usando componentes isolados da bebida, é liderada pelo neurocientista Stevens Rehen, da Universidade Federal do Rio de Janeiro e do Instituto D'or de Pesquisa e Ensino.\n\nA equipe de Rehen comprovou que uma molécula da bebida, a harmina, pode incentivar o processo de neurogênese, de formação de novas células neurais humanas - efeito semelhante aos alcançados por medicamentos tradicionais para depressão - e a própria regeneração de neurônios.\n\nApós quatro dias em contato com células relacionadas ao processo de formação de neurônios, a harmina elevou a proliferação dessas células em 70%. Embora mais estudos sejam necessários e não haja garantia de que o uso do chá ayahuasca tenha o mesmo efeito, pois as interações bioquímicas são mais complexas com a bebida integral, pesquisadores já colocaram o composto na lista de possíveis drogas contra depressão.\n\nPara a antropóloga Beatriz Labate, o Brasil está assumindo um papel de destaque nas pesquisas sobre potencial terapêutico da ayahuasca. "O uso da ayahuasca é regulamentado no Brasil, e está ligado a tradições com raízes culturais na Amazônia, além de ter uma penetração e legitimidade razoável em grandes cidades. Tudo isso cria um ambiente de pesquisa mais favorável, com maior acesso à substância, menos burocracias, estigmas e bloqueios. Também há um diálogo entre pesquisadores e usuários, o que é muito rico', afirma.\n\nLeia mais em:\nhttps://noticias.uol.com.br/saude/ultimas-noticias/bbc/2017/07/19/por-que-2017-esta-sendo-visto-como-ano-da-revolucao-psicodelica-na-saude.htm</text:p>
          </table:table-cell>
          <table:table-cell office:value-type="float" office:value="40" calcext:value-type="float">
            <text:p>40</text:p>
          </table:table-cell>
          <table:table-cell office:value-type="float" office:value="15" calcext:value-type="float">
            <text:p>15</text:p>
          </table:table-cell>
          <table:table-cell office:value-type="string" calcext:value-type="string">
            <text:p>2017-10-06</text:p>
          </table:table-cell>
          <table:table-cell office:value-type="string" calcext:value-type="string">
            <text:p>18:32:57+0000</text:p>
          </table:table-cell>
        </table:table-row>
        <table:table-row table:style-name="ro1">
          <table:table-cell office:value-type="float" office:value="380" calcext:value-type="float">
            <text:p>380</text:p>
          </table:table-cell>
          <table:table-cell office:value-type="string" calcext:value-type="string">
            <text:p>320137168412206_351827918576464</text:p>
          </table:table-cell>
          <table:table-cell office:value-type="string" calcext:value-type="string">
            <text:p>[COLABORAÇÃO] UMA CONVERSA COM ALBERT HOFMANN\n\nEm 26 de novembro de 1996, Charles Grob, psiquiatra e professor de ciências psiquiátricas e bio-comportamentais e Diretor de Divisão de Psiquiatria Infantil e Adolescente na UCLA, visitou Albert Hofmann em Rheinfelden, na Suíça, onde o Dr. Hofmann estava se recuperando de uma cirurgia do joelho. \n\nAbaixo, o decorrer da entrevista:\n\nCG: Dr. Hofmann, obrigado por falar comigo. Gostaria de gravar nossa discussão, com o entendimento de que você receberá uma transcrição para revisão e aprovação antes da publicação. Gostaria primeiro de perguntar quantos anos você está atualmente, e como é a sua saúde?\n\nAH: Tenho 90 anos e estou me sentindo bem. Eu fiz uma cirurgia de joelho no mês passado, mas agora estou indo muito bem. O hospital de reabilitação forneceu excelentes terapias físicas para meu joelho, e estou quase pronto para ir para casa. Estou em boas condições, e nado na piscina do hospital todos os dias. Vou sentir falta da natação, mas estou ansioso para ir em casa em breve.\n\nCG: Gostaria de falar com você sobre suas opiniões sobre drogas psicodélicas. Para começar, você acredita que é possível reescrever a pesquisa psicodélica como um campo científico respeitável?\n\nAH: Eu acho que há muitos bons sinais. Depois de anos de silêncio, recentemente houve algumas investigações na Suíça e na Alemanha, e também nos Estados Unidos. Tivemos uma reunião em Heidelberg no ano passado (Colégio Europeu para o Estudo da Consciência), e houve muitas boas apresentações. Em Heidelberg, eu gostei de me encontrar com Rick Doblin (da MAPS) e o Professor Nichols (do Heffter Research Institute), e acho que ambas as organizações estão fazendo um bom trabalho. Sua abordagem parece ser bastante diferente daqueles de seus predecessores de várias décadas atrás.\n\nCG: Você está se referindo ao Dr. Leary?\n\nAH: Sim. Fui visitado por Timothy Leary quando vivia na Suíça há muitos anos. Ele era um homem muito inteligente e bastante encantador. Gostei bastante das nossas conversas. No entanto, ele também precisava de muita atenção. Ele gostava de ser provocativo, e isso mudou o foco do que deveria ter sido a questão essencial. É lamentável, mas durante muitos anos essas drogas se tornaram tabu. Felizmente, esses mesmos problemas dos anos sessenta não serão repetidos.\n\nCG: do ponto de vista de onde estamos agora, no final da década de 1990, quais as implicações que as drogas psicodélicas têm no campo da psiquiatria?\n\nAH: Acredito que logo após que o LSD foi descoberto, ele foi reconhecido como de grande valor para a psicanálise e a psiquiatria. Não foi considerado uma fuga. Foi uma descoberta muito importante naquela época, e por quinze anos pôde ser usado legalmente em tratamento psiquiátrico e para estudo científico em seres humanos. Durante esse tempo, Delysid, o nome que dei ao LSD, foi usado de forma segura e foi objeto de milhares de publicações na literatura profissional. Inclusive, na semana passada, eu recebi visitantes da Fundação Albert Hofmann, a quem eu dei toda a documentação original, que havia sido armazenada nos Laboratórios Sandoz. Este trabalho inicial foi muito bem documentado, e mostra quão bem a pesquisa com o LSD foi até que se tornou parte da cena da droga na década de 1960. Assim, desde originalmente fazer parte da farmacopeia terapêutica, O LSD tornou-se uma droga da rua e, inevitavelmente, se tornou ilegal. Por causa desta reputação, tornou-se indisponível para o campo médico, e assim a pesquisa, que havia sido muito aberta, foi interrompida. Agora, parece que esta pesquisa pode começar de novo. A importância de tais investigações parece ser reconhecida pelas autoridades de saúde e, portanto, espero que finalmente a proibição esteja chegando ao fim, e o campo médico pode retornar às explorações que foram forçadas a parar trinta anos atrás.\n\nCG: quais recomendações você daria aos pesquisadores agora que desejam trabalhar com essas substâncias?\n\nAH: Quando o LSD foi distribuído legalmente pela Sandoz, havia uma pequena documentação que foi entregue junto com o Delysid, que explicou como LSD poderia ser usado, como um auxílio à psicanálise e psicoterapia, e também como um meio para os próprios psiquiatras experimentarem esses estados de espírito extraordinários. Foi especificamente indicado no pacote que o psiquiatra que estava interessado em usar Delysid deveria primeiro testá-lo em si mesmo.\n\nCG: Então, você diria que é muito importante que o pesquisador, o psiquiatra, conheça de primeira mão a experiência psicodélica?\n\nAH: Absolutamente, absolutamente. Antes que ele possa ser usado no trabalho clínico, ele definitivamente deve ser tomado pelo psiquiatra. Dos primeiros relatórios e diretrizes escritas para LSD, isso foi claramente indicado. E isso continua a ser de extrema importância hoje.\n\nCG: Há lições que podemos aprender do passado, na medida em que o que deu errado com a pesquisa, por que foi interrompida, que devemos estar atentos, para que esses erros não sejam repetidos?\n\nAH: Sim, se fosse possível parar seu uso indevido, seu mau uso, então eu acho que seria possível distribuir para uso médico. Mas, desde que continuem a ser mal utilizados, e enquanto as pessoas não conseguirem compreender verdadeiramente os psicodélicos e continuarem a usá-los como drogas prazerosas e deixarem de apreciar as experiências profundas e psíquicas que podem induzir, o seu uso médico será retido. Seu uso nas ruas tem sido um problema há mais de trinta anos. Nas ruas, as drogas são incompreendidas e ocorrem acidentes. Isso torna muito difícil para as autoridades de saúde mudarem suas políticas e permitir o uso médico. E, embora seja possível convencer as autoridades de saúde de que, nas mãos responsáveis, os psicodélicos possam ser usados com segurança no campo médico, o uso nas ruas continua a dificultar a aceitação das autoridades.\n\nCG: Parece que os jovens estão novamente interessados em psicodélicos e MDMA. Nós também temos esse novo fenômeno do delírio, onde os jovens tomam substâncias como MDMA e dançam a noite toda. Qual é a sua opinião sobre por que esses jovens procuram essas experiências? Como podemos responder ao que estão fazendo?\n\nAH: Este é um problema muito, muito profundo do nosso tempo, na medida em que não temos mais uma base religiosa em nossas vidas. Mesmo com a religião, com as igrejas, eles não são mais convincentes com seu dogma. E as pessoas precisam de um fundamento espiritual profundo para suas vidas. Nos velhos tempos era religião, com seus dogmas, nas quais as pessoas acreditavam, mas hoje esses dogmas não funcionam mais. Não podemos acreditar que coisas que sabemos não são possíveis, que não são reais. Devemos seguir a base do que sabemos, que todos podem experimentar. Nesta base, você deve encontrar a entrada para o mundo espiritual. Como muitos jovens estão procurando por experiências significativas, eles estão procurando essa coisa que é o oposto do mundo material. Nem todos os jovens estão procurando dinheiro e poder. Alguns estão à procura de uma felicidade e satisfação que é do mundo espiritual, e não do mundo materialista. Eles estão olhando, mas não há caminhos sancionados. E, é claro, uma das maneiras que os jovens estão usando é com drogas psicodélicas.\n\nCG: o que você diria aos jovens?\n\nAH: O que eu diria seria certamente: Abram seus olhos! As portas da percepção devem ser abertas. Isso significa que esses jovens devem aprender por sua própria experiência, ver o mundo como era antes que seres humanos estivessem nesse planeta. Esse é o verdadeiro problema hoje, as pessoas vivem em cidades, onde tudo está morto. Este mundo material, feito pelos humanos, é um mundo morto, e desaparecerá e morrerá. Eu diria aos jovens para sair para o campo, ir ao prado, ir ao jardim, ir ao bosque. Este é um mundo de natureza ao qual pertencemos, absolutamente. É o círculo da vida, do qual somos parte integrante. Abram seus olhos e vejam os marrons e os verdes da terra, e a luz que é a essência da natureza. Os jovens precisam tomar consciência desse círculo de vida, e perceber que é possível experimentar a beleza e o significado profundo que é o núcleo da nossa relação com a natureza.\n\nCG: quando você adquiriu essa apreciação visionária da natureza?\n\nAH: Quando eu era jovem, eu tive muitas oportunidades para caminhar pelo campo. Eu tive encontros profundos e visionários com a natureza, e isso foi muito antes de eu realizar meus experimentos iniciais com o LSD. Na verdade, minhas primeiras experiências com LSD foram muito reminiscentes desses encontros místicos anteriores que eu tinha tido como uma criança na natureza. Então, você vê que é possível ter essas experiências sem drogas. Mas muitas pessoas estão bloqueadas, sem uma faculdade inata para contemplar a beleza, e são essas pessoas que podem precisar de um psicodélico para ter uma experiência visionária da natureza.\n\nCG: como reconciliamos essa experiência visionária com a religião e com a verdade científica?\n\nAH: É importante ter a experiência diretamente. Aldous Huxley nos ensinou a não simplesmente acreditar nas palavras, mas a ter a experiência nós mesmos. É por isso que as diferentes formas de religião já não são adequadas. Eles são simplesmente palavras, palavras, palavras, sem a experiência direta do que representam as palavras. Estamos agora em uma fase de desenvolvimento humano onde acumulamos uma enorme quantidade de conhecimento através da pesquisa científica no mundo material. Este é um conhecimento muito importante, mas deve ser integrado. O que a ciência trouxe à luz é verdade, absolutamente verdade. Mas esta é apenas uma parte, apenas um lado da nossa existência, a do mundo material. Nós temos um corpo, e a matéria envelhece e muda, então, portanto, na medida em que temos um corpo, devemos morrer. Mas o mundo espiritual, é claro, é eterno, mas apenas na medida em que existe no momento. É importante que percebamos essa enorme diferença entre esses dois lados de nossas vidas. O mundo material é o mundo do nosso corpo, mas o mundo material é também onde o homem fez todas essas descobertas científicas e tecnológicas. Devemos ver, então, que a ciência e a tecnologia são baseadas em leis naturais. Mas também devemos aceitar que o mundo material é apenas a manifestação do mundo espiritual. E se tentarmos manifestar algo, teremos de fazer uso do mundo material. Para você e eu podermos falar um com o outro, devemos ter línguas, devemos ter ar e assim por diante. Tudo isso é do mundo material. Se nós devemos ler sobre coisas espirituais, são apenas palavras. Devemos ter a experiência diretamente. E a experiência ocorre apenas abrindo a mente, e abrindo todos os nossos sentidos. Essas portas da percepção devem ser limpas. E se a experiência não vem espontaneamente, por si só, podemos fazer uso do que Huxley chama de graça gratuita. Isso pode assumir a forma de drogas psicodélicas, ou talvez sem drogas através de uma disciplina como yoga. Mas o que é de maior importância, é que temos experiência pessoal. Não palavras, não crenças, mas experiências.\n\nCG: Projetando para o futuro, você imagina que pode haver um papel aceito na cultura euro-americana para psicodélicos?\n\nAH: Absolutamente! Estou convencido de que a importância dos psicodélicos será reconhecida. O caminho para isso é através da psiquiatria, mas não da psiquiatria psicanalítica de Freud e não do alcance limitado da psiquiatria biológica moderna. Em vez disso, ocorrerá através do novo campo da psiquiatria transpessoal. Esta visão transpessoal leva em consideração o mundo material, incluindo o nosso corpo, bem como o mundo espiritual. Reconhecer que somos simultaneamente parte do mundo material e espiritual. O que se adapta ao conceito de psiquiatria transpessoal é que abrimos nossas portas da percepção. O que a psiquiatria transpessoal tenta nos dar é uma receita para entrar no mundo espiritual. Isso se encaixa exatamente com os resultados dos psicodélicos. Estimula seus sentidos. Isso abre sua percepção para sua própria experiência.\n\nCG: Dr. Hofmann, você viveu duas Guerras Mundiais e uma Guerra Fria. Quando você olha para o futuro da humanidade, você está esperançoso ou não?\n\nAH: Espero por um longo e distante futuro, mas para o futuro próximo eu sou terrivelmente, terrivelmente pessimista. Eu acredito que o que está ocorrendo no mundo material é um reflexo do estado espiritual da humanidade. Temo que muitas coisas terríveis ocorram em todo o mundo, porque a humanidade está em crise espiritual. Mas espero que ao longo do tempo a humanidade aprenda, finalmente aprenda, e que haverá esperança. Acabei de reler as doze palestras que Aldous Huxley deu em San Francisco em 1959, chamado The Human Situation. Penso que tudo o que nos preocupa hoje, sobre o ego, a consciência, a sobrevivência da humanidade, tudo pode ser lido neste livro. Eu gostaria de recomendá-lo. Tudo o que agora estamos tentando dizer, as idéias que estamos formulando, foi discutido por Huxley.\n\nCG: O que podemos aprender das culturas chamadas primitivas que usaram substâncias psicodélicas como parte de suas práticas religiosas?\n\nAH: Eu acho que o mais importante é que eles usaram isso em um quadro religioso e nós, não. Devemos aprender com eles, devemos identificar as estruturas certas, devemos encontrar novos usos. Eu poderia imaginar que seja possível criar centros de meditação para uso psicodélico em um ambiente natural, onde professores poderiam ter experiências e treinar para se tornar adeptos. Eu percebo isso como sendo possível, mas os primeiros psicodélicos terão de se tornar disponíveis para medicina e psiquiatria. E então deve ser disponibilizado para tais centros espirituais. Basicamente, tudo o que precisamos saber, podemos aprender de como as pessoas primitivas usavam psicodélicos como sacramentos, em um quadro religioso. Precisamos desses centros, mas também precisamos dos psiquiatras. Esses psiquiatras devem se tornar os xamãs dos nossos tempos.\n\nCG: De volta aos anos sessenta, muitas pessoas ficaram assustadas com o LSD e outros psicodélicos, incluindo muitos psiquiatras. Por que isso aconteceu?\n\nAH: Eles não percorreram o caminho certo, eles não tinham as condições certas. Então, eles não estavam adequadamente preparados para isso. É uma experiência delicada e profunda, se usada do jeito certo. Mas lembre-se, quanto mais poderoso o instrumento, mais a chance de ocorrer danos se não for usado corretamente. E naquela época, infelizmente, muitas ocasiões em que os psicodélicos não foram tratados com o devido respeito e usados de maneira errada e, consequentemente, causaram ferimento. Essa é a grande tragédia, que esses medicamentos valiosos nem sempre foram respeitados e nem sempre entendidos. Assim, os psicodélicos passaram a ser temidos e foram tirados das mãos de pesquisadores responsáveis e psiquiatras. Foi uma grande perda de remédios e psiquiatria, e para a humanidade. Espero que não seja tarde demais para aprender com esses erros, e para demonstrar a maneira adequada e respeitosa que os psicodélicos devem ser usados.\n\nFonte: https://www.maps.org/news-letters/v08n3/08330hof.html\n\nOutra entrevista com Hofmann que traduzímos aqui na página: https://www.facebook.com/prepartykit/photos/a.234305803727903.1073741828.229458924212591/268304200328063/?type=3&amp;theater</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2017-10-07</text:p>
          </table:table-cell>
          <table:table-cell office:value-type="string" calcext:value-type="string">
            <text:p>13:04:18+0000</text:p>
          </table:table-cell>
        </table:table-row>
        <table:table-row table:style-name="ro1">
          <table:table-cell office:value-type="float" office:value="589" calcext:value-type="float">
            <text:p>589</text:p>
          </table:table-cell>
          <table:table-cell office:value-type="string" calcext:value-type="string">
            <text:p>320137168412206_352872748471981</text:p>
          </table:table-cell>
          <table:table-cell office:value-type="string" calcext:value-type="string">
            <text:p>[COLABORAÇÃO] TOMEM CONTA UNS DOS OUTROS \n\nTemos muitas informações aqui no grupo sobre relatos, substâncias, intervalos de uso, interações e tudo mais, mas um conselho muito básico quando se trata de Redução de Danos é: \n\nTOMAR CONTA UM DO OUTRO!\n\nSe você ver alguém numa rave que parece estar num momento difícil, pergunte se ele está bem! Se parece que ele precisa de água, dê água! Converse, seja um sorriso amigável no meio da multidão.\n\nO mundo das raves sempre foi conhecido pela simpatia e senso de comunidade - é por isso que muitos de nós amaram ou amam isso por tantos anos. Da mesma forma que você cuida de seus companheiros, é importante cuidar dos outros. Se você vê alguém que parece que está separado de seus amigos e que luta com os efeitos de bebida ou de drogas, ofereça ajuda ao invés de filmar (isso é ridículo). E se você acha que ele precisa de cuidados especiais, leve-o para alguém responsável no local, se tiver uma equipe de redução de danos, leve-o, se não, leve-o aos paramédicos. Alguns usuários morreram porque perderam seus companheiros e ficaram em algum canto afastado, e, quando o alguém os achou, era muito tarde.\n\nUma história que li recentemente num fórum gringo, contava que alguns amigos estavam em uma festa e tomaram uma substância sem saber o que era. Eles não sabiam o que estavam fazendo e acabaram tendo uma overdose. Um deles tinha decidido não usar e por isso salvou a vida de todos os seus outros amigos. Graças ao seu raciocínio rápido, ele conseguiu impedi-los de tentar qualquer besteira e chamar uma ambulância.\n\nPor isso, sim, é muito bom saber as suas dosagens e interações e tolerâncias, mas as ferramentas de redução de danos mais úteis são o senso comum e a compaixão\n\nCuidem-se de si mesmo e dos outros! PAZ, AMOR, UNIÃO E RESPEITO não é nenhum clichê! Pratiquem!</text:p>
          </table:table-cell>
          <table:table-cell office:value-type="float" office:value="87" calcext:value-type="float">
            <text:p>87</text:p>
          </table:table-cell>
          <table:table-cell office:value-type="float" office:value="4" calcext:value-type="float">
            <text:p>4</text:p>
          </table:table-cell>
          <table:table-cell office:value-type="string" calcext:value-type="string">
            <text:p>2017-10-10</text:p>
          </table:table-cell>
          <table:table-cell office:value-type="string" calcext:value-type="string">
            <text:p>19:05:10+0000</text:p>
          </table:table-cell>
        </table:table-row>
        <table:table-row table:style-name="ro1">
          <table:table-cell office:value-type="float" office:value="398" calcext:value-type="float">
            <text:p>398</text:p>
          </table:table-cell>
          <table:table-cell office:value-type="string" calcext:value-type="string">
            <text:p>320137168412206_353167291775860</text:p>
          </table:table-cell>
          <table:table-cell office:value-type="string" calcext:value-type="string">
            <text:p>[COLABORAÇÃO] VALOR HEURÍSTICO DA PESQUISA DO LSD, POR STANISLAV GROF\n\n-leitura altamente recomendada-\n\nhttp://www.psychedelic-library.org/grof4.htm\n\nStanislav Grof é um psiquiatra checo que desenvolveu nos Estados Unidos pesquisas sobre os estados alterados de consciência (EAC), através de experiências com o LSD, como meio de atingir esses estados. Segundo ele,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n__________________________\n\n Antes de discutir as implicações teóricas da pesquisa de LSD, é necessário justificar o valor heurístico do LSD como ferramenta para a exploração do inconsciente humano e a legitimidade de tirar conclusões mais gerais do trabalho com este composto. <text:s/>Houve uma tendência entre muitos profissionais de descartar as experiências em sessões de LSD como manifestações de uma alteração tóxica da função cerebral (psicose tóxica) que tem pouca relevância, se alguma, para a compreensão da mente humana, pois funciona na forma de circunstâncias naturais. <text:s/>Esta é uma objeção bastante básica e séria que merece atenção especial e consideração cuidadosa. <text:s/>A questão crucial que deve ser tratada neste contexto é se existem efeitos invariantes, constantes e padrões do LSD que são de natureza puramente farmacológica, não estão relacionados à estrutura de personalidade do sujeito e ocorrem sem exceção em todos os sujeitos que toma uma dose suficiente desta droga. \n\n Os fenômenos que podem ocorrer no decorrer das sessões de LSD cobrem um enorme alcance; não existe praticamente nenhuma manifestação perceptiva, emocionail ou psicossomática que não foram observadas e descritas como parte da experiência do LSD. A extrema multiplicação e variabilidade interindividual do estado LSD é complementada pela sua variabilidade intraindividual igualmente impressionante. Se a mesma pessoa tomar LSD repetidamente, cada uma de suas sessões consecutivas geralmente é muito diferente das demais em seu conteúdo, caráter geral e curso. Essa variabilidade certamente é em si uma séria objeção à ideia de que a reação do LSD possui simples determinantes químicos e fisiológicos. <text:s/>A proporção com a qual vários fatores “extrafarmacológicas” participam da experiência de LSD é interessante e teoricamente importante. \n\n A busca pelos efeitos farmacológicos típicos e obrigatórios do LSD foi um aspecto importante do meu trabalho analítico sobre os dados do LSD.O resultado dessa busca foi bastante surpreendente; depois de analisar mais de 138 registros de sessões LSD, não encontrei um único sintoma que fosse um componente absolutamente constante em todos eles e, portanto, poderia ser considerado verdadeiramente invariante. As mudanças de percepção óptica geralmente são apresentadas como uma manifestação típica do estado LSD e, portanto, foram um candidato sério para invariantes farmacológicos. Embora tenham ocorrido com bastante frequência em nossos registros, houve uma série de sessões de altas doses onde as alterações no domínio óptico não estavam presentes, no entanto, em algumas dessas sessões, a dosagem totalizava 500 microgramas. Várias das reações de LSD sem qualquer fenômeno visual tiveram a forma de experiências sexuais intensas; outras foram caracterizadas por somatização maciça manifestada em várias partes do corpo, por sentimentos de mal-estar geral e doença física, ou por experiências de dor intensa. Exemplos especiais de sessões sem alterações perceptivas ópticas foram observados em estágios avançados de tratamento psicológico e em algumas sessões psicodélicas. Estes envolveram um complexo experiencial biológico brutal e primitivo descrito por vários sujeitos como revivendo seu próprio nascimento ou experiências transcendentais com uma qualidade paradoxal de ser "sem conteúdo, mas com tudo". \n\n As manifestações físicas do estado LSD merecem atenção especial neste contexto, uma vez que, nos primeiros relatórios, foram considerados efeitos farmacológicos simples e resultantes da ativação química direta dos centros vegetativos no cérebro.As observações de um grande número de sessões e a análise dos registros não suportaram esta explicação. O espectro dos chamados "sintomas vegetativos" é muito amplo e excede o de qualquer droga conhecida, exceto alguns outros psicodélicos. Curiosamente, esses sintomas incluem fenômenos simpáticos e parassimpáticos (1), e aparecem em aglomerados envolvendo várias combinações dos mesmos. Os concomitantes físicos da reação LSD variam consideravelmente de sessão para sessão. Eles são praticamente independentes da dosagem utilizada e não há relação demonstrável de efeito de dose. <text:s/>Em muitas sessões de LSD de alta dose, as manifestações físicas estavam totalmente ausentes, ou ocorreram intermitentemente e em estreita associação com material inconsciente difícil e fortemente defendido. Outro aspecto desses sintomas que podem ser mencionados aqui é a sensibilidade incomum a vários fatores psicológicos; muitas vezes podem ser modificados ou até mesmo terminados por várias influências externas e intervenções psicoterapêuticas específicas. <text:s/>Uma das manifestações físicas da reação do LSD merece ênfase especial, ou seja, dilatação das pupilas (midríase). <text:s/>É tão comum que sua presença tenha sido usada por muitos experimentadores e terapeutas como um indicador confiável de que a pessoa ainda está sob a influência da droga. <text:s/>Durante muito tempo, a midríase também foi um candidato sério para uma manifestação invariante do efeito LSD em minhas investigações. Mais tarde, testemunhei várias sessões de LSD, algumas delas muito dramáticas, nas quais os olhos dos sujeitos pareciam apertados, ou em que eles oscilavam rapidamente entre dilatação extrema e constrição. <text:s/>Uma situação semelhante à dos sintomas vegetativos existiu na área de manifestações físicas grosseiras, como tônus muscular, tremores, contrações, atividades parecidas com crises e vários movimentos de torção. <text:s/>Nenhum desses sintomas foi padrão e previsível o suficiente para ser considerado um efeito farmacológico específico do LSD. Isso não significa que o LSD não tenha nenhum efeito fisiológico específico; estes podem ser claramente demonstrados em experiências com animais, que utilizam doses incomparavelmente mais elevadas. Minha experiência, no entanto, indica que, dentro do intervalo de doses comumente usadas em experimentos humanos ou em prática psicoterapêutica, manifestações físicas não são o resultado de uma estimulação farmacológica direta do sistema nervoso central. <text:s/>Eles parecem refletir a ativação química de matrizes psicodinâmicas no inconsciente e possuem uma estrutura semelhante à das conversões histéricas (2), fenômenos de organoneurose (3) ou sintomas de distúrbios psicossomáticos (4). \n\n Tão imprevisível quanto o conteúdo da reação com o LSD é a sua intensidade; as respostas individuais ao mesmo nível de dosagem variam consideravelmente. <text:s/>Minha experiência indica que o grau de sensibilidade ou resistência ao LSD depende de fatores psicológicos complicados e não de variáveis de natureza constitucional, biológica ou metabólica. <text:s/>Os sujeitos que, no cotidiano, têm a necessidade de manter o autocontrole completo e ter dificuldades em relaxar e "deixar ir" pode às vezes resistir a doses relativamente altas de LSD (300 a 500 microgramas) e não mostrar mudanças detectáveis. Ocasionalmente, uma pessoa pode resistir a uma dose considerável de LSD se ele configurou isso como uma tarefa pessoal por si mesmo por qualquer motivo. <text:s/>Ele pode decidir fazer isso para desafiar o terapeuta e competir com ele, para demonstrar sua "força" para si mesmo e para os outros, para suportar mais do que seus colegas, ou por muitas outras razões. Geralmente, no entanto, podem ser encontrados motivos inconscientes mais relevantes subjacentes a tais racionalizações superficiais. Outra causa para uma alta resistência ao efeito da droga pode ser a preparação, a instrução e a segurança do sujeito serem insuficientes, a falta de seu pleno acordo e cooperação ou a ausência de confiança básica na relação terapêutica. <text:s/>Neste caso, a reação do LSD às vezes não leva seu curso completo até que os motivos de resistência sejam analisados e compreendidos. O despertar repentino ocasional, que pode ocorrer em qualquer período da sessão e em qualquer nível de dosagem, pode ser entendido como uma mobilização súbita de defesas contra o surgimento de material traumático desagradável. Entre os pacientes psiquiátricos, os neuróticos obsessivos compulsivos graves são particularmente resistentes ao efeito do LSD. <text:s/>Tem sido uma observação comum em minha pesquisa que tais pacientes podem resistir a doses de mais de 500 microgramas de LSD e mostram apenas sinais leves de sofrimento físico ou psicológico. <text:s/>Em casos extremos, pode demorar várias dúzias de sessões de dose elevada de LSD antes que as resistências psicológicas desses indivíduos sejam reduzidas ao ponto de começarem a ter episódios de regressão para a infância e tomar consciência do material inconsciente que deve ser trabalhado. <text:s/>A resistência excessiva de pacientes obsessivos compulsivos pode ser ilustrada pelo seguinte exemplo clínico: \n\n-Erwin, um estudante de vinte e dois anos, foi encaminhado para o programa de tratamento do LSD após quatro anos de terapia ineficaz para uma neurose obsessivo-compulsiva grave. Ao longo dos anos, ele desenvolveu um sistema muito complicado de pensamentos obsessivos e ficou tão preocupado com isso que paralisou todas as suas outras atividades. Ele foi obrigado a imaginar em sua mente uma estrutura geométrica com dois eixos de coordenadas e localizar dentro deste sistema todos os problemas e deveres que ele encontrou em sua vida cotidiana. Às vezes, ele passava muitas horas tentando desesperadamente encontrar a localização adequada para algum aspecto de sua existência, mas sempre sem sucesso. <text:s/>Antes da admissão, sentiu que o centro de gravidade de seu sistema de coordenadas imaginárias estava se deslocando para a esquerda; isso o aborreceu enormemente e resultou em sentimentos de tensão, apreensão, ansiedade, insegurança e depressão. Além disso, Erwin sofria de vários sintomas psicossomáticos e tendeu a interpretá-los de maneira hipocondríaca. Ela foi encaminhada para terapia psicológica após várias hospitalizações e tratamento malsucedidos com tranquilizantes, antidepressivos e psicoterapia sem drogas. <text:s/>Erwin manifestou uma resistência bastante espetacular ao efeito do LSD. Após a preparação psicológica de duas semanas de duração, ela começou a ter sessões regulares de LSD em intervalos semanais. <text:s/>A dose inicial de 100 microgramas foi aumentada de cinquenta para 100 microgramas por semana, uma vez que ela mal mostrou qualquer resposta. Finalmente, ele recebeu 1500 microgramas por via intramuscular, com a esperança de que isso superasse sua resistência. <text:s/>Entre a segunda e a terceira hora da sessão, quando o efeito de LSD geralmente culmina, Erwin sentiu-se entediado e com um pouco de fome; de acordo com sua descrição, bem como manifestações externas, nada de incomum estava acontecendo. <text:s/>Ele parecia estar tão bem composto e com controle tão completo que ele foi autorizado a ir com o terapeuta para a cozinha na ala, cortar um pedaço de pão com uma faca, abrir uma lata de pasta de fígado e fazer um lanche. Depois de terminar, ele queria ir à sala social na ala e jogar xadrez, porque sentiu que precisava de alguma distração da experiência terapêutica sem intercorrências e monótona. Levou trinta e oito sessões de alta dose antes que o sistema de defesa de Erwin fosse reduzido ao ponto de começar a regredir na infância e reviver experiências traumáticas. \n\n Tornou-se óbvio após esta e outras observações semelhantes que a alta resistência psicológica ao LSD não pode ser quebrada apenas por um aumento na dosagem e que deve ser gradualmente atenuada por uma série de sessões. <text:s/>Parece que existe um ponto de saturação para LSD em algum lugar entre 400 e 500 microgramas; se o sujeito não responder adequadamente a esta dosagem, o LSD adicional não mudará nada na situação. \n \n Depois de demonstrar que o LSD não possui nenhum efeito claro e invariante sobre o nível de dosagem comumente usados no trabalho experimental e clínico com seres humanos, podemos perguntar quais são os efeitos do LSD. <text:s/>De acordo com a minha experiência, eles são bastante inespecíficos e podem ser descritos apenas em termos muito gerais. Em uma grande maioria das sessões, existe uma tendência geral para mudanças perceptivas em várias modalidades sensoriais. <text:s/>A consciência geralmente é qualitativamente alterada e tem uma qualidade sonhadora. <text:s/>A reatividade emocional quase sempre é grandemente aprimorada e os fatores afetivos desempenham um papel importante como determinantes da reação do LSD. <text:s/>Um aspecto bastante marcante do efeito LSD é uma marcada intensificação de todos os processos mentais e processos neurais em geral; isso envolve fenômenos de natureza e origem diferentes. <text:s/>Sintomas psicogênicos (5) pré-existentes e recentes, bem como aqueles que o indivíduo sofreu na infância ou em algum período posterior de sua vida podem ser exteriorizados, amplificados e experimentados nas sessões LSD. As experiências traumáticas ou positivas do passado relacionadas com uma forte carga emocional são ativadas, trazidas do inconsciente e revividas de forma complexa. Várias matrizes dinâmicas de diferentes níveis do inconsciente individual e coletivo podem ser trazidas à superfície e conscientemente experimentadas. <text:s/>Ocasionalmente, os fenômenos de natureza neurológica podem ser amplificados e manifestados nas sessões; frequentemente são dores associadas à artrite, deslocação de discos vertebrais, processos inflamatórios ou alterações pós-operatórias e pós-traumáticas. <text:s/>Particularmente comum é reviver sensações relacionadas a lesões e operações passadas; é interessante do ponto de vista teórico que os sujeitos sob o efeito do LSD parecem ser capazes de reviver até dores e outras sensações relacionadas a operações passadas que foram conduzidas sob anestesia geral profunda. <text:s/>A propensão do LSD para amplificar vários processos neurológicos é tão impressionante que tem sido utilizada com sucesso por vários neurologistas checos como uma ferramenta de diagnóstico para a exteriorização de paralisações latentes e outros danos orgânicos sutis do sistema nervoso central. O aspecto negativo desta propriedade interessante do LSD é o fato de que pode ativar convulsões em pacientes que sofrem de epilepsia ou aqueles que têm uma disposição latente para esta doença. \n \nEm geral, não consegui descobrir durante as análises dos meus dados quaisquer efeitos farmacológicos distintos do LSD em seres humanos que sejam constantes e invariantes e, portanto, poderiam ser considerados específicos da droga. No momento, considero o LSD como um poderoso amplificador ou catalisador inespecífico de processos bioquímicos e fisiológicos no cérebro. <text:s/>Parece criar uma situação de ativação indiferenciada que facilite o surgimento de material inconsciente de diferentes níveis da personalidade. A riqueza, bem como a incomum variabilidade da experiência do LSD podem, assim, ser explicadas pela participação decisiva de fatores extra farmacológicos, como a personalidade do sujeito e a estrutura do inconsciente, a personalidade do terapeuta, e o “set &amp; setting” em toda a sua complexidade. A capacidade do LSD e algumas outras drogas psicodélicas para exteriorizar fenômenos e processos invisíveis, tornando-os objeto de investigação científica, dá a essas substâncias um potencial único como instrumentos de diagnóstico e como ferramentas de pesquisa para a exploração da mente humana. Não parece inadequado e exagerado comparar seu significado potencial para a psiquiatria e a psicologia com o do microscópio para medicina ou o telescópio para a astronomia. \n \nNos capítulos seguintes, tentei esboçar a cartografia do inconsciente humano, como se manifesta nas sessões de LSD de meus pacientes. Fui bastante encorajado pelo fato de que, em várias áreas da cultura humana, há inúmeros indícios de que os mapas da consciência emergentes do meu trabalho com LSD são totalmente compatíveis e às vezes paralelas a outros sistemas existentes. <text:s/>Exemplos disso podem ser encontrados na psicologia analítica de CG Jung, a psicossíntese de Roberto Assagioli e os estudos de Abraham Maslow, bem como escolas religiosas e místicas de várias culturas e idades. <text:s/>Muitas dessas estruturas são baseadas não no uso de drogas psicodélicas, mas em várias técnicas poderosas de alterar a consciência sem elas. Este paralelo entre as experiências do LSD e uma variedade de fenômenos manifestados sem facilitação química fornece evidências de suporte adicionais para o efeito inespecífico e catalisador do LSD. \n\n O significado das observações LSD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___________________\nReferências:\n1 - https://www.portaleducacao.com.br/conteudo/artigos/cotidiano/sistemas-nervosos-sn-simpatico-e-parassimpatico/38437\n2 - http://www.medicinapsicossomatica.com.br/glossario/conversao.htm\n3 - http://www.medicinapsicossomatica.com.br/glossario/organoneurose.htm\n4 - https://pt.wikipedia.org/wiki/Psicossom%C3%A1tica\n5 - https://www.news-medical.net/news/20130225/9846/Portuguese.aspx\n___________________\n\nRecomendações de outros postagens aqui no grupo:\n\nSobre respiração holotrópica: \nhttps://www.facebook.com/groups/320137168412206/permalink/337307290028527/\n\nEntrevista do Grof para o Hofmann:\nhttps://www.facebook.com/groups/320137168412206/permalink/337047090054547/</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2017-10-11</text:p>
          </table:table-cell>
          <table:table-cell office:value-type="string" calcext:value-type="string">
            <text:p>17:35:45+0000</text:p>
          </table:table-cell>
        </table:table-row>
        <table:table-row table:style-name="ro1">
          <table:table-cell office:value-type="float" office:value="590" calcext:value-type="float">
            <text:p>590</text:p>
          </table:table-cell>
          <table:table-cell office:value-type="string" calcext:value-type="string">
            <text:p>320137168412206_352970418462214</text:p>
          </table:table-cell>
          <table:table-cell office:value-type="string" calcext:value-type="string">
            <text:p>[COLABORAÇÃO]\n\nAtenção aos # falsificados! \n\nHoje conversando com um amigo, ele me disse que foi comprar um # e o moço ofereceu p ele como LSD WoW Aztec. Realmente o # era branco como o wow, porém, amargava muito (como sabemos o LSD não tem sabor).. \n\nEle não caiu no golpe, já que havia tomado cmg esses dias o outro no rolê e sabia q não tinha gosto, e disse q os amigos q tomaram ficaram transtornados (de forma a ficarem mais transtornados que a onda comum do wow original 105ug).\n\nEnfim, vim aqui dá esse alerta pq sei que a maioria não tem reagente e existe sempre aquele que acha "quanto mais amargo, melhor", e hj em dia com a informação, sabemos q não é assim! RSS\n\nBoa sorte companheiros..</text:p>
          </table:table-cell>
          <table:table-cell office:value-type="float" office:value="22" calcext:value-type="float">
            <text:p>22</text:p>
          </table:table-cell>
          <table:table-cell office:value-type="float" office:value="29" calcext:value-type="float">
            <text:p>29</text:p>
          </table:table-cell>
          <table:table-cell office:value-type="string" calcext:value-type="string">
            <text:p>2017-10-11</text:p>
          </table:table-cell>
          <table:table-cell office:value-type="string" calcext:value-type="string">
            <text:p>10:34:10+0000</text:p>
          </table:table-cell>
        </table:table-row>
        <table:table-row table:style-name="ro1">
          <table:table-cell office:value-type="float" office:value="89" calcext:value-type="float">
            <text:p>89</text:p>
          </table:table-cell>
          <table:table-cell office:value-type="string" calcext:value-type="string">
            <text:p>229458924212591_353167291775860</text:p>
          </table:table-cell>
          <table:table-cell office:value-type="string" calcext:value-type="string">
            <text:p>[COLABORAÇÃO] VALOR HEURÍSTICO DA PESQUISA DO LSD, POR STANISLAV GROF\n\n-leitura altamente recomendada-\n\nhttp://www.psychedelic-library.org/grof4.htm\n\nStanislav Grof é um psiquiatra checo que desenvolveu nos Estados Unidos pesquisas sobre os estados alterados de consciência (EAC), através de experiências com o LSD, como meio de atingir esses estados. Segundo ele,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n__________________________\n\n Antes de discutir as implicações teóricas da pesquisa de LSD, é necessário justificar o valor heurístico do LSD como ferramenta para a exploração do inconsciente humano e a legitimidade de tirar conclusões mais gerais do trabalho com este composto. <text:s/>Houve uma tendência entre muitos profissionais de descartar as experiências em sessões de LSD como manifestações de uma alteração tóxica da função cerebral (psicose tóxica) que tem pouca relevância, se alguma, para a compreensão da mente humana, pois funciona na forma de circunstâncias naturais. <text:s/>Esta é uma objeção bastante básica e séria que merece atenção especial e consideração cuidadosa. <text:s/>A questão crucial que deve ser tratada neste contexto é se existem efeitos invariantes, constantes e padrões do LSD que são de natureza puramente farmacológica, não estão relacionados à estrutura de personalidade do sujeito e ocorrem sem exceção em todos os sujeitos que toma uma dose suficiente desta droga. \n\n Os fenômenos que podem ocorrer no decorrer das sessões de LSD cobrem um enorme alcance; não existe praticamente nenhuma manifestação perceptiva, emocionail ou psicossomática que não foram observadas e descritas como parte da experiência do LSD. A extrema multiplicação e variabilidade interindividual do estado LSD é complementada pela sua variabilidade intraindividual igualmente impressionante. Se a mesma pessoa tomar LSD repetidamente, cada uma de suas sessões consecutivas geralmente é muito diferente das demais em seu conteúdo, caráter geral e curso. Essa variabilidade certamente é em si uma séria objeção à ideia de que a reação do LSD possui simples determinantes químicos e fisiológicos. <text:s/>A proporção com a qual vários fatores “extrafarmacológicas” participam da experiência de LSD é interessante e teoricamente importante. \n\n A busca pelos efeitos farmacológicos típicos e obrigatórios do LSD foi um aspecto importante do meu trabalho analítico sobre os dados do LSD.O resultado dessa busca foi bastante surpreendente; depois de analisar mais de 138 registros de sessões LSD, não encontrei um único sintoma que fosse um componente absolutamente constante em todos eles e, portanto, poderia ser considerado verdadeiramente invariante. As mudanças de percepção óptica geralmente são apresentadas como uma manifestação típica do estado LSD e, portanto, foram um candidato sério para invariantes farmacológicos. Embora tenham ocorrido com bastante frequência em nossos registros, houve uma série de sessões de altas doses onde as alterações no domínio óptico não estavam presentes, no entanto, em algumas dessas sessões, a dosagem totalizava 500 microgramas. Várias das reações de LSD sem qualquer fenômeno visual tiveram a forma de experiências sexuais intensas; outras foram caracterizadas por somatização maciça manifestada em várias partes do corpo, por sentimentos de mal-estar geral e doença física, ou por experiências de dor intensa. Exemplos especiais de sessões sem alterações perceptivas ópticas foram observados em estágios avançados de tratamento psicológico e em algumas sessões psicodélicas. Estes envolveram um complexo experiencial biológico brutal e primitivo descrito por vários sujeitos como revivendo seu próprio nascimento ou experiências transcendentais com uma qualidade paradoxal de ser "sem conteúdo, mas com tudo". \n\n As manifestações físicas do estado LSD merecem atenção especial neste contexto, uma vez que, nos primeiros relatórios, foram considerados efeitos farmacológicos simples e resultantes da ativação química direta dos centros vegetativos no cérebro.As observações de um grande número de sessões e a análise dos registros não suportaram esta explicação. O espectro dos chamados "sintomas vegetativos" é muito amplo e excede o de qualquer droga conhecida, exceto alguns outros psicodélicos. Curiosamente, esses sintomas incluem fenômenos simpáticos e parassimpáticos (1), e aparecem em aglomerados envolvendo várias combinações dos mesmos. Os concomitantes físicos da reação LSD variam consideravelmente de sessão para sessão. Eles são praticamente independentes da dosagem utilizada e não há relação demonstrável de efeito de dose. <text:s/>Em muitas sessões de LSD de alta dose, as manifestações físicas estavam totalmente ausentes, ou ocorreram intermitentemente e em estreita associação com material inconsciente difícil e fortemente defendido. Outro aspecto desses sintomas que podem ser mencionados aqui é a sensibilidade incomum a vários fatores psicológicos; muitas vezes podem ser modificados ou até mesmo terminados por várias influências externas e intervenções psicoterapêuticas específicas. <text:s/>Uma das manifestações físicas da reação do LSD merece ênfase especial, ou seja, dilatação das pupilas (midríase). <text:s/>É tão comum que sua presença tenha sido usada por muitos experimentadores e terapeutas como um indicador confiável de que a pessoa ainda está sob a influência da droga. <text:s/>Durante muito tempo, a midríase também foi um candidato sério para uma manifestação invariante do efeito LSD em minhas investigações. Mais tarde, testemunhei várias sessões de LSD, algumas delas muito dramáticas, nas quais os olhos dos sujeitos pareciam apertados, ou em que eles oscilavam rapidamente entre dilatação extrema e constrição. <text:s/>Uma situação semelhante à dos sintomas vegetativos existiu na área de manifestações físicas grosseiras, como tônus muscular, tremores, contrações, atividades parecidas com crises e vários movimentos de torção. <text:s/>Nenhum desses sintomas foi padrão e previsível o suficiente para ser considerado um efeito farmacológico específico do LSD. Isso não significa que o LSD não tenha nenhum efeito fisiológico específico; estes podem ser claramente demonstrados em experiências com animais, que utilizam doses incomparavelmente mais elevadas. Minha experiência, no entanto, indica que, dentro do intervalo de doses comumente usadas em experimentos humanos ou em prática psicoterapêutica, manifestações físicas não são o resultado de uma estimulação farmacológica direta do sistema nervoso central. <text:s/>Eles parecem refletir a ativação química de matrizes psicodinâmicas no inconsciente e possuem uma estrutura semelhante à das conversões histéricas (2), fenômenos de organoneurose (3) ou sintomas de distúrbios psicossomáticos (4). \n\n Tão imprevisível quanto o conteúdo da reação com o LSD é a sua intensidade; as respostas individuais ao mesmo nível de dosagem variam consideravelmente. <text:s/>Minha experiência indica que o grau de sensibilidade ou resistência ao LSD depende de fatores psicológicos complicados e não de variáveis de natureza constitucional, biológica ou metabólica. <text:s/>Os sujeitos que, no cotidiano, têm a necessidade de manter o autocontrole completo e ter dificuldades em relaxar e "deixar ir" pode às vezes resistir a doses relativamente altas de LSD (300 a 500 microgramas) e não mostrar mudanças detectáveis. Ocasionalmente, uma pessoa pode resistir a uma dose considerável de LSD se ele configurou isso como uma tarefa pessoal por si mesmo por qualquer motivo. <text:s/>Ele pode decidir fazer isso para desafiar o terapeuta e competir com ele, para demonstrar sua "força" para si mesmo e para os outros, para suportar mais do que seus colegas, ou por muitas outras razões. Geralmente, no entanto, podem ser encontrados motivos inconscientes mais relevantes subjacentes a tais racionalizações superficiais. Outra causa para uma alta resistência ao efeito da droga pode ser a preparação, a instrução e a segurança do sujeito serem insuficientes, a falta de seu pleno acordo e cooperação ou a ausência de confiança básica na relação terapêutica. <text:s/>Neste caso, a reação do LSD às vezes não leva seu curso completo até que os motivos de resistência sejam analisados e compreendidos. O despertar repentino ocasional, que pode ocorrer em qualquer período da sessão e em qualquer nível de dosagem, pode ser entendido como uma mobilização súbita de defesas contra o surgimento de material traumático desagradável. Entre os pacientes psiquiátricos, os neuróticos obsessivos compulsivos graves são particularmente resistentes ao efeito do LSD. <text:s/>Tem sido uma observação comum em minha pesquisa que tais pacientes podem resistir a doses de mais de 500 microgramas de LSD e mostram apenas sinais leves de sofrimento físico ou psicológico. <text:s/>Em casos extremos, pode demorar várias dúzias de sessões de dose elevada de LSD antes que as resistências psicológicas desses indivíduos sejam reduzidas ao ponto de começarem a ter episódios de regressão para a infância e tomar consciência do material inconsciente que deve ser trabalhado. <text:s/>A resistência excessiva de pacientes obsessivos compulsivos pode ser ilustrada pelo seguinte exemplo clínico: \n\n-Erwin, um estudante de vinte e dois anos, foi encaminhado para o programa de tratamento do LSD após quatro anos de terapia ineficaz para uma neurose obsessivo-compulsiva grave. Ao longo dos anos, ele desenvolveu um sistema muito complicado de pensamentos obsessivos e ficou tão preocupado com isso que paralisou todas as suas outras atividades. Ele foi obrigado a imaginar em sua mente uma estrutura geométrica com dois eixos de coordenadas e localizar dentro deste sistema todos os problemas e deveres que ele encontrou em sua vida cotidiana. Às vezes, ele passava muitas horas tentando desesperadamente encontrar a localização adequada para algum aspecto de sua existência, mas sempre sem sucesso. <text:s/>Antes da admissão, sentiu que o centro de gravidade de seu sistema de coordenadas imaginárias estava se deslocando para a esquerda; isso o aborreceu enormemente e resultou em sentimentos de tensão, apreensão, ansiedade, insegurança e depressão. Além disso, Erwin sofria de vários sintomas psicossomáticos e tendeu a interpretá-los de maneira hipocondríaca. Ele foi encaminhada para terapia psicológica após várias hospitalizações e tratamento malsucedidos com tranquilizantes, antidepressivos e psicoterapia sem drogas. <text:s/>Erwin manifestou uma resistência bastante espetacular ao efeito do LSD. Após a preparação psicológica de duas semanas de duração, ele começou a ter sessões regulares de LSD em intervalos semanais. <text:s/>A dose inicial de 100 microgramas foi aumentada de cinquenta para 100 microgramas por semana, uma vez que ele mal mostrou qualquer resposta. Finalmente, ele recebeu 1500 microgramas por via intramuscular, com a esperança de que isso superasse sua resistência. <text:s/>Entre a segunda e a terceira hora da sessão, quando o efeito de LSD geralmente culmina, Erwin sentiu-se entediado e com um pouco de fome; de acordo com sua descrição, bem como manifestações externas, nada de incomum estava acontecendo. <text:s/>Ele parecia estar tão bem composto e com controle tão completo que ele foi autorizado a ir com o terapeuta para a cozinha na ala, cortar um pedaço de pão com uma faca, abrir uma lata de pasta de fígado e fazer um lanche. Depois de terminar, ele queria ir à sala social na ala e jogar xadrez, porque sentiu que precisava de alguma distração da experiência terapêutica sem intercorrências e monótona. Levou trinta e oito sessões de alta dose antes que o sistema de defesa de Erwin fosse reduzido ao ponto de começar a regredir na infância e reviver experiências traumáticas. \n\n Tornou-se óbvio após esta e outras observações semelhantes que a alta resistência psicológica ao LSD não pode ser quebrada apenas por um aumento na dosagem e que deve ser gradualmente atenuada por uma série de sessões. <text:s/>Parece que existe um ponto de saturação para LSD em algum lugar entre 400 e 500 microgramas; se o sujeito não responder adequadamente a esta dosagem, o LSD adicional não mudará nada na situação. \n \n Depois de demonstrar que o LSD não possui nenhum efeito claro e invariante sobre o nível de dosagem comumente usados no trabalho experimental e clínico com seres humanos, podemos perguntar quais são os efeitos do LSD. <text:s/>De acordo com a minha experiência, eles são bastante inespecíficos e podem ser descritos apenas em termos muito gerais. Em uma grande maioria das sessões, existe uma tendência geral para mudanças perceptivas em várias modalidades sensoriais. <text:s/>A consciência geralmente é qualitativamente alterada e tem uma qualidade sonhadora. <text:s/>A reatividade emocional quase sempre é grandemente aprimorada e os fatores afetivos desempenham um papel importante como determinantes da reação do LSD. <text:s/>Um aspecto bastante marcante do efeito LSD é uma marcada intensificação de todos os processos mentais e processos neurais em geral; isso envolve fenômenos de natureza e origem diferentes. <text:s/>Sintomas psicogênicos (5) pré-existentes e recentes, bem como aqueles que o indivíduo sofreu na infância ou em algum período posterior de sua vida podem ser exteriorizados, amplificados e experimentados nas sessões LSD. As experiências traumáticas ou positivas do passado relacionadas com uma forte carga emocional são ativadas, trazidas do inconsciente e revividas de forma complexa. Várias matrizes dinâmicas de diferentes níveis do inconsciente individual e coletivo podem ser trazidas à superfície e conscientemente experimentadas. <text:s/>Ocasionalmente, os fenômenos de natureza neurológica podem ser amplificados e manifestados nas sessões; frequentemente são dores associadas à artrite, deslocação de discos vertebrais, processos inflamatórios ou alterações pós-operatórias e pós-traumáticas. <text:s/>Particularmente comum é reviver sensações relacionadas a lesões e operações passadas; é interessante do ponto de vista teórico que os sujeitos sob o efeito do LSD parecem ser capazes de reviver até dores e outras sensações relacionadas a operações passadas que foram conduzidas sob anestesia geral profunda. <text:s/>A propensão do LSD para amplificar vários processos neurológicos é tão impressionante que tem sido utilizada com sucesso por vários neurologistas checos como uma ferramenta de diagnóstico para a exteriorização de paralisações latentes e outros danos orgânicos sutis do sistema nervoso central. O aspecto negativo desta propriedade interessante do LSD é o fato de que pode ativar convulsões em pacientes que sofrem de epilepsia ou aqueles que têm uma disposição latente para esta doença. \n \nEm geral, não consegui descobrir durante as análises dos meus dados quaisquer efeitos farmacológicos distintos do LSD em seres humanos que sejam constantes e invariantes e, portanto, poderiam ser considerados específicos da droga. No momento, considero o LSD como um poderoso amplificador ou catalisador inespecífico de processos bioquímicos e fisiológicos no cérebro. <text:s/>Parece criar uma situação de ativação indiferenciada que facilite o surgimento de material inconsciente de diferentes níveis da personalidade. A riqueza, bem como a incomum variabilidade da experiência do LSD podem, assim, ser explicadas pela participação decisiva de fatores extra farmacológicos, como a personalidade do sujeito e a estrutura do inconsciente, a personalidade do terapeuta, e o “set &amp; setting” em toda a sua complexidade. A capacidade do LSD e algumas outras drogas psicodélicas para exteriorizar fenômenos e processos invisíveis, tornando-os objeto de investigação científica, dá a essas substâncias um potencial único como instrumentos de diagnóstico e como ferramentas de pesquisa para a exploração da mente humana. Não parece inadequado e exagerado comparar seu significado potencial para a psiquiatria e a psicologia com o do microscópio para medicina ou o telescópio para a astronomia. \n \nNos capítulos seguintes, tentei esboçar a cartografia do inconsciente humano, como se manifesta nas sessões de LSD de meus pacientes. Fui bastante encorajado pelo fato de que, em várias áreas da cultura humana, há inúmeros indícios de que os mapas da consciência emergentes do meu trabalho com LSD são totalmente compatíveis e às vezes paralelas a outros sistemas existentes. <text:s/>Exemplos disso podem ser encontrados na psicologia analítica de CG Jung, a psicossíntese de Roberto Assagioli e os estudos de Abraham Maslow, bem como escolas religiosas e místicas de várias culturas e idades. <text:s/>Muitas dessas estruturas são baseadas não no uso de drogas psicodélicas, mas em várias técnicas poderosas de alterar a consciência sem elas. Este paralelo entre as experiências do LSD e uma variedade de fenômenos manifestados sem facilitação química fornece evidências de suporte adicionais para o efeito inespecífico e catalisador do LSD. \n\n O significado das observações LSD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___________________\nReferências:\n1 - https://www.portaleducacao.com.br/conteudo/artigos/cotidiano/sistemas-nervosos-sn-simpatico-e-parassimpatico/38437\n2 - http://www.medicinapsicossomatica.com.br/glossario/conversao.htm\n3 - http://www.medicinapsicossomatica.com.br/glossario/organoneurose.htm\n4 - https://pt.wikipedia.org/wiki/Psicossom%C3%A1tica\n5 - https://www.news-medical.net/news/20130225/9846/Portuguese.aspx\n___________________\n\nRecomendações de outros postagens aqui no grupo:\n\nSobre respiração holotrópica: \nhttps://www.facebook.com/groups/320137168412206/permalink/337307290028527/\n\nEntrevista do Grof para o Hofmann:\nhttps://www.facebook.com/groups/320137168412206/permalink/337047090054547/</text:p>
          </table:table-cell>
          <table:table-cell office:value-type="float" office:value="26" calcext:value-type="float">
            <text:p>26</text:p>
          </table:table-cell>
          <table:table-cell office:value-type="float" office:value="9" calcext:value-type="float">
            <text:p>9</text:p>
          </table:table-cell>
          <table:table-cell office:value-type="string" calcext:value-type="string">
            <text:p>2017-10-11</text:p>
          </table:table-cell>
          <table:table-cell office:value-type="string" calcext:value-type="string">
            <text:p>17:35:45+0000</text:p>
          </table:table-cell>
        </table:table-row>
        <table:table-row table:style-name="ro1">
          <table:table-cell office:value-type="float" office:value="1663" calcext:value-type="float">
            <text:p>1663</text:p>
          </table:table-cell>
          <table:table-cell office:value-type="string" calcext:value-type="string">
            <text:p>320137168412206_353513435074579</text:p>
          </table:table-cell>
          <table:table-cell office:value-type="string" calcext:value-type="string">
            <text:p>[COLABORAÇÃO] \n\nO GUIA PARA MICRODOSAGEM DE COGUMELOS COM PSILOCIBINA\n\nTraduzido por Rebecca Bezerra\n\nA microdosagem se tornou a mais nova tendência entre os profissionais e empresários do Vale do Silício que procuravam vantagem criativa nos negócios. Mas o uso de quantidades sub-perceptivas de psicodélicos não se limita apenas a indivíduos orientados para a carreira. Na verdade, vários usuários têm reportado sucesso com a microdosagem de psilocibina contra a depressão, vícios em cigarros, e equilíbrio emocional.\n\nPara os iniciantes, microdosagem é o ato de consumir quantidades sub-perceptivas de psicodélicos, como LSD e cogumelos com Psilocibina. Sub-perceptiva significa efeitos sutis, porém visíveis. Normalmente, os indivíduos adicionam doses sutis em sua rotina semanal para florescer a criatividade, dar mais energia, aumentar o foco e melhorar as habilidades comunicativas. A microdosagem também ajuda a aumentar a consciência espiritual e a refinar os cinco sentidos.\n\nOutros benefícios reivindicados pela microdosagem incluem:\n\nEficaz contra a depressão\nEficaz contra DDA/TDAH\nEficaz contra vícios, cigarro por exemplo.\nA DOSAGEM\n\nA quantidade da microdose de um psicodélico é relativa à sua dose limiar. A dose limiar é a dose mínima de uma substância que produzirá um grau notável de qualquer efeito dado.\n\nUma vez que a microdosagem é o uso de doses sub-perceptivas, a dosagem da microdose está abaixo da dose limiar. Idealmente, uma microdose não vai causar efeito substancial sobre o humor, a disposição ou a mentalidade. Em vez disso, seu impacto será sutil, mas presente.\n\nPara os cogumelos com psilocibina, uma microdose está entre 0,2 g e 0,5 g. Equivale à algo entre 2 e 3 capsulas de cogumelos secos.\n\nPara encontrar seu “ponto ideal” é recomendado começar com menos. Começando o regime de microdose consumindo aproximadamente 0,2 g de cubensis seco, e se não for “suficiente”, acrescentar 0.1g , até alcançar à dose “sub-perceptiva”.\n\nCOMO PODEMOS SABER SE A QUANTIDADE É SUFICIENTE?\n\nExiste uma linha tênue para equilíbrio da microdosagem. Você quer o suficiente para notar a presença, mas não o suficiente para entrar num loop e afetar severamente a sua rotina usual.\n\nCOMEÇANDO A MICRODOSAGEM\n\nSe você quer microdosar cogumelos com psilocibina, isso vai ajudar à ter noção e melhor entendimento:\n\nMisturar duas a três cápsulas, até ter 0.2 g de pó de cogumelo seco.\n\nSe você não tem noção de peso, terá de experimentar. Essa experiência é desafiadora por dois principais motivos:\n\nCada capsula tem um tamanho ligeiramente diferente.\nCada cepa de cogumelo tem um nível de potência diferente.\nIsso significa que 2g de strain A pode ser equivalente a 0,4g de strain B.\n\nÉ melhor errar pra menos do que pra mais, começando apenas com duas cápsulas (0,2g). Se não for suficiente, aumente para três(0,3g) da próxima vez.\n\nSe possível, consuma sempre a mesma strain ao longo da experiência, para diminuir a variação de efeitos de cada dose.\n\nCOMO POSSO OBTER COGUMELOS MÁGICOS?\n\nA melhor maneira de obter cogumelos é cultivá-los você mesmo. Na internet existem vários links para aprendizado de cultivo em casa.\n\nEm breve disponibilizarei um tutorial de cultivo simples.\n\nBENEFÍCIOS E EFEITOS\n\nEm geral, os usuários relatam cinco principais benefícios com esse tratamento:\n\nFísico\nEmocional\nCriativo\nSensorial\nEspiritual\nA partir de relatórios anedóticos que eu li na internet, os usuários que fazem a microdosagem, o fazem por duas razões principais:\n\nMedicação de ajuda para ansiedade social, depressão, TDAH, fim do tabagismo – Emocional / Criativo\nAumento da consciência espiritual – Espiritualidade\nHá também relatos de experiência emocionais indesejáveis “subindo à superfície”, com microdosagem. Esses relatos são decorrentes do “efeito amplificador” psicodélico.\n\nOs cogumelos mágicos tendem a ampliar seu humor atual, ao invés de atuar como um agente estimulante ou entorpecente.\n\nPor esse motivo, é importante avaliar e rever sua mentalidade e estado de espírito antes de consumir (não somente)uma microdose.\n\nDe uma perspectiva psicológica positiva, os usuários relatam mais apreciação pela vida, melhora o humor, mais paciência, vínculos relacionais mais fortes e um acúmulo gradual de abertura de si , quando usado por um longo período.\n\n \n\nESPIRITUAL\n\nMuitos usuários de microdoses de psilocibina relatam um senso maior de consciência espiritual. A espiritualidade é um conceito notoriamente abstrato, portanto, para ajudar-lhe a dar um significado óbvio, eu o definirei como um sentimento de conexão com todas as formas de vida.\n\nUma das minhas coisas favoritas para fazer no efeito de microdose é fazer caminhada. Quando ando na floresta, ou nas dunas de areia, perto da minha casa, sinto uma conexão com as árvores, a poeira, as plantas e a terra ao meu redor. Muitas vezes, ando descalço para aumentar a apreciação sensorial de tais momentos.\n\nEm essência, eu me sinto em casa.\n\nUm aspecto de uma prática espiritual que pode ser melhorada com a microdosagem é a meditação. Myron Stolaroff, um autor e pesquisador, conhecido por seu trabalho em psicoterapia psicodélica, usou doses psicolíticas como auxílio na meditação. Ele acreditava que o acesso ao LSD nos momentos apropriados poderia ajudar um indivíduo a dominar a meditação.\n\nPequenas quantidades de um psicodélico provavelmente funcionam tão bem para a meditação porque inibem o ego, permitindo um senso mais verdadeiro de conexão com o mundo em cada momento.\n\nA dissolução do ego é um dos aspectos mais venerados de uma viagem psicodélica completa (pelo menos para psiconautas experientes que entendem como lidar com essa perda momentânea de ego).\n\nEmbora a “perda do ego” não seja possível em uma microdose, as pequenas quantidades de psicodélicos ajudam na percepção da realidade com mais clareza.\n\nPROGRAMANDO A MICRODOSAGEM\n\nQual a frequência diária ou semanal poderia seguir ?\n\nO Dr. James Fadiman, autor do livro “Psychedelic Explorer’s Guide”, recomenda fazer uma microdose uma vez a cada quatro dias.\n\nDIA 1 – início da microdose\n\nDIA 2 – PAUSA\n\nDIA 3 – PAUSA\n\nDIA 4 – próxima microdose\n\nObserve os efeitos ao longo deste processo, tomando notas em um diário, todos os dias.\n\nContinue o processo de microdosagem duas vezes por semana durante dez semanas totais. Tome notas ao longo de todo o processo de 10 semanas em curto prazo, nos efeitos do momento e mudanças em longo prazo em seu humor, energia e comportamento social.\n\nSiga sua rotina normal durante a microdosagem. Você não deve mudar o que você faz. O objetivo é melhorar sua existência diária através da integração de microdoses em sua rotina.\n\nQuando for fazer a primeira vez, tire um dia de folga no trabalho e desmarque compromissos. Isso vai dar uma chance de poder observar e notar qualquer efeito incomum antes da microdosagem em uma situação pública.\n\nAtente-se ao observar os efeitos da microdosagem nos dois dias entre as microdoses. Muitas pessoas observam maiores sentimentos de fluxo, criatividade e energia no dia seguinte à microdose, bem como no dia da microdosagem.\n\nTambém é excelente manter notas contínuas sobre os efeitos observados da microdosagem consistente durante um longo período de tempo. Dos relatórios coletados pelo Dr. Fadiman, muitas pessoas relataram um acúmulo gradual de expansão na comunicação e conscientização ao longo de sua experiência.\n\nComo o Dr. Fadiman diz no Guia do Explorador de Psicodélicos, “ As pessoas estão dizendo:” Depois de um mês ou mais de microdose, estou comendo melhor; Eu sou melhor para os meus filhos; Eu não estou tão chateado quando as pessoas se comportam mal. “Um homem estava dizendo: ‘ Eu estou muito mais no presente. Eu costumava, mesmo quando eu estava gostando de alguma coisa, realmente estava pensando no que eu ia fazer quando acabasse e assim por diante. Agora, quando estou fazendo algo, estou realmente fazendo isso”.\n\nMinha experiência pessoa tem sido semelhante. Em geral, sou mais receptivo aos convites social, mais aberto ao se envolver com outros em contextos sociais, e notei um aumento sério na produção criativa no geral.\n\nSe você for seguir esse “regime” durante as dez semanas completas, você precisará de pelo menos dez gramas (10g) de cogumelos.\n\nPOSSO FAZER MICRODOSAGEM DIARIAMENTE?\n\nNão recomendo a microdosagem todos os dias. Enquanto relatórios anedóticos não mostram acumulação de tolerância para microdoses de psilocibina, tomar psicodélicos todos os dias criará desafios na compreensão dos efeitos do tratamento.\n\nEm outras palavras, você pode não entender como seu comportamento usual é modificado. Portanto, você não terá ideia se certas mudanças são causadas pela microdosagem ou se é meramente um efeito placebo.\n\nOutra desvantagem da microdose diária é normalizar uma substância muito poderosa.\n\nEu comparo isso com o uso do café para fins de produtividade. Quando você bebe café todos os dias, ao longo do tempo você vai precisar aumentar a dose para obter o mesmo efeito. Uma xícara de café se transforma em duas ou três ou quatro xícaras de café dentro de 2-3 meses.\n\nÉ melhor aproveitar a microdose como uma vantagem contingente.\n\nAlém disso, estudos em camundongos mostraram que doses diárias repetidas de psilocibina podem causar problemas cardíacos após várias semanas. (https://thethirdwave.co/microdosing-heart-risk/)\n\nE fique ligado, no próximo artigo sobre microdosagem sairá um infográfico detalhando como alternar os dias e como isso afeta sua rotina.\n\n*ESTE TEXTO É MERAMENTE INFORMATIVO PARA ESTUDO*\n\nFONTE: https://www.psicodelizando.com.br/o-guia-para-microdosagem-de-cogumelos-magicos/\n \n\nTEXTO ORIGINAL HTTP://WWW.THETHIRDWAVE.CO</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2017-10-12</text:p>
          </table:table-cell>
          <table:table-cell office:value-type="string" calcext:value-type="string">
            <text:p>21:50:15+0000</text:p>
          </table:table-cell>
        </table:table-row>
        <table:table-row table:style-name="ro1">
          <table:table-cell office:value-type="float" office:value="841" calcext:value-type="float">
            <text:p>841</text:p>
          </table:table-cell>
          <table:table-cell office:value-type="string" calcext:value-type="string">
            <text:p>320137168412206_353760431716546</text:p>
          </table:table-cell>
          <table:table-cell office:value-type="string" calcext:value-type="string">
            <text:p>[COLABORAÇÃO] EXPERIÊNCIAS COM RC's\nRESEARCH CHEMICALS \n\nAbordarei um pouco sobre minhas experiências com essas substâncias, além de legislação e redução de danos:\n\nVale a pena a leitura para quem gosta e quer entender as substâncias novas que aparecem por aí, ou como vamos ver, muitas delas nem são tão novas assim. Já que recentemente andam comentando muito sobre MBDB, AL-LAD, 4-FA, MDAi 5-APB, A-PVP, MDPV etc. \n\nEntão, há uma vasta diversidade entre as Research Chemicals, ou para alguns, "Legal Highs". <text:s/>Primeiramente, vou explicar o que são e citar alguns exemplos e cuidados até então:\nResearch Chemicals são substâncias psicoativas na qual grande parte delas tem o objetivo de substituir drogas ilegais por substâncias novas trazendo os mesmos efeitos ou semelhantes (tal como 1p-LSD quando comparado com o LSD), um outro motivo também é ser usado como um substituto de baixo custo das mesmas. Há diversos RCs entre psicodélicos, estimulantes, sedativos etc, algumas tem estrutura molecular similar entre sí mudando mínima coisa apenas para não ser considerado como uma droga ilícita, abordarei um pouco sobre algumas RCs de estimulantes menos conhecidos e seus análogos.\n\nBom, se tratando de leis muitas RCs não podem ser enquadrados como substâncias proibidas com exceções de alguns países como Portugal, (e ao que tudo indica agora o Brasil) que percebeu o grande aumento de consumo e decretou recentemente a proibição da maior parte das RCs, tal crescimento é devido a facilidade de acesso e facilmente encontrado pela internet em diversos sites. \nSaiu nesse ultimo mês que a ANVISA aplicou uma nova regra que vai facilitar o enquadramento em relações as novas drogas sintéticas, ou seja, qualquer substância que apresente estrutura molecular que se enquadre na estrutura genérica descrita na norma fica automaticamente proibida, isso é crucial para os Research Chemicals e sua legalidade no Brasil,\nsobre os RC's, vocês vão ler logo a seguir,\n\nHá pouco estudo sobre boa parte das RCs, muitas substâncias não constam quase nenhum dado sobre os danos ao usuário inicial e muito menos ao uso a longo prazo, por isso todo cuidado é pouco principalmente com os análogos sem muita informação de efeitos secundários, um exemplo disso é o caso da 4-chloroamphetamine (4-CA) que é uma substância extremamente neurotóxica e devasta os receptores serotoninérgicos e é presente em alguns RC's, embora bem poucos.\n\nEntão os riscos podem ser muito maior do que o uso de drogas ilícitas tanto pela incerteza do nível de toxidade quanto sobre os efeitos colaterais desconhecidos causados.\nAlgumas medidas de prevenção são sempre bem vindas, tais como usar doses iniciais pequenas para ver como seu corpo ira se comportar e também para prevenção de uma possível reação alérgica, vale lembrar que substâncias extremamente serotoninérgicas como (4-CMC) podem ter seus efeitos reduzidos se for consumido novamente um dia depois a dose inicial pelo fato dos níveis de serotonina obviamente.\nOutra forma de segurança é claro os kits de teste de reagentes e sempre buscar as informações, relatos e dosagens em fóruns como bluelight, reddit <text:s/>etc.\n\nTodo esse cuidado que é preciso não é obstáculo para muitos quando se tratamos de grau de pureza, muitas RCs constam um alto grau de pureza, algumas substâncias depois de sintetizadas são anunciadas com níveis de pureza acima de 98%, além disso muitas RCs demoram um bom tempo para ser banidas e tendem a sofrer alguns obstáculos depois disso, a produção/pureza tendem a cair ou ser mais escassos de encontrar tal substância em alto nível de pureza e muitas delas também chegam a ser descontinuadas.\n\nAlguns relatos pessoais de Research Chemicals que tive:\n4-FMA: Bom feeling, pouco seretoningertico, me lembrou bk-MDMA mas com um pouco mias de Rush.\n3-MMC: Resumindo seria, uma Mefedrona <text:s/>mais fraca. Podemos ver isso ja uqe ela é um dos dos principais substitutos da Mefedrona (4-MMC). \n5-MAPB: Um excelentes substituto do MDMA, muito amor e sinergia, melhor que 4-CMC em dosagens menores.\n2-FA e 4-FA: <text:s/>Combinam muito em festas, da energia e feeling moderado, 4-FA por sua vez é mais potente, o 2-FA da para usar até para estudar ou atividades comuns.\n4-CMC: Tive efeitos extremamente serotoninergicos, bom "derretimento", mas a substância tem pouco estudo sobre ela, e a dosagem usada foi alta para causar efeitos consideraveis.\n4-CEC e 4-MEC: Efeitos não muito significativos em dosagens medianas.\nA-PVP: Efeitos parecidos com Meth mas bastante efeitos colaterais negativos\nMDAi: Menos potente que 5-MAPB mas mais sedativo, não tinha relatado antes pois a trip não foi apenas com MDAi sozinho, mas quando usei senti que ainda faltava alguma coisa se for comparar com 5-MAPB, MDMA, enfim. \nMXE: Lembra muito com Ketamina em todos os aspectos, porém achei Ketamina melhor nos aspectos gerais da trip.\n4-FuF: NÃO RECOMENDÁVEL para ninguém, extremamente perigoso se não saber manusear, dosagens abaixo de 5mg. <text:s/>Efeitos de relaxamento profundo, bom humor, sedativo, paz imensa e perda temporária dor, cansaço e mau sentimentos e pensamentos. <text:s text:c="2"/>\nAcima relatei alguns, mas quem quiser posso relatar outras substâncias como Butylone, Bk-MBDP, MDPV que já há relatos de sobra na net e fóruns.\n\n*Uma curiosidade e importante lembrar que há pouco tempo muitos RC's já foram usados para convencer o usuario que tal substancia é MDMA, por exemplo, no reagente De Marquis alguns estimulantes com efeitos semelhantes reagem de forma parecida ou Igual, então se for usado em um ecstasy, essas subs elas podem facilmente ser esses RC's e não MDXX como muitos pensam ou acham que sejam.\n\nAbaixo um video sobre redução de danos com Research Chemicals:\nhttps://www.youtube.com/watch?v=0cJUBWMFDxM&amp;t=105s\n** Curiosidade:\n\nNa foto abaixo mostra a substância com o seguinte aviso:\n"not for human consumption" que isso serve como meio para se tornar legitimo a distribuição de RCs alegando fins científicos.</text:p>
          </table:table-cell>
          <table:table-cell office:value-type="float" office:value="11" calcext:value-type="float">
            <text:p>11</text:p>
          </table:table-cell>
          <table:table-cell office:value-type="float" office:value="4" calcext:value-type="float">
            <text:p>4</text:p>
          </table:table-cell>
          <table:table-cell office:value-type="string" calcext:value-type="string">
            <text:p>2017-10-13</text:p>
          </table:table-cell>
          <table:table-cell office:value-type="string" calcext:value-type="string">
            <text:p>16:43:40+0000</text:p>
          </table:table-cell>
        </table:table-row>
        <table:table-row table:style-name="ro1">
          <table:table-cell office:value-type="float" office:value="545" calcext:value-type="float">
            <text:p>545</text:p>
          </table:table-cell>
          <table:table-cell office:value-type="string" calcext:value-type="string">
            <text:p>140665063189702_353752855050637</text:p>
          </table:table-cell>
          <table:table-cell office:value-type="string" calcext:value-type="string">
            <text:p>[COLABORAÇÃO]\n\nGente, isso é muito importante! Tenha senha de bloqueio de tela no celular, não deixe salvo fotos de substâncias no celular. Faça logoff dos aplicativos antes de sair e sempre, apague tudo.\n\nSe alguém tiver outras dicas de segurança, diga nos comentários. \n\nSegue a dica dos amigos do Se Plante - Redução de Danos:\n\n"Você já apagou o histórico do seu celular hoje?\n\nApesar de a Constituição e as leis penais garantirem o direito à privacidade e à intimidade, é muito comum que pessoas usuárias de drogas tenham seus respectivos celulares violados durante as abordagens policiais. A legislação brasileira assegura que o conteúdo das informações contidas no seu celular só pode ser acessado através de sua permissão ou de uma ordem judicial, mas infelizmente a prática nos mostra que abusos de autoridade são cometidos todos os instantes.\n\nA polícia não pode invadir a sua privacidade e sua intimidade, mas isto - não raramente - pode vir a acontecer.\n\nPrevina-se! \n\nReduza, também, os danos sociais ligados à criminalização de algumas drogas."</text:p>
          </table:table-cell>
          <table:table-cell office:value-type="float" office:value="65" calcext:value-type="float">
            <text:p>65</text:p>
          </table:table-cell>
          <table:table-cell office:value-type="float" office:value="19" calcext:value-type="float">
            <text:p>19</text:p>
          </table:table-cell>
          <table:table-cell office:value-type="string" calcext:value-type="string">
            <text:p>2017-10-13</text:p>
          </table:table-cell>
          <table:table-cell office:value-type="string" calcext:value-type="string">
            <text:p>16:04:57+0000</text:p>
          </table:table-cell>
        </table:table-row>
        <table:table-row table:style-name="ro1">
          <table:table-cell office:value-type="float" office:value="1210" calcext:value-type="float">
            <text:p>1210</text:p>
          </table:table-cell>
          <table:table-cell office:value-type="string" calcext:value-type="string">
            <text:p>320137168412206_355053541587235</text:p>
          </table:table-cell>
          <table:table-cell office:value-type="string" calcext:value-type="string">
            <text:p>[COLABORAÇÃO]\n\nUma possível expansão da mente e a demência.\n\nAtravés dos tempos a humanidade sempre buscou o auxílio de drogas para uma possível expansão da mente como tlz uma fuga da realidade <text:s/>. Com a descoberta de novas e mais potentes drogas como o LSD e mais recentemente a ketamina ( o objeto em estudo) essa expansão tornou se mais fácil , rápida e poderosa e duradoura , algumas drogas são mais antigas como chá de santo daime , DMT dentre outras sendo também muito utilizadas para tal expansão , porém essa expansão se torna muito perigosa se mal administrada e utilizada.\n <text:s text:c="2"/>Retornando um pouco a linha de evolução do homo sapiens próximo a casa de 100000 anos pelo menos , até os dias atuais , observamos que <text:s/>fisiologicamente o homem não teve muitas alterações em seu cérebro nem na caixa craniana , <text:s/>porém a quantidade de dados possível a armazenar vem aumentando de forma linear , lembramos que são mais de 100000 anos de evolução para atingirmos tal nível , sendo bem lentamente o progresso , logo esta é a forma linear de expansão da mente e dos demais sentidos . As <text:s/>características físicas permanecem as mesmas por milhares de anos e com isso podemos afirmar que isso permanecerá estável nos próximos milhares , embora tenho a certeza que não mais teremos mais todo esse tempo ( 100000 anos a frente) de evolução.\n <text:s text:c="5"/>Pensando nisso a pergunta que fazemos é se um dia podemos evoluir nossa mente de forma exponencial e a resposta que digo é SIM , sim podemos evoluir exponencialmente a mente principalmente através de drogas psicodélicas como ja citadas e ainda pouco estudadas como por exemplo o <text:s/>LSd e a ketamina. Ainda pouco estudadas em razão do pouco tempo de existência , pelo pré conceito existente e <text:s/>principalmente pela proibição dos governos em função de serem taxadas como drogas , elas começam a ser estudadas para outro fins como a depressão, crise de ansiedade e pânico dentre outro distúrbios tlz pré existentes há pouco tempo , mas existe um lado das drogas no campo experimental <text:s/>a qual qualquer doidão que curte festas e faz uso recreativo dessas drogas ou que já provaram demais drogas como chá de santo daime , Dmt dentre outras , já conhece , que seria o uso para a expansão da mente , essas drogas <text:s/>afloram o cognitivo e a expansão <text:s/>mas que porém em doses altas , digo dose pois em farmacologia a dose é a diferença da cura ou da morte e que <text:s/>causam alucinações em altas dosagens.\n <text:s text:c="7"/>Para mim o momento de expansão , <text:s/>principalmente com Ketamina ocorre no período pré buraco ou pré estado alucinatório , <text:s/>este estado, o <text:s/>alucinatório , <text:s/>seria o grau máximo da expansão da mente <text:s/>, porém ainda na forma linear , lembramos que não estamos preparados para expandir exponencialmente . O exponencial está na razão acelerada do tempo , tempo a qual temos ideia e nos organizamos no dia a dia, seria a fase em que 10 segundos poderiam equivaler, meses ou anos porém dentre desta expansão de 10 segundos pode ser equivalente a 1 mês ou até mais , garanto que muitos usuários já sentiram isso num transe <text:s/>mas ai esta um lado extremamente perigoso. \n <text:s text:c="8"/>Quando nossa mente está em momento de expansão a qual chamo de Keywindow ela se encontra acelerada é um estado pré alucinada ainda na forma linear entanto sobre overdose passamos a uma fase alucinatório e aí está o perigo , abrimos nossa mente de tal forma que perdemos o controle com a quantidade de informação dada , mesclamos o real com o falso, <text:s/>isto prova pelo número enorme de usuários que informam várias formas de alucinações , vão para outras dimensões e tudo mais e que muitas vezes não “ voltam “ desse estado de transe , acredito que muitos já viveram isso e ficaram com medo de não voltarem mais , isto se deve a um estado de confusão mental e a uma enorme quantidade de informação recebida em um único instante , causando um conflito no cérebro em função do abuso de drogas mas que pode se tornar permanente <text:s/>e não haver um retorno ao estado normal. Não duvido que em nossos hospícios haja uma enorme quantidade de gênios devido a expansão , porém não conseguem discernir o certo do errado ao menos aos olhos da sociedade atual.\n <text:s text:c="4"/>Algumas pessoas ou usuários até se acham capazes de falar com ETS e algo “ extra sensorial “ e de fato pela lógico acredito que poderemos nos comunicar nessa expansão com uma forma alienígena mais evoluída ,mas ainda não controlamos o caminho para tal feito afinal a expansão exponencial poderá nos dar esse poder mental de uma possível transmissão de dados cerebrais instantâneos porém de uma forma completamente sem consciência dos fatos e a qual perderíamos a noção da realidade . Temos que ter uma enorme consciência de doses e limites no uso dessas substâncias se não podemos nunca mais voltar.\n <text:s text:c="6"/>\n*Teoria baseada nas minhas observações.</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2017-10-17</text:p>
          </table:table-cell>
          <table:table-cell office:value-type="string" calcext:value-type="string">
            <text:p>22:28:36+0000</text:p>
          </table:table-cell>
        </table:table-row>
        <table:table-row table:style-name="ro1">
          <table:table-cell office:value-type="float" office:value="1177" calcext:value-type="float">
            <text:p>1177</text:p>
          </table:table-cell>
          <table:table-cell office:value-type="string" calcext:value-type="string">
            <text:p>320137168412206_355284918230764</text:p>
          </table:table-cell>
          <table:table-cell office:value-type="string" calcext:value-type="string">
            <text:p>[COLABORAÇÃO]\n⚛Cogumelos alucinógenos ‘reiniciam’ cérebro de pacientes com depressão\n\nA psilocibina, composto psicoativo presente naturalmente nos cogumelos alucinógenos, pode auxiliar no tratamento da depressão, sugere um estudo publicado nesta sexta-feira na revista “Scientific Reports”. Pesquisadores da Imperial College London usaram a substância para tratar um pequeno número de pacientes que não respondiam aos métodos convencionais, e os resultados surpreenderam: os benefícios duraram até cinco semanas, aparentemente porque o composto “reiniciou” a atividade de circuitos cerebrais relacionados com a doença.\n\nComparações das imagens cerebrais dos pacientes antes e um dia após o tratamento com o alucinógeno revelaram mudanças na atividade cerebral associadas com reduções marcantes dos sintomas depressivos. Carhart-Harris ressalta que os resultados são iniciais, limitados a um pequeno grupo de pacientes que não responderam a outros tratamentos, e não há um modelo de controle. Mesmo assim, os resultados da terapia experimental são surpreendentes.\n\n— Nós demonstramos pela primeira vez mudanças claras na atividade cerebral de pessoas com depressão tratadas com psilocibina — explicou o líder da pesquisa, Robin Carhart-Harris. — Muitos dos nossos pacientes disseram se sentir “resetados” após o tratamento, usando analogias dos computadores. Por exemplo, um disse sentir como se o cérebro tivesse sido “desfragmentado” como um disco rígido, e outro disse se sentir “reinicializado”. A psilocibina talvez esteja dando a esses indivíduos o pontapé inicial que precisam para se livrarem do estado depressivo.\n\nAo longo das últimas décadas, vários testes clínicos foram conduzidos para determinação da segurança e efetividade dos psicodélicos em pacientes com problemas psicológicos. O estudo da Imperial College London é o primeiro a tentar tratar a depressão com o princípio ativo dos cogumelos alucinógenos, conhecidos popularmente como cogumelos mágicos.\n\nOs 20 pacientes que não demonstraram evoluções com tratamentos convencionais receberam duas doses de psilocibina, sendo a primeira de 10 miligramas e a segunda mais forte, com 25 miligramas. O intervalo entre as doses foi de uma semana. 19 dos participantes realizaram exames de imagem no cérebro antes de receberem o composto e um dia após a segunda dose. Os pesquisadores mediram alterações no fluxo sanguíneo e na comunicação entre diferentes regiões cerebrais. Questionários avaliaram os sintomas apresentados pelos pacientes.\n\nImediatamente após o início do tratamento, pacientes relataram uma redução nos sintomas depressivos, o que corresponde a relatos anedóticos sobre o “brilho”, efeito caracterizado por melhorias no humor e alívio no estresse. Mas os exames de imagem revelaram redução do fluxo de sangue em determinadas áreas do cérebro, incluindo as amídalas cerebelosas, conhecidas pela relação com as respostas emocionais, o estresse e o medo. Também foi observado o aumento da estabilidade em algumas redes cerebrais.\n\nA descoberta fornece uma nova visão sobre o que acontece no cérebro das pessoas após elas “retornarem” de uma viagem psicodélica, com uma desintegração inicial das redes neurais durante o uso dos alucinógenos, seguida pela reintegração.\n\n— Pode ser que os psicodélicos realmente “reiniciem” as redes cerebrais associadas com a depressão, permitindo efetivamente que os pacientes se libertem do estado depressivo — sugeriu Carhart-Harris.\n\nContudo, os pesquisadores alertam que os resultados não são conclusivos, e pacientes com depressão não devem tentar a automedicação, já que a equipe de pesquisas fornece um contexto terapêutico seguro à experiência psicodélica. Um novo experimento, comparando a psilocibina com medicamentos antidepressivos, será iniciado ano que vem.\n\n— Estudos maiores são necessários para ver se esses efeitos positivos podem ser reproduzidos em mais pacientes — alertou David Nutt, coautor da pesquisa. — Mas os resultados iniciais são excitantes e fornecem um novo caminho terapêutico a ser explorado.\n\nFonte: https://oglobo.globo.com/sociedade/saude/cogumelos-alucinogenos-reiniciam-cerebro-de-pacientes-com-depressao-21941912#ixzz4vrjRMwSx \nstest</text:p>
          </table:table-cell>
          <table:table-cell office:value-type="float" office:value="21" calcext:value-type="float">
            <text:p>21</text:p>
          </table:table-cell>
          <table:table-cell office:value-type="float" office:value="9" calcext:value-type="float">
            <text:p>9</text:p>
          </table:table-cell>
          <table:table-cell office:value-type="string" calcext:value-type="string">
            <text:p>2017-10-18</text:p>
          </table:table-cell>
          <table:table-cell office:value-type="string" calcext:value-type="string">
            <text:p>13:40:15+0000</text:p>
          </table:table-cell>
        </table:table-row>
        <table:table-row table:style-name="ro1">
          <table:table-cell office:value-type="float" office:value="255" calcext:value-type="float">
            <text:p>255</text:p>
          </table:table-cell>
          <table:table-cell office:value-type="string" calcext:value-type="string">
            <text:p>320137168412206_355433141549275</text:p>
          </table:table-cell>
          <table:table-cell office:value-type="string" calcext:value-type="string">
            <text:p>[COLABORAÇÃO] - Uso de psicodélicos e surtos.\n\nNesta semana recebi uma notícia nem um pouco agradável, quando um amigo, inciante neste mundo dos psicodélicos, adolescente, está tendo uma situação de "surto" após o uso de um possível LSD e outra substância estimulante, pois quando conversamos antes do evento ele me disse que faria um Candyflip, onde na ocasião me senti na obrigação de instruí-lo da melhor forma a reduzir os danos e aproveitar as substâncias. Devo enfatizar que era um possível LSD, pois eu sei com qual blotter ele estava e sei da procedência, entretanto não sei se o mesmo fez uso deste supracitado.\n\nAinda não sei como proceder e nem como ajudar a família nesta situação, mas estou aguardando notícias pra saber se algum psiquiatra deu algum parecer a respeito, mas com a minha "superficial" experiência, acredito que tenha desencadeado uma esquizofrenia, o que me deixa super triste se for isso de fato.\n\nAmigos, psicodélicos é uma coisa mto séria. Não tente tomar mais do que os outros "amiguinhos" só pra ser um "espertão" do momento. Saiba que LSD como outras drogas lisérgicas abrem portas, e estas mtas da vezes vc pode não estar preparado para abrí-las, tampouco sabe lá o que estará lhe esperando do outro lado da porta. \nRespeite o seu limite e jamais ache que a sua experiência será igual a de terceiros.\n\nProcure saber se o que vc está ingerindo é aquilo mesmo que vc procura e saiba como USAR e aproveitar, caso esta seja a sua vontade, e caso contrário não seja, não tome se não tiver segurança!\n\nSeja consciente, respeite a si mesmo e aqueles que estão contigo no rolê, pois isso se chama Responsabilidade Psicodélica.\n\nAbraço!.</text:p>
          </table:table-cell>
          <table:table-cell office:value-type="float" office:value="64" calcext:value-type="float">
            <text:p>64</text:p>
          </table:table-cell>
          <table:table-cell office:value-type="float" office:value="42" calcext:value-type="float">
            <text:p>42</text:p>
          </table:table-cell>
          <table:table-cell office:value-type="string" calcext:value-type="string">
            <text:p>2017-10-19</text:p>
          </table:table-cell>
          <table:table-cell office:value-type="string" calcext:value-type="string">
            <text:p>00:19:30+0000</text:p>
          </table:table-cell>
        </table:table-row>
        <table:table-row table:style-name="ro1">
          <table:table-cell office:value-type="float" office:value="579" calcext:value-type="float">
            <text:p>579</text:p>
          </table:table-cell>
          <table:table-cell office:value-type="string" calcext:value-type="string">
            <text:p>320137168412206_356813981411191</text:p>
          </table:table-cell>
          <table:table-cell office:value-type="string" calcext:value-type="string">
            <text:p>[COLABORAÇÃO] HENRIQUEPEDIA #01\n\nÓtima explicação do historiador Henrique Carneiro sobre os efeitos visuais dos cogumelos, LSD e Mescalina!\n\nAnsioso para os próximos vídeos da série!</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2017-10-23</text:p>
          </table:table-cell>
          <table:table-cell office:value-type="string" calcext:value-type="string">
            <text:p>00:26:24+0000</text:p>
          </table:table-cell>
        </table:table-row>
        <table:table-row table:style-name="ro1">
          <table:table-cell office:value-type="float" office:value="959" calcext:value-type="float">
            <text:p>959</text:p>
          </table:table-cell>
          <table:table-cell office:value-type="string" calcext:value-type="string">
            <text:p>320137168412206_357354764690446</text:p>
          </table:table-cell>
          <table:table-cell office:value-type="string" calcext:value-type="string">
            <text:p>[COLABORAÇÃO] O que produz a violência no tráfico de drogas?\n\nO tráfico de drogas se estrutura em quatro etapas: produção, transporte, venda e consumo. No terceiro vídeo da série "O que produz a violência?", produzido pelo Coletivo Rebento, especialistas explicam a rota de uma dessas drogas: a cocaína.</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2017-10-24</text:p>
          </table:table-cell>
          <table:table-cell office:value-type="string" calcext:value-type="string">
            <text:p>16:11:25+0000</text:p>
          </table:table-cell>
        </table:table-row>
        <table:table-row table:style-name="ro1">
          <table:table-cell office:value-type="float" office:value="560" calcext:value-type="float">
            <text:p>560</text:p>
          </table:table-cell>
          <table:table-cell office:value-type="string" calcext:value-type="string">
            <text:p>320137168412206_357154661377123</text:p>
          </table:table-cell>
          <table:table-cell office:value-type="string" calcext:value-type="string">
            <text:p>[COLABORAÇÃO] SOBRE TESTAGENS COM REAGENTES:\n\nVenho aprendendo muito com os testes com reagentes que tenho feito para o grupo. É um processo bem complexo, mas muito interessante pra quem é entusiasta.\n\nHoje tenho 8 reagentes: MARQUIS / MECKE / MANDELIN / LIEBERMANN / FROEHDE / SIMONS / FOLIN / ERLICH\n\nE estou estudando outros 4 e tentando trazer eles da gringa: Galic Acid / Robatest / Buffer / Hoffman\n\nMas o que venho trazer hoje é sobre o quão importante é uma bateria de testes pra se ter o máximo de informações possíveis. Reagentes não confirmam 100% o que tem na amostra, mas com todo o processo, conseguimos eliminar muitas dúvidas.\n\nAlgumas semanas, antes do meu Simons chegar, testei um suposto cristal de MDMA. Tudo parecia confirmar a substância, até que testei no Simons. Para a minha surpresa, ele não reagiu.\n\nA esquerda, a reação com o MDMA do "Gamma Goblin" e a direita a amostra suspeita.\n\nO Simon’s reage para MDMA e MDEA (MDE) mas não pra MDA. Então uma pesquisa começou. Quando algum dealer tem MDA, normalmente é vendido como tal, então as chances são mínimas de ser ele.\n\nProvavelmente uma RC. Sentei pra ver alguns vídeos de reações do bunk police. Eles têm um site com uma tabela de dezenas de substâncias com vídeos de testes. Já postei aqui, mas segue novamente:\n\nhttp://bunkpolice.dmt-nexus.me/Table.aspx\n\nPesquisando algumas substâncias que poderiam se passar por MDMA cheguei em 3 possibilidades.\n\nPRIMEIRA E SEGUNDA POSSIBILIDADE:\n5-APB - apenas o Liebermann não ficou igual\n6-APB - apenas o Froehde não ficou igual:\n\nEssas são as maiores possibilidade ao meu ver, pois são dadas como de fácil acesso, e alguns relatos ditos com sendo melhor que MDMA/MDA. Ambas tem duração maior com menos mg do que o MDMA/MDA. \n\nO 5APB (https://goo.gl/hwkDuP) é dado como mais empatogênico do que o 6APB. Creio que seria mais fácil de confundir por essas questões. \n\nO 6-APB (https://goo.gl/X1T7nk) foi criado por David Nichols (https://goo.gl/ebHDzY), em 1993 numa tentativa de criar um composto menos neurotóxico que o MDMA para fins terapêuticos. No wikipedia, ele é citado como "um pó granulado bronzeado" (https://goo.gl/rZYm5c), exatamente como é a minha amostra. Apesar de não gostar muito de definições pela aparência, isso me chamou atenção.\n\nTERCEIRA POSSIBILIDADE:\nMDA - mecke um pouco diferente\nMenor possibilidade pois provavelmente seria vendido com tal, sendo considerado até mais caro e mais requisitado que o próprio MDMA e mais difícil de encontrar.\n\nDESCARTADAS:\nMDAI <text:s/>- descartado por vários reagentes\n3-MMC <text:s/>- descartado por vários reagentes\n4-CMC - descartado por vários reagentes\n4-FA - descartado por vários reagentes\n5-MAPB - descartado por vários reagentes\nMNA - não encontrei testes com reagente\n\nMas como repeti algumas vezes, não podemos garantir. Mas podemos eliminar: MDMA não é.\n\nNão é porque a onda pode ser melhor e mais duradoura que "tá tudo certo". Research chemicals não tem história de estudos. É uma roleta russa, e seu corpo que está em jogo. Com tantas substâncias que existem e surgem a cada momento, fica muito difícil ter certeza do que se está tomando.</text:p>
          </table:table-cell>
          <table:table-cell office:value-type="float" office:value="53" calcext:value-type="float">
            <text:p>53</text:p>
          </table:table-cell>
          <table:table-cell office:value-type="float" office:value="20" calcext:value-type="float">
            <text:p>20</text:p>
          </table:table-cell>
          <table:table-cell office:value-type="string" calcext:value-type="string">
            <text:p>2017-10-24</text:p>
          </table:table-cell>
          <table:table-cell office:value-type="string" calcext:value-type="string">
            <text:p>01:03:51+0000</text:p>
          </table:table-cell>
        </table:table-row>
        <table:table-row table:style-name="ro1">
          <table:table-cell office:value-type="float" office:value="683" calcext:value-type="float">
            <text:p>683</text:p>
          </table:table-cell>
          <table:table-cell office:value-type="string" calcext:value-type="string">
            <text:p>320137168412206_357154661377123</text:p>
          </table:table-cell>
          <table:table-cell office:value-type="string" calcext:value-type="string">
            <text:p>[COLABORAÇÃO] SOBRE TESTAGENS COM REAGENTES:\n\nVenho aprendendo muito com os testes com reagentes que tenho feito para o grupo. É um processo bem complexo, mas muito interessante pra quem é entusiasta.\n\nHoje tenho 8 reagentes: MARQUIS / MECKE / MANDELIN / LIEBERMANN / FROEHDE / SIMONS / FOLIN / ERLICH\n\nE estou estudando outros 4 e tentando trazer eles da gringa: Galic Acid / Robatest / Buffer / Hoffman\n\nMas o que venho trazer hoje é sobre o quão importante é uma bateria de testes pra se ter o máximo de informações possíveis. Reagentes não confirmam 100% o que tem na amostra, mas com todo o processo, conseguimos eliminar muitas dúvidas.\n\nAlgumas semanas, antes do meu Simons chegar, testei um suposto cristal de MDMA. Tudo parecia confirmar a substância, até que testei no Simons. Para a minha surpresa, ele não reagiu.\n\nA esquerda, a reação com o MDMA do "Gamma Goblin" e a direita a amostra suspeita.\n\nO Simon’s reage para MDMA e MDEA (MDE) mas não pra MDA. Então uma pesquisa começou. Quando algum dealer tem MDA, normalmente é vendido como tal, então as chances são mínimas de ser ele.\n\nProvavelmente uma RC. Sentei pra ver alguns vídeos de reações do bunk police. Eles têm um site com uma tabela de dezenas de substâncias com vídeos de testes. Já postei aqui, mas segue novamente:\n\nhttp://bunkpolice.dmt-nexus.me/Table.aspx\n\nPesquisando algumas substâncias que poderiam se passar por MDMA cheguei em 3 possibilidades.\n\nPRIMEIRA E SEGUNDA POSSIBILIDADE:\n5-APB - apenas o Liebermann não ficou igual\n6-APB - apenas o Froehde não ficou igual:\n\nEssas são as maiores possibilidade ao meu ver, pois são dadas como de fácil acesso, e alguns relatos ditos com sendo melhor que MDMA/MDA. Ambas tem duração maior com menos mg do que o MDMA/MDA. \n\nO 5APB (https://goo.gl/hwkDuP) é dado como mais empatogênico do que o 6APB. Creio que seria mais fácil de confundir por essas questões. \n\nO 6-APB (https://goo.gl/X1T7nk) foi criado por David Nichols (https://goo.gl/ebHDzY), em 1993 numa tentativa de criar um composto menos neurotóxico que o MDMA para fins terapêuticos. No wikipedia, ele é citado como "um pó granulado bronzeado" (https://goo.gl/rZYm5c), exatamente como é a minha amostra. Apesar de não gostar muito de definições pela aparência, isso me chamou atenção.\n\nTERCEIRA POSSIBILIDADE:\nMDA - mecke um pouco diferente\nMenor possibilidade pois provavelmente seria vendido com tal, sendo considerado mais difícil de encontrar.\n\nDESCARTADAS:\nMDAI <text:s/>- descartado por vários reagentes\n3-MMC <text:s/>- descartado por vários reagentes\n4-CMC - descartado por vários reagentes\n4-FA - descartado por vários reagentes\n5-MAPB - descartado por vários reagentes\nMNA - não encontrei testes com reagente\n\nMas como repeti algumas vezes, não podemos garantir. Mas podemos eliminar: MDMA não é.\n\nNão é porque a onda pode ser melhor e mais duradoura que "tá tudo certo". Research chemicals não tem história de estudos. É uma roleta russa, e seu corpo que está em jogo. Com tantas substâncias que existem e surgem a cada momento, fica muito difícil ter certeza do que se está tomando.</text:p>
          </table:table-cell>
          <table:table-cell office:value-type="float" office:value="55" calcext:value-type="float">
            <text:p>55</text:p>
          </table:table-cell>
          <table:table-cell office:value-type="float" office:value="20" calcext:value-type="float">
            <text:p>20</text:p>
          </table:table-cell>
          <table:table-cell office:value-type="string" calcext:value-type="string">
            <text:p>2017-10-24</text:p>
          </table:table-cell>
          <table:table-cell office:value-type="string" calcext:value-type="string">
            <text:p>01:03:51+0000</text:p>
          </table:table-cell>
        </table:table-row>
        <table:table-row table:style-name="ro1">
          <table:table-cell office:value-type="float" office:value="725" calcext:value-type="float">
            <text:p>725</text:p>
          </table:table-cell>
          <table:table-cell office:value-type="string" calcext:value-type="string">
            <text:p>320137168412206_357453381347251</text:p>
          </table:table-cell>
          <table:table-cell office:value-type="string" calcext:value-type="string">
            <text:p>[COLABORAÇÃO] ABRINDO AS PORTAS DA PERCEPÇÃO, POR JAMES FADIMAN\n\nFadiman é reconhecido por seu extenso trabalho no campo da pesquisa psicodélica. Ele foi cofundador, juntamente com Robert Frage, do Instituto de Psicologia Transpessoal, que mais tarde tornou-se Universidade de Sofia, onde ele era um professor de estudos psicodélicos. Bacharelado em Harvard e doutorado em Stanford. Um dos nomes mais respeitados na cena de substâncias psicodélicas.\n\nMais detalhes sobre ele, durante o decorrer do seu próprio texto, onde há encontros com Timothy Leary, Ken Kesey, Aldous Huxely e muitos outros.\n\nLink original: http://www.psychedelic-library.org/FadimanOpening.htm\n\nBoa leitura:\n\nA data é início de 1966. Quatro homens estão deitados em sofás e almofadas, persianas bloqueiam a luz do dia, ouvindo um quarteto de cordas de Beethoven em fones de ouvido estéreo. Um deles, um cientista sênior, havia tomado 25 microgramas de LSD, uma dose muito baixa - cerca de duas horas antes. Dois desses homens estão trabalhando em diferentes projetos para o Instituto de pesquisa de Stanford, outro para a HP e o último é um arquiteto. Eles são altamente qualificados, altamente respeitados e altamente motivados para resolver problemas técnicos. Cada um trouxe para esta sessão vários problemas que estavam trabalhando durante pelo menos os últimos três meses e não conseguiram resolver. Nenhum deles teve nenhuma experiência anterior com psicodélicos. Em outras duas horas, planejamos levantar os olhos, tirar os fones de ouvido, desligar a música e oferecer comida. Vamos ajudá-los a se concentrar nos problemas que eles vieram para resolver. Eles são o quinto ou sexto grupo em que trabalhamos. O governo federal aprovou este estudo. É um uso experimental de uma "nova droga", um medicamento ainda em revisão e não disponível comercialmente. \n <text:s text:c="2"/>\nEm 1966, cerca de 60 projetos em todo o país investigaram ativamente o LSD. Alguns foram estudos terapêuticos: um na UCLA mostrou sucesso notável na obtenção de crianças autistas para se comunicar novamente; outros estavam trabalhando com animais, macacos, ratos, peixes e até mesmo com insetos. Com aranhas, descobriu-se, que elas fazem desenhos radicalmente diferentes quando são dados diferentes psicodélicos. Mais ou menos um ou dois anos atrás, houve uma experiência desastrosa quando o psiquiatra Jolly West deu um LSD suficientemente grande, é justo dizer, para matar um elefante. Ele fez. A dose foi de várias centenas de mil vezes o que qualquer humano havia tomado ou jamais tomaria. Embora tenha feito um breve mergulho na mídia, o desastre não interrompeu a pesquisa em todo o mundo. A Sandoz, empresa farmacêutica na Suíça, desenvolvedora do LSD, recentemente disponibilizou resumos dos primeiros 1000 estudos em humanos. O LSD foi a droga psicoativa mais estudada no mundo. Foi notável de duas maneiras. Um, foi eficaz em microgramas (milhões de doses de grama). Isso tornou uma das substâncias mais potentes já descobertas. Dois, parecia ter o efeito de mudar radicalmente percepção, consciência e cognição, mas não de maneira previsível. Esses resultados pareciam depender não só dos efeitos da droga, mas também da situação do sujeito - o que lhes foi dito sobre o que eles iriam experimentar sob a droga e, ainda mais interessante para a ciência, independentemente de ter ou não comunicado um ponto de vista aos sujeitos em qualquer estudo.\n <text:s text:c="2"/>\nEm suma, aqui estava uma substância cujos efeitos dependiam em parte das expectativas mentais do sujeito e do pesquisador. Muitas vezes, as pessoas nos estudos tiveram experiências que pareciam ser profundamente terapêuticas, bem-aventuradas e mudando as suas questões religiosas ou místicas, mas também podem ter experiências profundamente perturbadoras, confusas ou terríveis. LSD era o gênio na garrafa e havia garrafas em todo o país e um número crescente fora de laboratórios e instituições de pesquisas. \n <text:s text:c="2"/>\nQuando uma carta de entrega especial veio da “Food and Drug Administration” (FDS), nenhum de nós sabia que muitas das primeiras conferências de pesquisadores do LSD tinham sido patrocinadas por fundações que foram financiadas secretamente pela CIA, ou que o Exército dos Estados Unidos estava dando um acesso a substâncias psicoativas para membros desavisados, militares, prisioneiros, e até mesmo para alguns de seus próprios funcionários. Também não sabíamos que todos os projetos no país, exceto aqueles administrados pelas agências militares ou de inteligência, receberam uma carta similar no mesmo dia. Sentados no Menlo Park, nos escritórios da Fundação Internacional de Estudos Avançados, quatro pessoas mais uma pequena equipe de suporte estavam executando o único estudo projetado para testar a hipótese de que este material poderia melhorar o funcionamento das partes racional e analítica da mente. Estávamos tentando descobrir se, em vez de ser desviado para a incrível paisagem interior de cores e formas ou nas aventuras da exploração mística ou do terror psicopatológico, o LSD poderia ser usado para melhorar a criatividade pessoal de maneiras que poderiam ser medidas\n <text:s text:c="2"/>\nHouve uma série de estudos muito bem-sucedidos no Canadá, mostrando que o LSD administrado em um ambiente seguro e solidário levou a uma alta taxa de contenção do consumo alcoólico a longo prazo. Outros estudos realizados no sul da Califórnia por Oscar Janniger mostraram que o trabalho dos artistas mudou radicalmente durante uma sessão LSD e, muitas vezes, foi alterado a partir de então. No entanto, era um argumento no mundo da arte, e no mundo da ciência, se essa arte fosse "melhor". Nossa equipe queria ver se outro aspecto da resolução do problema técnico criativo poderia ser ajudado pelo uso desses agentes. \n <text:s text:c="2"/>\nA resposta até agora em nosso estudo foi um retumbante "sim". Fomos impressionados, assim como os nossos participantes, em quantas soluções inovadoras e eficazes surgiram de nossas sessões. As empresas clientes e as instituições de pesquisa ficaram satisfeitas com os resultados (só não estiverem plenamente informados sobre como eles ocorreram). Outros membros de grupos de pesquisa, cujos membros trabalharam conosco, pediam para ser incluídos no estudo. Foi um momento profundamente satisfatório. \n <text:s text:c="2"/>\nA carta da FDA foi breve. Nos aconselhou que, no recebimento desta carta, nossa permissão para usar esses materiais, nosso protocolo de pesquisa e nossa capacidade de trabalhar com esses materiais de qualquer forma fossem encerrados. \n <text:s text:c="2"/>\nEu fui de longe o membro mais jovem da equipe de pesquisa, um estudante de pós-graduação em Stanford em um departamento de psicologia que eu não informei sobre essa pesquisa. Dois dos outros eram professores de engenharia em Stanford em dois departamentos diferentes, e o quarto foi o fundador e diretor da fundação, um cientista por direito próprio que se aposentou cedo e criou um instituto sem fins lucrativos para entender melhor a interação entre consciência, profundas experiências pessoais e espirituais, e essas substâncias. \n <text:s text:c="2"/>\nMuito em breve, precisamos voltar para a sala em que os quatro homens se deitaram, suas mentes se expandindo literalmente. Eu disse: "Eu acho que precisamos concordar que nós receberemos esta carta amanhã". \n <text:s text:c="2"/>\nUm exemplo dos tipos de resultados que estávamos descobrindo surgiu dessa última sessão. O arquiteto havia comprado um projeto para construir um pequeno shopping center. O cliente não gostou de seus projetos anteriores e ele se sentiu “travado”, para continuar. Na sessão, ele viu o projeto, completo e, em sua mente, não podia apenas imaginá-lo, mas andar por dentro, ver o tamanho e formas dos parafusos, contar o número de vagas de estacionamento, etc. \n <text:s text:c="5"/>\nO que me enviou de Paris para Stanford e de cabeça para pesquisa psicodélica não foi apenas uma visita do meu professor de faculdade favorito, Richard Alpert (mais tarde conhecido como Ram Dass) e seu amigo, Timothy Leary, mas também uma nota cordial do meu painel de discussão perguntando sobre meu paradeiro. Eu percebi que havia uma aeronave esperando e que iria rastejar pela lama e vegetação úmida no Vietnã, enquanto os tiros aéreos estavam sendo disparados em ambos os sentidos, me dando a chance de morrer por fogo inimigo ou amigável. Em minha mente, nenhuma dessas escolhas fazia sentido, então voltei para os Estados Unidos para o projeto de adiamento da escola de pós-graduação. Para o bem dos militares e para a nação, eu tinha certeza que estava indo para a melhor alternativa. \n \nPor que eu mergulhei na pesquisa psicodélica, no entanto, começou com essa visita de Alpert e a primeira noite que passamos juntos. \n\nParis, 1961. Estou sentado à noite em um café no Boulevard St. Michael, observando todas as pessoas que, por sua vez, estão me observando. Tenho vinte e um anos e acabei de tomar cogumelos mágicos pela primeira vez, e não tenho ideia do que é ou que faz, mas sei que o homem sentado ao meu lado é o meu professor favorito, o Dr. Richard Alpert. As cores estão ficando mais brilhantes, os olhos das pessoas estão piscando quando eles me olham, o ruído está se jogando dentro de mim como uma transmissão multicanal. Eu digo, tão uniformemente como minha voz trêmula permite, "É um pouco demais para mim". Richard Alpert sorri para mim através da pequena mesa de vidro redonda. “Para mim também, e eu não tomei nada". \n <text:s text:c="2"/>\nRetornamos à caminhada por algumas quadras de distância. O hotel tem uma placa ao lado da porta da frente que diz que Freud ficou lá.\n <text:s text:c="2"/>\nDeito na minha cama, Alpert numa cadeira. Eu vejo minha mente descobrindo novos aspectos de si mesmo. Alpert continua me deixando saber que tudo o que a minha mente está fazendo é seguro e que está tudo bem. \n <text:s text:c="2"/>\nUma semana depois, deixei Paris e segui Alpert e Leary para Amsterdã, onde nos juntamos a Aldous Huxley para apresentar em conjunto um documento para um congresso internacional. Leary e Alpert estavam trabalhando juntos ensinando psicologia em Harvard e já estavam em meio à controvérsia sobre dar psicodélicos a estudantes de pós-graduação e outros membros da comunidade acadêmica. Seis semanas após a conferência, eu estava voando para a Califórnia para começar o trabalho de pós-graduação em psicologia. \n <text:s text:c="2"/>\nEnquanto estava em Stanford, tive três vidas. Em uma delas eu usava um casaco e gravata esportiva, e me assegurava de aparecer todos os dias no departamento de psicologia, visivelmente um aluno fazendo o que podia para aprender com os mestres. Na minha segunda vida, dois dias por semana, fui assistente de pesquisa na Fundação Internacional para Estudos Avançados. Ali me sentei em sessões de terapia de LSD de alta dose (legalmente). Cada cliente tinha pelo menos duas pessoas apoiando sua experiência durante o dia. Um homem e uma mulher ficaram com todos os clientes (a energia masculina e feminina parecia útil), além disso, havia um médico que registrava a sessão de vez em quando, e estava lá, se necessário. Não consigo lembrar se tivemos quaisquer necessidades médicas simples, mas acrescento que o sentimento de apoio e garantia total, tornaram as sessões LSD mais benéficas. Além do que, além do mais, um psicanalista freudiano se reuniu com cada cliente quando ele ou ela se ofereceu pela primeira vez para o nosso programa para determinar se cada pessoa selecionada provavelmente se beneficiaria e provavelmente não enfrentaria problemas além de sua capacidade de lidar. Dada a posição esquisita do governo na época, o analista nos disse que precisávamos ter perto de uma taxa de cura de 100%, algo não exigido nem alcançado por qualquer outra terapia. Minha terceira vida foi passada com as pessoas que estavam em torno de Ken Kesey. Eles usavam psicodélicos de todos os tipos. Um membro trabalhou para uma cadeia farmacêutica e chegava a vários eventos com os bolsos recheados com amostras.\n <text:s text:c="2"/>\nEra um grupo de fora da lei, mas não de infratores da lei - com paradigmas. O LSD e muitas outras drogas não eram ilegais no início da década de 1960, mas seu uso, especialmente fora de qualquer pesquisa ou ambiente médico, não era socialmente aceitável. Esses exploradores estavam fazendo pesquisas de campo, explorando o que era ter acesso livre a essas drogas fora de qualquer controle ou restrição, exceto a autopreservação. Durante esses tempos, quando essas drogas abriam portas em toda a mente, o grupo de Kesey usou psicodélicos ao brincar, cantar, desenhar, assistir TV, cozinhar, comer, fazer amor, assistir as estrelas e dançar. Algumas questões que eram trazidas dessas experiências:\n\n• Quem somos nós, de verdade?\n• A alma é mortal ou imortal?\n• O que Blake ou Van Gogh ou Platão realmente experimentaram?\n• O que é comum entre minha mente e a árvore de sequoia mais próxima?\n• O tempo e o espaço eram subjetivos?\n• O que foi corrigido? O que mudou?\n <text:s text:c="2"/>\nEssas perguntas e mais outras foram o cerne da experiência do grupo de Kesey. É melhor pensar neles não como os ícones culturais que eles acabaram por se tornar, mas como pessoas que ultrapassaram as limitações das leis e desenvolviam furiosamente um conjunto maior de leis para trazer ordem para sua própria esfera de comportamento e experiência. Parece filosófico e foi.\n <text:s text:c="2"/>\nPara mim, um momento crítico aconteceu uma manhã no depósito da cidade de Pescadero. Pescadero é uma pequena cidade a duas milhas da costa da Califórnia a cerca de 15 milhas de Stanford. Um dia eu fui lá com Ken Kesey e sua namorada na época, Dorothy, uma mulher que mais tarde se tornaria minha esposa. Na noite anterior, ela tomou algum LSD e estava em uma maravilha encantada com as descobertas pessoais que ela estava fazendo sobre sua própria consciência e como ela moldou e remodelou o mundo. Ken nos levou a Pescadero porque era um lugar maravilhoso para conhecer o amanhecer. \n <text:s text:c="2"/>\nEu não estava no círculo íntimo do mundo de Kesey. Eu era muito direto e também não queria tomar drogas com todos. Nenhuma das mulheres do grupo estava interessada em mim, e eu não tinha muito em comum com nenhum dos homens. No entanto, enquanto trabalhava com o LSD de dia e legalmente, era bem-vindo como um ornamento estranho, como se alguém desejasse ter alguém que treinasse tigres. \n <text:s text:c="2"/>\nDorothy lembrou que o momento decisivo daquele amanhecer veio quando ela estava prestes a pisar em uma pequena flor. Em vez disso, ela se deitou no caminho e olhou para ela. Sugeri que ela deixasse a flor se comunicar. O que ela viu - não pensou ou contemplou, mas viu, como o poder curioso do LSD - foi a flor totalmente aberta, atravessou seu ciclo e desapareceu, mas também viu a flor reverter esse mesmo fluxo, recuperando-se do estado seco, florescendo e voltando a ser um broto. Ela podia ver isso em ambos os sentidos, para frente e para trás no tempo, dançando seu próprio nascimento e sua própria morte. Quando ela disse o que estava vendo, eu confirmei que sua experiência havia sido compartilhada pelos outros. Aliviada, ela voltou à contemplação da planta. \n <text:s text:c="2"/>\nEla olhou para Ken, bonito, robusto, talentoso, um líder natural, possuído de enorme energia e poder. Também casado. Ken tinha dois filhos; Ele estava totalmente comprometido com o casamento e também para abri-lo para outros parceiros. Dorothy olhou para mim. Eu estava noivo, mas minha noiva estava a 6000 milhas de distância na Escócia. O que ela viu foi que eu parecia muito experiente, mesmo confortável, sobre o recém-descoberto mundo interior. A partir do momento do encontro com a flor, seu giroscópio começou a se afastar de Ken e virar-se em minha direção. Nosso namoro e casamento estão fora de questão nesse momento, nossas três vidas mudaram nesse dia através das lições que surgiram do encontro de Dorothy com uma única flor. \n <text:s text:c="2"/>\nE quanto à minha pesquisa legal? Durante mais de dois anos, enquanto os experimentos estavam acontecendo, eu me afastaria das aulas de Stanford quando pudesse e me sentar com pessoas que estavam tendo sua introdução aos psicodélicos e, através de psicodélicos, a outros níveis de consciência e talvez a outros níveis da realidade. \n <text:s text:c="2"/>\nComo eu costumava ser apresentado como "um estudante de graduação que estará conosco hoje", eu não era o principal responsável pela realização da sessão. Eu realmente era uma babá e podia assistir, às vezes ajudava, e às vezes registrava o que as pessoas relatavam quando passavam pelos eventos do dia. Às vezes, eu só apareceria no final da tarde e levaria uma pessoa para a casa. Descobrimos que, embora os efeitos do LSD se desgastassem após 8 horas, a capacidade recém-descoberta de uma pessoa para se mover e sair de diferentes realidades diminuiu, mas não parou até que o sujeito estivesse cansado demais para ficar acordado. Muitas vezes eu tive o deleite de estar com as pessoas, que desconcertaram os principais eventos ou insights do dia. Também os ajudei a lidar com suas famílias, que geralmente eram desconcertadas pela combinação de contos de experiências internas bizarras e a sensação de estar com alguém, marido ou esposa, que era tão aberto, amoroso e atencioso que muitas vezes trazia o cônjuge a lágrimas alegres.\n <text:s text:c="2"/>\nMeus estudos de pós-graduação, me ensinavam uma psicologia que parecia cobrir apenas um pequeno fragmento da mente. Senti como se estivesse estudando física com professores que não tinham ideia de que a eletricidade, o poder atômico e a televisão existiam. Eu escutava, tomava notas, fazia perguntas apropriadas e tentaria aparecer como se não estivesse estupefato com as minúsculas ideias que meus instrutores pareciam assumir era toda a “maçã do conhecimento”. De noite, depois de concluir as tarefas da minha escola, eu lia livros que me ajudaram a juntar o mundo maior que eu tinha me aberto: O Livro dos Mortos, o I Ching, as obras de William Blake, místicos cristãos e ensinamentos budistas, especialmente os dos mestres do Zen, cuja claridade decisiva foi maravilhosamente refrescante. Eu também lutei com textos tibetanos que eram difíceis de compreender, mas claramente tinham sido escritos por pessoas que sabiam sobre o que estava descobrindo. \n <text:s text:c="2"/>\nQuando eu não conseguia seguir os textos, eu me sentava, com as pernas cruzadas, no chão nu do meu "escritório", que estava em um trailer transformado em sala de aula temporária. O espaço era ainda menor do que o meu quarto em Paris. Eu olhava através da porta de vidro deslizante de um pequeno pinheiro plantado para negar o fato de que estávamos em um trailer temporário em um grande estacionamento. Eu respirava e olhava, respirava e olhava até que a árvore começasse a respirar comigo. Cresceria e encolheria diante do meu olho, um movimento muito pequeno, mas uma reminiscência da flor no despejo de Pescadero. Eu me sintonizar com essa árvore até me sentir equilibrado novamente e depois ir para a cama.\n\nUm Momento de Reflexão\n\nPoucos meses depois de terminar nosso programa de pesquisa, a Califórnia aprovou uma lei que declara a posse ou a distribuição do LSD como crime. A política federal em relação ao LSD foi posteriormente consolidada com a promulgação da Lei de Controle e Prevenção Integral do Abuso de Drogas de 1970. \n <text:s text:c="2"/>\nPor que nossa pesquisa com drogas assustou a lei tão profundamente? Por que ainda os assusta? Talvez, porque fomos capazes de sair (ou fomos jogados pra fora) da esteira de coisas diárias. Nós dissemos que descobrimos que o amor é a energia fundamental do universo e não nos íamos parar por aí. \n <text:s text:c="2"/>\nO que descobrimos foi que o amor está aqui, o perdão está aqui, e a compreensão e a compaixão também. Mas como água está para um peixe ou ar para um pássaro, está por toda parte e sem necessidade de nenhum esforço. Não há necessidade do Pai, do Filho, do Buda, dos santos, da Torá, dos livros, dos sinos, das velas, dos sacerdotes, dos rituais ou até da sabedoria. Só há, tão penetrante e tão infinito que é impossível ver enquanto você está no mundo pequeno e fechado de pessoas separadas umas das outras.</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2017-10-25</text:p>
          </table:table-cell>
          <table:table-cell office:value-type="string" calcext:value-type="string">
            <text:p>00:56:00+0000</text:p>
          </table:table-cell>
        </table:table-row>
        <table:table-row table:style-name="ro1">
          <table:table-cell office:value-type="float" office:value="1804" calcext:value-type="float">
            <text:p>1804</text:p>
          </table:table-cell>
          <table:table-cell office:value-type="string" calcext:value-type="string">
            <text:p>320137168412206_357582548001001</text:p>
          </table:table-cell>
          <table:table-cell office:value-type="string" calcext:value-type="string">
            <text:p>[COLABORAÇÃO]\n⚛Experiência psicodélica: transformação da cultura e da experiência\n\nQuando surge, no campo da cultura, o debate sobre a psicodelia como forma de ampliação de consciência, tal debate, curiosamente, surge das vísceras das formulações científicas e acadêmicas. O uso de psicodélicos é antiquíssimo e remonta às bases da religiosidade humana, segundo uma hipótese plausível. Os psicodélicos são, com efeito, substâncias poderosas para alteração do estado anímico de um sujeito, inclusive de suas funções cognitivas e, especialmente, de suas ideações. A produção e emergência do imaginal torna-se translúcida e ideias e fantasias inobservadas vem a tona. O campo senso-perceptivo, em algumas experiências, mistura-se profundamente com este imaginal intensificado.\n✍por Fernando Beserra\n \nÉ incrível pensar na força destas ferramentas na transformação de uma pessoa, o que revela usos terapêuticos singulares e, ao mesmo tempo, um grande potencial de alteração de uma cultura ou subcultura. O uso de psicodélicos, no entanto, não é inerentemente positivo e propiciador de experiências dadivosas. No que tange seus efeitos, dependem mais do que a maior parte das substâncias psicoativas do tripé substância-set-setting. No campo do set, isto é, no campo do sujeito e sua preparação para o uso do psicodélico Sandro Rodrigues listou alguns fatores muito relevantes:\nFatores de longo prazo: história de vida, medos, conflitos, paixões, culpas;\nFatores imediatos: expectativas da sessão em si;\nNo que se refere ao setting, pode-se pensar no cenário de uso, no entorno, nas pessoas a volta do psiconauta e que influenciam sua experiência. Dos elementos físicos que situam e relacionam-se profundamente com a viagem. Finalmente, no que concerne a substância, seria mínimo pensar em fatores como: garantia de qualidade (saber que se está usando aquilo que realmente se pensa usar), duração dos efeitos, qualidade dos efeitos, intensidade dos efeitos, interação com outros fármacos ou com alimentos usados pelo psiconauta.\nLeary, em seu livro Flashbacks, cita que o governo e a mídia dos EUA quando expressaram uma série de mentiras sobre os danos cromossômicos do LSD estavam, na verdade, criando bad trips de massa. Isto é, esta medida poderia ampliar os danos do consumo da dietilamida de ácido d-lisérgico. Esta frase de Timothy é emblemática. Embora tenhamos poucos elementos para afirmar categoricamente isso, é preciso sinalizar que o regime proibicionista e sua produção sócio-cultural distorcem a viagem psiconáutica e contribuem para bad trips. Basta pensar no jovem que se sente culpado ao tomar LSD. Naquela jovem que a família falou que apenas vagabundas usam drogas. Naquele outro que pensou que ficaria louco e por pouco não tentou causar dano a si. Experiências limites são possíveis com psicodélicos, não pensem que estou querendo dizer de outra forma. No entanto, cabe ressaltar que o contexto é fundamental no processo de constituição da subjetividade e que, neste caso, há a possibilidade de criação de uma série de conflitos que precisarão ser enfrentados por tantas e tantos jovens que se aventuram na psicoscopia e na psiconáutica por meio do uso de substância psicodélicas.\nNeste ínterim, estes jovens guerreiros e heroínas, para se falar do ponto de vista imaginal e mítico, poderão enfrentar medos, culpas e conflitos, como o herói e a heroina enfrentam o poderoso dragão arquetípico, na busca de superar uma situação anterior e encontrar o tesouro escondido na caverna escura. Os psicodélicos não são substâncias que nos entregam a nossa singularidade mais profunda e recôndita; nosso deus interior. Não. Para isso é preciso um trajeto no qual nos conhecemos e ampliamos nossa consciência. Os psicodélicos são catalisadores de estados profundos da alma humana: de complexos inconscientes e de imagens arquetípicas oriundas da psique objetiva, também conhecida como inconsciente coletivo. Portanto, os psicodélicos abrem canais (a)típicos do nosso sistema nervoso que possibilitam a emergência de modos de sensibilidade que facilitam um contato mais profundo conosco e com o cosmos.\nEsta é a via direta do processo da religio (etimologia de religião): o olhar atencioso ao numinoso. Olhar atenciosamente a intensidade que nos atravessa e que, cotidianamente, ignoramos. E neste olhar, por vezes, podemos perceber que nosso Eu encontra-se dentro deste vasto processo de vida e que há sentidos presentes nos fenômenos que ultrapassam as fronteiras daquela realidade que identificamos como interna. Deste modo, transformar-se é também transformar.\nEsta transformação, no entanto, é tantas vezes, na sociedade ocidental, objeto de escândalo. Foi o caso na década de 1960, em Harvard, do psicólogo Leary que realizou seus grupos com psilocibina com estudantes de pós-graduação. O psicólogo orientou o uso de psilocibina na pesquisa de Walter Pahnke conhecida como Good Friday Experiment. Com a ampliação de escopo de Tim Leary de pesquisa, na busca de ampliar a saúde mental dos participantes da pesquisa, por meio da ampliação de consciência catalisada pelo uso de psicodélicos, os agentes governamentais passaram a olhar de forma muito negativa as pesquisas de Timothy Leary. De pesquisador valioso, o professor Timothy torna-se “inimigo número um da América” e é preso, por porte de pequena quantidade de cannabis por longos e penosos anos.\nAo mesmo tempo, o rock psicodélico emergia e as pesquisas psicológicas e psiquiátricas com psicodélicos saiam do Mainstream. Que loucura! O grupo texano, nos lembra Sandro Rodrigues em seu livro Modulações da Experiência Psicodélica, 13th Floor Elevators (1966) em seu album de estréia – foi o primeiro a trazer no título a palavra psychedelic, cunhando assim o termo rock psicodélico. Roger “Roky” Erickson com seu discurso aberto sobre drogas atraiu atenção da policia e foi preso por posse de LSD após o lançamento do segundo álbum do grupo “Easter Everywere”.\nSeriamos insanos se não observássemos como a proibição e perseguição relacionada ao uso de psicodélicos não foi, e continua sendo, uma atitude política. Uma perseguição sistemática contra os grupos que ousaram se insurgir contra o estabilishment. Mas é evidente, e é preciso dizê-lo, que a perseguição não se organiza apenas a nível do aprisionamento e do bang-bang policialesco. Talvez mais efetivo e cruel sejam os discursos da psicopatologia que buscaram diagnosticar e identificar outras formas de estar no mundo com o adoecimento mental. Brevemente podemos lembrar Ronald Laing e David Copper que, antes da revolução psiquiátrica de Franco Basaglia e de outros bravos profissionais de saúde mental na Italia, já questionavam o modelo dominante da psicopatologia. Dizia Ronald Laing que a louco está mais próximo da sanidade mental que o são, mesmo que sanidade mental e loucura sejam radicalmente distintos. A normalidade, em sua dimensão coletiva e normativa, permanece mais distante da singularidade e de um sentido profundo de existência que a loucura, que desafia a superficialidade que pode estar presente no bem-estar coletivizado da experiência normatizada. Cabe ainda examinarmos os principais elementos presentes na patologização da experiência psicodélica engendrados pela psicopatologia.\nTanto a pesquisa científica quanto a cultura construída em torno das substâncias psicodélicas foi, e ainda é, alvo de ataques, inclusive no campo da produção de estigma. Parte da psicopatologia compõe esta produção. O início parece ser anterior ao próprio questionamento das substâncias psicodélicas, mas trata-se do questionamento das experiências catalisadas por estas substâncias, por vezes denominadas alucinógenas. As substâncias psicodélicas já foram chamadas, de forma equivocada, de psicotomiméticas, isto é, substâncias que produzem uma cópia da psicose. Muito embora possa-se dizer que\nas substâncias psicodélicas possam produzir algumas alucinações, isso não quer dizer que esta alucinações sejam semelhantes às experiências presentes na esquizofrenia. As alucinações são um fenômeno humano complexo e presente em uma grande variedade de situações. Encontram-se presentes, por exemplo, na síndrome de Chareles Bonnet, no qual a pessoa está tornando-se cega ou fica cega totalmente e começa a ter alucinações visuais e ver complexas cenas nas quais personagens podem estar conversando ou movimentando-se, tipicamente sem relacionar-se com a pessoa que tem as alucinações. Fenômeno semelhante pode ocorrer com pessoas que perdem a audição e passam, por exemplo, a ter alucinações musicais nas quais escutam músicas inteiras, sem que detenham os mecanismos organísmicos necessários a uma audição.\nO problema não são as alucinações, caros leitores, mas a escandalosa máquina de danos denominada: proibicionismo.\n\n⚛Referências:\nRODRIGUES, Sandro. Modulações da experiência psicodélica:\nSACKS, Oliver. Hallucinations.\nLEARY, Timothy. Flashbacks.</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2017-10-25</text:p>
          </table:table-cell>
          <table:table-cell office:value-type="string" calcext:value-type="string">
            <text:p>11:20:15+0000</text:p>
          </table:table-cell>
        </table:table-row>
        <table:table-row table:style-name="ro1">
          <table:table-cell office:value-type="float" office:value="1006" calcext:value-type="float">
            <text:p>1006</text:p>
          </table:table-cell>
          <table:table-cell office:value-type="string" calcext:value-type="string">
            <text:p>320137168412206_357669771325612</text:p>
          </table:table-cell>
          <table:table-cell office:value-type="string" calcext:value-type="string">
            <text:p>[COLABORAÇÃO] A nova droga na epidemia de overdoses nos EUA. E a situação no Brasil. \n\nHá poucos dias postei aqui um tópico de discussão sobre um assunto pouco discutido aqui nos grupos de RD aqui no Brasil: Os opiáceos. \n\nOntem, mais um post de dúvida surgiu aqui e também essa matéria no Nexo Jornal.\n\n"Das 64 mil mortes por excesso de uso de substâncias em 2016 nos Estados Unidos, 20.145 foram por opiáceos sintéticos, uma categoria dominada pelo fentanil.\n...\n\n...Como é o consumo de opiáceos no Brasil? \n\nMaurício Fiore: A dimensão do problema americano é sem precedente. Já superou as mortes por armas de fogo. Podemos falar com certeza absoluta que não tem nenhum país da América Latina que esteja passando perto disso. A heroína aparece em alguma ou outra apreensão da polícia no Brasil, mas é residual e você não encontra dados relevantes de aumento. Isso pode ter a ver com a geopolítica de produção de drogas. Estamos perto dos centros produtores de coca, Colômbia, Peru e Bolívia. O Brasil é um importante centro de escoamento e tem um grande mercado consumidor, o que favorece o consumo de cocaína e crack. A partir de dados do Lenad [Levantamento Nacional de Álcool e Drogas, feito pela Universidade Federal de São Paulo] 2012, só estaríamos atrás, em números absolutos, dos EUA, apesar de consumirmos menos proporcionalmente. A cocaína aspirada e o crack poderiam perder essa posição porque o mercado de drogas responde muito à demanda e oferta. Se começam a chegar opiáceos sintéticos da Ásia, poderia ter um aumento do consumo, por exemplo. Mas no momento, a preocupação maior é com a subprescrição de opiáceos. Você tem países latino-americanos e africanos em que as pessoas morrem de câncer com muita dor porque não têm prescrição de opiáceos. O Brasil não está entre os casos mais graves, mas estamos entre os países com pouco acesso. O caso dos Estados Unidos pode trazer um estigma para os opiáceos em países que têm o problema contrário."\n\nLink para matéria completa: https://www.nexojornal.com.br/expresso/2017/10/23/A-nova-droga-na-epidemia-de-overdoses-nos-EUA.-E-a-situa%C3%A7%C3%A3o-no-Brasil</text:p>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2017-10-25</text:p>
          </table:table-cell>
          <table:table-cell office:value-type="string" calcext:value-type="string">
            <text:p>15:59:50+0000</text:p>
          </table:table-cell>
        </table:table-row>
        <table:table-row table:style-name="ro1">
          <table:table-cell office:value-type="float" office:value="303" calcext:value-type="float">
            <text:p>303</text:p>
          </table:table-cell>
          <table:table-cell office:value-type="string" calcext:value-type="string">
            <text:p>320137168412206_357696917989564</text:p>
          </table:table-cell>
          <table:table-cell office:value-type="string" calcext:value-type="string">
            <text:p>[COLABORAÇÃO]\n\nMINHA EXPERIÊNCIA REDUZINDO O EXCESSO\n\nBom pessoal, esse é um assunto bem particular pq varia de pessoa pra pessoa, mas no meu caso foi assim:\nAndava fumando e cheirando demais, beck era uns 5 por dia (fumava até pra trabalhar) e o tey era todo fim de semana (sexta, sábado e domingo), praticamente eu nem dormia no fds. Vi que não valia a pena o dinheiro que eu gastava pra ter uma brisa dahora e depois ficar na mó bad então de alguma forma parou de ser bom, mesmo sendo ''viciado''. Meu nariz sangrava direto, tive pensamentos suicidas e minha memória bem judiada, mesmo assim continuei e só foi piorando, até que cheguei no meu LIMITE, e decidi parar com o ''excesso'', cortei a maconha e a cocaína. Hoje faz 2 meses que estou ''limpo'', sei que tá um pouco cedo ainda mas o resultado tá sendo assustador: Me sinto bem comigo mesmo, meu nariz já não dói, meu relacionamento com as pessoas e minha família estão melhorando, não me sinto irritado, não me sinto triste, minha habilidade no trabalho está bem melhor (por causa da memória boa e bem-estar), me sinto mais disposto e nunca me SENTI TÃO BEM!! Me sinto mais feliz do que aquela ''falsa felicidade'' que, principalmente a cocaína dava.\n\nConclusão: Maconha é inofensiva e não faz mal? Concordo, MAIS TUDO EM EXCESSO FAZ MAL SIM! Cocaína então nem se fala, te leva 1 degrau pra cima depois te afunda em 5.\nLembrando que, não sou careta, fiquei nessa vida de excesso praticamente 4 anos, então eu sei bem do que estou falando. Quer usar? Usa, mais tenha em mente que nem você e nem seu psicológico é de ferro, não se deixe levar pela vontade momentânea (que é grande), depois que essa vontade passa, você percebe que foi melhor não se entregar.\n\nAinda gosto? AMO (kkkk risos aparte) mas... sem planos pra voltar a fumar o baseadinho e esticar uma carreirinha. Tô ótimo assim!</text:p>
          </table:table-cell>
          <table:table-cell office:value-type="float" office:value="81" calcext:value-type="float">
            <text:p>81</text:p>
          </table:table-cell>
          <table:table-cell office:value-type="float" office:value="80" calcext:value-type="float">
            <text:p>80</text:p>
          </table:table-cell>
          <table:table-cell office:value-type="string" calcext:value-type="string">
            <text:p>2017-10-25</text:p>
          </table:table-cell>
          <table:table-cell office:value-type="string" calcext:value-type="string">
            <text:p>18:01:05+0000</text:p>
          </table:table-cell>
        </table:table-row>
        <table:table-row table:style-name="ro1">
          <table:table-cell office:value-type="float" office:value="1232" calcext:value-type="float">
            <text:p>1232</text:p>
          </table:table-cell>
          <table:table-cell office:value-type="string" calcext:value-type="string">
            <text:p>229458924212591_357658827993373</text:p>
          </table:table-cell>
          <table:table-cell office:value-type="string" calcext:value-type="string">
            <text:p>[COLABORAÇÃO] CUIDADOS AO USAR PSICODÉLICOS EM FESTAS\n\nRetirado (com autorização) de: [L25 - OFICIAL]\n\n"Como todos sabem, festas geralmente são locais de abuso no consumo de drogas. Tanto faz se a pessoa está em uma festa sertaneja, no baile funk ou num ritual de trance no meio da mata, sempre tem alguém que "mete o pé na jaca". O ruim não é simplesmente meter o "pé pelas mãos", especialmente quando se tem noção do que se está fazendo, e vai justamente para fazer isso, respaldado por informações sólidas, podendo recorrer a um socorro rápido através de pessoas (amigos, cuidadores) que estão informadas de tal. O ruim é quando a pessoa não tem a mínima noção do que está fazendo e acaba entrando num surto que pode trazer complicações tanto para quem está ao redor quanto para si mesma, em níveis que muitas vezes se tornam aquilo que muitos costumam chamar de "viagens sem volta".\n\nO uso de drogas em toda sociedade é algo que foge ao controle de órgãos de repressão, família, igrejas e da própria sociedade como um todo. As drogas são ancestrais, geralmente plantas, fungos e alguns animais as fornecem em grandes quantidades para todos que tenham interesse em consumi-las. Estados alterados de consciência sempre foram buscados, desde a antiguidade até a contemporaneidade, tanto como uma forma de preenchimento de vazios que os indivíduos sentem em suas vidas, como em forma de ritos de passagem em tribos antigas, assim como podem chegar devido a curiosidade. O fato é que consumir drogas é mais normal do que se pensa.\n\nO verdadeiro problema não está em consumir esta ou aquela droga, ainda mais quando os indivíduos que o fazem detêm informações de qualidade e precisa a respeito do que de fato estão ingerindo e aonde querem chegar com o uso. O problema parte quando o indivíduo passa a consumir sem orientação alguma, e o que talvez tenha começado com uma simples diversão passa a se tornar um verdadeiro pesadelo, para além de uma bad trip, especialmente quando envolve a segurança e saúde de quem está sob efeito, bem como de quem está ao redor, que de uma forma ou de outra, também será afetado pelo que ocorre com alguém do grupo.\n\nOs abusos podem trazer complicações de toda ordem, desde um transtorno afetivo que pode durar horas e acabar com a diversão de todo um grupo, podendo ir a problemas legais, como intervenções de agentes do Estado para se descobrir o ilícito ou mesmo intervir em consumo de lícitos, se houver risco de vida a terceiros, até mesmo se chegando ao mais trágico, como overdoses e mortes por abuso no consumo de toda e qualquer droga.\n\nPessoas que não sabem o que de fato estão consumindo são as mais suscetíveis aos problemas. Primeiro porque desconhecem o que estão pondo para dentro de si, geralmente são pessoas que vão no oba-oba do grupo, procurando adquirir suas drogas de consumo em festas e com pessoas desconhecidas. Adquirir maconha para fumar não é o mesmo que se comprar ecstasy, blotters de supostos LSDs, cocaína ou outras drogas que podem levar a uma desordem psíquica e orgânica sem precedentes.\n\nVamos pegar por base o LSD, que é uma droga segura, sem históricos de mortes no seu currículo. No entanto, o fato do LSD ser seguro, não descarta que uma pessoa sem nenhuma experiência, ao chegar numa festa, adquira um blotter de alta concentração, algo que está para além do que ela está acostumada, e que isso traga problemas de descontrole emocional e estranhamento de tudo e de todos, podendo fazer com que o indivíduo se ponha em situação de risco, podendo mesmo se machucar ou se matar em alguns contextos mais extremados. Além disso, é fato que muitas pessoas tomam blotters ditos de LSD, mas que na realidade contém outras substâncias, e estas, muitas vezes, em dosagens altas, o que aumenta ainda mais o risco, especialmente se misturadas com outras drogas, podendo aumentar o risco de sequelas e provocando, em alguns casos, aumento extremado da violência. O mesmo podemos dizer da MDMA, que pode incorrer em abusos ou ser simplesmente trocada por um análogo sem que a pessoa que consumiu de fato saiba o que está ingerindo. A cocaína, por exemplo, pode estar misturada a barbitúricos ou outras tantas porcarias, que ao ser associada a ingestão de álcool e até mesmo de alguns psicodélicos, podem catalisar efeitos diversos do que de fato foi o esperado pelo usuário. O álcool, em especial, é um dos que mais ajudam ao descontrole tanto orgânico como psíquico, portanto, não é bom abusar do mesmo, especialmente se estiver fazendo uso de feniletilaminas e anfetaminas. Muitos casos de mortes são associadas ao consumo duplo de álcool e outras drogas.\n\nA priori seria de suma importância que as pessoas compreendessem a importância do 'set and setting' para que fizessem um uso um pouco mais controlado de algo, em segundo lugar, que tivessem certeza do que de fato estão consumindo, o que requer que adquiram fontes de confiança para não comprarem gato por lebre. Em terceiro lugar, especialmente entre usuários sem muita experiência, que tivessem pessoas de confiança ao lado para que, mesmo que estivessem consumindo algo sobre o qual não tem muita certeza da procedência, pudessem contar com o apoio e socorro rápido dos mesmos.\n\nUm dos grandes fatores de risco para as pessoas é consumir doses acima do que estão acostumadas, achando que darão conta do recado, por subestimarem o tamanho dos veículos (blotters, gotas, comprimidos, carreiras de pó etc.). Outro grande fator de risco é a mistura de drogas. É muito comum ver pessoas que ao tomarem LSD, por exemplo, logo engatam no ecstasy, aí consomem cristais de MDMA ou metilona, ou análogos destes, depois cheiram cocaína, bebem, e vão usando tudo o mais que for aparecendo, desconsiderando toda a fragilidade do cérebro e do próprio corpo. Não é porque o cara é halterofilista, que tem dois metros de altura por um e meio de largura, com bíceps e tríceps avantajados que ele escapa dos efeitos neurológicos e fisiológicos das drogas, não. Ele está sujeito a uma overdosagem e até mesmo a ocorrência de um óbito se não souber muito bem o que faz. Mesmo quem acha que muitas vezes está sabendo o que faz, se arrisca além dos limites, podendo também pecar pelo excesso. Por isso toda programação de consumo deve ser bem planejada e toda cautela deve ser levada em conta.\n\nO mais importante ao se consumir algo, é aprender que chegamos a um limite em que devemos respeitar nossas mentes e corpos. Nada que cai no abuso presta. Portanto, se você estiver numa festa com muita gente, evite usar de tudo que te oferecem, talvez não seja de fato o que você está procurando. Se for usar algo que não sabe a real procedência, procure tomar doses menores que as oferecidas, melhor sentir um pouco do efeito para saber se aquilo é interessante, do que mergulhar de cabeça e ir parar no ambulatório tendo que ser contido para ser atendido por socorristas. Lembre-se que você é um ser de carne, ossos, nervos e órgãos internos, e que tudo que você usar com abuso afetará de forma brutal seu sistema nervoso e periférico como um todo. Ao se sentir perdido na festa, peça ajuda a pessoas que estejam do seu lado, não sinta receio de falar para um estranho que está passando mal e que precisa de ajuda. Se por um acaso a experiência estiver causando estranhamento e você passar a desconfiar de todos, lembre-se que você foi para lá com o interesse de se divertir e que seus amigos podem ser o apoio de que necessita, então tente encontrá-los em um local que seja marcado com antecedência. Caso esteja sentindo que está passando mal, peça para chamarem os socorristas com urgência, pois eles saberão o que fazer naquele momento de apreensão, tanto para aplicar algum medicamento que seja necessário, como para te dar apoio emocional necessário. Numa festa qualquer, você não está sozinho e nem sozinha, em festas de música eletrônica, especialmente, existe muita solidariedade entre os participantes, e com toda certeza, mesmo que a pessoa não te conheça, ela vai fazer o que for possível para aliviar seu sofrimento.\n\nEspero que os conselhos sirvam como alerta para os mais novos usuários de drogas diversas, fazendo com que os princípios de redução de danos sejam aplicados na vida de cada um, e que cada vez menos tenhamos quadro de surtos nas festas, fazendo com que a diversão consciente suplante os riscos de se usar drogas.\nConsciência é a chave para um bom viver!\nLuz e paz a todos!"</text:p>
          </table:table-cell>
          <table:table-cell office:value-type="float" office:value="86" calcext:value-type="float">
            <text:p>86</text:p>
          </table:table-cell>
          <table:table-cell office:value-type="float" office:value="10" calcext:value-type="float">
            <text:p>10</text:p>
          </table:table-cell>
          <table:table-cell office:value-type="string" calcext:value-type="string">
            <text:p>2017-10-25</text:p>
          </table:table-cell>
          <table:table-cell office:value-type="string" calcext:value-type="string">
            <text:p>15:18:46+0000</text:p>
          </table:table-cell>
        </table:table-row>
        <table:table-row table:style-name="ro1">
          <table:table-cell office:value-type="float" office:value="643" calcext:value-type="float">
            <text:p>643</text:p>
          </table:table-cell>
          <table:table-cell office:value-type="string" calcext:value-type="string">
            <text:p>320137168412206_357938127965443</text:p>
          </table:table-cell>
          <table:table-cell office:value-type="string" calcext:value-type="string">
            <text:p>[COLABORAÇÃO] LSD - DEVEMOS LEGALIZÁ-LO?\n\nCompartilhado (com autorização) de: [L25 - OFICIAL]\n\nFonte: http://natmonitor.com/2017/05/09/lsd-should-we-legalize-it/\n\nMatéria que trata do debate sobre uma possível legalização do LSD, e como isso poderia melhorar as pesquisas a respeito dos psicodélicos em geral. Boa leitura!\n\nFortalecida por novas pesquisas, uma campanha para explorar os benefícios para a saúde, através das drogas psicodélicas, ganha força silenciosamente.\n\nCogumelos mágicos. Ácido. LSD. Para muitas pessoas, essas palavras são emblemas da década de 1960, uma era de libertação pessoal - e excesso. Membros de grupos de rock famosos como o Grateful Dead exaltaram as virtudes dos "psicodélicos" e muitas vezes fizeram performances sob sua influência. Mas havia um lado escuro também. Alguns usuários caíram em psicose; outros morreram de overdoses ou cometeram suicídios e até assassinatos.\n\nNão surpreendentemente, uma aura de tabu - e estigma - permaneceu.\n\nMas em uma inversão chocante, um quadro pequeno, mas dedicado de cientistas e médicos do estabelecimento, começaram a empurrar para a investigação federal expandida sobre o valor medicinal e potencial da psilocibina, o ingrediente químico psicotrópico ativo em cogumelos "mágicos" - e seu derivado, o LSD.\n\nO movimento pró-LSD é paralelo à campanha muito maior para que a cannabis seja removida da lista de medicamentos do "Anexo 1" do governo federal - substâncias consideradas "sem valor medicinal" e "perigosas" demais para serem usadas com segurança pelo público geral.\n\nMas até agora, apenas um estado - o Novo México - tem resistido a proibição do governo federal sobre LSD, declarando em 2005, a posse e uso da droga legal.\n\nA campanha para legalizar a psilocibina, pelo menos para fins medicinais, é uma resposta a um crescente corpo de pesquisa científica que tem encontrado cicatrização notável e efeitos de alteração do humor de doses controladas da droga em pacientes que sofrem de câncer, depressão e TEPT, entre outras doenças.\n\nEm um estudo da Faculdade de Medicina da Universidade Johns Hopkins, um grupo de 51 pacientes com câncer de fase tardia que sofriam de depressão receberam duas doses de psilocibina, uma pesada e a outra leve, e pediram para realizar exercícios de visualização. Em outro estudo na NYU um grupo de 29 pacientes receberam psilocibina e niacina, um placebo, para ver como ela afetaria a depressão herdada e o nível de ansiedade. Neste caso, os participantes também receberam psicoterapia.\n\nEm ambos os estudos, os participantes não apenas conseguiram aliviar suas condições psicológicas; eles experimentaram um aumento dramático de seu humor e atitude para a sua doença e circunstâncias de vida em geral. Ainda mais impressionante, os pesquisadores descobriram que essas mudanças persistiram por semanas, até meses. De fato, no estágio de acompanhamento de seis meses, os pacientes apresentaram respostas significativas de humor elevado - em efeito, uma mudança semi-permanente em suas perspectivas que pesquisadores normalmente cautelosos descreveram como "surpreendentes".\n\nOutros estudos sugeriram que a psilocibina pode estimular o crescimento das células cerebrais, melhorar a memória, reduzir os efeitos do PTSD e até mesmo melhorar a visão de uma pessoa.\n\nAyelet Waldman, que começou a tomar pequenas quantidades de LSD diariamente após a medicação prescrita para ansiedade e depressão que não funcionou, tem exaltado as virtudes da droga em seu livro recém-lançado, intitulado 'A Really Good Day: <text:s/>How Micro-Dosing made a Mega Difference, in My Mood, My Marriage and My Life' (algo como Um dia realmente bom: Como a Microdose fez um Mega Diferença em Meu Humor, Meu Casamento e Minha Vida). Ela chama o LSD de "droga maravilhosa".\n\nHá uma razão, é claro, para o LSD ainda ser considerado perigoso. De vez em quando uma notícia é publicada sobre alguém que tomou muito da droga, com consequências terríveis. Em maio passado, um banqueiro de Nova York comeu um punhado de cogumelos e saltou de sua varanda do apartamento do 26º andar até sua morte. A polícia investigando o incidente disse que o homem pensou que ele poderia voar, uma alucinação comum associada com o excesso de uso de LSD.\n\nMas os defensores científicos do LSD não estão necessariamente apelando para o uso recreativo legalizado - mas apenas um levantamento das atuais restrições à pesquisa federal que poderia acelerar o desenvolvimento de novos medicamentos prescritos para tratar uma série de doenças.\n\nDe fato, já em 2004 - durante a administração de George W. Bush - o governo federal calmamente afrouxou essas restrições para permitir um ensaio clínico do efeito da MDMA - uma droga popular ou recreativa conhecida como "Molly" ou " Ecstasy "- em PTSD. Duas dúzias de indivíduos jovens receberam MDMA em quantidades controladas, com resultados promissores.\n\nMas o processo de converter esses resultados em pesquisas mais cientificamente confiáveis é agonizante. Não foi até novembro passado que a 'United States Food and Drug Administration (FDA)' aprovou em grande escala a fase de 3 ensaios clínicos de MDMA como um possível tratamento de PTSD em indivíduos que não respondem a medicamentos prescritos tradicionais ou psicoterapia. Pode levar mais uma década antes que uma versão comercial segura da droga esteja disponível para uso medicinal sob o controle estrito de um médico prescritor.\n\nAlguns cientistas simpatizantes da causa pró-LSD insistem em que é preciso investigar muito mais antes que a droga possa ser legal, mesmo como uma substância "controlada". Embora os efeitos positivos pareçam incontroversos, eles dizem que ainda precisamos saber mais sobre como e porquê a droga funciona e entender melhor os possíveis efeitos colaterais - incluindo alucinações recorrentes (flashbacks) e até mesmo as psicoses - que pesquisas anteriores sugerem que podem afetar alguns usuários muito depois de sua última "viagem".\n\nOs críticos dizem que estas são apenas táticas de bloqueio de um estabelecimento médico ainda sofrendo os efeitos do estigma do LSD. Muitos americanos, dizem eles, se ressentem de um governo que permite que grandes empresas os envenenem com alimentos causadores de câncer e outros produtos "legais" sobre os quais eles têm pouco controle, enquanto os "criminalizam" por consumirem substâncias que ocorrem naturalmente na natureza.\n\nAtualmente, há uma estimativa de 32 milhões de consumidores de vários psicodélicos nos Estados Unidos hoje. Isso é aproximadamente 14% da população adulta, número pequeno. Você pode até comprar um kit para produção de Cogumelos Mágicos on-line. Claramente, a proibição federal do LSD não está funcionando - e se seus partidários mais ardentes estão certos, pode muito bem estar impedindo os cientistas de ajudar milhões de pessoas.</text:p>
          </table:table-cell>
          <table:table-cell office:value-type="float" office:value="39" calcext:value-type="float">
            <text:p>39</text:p>
          </table:table-cell>
          <table:table-cell office:value-type="float" office:value="16" calcext:value-type="float">
            <text:p>16</text:p>
          </table:table-cell>
          <table:table-cell office:value-type="string" calcext:value-type="string">
            <text:p>2017-10-26</text:p>
          </table:table-cell>
          <table:table-cell office:value-type="string" calcext:value-type="string">
            <text:p>14:15:56+0000</text:p>
          </table:table-cell>
        </table:table-row>
        <table:table-row table:style-name="ro1">
          <table:table-cell office:value-type="float" office:value="1165" calcext:value-type="float">
            <text:p>1165</text:p>
          </table:table-cell>
          <table:table-cell office:value-type="string" calcext:value-type="string">
            <text:p>229458924212591_357984834627439</text:p>
          </table:table-cell>
          <table:table-cell office:value-type="string" calcext:value-type="string">
            <text:p>[COLABORAÇÃO] VIDA APÓS A MORTE: VILCA – O RITUAL MAIS SAGRADO E PSICODÉLICO DO MUNDO\n\nFonte: http://highexistence.com/life-after-death-vilca-psychedelic-ritual/\n\nNão é todo dia que você coloca um osso de dedo humano de 3.500 anos no seu nariz. E também não é todo dia que você morre. Eu estava me preparando para fazer as duas coisas.\n\nSenti uma respiração tremenda. Minha mente estava relativamente calma, mas meu coração estava batendo forte contra minha caixa torácica. Eu tive que parar de tremer quando cheguei próximo a pegar o osso.\n\nEu estava com Don Howard Lawler, o fundador do Santuário Shamânico “SpiritQuest” no Peru. Sob sua orientação sábia e compassiva, eu trabalhava com várias plantas medicinais poderosas durante duas semanas na floresta amazônica. Ele olhou profundamente em meus olhos e em minha alma ... e sorriu. "Isso já foi usado antes", ele disse, me entregando o osso.\n\nPor milhares de anos, este dedo - com um buraco no seu centro - tinha sido usado como inalador para Vilca, talvez a mais poderosa medicina de plantas psicoativas no mundo, por pessoas que buscam um vislumbre do transcendente.\n\nE, diante de uma mesa (altar) coberta por antigas relíquias que vão desde esculturas e conchas a jaguares e crânios humanos, eu estava prestes a juntar-se a eles. Eu estava prestes a enfrentar a morte.\n\nMas por que enfrentar a morte antes que você não tenha mais escolha?\n\nA morte é talvez o maior medo que a maioria das pessoas tem, colorindo e às vezes distorcendo suas vidas. Nós tendemos a esquivar-se de pensar nisso - da realidade de que tudo o que somos e tudo o que sabemos é temporário e, eventualmente, se desintegrará em poeira - mesmo quando sabemos que é uma parte inescapável de estar vivo.\n\nMas eu não. Durante a maior parte da minha vida, sofri com uma depressão às vezes incapacitante de que a morte muitas vezes pareceu uma ideia atraente.\n\nNo entanto, uma tensão ou mesmo uma contradição ainda entra em jogo. Mentalmente, eu poderia me envolver com a ideia da morte como uma versão final e até mesmo a salvação do sofrimento emocional; se eu pudesse morrer com o aperto de um botão, eu duvido que eu ainda estivesse aqui escrevendo isso. Mas algo em mim ainda resiste. Eu estava prestes a descobrir o que era.\n\nEsta busca pelo conhecimento do que a morte significará para nós - do que está além do fim do corpo - é uma busca atemporal e profundamente humana. A única maneira de superar e integrar nossos medos é enfrentá-los diretamente, e durante séculos os povos da América do Sul usaram Vilca como uma ponte para fazer exatamente isso.\n\nO que é Vilca?\n\nNo xamanismo sul-americano, Vilca é o mais sagrado de todos os remédios vegetais, embora seja praticamente desconhecido para um mundo que já está se tornando incrivelmente consciente com a Ayahuasca. Em ‘Quechua’ - a língua andina que antecedeu o Império Inca - 'Vilca' simplesmente significa 'sagrado', o que nos dá uma sensação do respeito em que é realizada.\n\nPreparado a partir das sementes da árvore de Vilca (Anadenanthera colubrine e Anadenanthera peregrine), o tabaco Vilca contém os compostos psicoativos NN-Dimetiltriptamina (DMT), 5-MeO-Dimetiltriptamina e Bufotenina. Apesar dos nomes científicos modernos que usamos agora, as culturas sul-americanas têm trabalhado com Vilca antes de 2.500aC - no tempo em que a Grande Pirâmide de Gizé ainda estava em construção.\n\nEnquanto os egípcios construíam sua maravilha física do mundo, o povo de Chavín - o berço da civilização andina, localizado no Peru moderno – aperfeiçoou-se o ritual de Vilca como o pico das práticas xamãs da mente e do espírito. Inalado enquanto já sob a poderosa influência de Huachuma (AKA San Pedro, uma medicina psicoativa baseada em mescalina semelhante ao Peyote), forma uma ponte entre a vida, a morte e o renascimento.\n\nEu estava diante da mesa, o Huachuma estava alcançando seu pico deslumbrante. As cores eram mais brilhantes; meu coração estava aberto; e os artefatos espalhados na minha frente pulsavam com energia luminosa. Se as portas da percepção já estivessem abertas, elas estavam prestes a quebrar suas dobradiças.\n\nVilca como prática espiritual era e é tudo sobre conexão: à Terra, um ao outro, ao cosmos e aos nossos seres mais verdadeiros. Muitas vezes pensamos na morte como a última desconexão. Vilca é, em parte, uma maneira de reverter essa ideia.\n\nIsso leva muitos a experimentar vidas múltiplas no espaço de meia hora; alguns sentem vidas passadas, outros como as vidas de outras pessoas. Muitos relatam conhecer seus antepassados e ouvir sua sabedoria. Outros experimentam o sentido mais profundo da conexão com a ‘fonte’, Deus ou o próprio universo. E alguns não se lembram de nada.\n\nComo tudo em práticas espirituais e psicodélicas, não há garantias.\n\nEnquanto eu estava diante da mesa, observando os crânios humanos, minha respiração veio em ondulações, um efeito do Huachuma, mas também uma resposta ao poder puro que irradia desses objetos.\n\nA morte estava espalhada diante de mim, mas havia falta de violência ou sofrimento.\n\nChavin era um centro cultural e espiritual: os peregrinos viajavam por distâncias enormes para buscá-lo e aprender com seus habitantes. Seu poder não se baseava no poder militar ou financeiro, mas sim no domínio dos remédios vegetais e sua capacidade de promover a consciência superior.\n\nArqueólogos que trabalhavam em Chavín não encontraram evidências de fortificações, um exército permanente ou mesmo armas além das usadas para a caça. Em vez de cumprimentar visitantes com medo e violência, eles lhes davam Huachuma e Vilca.\nEu estava prestes a descobrir o porquê.\n\nCerimônia de Vilca: a morte\n\nEu expirei pela minha boca, esvaziando meus pulmões enquanto Don Howard segurava a caixa de tabaco até o fim do osso do dedo. Eu estava prestes a inalar e levar a Vilca para o meu ser. Meus batimentos cardíacos se estabilizaram e de repente eu me senti notavelmente calmo.\n\nA perspectiva da morte parecia diferente agora. Antes de chegar à mesa, meu grupo e eu nos sentamos no Star Deck - uma plataforma circular em cima de uma colina, dentro do santuário SpiritQuest - e olhamos para uma tela astral, sem percepção de tempo.\n\nNo começo, olhando as estrelas brilhando como um punhado de diamantes espalhados por um pano veludo preto, sentia-me profundamente insignificante - tão pequeno em comparação com a vastidão do cosmos. Mas então eu entendi que na verdade eu sou (e todos nós somos) parte dessa vasta sinfonia. Não importa o quão breve é nossa própria melodia, ou quão silenciosamente ela é tocada, ser parte do todo é ser o todo.\n\nTantas outras vezes eu senti uma profunda sensação de desconexão na minha vida e um desespero de pertencer a ela, mas agora uma compreensão emocional profunda caiu sobre mim.\n\nEu realmente estava experimentando o universo.\n\nNaquele momento, eu senti que não havia nenhum outro lugar que eu pudesse ou poderia estar. Eu estava ali, agora.\n\nE eu não estava sozinho.\n\nTive essa conexão comigo, mas agora eu estava programado para morrer... isso não seria o máximo da desconexão?\n\nComo com todo o trabalho que fazem no Santuário, Don Howard nos lembrou de levar as coisas a sério, mas levemente. O sério sempre pode ser divertido, então, quando falamos sobre nossos quartos serem nossos caixões naquela noite, não estávamos tentando esquivar a gravidade da situação. Deve haver vida para que haja a morte, e então nós rimos e nos abraçamos com alegria e não terror.\n\nEu inalei bruscamente, duas vezes em cada narina. A Vilca bateu em meu peito com uma forte sensação de queimação e tentei desesperadamente não engasgar e pulverizar o resto do pó.\n\nAgora o relógio estava marcando. Vilca produz efeitos em apenas alguns minutos, e eu tive que voltar ao meu quarto para deitar-me em silêncio absoluto e me submeter pacificamente até a morte antes que o mundo físico se dissolvesse. \n\nA ponte que atravessava a água entre o edifício cerimonial e o complexo residencial do Santuário tornou-se infinitamente longo. Sua estrutura de madeira brilhava em tendas verdes etéreas, luminescentes, esticadas no trajeto. Eu estava andando o mais rápido que pudesse, tentando manter minha respiração regular, mas eu podia sentir o meu batimento cardíaco subir e minha mente agitada. Era a última vez que atravessaria qualquer ponte? Será que eu chegaria ao outro lado antes de eu entrar em colapso?\n\nCheguei ao meu quarto. A pressão estava crescendo na minha cabeça quando eu joguei minhas roupas e agarrei os tampões de ouvido que eu colocava no travesseiro para reduzir toda a entrada sensorial externa. \n\nEu tinha ido ao banheiro antes da cerimônia de, mas sob o efeito do Huachuma eu perdi qualquer senso preciso de minhas funções corporais. Mesmo que a fase mais intensa da Vilca dura apenas cerca de 30 a 45 minutos, não queria que uma bexiga cheia me distraísse da experiência, então entrei no banheiro. As telhas verdes fluíram e brilhavam e fiquei impressionado com a mais estranha convicção de que um bando de patos amarelos de borracha estavam lá dentro, rindo de mim.\n\nDesisti de tentar fazer xixi. Subi na cama. E então o dilúvio sensorial começou.\n\nOs visuais foram os mais esmagadores e inescapáveis que já experimentei: não fazia ideia se meus olhos estavam abertos ou fechados e não fazia diferença quando tentei descobrir. Tudo era agora um caleidoscópio panorâmico de ótica viva e cores pulsantes. A consciência por trás dos meus olhos lutou para encontrar qualquer coisa. Agora, o mundo simplesmente desapareceu. Se eu fosse sepultado na escuridão, eu estava agora embalsamado nas cores.\n\nE então a pressão começou. Gentil no início, uma sensação de um peso que me pressionou no colchão. Mas então ele foi crescendo. E crescendo. E crescendo. O telhado do universo estava me empurrando com o peso de todo o tempo e espaço, e eu podia sentir meus ossos rangendo, como se fossem explodir em pó. Senti minha existência tremer no ponto de dissolução.\n\nE então vomitei. Meu corpo jogou-se para a esquerda e eu purguei duro e longamente no balde; algum fragmento de consciência me lembrou de ficar calado e não incomodar mais ninguém, mas não pude. Eu parecia um chocalho de morte ruidoso que estremeceu através de meu corpo como se, sem visão, eu pudesse de alguma forma reafirmar minha existência com o som.\n\nPenso que uma vez que eu vomitei a primeira vez, algumas partes de mim perguntaram se havia alguma maneira de escapar do poder da Vilca - uma distração física que poderia me tirar de qualquer coisa que esteja além do véu. Eu vomitei duas vezes mais, e cada vez que caía de volta na cama, senti que estava mais no meu corpo e menos ligado ao transcendente.\n\nIsso não era "morte do ego", mas deslocação do ego. Experimentei a morte do ego uma vez antes, com ketamina. Então, meu "eu" se dissolveu - todas as histórias que me constituem cintilaram e desapareceram. Ao tomar Vilca e ter as triptaminas mais poderosas percorrendo minhas veias, algo permaneceu, uma consciência de observação, mas não era "eu" em nenhum sentido significativo. Mais tarde, as partículas começaram a se voltar, mostrando quão arbitrário e vazio elas realmente são. Sob a Vilca, esse sabor ou ambiente de mim nunca foi completamente dissolvido.\n\nSe eu me senti mentalmente ou mesmo espiritualmente pronto para abraçar essa morte, parecia que meu corpo não estava.\n\nAlguns anos atrás, eu estava no telhado de um prédio, disposto a pular; minha depressão alcançou e ultrapassou o ponto em que tive vontade de continuar vivendo. Mas, mesmo quando me senti emocionalmente feito com essa vida, meu corpo resistiu, empurrou para trás, recusou-se a cooperar. O animal, elemento corpóreo me impediu de pular? Ou era algo mais profundo - alguma parte suprimida de minha alma?\n\nCom e sem o medicamento da planta, na selva e naquele telhado, algo em mim havia dito "Não". Mas eu ainda não sabia o que estava dizendo "Sim" em vez disso.\n\nCerimônia de Vilca: vida após a morte\n\nVários dos meus amigos no retiro me disseram depois, enquanto nos sentamos ao redor da mesa de jantar, o que eles conseguiram. Eles também sentiram o peso colossal pressionando-os, mas no último momento em que eu tinha vomitado, mesmo que eles vomitassem também, eles sentiram como se o teto do universo fosse apenas uma camada de líquido viscoso. Suas taxas de coração diminuíram para aparentemente nada. Eles comunicaram com a energia de tudo. Se fosse a morte, estava maravilhosamente viva.\n\nEm muitas culturas, a vida e a morte são vistas como binários fundamentais. Mas em outros - especialmente no hinduísmo e no budismo - são entendidos em um relacionamento cíclico.\n\nNão pode haver renascimento sem morte; para mudar e crescer, algumas coisas são descartadas que já não nos servem. O chão da Amazônia conta esta história perfeitamente: há tanta morte quanto a vida. Enquanto as folhas mortas e os animais se deterioram, o ecossistema é profundamente vivo. Os vivos morrerão; os mortos dão vida.\n\nIsto aplica-se aos nossos caminhos de vida. Como disse Joseph Campbell, sempre há "Destruição antes da criação:"\n\n"Devemos estar dispostos a livrar-nos da vida que planejamos, de modo a ter a vida que nos espera. A pele velha deve ser derramada antes que a nova venha. "\n\nNo coração deste ciclo encontra-se a reciprocidade, um princípio que foi uma iniciação de Huachuma: para tudo que é recebido, algo é dado; para tudo que é dado, algo é recebido. "Dê e você receberá", como diz o ditado, mas dar com intenção de receber é perder completamente o ponto. No ‘quechua’, isso é chamado de 'ayni' e é o coração e a alma de muitas culturas tradicionais da América do Sul.\n\nEntão, por que não posso deixar de ir e entregar-me a este eterno ciclo quando tomei Vilca?\n\nAcho que a resposta está no Star Deck onde eu me sentei. Eu sempre me senti como um estranho - e solitário -, mas naquela noite eu percebi que, mesmo que eu me sinta assim às vezes, eu sou uma parte desse mundo como qualquer um pode ser. Apesar de todas as histórias, emoções, medos e memórias da camada superficial, alguma parte mais profunda de mim quer viver. Alguma parte de mim que tem sido obscurecida por pensamentos e emoções pesadas, sabe que é parte deste mundo e que a expressão mais simples e verdadeira é um amor sem esperança de recompensa ou garantia.\n\nEu tenho que estar vivo para morrer, e durante anos não abracei a vida que está esperando que eu a viva. Até que eu esteja realmente vivo, Vilca não poderia me matar.\n\nAinda estou tentando sintonizar esse sentimento e manter a poderosa sensação de conexão que senti no Star Deck. Se eu não conseguisse ver o além, encontrei algo em mim, enterrado sob os escombros de comportamentos depressivos e padrões de pensamento.\n\nUm dos principais motivos para usar Vilca é confrontar e revogar nossa tendência cultural de se afastar da morte. Para escondê-la atrás de eufemismos e rituais que servem, para não se envolver com ela em uma matéria saudável e integrada, mas simplesmente para distanciar-nos espiritualmente de um elemento integral da própria vida.\n\nQuando inalei aquele pó cinzento e roxo, fui forçado a olhar na direção oposta: enfrentar e abraçar a vida e a mim mesmo. Quando eu coloquei aquele antigo dedo no meu nariz, apontando para dentro de mim.\n\n- Jon Waterlow (http://highexistence.com/life-after-death-vilca-psychedelic-ritual/)\n\nAviso: <text:s/>as perguntas que durante milhares de anos trouxeram as pessoas para usar Vilca são comuns para todos nós, mas a intensidade e a natureza enigmática do medicamento tornam algo que deve ser abordado com cautela. Eu tive muitas experiências psicodélicas e não recomendaria Vilca a quem não tivesse alguma experiência anterior desse tipo. Mesmo assim, eu recomendo vivamente que tome isso sob a orientação e o cuidado de um especialista em quem você confia completamente.\n\nEste artigo baseia-se fortemente em conversas com Don Howard Lawler e um artigo que aparece em seu site, aqui: http://www.biopark.org/peru/vilca.html\n\nPara mais informações sobre a cerimônia de Huachuma, confira o documentário de Aubrey Marcus (bem como um documentário sobre Ayahuasca), filmado no SpiritQuest, que leva um olhar íntimo e que afirma seu poder de conectar-se e curar-se: https://www.aubreymarcus.com/pages/ayahuasca-documentary\n\nUma Nota Final sobre segurança:\nComo Jon notou, Vilca é uma experiência para praticantes psicodélicos avançados em um contexto seguro com suporte especializado. Como enfatizamos repetidamente no HighExistence, os psicodélicos devem ser abordados com reverência e cautela. Acreditamos que, no contexto adequado, certos psicodélicos são medicamentos poderosos com enorme potencial, mas há uma série de preocupações de segurança física e psicológica que se deve considerar antes de viajar com psicodélicos. Por favor, faça muitas pesquisas e não use psicodélicos se tiver razões para acreditar que irão irritar sua personalidade ou bagagem mental particular (ou se sua família tiver uma história de doença mental). Não recomendamos usar psicodélicos de forma ilegal ou impulsiva. Também é imperativo que você compre um kit de reagentes se você não tem absolutamente certeza de que as substâncias que você adquiriu são o que você acredita que sejam. Tenha cuidado e fique bem.\n__________________________________\nReferências:\n\nhttp://highexistence.com/gift-of-the-gods-why-visionary-plant-medicines-deserves-reverence-and-caution/\n\nhttp://highexistence.com/gift-of-the-gods-why-visionary-plant-medicines-deserves-reverence-and-caution/\n\nhttp://highexistence.com/power-san-pedro-psychedelic-lessons-humility-shortness-time-understand-love/\n\nhttp://highexistence.com/when-to-take-ayahuasca-fashionable-path-awakening/\n\nhttp://highexistence.com/5-steps-preparing-spiritual-dmt-ceremony/\n\nhttp://highexistence.com/the-truth-about-self-harm/\nhttps://pt.wikipedia.org/wiki/Bufotenina</text:p>
          </table:table-cell>
          <table:table-cell office:value-type="float" office:value="133" calcext:value-type="float">
            <text:p>133</text:p>
          </table:table-cell>
          <table:table-cell office:value-type="float" office:value="90" calcext:value-type="float">
            <text:p>90</text:p>
          </table:table-cell>
          <table:table-cell office:value-type="string" calcext:value-type="string">
            <text:p>2017-10-26</text:p>
          </table:table-cell>
          <table:table-cell office:value-type="string" calcext:value-type="string">
            <text:p>17:03:45+0000</text:p>
          </table:table-cell>
        </table:table-row>
        <table:table-row table:style-name="ro1">
          <table:table-cell office:value-type="float" office:value="131" calcext:value-type="float">
            <text:p>131</text:p>
          </table:table-cell>
          <table:table-cell office:value-type="string" calcext:value-type="string">
            <text:p>320137168412206_358411051251484</text:p>
          </table:table-cell>
          <table:table-cell office:value-type="string" calcext:value-type="string">
            <text:p>[COLABORAÇÃO] 5 MITOS SOBRE PSICODÉLICOS QUE PRECISAMOS PARAR DE ESPALHAR – Parte 1\n\nA matéria traduzida é bem grande, então para não ficar cansativo, vou postar em duas partes. As referências citadas no final do texto também são muito interessantes, aos poucos, vou trazendo elas traduzidas. \n\nEssa matéria como várias outras que traduzi, me fizeram mudar conceitos pré existentes na minha mente e estou ansioso para minha próxima experiência com algum psicodélico para digerir todo esse conhecimento!\n\nLeitura altamente recomendável:\n\nFonte: http://highexistence.com/5-psychedelic-myths-bad-trip/\n\nQuando você toma psicodélicos, é fácil sentir que você encontrou uma "pílula vermelha" que o retirou da matrix.\nEu sei disso porque costumava me sentir assim. Eu pensava que os psicodélicos eram essa coisa secreta puramente bonita que me despertou para uma realidade mais verdadeira.\n\nE, em muitos aspectos, acho que estava certo. Mas essa não era toda a história...\n\nMe levou vários anos de leitura, pensamento e experimentos psicodélicos antes de me admitir uma verdade difícil:\n-Os psicodélicos têm um lado escuro.\n\nNão é toda essa unicidade feliz e epifanias cósmicas. Por um lado, percebi isso cedo depois de algumas "bad trips".\n\nPor outro lado, no entanto, continuava a escrever vários mitos dogmáticos sobre psicodélicos durante anos. Foi doloroso perceber que meus psicodélicos preciosos não eram tudo o que eu pensava que fossem.\n\nMas também era muito necessário obter uma imagem mais realista de psicodélicos. Esse entendimento me permite defender psicodélicos de maneira mais razoável e responsável.\n\nMinha experiência com psicodélicos:\n\nNo caso de você estar pensando: "O que esse cara conhece? Quem é ele para agir como um especialista sobre esse assunto? " Deixe-me esclarecer algumas coisas.\nEu tomei psicodélicos, principalmente cogumelos e LSD, mais de 25 vezes na minha vida, principalmente durante meus anos na universidade. Eu tenho vários amigos que também experimentaram extensivamente essas substâncias. Passei muitas horas pesquisando estudos científicos [1] e relatórios de viagem relacionados a psicodélicos.\n\nEu não considero nenhuma crença tão sagrada, então eu avaliei meus pontos de vista sobre psicodélicos ao longo dos anos, para ver se eles resistem a análises críticas reais. Até hoje, penso que os psicodélicos têm um enorme potencial terapêutico [2] se as pessoas se sentem atraídas por eles e os usa sabiamente, mas ao longo dos anos me tornei muito mais cauteloso.\n\nDescobri que a cultura que envolve os psicodélicos tem alguns pontos cegos sérios. Isso é de se esperar, pois qualquer tribo de pessoas que se reúnem em torno de algo, geralmente ficará cego por suas armadilhas e deficiências. Isso é verdade para a comunidade espiritual global [3], para as tribos políticas [4] e até para a comunidade científica [5].\n\nEntão, a ideia aqui é compartilhar o que eu aprendi através de uma extensa pesquisa e experiência pessoal, na esperança de iluminar alguns dos pontos cegos comuns da cultura psicodélica global.\n\n5 Mitos Sobre psicodélicos:\n\nPara usar o psicodélico em seu pleno potencial tanto individual como coletivo, precisamos ser brutalmente honestos sobre o que eles são, e o que eles não são.\nEu vou entrar em detalhes para descrever cinco mitos específicos que são comumente expressos na comunidade psicodélica.\nO objetivo aqui não é julgar ninguém por acreditar em alguma versão dessas ideias, mas para oferecer uma reflexão, na esperança de ajudar a humanidade a usar poderosas ferramentas psicodélicas da maneira mais saudável e benéfica. \n\n1. Os psicodélicos mostram a verdade divina da realidade.\n\nOs psicodélicos podem dar uma sensação distinta de ter se acordado da matriz e provado a “Verdade da Realidade”. Muitas pessoas que tomaram psicodélicos estão convencidas de que eles mais ou menos reafirmaram as “Verdades Secretas do Universo”.\nHá muitos motivos para pensar que este não é o caso.\nEm defesa daqueles que acreditam que os psicodélicos lhe mostram a Verdade Divina, digo que certamente tive muitos insights sobre psicodélicos que resistiram à prova do tempo e provaram ser de importância crucial para a pessoa que me tornei. Eu também acho que psicodélicos ajudaram a diminuir minha capacidade de ser dogmático e excessivamente tribal [6], o que eu vejo como uma grande benção.\n\nEu também tive experiências místicas sobre psicodélicos - ou seja, experiências em que as divisões normais entre meu ser e a do resto do universo pareciam se dissolver - que suspeitava que me permitia experimentar a interconectividade fundamental de tudo o que existe. Essas experiências também foram extremamente impactantes para mim.\n\nCom isso dito, também tive muitas realizações sobre psicodélicos que mais tarde se mostraram bastante simplistas, romantizadas, impraticáveis ou francamente equivocadas. Eu li e ouvi muitos relatórios semelhantes. Psicodélicos podem fazer com que qualquer ideia pareça como uma epifania que mude a sua vida, mas essas ideias precisam ser examinadas após a viagem para separar as pedras preciosas da bijuteria.\n\nOutro motivo para ser altamente cético de pessoas que afirmam ter aprendido alguma “Verdade Suprema” através de psicodélicos é esta: historicamente, os místicos em praticamente todas as culturas e períodos de tempo interpretaram experiências místicas como evidência da “Verdade” de sua religião ou mitologia particular.\n\nOu seja, os místicos cristãos interpretaram experiências místicas como comunhão com Jesus Cristo e o Único Deus Verdadeiro. Os místicos muçulmanos interpretaram experiências místicas como prova da existência de Deus. Os místicos hindus interpretaram experiências místicas como interações com Krishna e assim por diante.\n\nOs seres humanos tendem a ter algum quadro mitológico preexistente que eles usam para conceituar e categorizar experiências místicas. Esses quadros tendem a distorcer experiências místicas convencidas com todo tipo de ideias e significados culturalmente específicos.\n\nA maioria das pessoas que afirmam ter adquirido conhecimento da “verdade absoluta” através de psicodélicos tem, de fato, uma experiência mística, e a “Verdade” que eles acreditam ter ganho é constituída por conceitos especificamente culturais preexistentes em suas mentes que aderiram à experiência. Esse fenômeno é indiscutivelmente ruim, porque os místicos ao longo dos tempos se convenceram e aqueles que os rodeiam que sua cultura ou religião particular tem a “Verdade Absoluta”, e quando os humanos acham que encontraram a “Verdade Absoluta”, muitas vezes decidem matar outros humanos que não concordam com eles [7].\n\nComo eu disse, tive experiências místicas e não discuto que essas experiências extraordinárias [8], de fato, ocorrem. Elas são reais e excepcionalmente poderosas. O que eu discordo é a ideia de que essas experiências conferem acesso à “Verdade Absoluta” de todas as coisas. \n\nPara uma discussão sóbria, científica e agnóstica de experiências místicas despojadas de bagagens culturais e mitológicas, recomendo esta entrevista com Vinay Gupta:\n\nhttps://www.youtube.com/watch?v=LAX9fg1ot7E\nhttps://www.youtube.com/watch?v=LAX9fg1ot7E\nhttps://www.youtube.com/watch?v=lFDUb9GCUs0\n\n2. Os psicodélicos sempre lhe dão exatamente o que você precisa naquele momento.\n\nEste é um dos mitos mais difundidos que circulam na comunidade psicodélica.\n\nMuitas pessoas acreditam que se você tenha uma boa trip ou uma bad trip, você "obteve exatamente o que você precisava". A ideia é que as drogas psicodélicas têm algum tipo de sabedoria inata que lhes permite revelar-lhe exatamente o que você precisa em seu estágio atual da vida.\n\nNa minha experiência, há alguma verdade nisso, mas é muito simplista. Os psicodélicos parecem ter uma qualidade peculiar de dar às pessoas experiências que são benéficas, mesmo que essas experiências sejam desagradáveis na época.\n\nNo entanto, isso certamente não é sempre o caso.\n\nOs cogumelos mágicos costumavam ser legais em Amsterdã, até que um turista tomou algum e pulou de um prédio enquanto estava louco [9]. O suicídio era exatamente o que ele precisava no momento?\n\nEm outros casos, o LSD, os cogumelos e outros psicodélicos desencadeiam surtos psicóticos [10], fazendo com que as pessoas experimentem uma ampla gama de sintomas [11], incluindo coisas como paranoia intensa, depressão e incapacidade de distinguir a fantasia da realidade. É certo que casos de psicose representam uma pequena fração de experiências psicodélicas [12] (para mais informações sobre a segurança relativa do LSD e dos cogumelos, leia este artigo [13]), mas esses casos não podem simplesmente ser descartados, sem consideração.\n\nEu mesmo, uma vez, usei cogumelos quando não deveria, e eu tive uma trip particularmente ruim. Acabei aprendendo muito com isso ao longo do tempo, mas também pareceu resultar permanentemente na barreira entre minha mente consciente e inconsciente tornando-se muito mais permeável. Assim, nos anos seguintes, lidei com pensamentos muito mais intrusivos do que nunca antes, muitos dos quais são bastante escuros e preocupantes. Durante muito tempo isso causou ansiedade horrível e pensamento obsessivo. Eu suspeito que, se eu nunca tivesse usado psicodélicos, muito desse conteúdo de pensamento teria permanecido inconsciente. Se eu pudesse voltar atrás, mudaria algo? Talvez sobre essa trip sim, mas não tenho certeza, pois aprender a lidar com essa escuridão interna, eu acho, me fez mais resiliente, aprendendo entender melhor a minha cabeça e mais preparado a aceitar o infortúnio. Esta experiência também foi um catalisador para a compreensão de uma verdade que mudou minha vida: “os pensamentos não são tão importantes” [14]. Também conheci pessoalmente vários amigos que tiveram trips ruins e não conseguiram discernir lições positivas da experiência para a sua vida. \n\nExemplos como esses parecem desconsiderar a noção romântica de que os psicodélicos sempre dão às pessoas exatamente o que precisam. Para algumas pessoas, algumas vezes, psicodélicos são apenas uma maldita ideia.\n\nNo fim de semana, posto a segunda parte com os outros 3 mitos.\n\nReferências:\n\n[1] - http://highexistence.com/psychedelics-cure-depression-why-outlawing-psychedelics-is-the-worst-censorship-of-medicine-in-human-history/\n\n[2] - http://highexistence.com/astonishing-life-saving-potential-psychedelic-therapy-modern-medicine/\n\n[3] - http://highexistence.com/spiritual-bypassing-how-spirituality-sabotaged-my-growth/\n\n[4] - http://highexistence.com/why-politics-and-religion-make-everyone-crazy/\n\n[5] - http://highexistence.com/deconstructing-dawkins-richard-dawkins-fallacies-mechanistic-science/\n\n[6, 7] - http://highexistence.com/why-politics-and-religion-make-everyone-crazy/\n\n[8] - http://highexistence.com/secular-spirituality-surrender-to-sacred-yosemite/\n\n[9] -\n http://www.simplyamsterdam.nl/French_tourist_in_Amsterdam_commits_suicide_after_using_magic_mushrooms.html\n\n[10] -\n https://www.reddit.com/r/Psychonaut/comments/3wemnp/how_many_of_you_have_experienced_a_psychotic/\n\n[11] - http://www.greenhousetreatment.com/co-occurring-disorders/drug-induced-psychosis/\n\n[12] - https://www.shroomery.org/forums/showflat.php/Number/18775711#18775711\n\n[13] - http://nymag.com/scienceofus/2015/03/truth-about-psychedelics-and-mental-illness.html\n\n[14] - http://highexistence.com/let-go-intrusive-thoughts-zen-master/</text:p>
          </table:table-cell>
          <table:table-cell office:value-type="float" office:value="70" calcext:value-type="float">
            <text:p>70</text:p>
          </table:table-cell>
          <table:table-cell office:value-type="float" office:value="13" calcext:value-type="float">
            <text:p>13</text:p>
          </table:table-cell>
          <table:table-cell office:value-type="string" calcext:value-type="string">
            <text:p>2017-10-27</text:p>
          </table:table-cell>
          <table:table-cell office:value-type="string" calcext:value-type="string">
            <text:p>18:51:20+0000</text:p>
          </table:table-cell>
        </table:table-row>
        <table:table-row table:style-name="ro1">
          <table:table-cell office:value-type="float" office:value="1345" calcext:value-type="float">
            <text:p>1345</text:p>
          </table:table-cell>
          <table:table-cell office:value-type="string" calcext:value-type="string">
            <text:p>320137168412206_358633764562546</text:p>
          </table:table-cell>
          <table:table-cell office:value-type="string" calcext:value-type="string">
            <text:p>[COLABORAÇÃO]\n\nO PAPEL DO MEDO NA EXPERIÊNCIA COM A AYAHUASCA E UM RELATO PESSOAL.\nMuitas religiões ayahuasqueiras e tribos indígenas chamam a bebida de professor dos professores. Pra mim, o verdadeiro professor é o medo. Encontrar minha sombra é sem dúvida muito melhor do que ter uma experiência "apenas" agradável e prazerosa com a ayahuasca. O medo tem uma função na psique, que é de te instigar a entender o por que aquela sensação surgiu durante a experiência pra depois quando você voltar ao seu nível "normal" de consciência fazer uma auto reflexão.\nNormalmente, o que me ajuda muito nos momentos de medo durante a experiência é a respiração profunda e calma e também resgatar a intenção do por que estou ali, por que decidi conscientemente me colocar naquela situação.\nQuem toma ayahuasca com frequência vai se identificar com esse mindset. Você está ali, sentado ou em posição de meditação, e do nada a ayahuasca começa a se apresentar, as vezes de forma muito intensa, as vezes de forma sútil. No meu caso sempre parece que estou entrando em um nível de consciência mais profundo e que estou mergulhando de cabeça dentro do meu Ser. As vezes, "acerto" o mergulho e entro de cabeça, as vezes parece que errei no pulo e acabo caindo de costas no mergulho, o que acaba gerando alguns incômodos psicoemocionais. De qualquer forma, o início do mergulho é onde o medo e a angústia começam a se apresentar de forma mais intensa.\nEssa sensação inicial raramente é confortável e me traz muito medo e ansiedade. E aí é aquele momento que se você não tem uma intenção clara e um propósito bem estabelecido do por que está ali é normal surgir pensamentos na cabeça como: "Por que não fiquei em casa, no sofa?" ou "Não estou preparado para o que está por vir"\nA minha recomendação sincera é que a melhor resposta pra esses questionamentos que surgem, é você repetir em pensamento sua intenção e propósito do por que escolheu estar ali. Já me peguei respondendo essas perguntas que citei acima com: "Você sabe por que está aqui, você veio pra se auto conhecer, pra entender - nem que seja um bocadinho - quem sou eu e o que é a vida".\nNesse sentindo, a palavra firmeza, utilizado de forma extensiva nos rituais do Santo Daime adquiriu um novo significado para mim. O processo pode ser muito difícil, mas agregar desespero e mais medo a equação não são de grande ajuda. O ideal é ter confiança e certeza (a tal da firmeza) de que ao manter-se em uma posição de observação do desenrolar da experiência, o resultado final será quase sempre de esclarecimento e insights valiosos de questões pessoais.\nNormalmente as respostas apaziguam qualquer medo e a experiência toma rumos mais confortáveis onde consigo fazer a auto exploração da psique a que me propus desde o início.\nEnquanto navega-se pelas correntezas turbulentas do medo, a necessidade de se ancorar numa certeza de que o medo faz parte essencial da experiência enteógena nos traz uma maior tranquilidade em relação ao propósito de utilizarmos essas incríveis ferramentas de autoconhecimento.\nE ao terminar a experiência, você percebe que o medo veio por um motivo. Ensinar, evoluir, crescer e se conhecer melhor. Afinal, não é apenas de sensações prazerosas que é trilhado o caminho do auto conhecimento.</text:p>
          </table:table-cell>
          <table:table-cell office:value-type="float" office:value="55" calcext:value-type="float">
            <text:p>55</text:p>
          </table:table-cell>
          <table:table-cell office:value-type="float" office:value="17" calcext:value-type="float">
            <text:p>17</text:p>
          </table:table-cell>
          <table:table-cell office:value-type="string" calcext:value-type="string">
            <text:p>2017-10-28</text:p>
          </table:table-cell>
          <table:table-cell office:value-type="string" calcext:value-type="string">
            <text:p>11:58:53+0000</text:p>
          </table:table-cell>
        </table:table-row>
        <table:table-row table:style-name="ro1">
          <table:table-cell office:value-type="float" office:value="624" calcext:value-type="float">
            <text:p>624</text:p>
          </table:table-cell>
          <table:table-cell office:value-type="string" calcext:value-type="string">
            <text:p>320137168412206_358998504526072</text:p>
          </table:table-cell>
          <table:table-cell office:value-type="string" calcext:value-type="string">
            <text:p>[COLABORAÇÃO] Lições aprendidas em um workshop sobre Trip Sitter\n\nO Trip Sitter é uma pessoa que atua como uma “babá” de alguém durante uma viagem psicodélica. Vamos dizer que ele é o copiloto da viagem. Ele deve permanecer sóbrio e ser de muita confiança do usuário.\n\nNesse texto, é tratado sobre o siiter de uma sessão psicodélica no contexto de terapia, não no ambiente recreativo. Traremos outro texto traduzido do Zendo Project em breve pra falar melhor sobre isso.\n\nO texto é de Jonn Maps que tem um ótimo blog (Maps Of The Mind) sobre a cultura dos psicodélicos.\n______________\n\n"O workshop foi liderado por Marc Aixalà, engenheiro e psicólogo espanhol que trabalha como psicoterapeuta integrativo. Entre sua experiência com psicodélicos, Marc trabalhou como coordenador da KosmicAid (Kosmicare) - uma empresa que presta socorro às pessoas que passam por experiências difíceis relacionadas a drogas em grandes festivais como o Boom Festival. Ao longo do workshop, Marc nos contou algumas histórias de seu trabalho para ilustrar pontos e ficou bastante claro que ele tem uma experiência considerável nesta área. Eu pude ver por que ele foi convidado a liderá-lo.\n\nA oficina foi basicamente uma apresentação e, enquanto uma maior interação poderia ter sido aproveitada, muitos aspectos foram abordados. Para lhe dar uma ideia, os tópicos abrangidos incluem: os efeitos de diferentes substâncias psicodélicas e os desafios de um sitter único para cada um; as diferenças entre os papéis de cada um - xamã, sitter, facilitador, guia e terapeuta; como mostrar parar as pessoas para uma sessão psicodélica e como se preparar para ela; e como a personalidade pode afetar a reação à experiência. E muito mais.\n\nO pequeno permitiu a interação entre nós e para Marc parar para ouvir as perguntas. Embora definitivamente existisse um certo nível de profissionalismo de Marc e a maioria dos participantes estava claramente lá para aprender, a atmosfera estava relaxada e havia espaço para rir.\n\nFoi a primeira vez que Marc deu essa oficina em particular e preparou muito material para atender às 4 horas atribuídas, então ultrapassamos esse tempo em quase 1 hora. Eu estava realmente feliz com isso, aprendi muito.\n\nGostaria de compartilhar 5 pontos que eu destacaria do workshop:\n\n1. A cura acontece através da intensificação\nOs psicodélicos podem facilitar a cura, intensificando as emoções em torno de qualquer problema difícil que seja - conscientemente ou subconscientemente - evitado. Essa intensificação permite que as emoções difíceis e reprimidas sejam plenamente experimentadas e expressadas e, ao fazê-lo, alcancem suas conclusões naturais. Isso pode ser entendido nos processos pelos quais a cura psicológica ocorre - projeção, transferência e catarse. No contexto de uma viagem terapêutica, isso significa que alguém que experimente emoções ou sensações difíceis deve ser encorajado a se render a elas, em vez de resistir.\n\n2. As pessoas se curam sozinhas\n\nNinguém pode ter uma experiência pelo outro. Isso também vale para a cura ou mudança de perspectiva. Cada pessoa deve passar pelo processo por sua conta e alcançar sua própria compreensão, aceitação e resolução de qualquer problema preocupante. Então, o papel do Sitter será geralmente passivo e solidário. Marc usou uma ótima analogia para isso: se você tiver um corte em seu braço, você não vai ativamente em curá-lo. Você limpa a ferida, repara-a e, em seguida, permite que a cicatrização ocorra. Da mesma forma, o trabalho de um sitter é estabelecer e manter as condições propícias ao processo de cura - um ambiente seguro que permita a alguém se curar.\n\n3. Limites claramente definidos são úteis\n\nÉ útil definir claramente as "regras do jogo" antes de uma sessão: o nível e o tipo de interação entre o usuário e o sitter, que controla a escolha e o nível da música e quais atividades, se houverem, serão realizadas. Definir essas fronteiras com antecedência irá incentivar sentimentos de segurança e tranquilidade e ajudar a criar um espaço emocionalmente seguro para a sessão.\n\n4. A abordagem é mais importante do que as ações\n\nUma abordagem calma, centrada e de apoio é mais importante do que qualquer guia ou sitter pode dizer ou fazer. Não é suficiente lembrar certas ações ou seguir uma rotina definida, cuidar e apoiar vai além disso - uma sessão efetiva exige intuição, compaixão e um nível de autoconsciência.\n\n5. Qualidades que fazem um bom sitter não são quantificáveis\n\nTrip-sitting não é uma ciência - é uma combinação de uma arte e uma ciência. Embora um certo nível de conhecimento possa ser muito útil em alguns aspectos, o caráter e as motivações são mais importantes. Marc usou ponto em um debate na conferência, explicando que ele preferiria ter um carpinteiro atencioso e honesto cuidando dele do que um psicólogo totalmente qualificado que não possui essas qualidades.\n\nAtributos desejáveis de um sitter durante uma sessão:\n\n-Uma disposição amigável e equilibrada\n-Mostrar com facilidade compaixão e vontade de ajudar os outros\n-Outras pessoas se sentem confortáveis ao seu redor\n-É receptivo às questões sociais e corporais\n-Pode se comunicar de forma clara e apropriada\n-Não evita o contato visual\n_____________\n\nIsso representa uma situação difícil para o movimento psicodélico. Se essas substâncias fossem legalizadas para cuidados de saúde e terapia, haveriam perguntas sobre quem pode, deve ou está qualificado para administrar essas substâncias e supervisionar as sessões. Alguns profissionais do campo já declararam sua crença de que as sessões psicodélicas só devem ser supervisionadas por profissionais médicos qualificados.\n\nMas se as qualidades mais importantes não forem mensuráveis, seria muito difícil para qualquer órgão regulador atribuir qualificações adequadas ou conceder licenças para administrar sessões com psicodélicos. Numa sociedade e cultura que não gosta de acreditar em qualquer coisa que não possa tocar, pesar, medir ou quantificar - isso é um problema complicado."\n_________________\n\nFontes, referências e recomendações:\n\nhttp://mapsofthemind.com/2017/09/29/5-takeaways-tripsitting-workshop/\n\nhttps://en.wikipedia.org/wiki/Trip_sitter\n\nhttps://psykedelisksamfund.dk/\n\nhttps://www.youtube.com/watch?v=Hvr91PoneLQ\n\nhttps://www.wikihow.com/Be-a-Trip-Sitter</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2017-10-29</text:p>
          </table:table-cell>
          <table:table-cell office:value-type="string" calcext:value-type="string">
            <text:p>14:46:20+0000</text:p>
          </table:table-cell>
        </table:table-row>
        <table:table-row table:style-name="ro1">
          <table:table-cell office:value-type="float" office:value="48" calcext:value-type="float">
            <text:p>48</text:p>
          </table:table-cell>
          <table:table-cell office:value-type="string" calcext:value-type="string">
            <text:p>320137168412206_359150681177521</text:p>
          </table:table-cell>
          <table:table-cell office:value-type="string" calcext:value-type="string">
            <text:p>[COLABORAÇÃO] FUNDAMENTOS DO USO RESPONSÁVEL DE PSICOATIVOS - por Erowid Center\n\nO Erowid, também chamado de Erowid Center, é uma organização educacional sem fins lucrativos que fornece informações sobre plantas e produtos químicos psicoativos, bem como atividades e tecnologias que podem produzir estados de consciência alterados, como a meditação.\n\nDocumentam substâncias legais e ilegais, incluindo seus efeitos pretendidos e adversos desde 1995 [1]. As informações no site são coletadas de diversas fontes, incluindo literatura publicada, especialistas em áreas relacionadas e as experiências do público em geral. \n\nO site é fonte para diversas informações dadas aqui no nosso grupo e na maioria de qualquer outro espaço que trate do mesmo contexto.\n\nPra quem não sabe, o Ecstasy Data [2], também é um projeto deles.\n\nEles criaram uma lista de pontos responsáveis pra quem usa psicodélicos.\n\n________________\n\n"Usuários de qualquer espécie de psicoativo poderão se beneficiar em seguir as orientações abaixo. Esta lista se aplica não somente às pessoas que se consideram "usuárias de drogas", mas também à vasta maioria da população que numa hora ou noutra usam alguma substância psicoativa.\n\n1. Investigue os riscos à saúde e os perigos do psicoativo em específico e da classe de drogas à qual ele pertence.\n\n2. Aprenda sobre interações e contraindicações com outras drogas recreacionais, medicações, suplementos e atividades.\n\n3. Reveja problemas pessoais de saúde, bem como predisposições e o histórico médico familiar.\n\n4. Esteja ciente das leis e penalidades relevantes.\n\n5. Escolha a sua fonte ou o seu produto cuidadosamente para ajudar a garantir que a identificação e a pureza deste estejam corretas. (Tente evitar materiais de origem incerta ou de qualidade desconhecida.)\n\n6. Saiba se a droga é suscetível de prejudicar as habilidades de dirigir, operar equipamento ou prestar atenção a tarefas necessárias.\n\n7. Dê-se "uma folga" de qualquer responsabilidade que possa vir a lhe perturbar (trabalho, criança, guarda, etc.) e coloque outra pessoa "de plantão".\n\n8. Antecipe riscos razoavelmente previsíveis para si e para outros, e empregue salvaguardas para minimizar tais riscos.\n\n9. Escolha uma ocasião e uma localização adequadas ao uso.\n\n10. Decida quanto usar e meça as dosagens com cuidado.\n\n11. Comece com uma dose baixa até que suas reações individuais sejam conhecidas e depois use somente a dose mínima necessária para chegar aos efeitos desejados: doses mais baixas são doses mais seguras.\n\n12. Reflita e ajuste o uso para minimizar problemas de saúde física e mental.\n\n13. Note mudanças na saúde com o passar do tempo que possam estar relacionadas ao uso.\n\n14. Modifique o uso se interferir com trabalho ou metas pessoais.\n\n15. Cheque com seus amigos e familiares e aceite os feedbacks deles sobre seu uso.\n\n16. Acompanhe suas reações a drogas específicas e dosagens a fim de evitar a repetição de erros.\n\n17. Procure tratamento, se necessário.\n\n18. Escolha não usar se não for a hora certa, o material for suspeito ou se a situação for de outra forma problemática.\n\nSimilar aos tipos de "set and setting" introduzidos nos anos 60 com a finalidade de chamar a atenção para a importância do estado mental prévio e do cenário externo durante o uso de psicodélicos, os Fundamentos enfatizam fatores adicionais a serem considerados para se usar psicoativos. Baseado em um dos documentos mais recentes do Erowid, o Individual Code of Conduct for Primary Religious Practices (Código de Conduta Individual para Práticas Religiosas Primárias), redigido pela primeira vez em 1996, os Fundamentos do Uso Responsável de Psicoativos foram retirados de insights e experiências de milhares de pessoas, e são um trabalho em andamento."\n\n__________\n\nFonte: https://www.erowid.org/psychoactives/basics/basics_article4.shtml\n\nReferências:\n[1] - https://www.erowid.org/general/about/about_article5.shtml\n\n[2] - https://www.ecstasydata.org/</text:p>
          </table:table-cell>
          <table:table-cell office:value-type="float" office:value="36" calcext:value-type="float">
            <text:p>36</text:p>
          </table:table-cell>
          <table:table-cell office:value-type="float" office:value="9" calcext:value-type="float">
            <text:p>9</text:p>
          </table:table-cell>
          <table:table-cell office:value-type="string" calcext:value-type="string">
            <text:p>2017-10-29</text:p>
          </table:table-cell>
          <table:table-cell office:value-type="string" calcext:value-type="string">
            <text:p>20:57:25+0000</text:p>
          </table:table-cell>
        </table:table-row>
        <table:table-row table:style-name="ro1">
          <table:table-cell office:value-type="float" office:value="679" calcext:value-type="float">
            <text:p>679</text:p>
          </table:table-cell>
          <table:table-cell office:value-type="string" calcext:value-type="string">
            <text:p>229458924212591_359098754516047</text:p>
          </table:table-cell>
          <table:table-cell office:value-type="string" calcext:value-type="string">
            <text:p>[COLABORAÇÃO] 6 PASSOS PARA AJUDAR ALGUÈM EM UMA EXPERIÊNCIA PSICODÉLICA DIFÍCIL - Por Zendo Project \n\nOs membros que estão aqui no grupo, provavelmente já encontraram alguém em algum festival - seja um amigo íntimo ou um estranho - que usou psicodélicos e estava sofrendo algum nível de angústia, sem saber o que fazer em meio à sobrecarga sensorial da pista de dança. Muitos de nós gostariam de ajudar nestes casos, mas nem sempre é claro quando ou como oferecer suporte e assistência.\n\nÉ por isso que o Zendo Project - uma organização de redução de danos fundada em 2012 sob a Associação Multidisciplinar de Estudos Psicodélicos (Multidisciplinary Association for Psychedelic Studies (MAPS)) - vem fornecendo espaços seguros dentro de festivais, com "assistentes treinados" prontos para conversar com alguém que está tendo uma experiência difícil.\n.\n"Sempre estive muito interessada em estados de consciência não comuns e no uso de psicodélicos na psicoterapia", diz Sara Gael, diretora do projeto Zendo. \n\nDurante esse tempo, muitas vezes ela se viu incomodada com o que ela chama de "formas desatualizadas dos festivais de lidar com os participantes que têm experiências psicodélicas difíceis", incluindo o uso de restrições, sedação ou aprisionamentos.\n\nEssas abordagens, diz ela, "estão enraizadas em um mal-entendimento de como os psicodélicos funcionam e como eles afetam a mente".\n\nGael faz parte do Projeto Zendo desde que foi fundado. Até agora, a organização ajudou mais de 2.000 convidados em festivais como Burning Man, Lightning in A Bottle, Boom Festival e Symbiosis.\n\nGael vê tremendo potencial terapêutico em psicodélicos quando administrado com segurança no ‘setting’ adequado. Trabalhando com o MAPS, ela faz parte dos ensaios clínicos de pesquisa psicodélica com MDMA, assistida por terapeutas como tratamento para transtorno pós-traumático.\n\nMas ela também reconhece que, em um ambiente recreativo, existe potencial com psicodélicos para traumas psicológicos ou medos subconscientes.\n\nAssim, o extenso manual de treinamento on-line do projeto Zendo – que foi traduzido [1] pelo Coletivo ResPire Redução de Danos <text:s/>- e o vídeo oficial de redução de danos [2] <text:s/>fornecem princípios orientadores para ajudar a transformar uma experiência difícil em uma valiosa oportunidade de aprendizagem - incluindo a criação de um espaço seguro e a compreensão de que uma ‘bad trip’ não é assim tão mau.\n\nCom esses princípios básicos em mente, Sara explica abaixo em suas próprias palavras, como ajudar melhor um amigo ou um estranho que esteja passando por uma expeiriência psicodélica difícil:\n\n1. PRIMEIRO, DETERMINE SE ELE QUER OU PRECISA DE ASSISTÊNCIA.\n\n"Uma experiência psicodélica difícil pode ser muito externa ou muito interna, e sempre é desafiante saber qual é a experiência interna de alguém em qualquer momento.\nEntão, às vezes, uma pessoa que quer ou precisa de assistência será muito óbvia, e outras vezes não tanto assim, mas as características possíveis incluem ansiedade, sensação de solidão ou aprisionamento (‘travado’), desorientação - inclusive no tempo e espaço - confusão e medo de perder o controle.\n\nSe você ver alguém assim, você pode simplesmente chegar perto, apresentar-se e talvez perguntar como ele está - em vez de assumir que eles querem ou precisam de assistência.\n\nAproxime-se de uma maneira gentil e fundamentada, não com medo ou ansiedade. A simples presença de uma pessoa compassiva, amável e aberta pode muitas vezes ser um ótimo caminho para ajudar alguém a se sentir seguro ".\n\n2. NÃO FORCE\n\n"Deixe a experiência da pessoa ser o guia. Não tente avançar no processo. Explore questões difíceis à medida que aparecem. Sem distrair a experiência, ajude a pessoa a se conectar com o que está sentindo.\n\nConvide a pessoa a aproveitar a oportunidade para explorar o que está acontecendo e encorajá-la a tentar não resistir a isso. Simplesmente estar com a pessoa, já é fornecer um suporte ".\n\n3. SUGIRA QUE MUDEM PARA UM LUGAR CONFORTÁVEL E SILENCIOSO.\n\n"Se a pessoa indica que precisa de ajuda, ofereça que mudem para um lugar calmo, longe de luzes brilhantes, música alta e multidões, porque tudo isso pode contribuir para a desorientação.\n\nPergunte o que a deixaria mais confortável. Oferecer cobertores e água, por exemplo. Peça permissão antes de tocar a pessoa de qualquer forma. Mantenha as informações pessoais confidenciais ".\n\n4. NÃO TENHA MEDO DE TAMBÉM PEDIR AJUDA SE PRECISAR DISSO.\n\n"Existem três situações que absolutamente exigem assistência externa: episódios sérios de saúde mental, violência potencial ou uma emergência médica.\n\nEntão, quando se aproximar de alguém, você sempre deve perceber sinais de qualquer uma dessas três situações, e não assumir que a questão é apenas psicológica ou emocional.\n\nSe alguém sofre um grave episódio de saúde mental ou precisa de cuidados médicos imediatos para uma lesão física, você deve ajudar a facilitar isso. E se eles estão exibindo um comportamento violento, você não deve colocar a si mesmo ou outros em perigo. Contate a segurança do evento."\n\n5. NÃO SE ESQUEÇA DE CUIDAR DE SI MESMO, ESPECIALMENTE SE VOCÊ ESTIVER SOB EFEITO DE PSICODÉLICOS TAMBÉM.\n\n"Pode ser muito difícil manter a calma de alguém, tanto fisicamente como emocionalmente, especialmente se você mesmo estiver sob a influência de psicodélicos, então, se for esse o caso, tente encontrar a assistência de alguém que não esteja alterado, se possível.\n\nCaso contrário, todas as mesmas diretrizes se aplicam para você também”\n\n6. NÃO SE ESQUEÇA DE AJUDAR A PESSOA A SE INTEGRAR DE VOLTA À SOCIEDADE.\n\n"Muitas vezes, as pessoas precisam de suporte adicional depois que a experiência acaba. Reentrar na sociedade pode ter um grande contraste depois de habitar o espaço psicodélico, o que significa que uma das ferramentas mais importantes para a integração é ter uma comunidade solidária.\n\nPortanto, ajudar alguém a processar e assimilar a experiência em sua vida é sempre muito útil".\n\n___________________\n\nFonte:\n\nhttp://www.zendoproject.org/6-steps-for-helping-a-friend-through-a-bad-psychedelic-trip/\n\nReferências:\n\n[1] -\n https://web.facebook.com/groups/320137168412206/permalink/333541213738468/\n\n[2] - https://www.youtube.com/watch?v=ZAmEfoBlKGg&amp;t=677s</text:p>
          </table:table-cell>
          <table:table-cell office:value-type="float" office:value="124" calcext:value-type="float">
            <text:p>124</text:p>
          </table:table-cell>
          <table:table-cell office:value-type="float" office:value="43" calcext:value-type="float">
            <text:p>43</text:p>
          </table:table-cell>
          <table:table-cell office:value-type="string" calcext:value-type="string">
            <text:p>2017-10-29</text:p>
          </table:table-cell>
          <table:table-cell office:value-type="string" calcext:value-type="string">
            <text:p>19:36:03+0000</text:p>
          </table:table-cell>
        </table:table-row>
        <table:table-row table:style-name="ro1">
          <table:table-cell office:value-type="float" office:value="381" calcext:value-type="float">
            <text:p>381</text:p>
          </table:table-cell>
          <table:table-cell office:value-type="string" calcext:value-type="string">
            <text:p>320137168412206_359438824482040</text:p>
          </table:table-cell>
          <table:table-cell office:value-type="string" calcext:value-type="string">
            <text:p>[COLABORAÇÃO] 5 MITOS SOBRE PSICODÉLICOS QUE PRECISAMOS PARAR DE ESPALHAR – Parte 2\n\nComo a matéria traduzida é bem grande, então para não ficar cansativo, coloquei em duas partes (essa é a parte 2). \n\nAs referências citadas no final do texto também são muito interessantes. Aos poucos, vou trazendo elas traduzidas. Leitura altamente recomendável:\n\nContinuando:\n\n3. TODOS DEVEM, UM DIA, USAR PSICODÉLICOS.\n\nÉ amplamente acreditado na comunidade psicodélica que todos devem usar psicodélicos pelo menos uma vez, e que aqueles que não os tentaram estão perdendo algo fundamental. Terence McKenna (que eu amo muito) disse uma vez:\n\n"Eu penso que ir morrer sem ter uma experiência psicodélica como morrer sem ter relações sexuais...".\nIronicamente, o próprio McKenna teve uma horrível trip de cogumelos no final dos anos 80. Após essa trip, durante os últimos 12 anos de sua vida, Terence usou psicodélicos apenas em raras ocasiões [1]. No manuscrito original de seu livro [2], Brotherhood of the Screaming Abyss [3], o irmão de Terence, Dennis, descreveu a viagem que fez Terence dar um passo para trás quanto aos psicodélicos:\n\n"... por algum motivo, o cogumelo se virou contra ele. O espírito do cogumelo gentil, sábio e humorístico que ele conheceu e confiava, como um aliado e professor, rasgou a fachada para revelar um abismo de desespero total existencial. Isso induziu o pânico em Terence e, provavelmente, eu especulei, um sentimento de que ele estava ficando louco. Ele não conseguiu lidar com isso. Os esforços para tranquilizá-lo foram em vão".\n\nPessoalmente, desejo que todos possam tentar psicodélicos pelo menos uma vez, e reconheço que algumas das experiências mais profundas e transformadoras da minha vida envolvem psicodélicos.\n\nNo entanto, também reconheço que algumas pessoas simplesmente não são construídas de forma a responder favoravelmente aos psicodélicos.\n\nAlgumas pessoas, especialmente pessoas extremamente voláteis ou mentalmente doentes (ou aquelas com antecedentes familiares de doenças mentais), certamente devem evitar psicodélicos. Na minha opinião, as pessoas extremamente sensíveis ou propensas a ansiedade ou depressão leve também devem ser bastante cautelosas.\nTambém é verdade que os psicodélicos muitas vezes permitem que alguém acesse conteúdo em sua mente que antes era inconsciente. Para algumas pessoas que reprimiram muitas memórias ou partes de sua identidade, isso pode ser uma experiência totalmente traumatizante.\nPor esse motivo, penso que é uma boa ideia praticar meditação, escrever sobre seu passado, presente e futuro, e talvez ver um psicoterapeuta para algumas sessões antes de usar psicodélicos. Essas atividades podem ajudá-lo a descobrir conteúdos inconscientes em sua mente em um ritmo muito mais digerível, tornando menos provável que uma viagem psicodélica seja demais para lidar.\nTambém é, é claro, pesquisa extensivamente sobre uma substância antes de usá-la.. \n\n4. AS PESSOAS QUE NÃO TOMARAM PSICODÉLICOS SÃO IGNORANTES, “OVELHAS QUE SÓ SEGUEM O REBANHO”.\n\nEste é um mito insidioso dentro da comunidade psicodélica e a comunidade global "espiritual" [4]. Se você não tomou psicodélicos, ou se você conduz uma vida bastante "normal" (lida: bem ajustada) envolvendo um trabalho de 8 por 5, um aluguel e televisão a cabo, é provável que seja visto como um "Ovelha" - aquele que, sem dúvida, está em conformidade com o status quo - por um grande segmento daqueles que se consideram “despertados”.\n\nEste é um exemplo clássico da tendência humana para o tribalismo [5]. Estamos profundamente, evolutivamente ligados para nos dividirmos em grupos e celebrar o nosso próprio grupo. Isso geralmente é uma coisa boa, pois nos proporciona comunidades bem unidas. Mas, quando o tribalismo é atingido por alguns entalhes, nos tornamos hostis em relação a outros grupos. Mais alguns entalhes e começamos a matar pessoas que não são membros da nossa tribo.\n\nEmbora eu não esteja preocupado com a comunidade psicodélica iniciando uma guerra contra as “ovelhas”, eu sinto que há muito desentendimento desnecessário e auto engrandecimento hipócrita acontecendo que realmente deveria parar.\n\nPor um lado, essa divisão de “despertados” vs "ovelhas" geralmente é uma ilusão baseada em julgamentos arbitrários sobre o que torna as pessoas sábias, perspicazes e inteligentes. Uma grande parte das pessoas mais sábias e inteligentes que conheço nunca usaram psicodélicos. Muitos dos meus heróis intelectuais e espirituais têm empregos e aluguéis e levam vidas que aparecem, de fora, serem convencionais. Eu também vi muitas pessoas que usaram psicodélicos e / ou consideram-se “despertados” que defendem as ideias mais estranhas e se envolvem em um autoengano maciço. A moral da história é que existem muitos caminhos para a sabedoria [6] e a percepção além dos psicodélicos, e as aparências externas não são um indicador confiável do que está acontecendo na mente de alguém.\nMuitos psiconautas desprezam aqueles que vivem mais convencionalmente e dizem a si mesmos que essas pessoas têm muito medo e ignorância para perseguir seus sonhos e viver vidas mais emocionantes e exploratórias. Na realidade, eles não querem montanhas russas psicodélicas e experiências exóticas. Seus sonhos são conseguir um bom trabalho, casar-se, ter filhos, comprar uma casa e encontrar uma felicidade estável e confiável.\n\nE adivinha? Não há absolutamente nada de errado com isso. Em última análise, a civilização precisa de ambos os tipos de pessoas: pessoas estáveis e confiáveis para manter a infraestrutura existente em funcionamento e pessoas exploratórias para criar, inovar e testar ideias para encontrar melhores maneiras de fazer as coisas. Esta relação “Yin &amp; Yang” [7] entre aqueles que preservam o que já foi construído e aqueles que avançam para o novo território tem servido bem a humanidade por milênios. Desrespeitar os preservadores da civilização ao chamá-los de "ovelhas" é, portanto, escandalosamente míope, na minha opinião.\n\n5. OS PSICODÉLICOS PODEM SER USADOS COM SEGURANÇA DE FORMA CASUAL OU COMO DROGAS RECREATIVAS.\n\nAtualmente é muito amplamente reconhecido que o "set &amp; setting" [8] são de suma importância ao usar psicodélicos. Num mundo perfeito, você estaria em um estado de espírito tranquilo e positivo por várias semanas seguidas antes de usar e viajará em um ambiente seguro e edificante com pessoas que o amam incondicionalmente, e uma delas atuaria como “trip-sitter” [9]. "Você também só deve usar quando não tem nenhuma obrigação no dia todo ou no dia seguinte. E se você é novo em psicodélicos, é sensato começar com uma pequena dose.\n\nApesar do fato de que a sabedoria do "set and setting" é agora bastante difundida, ainda há inúmeras pessoas que não apreciam plenamente a importância vital dessa mensagem.\n\nTodos os anos, pessoas tomam psicodélicos em momentos inconvenientes, em ambientes inadequados, ou em festas, e muitas dessas pessoas têm experiências horríveis e lamentam suas decisões.\n\nIsso não quer dizer que as pessoas não possam desfrutar psicodélicos de forma casual ou festiva. Com uma dose apropriada, no “set &amp; setting” certos, é certamente factível, mas o ponto é que isso é realmente fácil de ser revertido. E confie em mim: você não quer ser o cara numa bad trip em um contexto totalmente desfavorável.\n\nPsicodélicos não são, em geral, drogas de festa casual. Eles são ferramentas indescritíveis moléculas poderosas que podem mudar completamente a maneira como você percebe a realidade e mostrar seus lados de si mesmo que você nunca conheceu. Eles devem ser tratados com reverência e cautela [10].\n\n-BÔNUS: OS PSICODÉLICOS VÃO SALVAR O MUNDO?\n\nMuitas pessoas têm uma fé quase religiosa na ideia de que os psicodélicos são a chave para "despertar" a humanidade e salvar o mundo. Nascido durante o movimento do hippie alimentado pelo LSD da década de 1960, a ideia é que precisamos ter um grande número de humanos para experimentar psicodélicos, e alcançaremos uma espécie de massa crítica necessária para a iluminação coletiva.\nAgora, eu sou alguém que pensa que os psicodélicos têm muito potencial para tornar o mundo um lugar melhor. No entanto, não acho que esta profecia de um despertar em massa através de psicodélicos está correta.\n\nPor um lado, precisamos ser honestos sobre o fato de que os psicodélicos não transformam as pessoas de forma confiável em guerreiros iluminados para a Terra, ou seja lá o que for. Conheço muitas pessoas que tomaram psicodélicos, tiveram uma experiência positiva e ainda permaneceram aproximadamente a mesma pessoa que estavam antes da trip. Psicodélicos não são uma pílula mágica para transformar pessoas ruins em Dalai Lama’s.\n\nPor outro, a maioria dos psicodélicos permanece ilegal na grande maioria dos países da Terra, e em muitos lugares, as penalidades por infringir essas leis são incrivelmente desumanas. Esta situação acaba diminuindo massivamente o uso de psicodélicos em todo o mundo, e a maioria das pessoas que estão vivas hoje provavelmente morrerá sem nunca ter uma experiência psicodélica.\n\nEspero que essas leis sejam reformuladas em uma direção mais direta o mais rápido possível, mas se a história nos mostra que as leis de drogas tendem a mudar a um ritmo de tartaruga. Dada a natureza de muitos problemas globais, acho que precisamos usar todas as ferramentas à nossa disposição, em vez de esperar pacientemente a revolução psicodélica. Psicodélicos não nos salvará. Somente nós podemos nos salvar.\n\nAlgumas considerações:\n\n-Quando falo de psicodélicos neste artigo, estou basicamente me referindo a cogumelos e LSD. Existem muitos compostos psicodélicos no mundo de hoje, muitos dos quais não conheço nada. Eu não uso nenhum há 2 anos, pois sinto que "recebi a mensagem" e não sinto necessidade de revisitar o espaço mental psicodélico atualmente.\n\n-Outro problema inerente com os psicodélicos é que muitos deles são ilegais na maior parte do mundo. O seu status ilícito significa que pode ser difícil saber com certeza que você tem realmente aquilo que queria. Isso torna a questão mais perigosa.\n\n_________________\n\nParte 1 com os 2 primeiros mitos: https://www.facebook.com/groups/320137168412206/permalink/358411051251484/\n\nFonte: http://highexistence.com/5-psychedelic-myths-bad-trip/\n_________________\n\nReferências:\n[1] - https://www.youtube.com/watch?v=NR8Eys21Hvc&amp;fref=gc&amp;dti=1481722515436135\n\n[2] - http://www.mckennite.com/articles/badtrip\n\n[3] - http://amzn.to/2vC919u\n\n[4] - http://highexistence.com/10-spiritual-bypassing-things-people-total-bullshit/\n\n[5] - http://highexistence.com/why-politics-and-religion-make-everyone-crazy/\n\n[6] - https://store.highexistence.com/products/30-challenges\n\n[7] - http://highexistence.com/moral-matrix-jonathan-haidt-yin-and-yang/\n\n[8] https://www.facebook.com/groups/320137168412206/permalink/337358556690067/\n\n[9] https://www.facebook.com/groups/320137168412206/permalink/358998504526072/\n\n[10] - http://highexistence.com/gift-of-the-gods-why-visionary-plant-medicines-deserves-reverence-and-caution/</text:p>
          </table:table-cell>
          <table:table-cell office:value-type="float" office:value="38" calcext:value-type="float">
            <text:p>38</text:p>
          </table:table-cell>
          <table:table-cell office:value-type="float" office:value="4" calcext:value-type="float">
            <text:p>4</text:p>
          </table:table-cell>
          <table:table-cell office:value-type="string" calcext:value-type="string">
            <text:p>2017-10-30</text:p>
          </table:table-cell>
          <table:table-cell office:value-type="string" calcext:value-type="string">
            <text:p>17:14:36+0000</text:p>
          </table:table-cell>
        </table:table-row>
        <table:table-row table:style-name="ro1">
          <table:table-cell office:value-type="float" office:value="1548" calcext:value-type="float">
            <text:p>1548</text:p>
          </table:table-cell>
          <table:table-cell office:value-type="string" calcext:value-type="string">
            <text:p>320137168412206_360074164418506</text:p>
          </table:table-cell>
          <table:table-cell office:value-type="string" calcext:value-type="string">
            <text:p>[COLABORAÇÃO] [MACONHA] O uso medicinal da maconha (não apenas em forma de óleo), perspectivas sobre a regulamentação do cultivo e associação de pacientes, você confere aqui nessa entrevista com o Gilberto Castro, com participação da Cinthya (só lindeza nesse vídeo &lt;3 )</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2017-11-01</text:p>
          </table:table-cell>
          <table:table-cell office:value-type="string" calcext:value-type="string">
            <text:p>15:26:08+0000</text:p>
          </table:table-cell>
        </table:table-row>
        <table:table-row table:style-name="ro1">
          <table:table-cell office:value-type="float" office:value="850" calcext:value-type="float">
            <text:p>850</text:p>
          </table:table-cell>
          <table:table-cell office:value-type="string" calcext:value-type="string">
            <text:p>320137168412206_360063514419571</text:p>
          </table:table-cell>
          <table:table-cell office:value-type="string" calcext:value-type="string">
            <text:p>[COLABORAÇÃO] O THC É NEUROPROTETOR CONTRA A TOXICIDADE CAUSADA PELO ABUSO DE MDMA?\n\nPOR ILSA JEROME\n\nIlsa Jerome é especialista em pesquisa e informação da Associação Multidisciplinar de Estudos Psicodélicos (Multidisciplinary Association for Psychedelic Studies (MAPS)); seu foco particular é a literatura relacionada ao MDMA.\n\nAbaixo, um ótimo texto feito por ele explicando algumas questões sobre a neuroproteção do THC contra o MDMA.\n\nVisto que a maconha é a droga mais comum em combinação com outras, o assunto interessa a muita gente.\n\n____________________\n\nÉ possível que a cannabis possa reduzir os efeitos negativos a longo prazo no sistema de serotonina do cérebro causado pelo uso de MDMA? Vários pesquisadores tentaram responder a esta pergunta administrando THC em animais imediatamente antes do uso MDMA, e os resultados sugerem a possibilidade de efeitos neuroprotetores.\n\nEm 2010, uma equipe de pesquisadores liderada por Clara Touriño publicou seu trabalho com ratos mostrando que altas doses de THC podem bloquear danos causados por doses muito altas de MDMA, levando a perguntas de usuários de ecstasy sobre se fumar (ou comer) cannabis junto com MDMA pode fornecer algum benefício duradouro, ou pelo menos mitigar as ressacas. Embora uma revisão da ciência atual mostre que é muito cedo para fornecer respostas definitivas, essa pesquisa interessante demonstra o quanto ainda há para aprender sobre neurotoxicidade do MDMA e possíveis estratégias profiláticas em seres humanos.\n\nFARMACOLOGIA BÁSICA:\n\nMDMA e cannabis agem de forma bastante diferente no cérebro e no corpo. O Delta-9-tetrahidrocannabinol (Δ9-THC), o principal composto psicoativo na cannabis, ativa os receptores endocannabinoides (CB) (CB1 e CB2) no cérebro e no corpo. [1,2,3] MDMA estimula os sistemas de neurotransmissores para serotonina, norepinefrina e dopamina, desencadeando uma reação complexa da liberação do transmissor e atividade de recaptação alterada. [4,5,6,7] MDMA inicialmente aumenta a atividade da serotonina no cérebro; no entanto, também está associado a reduções duradouras de serotonina.\n\nEVIDÊNCIA DE NEUROTOXICIDADE:\n\nAs pesquisas indicam que o uso de MDMA pode produzir reduções de longo prazo na atividade da serotonina e outras alterações no cérebro, seja através da toxicidade (dano) às células cerebrais que liberam serotonina ou alterando a resposta do cérebro à serotonina. [2 , 8] Pesquisadores encontraram níveis mais baixos de serotonina cerebral em ratos e macacos semanas ou meses após altas doses repetidas de MDMA. [9,10,11] A dose de MDMA e a temperatura ambiente parecem desempenhar papéis importantes nestes achados. [11,12,13] A diminuição da atividade da serotonina pode resultar de danos em partes de neurônios de serotonina chamados axônios, ou possivelmente o cérebro que responde à inundação da serotonina reduzindo o número desses receptores. [14,15,16,17]\n\nUma das principais explicações para o mecanismo pelo qual o uso de MDMA pode prejudicar os neurônios da serotonina é que a droga ou seus metabólitos produzem "radicais livres".\n\nA controvérsia persiste sobre o significado desses achados apesar de mais de 20 anos de pesquisa. Alguns achados levantam sérias dúvidas sobre se a maioria dos estudos em animais empregaram doses de MDMA verdadeiramente correspondentes às utilizadas pelos seres humanos. [18]. Uma opinião entre os pesquisadores sustenta que a evidência demonstra claramente a toxicidade a longo prazo, enquanto outros pensam que a evidência mostra que o cérebro está retirando ou desativando a proteína que transporta a serotonina de volta aos neurônios. Pesquisadores do cérebro usaram medicamentos marcados radioativamente para estimar a quantidade de transportadores de serotonina disponíveis em usuários regulares de ecstasy. Esses cientistas descobrem que o uso de MDMA relativamente pesado está associado a menos locais transportadores de serotonina, embora os níveis mais baixos do transportadores não sejam vistos em pessoas que relatam uso baixo ou moderado. [19,20] De forma interessante, nem todos os pesquisadores que usaram o mesmo medicamento radioativo detectaram menos transportadores de serotonina em usuários de ecstasy. [21]\n\nESTRESSE OXIDATIVO RADICAL:\n\nUma das principais explicações para o mecanismo pelo qual a MDMA pode prejudicar os neurônios da serotonina é que a droga ou seus metabólitos produzem "radicais livres". [22,23] Os radicais livres são produtos químicos que interagem com outras moléculas e produzem estresse oxidativo, o que prejudica a maquinaria celular e causa inflamação. Se esta hipótese estiver correta, qualquer droga ou atividade que reduza o estresse oxidativo ou inflamação deve reduzir a toxicidade[MDMA, um efeito que foi demonstrado com vitaminas C, E, Carnitina e Ácido Lipóico em ratos. [24,25]\n\nOS CANNABINOIDES SÃO PROTETORES?\n\nHá evidências de que a cannabis possui propriedades antioxidantes e anti-inflamatórias, com THC desempenhando um papel em alguns desses efeitos. [26] Pesquisadores descobriram que quando ratos e camundongos receberam MDMA e THC, eles apresentaram menor aumento na temperatura corporal do que após MDMA sozinho. [27] Morley e colegas também descobriram, quando comparado com ratos que receberam MDMA sozinhos, que os ratos que receberam MDMA e THC apresentaram menos redução na serotonina cerebral e seu metabolito 5-hidroxiacetico (5HIAA). Eles concluíram que o THC diminuiu os efeitos duradouros da MDMA na serotonina cerebral, ativando o subtipo CB1 de receptores endocanabinóides, porque quando eles deram aos ratos um fármaco diferente que só ativou os receptores CB1, esse medicamento também atenuou a redução duradoura da serotonina cerebral após o uso de MDMA. Por outro lado, uma droga que impediu a ativação de receptores CB1 (um antagonista) não interrompeu a redução da serotonina cerebral após MDMA.\nUma outra equipe de pesquisa examinou se a atividade de THC e canabinoides podem reduzir o dano cerebral de altas doses de MDMA. Eles usaram ratos que foram manipulados geneticamente para não ter um ou ambos receptores CB para estudar os efeitos do uso de MDMA na dopamina cerebral. [28] Nos camundongos, a toxicidade do MDMA causa reduções duradouras nos níveis de dopamina em vez das reduções duradouras nos níveis de serotonina observados em ratos e primatas. Os pesquisadores testaram ratos que não possuíam o receptor CB1 endocanabinoide (principalmente encontrado no cérebro), o receptor CB2 (principalmente encontrado em células imunes) ou ambos. Todos os ratos receberam quatro doses separadas de 20 mg / kg de MDMA (uma dose muito alta) em intervalos de duas horas. Alguns ratos nos três grupos receberam 3 mg / kg de THC (também uma dose muito alta) antes do uso de MDMA. Dando ratos THC de antemão impediu-os de superaquecimento (hipertermia), impediu reduções na dopamina cerebral e reduziu a ativação microglial, considerado um marcador de inflamação. Entretanto, os camundongos sem receptores CB1 não se beneficiaram de receber THC; eles cresceram e reduziram a dopamina cerebral. Da mesma forma, o bloqueio da atividade do receptor CB1 com outro medicamento eliminou os benefícios do THC. Em camundongos que não possuem receptores CB2, o THC ainda ajudou a reduzir a temperatura corporal e diminuir as reduções na dopamina cerebral, embora não parasse de aumentar a ativação microglial. Esses resultados sugerem que os cannabinoides como o THC podem mitigar os efeitos duradouros e prejudiciais da MDMA de alta dose no cérebro, talvez através da redução da temperatura corporal e da atividade antioxidante e anti-inflamatório.\n\nPROBLEMAS DE EXTRAPOLAÇÃO:\n\nApesar desta evidência intrigante para o potencial neuroprotetor da cannabis em ajudar a evitar alguns efeitos a longo prazo do uso MDMA, há uma série de razões para ver os dados com cuidado. Mais importante ainda, o trabalho de Touriño e colegas, como a grande maioria dos estudos de efeitos de MDMA em animais, utilizou uma fórmula de escala inter-espécies para calcular doses de MDMA para imitar as usadas pelos humanos. No entanto, a pesquisa sobre os níveis sanguíneos de MDMA em roedores e macacos descobriu que esta fórmula de escala resulta em doses excessivamente altas para animais. [29, 18] Por isso, não está claro se as doses mais baixas de MDMA usadas por pessoas realmente reduzem a serotonina cerebral, muito menos se esses efeitos são devidos ao estresse oxidativo e se eles podem ser combatidos por antioxidantes como o THC. Como os estudos com animais com THC utilizaram dosagens, resultando em níveis sanguíneos muito mais altos de MDMA do que os humanos, não está claro se esses achados podem ser extrapolados para humanos com alguma validade.\n\nPROBLEMAS DO MUNDO REAL:\n\nVários problemas duradouros foram associados ao uso de ecstasy, incluindo depressão, ansiedade, impulsividade e “perda da magia” em tomar MDMA. O déficit cognitivo mais consistente relatado na literatura em seres humanos é um pequeno declínio no desempenho da memória verbal (https://www.facebook.com/prepartykit/photos/a.234305803727903.1073741828.229458924212591/242305866261230/?type=3&amp;theater). [30] A ansiedade ou depressão antes do uso, bem como o uso intenso de outras drogas recreativas, pode ser um fator contributivo, [31,32,33,34], mas também há evidências suficientes para sugerir que o uso intenso de ecstasy causa problemas de memória. [35,36] Infelizmente, há pouca evidência forte para atribuir esses efeitos à neurotoxicidade da serotonina em seres humanos , [19,37,38] e, portanto, é desconhecido se eles poderiam ser reduzidos ao bloquear os efeitos neurotóxicos.\n\nCOMPLEXIDADES ADICIONAIS:\n\nPor fim, alguns estudos sugerem que o consumo de cannabis em si está associado a problemas nos usuários de ecstasy. Estes incluem maior probabilidade de problemas psicológicos, como ansiedade e depressão, [39,40], além de desempenho reduzido em alguns testes de memória. [41] A correlação entre o consumo de cannabis e esses problemas pode resultar de uma maior probabilidade de comportamentos e características específicas em tais usuários, incluindo a intensidade do uso de substâncias ou características pré-existentes, como a impulsividade. [34]\n\nMais pesquisas são necessárias nas ações de antioxidantes e compostos anti-inflamatórios em “heavy users” de ecstasy antes que conclusões possam ser feitas sobre a capacidade do THC de mitigar os danos causados pela MDMA. Especificamente, a pesquisa animal usando doses de MDMA e THC equivalentes às usadas recreativamente pelos humanos é necessária para avaliar possíveis efeitos profiláticos. \n______________________\n\nFonte:\nhttps://www.erowid.org/chemicals/mdma/mdma_article5.shtml#ref1\n\nEstudo completo dos pesquisadores: \nhttps://www.ncbi.nlm.nih.gov/pmc/articles/PMC2824821/#!po=5.11364\n______________________\n\nReferências:\n1. Herkenham M, Lynn AB, Johnson MR, et al. "Characterization and Localization of Cannabinoid Receptors in Rat Brain". J Neurosci. 1991;11(2):563-83.\n\n2. Hájos N, Freund TF. "Pharmacological Separation of Cannabinoid Sensitive Receptors on Hippocampal Excitatory and Inhibitory Fibers". Neuropharmacology. 2002;43(4):503-10.\n\n3. Martin, BR. "The Endocannabinoid System and the Therapeutic Potential of Cannabinoids". in Forensic Science and Medicine: Marijuana and the Cannabinoids. M. A. ElSohly. Humana Press: 2007:125-43.\n\n4. Liechti ME, Vollenweider FX. "The Serotonin Uptake Inhibitor Citalopram Reduces Acute Cardiovascular and Vegetative Effects of 3,4-Methylenedioxymethamphetamine ('Ecstasy') in Healthy Volunteers". J Psychopharmacol. 2000;14(3):269-74.\n\n5. Liechti ME, Vollenweider FX. "Which Neuroreceptors Mediate the Subjective Effects of MDMA in Humans? A Summary of Mechanistic Studies". Hum Psychopharmacol. 2001;16(8):589-98.\n\n6. Setola V, Hufeisen SJ, Grande-Allen KJ, et al. "3,4-Methylenedioxymethamphetamine (MDMA, "Ecstasy") Induces Fenfluramine-Like Proliferative Actions on Human Cardiac Valvular Interstitial Cells in vitro". Mol Pharmacol. 2003;63(6):1223-9.\n\n7. Verrico CD, Miller GM, Madras BK. "MDMA (Ecstasy) and Human Dopamine, Norepinephrine, and Serotonin Transporters". Psychopharmacology (Berl). 2007;189(4):489-503.\n\n8. Cole JC, Sumnall HR. "The Pre-Clinical Behavioural Pharmacology of 3,4-Methylene-dioxymethamphetamine (MDMA)". Neurosci Biobehav Rev. 2003;27(3):199-217.\n\n9. Hatzidimitriou G, McCann UD, Ricaurte GA. "Altered Serotonin Innervation Patterns in the Forebrain of Monkeys Treated with (+/-)3,4-Methylenedioxymethamphetamine Seven Years Previously". J Neurosci. 1999;19(12):5096-107.\n\n10. Fantegrossi WE, Woolverton WL, Kilbourn M, et al. "Behavioral and Neurochemical Consequences of Long-Term Intravenous Self-Administration of MDMA and its Enantiomers by Rhesus Monkeys". Neuropsychopharmacology. \n2004;29(7):1270-81.\n\n11. Mechan A, Yuan J, Hatzidimitriou G, et al. "Pharmacokinetic Profile of Single and Repeated Oral Doses of MDMA in Squirrel Monkeys: Relationship to Lasting Effects on Brain Serotonin Neurons". Neuropsychopharmacology. 2006;31(2):339-50.\n\n12. Malberg JE, Seiden LS. "Small Changes in Ambient Temperature Cause Large Changes in 3,4-Methylenedioxymethamphetamine (MDMA)-Induced Serotonin Neurotoxicity and Core Body Temperature in the Rat". J Neurosci. 1998;18(13):5086-94.\n\n13. Mueller M, Kolbrich EA, Peters FT, et al. "Direct Comparison of (+/-) 3,4-Methylene-dioxymethamphetamine ('Ecstasy') Disposition and Metabolism in Squirrel Monkeys and Humans". Ther Drug Monit. 2009;31(3):367-73.\n\n14. Molliver ME, Berger UV, Mamounas LA, et al. "Neurotoxicity of MDMA and Related Compounds: Anatomic Studies". Ann NY Acad Sci. 1990;600:649-61;discussion 661-4.\n\n15. Miller DB, O'Callaghan JP. "Neurotoxicity of d-Amphetamine in the C57BL/6J and CD-1 Mouse. Interactions with Stress and the Adrenal System". Ann NY Acad Sci. 1996;801:148-67.\n\n16. O'Callaghan JP, Miller DB. "Neurotoxicity Profiles of Substituted Amphetamines in the C57BL/6J Mouse". J Pharmacol Exp Ther. 1994;270(2):741-51.\n\n17. Baumann MH, Wang X, Rothman RB. "3,4-Methylenedioxymethamphetamine (MDMA) Neurotoxicity in Rats". Psychopharmacology (Berl). 2007;189(4):407-24.\n\n18. Baumann MH, Zolkowska D, Kim I, et al. "Effects of Dose and Route of Administration on Pharmacokinetics of (+ or -)-3,4-Methylenedioxymethamphetamine in the Rat". Drug Metab Dispos. 2009;37(11):2163-70.\n\n19. McCann UD, Szabo Z, Vranesic M, et al. "Positron Emission Tomographic Studies of Brain Dopamine and Serotonin Transporters in Abstinent (+/-)3,4-Methylenedioxy-methamphetamine ('Ecstasy') Users". Psychopharmacology (Berl). 2008;200(3):439-50.\n\n20. Kish SJ, Lerch J, Furukawa Y, et al. "Decreased Cerebral Cortical Serotonin Transporter Binding in Ecstasy Users: A Positron Emission Tomography/[11C]DASB and Structural Brain Imaging Study". Brain. 2010;133(Pt 6):1779-97.\n\n21. Selvaraj S, Hoshi R, Bhagwagar Z, et al. "Brain Serotonin Transporter Binding in Former Users of MDMA ('Ecstasy')". Br J Psychiatry. 2009;194(4):355-9.\n\n22. Green AR, Mechan AO, Elliott JM, et al. "The Pharmacology and Clinical Pharmacology of 3,4-Methylenedioxymethamphetamine (MDMA, 'Ecstasy')". Pharmacol Rev. 2003;55(3):463-508.\n\n23. Yamamoto BK, Bankson MG. "Amphetamine Neurotoxicity: Cause and Consequence of Oxidative Stress". Crit Rev Neurobiol. 2005;17(2):87-117.\n\n24. Shankaran M, Yamamoto BK, Gudelsky GA. "Ascorbic Acid Prevents 3,4-Methylene-dioxymethamphetamine (MDMA)-Induced Hydroxyl Radical Formation and the Behavioral and Neurochemical Consequences of the Depletion of Brain 5-HT". Synapse. 2001;40:55-64.\n\n25. Johnson EA, Shvedova AA, Kisin E, et al. "d-MDMA During Vitamin E Deficiency: Effects on Dopaminergic Neurotoxicity and Hepatotoxicity". Brain Res. 2002;933(2):150-63.\n\n26. Chen Y, Buck J. "Cannabinoids Protect Cells from Oxidative Cell Death". J Pharmacol Exp Ther. 2000;293(3):807-12.\n\n27. Morley KC, Li KM, Hunt GE, et al. "Cannabinoids Prevent the Acute Hyperthermia and Partially Protect Against the 5-HT Depleting Effects of MDMA ('Ecstasy') in Rats". Neuropharmacology. 2004;46(7):954-65.\n\n28. Touriño C, Zimmer A, Valverde O. "THC Prevents MDMA Neurotoxicity in Mice". PLoS One. 2010;5(2):e9143.\n\n29. Wang X, Baumann MH, Xu H, et al. "(+/-)-3,4-Methylenedioxymethamphetamine Administration to Rats does not Decrease Levels of the Serotonin Transporter Protein or Alter its Distribution between Endosomes and the Plasma Membrane". J Pharmacol Exp Ther. 2005;314(3):1002-12.\n\n30. Rogers G, Elston J, Garside R, et al. "The Harmful Health Effects of Recreational Ecstasy: A Systematic Review of Observational Evidence". Health Technol Assess. 2009;13(6):iii-iv, ix-xii, 1-315.\n\n31. Roiser JP, Sahakian BJ. "Relationship Between Ecstasy Use and Depression". Psychopharmacology (Berl). 2004;173(3-4):411-7.\n\n32. Huizink AC, Ferdinand RF, van der Ende J, et al. "Symptoms of Anxiety and Depression in Childhood and Use of MDMA: Prospective, Population Based Study". BMJ. 2006;332(7545):825-8.\n\n33. Medina KL, Shear PK. "Anxiety, Depression, and Behavioral Symptoms of Executive Dysfunction in Ecstasy Users: Contributions of Polydrug Use". Drug Alcohol Depend. 2007;87(2-3):303-11.\n\n34. Bedi G, Van Dam NT, Redman J. "Ecstasy (MDMA) and High Prevalence Psychiatric Symptomatology". J Psychopharmacol. 2010;24(2):233-40.\n\n35. Zakzanis KK, Campbell Z. "Memory Impairment in Now Abstinent MDMA Users and Continued Users: A Longitudinal Follow-Up". Neurology. 2006;66(5):740-1.\n\n36. Schilt T, de Win MM, Koeter M, et al. "Cognition in Novice Ecstasy Users with Minimal Exposure to Other Drugs". Arch Gen Psychiatry. 2007;64(6):728-36.\n\n37. Reneman L, Schilt T, de Win MM, et al. "Memory Function and Serotonin Transporter Promoter Gene Polymorphism in Ecstasy (MDMA) Users". J Psychopharmacol. 2006;20(3):389-99.\n\n38. Thomasius R, Zapletalova P, Petersen K, et al. "Mood, Cognition and Serotonin Transporter Availability in Current and Former Ecstasy (MDMA) Users". J Psychopharmacol. 2006;20(2):211-25.\n\n39. Dafters RI, Hoshi R, Talbot AC. "Contribution of Cannabis and MDMA ('Ecstasy') to Cognitive Changes in Long-Term Polydrug Users". Psychopharmacology (Berl). 2004;173(3-4): 405-410.\n\n40. Daumann J, Hensen G, Thimm B, et al. "Self-Reported Psychopathological Symptoms in Recreational Ecstasy (MDMA) Users are Mainly Associated with Regular Cannabis Use". Psychopharmacology (Berl). 2004;173(3-4):398-404.\n\n41. Simon NG, Mattick RP. "The Impact of Regular Ecstasy Use on Memory Function". Addiction. 2002;97(12):1523-9</text:p>
          </table:table-cell>
          <table:table-cell office:value-type="float" office:value="68" calcext:value-type="float">
            <text:p>68</text:p>
          </table:table-cell>
          <table:table-cell office:value-type="float" office:value="30" calcext:value-type="float">
            <text:p>30</text:p>
          </table:table-cell>
          <table:table-cell office:value-type="string" calcext:value-type="string">
            <text:p>2017-11-01</text:p>
          </table:table-cell>
          <table:table-cell office:value-type="string" calcext:value-type="string">
            <text:p>14:48:07+0000</text:p>
          </table:table-cell>
        </table:table-row>
        <table:table-row table:style-name="ro1">
          <table:table-cell office:value-type="float" office:value="1759" calcext:value-type="float">
            <text:p>1759</text:p>
          </table:table-cell>
          <table:table-cell office:value-type="string" calcext:value-type="string">
            <text:p>229458924212591_360125557746700</text:p>
          </table:table-cell>
          <table:table-cell office:value-type="string" calcext:value-type="string">
            <text:p>[COLABORAÇÃO] MICRODOSE: DROGA DA INTELIGÊNCIA OU PLACEBO?\n\nVamos trazer um assunto muito comentado em fóruns de todos os cantos do mundo: Microdoses. Mas esse artigo, feito pela magnífica Marlene Rupp em seu blog Sapien Soup, o qual eu já traduzi vários artigos aqui para o Preparty, nos faz colocar os pés no chão e pensar com mais clareza sobre essa prática.\n_______________\n\nMicrodose de LSD para melhora no desempenho físico e mental sem efeitos colaterais. Parece bom demais para ser verdade, certo? Alguns juram pela microdosagem, enquanto outros acham que é um efeito placebo. Nós pesquisamos as explicações científicas sobre o fato de a microdose realmente funcionar, os riscos envolvidos e avaliamos as evidências.\n\nA microdosagem ganhou fama no Vale do Silício no final de 2015 e está se espalhando como um incêndio no resto do mundo. Desenvolvedores de software tem usado para aprimorar suas capacidades de resolução de problemas. Biohackers usando para aumentar sua produtividade. Pessoas com distúrbios do humor usando para aliviar os sintomas de depressão e ansiedade.\n\nAs histórias de jovens profissionais que tomam pequenas doses de ácido antes de ir ao escritório têm sido relatadas em manchetes por toda a mídia como The New York Times, The Guardian, BBC, CNN, Forbes, Wired, Rolling Stone e Vice. Procure no Google por "microdose" e você encontrará livros, podcasts, fóruns e até mesmo um novo curso on-line sobre o assunto [1].\n\nA microdosagem atende às necessidades de uma sociedade moderna: ser altamente eficaz, pensar fora da caixa e ser feliz em um mundo rápido e competitivo. Ao fazê-lo, dá ao LSD uma imagem de mudança radical. Hoje, não são os "hippies fedorentos" que usam LSD, mas CEO’s, artistas, programadores e empresários.\n\nCOMO FUNCIONA:\n\nO conceito é simples: tome uma dose sub-perceptual de LSD a cada poucos dias. Por que não todos os dias? O corpo rapidamente constrói uma tolerância contra o LSD, e tomar uma dose diariamente diminuirá os efeitos. \n\nAo contrário do uso recreativo do LSD, com microdose você não deveria sentir nenhum efeito psicodélico. "Se você está tomando uma microdose e está se sentindo um pouco ‘louco’, você está tomando um pouco demais", diz Fadiman. [2] O objetivo é permanecer abaixo do limiar perceptual. Se uma dose recreativa completa de LSD é de 100 microgramas, um bom primeiro teste para uma microdose é de 10 microgramas. A partir daí a dose pode ser ajustada até que o usuário tenha encontrado a sua própria dose.\n\nAqui no grupo, temos uma postagem com detalhes de como fazer essas divisões e muitos outros detalhes sobre microdose: \nhttps://www.facebook.com/groups/320137168412206/permalink/349283848830871/\n\nO The Third Wave, um site dedicado à microdose, onde trouxemos informações para o post acima, sugere que a microdosagem leva ao aumento da produção criativa, mais energia física, equilíbrio emocional melhorado e maior conscientização espiritual. Agora, o que a evidência diz?\n\nEVIDÊNCIA:\n\nVamos distinguir dois tipos de evidências: \n\n-Evidência anedóticas: que são os relatórios sobre casos isolados.\n\n-Evidência científicas: que se baseiam no método científico e, portanto, é considerada a mais alta qualidade de evidência.\n\n1. Evidência anedótica\n\nA Internet está cheia de relatórios de usuários de microdose. A esmagadora maioria desses relatórios são positivos. Os usuários afirmam que a microdosagem realmente aumenta o foco, a satisfação geral da vida e os ajuda com depressão e incômodos menstruais como cólica e síndrome pré-menstrual. Note, no entanto, que existem exemplos em contrário também: alguns usuários relatam irritabilidade, alterações de humor e ansiedade depois de terem iniciado seu regime de microdose. \n\n2. Evidências científicas\n\nEm resumo: não há nenhuma.\n\nA coisa mais próxima da evidência científica é o projeto de pesquisa de James Fadiman no qual ele analisou sistematicamente os auto relatos de 418 pessoas que usaram microdoses. Indubitavelmente, esta é uma análise interessante, mas na verdade não é uma prova científica. Por quê? Por muitas razões. O mais importante é que ele não tinha um grupo de controle no lugar. Sem um grupo de controle adequado, não há como saber quanto dos efeitos observados provêm do placebo e quanto da substância real.\n\nO tipo de evidência que gostaríamos de ver é um estudo duplo-cego e controlado por placebo. Isso significa que nem o participante nem o pesquisador sabem se o participante está recebendo LSD ou um placebo. Atualmente, não existem tais estudos.\n\nPOR QUE A MICRODOSE PODE FUNCIONAR:\n\nApesar da falta de evidências científicas, vejamos possíveis explicações para que a microdose possa, de fato, funcionar.\n\nEfeito estimulante:\n\nEstá bem documentado que o LSD pode ter efeitos estimulantes no cérebro. O LSD liga-se ao receptor de serotonina 2A, que por sua vez pode aumentar a produção de dopamina. Drogas como cocaína, anfetamina e Adderall estimulam receptores de dopamina. Qual é a dose efetiva mínima para LSD para induzir esse efeito estimulante? Nós não sabemos.\n\n"É, pelo menos, teoricamente possível que baixas doses de LSD possam aumentar a biossíntese da dopamina", afirma o Dr. David Nichols, professor de farmacologia da Universidade de Purdue. "Uma consequência poderia ser uma estimulação suave que seria uma reminiscência de uma baixa dose de metilfenidato (Ritalina) ou modafinil, drogas que são usadas para tratar o TDAH ou melhorar o foco". [3]\n\nEsta explicação é atraente, porque os usuários de microdose relatam frequentemente que precisam de menos café e, ainda assim, podem manter um foco sem esforço. No entanto, atraente não é igual a verdade. Precisamos esperar por provas reais antes que possamos afirmar que doses muito pequenas de LSD têm o efeito estimulante descrito.\n\nNeuroplasticidade:\n\nOutra explicação por que a microdose pode funcionar é porque pode aumentar a neuroplasticidade. A neuroplasticidade é a capacidade do cérebro de formar novas conexões neuronais e, assim, aprender coisas novas. Importante nota: perder conexões neuronais é tão importante quanto a construção delas. Por quê? Porque, para alterar um determinado comportamento, primeiro você deve deixar o seu comportamento atual de lado.\n\nEstudos em animais mostraram que o neurotransmissor serotonina desempenha um papel fundamental na perda de conexões neuronais e, portanto, possibilitando mudanças comportamentais. [4]. É possível que as drogas psicodélicas melhorem a neuroplasticidade também porque ativam os mesmos receptores de serotonina.\n\nEm poucas palavras: substâncias psicodélicas podem aumentar a flexibilidade do seu pensamento atual, tornando mais fácil para você abandonar padrões antigos e aprender coisas novas.\n\nIsso significa que o LSD o torna mais inteligente? Não. Ler livros faz você ser mais inteligente. Mas o LSD pode ajudá-lo a manter e a aplicar novos conhecimentos.\n\nLEIA ISSO ANTES DE DEFENDER LSD PARA A EVOLUÇÃO CEREBRAL:\n\nEmbora seja intrigante declarar "LSD aumenta a neuroplasticidade", considero importante ser transparente sobre as limitações deste argumento. Primeiro, as drogas psicodélicas não são a única maneira de aumentar a neuroplasticidade. As coisas simples, como o exercício ou o jejum, aumentam o desempenho cognitivo [6] - e isso foi comprovado em seres humanos e não apenas em animais. Em segundo lugar, não sabemos quanto de uma substância psicodélica é necessária para aumentar a neuroplasticidade. Pode ser que um exercício de 30 minutos seguido de um banho frio é mais eficaz do que uma trip de LSD para este fim. E em terceiro lugar, os estudos em animais que encontraram o resultado de aumento da neuroplasticidade foram conduzidos com doses regulares a altas de LSD, não com microdoses. Não sabemos o limiar em que o LSD pode aumentar a neuroplasticidade. Assim, a microdosagem pode ou não ter um efeito positivo na neuroplasticidade. Nós simplesmente não sabemos, ainda.\n\nRISCOS DE SAÚDE:\n\nLembre-se de que o objetivo principal do LSD no cérebro é o receptor de serotonina 2A. A ativação desse receptor específico dá aos usuários uma experiência psicodélica e, além disso, tem sido associada ao aumento da flexibilidade cognitiva. [7]. No entanto, LSD também ativa uma série de outros receptores. Um deles é o receptor de serotonina 2B.\n\nA ativação do receptor de serotonina 2B estimula o crescimento do tecido ventricular cardíaco e valvular. [3] A ativação prolongada deste receptor pode levar à doença cardíaca valvular, o que significa que as válvulas do coração não funcionam como deveriam.\n\nUm medicamento para perda de peso, chamado fenfluramina, ou "Fen-Phen", que foi retirado do mercado porque alguns pacientes desenvolveram uma doença cardíaca depois de usá-lo, ativa o receptor de serotonina 2B com uma potência similar ao LSD, portanto, a preocupação com o uso contínuo do LSD.\n\nOs defensores de microdosagem argumentam que uma microdose LSD é várias mil vezes menor do que uma dose típica de fenfluramina, assim, a microdosagem não tem lugar perto do risco de doença cardíaca associado à fenfluramina. No entanto, eles recomendam limitar os regimes de microdosagem a um máximo de 90 dias. Do outro lado, os céticos, como o Dr. David Nichols, argumentam que mesmo as baixas doses podem ser problemáticas porque, ao contrário da serotonina normal, uma molécula de LSD pode ficar presa no receptor por até 8 horas, estimulando-a constantemente.\n\nOutro risco potencial para a saúde decorre da criminalização do LSD. Como os usuários não podem comprar a substância de um vendedor oficial e com garantia de qualidade, há pouca transparência quanto à substância que eles realmente possuem em suas mãos. Em outras palavras, existe o risco de não usar LSD, mas alguma outra substância desconhecida com perfil de risco desconhecido.\n\nA MICRODOSAGEM É APENAS O PLACEBO?\n\nNunca subestime o poder do placebo. Numerosos estudos demonstraram fortes efeitos placebo na dor crônica e distúrbios do humor. Por exemplo, em testes de drogas antidepressivas, a resposta ao placebo representa 75% do efeito positivo do antidepressivo. [8, 9]\n\nA nossa experiência na realidade é fortemente tendenciosa pelas nossas expectativas. Com a microdosagem, acredito que estamos lidando com um forte viés de expectativa positivo e, portanto, um forte efeito de placebo. Pense nisso assim: você se exporia ao risco de ser condenado e talvez até mesmo perder seu emprego se você não esperasse uma grande recompensa do outro lado? \n\nA Beckley Foundation [10] propôs um estudo controlado por placebo para investigar os efeitos da microdose LSD em 10, 20 e 50 microgramas. Durante o experimento, os participantes passarão por uma série de testes, como jogar contra um computador, questionários e exames cerebrais. \n\nSe você quiser que este estudo seja realizado, por favor, apoie os pesquisadores fazendo uma doação para o projeto:\n\nhttp://beckleyfoundation.org/microdosing-lsd/\n\nSe a microdose realmente se revelar efetiva e mais importante, em um perfil de risco menor do que os antidepressivos e estimulantes comuns, isso seria uma boa notícia.\n\nE se descobrirem ser um efeito placebo? Na verdade, eu acho que também seria uma boa notícia. Por quê? Porque reforçaria a ideia de que uma mente pode curar-se: aliviar a dor, estabilizar o humor e aproveitar mais a vida. Em caso afirmativo, nosso desafio não seria encontrar a correção farmacológica correta, mas sim identificar estratégias, como podemos ativar esses caminhos aparentes de auto cura por conta própria.\n\n____________________\n\nFonte:\n\nhttps://sapiensoup.com/microdosing-lsd\n____________________\n\nReferências:\n\n[1] - http://thethirdwave.co/microdosing-course\n\n[2] - https://www.youtube.com/watch?v=JBgKRyRCVFM\n\n[3] - http://heffter.org/news/\n\n[4] - https://thethirdwave.co/zach-mainen/ (podcast)\n\n[5] - https://smartdrugsmarts.com/episodes/episode-129-lsd/\n\n[6] - https://www.ncbi.nlm.nih.gov/pmc/articles/PMC4228123/\n\n[7] - https://www.ncbi.nlm.nih.gov/pubmed/26847689\n\n[8] - Kirsch I, Moore TJ, Scoboria A, et al. 2002. The emperor’s new drugs: an analysis of antidepressant medication data submitted to the US Food and Drug Administration. 2002. Prevent. Treat. 5, 23.\n\n[9] - Kirsch I, Sapirstein G. Listening to Prozac but hearing placebo: a meta-analysis of antidepressant medication. 1998. Prevent. Treat. 1, 0002a.\n\n[10] - http://beckleyfoundation.org/</text:p>
          </table:table-cell>
          <table:table-cell office:value-type="float" office:value="222" calcext:value-type="float">
            <text:p>222</text:p>
          </table:table-cell>
          <table:table-cell office:value-type="float" office:value="104" calcext:value-type="float">
            <text:p>104</text:p>
          </table:table-cell>
          <table:table-cell office:value-type="string" calcext:value-type="string">
            <text:p>2017-11-01</text:p>
          </table:table-cell>
          <table:table-cell office:value-type="string" calcext:value-type="string">
            <text:p>19:01:37+0000</text:p>
          </table:table-cell>
        </table:table-row>
        <table:table-row table:style-name="ro1">
          <table:table-cell office:value-type="float" office:value="1778" calcext:value-type="float">
            <text:p>1778</text:p>
          </table:table-cell>
          <table:table-cell office:value-type="string" calcext:value-type="string">
            <text:p>229458924212591_360687844357138</text:p>
          </table:table-cell>
          <table:table-cell office:value-type="string" calcext:value-type="string">
            <text:p>[COLABORAÇÃO] MDMA: TOLERÂNCIA, 'PERDA DA MAGIA' E SUPLEMENTAÇÃO\n\nJunção de alguns artigos e discussões do reddit de um renomado cientista chamado Matthew Baggot [1]. Tudo está atualizado com as pesquisas mais recentes que existem sobre MDMA.\n\nBaggott é um cientista de dados e neurocientista que estuda MDMA, MDA e outras drogas há 20 anos. Trabalhou profissionalmente para documentar os efeitos de psicodélicos em seres humanos. Ele foi um membro do primeiro projeto nos EUA a receber uma autorização federal para dar MDMA para humanos. \n\nMuita coisa esclarecedora e muitas ainda a responder, por falta de pesquisa, estão nos comentários de Baggot e outros pesquisadores.\n\nVamos a elas:\n\nCONCEITOS CHAVES:\n\n-MDMA libera serotonina das células de serotonina e com isso causa estresse oxidativo.\n\n-A liberação de serotonina é necessária para os efeitos emocionais do MDMA (embora outros sistemas de neurotransmissores também contribuam). A serotonina liberada estimula os receptores (as proteínas na superfície de outras células que, quando estimuladas, causam uma mudança no funcionamento da célula).\n\n-O estresse oxidativo é uma constante em seu corpo, mas o MDMA causa quantidades anormalmente grandes desse estresse no cérebro. Essa quantidade depende da dose. Seu corpo protege-se do estresse oxidativo com antioxidantes. Alguns destes são feitos pelo seu corpo. Alguns são de sua dieta. Suas proteções antioxidantes são "usadas" no ato de protegê-lo. É aí que entra um regime de suplementos que pode te ajudar, falaremos disso mais a frente.\n\nDURANTE O USO:\n\nQuando você toma MDMA, alguma combinação de MDMA e metabolitos (e talvez dopamina) entra em células de serotonina e aumenta o estresse oxidativo lá. Podemos chamar essas moléculas que aumentam o estresse oxidativo "toxinas".\n\nO estresse oxidativo causa danos fora e dentro de suas células de serotonina. Nós devemos nos preocupar mais com o dano dentro delas. A gravidade do dano depende da intensidade do estresse e da proteção antioxidante que você tem na célula de serotonina.\n\nUm efeito inicialmente prejudicial é que a enzima que faz serotonina (chamada de Triptofano hidroxilase [2]) será oxidada e deixará de funcionar.\n\nUm efeito prejudicial posterior e severo é que os axônios de serotonina (extensões de células de serotonina que se estendem por todo o cérebro) podem ficar tão desarraigados que explodem e "morrem" (as próprias células de serotonina não morrem). Você pode pensar nisso como um dano grave, mas difícil de acontecer, pois apenas acontece se as proteções antioxidantes se esgotaram. \n\nVocê pode abaixar o estresse oxidativo dentro do neurônio da serotonina de várias maneiras:\n\n-Você pode tomar MDMA em doses menores e não repetidas. \n-Você pode tomar suplementos antioxidantes. \n-Você também pode garantir que você tenha mais serotonina quando usa MDMA. Este último truque pode funcionar porque a serotonina e as toxinas se compõem para entrar na célula de serotonina, de modo que ter mais serotonina significa que menos toxinas entram em sua célula de serotonina. Como ter mais serotonina? Dando o tempo necessário de intervalo entre o uso)\n\nQuando você toma MDMA, você libera a serotonina e este é um passo em uma série de eventos bioquímicos que alteram suas emoções e fazem você se sentir aberto, alegre, empático e menos neurótico. Grande parte da serotonina liberada difunde-se e é quebrada pelo seu corpo.\n\nDEPOIS DO USO:\n\nApós o uso, você reduziu o armazenamento de serotonina. Se seus sistemas antioxidantes não protegem totalmente sua enzima, você também tem menor capacidade de fazer mais serotonina: seu corpo precisará fazer mais enzimas antes que ela possa fazer mais serotonina. As reservas baixas de serotonina podem ou não importar para o funcionamento normal, porque seu corpo normalmente só precisa liberar pequenas quantidades por vez.\n\nApós o uso, muitos de seus receptores de serotonina serão menos sensíveis ou até mesmo mudados em número. Basicamente, seu cérebro se ajustou às altas quantidades de serotonina liberada. Até que os receptores se reajustem para níveis mais baixos e normais de liberação de serotonina, isso pode mudar a forma como você se sente. É aí que entra a famosa "rebordose". Isso também o tornará menos sensível ao MDMA. Os receptores alterados após o uso de MDMA estão provavelmente por trás das mudanças no fluxo sanguíneo cerebral que podem ser observadas pelo menos 3 semanas após o uso.\n\nExiste também uma evidência de que o transportador de serotonina terá um funcionamento alterado por um tempo depois de tomar MDMA e pode diminuir. Assim, alguma tolerância a curto prazo e / ou a longo prazo ao MDMA pode ser o resultado do cérebro reduzir sua quantidade do transportador de serotonina. Ainda não entendemos por que o cérebro decide diminuir o transportador de serotonina ou o que fazer sobre isso.\n\nOutra coisa a ter em mente é que, mesmo que a sensação do MDMA tenha passado, você terá níveis bastante elevados de MDMA e seus metabólitos por muito mais tempo. Os níveis de MDMA caem pela metade aproximadamente a cada 8 horas [3], então as sensações terminam antes que os níveis tenham caído menos de 50% (cerca de 3 horas). Ninguém ainda realmente sabe por que os efeitos acabam rapidamente; pode ser que seus receptores de serotonina tenham se tornado temporariamente menos sensíveis à serotonina. Uma possível razão para que os efeitos secundários demorem tanto para se desenvolver pode ser que leva vários dias para que o medicamento abandone o sistema e pare de estimular seu cérebro.\n\nSe seus sistemas antioxidantes realmente não conseguiram proteger suas células de serotonina, os axônios degenerarão e você terá diminuições a longo prazo na serotonina em todo o seu cérebro. Os axônios podem regredir lentamente das células, mas as células estão baixas no tronco cerebral e provavelmente não irão voltar a crescer em seu padrão original. Um pouco milagrosamente, existem apenas efeitos sutis da neurotoxicidade da serotonina. Parece que a serotonina coordena principalmente os processos neurais no cérebro. (Alguns cientistas pensam que a serotonina é especialmente importante para responder a coisas emocionalmente negativas e que as falhas de serotonina podem "desmascarar" as dificuldades emocionais específicas de uma pessoa.)\n\n________________\n\nTOLERÂNCIA E RECUPERAÇÃO:\n\nPensando em tudo isso acima, você pode ter tolerância a longo prazo por degeneração axonal e por regulação negativa do transportador de serotonina. E você pode ter tolerância a curto prazo de receptores dessensibilizados e falta de serotonina armazenada em sua célula. As duas classes de tolerância em conjunto determinam se você sente menos ou mais efeito do MDMA.\n\n-Aguardar entre o uso é aconselhável por três razões:\n\nSeus receptores precisam de tempo para se recuperar. Se você tomar MDMA enquanto seus receptores estão menos sensíveis, você precisa de uma dose mais alta ou vai sentir menos efeito. Ao contrário dos outros dois motivos, os receptores dessensibilizados não causam danos no estresse oxidativo. Mas tomar mais MDMA para superar a tolerância significa que você terá mais estresse oxidativo.\n\nSeu armazenamento de serotonina precisa de tempo para reconstruir. Se você tomar MDMA enquanto tiver menos serotonina, você também precisa de uma dose mais alta e você aumenta a sua vulnerabilidade à degeneração axonal e à tolerância a longo prazo. Nós pensamos que isso pode ser porque a proporção de serotonina para toxinas dentro da célula de serotonina será menor. Para alcançar uma determinada força nos efeitos, você colocará mais toxinas em suas células.\n\nSeus sistemas antioxidantes também precisam de tempo para se recuperar. Se você tomar MDMA enquanto você diminuiu os sistemas antioxidantes, você começará a sofrer danos mais cedo e as doses mais baixas causarão mais danos. Então, uma prática comum de reabastecer sua serotonina com 5-HTP pode até restaurar a intensidade dos efeitos, mas se seus sistemas antioxidantes não se recuperaram, você ainda tem uma vulnerabilidade aumentada à degeneração axonal, causando mais danos. É necessário complementar com outros suplementos como Carnitina, Ácido Lipóico, Coenzima Q10 e Vitamina C.\n \nNinguém sabe o momento exato desses processos e eles sempre vão variar de pessoa para pessoa. Uma regra de três meses foi popularizada pelo casal Shulgin, mas algumas pessoas acham que não precisam de uma pausa tão longa. Quem têm uma dieta ou uma genética que lhes dão maiores defensas antioxidantes, provavelmente precisa de menos tempo. As variáveis mais óbvias que você pode controlar são as doses e a proteção com suplementos antioxidantes (estamos chegando nesse asunto). Quanto maior a dose que você toma maior o risco e a recuperação vai demorar mais tempo.\n\n________________\n\nTroca de experiência do membro “Borax” (quem aqui é ‘rato’ do reddit sabe o respeito que ele tem na comunidade) com o cientista Baggot:\n\nBORAX: Eu queria acrescentar algumas coisas sobre as toxinas: MDMA injetado diretamente no rato não é uma toxina em si, e nem o MDA, mas ambas são muito propensas a serem metabolizadas na a-metil-dopamina, que é uma neurotoxina oxidativa conhecida. Este processo seria mediado por uma enzima no fígado, uma que é conhecida por ter uma atividade variável de acordo com a genética. Isso parece uma explicação provável para a variação que vemos entre as pessoas.\n\nAo considerar suplementos antioxidantes, é importante lembrar:\n\n-A temperatura do cérebro desempenha uma regra estranhamente importante. Eu não recomendo que pessoas usem chapéus fofinhos em raves.\n\n-Os antioxidantes precisam chegar ao lugar onde o dano está ocorrendo para ser mais útil. A vitamina C realmente não atravessa o cérebro por isso pode não ser tão útil. Não para a neurotoxicidade.\n\n-O corpo possui um bom sistema antioxidante já instalado, se você ter uma boa dieta, praticar exercícios e não tomar mais que 250mg, provavelmente não precisará de suplementos.\n\n-Também não acho necessário suplementos para um uso ocasional de MDMA em um ambiente que não é seja uma boate fechada ou um festival com um sol escaldante na cabeça. Um extrato de chá verde faria o bastante.\n\nBAGGOT: Obrigado pelo complemento e notas úteis adicionais. Eu sou um dos muitos cientistas que não acredita na teoria dos metabólitos da neurotoxicidade MDMA. Ou, em vez disso, penso que os metabolitos podem contribuir, mas acreditam que o composto original definitivamente o faz também. As tentativas de alterar o metabolismo do MDMA não demonstraram ser protetoras [5] e houve falha na replicação da neurotoxicidade do metabolito centralmente infundido [6]. Na verdade, verificamos a inativação oxidativa da triptofano hidroxilase diretamente no cérebro, mostrando que o próprio MDMA causa estresse oxidativo significativo. Chris Schmidt mostrou isso na década de 1980 [7]. Isso dá origem a uma questão farmacocinética de saber se os estudos que utilizam infusões cerebrais estão realmente mantendo as concentrações de MDMA no cérebro suficientemente altas por tempo suficiente para o estresse oxidativo sobrecarregar os sistemas endógenos e causar toxicidade. Por exemplo, um estudo [8] induziu MDMA por 2,5 horas, o que pode não ser suficientemente longo para causar. Penso que o equilíbrio da evidência apoia que a própria substância causa a maior parte do dano (com algumas possíveis contribuições de dopamina e metabolitos de MDMA). No entanto, esta é uma questão aberta.\n\n________________\n\nAlgumas perguntas de alguns usuários e respostas dadas pelo Baggot:\n\n-“Eu "perdi a magia" devido a algumas doses heroicas muito gananciosas e imprudentes.\nRecentemente, tentei usar pela primeira vez após 13 meses parado, embora eu não me tenha me sentido mal (o que é uma melhoria em relação à minha última tentativa), ainda era apenas um ‘6/10’, mesmo após um tempo de 13 meses. Na sua opinião, se eu esperasse de 3 a 5 anos antes de usar novamente, você acha que eu teria uma experiência muito melhorada ou provavelmente perdi a magia para o resto da vida? ”\n\nBAGGOT: Difícil de dizer. Os estudos ainda não têm essa resposta. Mas eu me inclino a dizer que você veria uma melhoria.\n\n-“E quanto ao uso de monotrópicos, como Piracetam, que estão espalhados por aí com a promessa de melhorar a intensidade do efeito do MDMA? ”\n\nBAGGOT: Isso ainda não é bem estudado. Sabe-se que o piracetam aumenta os efeitos dos estimulantes e MDMA em ratos [4], então, algo realmente acontece. Mas imagine que isso vai forçar mais ainda seu organismo, pode ser que afete mais ainda o tempo necessário para a próxima experiência. Não sabemos se a potenciação aumenta os riscos do MDMA, como hipertermia ou hiponatremia. Psicodélicos, por exemplo, irão potenciar o MDMA, mas também aumentam a neurotoxicidade.\n\n-“Você tem informação sobre a neurotoxicidade do MDA com parado com o MDMA? Estou interessado em usar essa droga, mas eu ouvi dizer que isso coloca muito mais estresse em suas células de serotonina do que o MDMA. ”\n\nBAGGOT: Resposta curta: Sim, o MDA parece causar mais estresse oxidativo do que MDMA. Resposta longa: sim, mas não sabemos se isso importa. Há apenas um pequeno número de estudos que comparam a neurotoxicidade. Quando o MDA causa toxicidade, parece pior do que o MDMA. Isso pode ser porque o MDA é metabolizado um pouco mais devagar. Dito isto, há dois pontos a serem citados. Um, não é ideal para esses estudos compararem a dose em mg porque o MDA é uma molécula mais leve (um mg de MDA tem mais moléculas do que um mg de MDMA) e o MDA é mais potente (as pessoas tomam doses mais baixas). Em segundo lugar, não sabemos se a dose limiar para produzir toxicidade difere entre MDA e MDMA. Portanto, os dados atuais sugerem que o MDA é mais tóxico, mas os dados são limitados e há muitas questões abertas.\n\n-“Eu tenho tomado ecstasy há 7 meses. Primeiros três meses eu estava tomando toda semana, agora eu tomo uma vez a cada duas semanas, não perdi a magia, mas minha tolerância só aumentou desde que comecei a rolar a cada duas semanas. ”\n\nBAGGOT: Tenha cuidado. Mas, sim, o tempo de recuperação varia de indivíduo para indivíduo. Smithies e Broadbear fizeram um pequeno estudo onde eles treinaram 6 ratos para distinguir baixas doses de anfetamina e MDMA. Então eles deram-lhes uma dose gigante de MDMA e estudaram quanto tempo os ratos levaram para distinguir as anfetaminas e MDMA, o que é uma maneira de medir a tolerância. Quatro ratos superaram sua tolerância em uma semana, um demorou duas semanas e ou dois meses.\n\n________________\n\nSUPLEMENTAÇÃO:\n\nOs suplementos que são tomados com MDMA podem ser divididos em duas categorias principais: aqueles que tentam tornar a experiência mais agradável e aqueles que tentam reduzir a toxicidade e o perigo. Vamos nos concentrar na segunda categoria aqui.\n\nO mais comum na primeira categoria é o magnésio, que é usado para diminuir a ativação do maxilar e outras tensões musculares. Você provavelmente não precisa disso, a menos que esteja tomando doses mais altas e saiba que você obtém esse efeito colateral. Ao longo do tempo, essa ativação pode causar um desgaste bastante grave em seus dentes, então não é algo para ignorar. Outros suplementos nesta primeira categoria podem incluir melatonina (tomada para ajudar a adormecer, embora possa também ter efeitos antioxidantes úteis) e 5-HTP (tomado após o uso, que teoricamente, ajuda o corpo a reabastecer a serotonina).\nOs suplementos na segunda categoria tentam principalmente prevenir ou reduzir mudanças duradouras na serotonina.\n\nQue doses são neurotóxicas? Nós realmente não sabemos que dose provoca alterações de serotonina a longo prazo em pessoas. Só conhecemos as doses tóxicas em animais e, embora haja regras para a conversão de doses entre animais e pessoas, as regras não são muito precisas.\nPara o melhor entendimento, é improvável que as doses de cerca de 1,5-1,7 mg por kg de MDMA causem alterações duradouras da serotonina. Estudos realizados pela MAPS buscaram mudanças nas habilidades mentais depois que as pessoas participaram de seus estudos, com alguns participantes recebendo 125 mg com metade disso em uma redose e não foram encontradas alterações. Procurei mudanças em habilidades mentais e humor em cerca das 25 pessoas que eu dei 1,5 mg de MDMA por kg e não vi mudanças. Eu também tentei medir o estresse oxidativo na urina em 16 pessoas e não vi nenhum efeito. Franz Vollenweider mediu o transportador de serotonina em algumas pessoas que receberam 1,5-1,7mg por kg em seus estudos com MDMA e não viu nenhuma alteração.\nMas se você usa mais que isso (e nós sabemos que muitos fazem isso, chegando a tomar 10x o que nós testamos), algumas recomendações de suplementos são válidas:\nOs suplementos que foram estudados e mostrados como protetores contra altas ou repetidas doses de MDMA em ratos incluem Carnitina, Vitamina C, Ácido alfa-Lipóico e Coenzima Q10. Teoricamente, alguém adivinharia que outros antioxidantes poderiam ser úteis. Mas devemos ter em mente que os extratos antioxidantes das plantas muitas vezes têm múltiplos efeitos no corpo, então estes podem ter efeitos negativos inesperados. A partir dos suplementos que foram estudados, posso focar em ácido alfa-lipoico (ALA), acetil-L-carnitina (ALCAR) e vitamina C.\n\nO melhor tempo para tomar suplementos é desconhecido. A maioria dos estudos com animais não exploram horários diferentes e, em vez disso, dão os suplementos um pouco antes de cada injeção de MDMA. Nós sabemos que o estresse oxidativo começa quase imediatamente após uma injeção de MDMA em ratos, mas não está causando danos físicos até mais de 3 h após a injeção, com o dano provavelmente continuando por muitas horas. O dano em seres humanos pode começar mais tarde porque nossos níveis sanguíneos de um fármaco são inicialmente inferiores aos observados nestes estudos de ratos. No geral, meu palpite é que, os suplementos provavelmente são úteis quando levados em uma janela entre 6 h antes do MDMA até 6 h depois de tomar MDMA, mas isso é apenas um palpite. (Outra incerteza é que também não sabemos em que medida cada suplemento protege diretamente contra os danos)\nEm termos de dose de suplemento, novamente precisamos adivinhar. Para a maioria dos suplementos, não sabemos o suficiente para se converter de doses animais a humanas. Uma regra geral é que doses mais frequentes, mas menores de suplementos, são melhor absorvidas do que menos doses maiores de uma só vez.\n\nAqui, vou deixar um link do nosso KIT PREPARTY onde eu explico cada uma das substâncias com base no que o Baggot sugere, nosso kit foi preparado principalmente com base nesse e outros estudos:\n\nhttps://www.facebook.com/groups/320137168412206/permalink/354731101619479/\n\n________________\n\nPENSAMENTOS FINAIS\n\nGrande parte do conselho disponível online vem de pessoas com apenas alguns anos de experiência com MDMA. Estudos de usuários de MDMA sugerem que muitas pessoas usam MDMA pesadamente por alguns anos, acham que os positivos diminuem e os negativos aumentam, e depois desistem. \n\nMuitos dos psiconautas experientes que usavam MDMA puro na década de 1970 - pessoas como Ann Shulgin e Debby Harlow - notaram retornos decrescentes do uso de MDMA. Ann Shulgin usou MDMA semanalmente para superar um bloqueio que tinha para escrever e descobriu com o tempo que isso não funcionou mais. Com base nisso e nas observações de outras pessoas, Ann sugeriu que as pessoas usam MDMA no máximo 4 vezes por ano. Debby Harlow percebeu que muitas pessoas pareciam a magia apenas nas primeiras 10 experiências, depois disso, a experiência era meramente agradável, mas não mágica. Esses números podem não ser exatamente corretos para todos, mas a experiência geral é comum: a maioria das pessoas eventualmente perde a magia com uso repetido e frequente. Então, meu conselho é, tente aprender com a experiência e desenvolver suas habilidades para recriá-las sem drogas. \n\n________________\n\nAbaixo, uma pesquisa aqui no grupo onde perguntamos sobre o intervalo de uso dos membros e os riscos explicados em 10 estudos:\nhttps://www.facebook.com/prepartykit/photos/g.320137168412206/269245376900612/?type=1&amp;theater&amp;ifg=1\n\n________________\n\nFontes:\n\nhttps://www.reddit.com/r/MDMA/comments/4wyjd9/mechanisms_of_mdma_tolerance_and_loss_of_magic/\n\nhttps://www.reddit.com/r/MDMA/comments/3r09sg/thoughts_on_taking_supplements_with_mdma/\n\nhttps://www.erowid.org/chemicals/mdma/mdma_faq.shtml\n\nhttps://www.erowid.org/culture/characters/shulgin_alexander/shulgin_alexander_interview2.shtml\n\nhttps://books.google.com.br/books?id=CUCcyklcO00C&amp;pg=PR7&amp;lpg=PR7&amp;dq=baggot+mdma&amp;source=bl&amp;ots=2Ele-EIsuc&amp;sig=5LZty0MSdjFNyKUbXrvL8IllKl0&amp;hl=pt-BR&amp;sa=X&amp;ved=0ahUKEwi33p2JgqHXAhVEF5AKHauCAfkQ6AEIRTAE#v=onepage&amp;q=baggot%20mdma&amp;f=false\n\n________________\n\nReferências:\n\n[1] - https://orcid.org/0000-0003-1000-194X\n\n[2] - https://pt.wikipedia.org/wiki/Triptofano_hidroxilase\n\n[3] - https://www.ncbi.nlm.nih.gov/pmc/articles/PMC81503/\n\n[4] - http://www.medical-hypotheses.com/article/S0306-9877(12)00206-X/abstract?cc=y=\n\n[5] - https://www.ncbi.nlm.nih.gov/pmc/articles/PMC3137686/\n\n[6] - https://www.ncbi.nlm.nih.gov/pmc/articles/PMC2769035/\n\n[7] - http://www.sciencedirect.com/science/article/pii/0014299988901549\n\n[8] - http://bibliography.maps.org/bibliography/articles/view_pdf/5579</text:p>
          </table:table-cell>
          <table:table-cell office:value-type="float" office:value="75" calcext:value-type="float">
            <text:p>75</text:p>
          </table:table-cell>
          <table:table-cell office:value-type="float" office:value="37" calcext:value-type="float">
            <text:p>37</text:p>
          </table:table-cell>
          <table:table-cell office:value-type="string" calcext:value-type="string">
            <text:p>2017-11-03</text:p>
          </table:table-cell>
          <table:table-cell office:value-type="string" calcext:value-type="string">
            <text:p>14:41:34+0000</text:p>
          </table:table-cell>
        </table:table-row>
        <table:table-row table:style-name="ro1">
          <table:table-cell office:value-type="float" office:value="910" calcext:value-type="float">
            <text:p>910</text:p>
          </table:table-cell>
          <table:table-cell office:value-type="string" calcext:value-type="string">
            <text:p>190192181593597_361055324320390</text:p>
          </table:table-cell>
          <table:table-cell office:value-type="string" calcext:value-type="string">
            <text:p>[COLABORAÇÃO]\nMITO NÚMERO 2\n"O DMT É LIBERADO NO NASCIMENTO E NA MORTE"\n\nVejo muita gente nos grupos sobre psicodélicos dizendo essa frase como se fosse algo que a ciência já tenha chegado a uma conclusão sobre o tema. É claro que essa informação nos seduz e nos faz olhar pro DMT com mais respeito e curiosidade, mas ela está longe de ser fiel a realidade. \n\nA questão do DMT ser produzido na morte e no nascimento foi uma TEORIA criada pelo Rick Strassman durante seus estudos com DMT em pacientes voluntários. Ele começou a especular que a glândula pineal secretava o DMT em momentos importantes da vida, tais como morte e nascimento. E é só isso, uma teoria. Não houve estudo algum mais aprofundado de neuroimagem ou nada que de fato comprovasse que o DMT é liberado nessas fases da vida humana. \n\nIsso por que a pineal é MUITO difícil de ser estudada por ser de muito difícil acesso. Inclusive, a teoria do cérebro ser inundado de DMT na morte e no nascimento é altamente improvável por que, de acordo com uma palestra dada pelo Eduardo Schenberg que vi na internet, os vasos ligados a pineal são tão estreitos que não haveria a possibilidade da pineal liberar DMT a ponto de preencher o cérebro com a substância e causar uma experiência marcante como é a experiência com DMT fumado. De qualquer forma, o Eduardo tem muito mais informação sobre o tema e pode falar melhor sobre isso. \n\nÉ importante que, como comunidade psicodélica responsável, não espalhemos teorias como verdades. Nos seduz muito falar pra um amigo que o DMT é liberado na morte e no nascimento, mas temos que lembrar que nada disso foi comprovado. Portanto, permanece na área dos mitos psicodélicos.</text:p>
          </table:table-cell>
          <table:table-cell office:value-type="float" office:value="152" calcext:value-type="float">
            <text:p>152</text:p>
          </table:table-cell>
          <table:table-cell office:value-type="float" office:value="72" calcext:value-type="float">
            <text:p>72</text:p>
          </table:table-cell>
          <table:table-cell office:value-type="string" calcext:value-type="string">
            <text:p>2017-11-05</text:p>
          </table:table-cell>
          <table:table-cell office:value-type="string" calcext:value-type="string">
            <text:p>10:55:14+0000</text:p>
          </table:table-cell>
        </table:table-row>
        <table:table-row table:style-name="ro1">
          <table:table-cell office:value-type="float" office:value="1649" calcext:value-type="float">
            <text:p>1649</text:p>
          </table:table-cell>
          <table:table-cell office:value-type="string" calcext:value-type="string">
            <text:p>320137168412206_361528950939694</text:p>
          </table:table-cell>
          <table:table-cell office:value-type="string" calcext:value-type="string">
            <text:p>[COLABORAÇÃO] RELATOS SOBRE MDMA - RESSACA, EFEITOS NEGATIVOS E PERDA DA MAGIA:\n\nCreio que já perceberam que aqui no grupo e na página não vamos esconder ou falar somente dos efeitos positivos das experiências. Devemos sempre lembrar que todas as drogas tem seu ponto negativo, principalmente quando abusadas.\n\nTraduzi do Erowid um compilado de pequenos relatos onde os usuários falam dos seus problemas com MDMA. Alguns, com abuso muito alto, outros nem tanto. Alguns, com menos de 10 experiências não sentiram mais a magia das primeiras vezes e sofreram com efeitos negativos.\n\nMuitos usuários relatam sentir-se extremamente drenados no dia seguinte ao uso de MDMA. Também experimentam depressão pós-MDMA começando com freqüência no segundo dia após a experiência e durando de 1 a 5 dias, uma pequena porcentagem de usuários relata esses sintomas depressivos por semanas depois. Estes sintomas depressivos incluem irritabilidade, falta de motivação, mau humor extremo, choro inexplicado, incapacidade de se concentrar em tarefas complexas, interrupção da memória e, por vezes, distorções visuais persistentes. Os efeitos secundários negativos de tomar MDMA parecem ser piores com frequências de uso mais elevadas e doses mais elevadas.\n\nEsses são efeitos de curto a médio prazo. Se você quiser conhecer (e deve) estudos que mostram os efeitos a longo prazo do abuso da substância, veja nosso outro artigo:\n\nhttps://web.facebook.com/prepartykit/photos/a.234305803727903.1073741828.229458924212591/269260936899056/?type=3&amp;fref=gs&amp;dti=320137168412206&amp;hc_location=group\n\nVamos aos relatos:\n\n_____________________\n\nZam:\nMinha experiência usando apenas 10 vezes, foi que o MDMA é muito complexo para o meu corpo. A ressaca de tem sido muito mais pesada do que qualquer outra droga psicoativa que eu usei, exceto álcool em doses muito altas. A partir das 4-5 horas depois de ter tomado MDMA e todo o dia seguinte, sinto-me muito cansado e morto. No dia seguinte, energia muito baixa e eu me sinto drenado mentalmente e fisicamente por 1-3 dias após o uso. Houve também uma depressão leve que começava 2 dias depois e que durava alguns dias. Eu ficava mais facilmente frustrado e irritável, minha capacidade de focar meus olhos era interrompida ligeiramente por um dia ou dois, e eu me sentia menos motivado. Eu tive depressões semirregulares (geralmente suaves) desde que eu estava na minha adolescência, então eu estou familiarizado com alguns dos sinais e a semana após o uso de MDMA definitivamente tem alguns desses sinais de alerta. Eu tive experiências profundas e maravilhosas nas minhas primeiras vezes com MDMA e tive várias experiências muito boas depois, mas a ressaca e a semana após são ruins o bastante que estou hesitante em querer fazer isso novamente. O meu amigo, que tomou a MDMA o mesmo número de vezes, nas mesmas situações e com doses equivalentes de peso corporal nunca experimentou esses efeitos e teve ressacas muito mais leves.\n\n_____________________\n\nQad:\nTomei ecstasy de 3-4 vezes mais em 8 semanas. Comecei a notar perda de memória e outros problemas. Isso foi limitado à memória de curto prazo. Então, mais de um ano depois, tomei novamente e depois comecei a sofrer perda de memória não somente a curto prazo, mas também a médio. Eu também notei (sutilmente) o movimento visual nas semanas após ter usado, a visão prejudicada, vendo borrões rastejantes em algumas coisas. \n\n_____________________\n\nHorus:\nEu amo as poucas horas maravilhosas que o MDMA oferece, a desvantagem negativa que surge depois resultou em finalmente eu abandonar essa substância. Algumas das desvantagens incluem visão ligeiramente turva por alguns dias depois e uma desagradável depressão de um dia, geralmente no terceiro dia após a viagem. No entanto, o maior negativo é uma diminuição decidida na minha capacidade de lidar com situações estressantes durante a semana. O trabalho diário e os problemas de inter-relação que eu normalmente não tenho problemas para contornar, de repente se tornam montanhas, fazendo com que eu me sinta pesado, sob tensão e vulnerável. Além disso, parece afetar negativamente meu julgamento sobre questões importantes. Olhando para o passado, percebi que tomei algumas decisões muito ruins na semana da ressaca - como comprar impulsivamente algo muito caro e depois terrivelmente lamentar ter feito isso. Finalmente, embora minha namorada e eu tivemos maravilhosamente experiências empatogênicas, sempre parecemos acabar tendo grandes e tendo brigas idiotas depois.\n\n_____________________\n\nRic: \nBem, com todos os efeitos negativos que as pessoas sentiram, pensei que deveria publicar as experiências que eu tive. Eu notei uma ligeira "confusão" nos dois dias seguintes. O que significa que tive um pouco de dificuldade em concentrar-me ou ficar focado em uma tarefa como o trabalho. Mas meu mau humor realmente aumentou por pelo menos 2-4 dias antes de voltar para a linha de base. Meus amigos também tiveram o mesmo tipo de experiência. Isso ocorreu com pelo menos três lotes diferentes. \n\n_____________________\n\nJay:\nTenho notado que, se eu apenas tomar MDMA e não trabalhar em reabastecimento e cuidar de mim mesmo quando eu chegar no comedown, no dia seguinte posso ter um pouco do que eu chamo de sensação áspera. Baixa energia e mau humor. \n\nSe eu me reabastecer, no dia seguinte, e às vezes alguns dias depois, geralmente me sinto renovado e pronto. O meu reabastecimento começa em torno da sétima hora após o uso e consiste em leite ou 2 a 2,5 gramas de triptofano, alimentos leves (pães e frutas), 1 g de DLPA (dl-fenilanamina), 1 g de tirosina, um bom amplo espectro antioxidante (carnitina, vitamina e, ácido lipoico, magnésio) e 9 a 21 mg de melatonina para ajudar no sono. Se eu estiver longe do meu fornecimento de vitaminas então, no mínimo eu bebo leite e faço uma refeição leve. Além disso, durante a viagem, eu tento garantir que eu coma frutas e pães, uma vez que 6 horas de atividade pesada, sem uma refeição, é simplesmente idiotice.\n\n_____________________\n\nWP:\nMDMA tende a me fazer sentir extremamente letárgico e sem qualquer apetite. Eu me encontro sentado em um lugar deslumbrado por longos períodos de e me sinto extremamente desmotivado para fazer qualquer coisa. Eu não diria que eu me senti extremamente "deprimido”, mas muito, muito preguiçoso. Os sintomas físicos geralmente não persistem mais do que um dia, no entanto, e muitas vezes me sinto espiritualmente e emocionalmente renovado durante a semana seguinte. Em uma ocasião, tentei tomar 20 mg. prozac cerca de 6-8 horas após a MDMA, e mais tarde parecia que me senti um pouco melhor e consegui comer mais do que o habitual. \n\n_____________________\n\n!Rã:\nEu sinto muito fortemente que MDMA me fez formar anexos não naturais às pessoas, os apegos que eu sinto que não eram reais, e me sinto extremamente decepcionado à medida que esses novos relacionamentos se desintegram. Mesmo quando uso apenas com pessoas verdadeiramente próximas, eu ainda experimentava depressões que caíam imediatamente após o uso por algumas semanas; até mesmo com ideação suicida e ansiosa. Sinto que minha tendência para a ansiedade episódica se tornou mais constante. Durante este tempo, e no ano seguinte, perdi minha habilidade de me conectar, lembrar quem era importante para mim e onde estavam meus amigos. \n\n_____________________\n\nDDar:\nLembro-me, de volta aos tempos míticos, as minhas primeiras viagens com MDMA foram muito empáticas, alegres, perspicazes e leves. Não houve grandes efeitos colaterais e notavelmente nenhuma ressaca de um modo geral. Observava isso muitas vezes, e me sentia muito satisfeito.\nMais tarde, com MDMA de diferentes fontes, comecei a ter a sensação de ressaca no dia seguinte, mas o que me fez abandonar isso é que a coisa do maxilar se tornou intolerável. Tornou-se uma grande luta para manter meus dentes separados e resultou em minha boca e língua sendo mastigada. Eu tentei os vários suplementos nutricionais recomendados para aliviar a moagem da mandíbula, mas sem sucesso. Três dias vivendo com aveia e leite não é divertido, e esse tipo de comportamento autodestrutivo é simplesmente estúpido, então desisti. \nOs únicos efeitos de longo prazo parecem ser um anseio nostálgico para voltar aos sentimentos das primeiras vezes.\n\n_____________________\n\nAP:\nOk, acho que vou falar aqui também. (Eu não posso perpetuar a conspiração silenciosa por mais tempo!) Talvez eu não quis enfrentar isso antes, mas ... minhas últimas experiências produziu uma tensão de mandíbula intermitente residual com duração de semanas. O que era ainda mais estranho era que a síndrome de moagem dos dentes parecia apenas reaparecer do nada. Finalmente diminuiu, mas foi enervante por um tempo. Parecia indicar que o material ainda estava no meu corpo, influenciando meu sistema nervoso. \n\n_____________________\n\nAA: \nNo passado, um amigo meu usou mdma umas 8 vezes. Ele sofre de enxaquecas semanalmente. MDMA nunca pareceu me causar enxaquecas. No entanto, o estresse os desencadeia com muita facilidade. E depois do mdma, é muito fácil amplificar mesmo o menor gatilho de estresse. \n\n_____________________\n\nDS: \nUsei MDMA 10 vezes, algumas vezes em um ambiente terapêutico. As sessões estavam entre 4-6 semanas de intervalo. Foi MDMA de alta qualidade. A primeira experiência foi definitivamente a mais profunda, mas acho que foi em parte por ser a "primeira experiência". As outras 9 vezes não faltou a magia, no entanto, sem dúvida, achei que precisava continuar aumentando a dosagem para obter o mesmo efeito. \n\n_____________________\n\nFoi muito difícil para o meu corpo, apesar da pureza, então não continuei a usar, embora fosse extraordinário. Talvez eu possa usá-lo novamente algum dia, mas há um bom equilíbrio entre o que o MDMA tirou de mim e o que ele me deu. \n\n_____________________\n\nMantid: \nUsei MDMA entre 10 e 15 vezes. Eu diria que as últimas 5 vezes resultaram em um "acidente" e que eu interrompi a experimentação por causa disso.\n\nEu costumo ter uma excelente experiência enquanto estou sob o efeito, e logo depois escorregar para um leve estado de decepção à medida que os efeitos desaparecem. Ao atingir a "linha de base", muitas vezes eu lanço uma memória da experiência e tudo o que aprendi, embora possa ficar difícil de lembrar. As resoluções que faço enquanto estou sob os efeitos de repente parecem ingênuas e baseadas em drogas. As conexões que eu fiz pareciam artificiais e também baseadas em drogas, já que minha mente original retoma o controle. O segundo dia depois é similar para o primeiro. O terceiro dia é o pior. Cansado, irritadiço, cético sobre o valor do MDMA e fazer o tipo de promessas que um bêbado pode fazer no banheiro ("apenas me deixe sentir melhor, nunca mais vou beber").\n\nAlgumas experiências, penso, foram tão positivas que a "ressaca" é transparente ou inexistente. A carga emocional tem sido tão forte que transporta para a "vida real", mas essas experiências foram, infelizmente, a minoria. \n\nAlguns amigos relataram distúrbios visuais com duração de 6 semanas ou mais, dificuldade em concentrar, ansiedade, irritabilidade, vertigem, etc. \n\nEu tenho alguns desses sintomas, principalmente os distúrbios visuais, que tende a relacionar com o uso de drogas em geral, embora eles atingiram o pico durante os períodos de pico do uso de MDMA. Não usei muitos psicoativos (incluindo maconha) nos últimos 8 meses, e os sintomas não melhoraram.\n\nEu tentei 5-htp e não percebi nenhum efeito positivo, embora cada experiência tenha sido tão única que uma comparação real é difícil. O principal ponto de interesse foi que 2cb parece incrivelmente útil. Dado no momento em que o pico parece estar terminando, os efeitos agradáveis do MDMA são prolongados e diminuem suavemente. Além disso, os efeitos dos próximos dias parecem reduzidos ao usar esta técnica. 2cb também permite dormir logo após o efeito diminuir, enquanto a MDMA pode me manter acordado por uma duração desconfortável depois que os efeitos agradáveis cessam. \n\nA carga corporal geralmente é mínima para mim, embora os apertos da mandíbula estejam sempre presentes.\n\n_____________________\n\nGS: \n- Tomo MDMA entre 6 e 10 vezes por ano, e tenho feito isso há pelo menos 5 anos. \n\n- Tomo entre 100 mg e 150 mg inicialmente e, em seguida, redoso entre 50 mg e 100 mg durante a experiência. \n\n- Aproximadamente metade do tempo, tento repotenciar o efeito com pequenas quantidades (10 - 20 mg) de Ketamina nasalmente. Normalmente, isso é bem-sucedido. \n\nEntão:\n- A carga do meu corpo durante o uso tende a ser mínima. Alguma tensão no maxilar. Não há náuseas, e apenas falta de apetite. A carga do corpo após o uso também é mínima.\n- Eu SEMPRE tenho depressões do dia dois, e muitas vezes são debilitantes, muitas vezes tornando impossível para mim ir ao trabalho, sair da cama, etc. 5-htp não faz nada por isso. Eu suspeito que, se não fosse por minha própria experiência em lidar com doenças mentais, eu poderia até me suicidar durante esses períodos. A depressão tende a durar de 2 a 3 dias, apenas aumentando gradualmente. \n\n- Esta sempre foi minha reação ao MDMA, desde a primeira vez que comecei a tomar. Mesmo depois de um período longo sem usar (5 anos), MDMA continuou a me tratar exatamente da mesma maneira. \n\n_____________________\n\nPeregrino: \nDia 2 a 5 ou mais depois de ter usado MDMA, eu tenho vertigem. Não é constante, mas sinto-me do mesmo modo quando você saiu em um barco o dia todo e então você vem para casa e, mesmo que o chão seja sólido, você tem alucinações de estar em uma superfície flutuante. Eu tendo a perder meu equilíbrio e é desorientador. Cada pequeno momento vertiginoso dura apenas uma fração de segundo e eles ocorrem aproximadamente uma vez por hora e dura 2-3 dias. \n\n_____________________\n\nEstone:\nAlguns anos atrás, um amigo e eu usamos muitas vezes MDMA (às vezes mais do que duas vezes por semana) por um período de vários meses, e desenvolvemos sintomas muito perturbadores de vertigem que simplesmente não sumiram. Nós nos sentimos bem enquanto estivéssemos deitados, mas levantar-se e mover-se não era uma tarefa fácil. Paramos todo o consumo demorava cerca de um mês antes da vertigem começar a diminuir. Mas a repetição com MDMA muito frequente trouxe de volta essa vertigem. Nós também observamos que os sintomas foram mais rapidamente diminuídos tomando também um SSRI (Zoloft) por alguns dias. Curiosamente, meu amigo experimentou várias sessões semanais de MDMA novamente alguns anos depois, mas estava tomando Zoloft na época. A vertigem não se desenvolveu. Ambos agora sentimos que o período de recuperação não vale mais as poucas horas de felicidade que o MDMA induz e perdemos todo o interesse.\n\n_____________________\n\nJonas:\nEstou bastante perplexo quando leio que muitos acreditam que eles têm menos ressaca do MDMA "puro". Eu ingeri bastante diferentes anfetaminas / feniletilaminas e recebo uma ressaca de pelo menos 90% delas. Eu sei que essas substâncias são de pureza altíssima. Minha ressaca consiste em dor de cabeça e às vezes depressão. A depressão deve-se ao esgotamento da hidroxilase de triptofano - tornando os níveis de serotonina baixos. Os baixos níveis de serotonina são certamente os mesmos que a depressão. A depressão pode ser ajudada com um suplemento de um SSRI (por exemplo, Prozac, Zoloft etc). Um suplemento adicional de alguns aminoácidos selecionados também pode ser efetivo, por exemplo, triptofano, carnitina, etc. Observe também que TODAS as feniletilaminas são oxidantes, tornando-as efetivas na destruição de neurônios (uma coisa comum entre os abusadores de anfetaminas). \n\n_____________________\n\nFonte:\nhttps://www.erowid.org/chemicals/mdma/mdma_effects_hangover2.shtml</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2017-11-06</text:p>
          </table:table-cell>
          <table:table-cell office:value-type="string" calcext:value-type="string">
            <text:p>00:36:18+0000</text:p>
          </table:table-cell>
        </table:table-row>
        <table:table-row table:style-name="ro1">
          <table:table-cell office:value-type="float" office:value="1543" calcext:value-type="float">
            <text:p>1543</text:p>
          </table:table-cell>
          <table:table-cell office:value-type="string" calcext:value-type="string">
            <text:p>229458924212591_362257244200198</text:p>
          </table:table-cell>
          <table:table-cell office:value-type="string" calcext:value-type="string">
            <text:p>[COLABORAÇÃO] LEMBRE-SE DISSO SE USAR LSD:\n\n"Tudo começa com os nossos nomes. Você não nasce com um nome, você nasce como um ser biológico, uma criatura sem identidade e apenas instinto. Mas, porque você ouve toda a sua vida que seu nome é seu nome, ele terá um importância especial para você, ele vai se destacar na multidão. Se você está em um lugar lotado e você ouve ele, sua cabeça se acordará pra aquilo, mas se você ouvir o nome de outra pessoa, você nem fica consciente disso. Da mesma forma, sua nacionalidade, sua identidade cultural, sua religião, sua educação, sua filosofia, é tudo dado a você durante sua vida, quer você queira ou não. Você recebe um "quadro de referência" para a realidade e seu cérebro filtra a informação de acordo com essa imagem da realidade.\n\nCertas coisas são marcadas como importantes (como seu nome) e outras coisas são marcadas como irrelevantes.\n\nUm dos neurotransmissores que são fundamentais para esse processo (mas não é o único) é a serotonina. A serotonina é um dos neurotransmissores mais versáteis que temos, envolvidos no coração, no desejo sexual, na felicidade, na fome, no humor e na regulação da informação no cérebro. O que o LSD faz é muito especial, ele mostra a serotonina outros caminhos (que já estavam lá), e isso é o que é realmente especial sobre psicodélicos, ele dão outros caminhos, eles substituem o princípio central pelo qual seu cérebro regula determinados tipos de informação.\n\nBasicamente, o que acontece, é que seu "quadro de referência" é removido e você experimenta partes da realidade que estavam sempre lá, que você conheceu, mas nunca teve consciência. Você experimenta partes de seu próprio cérebro que estiveram sempre lá, mas nunca chegaram à superfície porque não se encaixam na visão do mundo que você recebeu. As memórias antigas são melhor compreendidas, os sentimentos são colocados em um contexto completamente diferente, etc.\n\nEntão, qual é a coisa mais importante a lembrar ao tomar LSD? Que você precisa se render a ele. Tudo o que ele faz, é mostrar-lhe o conteúdo de um cérebro que anda com você cada segundo da sua vida. Você deve aceitar. No núcleo, você é quem você é, você é essa pequena criatura que nasceu com certos instintos, um certo cérebro, certos genes, sem um nome ou identidade. Sua identidade é simplesmente uma camada, um filtro que é rebocado sobre esse núcleo. Quanto mais você ama e aceita esse núcleo, menos provável de você ter uma experiência ruim.\n\nEspero que todos aqui tenham viagens seguras e felizes :)"\n_____________________\n\nPor "butkaf", um membro do fórum /LSD no reddit:\n\nhttps://www.reddit.com/r/LSD/comments/3ae7dg/the_most_important_thing_to_remember_when_taking/</text:p>
          </table:table-cell>
          <table:table-cell office:value-type="float" office:value="424" calcext:value-type="float">
            <text:p>424</text:p>
          </table:table-cell>
          <table:table-cell office:value-type="float" office:value="125" calcext:value-type="float">
            <text:p>125</text:p>
          </table:table-cell>
          <table:table-cell office:value-type="string" calcext:value-type="string">
            <text:p>2017-11-08</text:p>
          </table:table-cell>
          <table:table-cell office:value-type="string" calcext:value-type="string">
            <text:p>01:29:15+0000</text:p>
          </table:table-cell>
        </table:table-row>
        <table:table-row table:style-name="ro1">
          <table:table-cell office:value-type="float" office:value="533" calcext:value-type="float">
            <text:p>533</text:p>
          </table:table-cell>
          <table:table-cell office:value-type="string" calcext:value-type="string">
            <text:p>320137168412206_362769704148952</text:p>
          </table:table-cell>
          <table:table-cell office:value-type="string" calcext:value-type="string">
            <text:p>[COLABORAÇÃO] PREPARANDO UMA DOSE NO ESTILO OLD SCHOLL\n\nPostei esse tutorial nos comentários de um post e a galera curtiu bastante, então resolvi fazer um post próprio.\n\nVocê tem um ziplock com uma substância em pó. Esse pó pode ser cheirado, engolido ou injetado. Apesar de uma prática adotada por muitos, por sentirem a sensação de ter uma experiência mais intensa, infelizmente, seu nariz não foi concebido para cheirar produtos químicos e sua tolerência só vai aumentar. Além da irritação física em suas mucosas, drogas vasoconstritoras restringirão o fluxo sanguíneo nos vasos que revestem o nariz, o que pode levar à isquemia ou ao dano do tecido e você não quer pegar uma Hepatite C usando cédulas sujas. Engolir? Pense em algo desagradável, pensou? Multiplique por 10. Injetar? Você não quer correr o risco de uma infecção fazendo isso fora de um ambiente clínico.\n\nO que você faz? Você pode comprar capsulas gelatinosas (as mesmas usadas em remédios e fazer suas doses), mas e se você não as tem no momento?\n\nÉ aí que entra uma dica bem antiga do mundo das drogas. Conhecido como parachute (paraquedas) ou bombimg ('bombinha'), trata-se da técnica de colocar uma dose enrolada numa seda e depois engolindo jogando-a como uma paraquedas direto na garganta. \n\nLembrando sempre de pesar sua dose usando uma balança de precisão. Pra MDMA, as doses recomendadas são de 1.5 a 2mg x o seu peso. Por exemplo, se você pesa 70 kg use de 105 a 140mg.\n\nNa foto abaixo, um tutorial com fotos tirado do blog de uma cara muito maluco que encontrei nas minhas pesquisas: http://www.synchronium.net/2010/05/06/how-to-make-a-bomb/</text:p>
          </table:table-cell>
          <table:table-cell office:value-type="float" office:value="128" calcext:value-type="float">
            <text:p>128</text:p>
          </table:table-cell>
          <table:table-cell office:value-type="float" office:value="118" calcext:value-type="float">
            <text:p>118</text:p>
          </table:table-cell>
          <table:table-cell office:value-type="string" calcext:value-type="string">
            <text:p>2017-11-09</text:p>
          </table:table-cell>
          <table:table-cell office:value-type="string" calcext:value-type="string">
            <text:p>14:46:29+0000</text:p>
          </table:table-cell>
        </table:table-row>
        <table:table-row table:style-name="ro1">
          <table:table-cell office:value-type="float" office:value="788" calcext:value-type="float">
            <text:p>788</text:p>
          </table:table-cell>
          <table:table-cell office:value-type="string" calcext:value-type="string">
            <text:p>229458924212591_362769704148952</text:p>
          </table:table-cell>
          <table:table-cell office:value-type="string" calcext:value-type="string">
            <text:p>[COLABORAÇÃO] PREPARANDO UMA DOSE NO ESTILO OLD SCHOLL\n\nPostei esse tutorial nos comentários de um post e a galera curtiu bastante, então resolvi fazer um post próprio.\n\nVocê tem um ziplock com uma substância em pó. Esse pó pode ser cheirado, engolido ou injetado. Apesar de uma prática adotada por muitos, por sentirem a sensação de ter uma experiência mais intensa, infelizmente, seu nariz não foi concebido para cheirar produtos químicos e sua tolerância só vai aumentar. Além da irritação física em suas mucosas, drogas vasoconstritoras restringirão o fluxo sanguíneo nos vasos que revestem o nariz, o que pode levar à isquemia ou ao dano do tecido e você não quer pegar uma Hepatite C usando cédulas sujas. Engolir? Pense em algo desagradável, pensou? Multiplique por 10. Injetar? Você não quer correr o risco de uma infecção fazendo isso fora de um ambiente clínico.\n\nO que você faz? Você pode comprar capsulas gelatinosas (as mesmas usadas em remédios e fazer suas doses), mas e se você não as tem no momento?\n\nÉ aí que entra uma dica bem antiga do mundo das drogas. Conhecido como parachute (paraquedas) ou bombimg ('bombinha'), trata-se da técnica de colocar uma dose enrolada numa seda e depois engolindo jogando-a como uma paraquedas direto na garganta. \n\nLembrando sempre de pesar sua dose usando uma balança de precisão. Pra MDMA, as doses recomendadas são de 1.5 a 2mg x o seu peso. Por exemplo, se você pesa 70 kg use de 105 a 140mg.\n\nNa foto abaixo, um tutorial com fotos tirado do blog de uma cara muito maluco que encontrei nas minhas pesquisas: http://www.synchronium.net/2010/05/06/how-to-make-a-bomb/</text:p>
          </table:table-cell>
          <table:table-cell office:value-type="float" office:value="237" calcext:value-type="float">
            <text:p>237</text:p>
          </table:table-cell>
          <table:table-cell office:value-type="float" office:value="190" calcext:value-type="float">
            <text:p>190</text:p>
          </table:table-cell>
          <table:table-cell office:value-type="string" calcext:value-type="string">
            <text:p>2017-11-09</text:p>
          </table:table-cell>
          <table:table-cell office:value-type="string" calcext:value-type="string">
            <text:p>14:46:29+0000</text:p>
          </table:table-cell>
        </table:table-row>
        <table:table-row table:style-name="ro1">
          <table:table-cell office:value-type="float" office:value="1071" calcext:value-type="float">
            <text:p>1071</text:p>
          </table:table-cell>
          <table:table-cell office:value-type="string" calcext:value-type="string">
            <text:p>320137168412206_363209454104977</text:p>
          </table:table-cell>
          <table:table-cell office:value-type="string" calcext:value-type="string">
            <text:p>[COLABORAÇÃO] [LANÇA PERFUME]</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2017-11-10</text:p>
          </table:table-cell>
          <table:table-cell office:value-type="string" calcext:value-type="string">
            <text:p>20:56:29+0000</text:p>
          </table:table-cell>
        </table:table-row>
        <table:table-row table:style-name="ro1">
          <table:table-cell office:value-type="float" office:value="917" calcext:value-type="float">
            <text:p>917</text:p>
          </table:table-cell>
          <table:table-cell office:value-type="string" calcext:value-type="string">
            <text:p>320137168412206_362918277467428</text:p>
          </table:table-cell>
          <table:table-cell office:value-type="string" calcext:value-type="string">
            <text:p>[COLABORAÇÃO]\n\nTrombeta (Datura).\n\n Trombeta é uma planta com alta toxicidade, existem casos de morte ligados diretamente ao seu uso, todo cuidado é pouco se tratando de uma substância como a trombeta.\n\nUltimamente vejo muita gente falando nos grupos sobre essa droga, mas muita pouco informação sobre a mesma compilada, e em português. Então aqui fica minha contribuição para esse assunto.\n\n Trombeta, ou Datura, é uma droga psicoativa da classe das delirantes, que contem alcaloides tropânicos como a escopolamina, hiosciamina e atropina (imagem nos comentários) nas suas sementes e flores, a quantidade dessas substancias é relativa, podendo variar dependendo do local e condição da planta a se desenvolver, ao se ingerir a mesma, vale lembrar de começar com a menor dose possível por esse e outros motivos, como a reação do corpo a uma substância nova.\n\n A dosagem dos alcaloides quando extraídos é a que segue:\n\n8mg......................Efeitos fracos (ideal para primeira experiência). \n10mg....................Efeitos fracos a moderados. \n12mg....................Efeitos moderados. \n14mg....................Efeitos moderados a pesados. \n16mg....................Efeitos pesados a perigosos (podendo levar a morte).\n\n Os alcaloides contidos na trombeta agem como antagonistas dos receptores muscarínicos de acetilcolina, mais especificamente no M1 e M2 (mais detalhes, se necessário, no artigo a baixo). Embora o mecanismo de ação ainda não seja 100% entendido, é sabido que a inibição de acetilcolina que leva ao delírio, sedação e alucinações.\n\n Existem duas maneiras mais populares de se preparar a trombeta, fazendo um chá com a flor seca, ou extraindo as substâncias com solvente de óleo, ou álcool metílico, o que separaria somente os alcaloides necessários para a experiências. Para explicação completa da extração, 1o link a baixo. <text:s/>\n \n O efeito dura de 8 a 18 horas, tendo um Onset de 20min a 2 horas, um pico entre 5 a 12 horas e “after effects” que podem durar até 24 horas, para a lista completa de efeitos (que é grande), acessar o 2o link a baixo.\n\n Apesar de nunca terem feito estudos relacionados ao seu uso a longo prazo, nem quanto a sua toxicidade, existem casos de hospitalizações, como, psicose e morte com uma única dose da substancia, existem relatos antigos e casos atuais onde a planta foi usada na tentativa de suicídios.\n\nhttps://www.erowid.org/experiences/exp.php?ID=11686\n\nhttps://psychonautwiki.org/wiki/Datura\n\nhttp://medicina.med.up.pt/farmacologia/pdf/Receptores_muscarinicos.pdf\n\nhttp://www.thisgardenisillegal.com/2006/08/datura-angel-trumpet-of-death.html\n\nhttp://www2.unifesp.br/dpsicobio/pergresp/anticol2.htm#5\n\n-Pb</text:p>
          </table:table-cell>
          <table:table-cell office:value-type="float" office:value="55" calcext:value-type="float">
            <text:p>55</text:p>
          </table:table-cell>
          <table:table-cell office:value-type="float" office:value="49" calcext:value-type="float">
            <text:p>49</text:p>
          </table:table-cell>
          <table:table-cell office:value-type="string" calcext:value-type="string">
            <text:p>2017-11-10</text:p>
          </table:table-cell>
          <table:table-cell office:value-type="string" calcext:value-type="string">
            <text:p>00:14:13+0000</text:p>
          </table:table-cell>
        </table:table-row>
        <table:table-row table:style-name="ro1">
          <table:table-cell office:value-type="float" office:value="34" calcext:value-type="float">
            <text:p>34</text:p>
          </table:table-cell>
          <table:table-cell office:value-type="string" calcext:value-type="string">
            <text:p>320137168412206_363668410725748</text:p>
          </table:table-cell>
          <table:table-cell office:value-type="string" calcext:value-type="string">
            <text:p>[COLABORAÇÃO]\nHello!\nBem, eu procurei por esse post e não encontrei, então achei bacana compartilhar com vcs.\n\no Drugslab é uma iniciativa de educação sobre drogas baseada na política de Redução de Danos.\n\nÉ um canal de Youtubers Holandeses, onde 3 jovens altamente extrovertidos, comunicativos e simpáticos, apresentam um programa sobre drogas psicoativas.\n\nO diferencial desse programa é que eles CONSOMEM os psicoativos sugeridos pelo público em vídeos curtos, de 10-15 minutos de duração.\n\nCada vídeo explora uma substância e todas as informações pertinentes a ela: efeitos físicos, psicológicos, dosagens sugeridas e perigosas, danos potenciais, analisam as sensações físicas durante os efeitos, medição de dados como alteração de temperatura de batimentos cardíacos, promovem testes de reação comportamental antes e durante os efeitos, mostram relatos no pós efeito, reações adversas, etc.\n\nTodas as drogas são minuciosamente testadas em laboratório, os índices de pureza são informados, inclusive de muitas drogas ilegais, mesmo na Holanda.\n\nO programa é ótimo, divertido, tem uma linguagem direta e sem preconceitos, mas profundamente embasada na ciência e nos dados de cada substância, apresentam de forma lúdica fazendo brincadeiras, festas "simuladas", etc.\n\nEles também fazem vídeos curtos de "do´s / dont´s" de cada substância, promovendo informação objetiva sobre cuidados e redução de danos pra cada uma das substâncias.\n\nAs únicas excessóes que eles fazem são com drogas mais pesadas como crack / heroína (sim, sabemos que o crack e a cocaína são praticamente similares, sabemos que eles fazem uso de opióides mas não de Heroína). Além disso eles contam com um médico especialista em drogas e psicodélicos acompanhando cada episódio, dando segurança a cada teste / apresentador.\n\nAlgumas substâncias tem mais de um episódio, porque os 3 sempre se revezam e sempre há um sitter durante um teste individual, então há drogas que 2 deles testam em ocasiões diferentes, algumas mostrando resultados e efeitos diferentes.\n\nO canal tem mais de um ano, com mais de 500 mil inscritos e dezenas de substãncias já testadas.\n\nSugiro que vejam o máximo que puderem, apesar de apresentarem drogas já conhecidas do Brasileiro, tem muitas substâncias que não existem no Brasil ou o uso é feito de forma diferente na Europa, além de corretas indormações científicas sobre cada substância e o uso seguro recomendado.\n\nFalado em Holandês e legendado em Inglês, basta ter uma base do idioma pra compreender a transcrição.\n\nHave fun!</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2017-11-11</text:p>
          </table:table-cell>
          <table:table-cell office:value-type="string" calcext:value-type="string">
            <text:p>18:18:03+0000</text:p>
          </table:table-cell>
        </table:table-row>
        <table:table-row table:style-name="ro1">
          <table:table-cell office:value-type="float" office:value="205" calcext:value-type="float">
            <text:p>205</text:p>
          </table:table-cell>
          <table:table-cell office:value-type="string" calcext:value-type="string">
            <text:p>320137168412206_363751820717407</text:p>
          </table:table-cell>
          <table:table-cell office:value-type="string" calcext:value-type="string">
            <text:p>[COLABORAÇÃO] DE ONDE OS JOVENS OBTÊM INFORMAÇÕES SOBRE DROGAS?\n\nA educação sobre drogas ensinada nas escolas é, no mínimo, deficiente. Então, na ausência de educação de alta qualidade sobre o assunto, de onde os jovens recebem suas informações? Na maioria das vezes é um do outro, geralmente de um amigo que também usa a droga em questão. Isso é profundamente problemático porque não só existe a preocupação óbvia com a precisão dessa informação, mas também significa que você acaba com grupos de adolescentes que usam drogas problematicamente, que consistentemente validam o uso de drogas um do outro para justificar os seus. Este é um fenômeno frequentemente visto pelos profissionais que tentam ajudar jovens que estão em negação quanto ao vício.\n\nEles também obtêm informações da internet, é claro, o que os deixa vulneráveis a serem influenciados por notícias falsas no Facebook e outras mídias sociais, bem como memes em sites como reddit e Instagram, às vezes com mensagens prejudiciais. Esses memes geralmente são muito simplistas, levando os jovens a acreditar, por exemplo, que não há absolutamente nenhum dano associado à Cannabis. Há muitos memes e páginas que afirmam que a Cannabis cura o câncer e que os riscos de saúde que o governo fala são todas mentiras.\n\nEsses memes promovem a ideia de que a erva não só tem zero danos, mas também a ideia de que é algum tipo de cura milagrosa para todos os tipos de doenças. Isso não quer dizer que não existam usos terapêuticos da Cannabis - na verdade, há muitas evidências para sugerir que existam [1] - mas esses memes também contêm muita desinformação e reivindicações infundadas. No outro extremo do espectro está a mensagem de drogas centrada na abstinência que os jovens recebem de grande parte do resto da sociedade. O que realmente precisamos é um equilíbrio.\n\nHá um número considerável de sites precisos [2] e úteis com informações sobre drogas e conselhos de redução de danos, mas muitas vezes eles não são acessados pelos jovens. Alguns usarão o Google para encontrar sites interessantes e um pequeno número participará de fóruns sobre drogas ou se referirá a trabalhos de pesquisa científica sobre PubMed [3], livros e palestras de especialistas. O famoso Erowid [4] é um site onde as pessoas podem compartilhar suas dicas e experiências, mas o fato de qualquer pessoa pode falar sobre isso significa que o conselho deve ser tomado com cuidado. Embora esses sites possam ser muito úteis, eles são usados por muitos usuários que ainda não tem muita experiência e estão entre menores de 18 anos.\n\nUma vez um amigo me disse e eu concordei: "O problema com esses sites é que, a menos que você seja um verdadeiro geek sobre drogas, você provavelmente não vai absorver muito deles, é preciso um intermediador dessas informações.”\n \n[é um pouco disso que o PreParty​ se propõe, ser esse intermediador. O conteúdo em português é infinitamente menor e nós tentamos ao máximo, trazer informações valiosas traduzidas para os leitores]\n\nOs dados da pesquisa de 100 estudantes de uma universidade em Londres descobriram que 72% usaram uma droga de classe B (Maconha, codeína, anfetaminas...) nos últimos dois anos e 39% usaram um medicamento de classe A (LSD, MDMA, cogumelos, cocaína...), mas apenas 42% leram sobre como reduzir os danos. Dos que não o fizeram, 28% disseram que não tinham porquê e não sabiam onde procurar e 6% não leram nada porque as informações eram muito técnicas. Isso confirmou o que já se suspeitava - que muitos jovens permanecem desinformados devido à falta de bons recursos ou ao conhecimento desses recursos. Então, como podemos encorajar os jovens a acessar sites de qualidade com informações de drogas imparciais? Quando perguntados se eles iriam ler sobre como reduzir os efeitos nocivos das drogas se a informação fosse simples e facilmente acessível, 88% dos entrevistados disseram que sim.\n\nO único site que parece ter um conhecimento generalizado é o “Talk To FRANK” [5], um serviço nacional de educação sobre drogas estabelecido pelo governo em 2003. Ele pretende reduzir o uso de drogas educando os adolescentes sobre os danos potenciais. É a principal iniciativa de educação de drogas em que o governo investiu. No entanto, tem muitos críticos e até foi acusado de apresentar informações falsas e enganosas sobre drogas destinadas a assustar, em vez de educar, o que significa que muitas pessoas não têm respeito pelo site.\n\nPara fornecer uma alternativa ao “Talk To Frank”, sites como “Drugsand.me” [6] visam unir informação apolítica cientificamente precisa e abrangente com a acessibilidade do “Talk To Frank”. Eles informam seu conteúdo com base em dados sobre o que as pessoas realmente estão tomando e quais as informações necessárias para usá-las com segurança. \n\nNo entanto, quando se trata de educação de drogas para jovens, os sites não são suficientes. Embora os sites que contenham fatos sobre drogas e conselhos de redução de danos sejam fontes valiosas de informação, eles não são suficientemente abrangentes para serem a única fonte de educação sobre drogas disponível para os jovens. A retenção de memória para esses fatos é muitas vezes fraca e, geralmente, as maneiras mais eficazes de reduzir o uso prejudicial de drogas é desenvolver habilidades sociais e resiliência em jovens, o que só pode ser feito através de um programa de desenvolvimento pessoal combinado com educação sobre drogas e álcool, onde há interação humana e discussão. \n\nÉ particularmente importante que os jovens recebam o direito à educação sobre drogas, uma vez que a ligação entre o uso de substâncias e o crime é clara. Devido a esse vínculo, o argumento para a educação sobre drogas é ainda mais forte. Muitas vezes, um argumento feito contra a educação sobre drogas é que falar sobre o uso banaliza o mesmo, mas o uso de drogas geralmente já é banalizado para esses jovens de qualquer maneira, especialmente aqueles cujos membros da família fumam maconha e/ou bebem álcool. Quando eles veem membros da família com uma relação problemática com drogas, muitas vezes não conseguem identificar um problema com seu próprio comportamento. Portanto, a educação é fundamental para ajudá-los a quebrar o ciclo e dar-lhes uma escolha sobre o futuro deles.\n\nDesta forma, a educação formal sobre drogas na escola não é o único lugar em que os jovens podem acessar informações, mas algumas maneiras são melhores do que outras. Apesar de a internet ser mista em termos de informações, os sites de redução de danos podem ser utilizados para fontes de informação precisas e acessíveis. Além disso, se as habilidades de pensamento crítico estiverem sendo reforçadas, os jovens podem ser mais resistentes a serem enganados por informações simplistas.\nQuando estão recebendo informações uns dos outros sem qualquer intervenção, isso pode levar à difusão de informações, mas a educação de pessoa para pessoa também não deve ser ignorada. Existem alguns programas de educação de drogas que estão sendo desenvolvidos que fazem uso dessas relações, onde certos alunos com influência significativa (ou seja, os "meninos populares") são recrutados para ajudar com essa educação. Se a informação está chegando aos jovens através deste porta-voz pode ser percebida como mais credibilidade. Os grupos de jovens também fazem um bom trabalho para tentar orientar outros ou encaminhá-los para os serviços de tratamento de drogas se estiverem preocupados.\n\nPortanto, a compreensão de onde os jovens obtêm suas informações de drogas pode ser útil em termos de fornecer essas fontes alternativas de educação. Isso é importante para desafiar as narrativas falsas. O que é fundamental nesta fase é descobrir exatamente como é um bom programa de educação de drogas para que ele possa ser implementado em uma variedade de configurações para melhorar os resultados para os jovens de forma esperançosa.\n\n____________________________\n\nFonte: http://volteface.me/features/young-people-getting-drug-information/\n____________________________\n\nReferências:\n\n[1] - http://www.upalliance.org/medical-evidence/\n\n[2] - https://www.facebook.com/groups/320137168412206/permalink/332387407187182\n\n[3] - https://www.ncbi.nlm.nih.gov/pubmed/\n\n[4] - https://www.erowid.org/\n\n[5] - http://www.talktofrank.com/\n\n[6] - http://drugsand.me/</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017-11-12</text:p>
          </table:table-cell>
          <table:table-cell office:value-type="string" calcext:value-type="string">
            <text:p>01:21:23+0000</text:p>
          </table:table-cell>
        </table:table-row>
        <table:table-row table:style-name="ro1">
          <table:table-cell office:value-type="float" office:value="949" calcext:value-type="float">
            <text:p>949</text:p>
          </table:table-cell>
          <table:table-cell office:value-type="string" calcext:value-type="string">
            <text:p>320137168412206_364320160660573</text:p>
          </table:table-cell>
          <table:table-cell office:value-type="string" calcext:value-type="string">
            <text:p>[COLABORAÇÃO] O THC PODE CORTAR A FISSURA CAUSADA POR ÁLCOOL\n\n"A sensibilização pode ser a transição entre o uso abusivo e a dependência", disse Renato Filev, neurocientista responsável pelo estudo. "Ela pode ser o gatilho que vai fazer com que o indivíduo retorne ao consumo. Se o THC pode neutralizar esse efeito, então talvez possamos usá-lo para evitar o desenvolvimento da dependência", completou o pesquisador da Unifesp.</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2017-11-13</text:p>
          </table:table-cell>
          <table:table-cell office:value-type="string" calcext:value-type="string">
            <text:p>17:13:53+0000</text:p>
          </table:table-cell>
        </table:table-row>
        <table:table-row table:style-name="ro1">
          <table:table-cell office:value-type="float" office:value="15" calcext:value-type="float">
            <text:p>15</text:p>
          </table:table-cell>
          <table:table-cell office:value-type="string" calcext:value-type="string">
            <text:p>229458924212591_365896527169603</text:p>
          </table:table-cell>
          <table:table-cell office:value-type="string" calcext:value-type="string">
            <text:p>[COLABORAÇÃO] MDMA E OUTROS ESTIMULANTES PODEM REPRESENTAR UM RISCO MAIOR PARA MULHERES\n\nOs resultados de 2016 do Global Drug Survey (Levantamento Global de Drogas) revelaram que houve um aumento de quatro vezes as pessoas que procuraram tratamento médico de emergência nos últimos três anos. As mulheres são duas a três vezes mais propensas a buscar esse tratamento do que os homens. Isso não é uma coincidência, então quais são os motivos dessa diferença significativa?\n\nFiona Measham, professora de criminologia da Universidade de Durham, está bem ciente dos perigos potenciais de ser uma mulher que toma MDMA. "Há preocupações com o metabolismo diferencial feminino combinado com baixo índice de massa corporal", diz ela. Mas há mais do que isso: um estudo [1] descobriu que o ecstasy produziu respostas mais fortes nas mulheres do que nos homens do mesmo peso. \n\nNão para por aí. Um dos riscos médicos mais graves associados ao ecstasy é hiponatremia, uma condição que ocorre quando o nível de sódio no sangue é muito baixo. Este sal é crucial para o funcionamento do sistema nervoso, e um desequilíbrio pode ser fatal. O usuário fica desorientado, pode sofrer convulsões, entrar em coma e eventualmente morrer. Com essa preocupação, as mulheres em idade reprodutiva estão realmente em maior risco por causa de seus altos níveis de hormônio estrogênio. O estrogênio desempenha um papel significativo na transferência de água através das membranas celulares, exacerbando os efeitos da hiponatremia.\n\nQuase 90% dos casos de hiponatremia induzida pelo ecstasy relatados ao Sistema de Controle de Envenenamento da Califórnia durante um período de cinco anos envolveram mulheres. Quando os cientistas testaram a concentração sanguínea dos usuários no Awakenings Festivall na Holanda em 2013, descobriram que 27,3% das mulheres que eles testaram tinham hiponatremia leve, em comparação com apenas 3% dos homens [3]. Os cientistas concluíram que isso é porque as mulheres estavam menstruando quando usaram as drogas.\n\nAs pesquisas também mostram que os efeitos de outros estimulantes, como a cocaína, variam nas mulheres devido a mudanças nos níveis de hormônios femininos durante o ciclo menstrual. Por exemplo, você pode ser mais sensível às anfetaminas logo antes da ovulação. Então, não só as mulheres reagem de forma diferente a algumas drogas do que os homens, elas também podem reagir de forma mais diferente ainda, se estão no período pré-menstrual.\nIsso vai muito além de apenas uma resposta física. Os efeitos psicológicos do MDMA parecem ser vivenciados muito mais forte pelas mulheres. Em 2001, Matthias Liechti revelou que as mulheres são mais propensas a ter ansiedade e uma experiência geralmente mais intensa durante o uso de drogas [5]. Em 2002, a cientista Suzanne Verheyden descobriu que as mulheres experimentam níveis mais altos de depressão do que os homens nos dias seguintes após o uso de MDMA.\n\nFrustrantemente, quando se trata de estudos, as mulheres são largamente excluídas. De acordo com David Erritzoe, médico e pesquisador pós-doutoral do Imperial College de Londres, as mulheres são muitas vezes excluídas dos estudos de drogas por dois motivos. Em primeiro lugar, no caso de estarem grávidas por causa do baixo risco para um humano em desenvolvimento e, em segundo lugar, por causa de seus períodos menstruais. A própria razão pela qual as mulheres devem ser estudadas significa que elas são negligenciadas. Esta é apenas uma pequena parte de uma questão muito mais ampla de falta de compreensão e pesquisa sobre a saúde das mulheres.\n\nÉ bem comum mulheres relatarem que o uso de estimulantes, principalmente MDMA, afetem o ciclo menstrual, atrasando ou antecipando o mesmo, mas faltam pesquisas para explicar o motivo. Poderia ser explicado por causa dos hormônios prolactina e cortisol serem liberados com o uso da substância.\n\nUm vídeo [6] do The Guardian, faz um compilado de casos de mulheres que morreram por falta de informação, um dos maiores problemas da proibição.\n\nComo reduzir danos?\n\n- Na ausência de pesquisas sobre como as mulheres reagem nos vários estágios do seu ciclo menstrual, é aconselhado que elas devem ter um maior cuidado com as doses, especialmente se for a primeira vez.\n\n- Enquanto o corpo está menstruando, ocorrem muitas mudanças. Essas mudanças podem levar à fraqueza por causa da deficiência de ferro e baixa pressão arterial. Devem ser escolhidos alimentos adequados [7] e hidratação durante alguns dias antes de usar estimulantes. \n\n- Algumas mulheres relatam um grande aumento no fluxo e/ou antecipação da menstruação. Se você estiver indo para um evento, planeje com antecedência. Certifique-se de trazer absorventes extras com você. Você nunca sabe o que pode acontecer, você pode não querer ir para casa logo depois do final do evento e é melhor estar preparada. \n\n- Se estiver no seu período e estiver em um evento, lembre-se de verificar o absorvente com mais frequência. Durante a experiência com MDMA ou outra droga você pode acabar esquecendo disso. Você pode pedir alguma amiga (o) para te ajudar a lembrar disso. É importante que alguém vá junto com você ao banheiro e fique por perto caso você precise de alguma ajuda.\n\n- Se você sofre de síndrome pré-menstrual com depressão elevada, desencorajamos o uso de MDMA e outros estimulantes quando você sente que já começou a sofrer esses efeitos (geralmente uma semana antes). Neste ponto, seu nível de serotonina já é baixo, e o uso estimulantes irá torná-lo ainda menor após a experiência. Isso significa uma pior experiência de pós uso pior do que normalmente já é.\n\n- Doses iguais de MDMA por quilograma de peso corporal produzem respostas mais fortes em mulheres em comparação com homens. Os resultados de pesquisas também indicam que as doses crescentes de MDMA produzem alterações perceptuais semelhantes a alucinógenos nas mulheres. Então quando ver recomendações de doses de MDMA e outros estimulantes, diminua de 10 a 30% se você é mulher.\n\n- Mantenha-se hidratada, mas não tome mais que 500ml de água por hora. Essa dica serve para ambos os sexos.\n\n- O MDMA e alguns outros estimulantes tem efeito empatógeno (que causa empatia), isso pode te deixar mais vulnerável. Podendo ainda confundir outra pessoa fazendo ela pensar que você quer algo além de uma conversa.\n\n- Não se sinta tímida em dizer a alguém para recuar se essa pessoa estiver atravessando seus limites pessoais ou fazendo você se sentir desconfortável. Não hesite em procurar a segurança caso ela não recue.\n\n- Muitas festas e eventos ocorrem em áreas isoladas que são difíceis de chegar. Conheça o local onde você está indo. Tenha um ponto de encontro definido onde todos marquem de se encontrar em certos momentos durante o evento.\n\n-Lembre-se de sair de casa com seu celular carregado. O evento pode durar muito tempo e você não quer ficar sem bateria quando precisar.\n\n- Uma carona oferecida pode parecer ótima, mas você normalmente entraria no carro com um estranho? Se você não conhece a pessoa, não arrisque.\n\n- Se você quer ir com alguém que não conhece, tente levar um amigo (a) junto para que não esteja sozinha se as coisas ficarem estranhas.\n\n- Não aceite bebidas de estranhos, pessoas más intencionadas podem colocar nessas bebidas substâncias com o intuito de te deixar mais vulnerável, os famosos “boa noite cinderela”. \n\n- Se você estiver sozinha, as chances de algo indesejado acontecer são maiores, esteja sempre junto com pessoas de sua confiança.\n\n______________________\n\nFontes:\n\nhttps://www.vice.com/en_us/article/exkzj4/why-are-young-british-girls-dying-from-mdma\n\nhttps://drugs-forum.com/threads/a-womens-guide-to-mdma-all-that-menstrual-talk-in-here.235561/\n\nhttps://www.vice.com/en_us/article/exkzj4/why-are-young-british-girls-dying-from-mdma\n\nhttps://www.ncbi.nlm.nih.gov/pubmed/11314678\n\nhttps://www.ncbi.nlm.nih.gov/pubmed/21456632 \n\nhttps://dancesafe.org/women-and-drug-use\n\nhttp://archive.dancesafe.org/ubbthreads.php?ubb=showflat&amp;Number=1161\n\nhttps://www.thefix.com/mdma-more-dangerous-women?amp\n\nhttps://sci-hub.io/http://www.sciencedirect.com/science/article/pii/S0091305700002185\n\n______________________\n\nReferências:\n\n[1] - http://www.ncbi.nlm.nih.gov/pubmed/11314678\n\n[2] - http://ndt.oxfordjournals.org/content/early/2013/03/08/ndt.gft023.full.pdf+html\n\n[3] - http://www.ncbi.nlm.nih.gov/pubmed/23476039\n\n[4] - http://www.ncbi.nlm.nih.gov/pubmed/26415786\n\n[5] - http://www.maps.org/research-archive/w3pb/2001/2001_liechti_1098_1.pdf\n\n[6] - https://www.theguardian.com/society/video/2016/nov/04/why-do-young-women-keep-dying-after-taking-ecstasy-video\n\n[7] - https://www.tuasaude.com/3-truques-para-enriquecer-os-alimentos-com-ferro/</text:p>
          </table:table-cell>
          <table:table-cell office:value-type="float" office:value="169" calcext:value-type="float">
            <text:p>169</text:p>
          </table:table-cell>
          <table:table-cell office:value-type="float" office:value="136" calcext:value-type="float">
            <text:p>136</text:p>
          </table:table-cell>
          <table:table-cell office:value-type="string" calcext:value-type="string">
            <text:p>2017-11-17</text:p>
          </table:table-cell>
          <table:table-cell office:value-type="string" calcext:value-type="string">
            <text:p>19:40:12+0000</text:p>
          </table:table-cell>
        </table:table-row>
        <table:table-row table:style-name="ro1">
          <table:table-cell office:value-type="float" office:value="1576" calcext:value-type="float">
            <text:p>1576</text:p>
          </table:table-cell>
          <table:table-cell office:value-type="string" calcext:value-type="string">
            <text:p>320137168412206_366121560480433</text:p>
          </table:table-cell>
          <table:table-cell office:value-type="string" calcext:value-type="string">
            <text:p>[COLABORAÇÃO] INSOLAÇÃO E HIPERTEMIA PARA ALÉM DO ECSTASY\n\nMais um ótimo texto do amigo Fernando Beserra, psicólogo e Redutor de Danos pela Associação Psicodélica do Brasil.\n\nNo texto ele fala de um grande motivo pelas mortes pelo uso de MDMA e outros estimulantes mais danosos como PMA/PMMA: a temperatura corporal elevada!\n\nLeitura obrigatória!</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2017-11-18</text:p>
          </table:table-cell>
          <table:table-cell office:value-type="string" calcext:value-type="string">
            <text:p>13:24:32+0000</text:p>
          </table:table-cell>
        </table:table-row>
        <table:table-row table:style-name="ro1">
          <table:table-cell office:value-type="float" office:value="1469" calcext:value-type="float">
            <text:p>1469</text:p>
          </table:table-cell>
          <table:table-cell office:value-type="string" calcext:value-type="string">
            <text:p>229458924212591_366121560480433</text:p>
          </table:table-cell>
          <table:table-cell office:value-type="string" calcext:value-type="string">
            <text:p>[COLABORAÇÃO] INSOLAÇÃO E HIPETERMIA PARA ALÉM DO ECSTASY\n\nMais um ótimo texto do amigo Fernando Beserra, psicólogo e Redutor de Danos pela Associação Psicodélica do Brasil.\n\nNo texto ele fala de um grande motivo pelas mortes pelo uso de MDMA e outros estimulantes mais danosos como PMA/PMMA: a temperatura corporal elevada!\n\nLeitura obrigatória!</text:p>
          </table:table-cell>
          <table:table-cell office:value-type="float" office:value="25" calcext:value-type="float">
            <text:p>25</text:p>
          </table:table-cell>
          <table:table-cell office:value-type="float" office:value="10" calcext:value-type="float">
            <text:p>10</text:p>
          </table:table-cell>
          <table:table-cell office:value-type="string" calcext:value-type="string">
            <text:p>2017-11-18</text:p>
          </table:table-cell>
          <table:table-cell office:value-type="string" calcext:value-type="string">
            <text:p>13:24:32+0000</text:p>
          </table:table-cell>
        </table:table-row>
        <table:table-row table:style-name="ro1">
          <table:table-cell office:value-type="float" office:value="276" calcext:value-type="float">
            <text:p>276</text:p>
          </table:table-cell>
          <table:table-cell office:value-type="string" calcext:value-type="string">
            <text:p>320137168412206_367384830354106</text:p>
          </table:table-cell>
          <table:table-cell office:value-type="string" calcext:value-type="string">
            <text:p>[COLABORAÇÃO] COMO REDUZIR DANOS COM A MACONHA?\n\n-Vaporizar sua erva é a melhor técnica que você pode praticar!\n\n-Prender a fumaça só aumenta os danos!\n\n-Os riscos respiratórios provenientes da fumaça tóxica não tem a ver com a planta e sim com o ato de combustão ao queimá-la!\n\n-A erva vaporizada é quase 100% livre de fumaça!\n\nps: a temperatura mostrada na imagem está em fahrenheit</text:p>
          </table:table-cell>
          <table:table-cell office:value-type="float" office:value="76" calcext:value-type="float">
            <text:p>76</text:p>
          </table:table-cell>
          <table:table-cell office:value-type="float" office:value="75" calcext:value-type="float">
            <text:p>75</text:p>
          </table:table-cell>
          <table:table-cell office:value-type="string" calcext:value-type="string">
            <text:p>2017-11-21</text:p>
          </table:table-cell>
          <table:table-cell office:value-type="string" calcext:value-type="string">
            <text:p>22:12:51+0000</text:p>
          </table:table-cell>
        </table:table-row>
        <table:table-row table:style-name="ro1">
          <table:table-cell office:value-type="float" office:value="1262" calcext:value-type="float">
            <text:p>1262</text:p>
          </table:table-cell>
          <table:table-cell office:value-type="string" calcext:value-type="string">
            <text:p>320137168412206_367858256973430</text:p>
          </table:table-cell>
          <table:table-cell office:value-type="string" calcext:value-type="string">
            <text:p>[COLABORAÇÃO]\n \nGalera, tava lendo um tópico esses dias e achei interessante postar aqui. Fiz uma tradução literal pra português. Isso fica aí de aviso para os amigos sobre testes laboratoriais com LSD, até mesmo GM-MS pode dar falsos positivos.\n\nAdios EnergyControl kkkk\n\n"Antes do ato de substâncias psicoativas entrar em vigor no Reino Unido, 1P-LSD era "legal". Meu amigo foi preso na posse de blotters de 500 unidades que tinha 1P-LSD escrito na frente e com a estrutura impressa na parte de trás.\n\nQuando foram enviados para análise GC-MS, os resultados voltaram como LSD. Eles o acusaram de possuir 500 pontos de LSD. Ele argumentou que não era, que até tinha a estrutura nos blotters, etc.\n\nBem, eles testaram novamente e voltou como LSD. Então, eu disse a ele que possivelmente durante o processo do GC-MS que vaporizava o composto, que estava apenas removendo o grupo Propionil e, em seguida, tornando em um ponto LSD e a equipe forense pode não estar colocando duas juntas.\n\nEle voltou com essa informação e eles disseram que iriam testar uma terceira vez usando um método diferente (eu acredito que eles usaram FLIR) e, finalmente, eles disseram "sim, não é LSD"\n\nEntão, isso é algo a ter em mente quando você está lidando com a aplicação da lei em seus países legais. Suas equipes forenses talvez não tenham experiência com o composto e apenas sejam inflexíveis afirmando que é LSD."</text:p>
          </table:table-cell>
          <table:table-cell office:value-type="float" office:value="12" calcext:value-type="float">
            <text:p>12</text:p>
          </table:table-cell>
          <table:table-cell office:value-type="float" office:value="27" calcext:value-type="float">
            <text:p>27</text:p>
          </table:table-cell>
          <table:table-cell office:value-type="string" calcext:value-type="string">
            <text:p>2017-11-22</text:p>
          </table:table-cell>
          <table:table-cell office:value-type="string" calcext:value-type="string">
            <text:p>21:44:48+0000</text:p>
          </table:table-cell>
        </table:table-row>
        <table:table-row table:style-name="ro1">
          <table:table-cell office:value-type="float" office:value="1680" calcext:value-type="float">
            <text:p>1680</text:p>
          </table:table-cell>
          <table:table-cell office:value-type="string" calcext:value-type="string">
            <text:p>320137168412206_367923463633576</text:p>
          </table:table-cell>
          <table:table-cell office:value-type="string" calcext:value-type="string">
            <text:p>[COLABORAÇÃO]</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2017-11-23</text:p>
          </table:table-cell>
          <table:table-cell office:value-type="string" calcext:value-type="string">
            <text:p>19:12:54+0000</text:p>
          </table:table-cell>
        </table:table-row>
        <table:table-row table:style-name="ro1">
          <table:table-cell office:value-type="float" office:value="1598" calcext:value-type="float">
            <text:p>1598</text:p>
          </table:table-cell>
          <table:table-cell office:value-type="string" calcext:value-type="string">
            <text:p>320137168412206_368879573537965</text:p>
          </table:table-cell>
          <table:table-cell office:value-type="string" calcext:value-type="string">
            <text:p>[COLABORAÇÃO] COMO A AYAHUASCA INTERAGE COM O CÉREBRO\n\nA Ayahuasca tem aparecido em várias notícias atualmente. Mas o quanto sabemos sobre seus efeitos no cérebro, corpo e mente? Você sabia que a ayahuasca desencadeia a neuroplasticidade que é capacidade do cérebro de se adaptar e se transformar? O que essa adaptabilidade neural significa para o potencial terapêutico da Ayahuasca não é totalmente claro, mas há evidências que demonstram que certos tipos de neuroplasticidade são incrivelmente importantes para a jornada de cura de doenças mentais.\n\nA experiência da ayahuasca é nada menos do que extraordinária e, em muitos aspectos, transcende os instrumentos da ciência e o universo material. Tipicamente, as pessoas que usam, se baseiam em tradições espirituais para orientar seu conhecimento e sabedoria da bebida. Ao mesmo tempo, se torna cada vez mais óbvio que separar o espírito da ciência não parece ser o melhor caminho a seguir. \n\nA ciência baseia-se na compreensão dos reinos fascinantes e profundos do universo material e também do universo da mente. No final, todos somos feitos de coisas do universo, e é por isso que a ciência pode oferecer uma visão poderosa para nos ajudar a entender nossas vidas internas e, de fato, nos ajudar a entender nossas viagens e experiências com psicodélicos. A ciência nos permitiu compreender os efeitos a curto e a longo prazo da ayahuasca de maneiras poderosas.\n\nA Ayahuasca contém a molécula DMT que é semelhante ao LSD, psilocibina (cogumelos mágicos) e outros psicodélicos clássicos, mas também contém uma série de outras moléculas que não são necessariamente psicodélicas. Uma das fascinantes descobertas científicas sobre a ayahuasca é que essas outras moléculas não psicodélicas presentes (particularmente harmina e harmalina) têm diferentes tipos de efeitos terapêuticos. Essas moléculas demonstraram desenvolver novos neurônios cerebrais em experimentos laboratoriais.\n\nA pesquisa está sugerindo que diferentes moléculas na fermentação da ayahuasca, incluindo DMT, harmalina e harmina, têm diferentes tipos de benefícios terapêuticos para o cérebro, corpo e mente.\n\nO DMT mostrou elevar os níveis do ‘Fator Neurotrófico Derivado do Cérebro’ (BDNF, do inglês Brain-derived neurotrophic facto). Os medicamentos antidepressivos comuns também aumentam esses níveis, mas você precisa usá-los todos os dias durante pelo menos duas semanas para começar a experimentar um aumento. O DMT aumenta os níveis de BDNF imediatamente e mantém um aumento de até 2 semanas a partir de uma única dose. Além do DMT a Harmina e harmalina também mostraram aumentar esses níveis. Além disso, a harmina também demonstrou ter propriedades ansiolíticas.\n\nConectadas às experiências espirituais ou visionárias da ayahuasca, estão as profundas experiências visuais. As pessoas relatam ver desenhos geométricos complexos, cenas maravilhosas ou aterrorizantes, paisagens desconhecidas, palácios e espíritos. O professor e neurocientistas do Kahpi (https://www.kahpi.net), o Dr. Draulio de Araujo examinou os cérebros de usuários experientes de ayahuasca enquanto eles estavam sob o efeito da bebida. Sua pesquisa mostrou que quando as pessoas experimentam os visuais, partes do cérebro associadas à memória, emoção, intenção e visão, eram ativadas. Ele explica mais no vídeo abaixo (em inglês):\n\nCuriosamente, as diferentes moléculas na fermentação de ayahuasca podem trabalhar juntas em formas profundas que transcendem os efeitos de cada molécula individual. Essa potencial ação em grupo ou dessas moléculas está gerando questões importantes para os pesquisadores. Como a ayahuasca funciona para provocar uma cura duradoura para algumas pessoas, certamente ainda não é totalmente compreendida pela ciência.\n\n________________________\n\nFonte:\n\nhttps://www.kahpi.net/how-ayahuasca-interacts-with-the-brain/\n\nSobre o Kahpi:\n\n"Selecionamos cuidadosamente 11 dos melhores especialistas da ayahuasca e co-projetamos uma coleção emocionante de cursos em vídeo práticos.\n\nOs cursos ensinam conhecimentos e sabedoria essenciais sobre:\n\n+ Como se preparar e melhorar suas experiências Ayahuasca\n\n+ Os potenciais terapêuticos e espirituais da Ayahuasca\n\n+ A segurança e os perigos da Ayahuasca\n\n+ Os Efeitos da Ayahuasca no Cérebro, Corpo e Mente\n\n+ As Diferentes Culturas e Grupos que usam Ayahuasca\n\nVisite Kahpi.net para saber mais."</text:p>
          </table:table-cell>
          <table:table-cell office:value-type="float" office:value="48" calcext:value-type="float">
            <text:p>48</text:p>
          </table:table-cell>
          <table:table-cell office:value-type="float" office:value="23" calcext:value-type="float">
            <text:p>23</text:p>
          </table:table-cell>
          <table:table-cell office:value-type="string" calcext:value-type="string">
            <text:p>2017-11-25</text:p>
          </table:table-cell>
          <table:table-cell office:value-type="string" calcext:value-type="string">
            <text:p>13:09:47+0000</text:p>
          </table:table-cell>
        </table:table-row>
        <table:table-row table:style-name="ro1">
          <table:table-cell office:value-type="float" office:value="1378" calcext:value-type="float">
            <text:p>1378</text:p>
          </table:table-cell>
          <table:table-cell office:value-type="string" calcext:value-type="string">
            <text:p>320137168412206_368942376865018</text:p>
          </table:table-cell>
          <table:table-cell office:value-type="string" calcext:value-type="string">
            <text:p>[COLABORAÇÃO] A REDUÇÃO DE DANOS EM RAVES - Por Paulo Fleury Teixeira\n\nRetirado do grupo L-25, com autorização.\n\n"Pesquisa feita em eventos, em especial na PVT SecretL-25, com entrevistas e análises dos usuários de drogas nestes tipo de reunião. Boa leitura!\n\nTema: A redução de danos em raves\n\nMetodologia: Entrevistas livres e observação participante.\nForam realizadas entrevistas informais na forma de conversas pessoais e rodas e conversas sobre uso de drogas pelo público que frequenta raves. \n\nOs sujeitos dessas entrevistas foram representativos dos diversos públicos que atendem a estas festas ou pertencem à cultura psy em geral: público em geral, Djs, hippies, pessoal da montagem, decoração e organização das festas, vendedores de drogas etc.\n\nAs observações, conversas e rodas de conversa, foram realizadas em eventos e fóruns ligados à música eletrônica psicodélica e à cultura psicodélica ao longo dos últimos anos, especialmente no festival PVT-SecretL25 realizada em 12 a 15 de Outubro de 2017. Buscou-se identificar os usos de drogas durante as festas e festivais e fora deles, assim como a percepção de riscos e usos problemáticos das drogas por parte dos frequentadores. \n\nA partir dos resultados dessa pesquisa qualitativa e de informações epidemiológicas e farmacológicas sobre as principais drogas utilizadas por esse público se propõe ações de RD direcionadas a ele.\n\nResultados e conclusões: Os diversos extratos do público frequente a raves e festivais de música eletrônica que foram entrevistados não diferiram muito entre si no que tange ao tipo de drogas consumidas durante as festas. Há uma grande frequência de consumo oral de papéis e gotas, supostamente de LSD e de comprimidos (balas) e cristais, supostamente de MDMA, mas que podem ter várias outras substâncias psicoativas misturadas em proporções diversas. Há também alta frequência de consumo de cocaína (de qualidade duvidosa e também de composição desconhecida), aspirada. Ocasionalmente também se utiliza a Bala ou os cristais de MDMA por aspiração. \n\nO consumo de Álcool, seja em bebidas de baixa, média ou alta concentração da droga (cerveja, catuabada e destilados) é também bastante comum. E o consumo de maconha e haxixe fumados é praticamente universal. Mais raro, mas com frequência crescente, tem sido o consumo de DMT (cristais ou Changa), também fumado. Mais raros são os consumos de Metanfetamina, Ketamina e Metilona, diretamente, mas é indicada a sua presença eventual nos papéis, balas e cristais supostamente de LSD e MDMA. Várias outras plantas, extratos e substâncias psicoativas como cogumelos, mescalina etc. são também consumidos com alguma frequência.\n\nObservou-se que o tabaco é de uso bastante difundido, seja como veículo para o consumo de haxixe, seja diretamente, em cigarros industrializados ou artesanais. É muito baixo o uso de drogas injetáveis e de drogas comuns em outros ambientes como o crack e os solventes (cola, thinner). Nota-se grande interesse sobre drogas, seus efeitos e riscos, entre os entrevistados ou nas rodas de conversa, sendo tema espontâneo frequente nesse público. Nota-se o conhecimento, de nível mais alto do que na população em geral, sobre os efeitos e riscos das diversas drogas psicoativas mais frequentes nas raves. Contudo, verificam-se também grandes lacunas e preconceitos no entendimento do público mesmo sobre as drogas que mais frequentemente se usa. \n\nApesar de o álcool ser utilizado em frequência e intensidade bem menores que em outras festas, os riscos de dependência e do seu consumo em doses elevadas parecem ser negligenciados pela grande maioria dos participantes. O mesmo se pode dizer em relação ao tabagismo. De fato, o tabaco e o álcool são muito pouco lembrados quando se questiona o uso problemático de drogas pelos entrevistados ou por seus amigos e conhecidos da cena rave. São muito raros os relatos de casos de overdose ou lesões orgânicas, sendo estes, com frequência, identificados à adulteração e desinformação sobre o(s) produtos em uso. \n\nOs principais problemas relacionados ao uso das drogas pelo público entrevistado foram, de fato, distúrbios de caráter psicossocial. A observação e os relatos de entrevistados indica a presença de episódios transitórios ou duradouros de perturbações psicossociais importantes como psicose, depressão e pânico. Especialmente no grupo de pessoas mais diretamente ligadas às festas (Djs, produção etc.) se identificam relatos de caso e a correspondente preocupação com a dependência e com o uso abusivo crônico, principalmente de cocaína e ecstasy. Nos relatos de casos de uso problemático ou de efeitos negativos psicossociais apareceu como um componente relevante uma percepção de desajuste ou inconformidade na inserção dos sujeitos no ambiente sistêmico social. \n\nParece razoável conceber que tanto as substâncias quanto a própria cultura psy atraem e estimulam os indivíduos que de algum modo se encontram na fronteira do desajuste ou inconformidade psicossocial. Além disso, também parece razoável supor que a alteração de consciência que as diversas substâncias psicoativas em uso nas festas deve ser um estímulo ou um desencadeador de diversos graus desse desajuste e inconformidade psicossociais. Contudo, e talvez justamente por isso mesmo, os eventos (raves, festivais, rituais) e a própria cultura psicodélica em si, são, de algum modo, amplamente reconhecidos, pelos entrevistados e nas rodas de conversa, como terapêuticos, curativos ou purificadores no sentido orgânico, psíquico, existencial e espiritual. Não parece haver lugar para Redução de Danos no sentido mais tradicional de usos substitutivos ou supervisionado de drogas para dependentes em raves e similares. Por outro lado parece haver uma grande oportunidade e uma demanda real por informação sobre características farmacológicas e epidemiologia dos usos e efeitos das principais substancias, plantas ou extratos psicoativos utilizados nas raves. As próprias festas, como ponto de contato e difusão de informação são momentos relevantes neste sentido. \n\nA presença de ativadores de conversas e difusores de informação bem preparados nesses ambientes seria uma estratégia interessante neste sentido. Parece bastante interessante também a utilização dos momentos e espaços virtuais e reais de preparação das festas para a ativação dessa troca de informações. A adulteração das drogas é reconhecida como um dos principais riscos no uso de drogas comum em raves. Todas as formas de garantia de qualidade das drogas em uso em festas e festivais de música eletrônica devem ser, portanto, formas de redução de danos nesses eventos. \n\nA testagem das substâncias deveria ser, portanto, uma preocupação objetiva dos organizadores. A testagem na pista, ao longo da festa, deve estar sempre disponível. Mas, parece pouco realista esperar uma testagem em proporção suficiente das drogas circulantes no curso da própria festa. Seria mais apropriado fazer também testes nas drogas circulantes no período de preparação da festa, acoplando os processos de testagem com a troca de informações sobre as drogas detectadas com o público envolvido normalmente na preparação das festas (e que certamente é difusor de informações nesse aspecto). \n\nPor fim, os espaços e as atividades de acolhimento e suporte para as pessoas que apresentarem quaisquer aspectos problemáticos maiores relacionados ao uso das drogas durante as festas podem ser úteis nessas eventualidades."\n\n______________________\n\nFonte: https://fleury-teixeira.blogspot.com.br/2017/10/a-reducao-de-danos-em-raves.html</text:p>
          </table:table-cell>
          <table:table-cell office:value-type="float" office:value="54" calcext:value-type="float">
            <text:p>54</text:p>
          </table:table-cell>
          <table:table-cell office:value-type="float" office:value="11" calcext:value-type="float">
            <text:p>11</text:p>
          </table:table-cell>
          <table:table-cell office:value-type="string" calcext:value-type="string">
            <text:p>2017-11-25</text:p>
          </table:table-cell>
          <table:table-cell office:value-type="string" calcext:value-type="string">
            <text:p>16:51:42+0000</text:p>
          </table:table-cell>
        </table:table-row>
        <table:table-row table:style-name="ro1">
          <table:table-cell office:value-type="float" office:value="1029" calcext:value-type="float">
            <text:p>1029</text:p>
          </table:table-cell>
          <table:table-cell office:value-type="string" calcext:value-type="string">
            <text:p>320137168412206_369361266823129</text:p>
          </table:table-cell>
          <table:table-cell office:value-type="string" calcext:value-type="string">
            <text:p>[COLABORAÇÃO] PERGUNTAS FREQUENTES - ATUALIZADO 29/11/17\n\n/////////////////////////////////////////////\n\nP: Quais a doses recomendadas para iniciantes (qualquer substância)?\n\nR: Quando estamos falando de drogas psicodélicas, você terá variadas respostas de usuários diferentes pois cada organismo funciona de uma maneira. O ideal é pesquisar sobre a substância que quer usar e conferir em sites recomendados (veja abaixo) para ver a tabela de dosagem e começar sempre pela mais fraca para conhecer os efeitos no seu corpo. Além disso, você nunca sabe a dosagem exata que vem na sua droga, nivelar por baixo é sempre o mais seguro.\n\nSites em português:\nhttp://tripby.org/psicoativos/\nhttps://azarius.pt/encyclopedia/\n\nSites em inglês:\nhttps://www.erowid.org/\nhttps://psychonautwiki.org/\n\nOutros sites recomendados (postagem do grupo):\nhttps://goo.gl/JaUiSV\n\n/////////////////////////////////////////////\n\nP: Quais substâncias não devo misturar?\n\nR: O ideal é não misturar nenhuma, nem mesmo o álcool. Mas algumas combinações já são listadas com menos ou mais periculosidade. Abaixo uma tabela feita pelo pessoal do Tripsit que mostra algumas interações e um artigo nosso específico para MDMA explicando essas misturas. É importante frisar que só porquê é apontado na tabela que o risco é baixo, ele ainda existe e cada organismo funciona de uma maneira.\n\nTabela TripSit:\nhttp://wiki.tripsit.me/images/3/3a/Combo_2.png\n\nArtigo Preparty para MDMA:\nhttps://goo.gl/vC4uW3\n\n/////////////////////////////////////////////\n\nP: Qual intervalo seguro de uso pra MDMA E LSD?\n\nR: Uma pergunta que você encontrará pelo menos 5 respostas diferentes se perguntar para 10 usuários. Então, lembre-se, não existe consumo seguro dessas substâncias. Existem formas de tornar o uso com menos riscos. Como qualquer experiência positiva, você pode sentir vontade de senti-la novamente. Mas é importante dar tempo ao tempo para digerir as experiências e evitar o ganho de tolerância, tendo que usar cada vez mais e evitar efeitos negativos a curto e longo prazo.\n\nPara LSD, você sentirá os efeitos novamente com a mesma intensidade, cerca de 2 semanas depois. Mas uma experiência com essa substância normalmente leva tempo para ser digerida, principalmente para usuários iniciais ou aqueles que estão experimentando uma dosagem nova. 1 a 2 meses é um bom intervalo. É comum o deslumbre inicial e a vontade de usar todos os fins de semana, muitas pessoas passam por isso e naturalmente dão um intervalo maior com o tempo.\n\nPara MDMA e outros estimulantes você deve ter mais cuidados. Os efeitos negativos do abuso são mais conhecidos pela ciência. Você não quer ter problemas de memória com 30 anos de idade. Então, é recomendado que dê de 6 semanas a 3 meses de intervalo.\n\n/////////////////////////////////////////////\n\nP: Porque me sinto tão mal nos dias após o uso de MDMA? É normal?\n\nR: Sim, é normal e muito comum. Quando você toma MDMA, você libera a serotonina. Este é um passo em uma série de eventos bioquímicos que alteram suas emoções. Após o uso, você reduziu drasticamente o armazenamento de serotonina e outros neurotransmissores causando a conhecida "rebordose" tendo efeitos de desânimo, depressão, falta de apetite, dores no corpo dentre outros. Esses efeitos e suas intensidades variam de acordo com cada organismo e dose ingerida. Para tentar conter esse efeito você deve:\n\n- dar intervalos de pelo menos 6 semanas entre o uso;\n- não usar doses maiores que 1,5 a 2mg por kg do seu peso (mulheres devem nivelar por baixo, usando dosagem sempre menores que os homens) e não redosar mais que uma vez. Essa redose deve ter a metade da dosagem inicial;\n- ter uma boa alimentação e fazer exercícios regularmente;\n- usar suplementos antioxidantes.\n\n/////////////////////////////////////////////\n\nP: LSD em gota é mais forte que blotter (papel) ou comprimido?\n\nR: Não. A potência depende exclusivamente da dosagem contida no veículo, seja líquido, papel a substância é a mesma. 100 microgramas em um blotter é igualmente potente que 100 microgramas numa gota. O que pode mudar é quanto ao tempo de início dos efeitos de acordo com o modo/local de ingestão. Dependendo da superfície de contato da molécula, existe maiores ou menores quantidades de sensores que ligam diretamente ao cérebro, sendo assim, os lugares mais sensíveis do corpo humano seriam o sublingual, entre a gengiva e os lábios e o anal. Mas o pico dos efeitos seriam o mesmo.\n\nE MDMA?\n\n100 mg de MDMA em cristal é igualmente potente que um comprimido de 100mg, se este conter somente MDMA. Comprimidos (ecstasys) costumam ter outras substâncias misturadas como a cafeína, alterando a experiência de alguma forma. O que pode afetar os efeitos, mais uma vez, é a forma de absorção. Engolindo o comprimido inteiro, provavelmente vai demorar mais a ser absorvido e vai ter um pico plasmático menor, mais suave e talvez mais duradouro. Se o usuário tem o costume de inalar a substância, terá um pico maior e mais rapidamente, com duração menor dos efeitos. Lembrando que isso são bases que dependem de outras variáveis como o que o usuário comeu e há quanto tempo foi isso, tolerância, tempo desde a última experiência, rotina alimentar, etc. O que quero dizer é que pode acontecer de um usuário tomando o mesmo ecstasy de uma forma pode ter efeitos mais ou menos intensos que outro que ingeriu da mesma forma.\n\n/////////////////////////////////////////////\n\nP: Cocaína corta os efeitos de outras drogas?\n\nR: Não. Por mais que alguns usuários relatem e recomendem, isso não é nem um pouco recomendado. O que teoricamente funciona para uma pessoa, não funciona para outra. Se você estiver com o batimento cardíaco alto (provavelmente estará, pois, se quer cortar o efeito quer dizer que está passando por uma experiência difícil) você pode ter mais tontura, desmaio e até a morte. Além disso ela pode até cortar por alguns minutos, mas no caso de substâncias que tem efeitos duradouros como LSD, as sensações podem voltar assim que o efeito da cocaína (que é curto) passar.\n\n/////////////////////////////////////////////\n\nP: Ecstasy corta o efeito de anticoncepcional?\n\nR: Não. Mas pode afetar o ciclo menstrual e ser mais perigoso para as mulheres: https://goo.gl/Jy7vLH\n\n/////////////////////////////////////////////\n\nP: Como armazenar as substâncias de maneira correta?\n\nR: A maioria delas são muito estáveis, mantendo em um local seco, fresco e escuro, vão durar por anos. Um cuidado maior deve se ter com LSD passando em papel filme e depois papel alumínio. Lembre-se de deixar fora do alcance de crianças ou animais.\n\n/////////////////////////////////////////////\n\nP: O que é UG?\n\nR: UG é uma abreviação para microgramas. O correto não é a letra "U" e sim o símbolo "µ" que significa "mi", mas se popularizou a letra "U" pois é mais simples digitar. 1000µg (microgramas) são iguais a 1mg (miligrama) e 1000mg são iguais a 1g (grama). \n\nExemplos:\n\n-LSD é medido em microgramas: um blotter com 100µg, metade dele teria 50µg\n\n-MDMA em miligramas: um ecstasy com 160mg, metade dele teria 80mg\n\n-Maconha em gramas: uma peça com 25g, um cigarro tem em média 400mg. 10 cigarros, 4 gramas.\n\n/////////////////////////////////////////////\n\nP: Ainda existe LSD no mercado negro?\n\nR: Sim, ainda está disponível mundialmente. É mais difícil de se encontrar do que há 20 anos, mas definitivamente ainda é produzido e vendido em grande escala em níveis comerciais e usado por pessoas em todo o mundo. \n\n/////////////////////////////////////////////\n\nP: MD é diferente de bala (ecstasy)?\n\nR: Na teoria é a mesma substância que deveria estar contida nos dois, a MDMA. Mas ‘MD’ se tornou popular para qualquer substância vendida em pó. Podem ser dezenas, tanto no pó ou na bala. Uma das vantagens do ‘MD’ é que você pode pesar e ter a dosagem correta desejada. Importante usar reagente colorimétricos para testar suas substâncias.\n\n/////////////////////////////////////////////\n\nP: O que são reagentes e para que servem?\n\nR: Reagentes são substâncias químicas que servem para identificar uma substância contida na droga que será ingerida. Consiste em usar uma fração mínima da sua droga e pingar uma gota do reagente nela. Isso fará que ocorra uma reação química gerando uma cor específica. De acordo com uma tabela de cada reagente você confere que substância representa aquela cor apresentada. \n\n- Reagentes não podem identificar uma possível mistura. \n- Reagentes não identificam pureza\n- Reagentes não identificam a dosagem da substância\n\n/////////////////////////////////////////////\n\nP: Porque sempre dá vontade de ir ao banheiro defecar ao usar Ecstasy?\n\nR: Você acabou de tomar um estimulante, seus intestinos começaram a entender que a pressão arterial e a temperatura interna aumentaram. Isso fará com que suas fezes absorvam a água do seu corpo e imediatamente seu organismo vai querer expulsá-las. Devido ao aumento da atividade metabólica e da temperatura, sua mobilidade intestinal aumenta tremendamente ao começarem os efeitos da droga. Todo o seu corpo tem suas funções aceleradas nesse momento. Isso tende a acontecer com qualquer droga que cause esse efeito fisiológico.\n\n/////////////////////////////////////////////\n\nP: Qual a maneira certa de dose/redose?\n\nR: Cada organismo reage de uma maneira. Cada usuário tem uma preferência de acordo com suas experiências passadas. \n\nMDMA: O que é recomendado na literatura é fazer a redose com metade da dose inicial e não redosar mais que uma vez para evitar danos a curto prazo como a rebordose dos dias seguintes quanto a longo prazo como problemas cognitivos. Também é relatado (sem comprovações científicas) que se você deixa o pico dos efeitos passarem fica cada vez mais difícil obter as sensações esperadas novamente. \n\nLSD: A recomendação é que não faça, é bem provável que você vai desperdiçar sua droga e não sentirá nenhum efeito se tomar novamente nos 3 primeiros dias após a experiência. A tolerância a molécula é ativada assim que os efeitos começam. Alguns usuários recomendam utilizar 3x a dose inicial para ter algum efeito, mas isso não é recomendável. Outros relatam ter os mesmos efeitos tomando a mesma dose.\n\n/////////////////////////////////////////////\n\nP: Metilona faz mais mal do que MDMA?\n\nR: Não existem estudos conclusivos para afirmar isso. Suspeita que a neurotoxicidade seja mais menor pelos testes feitos em animais. Mas não se pode afirmar que faz menos mal apenas pela neurotoxicidade. Apesar de supostamente menos neurotóxica, os usuários relatam um "come up" e "come down" mais pesado, com "bodyload" e "hangover" piores. Mas a questão aqui é: você provavelmente não está tomando metilona, visto que atualmente é muito incomum encontrá-la. Existem dezenas de outras substâncias que são vendidas como metilona, mas são outras drogas muito mais perigosas (MDPV, PMA, PMMA, PENTILONA são alguns exemplos). \n\n/////////////////////////////////////////////\n\nP: O que são os termos: comeup, comedown, bodyload, hangover, afterglow, headspace?\n\nR: Esses termos são citados muito em textos em inglês, mas também acabam sendo muito usados no meio dos textos em português, segue a explicação de cada um.\n\n-Comeup: os primeiros efeitos sentidos pela substância, usado para relatar se foi algo pesado ou tranquilo, rápido ou demorado\n\n-Comedown: o final da experiência, quando os efeitos começam a diminuir, também usado para qualificar como pesado ou tranquilo, rápido ou demorado.\n\n-Bodyload: para qualificar efeitos físicos da experiência, sejam eles negativos como desconforto estomacal, dores no corpo, vômito, vertigem etc, quanto os positivos. \n\n-Hangover: ressaca do pós uso, usada quando se quere referir a efeitos negativos.\n\n-AfterGlow: uma espécie de ressaca positiva, tudo está lindo no dia posterior, você está de bem com a vida, nada te irrita e você está muito feliz. Mas não se engane, principalmente com MDMA, os efeitos negativos podem vir até mesmo no 3º ou 4º dia após o uso.\n\n-Headspace: para qualificar os efeitos mentais da experiência, sejam eles negativos como a paranoia, sentimentos maníacos, depressão, confusão mental, quanto os positivos como introspecção, sentimentos de gratidão, alegria, felicidade, amor, etc.\n\n/////////////////////////////////////////////\n\nP: Porque sempre faço vômito após MDMA? É normal? Como evitar?\n\nR: Esse é mais um efeito comum do MDMA. São muitas pessoas que relatam esse efeito. Normalmente se sentem ótimas e atingem o pico do efeito após o vômito. Mas ninguém gosta, certo? Pense no seguinte, não é seu corpo querendo rejeitar a substância, é um efeito no seu cérebro se adaptando aos efeitos da substância, assim como alguns tem essa vontade quando estão em um barco em alto mar. Se você vomitou uma vez, na próxima vez que usar, sua mente vai estar pensando nisso e acaba virando um ciclo vicioso. Quando sentir essa vontade procure algum lugar para sentar onde tenha pouco movimento por perto, concentre-se em um ponto fixo por alguns minutos e foque na sua respiração. Existe uma técnica muito interessante conhecida como “4-7-8” que ajuda a relaxar e funcionou muito bem com várias pessoas que conseguiram evitar o vômito. Inspire por 4 segundos, segure a respiração por 7 e expire por 8 segundos. Repita enquanto está focando num ponto fixo. \n\nMas realmente, para algumas pessoas, isso é inevitável, elas não vão conseguir se concentrar por causa dos efeitos da substância atingindo o pico e acabam realmente vomitando. Algumas pessoas usam alguns remédios para evitar como Omeprazol ou Vonau Flash, mas eu prefiro recomendar em último caso pois já vi relatos de alguns que não adiantou nada e afetou a ressaca.\n\n/////////////////////////////////////////////\n\nP: Posso usar MDMA ou LSD se tiver tomando antibióticos?\n\nR: Primeiramente, se você está doente o suficiente para tomar um antibiótico, há uma boa chance de que você não esteja saudável o suficiente para usar outras drogas. MDMA e outros estimulantes comumente usados, afetam seu sistema imunológico, facilitando a captura de vírus e infecções. Assim, se você está tentando lutar contra uma infecção, e você usa MDMA, há uma boa chance de que você leve mais tempo para se recuperar da sua infecção. \nExistem alguns casos em que o antibiótico não está sendo tomado por motivos de saúde precária. Por exemplo, muitas pessoas tomam “doxiciclina” diariamente para tratamento de acnes. Em um caso como este, usar MDMA não afetará significativamente a saúde geral do usuário.\n\nA maioria dos antibióticos é teoricamente segura para combinar com MDMA. Eu digo "teoricamente" porque, embora não existam interações previsíveis, não existe uma pesquisa médica sobre as combinações. Há muitas pessoas que usaram com segurança em antibióticos e não relatarem interações. No entanto, isso não garante que você não terá uma interação, então tenha isso em mente. \n\nJá LSD, você está mais “seguro” para utilizar. O seguro está entre aspas, mais uma vez, pois não temos estudos conclusivos para afirmar isso. A orientação é com base na farmacologia conhecida de cada uma substância.\nExistem alguns antibióticos que podem ser perigosos, porque inibem uma das enzimas (CYP34A) que também “quebram “a MDMA. Assim, você deve ser cauteloso se estiver tomando um desses antibióticos:\n\nAmoxicilina / claritromicina / doxiciclina / eritromicina / cetoconazol / lansoprazol / primaquina / tetraciclina.\n\nPor favor, saiba que esta NÃO é uma lista completa de todos os antibióticos. Se você está tomando um antibiótico que não está nesta lista, POR FAVOR, pergunte ao seu médico, pergunte aqui no grupo e/ou faça uma pesquisa prévia.\n\n/////////////////////////////////////////////\n\nP: MDMA escuro ou claro em pó/cristal faz diferença? Posso dizer que o mais claro é “melhor”?\n\nR: Não. MDMA escuro pode ter menos impurezas tóxicas do que um claro e vice-versa. A cor não é parâmetro para afirmar nada.\n\n/////////////////////////////////////////////\n\nP: Vou fazer uma cirurgia tal dia, posso usar MDMA tantos dias antes?\n\nR: Não é recomendado. Existem várias drogas diferentes que podem ser utilizadas para induzir uma anestesia na hora da cirurgia. Às vezes, mais de um medicamento é usado. Sem saber quais medicamentos específicos serão esses, é impossível comentar se pode ou não haver contraindicações do consumo prévio de MDMA ou outra droga. É uma boa ideia perguntar ao anestesista qual o anestésico que vai ser usado e se ele pode ou não reagir com outras drogas (incluindo as legalizadas).\n\nSegundo os estudos, uma dose de 125 mg de MDMA, cerca de 48 horas após a ingestão, haveria já teriam saído do sistema de uma pessoa. Alguns metabólitos da MDMA têm uma meia-vida longa e permanecerão no corpo por mais tempo. Embora as quantidades de MDMA e seus metabólitos que permaneçam após 48 horas sejam pequenas, existe a possibilidade de que elas possam impactar a anestesia em algum grau. Isso se realmente o que você está ingerindo seja MDMA.\n\n/////////////////////////////////////////////\n\nP: Por quanto tempo uma substância fica no organismo e é passível de detecção em testes toxicológicos?\n\nR: Depende do tipo de teste e algumas drogas como a maconha, dependem da frequência e tempo de uso. \nPara testes de urina e sangue a maioria das substâncias não são detectadas em poucos dias (menos de uma semana), menos a maconha que pode ser pega no sangue em até 30 dias se você um usuário muito frequente.\nPara testes de cabelo e unha a maioria é detectável com até 3 meses de uso anterior. São testes muito mais específicos. Apenas o LSD passa despercebido nesses testes, com cerca de 3 dias não sendo mais detectável.\n\nPara mais detalhes: https://www.infoescola.com/drogas/exame-toxicologico/\n\n/////////////////////////////////////////////\n\nP: É normal ter “visuais” com ecstasy?\n\nR: É comum confundirem alucinações com nistagmos, que são oscilações involuntárias dos olhos fazendo que você tenha dificuldade no foco visual e associando aquilo com uma alucinação. Visuais causados pelas substâncias são bem diferentes, é o seu cérebro que comanda o efeito. \n\nO que pode acontecer em doses normalmente mais altas de MDMA, é que quando ele é metabolizado no fígado, uma das enzimas que faz isso, o “quebra” em MDA, e dependendo da quantidade esse MDA pode causar esses "visuais" mais acentuados (ainda assim, diferentes se comparados com os de LSD ou cogumelos). Isso pode ocorrer principalmente em mulheres, onde essa enzima é mais ativa. Outra coisa que aumenta as chances desse efeito (mas não é uma regra) é quem costuma engolir o ecstasy diretamente, sem mastigar ou triturar antes, pois a substância demora mais a ser absorvida e parte dela para no intestino delgado sofrendo mais ainda a ação dessa enzima. Além disso, essa absorção mais lenta proporciona uma conversão maior de MDMA para MDA no próprio fígado.\n\nMas se você sabe o que está dizendo e realmente teve alucinações como as coisas respirando, derretendo ou outros efeitos comuns, o ecstasy poderia ter alguma substância que não seja MDMA. É comum encontrar 2C-B e outras substâncias da família em comprimidos. Essas substâncias são fortemente causadoras de efeitos alucinógenos.\n\n/////////////////////////////////////////////\n\nP: Paralisia do Sono após o uso de drogas é comum?\n\nR: Sim. Suspeita-se que isso acontece por causa do desregulamento causados com alguns neurotransmissores como a serotonina e dopamina. É amplamente relatado pelos usuários de MDMA que isso acontece após o uso. \n\n/////////////////////////////////////////////\n\nP: Como interromper os efeitos de uma droga? Como sair de uma bad trip?\n\nR: Algumas pessoas usam remédios tarja preta como ansiolíticos para cortar o efeito imediatamente. Isso é comum quando o usuário acaba parando em um hospital com algum surto. Entretanto, isso não é recomendável já que não podemos prever o que vai acontecer com o corpo da pessoa que tomar. Realmente pode ser um caminho sem volta. Saia de perto da multidão, do som alto, se hidrate, coma uma fruta, converse com seu amigo e saiba que os efeitos vão passar, eles sempre passam. Se existe algum perigo físico, procure ajuda.\n\nDe toda forma, é melhor prevenir do que remediar. Recomendo que leiam os textos abaixo: \n\n6 PASSOS PARA AJUDAR ALGUÈM EM UMA EXPERIÊNCIA PSICODÉLICA DIFÍCIL - Por Zendo Project:https://goo.gl/bWBhSj\n\nCOMO SE PREPARAR PARA UMA EXPERIÊNCIA PSICODÉLICA SOZINHO: https://goo.gl/87MqQj\n\nOS 6 S's DA EXPERIÊNCIA PSICODÉLICA: https://goo.gl/EbhWHh\n\nobs: Vitamina C não faz ninguém sair da bad. Pode até funcionar como um placebo, mas não faz sentido no posto de vista fisiológico.\n\n/////////////////////////////////////////////\n\nP: Tomar muita água durante do uso de drogas faz mal? O que é hiponatremia?\n\nR: O perigo no abuso da água está na hiponatremia. O hormônio antidiurético (ADH) controla a quantidade de água reabsorvida e a concentração final da urina. O consumo de ecstasy vai provocar alterações na secreção do ADH. Isto significa que, no caso de haver excesso de água no organismo, a libertação de ADH não é inibida e, consequentemente, que o organismo não conseguirá controlar eficazmente a quantidade de água. \n\nA perda aguda de sódio e aumento da quantia de água extracelular afetam o balanço osmótico e em últimos casos leva à morte. É importante tomar cuidados básicos como se alimentar bem e tomar isotônicos como gatorade e água de coco prestando atenção nos efeitos fisiológicos. \n\nO ideal é tomar entre 250ml a 500ml no máximo, de água por hora.\n\n/////////////////////////////////////////////\n\nP: Posso tomar MDMA se tiver tomando anabolizantes?\n\nR: Uma resposta mais técnica seria depende. Num plano geral, os anabolizantes injetáveis são metabolizados pelos rins, e os orais passam pelo fígado, a hepatotoxicidade dos orais varia absurdamente. Existem vários diferentes, cada um com um grau de toxicidade. O que importa é o conjunto: rotina de uso, alimentação, uso correto ou não desses anabolizantes, histórico, etc. O recomendável é não misturar substâncias que causam toxicidades no fígado. Muitos usuários usam ser perceber nenhum problema. As vezes um usuário que abusa de MDMA sem usar anabolizantes causa mais danos ao fígado do que outro que usa anabolizantes e MDMA de forma mais responsável.\n\nE LSD? A hepatoxicidade do LSD é drasticamente menor do que do MDMA e outros estimulantes, então é muito mais seguro.\n\n/////////////////////////////////////////////\n\nP: O que a vitamina C ajuda que tantos recomendam?\n\nR: Repetindo, não serve para "sair de uma bad trip". Também não aumenta sua serotonina. Ela tem efeito antioxidante. Não é para sentir nenhuma diferença nos efeitos da experiência. Assim como qualquer antioxidante não é pra sentir mesmo. O que acontece com anfetaminas e similares é a neurotoxicidade induzida por estresse oxidativo. Uma das principais enzimas atuantes no metabolismo dos neurotransmissores que são liberados pelo MDMA é a Monoaminoxidase (MAO) (MAO-A para serotonina e norepinefrina/epinefrina e MAO-B para dopamina), essa via metabólica gera espécies reativas de oxigênio, que posteriormente causam danos aos neurônios. Um antioxidante vai ajudar a reduzir isso. Mas não é pra usar nenhum inibidor da MAO como alguns podem sugerir após ler isso, o risco dessa mistura pode ser fatal. Tome antioxidantes que você já evitará danos a médio e longo prazo.</text:p>
          </table:table-cell>
          <table:table-cell office:value-type="float" office:value="66" calcext:value-type="float">
            <text:p>66</text:p>
          </table:table-cell>
          <table:table-cell office:value-type="float" office:value="74" calcext:value-type="float">
            <text:p>74</text:p>
          </table:table-cell>
          <table:table-cell office:value-type="string" calcext:value-type="string">
            <text:p>2017-11-26</text:p>
          </table:table-cell>
          <table:table-cell office:value-type="string" calcext:value-type="string">
            <text:p>22:38:22+0000</text:p>
          </table:table-cell>
        </table:table-row>
        <table:table-row table:style-name="ro1">
          <table:table-cell office:value-type="float" office:value="1529" calcext:value-type="float">
            <text:p>1529</text:p>
          </table:table-cell>
          <table:table-cell office:value-type="string" calcext:value-type="string">
            <text:p>229458924212591_369361266823129</text:p>
          </table:table-cell>
          <table:table-cell office:value-type="string" calcext:value-type="string">
            <text:p>[COLABORAÇÃO] PERGUNTAS FREQUENTES\n\nLista com perguntas que são muito fre\n\nP: Quais a doses recomendadas para iniciantes (qualquer substância)?\n\nR: Quando estamos falando de drogas psicodélicas, você terá variadas respostas de usuários diferentes pois cada organismo funciona de uma maneira. O ideal é pesquisar sobre a substância que quer usar e conferir em sites recomendados (veja abaixo) para ver a tabela de dosagem e começar sempre pela mais fraca para conhecer os efeitos no seu corpo. Além disso, você nunca sabe a dosagem exata que vem na sua droga, nivelar por baixo é sempre o mais seguro.\n\nSites em português:\nhttp://tripby.org/psicoativos/\nhttps://azarius.pt/encyclopedia/\n\nSites em inglês:\nhttps://www.erowid.org/\nhttps://psychonautwiki.org/\n\nOutros sites recomendados (postagem do grupo):\nhttps://goo.gl/JaUiSV\n\n/////////////////////////////////////////////\n\nP: Quais substâncias não devo misturar?\n\nR: O ideal é não misturar nenhuma, nem mesmo o álcool. Mas algumas combinações já são listadas com menos ou mais periculosidade. Abaixo uma tabela feita pelo pessoal do Tripsit que mostra algumas interações e um artigo nosso específico para MDMA explicando essas misturas. É importante frisar que só porquê é apontado na tabela que o risco é baixo, ele ainda existe e cada organismo funciona de uma maneira.\n\nTabela TripSit:\nhttp://wiki.tripsit.me/images/3/3a/Combo_2.png\n\nArtigo Preparty para MDMA:\nhttps://goo.gl/vC4uW3\n\n/////////////////////////////////////////////\n\nP: Qual intervalo seguro de uso pra MDMA E LSD?\n\nR: Uma pergunta que você encontrará pelo menos 5 respostas diferentes se perguntar para 10 usuários. Então, lembre-se, não existe consumo seguro dessas substâncias. Existem formas de tornar o uso com menos riscos. Como qualquer experiência positiva, você pode sentir vontade de senti-la novamente. Mas é importante dar tempo ao tempo para digerir as experiências e evitar o ganho de tolerância, tendo que usar cada vez mais e evitar efeitos negativos a curto e longo prazo.\n\nPara LSD, você sentirá os efeitos novamente com a mesma intensidade, cerca de 2 semanas depois. Mas uma experiência com essa substância normalmente leva tempo para ser digerida, principalmente para usuários iniciais ou aqueles que estão experimentando uma dosagem nova. 1 a 2 meses é um bom intervalo. É comum o deslumbre inicial e a vontade de usar todos os fins de semana, muitas pessoas passam por isso e naturalmente dão um intervalo maior com o tempo.\n\nPara MDMA e outros estimulantes você deve ter mais cuidados. Os efeitos negativos do abuso são mais conhecidos pela ciência. Você não quer ter problemas de memória com 30 anos de idade. Então, é recomendado que dê de 6 semanas a 3 meses de intervalo.\n\n/////////////////////////////////////////////\n\nP: Porque me sinto tão mal nos dias após o uso de MDMA? É normal?\n\nR: Sim, é normal e muito comum. Quando você toma MDMA, você libera a serotonina. Este é um passo em uma série de eventos bioquímicos que alteram suas emoções. Após o uso, você reduziu drasticamente o armazenamento de serotonina e outros neurotransmissores causando a conhecida "rebordose" tendo efeitos de desânimo, depressão, falta de apetite, dores no corpo dentre outros. Esses efeitos e suas intensidades variam de acordo com cada organismo e dose ingerida. Para tentar conter esse efeito você deve:\n\n- dar intervalos de pelo menos 6 semanas entre o uso;\n- não usar doses maiores que 1,5 a 2mg por kg do seu peso (mulheres devem nivelar por baixo, usando dosagem sempre menores que os homens) e não redosar mais que uma vez. Essa redose deve ter a metade da dosagem inicial;\n- ter uma boa alimentação e fazer exercícios regularmente;\n- usar suplementos antioxidantes.\n\n/////////////////////////////////////////////\n\nP: LSD em gota é mais forte que blotter (papel) ou comprimido?\n\nR: Não. A potência depende exclusivamente da dosagem contida no veículo, seja líquido, papel a substância é a mesma. 100 microgramas em um blotter é igualmente potente que 100 microgramas numa gota. O que pode mudar é quanto ao tempo de início dos efeitos de acordo com o modo/local de ingestão. Dependendo da superfície de contato da molécula, existe maiores ou menores quantidades de sensores que ligam diretamente ao cérebro, sendo assim, os lugares mais sensíveis do corpo humano seriam o sublingual, entre a gengiva e os lábios e o anal. Mas o pico dos efeitos seriam o mesmo.\n\nE MDMA?\n\n100 mg de MDMA em cristal é igualmente potente que um comprimido de 100mg, se este conter somente MDMA. Comprimidos (ecstasys) costumam ter outras substâncias misturadas como a cafeína, alterando a experiência de alguma forma. O que pode afetar os efeitos, mais uma vez, é a forma de absorção. Engolindo o comprimido inteiro, provavelmente vai demorar mais a ser absorvido e vai ter um pico plasmático menor, mais suave e talvez mais duradouro. Se o usuário tem o costume de inalar a substância, terá um pico maior e mais rapidamente, com duração menor dos efeitos. Lembrando que isso são bases que dependem de outras variáveis como o que o usuário comeu e há quanto tempo foi isso, tolerância, tempo desde a última experiência, rotina alimentar, etc. O que quero dizer é que pode acontecer de um usuário tomando o mesmo ecstasy de uma forma pode ter efeitos mais ou menos intensos que outro que ingeriu da mesma forma.\n\n/////////////////////////////////////////////\n\nP: Cocaína corta os efeitos de outras drogas?\n\nR: Não. Por mais que alguns usuários relatem e recomendem, isso não é nem um pouco recomendado. O que teoricamente funciona para uma pessoa, não funciona para outra. Se você estiver com o batimento cardíaco alto (provavelmente estará, pois, se quer cortar o efeito quer dizer que está passando por uma experiência difícil) você pode ter mais tontura, desmaio e até a morte. Além disso ela pode até cortar por alguns minutos, mas no caso de substâncias que tem efeitos duradouros como LSD, as sensações podem voltar assim que o efeito da cocaína (que é curto) passar.\n\n/////////////////////////////////////////////\n\nP: Ecstasy corta o efeito de anticoncepcional?\n\nR: Não. Mas pode afetar o ciclo menstrual e ser mais perigoso para as mulheres: https://goo.gl/Jy7vLH\n\n/////////////////////////////////////////////\n\nP: Como armazenar as substâncias de maneira correta?\n\nR: A maioria delas são muito estáveis, mantendo em um local seco, fresco e escuro, vão durar por anos. Um cuidado maior deve se ter com LSD passando em papel filme e depois papel alumínio. Lembre-se de deixar fora do alcance de crianças ou animais.\n\n/////////////////////////////////////////////\n\nP: O que é UG?\n\nR: UG é uma abreviação para microgramas. O correto não é a letra "U" e sim o símbolo "µ" que significa "mi", mas se popularizou a letra "U" pois é mais simples digitar. 1000µg (microgramas) são iguais a 1mg (miligrama) e 1000mg são iguais a 1g (grama). \n\nExemplos:\n\n-LSD é medido em microgramas: um blotter com 100µg, metade dele teria 50µg\n\n-MDMA em miligramas: um ecstasy com 160mg, metade dele teria 80mg\n\n-Maconha em gramas: uma peça com 25g, um cigarro tem em média 400mg. 10 cigarros, 4 gramas.\n\n/////////////////////////////////////////////\n\nP: Ainda existe LSD no mercado negro?\n\nR: Sim, ainda está disponível mundialmente. É mais difícil de se encontrar do que há 20 anos, mas definitivamente ainda é produzido e vendido em grande escala em níveis comerciais e usado por pessoas em todo o mundo. \n\n/////////////////////////////////////////////\n\nP: MD é diferente de bala (ecstasy)?\n\nR: Na teoria é a mesma substância que deveria estar contida nos dois, a MDMA. Mas ‘MD’ se tornou popular para qualquer substância vendida em pó. Podem ser dezenas, tanto no pó ou na bala. Uma das vantagens do ‘MD’ é que você pode pesar e ter a dosagem correta desejada. Importante usar reagente colorimétricos para testar suas substâncias.\n\n/////////////////////////////////////////////\n\nP: O que são reagentes e para que servem?\n\nR: Reagentes são substâncias químicas que servem para identificar uma substância contida na droga que será ingerida. Consiste em usar uma fração mínima da sua droga e pingar uma gota do reagente nela. Isso fará que ocorra uma reação química gerando uma cor específica. De acordo com uma tabela de cada reagente você confere que substância representa aquela cor apresentada. \n\n- Reagentes não podem identificar uma possível mistura. \n- Reagentes não identificam pureza\n- Reagentes não identificam a dosagem da substância\n\n/////////////////////////////////////////////\n\nP: Porque sempre dá vontade de ir ao banheiro defecar ao usar Ecstasy?\n\nR: Você acabou de tomar um estimulante, seus intestinos começaram a entender que a pressão arterial e a temperatura interna aumentaram. Isso fará com que suas fezes absorvam a água do seu corpo e imediatamente seu organismo vai querer expulsá-las. Devido ao aumento da atividade metabólica e da temperatura, sua mobilidade intestinal aumenta tremendamente ao começarem os efeitos da droga. Todo o seu corpo tem suas funções aceleradas nesse momento. Isso tende a acontecer com qualquer droga que cause esse efeito fisiológico.\n\n/////////////////////////////////////////////\n\nP: Qual a maneira certa de dose/redose?\n\nR: Cada organismo reage de uma maneira. Cada usuário tem uma preferência de acordo com suas experiências passadas. \n\nMDMA: O que é recomendado na literatura é fazer a redose com metade da dose inicial e não redosar mais que uma vez para evitar danos a curto prazo como a rebordose dos dias seguintes quanto a longo prazo como problemas cognitivos. Também é relatado (sem comprovações científicas) que se você deixa o pico dos efeitos passarem fica cada vez mais difícil obter as sensações esperadas novamente. \n\nLSD: A recomendação é que não faça, é bem provável que você vai desperdiçar sua droga e não sentirá nenhum efeito se tomar novamente nos 3 primeiros dias após a experiência. A tolerância a molécula é ativada assim que os efeitos começam. Alguns usuários recomendam utilizar 3x a dose inicial para ter algum efeito, mas isso não é recomendável. Outros relatam ter os mesmos efeitos tomando a mesma dose.\n\n/////////////////////////////////////////////\n\nP: Metilona faz mais mal do que MDMA?\n\nR: Não existem estudos conclusivos para afirmar isso. Suspeita que a neurotoxicidade seja mais menor pelos testes feitos em animais. Mas não se pode afirmar que faz menos mal apenas pela neurotoxicidade. Apesar de supostamente menos neurotóxica, os usuários relatam um "come up" e "come down" mais pesado, com "bodyload" e "hangover" piores. Mas a questão aqui é: você provavelmente não está tomando metilona, visto que atualmente é muito incomum encontrá-la. Existem dezenas de outras substâncias que são vendidas como metilona, mas são outras drogas muito mais perigosas (MDPV, PMA, PMMA, PENTILONA são alguns exemplos). \n\n/////////////////////////////////////////////\n\nP: O que são os termos: comeup, comedown, bodyload, hangover, afterglow, headspace?\n\nR: Esses termos são citados muito em textos em inglês, mas também acabam sendo muito usados no meio dos textos em português, segue a explicação de cada um.\n\n-Comeup: os primeiros efeitos sentidos pela substância, usado para relatar se foi algo pesado ou tranquilo, rápido ou demorado\n\n-Comedown: o final da experiência, quando os efeitos começam a diminuir, também usado para qualificar como pesado ou tranquilo, rápido ou demorado.\n\n-Bodyload: para qualificar efeitos físicos da experiência, sejam eles negativos como desconforto estomacal, dores no corpo, vômito, vertigem etc, quanto os positivos. \n\n-Hangover: ressaca do pós uso, usada quando se quere referir a efeitos negativos.\n\n-AfterGlow: uma espécie de ressaca positiva, tudo está lindo no dia posterior, você está de bem com a vida, nada te irrita e você está muito feliz. Mas não se engane, principalmente com MDMA, os efeitos negativos podem vir até mesmo no 3º ou 4º dia após o uso.\n\n-Headspace: para qualificar os efeitos mentais da experiência, sejam eles negativos como a paranoia, sentimentos maníacos, depressão, confusão mental, quanto os positivos como introspecção, sentimentos de gratidão, alegria, felicidade, amor, etc.\n\n/////////////////////////////////////////////\n\nP: Porque sempre faço vômito após MDMA? É normal? Como evitar?\n\nR: Esse é mais um efeito comum do MDMA. São muitas pessoas que relatam esse efeito. Normalmente se sentem ótimas e atingem o pico do efeito após o vômito. Mas ninguém gosta, certo? Pense no seguinte, não é seu corpo querendo rejeitar a substância, é um efeito no seu cérebro se adaptando aos efeitos da substância, assim como alguns tem essa vontade quando estão em um barco em alto mar. Se você vomitou uma vez, na próxima vez que usar, sua mente vai estar pensando nisso e acaba virando um ciclo vicioso. Quando sentir essa vontade procure algum lugar para sentar onde tenha pouco movimento por perto, concentre-se em um ponto fixo por alguns minutos e foque na sua respiração. Existe uma técnica muito interessante conhecida como “4-7-8” que ajuda a relaxar e funcionou muito bem com várias pessoas que conseguiram evitar o vômito. Inspire por 4 segundos, segure a respiração por 7 e expire por 8 segundos. Repita enquanto está focando num ponto fixo. \n\nMas realmente, para algumas pessoas, isso é inevitável, elas não vão conseguir se concentrar por causa dos efeitos da substância atingindo o pico e acabam realmente vomitando. Algumas pessoas usam alguns remédios para evitar como Omeprazol ou Vonau Flash, mas eu prefiro recomendar em último caso pois já vi relatos de alguns que não adiantou nada e afetou a ressaca.\n\n/////////////////////////////////////////////\n\nP: Posso usar MDMA ou LSD se tiver tomando antibióticos?\n\nR: Primeiramente, se você está doente o suficiente para tomar um antibiótico, há uma boa chance de que você não esteja saudável o suficiente para usar outras drogas. MDMA e outros estimulantes comumente usados, afetam seu sistema imunológico, facilitando a captura de vírus e infecções. Assim, se você está tentando lutar contra uma infecção, e você usa MDMA, há uma boa chance de que você leve mais tempo para se recuperar da sua infecção. \nExistem alguns casos em que o antibiótico não está sendo tomado por motivos de saúde precária. Por exemplo, muitas pessoas tomam “doxiciclina” diariamente para tratamento de acnes. Em um caso como este, usar MDMA não afetará significativamente a saúde geral do usuário.\n\nA maioria dos antibióticos é teoricamente segura para combinar com MDMA. Eu digo "teoricamente" porque, embora não existam interações previsíveis, não existe uma pesquisa médica sobre as combinações. Há muitas pessoas que usaram com segurança em antibióticos e não relatarem interações. No entanto, isso não garante que você não terá uma interação, então tenha isso em mente. \n\nJá LSD, você está mais “seguro” para utilizar. O seguro está entre aspas, mais uma vez, pois não temos estudos conclusivos para afirmar isso. A orientação é com base na farmacologia conhecida de cada uma substância.\nExistem alguns antibióticos que podem ser perigosos, porque inibem uma das enzimas (CYP34A) que também “quebram “a MDMA. Assim, você deve ser cauteloso se estiver tomando um desses antibióticos:\n\nAmoxicilina / claritromicina / doxiciclina / eritromicina / cetoconazol / lansoprazol / primaquina / tetraciclina.\n\nPor favor, saiba que esta NÃO é uma lista completa de todos os antibióticos. Se você está tomando um antibiótico que não está nesta lista, POR FAVOR, pergunte ao seu médico, pergunte aqui no grupo e/ou faça uma pesquisa prévia.\n\n/////////////////////////////////////////////\n\nP: MDMA escuro ou claro em pó/cristal faz diferença? Posso dizer que o mais claro é “melhor”?\n\nR: Não. MDMA escuro pode ter menos impurezas tóxicas do que um claro e vice-versa. A cor não é parâmetro para afirmar nada.\n\n/////////////////////////////////////////////\n\nP: Vou fazer uma cirurgia tal dia, posso usar MDMA tantos dias antes?\n\nR: Não é recomendado. Existem várias drogas diferentes que podem ser utilizadas para induzir uma anestesia na hora da cirurgia. Às vezes, mais de um medicamento é usado. Sem saber quais medicamentos específicos serão esses, é impossível comentar se pode ou não haver contraindicações do consumo prévio de MDMA ou outra droga. É uma boa ideia perguntar ao anestesista qual o anestésico que vai ser usado e se ele pode ou não reagir com outras drogas (incluindo as legalizadas).\n\nSegundo os estudos, uma dose de 125 mg de MDMA, cerca de 48 horas após a ingestão, haveria já teriam saído do sistema de uma pessoa. Alguns metabólitos da MDMA têm uma meia-vida longa e permanecerão no corpo por mais tempo. Embora as quantidades de MDMA e seus metabólitos que permaneçam após 48 horas sejam pequenas, existe a possibilidade de que elas possam impactar a anestesia em algum grau. Isso se realmente o que você está ingerindo seja MDMA.\n\n/////////////////////////////////////////////\n\nP: Por quanto tempo uma substância fica no organismo e é passível de detecção em testes toxicológicos?\n\nR: Depende do tipo de teste e algumas drogas como a maconha, depende da frequência e tempo de uso, onde pode variar de 3 dias até 4 semanas na urina. \nMas para maioria das substâncias não são detectadas se foram usadas até 8 dias antes, tanto na urina, quanto no sangue.\n\nMas existem testes mais específicos (do DETRAN por exemplo para categoria C, D eE), onde uma amostra de três centímetros de cabelo consegue detectar drogas consumidas nos últimos três meses. Quando essa análise é feita com pelos do corpo ou, até mesmo, raspas da unha, detecta drogas consumidas nos últimos seis meses.\n\nApenas o LSD e cogumelos passam despercebidos nesses testes.\n\nPara mais detalhes de dias exatos de cada substância, veja: https://www.infoescola.com/drogas/exame-toxicologico/\n\n/////////////////////////////////////////////\n\nP: É normal ter “visuais” com ecstasy?\n\nR: É comum confundirem alucinações com nistagmos, que são oscilações involuntárias dos olhos fazendo que você tenha dificuldade no foco visual e associando aquilo com uma alucinação. Visuais causados pelas substâncias são bem diferentes, é o seu cérebro que comanda o efeito. \n\nO que pode acontecer em doses normalmente mais altas de MDMA, é que quando ele é metabolizado no fígado, uma das enzimas que faz isso, o “quebra” em MDA, e dependendo da quantidade esse MDA pode causar esses "visuais" mais acentuados (ainda assim, diferentes se comparados com os de LSD ou cogumelos). Isso pode ocorrer principalmente em mulheres, onde essa enzima é mais ativa. Outra coisa que aumenta as chances desse efeito (mas não é uma regra) é quem costuma engolir o ecstasy diretamente, sem mastigar ou triturar antes, pois a substância demora mais a ser absorvida e parte dela para no intestino delgado sofrendo mais ainda a ação dessa enzima. Além disso, essa absorção mais lenta proporciona uma conversão maior de MDMA para MDA no próprio fígado.\n\nMas se você sabe o que está dizendo e realmente teve alucinações como as coisas respirando, derretendo ou outros efeitos comuns, o ecstasy poderia ter alguma substância que não seja MDMA. É comum encontrar 2C-B e outras substâncias da família em comprimidos. Essas substâncias são fortemente causadoras de efeitos alucinógenos.\n\n/////////////////////////////////////////////\n\nP: Paralisia do Sono após o uso de drogas é comum?\n\nR: Sim. Suspeita-se que isso acontece por causa do desregulamento causados com alguns neurotransmissores como a serotonina e dopamina. É amplamente relatado pelos usuários de MDMA que isso acontece após o uso. \n\n/////////////////////////////////////////////\n\nP: Como interromper os efeitos de uma droga? Como sair de uma bad trip?\n\nR: Algumas pessoas usam remédios tarja preta como ansiolíticos para cortar o efeito imediatamente. Isso é comum quando o usuário acaba parando em um hospital com algum surto. Entretanto, isso não é recomendável já que não podemos prever o que vai acontecer com o corpo da pessoa que tomar. Realmente pode ser um caminho sem volta. Saia de perto da multidão, do som alto, se hidrate, coma uma fruta, converse com seu amigo e saiba que os efeitos vão passar, eles sempre passam. Se existe algum perigo físico, procure ajuda.\n\nDe toda forma, é melhor prevenir do que remediar. Recomendo que leiam os textos abaixo: \n\n6 PASSOS PARA AJUDAR ALGUÈM EM UMA EXPERIÊNCIA PSICODÉLICA DIFÍCIL - Por Zendo Project:https://goo.gl/bWBhSj\n\nCOMO SE PREPARAR PARA UMA EXPERIÊNCIA PSICODÉLICA SOZINHO: https://goo.gl/87MqQj\n\nOS 6 S's DA EXPERIÊNCIA PSICODÉLICA: https://goo.gl/EbhWHh\n\nobs: Vitamina C não faz ninguém sair da bad. Pode até funcionar como um placebo, mas não faz sentido no posto de vista fisiológico.\n\n/////////////////////////////////////////////\n\nP: Tomar muita água durante do uso de drogas faz mal? O que é hiponatremia?\n\nR: O perigo no abuso da água está na hiponatremia. O hormônio antidiurético (ADH) controla a quantidade de água reabsorvida e a concentração final da urina. O consumo de ecstasy vai provocar alterações na secreção do ADH. Isto significa que, no caso de haver excesso de água no organismo, a libertação de ADH não é inibida e, consequentemente, que o organismo não conseguirá controlar eficazmente a quantidade de água. \n\nA perda aguda de sódio e aumento da quantia de água extracelular afetam o balanço osmótico e em últimos casos leva à morte. É importante tomar cuidados básicos como se alimentar bem e tomar isotônicos como gatorade e água de coco prestando atenção nos efeitos fisiológicos. \n\nO ideal é tomar entre 250ml a 500ml no máximo, de água por hora.\n\n/////////////////////////////////////////////\n\nP: Posso tomar MDMA se tiver tomando anabolizantes?\n\nR: Uma resposta mais técnica seria depende. Num plano geral, os anabolizantes injetáveis são metabolizados pelos rins, e os orais passam pelo fígado, a hepatotoxicidade dos orais varia absurdamente. Existem vários diferentes, cada um com um grau de toxicidade. O que importa é o conjunto: rotina de uso, alimentação, uso correto ou não desses anabolizantes, histórico, etc. O recomendável é não misturar substâncias que causam toxicidades no fígado. Muitos usuários usam ser perceber nenhum problema. As vezes um usuário que abusa de MDMA sem usar anabolizantes causa mais danos ao fígado do que outro que usa anabolizantes e MDMA de forma mais responsável.\n\nE LSD? A hepatoxicidade do LSD é drasticamente menor do que do MDMA e outros estimulantes, então é muito mais seguro.\n\n/////////////////////////////////////////////\n\nP: O que a vitamina C ajuda que tantos recomendam?\n\nR: Repetindo, não serve para "sair de uma bad trip". Também não aumenta sua serotonina. Ela tem efeito antioxidante. Não é para sentir nenhuma diferença nos efeitos da experiência. Assim como qualquer antioxidante não é pra sentir mesmo. O que acontece com anfetaminas e similares é a neurotoxicidade induzida por estresse oxidativo. Uma das principais enzimas atuantes no metabolismo dos neurotransmissores que são liberados pelo MDMA é a Monoaminoxidase (MAO) (MAO-A para serotonina e norepinefrina/epinefrina e MAO-B para dopamina), essa via metabólica gera espécies reativas de oxigênio, que posteriormente causam danos aos neurônios. Um antioxidante vai ajudar a reduzir isso. Mas não é pra usar nenhum inibidor da MAO como alguns podem sugerir após ler isso, o risco dessa mistura pode ser fatal. Tome antioxidantes que você já evitará danos a médio e longo prazo.\n\n/////////////////////////////////////////////\n\nP: Quais são as leis para o usuário de drogas?\n\nR: Resposta por Rodrigo De Souza, advogado: \nA lei que trata desse assunto é a Lei de Drogas, ou Lei nº 11.343/2006. \nEla NÃO DEFINE quantidade mínima que separe o traficante do usuário. Ou seja, serão analisadas as circunstâncias gerais caso a caso, como local onde ocorreu a prisão, antecedentes do agente, quantidade de droga encontrada, conduta do agente e circunstâncias sociais. \nIsso significa que uma pessoa pode ser considerada traficante por 10g de maconha enquanto outra pode ser considerada usuária. Mais uma vez: as circunstâncias gerais que definirão isso. \n\nVeja o parágrafo 2º do artigo 28 da referida lei: \n"Para determinar se a droga destinava-se a consumo pessoal, o juiz atenderá à natureza e à quantidade da substância apreendida, ao local e às condições em que se desenvolveu a ação, às circunstâncias sociais e pessoais, bem como à conduta e aos antecedentes do agente". \n\nQuanto a lista da ANVISA, ela classifica as drogas em basicamente 3 listas: Proibidas, controladas e livres. As livres são como o remédio p dor de cabeça que você compra na farmácia; as controladas você precisa apresentar receita médica(como anabolizantes, remédios tarja-preta e alguns antibióticos), e as proibidas, que são as drogas dita ilícitas.\nSe está na lista de proibições, então a droga é considerada ilícita. \nEntretanto, com novas drogas se desenvolvendo, há um "limbo jurídico", a ANVISA não consegue atualizar essa lista com a mesma frequência com a qual surgem subs novas, até porque elas carecem de estudos sobre seus efeitos. \nMas respondendo à pergunta: Se a subs NÃO estiver na lista de substâncias proibidas, então ela é considerada lícita. Você não deve ser preso por portar uma substância que não é legalmente proibida, mesmo que isso seja por pouco tempo. Se no momento da prisão a subs não estava na lista da ANVISA, então ela é totalmente lícita. Se ocorrer de mesmo assim você ser preso, então um bom advogado irá relaxar a prisão por falta de tipicidade na conduta(se a subs não é proibida, então não há crime). Isso ocorreu quando surgiu o nBome, que ficou nesse limbo, não sendo considerado droga ilícita por uns 4 ou 6 meses, até a ANVISA atualizar a lista e incluir. O mesmo ocorreu com nBoh, 4A-PVP, a metilona, butilona, etc e etc... é uma eterna briga de gato e rato: Quimicos alteram a estrutura da substância, fazendo uma nova droga com efeitos semelhantes, porém totalmente legal até que o país a torne ilegal. \n\nObs.: Recentemente a ANVISA lançou uma portaria que considera proibida QUALQUER substância cuja estrutura química seja semelhante às catinonas. Ou seja: Mesmo sem estar na lista de proibições, já é considerada droga ilícita.</text:p>
          </table:table-cell>
          <table:table-cell office:value-type="float" office:value="133" calcext:value-type="float">
            <text:p>133</text:p>
          </table:table-cell>
          <table:table-cell office:value-type="float" office:value="118" calcext:value-type="float">
            <text:p>118</text:p>
          </table:table-cell>
          <table:table-cell office:value-type="string" calcext:value-type="string">
            <text:p>2017-11-26</text:p>
          </table:table-cell>
          <table:table-cell office:value-type="string" calcext:value-type="string">
            <text:p>22:38:22+0000</text:p>
          </table:table-cell>
        </table:table-row>
        <table:table-row table:style-name="ro1">
          <table:table-cell office:value-type="float" office:value="616" calcext:value-type="float">
            <text:p>616</text:p>
          </table:table-cell>
          <table:table-cell office:value-type="string" calcext:value-type="string">
            <text:p>320137168412206_369721013453821</text:p>
          </table:table-cell>
          <table:table-cell office:value-type="string" calcext:value-type="string">
            <text:p>[COLABORAÇÃO] \nHá algum tempo, por interesse pessoal, venho acompanhando (por alto) o trabalho de pessoas que apoiam de forma consistente o estudo sobre o uso de substâncias psicodélicas como ferramenta terapêutica. Alguns profissionais inclusive estão presentes no grupo. \nRecentemente foi feita uma campanha de arrecadação para um projeto que visava viabilizar estudos e consequentemente a liberação da terapia assistida com MDMA.\nEis que agora me deparei com uma outra campanha, na qual estão envolvidas instituições reconhecidas dentro do campo de pesquisa. Deixo abaixo o link para que possam assistir o vídeo da campanha, e possivelmente desenvolvermos uma discussão.\n\n</text:p>
          </table:table-cell>
          <table:table-cell table:number-columns-repeated="2" office:value-type="float" office:value="0" calcext:value-type="float">
            <text:p>0</text:p>
          </table:table-cell>
          <table:table-cell office:value-type="string" calcext:value-type="string">
            <text:p>2017-11-28</text:p>
          </table:table-cell>
          <table:table-cell office:value-type="string" calcext:value-type="string">
            <text:p>01:17:58+0000</text:p>
          </table:table-cell>
        </table:table-row>
        <table:table-row table:style-name="ro1">
          <table:table-cell office:value-type="float" office:value="1584" calcext:value-type="float">
            <text:p>1584</text:p>
          </table:table-cell>
          <table:table-cell office:value-type="string" calcext:value-type="string">
            <text:p>320137168412206_369816723444250</text:p>
          </table:table-cell>
          <table:table-cell office:value-type="string" calcext:value-type="string">
            <text:p>[COLABORAÇÃO]\n\nTexto interessante sobre microdosagem.\n\nApesar de sua proibição e consequente preconceito da sociedade quanto ao seu uso, as drogas psicodélicas fazem parte da história da humanidade, seja em rituais tribais/religiosos, seja na vida de grandes artistas e líderes.\nApesar das inúmeras drogas psicodélicas com efeitos semelhantes (ex: DMT, Mescalina, Psilocibina/Cogumelo, Ayahuasca/Santo Daime e Peyote), a maior parte dos estudos, e deste post, se concentra nos efeitos do LSD (Ácido Lisérgico) sintetizado pela primeira vez em 1938 pelo químico suíço Albert Hoffman.\nLogo após sua descoberta, o interesse em torno do LSD foi grande e inúmeros países (seus governos e exércitos) passaram a utilizá-lo em testes controlados por acreditarem nas possibilidades de utilizá-lo em interrogatórios e no controle da mente. Porém, o uso de doses exageradas fez com que estes testes fossem rapidamente abandonados. Enquanto que um grupo de pesquisadores, como Timothy Leary e Richard Alpert, seguiram em frente e descobriram o potencial do LSD como uma ferramenta de crescimento espiritual. Infelizmente, o avanço do uso recreacional tornou a droga proibida nos Estados Unidos em 1967, tornando as pesquisas terapêuticas, científicas e individuais cada vez mais difíceis de serem realizadas. Muitos outros países, sob pressão dos Estados Unidos, rapidamente impuseram a mesma restrição.\nMesmo assim, diversos usuários e cientistas em todo o mundo continuaram utilizando o LSD em uma jornada ilegal, porém com crescentes relatos de descobertas positivas, como seu uso na solução de problemas complexos, no aguçamento da mente, no desenvolvimento de maior compaixão, maior conexão com a natureza e sensação de unidade com o universo. E entre os resultados das pesquisas, aplicações bem sucedidas em tratamentos de dependência alcoólica ou de drogas pesadas (como cocaína, heroína e meta-anfetamina), reversão de stress pós-traumático e de outros distúrbios psiquiátricos. O problema é que a ilegalidade também reduziu drasticamente a divulgação de tais resultados (e a aceitação pela sociedade científica) classificando aqueles que insistiam na pesquisas como "um bando de hippies".\nUma das grandes distorções do grande público quanto ao LSD é fruto do seu uso em grandes doses, onde um efeito muito forte e pouco assimilado pelo usuário é capaz de causar experiências ruins (as chamadas bad trips), principalmente em situações inadequadas (ex: após uma briga com sua namorada ou em uma semana de muita ansiedade e estresse) e fora de supervisionamento de um guia.\nMas é o uso de micro e pequenas doses que avançou muito nos últimos anos e vêm ganhando notoriedade crescente entre usuários e pesquisadores que buscam efeitos espirituais e soluções de problemas complexos. Uma micro dose nada mais é do que uma dose tão pequena que pode ser considerada "uma dose sub-perceptiva" - sem efeitos na percepção do mundo exterior. Ou nas palavras de um usuário, trata-se de uma dose em que "pedras não brilham e plantas não conversam com você". Em termos de quantidade da substância, 400 microgramas de LSD é considerada uma dose alta (usado para transcender); 100 microgramas é considerada uma dose pequena (usada para resolução de problemas complexos); e 10 a 15 microgramas é uma micro dose (usada para ter dias com bom humor, mais tolerância, fluxo contínuo de criatividade e etc.).\nO próprio Albert Hoffman, inventor do LSD, afirmava que micro doses eram a parte mais negligenciada das pesquisas com drogas psicodélicas. Ele mesmo, tomou micro-doses (provavelmente uma a duas vezes por semana) pelos seus últimos 30 anos de vida (ele morreu com 102 anos), sempre que saía para caminhar entre as árvores em busca de pensamentos mais afiados e solução de questões complexas (aliás, esta era a sua única recomendação quanto ao uso do LSD: "Sempre tome no meio da natureza"). Sua principal conclusão destes últimos 30 anos foi que a microdose de LSD têm um efeito muito superior às drogas denominadas intensificadoras de cognição (uma classe de fármacos derivados da anfetamina, como a Ritalina ou Adderall), além de ser muito mais saudável para o corpo e a mente humana.\nSejam em altas ou em micro doses, o LSD é considerado uma substância anti-viciante e nenhum estudo até hoje comprovou a possibilidade de overdose. Para o uso de micro doses e extração máxima de seu benefício, o protocolo de uso é tomar um dia e voltar a tomar só 3 dias depois novamente (este intervalo pode ser maior) já que em intervalos menores a mente se torna tolerante e os efeitos deixam existir. Outra curiosidade é que enquanto doses altas costumam durar de 8 a 12 horas e ser recomendadas apenas um a duas vezes no ano, micro doses duram dois dias e podem ser usadas continuamente - o que significa que micro doses tem efeito muito mais duradouro.\nInfelizmente, o comércio de LSD ainda é proibido em todo o mundo e a falta de responsabilidade no uso do mesmo poderá mantê-lo assim por algum tempo. Para os que conseguem a substância de forma ilegal, é extremamente difícil consegui-lo em seu estado puro, já que a maior parte absoluta do LSD comercializado ilegalmente é misturado com anfetamina e/ou trata-se de uma outra droga, nova e nociva chamada NBOMe.\nA recente flexibilização do uso e comércio da cannabis (maconha) abriu uma nova fase também para os estudos científicos com psicodélicas, como o LSD, que passam novamente a ter sua pesquisa permitida (ainda com uma série de restrições). Quem sabe esta seja uma nova fase, uma luz no fim do túnel, no estudo das drogas psicodélicas, que sempre foram utilizadas como forma de nos conectar com estados mais elevados de espírito.\nA boa notícia é que aos poucos o uso de micro doses começa a sair do anonimato e passa a revelar que inúmeras pessoas ao redor do mundo, incluindo empresários, líderes e cientistas estão usufruindo de seus benefícios com grande sucesso. Exemplos não faltam, e vão desde o famoso Steve Jobs (fundador da Apple) que considerava o uso do LSD "uma das duas ou três coisas mais importantes que fez na vida" a até dois vencedores do prêmio nobel, Kary Mullis (que descobriu como amplificar sequências de DNA) e Francis Crick (que descobriu a estrutura em dupla hélice do DNA), os quais admitem o uso do LSD para solucionar os problemas fundamentais das pesquisas que lhes deram o prêmio.\nSe você quiser se aprofundar mais sobre esse assunto, viaje aqui nesses links:\nThe Psychedelic Explorer's Guide - Risks, Micro-Dosing, Ibogaine, and More</text:p>
          </table:table-cell>
          <table:table-cell office:value-type="float" office:value="14" calcext:value-type="float">
            <text:p>14</text:p>
          </table:table-cell>
          <table:table-cell office:value-type="float" office:value="21" calcext:value-type="float">
            <text:p>21</text:p>
          </table:table-cell>
          <table:table-cell office:value-type="string" calcext:value-type="string">
            <text:p>2017-11-28</text:p>
          </table:table-cell>
          <table:table-cell office:value-type="string" calcext:value-type="string">
            <text:p>11:48:05+0000</text:p>
          </table:table-cell>
        </table:table-row>
        <table:table-row table:style-name="ro1">
          <table:table-cell office:value-type="float" office:value="1512" calcext:value-type="float">
            <text:p>1512</text:p>
          </table:table-cell>
          <table:table-cell office:value-type="string" calcext:value-type="string">
            <text:p>320137168412206_370403246718931</text:p>
          </table:table-cell>
          <table:table-cell office:value-type="string" calcext:value-type="string">
            <text:p>[COLABORAÇÃO] 11 Dicas Práticas de Redução de Danos para Cocaína:\n\n1. Certifique-se de inserir o canudo no alto da passagem do nariz antes de cheirar. Isso reduz a quantidade de cocaína que fica presa no nariz. A cocaína deixada na narina pode levar à irritação e um septo danificado - e, até mesmo, pode perfurá-lo.\n2. Alterne as sessões entre as duas narinas e, após cheirar, enxague bem suas narinas para limpar qualquer cocaína que possa ter ficado no seu septo. \n3. Certifique-se de deixar o pó o mais fino possível (quebrando aquelas pedrinhas) para evitar danos às narinas.\n4. NÃO COMPARTILHE canudos. Pequenas (invisíveis) manchas de sangue estão frequentemente presentes nos canudos e podem estar infectadas com HIV ou hepatite C.\n5. Não use notas de dinheiro enroladas. Essas notas estão longe de serem limpas e podem transferir várias infecções quando inseridas no nariz.\n6. Você sabe que não vai se sentir ótimo no dia seguinte, então planeje um dia de recuperação tranquilo e agradável após fazer uso da droga.\n7. Depois de usar, tente dormir bem e certifique-se de beber muita água e/ou suco.\n8. Uma maneira de reduzir seu uso é estabelecer regras para você, como nunca usar antes de uma determinada hora do dia.\n9. Faça uma boa refeição antes de começar a usar (já que pode demorar um pouco antes de comer bem novamente).\n10. EVITE beber e usar cocaína. A mistura de cocaína com álcool e outras drogas aumenta significativamente os riscos. As pessoas que usam álcool e cocaína em conjunto estão em risco mais elevado de ataque cardíaco (álcool e cocaína combinam no corpo e formam uma substância tóxica no fígado chamada de cocaetileno).\n11. O uso da cocaína é mais arriscado para as pessoas com doenças cardiovasculares, por isso, verifique sua saúde cardiovascular e, se tiver algum grau de doença, o ideal é que NÃO USE ou, pelo menos, tente reduzir ao máximo seu consumo.\n\nEvitando uma Overdose de Cocaína:\n\n- A overdose de cocaína nem sempre depende da dose; Às vezes, uma pequena quantidade pode causar sintomas perigosos. As variáveis que aumentam sua probabilidade de sofrer uma overdose incluem seu estado de espírito (sensação de ansiedade), seu estado de privação de sono, seu estado de privação de alimentos ou desidratação e/ou o uso de outras substâncias com a cocaína.\n- Ao usar uma cocaína de fonte desconhecida sempre tente uma pequena quantidade primeiro para testar a potência.\n- Evite misturar cocaína com opiáceos. A mistura de cocaína com álcool ou outros sedativos também aumenta os riscos fatais de overdose.\n- A overdose de cocaína é geralmente de natureza cardiovascular (ataque cardíaco, AVC ou arritmia grave). Para evitar uma overdose fatal, você deve evitar o uso de cocaína sozinho e procurar ajuda médica se sentir necessidade.\n\nSinais de Overdose de Cocaína:\n\n- Náusea e vômito.\n- Desmaio.\n- Temperatura elevada do corpo e transpiração intensa.\n- Batimento cardíaco acelerado\n- Qualquer sinal de ataque cardíaco, como dor torácica (aperto no peito).\n- Dor de cabeça intensa.\n- Câimbras musculares.\n- Incapacidade de urinar.\n- Falta de ar ou respiração irregular.\n- Tremores ou convulsões ou sinais de convulsão, como baba, espuma, espasmos de membros ou rigidez.\n- Dentes rangendo.\n- Sinais de AVC, tais como: uma incapacidade repentina de falar de forma coerente ou entender o que outras pessoas estão dizendo, fraqueza súbita ou perda de sensação no rosto, braços ou pernas (geralmente em um lado do corpo), perda súbita de equilíbrio ou coordenação e/ou dificuldades para enxergar.\n\nAdaptado e traduzido por: Marianna Albuquerque \n\nFonte: https://www.choosehelp.com/topics/harm-reduction/36-cocaine-and-crack-harm-reduction-strategies</text:p>
          </table:table-cell>
          <table:table-cell office:value-type="float" office:value="113" calcext:value-type="float">
            <text:p>113</text:p>
          </table:table-cell>
          <table:table-cell office:value-type="float" office:value="68" calcext:value-type="float">
            <text:p>68</text:p>
          </table:table-cell>
          <table:table-cell office:value-type="string" calcext:value-type="string">
            <text:p>2017-11-29</text:p>
          </table:table-cell>
          <table:table-cell office:value-type="string" calcext:value-type="string">
            <text:p>13:54:33+0000</text:p>
          </table:table-cell>
        </table:table-row>
        <table:table-row table:style-name="ro1">
          <table:table-cell office:value-type="float" office:value="1086" calcext:value-type="float">
            <text:p>1086</text:p>
          </table:table-cell>
          <table:table-cell office:value-type="string" calcext:value-type="string">
            <text:p>320137168412206_371761949916394</text:p>
          </table:table-cell>
          <table:table-cell office:value-type="string" calcext:value-type="string">
            <text:p>[COLABORAÇÃO] EMPATÓGENO / ENTACTÓGENO / ENTEÓGENO\n\n"MDMA é uma anfetamina com efeitos psicodélicos". Hum, é né? Ralph Metzner e David E Nichols sugeriram outros nomes para classificar os efeitos dessa molécula tão grandiosa!\n\nRalph Metzner é um psicólogo, escritor e pesquisador americano, que participou de pesquisas psicodélicas na Universidade de Harvard no início da década de 1960 com Timothy Leary. Metzner esteve envolvido na pesquisa de consciência, incluindo psicodélicos, yoga, meditação e xamanismo há mais de 45 anos. Ele é co-fundador e presidente da "Fundação Terra Verde", uma organização educacional sem fins lucrativos dedicada à cura e harmonização da relação entre humanos e a Terra .\n\nMetzner sugeriu EMPATÓGENO em 1983 para designar os agentes químicos que induzem a sensação de gerar empatia. \n\nENTACTÓGENO foi sugerido por Nichols como uma alternativa ao empatógeno, tentando evitar a associação indevida do mesmo com a conotação negativa relacionada a palavra de raiz grega "pathos" que significa sofrimento. Nichols também achou que empatógeno era limitante e que não abrange outros usos terapêuticos de drogas que vão além de induzir sentimentos de empatia. A palavra ENTACTÓGENO é derivada do grego e latin, "en" (grego: dentro/interior), "tactus" (latin: tátil) e "gene" (grego: produzir), ou seja, algo como "gerar contato com o seu interior". Nenhum dos termos é dominante no uso e, apesar de sua diferença de conotação, eles são essencialmente intercambiáveis, pois se referem precisamente aos mesmos produtos químicos.\n\nNichols trabalha no campo das drogas psicoativas desde 1969. Enquanto ainda era um estudante de pós-graduação, ele patenteou o método que é usado para fazer a isômeros ópticos de anfetaminas alucinógenas. Suas contribuições incluem a síntese e o relatório de substâncias como LSZ, 6-APB e as variações de NBOMe. Trabalhou diretamente com Albert Hoffman e Shulgin, várias substâncias incluídas no PIHKAL de Shulgin foram, na verdade, primeiro sintetizadas no laboratório dele e melhorou a síntese de psilocibina para que ela fosse acessível para vários estudos clínicos recentes.\n\nAbaixo, palavras do póprio Nichols sobre o assunto:\n\n"...houve outras duas razões importantes para conjugar o termo ENTACTÓGENO. Antes de tudo, na profissão médica, parecia muito mais provável que algum termo diferente do empatógeno ganhasse aceitação, já que esse nome era visto por clínicos "linha dura" como um pouco banal. Em segundo lugar, MDMA e substâncias relacionadas fazem mais do que simplesmente aumentar a empatia. Além de sua capacidade de produzir, como afirma Ralph, "um sentimento de conexão... com outros...", no contexto da terapia, eles também produzem um estado ansiolítico poderoso que é acompanhado pelo que poderia ser descrito como um tipo de hipnose quimicamente induzida. Este último, como na própria hipnose, se manifesta como um estado de sugestibilidade aumentada, com potenciais de concentração e foco mental elevados. Como também é verdade com a hipnose, este estado facilita a recuperação de memórias reprimidas e permite a utilização de técnicas de regressão de idade. Assim, o empatógeno também é um termo restritivo porque não consegue levar em conta essas propriedades importantes da classe de drogas."\n\nAlém do MDMA, outras substâncias tem o efeito empatógeno/entactógeno como características da experiência. Umas com mais intensidade que outras:\n\n2C-B, 2C-I. 4-FA, 5-APB, 6-APB, AMT, Metilona, GHB. MDA, PMMA\n\nJá o termo ENTEÓGENO é dado a uma substância alteradora da consciência que induz ao estado xamânico ou de êxtase. É um neologismo que vem do grego, tendo sido proposto em 1973 por investigadores, dentre os quais se pode citar Robert Gordon Wasson. Foi incluído no dicionário Oxford na lista de novas palavras desde setembro de 2007, significando uma substância química, normalmente de origem vegetal, que é ingerida para produzir um estado de consciência não ordinária para fins religiosos ou espirituais.\n\nA palavra que significa, literalmente, "manifestação interior do divino", deriva de uma palavra grega obsoleta da mesma raiz da palavra "entusiasmo", e se refere à comunhão religiosa sob efeito de substâncias visionárias. Este termo foi proposto como uma forma de nomear estas substâncias, sem tachar pejorativamente costumes de outras culturas.\n\n___________________\n\nFonte:\nUm debate SENSACIONAL de cartas enviadas pelos próprios Ralph e David a Rick Doblin, fundador do Multidisciplinary Association for Psychedelic Studies (MAPS). É lindo ler como eles debatem algo com tanta categoria, sendo impossível dizer qual estava mais "correto". Diferente de muitos outros debates, não se trata de uma competição. Espero traduzir em breve pra trazer para todos:\n\nhttps://www.maps.org/news-letters/v04n2/04247eed.html\n\nArte: https://erowid.org/chemicals/mdma/mdma_humor_chick_parody1.pdf</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2017-12-02</text:p>
          </table:table-cell>
          <table:table-cell office:value-type="string" calcext:value-type="string">
            <text:p>20:23:12+0000</text:p>
          </table:table-cell>
        </table:table-row>
        <table:table-row table:style-name="ro1">
          <table:table-cell office:value-type="float" office:value="631" calcext:value-type="float">
            <text:p>631</text:p>
          </table:table-cell>
          <table:table-cell office:value-type="string" calcext:value-type="string">
            <text:p>320137168412206_371734373252485</text:p>
          </table:table-cell>
          <table:table-cell office:value-type="string" calcext:value-type="string">
            <text:p>[COLABORAÇÃO] CRACK E REDUÇÃO DE DANOS\n\nPessoal, o grupo não é de Redução de Danos para “bala” e “doce”. Vai ter informação sobre cocaína? Vai sim senhor! Sobre Crack? Também, senhor!.\n\nA questão não é o usuário nem se a droga faz mais mal que a outra, todas tem seus riscos e fazemos questão de informar. Entendam, não é recomendar ou não alguma substância. O uso vai acontecer de qualquer maneira e a informação é importante. E é claro, nessa informação deve constar os efeitos negativos a curto e longo prazo. Mas o preconceito entre usuários é muito ruim para todos. Já basta a proibição.\n\nEntão frase do tipo: “RD pra tal substância é não usar”, não cabe aqui no grupo e vamos continuar batendo nessa tecla. \n\nNão vou aprofundar mais aqui, recomendo o tópico de discussão abaixo onde vários membros discutem a fundo e dão uma aula sobre essa questão. Não tenha medo de mudar de opnião, isso se chama evolução: https://www.facebook.com/groups/320137168412206?view=permalink&amp;id=368912980201291\n\nEntão, vejam o vídeo do amigo Bruno Logan sobre a redução de danos no consumo de crack:\nhttps://youtu.be/3_jeqSb69F4</text:p>
          </table:table-cell>
          <table:table-cell office:value-type="float" office:value="48" calcext:value-type="float">
            <text:p>48</text:p>
          </table:table-cell>
          <table:table-cell office:value-type="float" office:value="7" calcext:value-type="float">
            <text:p>7</text:p>
          </table:table-cell>
          <table:table-cell office:value-type="string" calcext:value-type="string">
            <text:p>2017-12-02</text:p>
          </table:table-cell>
          <table:table-cell office:value-type="string" calcext:value-type="string">
            <text:p>18:38:37+0000</text:p>
          </table:table-cell>
        </table:table-row>
        <table:table-row table:style-name="ro1">
          <table:table-cell office:value-type="float" office:value="298" calcext:value-type="float">
            <text:p>298</text:p>
          </table:table-cell>
          <table:table-cell office:value-type="string" calcext:value-type="string">
            <text:p>229458924212591_372005966558659</text:p>
          </table:table-cell>
          <table:table-cell office:value-type="string" calcext:value-type="string">
            <text:p>[COLABORAÇÃO] VOCÊ JÁ SENTIU “CHOQUES NO CÉREBRO” APÓS O ABUSO DE MDMA? COMO EVITÁ-LOS?\n\nJá voltou de um festival e sentiu como se alguém estivesse atirando pequenos choques de eletricidade em seu tronco cerebral? Você não está sozinho, eles são bem comuns e malditos. Conhecidos como “brain zapps”, é um desconforto que muitos usuários que usam ecstasy por dias seguidos já sentiram em algum momento.\n\nChegar em casa e deitar na sua própria cama depois de um festival de vários dias é uma sensação confortante. Depois de um longo fim de semana na lama, fazendo suas necessidades em fossas abertas e tomando banhos em condições, digamos, difíceis, a promessa de dormir num lugar confortável e um banho quente em casa é o que me fez levantar naquela manhã do último dia de festival, arrastando minha barraca quebrada de volta ao carro e esperando que meu amigo que vai dirigir não durma ao volante durante viagem para casa.\n\nMas ao chegar em casa, finalmente tomar aquele banho, fazer aquele rango, pular na cama e dormir... algo não estava certo. Quando fecho os olhos, pronto para descansar pelo menos 15 horas sem interrupções, senti um choque acentuado no cabeça, ele percorreu minha espinha, abrindo caminho no meu peito e pelos meus braços. E continuou acontecendo.\n\nFoi bastante alarmante. Meu coração estava batendo, mas por um momento pensei que ia morrer. Lembrando do festival, sei que fui irracional, pouco sono e um assalto aos meus níveis de serotonina pela quantidade de MDMA ingerido em dias seguidos, significava que eu não passava bem.\n\nSuando e com pânico, fiz a única coisa sensata que você pode fazer nessas circunstâncias: autodiagnostico via Google. Percorrendo as páginas intermináveis no meu celular, parecia bastante óbvio para mim que eu estava tendo um ataque cardíaco, mas, antes de ligar para a emergência eu encontrei um tópico em um fórum que dizia "MDMA e choques no cérebro, eu tenho e você”. Eu também!\n\nEncontrei mensagens como essas abaixo:\n\n"ESSES CHOQUE ESTÂO ME MATANDO, NÃO ESTOU BRINCANDO!" \n\n"TODO MEU CÉREBRO ESTÁ SENDO ELETROCUTADO INTERIORMENTE”\n\nCada vez que eu tentava esquecê-los, eles voltavam, passando pelo meu corpo, fazendo-me tremer e sacudir. Agora, com medo de que o sono parecesse com uma morte certa, comecei a examinar o tópico e descobri que esses choques no cérebro eram bastante comuns. Embora a pesquisa científica seja basicamente inexistente, muitas vezes é sugerido que eles são um efeito colateral do uso de ecstasy; que o sentimento tem algo a ver com o cérebro tentando regular seus níveis de serotonina, pois o ecstasy faz com que seu cérebro libere grandes quantidades desse neurotransmissor. As pessoas que estão em abstinência de antidepressivos serotonérgicos relataram sentir os mesmos efeitos, adicionando mais peso ao argumento.\n\nDepois de um rápido post no Facebook, eu tinha um monte de pessoas que queriam conversar comigo sobre o assunto.\n\n"Eu estava em um evento e acho que tomei cerca de quatro a cinco comprimidos durante o fim de semana", disse Anna, de 25 anos, explicando que teve um ótimo momento, até chegar em casa. "Toda vez que me levantava ou caminhava, sentia como um pequeno choque elétrico na minha cabeça. E senti como se meus olhos demoravam mais tempo para acompanhar meu corpo ".\n\nComo eu, Anna entrou em pânico - mas em vez de procurar na internet para obter respostas, ela procurou um médico. O problema era que ela não disse ao médico que ela estava usando ecstasys nos dias anteriores. "Então foi um pouco inútil, o médico disse que eu provavelmente tinha um resfriado".\n\nEllie, de 22 anos, teve uma experiência similar depois de voltar de um festival. "Eu estava deitada na cama e senti uma dor aguda no cérebro junto com alguns espasmos", explicou ela. "Algo estranho acontece na sua cabeça e você não pode detê-lo, é bastante assustador e você não pode ignorá-lo. Eles duraram cerca de quatro dias".\n\nQuanto mais eu falava com as pessoas, mais histórias muito semelhantes eu recebia. Mas muitos, não comentavam sobre o assunto com os amigos, com medo de assumir um problema real e ser julgado por aquilo.\n\nA Dra. Cathy Montgomery é coordenadora do curso de Psicofarmacologia na Universidade Liverpool, o que significa que ela sabe muito sobre drogas: "Nós não sabemos exatamente o que são ou exatamente o que os causam", explicou Cathy por telefone, "mas eles são sentidos como uma sensação de choques elétricos na cabeça, geralmente na base do crânio ou pescoço, que duram milissegundos a segundos ".\n\nA explicação de Cathy soava exatamente como que eu - e os outros com quem eu falava - estavam passando. Mas o que eu não entendia é o porquê, depois de muitos usos, onde o pior que eu sentia eram os lábios machucados e uma sensação de depressão, de repente eu estava experimentando esses choques.\n\n"Eles são mais prováveis durante um período de uso pesado / contínuo e podem aparecer a médio e longo prazo", Cathy me tranquilizou, “porque seu cérebro não tem chance de aumentar os níveis de serotonina entre os usos, então há um esgotamento cumulativo, que leva mais tempo para regular." Ela também apontou que "o uso de mais de uma substância combinada com o ecstasy significa uma liberação aumentada de neurotransmissores e a maior probabilidade de depleção", o que basicamente significa que misturar drogas faz com que o cérebro fique pior.\n\nEntão, marquei um encontro com Cathy em um café para pedir mais orientações sobre o que os usuários poderiam fazer para evitar esses efeitos indesejáveis e malditos (sério, você não quer sentir isso). A primeira dica, é claro, não abusar, não tomar mais que duas doses em um fim de semana nem usar ecstasy por dias seguidos. Em um mundo ideal, concordamos. \nEla também falou que é necessário também uma restruturação na política de drogas onde os usuários pudessem saber o que estavam consumindo de verdade e que isso com certeza diminuiria os danos.\n"Limitar o uso de combinações de substâncias também podem ajudar", disse Cathy. "Por exemplo, tomar ecstasy e usar LSD ao mesmo tempo pode ser mais prejudicial do que tomar qualquer uma dessas substâncias sozinhas". Limitar os períodos de uso também é uma boa estratégia; intervalos de pelo menos 30 dias, principalmente para MDMA e outros estimulantes é muito importante.\n\nSe nenhuma dessas dicas é atraente, ou você só leu isso aqui após ter abusado de maneira irresponsável, Cathy tem uma dica que pode te ajudar: alimentação e suplementação.\n\n"Se você se encontra em um estado de esgotamento de serotonina, você precisa comer aminoácidos essenciais, o que facilitará a produção de serotonina", explicou. Então, alimentos como peru, nozes, salmão, banana e ovos são exatamente o que você precisa para recuperação cerebral, mas não misture com muito carboidratos, eles vão dificultar que esse triptofano se transforme, finalmente, em serotonina. \n\nCápsulas de triptofano ou 5HTP manipuladas também são uma boa pedida, mas lembre-se, só devem ser usadas pelo menos 24h após a última dose da droga usada.\nAlguns usuários relataram que óleos de peixe aliviam essas sensações, mas não existe nada comprovado.\n\nVocê já sentiu esses choques após um abuso de ecstasy ou outras drogas? Nos conte nos comentários.\n\n____________________\n\nFontes:\n\nTradução:\nhttps://www.vice.com/sv/article/bnkv45/brain-zaps-sleep-paralysis-mdma-ecstasy\n\nMais informações:\nhttps://www.psychologytoday.com/blog/creativity-way-life/201107/fireworks-or-brain-zaps\n\nhttps://psychonautwiki.org/wiki/Brain_zaps</text:p>
          </table:table-cell>
          <table:table-cell office:value-type="float" office:value="118" calcext:value-type="float">
            <text:p>118</text:p>
          </table:table-cell>
          <table:table-cell office:value-type="float" office:value="88" calcext:value-type="float">
            <text:p>88</text:p>
          </table:table-cell>
          <table:table-cell office:value-type="string" calcext:value-type="string">
            <text:p>2017-12-03</text:p>
          </table:table-cell>
          <table:table-cell office:value-type="string" calcext:value-type="string">
            <text:p>15:02:00+0000</text:p>
          </table:table-cell>
        </table:table-row>
        <table:table-row table:style-name="ro2">
          <table:table-cell office:value-type="float" office:value="1613" calcext:value-type="float">
            <text:p>1613</text:p>
          </table:table-cell>
          <table:table-cell office:value-type="string" calcext:value-type="string">
            <text:p>320137168412206_373393269753262</text:p>
          </table:table-cell>
          <table:table-cell office:value-type="string" calcext:value-type="string">
            <text:p>[COLABORAÇÃO] DESBLOQUEIO PARA VER ARTIGOS CIENTÍFICOS COMPLETOS\n\nEssa colaboração é para aqueles que costuma pesquisar respostas em artigos científicos. Antes de responder qualquer coisa, mesmo teoricamente sabendo a resposta, eu pesquiso em bases científicas.\n\nAcontece que na maioria dos estudos, só está disponível algum resumo. O texto completo normalmente é pago, seja por alguma assinatura em algum desses sites ou um pagamento único, mesmo.\n\nÉ aí que entra o Sci-Hub. Eles defendem o cancelamento de propriedade intelectual, ou leis de direitos autorais, para recursos científicos e educacionais.\n\nAs leis de direitos autorais tornam ilegal a operação da maioria das bibliotecas online. Por isso, muitas pessoas são privadas do conhecimento e, ao mesmo tempo, permitem que os titulares dos direitos tenham grandes benefícios com isso. O direito autoral promove o aumento da desigualdade tanto informacional como econômica.\n\n"Combatemos a desigualdade no acesso ao conhecimento em todo o mundo. O conhecimento científico deve estar disponível para cada pessoa, independentemente da sua renda, status social, localização geográfica e etc.\n\nNossa missão é remover qualquer barreira que impeça a maior distribuição possível de conhecimento na sociedade humana"\n\nEles têm um site onde você coloca o endereço do estudo e tem ele liberado por completo, gratuitamente. São mais de 65 MILHÕES de estudos desbloqueados e isso cresce a cada minuto.\n\nEles sofrem com queda do site constantemente por se tratar de pirataria, por assim dizer. Então, existem vários domínios diferentes. Se você tiver problema em acessar algum, use outro:\n\nhttps://ssci-hub.io/\nhttps://ssci-hub.bz/\nhttps://ssci-hub.cc/ \nhttps://sci-hub.tw/ <text:s/>\nhttps://sci-hub.hk/\nhttps://sci-hub.la/ \nhttps://sci-hub.mn/﻿\nhttps://sci-hub.tv/﻿\n\nOu pelo IP: <text:s/>http://80.82.77.83/\n\nEsse post também serve de recomendação para quem quer começar a buscar esse tipo de conteúdo. Basta colocar no Google os termos que quer pesquisar seguido da palavra "study" ou "pubmed" e outros sites específicos. Aos poucos você vai conhecer vários outros canais.\n\n___________________\n\nAlgumas recomendações de estudos postados aqui no grupo:\nhttps://www.facebook.com/prepartykit/photos/g.320137168412206/321562191668930/?type=1&amp;theater&amp;ifg=1\n\nColaboração da Madeleine: \nCOMO LER UM ARTIGO CIENTÍFICO?\nhttps://www.facebook.com/photo.php?fbid=1812420668769678&amp;set=g.320137168412206&amp;type=1&amp;theater&amp;ifg=1</text:p>
          </table:table-cell>
          <table:table-cell office:value-type="float" office:value="72" calcext:value-type="float">
            <text:p>72</text:p>
          </table:table-cell>
          <table:table-cell office:value-type="float" office:value="12" calcext:value-type="float">
            <text:p>12</text:p>
          </table:table-cell>
          <table:table-cell office:value-type="string" calcext:value-type="string">
            <text:p>2017-12-06</text:p>
          </table:table-cell>
          <table:table-cell office:value-type="string" calcext:value-type="string">
            <text:p>19:39:53+0000</text:p>
          </table:table-cell>
        </table:table-row>
        <table:table-row table:style-name="ro1">
          <table:table-cell office:value-type="float" office:value="1669" calcext:value-type="float">
            <text:p>1669</text:p>
          </table:table-cell>
          <table:table-cell office:value-type="string" calcext:value-type="string">
            <text:p>140665063189702_374107966348459</text:p>
          </table:table-cell>
          <table:table-cell office:value-type="string" calcext:value-type="string">
            <text:p>[COLABORAÇÃO] MESMO QUE SEJA ABDUZIDO, MANTENHA CONTATO!\n\nTexto da Elida Vasconcelos.\n\n"Gostaria de deixar um apelo aqui, que talvez para alguns não tenha importância, mas para grande maioria é de suma atenção. Pessoal, quando decidirem ir para festivais, festas e afins não deixem de dar noticias não. De uns tempos para cá são incontáveis posts em vários grupos de pessoas que somem e deixam famílias e amigos devastados, alguns com desfechos felizes, outros não. Não confunda liberdade com irresponsabilidade quando você tem laços de afeto do outro lado ou pessoas que realmente se importam com você. Se não quer dar "satisfação" pra pai e mãe, deixa pelo menos alguns amigos cientes do seu paradeiro ou com quem está, pois alem de acalmar o coração daqueles que te amam, quem sabe aonde quer que você esteja, de fato pode estar precisando de ajuda!\n\n ❤"\n\nAchei importantíssimo o apelo, estamos no final do ano e a quantidade de eventos, principalmente os festivais com vários dias, aumentam muito nessa época. Alguns cuidados básicos podem ajudar que nada de ruim aconteça a você e aos seus amigos:\n\n- Muitas festas e eventos ocorrem em áreas isoladas que são difíceis de chegar. Conheça o local onde você está indo. Tenha um ponto de encontro definido onde todos marquem de se encontrar em certos momentos durante o evento.\n\n-Lembre-se de sair de casa com seu celular carregado. O evento pode durar muito tempo e você não quer ficar sem bateria quando precisar. Baterias portáteis extras são uma ótima pedida.\n\n- Uma carona oferecida pode parecer ótima, mas você normalmente entraria no carro com um estranho? Se você não conhece a pessoa, não arrisque.\n\n- Se você quer ir com alguém que não conhece, tente levar um amigo (a) junto para que não esteja sozinha se as coisas ficarem estranhas.\n\n- Não aceite bebidas de estranhos, pessoas más intencionadas podem colocar nessas bebidas substâncias com o intuito de te deixar mais vulnerável, os famosos “boa noite cinderela”. \n\n- Se você estiver sozinho, as chances de algo indesejado acontecer são maiores, esteja sempre junto com pessoas de sua confiança.\n\n- NÃO ABUSEM / SE ALIMENTEM / NÃO DEIXEM DE DORMIR / SE HIDRATEM / USEM FILTRO SOLAR \n\n- Cuidem um do outro: https://www.facebook.com/prepartykit/photos/gm.352872748471981/287175448440938/?type=3</text:p>
          </table:table-cell>
          <table:table-cell office:value-type="float" office:value="143" calcext:value-type="float">
            <text:p>143</text:p>
          </table:table-cell>
          <table:table-cell office:value-type="float" office:value="18" calcext:value-type="float">
            <text:p>18</text:p>
          </table:table-cell>
          <table:table-cell office:value-type="string" calcext:value-type="string">
            <text:p>2017-12-08</text:p>
          </table:table-cell>
          <table:table-cell office:value-type="string" calcext:value-type="string">
            <text:p>09:56:05+0000</text:p>
          </table:table-cell>
        </table:table-row>
        <table:table-row table:style-name="ro1">
          <table:table-cell office:value-type="float" office:value="203" calcext:value-type="float">
            <text:p>203</text:p>
          </table:table-cell>
          <table:table-cell office:value-type="string" calcext:value-type="string">
            <text:p>320137168412206_375345502891372</text:p>
          </table:table-cell>
          <table:table-cell office:value-type="string" calcext:value-type="string">
            <text:p>[COLABORAÇÃO] LISTA DE ESTUDOS CIENTÍFICOS SOBRE O USO RECREATIVO DE MDMA.\n\nA lista abaixo foi feita por uma estudante canadense de pós-graduação em Medicina. Os artigos lidam com as experiências vividas, padrões de uso, percepções de risco, redução de danos, culturas associadas, etc. de usuários de MDMA. \n\nOs métodos são geralmente pesquisas, entrevistas e pesquisas etnográficas. De pouco a pouco vou trazendo alguns resumos traduzidos para vocês.\n\nAlgumas notas:\n\n• A pesquisa de uso de MDMA de forma recreativa é fortemente tendenciosa em relação a outros contextos por uma série de razões óbvias.\n\n• Os pesquisadores usam muito o termo "ecstasy", que a maioria de nós sabe que não é a melhor maneira para citar MDMA. \n\n• Os artigos que estão com * na frente são os que a estudante cita como os mais interessantes.\n\n• Para desbloquear os artigos completos de forma gratuita, use o Sci-Hub: https://www.facebook.com/prepartykit/photos/g.320137168412206/319018585256624/?type=1&amp;theater&amp;ifg=1\n\nSem mais, a lista dos estudos:\n\nAdlaf, EM, RG (1997). ** subcultura ou antros de perdição? Um estudo epidemiológico de padrões de atendimento e uso de drogas por estudantes adolescentes. ** Journal of PsychoactiveDrugs, 29(2), 193-198. http://doi.org/10.1080/02791072.1997.10400187 \n \nAgar, M., &amp; Reisinger, SH (2003). ** O caso do ecstasy **, 62(1), 1-11. http://sfaajournals.net/doi/10.17730/humo.62.1.aupk2554jb68mj2y?code=apan-site\n\n* Allott, K., &amp; Redman, J. (2006). ** Padrões de consumo e de redução de danos de usuários de ecstasy na Austrália **., 82,168-176. http://doi.org/10.1016/j.drugalcdep.2005.09.009\n \nArmênio, P., Mamantov, TM, Tsutaoka, BT, Gerona, RRL, Silman, EF, Wu, AHB, &amp; Olson, KR (2012). ** Múltiplas overdoses em um evento Rave: Uma série de casos ** Journal of Intensive CareMedicine, 28(4), 252-258. http://doi.org/10.1177/0885066612445982\n \nArria, AM, Yacoubian, GS, Fost, E., &amp; desejo, ED (2002). ** O uso de ecstasy entre club ravers. ** Archives of Pediatrics, 156,295-298. http://www.lycaeum.org/research/researchpdfs/2002_arria_1.pdf\n\nAshenhurst, A. (1996). ** O ecstasy e a subcultura: Além do delírio **. Antropologia &amp;Medicine, 3(2), 22- 27. http://ge.tt/1701OjH2/v/0\n\nBaggott, MJ (2002). ** Prevenindo problemas em usuários de ecstasy: Reduzir o Uso para reduzir os danos **. Jornal de drogas psicoativas, 34(Junho). http://doi.org/10.1080/02791072.2002.10399949\n \nBarratt, MJ, Norman, JS, e Fry, CL (2007). ** Aspectos negativos e positivos da participação na pesquisa de drogas ilícitas:. Implicações para recrutamento e conduta ética ** International Journal of DrugPolicy, 18,235-238. http://doi.org/10.1016/j.drugpo.2006.07.001 \n \nCarlson, RG, Falck, RS, McCaughan, JA, &amp; Siegal, HA (2004). ** MDMA / Ecstasy Uso Entre Jovens em Ohio: riscos e barreiras **. Journal of PsicoactivasDrugs, 36(2), 181-189. http://doi.org/10.1080/02791072.2004.10399728 \n \nChinet, L. Stephan, P., Zobel, F., Halfon &amp;, O. (2007). ** uso de drogas em noites de techno:. Pesquisa de campo entre os participantes suícos ** Farmacologia Bioquímica e Comportamento, 86(2), 284-289. http://doi.org/10.1016/j.pbb.2006.07.025 \n \nCole, JC (2014). ** MDMA e o "Paradigma do ecstasy." ** Journal of Psichoactive Drugs, 46(1), 44-56. http://doi.org/10.1080/02791072.2014.878148 \n \nDuff, C. (2007). ** Para uma teoria de contextos de uso de drogas:. ** Addiction Research eTeoria, 15(5), 503-519. http://doi.org/10.1080/16066350601165448\n \nDuff, C. (2008). ** O prazer em contexto. ** Internacional Journal of DrugPolicy, 19(5), 384-392. http://doi.org/10.1016/j.drugpo.2007.07.003\n \nDundes, L. (2003). ** DanceSafe e ecstasy: proteção ou promoção ** Journal of Health &amp; PolíticaSocial, 17(1), 19-37. http://doi.org/10.1300/J045v17n01_02 PDF\n \nEmerson, R., Ponté, L., Jerome, L., &amp; Dõblin, R. (2014). ** História e futuro da Associação Multidisciplinar para Estudos Psicodélicos (MAPS). ** Journal of PsychoactiveDrugs, 46(1), 27-36. http://doi.org/10.1080/02791072.2014.877321 \n \nEzard, N. (2001). ** A saúde pública, direitos humanos e o paradigma da redução de danos:. De redução de riscos para a redução da vulnerabilidade ** International Journal of DrugPolicy. http://doi.org/10.1016/S0955-3959(01)00093-7\n \nFalck, RS, Carlson, RG, Wang, J., &amp; Siegal, HA (2004). ** Fontes de informação sobre MDMA importância e implicações para a prevenção entre os usuários jovens adultos. ** 74,45-54. http://doi.org/10.1016/j.drugalcdep.2003.11.009 \n \nFisher, CB (2011). ** Ética em Pesquisa e os seus princípios**728-741?, 46(6), http://www.ncbi.nlm.nih.gov/pmc/articles/PMC3638744/pdf/nihms458281.pdf\n \nFitzgerald, J., e Hamilton, M. (1996). ** As consequências de saber:. Responsabilidades éticas e legais na pesquisa de drogas ilícitas ** Social Science &amp;Medicine, 43(11), 1591-1600. http://doi.org/10.1016 / S0277-9536 (96) 00055-X \n \n* Gable, RS (2004). ** Comparação da toxicidade aguda letal de substâncias psicoactivas comumente abusadas. ** Addiction, 99(6), 686-696. http://doi.org/10.1111/j.1360-0443.2004.00744.x\n \nGama, A., Jerome, L., Liechti, ME, &amp; Sumnall, RH (2005). ** ecstasy é seguro? Uma pesquisa crítica. ** http://doi.org/10.1016/j.drugalcdep.2004.08.014 \n \nGross, SR, Barrett, SP, Shestowsky, JS, e Pihl, RO (2002). ** padrões do consumo de ecstasy e outras drogas: Um estudo populacional canadense ** Canadian Journal of Psychiatry, 47(6), 546-551. https://ww1.cpa-apc.org/publications/archives/cjp/2002/august/barett.pdf\n\nHammersley, R., Ditton, J., Smith, I., &amp; curto, E. (1999). ** Os padrões de consumo de ecstasy por usuários de outras drogas. ** A British Journal ofCriminology, 39(4), 625-647. http://www.academia.edu/download/30860901/1999_hammersley_1.pdf\n \nHathaway, AD (2001). ** As deficiências de redução de danos: Em direção a uma estratégia de reforma de drogas moralmente investido ** International Journal of Drug Policy, 12, 125- 137. http://ge.tt/8G9kTjH2/v/0\n \n* Hayner, GN (2002). ** MDMA e a deturpação: Um problema não resolvido para os utilizadores Ecstasy ** Journal of Psicoactivas Drugs, 34 (2), 195-198. http://doi.org/10.1080/02791072.2002.10399953 \n \nHier, SP (2002). ** Raves, riscos e o pânico: Um estudo de caso na natureza subversiva de regulação moral ** Canadian Journal of Sociology, 27 (1), 33-57. http://doi.org/10.2307/3341411\n \n* Hunt, GP, Evans, K., &amp; Kares, F. (2007). ** Uso de Drogas e os sentidos do risco e do prazer. ** Journal of Estudos de juventude, 10 (1), 73-96. http://doi.org/10.1080/13676260600983668 \n \n* Hunt, G., &amp; Evans, K. (2008). ** O grande inominável. Explorando os prazeres e benefícios de Ecstasy a partir das perspectivas de consumidores de drogas ** Drogas (AbingdonEngl), 15(4), 329-349. http://www.ncbi.nlm.nih.gov/pmc/articles/PMC2581812/pdf/nihms56413.pdf\n \nHunt, G., Moloney, M., &amp; Evans, K. (2009). ** Epidemiologia: Estudar e compreender as culturas juvenis, clubes e drogas ** Addiction Research &amp; Theory. http://doi.org/10.3109/16066350802245643 \n \nHunt, G., Moloney, M., &amp; Fazio, A. (2011). ** Embarcando em pesquisa qualitativa em larga escala: Colhendo os benefícios de métodos mistos no estudo de jovens, clubes e drogas ** Nordisk AlkoholNark, 28,433-452. <text:s/>http://www.researchgate.net/profile/Geoffrey_Hunt/publication/221808587_Embarking_on_large-scale_qualitative_research_reaping_the_benefits_of_mixed_methods_in_studying_youth_clubs_and_drugs/links/00b7d5348349c89048000000.pdf\n\nHysek, CM, et al. (2013). ** MDMA aumenta a empatia emocional e comportamento pró-social. ** Cognitive Social e Affective Neuroscience, 222 (2), 293-302. http://doi.org/10.1093/scan/nst161 \n \nJoe-Laidler, K., &amp; Hunt, G. (2013). ** Desbloquear o espiritual com drogas de clube: Um estudo de caso de duas culturas juvenis ** Substance Use &amp; Desvio, 48 (12), 1099-108. http://doi.org/10.3109/10826084.2013.808067\n \nKelly, BC (2009). ** A mediação dos efeitos nocivos do MDMA: Pré-carga e pós-carga entre os jovens-usando Ecstasy ** Journal of PsicoactivasDrugs, 41(1), 19-26. http://doi.org/10.1080/02791072.2009.10400671 <text:s/>PDF\n \nKelly, BC, Parsons, JT, &amp; Wells, BE (2006). ** Prevalência e preditores de uso de drogas clube entre curso clube jovens adultos em New York City. ** Journal of Urban Health, 83 (5), 884-895. http://doi.org/10.1007/s11524-006-9057-2 PDF\n \n* Leneghan, S. (2013). ** As variedades das experiências com Ecstasy: Uma Etnografia fenomenológica ** Journal of PsicoactivasDrugs, 45(4), 347-354. http://doi.org/10.1080/02791072.2013.826561 \n\n* <text:s/>Lindquist, J. (2004). ** Véus e ectasy ** Ethnos, 69 (4), 487-508. http://doi.org/10.1080/0014184042000302317 \n \n* Lindquist, J. (2010). ** Prazer, Prostituição, e Desigualdade nas Borderlands indonésias ** Identidades:.Estudos Globais em cultura epoder, 17,280-303. http://doi.org/10.1080/10702891003733500 \n\nMaxwell, JC (2005). ** Ecstasy: Propriedades, prevalência, padrões e problemas ** Substance Use &amp;Desvio, 40(9-10), 1203-1240. http://doi.org/10.1081/JA-200066736\n \nMcElrath, K. (2005). ** MDMA e comportamento sexual: Percepções dos usuários de ecstasy sobre sexualidade e risco sexual ** Substance Use &amp;Desvio, 40,1461-1477. http://doi.org/10.1081/JA-200066814 \n \nMeasham, F. (2004). ** Reflexões históricas e socioculturais sobre drogas, locais de lazer licenciados, comercialização e controle ** International Journal of DrugPolicy, 15(5-6 SPEC ISS), 337-345. http://doi.org/10.1016/j.drugpo.2004.08.002 \n \nMold, A. (2007). ** As drogas ilícitas e o surgimento de epidemiologia na década de 1960. ** Jornal de Epidemiologia e SaúdeComunitária, 61(4), 278-281. http://doi.org/10.1136/jech.2006.046334 \n \n* Moore, D. (1993). ** Etnografia e uso Ilícito de Drogas. ** Addiction Research &amp;Theory, 1,11-25. http://doi.org/10.3109/16066359309035320 \n \n* Panagopoulos, I., &amp; Ricciardelli, LA (2005). ** A redução de danos e a tomada de decisão entre os usuários de ecstasy. ** International Journal of DrugPolicy, 16,54-64. http://doi.org/10.1016/j.drugpo.2004.09.001 \n \nO., Murphy, PN, Wareing, M., &amp; Fisk, JE (2005). ** As percepções dos usuários sobre os riscos e efeitos de tomar ecstasy (MDMA): Um estudo questionário ** https://www.ncbi.nlm.nih.gov/pubmed/16574719\n\nParsons, JT, Grov, C., &amp; Kelly, BC (2010). ** Comparando a eficácia de duas formas de amostragem de tempo-espaço para identificar a utilização de drogas em clubes entre adultos jovens **. Journal of DrugIssues, 38(4). http://www.ncbi.nlm.nih.gov/pmc/articles/PMC2914223/pdf/nihms131696.pdf\n \nRamtekkar, UP, Striley, CW, e Cottler, LB (2011). ** perfis contextuais de jovens usuários de ecstasy: Um estudo multicêntrico ** AddictiveBehaviors, 36(3), 190-196. http://doi.org/10.1016/j.addbeh.2010.10.004 \n \n* Rosenbaum, M. (2002). ** Ecstasy:. New "Reefer Madness" of América ** Journal of PsychoactiveDrugs, 34(2), 137-142. http://doi.org/10.1080/02791072.2002.10399947\n \nSaniotis, A. (2010). ** Abordagens antropológicas para a compreensão da necessidade humana de substâncias psicotrópicas que alteram o humor. ** Journal of PsychoactiveDrugs, 42(4), 477-484. http://doi.org/10.1080/02791072.2010.10400710\nSchensul, JJ (2005). ** A difusão do Ecstasy através de redes de jovens. ** Journal of Etnia em Abuso deSubstâncias, 4(2), 39-71. http://doi.org/10.1300/J233v04n02_03 \n \nEO, e Schensul, JJ (2011). ** Análise qualitativa dos padrões de gestão de drogas entre usuários adultos de ecstasy ** Substance Use &amp; Desvio, 46,1675-1689. http://doi.org/10.3109/10826084.2011.610398 \n \nM. (2001). ** Para uma integração econômica bio-cultural e política de estudos de álcool, tabaco e drogas no próximo século. ** Social Science andMedicine. http://doi.org/10.1016/S0277-9536(00)00331-2 \n \nTakahashi, M., &amp; Olaveson, T. (2003). ** música, dança e delirantes: psicotrópicos como espiritualidade na cena rave Canadense. ** Revista de Estudos, 17(2), 72-96. http://www.academia.edu/2064736/Electronic_Dance_Music_Culture_and_Religion_An_Overview._Culture_and_Religion_7_1_._2006\n \nTammi, T., &amp; Hurme, T. (2007). ** Como o movimento de redução de danos contrasta-se contra proibição punitiva. ** International Journal of DrugPolicy, 18,84-87. http://doi.org/10.1016/j.drugpo.2006.11.003\n \nTaylor, EM, Greene, NMP, Morgan, CJA, &amp; Munafo, MR (2011). ** Associação de características do estudo com estimativas de tamanho do efeito em estudos de consumo de ecstasy. ** Journal o fPsychopharmacology. http://doi.org/10.1177/0269881111408955 \n \nUriely, N., &amp; Belhassen, Y. (2006). ** Droga e assunção de riscos em turismo. ** Annals of turismoResearch, 33(2), 339-359. http://doi.org/10.1016/j.annals.2005.10.009\n \n* Weir, E. (2000). ** Raves: Uma revisão da cultura, as drogas e a prevenção de danos ** CMAJ.. http://www.ncbi.nlm.nih.gov/pmc/articles/PMC1231377/pdf/cmaj_162_13_1843.pdf\n \n* Wilson, BS (2000). ** Um estudo da complexidade e contradição nas culturas juvenis canadenses e espaços de lazer. ** ProQuest eTeses. https://macsphere.mcmaster.ca/bitstream/11375/7076/1/fulltext.pdf\n \nYacoubian, GS, Boyle, C., Harding, CA, &amp; Loftus, EA (2003). ** É um mundo “new rave”: Estimar a prevalência e mal percebida de ecstasy e outras drogas entre os clubes participantes elogios ** Journal of DrugEducation, 33(2), 187-196. http://ge.tt/8axSdjH2/v/0</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2017-12-11</text:p>
          </table:table-cell>
          <table:table-cell office:value-type="string" calcext:value-type="string">
            <text:p>17:52:08+0000</text:p>
          </table:table-cell>
        </table:table-row>
        <table:table-row table:style-name="ro1">
          <table:table-cell office:value-type="float" office:value="1120" calcext:value-type="float">
            <text:p>1120</text:p>
          </table:table-cell>
          <table:table-cell office:value-type="string" calcext:value-type="string">
            <text:p>320137168412206_374950352930887</text:p>
          </table:table-cell>
          <table:table-cell office:value-type="string" calcext:value-type="string">
            <text:p>[COLABORAÇÃO]\n\nSalve rapazeada!\n\nMeu TCC esse ano tentei desmistificar o trance para quem não é da cena, contando a história do trance, entrevistas com pessoas envolvidas, pesquisa com que <text:s/>3000 respostas com o movimento e falo até de redução de danos.\nQuem quiser ver segue o link!\n\nNoois rapaa</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2017-12-11</text:p>
          </table:table-cell>
          <table:table-cell office:value-type="string" calcext:value-type="string">
            <text:p>10:51:38+0000</text:p>
          </table:table-cell>
        </table:table-row>
        <table:table-row table:style-name="ro1">
          <table:table-cell office:value-type="float" office:value="1560" calcext:value-type="float">
            <text:p>1560</text:p>
          </table:table-cell>
          <table:table-cell office:value-type="string" calcext:value-type="string">
            <text:p>320137168412206_375235329569056</text:p>
          </table:table-cell>
          <table:table-cell office:value-type="string" calcext:value-type="string">
            <text:p>[COLABORAÇÃO] O BRASILEIRO QUE ENCONTROU SHULGIN NO BURNING MAN:\n\n"Não é metáfora. Era noite, e eu vagava perdido pelo deserto em um hemisfério longe de casa quando achei o profeta. Não é tão dramático tampouco: era o deserto de Black Rock, Nevada, na primeira madrugada do festival Burning Man. E o profeta, no caso, é um homem sem religião ou doutrina. Mas que, e aqui vai todo o drama, é o papa do meu rebanho: dr. Alexander Shulgin, ou Sasha, para amigos e fãs."\n\nArtigo completo:\nhttps://revistatrip.uol.com.br/trip/quem-procura-sasha</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2017-12-11</text:p>
          </table:table-cell>
          <table:table-cell office:value-type="string" calcext:value-type="string">
            <text:p>12:11:25+0000</text:p>
          </table:table-cell>
        </table:table-row>
        <table:table-row table:style-name="ro1">
          <table:table-cell office:value-type="float" office:value="706" calcext:value-type="float">
            <text:p>706</text:p>
          </table:table-cell>
          <table:table-cell office:value-type="string" calcext:value-type="string">
            <text:p>140665063189702_375800822845840</text:p>
          </table:table-cell>
          <table:table-cell office:value-type="string" calcext:value-type="string">
            <text:p>[COLABORAÇÃO] VITAMINA C: MILAGRE OU MITO?\n\nFalamos sobre a Vitamina C no post de perguntas frequentes mas acho que vale um post próprio. É comum ver recomendações como essas por aí:\n\nEstou na bad, o que faço?\n- Toma vitamina C\n\nComo aumentar a intensidade do MDMA?\n- Toma vitamina C\n\nComo faço pra aumentar minha serotonina?\n- Toma vitamina C\n\nMeu cabelo está caindo, o que eu faço?\n- Toma vitamina C\n\nÉ impressionante como uma coisa se propaga com tanta facilidade. Vitamina C agora ta curando até hemorroida. A tal vitamina se popularizou entre os usuários de ecstasy pelo simples motivo de ser a mais fácil de ser comprada na farmácia. Mas estão espalhando funções que não cabem a ela.\n\nA primeira indicação surgiu em um estudo (http://www.maps.org/images/pdf/2001_shankaran_1.pdf) de 2001 feito por um médico que descobriu os efeitos antioxidantes potente da substância no combate a neurotoxicidade do MDMA em animais. Então vários outros estudos comprovaram isso, não só da Vitamina C, mas de vários outros suplementos. Um comprimido de vitamina C não vai fazer muita coisa sozinho quando você dropar 5 balas num rolê.\n\n"Assim como qualquer antioxidante não é pra sentir nenhum efeito diferencial na experiência. O que acontece com anfetaminas e similares é a neurotoxicidade induzida por estresse oxidativo. Uma das principais enzimas atuantes no metabolismo dos neurotransmissores que são liberados pelo MDMA é a Monoaminoxidase (MAO) (MAO-A para serotonina e norepinefrina/epinefrina e MAO-B para dopamina), essa via metabólica gera espécies reativas de oxigênio, que posteriormente causam danos aos neurônios. Um antioxidante vai ajudar a reduzir isso."\n\n-"Mas... Marcello, eu estava numa bad fodida numa festa e me deram vitamina C e eu melhorei"\n\nClaro, meu amigo, você estava numa bad psicológica e acreditava fielmente que aquilo ia funcionar, se tivesse somente açúcar na água e funcionar do mesmo jeito. Placebo! Está mais que provado o quanto nossa mente é potente nesses casos. Vide estudos de antidepressivos controlados por placebo que mostram grande eficácias em pessoas que tomaram "farinha" achando que era remédio.\n\n-"Mas... Marcello, e os níveis de cortisol que ela se propõe a regular?"\n\nEstudos (https://www.ncbi.nlm.nih.gov/pubmed/11862365) realmente comprovam que ela faz isso, mas em pacientes usando por pelo menos 2 semanas, todos os dias, 3 gramas diários. E isso em pessoas normais e não em quem se entupiu de MDMA em que o nível de cortisol vai lá no pico. "Não adianta" dar um comprimido de vitamina C pro amiguinho no rolê. Mantenham uma dieta saudável e façam exercícios que faz muito mais diferença.\n\n-"Ah, mas mal não faz"\n\nSó não inventa de jogar um comprimido na boca do colega quando ele tiver tendo uma overdose. \n\nNo final, não vejo como um coisa ruim, se você saiu de uma experiência difícil com vitamina C ou se seu cabelo parou de cair, que ótimo. Mas vamos deixar claro os efeitos reais da substância.\n\nDicas para evitar ou sair de uma "bad"? INFORMAÇÃO:\n\nhttps://www.facebook.com/prepartykit/photos/g.320137168412206/297747370717079/?type=1&amp;theater&amp;ifg=1\n\nhttps://www.facebook.com/prepartykit/photos/g.320137168412206/297797877378695/?type=1&amp;theater&amp;ifg=1\n\nhttps://www.facebook.com/prepartykit/photos/g.320137168412206/295336100958206/?type=1&amp;theater&amp;ifg=1\n\nhttps://www.facebook.com/prepartykit/photos/g.320137168412206/308357102989439/?type=1&amp;theater&amp;ifg=1</text:p>
          </table:table-cell>
          <table:table-cell office:value-type="float" office:value="95" calcext:value-type="float">
            <text:p>95</text:p>
          </table:table-cell>
          <table:table-cell office:value-type="float" office:value="73" calcext:value-type="float">
            <text:p>73</text:p>
          </table:table-cell>
          <table:table-cell office:value-type="string" calcext:value-type="string">
            <text:p>2017-12-12</text:p>
          </table:table-cell>
          <table:table-cell office:value-type="string" calcext:value-type="string">
            <text:p>21:24:21+0000</text:p>
          </table:table-cell>
        </table:table-row>
        <table:table-row table:style-name="ro1">
          <table:table-cell office:value-type="float" office:value="1039" calcext:value-type="float">
            <text:p>1039</text:p>
          </table:table-cell>
          <table:table-cell office:value-type="string" calcext:value-type="string">
            <text:p>140665063189702_376115232814399</text:p>
          </table:table-cell>
          <table:table-cell office:value-type="string" calcext:value-type="string">
            <text:p>[COLABORAÇÃO]5-HTP: ESTOU UTILIZANDO CORRETAMENTE?\n\nAlém da popularização da Vitamina C que falamos ontem, outra recomendação aparece em todo canto quando se fala em redução da intensidade da rebordose causada pelo abuso de MDMA e outros estimulantes. O 5-HTP. O problema mais uma vez é a falta de informação.\n\n5-HTP é a sigla para 5-hidroxitriptofano, um aminoácido natural precursor da serotonina. Além disso ele ajuda também na produção de melatonina que tem o papel de regular seu sono.\n\nParece mágica, né? Vou pro rolê, abuso do MDMA e outras drogas, jogo meu estoque de serotonina lá em baixo, tomo 5-HTP e pronto, sem ressaca e sono pesado nos dias seguintes. Não é bem assim. O que muitos não sabem é que ele sozinho, não faz muito e, se usado a longo prazo, pode causar danos cardiovasculares. \n\nQuando tomamos 5-HTP, ele viaja através do intestino, mas antes se ser absorvido na corrente sanguínea, é transformado em serotonina no FÍGADO e não no CÉREBRO. Não é isso que estamos procurando para ajudar na recuperação dos dias seguintes. A barreira hematoencefálica não permite que grandes quantidades de serotonina sejam absorvidas. Isso faz com que níveis elevados de serotonina estejam presentes no sangue não podendo ser usada de forma eficiente. E isso é perigoso. Ter níveis elevados de serotonina no sangue pode causar problemas cardíacos, incluindo espasmos cardíacos e palpitações anormais (https://www.ncbi.nlm.nih.gov/pubmed/15781732).\n\nPara que o 5-HTP seja mais eficaz e seguro, ele deve ser tomado em conjunto com suplementos que impedem que ele seja convertido em serotonina no fígado. É o caso do extrato de chá-verde (EGCG). <text:s/>Ele atua como um inibidor da enzima dopamina-descarboxilase. Essa enzima faz o meio de campo da conversão de 5-HTP em serotonina. <text:s/>A inibição desta enzima no estômago durante a ingestão de 5-HTP promove a concentração que atinge o tecido neural, fazendo que a serotonina se acumule, enfim, no cérebro (https://www.ncbi.nlm.nih.gov/pubmed/11374875).\n\nUm problema com o uso crônico de 5-HTP é o potencial excesso de depleção de Dopamina e Norepinefrina. Durante a sua conversão em serotonina, 5-HTP regula a liberação de dopamina. A preocupação é que este tipo de interferência hormonal pode reduzir a capacidade do corpo de usar dopamina e norepinefrina para as funções necessárias (https://www.ncbi.nlm.nih.gov/pubmed/15146330). Por isso, recomendo somente o uso para a recuperação após o abuso de MDMA, por no máximo 5 dias.\n\nEntão, como devo usar?\n\nÉ recomendado que se use de 100 a 200mg de 5-HTP junto com 400mg de EGCG por 3 a 5 noites seguidas após o uso de MDMA. Também é recomendado que não use esse combo por pelo menos 12 horas antes da última dose de MDMA, preferencialmente 24 horas. \n\nEsse combo não é nenhuma fórmula infalível. Como qualquer substância, a ação depende de cada organismo e de muitas variáveis. Uma boa alimentação e exercícios são ótimos aliados pra quem espera uma melhor resultado.\n\nAlguns exemplos de alimentos que você deve ter na sua dieta, alimentos ricos em triptofano, conhecidos como os “alimentos felizes”: sementes e nozes de todos os tipos, queijos, peito de frango, peixes, aveia, feijão, ovos, abacaxi, salmão, peito de peru e banana são alguns dos principais alimentos para aumentar seus níveis de serotonina.\n\nVocê tem experiências com 5-HTP? Por favor, relate nos comentários.</text:p>
          </table:table-cell>
          <table:table-cell office:value-type="float" office:value="85" calcext:value-type="float">
            <text:p>85</text:p>
          </table:table-cell>
          <table:table-cell office:value-type="float" office:value="52" calcext:value-type="float">
            <text:p>52</text:p>
          </table:table-cell>
          <table:table-cell office:value-type="string" calcext:value-type="string">
            <text:p>2017-12-13</text:p>
          </table:table-cell>
          <table:table-cell office:value-type="string" calcext:value-type="string">
            <text:p>15:14:21+0000</text:p>
          </table:table-cell>
        </table:table-row>
        <table:table-row table:style-name="ro1">
          <table:table-cell office:value-type="float" office:value="90" calcext:value-type="float">
            <text:p>90</text:p>
          </table:table-cell>
          <table:table-cell office:value-type="string" calcext:value-type="string">
            <text:p>140665063189702_376278309464758</text:p>
          </table:table-cell>
          <table:table-cell office:value-type="string" calcext:value-type="string">
            <text:p>[COLABORAÇÃO] NOME DE MDMA NÃO É PARÂMETRO:\n\n- Relatos do MD "dutch"?\n- Já provou o "Coca Cola"?\n- Fulano tem o tal "champagne", já testei, pode confiar!\n\nCom certeza vocês já viram esse tipo de pergunta ou afirmação por aí. Mas você tem noção de que esses nomes são coisas totalmente genéricas? Estamos falando de um mercado negro e não de uma farmácia que você pede tal composto de tal marca conhecida (quem dera, né?).\n\nNos mercados da Deep Web você encontra dezenas de MD's Dutch, centenas de mascavos, coca cola, alemães, champanhes e tudo quanto é nome que você pode pensar.\n\nEntão, aquele MD "dutch" que outro usuário testou com reagente, usou e afirmou ser MDMA, pode, muito provavelmente, não ser o mesmo que você está em mãos.\n\nNão caiam nessa, não é porque o fornecedor deu um nome conhecido para o cristal que ele está vendendo que se trata de algo de qualidade conhecida. \n\nOutra questão que já foi falada aqui no grupo e que cabe nessa publicação é sobre aparência e cores dos cristais, que também não servem como parâmetro:\n\nSobre aparência dos cristais: https://goo.gl/DbtpT1\nSobre as cores dos cristais: https://goo.gl/QWDo6r\nSobre prensas de ecstasy: https://goo.gl/epAjbm</text:p>
          </table:table-cell>
          <table:table-cell office:value-type="float" office:value="235" calcext:value-type="float">
            <text:p>235</text:p>
          </table:table-cell>
          <table:table-cell office:value-type="float" office:value="124" calcext:value-type="float">
            <text:p>124</text:p>
          </table:table-cell>
          <table:table-cell office:value-type="string" calcext:value-type="string">
            <text:p>2017-12-14</text:p>
          </table:table-cell>
          <table:table-cell office:value-type="string" calcext:value-type="string">
            <text:p>02:47:43+0000</text:p>
          </table:table-cell>
        </table:table-row>
        <table:table-row table:style-name="ro1">
          <table:table-cell office:value-type="float" office:value="204" calcext:value-type="float">
            <text:p>204</text:p>
          </table:table-cell>
          <table:table-cell office:value-type="string" calcext:value-type="string">
            <text:p>320137168412206_377516182674304</text:p>
          </table:table-cell>
          <table:table-cell office:value-type="string" calcext:value-type="string">
            <text:p>[COLABORAÇÃO][DÚVIDA]\n\nOlá pessoal, eu desenvolvi este site (www.laricando.com / www.howtoedibles.com) um ano atrás, basicamente, é um site para ajudá-lo a aprender a cozinhar e dosar com cannabis.\n\nTô aqui para perguntar sobre sua opinião sobre o futuro do site.\n\nEstou pensando em expandir o site, mas preciso ouvir de você se isso faz sentido e se isso for útil para você.\n\nEu estava pensando em permitir que usuários adicionem suas próprias receitas, agrupar receitas criando livros de receitas, compartilhe suas receitas usando mídias sociais e assim por diante.\n\nTenho recebido feedback positivo em relação ao site, mas sinto que posso oferecer algo melhor para vocês e engajar mais pessoas a usá-lo.\n\nO que vocês acham?</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2017-12-17</text:p>
          </table:table-cell>
          <table:table-cell office:value-type="string" calcext:value-type="string">
            <text:p>16:01:34+0000</text:p>
          </table:table-cell>
        </table:table-row>
        <table:table-row table:style-name="ro1">
          <table:table-cell office:value-type="float" office:value="1250" calcext:value-type="float">
            <text:p>1250</text:p>
          </table:table-cell>
          <table:table-cell office:value-type="string" calcext:value-type="string">
            <text:p>320137168412206_378501819242407</text:p>
          </table:table-cell>
          <table:table-cell office:value-type="string" calcext:value-type="string">
            <text:p>[COLABORAÇÃO]\nVou relatar uma experiencia pessoal que fiz comigo mesmo durante uns meses, já vai desculpando o português ^^\n\nEu sou acostumado a fazer meus drops em casa, no meu quarto, ou fazendo o que gosto e quero no momento, sem comprometimento nem um com "set and setting", pois eu sempre quero extrair o máximo potencial da molécula e também do meu eu interior.\n\nFiquei por cerca de 4~5 meses fazendo drops todos os finais de semana(em casa e variando os locais na rua), todos os drops na faixa de 150ug pra cima com no máximo 500ug, e as vezes no meio da semana eu dropava cerca de 100ug, pois tenho rotina normal de trabalho e precisava dormir anoite, não podia extrapolar no meio da semana, enfim, nesse tempo experimentei blotters como Adam and Eve, Heisenberg, Onça, Owsley Test, Orange Sunshine e gota de california sunshine, eu ainda não tive o prazer de dropar esse aztec, por falta de interesse mesmo, tô programando pra esse fim de semana, cerca de 200ug ou 300ug.\n\nDurante todo esse tempo de drops no meu quarto sozinho, era sempre a mesma coisa, independente do nome do blotter, eu tava SEMPRE no olho do furacão(não que isso seja ruim), loucura total, muito introspectivo, confusão mental, sozinho, com todos aqueles sentimentos e pensamentos de dentro se manifestando e sempre com pouquíssimos visuais(só via bastante quando desligava as luzes já pra dormir), a unica coisa que mudava entre essas trips em casa, era a intensidade de acordo com as dosagens que eu usava,\n\nJá na rua era totalmente diferente, eu e meu brother de drop sempre escolhíamos lugares diferentes pra realizar drops, procuramos sempre praça, bosques, parques ou algo assim, e nesses lugares sempre foi diferente, tudo totalmente diferente mesmo, visuais pesados, muitas risadas, reflexões encima dos momentos, mas o dia que mais senti foi quando dropei 450ug de california sunshine, havia dropado a mesma quantidade em casa e tinha sido pesado, porém nada fora do normal, já nesse dia em uma praça eu perdi noção do espaço por quase 1 minuto, tinha acabado de chegar e não estava reconhecendo a praça, tudo diferente, tentando entender tudo ali, não sabia de onde eu tinha chegado, os balanços tava no lugar errado, tava tudo estranho, realmente precisei dar uma pausa e me controlar pra me por no lugar, visuais pesados, as arvores balançando muito, e depois disso comecei a questionar sobre esses nomes de cristais, pois usei a mesma gota e me levou pra outra trip, totalmente diferente, outras sensações, outras portas, tudo realmente diferente, mas o mesmo caminho!\n\nEnfim, aconselho a quem gosta da molecula e é acostumado, a fazer um teste de 3 drops do mesmo cristal, sozinho em lugares diferentes e com intervalos considerados entre eles pra tirarem suas próprias conclusões :)</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2017-12-19</text:p>
          </table:table-cell>
          <table:table-cell office:value-type="string" calcext:value-type="string">
            <text:p>17:44:31+0000</text:p>
          </table:table-cell>
        </table:table-row>
        <table:table-row table:style-name="ro1">
          <table:table-cell office:value-type="float" office:value="1721" calcext:value-type="float">
            <text:p>1721</text:p>
          </table:table-cell>
          <table:table-cell office:value-type="string" calcext:value-type="string">
            <text:p>320137168412206_379175512508371</text:p>
          </table:table-cell>
          <table:table-cell office:value-type="string" calcext:value-type="string">
            <text:p>[COLABORAÇÃO] - Relato Sálvia Divinorum\n\nBoa tarde grupo, ainda estou tentando entender essa trip, mas o pouco que entendi, decidi compartilhar com vocês.\nA consagração foi ontem, por volta das 16h, estávamos eu e um brother, que ficou de Trip Sister, em uma cachoeira da minha cidade. Pus cerca de 0.1g no pipe e dei duas bolas, quando soltei a segunda, algo que nunca esperava em uma trip aconteceu. \nEu simplesmente fui embora, não lembrava que estava naquele local, nem mesmo que havia fumado a sálvia. A correnteza forte da cachoeira interferiu bastante na trip, na qual me deixo realmente assustado. Memórias de diversas etapas da minha vida vieram a tona e misturavam-se entre si, a voz da minha mãe e de diversas pessoas importantes na minha vida, lembranças do colégio, imagens da série que eu estou assistindo, entre outras coisas.\nContudo não a aproveitei 100%, haviam momentos que eu lutei contra a trip, sentia um sentimento, uma mistura de perda com medo(algo que nunca experimentei em 19 anos de vida), mas quando eu olhava pro meu brother eu sentia uma certa segurança. E as vozes que comentei anteriormente, diziam para eu relaxar que tudo ficaria bem, mas isso me assustava mais ainda.\nContudo parecia que a pedra em que estávamos viraria, e eu iria para baixo d'água. Algo realmente que nunca havia chegado perto de experimentar.\nNós 30 minutos seguintes a consagração, eu repeti as palavras: "caralho, que porra foi essa, meu Deus" umas 100x (kkk) e afirmava que nunca mais usaria esta poderosa planta, contudo, após analisar o que aconteceu, tenho vontade de utilizá-la novamente, mas em um local calmo e aconchegante.\nRessalto que caso um dia você tenha a oportunidade, certifique-se se você está no local certo e com pessoas adequadas, por que realmente é muito intenso.</text:p>
          </table:table-cell>
          <table:table-cell office:value-type="float" office:value="36" calcext:value-type="float">
            <text:p>36</text:p>
          </table:table-cell>
          <table:table-cell office:value-type="float" office:value="37" calcext:value-type="float">
            <text:p>37</text:p>
          </table:table-cell>
          <table:table-cell office:value-type="string" calcext:value-type="string">
            <text:p>2017-12-21</text:p>
          </table:table-cell>
          <table:table-cell office:value-type="string" calcext:value-type="string">
            <text:p>15:17:05+0000</text:p>
          </table:table-cell>
        </table:table-row>
        <table:table-row table:style-name="ro1">
          <table:table-cell office:value-type="float" office:value="356" calcext:value-type="float">
            <text:p>356</text:p>
          </table:table-cell>
          <table:table-cell office:value-type="string" calcext:value-type="string">
            <text:p>829984957142605_379175512508371</text:p>
          </table:table-cell>
          <table:table-cell office:value-type="string" calcext:value-type="string">
            <text:p>[COLABORAÇÃO] - Relato Sálvia Divinorum\n\nBoa tarde grupo, ainda estou tentando entender essa trip, mas o pouco que entendi, decidi compartilhar com vocês.\nA consagração foi ontem, por volta das 16h, estávamos eu e um brother, que ficou de Trip Sister, em uma cachoeira da minha cidade. Pus cerca de 0.1g no pipe e dei duas bolas, quando soltei a segunda, algo que nunca esperava em uma trip aconteceu. \nEu simplesmente fui embora, não lembrava que estava naquele local, nem mesmo que havia fumado a sálvia. A correnteza forte da cachoeira interferiu bastante na trip, na qual me deixo realmente assustado. Memórias de diversas etapas da minha vida vieram a tona e misturavam-se entre si, a voz da minha mãe e de diversas pessoas importantes na minha vida, lembranças do colégio, imagens da série que eu estou assistindo, entre outras coisas.\nContudo não a aproveitei 100%, haviam momentos que eu lutei contra a trip, sentia um sentimento, uma mistura de perda com medo(algo que nunca experimentei em 19 anos de vida), mas quando eu olhava pro meu brother eu sentia uma certa segurança. E as vozes que comentei anteriormente, diziam para eu relaxar que tudo ficaria bem, mas isso me assustava mais ainda.\nNós 30 minutos seguintes a consagração, eu repeti as palavras: "caralho, que porra foi essa, meu Deus" umas 100x (kkk) e afirmava que nunca mais usaria esta poderosa planta, contudo, após analisar o que aconteceu, tenho vontade de utilizá-la novamente, mas em um local calmo e aconchegante.\nRessalto que caso um dia você tenha a oportunidade, certifique-se se você está no local certo e com pessoas adequadas, por que realmente é muito intenso.</text:p>
          </table:table-cell>
          <table:table-cell office:value-type="float" office:value="41" calcext:value-type="float">
            <text:p>41</text:p>
          </table:table-cell>
          <table:table-cell office:value-type="float" office:value="34" calcext:value-type="float">
            <text:p>34</text:p>
          </table:table-cell>
          <table:table-cell office:value-type="string" calcext:value-type="string">
            <text:p>2017-12-21</text:p>
          </table:table-cell>
          <table:table-cell office:value-type="string" calcext:value-type="string">
            <text:p>15:17:05+0000</text:p>
          </table:table-cell>
        </table:table-row>
        <table:table-row table:style-name="ro1">
          <table:table-cell office:value-type="float" office:value="468" calcext:value-type="float">
            <text:p>468</text:p>
          </table:table-cell>
          <table:table-cell office:value-type="string" calcext:value-type="string">
            <text:p>320137168412206_379779509114638</text:p>
          </table:table-cell>
          <table:table-cell office:value-type="string" calcext:value-type="string">
            <text:p>[COLABORAÇÃO] Como reagir para ajudar alguém que demonstra sintomas de overdose e como reconhecer sinais próprios de overdose para pedir ajuda.\n\nPara inicio de conversa, vamos colocar aqui pontos que a maioria dos sites médicos não sugere: uma das maneiras mais eficientes de prevenir uma morte por overdose se inicia usando a substancia em ambientes seguros passiveis de atendimento médico e contendo outras pessoas que possam auxiliar o usuário. Se sua substância ou a combinação de substancias possuem riscos altos de overdose, evite usá-la em ambientes isolados (como no meio de uma floresta ou num local isolado da cidade) ou em situações em que você possa não conseguir ajuda por interferências externas ("amigos" com grandes quantidades de substancias ilicitas que não permitem a ida ao hospital para não terem problemas com a justiça). Em situações com atendimento de emergencia acessivel as chances de sobrevivência sem ou com poucas sequelas são muito maiores.\n\nÉ necessário aqui colocar que uma overdose não significa que o usuário está inconsciente e uma overdose pode ser causada pelo uso de duas substancias distintas potencializando efeitos umas das outras (como benzos e alcool por exemplo). Dito isso, traduzirei e resumirei um texto, acrescentando colocações pessoais e, no final do post, deixarei o link.\n\nRECONHECENDO UMA OVERDOSE\nO primeiro passo, seja para o usuário ou para o trip sitter, é reconhecer sinais que demonstram os principios da overdose. Para isso é ESSENCIAL que o usuário ou o sitter saibam as substancias (ou no minimo a natureza delas) que foram consumidas. Sabendo se a substancia é depressora, estimulante, dissociativa ou psicodélica já é de grande ajuda. Dividirei em categorias para explicar melhor cada uma delas:\n\nESTIMULANTES:\nOs principais sintomas são:\n-Náuseas;\n-Dificuldade em respirar;\n-Dores no peito;\n-Dores de cabeça fortes;\n-Confusão e desorientação;\n-Febre sem suor;\n-Perda de consciência.\n\nEm caso de perceber os sintomas, pouca coisa pode ser feita em casa e em primeira mão, é uma situação de ligar para a emergência (190).\n\nDEPRESSORES\nDepressores tendem a causar a chamada Depressão Respiratória em casos de overdose, momento em que o ritmo respiratório diminui cada vez mais até atingir riscos graves. Uma overdose não cuidada da maneira correta pode levar a coma, traumas cerebrais irreversíveis ou até a morte. Os principais sintomas são:\n-Respiração branda ou sem respiração;\n-Labios e ponta dos dedos azuladas;\n-Confusão e desorientação fortes;\n-Sem resposta a estimulos e/ou a grande dificuldade de se manter acordado;\n-Roncos e sons guturais.\n\nOverdose por depressores é EXTREMAMENTE perigosa e precisa de atendimento imediato em muitos casos:\n1- Cheque respostas. O usuário provavelmente está desacordado, então apoie o cotovelo sobre o plexo solar (no meio do peito, pouco acima do estomago) e esfregue-o com força. Se não houver resposta, ligue para 190 NA HORA e peça ajuda.\n\n2- Cheque a respiração, isso pode ser feito colocando a mão próxima ao nariz ou observando movimentos toraxicos. Se a respiração não estiver ocorrendo, é necessário uma ressuscitação. Nesse caso a massagem cardíaca não é necessaria. Balance a cabeça do usuário de leve, depois eleve o queixo o máximo possível. Tampe as narinas dele, feche os lábios dele e sopre dois jatos breves de ar. Após isso, um sopro longo deve ser feito a cada 5 segundos. Esse procedimento deve ser mantido até a emergência chegar. Não entrarei no ambito da redução de danos de primeiros socorros ao fazer esse processo, mas pesquisem, muitas vezes vale carregar uma mascara para respiração induzida para proteger o sitter.\n\n3- Caso o depressor em questão seja um opiacio (heroina, morfina, codeina, etc) e caso você tenha em mãos Naloxona (um remédio controlado com retenção de receita no Brasil, o que pouco faz sentido, mas que vamos fazer, não é mesmo), aplique. Em forma de injeção, deve ser aplicado em musculos grandes (Ombros, abdomem, coxa) e em forma intranasal deve ser aplicado metade da dose em cada narina, com a cabeça do usuário curvada para trás.\n\nPSICODÉLICOS\nNesse caso me focarei no NBOMe, que são os maiores riscos de overdose. Os sintomas foram dificeis de achar, li vários relatos e os que achei são:\n-Náuseas;\n-Ansiedade extrema;\n-Suor frio;\n-Tremores fortes;\n- Inabilidade de comunicação (seja pelo usuario não responder a estímulos ou por supressão da linguagem);\n- Paranoia;\n-Blackouts;\n-Comportamentos incomuns que remetam ao desespero (como quebrar objetos, gritar, chorar)\n\nOs sintomas são muito semelhantes a uma megadosagem de outros psicodélicos, por isso é importante saber que a substancia consumida foi realmente NBOMe, pois em doses altas pode ser letal e os médicos podem ter uma abordagem diferente no caso dessa substancia. Mesmo sem saber, ligue 190 o mais rápido possível e evite que o usuário se machuque de alguma forma.\n\nKETAMINA\nNão encontrei nenhum artigo especifico sobre sintomas de overdose por dissociativos, então falarei especificamente da Ketamina por ser um dos dissociativos mais usados de maneiras não seguras. Os sintomas de uma overdose de K são:\n- Nauseas e/ou vomitos;\n- Dor no peito e batimento descompassado;\n- Confusão;\n- Paralisia\n- Terror e violencia causada pelas alucinações;\n- Paranoia;\n- Sonolencia, perda de consciencia ou coma;\n- Pressão sanguinea alta.\n\nDissociativos podem causar muitos danos psicológicos em overdose, e a ketamina com seu efeito paralisante pode levar ao usuário engasgar com o vomito. Novamente ligue 190 e mantenha o usuário em posição de recuperação (tutorial estará nos links de referencia).\n\nEm situações em que o usuário não pode receber assistência médica, NÃO O MEDIQUE a menos que saiba o que está fazendo, quais remédios usar em cada substancia e as interações entre eles. Sabendo quais remédios usar em cada caso, o melhor a se fazer é remediar sintomas graves (depressão respiratória, febre, pressão alta, risco de ataque cardiáco, terror e violencia) e manter o usuário em posição de recuperação para que o mesmo não engasgue com vomito.\n\nEm resumo essas foram as informações que coletei pela net para o que fazer numa situação de overdose. Vale frisar que o pensamento rápido e a não-hesitação em ajudar alguém ou em pedir ajuda podem salvar vidas.\n\nFONTES E LINKS UTEIS\nhttps://americanaddictioncenters.org/ketamine-abuse/overdose-dangers/\nhttps://www.reddit.com/r/Drugs/comments/2b6e71/trip_report_overdosing_on_25inbome_4_mg/\nhttps://drugabuse.com/taking-action-how-to-intervene-during-an-overdose/\n\nTutorial para posição de recuperação:\nhttps://psychonautwiki.org/wiki/Recovery_position\n\nSobre Overdoses como um todo (incluindo medicamentosas)\nhttps://www.webmd.com/mental-health/addiction/drug-overdose#1</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2017-12-23</text:p>
          </table:table-cell>
          <table:table-cell office:value-type="string" calcext:value-type="string">
            <text:p>08:36:45+0000</text:p>
          </table:table-cell>
        </table:table-row>
        <table:table-row table:style-name="ro1">
          <table:table-cell office:value-type="float" office:value="772" calcext:value-type="float">
            <text:p>772</text:p>
          </table:table-cell>
          <table:table-cell office:value-type="string" calcext:value-type="string">
            <text:p>320137168412206_384093242016598</text:p>
          </table:table-cell>
          <table:table-cell office:value-type="string" calcext:value-type="string">
            <text:p>[COLABORAÇÃO]\n\nAmigos, vi uma iniciativa muito boa que está rolando na rede, gostaria de compartilhar com vocês, caso não quebre nenhuma regra do grupo.\n\nOrganizaram um grupo para impedir fraudes virtuais e servir como espaço para denunciar esse tipo de prática, o grupo Denuncias LOTTER facebook.com/groups/187955135080838\n\nNas regras do grupo proíbe estritamente vendas e indicações, então é um grupo 100% dentro das políticas do facebook e das leis locais brasileiras.\n\nTô repassando isso só para informar mesmo o pessoal, acredito que vai ajudar muita gente a se livrar de vários problemas. Eu, particularmente, gostei muito da iniciativa da galera, por isso tô aqui divulgando</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2018-01-06</text:p>
          </table:table-cell>
          <table:table-cell office:value-type="string" calcext:value-type="string">
            <text:p>12:55:26+0000</text:p>
          </table:table-cell>
        </table:table-row>
        <table:table-row table:style-name="ro1">
          <table:table-cell office:value-type="float" office:value="609" calcext:value-type="float">
            <text:p>609</text:p>
          </table:table-cell>
          <table:table-cell office:value-type="string" calcext:value-type="string">
            <text:p>320137168412206_382901162135806</text:p>
          </table:table-cell>
          <table:table-cell office:value-type="string" calcext:value-type="string">
            <text:p>[COLABORAÇÃO] Redução de danos do uso de álcool, muito importante galera!</text:p>
          </table:table-cell>
          <table:table-cell office:value-type="float" office:value="33" calcext:value-type="float">
            <text:p>33</text:p>
          </table:table-cell>
          <table:table-cell office:value-type="float" office:value="11" calcext:value-type="float">
            <text:p>11</text:p>
          </table:table-cell>
          <table:table-cell office:value-type="string" calcext:value-type="string">
            <text:p>2018-01-06</text:p>
          </table:table-cell>
          <table:table-cell office:value-type="string" calcext:value-type="string">
            <text:p>12:56:09+0000</text:p>
          </table:table-cell>
        </table:table-row>
        <table:table-row table:style-name="ro1">
          <table:table-cell office:value-type="float" office:value="446" calcext:value-type="float">
            <text:p>446</text:p>
          </table:table-cell>
          <table:table-cell office:value-type="string" calcext:value-type="string">
            <text:p>852480834840656_387026551723267</text:p>
          </table:table-cell>
          <table:table-cell office:value-type="string" calcext:value-type="string">
            <text:p>[COLABORAÇÃO]\n\n"Sempre que uso MDMA não consigo urinar, mesmo com vontade, parece que o corpo desaprende, o que fazer?"\n\nPor incrível que possa parecer a resposta para essa pergunta não é beba mais água. Água de mais pode matar. (É sério, existem caso de morte justamente associados a muita água e ambientes festivos).\n\nO que causa isso? Um dos efeitos adversos do MDMA é a liberação do ADH (Hormônio Antidiurético), o qual serve como um vasoconstritor e aumenta a retenção de água no corpo, mais especificamente nos rins. E é dai que se começa a não conseguir mais ir no banheiro.\n\nMas como driblar esse efeitos adverso? Simples, doses espaçadas de MDMA, no momento em que o efeito do MDMA diminuir a liberação de ADH vai diminuir também. Sabe aquela velha dica de descansar e se alimentar entre as doses? É o melhor momento para se aproveitar a baixa e conseguir ir no banheiro. Algum diurético natural pode ajudar também, mas não é aconselhável tomar fármacos.\n\nLembrando que como dito no início, água de mais faz mal, 200ml/hora é um bom número em condições normais, e não se esqueçam de repor os eletrólitos após a experiência também.</text:p>
          </table:table-cell>
          <table:table-cell office:value-type="float" office:value="35" calcext:value-type="float">
            <text:p>35</text:p>
          </table:table-cell>
          <table:table-cell office:value-type="float" office:value="17" calcext:value-type="float">
            <text:p>17</text:p>
          </table:table-cell>
          <table:table-cell office:value-type="string" calcext:value-type="string">
            <text:p>2018-01-11</text:p>
          </table:table-cell>
          <table:table-cell office:value-type="string" calcext:value-type="string">
            <text:p>19:32:31+0000</text:p>
          </table:table-cell>
        </table:table-row>
        <table:table-row table:style-name="ro1">
          <table:table-cell office:value-type="float" office:value="907" calcext:value-type="float">
            <text:p>907</text:p>
          </table:table-cell>
          <table:table-cell office:value-type="string" calcext:value-type="string">
            <text:p>320137168412206_387740784985177</text:p>
          </table:table-cell>
          <table:table-cell office:value-type="string" calcext:value-type="string">
            <text:p>[COLABORAÇÃO] O PROBLEMA DO CEMITÉRIO DE PONTAS\n\nVocê tem aquele cemitério do MAL em casa? Tem o hábito de guardar as pontas?\n\nEntão tem algumas coisas que você precisa saber para melhorar sua saúde e reduzir os danos:\n\nLeia a matéria completa: https://www.sv4i20.com/single-post/O-problema-do-cemiterio-de-pontas</text:p>
          </table:table-cell>
          <table:table-cell office:value-type="float" office:value="99" calcext:value-type="float">
            <text:p>99</text:p>
          </table:table-cell>
          <table:table-cell office:value-type="float" office:value="31" calcext:value-type="float">
            <text:p>31</text:p>
          </table:table-cell>
          <table:table-cell office:value-type="string" calcext:value-type="string">
            <text:p>2018-01-13</text:p>
          </table:table-cell>
          <table:table-cell office:value-type="string" calcext:value-type="string">
            <text:p>20:29:02+0000</text:p>
          </table:table-cell>
        </table:table-row>
        <table:table-row table:style-name="ro1">
          <table:table-cell office:value-type="float" office:value="116" calcext:value-type="float">
            <text:p>116</text:p>
          </table:table-cell>
          <table:table-cell office:value-type="string" calcext:value-type="string">
            <text:p>320137168412206_387798671646055</text:p>
          </table:table-cell>
          <table:table-cell office:value-type="string" calcext:value-type="string">
            <text:p>[COLABORAÇÃO] O QUÃO IMPORTANTE É O VOCABULÁRIO QUANDO SE TRATA DE ESTABELECER NOVOS PARADIGMAS DE COMPREENSÃO DO USO DE DROGAS? \n\nNa última quarta-feira, a Comissão Global de Drogas (https://www.facebook.com/globalcommissionondrugs) , presidida pelo ex-Secretário Geral da ONU, Kofi Annan, divulgou um relatório investigando a forma como os consumidores de drogas são vistos e como isso os afeta.\n\nO relatório (http://www.globalcommissionondrugs.org/reports/changing-perceptions/) descobre que a percepção de pessoas que usam drogas geralmente é negativa, levando à sua estigmatização e discriminação.\n\nA Comissão considera que, para mudar a forma como o consumo de drogas é percebido, deve haver um esforço para alterar o vocabulários atualmente utilizado para discutir o assunto.\n\nDe acordo com o relatório, essa estigmatização é tão profunda e subconsciente que, mesmo a comunidade científica é discriminativa quando se fala sobre drogas e usuários de drogas: "até mesmo treinados profissionais de saúde mental que receberam estudos de caso idênticos - mas, em um, o paciente foi referido como "viciado em substância x" e, no outro como "alguém com um distúrbio de uso de substâncias" - eram mais propensos a acreditar que o paciente em questão era pessoalmente culpado e que as medidas punitivas deveriam ser tomadas quando o termo "abusador" era usado. "\n\nDe acordo com o relatório, a mídia e os líderes políticos são parcialmente responsáveis por essa percepção. Os meios de comunicação, em particular, são destacados: " duas narrativas de drogas e pessoas que as utilizam têm sido dominantes: uma liga drogas e crime, a outra sugere que as consequências devastadoras do uso de drogas em um indivíduo são inevitáveis ".\n\nAo usar linguagem negativa, como 'viciado', 'crackhead', 'limpo' ou 'viciado', eles levam o público em geral a desenvolver uma imagem negativa de consumidores de drogas e a discriminação provavelmente aumentará. Esta terminologia incentiva as pessoas a pensar que os usuários de drogas são marginais, moralmente falidos ou mesmo "indivíduos inferiores" . Essa atitude em relação aos usuários de drogas tem o efeito de fazer com que as pessoas acreditam que as drogas são ilegais por boas razões. Em contrapartida, essa percepção leva o público a discriminar os usuários de drogas ainda mais.\n\nEste ciclo vicioso de percepção pode dificultar os esforços para desenvolver políticas alternativas e gerar apoio público para a reforma.\n\nOs termos pejorativos que são usados e a percepção negativa que deles emana podem dar ao debate em torno de drogas uma dimensão moral, em vez de uma base científica baseada em fatos. A Comissão explica que os principais pressupostos que o público em geral tem em relação a alguém que usa drogas é que eles são "fracos" ou "imorais". Outro estereótipo de pessoas que usam drogas citadas pelo relatório é o de pessoas que vivem " na margem da sociedade, que não são membros iguais ou têm direito iguais aos outros ".\n\nEssa percepção cega a opinião do público em geral sobre drogas, que prefere associá-las a uma atitude social desviante em vez de uma atividade que existe em grande parte em todas as culturas e menos prejudicial do que pensamos.\n\nNo entanto, a Comissão encontrou o exato oposto. De acordo com o relatório, estimasse que 1/4 bilhão de pessoas (de 15 a 64 anos) atualmente usam drogas ilegais, dos quais apenas 11,6% são considerados usuários problemáticas. Estes dados sugerem duas coisas. Primeiro, o consumo de drogas é mais comum do que pensamos. Em segundo lugar, a maior parte do consumo de drogas não é problemático.\n\nNick Clegg, ex-vice-primeiro ministro do Reino Unido e membro da Comissão Global de Drogas, disse:\n\n"As políticas de drogas atuais são muitas vezes baseadas em percepções e crenças romantizadas, não em fatos. Qualquer uso de drogas traz riscos, mas apenas um pequeno número de pessoas que usam drogas adota dependência. Aqueles que desenvolvem problemas precisam da nossa ajuda e não da ameaça de uma punição criminal ".\n\nOutros dados do relatório mostram que os <text:s/>indivíduos que tomaram uma certa droga pelo menos uma vez na vida são muito maiores que aqueles que usaram no último ano. Na UE, por exemplo, existem: 87,7 milhões de usuários que tentaram uma vez a cannabis versus 23,5 milhões de usuários anuais, 17,5 milhões de usuários de usuários que tentaram uma vez a cocaína versus 3,5 milhões de usuários anuais e 14,0 milhões de usuários que tentaram uma vez MDMA versus 2,7 milhões de usuários anuais. Todos esses dados indicam que a maioria das pessoas que usam uma droga não se tornam usuários dependentes ou frequentes.\n\nNo entanto, para aqueles com uso problemático, o relatório recomenda que uma maior variedade de opções de tratamento deve ser disponibilizada para pessoas que o buscam.\n\nO vício geralmente é percebido como permanente e irreversível. Embora a recuperação seja possível, as autoridades de saúde percebem a abstinência como a melhor maneira de ir para o tratamento. No entanto, se estamos promovendo o bem-estar físico e mental, então a abstinência pode não ser o caminho a seguir. A abstinência completa pode ser fonte de ansiedade e prejudicar a saúde mental de uma pessoa no longo prazo. Portanto, grandes opções de tratamento devem estar disponíveis. O relatório sugere programas de agulhas e seringas, instalações de injeção segura, provisão de antagonistas de overdose de opioides e teste de drogas como algumas opções que devem ser disponibilizadas. O assessor de políticas do Volteface, Paul North, com 9 anos de experiência em serviços de tratamento de drogas concorda que este é o caso.\n\nO vício é um sintoma de um problema, não a causa. As intervenções devem se concentrar no indivíduo e olhar muito além do uso de qualquer droga. Embora, para muitas abstenções, seja uma opção recomendada e viável, esse rótulo não define um relacionamento problemático. O vício é sobre por que um medicamento está sendo usado, e não com que frequência. Um bom tratamento permite ao indivíduo fazer sua própria escolha em torno da frequência de uso, em vez de fornecer uma diretriz ou rótula rigorosa. \n\nNo Reino Unido, as alternativas de política com foco na redução de danos estão emergindo lentamente. Enquanto Glasgow procura abrir uma sala de consumo de drogas (http://www.glasgowlive.co.uk/news/glasgow-news/new-report-calls-uk-follow-13962993), o The Loop começou a oferecer serviços de testes de drogas em festivais em todo o Reino Unido (http://www.accessaa.co.uk/boomtown-drugs-harm-reduction-story/). \n\nMais alguns dos termos propostos pela comissão:\n\nPessoa que usa drogas - usuário de drogas\n\nPessoa com uso não problemático de drogas - usuário recreativo, causal ou experiemntal\n\nPessoa com dependência de drogas; pessoa com uso problemático de drogas - viciado, drogado\n\nTranstorno de uso de substâncias, uso problemático de drogas - hábito de uso de drogas\n\nTem uma disordem com o uso de X - Viciado em X\n\nEm abstinência, pessoa que parou de usar drogas - Limpo\n\nUsuário ativo de drogas; positivo para uso de substância - "Dirty"\n\nPessoa em recuperação - Ex viciado\n\nPessoa que injeta drogas - usuário de drogas injetáveis\n\nFontes: \nhttp://volteface.me/clean-language-talking-drugs-says-global-drug-commission/\nhttps://www.facebook.com/globalcommissionondrugs\nhttps://www.facebook.com/globalcommissionondrugs/?hc_ref=ARSDwTvaeTPpTo58r-D49iq5N89bGKYOfyUfxjaQ-ngS85B5YwmHYX34F1JJsFeppe0</text:p>
          </table:table-cell>
          <table:table-cell office:value-type="float" office:value="53" calcext:value-type="float">
            <text:p>53</text:p>
          </table:table-cell>
          <table:table-cell office:value-type="float" office:value="8" calcext:value-type="float">
            <text:p>8</text:p>
          </table:table-cell>
          <table:table-cell office:value-type="string" calcext:value-type="string">
            <text:p>2018-01-14</text:p>
          </table:table-cell>
          <table:table-cell office:value-type="string" calcext:value-type="string">
            <text:p>00:30:49+0000</text:p>
          </table:table-cell>
        </table:table-row>
        <table:table-row table:style-name="ro1">
          <table:table-cell office:value-type="float" office:value="1238" calcext:value-type="float">
            <text:p>1238</text:p>
          </table:table-cell>
          <table:table-cell office:value-type="string" calcext:value-type="string">
            <text:p>320137168412206_388064378286151</text:p>
          </table:table-cell>
          <table:table-cell office:value-type="string" calcext:value-type="string">
            <text:p>[COLABORAÇÃO] CARTA DE TIM LEARY A “ROCHE” COM ORDEM DE COMPRA DE LSD E PSILOCIBINA\n\nHoje encontrei uma foto interessante durante minhas pesquisas online. Um documento de 1963 onde Timothy Leary faz uma encomenda de 100 gramas de LSD (1 milhão de doses de 100ug) e 25kg de Psilocibina. Não tem muitas outras informações para tirar algumas dúvidas sobre a carta. Apenas comentários dizendo que essa época ele já teria sido expulso de Harvard e deu uma de “joão sem braço” para conseguir as substâncias. O documento se encontra em um museu em Berna, na Suíça e é supostamente a cópia original. O pedido foi feito a ROCHE, essa mesmo que produz o Rivotril hoje em dia.\n\nDocumento que mostra além do LSD, outras substâncias que a empresa produzia (página 110):\nhttps://play.google.com/books/reader?id=2nvuN2U_BE0C&amp;printsec=frontcover&amp;output=reader&amp;authuser=0&amp;hl=pt_BR\n\nTrecho do livro "Psychedelic Psychiatry: LSD from Clinic to Campus" que fala sobre a ROCHE ter se tornado a principal fornecedora de mescalina na época:\nhttps://books.google.com.br/books?id=deRwsiiE8FgC&amp;lpg=PA95&amp;ots=TdcB6B8RXv&amp;dq=la%20roche%20LSD&amp;hl=pt-BR&amp;pg=PA95#v=onepage&amp;q=la%20roche%20LSD&amp;f=false\n\nPra quem ainda não conhece Timothy Leary, vou explicar um pouco. Ele foi um professor de psicologia em Harvard nos anos 60. Era um dos maiores entusiastas de drogas psicodélicas na época, principalmente LSD. Queria provar ao mundo sobre os efeitos terapêuticos e espirituais da molécula. Ele defendia sua teoria de que o LSD afetaria o progresso da humanidade. Era amigo pessoal de John Lennon e teve seu nome lembrado em algumas músicas dos Beatles. Foi expulso de Harvard por ter promovido uma experiência com LSD em uma turma inteira de estudantes de psicologia. Mas antes disso fez muitos estudos em conjunto com grandes outros nomes da cultura psicodélica e seu nome é lembrado até os dias de hoje.\n\nEis a carta traduzida:\n\n"Eu sou o diretor de um projeto de pesquisa que investiga os efeitos de drogas alucinógenas (LSD, psilocibina, mescalina, etc.). Nosso projeto que agora envolve cerca de 17 funcionários profissionais, criou uma empresa de pesquisa independente (IFIF - unidade de pesquisa farmacológica). Estamos planejando expandir as atividades durante os próximos anos na direção de estudos celulares, tecidos, animais e humanos.\n\nNós antecipamos nossos requerimentos anuais e precisamos dos seguintes materiais:\n\nDietilamida do Ácido Lisérgico (LSD 25): 100 gramas\n\nPsilocibina: 25kg\n\nTambém estamos interessados nos seguintes produtos químicos e gostaríamos de saber a que preço vocês poderiam fornecê-los:\n\nDMT\nDET\n6-HO-DMT\nPsilocina\nBufotenina\n\nEstamos buscando acordos contratuais com uma empresa farmacêutica (americana ou estrangeira) que pode garantir o fornecimento desses materiais ao custo mais econômico. Queremos saber se a sua empresa está interessada em enviar esse pedido até 1º de março de 1963. Nosso departamento jurídico providenciou esclarecimentos de importação estaduais e federais e nossos médicos ficarão felizes em responder a quaisquer perguntas que sua equipe possa ter.\n\nAtenciosamente,\n\nTimothy Leary, Ph.D."\n\n_____________________\n\nImagem original da carta: https://i.redd.it/uog5lv5v4v901.jpg\n\nDiscussão no Reddit: https://www.reddit.com/r/LSD/comments/7q5g8d/timothy_learys_order_back_in_1963/\n_____________________\n\nBônus:\n\nComo operar seu cérebro - Por Timothy Leary \n\nParte 1:\nhttps://www.youtube.com/watch?v=MDxKoHUsbvY\nParte 2:\nhttps://www.youtube.com/watch?v=oMmPqhK24nY\nParte 3:\nhttps://www.youtube.com/watch?v=IgvPqdDQctY</text:p>
          </table:table-cell>
          <table:table-cell office:value-type="float" office:value="150" calcext:value-type="float">
            <text:p>150</text:p>
          </table:table-cell>
          <table:table-cell office:value-type="float" office:value="63" calcext:value-type="float">
            <text:p>63</text:p>
          </table:table-cell>
          <table:table-cell office:value-type="string" calcext:value-type="string">
            <text:p>2018-01-14</text:p>
          </table:table-cell>
          <table:table-cell office:value-type="string" calcext:value-type="string">
            <text:p>17:55:39+0000</text:p>
          </table:table-cell>
        </table:table-row>
        <table:table-row table:style-name="ro1">
          <table:table-cell office:value-type="float" office:value="840" calcext:value-type="float">
            <text:p>840</text:p>
          </table:table-cell>
          <table:table-cell office:value-type="string" calcext:value-type="string">
            <text:p>320137168412206_388477341578188</text:p>
          </table:table-cell>
          <table:table-cell office:value-type="string" calcext:value-type="string">
            <text:p>[COLABORAÇÃO] VÍDEO - PSILOCIBINA AGINDO NO CÉREBRO\n\nObserve nossos cérebros se tornarem mais conectados com a psilocibina e aprendam como os psicodélicos podem ajudar a tratar condições como depressão, dependência e PTSD:\n\nEm 2014, pesquisadores deram a voluntários saudáveis doses intravenosas de placebo e outras de psilocibina, o componente ativo nos cogumelos mágicos.\n\nO estudo revelou como os psicodélicos induzem um profunda mudança nos padrões de comunicação do cérebro. Eles dissolvem redes fixas e criam novos caminhos de comunicação.\n\nEste estado ajuda pacientes e terapeutas a trabalharem juntos para quebrar padrões de pensamento e tratar condições como depressão, vícios e PTSD.\n\nThe Beckley Foundation é um grupo de pesquisa e uma ONG do Reino Unido fundada e dirigida por Amanda Feilding. O objetivo é investigar a pesquisa psicodélica e impulsionar a reforma das políticas de drogas baseadas em evidências.\n\nAmanda Feilding está por trás do renascimento da ciência psicodélica, e sua contribuição para a reforma das políticas globais de drogas também tem sido fundamental e amplamente reconhecido.\n\nhttp://beckleyfoundation.org/amanda-feilding/</text:p>
          </table:table-cell>
          <table:table-cell office:value-type="float" office:value="41" calcext:value-type="float">
            <text:p>41</text:p>
          </table:table-cell>
          <table:table-cell office:value-type="float" office:value="7" calcext:value-type="float">
            <text:p>7</text:p>
          </table:table-cell>
          <table:table-cell office:value-type="string" calcext:value-type="string">
            <text:p>2018-01-15</text:p>
          </table:table-cell>
          <table:table-cell office:value-type="string" calcext:value-type="string">
            <text:p>23:11:11+0000</text:p>
          </table:table-cell>
        </table:table-row>
        <table:table-row table:style-name="ro1">
          <table:table-cell office:value-type="float" office:value="1032" calcext:value-type="float">
            <text:p>1032</text:p>
          </table:table-cell>
          <table:table-cell office:value-type="string" calcext:value-type="string">
            <text:p>140665063189702_388455628247026</text:p>
          </table:table-cell>
          <table:table-cell office:value-type="string" calcext:value-type="string">
            <text:p>[COLABORAÇÃO] CRISE PSICODÉLICA: Ajudando alguém através de uma "bad trip", de uma crise psíquica ou de uma crise espiritual. Por Erowid Center\n\nA informação contida neste documento foi retirada de diversas fontes. A coleção, organização, formatação e escrita da informação para este documento foram feitas pelo Erowid.\n\nTraduzido por “EXPORO”\n\n_________________________\n\nINTRODUÇÃO\n\nHá muitas situações diferentes nas quais uma pessoa pode precisar de ajuda enquanto estiver sob efeito de psicoativos. Decidir o que fazer em uma situação particular requer calma, pensamento claro e a habilidade de tomar decisões. Este documento é voltado a fornecer ideias do que alguém pode fazer para ajudar. Qual(is) método(s) em particular deve(m) ser usado(s) será algo único para cada tipo de situação. Lembre-se, apesar de não ser fácil nas situações mais extremas, a coisa mais importante que você pode fazer para ajudar alguém em crise psicodélica é permanecer calmo e com a maior lucidez possível. \n\n_________________________\n\nAVALIAÇÃO\n\nA ajuda a alguém em situação de crise deve ser dividida em dois estágios: avaliação e ação. O primeiro passo é avaliar a situação e tentar determinar o tipo de ação que precisa ser tomada.\n\n-Tipo de situação:\n\nExiste perigo físico imediato ou potencial? [Crítico] A pessoa está consciente? A respiração está reduzida ou acelerada? Ritmo cardíaco? Há qualquer descoloração da pele? Se inconsciente, há resposta apropriada à dor?\n\nA pessoa é um perigo para si mesma ou para os outros? [Crítico] Ela está violenta e agindo de forma ameaçadora contra terceiros? Quais são as chances de que ela ataque alguém? E de se machucar sem querer? Entrar num carro e dirigir? Tentar se matar?\n\nA pessoa está tendo uma crise espiritual, mental ou emocional? [Crise] Ela lhe parece excessivamente assustada, deprimida ou irritada? Mudanças de humor? Agindo como louca? Acordada mas não responde?\n\n-Informação útil:\n\nA seguinte informação pode ser útil em determinar qual ação deve ser tomada. Tente não deixar a pessoa sozinha enquanto estiver coletando os dados. Em casos de crises espiritual e/ou emocional, é melhor perguntar a amigos ou pessoas próximas do que tentar obter tais informações diretamente da pessoa em crise.\n\nQual foi a substância utilizada? Se possível, aprenda qual(ais) substância(s) a pessoa tomou e por qual meio (oral, fumado, injetado). O quanto ela tomou? Quando tomou? Estará ela fazendo uso de outros medicamentos ou suplementos? Quem é essa pessoa? Possui amigos por perto? Onde mora? Possui um histórico prévio deste tipo de problema ou similar?\n\nDescubra tudo o que puder. Sem uma boa avaliação do que está ocorrendo, é mais provável a incidência de erros críticos ao lidar com a situação (bombear desnecessariamente alguém cheio de benzodiazepínicos, falhar em ligar pra emergência a tempo, etc.). Com o máximo destas informações quanto possível em mãos, decida sobre a gravidade da crise e aja de acordo com o tipo de situação:\n\nCrítica - perigo físico imediato ou potencial da pessoa a si mesma ou a outros, possivelmente requerendo atenção médica;\n\nde Crise - favorável para comportamento psicótico extremo, repetições de pensamentos negativos, ataques de pânico.\n\n_________________________\n\nSITUAÇÕES QUE REQUEREM AJUDA PROFISSIONAL\n\nSe você sentir que vidas estão em risco.\nSe você sentir que a situação está fora de controle e que ninguém mais deseja assumir a responsabilidade pela pessoa.\n\n_________________________\n\nSITUAÇÃO CRÍTICA OU DE AMEAÇA À VIDA\n\nQuem está disponível para ajudá-lo? Ache alguém com experiência médica em emergências. Quanto mais, melhor, mas alguém com treinamento na Cruz Vermelha é bem melhor do que alguém sem noção de primeiros socorros.\nSe a pessoa está tendo convulsões. Afrouxe as roupas, coloque uma almofada e posicione o corpo dela de forma a prevenir ferimentos e sufocamento. Convulsões podem ser muito, muito sérias; são mais arriscadas quanto mais frequentes e mais longas forem, e podem causar dano cerebral permanente nos piores casos.\n\nSe a pessoa está consciente. Olhe para sinais reveladores do que ela tomou: tensão forte na mandíbula é normalmente associada a MDMA ou outros estimulantes. Observe se está nistagma (olhos agitados), também sinal de uso de estimulantes. Procure por suor - que é um bom sinal neste momento. Atente para calafrios, cubra-a com um cobertor se aparentar estar com tremores.\n\nSe a pessoa está inconsciente. Tente acordá-la gentilmente. Balance-a com jeito, dirija-lhe a palavra com voz firme (“Você está bem? Devo chamar um médico?”). Se estiver vomitando, vire-a de lado para que o vômito possa fluir pra fora da boca (e assim ela não irá se sufocar). Tente determinar se a pessoa está em coma ou em um estado dissociado [veja no final do artigo a definição de coma].\nSe a pessoa não estiver respirando, tente fazê-la voltar a respirar. Afrouxe as roupas. Sacuda-a com gentileza. Desobstrua as vias aéreas, especialmente se houve vômitos. A respiração de resgate pode ser realizada por alguém certificado para tanto.\n\nNota da tradução: no Brasil, a respiração de resgate pode ser executada por qualquer pessoa enquanto os profissionais de emergência não chegarem ao local.\n\nSe o coração da pessoa não está batendo. A reanimação cardiopulmonar (RCP) pode ser realizada por alguém certificado para tanto.\n\nNota da tradução: no Brasil, a reanimação cardiopulmonar pode ser executada por qualquer pessoa enquanto os profissionais de emergência não chegarem ao local.\nLigue para a Emergência - SAMU (192), Bombeiros (193) ou outro número com socorro médico em sua localidade. Lembre-se que irá demorar um pouco para o assistente responder às perguntas, e esteja pronto para a chegada dos veículos de emergência e dos possíveis policiais. Limpe o caminho para o pessoal da emergência até a pessoa. Se você estiver em uma festa, desligue a música e faça um anúncio para localizar amigos… se algum ainda estiver disponível.\n\nEsta pode ser uma decisão difícil em muitas situações, mas neste momento estamos falando de eventos com perigo de vida. As consequências de chamar ajuda externa serão bem menos severas do que as consequências da perda de uma vida.\n\n_________________________\n\nSITUAÇÃO DE CRISE (EMOCIONAL, MENTAL, ESPIRITUAL)\n\nSituações de crise podem se manifestar de múltiplas maneiras, desde explosões beligerantes potencialmente violentas, até a completa supressão de estímulos externos, bem como paranoia ou medo debilitantes, ou ainda comportamentos psicóticos ou compulsivos relativamente inofensivos. Como alguém lida com esta situação depende muito dos sintomas que a pessoa está experimentando.\n\nNa maioria das situações, você não está tentando forçar nenhuma ação ou reação em particular da parte da pessoa em crise. A questão não é de “acalmá-la” com palavras, uma vez que isto normalmente só piora as coisas. Tenha certeza de que ela saiba que tudo no mundo externo está em perfeita ordem… Você está com ela, cuidando dela. Garanta que ela não se machuque nem a outros, e se as coisas saírem de controle, chame por ajuda. Seja lá o que você decida fazer, atente para as reações dela. Se o que você está fazendo parece piorar as coisas, parta para outra solução.\n\nMuitos guias e conselheiros que possuem experiência com este tipo de crise emocional/espiritual aguda dizem que a melhor coisa a se fazer é dizer para deixar fluir e relaxar nos sentimentos. O mantra “respire, relaxe, deixe fluir” foi desenvolvido nas décadas de 1960 e 1970 para terapias psicodélicas e argumenta-se que muito da dissonância emocional e do estresse mental advém de lutar e resistir contra processos internos desconfortáveis. Guias sugerem que normalmente o medo é a força dominante a precipitar uma crise e o papel principal de um gerenciador de crise é ajudar a criar um espaço no qual a pessoa possa se sentir segura.\n\n- Lista rápida: \n\nTente ter noção do “quão longe” a pessoa está. Ela pensa estar no mesmo lugar em que você? Ela sabe que horas são, ou como se chama? Ela sabe que ingeriu um psicoativo?\n\nTranquilize-a, em tom de voz calmo e prosaico, de que você está com ela e cuidando dela.\n\nLembre-lhe de que este é um estado mental induzido por substância, de que irá acabar.\n\nLembre-lhe de respirar e relaxar.\n\nDeixe-a saber que crises espirituais são normais.\n\nPermaneça tão calmo quanto possível enquanto estiver falando com a pessoa, e use um tom de voz normal mesmo que você esteja ansioso.\n\nSe possível, traga-lhe um pouco de água ou um pedaço de pão. Pergunte-lhe se gostaria de um gole ou de uma mordida.\n\nSente e converse. Passe o tempo com ela.\n\nSe você sabe o nome dela, use-o algumas vezes: “Hey, Fulano(a), como você está?”\n\nSe apresente, diga seu nome e como você chegou até ali.\nOlhe para coisas bonitas.\n\nCante (qualquer coisa, mas especialmente músicas infantis).\n\nCuide de um animal, ou brinque com um.\n\nVá caminhar.\n\nRecorde boas memórias (praia, crianças, etc.).\n\nDance.\n\nDeem as mãos.\n\n- Armardilhas a evitar:\n\nNão tente demais trazer a pessoa em crise “de volta à Terra”. Isto frequentemente piora as coisas.\n\nNão a confunda com perguntas repetidas sobre questões que não pode responder.\n\nNão a faça se sentir ainda mais isolada agindo de foma preocupada e nervosa perto dela.\n\nEvite qualquer atividade física complexa, como tentar fechar o zíper de uma jaqueta, ou concertar o som, ou ainda acender a luz piloto do fogão.\n\nRespeite suas necessidades e fronteiras: Não toque nela se não quiser ser tocada. Dê espaço à pessoa se ela aparentar que o deseja.\n\n- O que fazer:\n\nSe uma pessoa parece estar passando por um momento difícil, gentilmente lhe pergunte se tem alguém que ela gostaria que estivesse junto para ajudar. Se ela parecer perturbada com a ideia de ter outrem ao lado de si, tenha alguém por perto para ficar discretamente de olho nela.\n\nRelacione-se com a pessoa no espaço em que ela se encontra. Muitas vezes, o que a isola e cria um senso de paranoia ou perda é que ela está tão além da consciência normal que as pessoas tentam excessivamente trazê-la de volta. Parta para, ao contrário, estar ali por ela e mais nada. Tente ver o mundo através dos olhos dela.\n\nDe quais formas diferentes você pode mudar o cenário/setting (nível de ruído, temperatura, exterior contra interior, etc.)? Um cenário do tipo festa-rave ou concerto pode agravar o estado mental da pessoa. Considere encontrar um local o mais quieto possível se isto parecer ajudar (depende das pistas dadas pela pessoa em crise), e peça aos demais presentes para não se amontoarem à volta. Reassegure-a de que a situação está sob controle, anotando quem oferecer ajuda caso esta seja necessária depois.\n\nComo você pode reduzir o risco de prejuízo emocional ou físico? Lembre-se de que a sua preocupação deve ser com os sentimentos da pessoa em crise, e não com a situação em si (como em “ah, Jesus, Maria, José! Nós temos que fazer alguma coisa”).\n\nParanoia: se a pessoa não quer ninguém por perto, retroceda, vire-se de forma que não a encare; mas a mantenha sob sua vista da forma mais discreta possível. Pense em como seria estar em um estado de paranoia, tendo ainda um estranho (irrelevante se você o é de fato ou não) te seguindo e vigiando.\n\nQue tipo de objetos, atividades e/ou distrações ajudarão a pessoa a superar um momento difícil (brinquedos, animais, música, etc.)?\n\nSem pressão: apenas esteja com ela. A menos que haja risco de lesão corporal, tão-somente deixe claro que você está ali no caso dela precisar de alguma coisa.\n\nToque. O toque pode ser muito poderoso, mas também pode ser muito violador. Em regra, não toque a menos que a pessoa diga que pode, ou que lhe toque primeiro. Se parecer que ela precisa de um abraço, pergunte-lhe. Se ela está além da comunicação verbal, tente ser sensível a qualquer reação negativa ao toque. Tente evitar ser arrastado para qualquer contato sexual. Frequentemente, dar as mãos é um meio muito efetivo e não ameaçador de deixar que uma pessoa saiba que você está ali para ajudá-la se for preciso.\n\nA intensidade pode vir em ciclos ou ondas. Também pode funcionar como um sistema - um movimento através de espaços transpessoais que pode ter um começo, um meio e um fim. Não tente forçar demais para movê-lo.\n\nVai acabar: se a pessoa está conectada o suficiente para se preocupar com a própria sanidade, assegure-lhe de que está em estado alterado devido a um psicoativo e que depois de um tempo retornará ao seu estado mental “normal”.\n\nIndução normal por drogas: conte à pessoa em crise que ela está experimentando os efeitos agudos de um psicoativo (se você souber qual, diga-lhe), que é normal (apesar de incomum) passar por crises espirituais e que ela (assim como outros milhares que a antecederam) estará bem se relaxar e deixar a substância seguir seu curso.\n\nRespiração: respire com a pessoa. Se ela estiver conectada o suficiente para colaborar com sua assistência, faça-a se juntar a você em respirações profundas, longas e cheias. Se estiver dócil a este ponto ou se estiver realmente distante e surtando, colocar uma mão na barriga dela e dizer “respire por aqui por baixo”, “apenas continue respirando, você pegou o jeito”, pode ajudar.\n\nRelaxamento: pode ser muito difícil relaxar enquanto se morre ou se é despedaçado por demônios, mas lhe diga que você está ali para garantir que nada ocorra com seu corpo físico. Uma das coisas mais importantes durante processos internos realmente difíceis é aprender a estar bem com a ocorrência destes, para “relaxar” da tentativa de frear a experiência e apenas a deixar acontecer.\n\nFicando meditativo: sugerir-lhe gentilmente que feche os olhos e se foque no próprio interior pode, às vezes, mudar o curso da experiência em andamento.\n\nDescalço no chão: uma das coisas que mais centraliza e traz de volta à Terra é tirar os tênis e meias e deixar seu pé tocar diretamente no chão duro. Tenha cuidado ao fazer isso em locais com riscos de danos aos dedos.\n\nContato visual: se a pessoa não está agindo de forma paranoica ou com medo de você, tenha certeza de adicionar bastante contato visual.\n\nTudo está bem comigo: deixe claro que o mundo pode desabar para ela, mas que está tudo bem com você.\n\nProcesso saudável: crises são uma parte normal dos processos psicológicos humanos, e uma forma de aproveitá-las melhor é tomá-las como um método de cura, não como um “problema” a ser concertado. Veja Grof, Bill Richards, et al.\n\nPode ser extremamente difícil conversar, se relacionar, ou sequer estar totalmente ciente da presença de outras pessoas durante o pico de experiências intensas. Se você está cuidando de uma pessoa que está nesta situação, ouça o que ela diz e (se parecer apropriado ou útil) poderá fazer-lhe indagações bem simples sobre suas experiências:\n\n“que cor é esta?”, “você está triste?”, “qual a sua idade?”, etc.\n\nÉ provável que as respostas sejam metafóricas e vagas: “todas as cores”, “sou mais velho que o rio”, etc. Não espere conseguir travar uma conversação normal.\n\nA coisa mais confortadora que algumas pessoas reportaram ter ajudado durante uma experiência aguda foi um cobertor enrolado em torno delas. \n\n_________________________\n\nRESUMO\n\nApesar de que lidar com uma crise psicodélica possa ser igualmente enervante para os participantes, cuidadores/sitters e observadores, a maioria dos eventos são gerenciáveis através de uma avaliação cuidadosa seguida de uma resposta calma e decisiva. Para a pessoa que estava em crise, integrar a experiência uma vez que a fase aguda tenha passado é tão importante quanto encarar a própria crise.\n\n_________________________\n\nDEFINIÇÕES \n\nCOMA - Considera-se “coma” a ocorrência simultânea de inconsciência e baixa ou nenhuma reação a estímulos, e é algo que deve ser levado muito a sério. Comas são uma reação normal a overdoses de GHB, opiáceos, quetamina e DXM; sendo que já se ouviu falar também de sua ocorrência com outras substâncias (2C-T-7, DMT, 5-MeO-DMT e possivelmente outras) e algumas combinações; mas é extremamente incomum com a vasta maioria dos enteógenos/psicodélicos. Se a pessoa estiver inconsciente, diga seu nome, tente despertá-la de forma gentil e pergunte-lhe se está dormindo. Verifique seu pulso e sinta sua testa para ver a temperatura. Cheque a resposta à dor - aperte o músculo ao longo da clavícula e o torça ou belisque com força na base de uma unha; olhe a resposta física a isto (no mínimo as pupilas irão dilatar temporariamente). Se você não tiver resposta pra nada disto, então parece ser um coma. Estados dissociativos fortes podem se assemelhar a um coma, mas assim como alguém que desmaia com álcool, a maioria dos estados dissociados irão incluir algum tipo de movimentação, alguma respsta a estímulos (você a belisca e ela diz “ai”, ou tenta afastar a sua mão, ou rola).\n\n_________________________\n\nPERIGO FÍSICO AGUDO POR SUBSTÂNCIA\n\nGHB - Uma overdose pode suprimir a respiração ou causar coma. A informação é um pouco confusa sobre a probabilidade de morte sem hospitalização, mas tem sido reportado por muitas pessoas que elas foram “salvas em cima da hora por médicos” assim que pararam de respirar. Algumas informações não são confiáveis, mas o GHB é definitivamente mais problemático do que a maioria das outras substâncias. O GHB pode ser muito ruim em combinação com outros depressores. Vômitos, náusea e inconsciência são comuns. \n\nKetamina - Pode ocasionar náusea e inconsciência.\n\nLSD - Pode ocasionar, de forma longa (6 a 18 horas ou mais), crises psicoespirituais agudas, perda de ego, desconexão da realidade consensual, paranoia, medo, tristeza, desespero e mudanças de humor extremas. Qualquer tipo de experiência é, de fato, possível. Nenhuma morte foi registrada que não envolvesse lesões físicas.\n\nCogumelos - Pode ocasionar, de forma mediana a longa (4 a 10 horas ou mais), crises psicoespirituais agudas, o que inclui perda de ego, desconexão da realidade consensual, paranoia, medo, tristeza, mudanças de humor. Cogumelos tendem a ser mais oníricos do que LSD, menos energéticos. Nenhuma morte foi registrada que não envolvesse lesões físicas.\n\nCannabis - As crises mais agudas com cannabis estão relacionadas à ingestão oral. Uma crise de cannabis dura de 2 a 6 horas (ou mais) e pode incluir paranoia, ataques de pânico, lentidão, perda e retorno à consciência, vermelhidão extrema nos olhos e mudanças de humor. Nenhuma morte foi relatada que não envolvesse lesão física. Algumas poucas pessoas reportaram ataques asmáticos severos precipitados pelo fumo de cannabis.\n\nMDMA - MO MDMA é complicado porque muitas outras substâncias são vendidas como MDMA, então se alguém declara que tomou um “E”, pode ser que tenha consumido algo completamente diverso. O MDMA em si mesmo pode causar crises em diversas formas:\nHipertermia / Desidratação - dê à pessoa um gole de água em um copo grande [Mais informações sobre consumo de água] se ela parecer que não vai sufocar com isto: o MDMA raramente causa catatonia (inconsciência), mas acontece.\nMDMA pode causar sentimentos desconfortáveis porque é um estimulante muito forte. Respirar, relaxar, se deitar, sentar e falar são todas boas ações.\nMDMA também pode ocasionar uma crise porque ele expõe sentimentos interiores que podem ser difíceis ou desconfortáveis, desbloqueia memórias, etc. MDMA (ao contrário de outros psicodélicos) não costuma causar com frequência paranoia extrema ou acessos de ira.\nMorte com MDMA é associada à desidratação e à hipertermia por excesso de esforço. Se alguém permanecer na pista de dança por algumas horas sem parar, ofereça-lhe um pouco de água e o convide a uma pausa para uma bebida e um breve descanso.\n\n_________________________\n\nFonte: https://www.erowid.org/lang/pt/psychedelic_crisis_faq_pt.shtml</text:p>
          </table:table-cell>
          <table:table-cell office:value-type="float" office:value="139" calcext:value-type="float">
            <text:p>139</text:p>
          </table:table-cell>
          <table:table-cell office:value-type="float" office:value="48" calcext:value-type="float">
            <text:p>48</text:p>
          </table:table-cell>
          <table:table-cell office:value-type="string" calcext:value-type="string">
            <text:p>2018-01-15</text:p>
          </table:table-cell>
          <table:table-cell office:value-type="string" calcext:value-type="string">
            <text:p>21:10:43+0000</text:p>
          </table:table-cell>
        </table:table-row>
        <table:table-row table:style-name="ro1">
          <table:table-cell office:value-type="float" office:value="5" calcext:value-type="float">
            <text:p>5</text:p>
          </table:table-cell>
          <table:table-cell office:value-type="string" calcext:value-type="string">
            <text:p>1077367689047994_388422031583719</text:p>
          </table:table-cell>
          <table:table-cell office:value-type="string" calcext:value-type="string">
            <text:p>[COLABORAÇÃO]\n\nF1 Pra passar a bad? É válido?\n\nA resposta clara e direta é: NÃO, podendo inclusive levar diretamente à quadros de psicose ou, pelo menos, agravar muito a bad trip se tratando de alucinógenos.\n\nVejo com recorrência relatos de pessoas que fumaram no final de uma trip com qualquer alucinógeno que seja (cogumelo, LSD, NBOMes, NBOH, 2C-B, o caralho a 4) e tiveram um aumento temporário de intensidade na trip, basicamente "reativando" ela. \nPrimeira hipótese - Ao que tudo indica, isso se deve à suprarregulação de certos receptores serotoninérgicos, em especial o 5-HT2a.\n\nFalando em linguagem simplista, esse receptor está relacionado diretamente com cognição, memória e processamento de linguagem e sentidos; Disfunções no seu funcionamento estão ligadas com distúrbios depressivos, de ansiedade, esquizofrenia (!) e respostas aberrantes a estímulos de estresse. Também é esse receptor um dos principais mediadores do efeito da maior parte dos alucinógenos, como pode ser visto na tabela anexada abaixo (LSD), onde quanto menor a barra, maior a afinidade da substância pelo receptor. É um modulador da liberação de dopamina em determinadas áreas do cérebro.\n\nSegunda hipótese - Células neurais são feitas para se comunicarem incessantemente, disparando repetidamente estímulos entre si. O cérebro humano evita que isso saia do controle utilizando principalmente neurotransmissor inibitório GABA. \n\nSabe-se que canabinoides tendem a aumentar a excitabilidade no cérebro, sendo a principal via teorizada para tal a presença de receptores canabinóides em sinapses GABAérgicas, onde agem com efeito inibitório, basicamente um "inibidor do neurotransmissor inibidor". \n\nDa mesma forma que substâncias que atuam como agonistas desses receptores GABAergicos podem diminuir consideravelmente a intensidade de uma trip, canabinoides possivelmente induzem o contrário pelo bloqueio do sinal inibitório. \n\nO mais provável é que tal sintoma seja fruto não só de uma dessas coisas, mas de uma combinação delas, principalmente em usuários crônicos de maconha, onde o efeito sobre os receptores 5-HT2a parece ser mais acentuado.\n\nAinda que, em sua maioria, os usuários da erva relatem um efeito ansiolítico, e que o CBD seja promissor no tratamento de doenças como epilepsia e similares, extrapolar isso para o caso de uma bad trip pode ser perigoso por alguns motivos:\n\n1 – Algumas pessoas tem reações paradoxais com maconha, levando a um estado de ansiedade acentuada, isso já num mindset ruim que é uma bad trip, pode facilmente causar um episódio de pânico e descontrole completo;\n\n2 – A própria upregulation dos receptores aliada ao uso de agonistas destes pode levar a sintomas similares aos de esquizofrenia não tratada, inclusive muitas vezes requerendo o uso de antipsicóticos atípicos em casos de internação, fármacos usados para tal e que podem agir de diversas formas, uma das mais notáveis sendo o bloqueio do receptor 5-HT2a;\n\n3 – Também falando de reações paradoxais, maconha abaixa o limiar de convulsão em algumas pessoas, bem como certos alucinógenos, a combinação pode facilitar a ocorrência delas, ou até mesmo ser a responsável direta, e\n\n4 – Individualidade, muita gente simplesmente não gosta de erva, você dar um conselho tosco desses pra uma pessoa pode levar ela a usa-la contra sua própria vontade na esperança de melhora e provavelmente, por consequência, um agravamento do problema.\n\nA opção mais inteligente quando se fala de parar ou diminuir uma bad trip continua sendo a dos benzodiazepínicos, ainda mais considerando que a ansiedade é um fator chave na situação. Qualquer um que já viu alguém passar por isso percebe padrões no comportamento como os loopings em ações, comportamento assustado, tremedeiras, taquicardia. Não é porque a erva é 'natural' (descontando o monte de merda que vem no prensado) e um rivotril da vida tem tarja preta que ela é melhor pra tudo, tenham consciência do que estão falando antes de recomendar as coisas, vocês podem FODER a vida de alguém.\n\nQuando se trata de pós de MDMA, por ex, é uma questão mais individual: Se funcionou pra você, OK. Mas não recomende, pode acentuar os sintomas em outras pessoas também.\n\nTL;DR: Não falem sobre o que não sabem, o grupo tem um nível relativamente alto e tentamos não deixar esses "endeuzamentos" de substâncias se propagarem.</text:p>
          </table:table-cell>
          <table:table-cell office:value-type="float" office:value="190" calcext:value-type="float">
            <text:p>190</text:p>
          </table:table-cell>
          <table:table-cell office:value-type="float" office:value="77" calcext:value-type="float">
            <text:p>77</text:p>
          </table:table-cell>
          <table:table-cell office:value-type="string" calcext:value-type="string">
            <text:p>2018-01-15</text:p>
          </table:table-cell>
          <table:table-cell office:value-type="string" calcext:value-type="string">
            <text:p>19:19:38+0000</text:p>
          </table:table-cell>
        </table:table-row>
        <table:table-row table:style-name="ro1">
          <table:table-cell office:value-type="float" office:value="757" calcext:value-type="float">
            <text:p>757</text:p>
          </table:table-cell>
          <table:table-cell office:value-type="string" calcext:value-type="string">
            <text:p>320137168412206_389430761482846</text:p>
          </table:table-cell>
          <table:table-cell office:value-type="string" calcext:value-type="string">
            <text:p>[COLABORAÇÃO] Minhas experiencias depois de várias sessões de autoterapia com psicodélicos.\n\nHá alguns meses eu postei num comentário que estava começando a fazer sessões de autoterapia e que iria postar algumas conclusões após um tempo, então ai vamos nós haha.\n\nJá de inicio deixo aqui avisado: passei por muitos anos de terapia e não tive nenhum progresso, tomei anos de remédio e não tive nenhum progresso, isso me fez testar a terapia e, após passar por ela, digo: cuidado. Os processos são intensos, não sigam meus passos de fazerem isso sem acompanhamento profissional, as experiencias podem beirar a loucura e o usuário desenvolver Estresse Pós-Traumatico mesmo em doses baixas. As experiencias levam tempo para se processar e devem ser preparadas de modo que uma ajude a outra.\n\nDos relatos que fiz no grupo somente o primeiro não estava no processo de terapia, mas foi ele que me fez chegar a conclusão de que eu queria experimentar.\n\nDOSES e SUBSTANCIAS:\nEu testei diversas substancias, remédios, alucinógenos, dissociativos e minha conclusão para qual substancia usar é: a substancia que for te deixar mais confortável e que preencha os requisitos de aumento da empatia e o boost emocional, além de não te deixar com dificuldade de relaxar, te fazer mal fisico ou te deixar com dificuldade de se manter acordado. Além disso, eu dou preferencia para substancias com visuais mais fluidos e menos carregados de geometria. Para mim a que melhor funcionou pelos motivos acima foram cogumelos, mas qualquer substancia psicodélica que se enquadre acima pode servir.\n\nQuanto as doses, os progressos tendem a ser maiores conforme a dose, mas as experiencias também são mais intensas e muitas vezes difíceis. O ideal para mim foi começar com uma dose fraca e ir subindo até eu sentir um progresso com minhas reflexões, comecei a ter as primeiras epifanias, aproveitei ao máximo a dose e subi um pouco mais, e fui repetindo o processo até estar pronto pra uma dose grande, que acabou sendo o final (pelo menos temporário) das minhas sessões. Você não precisa chegar em doses altas para estar satisfeito, aproveite o maximo da dose e evite a necessidade de experiencias muito intensas\n\nSOBRE AS EXPERIENCIAS\nEu me senti muito melhor e com mais progresso nas vezes em que eu estava acompanhado (no geral pela minha namorada) do que quando estava sozinho. Eu tenho dificuldades em falar sozinho e quando estava acompanhado punha pra fora minhas conclusões, chorava, contava histórias intimas que nem eu mesmo lembrava, então não foi exatamente uma "autoterapia", mas ainda vale haha.\n\nA maneira mais eficiente de iniciar a terapia pra mim era tirar um momento de relaxamento. Curtia a subida da substancia ouvindo musicas divertidas, dançava, conversava sobre bobagem com alguém e fazia enquanto o efeito crescia. Próximo do pico eu começava a pensar em coisas que eu gostava, mas de alguma maneira alguma coisa me incomodava em gostar daquilo. Um exemplo, um belo dia eu percebi que eu gostava de musica, mas eu tinha fobia de barulho, e musica alta me incomodava. Esse pensamento me levou a refletir sobre o porque eu tinha fobia, o que significava pra mim, como resolver esse conflito e eu acabei saindo da sessão sem mais fobia de barulho.\n\nA minha sugestão é: comece com coisas simples, pequenos dilemas do dia a dia, e cada vez mais vá se abrindo, descobrindo as histórias internas e se aprofundando nas experiencias.\n\nPROGRESSOS\nBom, minha conclusão com o período é: funcionou. De maneira surreal. Eu descobri e assumi que sou mitomano (pra quem conhece o transtorno sabe a dificuldade que deveria ser pra eu dizer isso, mas na real é bem facil), que foi confirmado pelo psiquiatra, eu dei passos gigantescos em relação a depressão e ansiedade, eu sinto um propósito na minha vida que não sentia há anos, sinto vontade de levantar da cama todos os dias e fazer algo, estou estudando, estou comendo e ganhando de volta o peso que perdi com a depressão. Todo o tratamento foi acompanhado pelo medico e por medicações, mas a parte fundamental foram as experiencias, a sensação de por tudo pra fora e se conhecer, eu sinto que sai dessas sessões conhecendo cada pedacinho da minha mente e entendendo o valor da minha vida, dos meus pensamentos, das minhas memórias.\n\nExperimentei meu primeiro psicodélico numa fase em que eu só queria que minha vida acabasse e aquele parecia um bom caminho pra seguir. Curiosamente foi o caminho que me salvou e me trouxe de volta a vontade de viver.\n\nFinalizo dizendo que me alegra muito que ao redor do mundo estão estudando o uso dessas substancias para fins médicos, espero que no futuro muita gente possa ser ajudada como eu.</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2018-01-18</text:p>
          </table:table-cell>
          <table:table-cell office:value-type="string" calcext:value-type="string">
            <text:p>09:06:37+0000</text:p>
          </table:table-cell>
        </table:table-row>
        <table:table-row table:style-name="ro1">
          <table:table-cell office:value-type="float" office:value="1452" calcext:value-type="float">
            <text:p>1452</text:p>
          </table:table-cell>
          <table:table-cell office:value-type="string" calcext:value-type="string">
            <text:p>140665063189702_391520121273910</text:p>
          </table:table-cell>
          <table:table-cell office:value-type="string" calcext:value-type="string">
            <text:p>[COLABORAÇÃO] MASSAGEM PARA ALÍVIO DO BRUXISMO\n\nEncontrei esse vídeo interessante com dicas de massagem para aliviar o bruxismo e acho que podem ser muito úteis pra aqueles que sofrem com esse problema quando usam MDMA.</text:p>
          </table:table-cell>
          <table:table-cell office:value-type="float" office:value="58" calcext:value-type="float">
            <text:p>58</text:p>
          </table:table-cell>
          <table:table-cell office:value-type="float" office:value="25" calcext:value-type="float">
            <text:p>25</text:p>
          </table:table-cell>
          <table:table-cell office:value-type="string" calcext:value-type="string">
            <text:p>2018-01-22</text:p>
          </table:table-cell>
          <table:table-cell office:value-type="string" calcext:value-type="string">
            <text:p>19:58:22+0000</text:p>
          </table:table-cell>
        </table:table-row>
        <table:table-row table:style-name="ro1">
          <table:table-cell office:value-type="float" office:value="1158" calcext:value-type="float">
            <text:p>1158</text:p>
          </table:table-cell>
          <table:table-cell office:value-type="string" calcext:value-type="string">
            <text:p>140665063189702_391366864622569</text:p>
          </table:table-cell>
          <table:table-cell office:value-type="string" calcext:value-type="string">
            <text:p>[COLABORAÇÃO] RECOMENDAÇÕES DE PRESCRIÇÃO PARA USO DO LSD QUANDO ELE ERA VENDIDO LEGALMENTE\n\nPra quem não sabe, o LSD foi usado legalmente para fins médicos nas décadas de 50 e 60 até ser proibido nos EUA em 1967. Muitos outros países, sob pressão dos Estados Unidos, rapidamente seguiram a restrição.\n\nDono da patente da substância, o laboratório suíço Sandoz Global, onde o Dr. Albert Hofmann trabalhava, distribuiu a droga para pesquisadores, como Timothy Leary, em busca de utilidades que motivassem seu comércio. No fim dos anos 1960, mais de 700 pesquisas no mundo avaliavam o emprego de psicodélicos como o LSD em terapias contra esquizofrenia e depressão, além de aumento da criatividade. Só o CIA conduziu mais de 400 projetos com drogas, a maior parte com LSD, ao custo estimado em US$ 25 milhões.\n\nNa forma de cápsulas e ampolas, com o nome Delysid, o ácido chegou às farmácias. Como ocorre hoje com remédios como o Rivotril, a exigência de receita médica era mera formalidade. Psicólogos e pacientes estavam ávidos por experimentar o medicamento capaz de abrir as “portas da percepção” – expressão associada ao efeito dos psicodélicos que batizou um livro do escritor Aldous Huxley e inspirou o nome da banda The Doors. Os atores Jack Nicholson e Cary Grant se ofereceram como voluntários das pesquisas. Grant disse que se tornou uma nova pessoa graças ao LSD. “Encontrei quem eu era por trás de todos os disfarces, hipocrisias e vaidades. Me desfiz deles, camada por camada.” Segundo a revista americana Vanity Fair, cerca de 40 mil pessoas no mundo todo experimentaram o LSD entre 1950 e 1965.\n\nA descrição abaixo era o que continha na bula que acompanhava o Delsyd com algumas orientações sobre seu uso:\n\n“Delysid (LSD 25)\nTartarato de dietilamida de ácido D-lisérgico\n\n-Comprimidos revestidos de açúcar contendo 0,025 mg. (25 ug.)\n-Ampolas de 1 ml. contendo 0,1 mg. (100 ug.) Para administração oral.\n-A solução também pode ser injetada s.c. ou i.v. O efeito é idêntico ao da administração oral, mas se ajusta mais rapidamente.\n\nPROPRIEDADES\n\nA administração de doses muito pequenas de Delysid (1/2 - 2 ug/kg. de peso corporal) resulta em distúrbios transitórios de afetos, alucinações, despersonalização, revitalização de memórias reprimidas e sintomas neurovegetativos leves. O efeito se ajusta após 30 a 90 minutos e geralmente dura de 5 a 12 horas. No entanto, os distúrbios intermitentes podem ocasionalmente persistir por vários dias.\n\nMÉTODO DE ADMINISTRAÇÃO\n\nPara administração oral, o conteúdo de 1 ampola de Delysid é diluído com água destilada, uma solução a 1% de ácido tartárico ou água sem halogéneo.\n\nA absorção da solução é um pouco mais rápida e mais constante que a dos comprimidos.\n\nAmpolas que não foram abertas, que foram protegidas contra a luz e armazenadas em local fresco, são estáveis por um período ilimitado. Ampolas que foram abertas ou soluções diluídas mantêm sua eficácia durante 1 a 2 dias, se armazenadas na geladeira.\n\nINDICAÇÕES E DOSAGEM\n\n <text:s text:c="4"/>a. Psicoterapia analítica, para provocar a liberação de memórias reprimidas e proporcionar relaxamento mental, particularmente em estados de ansiedade e neuroses obsessivas. A dose inicial é de 25 ug. (1/4 de uma ampola ou 1 comprimido). Esta dose é aumentada em cada tratamento em 25 ug até a dose ideal (geralmente entre 50 e 200 ug.) ser encontrada. Os tratamentos individuais são melhorados em intervalos de uma semana.\n <text:s text:c="4"/>b. Estudos experimentais sobre a natureza das psicoses: Ao tomar o próprio Delysid, o psiquiatra é capaz de obter uma visão do mundo das idéias e sensações dos pacientes mentais. O Delysid também pode ser usado para induzir um modelo de psicose de curta duração em indivíduos normais, facilitando estudos sobre a patogênese da doença mental.\n\nEm indivíduos normais, doses de 25 a 75 ug são geralmente suficientes para produzir uma psicose alucinatória (em média 1 ug./kg de peso corporal). Em certas formas de psicose e em alcoolismo crônico, são necessárias doses mais elevadas (2 a 4 ug/kg de peso corporal).\n\nPRECAUÇÕES\n\nAs condições mentais patológicas podem ser intensificadas pelo Delysid. É necessário um cuidado particular em indivíduos com tendência suicida e nos casos em que um desenvolvimento psicótico parece iminente. A labilidade psico-afectiva e a tendência para cometer atos impulsivos podem ocasionalmente durar alguns dias.\n\nDelysid só deve ser administrado sob supervisão médica rigorosa. A supervisão não deve ser interrompida até que os efeitos da droga tenham desaparecido completamente.\n\nANTÍDOTO\n\nOs efeitos mentais do Delysid podem ser rapidamente revertidos pela administração de 50 mg de clorpromazina.\n\nSANDOZ LTD., BASLE, SWITZERLAND”\n______________\n\nAlgumas considerações.\n\n- Confirmando o que já discutimos alguma vezes aqui no grupo: o método de admnistração não afeta a intensidade da experiência, você apenas poderá chegar no pico mais rápidamente. De fato, de forma menos gradual, a intensidade pode parecer maior no "comeup",\n\n- A duração do efeito não é algo que poderíamos levar como padrão para todos. Já foi discutido algo como "se a experiência durar menos que 8 horas, não é LSD". Não podemos dizer isso pois cada corpo age de uma maneira.\n\n- As recomendações são para MÉDICOS que testavam a droga para tratar pacientes com distúrbios mentais. Não é pra ninguém no grupo ou em qualquer lugar seguir. A matéria é de caráter informativo, pra aqueles entusiastas assim como eu. A molécula foi muito estudada após esse material ter sido feito e muita coisa foi descoberta.\n\n- Não levem o antídoto como orientação. Como eu disse, muita coisa foi descoberta sobre o LSD e seus efeitos, mesmo depois da proibição. Após muitas experiências e estudos a Clorpromazina (Amplictil aqui no Brasil) teve seu uso reduzido porque é psicologicamente extremamente árduo para quem o toma. Ele é usado para quadros psicóticos gravíssimos e tem várias interações perigosas como o álcool.\nÉ vendido na farmácia apenas com receita (tarja vermelha).\n\nStanislav Grof, que estudou o LSD no ambiente terapeutico em centenas de pacientes, escreveu no seu livro, "LSD Psicoterapia" de 1994:\n\n"Amplictil e outros tranquilizantes principais não são neutralizadores específicos de efeitos do LSD. Usados em altas dosagens, tais medicamentos têm um efeito geral inibidor que suprime e mascara a ação psicodélica do LSD. Uma análise detalhada em retrospectiva desta situação normalmente mostra que o paciente experimenta a ação de ambas drogas simultaneamente, e que o efeito combinado é bem desagradável”.\n\n"Crises são uma parte normal dos processos psicológicos humanos, e uma forma de aproveitá-las melhor é tomá-las como um método de cura, não como um problema a ser concertado"\n\nSe quiserem saber mais sobre Grof, temos alguns artigos aqui no grupo:\n\nVALOR HEURÍSTICO DA PESQUISA DO LSD, POR STANISLAV GROF:\nhttps://www.facebook.com/prepartykit/photos/p.287595821732234/287595821732234/?type=1&amp;theater\n\nRESPIRAÇÃO HOLOTRÓPICA:\nhttps://www.facebook.com/photo.php?fbid=1540148462731213&amp;set=p.1540148462731213&amp;type=1&amp;theater\n\nSTANISLAV GROF ENTREVISTA O DR. ALBERT HOFMANN:\nhttps://www.facebook.com/prepartykit/photos/p.267842390374244/267842390374244/?type=1&amp;theater\n__________________\n\nFonte: https://erowid.org/chemicals/lsd/lsd_faq.shtml#delysid</text:p>
          </table:table-cell>
          <table:table-cell office:value-type="float" office:value="215" calcext:value-type="float">
            <text:p>215</text:p>
          </table:table-cell>
          <table:table-cell office:value-type="float" office:value="72" calcext:value-type="float">
            <text:p>72</text:p>
          </table:table-cell>
          <table:table-cell office:value-type="string" calcext:value-type="string">
            <text:p>2018-01-22</text:p>
          </table:table-cell>
          <table:table-cell office:value-type="string" calcext:value-type="string">
            <text:p>12:58:18+0000</text:p>
          </table:table-cell>
        </table:table-row>
        <table:table-row table:style-name="ro1">
          <table:table-cell office:value-type="float" office:value="1374" calcext:value-type="float">
            <text:p>1374</text:p>
          </table:table-cell>
          <table:table-cell office:value-type="string" calcext:value-type="string">
            <text:p>140665063189702_391835954575660</text:p>
          </table:table-cell>
          <table:table-cell office:value-type="string" calcext:value-type="string">
            <text:p>[COLABORAÇÃO] CARTA DE ALBERT HOFMANN PARA STEVE JOBS\n\nComo todos sabem, existe uma frase famosa do titio Jobs dizendo que usar LSD “foi umas das coisas mais importantes que ele fez na vida”.\n\nNa carta, a pedido de Rick Doblin, fundador do Multidisciplinary Association for Psychedelic Studies (MAPS), Hofmann pede a Steve Jobs que ajude a organização nas pesquisas com LSD. Mas infelizmente isso nunca aconteceu, poderia ter sido mais um grande marco na história dos psicodélicos.\n\n"A carta resultou em uma conversa de cerca de 30 minutos entre eu e Jobs", diz Doblin, "mas nenhuma contribuição para a causa."\n\nHofmann discordava totalmente do uso banalizado do LSD, como eu e muitos aqui fazem e por isso chamava sua invenção de “Criança Problema”. Ele sonhava que algum dia isso mudasse.\n\nAbaixo a tradução da carta, escrita em 2007. Hofmann estava com seus 101 anos e morreu no ano seguinte:\n\n“Caro Sr. Steve Jobs,\n\nSaudações de Dr. Albert Hofmann. Eu fiquei sabendo pela mídia que você disse que o LSD o ajudou criativamente no desenvolvimento dos computadores da Apple e em sua missão espiritual pessoal. Estou interessado em saber mais sobre como o LSD foi útil para você. \n\nEstou escrevendo agora, pouco depois do meu 101º aniversário, para solicitar que você apoie o estudo proposto pelo psiquiatra suíço Dr. Peter Gasser sobre psicoterapia com LSD em indivíduos com ansiedade associada a doenças terminais. Este será o primeiro estudo de psicoterapia com LSD em mais de 35 anos e será patrocinado pela Associação Multidisciplinar de Estudos Psicodélicos (MAPS).\n\nEspero que você ajude na transformação da minha criança problema em uma criança maravilhosa.\n\nAtenciosamente\nAlbert Hofmann"\n\n__________________\n\nVeja a carta em tamanho original: http://www.thefix.com/sites/default/files/steveJobsLargeSize.jpg\n\nFonte: https://www.thefix.com/content/steve-jobs-acid-lsd-apple-letter7002\n\n__________________\n\nMais sobre Albert Hofmann aqui no grupo:\n\nEntrevista em 1996: https://www.facebook.com/prepartykit/photos/g.320137168412206/285672068591276/?type=1&amp;theater&amp;ifg=1\n\nEntrevista em 1984, feita por Stanislav Grof: https://www.facebook.com/prepartykit/photos/g.320137168412206/267842390374244/?type=1&amp;theater&amp;ifg=1</text:p>
          </table:table-cell>
          <table:table-cell office:value-type="float" office:value="152" calcext:value-type="float">
            <text:p>152</text:p>
          </table:table-cell>
          <table:table-cell office:value-type="float" office:value="29" calcext:value-type="float">
            <text:p>29</text:p>
          </table:table-cell>
          <table:table-cell office:value-type="string" calcext:value-type="string">
            <text:p>2018-01-23</text:p>
          </table:table-cell>
          <table:table-cell office:value-type="string" calcext:value-type="string">
            <text:p>15:50:55+0000</text:p>
          </table:table-cell>
        </table:table-row>
        <table:table-row table:style-name="ro1">
          <table:table-cell office:value-type="float" office:value="1494" calcext:value-type="float">
            <text:p>1494</text:p>
          </table:table-cell>
          <table:table-cell office:value-type="string" calcext:value-type="string">
            <text:p>320137168412206_392177461208176</text:p>
          </table:table-cell>
          <table:table-cell office:value-type="string" calcext:value-type="string">
            <text:p>[COLABORAÇÃO] HENRIQUEPEDIA #02\n\nSegundo vídeo da série!\n\n“ #DMT: A ORIGEM\n\nTá no ar o segundo vídeo da série #Henriquepedia! Nele, o professor Henrique Carneiro fala um pouco sobre a origem da DMT, encontrada em diferentes plantas do nosso continente. Dá o play e curti aê!”\n\nPrimeiro vídeo: LSD, PSILOCIBINA E MESCALINA: https://m.facebook.com/story.php?story_fbid=1596109843785522&amp;id=207475315982322</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018-01-24</text:p>
          </table:table-cell>
          <table:table-cell office:value-type="string" calcext:value-type="string">
            <text:p>13:55:25+0000</text:p>
          </table:table-cell>
        </table:table-row>
        <table:table-row table:style-name="ro1">
          <table:table-cell office:value-type="float" office:value="1300" calcext:value-type="float">
            <text:p>1300</text:p>
          </table:table-cell>
          <table:table-cell office:value-type="string" calcext:value-type="string">
            <text:p>320137168412206_391967207895868</text:p>
          </table:table-cell>
          <table:table-cell office:value-type="string" calcext:value-type="string">
            <text:p>[COLABORAÇÃO]\n\n(Post longo, mas direto) \n\nOPIOIDES E OPIÁCEOS \n\nOpiáceo é por definição qualquer composto presente no ópio ou derivado destes, como por exemplo a morfina (presente no ópio) e a heroína (derivado semisintético); \n\nOpioide geralmente é o termo utilizado para fármacos com ação análoga, porém completamente sintéticos, como a meperidina. \n\n(Vou tratá-los somente por opioides daqui em diante, por uma questão de conveniência) \n\nOpioides são substâncias que tem efeito farmacológico significativo sobre os receptores opioides, estando esses envolvidos primariamente na modulação da resposta à dor, no sistema de recompensa, no comportamento social, resposta à estresse, mobilidade gastrointestinal e também outros papeis menos perceptíveis como neuroproteção. \n\n(Se quiser ir direto ao ponto, pule o item a seguir, é mais pra se ter um conhecimento um pouco mais aprofundado do assunto) \n\nBreve história <text:s/>\n\nEvolutivamente falando, há evidência de que os receptores opioides surgiram nos vertebrados antes mesmo da mandíbula, estando presentes há mais de 450 milhões de anos. \n\nO uso medicinal deles existe comprovadamente há mais de 6000 anos, existindo possibilidade de uso anterior a isso. \n\nTradicionalmente se dava pelo uso do bulbo da Papaver Somniferum, Papoula de ópio, de diversas formas, como chás e extratos, sendo o mais comum a extração do ópio e posterior vaporização, inclusive causando enormes crises e guerras na China do século XIX. \n\nCuriosamente, a morfina foi o primeiro princípio ativo a ser isolado de uma planta, por volta de 1804, entretanto só viu um uso difundido dessa forma com o advento da agulha hipodérmica e consequentemente o uso intravenoso a partir dos anos 1860. \n\nTal qual a metanfetamina e até o 2,4-DNP, a morfina foi utilizada em guerras, porém, saiu-se muito melhor que os outros compostos, dada a capacidade dela de aliviar completamente o sofrimento de um soldado moribundo ou gravemente ferido, até mesmo em casos onde a amputação era mandatória, por conta das pobres práticas cirúrgicas e da ausência de antibióticos do final do século XIX e início do século XX. Paralelamente, haviam constantes experimentos com ela em laboratórios, um em particular, por volta de 1875, resultou na síntese de um novo composto após a fervura da morfina junto de um ácido, porém foi deixado de lado por duas décadas, até ser novamente sintetizado pela bayer em uma falha tentativa de síntese de codeína, dali saia a diacetilmorfina, ou heroína, que nos anos seguintes seria usada como xarope de tosse, e indicada para as mais diversas situações, havendo inclusive antigos jornais antigos que citavam a morte de indivíduos que estavam com insuficiência respiratória mesmo após injeções de heroína (o que é completamente paradoxal, pois heroína causa insuficiência respiratória, talvez os médicos da época tenham matado essas pessoas sem nem saber). \n\nO QUE INTERESSA \n\nOs receptores opioides se dividem em 3 principais tipos (no que tange uso recreativo): Mu, Delta e Kappa, aonde substâncias com maior afinidade pelos dois primeiros são comumente abusadas, por apresentarem efeitos muito mais eufóricos; Agonistas seletivos dos receptores Kappa foram desenvolvidos numa tentativa de evitar abusos e adicção, porém a experiência torna-se completamente disfórica nesses casos, envolvendo alucinações, ansiedade, baixa analgesia, depressão e disforia propriamente dita. \n\nVou focar nas três substâncias mais usadas atualmente de forma recreativa, caso contrário o post ficará muito longo: Morfina, Codeína e Heroína. \n\nMorfina: \n\nTem seu nome derivado de Morfeu (""Deus dos sonhos""), por ter propriedade indutora de sono e de sonhos lúcidos nos usuários, é a mais detalhada das drogas aqui no quesito de efeitos porque basicamente as outras duas tem ação devido à conversão em morfina por enzimas. Geralmente é encontrada na forma de sulfato de morfina, com solubilidade de cerca de 54mg/ml de água. \n\nBiodisponibilidade: \n\nOral e intranasal: 25-30%, além de onset lento, não vale a pena e a maioria dos usuários inclusive considera completo disperdício; \n\nRetal: ~70%, com rush similar à IV, porém mais fraco e alongado; \n\nIV (Intravenoso): Sempre 100%, em cerca de 15 segundos você sente o efeito completo junto com um rush indescritível, seguido por uma brisa similar à dos outros métodos em doses equivalentes. Tentando descrever, você para de respirar involuntariamente, uma sensação de prazer imensa começa pelas suas pernas e vai subindo até chegar ao abdômen, sua mente esvazia por completo e se foca apenas naquele momento de nirvana completo, a visão periférica escurece, até sua mandibula parece estar tendo um orgasmo. O rush dura pouco mais de 5 minutos\n\nO high dura cerca de 3-5 horas, há uma sensação de calor aconchegante por todo o corpo, contentamento com a vida em geral, dores emocionais e físicas, ansiedade desaparecem por completo, grande euforia, sensação de liberdade, paz, amor. Conforme as doses sobem, os efeitos positivos aumentam e há uma sedação cada vez maior, até um ponto onde você começa a ter pequenos episódios de sono involuntário ("nodding"), também junto disso, ocorrem sonhos/alucinações vividas, é um estado entre a realidade e o transe, geralmente como se você estivesse em outro lugar com uma sensação de euforia e felicidade imensa, também é normal ouvir coisas que não estão lá. \n\nHeroína: \n\nProvavelmente o mais famoso dos opioides, tem entre 1,6-2,2x a potência da morfina -variando conforme perfil enzimático do indivíduo, hábitos, histórico com opioides e permeabilidade da barreira hematoencefálica- por conta da dupla acetilação da molécula (3,6-diacetilmorfina), o que aumenta a lipofilia e consequentemente a capacidade de cruzar a barreira hematoencefálica, aumentando a quantia da droga que chega ao SNC e é deacetilada em morfina e 6-monoacetilmorfina lá. \n\nEm geral tem solubilidade de 600mg/ml~ em suas formas de sal (citrato, sulfato, HCL), porém existem versões próprias para a vaporização que são freebase e praticamente insolúveis em água (#3, a #4 é em forma de sal e a BTH serve para ambos os tipos de uso) \n\nBiodisponibilidade: \n\nOral: 35-45%, perde-se a principal diferença dela pra morfina (penetrabilidade na BHE) por conta do metabolismo de primeira passagem, torna-se basicamente a mesma coisa que usar morfina oral; \n\nIntranasal: 45~%; \n\nRetal: 55-75%, também com rush similar à morfina; \n\nVaporizada: Extremamente variável (10-60%~~) conforme o tipo de heroína, técnica do usuário, perfil do mesmo, etc; \n\nIV: Novamente 100%, o rush é exatamente igual ao da morfina, com uma pequena exceção: A brisa bate praticamente no mesmo instante, justamente pela passagem mais rápida pela BHE e maior solubilidade, exigindo um volume menor de líquido, geralmente no meio do shot já é possível sentir um gosto meio metálico no fundo da garganta que é ausente com a morfina. <text:s/>\n\nO high geralmente dura um pouco mais, coisa de 30-40 minutos, sendo praticamente igual ao da morfina. \n\nCodeína: \n\nHoje bastante difundida pelo uso juntamente com prometazina, o famoso lean, é nada mais que uma "pró-droga" (3-metilmorfina) pra morfina, com uma média de 10% da potência dela. <text:s/>\n\nPor depender da conversão enzimática em morfina, o efeito da codeína é altamente variável dentre populações por conta de polimorfismos da enzima CYP2D6, principal responsável pela desmetilação, onde há uma prevalência maior de taxas baixas de metabolismo em populações asiáticas. Algumas pessoas praticamente não sentem efeito dela devido à isso. \n\nQuanto à biodisponibilidade, é cerca de 90% por via oral e outras vias são desencorajadas pelo potencial de anafilaxia e também por perda de potência, dada a importância do metabolismo de primeira passagem para esse fármaco. \n\nO high é exatamente igual ao da morfina, porém geralmente mais brando pela quantidade limitada que é formada, sendo um opioide "fraco"; No caso do lean, parte dos efeitos sedativos são mediados pela própria prometazina, um antihistaminico de primeira geração com forte potencial sedativo. \n\nTendo agora noção dos efeitos desejados, vamos ao "nemesis" da questão, os colaterais, vou fazendo a lista começando pelos mais conhecidos: \n\n1 - Dependência psicológica e física profundas (mais além detalho a abstinência) \n\n2 – Curiosamente não tem toxicidade direta a nenhum orgão \n\n3 - Declínio da produção hormonal (grave, principalmente em homens) \n\n4 - Disfunção sexual (homens e mulheres) \n\n5 – Tontura \n\n6 – Boca seca \n\n7 - Constipação (é, se prepara que na hora que sair vai abrir tudo) \n\n8 – Agravamento de alergias e asma, devido à degranulação dos mastócitos induzida pelos opioides e consequente liberação de histamina \n\n9 – Coceiras e irritações na pele pelo motivo acima, além de uma sensação de pequenas agulhas com o uso IV, fruto da reação alérgica \n\n10 - Depressão respiratória. Em quase todos os casos de morte por overdose, a mesma se dá por conta disso. Ocorre uma diminuição aguda do ritmo respiratório, aliado ao coma do usuário e a subsequente morte por hipoxia. \n\n11 - Infecções ligadas ao uso de drogas injetáveis: Endocardite é uma causa comum de morte dentre usuários de longo prazo. \n\n12 – Vômitos: Doses altas, principalmente em pessoas inexperientes, levam a um reflexo violento de vômito, podendo levar à morte por engasgamento. A prevenção é sempre válida: Durma de lado, a não ser que queira fazer um cosplay de Jane Margolis. <text:s/>\n\n13 – Anafilaxia. \n\nOverdoses são reversíveis com a utilização de antagonistas dos receptores opioides, na maior parte dos casos sendo a Naloxona (Narcan) a principal opção.\n\nABSTINÊNCIA \n\nTalvez pelo que eles são mais famosos, a terrível síndrome de abstinência aguda, e a não tão conhecida "síndrome pós-aguda". Kurt Cobain supostamente teria cometido suicídio durante a abstinência de heroína, e usuários ("junkies") são conhecidos por furtarem objetos de familiares para evitá-la, bem como medicamentos de seus pais/avós; \n\nCom o abuso por longos períodos, não só ocorre uma adaptação do corpo ao nível de opioides circulante, quanto mudanças físicas e químicas acontecem no cérebro, adaptando todo o sistema de recompensas do usuário à constante procura e uso da droga. \n\nCom a interrupção abrupta do uso, em poucas horas começam a se instalar sintomas de abstinência, frutos da regulação dos receptores: Sudorese abundante e fria, olhos lacrimejam, uma disforia extrema toma conta, fortes dores e contrações abdominais se instalam rapidamente em conjunto com uma diarreia e vômitos incontroláveis, dores ósseas de grande intensidade, fraqueza extrema, febre, coriza constante, agitação, ansiedade, síndrome das pernas inquietas (sendo essa considerada um dos piores colaterais), bocejos constantes, ejaculação extremamente precoce, calafrios. \n\nEm geral, tais sintomas atingem seu pico cerca de 24-48 horas após a última dose, regressando ao normal lentamente ao curso de 7-15 dias, dependendo do opioide que era usado, iniciando-se uma fase conhecida como PAWS (Post Acute Withdrawal Syndrome), sindrome de abstinência pós-aguda, em que o principal sintoma é a anedonia, caracterizada por uma incapacidade de sentir emoções, tanto negativas, quanto positivas, típica de algumas formas de depressão. Em alguns casos, essa situação pode nunca reverter-se e será necessária a terapia de manutenção, onde são usados opioides com baixo potencial de abuso e meia vida longa, como a Buprenorfina e a Metadona para que o dependente possa viver normalmente. <text:s/>\n\nÉ a classe de drogas que mais causa mortes anualmente nos Estados Unidos, consideradas inclusive como uma "epidemia" lá, e acredito que a maioria das pessoas não consiga lidar com elas sem ter problemas por isso, então é interessante manter a distância caso não tenha certeza do que está fazendo. <text:s/>\n\nTambém observo o quão complicado é descrever os efeitos delas, principalmente o high, não há nada muito parecido no dia-a-dia, ao contrário de estimulantes. Sei que quem já usou vai se identificar com isso, muitos pedem como é, no entanto é quase impossível descrever com maestria. \n\nAos mais experientes: Sei que faltam várias informações, é apenas um pequeno guia para iniciantes que querem entender o básico sobre o assunto.\nagradeço a leitura e fiquem a vontade, abraços.</text:p>
          </table:table-cell>
          <table:table-cell office:value-type="float" office:value="58" calcext:value-type="float">
            <text:p>58</text:p>
          </table:table-cell>
          <table:table-cell office:value-type="float" office:value="26" calcext:value-type="float">
            <text:p>26</text:p>
          </table:table-cell>
          <table:table-cell office:value-type="string" calcext:value-type="string">
            <text:p>2018-01-24</text:p>
          </table:table-cell>
          <table:table-cell office:value-type="string" calcext:value-type="string">
            <text:p>00:59:57+0000</text:p>
          </table:table-cell>
        </table:table-row>
        <table:table-row table:style-name="ro1">
          <table:table-cell office:value-type="float" office:value="520" calcext:value-type="float">
            <text:p>520</text:p>
          </table:table-cell>
          <table:table-cell office:value-type="string" calcext:value-type="string">
            <text:p>320137168412206_392681804491075</text:p>
          </table:table-cell>
          <table:table-cell office:value-type="string" calcext:value-type="string">
            <text:p>[COLABORAÇÃO]\nNovo livro do James Oroc, escritor de Tryptamine Palace, um tratado sobre psicodelia, a cultura psicodélica e principalmente, as experiências do autor com o 5-MEO-DMT, a caça ao Bufo Alvarius e a extração e uso do psicoativo.\n\nNesse novo livro, ele trata de assuntos como a microdosagem de psicodélicos, aborda a questão visionária do Shulgin, do McKenna e do Alex Grey, o revival da cultura psicodélica, etc.\n\nDisponível apenas em Inglês , na Amazon por 15$ (Kindle) e 15,30$ (paperback) + frete.\n\n"The New Psychedelic Revolution : The Genesis of the Visionary Age"\n\nA bold exploration of modern psychedelic culture, its history, and future \n\n• Examines 3 modern psy-culture architects: chemist Alexander “Sasha” Shulgin, mycologist-philosopher Terence McKenna, and visionary artist Alex Grey \n\n• Investigates the use of microdosing in extreme sports, the psy-trance festival experience, and the relationship between the ego, entheogens, and toxicity \n\n• Presents a “History of Visionary Art,” from its roots in prehistory, to Ernst Fuchs and the Vienna School of the Fantastic, to contemporary psychedelic art \n\nAfter the dismantling of a major acid laboratory in 2001 dramatically reduced the world supply of LSD, the psychedelic revolution of the 1960s appeared to have finally run its course. But the opposite has actually proven to be true, and a psychedelic renaissance is rapidly emerging with the rise in popularity of transformational festivals like Burning Man and BOOM!, the return to positive media coverage of the potential benefits of entheogens, and the growing number of celebrities willing to admit the benefits of their own personal use. Along with the return of university research, the revival of psychedelic philosophy, and the increasing popularity of visionary art, these new developments signify the beginning of a worldwide psychedelic cultural revolution more integrated into the mainstream than the counterculture uprising of the 1960s. \n\nIn his latest book, James Oroc defines the borders of 21st-century psychedelic culture through the influence of its three main architects-- chemist Alexander Shulgin, mycologist Terence McKenna, and visionary artist Alex Grey--before illustrating a number of facets of this “Second Psychedelic Revolution,” including the use of microdosing in extreme sports, the tech-savvy psychedelic community that has arisen around transformational festivals, and the relationship between the ego, entheogens, and toxicity. This volume also presents for the first time a “History of Visionary Art” that explains its importance to the emergence of visionary culture. \n\nExploring the practical role of entheogens in our selfish and fast-paced modern world, the author explains how psychedelics are powerful tools to examine the ego and the shadow via the transpersonal experience. Asserting that a cultural adoption of the entheogenic perspective is the best chance that our society has to survive, he then proposes that our ongoing psychedelic revolution--now a century old since the first synthesis of a psychedelic in 1918--offers the potential for the birth of a new Visionary Age"\nhttps://www.amazon.com/dp/1620556626/ref=rdr_ext_tmb</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2018-01-26</text:p>
          </table:table-cell>
          <table:table-cell office:value-type="string" calcext:value-type="string">
            <text:p>01:15:01+0000</text:p>
          </table:table-cell>
        </table:table-row>
        <table:table-row table:style-name="ro1">
          <table:table-cell office:value-type="float" office:value="1464" calcext:value-type="float">
            <text:p>1464</text:p>
          </table:table-cell>
          <table:table-cell office:value-type="string" calcext:value-type="string">
            <text:p>320137168412206_392926624466593</text:p>
          </table:table-cell>
          <table:table-cell office:value-type="string" calcext:value-type="string">
            <text:p>[COLABORAÇÃO] EFEITOS NEGATIVOS DO USO DE MDMA EM LONGO PRAZO: MEMÓRIA VERBAL\n\nPra quem acompanha a página desde o início, antes de existir o grupo, já tinha visto esse artigo, mas eu ainda não tinha publicado ele e outros aqui no grupo. Farei isso nos próximos dias.\n________________\n\nMuito se fala aqui no grupo e na nossa página sobre o combate aos efeitos neurotóxicos do MDMA, usando os suplementos, mas que efeitos são esses?\n\nVamos explicar alguns deles nos próximos posts. Começando com um estudo da pesquisadora, médica e PHD Liesbeth Reneman, que atua no ramo de pesquisa sobre os danos de psicoativos no cérebro.\n\n“Embora seja considerado como relativamente seguro, o MDMA mostrou-se, cada vez mais, provocar efeitos tóxicos nos neurônios da serotonina cerebral (5-HT) em animais e possivelmente em seres humanos. Com o desenvolvimento de técnicas de imagem como tomografia por emissão de positrões e tomografia computadorizada de emissão de fotón único, agora é possível medir densidades dos transmissores de serotonina (SERTS) no cérebro humano. Estudos de imagens recentes mostraram diminuições nos SERTs centrais em primatas tratados com MDMA e usuários humanos de MDMA.\n\nPoucas consequências funcionais dos efeitos neurotóxicos induzidos por MDMA foram identificadas, tanto em animais quanto em seres humanos. Uma vez que o dano neurotóxico 5-HT induzido por MDMA pode levar a comprometimento das funções nas quais o 5-HT está envolvido (por exemplo, função de memória), é importante estudar os efeitos da MDMA não apenas nos neurônios 5-HT, mas na função de memória como um todo. A função de memória é de particular interesse porque vários estudos descobriram que os usuários de MDMA apresentam deficiências de memória significativas, enquanto que seu desempenho em outros testes cognitivos geralmente é normal.\n\nEmbora os efeitos neurotóxicos de curto prazo da MDMA em neurônios 5-HT e memória tenham sido amplamente estudados, pouco se sabe sobre os efeitos a longo prazo em seres humanos. Estudos em primatas não-humanos mostraram que, até 7 anos após o tratamento com MDMA, as regiões do cérebro neocortical permanecem parcialmente desarmadas, enquanto outras mostram evidências de recuperação completa.\n\nO objetivo foi investigar a função de memória em usuários recentes de MDMA que se abstiveram do uso e em usuários de MDMA que não estavam usando por mais de 1 ano. A densidade cortical do transportador de serotonina foi significativamente menor nos usuários MDMA recentes do que nos controlados, mas não em ex usuários MDMA. Os usuários recentes e ex usuários lembraram significativamente menos palavras do que os não usuários. O uso maior de MDMA foi associado a maior comprometimento na memória verbal imediata. \n\nO presente estudo sugere, então, que embora os efeitos neurotóxicos do MDMA nos neurônios 5-HT no córtex humano possam ser reversíveis, os efeitos na função da memória podem ser duradouros. ”\n__________________\n\nFontes:\n\nSobre Liesbeth Reneman:\nhttp://www.liesbethreneman.com/bio.html\n\nEstudo completo: \nhttp://jamanetwork.com/journals/jamapsychiatry/fullarticle/481827\n\nMDMA: um análogo potencialmente neurotóxico de anfetamina:\nhttp://www.sciencedirect.com/science/article/pii/0014299986901408?via%3Dihub\n\nRedução da ligação ao transportador de serotonina no córtex cerebral dos usuários de MDMA:\nhttp://bjp.rcpsych.org/content/175/1/63\n\nUso crônico de MDMA: efeitos sobre o humor e a função neuropsicológica:\nhttp://dx.doi.org/10.3109/00952999209026070\n\nPesquisa Humana sobre a neurotoxicade do MDMA: índices cognitivos e comportamentais de mudança\nhttp://dx.doi.org/10.1159/000026666\n\nPara ver os PDF’s completos dos estudos citados, usem o si-hub, veja como: https://www.facebook.com/prepartykit/photos/gm.373393269753262/319018585256624/?type=3&amp;theater&amp;ifg=</text:p>
          </table:table-cell>
          <table:table-cell office:value-type="float" office:value="99" calcext:value-type="float">
            <text:p>99</text:p>
          </table:table-cell>
          <table:table-cell office:value-type="float" office:value="55" calcext:value-type="float">
            <text:p>55</text:p>
          </table:table-cell>
          <table:table-cell office:value-type="string" calcext:value-type="string">
            <text:p>2018-01-26</text:p>
          </table:table-cell>
          <table:table-cell office:value-type="string" calcext:value-type="string">
            <text:p>14:57:53+0000</text:p>
          </table:table-cell>
        </table:table-row>
        <table:table-row table:style-name="ro1">
          <table:table-cell office:value-type="float" office:value="628" calcext:value-type="float">
            <text:p>628</text:p>
          </table:table-cell>
          <table:table-cell office:value-type="string" calcext:value-type="string">
            <text:p>320137168412206_394073584351897</text:p>
          </table:table-cell>
          <table:table-cell office:value-type="string" calcext:value-type="string">
            <text:p>[COLABORAÇÃO] A EXPERIÊNCIA PSICODÉLICA – PARTE 1\n\nPara alguém que nunca usou uma droga psicodélica, pode ser difícil imaginar como é. Ela provavelmente já ouviu falar de paredes derretidas, cores forte ou visão caleidoscópica. Tais visões são tipicamente o resultado de altas doses de LSD ou psilocibina. Em doses moderadas, os efeitos são mais sutis. As cores aparecem mais vívidas e os padrões podem se transformar ligeiramente, mas os usuários normalmente não veem coisas que não estão realmente lá. \n\nNa TV e nos filmes, as experiências psicodélicas são muitas vezes deturpadas ou exageradas. Por exemplo, ao olhar um monte de grama, ainda vai ser grama, mas as cores são amplificadas e as partes individuais parecem compor formas geométricas, talvez você possa até detectar objetos ou rostos. \n\nVeja aqui um exemplo (https://flic.kr/p/efrJ22\n\nQuanto maior a dose, mais intensos são os efeitos. A seguinte imagem (https://gfycat.com/IndolentDeliriousGiantschnauzer) demonstra uma experiência visual que pode ser obtida a partir de uma dose ligeiramente maior de LSD.\n\nDe qualquer forma, os efeitos visuais são apenas um aspecto da experiência psicodélica. As drogas psicodélicas criam um estado alterado de consciência que pode ser descrito como “interpretando a realidade de maneira diferente”. Outros descreveram como ver o mundo através dos olhos imparciais de uma criança. Mas se você pedir a dez outras pessoas, você receberá dez outras respostas. Então, retiremos as descrições subjetivas por um momento e olhemos para um modelo quantificado de estados de consciência alterados.\n\nMEDINDO ESTADOS DE CONSCIÊNCIA ALTERADOS:\n\nPara medir experiências psicodélicas, os pesquisadores usam um modelo denominado Escala De Classificação De Estados De Consciência Alterada Em Cinco Dimensões (5D-ASC). \n\nA cada droga psicodélica se cria uma assinatura única nessa escala. No gráfico que ilustra o post, foi combinado dados de vários estudos 5D-ASC para comparar a experiência psicodélica de MDMA, LSD, psilocibina e ketamina.\n\nApenas algumas das dimensões são exibidas. Vamos dar uma olhada no que elas significam:\n\n-EFEITOS VISUAIS E SONOROS::\nO grau de alucinações depende do tipo de droga e da quantidade tomada. Das quatro substâncias mencionadas, o MDMA tem pouco potencial para produzir alucinações audiovisuais, enquanto o LSD é o mais aplicável para criar algum tipo de imagem alterada. As imagens podem ser simples: ver padrões ou luzes de olhos fechados, ou complexos: ver cenas inteiras de olhos fechados ou abertos ou ter uma imaginação extremamente vívida. \n\n-PERCEPÇÕES ALTERADAS:\nAs coisas que você ouve e vê podem mudar de significado pra você, sob a influência de uma droga psicodélica. Pense em um copo de água: em circunstâncias normais, você pode pensar "eu bebo água quando estou com sede". Mas ao consumir uma substância psicodélica, você pode pensar que "a água é a essência da vida, e é maravilhosa". Em um contexto recreativo de uso de drogas, essas mudanças de significado podem virar algumas histórias divertidas. Em um contexto terapêutico, no entanto, mudar o significado é um passo importante para mudar o pensamento e, eventualmente, mudar o comportamento. \n\nPense em algo que geralmente é assustador para você, por exemplo: aranhas. Imagine que você pegou uma substância psicodélica e, em seguida, uma aranha se arrastou ao seu lado. Em vez de se contorcer de medo, você pode pensar "que criatura estranha, mas fascinante" e contemplar seus movimentos com uma maravilha da vida.\n\nA interrupção dos padrões de pensamento negativo é um elemento-chave da psicoterapia e pode ser um processo demorado. Embora as substâncias psicodélicas se apresentam como ferramentas poderosas para mudar profundamente e instantaneamente a perspectiva de um indivíduo, é preciso fazer mais pesquisas para provar sua segurança.\n\n-AUTO DESINTEGRAÇÃO, DESINCORPORAÇÃO E PERDA DE CONTROLE: \nQuem não está preocupado em perder o controle sobre seu corpo? Esse medo é o que torna a dimensão tão assustadora para muitos de nós. Inclui sentimentos de "flutuação", separando a mente do corpo, deixando de ter um corpo ou a própria vontade, tendo dificuldades em distinguir o importante do sem importância ou tomar decisões. Alguns deles parecem assustadores, mas ao mesmo tempo, certas práticas, como a meditação e os reservatórios de privação sensorial, visam criar algumas das mesmas experiências. A ketamina é particularmente forte nesta dimensão. LSD, psilocibina e MDMA produzem menos experiências como essa.\n\n-ANSIEDADE: \nObserve como as quatro drogas psicodélicas marcam muito baixa ansiedade. Isso significa que, mesmo em combinação com uma experiência potencialmente assustadora fora do corpo ou alucinação visual, os usuários normalmente não se sentem ansiosos por sua experiência.\n\n-DIMENSÕES DE “INFINIDADES OCEÂNICAS”:\nSe a seção anterior fosse sobre o lado negativo da auto desintegração, esta seção é sobre o lado positivo disso. "O que é positivo sobre a desintegração do eu", você pergunta? Bem, deixe-me perguntar em troca: você já lutou com você? A maioria de nós experimenta sentimentos de ansiedade, perfeccionismo, compulsão, estresse, inferioridade ou culpa. Colocar-se em espera às vezes pode oferecer um grande alívio. \n\nA infinidade oceânica é um estado feliz de satisfação. As pessoas experimentam uma conexão profunda com o mundo à sua volta. Alguns descrevem isso como se conectando a algo "maior" do que o "eu", outros falam sobre ter experiências espirituais e sagradas. LSD e psilocibina tem pontuação mais alta do que ketamina e MDMA nesta dimensão. A exceção é a categoria de estado de felicidade, onde o MDMA está à frente em comparação. Isso faz sentido, se você se lembra de como o MDMA inunda o cérebro com serotonina, o neurotransmissor que induz a felicidade. \n\nA IMPORTÂNCIA DE 'SET AND SETTING':\n\nA experiência psicodélica individual depende de uma série de coisas. Obviamente, depende da dose e do tipo de medicamento que o consumidor está consumindo. Mas também depende da composição corporal do usuário, gênero, genes, sua sensibilidade a certos medicamentos ou interações medicamentosas com outros produtos farmacêuticos que o usuário está tomando. E como se tudo isso já não fosse a variabilidade suficiente, a experiência depende muito do que é chamado set &amp; setting. O “set” refere-se à mentalidade e à experiência do indivíduo, enquanto o “setting” refere-se ao ambiente e as pessoas ao redor. Todas as medidas citadas no artigo podem ser afetadas pelo "set &amp; setting".\n\nUsar MDMA durante uma sessão de terapia tem efeitos inteiramente diferentes do que usar MDMA em um festival de música eletrônica. \n\nA influência pode explicar a variação surpreendente no início da pesquisa psicodélica. Quando o LSD foi distribuído pela primeira vez na década de 1950, foi comercializado como um fármaco indutor de psicose e foi utilizado na psiquiatria clínica. As experiências geralmente ocorreram em ambientes altamente impessoais - pense em hospitais - e os sujeitos eram frequentemente pacientes psiquiátricos ou de populações socialmente desfavorecidas, como prisioneiros ou toxicodependentes. Em alguns casos, eles tinham pouca escolha senão participar dessas experiências. Agora, imagine que tal paciente seja atado a uma cama hospitalar, iluminação baixa, pessoal grosseiro e médicos à procura de sinais de que a substância administrada tornou o sujeito psicótico. Qualquer um teria dificuldade em tal cenário - com ou sem a droga.\n\nMenos de uma década depois, o LSD tornou-se popular entre estudantes universitários como uma substância que ampliaria a consciência e aumentaria o pensamento criativo. Os participantes se juntaram voluntariamente aos estudos porque estavam antecipando uma experiência significativa. Os experimentos foram frequentemente realizados em salas amigáveis com arte, flores e música, para que os voluntários pudessem desfrutar enquanto estavam sob o efeito da droga. \n\nAo longo dos anos 1950 e 1960, vários grupos de interesse avaliaram o LSD para servir suas causas particulares. Esses esforços resultaram em pelo menos nove diferentes concepções principais do LSD, entre elas o LSD como psicotomimético, uma ferramenta psicoterapêutica, um criador de criatividade, um sacramento espiritual, uma ferramenta de controle mental (pela CIA), uma arma de campo de batalha (pelos EUA) e uma molécula revolucionária (por grupos como Yippies e The Weathermen) \n\nTudo isso mostra que o “set &amp; setting” influenciam profundamente as experiências psicodélicas. Elas nunca são iguais.\n\n__________________________\n\nTradução:\n\nTexto traduzido e adaptado dos dois artigos abaixo:\n\nhttps://sapiensoup.com/psychedelic-experience \n\nhttp://highexistence.com/mushrooms-lsd-experience-explained-to-non-user/\n\nOutras fontes:\n\nhttps://www.ncbi.nlm.nih.gov/pmc/articles/PMC1635740/\n\nhttp://www.goodreads.com/book/show/30317415-stealing-fire\n\nhttps://www.ncbi.nlm.nih.gov/pubmed/9754838\n\nhttps://www.ncbi.nlm.nih.gov/pmc/articles/PMC2930851/\n__________________________\n\nobs: esse texto já foi postado na página ano passado mas não estava aqui no grupo ainda.</text:p>
          </table:table-cell>
          <table:table-cell office:value-type="float" office:value="147" calcext:value-type="float">
            <text:p>147</text:p>
          </table:table-cell>
          <table:table-cell office:value-type="float" office:value="36" calcext:value-type="float">
            <text:p>36</text:p>
          </table:table-cell>
          <table:table-cell office:value-type="string" calcext:value-type="string">
            <text:p>2018-01-29</text:p>
          </table:table-cell>
          <table:table-cell office:value-type="string" calcext:value-type="string">
            <text:p>13:09:22+0000</text:p>
          </table:table-cell>
        </table:table-row>
        <table:table-row table:style-name="ro1">
          <table:table-cell office:value-type="float" office:value="235" calcext:value-type="float">
            <text:p>235</text:p>
          </table:table-cell>
          <table:table-cell office:value-type="string" calcext:value-type="string">
            <text:p>320137168412206_394073584351897</text:p>
          </table:table-cell>
          <table:table-cell office:value-type="string" calcext:value-type="string">
            <text:p>[COLABORAÇÃO] A EXPERIÊNCIA PSICODÉLICA – PARTE 1\n\nPara alguém que nunca usou uma droga psicodélica, pode ser difícil imaginar como é. Ela provavelmente já ouviu falar de paredes derretidas, cores vibrantes ou visão caleidoscópica. Tais visões são tipicamente o resultado de altas doses de LSD ou psilocibina. Em doses moderadas, os efeitos são mais sutis. As cores aparecem mais vívidas e os padrões podem se transformar ligeiramente, mas os usuários normalmente não veem coisas que não estão realmente lá. \n\nNa TV e nos filmes, as experiências psicodélicas são muitas vezes deturpadas ou exageradas. Por exemplo, ao olhar um monte de grama, ainda vai ser grama, mas as cores são amplificadas e as partes individuais parecem compor formas geométricas, talvez você possa até detectar objetos ou rostos. \n\nVeja aqui um exemplo (https://flic.kr/p/efrJ22\n\nQuanto maior a dose, mais intensos são os efeitos. A seguinte imagem (https://gfycat.com/IndolentDeliriousGiantschnauzer) demonstra uma experiência visual que pode ser obtida a partir de uma dose ligeiramente maior de LSD.\n\nDe qualquer forma, os efeitos visuais são apenas um aspecto da experiência psicodélica. As drogas psicodélicas criam um estado alterado de consciência que pode ser descrito como “interpretando a realidade de maneira diferente”. Outros descrevem como ver o mundo através dos olhos imparciais de uma criança. Mas se você pedir opinião a dez outras pessoas, você receberá dez outras respostas diferentes. Então, retiremos as descrições subjetivas por um momento e olhemos para um modelo quantificado de estados de consciência alterados.\n\nMEDINDO ESTADOS DE CONSCIÊNCIA ALTERADOS:\n\nPara medir experiências psicodélicas, os pesquisadores usam um modelo denominado Escala De Classificação De Estados De Consciência Alterada Em Cinco Dimensões (5D-ASC). \n\nA cada droga psicodélica se cria uma assinatura única nessa escala. No gráfico que ilustra o post, foi combinado dados de vários estudos 5D-ASC para comparar a experiência psicodélica do MDMA, LSD, psilocibina e ketamina.\n\nApenas algumas das dimensões são exibidas. Vamos dar uma olhada no que elas significam:\n\n-EFEITOS VISUAIS E SONOROS::\nO grau de alucinações depende do tipo de droga e da quantidade tomada. Das quatro substâncias mencionadas, o MDMA tem pouco potencial para produzir alucinações audiovisuais, enquanto o LSD é o mais aplicável para criar algum tipo de imagem alterada. As imagens podem ser simples: ver padrões ou luzes de olhos fechados, ou complexos: ver cenas inteiras de olhos fechados ou abertos ou ter uma imaginação extremamente vívida. \n\n-PERCEPÇÕES ALTERADAS:\nAs coisas que você ouve e vê podem mudar de significado pra você, sob a influência de uma droga psicodélica. Pense em um copo de água: em circunstâncias normais, você pode pensar "eu bebo água quando estou com sede", mas ao consumir uma substância psicodélica, você pode pensar que "a água é a essência da vida, e é maravilhosa". Em um contexto recreativo de uso de drogas, essas mudanças de significado podem virar algumas histórias divertidas. Em um contexto terapêutico, no entanto, mudar o significado é um passo importante para mudar o pensamento e, eventualmente, mudar o comportamento. \n\nPense em algo que geralmente é assustador para você, por exemplo: aranhas. Imagine que você pegou uma substância psicodélica e, em seguida, uma aranha apareceu ao seu lado. Em vez de se contorcer de medo, você pode pensar "que criatura estranha, mas fascinante" e contemplar seus movimentos com uma maravilha da vida.\n\nA interrupção dos padrões de pensamento negativo é um elemento-chave da psicoterapia e pode ser um processo demorado. Embora as substâncias psicodélicas se apresentam como ferramentas poderosas para mudar profundamente e instantaneamente a perspectiva de um indivíduo, é preciso fazer mais pesquisas para provar sua segurança.\n\n-AUTO DESINTEGRAÇÃO, DESINCORPORAÇÃO E PERDA DE CONTROLE: \nQuem não está preocupado em perder o controle sobre seu corpo? Esse medo é o que torna a dimensão tão assustadora para muitos de nós. Inclui sentimentos de "flutuação", separando a mente do corpo, deixando de ter um corpo ou a própria vontade, tendo dificuldades em distinguir o importante do sem importância ou tomar decisões. Alguns deles parecem assustadores, mas ao mesmo tempo, certas práticas, como a meditação e os reservatórios de privação sensorial, visam criar algumas das mesmas experiências. A ketamina é particularmente forte nesta dimensão. LSD, psilocibina e MDMA produzem menos experiências como essa.\n\n-ANSIEDADE: \nObserve como as quatro drogas psicodélicas marcam muito baixa ansiedade. Isso significa que, mesmo em combinação com uma experiência potencialmente assustadora fora do corpo ou alucinação visual, os usuários normalmente não se sentem ansiosos por sua experiência.\n\n-DIMENSÕES DE “INFINIDADES OCEÂNICAS”:\nSe a seção anterior fosse sobre o lado negativo da auto desintegração, esta seção é sobre o lado positivo disso. "O que é positivo sobre a desintegração do eu", você pergunta? Bem, deixe-me perguntar em troca: você já lutou com você? A maioria de nós experimenta sentimentos de ansiedade, perfeccionismo, compulsão, estresse, inferioridade ou culpa. Colocar-se em espera às vezes pode oferecer um grande alívio. \n\nA infinidade oceânica é um estado feliz de satisfação. As pessoas experimentam uma conexão profunda com o mundo à sua volta. Alguns descrevem isso como se conectando a algo "maior" do que o "eu", outros falam sobre ter experiências espirituais e sagradas. LSD e psilocibina tem pontuação mais alta do que ketamina e MDMA nesta dimensão. A exceção é a categoria de estado de felicidade, onde o MDMA está à frente em comparação. Isso faz sentido, se você se lembra de como o MDMA inunda o cérebro com serotonina, o neurotransmissor que induz a felicidade. \n\nA IMPORTÂNCIA DO 'SET AND SETTING':\n\nA experiência psicodélica individual depende de uma série de coisas. Obviamente, depende da dose e do tipo de medicamento que o consumidor está consumindo. Mas também depende da composição corporal do usuário, gênero, genes, sua sensibilidade a certos medicamentos ou interações medicamentosas com outros produtos farmacêuticos que o usuário está tomando. E como se tudo isso já não fosse a variabilidade suficiente, a experiência depende muito do que é chamado set &amp; setting. O “set” refere-se à mentalidade e à experiência do indivíduo, enquanto o “setting” refere-se ao ambiente e as pessoas ao redor. Todas as medidas citadas no artigo podem ser afetadas pelo "set &amp; setting".\n\nUsar MDMA durante uma sessão de terapia tem efeitos inteiramente diferentes do que usar MDMA em um festival de música eletrônica. \n\nA influência pode explicar a variação surpreendente no início da pesquisa psicodélica. Quando o LSD foi distribuído pela primeira vez na década de 1950, foi comercializado como um fármaco indutor de psicose e foi utilizado na psiquiatria clínica. As experiências geralmente ocorreram em ambientes altamente impessoais - pense em hospitais - e os sujeitos eram frequentemente pacientes psiquiátricos ou de populações socialmente desfavorecidas, como prisioneiros ou toxicodependentes. Em alguns casos, eles tinham pouca escolha senão participar dessas experiências. Agora, imagine que tal paciente seja atado a uma cama hospitalar, iluminação baixa, pessoal grosseiro e médicos à procura de sinais de que a substância administrada tornou o sujeito psicótico. Qualquer um teria dificuldade em tal cenário - com ou sem a droga.\n\nMenos de uma década depois, o LSD tornou-se popular entre estudantes universitários como uma substância que ampliaria a consciência e aumentaria o pensamento criativo. Os participantes se juntaram voluntariamente aos estudos porque estavam antecipando uma experiência significativa. Os experimentos foram frequentemente realizados em salas amigáveis com arte, flores e música, para que os voluntários pudessem desfrutar enquanto estavam sob o efeito da droga. \n\nAo longo dos anos 1950 e 1960, vários grupos de interesse avaliaram o LSD para servir suas causas particulares. Esses esforços resultaram em pelo menos nove diferentes concepções principais do LSD, entre elas o LSD como psicotomimético, uma ferramenta psicoterapêutica, um criador de criatividade, um sacramento espiritual, uma ferramenta de controle mental (pela CIA), uma arma de campo de batalha (pelos EUA) e uma molécula revolucionária (por grupos como Yippies e The Weathermen) \n\nTudo isso mostra que o “set &amp; setting” influenciam profundamente as experiências psicodélicas. Elas nunca são iguais.\n\n__________________________\n\nTradução:\n\nTexto traduzido e adaptado dos dois artigos abaixo:\n\nhttps://sapiensoup.com/psychedelic-experience \n\nhttp://highexistence.com/mushrooms-lsd-experience-explained-to-non-user/\n\nOutras fontes:\n\nhttps://www.ncbi.nlm.nih.gov/pmc/articles/PMC1635740/\n\nhttp://www.goodreads.com/book/show/30317415-stealing-fire\n\nhttps://www.ncbi.nlm.nih.gov/pubmed/9754838\n\nhttps://www.ncbi.nlm.nih.gov/pmc/articles/PMC2930851/</text:p>
          </table:table-cell>
          <table:table-cell office:value-type="float" office:value="156" calcext:value-type="float">
            <text:p>156</text:p>
          </table:table-cell>
          <table:table-cell office:value-type="float" office:value="38" calcext:value-type="float">
            <text:p>38</text:p>
          </table:table-cell>
          <table:table-cell office:value-type="string" calcext:value-type="string">
            <text:p>2018-01-29</text:p>
          </table:table-cell>
          <table:table-cell office:value-type="string" calcext:value-type="string">
            <text:p>13:09:22+0000</text:p>
          </table:table-cell>
        </table:table-row>
        <table:table-row table:style-name="ro1">
          <table:table-cell office:value-type="float" office:value="456" calcext:value-type="float">
            <text:p>456</text:p>
          </table:table-cell>
          <table:table-cell office:value-type="string" calcext:value-type="string">
            <text:p>320137168412206_394605777632011</text:p>
          </table:table-cell>
          <table:table-cell office:value-type="string" calcext:value-type="string">
            <text:p>[COLABORAÇÃO] LSD vs COGUMELOS\n\nUma dúvida muito comum para os que ainda não tiveram as duas experiências: Qual a diferença entre LSD e Cogumelos mágicos? Fiz uma junção de um artigo do The Third Wave, relatos do Erowid Center, detalhes técnicos do PsychonautWiki bem como minha opinião e experiência pessoal com as duas substâncias.\n\nMUITO IMPORTANTE: estamos falando de psicodélicos e se você perguntar as definições das diferenças subjetivas de cada um para 10 pessoas, você terá 10 respostas diferentes. Então vale lembrar que é algo simplista que tenta elucidar algumas diferenças mais comuns com algumas opiniões, de acordo com as NOSSAS experiências. A melhor maneira de você saber quais são as diferenças pra você, é utilizando. Quando eu escrever "autor" no texto, quero dizer da opinião do escritor do The Third Wave e quando falo eu, sou eu mesmo, Marcello Santos.\n\nA maioria dos usuários de psicodélicos, em algum momento, já usou os dos. O autor usou cogumelos mágicos primeiramente, no porão de sua casa quando tinha 19 anos e LSD, cerca de cinco meses depois. Eu utilizei LSD quando tinha 19 e só fui usar cogumelos aos 30.\n\nO autor prefere LSD pela facilidade de se encontrar na área dele e por achar a experiência mais controlável do que LSD. Eu, atualmente, prefiro cogumelos, já disse aqui no grupo que tenho preferido ele principalmente pelo tempo de duração da experiência, visto que não tenho mais tanto tempo livre como tinha nos meus 20 anos. Outro ponto que coloco como preferência é a sensação corporal que hora me faz confundir com o feeling do MDMA.\n\nO que acontece muito comumente nas rodas de conversas e aqui nos grupos e fóruns da internet são as perguntas sobre a diferenças de cada um.\n\nPerguntas comuns incluem:\n\nCom os cogumelos a experiência é mais "natural" do que a do LSD?\nExistem visuais diferentes, são mais fortes com cogumelos?\nOs cogumelos são mais seguros do que LSD (ou vice-versa)?\nCogumelo pode deixar louco para sempre?\n\nLSD e COGUMELOS são os dois psicodélicos mais conhecidos para o homem. Embora o LSD tenha sido popularizado pelo uso convencional na década de 1960, os cogumelos com psilocibina foram utilizados nas tradições xamânicas há séculos. Como todos os psicodélicos, eles compartilham pontos comuns em como eles afetam a consciência humana. Mas, como qualquer pessoa que tenha consumido ambas as substâncias, irá lhe dizer, também, que há diferenças significativas. \n\nAntes de aprofundar as diferenças, vamos explicar os fatos básicos de cada droga.\n______________________\n\nLSD VS COGUMELOS - FATOS RÁPIDOS\n\nLSD\n-Psicoativo medido em microgramas (milionésimos da grama)\n-Inventado em 1938, usado pela primeira vez em 1943\n-Derivado do Ergot, um fungo que cresce no centeio\n-A dose típica é entre 100 e 250 microgramas\n-A trip dura entre 8 a 12 horas\n-Nenhum potencial de dependência física\n\nCOGUMELOS\n-Usado pelas sociedades tradicionais desde o ano 1000 aC\n-A dose típica de psilocibina está entre 10-40 mg - isso equivale a aproximadamente 1-4 g de cogumelos secos\n-Existem dezenas de diferentes tipos de cogumelos contendo psilocibina\n-A trip dura entre 6-8 horas\n-Nenhum potencial de dependência física\n______________________\n\nLSD VS COGUMELOS - EFEITOS\n\nCom uma dose baixa - a dose usual de recreativa - as diferenças estão lá, mas são pequenas. É como a diferença entre ter bebido vinho tinto ou Jägermeister. Em uma dose baixa/média de cogumelos (1.5-2.5g), acho que eles são bastante semelhantes a uma dose forte de MDMA com LSD, o famoso “Candyflip”. A principal diferença nesse nível é a carga corporal, o LSD dura mais tempo com um início lento de 2-4 horas até um pico relativamente curto e um longo período estável e, de fato, bastante gerenciável pós-pico de até 12 horas. Os cogumelos vêm rápido e forte, eles atingem o pico dentro de uma hora, atingindo o máximo de 2-3 horas e depois diminuem rapidamente. As diferenças de ambos começam a ficar maiores em doses elevadas. Acima de 250ug de LSD ou mais que 4g de cogumelos (isso não é uma recomendação). \n\nAqui entra um comentário de outro usuário do site. Apesar de não ser o que eu concorde sobre a experiência, de fato, é muito comum ser dito de tal forma por usuários.\n\n"O LSD é uma droga que "só" lida com sua consciência individual, é uma droga muito analítica, até mesmo psicanalítica. É perfeitamente adequada para terapias se o objetivo é descobrir mais sobre você. Você pode experimentar novamente uma infância traumática, seu próprio nascimento, o tempo no útero da sua mãe e, ainda mais, experiências que seus antepassados fizeram (pesquise sobre Stanislav Grof aqui no grupo e no google para mais informações). Mas LSD não liga você ao cosmos, é uma droga para explorar o seu eu interior, não o universo, e é muito poderoso nisso, porque pode fazer impressões neurais em um instante, o que significa que pode reprogramá-lo completamente dentro de apenas minutos. É por isso que LSD é tão útil na terapia, no entanto, em um set &amp; setting desfavorável, isso pode levar a efeitos indesejados. Eu experimentei isso quando eu tinha 18 anos (muito jovem para psicodélicos) e demorou-me um ano para me livrar dos ataques de pânico e dois para tornar-me completamente meu eu antigo novamente. Eu usei mais de 100 vezes LSD depois disso, sem um problema.\n\nCogumelos, por outro lado, são praticamente inúteis para a descoberta interna, mas eles permitem que você entre em contato com o cosmos. Não só por "sentir unido com a natureza", mas, na verdade, conversando com entidades de, talvez, eu não sei, outras dimensões, o espaço exterior, o que nunca foi visto. E quando falo, quero dizer, literalmente, falar. É uma comunicação telepática, lingual com uma entidade fora de você. Alguns dizem que é o cogumelo em que você está falando, mas não tenho certeza. Para mim, eles se representavam (eu sempre tenho duas entidades presentes, mas apenas uma falando) como alienígenas. Eles são antiquíssimos e de sabedoria infinita, eles podem guiá-lo, eles o guiarão. Você pode fazer perguntas e eles responderão em seu próprio idioma. Aqui, pesquise sobre Terence McKenna no youtube. McKenna disse uma vez que, "nos cogumelos, você ouve o que vê no DMT.\nLSD é um microscópio e ferramenta cirúrgica para sua psique, os cogumelos são o telefone para o cosmos, o DMT é uma viagem espacial literal. Então, todas essas ferramentas têm seu uso e devem ser tomadas de acordo e com grande respeito e cuidado. Em uma dose baixa, você pode divertir-se com eles"\n\nPorque eu não concordo totalmente com o comentário? Por causa da farmacologia de cada uma droga. Por causa da ciência. Por causa da parte técnica do todo.\n\nMas também concordo que acreditar em algo é tão importante para a mente quanto a força química da substância. Por isso acho interessante o debate.\n______________________\n\nLSD VS COGUMELOS - FARMACOLOGIA\n\nLSD:\nAtua como um agonista parcial da maioria dos receptores de serotonina, exceto para 5-HT3 e 5-HT4 (mas todos os outros 6). Os receptores 5-HT5B, que não foram encontrados em seres humanos, também têm uma alta afinidade pelo LSD. Acredita-se que os efeitos psicodélicos provêm da eficácia do LSD nos receptores 5-HT2A.\n\nO LSD também possui eficácia em todas as dopaminas e todos os adrenorreceptores. A maioria dos psicodélicos serotonérgicos não são significativamente dopaminérgicos, portanto, o LSD é bastante único a esse respeito. O agonismo do LSD dos receptores D2 demonstrou contribuir com sua psicoatividade. \n\nCOGUMELOS:\nAcredita-se que os efeitos psicodélicos dos cogumelos também provêm da sua eficácia no receptor 5-HT2A como um agonista parcial. Ao contrário do LSD, este composto não tem efeito significativo nos receptores da dopamina e afeta apenas o sistema noradrenérgico em doses muito altas. \n\nNo entanto, o papel dessas interações e a forma como elas resultam na experiência psicodélica continua a ser desconhecida e está sujeita a uma investigação científica contínua, tanto para LSD quanto para os COGUMELOS.\n______________________\n\nAlgumas citações de relatos de diferentes usuários que podem exemplificar algumas diferenças encontradas por eles, essas citações fornecem um ponto de referência metafórico para a questão:\n\n"Com ácido, você sente como se dirigisse o carro, com cogumelos você sente que está no banco de trás sendo levado para um passeio".\n\n"O ácido parece que você está conectado ao universo enquanto com cogumelos você se sente como uma árvore velha caminhando pela floresta".\n\n"Lsd é para entender o universo, os cogumelos são para sentir o universo."\n\n"Os cogumelos são para definir suas raízes, o LSD é para espalhar seus ramos".\n\n"Os cogumelos de Psilocibina são propensos a induzir viagens mais desafiadoras mentalmente, na minha opinião. Eles são um estádio completamente diferente em muitos aspectos. Os cogumelos não têm clareza, a "perfeição" do LSD, mas eles têm uma certa qualidade que muitas vezes leva a uma profunda introspecção.\n\nLendo diversos relatos você consegue perceber que apesar dos padrões, muitas opiniões controversas são encontradas. Pra mim, essa é a magia dos psicodélicos! Está tudo aí dentro! Eles são somente uma ferramenta.\n\n______________________\n\nREDUÇÃO DE DANOS:\n\nComo citado no artigo, as duas experiências são muito seguras do ponto de vista tóxico, são as mais seguras que você poderia experimentar. No entanto é muito importante se preocupar com a questão mental, set &amp; setting e outras dicas que você encontra em outras publicações aqui do grupo:\n\nO SEIS “S’S” DA EXPERIÊNCIA PSICODÉLICA:\nhttps://www.facebook.com/prepartykit/photos/gm.337358556690067/268237733668043/?type=3&amp;theater\n\nCUIDADOS AO USAR PSICODÉLICOS EM FESTAS:\nhttps://web.facebook.com/groups/320137168412206/permalink/357658827993373/\n\nFUNDAMENTOS DO USO RESPONSÁVEL DE PSICOATIVOS:\nhttps://web.facebook.com/groups/320137168412206/permalink/359150681177521/\n\nCOGUMELOS MÁGICOS:\nhttps://www.facebook.com/groups/320137168412206?view=permalink&amp;id=357428281349761\n______________________\n\nFontes:\n\nhttps://thethirdwave.co/lsd-vs-shrooms/\nhttps://psychonautwiki.org/wiki/LSD\nhttps://psychonautwiki.org/wiki/Psilocin\nhttps://erowid.org/experiences/subs/exp_LSD.shtml\nhttps://erowid.org/experiences/subs/exp_Mushrooms.shtml</text:p>
          </table:table-cell>
          <table:table-cell office:value-type="float" office:value="197" calcext:value-type="float">
            <text:p>197</text:p>
          </table:table-cell>
          <table:table-cell office:value-type="float" office:value="117" calcext:value-type="float">
            <text:p>117</text:p>
          </table:table-cell>
          <table:table-cell office:value-type="string" calcext:value-type="string">
            <text:p>2018-01-30</text:p>
          </table:table-cell>
          <table:table-cell office:value-type="string" calcext:value-type="string">
            <text:p>19:53:53+0000</text:p>
          </table:table-cell>
        </table:table-row>
        <table:table-row table:style-name="ro1">
          <table:table-cell office:value-type="float" office:value="136" calcext:value-type="float">
            <text:p>136</text:p>
          </table:table-cell>
          <table:table-cell office:value-type="string" calcext:value-type="string">
            <text:p>140665063189702_394605777632011</text:p>
          </table:table-cell>
          <table:table-cell office:value-type="string" calcext:value-type="string">
            <text:p>[COLABORAÇÃO] LSD vs COGUMELOS\n\nUma dúvida muito comum para os que ainda não tiveram as duas experiências: Qual a diferença entre LSD e Cogumelos mágicos? Fiz uma junção de um artigo do The Third Wave, relatos do Erowid Center, detalhes técnicos do PsychonautWiki bem como minha opinião e experiência pessoal com as duas substâncias.\n\nMUITO IMPORTANTE: estamos falando de psicodélicos e se você perguntar as definições das diferenças subjetivas de cada um para 10 pessoas, você terá 10 respostas diferentes. Então vale lembrar que é algo simplista que tenta elucidar algumas diferenças mais comuns com algumas opiniões, de acordo com as NOSSAS experiências. A melhor maneira de você saber quais são as diferenças pra você, é utilizando. Quando eu escrever "autor" no texto, quero dizer da opinião do escritor do The Third Wave e quando falo eu, sou eu mesmo, Marcello Santos.\n\nA maioria dos usuários de psicodélicos, em algum momento, já usou os dos. O autor usou cogumelos mágicos primeiramente, no porão de sua casa quando tinha 19 anos e LSD, cerca de cinco meses depois. Eu utilizei LSD quando tinha 19 e só fui usar cogumelos aos 30.\n\nO autor prefere LSD pela facilidade de se encontrar na área dele e por achar a experiência mais controlável. Eu, atualmente, prefiro cogumelos, já disse aqui no grupo que tenho preferido ele principalmente pelo tempo de duração da experiência, visto que não tenho mais tanto tempo livre como tinha nos meus 20 anos. Outro ponto que coloco como preferência é a sensação corporal que hora me faz confundir com o feeling do MDMA.\n\nO que acontece muito comumente nas rodas de conversas e aqui nos grupos e fóruns da internet são as perguntas sobre a diferenças de cada um.\n\nPerguntas comuns incluem:\n\nCom os cogumelos a experiência é mais "natural" do que a do LSD?\nExistem visuais diferentes, são mais fortes com cogumelos?\nOs cogumelos são mais seguros do que LSD (ou vice-versa)?\nCogumelo pode deixar louco para sempre?\n\nLSD e COGUMELOS são os dois psicodélicos mais conhecidos para o homem. Embora o LSD tenha sido popularizado pelo uso convencional na década de 1960, os cogumelos com psilocibina foram utilizados nas tradições xamânicas há séculos. Como todos os psicodélicos, eles compartilham pontos comuns em como eles afetam a consciência humana. Mas, como qualquer pessoa que tenha consumido ambas as substâncias, irá lhe dizer, também, que há diferenças significativas. \n\nAntes de aprofundar as diferenças, vamos explicar os fatos básicos de cada droga.\n______________________\n\nLSD VS COGUMELOS - FATOS RÁPIDOS\n\nLSD\n-Psicoativo medido em microgramas (milionésimos da grama)\n-Inventado em 1938, usado pela primeira vez em 1943\n-Derivado do Ergot, um fungo que cresce no centeio\n-A dose típica é entre 100 e 250 microgramas\n-A trip dura entre 8 a 12 horas\n-Nenhum potencial de dependência física\n\nCOGUMELOS\n-Usado pelas sociedades tradicionais desde o ano 1000 aC\n-A dose típica de psilocibina está entre 10-40 mg - isso equivale a aproximadamente 1-4 g de cogumelos secos\n-Existem dezenas de diferentes tipos de cogumelos contendo psilocibina\n-A trip dura entre 6-8 horas\n-Nenhum potencial de dependência física\n______________________\n\nLSD VS COGUMELOS - EFEITOS\n\nCom uma dose baixa - a dose usual de recreativa - as diferenças estão lá, mas são pequenas. É como a diferença entre ter bebido vinho tinto ou Jägermeister. Em uma dose baixa/média de cogumelos (1.5-2.5g), acho que eles são bastante semelhantes a uma dose forte de MDMA com LSD, o famoso “Candyflip”. A principal diferença nesse nível é a carga corporal, o LSD dura mais tempo com um início lento de 2-4 horas até um pico relativamente curto e um longo período estável e, de fato, bastante gerenciável pós-pico de até 12 horas. Os cogumelos vêm rápido e forte, eles atingem o pico dentro de uma hora, atingindo o máximo de 2-3 horas e depois diminuem rapidamente. As diferenças de ambos começam a ficar maiores em doses elevadas. Acima de 250ug de LSD ou mais que 4g de cogumelos (isso não é uma recomendação). \n\nAqui entra um comentário de outro usuário do site. Apesar de não ser o que eu concorde sobre a experiência, de fato, é muito comum ser dito de tal forma por usuários.\n\n"O LSD é uma droga que "só" lida com sua consciência individual, é uma droga muito analítica, até mesmo psicanalítica. É perfeitamente adequada para terapias se o objetivo é descobrir mais sobre você. Você pode experimentar novamente uma infância traumática, seu próprio nascimento, o tempo no útero da sua mãe e, ainda mais, experiências que seus antepassados fizeram (pesquise sobre Stanislav Grof aqui no grupo e no google para mais informações). Mas LSD não liga você ao cosmos, é uma droga para explorar o seu eu interior, não o universo, e é muito poderoso nisso, porque pode fazer impressões neurais em um instante, o que significa que pode reprogramá-lo completamente dentro de apenas minutos. É por isso que LSD é tão útil na terapia, no entanto, em um set &amp; setting desfavorável, isso pode levar a efeitos indesejados. Eu experimentei isso quando eu tinha 18 anos (muito jovem para psicodélicos) e demorou-me um ano para me livrar dos ataques de pânico e dois para tornar-me completamente meu eu antigo novamente. Eu usei mais de 100 vezes LSD depois disso, sem um problema.\n\nCogumelos, por outro lado, são praticamente inúteis para a descoberta interna, mas eles permitem que você entre em contato com o cosmos. Não só por "sentir unido com a natureza", mas, na verdade, conversando com entidades de, talvez, eu não sei, outras dimensões, o espaço exterior, o que nunca foi visto. E quando falo, quero dizer, literalmente, falar. É uma comunicação telepática, lingual com uma entidade fora de você. Alguns dizem que é o cogumelo em que você está falando, mas não tenho certeza. Para mim, eles se representavam (eu sempre tenho duas entidades presentes, mas apenas uma falando) como alienígenas. Eles são antiquíssimos e de sabedoria infinita, eles podem guiá-lo, eles o guiarão. Você pode fazer perguntas e eles responderão em seu próprio idioma. Aqui, pesquise sobre Terence McKenna no youtube. McKenna disse uma vez que, "nos cogumelos, você ouve o que vê no DMT.\nLSD é um microscópio e ferramenta cirúrgica para sua psique, os cogumelos são o telefone para o cosmos, o DMT é uma viagem espacial literal. Então, todas essas ferramentas têm seu uso e devem ser tomadas de acordo e com grande respeito e cuidado. Em uma dose baixa, você pode divertir-se com eles"\n\nPorque eu não concordo totalmente com o comentário? Por causa da farmacologia de cada uma droga. Por causa da ciência. Por causa da parte técnica do todo.\n\nMas também concordo que acreditar em algo é tão importante para a mente quanto a força química da substância. Por isso acho interessante o debate.\n______________________\n\nLSD VS COGUMELOS - FARMACOLOGIA\n\nLSD:\nAtua como um agonista parcial da maioria dos receptores de serotonina, exceto para 5-HT3 e 5-HT4 (mas todos os outros 6). Os receptores 5-HT5B, que não foram encontrados em seres humanos, também têm uma alta afinidade pelo LSD. Acredita-se que os efeitos psicodélicos provêm da eficácia do LSD nos receptores 5-HT2A.\n\nO LSD também possui eficácia em todas as dopaminas e todos os adrenorreceptores. A maioria dos psicodélicos serotonérgicos não são significativamente dopaminérgicos, portanto, o LSD é bastante único a esse respeito. O agonismo do LSD dos receptores D2 demonstrou contribuir com sua psicoatividade. \n\nCOGUMELOS:\nAcredita-se que os efeitos psicodélicos dos cogumelos também provêm da sua eficácia no receptor 5-HT2A como um agonista parcial. Ao contrário do LSD, este composto não tem efeito significativo nos receptores da dopamina e afeta apenas o sistema noradrenérgico em doses muito altas. \n\nNo entanto, o papel dessas interações e a forma como elas resultam na experiência psicodélica continua a ser desconhecida e está sujeita a uma investigação científica contínua, tanto para LSD quanto para os COGUMELOS.\n______________________\n\nAlgumas citações de relatos de diferentes usuários que podem exemplificar algumas diferenças encontradas por eles, essas citações fornecem um ponto de referência metafórico para a questão:\n\n"Com ácido, você sente como se dirigisse o carro, com cogumelos você sente que está no banco de trás sendo levado para um passeio".\n\n"O ácido parece que você está conectado ao universo enquanto com cogumelos você se sente como uma árvore velha caminhando pela floresta".\n\n"Lsd é para entender o universo, os cogumelos são para sentir o universo."\n\n"Os cogumelos são para definir suas raízes, o LSD é para espalhar seus ramos".\n\n"Os cogumelos de Psilocibina são propensos a induzir viagens mais desafiadoras mentalmente, na minha opinião. Eles são um estádio completamente diferente em muitos aspectos. Os cogumelos não têm clareza, a "perfeição" do LSD, mas eles têm uma certa qualidade que muitas vezes leva a uma profunda introspecção.\n\nLendo diversos relatos você consegue perceber que apesar dos padrões, muitas opiniões controversas são encontradas. Pra mim, essa é a magia dos psicodélicos! Está tudo aí dentro! Eles são somente uma ferramenta.\n\n______________________\n\nREDUÇÃO DE DANOS:\n\nComo citado no artigo, as duas experiências são muito seguras do ponto de vista tóxico, são as mais seguras que você poderia experimentar. No entanto é muito importante se preocupar com a questão mental, set &amp; setting e outras dicas que você encontra em outras publicações aqui do grupo:\n\nO SEIS “S’S” DA EXPERIÊNCIA PSICODÉLICA:\nhttps://www.facebook.com/prepartykit/photos/gm.337358556690067/268237733668043/?type=3&amp;theater\n\nCUIDADOS AO USAR PSICODÉLICOS EM FESTAS:\nhttps://web.facebook.com/groups/320137168412206/permalink/357658827993373/\n\nFUNDAMENTOS DO USO RESPONSÁVEL DE PSICOATIVOS:\nhttps://web.facebook.com/groups/320137168412206/permalink/359150681177521/\n\nCOGUMELOS MÁGICOS:\nhttps://www.facebook.com/groups/320137168412206?view=permalink&amp;id=357428281349761\n______________________\n\nFontes:\n\nhttps://thethirdwave.co/lsd-vs-shrooms/\nhttps://psychonautwiki.org/wiki/LSD\nhttps://psychonautwiki.org/wiki/Psilocin\nhttps://erowid.org/experiences/subs/exp_LSD.shtml\nhttps://erowid.org/experiences/subs/exp_Mushrooms.shtml</text:p>
          </table:table-cell>
          <table:table-cell office:value-type="float" office:value="289" calcext:value-type="float">
            <text:p>289</text:p>
          </table:table-cell>
          <table:table-cell office:value-type="float" office:value="153" calcext:value-type="float">
            <text:p>153</text:p>
          </table:table-cell>
          <table:table-cell office:value-type="string" calcext:value-type="string">
            <text:p>2018-01-30</text:p>
          </table:table-cell>
          <table:table-cell office:value-type="string" calcext:value-type="string">
            <text:p>19:53:53+0000</text:p>
          </table:table-cell>
        </table:table-row>
        <table:table-row table:style-name="ro1">
          <table:table-cell office:value-type="float" office:value="1502" calcext:value-type="float">
            <text:p>1502</text:p>
          </table:table-cell>
          <table:table-cell office:value-type="string" calcext:value-type="string">
            <text:p>140665063189702_395192817573307</text:p>
          </table:table-cell>
          <table:table-cell office:value-type="string" calcext:value-type="string">
            <text:p>[COLABORAÇÃO] POLÍTICA DE DROGAS E O RISCO DA AUTOILUSÃO\npor Sidarta Ribeiro e Luís Fernando Tófoli\n\nLink do Poder360 no primeiro comentário\n\nEm um recente artigo no Poder360 (https://goo.gl/uAeEEs), o Ministro do Desenvolvimento Social e Agrário, Osmar Terra, afirmou que somos representantes de um suposto “lobby pró-drogas” e “apóstolos da liberação” que “se recusam a admitir o fracasso de sua proposta pró-drogas e tentam impedir qualquer mudança política no CONAD”. \nEm primeiro lugar, é preocupante que o Ministro, como médico autorizado a receitar milhares de substâncias disponíveis nas drogarias, se dirija ao público de forma maniqueísta, como se houvesse dois lados nesse debate, um “a favor” e outro “contra as drogas”.\nColocar o opositor no campo das ideias no lugar de inimigo nos faz lembrar as palavras que o ministro escreveu, há quase vinte anos, em seu livro intitulado Entenda Melhor suas Emoções (Ed. Mercado Aberto, 1999). Nele, em um capítulo sobre aspectos neurocientíficos e psicológicos da política, o Dr. Terra escreve, comentando o risco da auto-ilusão no campo político: \n“Um componente da autoilusão é o de que nós somos muito bons e os outros incompetentes, e que portanto seria muito injusto qualquer resultado desfavorável a nós. Uma variante desse pensamento é que conseguimos sempre colocar defeitos nos nossos concorrentes, e achamos todos os que estão do nosso lado seres bondosos e quase perfeitos, inclusive nós mesmos. Só nós somos honestos e puros e quem não está conosco é o contrário!”\nNossa intenção ao escrever o artigo “Política de Drogas ou uma Droga de Política?” (https://goo.gl/GQRiXa) – que originou a resposta do Ministro – foi a de chamar a atenção para o fato de que, no Brasil, há muitas visões, e que pessoas que buscam a solução para o grave problema do uso problemático de drogas têm percepções diversas que precisam ser respeitadas. Mais do que isso, é importante, nesse campo, que estejamos sempre prontos a combater a autoilusão e nos questionarmos sobre as afirmativas estabelecidas há décadas que sustentam o modelo de combate às drogas incrustado unicamente na ideia de abstinência e repressão.\nNós, do campo antiproibicionista, entendemos que a política atual, que proíbe algumas drogas e autoriza muitas outras sem respeitar qualquer parâmetro científico para fazer essa distinção, representa a verdadeira liberação geral que o Ministro diz querer evitar. Hoje, de fato, as drogas ilícitas já são liberadas para compra por qualquer pessoa, de qualquer idade, independente de seus antecedentes médicos, sem qualquer garantia de pureza ou validade, sem bula nem informações básicas sobre composição, das mãos de comerciantes armados que não pagam impostos, geram violência e corrompem o aparato de segurança estatal.\nTambém preocupa que o Ministro faça afirmações genéricas desacopladas da realidade e que sucumbem a uma verificação básica de evidências - como as que o Poder360 fez recentemente ao examinar as ilações espúrias levantadas pelo Dr. Terra entre a descriminalização da maconha no Uruguai e no Colorado e o aumento da violência (https://goo.gl/hsFpBC). \nDe quais estudos sai a afirmação de que a violência “está muito mais vinculada à multiplicação geométrica de pessoas com transtorno mental grave, sem controle de seus impulsos”? Qual é a base factual da afirmação de que “todos os países do mundo [...] que agem com rigor contra as drogas são os que têm os melhores resultados, em saúde pública e redução da violência”? \nAo contrário do que afirma o Ministro, não é o uso de drogas que configura um problema social. O problema social, esse sim sério e urgente, é o abuso de drogas, lícitas ou não. Nesse sentido, a experiência mais bem sucedida no Brasil foi a redução de mais de 50% no consumo de tabaco entre 1990 e 2015, que ocorreu não com repressão policial ou violência estatal, mas sim com saudável restrição da propaganda, conscientização dos usuários e normatização dos locais de consumo. \nPregar a abstinência de drogas como única meta que irá conter o abuso de drogas é tão ineficaz e irrealista quanto foi a pregação pela abstinência de sexo para conter a epidemia de HIV na África, nos anos 1980. Trata-se de um discurso perigoso, voltado não para a redução do sofrimento humano e sim para a criação de uma trincheira cultural, que separe as pessoas em “justos” e “hereges”. Vende-se a ideia de que “a solução do problema” exige simplesmente um ato de vontade: basta proibir e pronto! E se não deu certo, é porque não se proibiu adequadamente.\nEntretanto, a vida real, enraizada em fatos e não em ideologias, é bem diferente. Em todo o mundo, a política de “guerra às drogas” fracassou na saúde, na segurança e na economia. No Brasil, essa política perversa tem gerado encarceramento em massa e mais internações médicas por ferimentos com armamento pesado do que em países sob guerra civil. É essa política velha que o governo Temer está tentando legitimar no CONAD, na contramão do que preconiza a Ciência. Em artigo recente comissionado pela prestigiosa revista médica Lancet (Csete et al., 2016), são elencadas diversas recomendações que vão na direção oposta daquela que o governo, representado pelo Ministro Terra, afirma ser a correta. \nEntre elas, estão incluídas a descriminalização de infrações menores relacionadas a drogas (uso, posse e venda de pequenas quantidades); a redução da violência e outros danos do policiamento antidrogas; utilizar de medidas de redução de danos – que, diferente do Brasil, no resto do mundo não é uma disputa entre ‘direita’ e ‘esquerda’ – como pilar central dos sistemas de saúde e da política de drogas; incluir saúde, direitos humanos e desenvolvimento em métricas para julgar o sucesso da política de drogas e realizar pesquisas melhores e mais abrangentes sobre drogas e políticas de drogas, usando de abordagem científica para experiências regulatórias.\nSomente uma regulamentação isonômica de todas as drogas pode colocar nossa política de saúde nos trilhos da Ciência. O Ministro Osmar Terra joga para a plateia com seu discurso maniqueísta, mas se esquece de que essa mesma plateia, ao ser informada por exemplo dos potenciais terapêuticos da maconha e seus constituintes para esclerose múltipla, dores neuropáticas, epilepsia, discinesia associada ao mal de Parkinson e até mesmo a senilidade cognitiva, se interessa imediatamente pelos benefícios de saúde que pode obter para si. E aqui não estamos falando apenas de seus componentes isolados, os canabinoides, mas do uso cuidadoso e controlado da erva como um produto natural.\nTodo o processo contemporâneo da discussão sobre política de drogas tem sido um constante questionamento das autoilusões prévias sobre “drogas do bem e do mal”, nas quais todos nós, inclusive estes que escrevem, já acreditaram. Sendo assim, cabe perguntar: qual é a justa medida, quando estamos falando deste contexto? Ater-se a princípios simplistas que não funcionam mais (e que não foram enfrentados em governos anteriores), ou começar a, democraticamente, discutir mudanças com a sociedade brasileira?\nParte da resposta, acreditamos, está em palavras escritas pelo próprio Ministro Terra: “A justa medida entre ter uma auto-estima adequada, necessária a todo ser humano, e não se deixar levar pela autoilusão megalômana é uma das coisas mais importantes na prática política. Não saber lidar com isso é, seguramente, causa dos fracassos e decepções que acontecem”. Nossos votos são de que ele possa ouvir a si mesmo.\n\nSidarta Ribeiro, neurocientista, 46, diretor do Instituto do Cérebro da UFRN, terceiro-secretário da SBPC, integrante do Conselho Municipal de Políticas Públicas sobre Drogas (COMUD) de Natal e membro do conselho consultivo da PBPD.\n\nLuís Fernando Tófoli, 45, professor de Psiquiatria da UNICAMP, membro do Conselho Estadual de Políticas sobre Drogas de São Paulo (CONED-SP) e do conselho consultivo da Plataforma Brasileira de Política de Drogas (PBPD).</text:p>
          </table:table-cell>
          <table:table-cell office:value-type="float" office:value="34" calcext:value-type="float">
            <text:p>34</text:p>
          </table:table-cell>
          <table:table-cell office:value-type="float" office:value="11" calcext:value-type="float">
            <text:p>11</text:p>
          </table:table-cell>
          <table:table-cell office:value-type="string" calcext:value-type="string">
            <text:p>2018-02-01</text:p>
          </table:table-cell>
          <table:table-cell office:value-type="string" calcext:value-type="string">
            <text:p>11:40:59+0000</text:p>
          </table:table-cell>
        </table:table-row>
        <table:table-row table:style-name="ro1">
          <table:table-cell office:value-type="float" office:value="836" calcext:value-type="float">
            <text:p>836</text:p>
          </table:table-cell>
          <table:table-cell office:value-type="string" calcext:value-type="string">
            <text:p>320137168412206_395932267499362</text:p>
          </table:table-cell>
          <table:table-cell office:value-type="string" calcext:value-type="string">
            <text:p>[COLABORAÇÃO] ROLÊ SEM VACILO!\n\nNesse Carnaval, vamos falar de forma honesta e realista sobre o uso de substâncias? Só vamos!\n\nTá na rua a campanha Rolê Sem Vacilo: Experimente Reduzir Danos, uma iniciativa do projeto Drogas: Reduzir Danos, É de Lei e Plataforma Brasileira de Política de Drogas, em parceira com a produtora de eventos culturais Pipoca. Ao longo desses dias de festa, a ideia é promover o conceito de Redução de Danos nas redes sociais das iniciativas envolvidas e junto à imprensa, além de disseminar práticas de autocuidado, prevenindo e minimizando problemas que podem ser causados pelo uso de substâncias como álcool, cocaína, MDMA e inalantes durante o Carnaval – e o ano todo. Acesse o material completo da campanha aqui: bit.ly/rolesemvacilo.\n\n#RoleSemVacilo #ExperimenteReduzirDanos #Carnaval2018 #CarnavalSP201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2018-02-03</text:p>
          </table:table-cell>
          <table:table-cell office:value-type="string" calcext:value-type="string">
            <text:p>01:39:32+0000</text:p>
          </table:table-cell>
        </table:table-row>
        <table:table-row table:style-name="ro1">
          <table:table-cell office:value-type="float" office:value="1563" calcext:value-type="float">
            <text:p>1563</text:p>
          </table:table-cell>
          <table:table-cell office:value-type="string" calcext:value-type="string">
            <text:p>320137168412206_396616484097607</text:p>
          </table:table-cell>
          <table:table-cell office:value-type="string" calcext:value-type="string">
            <text:p>[COLABORAÇÃO] EXPERIÊNCIA PSICODÉLICA: PARTE 2 DE 3.\n\nPARTE 1: https://www.facebook.com/prepartykit/photos/g.320137168412206/343773479447801/?type=1&amp;theater&amp;ifg=1 \n\nDIFERENTES DROGAS, DIFERENTES EXPERIÊNCIAS:\n\nPor que o MDMA, o LSD, a Psilocibina e a Ketamina (aqui focaremos nesses 4) produzem experiências distintamente diferentes? Todos são chamados de "psicodélicos" porque induzem um estado alterado de consciência. Mas bioquimicamente, eles criam seus efeitos ao interagir com diferentes elementos dentro do sistema nervoso central.\n\nVeja aqui o modelo mecanicista para categorizar as drogas:\n\nhttps://www.ncbi.nlm.nih.gov/pmc/articles/PMC1635740/table/pmed-0030437-t001/\n\nO consumo de uma variedade de substâncias naturais e sintéticas pode levar ao vício, que é comumente definido pela perda de controle e pelo consumo compulsivo, apesar das consequências negativas. Embora as drogas “viciantes” tenham alvos moleculares diversos no cérebro, eles compartilham o efeito inicial comum de aumentar a concentração de dopamina.\n\nCom base nessa pesquisa, propuseram uma nova classificação para drogas que acreditam que podem ajudar na direção da pesquisa para um tratamento mais eficaz do vício.\n\nEssas pertencem a um grupo quimicamente heterogêneo com alvos moleculares muito distintos. Além disso, um medicamento individual pode ter mais de um alvo molecular. Vamos nos concentrar nos mecanismos que são diretamente responsáveis pelo aumento da concentração de dopamina. Foram distinguidos três grupos de drogas: \n\n1 - drogas que se ligam aos receptores acoplados a proteínas G (GPCR) - este grupo inclui os opióides, os canabinoides e o γ-hidroxibutirato (GHB); \n\n2 - drogas que interagem com receptores ionotrópicos ou canais iónicos - este grupo inclui nicotina, álcool e benzodiazepínicos; \n\n3 - drogas que direcionam os transportadores de monoamina - este grupo compreende cocaína, anfetaminas e MDMA.\n\nDentro desse modelo, você pode categorizar ainda mais drogas psicodélicas de acordo com seus subgrupos, casos de uso médico e efeitos no cérebro. MDMA é um “empatógeno” ou “entactógeno”:\n\nhttps://www.facebook.com/prepartykit/photos/g.320137168412206/317032552121894/?type=1&amp;theater&amp;ifg=1)\n\nLSD e psilocibina são alucinógenos (muitos discordam dessa classificação, inclusive quem vos escreve) e a ketamina é um anestésico dissociativo.\n\nComo a teoria se traduz em experiências reais de indivíduos reais? Com relatos de usuários:\n\nAbaixo alguns relatos de canais do reddit, bluelight, shroomery e aqui do grupo:\n\nMDMA:\n\nLink para discussão oficial em inglês: https://tt.reddit.com/r/MDMA/comments/3dsnah/mdma_makes_me_be_the_person_i_want_to_be/\n\n“O MDMA faz desaparecer as barreiras que me impedem de me tornar quem eu quero ser. Eu me tornei uma obra-prima social. Não me importa quem me veja dançando, falo com estranhos e AMO falar com eles, as pessoas querem falar comigo. Os benefícios são extensos e monumentais.\n\nMas é claro que o sentimento nunca dura e você lentamente se afunda na realidade. É um sentimento agridoce. Estou feliz que aconteceu, abriu muitas novas janelas e portas. No entanto, eu quero ser essa pessoa novamente. O que sei é que posso ser essa pessoa sem MDMA, é tudo mental. MDMA dá um vislumbre de quem você pode se tornar. Eu simplesmente não sei como chegar lá.\n\nTenho certeza de que não posso ser o único que se sente assim. Por favor, compartilhe suas experiências desse estado mental comigo. ”\n\nEm seguida, um usuário respondeu:\n\n“Eu sinto exatamente o mesmo. Estou feliz que alguém também se sinta assim. Eu me senti meio patético explicando isso ao meu namorado, que ele mesmo, para mim, é uma obra-prima social, naturalmente. Eu não acho que ele realmente pode entender como diabos eu acho as pessoas tão assustadoras.\nTenho uma ansiedade social muito ruim, acho difícil saber o que dizer às pessoas e, muitas vezes, me sinto desagradado por novas pessoas por causa disso. Mas com MDMA, tenho a mente livre, sei exatamente o que dizer às pessoas, porque não estou mais preocupado se o que eu digo seja suficientemente interessante ou engraçado. E por isso, o que eu digo é SEMPRE interessante o suficiente e engraçado. Eu me sinto como uma superstar social com MD e eu adoro isso. \n\nComo você disse, o fato de que esta versão de você aparece ao tomar MDMA, ela deve existir dentro de você naturalmente. Embora eu realmente acredite, nunca chegarei onde minha mente será clara e cuidará ao interagir com as pessoas, acredito que o MD me ajudou a não se preocupar tanto com o que gosto ou não na vida cotidiana.\n\nEu fico muito triste comparando a pessoa que sou com a pessoa que eu estou no efeito do MD.”\n\nE mais uma resposta, de outro usuário:\n\n“Eu não sei se você está disposto a ouvir a perspectiva de outra pessoa, mas eu não desistiria dessa versão de você. Talvez tente mudar sua visão de pensar sobre isso como se transformar de como você está atualmente em uma forma diferente, e vê-lo mais como uma tentativa de limpar coisas que impedem você de ser como você poderia ser? Ahhh, este é um conselho totalmente não solicitado, é só que o contraste entre dizer que "se sente como uma superstar social" e depois dizendo que você realmente acredita que você não pode alcançar esse estágio de outra forma me deixa triste: (eu gostaria de poder ajudar de alguma forma) ”\n\nOutros relatos interessantes de MDMA (em inglês):\n\nhttps://tt.reddit.com/r/MDMA/comments/3x4s78/my_experience_of_1_years_mdma_usage_especially/?ref=search_posts\n\nhttps://tt.reddit.com/r/MDMA/comments/4yxknu/me_and_my_girlfriend_had_intimate_cuddles_with/?ref=search_posts\n\nhttps://tt.reddit.com/r/MDMA/comments/6howaj/mdma_my_journey_and_why_i_stopped_using_it/?ref=search_posts\n\nhttps://tt.reddit.com/r/MDMA/comments/4717gf/why_im_saying_goodbye_to_mdma/?ref=search_posts\n\n______________________\n\nLSD:\n\nLink para a discussão oficial em inglês: https://www.reddit.com/r/LSD/comments/5snhil/trip_report_with_grandpa/\n\n“Drop com meu avô:\nOntem eu fiz uma postagem perguntando se alguém já teve o privilégio de dropar com seus avós. Nos comentários, alguém disse que eu deveria fazer um relatório da minha trip, então aqui está...\nMeu avô mencionou que sua droga favorita já foi lsd, mas ele não tomava há 30 anos, então eu decidi surpreendê-lo sem saber se ele querer tomar comigo. Fui a sua casa (no dia 4 de julho) e mostrei o ácido. Ele estava animado e nervoso ao mesmo tempo. Ele resolveu tomar, pegou 1 blotter com provavelmente 100ug e tomou. \n\nDepois de cerca de 45 minutos, começamos a sentir alguns efeitos, ele disse que deveríamos colocar um show de concertos do Pink Floyd, eu conhecia pouco sobre pink floyd. Eu tinha um cartaz na parede, mas nunca tinha ouvido nada além de “The Dark Side Of The Moon”. A primeira canção que ele colocou foi “shine on you crazy diamond”, louca, estava além da perfeição, não podia acreditar no que estava assistindo, era surreal.\n\nDepois que o concerto terminou, fomos para fora da casa de onde meu avô morava onde poderíamos ver alguns fogos de artifícios devido ao feriado da independência. Depois de sei lá quanto tempo que estávamos ali, decidimos dar alguns dabs, foi excelente. Conversamos muito sobre nossa família.\nDepois disso decidimos colocar o filme “bugs life”. É um filme perfeito para LSD, depois disso, assistimos “Clockword Orange” e tivemos uma profunda conversa sobre a vida e envelhecimento. Na manhã seguinte, meu vovô disse que temos que fazer isso de novo outro dia.\n\nFoi um ótimo momento. Nós dropamos mais duas vezes depois disso. Meu avô já não está mais conosco, mas usar LSD com ele foi uma das melhores experiências da minha vida”\n\nMais relatos aqui no grupo:\n\nhttps://www.facebook.com/photo.php?fbid=1706885272664201&amp;set=gm.343971462695443&amp;type=3&amp;theater&amp;ifg=1\n\nhttps://www.facebook.com/photo.php?fbid=1216693755104062&amp;set=gm.348359758923280&amp;type=3&amp;theater&amp;ifg=1\n\nhttps://www.facebook.com/photo.php?fbid=1575989325794223&amp;set=gm.348355135590409&amp;type=3&amp;theater&amp;ifg=1\n\nhttps://www.facebook.com/groups/320137168412206/permalink/383989005360355/\n\n______________________\n\nPSILOCIBINA:\n\nRelatos aqui no grupo:\n\nhttps://www.facebook.com/photo.php?fbid=1696690183779573&amp;set=g.320137168412206&amp;type=1&amp;theater&amp;ifg=1\n\nhttps://www.facebook.com/groups/320137168412206/permalink/388721661553756/\n\nhttps://www.facebook.com/groups/320137168412206/permalink/377384639354125/\n\n“Com cogumelos mágicos muitas vezes sinto que estou na presença de um antigo professor, me guiando, enquanto que com o LSD, sinto que estou simplesmente atravessando meus próprios caminhos mentais".\n\nVeja o post LSD vs COGUMELOS aqui no grupo: https://www.facebook.com/photo.php?fbid=187224445200430&amp;set=g.320137168412206&amp;type=1&amp;theater&amp;ifg=1\n\n______________________\n\nKETAMINA:\nOs efeitos psicoativos da ketamina derivam do bloqueio de um certo tipo de receptor de glutamato, especificamente o receptor NMDA (https://en.wikipedia.org/wiki/NMDA_receptor). \n\nSendo um anestésico dissociativo, a experiência psicodélica induzida por ketamina revelou elementos fora do corpo, inclusive às vezes mesmo perda de controle corporal. Em doses baixas, a ketamina coloca os usuários em um estado sonhador e suavemente psicodélico. Em altas doses, alguns acham terrível e alguns chamam de "o psicodélico mais intenso, bizarro e agradável". \n\nUm usuário descreveu ela assim: \n\n"À medida que o efeito da ketamina está acontecendo, há uma ruptura na continuidade da consciência. [...] Muitas vezes não há nenhuma lembrança de ter sido eu mesmo, nascido, tinha uma personalidade ou corpo, ou mesmo conhecido do planeta Terra. A experiência é de estar no orgasmo total com o universo. Eu sinto que estou no hiperespaço, conectado simultaneamente a todas as coisas ".\n\nMais sobre a Ketamina: https://www.facebook.com/groups/320137168412206/permalink/339098839849372/\n\n______________________\n\nBAD TRIPS:\n\nE as “bad trips”? Elas existem? Sim, eles existem. Uma equipe de pesquisa em torno de Roland Griffiths da Universidade Johns Hopkins realizou uma pesquisa on-line na qual eles pediram aos usuários de psilocibina que compartilhassem detalhes sobre sua pior "bad trip"\n\nLink da pesquisa em inglês: https://www.ncbi.nlm.nih.gov/pubmed/27578767\n\n62% dos entrevistados classificaram sua pior “bad trip” por estar entre as dez experiências psicologicamente difíceis ou desafiadoras de suas vidas. O que é surpreendente é que a mesma porcentagem de usuários também o considerou entre as dez experiências mais significativas de suas vidas.\n\n"Uma experiência difícil, às vezes descrita como catarse, muitas vezes resulta em significado pessoal positivo ou significado espiritual", diz Griffths.\n\nOs desafios podem, eventualmente, levar ao crescimento pessoal. 76% dos participantes relataram que sua experiência difícil levou a aumentos no bem-estar atual e na satisfação da vida. \n\nE o que desencadeia essas experiências difíceis em primeiro lugar? \nA dosagem, o conjunto e o “set and setting” foram significativamente relacionados ao grau de dificuldade e duração da experiência desagradável.\n\n"Quando alguém fala que teve uma bad trip, eu digo que não, não é isso. O que você teve foi uma experiência onde você sentiu dor; o que você teve foi uma experiência em que \nesteve em contato com o medo, talvez até com o terror, mas, essa dor e esse terror, você tem carregado dentro de você por toda sua vida e estava fugindo desses sentimentos. Não é uma coisa ruim sentir essas emoções. Na verdade, é apenas ruim se você não consegue "digerir" essa experiência entendê-la, colocá-la em um contexto e a partir daí seguir em frente."\n\nGabor Maté\n______________________________\n\nREDUÇÃO DE DANOS:\n\nCRISE PSICODÉLICA: Ajudando alguém através de uma "bad trip", de uma crise psíquica ou de uma crise espiritual\nhttps://www.facebook.com/photo.php?fbid=182758985646976&amp;set=g.320137168412206&amp;type=1&amp;theater&amp;ifg=1\n\nO SEIS “S’S” DA EXPERIÊNCIA PSICODÉLICA:\nhttps://www.facebook.com/prepartykit/photos/gm.337358556690067/268237733668043/?type=3&amp;theater\n\nCUIDADOS AO USAR PSICODÉLICOS EM FESTAS:\nhttps://web.facebook.com/groups/320137168412206/permalink/357658827993373/\n\nFUNDAMENTOS DO USO RESPONSÁVEL DE PSICOATIVOS:\nhttps://web.facebook.com/groups/320137168412206/permalink/359150681177521/\n\nCOGUMELOS MÁGICOS:\nhttps://www.facebook.com/groups/320137168412206?view=permalink&amp;id=357428281349761\n\n________________________________\n\nPrévia da parte 3:\n\nDrogas psicodélicas e o sistema serotoninérgico:\n\n“A maioria de nós conhece alguém que tomou antidepressivos. Mas e as drogas psicodélicas? Não muito. Muitas pessoas acreditam que são ilegítimas e perigosas. Você pode se surpreender ao saber que drogas psicodélicas como MDMA e LSD têm muito em comum com os antidepressivos. Ambos trabalham com o mesmo neurotransmissor no cérebro: a serotonina.\n\nE de fato, antidepressivos e drogas psicodélicas prometem curar doenças mentais semelhantes e também podem ter efeitos colaterais semelhantes. Você sabe como eles trabalham no cérebro? Não? É exatamente sobre o que trata a terceira parte da séria “Experiência Psicodélica”. Antes de poder falar sobre seu cérebro afetados por essas drogas, é importante ter uma compreensão básica do cérebro e do seu sistema serotonérgico. Não se preocupe, é uma coisa super fascinante e fácil.\n\nContinua...\n\n______________________________\n\nFontes:\nhttps://en.wikipedia.org/wiki/Psychedelic_drug\nhttps://www.erowid.org/library/books_online/essential_psychedelic_guide/essential_psychedelic_guide.pdf\nhttps://hub.jhu.edu/2017/01/04/bad-trips-mushrooms/\nhttps://www.youtube.com/watch?v=j7KeOsDgPzc&amp;feature=youtu.be\nhttp://journals.sagepub.com/doi/10.1177/0269881116662634\nhttps://www.gwern.net/docs/2016-carbonaro.pdf\nhttps://waitbutwhy.com/2017/04/neuralink.html#part2\nhttps://www.erowid.org/psychoactives/faqs/psychedelic_experience_faq.shtml\n\n______________________________\n\nÍndice com todos relatos postados no grupo:\n\nhttps://www.facebook.com/groups/320137168412206/permalink/361843470908242/</text:p>
          </table:table-cell>
          <table:table-cell office:value-type="float" office:value="39" calcext:value-type="float">
            <text:p>39</text:p>
          </table:table-cell>
          <table:table-cell office:value-type="float" office:value="3" calcext:value-type="float">
            <text:p>3</text:p>
          </table:table-cell>
          <table:table-cell office:value-type="string" calcext:value-type="string">
            <text:p>2018-02-04</text:p>
          </table:table-cell>
          <table:table-cell office:value-type="string" calcext:value-type="string">
            <text:p>16:14:24+0000</text:p>
          </table:table-cell>
        </table:table-row>
        <table:table-row table:style-name="ro1">
          <table:table-cell office:value-type="float" office:value="969" calcext:value-type="float">
            <text:p>969</text:p>
          </table:table-cell>
          <table:table-cell office:value-type="string" calcext:value-type="string">
            <text:p>320137168412206_397094307383158</text:p>
          </table:table-cell>
          <table:table-cell office:value-type="string" calcext:value-type="string">
            <text:p>[COLABORAÇÃO] \nAPROXIMANDO-SE DA DIVINDADE INTERNA SEM A UTILIZAÇÃO DE ENTEÓGENOS\n\nPara quem utiliza enteógenos de forma ritualística com certa frequência a noção de divindade interna não é nenhum termo que possa ser associado a algum pieguismo romântico. A sensação de estar preenchido por uma presença divina é a melhor explicação que muitos encontram para descrever as experiências marcantes que os enteógenos produzem em nossa mente.\n\nO conceito é estrangeiro para as pessoas que nunca utilizaram enteógenos ou que entendem o uso dessas substâncias como mero subterfúgio da realidade. Porém, por mais difícil que seja explicar a experiência enteógena lanço aqui um desafio para tentar propor uma leve degustação do que é a sensação de preenchimento divino que acontece durante a experiência com enteógenos para as pessoas que não tem o costume de utilizar enteógenos. \n\nA proposta aqui não é dar dicas de como alcançar os estados não ordinários da mente produzidos por enteógenos, mas demonstrar como no dia a dia temos micro sensações que se assemelham e muito com a experiência enteógena, porém em um grau extremamente menor de percepção.\n\nA sensação do sagrado interno se produz sempre que estamos em contato com uma sensação interna que nos produz satisfação e a simples alegria de estar vivenciando aquele momento. A alegria de poder estar vivo.\n\nCompartilhar uma risada com amigos, alimentar-se de forma saudável ao longo do dia; ter um momento de relaxamento profundo após um dia cansativo de trabalho; sorrir enquanto brinca com seu animal de estimação; sentir-se responsável pelo seu destino são pequenas faíscas da sensação do que é sentir a divindade interna numa escala menor do que a produzida por enteógenos como a ayahuasca. \n\nOs enteógenos apenas apontam para a importância desses momentos de aproximação com a divindade interna no dia a dia e começamos a dar mais valor as coisas simples e que nos trazem alegria e força para viver esse mistério que é a vida. \n\nO enteógeno aponta, a vida demonstra.\n\nRetirado da página Rumo ao todo.</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2018-02-05</text:p>
          </table:table-cell>
          <table:table-cell office:value-type="string" calcext:value-type="string">
            <text:p>20:29:53+0000</text:p>
          </table:table-cell>
        </table:table-row>
        <table:table-row table:style-name="ro1">
          <table:table-cell office:value-type="float" office:value="750" calcext:value-type="float">
            <text:p>750</text:p>
          </table:table-cell>
          <table:table-cell office:value-type="string" calcext:value-type="string">
            <text:p>320137168412206_397063837386205</text:p>
          </table:table-cell>
          <table:table-cell office:value-type="string" calcext:value-type="string">
            <text:p>[COLABORAÇÃO] A PRIMEIRA ARTE PSICODÉLICA DE TODOS OS TEMPOS\n\nBom, supostamente...\n\n <text:s text:c="2"/>Essa criatura que ilustra o post é conhecida como o "xamã cogumelo com rosto de abelha". Ela foi redesenhada por Kat Harrison McKenna, esposa de Terence a partir da pintura original. A pintura tem 5000 anos e foi encontrada em Tassili-n-Ajjer, localizada num altiplano montanhoso no sudoeste da Argélia. É um dos mais importantes sítios arqueológicos do mundo.\n\n <text:s text:c="2"/>A história é citada no livro "O Alimento dos Deuses" de Terence McKenna:\n <text:s text:c="2"/>"No Tassili-n-Ajjer há pinturas rupestres datando desde o neolítico de dois mil anos atrás. Ali estão as primeiras descrições conhecidas de xamãs com grande número de gado pastando. Os xamãs estão dançando com punhos cheios decogumelos e também têm cogumelos brotando de seus corpos . Num dos outros exemplos eles são mostrados correndo alegremente, rodeados pelas estruturas geométricas de suas alucinações (Figura 1, nos comentários). A evidência pictórica parece incontestável.\nImagens semelhantes às do Tassili aparecem nos tecidos peruanos pré-colombianos. Nesses tecidos os xamãs seguram objetos que podem ser cogumelos mas também podem ser ferramentas de corte. "\n\n <text:s text:c="2"/>Se eles realmente usaram essas substâncias, imaginem como deve ter sido mágico usar cogumelos com suas visões "limitadas" da época. Sem todo esse material que é jogado em nossas mentes antes de uma experiência: \n <text:s text:c="2"/>"Cada um psicodélico criou um campo morfogenético que cristalizaria quanto mais pessoas os tomavam e compartilhavam suas experiências umas com as outras. Então, por exemplo, se uma pessoa tivesse um "bad trip" sobre a substância x e eles continuassem espalhando essa mensagem, as chances são de que outros teriam um uma experiência difícil como resultado."\n <text:s text:c="2"/>É claro que ainda é mágico, nós também "não sabemos de nada". Mas o comentário de um usuário do reddit, citado acima, é com relação a uma posição relativa de tempo. Nossas gerações futuras nos olharão da mesma maneira.\n\n <text:s text:c="2"/>Alguns céticos dizem que o representação feita pela esposa de Terence no livro não é fiel a pintura original e que McKenna apenas queria distorcer provas para sustentar suas próprias teorias, como supostamente já foi evidenciado em outros textos de sua autoria. Pra essas pessoas, não tinha nenhum cogumelo desenhado. Outros dizem também que essa não é nem de longe a primeira arte rupestre psicodélica, vou deixar a fonte pra quem quiser se aprofundar e eu trago uma segunda parte em breve.\n\n__________________\n\nFontes:\nhttps://www.samwoolfe.com/2013/04/are-cave-paintings-sign-of-shamanism.html\n\nO Alimento dos Deuses:\nhttps://www.estantevirtual.com.br/livros/terence-mckenna/o-alimento-dos-deuses/2783224353\n\nDiscussão no Reddit:\nhttps://www.reddit.com/r/LSD/comments/7ttiz4/the_1st_psychedelic_artwork_ever_5000_year_old/</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2018-02-05</text:p>
          </table:table-cell>
          <table:table-cell office:value-type="string" calcext:value-type="string">
            <text:p>18:17:47+0000</text:p>
          </table:table-cell>
        </table:table-row>
        <table:table-row table:style-name="ro1">
          <table:table-cell office:value-type="float" office:value="35" calcext:value-type="float">
            <text:p>35</text:p>
          </table:table-cell>
          <table:table-cell office:value-type="string" calcext:value-type="string">
            <text:p>1194947257183692_397116930714229</text:p>
          </table:table-cell>
          <table:table-cell office:value-type="string" calcext:value-type="string">
            <text:p>[COLABORAÇÃO] COMO LER UM ARTIGO CIENTÍFICO\n\nTodo mundo sabe que melhor do que simplesmente acreditar em algo que você viu, o ideal é sempre procurar as fontes. Especialmente quando estamos falando de drogas, onde há tanta desinformação. Por um lado, temos uma grande campanha do Estado para que as pessoas tenham medo das drogas, espalhando terror e falando como se só de experimentar uma droga você vai se viciar e perder totalmente o juízo. Por outro, assim que percebem que as coisas não são bem assim, muitas pessoas subestimam o mal que essas substâncias podem fazer e fazem uso abusivo delas.\nO problema é que muitas vezes essas fontes científicas são muito inacessíveis e difíceis de entender. A maioria está em inglês e com linguagem técnica.\nPara aumentar o alcance, eu comecei a fazer a análise de alguns artigos científicos e vou postando aqui para vocês verem. Mas antes de começar a ler, é importante a gente saber COMO ler esses artigos científicos.\n\nAbaixo vou descrever quais são as partes mais comuns de um artigo científico e o que cada uma contém. Assim vocês podem entender melhor como funciona e tomarem a decisão de ler tudo ou só algumas partes, dependendo de qual é seu objetivo.\n\n-------------------------------------------------\nFORMATO DE UM ARTIGO\n\n* RESUMO\nO resumo de um artigo é como se fosse uma “foto” que mostra sucintamente todas as partes dele. É uma mini-introdução + uma pequena mostra de como foi o método + os resultados mostrados de forma bem sucinta + as conclusões dos autores. Às vezes o resumo vem em um texto único corrido e às vezes as partes deles vem separadinhas.\n\nEu, leigo, preciso ler? \nSinceramente, é a parte mais legal de você ler se você quer saber do que se trata o artigo mas não quer ler ele inteiro. É bem superficial, mas ele dá uma boa ideia do que você vai encontrar pela frente. Geralmente o melhor é sempre começar por essa parte para você ter uma ideia geral.\n\n* INTRODUÇÃO\nA introdução de um artigo deve:\n\n-Explicar os conceitos que serão tratados - Se o artigo vai falar de inteligência, ele vai precisar definir “inteligência”, por exemplo.\n-Falar sobre o que já foi publicado sobre o tema, de forma a contextualizar o leitor nas pesquisas.\n-Mostrar a justificativa de por qual motivo aquele assunto deve ser estudado e COMO ele tem sido estudado \n\nO final da introdução também costuma ter de maneira fácil de se encontrar o OBJETIVO do artigo. Em geral está no último parágrafo.\n\nEu, leigo, preciso ler? \nEm geral é uma das partes mais longas e complexas. Ela é importante se você quiser se aprofundar no tema e se quiser saber se a metodologia que foi usada realmente é consistente com o que se está estudando.\n\n* MÉTODO\nO método de um artigo mostra COMO ele foi feito. A ideia dessa seção é que qualquer outra pessoa possa, com essas informações, reproduzir tudo o que foi feito por você. Então é como se fosse um guia de como fazer a pesquisa. \nÉ nessa parte em que a maioria dos CONTROLES EXPERIMENTAIS são descritos, que são elementos que foram cuidadosamente preparados para evitar VIESES nos resultados.\nEle inclui:\n- Participantes - quantos, de que gênero, que idade, quem eram, como foram recrutados, quais eram os critérios para seleção, se foram pagos ou não, etc.\n- Materiais utilizados e local - se foi utilizado algum teste, em geral se fala um pouco sobre ele. Pode conter a descrição do local onde foi realizado, se tinha uma sala especial, se foi individual ou em grupo.\n- Procedimentos - o que foi feito com cada participante, como foi coletado, a ordem em que as coisas foram realizadas, etc.\n- Quais análises estatísticas foram feitas - na minha área, é bem comum a gente manjar muito pouco de estatística e termos que pedir ajuda para quem conhece mais do assunto na hora de fazer as análises e descrevê-las. Mas para quem está lendo o artigo em geral não faz tanta diferença, desde que os autores tenham feito um bom trabalho em explicar.\n\nEu, leigo, preciso ler? \nEssa parte é a mais importante de se ler se você não quer somente saber o resultado, e sim ver se você também concorda com o resultado. Por exemplo, um estudo pode ter chegado a conclusão de que a substância X faz mal para o estômago… Mas como é que eles chegaram a essa conclusão? Eles perguntaram para as pessoas que usaram se o estômago delas piorou depois do uso ou eles aplicaram a substância em ratos e depois analisaram os estômagos deles para ver se estavam danificados? É um efeito que eles observaram a partir do relato verbal das pessoas ou eles fizeram testes? Que testes são esses? O estudo tinha 5 participantes ou tinha 50? Ou 500? Foi controlado para saber se as pessoas já não tinham problemas de estômago antes? Os participantes tomaram a mesma quantidade da substância X?\n\n* RESULTADOS\nEssa seção descreve de maneira profunda os dados que foram obtidos a partir do método. Em geral os resultados nessa seção são somente DESCRITOS, não interpretados. Por exemplo: “não houve diferença entre os dois grupos”. \nPorém, é comum que essa seção esteja junto com a próxima, que é a discussão.\n\nEu, leigo, preciso ler? \nSe o artigo estiver com muitas informações estatísticas pode ser difícil ler essa parte. Em geral é tranquilo ir direto para a discussão, onde esses resultados vão ser interpretados.\n\n*DISCUSSÃO\nNessa seção os autores em geral:\n- Retomam qual era o objetivo do estudo\n- Falam de novo o resultado, mas com interpretações (“não houve diferença entre os grupos, mostrando que o uso da substância X não afeta tal parte do corpo”)\n- Conclusões (essa parte às vezes aparece numa seção separada)\n- Debatem os resultados com outros estudos (“Os resultados encontrados são semelhantes aos que Fulano já tinha encontrado” ou então “Os resultados encontrados foram diferentes dos encontrados por Fulano. Talvez isso se deva ao fato de que blablabla”)\n- Falam sobre limitações do estudo - essa parte é bem interessante… É a parte onde os autores admitem que talvez os resultados que eles encontraram tenham certos problemas, devido a limitações do método. Um estudo nunca dá conta de controlar tudo, e essa é a parte onde os autores devem informar onde eles acham que pode haver lacunas de controle\n- Sugestões para estudos futuros\n\nEu, leigo, preciso ler?\nPessoalmente, eu acho essa a parte mais interessante de um artigo. Depois de ter apresentado POR QUE e COMO estudar um assunto, depois de coletar os dados e te mostrar o que achou, os autores vão debater tudo isso, explicando, dando hipóteses de por qual motivo cada coisa ocorreu, pensando nas limitações do estudo e também no que pode ser feito no estudo.\nSe você quiser ler somente uma seção de um artigo, mas que não seja muito superficial, eu recomendo que seja essa.\n\n-------------------------------------------------------\nOutras considerações:\n\n- A ciência avança aos poucos. Cada estudo é como se fosse um tijolinho. Juntos, vários tijolinhos constroem casas e prédios inteiros. Não é só porque um estudo chegou a uma conclusão que aquilo é uma verdade absoluta. A gente em geral só chega a conclusões depois de anos e anos de estudos acumulados a respeito de um assunto.\n- Existem estudos bons e estudos ruins. Não é só porque um artigo foi publicado que ele é maravilhoso. Muitas vezes você lê um artigo e discorda do autor, ou pode achar que ele explica as coisas de uma maneira muito difícil. Quanto mais você souber do tema, maior a chance de você conseguir julgar se a coisa foi bem feita ou não.\n- “Aff, mas quem liga pro que a ciência diz? Eu conheço muitas pessoas que usam essas substâncias, confio mais no relato delas do que nesses cientistas aí”. Se você pensa assim, recomendo a leitura desse texto: https://www.facebook.com/groups/320137168412206/permalink/339713859787870/</text:p>
          </table:table-cell>
          <table:table-cell office:value-type="float" office:value="74" calcext:value-type="float">
            <text:p>74</text:p>
          </table:table-cell>
          <table:table-cell office:value-type="float" office:value="20" calcext:value-type="float">
            <text:p>20</text:p>
          </table:table-cell>
          <table:table-cell office:value-type="string" calcext:value-type="string">
            <text:p>2018-02-05</text:p>
          </table:table-cell>
          <table:table-cell office:value-type="string" calcext:value-type="string">
            <text:p>23:57:21+0000</text:p>
          </table:table-cell>
        </table:table-row>
        <table:table-row table:style-name="ro1">
          <table:table-cell office:value-type="float" office:value="243" calcext:value-type="float">
            <text:p>243</text:p>
          </table:table-cell>
          <table:table-cell office:value-type="string" calcext:value-type="string">
            <text:p>140665063189702_396755140750408</text:p>
          </table:table-cell>
          <table:table-cell office:value-type="string" calcext:value-type="string">
            <text:p>[COLABORAÇÃO] A FARMACOLOGIA DO LSD\n\nCompartilhado (com autorização) de: [L25 - OFICIAL]\n\n"Estudo que revisa o LSD e suas as ações no cérebro e corpo humano, bem como sua eficácia em terapias, assim como a questão do proibicionismo e o ressurgimento dos estudos e pesquisas relacionadas ao mesmo. O estudo não acompanha as novas descobertas sobre o LSD, já que o mesmo foi produzido ainda em 2008, mas já antecipa com bastante propriedade as novas pesquisas que seriam feitas, já que mantém linearidade com o que viria a ser feito alguns anos depois. Serve amplamente como base para aquilo que se tem entendido outrora e na contemporaneidade sobre a molécula mestra, bem como lança luzes a respeito do que já havia sido evidenciado até então. Todas as notas se encontram no texto original em inglês, os desejosos de se aprofundar no estudo, basta acessar a fonte, que estará em anexo na primeira resposta, logo abaixo deste. Todas as figuras apontadas pelo texto estarão disponíveis logo abaixo da fonte, para que possam ser consultadas 'in loco' aqui mesmo. Boa leitura!\n\n-----------------------------------------------\n\nEstudo feito por Torsten Passie, John H. Halpern, Dirk O. Stichtenoth, Hinderk M. Emrich, Annelie Hintzen.\n\nPublicado pela primeira vez em 11 de novembro de 2008.\nDOI: 10.1111 / j.1755-5949.2008.00059.x\nCitado por (CrossRef): 97 artigos\nTorsten Passie, Departamento de Psiquiatria Clínica e Psicoterapia, Escola de Medicina de Hannover, Carl-Neuberg-Str. 1, D-30625 Hannover, Alemanha.\n\nABSTRATO\n\nA dietilamida do ácido lisérgico (LSD) foi sintetizada em 1938 e seus efeitos psicoativos descobertos em 1943. Foi usado durante os anos 1950 e 1960 como uma droga experimental em pesquisa psiquiátrica para produzir a chamada "psicose experimental" alterando o sistema neurotransmissor e em procedimentos psicoterapêuticos (terapia "psicolítica" e "psicodélica"). A partir de meados dos anos 1960, tornou-se uma droga ilegal de abuso com uso generalizado que continua hoje. Com a entrada de novos métodos de pesquisa e melhor supervisão do estudo, o interesse científico no LSD tem retomado para a pesquisa do cérebro e tratamentos experimentais. Devido à ausência de uma revisão abrangente desde a década de 1950 e de uma literatura experimental amplamente dispersa, a presente revisão enfoca todos os aspectos da farmacologia e psicofarmacologia do LSD. Realizou-se uma pesquisa completa da literatura experimental sobre a farmacologia do LSD e os resultados extraídos são apresentados nesta revisão. (Psico-) farmacologia sobre o LSD foi extensa e produziu cerca de 10 mil trabalhos científicos. A farmacologia do LSD é complexa e seus mecanismos de ação ainda não são completamente compreendidos. O LSD é fisiologicamente bem tolerado e as reações psicológicas podem ser controladas em um ambiente supervisionado, mas complicações podem facilmente resultar no uso descontrolado por leigos. Na verdade, há um novo interesse no LSD como uma ferramenta experimental para elucidar mecanismos neurais de (estados de) consciência e recentemente se descobriu opções de tratamento com LSD em cefaleia em salvas e com os doentes terminais.\n\nINTRODUÇÃO\n\nA dietilamida do ácido lisérgico (LSD) é um produto semissintético do ácido lisérgico, uma substância natural do fungo parasita do centeio, 'Claviceps purpurea'. Albert Hofmann, um químico de produtos naturais da 'Sandoz AG Pharmaceutical Company' (Basel, Suíça), sintetizou-o em 1938 enquanto procurava por derivados farmacologicamente ativos do ácido lisérgico. Ele descobriu acidentalmente seus efeitos psicologicamente dramáticos em 1943. Embora ele tenha sintetizados muitos derivados do ácido lisérgico, nenhum tinha o espectro único de efeitos psicológicos do LSD. Durante a década de 1950, o LSD (Delysid © Sandoz) foi introduzido na comunidade médica como uma ferramenta experimental para induzir estados psicóticos temporários em pessoas normais (psicoses modelo) e posteriormente para melhorar os tratamentos psicoterápicos (terapia psicolítica ou psicodélica ).\n\nNo final da década de 1960, as pessoas começaram a usar o LSD para fins recreativos e espirituais, levando à formação de um "movimento psicodélico" durante os protestos estudantis internacionais daquela época. Embora o movimento de protesto tenha declinado, o uso do LSD continuou. Ainda é um grande alucinógeno, usado ilegalmente em todo o mundo. A Pesquisa Nacional sobre Uso de Drogas e Saúde, por exemplo, relatou o LSD como uma das principais drogas de abuso em cada pesquisa anual desde a década de 1970.\n\nApesar do uso bem sucedido e seguro do LSD como adjuvante psicoterapêutico e ferramenta experimental, em pesquisas retrospectivas de Cohen e Malleson, quase nenhuma pesquisa clínica legal com LSD ocorreu desde a década de 1970. Exceções incluem o uso continuado em psicoterapia por Hanscarl Leuner na Universidade de Göttingen (Alemanha) e por um número limitado de psicoterapeutas na Suíça de 1988 a 1993. Hoje, o interesse está aumentando para usar o LSD na pesquisa do cérebro, o tratamento do conjunto da cefaleia e como uma ajuda no tratamento psicoterapêuticos de doentes terminais.\n\nEmbora nenhum dano físico resulte do uso de LSD, muitas complicações psiquiátricas têm sido relatadas, com um pico ocorrendo no final da década de 1960. Embora a dosagem pareça praticamente inalterada desde a década de 1970, o número de complicações têm provavelmente diminuído desde o final dos anos 1960 e início dos anos 1970, porque hoje existem usuários mais informados, melhor preparação mental, atenção às condições circundantes e redução da dosagem por peso (embora um relatório alegue que a dose de LSD permaneceu inalterada desde 1970).\n\nDevido à literatura experimental extensamente dispersada (através do tempo e das línguas) a respeito das propriedades farmacológicas do LSD, os dados mais velhos e mais novos foram juntados e examinados aqui. Deve-se notar que a caracterização dos efeitos complexos sobre a psique humana não é o foco desta revisão.\n\nQUÍMICA\n\nO LSD é uma substância semissintética derivada do ácido lisérgico, tal como se encontra no fungo parasita do centeio 'Claviceps purpurea'. A molécula consiste num sistema indol com um anel tetracíclico (C20H25ON3) (ver Figura 1).\n\nOs carbonos 5 e 8 são assimétricos: por conseguinte, são possíveis e conhecidos quatro isômeros oticamente ativos de LSD. Estes são d- e l-LSD e d- e l-insulisérgico ácido dietilamida. Apenas o isômero d-LSD tem propriedades psicoativas. O d-LSD cristaliza-se a partir de benzeno em prismas pontiagudos. É solúvel em água e tem um ponto de fusão de 83° C. O LSD é geralmente estabilizado em solução como seu sal tartarato. A massa molar é de 323,42 g/mol.\n\nUm grande número de homólogos e análogos de LSD têm sido estudado. Estes derivados consistem em variações de substituintes no grupo amida, por vezes acompanhados por substituintes no anel pirrol indólico. Com exceção dos derivados substituídos no N-6, nenhum outro derivado mostrou uma potência comparável à do LSD.\n\nFARMACOLOGIA DO LSD\n-\nEFEITOS PSICOLÓGICOS\n\nUma dose moderada (75-150 μg por via oral) do LSD vai alterar significativamente o estado de consciência. Esta alteração é caracterizada por uma estimulação que afeta (principalmente experimentado como euforia), a capacidade melhorada para introspecção, e alterado funcionamento psicológico no sentido de processos primários freudiano, conhecidos de outra maneira como a experiência de sonhos hipnagógicas. Destacam-se as mudanças de percepção, como ilusões, pseudo-alucinatórias, sinestesias, alterações do pensamento e experiência de tempo. Alterações da imagem corporal e da função do ego também ocorrem frequentemente.\n\nOs efeitos psicológicos agudos do LSD duram entre 6 e 10 h, dependendo da dose aplicada.\n\nA dose mínima reconhecível de LSD em seres humanos é de cerca de 25 μg por via oral. A dosagem "ótima" para uma reação típica de LSD completamente desdobrada, é estimada em uma gama de 100-200 μg.\n\nExperiências traumáticas (chamadas 'bad trips') podem ter efeitos duradouros sobre os usuários de LSD, incluindo oscilações de humor e raramente fenômenos de flashback. Deve notar-se, contudo, que estes geralmente ocorrem em condições não controladas. Por outro lado, tem sido demonstrado que sob condições controladas e de suporte, a experiência do LSD pode ter efeitos positivos duradouros sobre a atitude e a personalidade.\n\nEFEITOS NEUROCOGNITIVOS AGUDOS\n\nUm problema com o teste cognitivo agudo é que, após ser dado uma dose clínica de LSD (100 μg ou mais), os sujeitos tornam-se demasiado prejudicados para cooperar devido à intensidade de alterações perceptuais e físicas. Doses mais baixas podem não capturar os efeitos cognitivos reais que o LSD pode provocar. No entanto, muitos testes foram feitos e os estudos mais representativos são citados aqui.\n\nAs funções psicomotoras (coordenação e tempo de reação) são frequentemente prejudicadas após se administrar o LSD. O LSD também diminui o desempenho em testes de atenção e concentração. Jarvik et al. perceberam que 100 μg de LSD poderia prejudicar o reconhecimento e a lembranças de vários estímulos. Aronson e Watermann mostraram que os processos de aprendizagem não eram afetados por 75-150 μg de LSD. Jarvik et al. descobriram que 100 μg de LSD prejudicaram significativamente o desempenho aritmético, enquanto que 50 μg não tiveram tal efeito. A memória também foi afetada pelo LSD como foi ilustrado com a escala de Wechsler Bellevue. A deficiência de memória visual foi mostrada no teste Bender-Gestalt. Processos de pensamento são mais resistentes, mas também podem ser afetados quando doses mais altas de LSD são administradas. Sob a influência do LSD, os sujeitos irão superestimar intervalos de tempo. Lienert mostrou em vários testes de inteligência, que as funções intelectuais estão comprometidas sob LSD. Ele interpretou seus resultados como uma regressão de funções intelectuais para um estado de desenvolvimento ontogeneticamente mais jovem.\n\nVer Hintzen para uma revisão completa de estudos neurocognitivos com LSD.\n\nEm relação aos efeitos neurocognitivos crônicos decorrentes da exposição ao LSD, a revisão de Halpern e Pope não indicou evidências de prejuízos duradouros no desempenho.\n\nDADOS TOXICOLÓGICOS\n\nA DL50 (Dose Letal) do LSD varia de espécie para espécie. A espécie mais sensível é o coelho, com uma DL50 de 0,3 mg/kg via intravenosa. A DL50 para ratos (16,5 mg/kg via intravenosa) é muito maior, embora os ratos tolerem doses de 46-60 mg/kg via intravenosa, estes animais expiraram por paralisia e insuficiência respiratória. Os macacos (Macaca mulatta) foram injetados com doses tão elevadas como 1 mg/kg i.v, sem efeitos somáticos duradouros.\n\nNão houve mortes humanas documentadas por uma sobredosagem de LSD. Oito indivíduos que consumiram acidentalmente uma dose muito alta de LSD intranasalmente (confundindo-a com cocaína) e apresentaram níveis plasmáticos de 1000-7000 μg por 100 mililitro de plasma sanguíneo e sofreram estados comatosos, hipertermia, vômitos, sangramento gástrico leve e problemas respiratórios. No entanto, todos sobreviveram com tratamento hospitalar e sem efeitos residuais.\n\nEm 1967, um relatório deu evidência para danos cromossômicos induzidos por LSD. Este relatório não podia resistir a um exame científico meticuloso e foi refutado por estudos posteriores (por exemplo, Dishotsky, e para uma revisão completa Grof). Estudos empíricos não mostraram evidência de efeitos teratogênicos ou mutagênicos do uso de LSD no homem. Efeitos teratogênicos em animais (camundongos, ratos e hamsters) foram encontrados apenas com doses extraordinariamente altas (até 500 μg/kg via injeção subcutânea). O período mais vulnerável em camundongos foi nos primeiros 7 dias de gestação. O LSD não tem potencial carcinogênico.\n\nEFEITOS SOMÁTICOS\n\nA dose limiar para efeitos simpaticomiméticos mensuráveis em seres humanos é de 0,5-1,0 μg/kg de LSD por via oral. Uma dose moderada de LSD para seres humanos é estimada como 75-150 μg de LSD por via oral. A dosagem de animais (ratos e gatos) com doses muito elevadas de LSD (até 100 μg/kg via intravenosa) leva a alterações autonômicas leves de midríase, taquicardia, taquipneia, hipertermia, hipertonia e hiperglicemia. Estas alterações podem ser o resultado de uma síndrome excitatória causada por estimulação central do sistema simpático. A diminuição da pressão arterial e da bradicardia foi encontrada nos animais afetados e concluiu-se que os efeitos simpaticomiméticos do LSD requerem a ativação de centros corticais superiores.\n\nAlterações autonômicas refletem uma estimulação de ambos os ramos do sistema nervoso autônomo. A estimulação simpática é evidenciada, na maioria dos indivíduos, por uma dilatação pupilar de leve a moderada e aumentos na frequência cardíaca e pressão arterial (ver Tabela 2); outros sinais mais inconsistentes são leves elevações de açúcar no sangue e, raramente, algum aumento na temperatura corporal. A respiração permanece geralmente inalterada (ver Tabela 3). Outros sintomas apontam para a estimulação parassimpática: a diaforese e a salivação são frequentes, a náusea pode ocorrer, a emese é excepcional e a ruborização da face é mais frequente do que a palidez (ver Tabela 4). A simpaticotonia geralmente predomina, mas há grandes variações individuais e uma parassimpaticotonia (vagotonia) marcada com bradicardia e hipotensão são observadas em alguns sujeitos. Dor de cabeça temporária e quase síncope tem sido relatados às vezes.\n\nNão há evidências de que o LSD altere a função hepática.\n\nOs relatos de alterações nos níveis de adrenalina por LSD são contraditórios, o que pode refletir variações individuais de simpaticotonia induzidas por experiências individualmente diferentes em nível psicológico.\n\nO efeito neurológico mais consistente é um exagero dos reflexos patelar (e outros tendões profundos). Sinais mais incomuns incluem leve instabilidade da marcha para ataxia completa, sinal positivo de Romberg e tremor leve. Outras medidas fisiológicas não são afetadas.\n\nAlém de alterações somáticas objetivamente mensuráveis, existem outros sintomas somáticos experimentados por alguns sujeitos (ver Tabela 1).\n\nSokoloff et al. percebeu apenas pulsações leves e alterações da pressão arterial (bem como ligeira hemoconcentração) em indivíduos normais. Permanece indeterminado se a hemoconcentração representa um aumento absoluto da hemoglobina circulante mobilizada a partir de grupos armazenados de glóbulos vermelhos ou é o resultado de um aumento relativo da concentração de hemoglobina devido a uma perda de volume de plasma. Sokoloff et al. suspeitam que "a pressão arterial elevada e a hemoconcentração poderiam ser explicadas pelo aumento da atividade motora" de indivíduos sob efeitos do LSD. A maioria dos efeitos somáticos atribuídos ao LSD e relatados principalmente em estudos menos sofisticados metodologicamente podem ser efeitos secundários causados pela reação psicológica ao fármaco (isto é, a resposta fisiológica e do SNC às experiências psicológicas).\n\nOs efeitos do LSD sobre a pressão arterial são provavelmente complexos, devido à sua ação 'in situ' nos vasos sanguíneos, nos sistemas cardíacos e outros sistemas musculares, nos pulmões e na respiração, bem como os seus efeitos sobre o sistema nervoso central e no seio carotídeo.\n\nALTERAÇÕES BIOQUÍMICAS\n\nO LSD dado a pessoas normais (0,5 a 1 μg/kg por via oral) reduziu a excreção de fosfato inorgânico (como também encontrado em outros alucinógenos como a mescalina e a psilocibina), sugerindo que o LSD pode atuar em sistemas enzimáticos para facilitar a ligação do fosfato. Embora essa diminuição seja consistentemente observada, seu significado em relação à ação do LSD não é claro, e pode ser apenas uma manifestação simples e não específica do estresse psicológico.\n\nMessiha e Grof estudaram os efeitos do LSD sobre a excreção de aminas biogênicas (n = 7, 200-300 μg por via oral). O LSD reduziu significativamente a excreção urinária de dopamina (para 476 μg por 24 horas), mas a excreção de norepinefrina, serotonina, ácido homovanílico, ácido vanilmandélico e ácido 5-hidroxiindolacético não foram afetados.\n\nO LSD induz uma ligeira diminuição da depuração da creatinina, mas não induz a nenhuma alteração na depuração do cálcio e nos níveis séricos de cálcio. Nenhuma alteração foi documentada para creatinina sérica, ureia plasmática, sódio plasmático, cloreto, colesterol sérico, lipídios totais e osmolalidade. Os níveis de transaminases permaneceram essencialmente inalterados, tal como todos os outros testes hepáticos aplicados. O exame dos componentes urinários também não revelou qualquer anormalidade (resumo dos dados em Hollister).\n\nOutro achado (consistente com a presença de estresse psicológico) é a mobilização de ácidos graxos livres após ingestão de LSD (1-1,5 μg/kg por via oral).\n\nMUDANÇAS NO CICLO DE SONO-DESPERTAR E SONHAR\n\nAs doses baixas de LSD (n = 12, 6-40 μg por via oral) imediatamente aplicadas antes ou 1 hora após o início do sono (de uma forma dependente da dose) provoca um prolongamento do primeiro ou segundo períodos de movimento rápido dos olhos (REM) em 30 -240% e um encurtamento dos períodos seguintes. Os movimentos dos olhos durante estes períodos são menos numerosos. O sono REM totalmente prolongado. Não foram encontradas alterações qualitativas no sono, como medido em EEG. Torda infundiu LSD (n = 2, 5 μg via intravenosa/hora) após o início do terceiro período REM e descobriu que o início do quarto período REM começou após 10-15 min, em vez dos habituais 40-60 min . A atividade de teta foi diminuída neste estudo. A privação do sono antes da aplicação do LSD leva a reações psicológicas mais intensas.\n\nALTERAÇÕES ENDOCRINOLÓGICAS\n\nO LSD reduz significativamente os níveis de prolactina plasmática em repouso em ratos machos (0,05 e 0,2 mg/kg). Nenhuma alteração foi encontrada para hormônio luteinizante (LH) e hormônio folículo-estimulante (FSH) (100 ou 500 μg/kg LSD via injeção intraperitoneal), mesmo com regimes de tempo longo.\n\nEm seres humanos, o LSD aumenta a hormona de crescimento do soro com um pico a 120 minutos. Mas não altera os níveis séricos de prolactina. Rinkel et al. encontraram um aumento significativo da excreção de 17-cetosteróides (cego único, n = 100, 0,5 μg/kg de LSD por via oral).\n\nFARMACOCINÉTICA\n\nRESSORÇÃO\n\nApós a ingestão por via oral, o LSD é completamente absorvido no trato digestivo. Após 100-250 μg de LSD por via oral, os efeitos psicológicos e simpaticomiméticos persistem durante 30-45 min, atingindo seu pico após 1,5-2,5 horas (ver Figura 2).\n\nUpshall e Wailling demonstraram que com uma grande refeição, as concentrações plasmáticas de LSD ingerido por via oral eram metade do que em um estômago vazio. Quando uma refeição menor foi consumida, os níveis plasmáticos estavam nivelados ao meio. Concluiu-se que a quantidade de farinha, bem como o pH do estômago e do duodeno, influenciaram a absorção do LSD.\n\nOs dados clínicos sobre os diferentes modos de aplicação são apresentados na Tabela 5.\n\nHoch não encontrou diferenças qualitativas quanto aos efeitos psicológicos do LSD, independentemente da via de administração. As diferenças foram principalmente de natureza quantitativa e na rapidez do início dos efeitos. Sokoloff et al. encontraram resultados de questionário idênticos comparando indivíduos com administração oral (n = 14, 100-225 μg por via oral) de Abramson et al. com seus indivíduos administrados por via intravenosa (n = 13, 120 μg via intravenosa). Ambos os estudos empregaram o questionário de Abramson, projetado para avaliar efeitos psicológicos do LSD.\n\nDISTRIBUIÇÃO NO ORGANISMO\n\nA distribuição dO LSD através de tecidos e sistemas de órgãos ainda está para ser quantificada para o organismo humano.\n\nEm camundongos, [14C]-LSD (50 μg via intravenosa) desapareceu em poucos minutos de sangue e foi encontrado dentro de 10 minutos em quase todos os órgãos. No duodeno, a atividade atingiu um máximo (com 50% de radioatividade) na marca de 2 horas. [14C]-LSD é então transportado no quimo através do trato digestivo e atinge um máximo no cólon após aproximadamente 3 horas (ver Figura 3). O aparelho digestivo contém 70-80% da radioatividade ap´ss 3-12 horas da ingestão.\n\nA maior quantidade de [14C]-LSD foi encontrada no fígado, onde desapareceu lentamente durante as primeiras 12 horas, o que aponta para um círculo entero-hepático significativo.\n\nNo cérebro de rato, uma concentração de LSD muito mais baixa é encontrada em comparação com os níveis de plasma sanguíneo. [14C]-LSD desaparece do cérebro do rato muito mais rapidamente do que a partir do plasma sanguíneo. Outros pesquisadores descobriram altas quantidades de LSD radioativo na hipófise de ratos (500 μg/kg via intrevenosa), bem como macacos (0,5-2 mg/kg via intravenosa).\n\nEm gatos (1 mg/kg via intravenosa de LSD), as concentrações mais elevadas foram detectadas na vesícula biliar e no plasma sanguíneo. Baixas concentrações foram encontradas nos pulmões, fígado, cérebro, trato digestivo, baço e músculo, com as menores concentrações encontradas no tecido adiposo.\n\nA presença de quantidades consideráveis de fármaco no cérebro e no líquido cefalorraquidiano (CSF) de ratos e gatos indica que o LSD pode passar facilmente a barreira hemato-encefálica.\n\nHoff e Arnold demonstraram que [14C]-LSD passa a barreira hemato-encefálica em camundongos. Foi sugerido que o plexo coroide pode ser central para esta passagem.\n\nAxelrod estudou os níveis de LSD no fígado e no sangue em macacos (Macaca mulatta) após 0,2 mg de LSD/kg via intravenosa. O nível máximo de LSD no líquido cefalorraquidiano foi atingido em 10 minutos e subsequentemente caiu durante as próximas horas. A quantidade de LSD no líquido cefalorraquidiano foi aproximadamente a mesma que a forma não ligada no plasma sanguíneo. Estes dados sugerem também que o LSD passa facilmente a barreira hemato-encefálica.\n\nDois estudos que avaliaram um modelo de dois compartimentos, concluíram que a relação entre os efeitos (neuropsicológicos) do LSD e a concentração tecidual de LSD poderia ser linear, logarítmico-linear ou nem uma coisa e nem outra.\n\nLIGAÇÃO AO PLASMA DA PROTEÍNA\n\nNão existem dados sobre a ligação do LSD às proteínas do plasma humano. Em concentrações plasmáticas de 0,1 e 20 mg/L, a experimentação 'in vitro' em cobaias mostrou que 65-90% do LSD está ligado a constituintes plasmáticos não difusíveis.\n\nCURSO DOS NÍVEIS DE PLASMA \n\nFoi calculado que o LSD exerce os seus efeitos psicológicos no homem (dado a 1 μg/kg por via oral) a uma concentração de 0,0005 μg/g de tecido cerebral.\n\nO único estudo sobre o curso dos níveis plasmáticos após a administração de LSD foi feito por Aghajanian e Bing. Quando os seres humanos receberam doses de 2 μg/kg via intravenosa, o nível de plasma foi de 6-7 nanograma/mL em cerca de 30 min. Ao longo das 8 horas seguintes, os níveis plasmáticos diminuíram gradualmente até que apenas uma pequena quantidade de LSD estivesse presente (ver Fig. 6).\n\nMETABOLISMO E EXCREÇÃO \n\nAs espécies variam muito na sua taxa de metabolismo com o LSD. A semi-vida em ratinhos (2 mg/kg via injeção intraperitoneal) é de 7 minutos, 130 minutos em gatos (0,2 mg/kg via intravenosa) e 100 min em macacos (Macaca mulatta) (0,2 mg/kg via intravenosa). A meia-vida do LSD em humanos foi encontrada em 175 minutos.\n\nO metabolismo de [14C]-LSD foi investigado em ratos (1 mg/kg via injeção intraperitoneal), porquinhos-da-índia (1 mg/kg via injeção intraperitoneal) e macacos rhesus (0,15 mg/kg via injeção intramuscular) por Siddik et al. [14C]-LSD é quase completamente metabolizada por todas as três espécies, e apenas muito pouco do fármaco inalterado é excretado. Os metabolitos identificados foram 13- e 14-hidroxi-LSD e os seus conjugados de ácido glucurônico, 2-oxo-LSD, nem-LSD, bem como um derivado de naftoestirilo ainda não especificado. No entanto, diferenças importantes na natureza e quantidades dos vários metabolitos ocorrem em diferentes espécies. Os principais metabolitos em ratos e cobaias (encontrados na urina e na bile) foram conjugados de ácido glucurônico de 13- e 14-hidroxi-LSD. As cobaias excretam quantidades significativas de 2-oxo-LSD na urina e na bile. A etilamida do ácido lisérgico (LAE) foi um metabólito urinário menor em ambas as espécies. O destino metabólico do LSD também parece ser único em macacos rhesus. Sua urina contém pelo menos nove metabólitos. Quatro deles foram identificados como: 13- e 14-hidroxi-LSD (como conjugados de ácido glucurônico), LAE e um derivado de naftoestiril (não exatamente definido) de LSD. Conjuntos de ácido glucurônico de 13- e 14-hidroxi-LSD estavam presentes apenas em pequenas quantidades, estabelecendo macacos rhesus para além de ratos e porquinhos-da-índia.\n\nEm seres humanos, o LSD é metabolizado rapidamente em alguns metabólitos estruturalmente semelhantes (ver Figura 4). Inicialmente, foi estabelecido através de estudos 'in vitro' que o LSD é metabolizado em seres humanos por algumas enzimas hepáticas microssomais dependentes de NADH (dinucleótido de nicotinamida e adenina - o H representa o íon de hidreto adicionado) para o LSD inibido 2-oxi-LSD e 2-oxo-3-hidroxi. Metabolitos foram detectados pela primeira vez na urina com espectroscopia infravermelha. Em um estudo posterior, Niwaguchi et al. identificou LAE (que se origina da N-desalquilação enzimática do radical dietilamida na posição da cadeia lateral 8) e nem-LSD, um produto de degradação N-desmetilado do LSD. Outro metabolito foi identificado como di-hidroxi-LSD. Klette et al. e Canezin et al. encontraram os seguintes metabólitos de LSD na urina humana: nor-LSD, LAE, 2-oxo-LSD, 2-oxi-3-hidroxi-LSD, 13- e 14-hidroxi-LSD como glicuronídeos, etil-2 do ácido lisérgico -hidroxietilamida (LEO), e LSD trioxilado. O principal metabólito na urina é o 2-oxi-3-hidroxi-LSD (que não pode ser detectado no plasma sanguíneo).\n\nA urina de macacos que receberam LSD (0,2 mg/kg via intravenosa) (Macaca mulatta) foi recolhida durante 24 horas e as fezes durante 48 horas. Menos de 1% do LSD administrado foi encontrado na urina ou fezes. Esta observação sugere que o LSD sofreu uma alteração metabólica quase completa em macacos.\n\nA eliminação de [14C]-LSD no rato, porquinho-da-índia e macaco rhesus durante um período de 96 horas foi investigada por Siddik et al. Os ratos (1 mg/kg via injeção intraperitoneal) excretaram 73% do 14C nas fezes, 16% na urina e 3,4% no ar expirado como 14CO2. Os porquinhos-da-índia (1 mg/kg via injeção intraperitoneal) excretaram 40% nas fezes, 28% na urina e 18% como 14CO2 expirado. Macacos Rhesus (0,15 mg/kg via injeção intramuscular) eliminaram 23% nas fezes e 39% na urina. Excreção binária extensa de [14C]-LSD ocorreu tanto no rato como no porquinho-da-índia.\n\nA determinação das concentrações urinárias de LSD após uma única dose do fármaco (200 μg por via oral) em seres humanos mostra que a taxa de excreção de LSD atinge um máximo de aproximadamente 4-6 horas após a administração. A semi-vida de eliminação para LSD é de 3,6 horas. O LSD e os seus metabólitos são relatados como sendo detectáveis na urina durante 4 dias após a ingestão. Utilizando um teste de rastreio radioimunoensaio (RIA) (corte a 0,1 nanograma/mL) o limite de detecção para 100 μg de LSD por via oral é de geralmente cerca de 30 horas. Cada duplicação da quantidade inicial somará cerca de 5 horas. O LSD ou seus metabólitos de reação cruzada foram detectáveis por períodos de 34-120 horas em concentrações de 2-28 μg/L na urina (n = 7, 300 μg LSD por via oral).\n\nDETECÇÃO DE LSD EM FLUIDOS CORPORAIS\n\nUma vez que o LSD é ingerido em quantidades bastante pequenas, o LSD a ser detectado em amostras biológicas é também muito pouco. O tempo que o LSD pode ser detectado no corpo varia de acordo com (1) o teste que está sendo usado; (2) o limite de detecção colocado no teste; (3) o ponto de coleta; (4) o tipo de fluído de amostra; (5) a quantidade de LSD que foi ingerido; e (6) o organismo individual específico. Uma dose moderada de LSD (100-200 μg por via oral) dentro de algumas horas após a ingestão resulta em concentrações plasmáticas e urinárias ao nível sub-nanograma/mL. O conteúdo do LSD dos fluídos corporais pode ser detectado por RIA e imunoensaio enzimático. Testes laboratoriais mostraram que os resultados de RIA são precisos até pelo menos 0,5 nanograma/mL. Um novo ensaio indireto de imunoabsorção enzimática (ELISA) foi utilizado para detectar tão pouco quanto 1 picograma do fármaco total em 25 μL de sangue.\n\nMétodos forenses de rotina para testes confirmatórios e quantitativos para LSD empregam cromatografia em camada fina de alto desempenho (HPTLC) e diferentes formas de cromatografia gasosa/espectrometria de massas (GC/MS) com limites de detecção estabelecidos para aproximadamente 0,4 μg/L. Os limites de detecção práticos (forenses) são tão baixos quanto 0,1 e 0,25 nanograma/mL para LSD e N-desmetil-LSD, respectivamente.\n\nO tempo médio para a determinação de LSD em amostras de sangue é estimado em 6-12 horas e 2-4 dias em amostras de urina. Na maior parte das amostras de urina LSD-positivas, o metabólito 2-oxo-3-hidroxi-LSD está presente em concentrações mais elevadas do que o LSD e pode ser detectado após a ingestão de LSD por mais tempo do que o próprio LSD. Determinação de LSD em espécimes de cabelo estão agora disponíveis, mesmo para baixa dosagem e pouco tempo, mas não para os metabólitos de LSD.\n\nFARMACODINÂMICA\n\nEm 1966, o LSD foi colocado no esquema mais restritivo de controle de drogas, e desde então não houve estudos humanos sobre os efeitos do LSD no cérebro humano. Até 1966, muitos estudos 'in vitro' e 'in vivo' foram feitos, mas com métodos mais velhos e menos refinados.\n\nDISTRIBUIÇÃO REGIONAL EM TECIDO CEREBRAL\n\nArnold et al. estudaram camundongos com doses extraordinariamente altas (8,12 mg/kg via injeção intraperitoneal) de [14C]-LSD para elucidar sua distribuição no cérebro. Eles demonstraram que as estruturas celulares continham mais LSD do que todas as outras matérias cerebrais. A concentração mais elevada foi encontrada no hipocampo e, em ordem decrescente, nos gânglios basais, na substância cinzenta periventricular e no córtex frontoparietal.\n\nSnyder e Reivich estudaram a distribuição regional do LSD em cérebros de macaco-esquilo (Saimiri sciurcus) (0,5-2 mg/kg via intrevaneosa, n = 4). Estes animais foram sacrificados 30 minutos após a infusão de LSD. O LSD foi encontrado desigualmente distribuído em diferentes áreas do cérebro. As maiores concentrações foram encontradas nas glândulas pituitária e pineal, com concentrações sete a oito vezes maiores, como no córtex. Estruturas do sistema límbico (hipocampo, amídala, fórnix e região septal) continham duas a três vezes mais LSD do que as estruturas corticais. O LSD em relação às regiões corticais foi duas a cinco vezes mais concentrado nas áreas visuais e auditivas, hipotálamo, sistema extrapiramidal e tálamo. O tronco cerebral continha concentrações de LSD semelhantes ao córtex. O LSD estava igualmente distribuído entre a substância branca e a cinzenta.\n\nEFEITOS SOBRE A CIRCULAÇÃO CEREBRAL\n\nA circulação cerebral e o metabolismo tem sido investigados em humanos apenas por Sokoloff et al. No auge dos efeitos do LSD (n = 13, 120 μg por via intravenosa), o fluxo sanguíneo cerebral geral (medido pelo método do óxido nitroso), a resistência vascular cerebral, o consumo de oxigênio cerebral e a utilização de glucose não foram significativamente alterados. Sokoloff et al. somaram seus resultados criticamente desta forma: "É possível que a ação do ácido lisérgico esteja associada a alterações na circulação ou metabolismo cerebral, mas em áreas que representam uma fração tão pequena do cérebro total que os efeitos são obscurecidos em medições do cérebro como um todo. Alternativamente, pode ser que em um órgão heterogêneo como o cérebro, muitas dessas partes estejam funcionalmente, inversamente ou reciprocamente relacionadas, mudanças na taxa metabólica líquida do cérebro permanecem inalteradas" (p.475).\n\nAÇÕES NEUROFISIOLÓGICAS \n\nForrer e Goldner e Hertle et al. descreveram uma hiperreflexia dose-dependente e uma leve ataxia como os principais efeitos neurológicos do LSD.\n\nO EEG apresenta sinais leves e pouco específicos de ativação após ingestão do LSD. O mais comum é um aumento na frequência média α. Outros pesquisadores descreveram uma dessincronização progressiva devido a um decremento quantitativo do componente lento após a aplicação do LSD. Goldstein et al. relataram uma diminuição da variabilidade EEG de 33% após o uso do LSD (0,3-1,0 μg/kg por via oral). Goldstein e Stoltzfus analisaram os níveis de amplitude do EEG humano nas áreas occipitais direita e esquerda e descobriram que na maioria dos indivíduos o padrão normal de lateralização foi revertido pelo LSD.\n\nEFEITOS NEUROMETABÓLICOS\n\nNão foram concluídos estudos sobre as ações neurometabólicas do LSD. No entanto, existem estudos neurometabólicos publicados para alucinógenos relacionados, como a psilocibina, a dimetiltriptamina (DMT) e a mescalina. Existem muitas incongruências quanto aos resultados dos diferentes estudos, que limitam a plausibilidade de hipóteses desenvolvidas para explicar alterações neurofuncionais durante os efeitos alucinógenos. Apenas os resultados principais e congruentes serão mencionados aqui. Os principais alucinógenos parecem ativar o hemisfério direito, influenciar o funcionamento talâmico e aumentar o metabolismo nas estruturas paralímbica e no córtex frontal. Como a maioria dessas alterações metabólicas também ocorre em pessoas durante um estresse psicológico, não é fácil distinguir quais alterações são induzidas por substâncias primárias e que são devidas a processos psicofísicos secundários (compensatórios) induzidos pelo estresse psicossocial geral durante a intoxicação por alucinógenos sob condições experimentais. Em relação ao metabolismo cerebral global, alguns pesquisadores descobriram um aumento do metabolismo, mas outros não encontraram nenhuma mudança.\n\nINTERAÇÕES COM OS RECEPTORES\n\nAs interações complexas do receptor do LSD são um tópico significativo do trabalho experimental e da especulação sobre os mecanismos de funcionamento do LSD. A hipótese predominante de como os indol alucinógeno afetam a serotonina (5-HT) é resumida como segue: o LSD age para inibir preferencialmente a queima de células serotoninérgicas, poupando receptores serotoninérgicos pós-sinápticos de fazerem uma regulação positiva/ ou uma regulação negativa, para baixo (desregulação). Esta preferência é partilhada de uma forma um tanto limitada por alucinogênios não indóis. Os análogos não alucinógenos do LSD não mostram essa preferência.\n\nA serotonina (5-hidroxitriptamina, 5-HT) é produzida por um pequeno número de neurônios (1000s) em que cada um inerva até 500.000 outros neurônios. Para a maior parte, esses neurônios se originam nos núcleos de rafe (NR) do mesencéfalo. Um dos principais objetivos é o locus coeruleus (LC), que controla a liberação de norepinefrina, que regula o sistema nervoso simpático. O LC também tem neurônios que se estendem até o cerebelo, tálamo, hipotálamo, córtex cerebral e hipocampo. O NR estende suas projeções no tronco encefálico até o cérebro. Foi sugerido que neurônios nesta região do cérebro podem inibir a sensação, protegendo assim o cérebro da sobrecarga sensorial. O fato do LC e o NR inervar praticamente todas as partes do cérebro, mostra que a serotonina pode ativar grandes porções do cérebro a partir de uma área relativamente pequena de origem.\n\nEm geral, a 5-HT pode ser vista como um transmissor principalmente inibitório; assim, quando a sua atividade é diminuída, o próximo neurônio na cadeia é libertado da inibição e torna-se mais ativo. Esta visão é limitada pelo fato de alguns receptores 5-HT serem canais iônicos excitatórios (5-HT3) e alguns subtipos podem ter efeitos excitatórios dependendo do acoplamento da proteína G dentro de neurônios específicos. Uma vez que os sistemas serotoninérgicos parecem estar intimamente envolvidos no controle da sensação, do sono, da atenção e do humor, pode ser possível explicar as ações do LSD e outros alucinógenos pela desinibição desses sistemas críticos.\n\nO LSD atua como um agonista de autorreceptor 5-HT em receptores 5-HT1A no LC, no NR e no córtex. Inibe o disparo e a libertação de serotonina destas células. Também atua como um agonista parcial no sítio 5-HT1A pós-sináptico. O LSD tem elevada afinidade para outros subtipos 5-HT1, 5-HT1B, 5-HT1D e 5-HT1E. Os efeitos do LSD nos receptores 5-HT2C, 5-HT5A, 5-HT6 e 5-HT7 são descritos, mas a sua importância permanece incerta. No entanto, o efeito alucinogênico do LSD tem sido ligado para sua afinidade pelo receptor 5-HT2 onde atua como um agonista 5-HT2, uma vez que esta propriedade é partilhada por alucinógenos do grupo fenetilamina (mescalina, 2,5-dimetoxi-4 -iodoanfetamina, etc.) e o grupo indolamina (psilocibina, DMT). Uma forte correlação foi descrita entre doses psicoativas desses alucinógenos e sua respectiva potência no receptor 5-HT2. A maioria dos dados indicam um mecanismo específico de 5-HT2A, embora um efeito 5-HT2C não possa ser descartado.\n\nO LSD é provavelmente melhor designado como um agonista parcial do receptor 5-HT2 / 5-HT1 misto. Hoje crê-se que o LSD é um agonista parcial nos receptores 5-HT2A, especialmente aqueles expressos em células piramidais neocorticais. A ativação de 5-HT2A também leva ao aumento dos níveis de glutamato cortical, provavelmente mediada por aferentes talâmicos. No entanto, este aumento na liberação de glutamato pode levar a uma alteração na cortico-cortical e cortico-subcortical de transmissão. O duplo efeito do LSD no 5-HT2 (estimulador) e 5-HT1 (inibitório) pode explicar como ele pode aparecer como um antagonista, porque pode modular seu próprio efeito.\n\nEm um estudo recente, Gonzalez-Maeso et al. compararam agonistas de 2-HT2A com e sem atividade alucinógena em camundongos. Verificou-se que estes tipos de agonistas diferem em relação à ativação da proteína G induzida, especialmente as das proteínas Gi/o e Ga/11 heterotriméricas sensíveis à toxina pertussis e a sua co-ativação. Utilizando ratinhos modificados para expressar geneticamente os receptores 5-HT2A apenas no córtex, mostrou-se que estes receptores eram suficientes para produzir efeitos alucinógenos (como indicado por resposta de contração da cabeça específica de alucinógeno) com taxas de disparo idênticas de neurônios piramidais sem esta manipulação. Isso pode implicar que os efeitos alucinógenos são mediados principalmente por circuitos neurais cortico-corticais e não por circuitos tálamo-corticais como proposto anteriormente por alguns cientistas.\n\nNichols e Sanders-Bush descreveram inicialmente um aumento mediado pelo LSD na expressão gênica, que Nichols et al. só verificou ser devido à ativação de receptores 5-HT2A.\n\nHá também evidências de que o LSD interage com os sistemas dopaminérgicos. Em comparação com outros alucinógenos, o LSD interage agonisticamente e antagonisticamente com dopamina central, nos receptores D1 e D2. Não está estabelecido como essas alterações estão envolvidas nos efeitos psicoativos do LSD, mas estudos com a psilocibina relacionada à 5-HT2A, mais seletiva, demonstraram uma liberação aumentada de dopamina, como evidenciado por uma diminuição de 20% da ligação do raclopride [11C] após administração de psilocibina em indivíduos humanos.\n\nMarona-Lewicka et al. descobriram que a ativação do receptor pelo LSD é dependente do tempo. O LSD nos ratos, de 15-30 minutos antes do teste numa tarefa de estímulo discriminativo, conduz à ativação de 5-HT2A, enquanto que após 90 minutos os receptores D2 podem mediar as principais partes das reações do LSD. Estes dados sugerem uma interação entre a dopamina e os receptores de serotonina e podem ser uma possível explicação para a enorme gama de efeitos que o LSD gera nos seres humanos.\n\nTOLERÂNCIA\n\nA tolerância é definida como uma diminuição na responsividade a um fármaco após administração repetida. Tolerância aos efeitos do LSD ocorre em seres humanos e animais. Tolerância aos efeitos autonômicos e psicológicos do LSD ocorre em humanos após algumas doses diárias e moderadas de LSD. Abramson et al. deu 5-100 ug de LSD por via oral por 3-6 dias a voluntários saudáveis, após 2-3 dias desenvolveu-se uma tolerância sólida como demonstrado em testes psicológicos e fisiológicos. Após a tolerância ao LSD ser atingida, um placebo, em vez do LSD, é dado para os próximos 3 dias, os efeitos típicos do LSD finalmente recuam no quarto dia.\n\nUma experiência com animal recente, com ratos (130 μg/kg de LSD via intravenosa durante 5 dias consecutivos), que foram previamente treinados para discriminar o LSD a partir de solução salina, indicou uma diminuição da sinalização do receptor 5-HT2A causada por uma redução da densidade do receptor 5-HT2A. Esta redução na densidade do receptor pode apontar para um possível mecanismo para o desenvolvimento de tolerância aguda ao LSD.\n\nO pré-tratamento com BOL-148, um congênere não alucinogênico do LSD, com propriedades antagonistas da serotonina como o LSD, não bloqueou os efeitos do LSD. Mas outros derivados do LSD, como UML-491 e MLD-41, são capazes de induzir tolerância cruzada se aplicados nos dias anteriores ao LSD.\n\nExiste tolerância cruzada parcial (dependendo se o LSD é dado primeiro ou segundo) entre LSD, mescalina e psilocibina. A tolerância cruzada mais completa é a mescalina em indivíduos tolerantes ao LSD. Um estudo sugeriu que a tolerância cruzada unidirecional do LSD ao DMT não ocorre. Estudos com Δ-9-tetrahidrocannabiol (THC) em indivíduos tolerantes ao LSD não demonstraram uma tolerância cruzada entre estes fármacos. Não existe tolerância cruzada entre o LSD e a anfetamina. Ver Wyatt et al. e Hintzen para uma revisão completa dos estudos de tolerância e tolerância cruzada com LSD.\n\nINTERAÇÃO DO LSD COM OUTRAS SUBSTÂNCIAS\n\nVários estudos avaliaram as interações medicamentosas com o LSD. Os primeiros estudos clínicos concentraram-se principalmente nas interações do LSD com neurolépticos, especialmente a clorpromazina (CPZ). O CPZ provou ser um antagonista incompleto do LSD. Quando a CPZ é administrado simultaneamente com LSD em humanos, em pequenas doses (abaixo de 0,4 mg/kg), não produz alterações nos efeitos do LSD. Em doses mais elevadas (0,7 mg/kg) de CPZ, os efeitos secundários induzidos por LSD, tais como náuseas, vômitos, tonturas, diminuição da atividade motora e/ou ansiedade, diminuíram ou desapareceram. O CPZ não alterou sensivelmente a produção de alucinações ou delírios, mas os sentimentos desagradáveis associados foram reduzidos ou eliminados.\n\nConforme mencionado, sedativos-hipnóticos como diazepam (5mg por via oral/intramuscular) são frequentemente utilizados na sala de emergência em configuração para apresentações agudas de intoxicação de LSD para ajudar a reduzir o pânico e a ansiedade. A administração crônica de inibidores seletivos da recaptação da serotonina (ISRS) bem como de antidepressivos com inibidores da monoaminoxidase (IMAO) é relatada para diminuir os efeitos do LSD. Uma explicação pode ser que a aplicação crônica de antidepressivos diminui a expressão do receptor 5-HT2 em várias regiões cerebrais. Por sua vez, pode prever-se que a reabsorção dos receptores 5-HT2A não estará completa após pré-dosagem única com um ISRS ou IMAOs; em tais circunstâncias, o risco de síndrome serotonina pode ser aumentado. O lítio e alguns antidepressivos tricíclicos também têm sido relatados para aumentar os efeitos do LSD. Deve-se mencionar que o LSD em combinação com o lítio aumenta drasticamente as reações de LSD e pode levar a estados comatosos temporários, conforme sugerido por relatórios anedóticos.\n\nCOMPLICAÇÕES PSIQUIÁTRICAS\n\nMuitos relatos existem sobre complicações psiquiátricas após ingestão de LSD fora do ambiente de pesquisa. A reação desagradável mais comum é um episódio de ansiedade ou pânico (com pensamentos e sentimentos severos e aterrorizantes, medo de perder o controle, medo da insanidade ou morte e desespero) - a 'bad trip'. Outras reações complicadas podem incluir ideação paranoica temporária e, como efeitos secundários nos dias que se seguem a uma experiência com LSD, alterações temporárias do humor depressivo e/ou aumento da instabilidade psíquica.\n\nCrucialmente, há uma falta da evidência que outras complicações ocorrerão rotineiramente ou persistirão nas pessoas saudáveis que tomam o LSD em um ambiente familiar. Cohen, Malleson e Gasser observaram aproximadamente 10.000 pacientes tratados com segurança com LSD como agente psicolítico. De fato, estudos clínicos anteriores com LSD foram concluídos relatando poucas ou nenhuma complicações (ver Tabela 1).\n\nUm número extenso de indivíduos participou da pesquisa com LSD, com Passie, que estimava aproximadamente 10.000 pacientes que participam na pesquisa desde os anos de 1950 aos anos de 1960. A incidência de reações psicóticas, tentativas de suicídio e suicídios durante o tratamento com LSD, conforme observado na Tabela 1, parece comparável à taxa de complicações durante a psicoterapia convencional.\n\nOs 'flashbacks' são caracterizados na Classificação Internacional de Doenças da OMS, versão 10 (CID-10), de natureza episódica com duração muito curta (segundos ou minutos) e pela sua replicação de elementos de experiências anteriores relacionadas com a droga. Essas reexperiências de experiências anteriores de drogas ocorrem principalmente após intensas experiências negativas com alucinógenos, mas às vezes também podem ser auto-induzidas pela vontade para reexperiências positivas e são, neste caso, às vezes referidas como "viagens gratuitas" (para uma revisão completa ver Holland). O Manual Diagnóstico e Estatístico de Transtornos Mentais, Versão IV (DSM-IV) define 'flashback' clinicamente significativos como "Perturbação de Percepção Persistente por Alucinógenos" (HPPD), que parece estar particularmente associada ao LSD. Halpern e Pope revisaram 20 estudos quantitativos de 1955 a 2001 e concluíram que a ocorrência de HPPD é muito rara, mas, quando ocorre, tipicamente terá um curso limitado de meses a um ano, mas pode, em alguns casos casos mais raros, durar anos com considerável morbidade.\n\nCONCLUSÃO\n\nA farmacologia do LSD é de fato bastante complexa, o que pode, em parte, explicar por que seus mecanismos de ação permanecem obscuros. O LSD é fisiologicamente bem tolerado e não há evidências de efeitos duradouros sobre o cérebro e outras partes do organismo humano. A revisão acima da farmacologia, psicofarmacologia, pesquisa pré-clínica relacionada, bem como estudos básicos com seres humanos, são obtidos a partir de pesquisa, que foi na maior parte, realizada nos anos 1950 e 1960 durante uma era que teve o LSD e alucinógenos relacionados como grande promessa. A esperança foi colocada nessas substâncias para novos tratamentos para condições psiquiátricas e descobertas que "desvendariam os mistérios" da mente. A pesquisa de alucinógenos realmente levou à descoberta da serotonina, sistemas do segundo mensageiro do cérebro e uma variedade de outras técnicas de pesquisa, como inibição de pré-pulso e o uso de animais para a detecção de ativação de sub-receptores específicos. A pesquisa com LSD desvaneceu-se após estes avanços e também porque as promessas clínicas falharam, sendo realizadas quando o uso ilícito dos alucinógenos pressionou governos a tomarem medidas policiais contra tal uso. O financiamento público da pesquisa secou, também, e uma geração dos cientistas moveu-se sobre outros tópicos. Hoje, o LSD e outros alucinógenos estão mais uma vez sendo avaliados para fins específicos, como tratamento de cefaleia em salvas e como ferramentas em terapia para trabalhar com aqueles que sofrem de ansiedade provocada por problemas do fim da vida e para o transtorno de estresse pós-traumático. À medida que esses novos estudos progridem, espera-se que este documento seja um roteiro para também proteger os dados que faltam em nosso conhecimento da farmacologia do LSD.\n\nCONFLITOS DE INTERESSES\n\nOs autores não têm conflitos de interesses."</text:p>
          </table:table-cell>
          <table:table-cell office:value-type="float" office:value="104" calcext:value-type="float">
            <text:p>104</text:p>
          </table:table-cell>
          <table:table-cell office:value-type="float" office:value="42" calcext:value-type="float">
            <text:p>42</text:p>
          </table:table-cell>
          <table:table-cell office:value-type="string" calcext:value-type="string">
            <text:p>2018-02-05</text:p>
          </table:table-cell>
          <table:table-cell office:value-type="string" calcext:value-type="string">
            <text:p>00:46:51+0000</text:p>
          </table:table-cell>
        </table:table-row>
        <table:table-row table:style-name="ro1">
          <table:table-cell office:value-type="float" office:value="1417" calcext:value-type="float">
            <text:p>1417</text:p>
          </table:table-cell>
          <table:table-cell office:value-type="string" calcext:value-type="string">
            <text:p>320137168412206_397487680677154</text:p>
          </table:table-cell>
          <table:table-cell office:value-type="string" calcext:value-type="string">
            <text:p>[COLABORAÇÃO] STANISLAV GROF SOBRE O LSD\n\n <text:s text:c="2"/>"Tão imprevisível quanto o conteúdo da reação com o LSD é a sua intensidade; as respostas individuais ao mesmo nível de dosagem variam consideravelmente. Minha experiência indica que o grau de sensibilidade ou resistência ao LSD depende de fatores psicológicos complicados e não de variáveis de natureza constitucional, biológica ou metabólica.\n <text:s text:c="2"/>...O significado das observações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n <text:s text:c="2"/>Stanislav Grof <text:s/>é um psiquiatra checo que desenvolveu nos Estados Unidos pesquisas sobre os estados alterados de consciência (EAC), através de experiências com o LSD, como meio de atingir esses estados. Segundo o médico,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 tornado ilegal.\n\n <text:s text:c="2"/>Como eu sei que muitos tem preguiça de ler os textos completos que temos aqui, comecei a separar alguns trechos que são importantes para desmistificar alguns pensamentos baseados em experiências do outro, sendo tomadas como verdades absolutas e quem sabe, despertar a curiosidade para que leiam todo artigo.\n\n_______________________\n\nTexto completo:\n\nVALOR HEURÍSTICO DA PESQUISA DO LSD\nhttps://www.facebook.com/groups/320137168412206/permalink/353167291775860/\n\nOutras recomendações:\n\nSTANISLAV GROF ENTREVISTA ALBERT HOFMANN:\nhttps://www.facebook.com/groups/320137168412206/permalink/337047090054547/\n\nRESPIRAÇÃO HOLOTRÓPICA:\nhttps://www.facebook.com/groups/320137168412206/permalink/337307290028527/</text:p>
          </table:table-cell>
          <table:table-cell office:value-type="float" office:value="38" calcext:value-type="float">
            <text:p>38</text:p>
          </table:table-cell>
          <table:table-cell office:value-type="float" office:value="14" calcext:value-type="float">
            <text:p>14</text:p>
          </table:table-cell>
          <table:table-cell office:value-type="string" calcext:value-type="string">
            <text:p>2018-02-06</text:p>
          </table:table-cell>
          <table:table-cell office:value-type="string" calcext:value-type="string">
            <text:p>18:42:24+0000</text:p>
          </table:table-cell>
        </table:table-row>
        <table:table-row table:style-name="ro1">
          <table:table-cell office:value-type="float" office:value="552" calcext:value-type="float">
            <text:p>552</text:p>
          </table:table-cell>
          <table:table-cell office:value-type="string" calcext:value-type="string">
            <text:p>229458924212591_397487680677154</text:p>
          </table:table-cell>
          <table:table-cell office:value-type="string" calcext:value-type="string">
            <text:p>[COLABORAÇÃO] STANISLAV GROF SOBRE O LSD #1\n\n <text:s text:c="2"/>"Tão imprevisível quanto o conteúdo da reação com o LSD é a sua intensidade; as respostas individuais ao mesmo nível de dosagem variam consideravelmente. Minha experiência indica que o grau de sensibilidade ou resistência ao LSD depende de fatores psicológicos complicados e não de variáveis de natureza constitucional, biológica ou metabólica.\n <text:s text:c="2"/>...O significado das observações transcende o quadro da psiquiatria e da psicologia e se estende a muitas outras disciplinas científicas. É muito além da capacidade de um único indivíduo esboçar e avaliar todas as implicações e consequências dos achados na sua totalidade. O estudo detalhado dos fenômenos psicodélicos exigiria uma cooperação sistemática a longo prazo em equipe de especialistas de diversas disciplinas, como psicologia, psiquiatria, neurofisiologia, neurofarmacologia, etnobotânica, física moderna, zoologia, etologia, genética, medicina interna, obstetrícia e ginecologia, antropologia, história da arte, teologia, filosofia e estudo comparativo de religião e mitologia."\n\n <text:s text:c="2"/>Stanislav Grof <text:s/>é um psiquiatra checo que desenvolveu nos Estados Unidos pesquisas sobre os estados alterados de consciência (EAC), através de experiências com o LSD, como meio de atingir esses estados. Segundo o médico,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 tornado ilegal.\n\n <text:s text:c="2"/>Como eu sei que muitos tem preguiça de ler os textos completos que temos aqui, comecei a separar alguns trechos que são importantes para desmistificar alguns pensamentos baseados em experiências do outro, sendo tomadas como verdades absolutas e quem sabe, despertar a curiosidade para que leiam todo artigo.\n\n_______________________\n\nTexto completo:\n\nVALOR HEURÍSTICO DA PESQUISA DO LSD\nhttps://www.facebook.com/groups/320137168412206/permalink/353167291775860/\n\nOutras recomendações:\n\nSTANISLAV GROF ENTREVISTA ALBERT HOFMANN:\nhttps://www.facebook.com/groups/320137168412206/permalink/337047090054547/\n\nRESPIRAÇÃO HOLOTRÓPICA:\nhttps://www.facebook.com/groups/320137168412206/permalink/337307290028527/</text:p>
          </table:table-cell>
          <table:table-cell office:value-type="float" office:value="40" calcext:value-type="float">
            <text:p>40</text:p>
          </table:table-cell>
          <table:table-cell office:value-type="float" office:value="14" calcext:value-type="float">
            <text:p>14</text:p>
          </table:table-cell>
          <table:table-cell office:value-type="string" calcext:value-type="string">
            <text:p>2018-02-06</text:p>
          </table:table-cell>
          <table:table-cell office:value-type="string" calcext:value-type="string">
            <text:p>18:42:24+0000</text:p>
          </table:table-cell>
        </table:table-row>
        <table:table-row table:style-name="ro1">
          <table:table-cell office:value-type="float" office:value="185" calcext:value-type="float">
            <text:p>185</text:p>
          </table:table-cell>
          <table:table-cell office:value-type="string" calcext:value-type="string">
            <text:p>320137168412206_397877697304819</text:p>
          </table:table-cell>
          <table:table-cell office:value-type="string" calcext:value-type="string">
            <text:p>[COLABORAÇÃO]\n\nA EXPERIÊNCIA PSICODÉLICA POR WARRIOR POET\n\n"A preparação para uma experiência psicodélica é como o planejamento de um mergulho numa barreira de corais em águas mornas. Você deve decidir quão profundo quer ir, se certificar de que vai acompanhado de um amigo ou guia e estabelecer suas intenções, tendo uma idéia geral do que gostaria de encontrar. Sempre haverá momentos de antecipação e ansiedade no barco, antes de você trocar o seu mundo usual por este ambiente completamente novo em baixo d'água.\n\nQuando você tocar a água, tome um momento para conferir se está preparado, mas não resista em deixar o peso do lastro te carregar em direção ao mar profundo. Você encontrará seu equilíbrio perfeito na profundidade desejada. Não se estresse se você ficar um pouco acima ou abaixo do planejado inicialmente - você pode lidar com isso.\n\nAí então a exploração começa, e não importa o que você havia desejado ver, aproveite o banquete de informação disponível. Tome nota dos maravilhosos corais e dos muitos e variados peixes coloridos, mas não se preocupe em persegui-los por todo o coral. Você se lembrará deles.\n\nE se aparecer um tubarão, não se preocupe. A pior coisa que você pode fazer é tentar subir em pânico e com pressa para encontrar a superfície. Você vai sofrer com a descompressão, e tomará muito tempo numa câmara de recompressão pra você se recuperar do acidente resultante de sua subida apressada. Ao invés disso, observe o tubarão e aceite que ele faz parte do seu mundo.\n\nEncare seu medo de frente, com olhos abertos e o coração tranquilo e calmo. Logo logo o tubarão nadará pra longe de você.\nQuando retornar pra superficie, entenda que as pessoas que não estiveram na água contigo podem gostar da estória, mas provavelmente não irão realmente entender a experiência pela qual você passou. E tudo bem com isso. Este mergulho era pra você."\n\nWarrior Poet - Psychedelic Experience \nVia Plantando Consciência</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2018-02-07</text:p>
          </table:table-cell>
          <table:table-cell office:value-type="string" calcext:value-type="string">
            <text:p>19:40:45+0000</text:p>
          </table:table-cell>
        </table:table-row>
        <table:table-row table:style-name="ro1">
          <table:table-cell office:value-type="float" office:value="544" calcext:value-type="float">
            <text:p>544</text:p>
          </table:table-cell>
          <table:table-cell office:value-type="string" calcext:value-type="string">
            <text:p>320137168412206_397587797333809</text:p>
          </table:table-cell>
          <table:table-cell office:value-type="string" calcext:value-type="string">
            <text:p>[COLABORAÇÃO]\nO FENÔMENO TRANSPESSOAL NA EXPERIÊNCIA ENTEÓGENA E O CONTATO COM OUTROS SERES.\n\nNão é incomum escutar relatos de pessoas que consumiram enteógenos como os cogumelos mágicos, ayahuasca ou mescalina afirmando que tiveram contato com outras entidades e seres de uma dimensão espiritual.\n\nPara quem já passou por essa experiência sabe que normalmente o contato com outras entidades normalmente vem acompanhado de insights e ensinamentos valiosos (e muitas vezes extremamente específicos) sobre a vida do individuo que comunga ritualisticamente com essas substâncias.\n\nO que acontece em nosso cérebro nesse momento? A ciência cartesiana ainda não consegue alcançar níveis lógicos para explicar o fenômeno, porém, vamos expor uma das explicações que vem sendo debatidas entre os profissionais que estudam o tema.\n\nA experiência subjetiva de comunicação com entidades externas é o resultado de uma descentralização no processamento cerebral. Quando sentimos que estamos em contato com seres externos, o que pode estar acontecendo é que o cérebro perde a habilidade cotidiana de pensar como "Eu" e diferentes partes do cérebro começam a se comunicar diretamente ao invés de se comunicar através da rede neural de modo padrão (DMN em inglês).\n\nEm outras palavras, quando o cérebro perde o foco em gerar "nossa própria ilusão do Eu", como forma de compensar esse vácuo inicia-se a geração de outras ilusões temporárias da nossa identidade. Essas novas identidades do ego são sentidas, durante a experiência enteógena, como tão verdadeiras quanto nosso "Eu" cotidiano, e podem ser radicalmente diferentes do nosso habitual ego. É nesse momento em que podemos conversar com nós mesmos, porém com uma identidade totalmente não familiar a que estamos acostumados em nossa linha de pensamento, denominando esses fatos como contatos com outros seres ou entidades de outras dimensões.\n\nEmbora o Rumo ao Todo acredite que essa teoria apenas responde a perguntas levantadas pela ciência reducionista, é importante lembrar que existe um consenso entre muitos cientistas de que as perguntas feitas pela ciência reducionista para explicar a experiência enteógena não são suficientes para apresentar uma resposta adequada para tais fenômenos. A publicação não tem como foco ter um caráter conclusivo ou apresentar-se como um fato cientificamente comprovado, mas apenas demonstrar uma das teorias que atualmente intrigam os pesquisadores sobre os estados não ordinários de consciência.\n\nA possibilidade de assumir novas identidades temporárias e ter a oportunidade de conversarmos com nós mesmos através de diferentes instâncias de nossas identidades sob o efeito de enteógenos tem um poder terapêutico imensurável e se configura como uma redefinição revolucionária da relação que temos com nós mesmos e nossa vida cotidiana.</text:p>
          </table:table-cell>
          <table:table-cell office:value-type="float" office:value="36" calcext:value-type="float">
            <text:p>36</text:p>
          </table:table-cell>
          <table:table-cell office:value-type="float" office:value="39" calcext:value-type="float">
            <text:p>39</text:p>
          </table:table-cell>
          <table:table-cell office:value-type="string" calcext:value-type="string">
            <text:p>2018-02-07</text:p>
          </table:table-cell>
          <table:table-cell office:value-type="string" calcext:value-type="string">
            <text:p>00:00:11+0000</text:p>
          </table:table-cell>
        </table:table-row>
        <table:table-row table:style-name="ro1">
          <table:table-cell office:value-type="float" office:value="1686" calcext:value-type="float">
            <text:p>1686</text:p>
          </table:table-cell>
          <table:table-cell office:value-type="string" calcext:value-type="string">
            <text:p>320137168412206_398062130619709</text:p>
          </table:table-cell>
          <table:table-cell office:value-type="string" calcext:value-type="string">
            <text:p>[COLABORAÇÃO]\nA AYAHUASCA É MINHA TERAPEUTA, E É UMA EXCELENTE PROFISSIONAL.\n\nMais uma sessão de terapia, mais uma chance de me conhecer melhor e entender o que me alegra, o que me aflige e por que tento evitar certas emoções.\n\nA minha terapeuta chega, se apresenta vestida em um copo de vidro e com uma expressão neutra. Nos segundos que antecedem o encontro com minha terapeuta sempre sinto ansiedade, um pouco de medo e uma tímida euforia.\n\nAinda não sei qual vão ser os tópicos que vamos conversar, mas ela tem uma habilidade incrível de me conduzir de maneira primorosa para um ambiente mental de maior compreensão e entendimento, mesmo que para isso precise passar por becos escuros e incômodos da minha própria existência.\n\nA sessão se inicia.\n\nA sua agilidade e liquidez em transformar emoções cruas em informações valiosas para minha vida me surpreendem até hoje, afinal, como é que em tão pouco tempo de sessão terapêutica ela consegue me mostrar coisas que eu não conseguia enxergar a anos?\n\nA conversa toma um rumo inesperado, começo a ter vontade de chorar, e inicio um uma jornada em mares turbulentos que demanda uma elasticidade emocional e mental que até pouco tempo atrás não sabia que possuía.\n\nMais uma característica sublime da minha terapeuta, ela como ninguém me leva até meus extremos e me apresenta a possibilidade de criar uma verdadeira resiliência emocional, uma verdadeira oportunidade de aprender a abrir mão da falsa idéia de controle que acredito ter sobre minha vida e apenas confiar que no final o resultado de abrir mão do controle será extremamente positivo.\n\nApós abandonar a direção da minha jornada, abrindo mão do controle, navego por águas serenas, calmas e de uma visibilidade incrivelmente cristalina. Consigo me entender, me perdoar e reavaliar minha relação comigo mesmo.\n\nAinda que o mar pareça sereno, estou em estado de êxtase profundo com as informações passadas por minha terapeuta, e nesse momento da jornada, eis que ela me surge com uma informação que sempre me parece pertinente e não tendo a dar a real importância no dia a dia. Como o amor de uma mãe junto ao seu filho recém nascido combinado com uma disciplina exemplar de um pai preocupado com o desenvolvimento de sua criança, minha terapeuta se aproxima e me diz:\n\nSeja grato pela vida, ela é uma milagre.</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2018-02-08</text:p>
          </table:table-cell>
          <table:table-cell office:value-type="string" calcext:value-type="string">
            <text:p>11:11:52+0000</text:p>
          </table:table-cell>
        </table:table-row>
        <table:table-row table:style-name="ro1">
          <table:table-cell office:value-type="float" office:value="1420" calcext:value-type="float">
            <text:p>1420</text:p>
          </table:table-cell>
          <table:table-cell office:value-type="string" calcext:value-type="string">
            <text:p>320137168412206_398092010616721</text:p>
          </table:table-cell>
          <table:table-cell office:value-type="string" calcext:value-type="string">
            <text:p>[COLABORAÇÃO] O LSD É TÓXICO?\n\nO farmacologista David Nichols e o psiquiatra Charles Grob revisaram recentemente a evidência por trás das mortes relacionadas ao LSD, concluindo que o LSD não tem o grau de toxicidade fisiológica alegada por relatórios recentes na literatura profissional e na mídia.\n\n"Esses relatórios causaram confusão ao distrair o que provavelmente são as verdadeiras causas dessas mortes relatadas: restrições físicas excessivas e / ou drogas psicoativas diferentes do LSD.\n\nEstima-se que 10,2% da população atual dos EUA já tomou LSD, dando uma estimativa de que aproximadamente 31 milhões de pessoas já usaram LSD, sem uma única morte documentada por LSD em doses recreativas ".\n\nVale lembrar que estamos falando de toxicidade, de riscos físicos. É sabido que se o usuário têm predisposição a alguma doença mental, os riscos do uso de LSD e outros psicodélicos é altíssimo. Ele pode não morrer pelo uso das substâncias mas em consequência de algum surto, por exemplo.\n\nVeja aqui as dicas do Erowid para o uso responsável de psicodélicos:\n\nhttps://www.facebook.com/groups/320137168412206?view=permalink&amp;id=359150681177521\n\nO artigo completo de Nichols e Grob, publicado esse mês, pode ser acessado aqui:\nhttps://www.sciencedirect.com/science/article/pii/S0379073818300112</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2018-02-08</text:p>
          </table:table-cell>
          <table:table-cell office:value-type="string" calcext:value-type="string">
            <text:p>11:28:34+0000</text:p>
          </table:table-cell>
        </table:table-row>
        <table:table-row table:style-name="ro1">
          <table:table-cell office:value-type="float" office:value="912" calcext:value-type="float">
            <text:p>912</text:p>
          </table:table-cell>
          <table:table-cell office:value-type="string" calcext:value-type="string">
            <text:p>320137168412206_398161197276469</text:p>
          </table:table-cell>
          <table:table-cell office:value-type="string" calcext:value-type="string">
            <text:p>[COLABORAÇÃO] ROLÊ SEM VACILO: ÁLCOOL\n\n“Alô, turma do funil! Pra não dormir no ponto neste Carnaval, que tal umas dicas de Redução de Danos? Se liga nessas informações sobre o álcool e os efeitos de sua interação com outras substâncias.\n\n*** SE FOR USAR...***\n\n- Se liga no grau! Preste atenção no teor alcoólico e na qualidade do que for beber. Saiba o que você está colocando pra dentro.\n\n- Pra que pressa?! Beba devagar, tenha compaixão pelo seu fígado. Ele também tem direito de aproveitar o rolê. \n\n- Só com camisinha! O álcool, assim como outras drogas, pode deixar a pessoa mais desinibida e afetar o julgamento de risco. Se for fazer sexo, não esqueça a camisinha! Sempre tenha umas com você e guarde-as de forma adequada.\n\n- Mesmo em quantidades pequenas, evite dirigir.\n\n*** PODE DAR RUIM: ÁLCOOL + OUTRAS DROGAS***\n\n- Álcool + cocaína, energéticos, ecstasy e outros estimulantes\nPode causar falsa sensação de sobriedade, fazendo o usuário achar que pode consumir ainda mais drogas, aumentando a chance de coma e de parada cardíaca, além de aumentar a chance de se colocar numa situação de risco.\n\n- Álcool + GHB, Ketamina ou outros depressores\nPode trazer grandes riscos, como parada cardiorespiratória, diminuição de batimentos cardíacos e coma.\n\n- Álcool + maconha, LSD, MDMA e outros psicodélicos \nPode levar a reações inesperadas e situações indesejadas pelo usuário, afetando seriamente seu julgamento de riscos. <text:s text:c="59"/>\n\nAcesse o material completo da campanha Rolê Sem Vacilo aqui: bit.ly/rolesemvacilo <text:s text:c="110"/>\n\n#RoleSemVacilo #ExperimenteReduzirDanos #Carnaval 2018 #CarnavalSP2018”</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2018-02-08</text:p>
          </table:table-cell>
          <table:table-cell office:value-type="string" calcext:value-type="string">
            <text:p>15:25:20+0000</text:p>
          </table:table-cell>
        </table:table-row>
        <table:table-row table:style-name="ro1">
          <table:table-cell office:value-type="float" office:value="1467" calcext:value-type="float">
            <text:p>1467</text:p>
          </table:table-cell>
          <table:table-cell office:value-type="string" calcext:value-type="string">
            <text:p>320137168412206_398164177276171</text:p>
          </table:table-cell>
          <table:table-cell office:value-type="string" calcext:value-type="string">
            <text:p>[COLABORAÇÃO] ROLÊ SEM VACILO: COCAÍNA\n\n“*** QUE TIRO FOI ESSE? ***\n\nNão precisa responder agora, mas, se for usar, dá uma olhada nas dicas de Redução de Danos da campanha Rolê Sem Vacilo [bit.ly/rolesemvacilo] sobre cocaína e os efeitos de sua interação com outras substâncias: <text:s text:c="62"/>\n\n- A maior parte da cocaína vendida no Brasil é adulterada ou misturada com outras substâncias, podendo trazer sérios riscos à saúde. \n\n- Atenção com o canudo! As notas de dinheiro estão cheias de bactérias, não as use como canudo. E cada um com o seu: não compartilhe o material usado para aspirar. Isso aumenta o risco de contaminação de doenças como tuberculose e hepatites.\n\n- Mesmo em quantidades pequenas, evite dirigir. \n\n*** PODE DAR RUIM: COCAÍNA + OUTRAS DROGAS ***\n\nCocaína + álcool, ketamina ou inalantes\n\nA combinação de estimulantes do Sistema Nervoso Central como cocaína com substâncias depressoras como o álcool, além de dar a falsa impressão de sobriedade, aumenta a sensação de poder e pode aumentar as chances de acidentes, envolvimento em brigas e comportamentos de risco.\n\nAcesse o material completo da campanha aqui: bit.ly/rolesemvacilo. \n\n#RoleSemVacilo #ExperimenteReduzirDanos #Carnaval2018 #CarnavalSP2018”</text:p>
          </table:table-cell>
          <table:table-cell office:value-type="float" office:value="49" calcext:value-type="float">
            <text:p>49</text:p>
          </table:table-cell>
          <table:table-cell office:value-type="float" office:value="10" calcext:value-type="float">
            <text:p>10</text:p>
          </table:table-cell>
          <table:table-cell office:value-type="string" calcext:value-type="string">
            <text:p>2018-02-08</text:p>
          </table:table-cell>
          <table:table-cell office:value-type="string" calcext:value-type="string">
            <text:p>15:27:01+0000</text:p>
          </table:table-cell>
        </table:table-row>
        <table:table-row table:style-name="ro1">
          <table:table-cell office:value-type="float" office:value="142" calcext:value-type="float">
            <text:p>142</text:p>
          </table:table-cell>
          <table:table-cell office:value-type="string" calcext:value-type="string">
            <text:p>320137168412206_398500127242576</text:p>
          </table:table-cell>
          <table:table-cell office:value-type="string" calcext:value-type="string">
            <text:p>[COLABORAÇÃO] ROLÊ SEM VACILO: MDMA\n\n“*** IH, QUE ISSO, MICHAEL DOUGLAS? ***\n\nMD, ecstasy, bala, cristal, pastilha: todas essas drogas devem conter a substância MDMA, uma metaanfetamina. Se for usar, reduza os danos no rolê com as nossas dicas e preste atenção nas informações sobre a interação do MDMA com outras substâncias : <text:s text:c="96"/>\n\n- Algumas metanfetaminas demoram mais para surtir efeitos do que o MDMA. <text:s text:c="82"/>- Espere a substâncias "bater" se for usar outra dose. Isso diminui os riscos de efeitos tóxicos. \n\n- Água, água, água mineral! É fundamental se manter hidratado, e aos poucos. Uma boa dica é beber 150ml a cada meia hora! Não tome grandes quantidades de uma vez.\n\n- Não frite! O principal risco do MDMA é a elevação da temperatura corporal. Cuidado com o calor e o excesso de atividade física. \n\n- Óculos escuros sempre! As pupilas dilatadas ficam mais expostas a lesões provocadas por exposição intensa às luzes e aos raios solares.\n\n <text:s text:c="2"/>- Mesmo em quantidades pequenas, evite dirigir <text:s text:c="48"/>\n\n*** PODE DAR RUIM: ECSTASY + OUTRAS DROGAS: ***\n\nEcstasy + álcool\nOs efeitos estimulantes das balas e cristais podem mascarar os efeitos do álcool. As duas substâncias sobrecarregam fígado, rins e aumentam a temperatura corporal. <text:s text:c="85"/>\n\nEcstasy + cocaína, anfetaminas, energéticos e outros estimulantes\nAumentam a pressão arterial, os riscos cardíacos e de derrame. Se você tem problemas cardíacos, não use! \n\nEcstasy + antidepressivos ou alucinógenos\nRisco de síndrome de serotoninérgica, ocasionada por agentes que aumentam a produção de serotonina no corpo. <text:s text:c="64"/>\n\nAcesse o material completo da campanha aqui: bit.ly/rolesemvacilo \n\n#RoleSemVacilo #ExperimenteReduzirDanos #Carnaval 2018 #CarnavalSP2018”</text:p>
          </table:table-cell>
          <table:table-cell office:value-type="float" office:value="65" calcext:value-type="float">
            <text:p>65</text:p>
          </table:table-cell>
          <table:table-cell office:value-type="float" office:value="10" calcext:value-type="float">
            <text:p>10</text:p>
          </table:table-cell>
          <table:table-cell office:value-type="string" calcext:value-type="string">
            <text:p>2018-02-09</text:p>
          </table:table-cell>
          <table:table-cell office:value-type="string" calcext:value-type="string">
            <text:p>14:02:55+0000</text:p>
          </table:table-cell>
        </table:table-row>
        <table:table-row table:style-name="ro1">
          <table:table-cell office:value-type="float" office:value="1618" calcext:value-type="float">
            <text:p>1618</text:p>
          </table:table-cell>
          <table:table-cell office:value-type="string" calcext:value-type="string">
            <text:p>320137168412206_398655080560414</text:p>
          </table:table-cell>
          <table:table-cell office:value-type="string" calcext:value-type="string">
            <text:p>[COLABORAÇÃO] \n\nPalestra incrível do Eduardo Schenberg, responsável pelo projeto científico de psicoterapia com MDMA para o tratamento de pacientes com stress pós traumático. Inclusive há pouco tempo foi compartilhado aqui no grupo um post dele à procura de pacientes para o estudo. \nDurante a palestra ele fala da pesquisa mas também faz comentários sobre outros psicodélicos. Enjoy!</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2018-02-10</text:p>
          </table:table-cell>
          <table:table-cell office:value-type="string" calcext:value-type="string">
            <text:p>16:22:44+0000</text:p>
          </table:table-cell>
        </table:table-row>
        <table:table-row table:style-name="ro1">
          <table:table-cell office:value-type="float" office:value="1132" calcext:value-type="float">
            <text:p>1132</text:p>
          </table:table-cell>
          <table:table-cell office:value-type="string" calcext:value-type="string">
            <text:p>320137168412206_398828160543106</text:p>
          </table:table-cell>
          <table:table-cell office:value-type="string" calcext:value-type="string">
            <text:p>[COLABORAÇÃO] ROLÊ SEM VACILO: LSD\n\n“*** NÃO VÁ SE PERDER POR AÍÍÍÍÍ! ***\n\nVeja como vai, veja bem! Nesse Carnaval, se optar por alterar a consciência com LSD, dê uma olhada nestas informações sobre essa substância e sua interação com outras drogas para não vacilar no rolê. Experimente reduzir danos! <text:s/>E lembre-se: se faz uso de fármacos psiquiátricos, o consumo de substâncias que alteram a consciência pode trazer sérios riscos à saúde. \n <text:s text:c="2"/>\n <text:s text:c="124"/>- Algumas moléculas análogas ao LSD-25 são mais estáveis, fáceis e baratas de ser produzidas. Por isso, maior parte dos usuários nem fica sabendo o que está consumindo de fato.\n\n- <text:s/>LSD não tem gosto! Mas os DOx, principalmente os NBOMe's, substâncias análogas ao LSD-25, têm sabor metálico e forte gosto químico e amargo.\n\n- Doses bem pequenas podem provocar efeitos intensos e duradouros. Os análogos ao LSD-25 usados em excesso e/ou com misturas trazem muitos riscos e danos potenciais à saúde.\n\n- Mesmo em quantidades pequenas, evite dirigir. \n\n*** PODE DAR RUIM: LSD + OUTRAS DROGAS: ***\n\nLSD + álcool\nEvite a mistura com álcool e outras substâncias, que podem potencializar os efeitos estimulantes dos análogos, trazendo riscos de problemas cardíacos, aumento de pressão arterial, além da síndrome serotonérgica.\n <text:s text:c="121"/>Acesse o material completo da campanha Rolê Sem Vacilo aqui: bit.ly/rolesemvacilo. \n\n#RoleSemVacilo #ExperimenteReduzirDanos #Carnaval2018 #CarnavalSP2018”</text:p>
          </table:table-cell>
          <table:table-cell office:value-type="float" office:value="46" calcext:value-type="float">
            <text:p>46</text:p>
          </table:table-cell>
          <table:table-cell office:value-type="float" office:value="7" calcext:value-type="float">
            <text:p>7</text:p>
          </table:table-cell>
          <table:table-cell office:value-type="string" calcext:value-type="string">
            <text:p>2018-02-10</text:p>
          </table:table-cell>
          <table:table-cell office:value-type="string" calcext:value-type="string">
            <text:p>12:15:12+0000</text:p>
          </table:table-cell>
        </table:table-row>
        <table:table-row table:style-name="ro1">
          <table:table-cell office:value-type="float" office:value="1304" calcext:value-type="float">
            <text:p>1304</text:p>
          </table:table-cell>
          <table:table-cell office:value-type="string" calcext:value-type="string">
            <text:p>320137168412206_399279783831277</text:p>
          </table:table-cell>
          <table:table-cell office:value-type="string" calcext:value-type="string">
            <text:p>[COLABORAÇÃO] ROLÊ SEM VACILO: LOLÓ\n\n“*** ALÁ-LOLÓ ÓÓÓÓÓÓ! ***\n\nLoló, lança-perfume, tíner, B25: todos esses termos são usados para se referir aos inalantes, substâncias ou composto de substâncias à base de cloreto de etila, clorofórmio, éter, entre outros produtos químicos. Se for usar, reduza os danos no rolê com as nossas dicas e preste atenção nas informações sobre a interação dos inalantes com o álcool, tão comum no Carnaval:\n\n- Evite usar quando estiver sozinho! \n\n- Muitos dos casos de morte e internações registrados ocorrem em função do modo de uso intenso, quando o usuário chega ao "quase desmaio". Fique esperto para não estragar o rolê.\n\n- Cuidado! Os riscos são mais elevados para quem sofre de asma e bronquite.\n\n- Mesmo em quantidades pequenas, evite dirigir. \n\n*** PODE DAR RUIM: INALANTES + OUTRAS DROGAS: ***\n\nInalantes + álcool\nA mistura pode ser muito perigosa pois pode acentuar o efeito depressor do Sistema Nervoso Central, levando até ao coma e <text:s/>parada cardiorrespiratória.\n\nAcesse o material completo da campanha Rolê Sem Vacilo aqui: bit.ly/rolesemvacilo.\n\n#RoleSemVacilo #ExperimenteReduzirDanos #Carnaval2018 #CarnavalSP201”</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2018-02-11</text:p>
          </table:table-cell>
          <table:table-cell office:value-type="string" calcext:value-type="string">
            <text:p>15:00:10+0000</text:p>
          </table:table-cell>
        </table:table-row>
        <table:table-row table:style-name="ro1">
          <table:table-cell office:value-type="float" office:value="261" calcext:value-type="float">
            <text:p>261</text:p>
          </table:table-cell>
          <table:table-cell office:value-type="string" calcext:value-type="string">
            <text:p>320137168412206_399477777144811</text:p>
          </table:table-cell>
          <table:table-cell office:value-type="string" calcext:value-type="string">
            <text:p>[COLABORAÇÃO] - MACONHA X FEBRE: \n\nTodo mundo já se perguntou se fumar um bráu durante uma febre, virose, ou alguma infecção nervosa seria prejudicial ou \nbenéfico...\n\nSim, existem benefícios. \nEm que sentido? No de amenizar os sintomas inflamatórios correspondentes a uma resposta inata/adquirida. \n\nPois bem: <text:s/>só pra facilitar o entendimento, vale lembrar que o THC atua como um neurotransmissor canabinoide, ou seja, ele se liga aos receptores canabinoides (CB1 e CB2) do Sistema Endocanabinoide e induz respostas canabicomiméticas, entre elas a hiperatividade, a fome, a lombra, etc. Vale lembrar que o CB1 modula as respostas "psicotrópicas", da larica e da coordenação motora, e o CB2 modula respostas relativas à imunidade do corpo, que é o ponto fulcral do texto.\n\nNão por coincidência, o grosso de receptores CB2 se encontra em células do Sistema Imunológico. O estudo anexado indica que endocanabinoides (canabinoides produzidos pelo corpo), entre eles o AEA e o 2-AG, são liberados quando a célula imunológica é colocada em contato com lipo-polissacarídeos (LPS) de uma bactéria invasora. E qual o papel dessas substâncias? Para nós, no momento, não importa. O que vale atentar nessa situação é que o corpo possui um complexo arsenal de reações contra patógenos, que incluem essas moléculas intrigantes. <text:s/>Aparentemente, endocanabinoides também são responsáveis por emitir sinais químicos (quimiotaxia), atraindo leucócitos (células de defesa) para o local onde se encontram os patógenos. \n\nMAS O MAIS INTERESSANTE DE TUDO: de acordo com o estudo, o THC age, nos receptores CB2 da célula imune (especificamente, dos macrófagos) INIBINDO a produção de TNF-alfa, uma citocina (molécula que gera respostas químicas) responsável pelas mais variadas inflamações, entre elas, A FUCKING FEBRE. No estudo sugere-se, inclusive, que o THC estimula a produção de Linfócitos T2 CD4+, células especializadas no combate a patógenos externos (e que liberam citocinas relacionadas à inflamação do tecido). \n\nConcluindo: o estudo é um ABSTRATO, mas apresenta evidencias concretas e críveis a favor do efeito anti-inflamatório do THC. Com isso, podemos viajar nos mais variados temas: desde tratamento de esclerose amiotrófica, até o nosso presente, que é o atenuamento da febre. \n\nSIM MEUS AMIGOS, THC (pelo menos quimicamente) DIMINUI A FEBRE.\n\nSó, no entanto, fazendo algumas ressalvas:\n\n- De experiencia empírica: fumei 1 vez quando estava com dengue, e senti que a febre piorou...Seriam os efeitos psicóticos do prensado? \n\n- Lembrando que, ao fumar, inalamos CO2, que pode inflamar vasos sanguíneos e causar uma cefaleia. Se isso tem relação com a febre? Não sei, deixo para uma boa alma do grupo pesquisar essa informação. Até onde sei, inflamação dos vasos sanguíneos pode resultar em enxaqueca...Mas de todo modo, prefiram vaporizar a conha ou ingerir em algum edible...\n\n- O artigo é uma pesquisa, e pesquisas estão recorrentemente sendo revisadas. A experiencia pessoal é sempre importante pra avaliar as possibilidades de outras respostas biomoleculares estarem envolvidas...Diz aí, você já fumou maconha quando estava com febre, e sentiu benefícios ou malefícios? \n\nFONTE: </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2018-02-12</text:p>
          </table:table-cell>
          <table:table-cell office:value-type="string" calcext:value-type="string">
            <text:p>10:52:16+0000</text:p>
          </table:table-cell>
        </table:table-row>
        <table:table-row table:style-name="ro1">
          <table:table-cell office:value-type="float" office:value="1156" calcext:value-type="float">
            <text:p>1156</text:p>
          </table:table-cell>
          <table:table-cell office:value-type="string" calcext:value-type="string">
            <text:p>320137168412206_399603313798924</text:p>
          </table:table-cell>
          <table:table-cell office:value-type="string" calcext:value-type="string">
            <text:p>[COLABORAÇÃO] ROLÊ SEM VACILO: KETAMINA\n\n"*** KETACONTESENO? ***\n\nNesse Carnaval, cuidado com os buracos! Um dos efeitos do uso da ketamina é a perda de equilíbrio, então, se for usar, segura na mão da campanha Rolê Sem Vacilo e experimente reduzir danos informando-se sobre a keta e os efeitos de sua interação com outras substâncias:\n\n- A ketamina pode causar problemas no trato urinário, por isso é importante beber água constantemente.\n\n- Cuidado ao aspirar para não confundir com cocaína, pois os efeitos são bem diferentes. Lembre-se que as “carreiras” de keta devem ser muito mais finas e pequenas que as de cocaína, speed (metanfetamina) ou MDMA.\n\n- Mesmo em quantidades pequenas, evite dirigir e fique muito atento até mesmo ao atravessar a rua, pois é comum aumentar a chance de tropeçar após o uso. E não importa o calor: evite fortemente nadar sob o efeito de keta.\n\n- A ketamina pode provocar pensamentos paranóicos (achar que todos estão olhando para você e/ou falando sobre você). Se começar a ter este tipo de sensação é melhor interromper o uso para evitar problemas mais graves. Se mesmo assim essas ideias persistirem, procure ajuda.\n\n*** PODE DAR RUIM: KETAMINA + OUTRAS DROGAS: ***\n\nKetamina + alucinógenos\nPode promover experiências muito fortes e intensas, por isso redobre sempre os cuidados: contextos seguros, boa disposição, atenção às doses e, mais do que nunca, ter alguém sóbrio por perto.\n\nKetamina + álcool e outras substâncias depressoras \nAumenta o risco de sedação, perda de coordenação e desmaios.\n\nKetamina + cocaína e outras substâncias estimulantes\nA mistura antagoniza os efeitos da keta e faz com que se consuma doses maiores de ambas as substâncias, aumentando o risco de tolerância e dependência. O risco de quedas e acidentes permanece."</text:p>
          </table:table-cell>
          <table:table-cell office:value-type="float" office:value="46" calcext:value-type="float">
            <text:p>46</text:p>
          </table:table-cell>
          <table:table-cell office:value-type="float" office:value="13" calcext:value-type="float">
            <text:p>13</text:p>
          </table:table-cell>
          <table:table-cell office:value-type="string" calcext:value-type="string">
            <text:p>2018-02-12</text:p>
          </table:table-cell>
          <table:table-cell office:value-type="string" calcext:value-type="string">
            <text:p>12:55:45+0000</text:p>
          </table:table-cell>
        </table:table-row>
        <table:table-row table:style-name="ro1">
          <table:table-cell office:value-type="float" office:value="1505" calcext:value-type="float">
            <text:p>1505</text:p>
          </table:table-cell>
          <table:table-cell office:value-type="string" calcext:value-type="string">
            <text:p>140665063189702_399806680445254</text:p>
          </table:table-cell>
          <table:table-cell office:value-type="string" calcext:value-type="string">
            <text:p>[COLABORAÇÃO] A EXPERIÊNCIA PSICODÉLICA - PARTE 3 - FINAL\n\nO artigo é uma tradução e adaptação. Tentei facilitar mais ainda o que já estava fácil. O original é de Marlene Rupp, uma escritora independente. Ela traz de uma maneira mais simples, matérias sobre ciências, drogas e outros assuntos interessantes. Tenho contato direto com a escritora e ela pode nos ajudar em quaisquer dúvidas adicionais.\n\nLink original em inglês: https://sapiensoup.com/serotonin\n\nParte 1: \nhttps://web.facebook.com/groups/320137168412206/permalink/394073584351897/\nParte 2: \nhttps://web.facebook.com/groups/320137168412206/permalink/396616484097607/\n\n&gt;&gt;Drogas psicodélicas e sistema serotonérgico:\n\nMuitas pessoas acreditam que as drogas psicodélicas são ilegítimas e muito perigosas. Você pode se surpreender ao saber que drogas psicodélicas como MDMA e LSD têm muito em comum com os antidepressivos. Ambos trabalham com o mesmo neurotransmissor no cérebro: a serotonina. \nE de fato, antidepressivos e drogas psicodélicas prometem curar doenças mentais semelhantes e também podem ter efeitos colaterais semelhantes. Você sabe como eles trabalham no cérebro? É exatamente sobre o que trata este artigo. Antes de poder falar sobre seu cérebro sob o efeito dessas drogas, é importante ter uma compreensão básica do cérebro e do seu sistema serotonérgico. <text:s/>\n\n1. Fundamentos do cérebro:\n \nAbaixo, falaremos sobre neurotransmissores, sinapses e sinalização química. Se essas coisas não são muito familiares para você, então continue lendo. Caso contrário, recomendo ler a segunda parte deste artigo – em inglês – <text:s/>(https://waitbutwhy.com/2017/04/neuralink.html#part2). Você aprenderá tudo, desde a anatomia do cérebro até as redes neurais em apenas 15 minutos.\n\n&gt;&gt;Como os neurônios se comunicam:\n\nEntendendo a ilustração do post: Quando um neurônio dispara, o corpo da célula (“soma”) envia um sinal elétrico para baixo do seu “axônio” para os “terminais do axônio”. <text:s/>Este é o lugar onde um neurônio se conecta aos “dendritos” do próximo neurônio. No meio é a sinapse. A partir dos “terminais axônicos”, um sinal químico ativa os “dendritos” e envia uma mensagem ao “soma” do próximo neurônio. Ele coleta as mensagens e, uma vez que um limite é excedido, ele dispara um sinal elétrico por seu próprio “axônio” e o processo se repete. \n\nOs sinais químicos são feitos de neurotransmissores. <text:s/>Como eles são produzidos, enviados e recebidos é a chave para entender as interações entre drogas e o sistema serotonérgico. \n\n&gt;&gt;Neurotransmissores: \n\nVocê provavelmente já ouviu falar dos neurotransmissores dopamina, serotonina, adrenalina e oxitocina. Podemos não ter uma árvore de dinheiro, mas podemos ter uma árvore de felicidade. Esse quarteto é o responsável pela nossa felicidade.\n\nTemos mais de 100 diferentes tipos de neurotransmissores em nosso cérebro e seu trabalho é facilitar a comunicação entre os neurônios. Pense em um neurotransmissor como uma linguagem: alguns neurônios falam dopamina, outros falam serotonina, outros falam adrenalina e assim por diante. Enquanto alguns neurônios são multilíngue, digamos fluente em serotonina, dopamina e adrenalina, a maioria deles fala apenas um idioma. Todos os neurônios que falam serotonina compõem o sistema serotonérgico . \n\n2. O sistema serotonérgico:\n \nO sistema serotonérgico está entre os mais antigos sistemas de neurotransmissores no cérebro. Estamos falando de mais de 750 milhões de anos. Mesmo os organismos unicelulares carregam receptores de serotonina (1,2). Nos seres humanos, esses neurônios são originários dos núcleos no tronco encefálico e formam uma rede que abrange todos os cantos do cérebro e influenciam quase todos os aspectos de nossas vidas. Ele desempenha um papel fundamental na regulação do humor, comportamento sexual, agressão, impulsividade, função cognitiva, apetite, dor, termorregulação, ritmo circadiano, sono e memória. (3,4) \n\nCom todas essas funções de controle, faz sentido que muitos medicamentos prescritos - e a maioria dos antidepressivos - visem o sistema serotonérgico. O que pode não ser tão óbvio, no entanto, é que drogas psicodélicas como MDMA , LSD e a psilocibina (contida nos cogumelos mágicos) também estimulam o sistema serotonérgico a criar seus efeitos únicos. \nTodas essas substâncias fazem essencialmente uma coisa: elas aumentam a atividade serotoninérgica no cérebro. Por quê? Porque aumentar a atividade serotoninérgica faz você feliz, social e ativo, enquanto que diminuir a atividade serotonérgica faz com que você esteja deprimido, irritado e mais propenso a doenças mentais. \n\n&gt;&gt;Serotonina na sinapse:\n\nÉ aqui que fica realmente interessante. Antes de mergulhar na vida de uma molécula de serotonina, vamos ter certeza de que estamos todos na mesma página. Veja novamente a versão mais detalhada de como a comunicação ocorre na sinapse, na imagem que ilustra o post. Na parte superior é o terminal “axônico” do "neurônio do remetente", que é muitas vezes referido como o neurônio pré-sináptico. Na parte inferior é o "neurônio receptor" - o neurônio pós-sináptico. A pele dos neurônios é a membrana e o pequeno espaço intermediário é chamado de fenda sináptica. O que é enviado do remetente para o receptor? Um sinal químico, também conhecido como neurotransmissor e no caso de um neurônio serotonérgico, o neurotransmissor é serotonina.\n\nAgora chegamos a essência da questão:\n\n1 – Síntese: \nBem, mais de 90% da serotonina em nosso corpo é feita em nosso intestino. Mas como a serotonina não pode atravessar a barreira hematoencefálica (estrutura que atua principalmente para proteger o Sistema Nervoso Central de substâncias químicas presentes no sangue), ela deve ser sintetizada no cérebro desde o início. No entanto, o que atravessa a barreira hematoencefálica é o triptofano, o componente fundamental da serotonina (6). Dentro do neurônio, as enzimas transformam o triptofano em 5-HT, que é o nome químico da serotonina (7).\n\nComo o nosso corpo obtém triptofano? \nO triptofano é contido em certos alimentos, particularmente proteínas. Queijo, amendoins, ovos, carnes, amêndoas e bananas, são ótimas opções. Além disso você pode consumir triptofano manipulado ou 5HTP <text:s/>(https://web.facebook.com/photo.php?fbid=184643958791812&amp;set=g.320137168412206&amp;type=1&amp;theater&amp;ifg=1).\n\n2 – Armazenamento: \nA serotonina é armazenada em pequenas “ bolhas”, apenas com 50 nanômetros de diâmetro, chamadas vesículas. Inicialmente, a serotonina flutua no citosol, o fluido dentro do neurônio. Uma proteína de transporte chamada VMAT2 “pesca” a serotonina do citosol e canaliza-a para uma das vesículas. As vesículas então viajam mais perto da fenda sináptica e aguardam seu sinal. \n\n3 – Liberação: \nQuando sinalizadas, as vesículas se fundem com a membrana celular em um processo chamado exocitose (processo ativo no qual o material intracelular é transportado, através de vesículas, para o meio extracelular). A serotonina é liberada na fenda sináptica.\n\n4 - Ativação do receptor: \nQuando a serotonina se liga aos receptores do neurônio pós-sináptico, cada receptor envia um sinal para o corpo celular do neurônio. Quando esses sinais se acumulam suficientemente, o neurônio pós-sináptico dispara, fazendo com que um sinal elétrico perca seu axônio para seus próprios terminais axônicos, causando, por sua vez, uma liberação de serotonina que estimula o próximo neurônio. Esta reação em cadeia cai em cascata através de qualquer quantidade de neurônios... \n\n5 - Limpeza do receptor: \nOnde uma molécula de serotonina vai depois que ela ativou um receptor? Existem algumas opções: \n\nA - pode ser levada de volta para o neurônio pré-sináptico; <text:s/>\n\nB - pode ser ocupada por uma célula glial vizinha (as células gliais são as células mais abundantes no cérebro - elas não transmitem sinais, mas ajudam a manter tudo limpo e arrumado); \n\nC - pode ser difundida para longe da fenda sináptica através de fluido extracelular (6).\n\n6 - Recaptação: \nAo longo da membrana pré-sináptica estão os transportadores de serotonina (SERT) que puxam a serotonina de volta para a célula em um processo chamado recaptação. Esses transportadores são basicamente grupos de proteínas que atuam como um portão: um em um. Uma molécula se liga ao transportador na parte externa da membrana e muda a configuração do transportador. Consequentemente, outra molécula cai, mas no interior da membrana (8). \n\nDe volta ao neurônio pré-sináptico, algumas das serotoninas são recarregadas em vesículas e serão reutilizadas. Produzir serotonina do zero é um processo complexo e leva tempo, por isso, o intervalo de doses de MDMA por pelo menos 6 semanas, é uma ótima ideia. A reciclagem ajuda o cérebro a manter um fornecimento constante e os suplementos tem um papel muito importante nessa questão. \n\n7 – Metabolismo: \nQualquer serotonina restante é quebrada pela enzima MAO (monoamina oxidase) e excretada da célula como o metabolito 5-HIAA (ácido 5-hidroxiindoleacético). \n\nComo os neurônios da serotonina evitam a “superestimulação”: \nO cérebro não pode produzir grandes quantidades de serotonina de uma só vez, portanto, não libera grandes quantidades de serotonina ao mesmo tempo. Na verdade, os neurônios serotonérgicos têm múltiplas formas de aumentar e reduzir a resposta de serotonina para manter o equilíbrio e proteger-se da superestimulação. \n\nSe houver uma alta concentração de serotonina fora do neurônio, o neurônio reage com: \n\n1 - Redução da densidade do receptor: \nSurpreendentemente, um neurônio pode fazer com que seus receptores se retraiam atrás da membrana sináptica, colocando-os fora do alcance de serem ativados por serotonina abundante. Com menos receptores disponíveis, ocorrem menos ativações, e o neurônio é, por sua vez, menos propenso a disparar um sinal (9). \n\n2 - Feedback via “auto-receptores”: \nOs receptores não são apenas encontrados na membrana pós-sináptica. Alguns estão localizados nos terminais axônicos ou mesmo diretamente no soma de um neurônio. Se muita serotonina estiver flutuando no cérebro e esses “auto-receptores” forem ativados, eles enviam um sinal inibitório para o neurônio pré-sináptico que faz com que ele acelere a liberação de serotonina (6).\n\n&gt;&gt; A versatilidade dos receptores de serotonina: \n\nVocê lembra como a serotonina regula o humor, o comportamento sexual, a função cognitiva, o sono, a memória e assim por diante? Como isso acontece? Bem, na realidade, não existe apenas um único tipo de receptor de serotonina - há 14. Eles são numerados de 1 a 7 e ainda categorizados em A, B, C, etc. Lembre-se, o nome químico da serotonina é “5-HT”. Em frente, falaremos muito sobre os receptores “5-HT 2A”, uma vez que são alvo de drogas psicodélicas, como LSD e psilocibina. \n\nTodos os subtipos possuem qualidades especiais em como eles regulam o humor, ansiedade, impulsividade, agressão, enxaquecas, etc. Alguns desses subtipos atuam como receptores regulares na membrana pós-sináptica, enquanto outros atuam como “auto-receptores” nos terminais axônicos, dendritos ou diretamente no corpo celular. O receptor “5-HT 2a”, por exemplo, é um receptor na membrana pós-sináptica e regula o humor, ansiedade e esquizofrenia (10). <text:s/>A Wikipedia oferece uma fantástica visão geral dos subtipos dos receptores 5-HT se você deseja ir mais fundo (https://en.wikipedia.org/wiki/5-HT_receptor). \n\n3. Como antidepressivos e drogas psicodélicas estimulam o sistema serotonérgico? \n\nAgora que você sabe como a serotonina atua na fenda sináptica, será fácil para você entender os mecanismos de antidepressivos como SSRIs e MAOIs, bem como drogas psicodélicas como LSD, psilocibina e MDMA. Cada uma dessas substâncias estimula os neurônios serotonérgicos, mas cada um de maneiras diferentes. \n\n&gt;&gt;Antidepressivos: \n\nAntes de 1950, acreditava-se que doenças mentais como a esquizofrenia ou o autismo eram causadas por mães que estavam emocionalmente distanciadas e frias de seus filhos (11). A comunidade psiquiátrica não tinha ideia de que os padrões de comportamento, como o comportamento esquizofrênico ou autista, podiam surgir de eventos neuroquímicos no cérebro (1). \n\nNo final da década de 1930, a serotonina foi descoberta pela primeira vez no intestino onde desempenhou um papel na contração muscular. Demorou mais 15 anos antes de ser detectado no cérebro - que foi em 1953 -, mas ainda apenas no contexto da contração muscular. Um ano depois, em 1954, dois cientistas notaram a semelhança química entre a serotonina e o LSD.\n\nEles já sabiam que o LSD tinha efeitos peculiares na mente e no comportamento, porque os Laboratórios Sandoz comercializavam o LSD como droga psiquiátrica desde 1947. Ao colocar um e outro juntos, esses cientistas sugeriram que a serotonina poderia desempenhar um papel importante na doença mental (12). \n\n"Se a neurociência pode ter um começo, pode-se argumentar que ocorreu em 1954, com a ideia de que a ação do LSD pode estar relacionada aos seus efeitos no sistema de serotonina cerebral" (2).\n\nDepois de se tornar óbvio, essa serotonina estava profundamente envolvida na sanidade mental e rapidamente se tornou o centro de atenção das empresas farmacêuticas. Compreender o mecanismo pelo qual o humor é regulado permitiu que os farmacologistas experimentassem formas de influenciá-lo. Um resultado foi a criação de muitos medicamentos antidepressivos. Como eles funcionam?\n\n&gt;&gt;ISRS's: bloqueio da recaptação de serotonina:\n \nOs inibidores seletivos da recaptação da serotonina (ISRS) são os medicamentos antidepressivos mais comumente prescritos hoje. Você provavelmente já ouviu falar de Prozac, Celexa ou Zoloft. Todos eles são ISRS. \n\nEles se ligam aos transportadores de serotonina (SERT) na membrana pré-sináptica e bloqueia-os. Isso significa que a serotonina não pode ser levada de volta para o neurônio pré-sináptico. Mais serotonina permanece na fenda sináptica, onde continua a se ligar aos receptores e os mantêm ativos.\n\n&gt;&gt;IMAO's: Bloqueio do metabolismo: \n\nOs Inibidores de Monoamina Oxidase (IMAO) são antidepressivos mais antigos, que ainda estão em uso, mas não são comumente prescritos devido aos seus efeitos potencialmente letais. Eles mantêm a serotonina sendo metabolizada e excretada do neurônio, o que, por sua vez, aumenta sua disponibilidade. \n\n&gt;&gt;Drogas psicodélicas: \n\nOs antidepressivos aumentam os níveis de serotonina, assim como o MDMA. \n\nMDMA: \nMDMA é um bastardo sorrateiro. Insidiosamente, ele assume o controle da infraestrutura e transforma todo o sistema de cabeça para baixo. Como ele faz isso? Primeiro, o MDMA entra no neurônio através dos transportadores de serotonina (SERT). Uma vez dentro do neurônio, inibe os transportadores vesiculares (VMAT2), o que significa que a serotonina não está bem embalada dentro das vesículas, mas agora se acumula no citosol. Então, o MDMA inverte a direção do SERT, o que, em vez de transportar serotonina para dentro do neurônio, eles agora liberam-na na fenda e negam sua recaptação (13). O resultado é um aumento dramático dos níveis de serotonina na fenda sináptica que faz com que os receptores na membrana pós-sináptica fiquem enrolados por algumas horas. \n\nAlém disso, o MDMA aumenta os níveis de dopamina e noradrenalina, o que lhe dá suas propriedades extáticas. Esta super estimulação temporária do sistema serotonérgico deixa os neurônios empobrecidos da serotonina e precisam se recuperar após o uso de drogas. Mais uma vez, voltamos a recomendar o tempo de no mínimo 6 semanas de intervalo.\n\n&gt;&gt;Por que não causa dependência: \n\nE se o MDMA for tomado diariamente para manter os níveis colossais de serotonina? A resposta curta é: não funciona. O efeito do MDMA é limitado pela serotonina disponível. Se o cérebro estiver esgotado da serotonina, o MDMA não tem material para trabalhar e, portanto, os efeitos seriam bastante decepcionantes e danosos para o usuário. O cérebro precisa de tempo para reabastecer seu suprimento antes que a droga possa alcançar os efeitos desejados mais uma vez. Com este período refratário obrigatório embutido, o potencial de dependência física de drogas psicodélicas é limitado. Muitos usuários sentem-se irritados e deprimidos depois de usar MDMA por causa dessa descarga de serotonina (14). <text:s text:c="3"/>\nLembra de como o cérebro geralmente não libera grandes quantidades de serotonina ao mesmo tempo? <text:s/>Outros sistemas de neurotransmissores no cérebro são mais adequados para esta tarefa: a dopamina, por exemplo. <text:s/>O sistema dopaminérgico reage bem à estimulação repetida e, portanto, é freqüentemente envolvido no vício. As drogas que visam o sistema dopaminérgico são cocaína, anfetaminas, metanfetamina, e também a Ritalina (15).\n\n&gt;&gt;LSD, psilocibina e outros alucinógenos:\n\nAo contrário do MDMA, os alucinógenos não inundam o cérebro com serotonina. Eles visam um subtipo específico de receptor de serotonina - o receptor “5-HT 2A” - ao qual eles se ligam diretamente, assim, o ativando. O receptor “5-HT 2A” é conhecido por desempenhar um papel fundamental na regulação do humor, ansiedade, esquizofrenia e consciência. \nHá muito a dizer sobre como os alucinógenos afetam o cérebro. A hipótese inicial - que os alucinógenos aumentaram a atividade em certas áreas do cérebro - foi recentemente abandonada. De fato, os alucinógenos desligaram temporariamente alguns dos principais centros de conexão (16). \n\nSe você quer saber o que uma certa área do cérebro faz, desligar essa área, ajuda a fazer observações. Desligar os hubs do conector leva à interrupção da rede do modo padrão do cérebro (DMN) (17). Você pode pensar no DMN como algo como um protetor de tela que aleatoriamente te mostra imagens de seu passado, seu futuro, sua lista de tarefas, o rosto triste de uma pessoa que você machucou e assim por diante. Interromper o DMN tem consequências muito interessantes, o que, em breve, serão abrangidas em uma publicação futura. <text:s/>É um tópico fenomenalmente interessante que merece seu próprio post.\n\nAlém disso, ao romper as vias de comunicação regulares, o cérebro começa a se comunicar de maneiras novas. Veja essa imagem: https://sapiensoup.com/images/serotonin/pathways-brain-psilocybin.jpg\n\nEla mostra regiões do cérebro que se comunicam entre si (a) um estado normal ou (b) após administração de psilocibina. À esquerda, você pode ver que as regiões codificadas por cores se comunicam principalmente entre elas, ou seja, os pontos da região roxa falam com outros pontos dentro da região roxa. <text:s/>Mas sob a influência de uma droga alucinógena, os pontos roxos começam a falar com todos os tipos de outras regiões cerebrais.\n\nEssas novas vias de comunicação podem ser capazes de explicar as qualidades de aprimoramento da criatividade e resolução de problemas que muitas vezes são atribuídas a drogas alucinógenas. \n\n&gt;&gt;O problema da criminalização:\n \nQual é a natureza essencial da ciência? \n \n1 - Você encontra uma coisa interessante; \n2 - Você prova e observa como a coisa se comporta em diferentes condições;\n3 - Você apresenta uma hipótese. \n\nAs drogas psicodélicas e o sistema serotonérgico estão profundamente entrelaçados. Não só o LSD foi envolvido na descoberta inicial do sistema serotonérgico que mais tarde revolucionou a psiquiatria (2). Hoje, a pesquisa psicodélica ainda pode revolucionar a nossa compreensão do cérebro humano. Manipular os receptores “5-HT 2A” tem efeitos surpreendentes nos circuitos cerebrais envolvidos no sentido do eu e da consciência. Você pode pensar no receptor “5-HT 2A” como a cesta e os alucinógenos como uma ferramenta potente para testá-lo. As drogas psicodélicas podem ser nada menos do que a nossa chave para decifrar a consciência. \n\nCom uma nova tecnologia de imagem, agora podemos observar o cérebro à medida que perde seu senso de tempo e espaço. <text:s/>Podemos observar quais regiões ficam sem sincronia quando dissolve seu senso de si mesmo. Poderíamos literalmente ver o cérebro enquanto modifica seu estado de consciência. O problema é que não temos permissão para isso. A legislação atual sobre drogas torna a pesquisa psicodélica tão difícil e tão cara, que apenas poucas equipes de pesquisa conseguem obter aprovação e financiamento para seus estudos. \n\n“A criminalização das drogas psicodélicas está entre a ciência e a exploração da consciência”. \n\n&gt;&gt;Um sistema poderoso e misterioso:\n\nTendo descoberto o sistema serotonérgico há menos de 70 anos, há muito o que continua desconhecido sobre essa poderosa e misteriosa rede de neurônios. Sabemos que é crucial para muitos processos, mas os prós e contras não são bem compreendidos até hoje. Vai demorar muito antes de descobrirmos os mecanismos exatos desse sistema versátil (2).\nEnquanto isso, cada novo estudo sobre psicodélicos revela novos e fascinantes conceitos sobre a consciência, a rede do modo padrão do cérebro e os transtornos mentais. Por isso, mantenha a cautela no uso das substâncias alteradoras desse sistema.\n\n__________________________\n\nReferências:\n\n1. David E. Nichols. LSD Neuroscience. 2013. Youtube. Retrieved 2017-05-25: https://www.youtube.com/watch?v=LbUGRcuA16E\n\n2. Nichols DE. Serotonin, and the Past and Future of LSD. MAPS Bulletin Spring 2013. Retrieved 2017-05-26: https://www.maps.org/news-letters/v23n1/v23n1_p20-23.pdf\n\n3. Mann JJ. Role of the serotonergic system in the pathogenesis of major depression and suicidal behavior. Neuropsychopharmacology. 1999 Aug;21(2 Suppl):99S-105S. Review. PubMed PMID: 10432495: https://www.ncbi.nlm.nih.gov/pubmed/10432495\n\n4. Sodhi MS, Sanders-Bush E. Serotonin and brain development. Int. Rev. Neurobiol. 2004;59:111–74. PubMed PMID: 15006487: https://www.ncbi.nlm.nih.gov/pubmed/15006487\n\n5. Illustration from Wikimedia Commons. Modified from Paradiso MA, Bear MF, Connors BW. Neuroscience: exploring the brain. 2007. Hagerstwon, MD: Lippincott Williams &amp; Wilkins: https://commons.wikimedia.org/wiki/File:Serotonergic_neurons.svg\n\n6. Bear M, Connors BW, Paradiso MA. Neuroscience. Exploring the Brain. 4th edition. Wolters Kluwer. <text:s/>\n\n7. Zafeiriou D., Ververi A, Vargiami E. The Serotonergic System: Its Role in Pathogenesis and Early Developmental Treatment of Autism. Current Neuropharmacology. 2009;7(2):150-157. PMC2730007: https://www.ncbi.nlm.nih.gov/pmc/articles/PMC2730007/\n\n8. Serotonin transporter. Wikipedia. Retrieved on 2017-05-22: https://en.wikipedia.org/wiki/Serotonin_transporter\n\n9. Reneman L, Endert E, de Bruin K. The acute and chronic effects of MDMA (“ecstasy”) on cortical 5-HT2A receptors in rat and human brain. Neuropsychopharmacology. 2002 Mar;26(3):387-96.PubMed PMID: 11850153: https://www.ncbi.nlm.nih.gov/pubmed/11850153\n\n10. 5-HT receptor. Wikipedia. Retrieved on 2017-05-22. Refrigerator mother theory. Wikipedia. Retrieved on 2017-05-26: https://en.wikipedia.org/wiki/5-HT_receptor\n\n11. Whitaker-Azmitia PM. The discovery of serotonin and its role in neuroscience. Neuropsychopharmacology. 1999 Aug;21(2 Suppl):2S-8S. PubMed PMID: 10432482: https://www.ncbi.nlm.nih.gov/pubmed/10432482\n\n12. Eiden LE, Weihe E. VMAT2: a dynamic regulator of brain monoaminergic neuronal function interacting with drugs of abuse. Annals of the New York Academy of Sciences. 2011;1216:86-98. PMCID: PMC4183197: https://www.ncbi.nlm.nih.gov/pmc/articles/PMC4183197/: \n\n13. MDMA Basics. Erowid. Retrieved on 2017-05-22: https://www.erowid.org/chemicals/mdma/mdma_basics.shtml\n\n14. Dopamine. Wikipedia. Retrieved on 2017-05-22.: https://en.wikipedia.org/wiki/Dopamine\n\n15. David Nutt. Psychedelic Research, From Brain Imaging to Policy Reform. 2017. Youtube. Retrieved 2017-05-29.: https://www.youtube.com/watch?v=ZzepSK6Gzk8\n\n16. Carhart-Harris RL, Muthukumaraswamy S, Roseman L, et al. Neural correlates of the LSD experience revealed by multimodal neuroimaging. Proc Natl Acad Sci U S A. 2016 Apr 26;113(17):4853-8. PubMed PMID: 27071089 : https://www.ncbi.nlm.nih.gov/pubmed/27071089\n\n17. Petri G, Expert P, Turkheimer F, et al. Homological scaffolds of brain functional networks. J R Soc Interface. 2014 Dec 6;11(101):20140873. PubMed PMID: 25401177: https://www.ncbi.nlm.nih.gov/pubmed/25401177</text:p>
          </table:table-cell>
          <table:table-cell office:value-type="float" office:value="64" calcext:value-type="float">
            <text:p>64</text:p>
          </table:table-cell>
          <table:table-cell office:value-type="float" office:value="25" calcext:value-type="float">
            <text:p>25</text:p>
          </table:table-cell>
          <table:table-cell office:value-type="string" calcext:value-type="string">
            <text:p>2018-02-13</text:p>
          </table:table-cell>
          <table:table-cell office:value-type="string" calcext:value-type="string">
            <text:p>03:16:09+0000</text:p>
          </table:table-cell>
        </table:table-row>
        <table:table-row table:style-name="ro1">
          <table:table-cell office:value-type="float" office:value="580" calcext:value-type="float">
            <text:p>580</text:p>
          </table:table-cell>
          <table:table-cell office:value-type="string" calcext:value-type="string">
            <text:p>1067683569979079_399963773762878</text:p>
          </table:table-cell>
          <table:table-cell office:value-type="string" calcext:value-type="string">
            <text:p>[COLABORAÇÃO]\n\nHoje vamos aprender como tratar de maneira simplista, demagógica e interesseira um assunto bastante relevante e, com isso, continuar passando desinformação, medo e tabu às pessoas sobre algo que pode prejudicar muito mais quando não se dispõe de informações sensatas sobre.\n\n[Passo nº 1]\nDesconsidere que, quando está se falando em drogas, está se falando em uma quantidade enorme de substâncias, cada qual com seus diferentes efeitos e seus possíveis riscos e danos. Jogue tudo no mesmo saco - as drogas - e não informe sobre essas diferenças.\n\n[Passo nº 2]\nAlém de jogar tudo no mesmo saco, associe as drogas (no caso, apenas as ilícitas e quiçá também o álcool e o tabaco) apenas a seus efeitos prejudiciais, apenas aos problemas de saúde que elas podem acarretar. Isso é muito importante, pois assim todo mundo vai ter medo delas e, com isso, ninguém vai usar, afinal, quem vai querer usar algo que só cause câncer, enfarte, agressividade, desnutrição e todas essas coisas horríveis, não é mesmo?\n\n[Passo nº 3]\nIgnore que, quando estamos falando em drogas, estamos falando quase que inevitavelmente em seus usos por parte das pessoas, ou seja, estamos falando em pessoas que as procuram e as usam pelos mais diversos motivos nos mais variados contextos. Esqueça que, ao longo da história humana, são raríssimos os povos, culturas e sociedades que não se utilizaram de substâncias que alteravam seus humores, comportamentos e percepções. Esqueça também que, mesmo diante de uma Guerra às Drogas que persiste há mais de um século, nem o consumo nem a produção das substâncias proibidas diminuíram. E como esquecer e ignorar tudo isso? Na verdade é bem simples: reduza o fenômeno do uso apenas aos efeitos bioquímicos das substâncias nos corpos, deixando de lado as subjetividades psíquicas e os contextos socioculturais onde os usos se dão e, com isso, tirando de jogo a questão da responsabilidade e da autonomia dos sujeitos em relação à maneira de dispor de seus corpos, mentes e humores.\n\n[Passo nº 4]\nFaça o possível para omitir o fato de que drogas não são apenas as substâncias ilícitas (maconha, cocaína, crack etc), muito menos essas substâncias + álcool e tabaco. É muito importante que as pessoas se esqueçam que drogas são também os remédios vendidos nas drogarias (digo, farmácias) e que estas drogas (digo, remédios) também podem produzir efeitos prejudiciais, dependência, uso compulsivo, entre outros transtornos. Dessa forma, continua de pé a ideia de que droga só faz mal e remédio só faz bem. E o mais importante: as pessoas vão continuar sem perceber que, muito mais do que certas drogas, são certos usos que são criminalizados, os usos recreativos, os usos não médicos.\n\n[Passo nº 5]\nSe alguém perguntar por que tanta gente usa essas substâncias se elas fazem tão mal assim, diga que elas usam pra fugir de seus problemas e da realidade, de maneira a tirar toda a subjetividade dessas pessoas e colocar o uso como uma carência, uma falta moral. Se a pessoa insistir muito e falar sobre a questão do prazer, reafirme o passo nº 3 e o que temos é: as drogas psicotrópicas agem nos neurotransmissores gerando sensações de prazer, mas essas sensações causam um desequilíbrio, gerando a necessidade de mais prazer e, com isso, só há um único caminho, a busca incessante por mais prazer, que leva inevitavelmente à dependência e ao uso compulsivo. Se a pessoa trazer exemplos de pessoas que usam uma ou outra dessas substâncias há anos de maneira responsável, sem se prejudicar ou sem se viciar, continuando a lidar com suas responsabilidades, ignore e diga que elas são sim dependentes, mas não percebem, já que continuam usando. Se a pessoa continuar insistindo, diga que ela também deve ser dependente, já que está “defendendo tanto as drogas”.\n\n[Passo nº6]\nIgnore também o fato de que muitas dessas substâncias têm séculos, até mesmo milênios de uso, e que a proibição é bastante recente em relação à existência dessas substâncias. Mas o mais importante aqui é ignorar o fato de que a maioria dos problemas sociais e de saúde decorrentes do uso de tais substâncias vem do fato delas terem se tornado proibidas. Isso implica em ignorar que a Guerra às Drogas vem falhando em seus objetivos explícitos (acabar com as drogas e os hábitos associados a elas) desde que surgiu, e que se ela continua a vigorar, é porque de alguma forma ela tá sendo benéfica a alguém – no caso, dando enormes lucros econômicos e políticos a quem historicamente já está no topo da sociedade, através de um maior controle biopolítico das populações, de uma guerra explícita à população pobre, negra e periférica de inúmeros países, e da garantia de maiores lucros através do comércio dessas substâncias sem a necessidade de declarar impostos sobre esses lucros.\n\nPronto, siga esses passos e sucesso! \n- As drogas – ou melhor, as substâncias atualmente proibidas – continuam a ser tratadas como um tabu, através do medo e do ódio. \n- As pessoas que usam ficam sem informações fáceis e acessíveis sobre os possíveis efeitos adversos das substâncias e sobre como reduzir os riscos e danos desses efeitos.\n- A Guerra às Drogas continua sendo estimulada mesmo com seu evidente fracasso. Com isso, as populações mais vulneráveis continuam a sofrer inúmeras violências e as pessoas que já são privilegiadas de inúmeras formas em nossa sociedade continuam se beneficiando disso. Os usuários continuam a ser estigmatizados e as pessoas continuam a ser controladas em relação às maneiras de lidar com seus corpos, consciências, angústias e felicidades</text:p>
          </table:table-cell>
          <table:table-cell office:value-type="float" office:value="160" calcext:value-type="float">
            <text:p>160</text:p>
          </table:table-cell>
          <table:table-cell office:value-type="float" office:value="49" calcext:value-type="float">
            <text:p>49</text:p>
          </table:table-cell>
          <table:table-cell office:value-type="string" calcext:value-type="string">
            <text:p>2018-02-13</text:p>
          </table:table-cell>
          <table:table-cell office:value-type="string" calcext:value-type="string">
            <text:p>15:30:15+0000</text:p>
          </table:table-cell>
        </table:table-row>
        <table:table-row table:style-name="ro1">
          <table:table-cell office:value-type="float" office:value="987" calcext:value-type="float">
            <text:p>987</text:p>
          </table:table-cell>
          <table:table-cell office:value-type="string" calcext:value-type="string">
            <text:p>320137168412206_400547873704468</text:p>
          </table:table-cell>
          <table:table-cell office:value-type="string" calcext:value-type="string">
            <text:p>[COLABORAÇÃO] GUIA PARA JORNALISTAS SOBRE DROGAS\n\nGostaria de compartilhar com vocês esse guia feito pela Plataforma Brasileira de Política de Drogas, os mesmos que apoiaram a campanha "Rolê sem Vacilo". Mesmo que você não seja jornalista ou vá produzir algum artigo sobre o assunto, vale muito a pena conhecer. E se você tem algum conhecido na área, não deixe de compartilhar com ele. A mídia afeta diretamente o proibicionismo e o guia combate a ignorância muitas vezes vistas em matérias sensacionalistas.\n\n"Produzido pela Plataforma Brasileira de Política de Drogas, em parceria com o IBCCRIM e a Catalize, o Guia sobre Drogas para Jornalistas foi financiado pela organização Social Science Research Council, dos EUA e redigida pelo jornalista Tarso Araujo.\n\nCom 96 páginas, o Guia é composto por um glossário em ordem alfabética com mais de 200 verbetes comumente usados na cobertura de drogas, traduzindo conceitos jurídicos e científicos para uma linguagem mais simples. Além do glossário, o Guia conta ainda com fichas explicativas sobre 13 drogas, lícitas e ilícitas, listando mitos e verdades e trazendo dados sobre o padrão de consumo dessas substâncias. Ao final de cada verbete do glossário há referências a outros conceitos inseridos no Guia, facilitando a integração entre os assuntos e destacando a conexão e a transversalidade entre os temas."\n\nDownload: https://docs.google.com/viewerng/viewer?url=http://pbpd.org.br/wp-content/uploads/2018/01/Guia-sobre-Drogas-para-Jornalistas-PBPD.pdf&amp;hl=en</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2018-02-14</text:p>
          </table:table-cell>
          <table:table-cell office:value-type="string" calcext:value-type="string">
            <text:p>22:04:40+0000</text:p>
          </table:table-cell>
        </table:table-row>
        <table:table-row table:style-name="ro1">
          <table:table-cell office:value-type="float" office:value="842" calcext:value-type="float">
            <text:p>842</text:p>
          </table:table-cell>
          <table:table-cell office:value-type="string" calcext:value-type="string">
            <text:p>320137168412206_400529813706274</text:p>
          </table:table-cell>
          <table:table-cell office:value-type="string" calcext:value-type="string">
            <text:p>[COLABORAÇÃO] VÍDEO - COMO SE NASCE A COCAÍNA?</text:p>
          </table:table-cell>
          <table:table-cell office:value-type="float" office:value="34" calcext:value-type="float">
            <text:p>34</text:p>
          </table:table-cell>
          <table:table-cell office:value-type="float" office:value="12" calcext:value-type="float">
            <text:p>12</text:p>
          </table:table-cell>
          <table:table-cell office:value-type="string" calcext:value-type="string">
            <text:p>2018-02-14</text:p>
          </table:table-cell>
          <table:table-cell office:value-type="string" calcext:value-type="string">
            <text:p>20:47:11+0000</text:p>
          </table:table-cell>
        </table:table-row>
        <table:table-row table:style-name="ro1">
          <table:table-cell office:value-type="float" office:value="704" calcext:value-type="float">
            <text:p>704</text:p>
          </table:table-cell>
          <table:table-cell office:value-type="string" calcext:value-type="string">
            <text:p>320137168412206_400573917035197</text:p>
          </table:table-cell>
          <table:table-cell office:value-type="string" calcext:value-type="string">
            <text:p>[COLABORAÇÃO] A potência de cada opioide:\n\nUm número crescente de viciados a opioides está encontrando nas ruas um fornecimento cada vez mais mortal de drogas. O número de mortes resultante disso continua a subir apesar dos alarmes e esforços para intervir.\n\nOs novos medicamentos mais mortais são opioides alterados que se ligam de maneiras mais poderosas aos receptores do cérebro chegando até eles mais rapidamente. A combinação de fatores pode torná-los milhares de vezes mais mortíferos.\n\nTodos os opioides se conectam a receptores específicos do sistema nervoso que existem para o analgésico natural do corpo, as endorfinas. Embora o ópio tenha sido usado em várias formas por milhares de anos, a morfina foi a primeira medicação pura derivada da planta de papoula em 1803. Na medicina e na aplicação da lei, a força relativa de cada um é comparada à morfina.\n\nOs analgésicos não opioides como aspirina, acetaminofeno e ibuprofeno usam diferentes mecanismos que não produzem os efeitos eufóricos da maioria dos opióides.\n\nPara comparar vamos usar como unidade principal a morfina, equivalente a 1.\n\nMORFINA: 1\n\nIbuprofeno: 1/222\nAspirina: 1/360\nAcetaminofeno: 1/360\n\nOu seja, o ibuprofeno é 222 vezes mais fraco que a morfina.\n\nMaiores doses desses medicamentos são necessárias para eliminar uma dor, mas como não produzem um efeito "chapante", eles não são alvo de abuso recreacional. \n\nEstes e outros analgésicos são combinados com opióides para criar um tratamento que usa múltiplos canais de dor bloqueadora, e o abuso desses medicamentos combinados é comum.\n\nCODEÍNA: 1/3\nCodeína é três vezes mais fraca que a morfina.\nA Morfina mudou o mundo da medicina e do controle da dor. Os químicos começaram a criar outros extratos, incluindo a codeína, que é apenas cerca de um décimo a um terço tão (a força varia de acordo com o indivíduo). A codeína é amplamente utilizada para tratar tosse e diarréia, mas os xaropes e outros medicamentos também são amplamente sujeitos a abusos.\n\nHIDROCODONA: 1\nA hidrocodona é tão forte como a morfina.\nA hidrocodona tem aproximadamente a mesma força que a morfina, mas se tornou um dos opióides mais freqüentemente prescritos em mistura com outras drogas, geralmente acetaminofeno. Também se tornou uma das drogas mais abusadas.\n\nOXICODONA: 1,5\nOxycodone é cerca de 50 por cento mais forte que a morfina.\nO oxicodona, o opióide do Oxycontin, Percocet e Percodan, bem como outros medicamentos, é cerca de 50 por cento mais forte do que a morfina. A oxicodona é comumente combinada com analgésicos não opióides, como aspirina e acetaminofeno. Eles são freqüentemente prescritos para dor intensa após a cirurgia ou outros procedimentos médicos e são usados ​​em doses mais elevadas para dor de câncer intratável a longo prazo.\n\nMETADONA: 3\nA metadona é três vezes mais forte do que a morfina.\nA metadona é mais forte do que a morfina, mas não produz um forte efeito eufórico. Também dura muito mais tempo e pode abordar a dependência física de outros opióides, tornando-se a escolha mais comum para tratar o vício de opióides. Ao longo do tempo, a metadona se acumula no corpo, tornando o efeito mais forte. Está ligado a muito poucos óbitos quando comparado com outros opióides.\n\nHEROÍNA: 2 a 5\nA heroína é duas a cinco vezes mais forte do que a morfina.\nComercializada em 1800 como uma solução para o vício em morfina, a heroína varia de duas vezes mais forte a cinco vezes mais forte que a morfina, dependendo da pessoa e como ela é usada. A heroína pode ser fumada mas é muitas vezes injetada. Os compradores de heroína muitas vezes não sabem o que foi misturado no pó, aumentando o risco de usar, de forma inconsciente, opióides ainda mais poderosos ou outros produtos químicos tóxicos.\n\nBUPRENORFINA: 40\nA buprenorfina (subutex) é 40 vezes mais forte do que a morfina.\nQuarenta vezes mais forte do que a morfina, a buprenorfina não cria o poderoso e agudo efeito analgésico ou eufórico de outros opióides, por isso pode ser usado para dor crônica de longo prazo, mas é usado com mais freqüência para tratar o vício de opióides. Porque ele cria algum efeito eufórico e pode ser abusado, ainda assim bem controlado.\n\nFENTANIL: 50 a 100\nFentanil é 50 a 100 vezes mais forte do que a morfina.\nO fentanil é cerca de 50 a 100 vezes mais forte do que a morfina, e é tão potente que o tratamento normal é com um remendo na pele em comparação com a morfina que é colocada diretamente nas veias do paciente.\nAo contrário de muitos opióides em que os medicamentos prescritos são desviados por abuso, o abastecimento ambulatório de fentanil vem principalmente da produção ilegal.\n\nPode ser letal na faixa de 2 miligramas dependendo da via de administração.\nComo o fentanil é tão barato e prontamente disponível, os comerciantes misturam-se com heroína, tornando a heroína mais mortal. Em Nova York advertiram em 2017 que também estavam sendo misturados na cocaína.\n\nCARFENTANIL: 10000\nCarfentanil é 10.000 vezes mais forte do que a morfina.\n\nO carfentanil, um analgésico para elefantes e outros grandes mamíferos, não se destina a humanos.\nComo o fentanil, está sendo misturado com heroína, criando uma droga de rua extremamente letal.\nOs agentes da lei foram advertidos de que até mesmo tocar uma pequena quantidade de pó de carfentanil com pele nua pode causar efeitos graves.\nNão existe uma dosagem segura conhecida de carfentanil para humanos, uma vez que não é projetado para pessoas e não foi testado para uso como tratamento.\nComo com outros opióides, os sintomas de overdose são parada respiratória, coceira, náuseas, sonolência, pupilas dilatadas, desorientação e pele úmida.\nNaloxona é um antídoto para overdoses de opióides. Várias doses de naloxona são muitas vezes necessárias em casos de overdose de carfentanil.\nOs traficantes de medicamentos misturam o carfentanil em drogas como a cocaína e a heroína porque é mais barato que as outras drogas. Os usuários não sabem que estão recebendo carfentanil, e as autoridades têm dificuldade em rastrear o número exato de mortes porque os laboratórios não são usados ​​para identificá-lo.\nDois miligramas de carfentanil - igual a cerca de 34 grãos de sal - é suficiente para sedar um elefante.\nCarfentanil aerossolizado em um gás é suspeito de ser a arma que os russos costumavam usar em terroristas chechenos que apreenderam no teatro em Moscou. O gás bombeado para o teatro derrubou os rebeldes rapidamente, mas também matou 167 reféns. Muitos outros foram salvos com naloxone.\n\nFonte: \nhttps://www.washingtonpost.com/graphics/2017/health/opioids-scale/?hpid=hp_hp-top-table-main_opioidsgraphic-125pm%3Ahomepage%2Fstory&amp;utm_term=.33ef3f1a596a\n\nMais sobre opióides aqui no grupo: https://www.facebook.com/groups/320137168412206/permalink/391967207895868/</text:p>
          </table:table-cell>
          <table:table-cell office:value-type="float" office:value="80" calcext:value-type="float">
            <text:p>80</text:p>
          </table:table-cell>
          <table:table-cell office:value-type="float" office:value="36" calcext:value-type="float">
            <text:p>36</text:p>
          </table:table-cell>
          <table:table-cell office:value-type="string" calcext:value-type="string">
            <text:p>2018-02-14</text:p>
          </table:table-cell>
          <table:table-cell office:value-type="string" calcext:value-type="string">
            <text:p>23:35:53+0000</text:p>
          </table:table-cell>
        </table:table-row>
        <table:table-row table:style-name="ro1">
          <table:table-cell office:value-type="float" office:value="1192" calcext:value-type="float">
            <text:p>1192</text:p>
          </table:table-cell>
          <table:table-cell office:value-type="string" calcext:value-type="string">
            <text:p>140665063189702_400179007074688</text:p>
          </table:table-cell>
          <table:table-cell office:value-type="string" calcext:value-type="string">
            <text:p>[COLABORAÇÃO] VAMOS SER MAIS CUIDADOSOS EM ACONSELHAR QUALQUER TRATAMENTO COM PSICODÉLICOS?\n\nEstamos numa era com muitos estudos com psicodélicos para doenças mentais. Cogumelos para depressão, MDMA para transtorno de estresse pós traumático, assim como LSD, ibogaína, maconha, ketamina e outras substâncias para outros distúrbios psíquicos. O que não podemos fazer é achar que o uso indiscriminado, de forma recreativa, sem um profissional que conheça o quadro do usuário e possa guiar a experiência, dificilmente vai ajudar. E pode muito bem surtir o efeito contrário.\n\nUm membro do canal "r/drugs" no Reddit postou um texto muito interessante sobre o assunto. Ele cabe a todos grupos, fóruns ou qualquer lugar onde acontecem trocas de informações sobre drogas entre membros. \n\nSegue o texto traduzido (adicionei alguns comentários interessantes de outros membros):\n\n"Está se tornando cada vez mais comum a nossa comunidade sugerir que as pessoas com problemas de saúde mental se tratem com potentes psicoativos, especificamente psicodélicos. Uma das primeiras coisas que aprendi quando comecei a usar essas substâncias foi: proceder com cautela se você tiver problemas de saúde mental. Obviamente, mais cuidado ainda para as pessoas com distúrbios mais graves como esquizofrenia, mas é uma boa regra de um modo geral, até mesmo pra ansiedade.\n\nNão estou negando que essas drogas possam ter propriedades curativas poderosas. Eu também as experimentei. Não estou negando que eles podem ajudar as pessoas a superar os problemas de saúde mental. Dito isto, ainda é extremamente irresponsável para nós abordarmos o tópico com a atitude de que o oposto não possa acontecer. Isto aplica-se a até uma droga "gentil" como a maconha, louvada e aceito como ela é.\n\nEu admito que isso é parcialmente pessoal para mim. Minha namorada foi diagnosticada com vários distúrbios, mas não estamos inteiramente certos sobre o que alguns desses sintomas estão ligados. O que sabemos é que seus delírios, alucinações e TOC vieram ao pico após um resultado direto de sua experimentação com o LSD. Teriam ficado tão ruins sem o LSD? Possivelmente, não há como saber. Definitivamente, exacerbou os problemas. Não estou sugerindo que o uso de psicodélicos possa causar diretamente distúrbios como a esquizofrenia. No caso da minha namorada, problemas de saúde mental já estavam presentes e piorados por psicodélicos. Felizmente, ela tem estado muito estável desde que encontramos os medicamentos certos, mas ainda acho que ela dança em torno de nosso condomínio falando coisas desconexas, ocasionalmente, quando os vizinhos a deixam chateada.\n\nMinha experiência com isso é: NECESSITAMOS assumir para fins de redução de danos que, para cada pessoa que trata sua doença mental com drogas como essas, há outra que pode se tornar pior com elas.\n\nPodemos parar de achar que certas drogas como LSD, MDMA e Maconha são infalíveis? As pessoas agem como se você tivesse xingado sua mãe por se atreverem a mencionar que elas não são um tipo de mágica e que podem realmente causar danos a algumas pessoas.\n\nAs reações paradoxais ocorrem em todas as classes de drogas. Alguns antidepressivos têm o aviso "podem causar pensamentos suicidas", o que parece absurdo porque é exatamente o oposto do que devem fazer. \n\nMantenham-se seguros"\n\nFonte: https://www.reddit.com/r/Drugs/comments/7rchsb/can_we_please_be_a_little_more_careful_about/</text:p>
          </table:table-cell>
          <table:table-cell office:value-type="float" office:value="115" calcext:value-type="float">
            <text:p>115</text:p>
          </table:table-cell>
          <table:table-cell office:value-type="float" office:value="16" calcext:value-type="float">
            <text:p>16</text:p>
          </table:table-cell>
          <table:table-cell office:value-type="string" calcext:value-type="string">
            <text:p>2018-02-14</text:p>
          </table:table-cell>
          <table:table-cell office:value-type="string" calcext:value-type="string">
            <text:p>00:08:25+0000</text:p>
          </table:table-cell>
        </table:table-row>
        <table:table-row table:style-name="ro1">
          <table:table-cell office:value-type="float" office:value="871" calcext:value-type="float">
            <text:p>871</text:p>
          </table:table-cell>
          <table:table-cell office:value-type="string" calcext:value-type="string">
            <text:p>320137168412206_400866917005897</text:p>
          </table:table-cell>
          <table:table-cell office:value-type="string" calcext:value-type="string">
            <text:p>[COLABORAÇÃO] INFORMAÇÃO ANTES DA INTOXICAÇÃO\n\nSe decidir usar alguma substância, é importante se informar sobre ela. Seja aqui no grupo ou sites conhecidos como o http://tripby.org/ (em português), Erowid Center, PsychonautWiki, TripSit, Drugs and Me e vários outros. \n\nInterações, dosagens, efeitos (positivos e negativos), durações, danos, etc. Tudo isso é encontrado com facilidade na internet, mas é importante usar fontes confiáveis\n\nNo post abaixo eu listei dezenas de outros sites onde você pode fazer suas pesquisas:\nhttps://web.facebook.com/groups/320137168412206/permalink/332387407187182/\n\nAqui no grupo se você digitar o nome da tag + substância (ou somente o nome da substância), vai encontrar muita coisa. Por exemplo, quero saber sobre o LSD, basta ir no campo de busca e digitar:\n"[DÚVIDA] LSD" ou \n"[RELATO] LSD"\n\nAlém disso, temos o índice geral com todas as postagens separadas por categoria, e logo logo vou separar por substâncias também:\nhttps://web.facebook.com/groups/320137168412206/permalink/333283023764287/\n\n___________________________\nEsse é o primeiro banner de alguns outros sensacionais que o pessoal do Safe 'n Sound, um coletivo da Holanda, criaram e gentilmente forneceram para que eu colocasse em português.\n\nAlém da divulgação online, todos eles serão impressos e usados no espaço de testes e informações do PreParty nos eventos. Nosso próximo encontro é na Nibbana 3 no Rio de Janeiro.</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2018-02-15</text:p>
          </table:table-cell>
          <table:table-cell office:value-type="string" calcext:value-type="string">
            <text:p>16:05:06+0000</text:p>
          </table:table-cell>
        </table:table-row>
        <table:table-row table:style-name="ro1">
          <table:table-cell office:value-type="float" office:value="390" calcext:value-type="float">
            <text:p>390</text:p>
          </table:table-cell>
          <table:table-cell office:value-type="string" calcext:value-type="string">
            <text:p>140665063189702_401502586942330</text:p>
          </table:table-cell>
          <table:table-cell office:value-type="string" calcext:value-type="string">
            <text:p>[COLABORAÇÃO] CUIDE DOS SEUS AMIGOS\n\nSe você está usando drogas ou mesmo ficando sóbrio, a melhor maneira de manter a segurança em uma noite fora de casa é ficar com seus amigos e cuidar uns dos outros. Seu telefone não é útil no bolso de outra pessoa se você se separar, então mantenha ele com você. Se um amigo quer sair cedo, coloque-o em um táxi e tome nota da placa do carro. Se os seus amigos experimentarem problemas relacionados a drogas, chame a atenção da equipe no local. E se você se separar deles, tenha um ponto de encontro pré-organizado onde todos marquem de se encontrar em certos momentos durante a noite ou evento.\n\nO mundo da música eletrônica sempre foi conhecido por sua simpatia e senso de comunidade - é por isso que muitos de nós amaram ou amam isso por tantos anos. Da mesma forma que você cuida de seus companheiros, é importante cuidar dos outros. Se você vê alguém que parece que está separado de seus amigos e que luta com os efeitos de bebida ou de outras drogas, seja um rosto amigável, ofereça água e tenha certeza de que estão bem. E se você estiver preocupado com a sua condição, leve-o para alguém responsável no local, como segurança, pessoal paramédico ou pessoal do bar (muitos dos quais serão treinados em primeiros socorros). Alguns usuários morreram porque perderam seus companheiros e ficaram em algum canto afastado, e, quando o alguém os achou, era muito tarde.\n\n________________________\nEsse o mais um banner de alguns outros que o pessoal do Safe 'n Sound, um coletivo da Holanda, criaram e gentilmente forneceram para que eu colocasse em português. Durante os próximos dias estarei postando os outros.\n\nAlém da divulgação online, todos eles serão impressos e usados no espaço de testes e informações do PreParty nos eventos. Nosso próximo encontro é na Nibbana 3 no Rio de Janeiro.</text:p>
          </table:table-cell>
          <table:table-cell office:value-type="float" office:value="246" calcext:value-type="float">
            <text:p>246</text:p>
          </table:table-cell>
          <table:table-cell office:value-type="float" office:value="49" calcext:value-type="float">
            <text:p>49</text:p>
          </table:table-cell>
          <table:table-cell office:value-type="string" calcext:value-type="string">
            <text:p>2018-02-17</text:p>
          </table:table-cell>
          <table:table-cell office:value-type="string" calcext:value-type="string">
            <text:p>03:25:21+0000</text:p>
          </table:table-cell>
        </table:table-row>
        <table:table-row table:style-name="ro1">
          <table:table-cell office:value-type="float" office:value="1658" calcext:value-type="float">
            <text:p>1658</text:p>
          </table:table-cell>
          <table:table-cell office:value-type="string" calcext:value-type="string">
            <text:p>320137168412206_401868626905726</text:p>
          </table:table-cell>
          <table:table-cell office:value-type="string" calcext:value-type="string">
            <text:p>[COLABORAÇÃO] MANTENHA-SE HIDRATADO\n\nUm dos principais efeitos negativos conhecidos do Ecstasy e outros estimulantes é a elevação da temperatura corporal que pode levar a hipertemia. A hipertemia por sua vez pode desencadear vários outros efeitos como vômito, aumento da frequência cardíaca e em casos mais graves, insuficiência respiratória. Se você estiver em locais fechados onde a temperatura ambiente já é elevada, tenha atenção redobrada.\n\nO que acontece quando sua temperatura se eleva? SUOR. Pelo suor pode-se perder alguns litros de água. Por isso é importante a hidratação, mantendo equilibrados os níveis de água e por sua vez, da temperatura.\n\nMas não exagere... 250ml por hora é o suficiente:\nEm virtude do aumento da temperatura corporal e até mesmo da ansiedade, os usuários podem ingerir uma grande quantidade de água que por sua vez não é eliminada, visto que outro efeito do MDMA é de estimular a secreção do hormônio antidiurético. Isso faz com que os níveis de sódio no sangue sejam diminuídos drasticamente. Essa alteração é conhecida por hiponatremia. Ela se manifesta por cefaléia, náuseas, vômitos, fadiga, confusão mental, coma e convulsões de difícil controle. Para diminuir os riscos: intercale as garrafas d'água por líquidos isotônicos como gatorade, água de coco e sucos de frutas.\n\n"Álcool hidrata mais rápido que água", disse meu amigo:\nNão caia nesse, a mistura de álcool e estimulantes aumentam os perigos de ambos. Mas vamos falar de combinações de drogas e seus efeitos no próximo post.\n\nVeja mais:\nEcstasy (MDMA): efeitos farmacológicos e tóxicos, mecanismo de ação e abordagem clínica: http://www.scielo.br/pdf/rpc/v35n3/02.pdf\n\nErowid MDMA - https://erowid.org/chemicals/mdma/mdma.shtml\n\nDossier - Ecstasy: http://www.ibmc.up.pt/e-drogas/PDF_geral/DOSSIER_ECSTASY.pdf\n\n________________________\nEsse é mais um banner de alguns outros que o Safe 'n Sound, um coletivo da Holanda, criou e gentilmente forneceu para que eu colocasse em português. Durante os próximos dias estarei postando todos eles.\n\nAlém da divulgação online, todos eles serão impressos e usados no espaço de testes e informações do PreParty nos eventos. Nosso próximo encontro é na Nibbana 3 no Rio de Janeiro.</text:p>
          </table:table-cell>
          <table:table-cell office:value-type="float" office:value="57" calcext:value-type="float">
            <text:p>57</text:p>
          </table:table-cell>
          <table:table-cell office:value-type="float" office:value="12" calcext:value-type="float">
            <text:p>12</text:p>
          </table:table-cell>
          <table:table-cell office:value-type="string" calcext:value-type="string">
            <text:p>2018-02-18</text:p>
          </table:table-cell>
          <table:table-cell office:value-type="string" calcext:value-type="string">
            <text:p>02:59:43+0000</text:p>
          </table:table-cell>
        </table:table-row>
        <table:table-row table:style-name="ro1">
          <table:table-cell office:value-type="float" office:value="606" calcext:value-type="float">
            <text:p>606</text:p>
          </table:table-cell>
          <table:table-cell office:value-type="string" calcext:value-type="string">
            <text:p>140665063189702_402621916830397</text:p>
          </table:table-cell>
          <table:table-cell office:value-type="string" calcext:value-type="string">
            <text:p>[COLABORAÇÃO] ARQUIVO: REVISITANDO A TERMINOLOGIA SUBSTANCE, SET &amp; SETTING, POR TIAGO CAVALCANTI\n\n...\nSubstance – A droga em si. Isto é, a ação farmacológica da substância incluindo a dosagem e a maneira pela qual ela é tomada (endovenosa, aspirada, fumada por via oral, etc.).\n• Set – As expectativas pessoais e históricos psicológicos- Isto é, o estado do indivíduo no momento do uso, incluindo sua estrutura de personalidade, suas condições psicológicas e físicas e suas expectativas individuais.\n• Setting – O cenário ou o ambiente social. Isto é, o conjunto de fatores ligados ao contexto no qual a substância é tomada, o lugar, as companhias, a percepção social e os significados culturais atribuídos ao uso.\n...\n______________________\nTexto completo no arquivo em anexo.</text:p>
          </table:table-cell>
          <table:table-cell office:value-type="float" office:value="25" calcext:value-type="float">
            <text:p>25</text:p>
          </table:table-cell>
          <table:table-cell office:value-type="float" office:value="15" calcext:value-type="float">
            <text:p>15</text:p>
          </table:table-cell>
          <table:table-cell office:value-type="string" calcext:value-type="string">
            <text:p>2018-02-19</text:p>
          </table:table-cell>
          <table:table-cell office:value-type="string" calcext:value-type="string">
            <text:p>21:14:47+0000</text:p>
          </table:table-cell>
        </table:table-row>
        <table:table-row table:style-name="ro1">
          <table:table-cell office:value-type="float" office:value="209" calcext:value-type="float">
            <text:p>209</text:p>
          </table:table-cell>
          <table:table-cell office:value-type="string" calcext:value-type="string">
            <text:p>140665063189702_402470793512176</text:p>
          </table:table-cell>
          <table:table-cell office:value-type="string" calcext:value-type="string">
            <text:p>[COLABORAÇÃO] DOSE PARA SE SENTIR BEM, NÃO PARA IR ALÉM\n\nExistem doses e doses. Cada substância age de maneira diferente no corpo e tem sua dose ativa específica. Cada organismo responde de uma maneira a mesmas doses. Cada substância tem um tempo diferente pra começar a fazer efeito, aguarde pelo menos 2 horas antes de decidir usar mais, porque os efeitos ainda podem aparecer. Mas vale lembrar que você cria uma tolerância instantânea a maioria das substâncias, mesmo que não sinta claramente os efeitos. Essa redose não vai ter o mesmo efeito do que se você deixasse pra tomar em um outro dia sem ter usado nada antes. O melhor a fazer é deixar para outra oportunidade.\n\nA dose que é ideal para o seu amigo pode ser alta demais para você. O peso importa. O sexo também importa, mulheres são mais sensíveis a estimulantes. \n\nVocê sempre pode recalcular a próxima dose, mas nunca pode reduzir o que já foi ingerido.\n\nPor isso é importante a informação antes da intoxicação: https://www.facebook.com/groups/320137168412206/permalink/400866917005897/\n\nVeja mais:\nMDMA e outros estimulantes podem representar um risco maior para mulheres\nhttps://www.facebook.com/groups/320137168412206/permalink/365896527169603/\n\n________________________\nEsse é mais um banner de alguns outros que o Safe 'n Sound, um coletivo da Holanda, criou e gentilmente forneceu para que eu colocasse em português. Durante os próximos dias postarei todos eles.\n\nAlém da divulgação online, todos eles serão impressos e usados no espaço de testes e informações do PreParty nos eventos. Nosso próximo encontro é na Nibbana 3 no Rio de Janeiro.</text:p>
          </table:table-cell>
          <table:table-cell office:value-type="float" office:value="128" calcext:value-type="float">
            <text:p>128</text:p>
          </table:table-cell>
          <table:table-cell office:value-type="float" office:value="21" calcext:value-type="float">
            <text:p>21</text:p>
          </table:table-cell>
          <table:table-cell office:value-type="string" calcext:value-type="string">
            <text:p>2018-02-19</text:p>
          </table:table-cell>
          <table:table-cell office:value-type="string" calcext:value-type="string">
            <text:p>12:31:06+0000</text:p>
          </table:table-cell>
        </table:table-row>
        <table:table-row table:style-name="ro1">
          <table:table-cell office:value-type="float" office:value="1306" calcext:value-type="float">
            <text:p>1306</text:p>
          </table:table-cell>
          <table:table-cell office:value-type="string" calcext:value-type="string">
            <text:p>320137168412206_403207286771860</text:p>
          </table:table-cell>
          <table:table-cell office:value-type="string" calcext:value-type="string">
            <text:p>[COLABORAÇÃO] DROGAS COMBINADAS, RESULTADOS ARRISCADOS\n\nCombinar drogas é comum e muitas vezes potencialmente perigoso. Existem várias razões pelas quais os usuários utilizam substâncias em combinação. Para alguns, é feita ao acaso, sem pretensão ou previsão. Para outros, a combinação é planejada para que se alcance algum efeito específico ou simplesmente um aumento do mesmo.\n\nQuando se trata do uso simultâneo de drogas, algumas interações devem ser levadas em conta para evitar surpresas. Algumas delas chegam a ser letais.\n\nO pessoal do TripSit criou uma tabela que mostra os possíveis riscos de combinar a maioria das substâncias: \nhttp://wiki.tripsit.me/wiki/Drug_combinations\n\nAlém da tabela gráfica, no link abaixo você digita o nome da substância e vê detalhes sobre essas interações:\nhttp://drugs.tripsit.me/\n\nIMPORTANTE: O baixo risco na combinação não garante a segurança. Cada organismo pode responder de maneira diferente. E mais, você pode achar que está tomando uma coisa mas pode ser outra.\n\nVeja mais:\nINTERAÇÔES DE SUBSTÂNCIAS:\nhttps://www.facebook.com/prepartykit/photos/gm.332050447220878/262082470950236/?type=3&amp;theater&amp;notif_t=page_post_reaction&amp;notif_id=1519214798452107\n\nMDMA + PSICODÉLICOS: UM RISCO SUBESTIMADO?\nhttps://www.facebook.com/groups/320137168412206/permalink/372896293136293/\n\nVICE: O QUE ACONTECE COM O CORPO E CÉREBRO DE QUEM MISTURA DROGAS?\nhttps://www.vice.com/pt_br/article/78zqp9/mistura-drogas-corpo-cerebro\n\n________________________\nEsse é mais um banner de alguns outros que o Safe 'n Sound, um coletivo da Holanda, criou e gentilmente forneceu para que eu colocasse em português. Durante os próximos dias postarei todos eles.\n\nAlém da divulgação online, todos eles serão impressos e usados no espaço de testes e informações do PreParty nos eventos. Nosso próximo encontro é na Nibbana 3 no Rio de Janeiro.</text:p>
          </table:table-cell>
          <table:table-cell office:value-type="float" office:value="49" calcext:value-type="float">
            <text:p>49</text:p>
          </table:table-cell>
          <table:table-cell office:value-type="float" office:value="4" calcext:value-type="float">
            <text:p>4</text:p>
          </table:table-cell>
          <table:table-cell office:value-type="string" calcext:value-type="string">
            <text:p>2018-02-21</text:p>
          </table:table-cell>
          <table:table-cell office:value-type="string" calcext:value-type="string">
            <text:p>12:33:39+0000</text:p>
          </table:table-cell>
        </table:table-row>
        <table:table-row table:style-name="ro1">
          <table:table-cell office:value-type="float" office:value="1077" calcext:value-type="float">
            <text:p>1077</text:p>
          </table:table-cell>
          <table:table-cell office:value-type="string" calcext:value-type="string">
            <text:p>320137168412206_403466396745949</text:p>
          </table:table-cell>
          <table:table-cell office:value-type="string" calcext:value-type="string">
            <text:p>[COLABORAÇÃO] Entrevista de Eduardo Schenberg sobre o tratamento de transtorno de estresse pós-traumático com o uso de MDMA.</text:p>
          </table:table-cell>
          <table:table-cell office:value-type="float" office:value="11" calcext:value-type="float">
            <text:p>11</text:p>
          </table:table-cell>
          <table:table-cell office:value-type="float" office:value="2" calcext:value-type="float">
            <text:p>2</text:p>
          </table:table-cell>
          <table:table-cell office:value-type="string" calcext:value-type="string">
            <text:p>2018-02-22</text:p>
          </table:table-cell>
          <table:table-cell office:value-type="string" calcext:value-type="string">
            <text:p>09:58:12+0000</text:p>
          </table:table-cell>
        </table:table-row>
        <table:table-row table:style-name="ro1">
          <table:table-cell office:value-type="float" office:value="262" calcext:value-type="float">
            <text:p>262</text:p>
          </table:table-cell>
          <table:table-cell office:value-type="string" calcext:value-type="string">
            <text:p>320137168412206_404567399969182</text:p>
          </table:table-cell>
          <table:table-cell office:value-type="string" calcext:value-type="string">
            <text:p>[COLABORAÇÃO] TRÊS RAZÕES PELAS QUAIS OS CONSELHOS CIENTÍFICOS SOBRE DROGAS SÃO IGNORADOS:\n\n"David Nutt, um psiquiatra britânico e neuropsicofarmacologista especializado na pesquisa de drogas que afetam o cérebro e condições como vício, ansiedade e sono, juntamente com muitos outros cientistas líderes, publicou um estudo (1) há alguns anos que mostrava como os danos gerais associados a algumas drogas legais, como o álcool e o tabaco, superam dramaticamente os danos de algumas drogas ilegais, como cannabis, ecstasy e LSD - e até mesmo os danos da heroína e da cocaína. Esses cientistas estavam certos, mas os políticos continuam a ignorar os conselhos científicos, e a sociedade continua a ser amplamente a favor das leis atuais sobre drogas (2).\n\nAbaixo, três fatores que podem explicar esse paradoxo:\n\n1. CAPITALISMO E CLASSE\nNoam Chomsky, um crítico social americano e ativista político, ofereceu alguns argumentos interessantes para explicar como o capitalismo e a classe formam o status legal das drogas.\n\nVídeo: https://www.youtube.com/watch?v=Q-JX0yXDlh8\n\nA cannabis, por exemplo, é uma planta que pode ser facilmente cultivada no quintal de alguém, por isso não é tão fácil de comercializar com fins lucrativos. O tabaco, por outro lado, precisa de tecnologias industriais e, portanto, é um produto adequado para comercialização. Da mesma forma, fazer bebidas alcoólicas de alta qualidade - um vinho fino ou uma garrafa decente de whisky - não é tão fácil quanto cultivar cannabis ou cogumelos mágicos em seu jardim.\n\nPode-se argumentar, no entanto, que a recente experiência dos EUA com a legalização da cannabis mostrou que ela pode ser comercializada com sucesso (3), mas não esqueçamos que a comercialização da planta foi um dos principais argumentos (4) utilizados para legalizar a cannabis em muitos estados.\n\nPolíticas de drogas também podem ser usadas como uma ferramenta para "limpeza social". Os governos vão proibir as drogas associadas a pessoas mais pobres, como a cannabis. Isto irá cumprir um objetivo comum das elites de isolar seletivamente as classes mais baixas. Por exemplo, os governos podem às vezes encontrar pessoas sem-teto como um incômodo (5) e proibir drogas como a maconha proporcionaria uma desculpa legal para se livrar delas.\n\nDurante a proibição de álcool nos EUA na década de 1920, o governo fez uma exceção para whisky (6), uma bebida alcoólica mais cara, que você poderia comprar com receita médica. Isso garantiu que aqueles que eram pobres poderiam ser presos por beber álcool, enquanto as elites poderiam obter legalmente a droga se quisessem.\n\n2. POBRE COMPREENSÃO DO RISCO\nReagimos de forma exagerada a ameaças imediatas e menos aos perigos a longo prazo. Este é um fenômeno bem conhecido que foi descrito pelo psicólogo Daniel Gilbert da Universidade de Harvard.\n\nUma pessoa geralmente vê um risco de 14% de desenvolver câncer de pulmão (7) a partir do tabaco sendo menor do que a chance de 0,01% de chance de morte imediata após a sobredosagem de uma droga recreativa, como o ecstasy (8). Em termos estatísticos, no entanto, você tem mais de mil vezes mais chances de morrer de usar tabaco do que é tomar de ecstasy.\n\nEssa ineptidão humana na percepção de riscos de longo prazo é revelada em nossas atitudes em relação ao destino iminente das mudanças climáticas. Porque as consequências mais graves do aquecimento global ainda são décadas afastadas, muitas pessoas são apáticas em relação à sua ameaça de destruir a raça humana. As mesmas pessoas podem, no entanto, reagir exageradamente ao perigo de um ataque terrorista que poderia resultar em poucas mortes em comparação.\n\n3. CONFUSÃO ENTRE EFEITO E TOXICIDADE\nPodemos facilmente pensar que quanto mais evidente o efeito psicológico de uma droga, o maior risco para a saúde que ela representa. Nós evoluímos ao longo de milhões de anos para associar mudanças psicológicas repentinas e incomuns ao medo. Os estados mentais incomuns atendem a uma função evolutiva: eles nos advertem que algo não está certo.\n\nOs efeitos do álcool e do tabaco são muito sutis e graduais em comparação com, digamos, LSD. O LSD é um dos compostos psicoativos mais seguros que existem (9), mas os efeitos são profundos e intensos .\n\nNo entanto, é difícil perceber que a transformação mental extrema causada pelo LSD é independente do seu efeito sobre a sua saúde. Isso ocorre porque a mudança que ele cria é um resultado direto de uma modificação segura nos níveis de neurotransmissores no cérebro, e não uma mudança indireta que é para nos alertar de um mau funcionamento fisiológico.\n\nClaro, as atitudes sociais em relação a drogas são extremamente complexas e nunca podem ser reduzidas a uma série de razões finitas. O que está acima é uma especulação, mas estar ciente de alguns dos motivos que afetam nossas atitudes sociais em relação às drogas psicoativas esperançosamente nos ajudarão a lutar por políticas e leis de drogas mais racionais e menos nocivas."\n\n_____________________\n\nRecentemente postaram uma discussão no grupo sobre:\n\n"...como poderíamos nos organizar de forma a fortalecer o discurso anti-guerra, anti-proibição focado em estudos científicos e ideias que de fato funcionam". \n\nNa hora me lembrei desse artigo que tinha salvo pra traduzir e trazer pra vocês e resolvi adiantar já que a questão foi levantada. Veja o post da discussão:\n\nhttps://www.facebook.com/groups/320137168412206/permalink/403254770100445/\n_____________________\n\nFonte: https://theconversation.com/three-reasons-why-scientific-advice-on-drugs-is-ignored-90721\n\nReferências: \n\n1 - http://www.thelancet.com/journals/lancet/article/PIIS0140-6736(10)61462-6/abstract\n\n2 - https://yougov.co.uk/news/2015/03/19/support-for-legal-pot-not-so-high-Britian/\n\n3 - https://www.statista.com/statistics/765671/value-of-the-us-cannabis-market-current-and-future/\n\n4 - https://ndarc.med.unsw.edu.au/blog/assessing-costs-and-benefits-legalising-cannabis\n\n5 - https://www.theguardian.com/society/2018/jan/05/princes-and-paupers-homeless-fear-windsor-has-social-cleansing-plan\n\n6 - https://www.atlasobscura.com/articles/doctors-booze-notes-prohibition\n\n7 - https://academic.oup.com/aje/article/164/12/1233/76936\n\n8 - http://journals.sagepub.com/doi/abs/10.1177/0269881108099672\n\n9 - https://www.economist.com/blogs/dailychart/2010/11/drugs_cause_most_harm</text:p>
          </table:table-cell>
          <table:table-cell office:value-type="float" office:value="36" calcext:value-type="float">
            <text:p>36</text:p>
          </table:table-cell>
          <table:table-cell office:value-type="float" office:value="6" calcext:value-type="float">
            <text:p>6</text:p>
          </table:table-cell>
          <table:table-cell office:value-type="string" calcext:value-type="string">
            <text:p>2018-02-24</text:p>
          </table:table-cell>
          <table:table-cell office:value-type="string" calcext:value-type="string">
            <text:p>18:19:06+0000</text:p>
          </table:table-cell>
        </table:table-row>
        <table:table-row table:style-name="ro1">
          <table:table-cell office:value-type="float" office:value="153" calcext:value-type="float">
            <text:p>153</text:p>
          </table:table-cell>
          <table:table-cell office:value-type="string" calcext:value-type="string">
            <text:p>1194947257183692_404524599973462</text:p>
          </table:table-cell>
          <table:table-cell office:value-type="string" calcext:value-type="string">
            <text:p>[COLABORAÇÃO] EFEITOS NEGATIVOS DO USO DE MDMA EM LONGO PRAZO: MEMÓRIA VERBAL - Parte 2\n\nOi, pessoal! Continuando os trabalhos aqui no grupo de aumentar o acesso à informação de qualidade sobre substâncias psicoativas, vou postar traduções de artigos científicos a respeito do tema.\n \nEm primeiro lugar, se você nunca leu um artigo científico ou até já leu mas acha um bicho de 7 cabeças, comece dando uma lida nesse post aqui, com dicas de como fazer isso (incluindo quais partes são mais importantes de ler e quais você talvez possa pular): https://www.facebook.com/photo.php?fbid=1812420668769678&amp;set=gm.397116930714229&amp;type=3&amp;hc_location=ufi\n\nO motivo de eu e o Marcello termos escolhido esse artigo é porque ele é um contraponto a um outro artigo que foi divulgado aqui, que mostrava evidências de que o uso de MDMA causava prejuízos irreversíveis na memória verbal de usuários. \nDiscussão sobre o artigo: https://www.facebook.com/groups/320137168412206/permalink/392926624466593/\nArtigo em si: https://jamanetwork.com/journals/jamapsychiatry/fullarticle/481827\n\nLembrando que na ciência a gente não está em guerra (ou não deveria, rs). Os resultados dessa pesquisa não estão aqui para dizer que os resultados da outra são errados ou mentirosos. Geralmente quando pesquisas mostram resultados diferentes, elas no fundo nos mostram que se você mede o mesmo fenômeno de outra forma, você consegue enxergar ele de maneira diferente.\n\nO trabalho que eu fiz foi 90% só uma tradução (lembrando que não sou especialista em tradução) e uns 10% de tentar dar uma resumida para facilitar a leitura (especialmente na introdução, que às vezes eu resumi parágrafos inteiros em uma linha).\nEspero que vocês possam dar feedbacks sobre como ficou para que cada vez eu possa simplificar mais as informações, sem perder a qualidade. Então se alguma coisa não ficou clara, é só perguntar. Às vezes quando a gente lê essas coisas complexas a gente não entende mas acha que é culpa nossa, mas eu parto do princípio de que a responsabilidade pela comunicação é principalmente de quem está emitindo a informação. Além disso, creio que é dever moral de um cientista explicar as coisas de forma que todos que tenham interesse possam entender.\n\n-------------------\nOBS: Se você quiser ler esse mesmo documento em um formato WORD, acesse esse link: https://docs.google.com/document/d/1qpF1r5piuiic34hug0zJG0v2Li8Vc5_rMVAjKtGEOTs/edit?usp=sharing\n\n-------------------\nFICHA\n\nTítulo em Português: Prejuízo na Memória Verbal em Usuários “Polidrugs” de Ecstasy: Uma perspectiva clínica\nTítulo em Inglês: Verbal Memory Impairment in Polydrug Ecstasy Users: A Clinical Perspective\nAno de Publicação: 2016\nOnde foi publicado: PLoS ONE\n\nReferência Completa: Kuypers, K. P. C., Theunissen, E. L., van Wel, J. H. P., de Sousa Fernandes Perna, E. B., Linssen, A., Sambeth, A., … Ramaekers, J. G. (2016). Verbal Memory Impairment in Polydrug Ecstasy Users: A Clinical Perspective. PLoS ONE, 11(2), e0149438.\nDOI: http://doi.org/10.1371/journal.pone.0149438\nLink para acesso: https://www.ncbi.nlm.nih.gov/pmc/articles/PMC4764468/\n\n-----------------------------------------------------------------------------------\nRESUMO (o resumo desse artigo está dividido em partes)\n\nPano de fundo\nO uso de ecstasy tem sido associado a déficits de memória de curto e longo prazo em uma tarefa padronizada chamada Tarefa de Aprendizado de Palavra (Word Learning Task <text:s/>- WLT). A relevância clínica disto foi debatida e atualmente é desconhecida. O presente estudo teve como objetivo avaliar a relevância clínica do prejuízo da memória verbal em usuários de ecstasy. Para esse fim, prejuízo clínico da memória foi definido como desempenho da memória muito abaixo do grupo controle. A questão principal era se ser um usuário de ecstasy era preditivo de ter desempenho de memória clinicamente deficiente em comparação com um grupo de controle saudável.\n\nMétodos\nOs dados do WLT foram recolhidos de quatro estudos experimentais que compararam o desempenho da memória durante a intoxicação por placebo e MDMA. Os dados de controle foram retirados de voluntários saudáveis ​​sem histórico de uso de drogas que completaram o WLT como parte de um ensaio clínico controlado com placebo. Isso resultou em um tamanho de amostra de 65 usuários de Ecstasy e 65 indivíduos-controle, ​​com gênero e idade semelhantes, que nunca haviam usado drogas. Todos os participantes foram recrutados por meios similares e foram testados nas mesmas instalações de teste usando procedimentos operacionais padronizados e idênticos. Os dados foram analisados ​​utilizando modelos lineares de efeitos mistos, fator Bayes e regressões logísticas*.\n*NT: essas coisas são ferramentas estatísticas. Não sei quase nada sobre como elas são aplicadas, mas vou explicar o resultado.\n\nResultados\nOs achados foram que o desempenho da memória verbal de usuários de Ecstasy tratados com placebo não diferia do dos controles. A história de uso não foi preditiva de prejuízo da memória. Durante a intoxicação por MDMA de usuários de Ecstasy, a memória verbal foi prejudicada.\n\nConclusão\nA combinação dos achados sobre os efeitos de curto e de longo prazo demonstra que, enquanto um prejuízo de memória está presente durante a intoxicação, está ausente durante a abstinência. Isso sugere que o uso de Ecstasy / MDMA não leva a desempenho de memória clinicamente deficiente a longo prazo. Além disso, tem que ser investigado se os resultados atuais se aplicam a medidas cognitivas mais complexas em diversas "categorias de usuários" usando uma combinação de genética, técnicas de imagem e avaliações neuropsicológicas.\n\n------------------------\nINTRODUÇÃO (Eu fiz uma análise parágrafo a parágrafo para facilitar a leitura)\n\nParagráfo 1 - Informações sobre histórico do Ecstasy. Até 2009, os comprimidos tinham menos MDMA. Hoje em dia subiu.\n\nParágrafo 2 - 1-3% da população da Europa já usou. A maioria usa pouco: experimenta em algum momento da vida mas até os 20 e poucos anos para. Uso maior ocorre em clubes.\n\nParágrafo 3 e 4 - Estudos que mostram relação entre prejuízos na memória e uso de MDMA. 1) Estudos controlados com placebo mostraram que uma única dose de MDMA reduz o desempenho da memória verbal 1,5 horas após a administração. O efeito não aparece 25,5 horas após a administração de MDMA. Isso indica que a MDMA é capaz de prejudicar temporariamente a memória verbal em usuários leves de Ecstasy e que uma única dose nesses usuários não leva a comprometimento irreversível da memória verbal.\n2) Em segundo lugar, estudos retrospectivos em usuários de Ecstasy mostraram que esses efeitos agudos podem se tornar crônicos após o uso de longo prazo. O uso de ecstasy causaria prejuízo no desempenho da memória e / ou mudanças na ativação cerebral e nas estruturas importantes para a codificação e recuperação da memória em comparação com sujeitos de controle (por exemplo, usuários polidrugs* que nunca tivessem experimentado MDMA, usuários de cannabis ou participantes que nunca usaram drogas). Uma meta-análise de Nulsen et al. (2010) mostrou que os usuários de Ecstasy apresentaram um desempenho significativamente pior nas tarefas de memória verbal de curto prazo em comparação com os grupos controle polidrugs e o grupo de controle que nunca usou drogas. O desempenho da memória de curto prazo não foi previsto pelo consumo de ecstasy ao longo da vida que estava entre 1 e 1000 comprimidos no total**.\n*NT: polidrugs quer dizer que as pessoas usavam diversas drogas.\n**NT: Isso quer dizer que não houve uma correlação do tipo “quem tomou só um teve pouquinho, quem tomou 1000 teve bastante”. Estatisticamente esse efeito não apareceu.\n\nParágrafo 5 - Apresenta problemas metodológicos em estudos como esses citados: usuários polidrugs, a impureza de comprimidos e a dose desconhecida, a confiabilidade do histórico de drogas auto-relatado e as pré-morbidades no grupo*.\nUma das formas de contornar isso é com estudos prospectivos, em que participantes drugs-naive** são testados antes do início do uso de Ecstasy e acompanhados a partir daí. Um estudo desse tipo foi feito e o achado foi que o grupo que começou a usar Ecstasy (na média bem poucos comprimidos, cerca de 3) mostrou desempenho de memória inferior ao grupo que permaneceu sem usar. Mas há ressalvas a esse resultado: o grupo que começou a usar continuou com desempenho dentro da normalidade; na verdade, o grupo que continuou sem usar teve acréscimo nos scores, e o grupo que experimentou Ecstasy não; alguns participantes tinham usado 10x mais que outros; não havia informações sobre a dose específica.\nUm outro estudo prospectivo não encontrou nenhuma diferença no desempenho de memória verbal dos participantes. Porém, nesse estudo não foram analisadas pessoas que nunca haviam consumido Ecstasy, e sim pessoas que haviam consumido bem pouco.\n*NT: Pré-morbidade seria doenças que a pessoa já tinha previamente.\n**NT: Drug-naive quer dizer uma pessoa que nunca utilizou as drogas estudadas\n\nParágrafo 6 - O que os estudos parecem apontar é que o prejuízo a longo prazo na memória verbal em usuários de Ecstasy é pequeno/irrelevante/inexistente.\nDificuldade em realizar meta-análises* porque os estudos são muito diferentes. O estudo atual tenta minimizar isso com uma análise linear mixed-effects models (LMEM)**.\n*NT: meta-análise é um tipo de estudo em que se pega o resultado de vários estudos pequenos que sejam parecidos e analisa o bolo como se fosse um estudo grandão.\n**NT: Outras coisas estatísticas das quais não manjo.\n\nParágrafo 7 - O forte desse estudo é que ele usa os dados individuais dos participantes (resultado no teste WLT) em estudos semelhantes.\n\nParágrafo 8 - O objetivo do estudo era analisar prejuízo de longo-prazo em usuários “leves” de Ecstasy. O critério para definir objetivamente deficiência de memória, com base na literatura sobre "Prejuizo Cognitivo Moderado" (MCI), foi desempenho abaixo de um corte de 1,5 desvios padrão da pontuação média* em uma amostra de controle saudável.\nEmbora este critério seja freqüentemente usado na neuropsicologia clínica para indicar déficits neuropsicológicos clínicos, não implica que esse corte seja determinante em relação às habilidades funcionais na vida diária.\n*NT: parâmetros estatísticos.\n\nParágrafo 9 - Baseado nos estudos anteriores, a hipótese era de que, comparado com o grupo controle, o grupo de usuários de Ecstasy mostrariam escores menores nos teste de memória. Entretanto, o esperado que a relevância clínica disso fosse baixa (por exemplo: não afetar as tarefas diárias).\nTambém buscou-se correlacionar os achados com a quantidade do uso.\nEfeitos agudos também foram analisados, incluindo correlacionando a presença de MDMA no sangue.\n\n-----------------------------\nMÉTODO\nParticipantes: Dois grupos: usuários de Ecstasy de 4 estudos experimentais controlados por placebo sobre MDMA e drug-naive de 6 experimentos que investigaram os efeitos agudos de drogas na cognição.\n65 participantes em cada grupo, pareados em idade e gênero com os participantes do outro grupo. Foi feito uma entrevista para definir a quantidade do uso dos usuários de Ecstasy. Foi garantido que participantes não fizessem uso excessivo de álcool.\nO artigo mostra uma tabela com a quantidade de uso dos participantes, para MDMA e para as outras drogas.\n\nProcedimento: Os participantes não poderiam ter consumido álcool nas últimas 24 horas e nem consumido nenhuma droga na última semana (foram avaliados com testes de urina). Era garantido que eles tivessem dormido bem, se alimentado e estivessem com humor ok.\nDepois disso tudo, era dado ou placebo ou MDMA para os participantes. No horário do pico dessas substâncias, os testes eram realizados. Esse teste tem duas partes: uma em que a pessoa tem que se lembrar de palavras imediatamente após a exposição (Memória Imediata) e outra parte em que deve recordá-las 30 minutos depois (Memória com Delay/atraso). \n\n-------------------------------\nRESULTADOS\nOs autores comentam que haviam informações faltando de alguns participantes dos estudos, de forma que eles não possuem os dados completos dos 65 participantes. \n\nEfeitos de longo prazo\nUsuários de Ecstasy versus controle - não foi encontrada diferença estatística entre os grupos nem na memória Imediata nem na com Delay. Foi realizado tratamento estatístico para analisar essses dados. Esses resultados indicam que o uso prolongado de MDMA não prejudica a capacidade de memória verbal.\n\nExposição ao ecstasy e prejuízo na memória - Análise de regressão logística usando o prejuizo clínico como variável dependente e o tempo de uso como regressor mostrou que o número de vezes que o E foi usado não contribuiu significantemente para as chances de ter deficiência na memória imediata e nem na atrasada (com delay)*. A regressão logística que avaliava anos de uso mostrou a mesma coisa. \n*NT: O que isso quer dizer é que se você usa POUCO, não faz muita diferença você ter usado dois comprimidos durante a vida ou ter usado dez. Não foi achado uma correlação do tipo “quanto mais comprimidos, menor o escore do teste de memória” nos usuários do estudo, mas todos eles faziam uso LEVE.\n\nEfeitos de curto prazo ou agudos da MDMA\nIntoxicação MDMA e memória\nAs análises do LMEM revelaram efeitos principais significativos do Tratamento (ou seja, se tomaram MDMA ou placebo) na pontuação de Memória Imediata e Memória com Delay. Os participantes lembraram, em média, 6,90 palavras a menos durante o recall imediato e 3,87 menos palavras durante o recall com delay (atrasado), na condição MDMA, em comparação com a condição de placebo.\n\nPresença de MDMA no sangue e memória\nNão foram achadas evidências fortes de que a concentração de MDMA no sangue estava correlacionada com prejuízo na memória nos testes de Memória Imediata. No teste de Memória com Delay não foi possível rodar a análise pois estavam faltando esses dados.\n\n---------------------------------\nDISCUSSÃO\nParágrafo 1 \nA questão central do estudo era se ser um usuário “leve” de Ecstasy aumentava a chance de ter prejuizo clinicamente relevante na memória verbal. Os resultados mostraram que o desempenho na memória dos usuários de Ecstasy não diferiram daquelas encontradas no grupo controle e estavam dentro do resultado considerado normal. O número de vezes que o Ecstasy foi usado e os anos de uso também não aumentaram a chance de ter um desempenho pior na memória. <text:s/>\n\nParágrafo 2\nA falta de um efeito a longo prazo como os encontrados nos outros estudos pode se dever ao fato de que estudos anteriores usavam grupos muito diferentes, e o grupo dos usuários poderia ser menos inteligente (ter um desempenho menor em tarefas neurocognitivas). O presente estudo comparou grupos mais parecidos, até por terem sido recrutados da mesma forma e no mesmo local.\nEm segundo lugar, os usuários de Ecstasy do presente estudo era usuários “leves”, com pouco uso. \nImportância de se estudar mais a toxicidade do MDMA levando em conta a interação com outras drogas e outros fatores que tem a ver com o setting do uso, já que em ratos já foi demonstrado que prevenir a hipertermia ajuda a prevenir a toxicidade do MDMA a longo prazo. \n\nParágrafo 3\nUma explicação alternativa poderia ser a complexidade da tarefa. Outros estudos mostraram que usuários “moderados” de Ecstasy tinham dificuldade em realizar tarefas de alta complexidade. Entretanto, esse estudo também apresenta alguns problemas, como não testar o desempenho em tarefas de baixa complexidade e não abordar a significância clínica dos prejuízos. Outros estudos que testaram prejuízo em funções cognitivas de alto nível não encontraram esses resultados.\n\nParágrafo 4\nO segundo questionamento do estudo era ver o efeito agudo do MDMA no prejuízo da memória. Os achados são de que influencia, inclusive em um sentido clínico. Entretanto, a concentração no sangue não mostrou ser relevante (o que faz sentido, se a gente pensar que as doses nos estudos eram bem baixas, de apenas 75mg). Talvez uma quantidade maior de MDMA mostrasse resultados diferentes. No geral, o que se descobriu foi que o uso de MDMA afeta o desempenho da memória durante a intoxicação mas não durante abstenção. \n \nParágrafo 5\nUma possível limitação do estudo se relaciona ao tipo de usuário incluído: somente usuários poli-drugs que fossem usuários leves de Ecstasy. Ou seja, os resultados só podem ser estendidos para essa população. De qualquer forma, nem todo usuário de Ecstasy é usuário pesado, e esses resultados se aplicam a esses que fazem uso leve. \nOutra limitação é que os estudos não mostram informações sobre pré morbidade e nem sobre o nível de inteligência dos participantes antes do uso. Entretanto, testes estatísticos mostraram que desempenho na memória era distribuído similarmente nos usuários de Ecstasy quando estavam em abstinência e nos participantes controle.\nUma terceira limitação é que não houve informações sobre a quantidade de Ecstasy consumido no sentido de número de comprimidos. Estudos anteriores mostram que número de comprimidos é um melhor preditor de efeitos negativos do que o número de vezes usado e os anos de uso. De qualquer forma, o número de comprimidos não indica a real quantidade de MDMA consumida.\nQuarta limitação: somente um teste de memória foi usado.\nQuinta: não foi considerado o desempenho nos níveis “linha-de-base”*\n*NT: linha de base geralmente se refere aos resultados de um teste antes de qualquer intervenção ser iniciada.\n\nParágrafo 6\nEstudos futuros poderiam obter informações sobre a genética dos participantes, uma vez que já foi descoberto que genes específicos estão relacionados com a memória. Os genes também podem influenciar a metabolização do MDMA e, consequentemente, com seu potencial neurotóxico.\nDados sobre a situação onde a substância foi ingerida também seria muito relevante. Porém essas informações seriam dadas pelo próprio usuário e estariam mais sujeitas a erros e viés.\nPoderia se utilizar técnicas de imagens cerebrais (como ressonância) para entender mais sobre o efeito do uso crônico de Ecstasy.\n\n-----------------------------------------------------------------------------------\nConsiderações da tradutora a respeito do artigo:\n\nMesmo sendo uma meta-análise, a amostra é muito pequena (65 participantes). Quando estudamos remédios, por exmeplo, a amostra costuma ser na casa de centenas de pessoas. Isso mostra como ainda falta muuito chão pra gente percorrer no estudo das drogas.\nÉ difícil dizer se houve prejuízo na memória em geral ou não, até porque é difícil acessar isso. O que temos hoje são alguns testes. Não conheço esse teste que foi usado e não sei falar muito sobre ele. Mas basicamente ele passa uma quantidade de palavras e pede pra pessoa dizer quais se lembra. Isso não é o mesmo que avaliar se a pessoa está sofrendo impactos na sua vida cotidiana por causa de prejuízos. Mas é o mais perto que temos para avaliar. \nEsse estudo foi publicado na PLOS One, e o outro (que eu citei ali em cima) numa revista de Psiquiatria. Isso pode ter influenciado bastante. Não conheço muito dessa PLOS, mas pelo que vi ela é uma revista com revisão de pares mas totalmente Open Access. Ou seja, sem fins lucrativos. Isso favorece que sejam publicados aqueles estudos que as grandes organizações não têm interesse em publicar. A PLOS One tem qualis A1, o que significa que ela não é um negócio de quinta categoria, não.\nQuando uma análise estatística é rodada, se fala sempre em resultado ESTATISTICAMENTE SIGNIFICANTE. Esse não é um nome muito bom, pois dá ideia de importância. Uma diferença significativa quer dizer apenas que a diferença é SENSÍVEL. Pensemos: se um grupo fez 6 pontos numa escala e o outro fez 7. Isso significa que os dois grupos são diferentes? Depende. Depende da escala (talvez se os resultados forem de 0 a 1000, essa diferença de 1 ponto não seja praticamente e a gente pode simplesmente assumir que os grupos tiveram resultados iguais). Depende também da distribuição dos dados, mas isso já é muito complexo e eu não sei explicar bem. Mas enfim, o que importa saber é que em geral a gente tem que fazer esses tratamentos estatísticos para saber se aqueles números são realmente diferentes. \n\n-----------------------------------------------------------------------------------\nOutros artigos relacionados (a maioria citado por esse):\n\nLong-term neuropsychological effects of ecstasy in middle-aged ecstasy/polydrug users - https://link-springer-com.ez31.periodicos.capes.gov.br/article/10.1007%2Fs00213-009-1688-z\n\nEcstasy Exposure &amp; Gender: Examining Components of Verbal Memory Functioning - https://www-ncbi-nlm-nih-gov.ez31.periodicos.capes.gov.br/pmc/articles/PMC4278706/\n\nDeficits of long-term memory in ecstasy users are related to cognitive complexity of the task - https://link-springer-com.ez31.periodicos.capes.gov.br/article/10.1007/s00213-009-1766-2\nDifferential effects of ecstasy on short-term and working memory: a meta-analysis - https://www.ncbi.nlm.nih.gov/pubmed/20157852/\nEcstasy (MDMA): are the psychological problems associated with its use reversed by prolonged abstinence? - https://www.ncbi.nlm.nih.gov/pubmed/11862362\nLong term psychiatric and cognitive effects of MDMA use - https://www.ncbi.nlm.nih.gov/pubmed/10720725/</text:p>
          </table:table-cell>
          <table:table-cell office:value-type="float" office:value="100" calcext:value-type="float">
            <text:p>100</text:p>
          </table:table-cell>
          <table:table-cell office:value-type="float" office:value="17" calcext:value-type="float">
            <text:p>17</text:p>
          </table:table-cell>
          <table:table-cell office:value-type="string" calcext:value-type="string">
            <text:p>2018-02-24</text:p>
          </table:table-cell>
          <table:table-cell office:value-type="string" calcext:value-type="string">
            <text:p>17:01:28+0000</text:p>
          </table:table-cell>
        </table:table-row>
        <table:table-row table:style-name="ro1">
          <table:table-cell office:value-type="float" office:value="1715" calcext:value-type="float">
            <text:p>1715</text:p>
          </table:table-cell>
          <table:table-cell office:value-type="string" calcext:value-type="string">
            <text:p>320137168412206_405659476526641</text:p>
          </table:table-cell>
          <table:table-cell office:value-type="string" calcext:value-type="string">
            <text:p>[COLABORAÇÃO] ENTREVISTA COM DAVID NICHOLS - A VIAGEM QUÍMICA DA AMÉRICA: FAZER PSICODÉLICOS 'FOI DIVERTIDO'\n\nEm alguns comentários aqui no grupo eu costumo citar pessoas como David Nichols para embasar meus argumentos. Porque?? Saiba mais na matéria abaixo.\n\nCompartilhado (com autorização) de: [L25 - OFICIAL]\n\nVia Motherboard / Escrito por Daniel Oberhaus \n\nO texto a seguir fala da experiência do doutor Dave Nichols em sintetizar vários compostos que foram desde o LSD e MDMA, até os que são comumente conhecidos como 'designer drugs', trabalhando, inclusive, em cima de receitas feitas pelo Alexander Shulgin, descritas no seu livro PiHKAL. O artigo faz parte de uma série de matérias publicadas pela Motherboard para tratar da ciência, política e cultura do renascimento psicodélico. Boa leitura!\n\n"Por mais de 40 anos, Dave Nichols tinha licença do governo para fazer drogas do 'Schedule 1' como LSD e DMT para pesquisas."\n\nApós uma enxurrada de pesquisas científicas nos anos 50 e 60, todos os ensaios de drogas psicodélicas humanas nos Estados Unidos da América foram efetivamente banidos com a aprovação do Ato Abrangente de Abuso e Controle de Drogas, em 1970. Esta moratória sobre pesquisa psicodélica durou até os ensaios com DMT, do psiquiatra Rick Strassman, na Universidade do Novo México, que abriu a porta para novas pesquisas psicodélicas em 1990.\n\nDesde então, vários estudos analisaram os potenciais efeitos terapêuticos de substâncias psicodélicas. E em quase todos esses ensaios, incluindo o estudo histórico de Strassman, as drogas foram fornecidas por um único indivíduo: Dave Nichols.\n\nComo químico na Universidade de Purdue, Nichols estava no negócio de fornecer os compostos para pesquisa psicodélica dos Estados Unidos desde 1969 até se aposentar em 2012. Ele é, talvez, mais conhecido por sintetizar a MDMA, DMT, LSD e psilocibina (o composto psicodélico em cogumelos mágicos), que foram utilizados na nova onda da pesquisa psicodélica. Mas a maior parte da carreira de Nichols foi dedicada a pesquisar análogos psicodélicos, moléculas que têm estruturas ou efeitos semelhantes aos seus parentes controlados bem conhecidos.\n\nApesar de seu pedigree acadêmico, Nichols ficou sob o incêndio por alimentar um boom da 'designer drug', que resultou em produtos químicos de pesquisa obscuros que passaram do laboratório para a rua e resultaram em algumas mortes ao longo do caminho. Mas este é apenas um efeito colateral infeliz de sua pesquisa - qualquer pessoa com acesso a revistas de química e um conjunto de laboratório decente poderia reproduzir sua pesquisa. Nichols também condenou fortemente uma série de 'design drugs', particularmente os canabinoides sintéticos, do tipo 'spice', como perigosos para o consumo.\n\nDe muitas maneiras Nichols é como um contemporâneo, Sasha Shulgin, o químico infame que é co-autor de TiHKAL e PiHKAL, que são essencialmente livros de receitas psicodélicos entrelaçados com uma história de amor (de fato, Nichols foi o primeiro a sintetizar um punhado de produtos químicos descritos em PiHKAL). Mas enquanto Shulgin estava viajando em seu próprio suprimento em seu laboratório de quintal, Nichols não estava tentando provocar um despertar psicodélico e certamente não estava viajando no seu laboratório em Purdue.\nAinda assim, a vida não é fácil para um cientista psicodélico, então peguei Nichols para saber como ele se tornou um dos maiores produtores de produtos químicos de pesquisas psicodélicas nos EUA e como era essa experiência em um momento em que havia tolerância zero à pesquisa psicodélica em seres humanos.\n\nMotherboard: Como você começou a fazer drogas psicodélicas?\n\nDavid Nichols: Comecei neste campo em 1969, como estudante de pós-graduação, fazendo meu doutorado em análises de mescalina, basicamente. Então eu consegui uma posição acadêmica em Purdue e isso me permitiu perseguir o que queria seguir, daí continuei trabalhando em psicotomiméticos. Tive a sorte de receber uma doação do Instituto Nacional de Abuso de Drogas e essa concessão continuou por cerca de 29 anos. Não havia mais ninguém realmente fazendo o que eu estava fazendo, por isso era divertido e não precisava me preocupar em ser trocado por outra pessoa trabalhando na mesma área, porque estávamos fazendo uma coisa bastante nova.\n\nMotherboard: Foi difícil obter aprovação para fazer psicodélicos da 'Schedule I'?\n\nDavid Nichols: Na verdade, não. Quando eu fiz a MDMA foi antes que fosse ilegal, então não havia um problema com isso. Com a DMT de Rick Strassman eu já tinha uma lista de licença para DMT. A mesma coisa foi aconteceu com a psilocibina que fiz para a Johns Hopkins. Você tem permissão para fazer uma substância da 'Schedule I' se estiver em colaboração com outra pessoa que tenha uma licença da 'Schedule I' para que não seja tão difícil. Eu tive que obter a licença da 'Schedule I' no começo, o que exigia que tudo fosse certificado, mas não era tão difícil como as pessoas poderiam imaginar.\n\nMotherboard: O DEA nunca se opôs à sua pesquisa?\n\nDavid Nichols: Eu tinha uma licença para 15 substâncias diferentes da 'Schedule I'. Em um ponto eles começaram a ficar realmente agressivos. Você tem um protocolo ativo? Você precisa de tudo isso? Gostaríamos de tirar alguns deles do seu laboratório se você realmente não precisar desses 15. Com que frequência você os usa?\nEntão eu tive que escrever uma carta dizendo que não fazíamos o tipo de pesquisa que eles costumavam fazer. Nós não cabíamos em uma placa de caldeira. Fazíamos estudos onde modificávamos um receptor e mutávamos diferentes aminoácidos no receptor. Temos toda uma biblioteca de compostos que desejávamos inserir e ver o que essa mutação fazia para a atividade dessas estruturas. Nunca sabíamos qual composto poderíamos precisar em um dia qualquer.\nO DEA não é científico, eles são basicamente policiais. Em certo ponto, eles começaram a enviar protocolos para o FDA, o que é totalmente inapropriado. Eles perguntavam se a pesquisa valeria a pena ser feita. Essa é uma pergunta inadequada. Se você é qualificado, você tem um compromisso acadêmico, você é respeitado e você tem um CV, o DEA não deve perguntar se essa pesquisa deve ser feita. De qualquer forma, se eles obtivessem feedback dizendo que o projeto valia a pena ser feito, então eles iam e investigavam suas instalações. Eles queriam ver que tipo de segurança você iria manter para as substâncias, onde o cofre estava localizado. Eles são basicamente preocupados com o desvio de substâncias controladas. Eles querem se certificar de que se você conseguir, ninguém mais pode obtê-lo.\n\nMotherboard: Qual foi a sua segurança para essas \nsubstâncias que você estava fazendo?\n\nDavid Nichols: Meu escritório tinha uma porta de carvalho sólido de duas polegadas que tinha um bloqueio de chave que teria sido difícil de roubar. Dentro do meu escritório, eu tinha um gabinete de arquivos a prova de fogo, grande e pesado. Além dos bloqueadores de pressão regulares, ele tinha uma solda de ponta na parte superior com outro lado soldado na parte inferior para que uma barra de aço de uma polegada pudesse encaixar na frente das gavetas com um cadeado na parte superior. Para entrar, você teria que ser capaz de atravessar uma porta de carvalho sólido, então teria que cortar um cadeado substancial e, em seguida, usar uma barra de apoio ou algo para abrir o armário de arquivos.\n\nMotherboard: Quanto tempo demorou para você obter sua licença?\n\nDavid Nichols: Isso pode levar seis meses a dois anos, dependendo de como você aparece no DEA. É presumível ser um processo não político, mas conheço pessoas que demoraram dois anos porque o DEA disse que perdeu seus formulários de inspeção depois de fazer uma inspeção. Você não sabe se essas coisas são voluntárias ou não são. Eu sempre tive a impressão de que o DEA não apreciava ter que fazer o 'Schedule I'. Eles achavam que essas coisas eram tão perigosas, porque deveríamos estar trabalhando com elas? Mas essa era apenas a minha própria impressão.\n\nMotherboard: Isso foi na década de 70. Você acha que estudar drogas psicodélicas ficou mais fácil?\n\nDavid Nichols: Acho que o DEA ficou mais rigoroso. Quando comecei, o processo parecia mais transparente e não tive problemas para obter uma licença. Eu conversei com muitas pessoas ao longo dos anos, que realmente tiveram um momento difícil. Além disso, o DEA não usou para enviar os protocolos à FDA para obter uma decisão sobre se eles valiam a pena ou não. É como se o DEA dissesse: "Nós não confiamos em você, precisamos obter um controle externo para garantir que você seja um indivíduo legítimo". Eles são verdadeiramente suspeitos.\n\nMotherboard: Fora do seu laboratório, quem mais estava sintetizando psicodélicos?\n\nDavid Nichols: Eu não sabia que havia muitas pessoas fazendo estas coisas. Geralmente as fazíamos porque tínhamos uma certa hipótese. Então, quando estávamos fazendo o trabalho sobre a MDMA, estávamos tentando desenvolver uma molécula que possuísse uma atividade similar a MDMA, mas que era completamente nova, então não teríamos que nos preocupar com o estigma de ser um químico de pesquisa ou uma droga de abuso.\nFoi o que provocou muita pesquisa sobre a MDMA. Nós basicamente estávamos tentando entender as características do receptor que eram necessárias para a atividade. Era um programa bastante complexo projetado para entender como as moléculas estavam interagindo com alvos biológicos. Nós não fazíamos compostos como Sasha Shulgin, apenas para ver o que poderíamos fazer e tomar. Ele era um alquimista, não um cientista. Tivemos hipóteses específicas, fizemos as moléculas com ideias específicas sobre o que queríamos descobrir. Eu não conheço ninguém mais que realmente estava fazendo isso em relação aos psicodélicos.\n\nMotherboard: Muito do seu trabalho foi focado em análogos psicodélicos. Nos últimos anos o DEA realmente passou a atacar as análises. O que você acha disso?\n\nDavid Nichols: Bem, há muito mais análises lá do que as pessoas estão cientes agora. Na verdade, muitas das coisas que fiz são agora chamadas de 'designer drugs' e estão na rua. Mas eles não precisam causar nenhum dano, eles nem precisam ser problemáticos. Tudo o que o DEA tem a fazer é suspeitar que eles têm potencial de abuso, então, de repente, dizem que podem controlar isso. Eles não esperam que algo apareça como um problema, eles tentam pensar em tudo o que é possível.\nEu acho que eles provavelmente deveriam esperar para ver até que essas coisas apareçam na rua em uma quantidade significativa. Eles podem rapidamente fazer um agendamento de emergência. Mas eles afirmam que isso facilita sua vida se elas já estão agendadas, porém eles interrompem pesquisas legítimas. Se essas coisas têm potencial médico, ninguém vai olhar para elas. Então, isso significa que eles só serão examinados no contexto de drogas de abuso. Portanto, qualquer benefício potencial nunca será estudado.\n\nMotherboard: Muitos dos produtos químicos produzidos no seu laboratório apareceram na rua. Como se sentiu ao saber que as pessoas tomavam esses complexos obscuros que você criou?\n\nDavid Nichols: Eu fiquei surpreso. Algumas das coisas que fizemos não foram tão simples de se realizar em uma síntese. Então, quando essas coisas apareceram, pensei: "uau, alguém tem tido muitos problemas para fazer isso". Nós publicamos muitas dessas coisas há muito tempo, mas eles apenas começaram a aparecer nos últimos anos.\nEu acho que é por causa da internet que essas coisas acabaram de proliferar. Agora as pessoas podem ir em sites como Erowid e ler sobre essas substâncias diferentes e dizer "oh, isso parece interessante", e há pessoas que vendem as coisas para que outras possam comprar uma amostra. Isso não acontecia. Eles costumavam ter que ir a uma biblioteca e fazer alguma pesquisa real.\n\nMotherboard: As empresas farmacêuticas mostraram interesse em análises psicodélicas quando você trabalhava no laboratório?\n\nDavid Nichols: As empresas farmacêuticas ficaram completamente afastadas deste campo. Foi o caso da pesquisa, que encontraram uma molécula que ativou o receptor de serotonina 2A, que é alvo de psicodélicos, foi como um beijo da morte para essa molécula logo após o morcego. Eu acho que a indústria das drogas tem sido muito perspicaz sobre as coisas atingindo alvos que poderiam ser drogas de abuso. Eu realmente não acho que a indústria das drogas, como um todo, vê essas coisas como qualquer tipo de fonte de lucro para elas agora ou no futuro.\nEm termos do paradigma, usando psilocibina uma ou duas vezes por ano talvez, não é o modelo que a indústria farmacêutica segue. A maioria dos produtos químicos de pesquisa são assim. Eles são análogos dos psicodélicos. Mas as empresas farmacêuticas estão procurando uma pílula que você toma todos os dias para o resto de sua vida. É assim que eles ganham seu dinheiro.\n\n___________\n\nFonte: https://motherboard.vice.com/en_us/article/gypbnx/psychedelic-drug-chemist-dave-nichols</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2018-02-27</text:p>
          </table:table-cell>
          <table:table-cell office:value-type="string" calcext:value-type="string">
            <text:p>13:20:43+0000</text:p>
          </table:table-cell>
        </table:table-row>
        <table:table-row table:style-name="ro1">
          <table:table-cell office:value-type="float" office:value="1" calcext:value-type="float">
            <text:p>1</text:p>
          </table:table-cell>
          <table:table-cell office:value-type="string" calcext:value-type="string">
            <text:p>320137168412206_406087106483878</text:p>
          </table:table-cell>
          <table:table-cell office:value-type="string" calcext:value-type="string">
            <text:p>[COLABORAÇÃO] Dias atrás comentei em alguma postagem que eu havia lido para minha monografia um texto que contrastava a subjetividade do consumo de psicoativos na cena eletronica dos anos 1990 pra cá, comparando com a cena de uso de psicoativos dos anos 1970 - 1980 eu acho. Ou seja, o texto aborda a percepção que os usuários de determinadas épocas tem com relação ao consumo de psicoativos. Em outras palavras, o que significa para elas consumir psicoativos. Essa menina havia me pedido o texto, porem eu estava no trabalho e fiquei de passar quando chegasse em casa. Como a maioria dos usuários de cannabis, sou sequelado (kkk). Peço desculpas desde já pela demora e em anexo envio o texto o qual acredito tratar deste tema. E a quem interessar, o texto é muito interessante.</text:p>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2018-02-28</text:p>
          </table:table-cell>
          <table:table-cell office:value-type="string" calcext:value-type="string">
            <text:p>19:10:38+0000</text:p>
          </table:table-cell>
        </table:table-row>
        <table:table-row table:style-name="ro1">
          <table:table-cell office:value-type="float" office:value="803" calcext:value-type="float">
            <text:p>803</text:p>
          </table:table-cell>
          <table:table-cell office:value-type="string" calcext:value-type="string">
            <text:p>320137168412206_406177433141512</text:p>
          </table:table-cell>
          <table:table-cell office:value-type="string" calcext:value-type="string">
            <text:p>[COLABORAÇÃO] O QUE SOBE TEM QUE DESCER\n\n"A conta sempre vem, o que podemos fazer é garantir um desconto na fatura"\n\nO uso de drogas, principalmente as estimulantes afetam diretamente nossos neurotransmissores. Estes, responsáveis pelo nosso humor, sono, apetite e muitas outras funções do nosso corpo. \n\nVocê provavelmente já ouviu falar dos neurotransmissores dopamina, serotonina, adrenalina e oxitocina. Podemos não ter uma árvore de dinheiro, mas podemos ter uma árvore de felicidade. Esse quarteto é o responsável por ela.\n\nApós estimulados pelo ab(uso) de drogas é necessário um tempo para que o corpo se recupere e pra isso ele precisa trabalhar duro. É aí que vem os efeitos negativos dos dias seguintes, conhecidos como ressaca, rebordose ou "come down". \n\nAlguns efeitos comuns relatados são: irritabilidade, tremores, sudorese, náusea, insônia, enxaqueca e vários outros. Cada organismo age de uma maneira e você pode não ter nenhum desses efeitos como pode ter todos ou outros que não foram citados.\n\nSe você não respeita intervalos e usa essas substâncias todo fim de semana, usa doses altas ou "redosa" várias vezes na mesma noite esses efeitos serão cada vez piores e mais presentes.\n\nAlém de respeitar o intervalo, evitar doses altas e "redosagens", o que podemos fazer pra diminuir esses efeitos?\n\nAlimentação, exercícios e descanso.\n\nVeja mais:\n\nCOMA BEM, FAÇA EXERCÍCIOS E SEJA FELIZ:\nhttps://www.facebook.com/groups/320137168412206/permalink/335778223514767/\n\nCOMO FUNCIONAM OS NEUROTRANSMISSORES:\nhttps://www.facebook.com/groups/320137168412206/permalink/399806680445254/\n\nRELATOS SOBRE RESSACAS E EFEITOS NEGATIVOS:\nhttps://www.facebook.com/groups/320137168412206/permalink/361528950939694/\n\nVOCÊ JÁ SENTIU “CHOQUES NO CÉREBRO” APÓS O ABUSO DE MDMA? COMO EVITÁ-LOS?\nhttps://www.facebook.com/groups/320137168412206/permalink/372005966558659/\n\nComo alguns já sabem, o KIT PreParty contém suplementos que atuam no combate a neurotoxicidade das drogas estimulantes como o MDMA. Então, além de ajudar contra a danos em longo prazo, também pode ajudar a diminuir essa ressaca. Pra conhecer melhor veja a publicação abaixo e os respectivos anexos com relatos de uso:\n\nPREPARTY KIT:\nhttps://www.facebook.com/groups/320137168412206/permalink/350663562026233/\n________________________\nEsse é mais um banner de alguns outros que o Safe 'n Sound, um coletivo da Holanda, criou e gentilmente forneceu para que eu colocasse em português. Durante os próximos dias vou postar todos eles.\n\nAlém da divulgação online, todos eles serão impressos e usados no espaço de testes e informações do PreParty nos eventos. Nosso próximo encontro é na Nibbana 3 no Rio de Janeiro.\n\nBanners anteriores:\n\nINFORMAÇÃO ANTES DA INTOXICAÇÃO\nhttps://www.facebook.com/photo.php?fbid=191745234748351&amp;set=g.320137168412206&amp;type=1&amp;theater&amp;ifg=1\n\nCUIDE DOS SEUS AMIGOS\nhttps://www.facebook.com/photo.php?fbid=192180118038196&amp;set=g.320137168412206&amp;type=1&amp;theater&amp;ifg=1\n\nMANTENHA-SE HIDRATADO\nhttps://www.facebook.com/photo.php?fbid=192498441339697&amp;set=g.320137168412206&amp;type=1&amp;theater&amp;ifg=1\n\nDOSE PARA SE SENTIR BEM, NÃO PARA IR ALÉM\nhttps://www.facebook.com/photo.php?fbid=192939114628963&amp;set=g.320137168412206&amp;type=1&amp;theater&amp;ifg=1\n\nDROGAS COMBINADAS, RESULTADOS ARRISCADOS\nhttps://www.facebook.com/photo.php?fbid=193526174570257&amp;set=g.320137168412206&amp;type=1&amp;theater&amp;ifg=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2018-02-28</text:p>
          </table:table-cell>
          <table:table-cell office:value-type="string" calcext:value-type="string">
            <text:p>21:55:02+0000</text:p>
          </table:table-cell>
        </table:table-row>
        <table:table-row table:style-name="ro1">
          <table:table-cell office:value-type="float" office:value="1235" calcext:value-type="float">
            <text:p>1235</text:p>
          </table:table-cell>
          <table:table-cell office:value-type="string" calcext:value-type="string">
            <text:p>320137168412206_406042153155040</text:p>
          </table:table-cell>
          <table:table-cell office:value-type="string" calcext:value-type="string">
            <text:p>[COLABORAÇÃO] ENTREVISTA COM TIM SCULLY NO REDDIT\n\nExiste um canal no Reddit conhecido como "AMA" (ask me anything ou pergunte-me qualquer coisa) onde membros da plataforma tem a oportunidade de fazer perguntas a pessoas que normalmente só jornalistas conseguem. No final de janeiro, ninguém mais ninguém menos que Tim Scully deu as caras por lá.\n\nEssa entrevista fez parte da divulgação do filme Sunshine Makers lançado em Janeiro de 2017, que conta a vida dele e de Nick Sand, criadores do famoso Orange Sunshine, o ácido mais conhecido dos anos 60. \n\n"Scully era um idealista e acreditava que o LSD era a salvação da humanidade; queria fabricá-lo em quantidades industriais e distribuí-lo de graça em todo o mundo. Sand era mais pragmático e capitalista: seu sonho era criar uma rede de fabricação e distribuição que renderia muito dinheiro e usar a grana para financiar iniciativas comunitárias e libertárias."\n\nEu trouxe algumas perguntas mais interessantes, se você quiser ver todo o material, acesse o link (em inglês): https://www.reddit.com/r/IAmA/comments/5r2wn7/im_filmmaker_cosmo_feilding_mellen_i_made_the/\n\nA entrevista não é uma sequência, são perguntas de vários membros diferentes.\n___________________\n\nP: Qual seria seu processo preferido para reintroduzir LSD na sociedade? Você acha que a principal prioridade é reduzir as restrições e permitir o financiamento estatal para a pesquisa, de modo que possamos tratar as pessoas com certas doenças?\nVocê é a favor de torná-lo acessível a toda a sociedade? Se não, por que não? Se sim, você acha que precisa haver uma campanha informativa para desmanchar décadas de desinformação sobre LSD e educar as pessoas sobre seu uso mais adequado - como uma "ferramenta para o crescimento espiritual"?\n\nR: Realisticamente eu acho que o caminho a frente vai envolver pesquisa médica primeiramente. Espero que a investigação médica possa incluir aplicações como "o morrer e a morte". Eu também espero que se os muitos usos médicos possíveis de psicodélicos forem finalmente aceitos que, em seguida, algum progresso pode ser feito sobre o que as pessoas saudáveis ​​podem fazer com psicodélicos para auto-aperfeiçoamento ou exploração.\nEu não acho que todo mundo é um candidato para usar LSD. Eu não acho que é uma boa idéia para os jovens usarem LSD antes de suas personalidades serem totalmente formadas. Eu acho que as pessoas com problemas de saúde mental só devem considerar tomar psicodélicos sob adequada supervisão médica especializada.\nEu acredito que as crenças da cultura mais ampla sobre psicodélicos têm tanta influência quanto o "set &amp; setting" e eu acho que as crenças da nossa cultura estão em muitos casos, erradas. Parece-me que os psicodélicos têm sido mais bem sucedidos em sociedades onde existem sistemas de crença que suportam o uso apropriado deles e rituais que ajudam a reforçar essas crenças.\n__________________________________\n\nP: Tim, você pode confirmar se o Orange Sunshine que você fez foi realmente entregue como ALD-52? Minha compreensão dessa substância é que ela é imediatamente convertida em LSD na ingestão. A experiência é diferente da ingestão direta de LSD? O modo de ingerir faz a diferença (por exemplo, comparando Ayahuasca (inibidor de DMT + MAO) tomado por via oral, versus DMT fumado). \n\nR: O Orange Sunshine que nós fizemos era LSD 25. ALD-52 foi uma estratégia desesperada de defesa no tribunal que falhou miseravelmente.\nA história de Orange Sunshine é complicada pelo fato de que a BEL (Brotherhood of Eternal Love) distribuiu LSD de mais de um fabricante dizendo que era o Orange Sunshine. Nick e eu fizemos o original Orange Sunshine em Windsor. Esse foi o último laboratório em que trabalhei para fazer LSD. Ron Stark gerenciou vários laboratórios de LSD na Europa e a maioria de sua produção foi vendida como Orange Sunshine. Pelo menos parte do LSD que seus laboratórios fizeram não era puro.\nAcredito que seria muito difícil comparar a influência que diferentes lotes de LSD têm sobre a qualidade de viagem que as pessoas têm uma vez que existem tantos outros fatores que também influenciam a viagem. No laboratório 1966 de Point Richmond, Owsley, Don Douglas, Melissa e eu dividimos um lote de 10 g de LSD cristalino puro em 5 pilhas iguais. Estes foram tingidos cores diferentes e lustrado (diluído) com lactose e fosfato de cálcio para fazer pó adequado para comprimidos triturados. As cinco cores diferentes dos comprimidos resultantes eram idênticas, exceto a cor. Mas logo depois que eles chegaram à rua, as histórias estavam voando em torno da cena da droga de San Francisco: cada cor era dita nas ruas como efeitos diferentes, como por exemplo o verde ser mais "espiritual" que o azul.\n__________________________________\n\nP: <text:s/>Tim - quais são suas opniões sobre as pessoas do Vale do Silício usando micro-dosagem como um intensificador de produtividade? A pesquisa para isso é mínima, você acha que micro-dosagem poderia ajudar os trabalhadores?\n\nR: Desculpe, mas eu não tenho nenhuma experiência de primeira mão com microdosagem; A experiência mais próxima que tenho é de trabalhar em um laboratório onde eu fui repetidamente exposto a um monte de LSD e construi uma tolerância. Eu acredito que o estado que eu estava naquele ponto poderia ser um pouco semelhante ao resultado da microdosagem. Em todo o caso eu sou céptico que as companhias de Silicon Valley defenderiam abertamente isso enquanto for ilegal. E eles podem ser mais felizes se seus funcionários estão sóbrios durante o horário de trabalho para que eles possam se concentrar. Mas eu fui aposentado de lá por mais de 10 anos e minhas crenças podem estar desatualizadas.\nEu costumava pensar que o melhor uso de drogas psicodélicas era como uma experiência rara e incomum. Se a microdosagem tornar-se legal durante a minha vida restante, eu vou dar-lhe uma chance e, em seguida, talvez eu vou ser capaz de ter uma opinião formada.\n__________________________________\n\nP: Você ouve um monte de propaganda sobre o LSD, mas você também ouve de usuários do passado que usaram um monte de LSD e agora lutam para pensar de forma clara e racional. Você acredita que o LSD pode ter um efeito tão negativo (além de causar problemas psicóticos nas pessoas já mentalmente doentes)?\n\nR: Muitas pessoas que tomaram LSD me contactaram. A grande maioria deles teve experiências positivas, mas certamente houve pessoas que tiveram dificuldades, algumas delas sérias.\nAlgumas das pessoas que disseram ter um momento difícil com LSD foram os jovens que tomaram muito cedo e como resultado, eles tiveram problemas na vida adulta. Outras me disseram que passaram anos em terapia para lidar com as conseqüências de uma experiência ruim. Eu não sei o suficiente sobre qualquer das circunstâncias individuais dessas pessoas para poder dizer se eles tiveram problemas de saúde mental antes de usar LSD. Mas eu acredito que é possível para um pequeno número de pessoas ter conseqüências negativas de usar LSD mesmo sem ter um intervalo psicótico.\n__________________________________\n\nP: <text:s/>Tim: Quanto LSD você estava fazendo em um momento de auge de sua operação? Quantos outros grandes produtores estavam trabalhando na época, e vocês se conheciam, discutia o ofício, coisas assim?\nVocê acha que sua sentença de prisão era pequena comparada com a de William Leonard Pickard?\n\nR: Eu sempre estava usando o processo "Garbrecht" que é mais adequado para lotes de tamanho modesto, então eu não acho que eu já produzi um único lote maior do que 40 ou 50g (500 mil doses de 100ug).\nEu não conhecia todos os outros grandes produtores que estavam em operação durante os anos em que eu estava fazendo LSD. Eu só descobri sobre eles mais tarde, quando eu comecei a pesquisar a história da fabricação underground do LSD. Nick Sand, Owsley Stanley e eu estávamos todos em comunicação.\nMinha pena de prisão foi relativamente modesta comparada com a de Picard por várias razões. Em primeiro lugar, as penalidades têm aumentado constantemente. Segundo, reincidentes tem sentenças mais longas. Eu tenho 5 condenações criminais todas de uma vez que foram empilhadas consecutivamente para criar uma sentença de 20 anos que felizmente foi reduzida a 10 sob a antiga regra de praticar o serviço comunitário.. Eu tinha uma sentença "regular de adulto" (conhecida como "lei antiga") que me tornou elegível para liberdade condicional em um terço da sentença. O sistema jurídico foi mudado drasticamente desde que fui processado. Agora é muito fácil obter uma sentença de prisão perpétua.\n__________________________________\n\nP: Você estava interessado em síntese de outros psicodélicos, como DOM, DMT, psilocina ou mesmo alguns mais exóticos como derivados de mescalina? Você já sabia sobre Alexander Shulgin no momento que produzia o Orange Sunshine?\n\nR: Eu nunca conheci Sasha Shulgin, mas Bear o conhecia em 1967. Por um tempo em 1967, Bear ficou muito entusiasmado com os análogos da mescalina. Depois que Don e eu instalamos o primeiro laboratório de Denver, Bear nos pediu para tentar o que mais tarde veio a ser chamado de STP e depois nos disse que ele pensou que devíamos tentar fazer alguns porque ele não achava que era o momento certo para processar o resto de seu Ácido lisérgico. Don e eu não estávamos muito entusiasmados, mas por outro lado Bear tinha todo o ácido lisérgico (matéria-prima para fazer LSD). Então nós voltamos para Denver e eu descobri como fazer STP eventualmente. Nem Don nem eu acreditávamos que fosse um psicodélico muito bom em qualquer dose, embora fosse certamente melhor em doses baixas do que em altas. A primeira dose que o Bear nos deu foi de 30 mg, o que era claramente interessante.\nFelizmente Bear finalmente trouxe o ácido lisérgico e terminamos de processar tudo no LSD no primeiro laboratório de Denver. Ele distribuiu um pouco de STP. E ele me pediu para mostrar a Nick Sand como fazer isso depois que Nick foi preso no Colorado em seu caminho de Nova York para a Califórnia. Isso levou Nick a montar "D&amp;H Custom Research" em San Francisco, que você viu no filme e onde ele fez grandes quantidades de STP. Esse laboratório financiou o laboratório Windsor onde fizemos a Orange Sunshine.\nO Bear eventualmente desiludiu-se com análogos de mescalina e no final de sua vida acreditou que todos eles não eram boas drogas.\nDon e eu lamentamos nosso envolvimento de STP. Acho que ambos concordamos que o LSD é um psicodélico muito superior.\n__________________________________\n\nP: Você acha que as maiores implicações sociais seriam a normalização cultural dos psicodélicos? Criaria uma sociedade mais criativa, aberta e empática ou pessoas que acreditam que isso já está predisposto em pessoas abertas e empáticas?\nO que você sugeriria às pessoas que usaram o LSD ou que pudessem experimentá-lo no futuro para obter a maior parte das experiências de terapia e, possivelmente, mudar de vida?\nEu também gostaria de acrescentar que eu sou um grande crente dos efeitos terapêuticos de LSD, como eu vi minha namorada se recuperar de PTSD ao longo do ano passado com o nosso uso freqüente de LSD. Isso está em combinação com muita utilização de cannabis, meditação e conversas focadas na introspecção e praticar o pensamento positivo.\n\nR: Quando eu usei LSD pela primeira vez, acreditei que torná-lo amplamente disponível produziria muitas mudanças sociais positivas. Com o retrospecto atual, parece-me que os efeitos sociais positivos não eram tão fortes quanto eu esperava que fossem e parece ter havido alguns efeitos colaterais sociais negativos. Eu digo parece, porque eu acredito que é muito difícil provar uma relação de causa e efeito. Então você terá que tomar o que estou escrevendo aqui como sendo minhas opiniões pessoais e especulações.\nUm dos efeitos secundários aparentes que me deixa desconfortável é a incidência muito comum de pensamento mágico e rejeição da lógica e da ciência. Algumas pessoas que tomaram um monte de psicodélicos tendem a facilmente acreditar em teorias de conspiração e rejeitar a ciência moderna. Assim como eu sei que muitas pessoas que acreditam em 9/11 como uma conspiração, são anti-vacinação, anti-fluoração, etc.\nSer capaz de pensar fora da caixa é muito útil, mas também é extremamente útil ser capaz de pensar dentro da caixa usando a lógica e a ciência. Estar preso em qualquer estado não é uma coisa boa. A flexibilidade mental deve ser uma meta.\nÉ muito difícil separar os efeitos da propagação do LSD aos 4 ventos da revolução sexual que estava acontecendo ao mesmo tempo.\nUma das armadilhas na cena de "Haight-Ashbury" foi o uso muito difundido de drogas ruins, como cocaína, anfetaminas e opiáceos. Demasiadas pessoas decidiram que se LSD era "seguro" ou se fumar maconha estava "tudo bem", todas as outras drogas seriam assim. É uma falácia muito perigosa.\n__________________________________\n\nP: Quanto tempo leva para fazer LSD? Quão grande o laboratório deve ser aproximadamente?\nApenas curioso sobre o quão difícil poderia ser. Você realmente tem que ser um químico de nível superior?\n\nR: Eu não recomendo tentar fazer LSD atualmente. As chances de você ir preso são extremamente alta, uma vez que todos os materiais e equipamentos que você deve usar são controlados. E as penas se tornaram extremamente rigorosas. Quando eu disse no filme "não tente isso em casa" eu não estava brincando.\nSe você não se importa com a pureza e não se preocupa com rendimento e estão dispostos a ser muito descuidados até mesmo no meu tempo quando a tecnologia era bastante bruta, era possível para alguém que não é muito hábil em química orgânica fazer LSD . Mas fazer LSD com alta pureza e com bom rendimento envolve uma grande dose de técnica de laboratório, pelo menos usando os métodos que conheço. Percebo que a tecnologia tem marchado e que existem alguns métodos sintéticos melhorados por aí. Mas os compostos de ácido lisérgico permanecem muito frágeis e exigem manuseio cuidadoso. É mais uma questão de compreender a técnica de laboratório necessária e condições especiais do que é uma questão de ter uma profunda compreensão da química teórica que certamente me falta. Owsley e eu nos consideramos cozinheiros em vez de químicos. Naturalmente Owsley era um cozinheiro excepcionalmente fino.\n__________________________________\n\nP: Tim, Deixe-me começar dizendo obrigado pelo seu trabalho. Eu sei que você está escrevendo um livro sobre a história do LSD. Você poderia falar mais sobre isso? Ouvi dizer que Nick tinha escrito alguns livros durante seu tempo na prisão e que ele não teve nenhuma sorte em publicar. Eu sinto que seria uma leitura incrível e espero vê-lo em uma prateleira algum dia.\n\nR: Eu tenho trabalhado por alguns anos para reunir e organizar a história da fabricação underground de LSD. No momento isso não é na forma de uma narrativa. Consiste em uma grande coleção de arquivos PDF com hiperlinks maciços, cada um dos quais é uma coleção cronológica de factóides para documentos de origem.\nEu deixei de lado esse projeto de história temporariamente para trabalhar em escrever um livro de memórias que é uma narrativa linear. Eu evitei especificamente procurar um editor porque eu quero evitar ter um prazo. Tenho algumas questões médicas que exigem que eu mantenha o estresse baixo em minha vida e minha mulher tem problemas médicos que exigem que eu esteja disponível para ajudá-la de várias maneiras. Mas eu espero conseguir eventualmente terminar. Eu estou tentando escrevê-lo com algum rigor acadêmico e espero conseguir uma imprensa da universidade para publicá-lo. Meu rascunho atual é cerca de 50% narrativa e 50% de notas muito detalhadas.\n__________________________________\n\nP: Qual é a dose mais alta de LSD que você se lembra de ter tomado? E alguns de seus velhos amigos?\n\nR: Acho que a dose mais alta que tomei deliberadamente foi de 300μg. Eu acho que em um acidente de laboratório eu provavelmente tenho tomado uma dose maior acidentalmente, mas eu não tenho idéia de quão grande. A dose que tomei com maior frequência foi de 150 μg.\nNick Sand e muitos da "Brotherhood" tendiam a ser um tanto machistas em tomar grandes doses de drogas. Vários dos meus amigos rotineiramente tomaram 1000/ 1500 ug.\nEu sei ao menos de 2 casos onde as pessoas falaram que tomaram 100.000μg (!). Felizmente para eles LSD, é uma das poucas substâncias que tem uma gama muito ampla entre a dose eficaz e uma dose fisicamente tóxica. A maioria das drogas tem um intervalo muito mais estreito entre a dose eficaz e a dose letal e não é uma boa idéia jogar roleta russa com elas, tentando superar seus amigos com megadoses.\nQuando se trata de LSD eu sou da opinião que 300μg é abundância.</text:p>
          </table:table-cell>
          <table:table-cell office:value-type="float" office:value="125" calcext:value-type="float">
            <text:p>125</text:p>
          </table:table-cell>
          <table:table-cell office:value-type="float" office:value="53" calcext:value-type="float">
            <text:p>53</text:p>
          </table:table-cell>
          <table:table-cell office:value-type="string" calcext:value-type="string">
            <text:p>2018-02-28</text:p>
          </table:table-cell>
          <table:table-cell office:value-type="string" calcext:value-type="string">
            <text:p>13:35:22+0000</text:p>
          </table:table-cell>
        </table:table-row>
        <table:table-row table:style-name="ro1">
          <table:table-cell office:value-type="float" office:value="1665" calcext:value-type="float">
            <text:p>1665</text:p>
          </table:table-cell>
          <table:table-cell office:value-type="string" calcext:value-type="string">
            <text:p>320137168412206_406933056399283</text:p>
          </table:table-cell>
          <table:table-cell office:value-type="string" calcext:value-type="string">
            <text:p>[COLABORAÇÃO] A SERPENTE DO PROIBICIONISMO CHOCANDO SEUS OVOS E O MERCADO DAS NOVAS SUBSTÂNCIAS PSICOATIVAS \n\nPor Marcio Roberto Oliveira Junior da Associação Psicodélica do Brasil\n\nMatéria completa:\n\nhttp://hempadao.com/a-serpente-do-proibicionismo-chocando-seus-ovos-e-o-mercado-das-novas-substncias-psicoativas/\n\n"...\nOs produtores dessas substâncias podem se beneficiar triplamente:\n\n(1) Aumentando as margens de lucro, pois exploram preços elevados, ao acessar reservas de mercado, vendendo substâncias novas como se fossem tradicionais;\n\n(2) Reduzindo o preço dos insumos caso os precursores necessários à sua produção também não estejam proibidos, logo os custo de produção se rebaixam.\n\n(3) Reduzindo os custos de distribuição quando não necessitam utilizar canais de distribuição de modo clandestino para escoar a produção.\n\nComo de costume, a transcendental mão invisível do mercado em geral não percebe as externalidades negativas que produz, pois, do interior desse processo, expele-se um conjunto de substâncias sobre as quais a sociedade não tem o menor conhecimento dos possíveis riscos e danos à saúde. Sobre esse conjunto de substâncias desconhecemos sua toxidade e seus efeitos de uso tanto no curto quanto no longo prazo.\n\nA figura abaixo, extraída do Relatório do Escritório das Nações Unidas sobre Drogas e Crime, mostra o número de diferentes novas substâncias psicoativas encontradas a cada ano entre <text:s/>2009-2015.\n\nOs dados são exemplares. Só no ano de 2015 foram quase 500 novas substâncias. O ritmo de inovações desta indústria está intenso.\n\nEm 2016, as categorias das NSP que se apresentaram em maior proporção foram os canabinoides sintéticos (32%), catinonas sintéticas (19%), fenetilaminas (18%) e outras substâncias (16%).\n\nA categoria “Outras Substâncias” contém análogos estruturais de diferentes classes de substâncias. Surpreendentemente foram encontrados nesse grupo NSP’s derivadas de remédios regulados e não relacionados às convenções proibicionistas. Na contra tendência foram encontrados 18 análogos estruturais do fentanil, bem como derivados de benzodiazepina e metilfenidato, o que mostra como essa indústria se apresenta cada vez mais dinâmica e complexa.\n..."</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2018-03-02</text:p>
          </table:table-cell>
          <table:table-cell office:value-type="string" calcext:value-type="string">
            <text:p>23:11:44+0000</text:p>
          </table:table-cell>
        </table:table-row>
        <table:table-row table:style-name="ro1">
          <table:table-cell office:value-type="float" office:value="1117" calcext:value-type="float">
            <text:p>1117</text:p>
          </table:table-cell>
          <table:table-cell office:value-type="string" calcext:value-type="string">
            <text:p>320137168412206_406932153066040</text:p>
          </table:table-cell>
          <table:table-cell office:value-type="string" calcext:value-type="string">
            <text:p>[COLABORAÇÃO]\nSei que muitos já sabem alguns dos benefícios e riscos para a saúde com o uso maconha, mas está aí um vídeo do Hashem Al-Ghaili com vários estudos científicos a respeito... Tem todas as fontes de pesquisa nos comentários :)</text:p>
          </table:table-cell>
          <table:table-cell office:value-type="float" office:value="50" calcext:value-type="float">
            <text:p>50</text:p>
          </table:table-cell>
          <table:table-cell office:value-type="float" office:value="6" calcext:value-type="float">
            <text:p>6</text:p>
          </table:table-cell>
          <table:table-cell office:value-type="string" calcext:value-type="string">
            <text:p>2018-03-02</text:p>
          </table:table-cell>
          <table:table-cell office:value-type="string" calcext:value-type="string">
            <text:p>23:17:02+0000</text:p>
          </table:table-cell>
        </table:table-row>
        <table:table-row table:style-name="ro1">
          <table:table-cell office:value-type="float" office:value="863" calcext:value-type="float">
            <text:p>863</text:p>
          </table:table-cell>
          <table:table-cell office:value-type="string" calcext:value-type="string">
            <text:p>320137168412206_406967709729151</text:p>
          </table:table-cell>
          <table:table-cell office:value-type="string" calcext:value-type="string">
            <text:p>[COLABORAÇÃO]\n\nEm diversos grupos vejo pessoas pedindo informações sobre md em cristal, bom vou lhes contar uma coisa: Não tem como saber por foto se o md é bom ou o que ele é. Nome de md não é parâmetro (você pode chamar do que quiser), cor de md não é parâmetro (testes laboratoriais mostraram purezas semelhantes pra varias cores de cristal diferente), aspecto do md não é parâmetro (você pode tritutar se quiser ou manter os cristais), cheiro do md não é parâmetro (apesar de possuir um cheiro característico, seus análogos compartilham de odor extremamente semelhante). \n\nSe ainda assim você juntar tudo isso e observar o suposto "md" como um todo, não é possível dizer nada pois existem milhares de substâncias (psicoativas ou não) que apresentam forma cristalina em diversas colorações.\n\nMinha dica? Se você compra seu md de um dealer reconhecido, que está a tempo no mercado, tem referências, e que sabe pelo menos quais substâncias existem em circulação, você pode saber se está comprando MDMA verdadeiro ou desconfiar de algum análogo. Uma maneira mais precisa seria utilizando reagente que diferencia MDxx de MDMA (simons ou folin).\n\nAgora que você já sabe que o seu cristal se trata de MDMA verdadeiro, a pureza não tem como ser definida sem testes laboratoriais, e ela não ultrapassa 83,9% de maneira alguma.\n\nPor que?\nAcompanhem comigo...\nO MDMA depois de sintetizado é uma substância em óleo, e a maneira de cristalizar ele é adicionando ácido clorídrico (HCl), dai vem a denominaçao MDMA HCl ou MDMA hidroclorizado. Esse HCl que virou parte da molécula tem um peso: 37g/mol. A molécula do MDMA HCl (C11H16ClNO2) pesa 229.709g/mol.\nAgora é só fazer regra de três:\n\n229,709 corresponde a 100%\n37 corresponde a x\n\nMultiplicação cruzada e voilá:\nX = 16,10%\n\nAgora você sabe que o HCl corresponde a 16,10% da molécula e o restante 83,9% MDMA.\n\nUm usuário experiente até consegue comparar um MDMA com outro e dizer qual está mais puro com base na magnitude dos efeitos sentidos, mas mesmo assim é totalmente impreciso.</text:p>
          </table:table-cell>
          <table:table-cell office:value-type="float" office:value="28" calcext:value-type="float">
            <text:p>28</text:p>
          </table:table-cell>
          <table:table-cell office:value-type="float" office:value="35" calcext:value-type="float">
            <text:p>35</text:p>
          </table:table-cell>
          <table:table-cell office:value-type="string" calcext:value-type="string">
            <text:p>2018-03-03</text:p>
          </table:table-cell>
          <table:table-cell office:value-type="string" calcext:value-type="string">
            <text:p>01:57:18+0000</text:p>
          </table:table-cell>
        </table:table-row>
        <table:table-row table:style-name="ro1">
          <table:table-cell office:value-type="float" office:value="473" calcext:value-type="float">
            <text:p>473</text:p>
          </table:table-cell>
          <table:table-cell office:value-type="string" calcext:value-type="string">
            <text:p>320137168412206_407612652997990</text:p>
          </table:table-cell>
          <table:table-cell office:value-type="string" calcext:value-type="string">
            <text:p>[COLABORAÇÃO] <text:s text:c="2"/>TEXTO INFORMATIVO \n \n****ENCONTRANDO O EQUILÍBRIO****\n(Restauração mental)\n\nPara compreendermos como nossa mente funciona e como podemos dar um descanso para esse músculo mental, precisamos saber e entender os dois circuitos mentais que trabalham no nosso cérebro. Atividades "de baixo para cima", ou "ascendente", se tornou uma expressão para funcionamentos neurais da parte inferior do cérebro. Da mesma forma, "de cima para baixo", ou "descendente" se tornou uma expressão para funcionamentos neurais da parte superior do cérebro.\n\nA mente de baixo para cima (ascendente), é: \n*mais veloz em tempo cerebral;\n*involuntária e automática, está sempre ligada;\n*intuitiva, impulsiva e executora de nossas rotinas habituais e guia de ações.\n\nEm contrapartida, a mente de cima para baixo (descendente), é:\n*mais lenta, voluntária, esforçada;\n*capaz de aprender novos modelos, fazer novos planos e assumir o controle do nosso repertório automático.\n\nO sistema ascendente é multitarefa. Ele analisa oque está em nosso campo de percepção antes de nos deixar saber o que selecionou como relevante para nós. Nossa mente descendente leva mais tempo para deliberar sobre o que lhe é apresentado, avaliando uma coisa de cada vez e aplicando analises mais ponderadas. Muito do que a mente descendente acredita ter escolhido focalizar, pensar e fazer são na realidade planos ditados pelos circuitos ascendentes. \nOs sistemas ascendentes e descendentes distribuem tarefas mentais entre eles para que consigamos fazer o mínimo de esforço e obtenhamos ótimos resultados. Conforme a familiaridade torna uma rotina mais fácil, ela passa de descendente a ascendente. Da forma como vivemos essa transferência neural, cada vez precisamos prestar menos atenção, até que ela se torna automática.\n\n****RESTAURANDO A ATENÇÃO****\n\nAgora que já entendemos o básico de como uma mente trabalha, podemos compreender mais a fundo como podemos restaurar nossa atenção e nos manter mais saudáveis mentalmente. \nEsforços cognitivos demandam atenção ativa, um alto custo de energia. Os sinais de fadiga mental, como uma queda na efetividade e um aumento da distração e da irritabilidade, significam que o esforço necessário para manter o foco esgotou a glicose que alimenta a energia neural.\n\n------Mas como descansar um músculo mental??------\n\nA atenção firmemente focada se cansa, (muito parecido com o que acontece com um músculo que trabalha demais). \nTente trocar do esforço de controle descendente para atividades mais passivas ascendentes, fazendo uma pausa relaxante num ambiente tranquilo. Os ambientes mais tranquilos estão na natureza. Essa restauração ocorre quando passamos de um estado de atenção esforçada, em que a mente precisa anular as distrações, para um estado em que nos deixamos livres e permitimos que a nossa atenção seja capturada pelo que quer que se apresente. Mas apenas certos tipos de foco ascendente agem de modo a restaurar energia para atenção focada. NAVEGAR NA INTERNET NÃO É O CASO. \nFazemos bem de nos desconectarmos regularmente. Tempos de silêncio restauram nosso foco e nossa serenidade, (semelhante a uma meditação). Mas essa desconexão é apenas o primeiro passo. Oque fazemos a seguir também importa. Dar uma caminhada por uma rua da cidade ainda exige da nossa atenção, precisamos desviar de carros, atravessar multidões e ignorar os barulhos de buzinas e os demais ruídos da rua. Por outro lado, uma caminhada num parque ou bosque exige pouco desse tipo de atenção. Uma caminhada em meio ás arvores leva a um melhor foco para a retomada de tarefas que exigem concentração do que um passeio a pé pelo centro da cidade. Até mesmo se sentar na frente de um mural que retrate uma cena da natureza é melhor do que a cafeteria da esquina. \nEsses momentos relaxantes parecem ótimos para desligar de uma concentração intensa, mas abrem espaço para a atitude de divagação da mente, (que geralmente se voltam para ruminações e preocupações voltadas para o "eu"), por isso, há mais um passo que podemos dar para desligar a mente ocupada: foco total em alguma coisa relaxante. \nA chave é uma experiencia imersiva, em que a atenção possa ser total, mas largamente passiva (como assistir á um filme interessante). A absorção total e positiva bloqueia a voz interior, aquele diálogo constante com nós mesmos que acontece mesmo durante nossos momentos tranquilos. Esse é o principal efeito de quase todas as práticas contemplativas que mantem a sua mente focada num alvo neutro, como a respiração ou um mantra (princípios da meditação). Acalmando os sistemas do foco esforçado, temos os ingredientes para a restauração cognitiva.\n\nTexto resumido e alterado por mim, retirado de um capitulo do livro: "FOCO, a atenção e seu papel fundamental para o sucesso"; de Daniel Goleman, (inteligência emocional).\nDownload em PDF, nos comentários.</text:p>
          </table:table-cell>
          <table:table-cell office:value-type="float" office:value="39" calcext:value-type="float">
            <text:p>39</text:p>
          </table:table-cell>
          <table:table-cell office:value-type="float" office:value="15" calcext:value-type="float">
            <text:p>15</text:p>
          </table:table-cell>
          <table:table-cell office:value-type="string" calcext:value-type="string">
            <text:p>2018-03-04</text:p>
          </table:table-cell>
          <table:table-cell office:value-type="string" calcext:value-type="string">
            <text:p>19:36:33+0000</text:p>
          </table:table-cell>
        </table:table-row>
        <table:table-row table:style-name="ro1">
          <table:table-cell office:value-type="float" office:value="566" calcext:value-type="float">
            <text:p>566</text:p>
          </table:table-cell>
          <table:table-cell office:value-type="string" calcext:value-type="string">
            <text:p>320137168412206_408053672953888</text:p>
          </table:table-cell>
          <table:table-cell office:value-type="string" calcext:value-type="string">
            <text:p>[COLABORAÇÃO] ENTREVISTA COM KRYSTLE COLE - VÍDEO\n\nPra quem não leu a entrevista porque achou muito grande ou pra quem já leu e quer conhecer mais detalhes do local onde tudo aconteceu, recomendo o vídeo abaixo (da pra colocar a legenda em português clicando no botão de configuração do Youtube &gt; Legendas automáticas &gt; Português). Nele também é falado um pouco mais sobre o NeuroSoup, um projeto de redução de danos que a Krystle criou mas que foi fechado por ela mesmo alguns anos depois. Hoje ela se dedica a arte visionária - http://www.krystlecole.com.\n\nMas como quem tem amigos tem tudo, o Fernando Beserra traduziu vários capítulos do livro dela, chamado TripGuide. Em breve trago aqui pra vocês.\n\nEntrevista completa: https://www.facebook.com/groups/320137168412206/permalink/408035502955705/</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2018-03-06</text:p>
          </table:table-cell>
          <table:table-cell office:value-type="string" calcext:value-type="string">
            <text:p>02:13:48+0000</text:p>
          </table:table-cell>
        </table:table-row>
        <table:table-row table:style-name="ro1">
          <table:table-cell office:value-type="float" office:value="899" calcext:value-type="float">
            <text:p>899</text:p>
          </table:table-cell>
          <table:table-cell office:value-type="string" calcext:value-type="string">
            <text:p>140665063189702_408339872925268</text:p>
          </table:table-cell>
          <table:table-cell office:value-type="string" calcext:value-type="string">
            <text:p>[COLABORAÇÃO] ECSTASY E O CENÁRIO DE USO: TESTAGEM, PESQUISA E CONFIANÇA\n\nAqui no grupo já faz algum tempo que eu não aceito mais postagens de fotos de substâncias pedindo informações sobre composição e relatos. Além de poluir muito a timeline escondendo as discussões produtivas, é algo muito arriscado. As punções (formas para prensas) podem ser compradas na internet e fornecedores podem copiá-las e colocar qualquer coisa ali, desde açúcar a PMMA. Mas como é algo inevitável, algo que vocês vão procurar, vou tentar nessa publicação, passar o conhecimento que adquiri para que vocês pesquisem por conta própria e sejam mais críticos na hora de decidir ou não comprar e usar. Eu vejo nesse cenário três pilares:\n\n- TESTAGEM\n- PESQUISA\n- CONFIANÇA\n\nA primeira é uma coisa que bato muito na tecla aqui no grupo: TESTES COLORIMÉTRICOS. Eles não são 100% seguros pois não é possível detectar pureza, dosagens e possíveis misturas, mas é o método mais seguro que temos ao nosso alcance aqui no Brasil. Na Holanda e Espanha por exemplo, você consegue enviar, gratuitamente para testes em laboratório e ter certeza do que realmente foi colocado ali. É muito importante que faça uma triagem, testagem somente com Marquis, que é o mais conhecido atualmente, é MUITO arriscada. Várias substâncias além do MDMA podem ficar da mesma cor na reação, muitas delas são pouco estudadas e podem trazer efeitos negativos a curto e longo prazo. \n\n- o que percebo nos testes que são feitos por aí é que estão preocupados somente com reação final. O primeiro segundo deve ser observado, nas tabelas é mostrado uma mudança de cores, com duas e as vezes 3 cores. Se você puder filmar o teste pra poder ver depois com calma essa reação vai perceber que muitas não passaram por essa mudança de cor. O que isso quer dizer? Provavelmente ela não tem aquilo que você esperava.\n\nNo link abaixo um arquivo que eu levo impresso quando vou fazer testes em eventos com várias tabelas e guias de reações que contemplam dezenas de outras substâncias para ajudar na hora de decifrar a testagem:\nhttps://drive.google.com/open?id=10FpD3eY0xniVG3uRwRzypiXu7lCqsHxE\n\nAlgumas outras fontes para entender melhor as reações:\n\nCompilado de vídeos de reações de centenas de substâncias com reagentes: http://bunkpolice.dmt-nexus.me/Table.aspx\n\nAplicativo móvel (somente android) do The Bunk Police com vídeos e espectro de cores: \nhttps://play.google.com/store/apps/details?id=com.bunkpolice.bunkpolice&amp;hl=en\n\nAplicativo móvel (somente android) do Społeczna Inicjatywa Narkopolityki (SinLAB) com vídeos e espectro de cores:\nhttps://play.google.com/store/apps/details?id=pl.sin.tester\n\nWiki do canal Reagent Testing no Reddit com orientações precisas, tabelas completas e discussões com os melhores no assunto (lá estão os donos do SinLab, The Bunk Police e Reagent Tests UK): \nhttps://www.reddit.com/r/ReagentTesting/wiki/index \n\nTestes postados aqui no grupo mostrando a importância da triagem:\n\nTeste com Mandelin e Froehde e Simon com resultado não compatível com MDMA:\nhttps://www.facebook.com/groups/320137168412206/permalink/402229956869593/?hc_location=ufi\n\nTeste com vários reagentes e o Simon no final comprovando que não era MDMA:\nhttps://www.facebook.com/groups/320137168412206/permalink/357154661377123/\n_________________\n\nEm segundo lugar, a PESQUISA. Inúmeros são os sites onde fazem testes de laboratórios ou que usuários fazem testes e dão seus relatos. Mas aqui entra um detalhe importante, a sua prensa pode ter algo diferente da que está sendo apresentada no resultado: \n\n- históricos mostram diferenças de até 60mg de MDMA em testes do mesmo lote. Até mesmo remédios legais podem conter variações de dosagem, imaginem am laboratórios clandestinos sem nenhum rigor no controle de qualidade.\n- sempre comece com uma dosagem menor quando for usar pela primeira vez algum novo lote.\n\nSites:\n\nChEck iT!: Resultados de testes feitos em laboratório postados mensalmente no site:\nSite: http://checkit.wien/warnungen/\nFacebook: https://www.facebook.com/ChEckiT.Wien/\n\nEnergy Control: Resultados de testes feitos em laboratório postados na página (estão com problema no cadastro faz alguns meses), por isso eu salvei todos os testes até dezembro do ano passado numa pasta do meu Google Drive:\nDrive: https://drive.google.com/open?id=0B5Evogolp-7CcWZxRjV1REpYUmc\nSite: https://energycontrol.org/analisis-de-sustancias/resultados/tablas-de-pastillas.html\nFacebook (estão os últimos testes por lá): https://www.facebook.com/energycontrol/\n\nsaferparty.ch: Resultados de testes feitos em laboratório postados na página e facebook:\nSite: http://www.saferparty.ch/warnungen.html\nFacebook: https://www.facebook.com/saferparty/\n\nEcstasy Data: Resultados de testes feitos em laboratório postados no site. É um compilado de vários laboratórios, incluindo alguns que já citei.\nSite: https://www.ecstasydata.org/\n\nMDA basecamp: Resultados de testes que são considerados preocupantes são postados no site:\nSite: <text:s/>http://www.drogenarbeitz6.at/substanzen/substanzwarnungen.html\nFacebook: https://www.facebook.com/MDA-basecamp-307613469255620/\n\nPill Reports: compilado de informações de ecstasys que são postadas pelos próprios usuários:\nSite: https://pillreports.net/\nFacebook: https://www.facebook.com/pillreportsofficial/\n\nKnowDrugs: Aplicativo móvel que faz uma compilação de quase todos os laboratórios citados acima:\nAndroid: https://play.google.com/store/apps/details?id=cc.phk.knowdrugs\niPhone: https://itunes.apple.com/us/app/knowdrugs/id1152858301\nSite: https://www.knowdrugs.info/\nFacebook: https://www.facebook.com/knowdrugs\n\n_________________\n\nE em terceiro, mas não menos importante, a CONFIANÇA. Comprar drogas de qualquer um que apresente pra você um saquinho colorido de pastilhas no rolê é "rolê-ta russa" (badum, tss). Seja mais crítico, o valor é algo que deve ser levado em conta, mesmo que ocorram variações de preços por questões de quantidade, um ecstasy por 15-20 reais no varejo dentro do evento é de desconfiar. Não é porquê "bateu bem" no colega ao lado, que é MDMA. \n_________________\n\nVeja mais:\n\nINFORMAÇÃO ANTES DA INTOXICAÇÃO:\nhttps://www.facebook.com/photo.php?fbid=191745234748351&amp;set=g.320137168412206&amp;type=1&amp;theater&amp;ifg=1\n\nDOSE PARA SE SENTIR BEM, NÃO PARA IR ALÉM:\nhttps://www.facebook.com/photo.php?fbid=192939114628963&amp;set=g.320137168412206&amp;type=1&amp;theater&amp;ifg=1\n\nMENOS É MAIS - ACERTE AS DOSAGENS:\nhttps://www.facebook.com/photo.php?fbid=128327744664600&amp;set=g.320137168412206&amp;type=1&amp;theater&amp;ifg=1\n\nNOME DE MDMA NÃO É PARÂMETRO:\nhttps://www.facebook.com/photo.php?fbid=173522599903948&amp;set=g.320137168412206&amp;type=1&amp;theater&amp;ifg=1\n\nTESTE - GRANAVA VERDE:\nhttps://www.facebook.com/prepartykit/photos/g.320137168412206/307146339777182/?type=1&amp;theater&amp;ifg=1\n\nRELATO E TESTE COM REAGENTE - BK-EPDB:\nhttps://www.facebook.com/prepartykit/photos/g.320137168412206/266430497182100/?type=1&amp;theater&amp;ifg=1\n\nALERTA - PENTILONA:\nhttps://www.facebook.com/prepartykit/photos/g.320137168412206/264550820703401/?type=1&amp;theater&amp;ifg=1\n\nALERTA - TESLA COM 4-FA:\nhttps://www.facebook.com/photo.php?fbid=2118882038332003&amp;set=g.320137168412206&amp;type=1&amp;theater&amp;ifg=1\n\nALERTA - 2C-B:\nhttps://www.facebook.com/prepartykit/photos/g.320137168412206/346830829142066/?type=1&amp;theater&amp;ifg=1</text:p>
          </table:table-cell>
          <table:table-cell office:value-type="float" office:value="74" calcext:value-type="float">
            <text:p>74</text:p>
          </table:table-cell>
          <table:table-cell office:value-type="float" office:value="16" calcext:value-type="float">
            <text:p>16</text:p>
          </table:table-cell>
          <table:table-cell office:value-type="string" calcext:value-type="string">
            <text:p>2018-03-06</text:p>
          </table:table-cell>
          <table:table-cell office:value-type="string" calcext:value-type="string">
            <text:p>20:45:39+0000</text:p>
          </table:table-cell>
        </table:table-row>
        <table:table-row table:style-name="ro1">
          <table:table-cell office:value-type="float" office:value="1379" calcext:value-type="float">
            <text:p>1379</text:p>
          </table:table-cell>
          <table:table-cell office:value-type="string" calcext:value-type="string">
            <text:p>320137168412206_408280556264533</text:p>
          </table:table-cell>
          <table:table-cell office:value-type="string" calcext:value-type="string">
            <text:p>[COLABORAÇÃO] BIBLIOTECA PSICODÉLICA \n\nEncontrei recentemente um arquivo com estudos, livros, textos e mídias da literatura psicodélica. São 7gb de estudos organizados por assunto, autores e substâncias (e datas). São arquivos de 1921 até 2017.\n\nBaixei o arquivo e joguei no meu Google Drive para que fique fácil a navegação e pra quem se interessar por algum arquivo específico, não precisar ter que baixar os 7gb de uma só vez.\n\nLink da biblioteca: https://drive.google.com/open?id=1B4ZoSxokK-MTV4GOGNhiw3QpKPQASglS\n\nEssa pasta estará sempre em atualização. Aos membros que tem arquivos que gostariam de contribuir para a biblioteca me mandem mensagem que eu libero acesso para fazerem upload.\n\nOs arquivos são em sua maioria PDF`s e estão em inglês (estou subindo aos poucos alguns em português e criar subpastas específicas). Recomendo o site abaixo para traduzir, basta fazer o upload do arquivo:\n\nhttps://www.onlinedoctranslator.com/translationform\n_____________________ \n\nOs arquivos estão organizados da seguinte forma:\n\nPOR ASSUNTO:\nArte e música / Criptografia e Moedas virtuais / Cultura e Sociedade / Farmácia e Engenharia / Guerra as drogas / Mercado e Política / Neurociência / Percepção e Consciência / Psicoterapia Psicodélica / Química / Redução de Danos / Referências Gerais / Saúde Mental / Sono e Sonhos / Testes de Drogas / Transumanismo e ficção científica / Transpersonalismo e Espiritualidade / Variados / Vício e Recuperação \n\nPOR AUTOR:\nAlan Watts / Albert Hoffman / Alex &amp; Ann Shulgin / Huxley's / Stanislav Grof / Terrence McKenna &amp; Amigos / Timothy Leary / William Burroughs\n\nPOR SUBSTÂNCIAS:\n2C-B / 5-MeO-DMT / Anfetaminas / Ayahuasca / Cafeína / Cannabis / Cogumelos / Datura / DMT / DPT / DXM / Ibogaína / Ketamina / LSD / MDMA / Mescalina / Salvia Divinorun / Variadas\n\nMULTIMÍDIA:\n1955 - Psicose Esquizofrênica induzida por LSD-25\n1957 - Folhares Smithsonianos - Cerimônia de cogumelos dos índios Mazatec do México\n1962-1996 - Experiência da Sexta-Feira Santa\n1963 - Testes de LSD em soldados Britânicos \n1965 - CBS Reports - LSD, 'A Experiência Spring Grove'\n1967 - Timothy Leary - Turn On, Tune In, Drop Out\n1970 - Timothy Leary - Você pode ser alguém\n1992 - Uma conversa entre Terence McKenna e Ram Dass\n1998 - Sacred Weeds - Salvia Divinorum \n2004 - Ibogaína - Rito de passagem, cura para o vício \n2004 - Peter Jennings - A ascensão do ecstasy\n2007 - Vamos platar cogumeos!\n2009 - National Geographic - O LSD\n2012 - National Geographic - Drugs Inc. - Alucinógenos\n_____________________ \n\nBom estudos!</text:p>
          </table:table-cell>
          <table:table-cell office:value-type="float" office:value="116" calcext:value-type="float">
            <text:p>116</text:p>
          </table:table-cell>
          <table:table-cell office:value-type="float" office:value="47" calcext:value-type="float">
            <text:p>47</text:p>
          </table:table-cell>
          <table:table-cell office:value-type="string" calcext:value-type="string">
            <text:p>2018-03-06</text:p>
          </table:table-cell>
          <table:table-cell office:value-type="string" calcext:value-type="string">
            <text:p>17:40:25+0000</text:p>
          </table:table-cell>
        </table:table-row>
        <table:table-row table:style-name="ro1">
          <table:table-cell office:value-type="float" office:value="983" calcext:value-type="float">
            <text:p>983</text:p>
          </table:table-cell>
          <table:table-cell office:value-type="string" calcext:value-type="string">
            <text:p>320137168412206_408035502955705</text:p>
          </table:table-cell>
          <table:table-cell office:value-type="string" calcext:value-type="string">
            <text:p>[COLABORAÇÃO] ENTREVISTA COM KRYSTLE COLE\n\nNo despertar do milênio todos os habitantes do maior laboratório de LSD do mundo foram presos, com exceção de um... Krystle Cole.\n\nEu sou fã da VICE (das internacionais porque a VICE Brasil solta cada matéria que é de chorar) e sou mais fã ainda do Hamilton, ele tem um quadro chamado Hamilton's Pharmacopeia onde ele vai atrás da antiga e da atual história psicodélica. Ele passa por lugares que a maioria aqui queria estar, desde rituais xamânicos no meio do nada para usar bufotenina até laboratórios de ecstasy para conhecer ao vivo traficantes prensando os comprimidos dentro de um quarto. Mas esse artigo não é para falar dele, mas de uma entrevista que ele fez para contar e desvendar a história do maior laboratório de LSD já conhecido no mundo. Esse artigo foi traduzido pela Vice Brasil:\n\n“Não é nada fácil sintetizar os eventos ocorridos no silo de mísseis de Wamego entre 1º de outubro e 4 de novembro de 2000. As informações disponíveis formam uma massa viscosa de verdades, meias verdades, três quartos de verdades e mentiras descaradas, da qual é impossível extrair qualquer substância pura. Os personagens da história são múltiplos e variados. Os elementos químicos em questão são muitas vezes obscuros e de efeito desconhecido. Tudo que se sabe é que, em 1997, um prestigiado químico orgânico chamado Leonard Pickard se aliou a Gordon Todd Skinner, um herdeiro milionário, para criar aquele que se tornaria o laboratório de LSD mais produtivo do mundo. Um laboratório que, segundo fontes, produzia mais de 90% do LSD disponível no planeta, além de quantidades desconhecidas de MDMA, ALD-52, extrato de ergot e, possivelmente, LSZ. \n\nLeonard Pickard é um caso raro entre os químicos clandestinos — um dos poucos que se destaca no ambiente acadêmico. Ele estudou em Harvard, Purdue e na UCLA enquanto produzia quilos de MDMA e LSD em laboratórios secretos da Irmandade do Amor Eterno. Era um sujeito carismático e gentil, de excelente postura (costumava dizer que a coluna vertebral deveria ser mantida na vertical, como “um lindo colar de pérolas”). Uma imagem famosa mostra Leonard em um congresso científico apreciando o aroma de uma rosa. Ele era assim.\n\nGordon Todd Skinner (mais conhecido como Todd) é um químico autodidata de competência duvidosa — o fato de ele ser considerado um químico é discutível. Ele afirma ter feito sua primeira extração de mescalina a partir do L. williamsii aos 19 anos. Aos 25, estava preso em Nova Jersey acusado de traficar quase 20 quilos de maconha. Para se livrar da pena, começou uma longa e frutífera carreira de informante do governo. Em 1996, adquiriu um silo de mísseis nucleares Atlas E desativado em Wamego, no estado americano do Kansas, e o transformou em um palácio psicodélico subterrâneo. Três anos mais tarde, comprou outro silo de mísseis, para abrigar um superlaboratório de LSD, que permaneceu na ativa por um curto período de tempo, já que, em outubro de 2000, Todd ofereceu aos agentes da DEA (a agência americana de combate às drogas) uma visita monitorada a suas instalações. Afirmar que Todd é um delator seria ignorar o fato de que ele parecia ter um comprometimento profundo e sincero com a distribuição de drogas psicodélicas para o aperfeiçoamento da espécie humana — o que torna sua atitude ainda mais complexa.\n\nPor fim, temos Krystle Cole, uma ex-stripper gótica do Kansas, que se apaixonou por Todd e acabou tendo acesso a seu círculo privado de químicos e traficantes. Krystle conheceu Todd em fevereiro de 2000, e eles viveram uma lua-de-mel lisérgica de seis meses antes que as coisas começassem a catabolizar em caos. Em agosto do mesmo ano, Todd começou a suspeitar que seu laboratório de LSD estivesse sendo vigiado pelo governo e decidiu se esquivar de qualquer acusação criminal que pudesse vir a enfrentar entregando Leonard de bandeja. Isso levou à prisão de Leonard e uma escassez de LSD em escala nacional (e talvez mundial) que se estendeu pelos primeiros anos da década de 2000.\n\nEm outubro de 2000, Todd contatou formalmente a DEA e declarou: “Estou envolvido naquilo que acredito ser a maior rede de distribuição de LSD do mundo… Queria tentar fazer um acordo”. Todd ganhou imunidade total por seu envolvimento com o laboratório, enquanto Leonard recebeu duas condenações à prisão perpétua sem direito à condicional. Logo depois do julgamento, Todd e Krystle viajaram aos Estados Unidos comercializando quilos e mais quilos de MDMA com alto grau de pureza para sobreviver. Com o tempo, Todd foi ficando cada vez mais violento e paranoico, e em setembro de 2003 acabou preso e envolvido em uma batalha judicial que terminou com uma sentença de prisão perpétua por agressão com arma branca (uma agulha hipodérmica) e sequestro.\n\nDesde então, Krystle vem transformando sua experiência em matéria-prima para uma série de livros e vídeos no YouTube, o mais popular deles envolvendo uma discussão aprofundada sobre uma técnica de administração intra-retal de DMT batizada como “o colônico xamânico”—dizem que arde bastante. Krystle é uma das poucas pessoas que participou da empreitada e não está na cadeia, então peguei um avião para o Kansas para entrevistá-la e fazer uma visita ao lendário silo de mísseis. Apesar de ter passado por tudo o que passou, Krystle é um poço de energia enteogênica em ebulição. Quando a busquei para irmos até Wamego, ela estava vestindo uma camiseta tie-dye com o símbolo da paz.\n\nO silo era um testamento da extravagância perdulária de Todd. O abrigo principal era decorado com tapetes persas e luxuosos sofás de couro. Havia também um sistema de som de 120 mil dólares, que ele usava para ouvir Deep Forest e Sarah McLachlan no último volume. O banheiro era equipado com três duchas e uma banheira capaz de acomodar umas seis pessoas. Depois das prisões, o silo foi esvaziado, e tudo o que havia de valor por ali foi vendido. O espaço acabou abandonado, vandalizado, inundado e por fim invadido por comparsas de Todd em busca de um carregamento de MDMA, LSD e DMT escondidos nas paredes estriadas de mármore rosado. Atualmente, pouco do silo original permanece intacto, e a propriedade agora pertence a um fanático por veículos militares, que usa o abrigo de mísseis para guardar seus tanques soviéticos T-34 da época da Segunda Guerra Mundial. Depois de visitar o silo, Krystle e eu batemos um longo papo. \n\nVICE: Como você e Gordon Todd Skinner se conheceram?\n\nKrystle Cole: Eu fazia strip-tease em um lugar chamado Club Orleans. O Todd não frequentava casas de strip, mas seus funcionários frequentavam, e um deles me viu em ação e disse a ele: “Tem uma garota lá que você precisa ver”. A minha apresentação era bem interessante—um número de bondage. Eu realmente me destacava entre as meninas que trabalhavam lá. Eu era gótica, então me apresentava ao som de death metal com uma corrente que eu usava para me enrolar no poste do palco e me chicotear. Eu queria me rebelar contra tudo que o Kansas representava. Quando o Todd apareceu, vi que ele era diferente dos outros clientes, não queria que eu dançasse no colo dele nem nada do tipo. Ele só ficava sentado na área VIP e me dava um monte de dinheiro. Depois de um tempo, me convidou para conhecer o lugar onde morava. Nas casas de strip existe uma regra: “Nunca vá para casa com um cliente, você vai acabar sendo estuprada e esquartejada”. Eu estava com um pouco de medo, mas disse: “Tudo bem, eu vou”. Depois de viajar de carro durante horas, demos de cara com portões de ferro gigantescos com arame farpado em cima. Havia pelo menos dez câmeras de segurança lá fora, além dos sensores de movimento. Não tinha nenhuma outra construção à vista, e a porta do silo era grande o suficiente para um caminhão passar. Quando ele me levou lá para dentro, fiquei apavorada.\n\nPor que o Todd morava em um silo de mísseis nucleares?\n\nQuando conheci o Leonard e o Todd, eles me disseram que eram figurões excêntricos do mercado financeiro. O Todd me disse que tinha estocado alimentos e armas para se preparar para o bug do milênio—nos conhecemos no início de 2000. O Todd tinha tudo que era necessário para sobreviver ao apocalipse naquele silo. Eles me disseram que tinham maletas cheias de dinheiro em moeda estrangeira e em dólares, pois achavam que o sistema financeiro dos Estados Unidos estava à beira de um colapso. Eles esbanjavam dinheiro, andavam de Porsche e me compraram roupas Armani. Eu não precisava mais trabalhar na casa de strip. Aqui no Kansas não temos o costume de ficar interrogando as pessoas para ver se elas estão realmente dizendo a verdade.\n \nEntão o Todd falou que era um figurão do mercado financeiro e que estava preparado para sobreviver a um suposto colapso financeiro. Mas como ele justificou os quilos de MDMA?\n\nEle escondia. Logo que o conheci, eu não via nada daquilo. Eu tinha pouquíssima experiência com drogas. Já tinha bebido e fumado maconha, mas nunca nem tinha ouvido falar em MDMA. “Experimenta só uma vez, você vai gostar”, ele me disse. Nossa, e como eu gostei… Mas só cheguei a ver uma pequena quantidade. Depois de um tempo, comecei a desconfiar que tinha alguma coisa rolando ali, mas não sabia direito o quê. Todo mundo vivia tenso. Se você falasse sobre drogas no telefone, ou entrasse em um site sobre drogas, levava o maior sermão. Só mais tarde me mostraram o estoque de drogas e eu fiquei sabendo que havia um laboratório de LSD além do laboratório de MDMA, que nunca foi descoberto. \n\nLi que ele dizia para as pessoas que estava usando o silo de mísseis para fabricar molas de alto desempenho para a NASA.\n\nTecnicamente, em um determinado momento, havia molas sendo fabricadas no silo de mísseis. Alguns funcionários disseram que tentaram fazer algumas molas, mas era tudo fachada.\n\nVocê chegou a ver alguma mola por lá?\n\nNão, nunca vi mola nenhuma no silo, mas a mãe do Todd é dona de uma fábrica de molas em Tulsa, e eles realmente fabricam molas para a NASA.\n\nQuando você descobriu que o Todd e o Leonard estavam metidos com fabricação de LSD, você teve vontade de cortar relações com eles?\n\nQuando comecei a perceber o que estava acontecendo quis me envolver mais. Só soube o que de fato era feito ali depois que o Leonard foi preso. Eu estava usando muitas drogas, e só tinha 18 anos. Não tinha visão nem discernimento para perceber o que estava acontecendo ao meu redor. Nessa época eu só dizia: “Vamos curtir”. Eu não pensava nas consequências, nem no futuro, ou em qualquer outra coisa.\n\nQuais eram as substâncias que o grupo pesquisava e sintetizava?\n\nA especialidade do Todd era as triptaminas. Ele fazia extrações a partir da Mimosa hostilis, mas também sabia produzir DMT sintética. Ele tinha muito orgulho de todos os químicos que possuía. Quem o conhecia bem podia ver sua enorme “biblioteca” de substâncias químicas—centenas de drogas diferentes. Isso foi em 2000, antes de um monte dessas substâncias poderem ser adquiridas na Internet como material de pesquisa. O Todd distribuía essas coisas para todo mundo, e a gente ficava: “Dá uma pra mim”. Não sabia o que a maioria das substâncias era. Eu tomava muitas coisas diferentes, era como se eu vivesse num mosteiro enteogênico. Eu não precisava trabalhar. Não precisava me preocupar com contas para pagar. Não precisava fazer nada além de tomar drogas psicodélicas. Tive a oportunidade de usar coisas muito incomuns, como ALD-52 e extrato de ergot, assim como substâncias totalmente novas das quais eu nunca tinha ouvido falar até então e nem ouvi mais falar desde então.\n\nQue substâncias eram essas?\n\nBom, antes eu não podia falar muito sobre isso, mas agora posso, porque os crimes já prescreveram. Tinha uma substância em particular que era totalmente nova, que ninguém nunca tinha experimentado. O que eu vivenciei vai além de qualquer descrição. Porque era como olhar… Era como se tornasse a realidade… Quer dizer, era a mesma realidade, mas como se houvesse uma camada sobreposta a ela. É difícil de explicar, mas foi como descobrir que o meu cérebro era um mecanismo neurológico que eu podia acionar e experimentar um estado alterado quando quisesse.\n\nQual era o nome dessa substância?\n\nO Todd não dava nome para maioria a das substâncias que criava, mas era similar à 5-MeO-MT. Ele me mandou uma porção de cartas da prisão descrevendo a síntese em linguagem codificada. Pelo que ele disse, podiam ser feitas com folhas de ródio eletrificadas em um aquário de 90 litros.(1) Havia muitas substâncias novas, mas essa era especialmente louca. Ele também disse que era uma molécula sensível, com tendência à degradação, e então para guardar aquele “livro” em particular em uma de suas “bibliotecas” seria preciso “encadernar” com uma “capa resistente e opaca”. Também tinham outras substâncias novas. O Leonard criou uma nova variante do LSD chamada “diazedina”, mas não sei dizer exatamente do que se tratava.\n\nVocê conhece o ácido lisérgico 2,4-dimetil-azetidina?(2)\n\nNão, mas eles chamavam essa substância de diazedina. Também era muito louca, mas nada espetacular. O Leonard deu para o Todd em uma garrafa de Everclear para testar, e tomávamos uma tampinha por vez. Pelo jeito, a produção da diazedina não era viável em grande escala porque os custos eram altos demais e a quantidade produzida muito pequena. A diazedina causou muito estresse entre o Todd e o Leonard, porque eles tinham uma grande expectativa de que ela fosse uma alternativa ao LSD.\n\n1 Nas cartas que mandou da prisão, Todd relata que usou 5-Fluoro-MT e 6-Fluoro-MT. O primeiro encontra-se disponível comercialmente em pequenas quantidades, e o último foi distribuído pelo grupo de Leonard e descrito como um “demônio”. Ambos têm ação psicodélica, mas nenhum deles pode ser produzido com as matérias-primas e os equipamentos (aquários e folhas de ródio) mencionados por Todd.\n\n2 O ácido lisérgico 2,4-dimetil-azetidina (conhecido como LSZ) faz parte de um pequeno grupo de psicodélicos serotonérgicos mais potentes que o LSD. Apesar de a “diazedina” ser uma corruptela de dimetil-azetidina, o primeiro artigo científico descrevendo a fórmula e a farmacologia do LSZ veio de um laboratório da Universidade de Purdue, onde Leonard havia estudado, sob a orientação do renomado químico David Nichols. Apesar de o artigo ter sido publicado depois da prisão de Leonard, é bem provável que ele tenha tido acesso a pesquisas preliminares. Quando perguntei ao dr. Nichols se ele achava que Pickard poderia ter produzido LSZ, ele respondeu: “Leonard conhecia o nosso trabalho, disso eu tenho certeza”. Durante anos houve boatos de que o LSZ foi vendido sob o nome, mas há poucos relatos confirmados sobre sua existência. Obviamente, o nome diazedina é ambíguo e pode se referir a qualquer coisa, mas eu aposto um quilo de hexafluorofosfato de benzotriazol-1-iloxi-tripirrolidinofosfônio que LSZ e diazedina são a mesmíssima coisa.\n\nEm que momento Todd virou um informante da DEA e entregou o Leonard?\n\nPouco antes do desmantelamento do laboratório, Todd começou a me contar várias coisas sobre o Leonard: que ele estava metido no tráfico de heroína e de mísseis Stinger no Afeganistão, e que tinha encomendado o assassinato de um sujeito que estava fornecendo um precursor de LSD para eles. Não sei se acredito no Todd hoje, mas na época com certeza acreditava. Eu estava completamente apaixonada por ele, e achava que tudo o que ele dizia era verdade. Hoje consigo olhar para trás e ver que ele mentia a maior parte do tempo.\n\nEu me correspondi com o Leonard, e ele me pareceu um homem gentil e educado.\n\nVocê precisa entender que ele não é tão inocente nessa história toda. Quer dizer, é terrível que ele esteja cumprindo uma pena de prisão perpétua por causa de um crime não violento, que na verdade não é nem um crime, e sim um serviço que teve um efeito profundamente positivo sobre a humanidade, mas o Leonard também não era nenhum anjo. Muita gente tenta pintá-lo como um monge budista que jamais faria uma maldade. Mas tanto ele como o Todd eram traficantes de drogas do mais alto escalão, nenhum deles era bonzinho. Por outro lado, não acho que o Leonard seja um assassino.\n\nLeonard parecia ser o tipo de pessoa que se envolveria com tráfico de heroína?\n\nProvavelmente não, mas também não parecia ser alguém que se envolveria com o tráfico de LSD! O Leonard fazia muito bem seu papel. Nunca o vi usando drogas ou mesmo falando sobre drogas. A única coisa que ele me disse foi: “Você devia ir às raves. Você iria gostar”. Foi a única coisa remotamente ligada a drogas que ele já me falou antes de ser preso.\n\nO Todd deixava você ver as drogas serem sintetizadas?\n\nBom, eu vi quilos e mais quilos de indol. Vi recipientes e equipamentos de laboratório com coisas que estavam nos últimos estágios de síntese ou purificação. Vi potes de vidros cheios de extrato de ergot, mas nunca entrei num laboratório para acompanhar o processo de síntese. Acho que eu conhecia o Todd melhor do que ninguém, mas mesmo assim ele não confiava em mim a ponto de me deixar entrar em seu laboratório.\n\nEu nunca entendi direito o papel do Todd. Leonard obviamente tinha uma função específica—ele é um químico orgânico extremamente instruído, aluno de Alexander Shulgin—, mas por que Gordon Todd Skinner se envolveu com isso?\n\nBom, o Todd me contou muitas versões diferentes ao longo dos anos. De acordo com os relatórios oficiais, ele estava lá para lavar dinheiro e cuidar de questões relacionadas ao fluxo de caixa. A princípio, ele me disse que era o encarregado da segurança da Irmandade do Amor Eterno, só que mais tarde, quando começou a confiar mais em mim, me explicou que também era um químico de LSD. Ele falou que era responsável pela produção de LSD “white fluff”, e que o Leonard fazia grandes quantidades de LSD “lavanda” para vender.(3) Pelo que concluí, acho que o Leonard fabricava a maior parte do LSD. O Todd fazia apenas pequenos lotes, mas também fazia toda a DMT.\n\nCerta vez você escreveu que o Todd sintetizou um negócio chamado “ácido preto alcatrão”, que provocava convulsões nas pessoas. Por que ele distribuía uma coisa como essa?\n\nÉ, eu não sei o que era aquilo. Parecia muito ruim. Não tinha uma coloração cristalina, era preto como alcatrão. Se você tentasse dissolver, a solução ficava bem escura. Isso foi perto do fim, quando ele começou a revelar tudo. Ele estava fazendo várias triptaminas venenosas, que provocavam convulsões nas pessoas. Ele começou a pagar o preço por todo o estresse dos processos judiciais e pelos anos de fuga e negócios escusos com o governo. Por que o Todd dava isso às pessoas, por que fazia o que fazia? Ele era mentalmente doente. Eu realmente acho que ele é um sociopata. Quer dizer, na época eu nem sabia o que era um sociopata. Hoje, depois de ter estudado psicologia e entender o que isso significa, sou capaz de perceber que uma pequena porcentagem da população é composta por sociopatas.\n\nEm um determinado momento, Todd afirmou ter inventado uma vacina para AIDS e estava oferecendo injeções gratuitas para toda vizinhança, é verdade?\n\nSim, quanto maior a mentira, mais ele se safava. Eu estava tomando tanto MDMA que estava com medo de ter sofrido alguma lesão cerebral, então fui fazer um tratamento com um médico naturopata. O médico receitou algumas infusões intravenosas de vitaminas. Quando o Todd me viu fazendo aquilo, quis preparar suas próprias infusões com drogas psicodélicas na mistura. Ele ia ao consultório do naturopata—imagine, tinha um monte de velhos fazendo quelação naquela mesma sala—e injetava DMT diluído no frasco de soro. Ele ajustava o fluxo de líquido para poder viajar mais e depois reduzia o fluxo para dar uma segurada. Ele ficava lá no meio de um monte de velhinhos, viajando durante horas, e as pessoas achavam que ele estava fazendo quelação. Mas ele sabia manter as coisas sob controle. Eu não conseguiria. \n\nNem eu…\n\nUma coisa é fumar DMT e pronto, mas ter uma viagem prolongada de DMT com uma agulha no braço não me parece nada convidativo. Apesar de que, quando você se acostuma com grandes quantidades, pode ter uma viagem agradável em qualquer ambiente. Por exemplo, quando o Todd se tornou violento e sabia que eu ia tentar fugir, começou a espalhar drogas psicodélicas pela minha casa. Ele queria que as pessoas pensassem que eu estava ficando maluca, ou talvez quisesse que eu duvidasse da minha própria sanidade. O Leonard me disse que o Todd deve ter colocado drogas psicodélicas nas maçanetas das portas. Por causa disso fiquei viajando três dias seguidos, e a cada dia a viagem era mais intensa que a do dia anterior. Não sei que substância era aquela, mas foi a coisa mais forte que eu já tomei. É desesperador tentar fazer suas tarefas cotidianas e, de repente, se encontrar inexplicavelmente em uma viagem +++ trip.(4) Alucinada muito além da conta. Mas, de certa forma, também foi uma experiência boa. Me fez lembrar que a vida é apenas um espasmo cósmico no sopro do universo.\n\n3 “White Fluff” e “lavanda” são termos usados para determinar diferentes gradações de LSD, sendo o branco o grau máximo de pureza e o lavanda um nível de pureza baixo. Esses nomes se baseiam na aparência do LSD em sua forma cristalina, mas é importante ressaltar que esse tipo de nomenclatura foi criada pelos usuários, sem nenhum fundamento científico. Se Todd era capaz ou não de produzir “white fluff” não sabemos ao certo. Em seu depoimento no tribunal, ele afirmou que não sabia sintetizar o LSD, apesar de ter sido agraciado com imunidade total. Sempre me perguntei se Todd simplesmente gostava da ideia de ser uma figura Alexander Shulgin patriarcal e inventou toda essa história de ser químico. Todd considerava Dennis McKenna um amigo íntimo, então perguntei a McKenna o que ele achava. Ele respondeu: “Skinner dizia ser muitas coisas que não era. Até onde sei, essa coisa de químico era uma delas”.\n\n4 Alexander Shulgin desenvolveu uma escala de cinco gradações que vai de +/- até ++++, sendo que +++ indica: “A cronologia e a natureza da ação da droga se tornam claras, e ignorar essa ação passa a ser impossível. O indivíduo está totalmente submetido à experiência, para o bem e para o mal”.\n\nLi que o Leonard também era um informante da DEA. Acho incrível o fato de dois dos maiores traficantes do mundo terem sido colaboradores da DEA de forma independente, sem saber das atividades um do outro. Alguma vez o Todd chegou a insinuar que a DEA tem um envolvimento ativo na distribuição de drogas sintéticas?\n\nSim, com certeza. Ele disse exatamente isso. No topo da pirâmide, não existe divisão entre a distribuição de drogas e a agência antidrogas. Cinquenta e quatro por cento da população prisional foi sentenciada por crimes relacionados a drogas. A quantidade de dinheiro que esses presos fazem girar pelo sistema judiciário é imensa, assim como os ganhos de imagens geradas por essas prisões. Sem os químicos para produzir drogas, a DEA não poderia lucrar com essas prisões. Eles prendem as pessoas do baixo escalão e mantêm a coisa funcional no topo para garantir o sustento da agência. Sem esses químicos, a organização como um todo desintegraria.\n\nSe eles estavam trabalhando com o Todd e com o Leonard e lucrando com prisões de figuras de menor importância, por que o Leonard foi preso?\n\nNão tenho nenhuma evidência de que eles estivessem trabalhando com o Leonard na época do desmantelamento do silo, mas sei que eles trabalharam juntos no passado de tempos em tempos. Acho que prenderam o Leonard sem dar nenhuma chance a ele porque o Todd foi direto até a chefia da DEA em Washington e fez todos aqueles acordos de imunidade. Então, a coisa tomou uma proporção muito grande, o Leonard não teve como escapar.\n\nO Todd ganhou imunidade no caso do silo. Parece que os contatos que tinha no governo eram tão poderosos que ele era praticamente intocável. Ele acabou sendo preso por algo que não tinha nada a ver com drogas, foi por torturar o seu ex-namorado, correto?\n\nSim, isso mesmo. Acho que essa imunidade legal começou a deixá-lo maluco. Ele achava que poderia matar e sair impune. Agora está cumprindo pena de prisão perpétua pelo que fez com o Brad, meu ex-namorado. Depois do julgamento, eu tentei me afastar do Todd, porque ele estava psicologicamente abalado. Ele me queria de volta a qualquer custo. Me arrastou até o carro dele e me enforcou enquanto ameaçava atirar o carro de uma ponte. Eu sabia que morreria se não procurasse ajuda. Fui até a delegacia local e consegui um mandado de segurança provisório, mas isso só deixou o Todd mais irritado, então minha única saída foi procurar a DEA. A DEA sabia que eu tinha namorado o Todd, então tinha interesse em me receber. Eu fui até lá com o Brad e confessei tudo. Disse que eu era traficante de MDMA, contei onde ficava um dos laboratórios de MDMA do Todd e disse que ele vinha me agredindo e me drogando contra a minha vontade. Acontece que outras pessoas que tinham sido drogadas pelo Todd também haviam procurado a DEA, então eles tinham elementos suficientes para abrir um inquérito. Eu disse para os agentes: “Não me importo de cumprir alguns anos de pena pelos crimes que confessei. Pelo menos nada de mais grave vai acontecer comigo ou com qualquer outra pessoa”. Foi a coisa mais difícil que eu já fiz, mas não tive escolha, o Todd ia acabar me matando ou matando alguém. Mas os agentes não fizeram nada. Dois dias depois, o Todd me ligou e disse que sabia que tínhamos procurado a DEA. Ele estava furioso, e foi por isso que me sequestrou junto com o Brad.\n\nO que aconteceu durante o sequestro?\n\nComeçou com o Todd oferecendo ao Brad hóstias misturadas com psilocina. Não sei por que, mas o Brad aceitou. Então o Todd ofereceu a ele uma droga que supostamente ampliaria os efeitos das hóstias psicodélicas. Era um comprimido branco bem grande. O Brad tomou e ficou inconsciente por umas 12 horas. O Todd fazia isso às vezes quando não queria certas pessoas nas festas, ele as convencia de tomar uma pílula e ela ficavam inconscientes. Ele era uma espécie de titereiro farmacológico, manipulava todo mundo com diferentes substâncias químicas. Ele continuou injetando drogas psicodélicas no Brad, chutou seu pênis e perguntou a ele o que, exatamente, tínhamos dito à DEA.\n\nEle estava usando as drogas psicodélicas como um soro da verdade?\n\nSim, pelo menos era essa sua intenção. Ele injetava DMT no Brad, enquanto o interrogava e torturava psicologicamente. O Todd dizia: “Podemos ficar com ele, podemos fazer com que ele volte a confiar em nós”. E eu dizia: “Não, não podemos. Ele precisa ir pro hospital”. Ele estava injetando coisas em mim também, tiopentato de sódio, segundo ele. Eu estava morrendo de medo. Só de pensar que alguém pode usar drogas psicodélicas para fazer as coisas que ele fazia… Foi horrível. Quando acabou, o Brad teve que ser internado para se recuperar das lesões que tinha sofrido no pênis, mas eu ainda tive que ficar com o Todd durante um mês. Ele me drogou, me estuprou, me sodomizou. Fez coisas terríveis comigo.\n\nPor onde anda o Brad?\n\nNão sei. Não falo com ele desde então. Com o tempo ele foi se convencendo de que eu era uma satanista, e depois de algumas semanas no hospital estava dizendo coisas como: “A Krystle estava fazendo rituais satânicos com o meu corpo enquanto eu quase morria”. Acho que ele me odeia e, se algum dia tiver a chance de contar a sua versão da história, provavelmente vai dizer que eu era uma diaba adoradora de Satã que estava mancomunada com o Todd desde o início para fazer coisas horríveis com ele.\n \nE você estava fazendo rituais satânicos com o corpo dele?\n\nNão, eu estava fazendo respiração boca a boca! Ele tomou doses gigantescas de barbitúricos e drogas psicodélicas, então suas lembranças do fato são completamente distorcidas. Ele estava quase morrendo. Eu queria chamar a polícia, mas o Todd tinha umas seringas cheias de drogas e dizia: “Se você chamar a polícia, vou injetar isso aqui nele, e ele vai morrer antes de qualquer um chegar”. Eu fiz o que pude para tirar ele daquela situação, e o Brad só está vivo por causa disso.\n\nDepois de ouvir todas essas histórias sobre o Todd — em que ele é retratado como um sociopata, um maníaco controlador —, eu me pergunto: como foi que você se apaixonou por ele?\n\nBom, no começo ele era muito legal. Ele parecia ser a pessoa mais espiritualizada do mundo. Uma viagem com ele era uma coisa diferente de qualquer outra viagem. Nos comunicávamos por telepatia. Tivemos uma experiência divina juntos. Eu acreditava do fundo do meu coração que ele era a pessoa mais perfeita do mundo, e me apaixonei completamente por ele. Depois disso, comecei a ignorar uma porção de coisas ruins que comecei a ver naqueles dois primeiros anos. Eu dizia para mim mesma que por trás de toda aquela insanidade havia uma pessoa boa. Olhando para trás, vejo que ele estava me manipulando o tempo todo. Eu era uma menina boba. Tenho traumas psicológicos terríveis por causa do que aconteceu. É por isso que o Todd vai ficar preso pro resto da vida — o que ele fez não foi legal. As drogas psicodélicas não devem ser usadas para esse tipo de coisa. Então escrevi o livro Lysergic para que as pessoas tenham cuidado ao escolher com quem vão viajar, para que ninguém cometa os mesmos erros que eu cometi. Porque, no caso do Todd, escolhi um parceiro de viagem totalmente errado. "\n\nFonte: https://www.vice.com/pt_br/article/znqv75/getting-high-on-krystle</text:p>
          </table:table-cell>
          <table:table-cell office:value-type="float" office:value="169" calcext:value-type="float">
            <text:p>169</text:p>
          </table:table-cell>
          <table:table-cell office:value-type="float" office:value="78" calcext:value-type="float">
            <text:p>78</text:p>
          </table:table-cell>
          <table:table-cell office:value-type="string" calcext:value-type="string">
            <text:p>2018-03-06</text:p>
          </table:table-cell>
          <table:table-cell office:value-type="string" calcext:value-type="string">
            <text:p>00:45:19+0000</text:p>
          </table:table-cell>
        </table:table-row>
        <table:table-row table:style-name="ro1">
          <table:table-cell office:value-type="float" office:value="342" calcext:value-type="float">
            <text:p>342</text:p>
          </table:table-cell>
          <table:table-cell office:value-type="string" calcext:value-type="string">
            <text:p>149656405865067_408046809621241</text:p>
          </table:table-cell>
          <table:table-cell office:value-type="string" calcext:value-type="string">
            <text:p>[COLABORAÇÃO] Muitas pessoas acham que quanto mais balas você toma, melhores e maiores são os efeitos. Isso é mentira! \nVejam só essa conversa sobre MDMA entre um usuário e o fundador do DanceSafe, Emanuel Sferios (extremamente interessante e esclarecedora, na minha opinião):\n\nNota: A conversa pressupõe que o usuário testou suas pílulas primeiro e que eles sabiam o número de miligramas de MDMA que os comprimidos continham.\n\nUSUÁRIO DE MDMA: Comprei balas muito fortes (Trumps) e tomei 1 1/2 delas ao longo de 9 horas. Deve ser algo em torno de 340 mg... Eu acho que isso me afetou muito, em termos de estudo e, honestamente, até mesmo a minha libido. Foi há 2 meses e eu me sinto bem, ao menos, eu não sei se eu fiz mal ao meu cérebro. Eu vou para uma rave no sábado e a outra bala também tem algo em torno de 230 mg e estou planejando apenas usar metade disso e depois metade da outra metade. Isso é seguro? É possível minimizar o risco, mas ainda poderei ter muito prazer?\n\nEMANUEL SFERIOS: Para a maioria das pessoas, 230 mg é uma dose muito alta. Os protocolos para MDMA desenvolvidos no final dos anos 70 e no início dos anos 80 pelos terapeutas que o utilizavam sugeriam de 70 a 125 mg. \nDurante duas décadas, as pessoas geralmente seguiram esta regra. E somente nos últimos anos por causa dessas pílulas loucas de altas dosagens que as pessoas começaram a tomar essas doses ridiculamente grandes. Realmente não há necessidade para a maioria das pessoas. Quem quer experimentar ficar com queixo travado e revirando os olhos? Para não mencionar, altas doses se correlacionam com o aumento do risco de hipertermia e danos neurotóxicos. Não há evidências de que esse dano neurotóxico produz prejuízos cognitivos no longo prazo, mas evita que você experimente os efeitos completos do MDMA mais tarde na vida.\n\nAlém disso, considere que as doses de reforço tendem a não funcionar como a dose original. Isso ocorre porque, uma vez que você liberou toda a sua serotonina, não há mais espaço para ser liberada. Você simplesmente não pode tomar MDMA e ficar redosando durante a noite como você pode com a maioria das drogas. Você precisa esperar. É preciso um mínimo de uma a duas semanas para o cérebro reabastecer a serotonina, dependendo da dieta e da genética. Tomar MDMA novamente dentro desse período de tempo também não funcionará e aumentará consideravelmente o risco de danos neurotóxicos. Talvez leve apenas metade e guarde a outra metade para outra ocasião. A escolha é sua.\n\nUSUÁRIO DE MDMA: Obrigado pela resposta! Em setembro tomei uma bala que tinha 170mg. Peguei metade e meia e me senti bem durante a noite e me senti incrível novamente 2 dias depois. 2 meses atrás foi a última vez que usei e o total da 5ª vez e a única vez em que tomei os referidos 340 mg. Obviamente, desnecessário, pois pensei que, sim, seria melhor se eu tomar mais.\n\nEntão, novamente, estou me perguntando... Vamos dizer que eu se eu tomar metade de uma bala de 116 mg e, em seguida, tomar mais 1/4, isso quer dizer que esse 1/4 não vai funcionar mais?\n\nEMANUEL SFERIOS: Os protocolos terapêuticos exigem uma redosagem única entre 2 a 3 horas (2 a 3 horas após a primeira dose, não 2 a 3 horas depois de começar a sentir os efeitos). Esta dose de reforço é tipicamente 1/3 a 1/2 da dose original. \nEntão, se a dose original fosse de 100 mg, a dose de reforço seria de 33-50 mg. Isso normalmente prolongará a experiência mais algumas horas.\n\nMas tome nota: ISSO SÓ FUNCIONA QUANDO A DOSE ORIGINAL NÃO É MUITO ALTA. Se a dose original for muito alta, e você liberou toda a sua serotonina, então uma dose de reforço não vai funcionar. A dose de reforço só funciona quando é capaz de liberar mais serotonina. E aqui está um ponto importante... Você não quer liberar TODA a sua serotonina. Esse não é o objetivo. O efeito neurotóxico do MDMA só acontece quando você libera TODA a sua serotonina e seus axônios de serotonina são deixados vazios e vulneráveis à moléculas estranhas que entram e se oxidam. É por isso que a neurotoxicidade do MDMA depende da dose. Em todos os estudos em animais, se a dose é baixa o suficiente, não há neurotoxicidade.\n\nEm geral, se você ficar com o protocolo terapêutico máximo (125 mg com um reforço de 67 mg com pelo menos três semanas entre as sessões), você não deve sofrer danos neurotóxicos. E, novamente, apenas para aliviar os medos, o dano neurotóxico do MDMA aparentemente não produz déficits cognitivos de longo prazo. Houveram dezenas de estudos em busca de deficiências cognitivas em usuários humanos e animais, e nenhum foi encontrado. No entanto, o dano neurotóxico parece causar uma tolerância permanente ao uso futuro de MDMA, o que significa que você não poderá mais sentir os efeitos do MDMA posteriormente. Espero que isto ajude!\n\nCONSIDERAÇÕES FINAIS DE EMANUEL: Para esclarecer um ponto que eu falei, existem alguns estudos que mostram que os usuários pesados de MDMA exibem notas mais baixas em testes de memória verbal do que grupos de controle, e alguns pesquisadores alegaram que isso constitui deficiência cognitiva resultante da neurotoxicidade MDMA. \nNo entanto, nenhum dos sujeitos em nenhum desses estudos teve notas de memória verbal fora do alcance do que é considerado normal. Os "índices relativos mais baixos" são muito diferentes do que "deficiências". E deve-se lembrar que esses estudos geralmente comparam os usuários de drogas atuais (o período de abstenção é tipicamente de duas semanas a um mês) com os atuais alunos de pós-graduação da universidade onde o estudo está ocorrendo. Faz sentido que os estudantes de pós-graduação atuais, em média, obtenham resultados superiores aos usuários de drogas atuais em testes de memória verbal, porque um estilo de vida estudioso fortalece o desempenho cognitivo em comparação com um estilo de vida festivo.\n\nTraduzido e adaptado por Transcendendo Consciência\n\nFonte: https://www.facebook.com/notes/mdma-the-movie/proper-mdma-dosing-reducing-the-risks-and-maximizing-the-benefits/1453659008094926/</text:p>
          </table:table-cell>
          <table:table-cell office:value-type="float" office:value="218" calcext:value-type="float">
            <text:p>218</text:p>
          </table:table-cell>
          <table:table-cell office:value-type="float" office:value="141" calcext:value-type="float">
            <text:p>141</text:p>
          </table:table-cell>
          <table:table-cell office:value-type="string" calcext:value-type="string">
            <text:p>2018-03-06</text:p>
          </table:table-cell>
          <table:table-cell office:value-type="string" calcext:value-type="string">
            <text:p>01:43:28+0000</text:p>
          </table:table-cell>
        </table:table-row>
        <table:table-row table:style-name="ro1">
          <table:table-cell office:value-type="float" office:value="686" calcext:value-type="float">
            <text:p>686</text:p>
          </table:table-cell>
          <table:table-cell office:value-type="string" calcext:value-type="string">
            <text:p>140665063189702_408280556264533</text:p>
          </table:table-cell>
          <table:table-cell office:value-type="string" calcext:value-type="string">
            <text:p>[COLABORAÇÃO] BIBLIODÉLICA PREPARTY\n\nPasta colaborativa no Google Drive com mais de 8gb de arquivos de todos os tipos de assuntos relacionados as drogas.\n\nLink: https://drive.google.com/open?id=1B4ZoSxokK-MTV4GOGNhiw3QpKPQASglS\n\nEssa pasta estará sempre em atualização. Aos membros que tem arquivos e gostariam de contribuir para a biblioteca me mandem mensagem que eu libero acesso para fazerem upload.\n\nOs arquivos são em sua maioria PDF`s e estão em inglês (estou subindo aos poucos alguns em português e criando subpastas específicas). Recomendo o site abaixo para traduzir, basta fazer o upload do arquivo:\n\nhttps://www.onlinedoctranslator.com/translationform\n\nPara dicas de como ler um artigo científico, veja o post:\nhttps://www.facebook.com/groups/320137168412206/permalink/397116930714229/\n_____________________ \n\nOs arquivos estão organizados da seguinte forma:\n\nPOR ASSUNTO:\nArte e música / Criptografia e Moedas virtuais / Cultura e Sociedade / Farmácia e Engenharia / Guerra as drogas / Mercado e Política / Neurociência / Percepção e Consciência / Psicoterapia Psicodélica / Química / Redução de Danos / Referências Gerais / Saúde Mental / Sono e Sonhos / Testes de Drogas / Transumanismo e ficção científica / Transpersonalismo e Espiritualidade / Variados / Vício e Recuperação \n\nPOR AUTOR:\nAlan Watts / Albert Hoffman / Alex &amp; Ann Shulgin / Huxley's / Stanislav Grof / Terrence McKenna &amp; Amigos / Timothy Leary / William Burroughs\n\nPOR SUBSTÂNCIAS:\n2C-B / 5-MeO-DMT / Anfetaminas / Ayahuasca / Cafeína / Cannabis / Cogumelos / Datura / DMT / DPT / DXM / Ibogaína / Ketamina / LSD / MDMA / Mescalina / Salvia Divinorun / Variadas\n\nMULTIMÍDIA: Vídeos, imagens e áudios.\n_____________________ \n\nBom estudos!</text:p>
          </table:table-cell>
          <table:table-cell office:value-type="float" office:value="276" calcext:value-type="float">
            <text:p>276</text:p>
          </table:table-cell>
          <table:table-cell office:value-type="float" office:value="111" calcext:value-type="float">
            <text:p>111</text:p>
          </table:table-cell>
          <table:table-cell office:value-type="string" calcext:value-type="string">
            <text:p>2018-03-06</text:p>
          </table:table-cell>
          <table:table-cell office:value-type="string" calcext:value-type="string">
            <text:p>17:40:25+0000</text:p>
          </table:table-cell>
        </table:table-row>
        <table:table-row table:style-name="ro1">
          <table:table-cell office:value-type="float" office:value="613" calcext:value-type="float">
            <text:p>613</text:p>
          </table:table-cell>
          <table:table-cell office:value-type="string" calcext:value-type="string">
            <text:p>320137168412206_408419676250621</text:p>
          </table:table-cell>
          <table:table-cell office:value-type="string" calcext:value-type="string">
            <text:p>[COLABORAÇÃO]\n\nSobre a ineficiência da guerra às drogas...</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2018-03-07</text:p>
          </table:table-cell>
          <table:table-cell office:value-type="string" calcext:value-type="string">
            <text:p>10:53:01+0000</text:p>
          </table:table-cell>
        </table:table-row>
        <table:table-row table:style-name="ro1">
          <table:table-cell office:value-type="float" office:value="1164" calcext:value-type="float">
            <text:p>1164</text:p>
          </table:table-cell>
          <table:table-cell office:value-type="string" calcext:value-type="string">
            <text:p>140665063189702_408675132891742</text:p>
          </table:table-cell>
          <table:table-cell office:value-type="string" calcext:value-type="string">
            <text:p>[COLABORAÇÃO] EAT - RAVE - SLEEP - REPEAT\n\nJunto com todas as outras recomendações básicas de redução de danos existe uma muito importante, que muitas vezes não é levada a sério e torna-se um erro muito comum, principalmente nos eventos de vários dias consecutivos: NÃO DORMIR O SUFICIENTE.\n\nOs problemas da falta de sono:\n\n- baixa imunidade \n- aumento da frequência cardíaca \n- dores musculares \n- redução da capacidade de concentração\n- irritabilidade\n- dores de cabeça\n- déficits de serotonina\n- tontura\n- alterações no metabolismo\n- indisposição\n\nTodos efeitos acima, já estão comprometidos pelo uso de drogas - principalmente por dias consecutivos - e serão agravados pela falta de sono. Você não precisa ficar acordado 3 dias seguidos, nem dormir somente algumas horas pra poder curtir. Quando sentir cansaço, ao invés de usar mais substâncias para poder ficar acordado, durma e volte mais disposto para os próximos dias. O ideal é que durma pelo menos 6 horas consecutivas. \n________________________\nEsse é mais um banner de alguns outros que o Safe 'n Sound, um coletivo da Holanda, criou e gentilmente forneceu para que eu colocasse em português. Durante os próximos dias vou postar todos eles.\n\nAlém da divulgação online, todos eles serão impressos e usados no espaço de testes e informações do PreParty nos eventos. Nosso próximo encontro é na Nibbana 3 no Rio de Janeiro.\n________________________\nBanners anteriores:\n\nINFORMAÇÃO ANTES DA INTOXICAÇÃO\nhttps://www.facebook.com/photo.php?fbid=191745234748351&amp;set=g.320137168412206&amp;type=1&amp;theater&amp;ifg=1\n\nCUIDE DOS SEUS AMIGOS\nhttps://www.facebook.com/photo.php?fbid=192180118038196&amp;set=g.320137168412206&amp;type=1&amp;theater&amp;ifg=1\n\nMANTENHA-SE HIDRATADO\nhttps://www.facebook.com/photo.php?fbid=192498441339697&amp;set=g.320137168412206&amp;type=1&amp;theater&amp;ifg=1\n\nDOSE PARA SE SENTIR BEM, NÃO PARA IR ALÉM\nhttps://www.facebook.com/photo.php?fbid=192939114628963&amp;set=g.320137168412206&amp;type=1&amp;theater&amp;ifg=1\n\nDROGAS COMBINADAS, RESULTADOS ARRISCADOS\nhttps://www.facebook.com/photo.php?fbid=193526174570257&amp;set=g.320137168412206&amp;type=1&amp;theater&amp;ifg=1\n\nO QUE SOBE TEM QUE DESCER\nhttps://www.facebook.com/photo.php?fbid=195714894351385&amp;set=g.320137168412206&amp;type=1&amp;theater&amp;ifg=1</text:p>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2018-03-07</text:p>
          </table:table-cell>
          <table:table-cell office:value-type="string" calcext:value-type="string">
            <text:p>15:35:26+0000</text:p>
          </table:table-cell>
        </table:table-row>
        <table:table-row table:style-name="ro1">
          <table:table-cell office:value-type="float" office:value="237" calcext:value-type="float">
            <text:p>237</text:p>
          </table:table-cell>
          <table:table-cell office:value-type="string" calcext:value-type="string">
            <text:p>320137168412206_410750449350877</text:p>
          </table:table-cell>
          <table:table-cell office:value-type="string" calcext:value-type="string">
            <text:p>[COLABORAÇÃO] Durante essa semana, vou mostrar pra vocês como funciona a política de drogas em Portugal baseada na redução de danos e descriminalização de absolutamente todas as drogas. \nPra quem se interessa pelo assunto, é claro, acho bastante importante ver como um país que não tinha a menor estrutura para descriminalizar deu um jeito de conseguir fazer dar certo.\n\n________________________________________________ \n\nA POLÍTICA DE DROGAS DE PORTUGAL ESTÁ FUNCIONANDO. POR QUE O MUNDO AINDA NÃO COPIOU? (PARTE 1 DE 3)\n\nQuando as drogas surgiram, elas atingiram tudo de uma só vez. Era a década de 80, e no momento em que uma em cada 10 pessoas havia entrado na profundeza do uso de heroína - banqueiros, estudantes universitários, carpinteiros, socialites, mineiros - Portugal estava em estado de pânico.\n\nÁlvaro Pereira estava trabalhando como médico de família em Olhão, no sul de Portugal. "As pessoas se injetavam na rua, nas praças públicas, nos jardins", ele me disse. "Naquele momento, não passou um dia em que não houvesse um assalto em um negócio local."\n\nA crise começou no sul. Os anos 80 foi um período próspero em Olhão, uma cidade de pesca a 50 quilômetros a oeste da fronteira espanhola. As águas costeiras encheram redes de pescadores, o turismo cresceu e a moeda corrente fluiu em toda a região do sul do Algarve. Mas no final da década, a heroína começou a aparecer em Olhão. \n\nDurante a noite, a cidade tornou-se uma das capitais da droga da Europa: um em cada 100 portugueses estava lutando contra um vício problemático da heroína naquele momento, mas o número era ainda maior no sul. As manchetes na imprensa local levantaram o alarme sobre mortes de overdose e aumento da criminalidade. A taxa de infecção pelo HIV em Portugal tornou-se a mais alta da União Europeia. Pereira lembrou de pacientes e famílias desesperadas batendo em sua porta, aterrorizadas, perplexas, implorando por ajuda. "Eu me envolvi", disse ele.\n\nNa verdade, havia muita ignorância naquela época. Quarenta anos de governo autoritário sob o regime estabelecido por António Salazar em 1933 suprimiram a educação, enfraqueceu as instituições e reduziu a idade de abandono escolar, em uma estratégia destinada a manter a população dócil. O país estava fechado para o mundo exterior. Quando o regime terminou abruptamente em um golpe militar em 1974, Portugal passou a de repente se tornar aberto a novos mercados e influências. Sob o antigo regime, a Coca-Cola foi banida e possuir um isqueiro exigia uma licença do governo. Quando a maconha e a heroína começaram a inundar, o país estava totalmente despreparado.\n\nPereira abordou a crescente onda de vício, da única maneira que sabia: um paciente por vez. Um aluno de 20 anos que ainda morava com seus pais poderia ter sua família envolvida em sua recuperação; um homem de meia idade, distanciado de sua esposa e morando na rua, enfrenta diferentes riscos e precisa de um tipo diferente de apoio. Pereira improvisou, convidando as instituições e os indivíduos da comunidade a dar uma mão.\n\nEm 2001, quase duas décadas na "especialização acidental" de Pereira em vício, Portugal tornou-se o primeiro país a descriminalizar a posse e o consumo de todas as substâncias ilícitas. Ao invés de ser preso, os que forem pegos com um suprimento para uso pessoal podem receber uma advertência, uma pequena multa ou podem ser convidados a <text:s/>comparecer perante uma comissão local composta por um médico, um advogado e um assistente social - sobre tratamento, redução de danos e serviços de apoio que estavam disponíveis para eles.\n\nA crise dos opioides logo se estabilizou e os anos subsequentes tiveram quedas dramáticas no uso problemático de drogas, taxas de infecção pelo HIV e hepatite, mortes por overdose, crimes relacionados a drogas e taxas de encarceramento. A infecção pelo HIV despencou de uma máxima de todos os tempos em 2000 de 104,2 novos casos por milhão para 4,2 casos por milhão em 2015. Os dados por trás dessas mudanças foram estudados e citados como evidências por movimentos de redução de danos ao redor do globo. No entanto, é enganoso creditar esses resultados positivos inteiramente a uma mudança de lei.\n\nA notável recuperação de Portugal e o fato de ter se mantido constante através de várias mudanças no governo não poderiam ter acontecido sem uma enorme mudança cultural e uma mudança em como o país vê drogas, dependência - e a si mesmo. De muitas maneiras, a lei era apenas um reflexo de transformações que já estavam ocorrendo em clínicas, farmácias e mesas de cozinha em todo o país. A política oficial de descriminalização tornou muito mais fácil para uma ampla gama de serviços (saúde, psiquiatria, emprego, habitação, etc.) que estavam lutando para reunir seus recursos e experiência, trabalhar juntos de forma mais eficaz para servir suas comunidades.\n\nA forma de comunicação também mudou. Aqueles que antes eram referidos como drogados (viciados) - se tornaram conhecidos de forma mais ampla e com mais empatia, como "pessoas que usam drogas" ou "pessoas com transtornos de dependência". Isso também foi crucial.\n\nTexto adaptado e traduzido por Transcendendo Consciência\n\nFonte:\n\nhttps://www.theguardian.com/news/2017/dec/05/portugals-radical-drugs-policy-is-working-why-hasnt-the-world-copied-it</text:p>
          </table:table-cell>
          <table:table-cell office:value-type="float" office:value="53" calcext:value-type="float">
            <text:p>53</text:p>
          </table:table-cell>
          <table:table-cell office:value-type="float" office:value="12" calcext:value-type="float">
            <text:p>12</text:p>
          </table:table-cell>
          <table:table-cell office:value-type="string" calcext:value-type="string">
            <text:p>2018-03-12</text:p>
          </table:table-cell>
          <table:table-cell office:value-type="string" calcext:value-type="string">
            <text:p>23:12:36+0000</text:p>
          </table:table-cell>
        </table:table-row>
        <table:table-row table:style-name="ro1">
          <table:table-cell office:value-type="float" office:value="1608" calcext:value-type="float">
            <text:p>1608</text:p>
          </table:table-cell>
          <table:table-cell office:value-type="string" calcext:value-type="string">
            <text:p>320137168412206_411213092637946</text:p>
          </table:table-cell>
          <table:table-cell office:value-type="string" calcext:value-type="string">
            <text:p>[COLABORAÇÃO] <text:s/>A POLÍTICA DE DROGAS DE PORTUGAL ESTÁ FUNCIONANDO. POR QUE O MUNDO AINDA NÃO COPIOU? (PARTE 3 DE 3)\n\nO primeiro chamado oficial para mudar as leis de drogas de Portugal veio de Rui Pereira, um ex-juiz do Tribunal Constitucional que procedeu à revisão do código penal em 1996. Ele achava que o fato de prender pessoas por usarem drogas era contraproducente e antiético. "O meu pensamento logo foi o fato de não ser legítimo que o Estado punisse os usuários", ele me contou no escritório da Faculdade de Direito da Universidade de Lisboa. Naquela época, cerca de metade das pessoas na prisão estavam lá por razões relacionadas a drogas, e a epidemia, segundo ele, foi considerada "um problema irresolúvel". Ele recomendava que o uso de drogas fosse desencorajado sem impor penalidades e que não marginalizasse os usuários. Suas propostas não foram imediatamente adotadas, mas não passaram despercebidas.\n\nEm 1997, após 10 anos de funcionamento do CAT em Faro, Goulão foi convidado a ajudar a projetar e liderar uma estratégia nacional de drogas. Ele montou uma equipe de especialistas para estudar possíveis soluções para o problema de drogas em Portugal. As recomendações resultantes, incluindo a descriminalização completa do uso de drogas, foram apresentadas em 1999, aprovadas pelo Conselho de Ministros em 2000 e um novo plano de ação nacional entrou em vigor em 2001.\n\nHoje, Goulão é uma espécie de “czar da droga” de Portugal. Ele foi a atração ao longo de oito administrações alternadas (conservadoras e progressivas); através de distâncias acaloradas com legisladores e lobistas; através de mudanças na compreensão científica do vício e na tolerância cultural para o uso de drogas; através de cortes de austeridade, e através de um clima de política global que só recentemente se tornou um pouco menos hostil. Goulão é também o embaixador mundial mais movimentado da descriminalização. Ele viaja quase sem parar, é convidado uma e outra vez para apresentar os sucessos do experimento de redução de danos de Portugal às autoridades de todo o mundo, da Noruega ao Brasil, que estão lidando com situações\n desesperadas em seus próprios países.\n\n"Esses movimentos sociais levam tempo", disse Goulão. "O fato de que isso aconteceu de forma geral em uma sociedade conservadora como a nossa teve algum impacto". Se a epidemia de heroína tivesse\n afetado apenas as classes mais baixas de Portugal ou as minorias raciais, e não a classe média ou alta, ele duvida que uma conversa sobre drogas, o vício e a redução de danos teria tomado forma da mesma maneira. "Havia um ponto em que você não conseguia encontrar uma única família portuguesa que não fosse afetada. Todas as famílias tinham seus usuários de drogas. Isso foi universal de uma forma que a sociedade sentiu: "Temos que fazer alguma coisa".\n\nA política de Portugal se baseia em três pilares: um, que não existe uma droga leve ou pesada, apenas relações saudáveis e pouco saudáveis com drogas; dois, que o relacionamento insalubre de um indivíduo com drogas costuma esconder relacionamentos desgastados com os entes queridos, com o mundo à sua volta e com eles mesmos; e três, que a erradicação de todas as drogas é um objetivo impossível.\n \n"A política nacional é tratar cada indivíduo de forma diferente", disse Goulão. "O segredo para nós é estar presente".\n\nUm centro chamado IN-Mouraria fica discretamente em um bairro animado de Lisboa, um antigo enclave de comunidades marginalizadas. Das 14h às 16h, o centro presta serviços aos imigrantes e refugiados não documentados; das 17h às 20h, eles abrem suas portas para usuários de drogas. Uma equipe de psicólogos, médicos e trabalhadores de apoio (eles próprios antigos usuários de drogas) oferecem agulhas limpas, quadrados pré-cortados de papel alumínio, kits de para uso de crack, sanduíches, café, roupas limpas, artigos de higiene pessoal, testes rápidos de HIV e consultas - tudo gratuito e anônimo.\n\nNo dia que eu visitei, os jovens ficaram à espera de resultados de testes de HIV, enquanto outros jogavam cartas, reclamavam do assédio policial, provavam roupas, recebiam conselhos sobre situações\n de vida, assistiam à filmes e conversavam com os demais. Eles variavam em idade, religião, etnia e identidade de gênero, e vieram de todo o país e de todo o mundo. Quando um homem esbelto e mais velho emergiu do banheiro, irreconhecível depois de ter afugentado a barba, um jovem enérgico que estava folheando revistas esticou os braços e aplaudiu. Ele então se virou para um homem quieto sentado do meu outro lado e disse: "E você? Por que não tira a barba também? Você não pode desistir de si mesmo, cara." O homem barbudo sorriu.\n\nDurante minhas visitas ao longo de um mês, conheci alguns dos trabalhadores de apoio, incluindo João, um homem baixo com olhos azuis que era rigoroso ao examinar os detalhes e as nuances do que\n estava aprendendo. João queria ter certeza de que o papel deles no centro não era obrigar ninguém a deixar de usar, mas a minimizar os riscos que os usuários estavam expostos.\n\n"Nosso objetivo não é dirigir as pessoas ao tratamento - elas precisam querer isso", ele me disse. Mas, mesmo quando eles querem parar de usar, ele continuou, ter trabalhadores de apoio os acompanhando para compromissos e instalações de tratamento pode parecer como um fardo para o usuário - e se o tratamento não vai bem, existe o risco de que essa pessoa sinta-se com vergonha de voltar ao centro. "Então nós o perdemos, e não é isso que queremos fazer", disse João. "Eu quero que eles voltem quando eles recaem." A falha é parte do processo de tratamento, ele me disse.\n\nJoão é um ativista da legalização da maconha e fala abertamente sobre o fato de ser soropositivo e depois de estar ausente por parte da juventude de seu filho, ele se deleita em seu novo papel de avô. Ele parou de fazer speedballs (misturas de cocaína e opiáceos) após várias tentativas de tratamento dolorosas e fracassadas, cada uma mais destrutiva do que a última. Ele costumava usar a Cannabis como uma forma de terapia - a metadona não funcionou\n para ele, nem nenhum dos programas de tratamento para pacientes internados que ele tentou - mas a cruel hipocrisia da descriminalização significou que, apesar de fumar ervas não ser uma ofensa criminal, a compra era. Sua última e pior recaída veio quando ele\n foi comprar maconha de seu traficante habitual e foi informado: "Eu não tenho isso agora, mas eu tenho uma boa cocaína". João disse "não, obrigado" e foi embora, mas logo ele depois ele procurou o traficante de volta. Após essa recaída, embarcou em um novo\n relacionamento e começou seu próprio negócio. Em um ponto ele tinha mais de 30 funcionários. Então a crise financeira atingiu. "Os clientes não estavam pagando, e os credores começaram a bater na minha porta", ele me disse. "Dentro de seis meses eu tinha queimado tudo o que eu tinha acumulado ao longo de quatro ou cinco anos".\n\nDurante as manhãs, segui as equipes de rua do centro nas margens de Lisboa. Conheci Raquel e Sareia que trabalham com a Crescer Maior, uma ONG de Redução de Danos. Seis vezes por semana, elas\n carregaram uma grande van branca com água potável, lenços umidecidos, luvas, caixas de papelão e pilhas de kits de medicamentos emitidos pelo Estado. Portugal ainda não tem nenhum sala de injeção supervisionada (embora haja uma legislação que lhes permita, várias tentativas de abrir um não deram em nada), então, Raquel e Sareia me disseram que vão para os locais ao ar livre onde eles conhecem pessoas que vão para comprar e usar. Ambas são psicólogas treinadas, mas nas ruas elas são conhecidos simplesmente como as "garotas da agulha".\n\n"Boa tarde!" Raquel gritou alegremente, enquanto andávamos sobre um terreno aparentemente abandonado em uma área chamada Cruz Vermelha. "Equipe de rua!" As pessoas se materializavam a partir\n de seus esconderijos, puxando a cabeça para fora dos buracos na parede onde eles tinham ido fumar ou cheirar. "Minhas garotas da agulha", uma mulher disse para elas com ternura. "Como vocês estão, meus amores?" A maioria conversava de forma educada, atualizando os trabalhadores sobre suas lutas de saúde, vidas amorosas, problemas de imigração ou necessidades de habitação. Uma mulher disse-lhes que voltaria a Angola para lidar com a propriedade de sua mãe, que estava ansiosa pela mudança de cenário. Outro homem disse que conseguiu obter o visto da namorada online aprovado para uma visita. "Ela sabe que você ainda está usando?", Perguntou Sareia. O homem parecia envergonhado.\n\n"Eu começo a metadona amanhã", disse outro com orgulho. Ele foi acompanhado por sua namorada radiante, e acenou calorosamente para as garotas enquanto eles lhe entregavam um quadrado de papel\n alumínio.\n\nNa cidade nebulosa do norte do Porto, os trabalhadores de apoio do CASO - uma Associação administrada por usuários de drogas e antigos usuários, o único do gênero em Portugal - se reúnem todas as semanas num café barulhento. Eles vêm aqui todas as terças-feiras de manhã para tomar espressos, comer doces frescos e sanduíches, e para discutir os desafios, debater e argumentar sobre a política de drogas (que, uma década e meia após a entrada em vigor, ainda era confusa para muitos). Quando perguntei o que eles pensavam da mudança de Portugal para tratar os consumidores de drogas como pessoas doentes que precisam de ajuda, e não como criminosos, eles zombaram. "Doente? Nós não dizemos 'doentes' aqui. Não estamos doentes."\n\nFoi-me dito isso uma e outra vez no norte: pensar em dependência de drogas simplesmente em termos de saúde e doença era muito redutivo. Algumas pessoas são capazes de usar drogas por anos sem\n qualquer transtorno importante para suas relações pessoais ou profissionais. Só é um problema, eles disseram, quando se torna um problema.\n\nCASO foi apoiada pela Apdes, uma ONG de desenvolvimento com foco em redução de danos e capacitação, incluindo programas voltados para usuários recreativos. O seu premiado projeto "Check!n" tem sido colocado em prática durante anos em festivais, bares e festas para testar substâncias para usuários e conscientiza-los de possíveis perigos. Foi-me dito mais de uma vez que, se as drogas fossem legalizadas, não apenas descriminalizadas, essas substâncias seriam mantidas com os mesmos padrões rigorosos de qualidade e segurança que os alimentos, bebidas e medicação.\n\nApesar dos resultados tangíveis de Portugal, outros países se mostraram relutantes em segui-lo. As reuniões de alto nível da UNgass são convocadas a cada 10 anos para definir a política de drogas para todos os Estados membros, abordando tendências de dependência, infecção, lavagem de dinheiro, tráfico e violência de cartéis. Na primeira sessão - para o qual o slogan era "Um mundo sem drogas: podemos fazê-lo" - os Estados membros da América Latina pressionaram por uma repreensão radical da guerra contra a droga, mas todos os esforços para examinar modelos alternativos (como a descriminalização) foram bloqueados. No momento da próxima sessão, em 2008, o consumo mundial de drogas e a violência relacionada ao comércio de drogas aumentou consideravelmente. Uma sessão extraordinária\n foi realizada no ano passado, mas foi em grande parte uma decepção - o documento final não mencionou "Redução de Danos" uma vez sequer.\n\nApesar dessa decepção, 2016 produziu uma série de outros desenvolvimentos promissores: o Chile e a Austrália abriram seus primeiros Clubes de Cannabis para uso medicinal; seguindo a liderança\n de vários outros, mais quatro estados dos EUA introduziram a Cannabis medicinal e quatro mais legalizaram a Cannabis recreativa; A Dinamarca abriu a maior instalação de consumo de drogas do mundo, e a França abriu a primeira salas de injeções (as chamadas "Salas de Shoots"); A África do Sul propôs a legalização da Cannabis para fins medicinais; O Canadá delineou um plano para legalizar a Cannabis recreativa a nível nacional e para abrir locais de injeção mais supervisionados; e Gana anunciou que descriminaria todo o uso pessoal de drogas. \n\nA maior mudança nas atitudes e políticas globais tem sido o impulso por trás da legalização da Cannabis. Ativistas locais pressionaram Goulão a tomar uma posição sobre a regulamentação da Cannabis\n e legalizar sua venda em Portugal; Durante anos, ele respondeu que ainda não estava na hora. A legalização de uma única substância poderia pôr em causa a base da filosofia da Redução de Danos e drogas de Portugal. Se as drogas não são o problema, se o problema é o relacionamento com drogas, se não existe <text:s/>droga leve ou droga pesada, e se todas as substâncias ilícitas devem ser tratadas de forma igual, ele argumentou, então não deveria as drogas devem ser legalizadas e regulamentadas?\n\nMudanças culturais internacionais maciças no pensamento sobre drogas e dependências são necessárias para abrir caminho para descriminalização e legalização globalmente. Mas se Portugal, conservador, isolacionista e católico, pode se transformar em um país onde o casamento e o aborto do mesmo sexo são legais e onde o uso de drogas é descriminalizado, uma mudança mais ampla de atitudes parece possível em outros lugares. Mas, como o prega a redução de danos: é preciso querer a mudança para fazê-la.\n\nQuando Pereira abriu pela primeira vez o CAT em Olhão, ele enfrentou uma oposição dos moradores locais; Eles estavam preocupados com o fato de que com mais adictos viessem mais crime. Mas o\n contrário aconteceu. Meses depois, um vizinho veio pedir o perdão de Pereira. Ela não tinha percebido isso na época, mas havia três traficantes de drogas na rua dela; quando sua clientela local parou de comprar, eles empacotaram e partiram.\n\nO próprio edifício do CAT é um bloco monótono e marrom de dois andares, com escritórios no andar de cima e uma área aberta de espera, banheiros, armazenamento e clínicas abaixo. As portas abrem\n às 8h30, sete dias por semana, 365 dias por ano. Os pacientes vagam por todo o dia para consultas, bate-papo, matar o tempo, lavar ou retirar o suprimento semanal de doses de metadona. Eles tentaram fechar o CAT no Natal uma vez, mas os pacientes pediram que ele permanecesse aberto. Para alguns, afastados de entes queridos e à deriva de qualquer versão de casa, esta é a coisa mais próxima que eles têm para a comunidade e a normalidade.\n\n"Não se trata apenas de administrar metadona", disse Pereira. "Você tem que manter um relacionamento".\n\nEm uma das salas, existem doses de metadona com sabor de banana, cada uma marcada com o nome e a informação de um paciente. O CAT de Olhão regularmente presta serviços a cerca de 400 pessoas,\n mas esse número pode dobrar durante os meses de verão, quando os trabalhadores sazonais e turistas chegam à cidade. Qualquer pessoa que receba tratamento em outro lugar do país, ou mesmo fora de Portugal, pode enviar sua receita ao CAT, tornando Algarve um destino de férias ideal para redução de danos.\n\nPereira deveria estar aposentado agora - na verdade, ele tentou -, mas Portugal está sofrendo de uma escassez geral de profissionais de saúde no sistema público, e não há médicos jovens suficientes entrando nessa especialização. À medida que seus colegas em outros lugares do país se aproximam de suas próprias aposentadorias, há uma crescente sensação de medo de que não haja ninguém para substituí-los.\n\n"Nós de Algarve sempre tivemos uma atitude diferente de nossos colegas no norte", disse Pereira. "Eu não trato pacientes. Eles se tratam. Minha função é ajudá-los a fazer as mudanças que precisam fazer ". \n\nO centro de Olhão foi construído por pouco menos de € 3 milhões ( aproximadamente R$ 12 milhões), financiado publicamente, e aberto aos seus primeiros pacientes há nove anos. A instalação, como\n as outras, está conectada a uma rede de serviços de saúde e de reabilitação social. Pode acomodar até 14 pessoas ao mesmo tempo: os tratamentos são gratuitos, disponíveis mediante consulta de um médico ou terapeuta, e normalmente duram entre oito a 14 dias. Quando as pessoas chegam pela primeira vez, eles colocam todos os seus pertences pessoais - fotos, telefones celulares, tudo - em armazenamento, recuperáveis na partida.\n\nÀ esquerda, há salas de admissão e uma sala de isolamento acolchoada, com câmeras de segurança fracas, apoiadas em todos os cantos. Os pacientes têm suas próprias suítes - simples, confortáveis\n e privadas. À direita, há uma sala de "cor", com uma roda de cerâmica, garrafas de plástico reciclado, tintas, cartolinas, glitter e outras peças de artesanato. Em outra sala, lápis de cor e cavalete para desenho. Um forno, e ao lado dela uma coleção de excelentes cinzeiros artesanais. Muitos pacientes permaneceram fumantes pesados.\n\nOs pacientes sempre estavam ocupados, sempre usando suas mãos ou seus corpos ou seus sentidos, exercitando ou fazendo arte, sempre preenchendo seu tempo com algo. "Muitas vezes ouvimos nossos\n pacientes usar a expressão “eu e meu corpo", disse Pereira. "Como se houvesse uma dissociação entre o" eu "e a" minha carne ".\n\nPara ajudar a recuperar o corpo, havia uma pequena academia, aulas de exercícios, fisioterapia e jacuzzi. E depois de tanto comportamento destrutivo - bagunçar seus corpos, seus relacionamentos, suas vidas e comunidades - aprender que poderiam criar coisas boas e bonitas às vezes eram transformadores.\n\n"Sabe essas linhas no chão de uma pista de corrida?" Pereira me perguntou. Ele acreditava que todos - por mais imperfeitos que fossem - eram capazes de encontrar seu próprio caminho, dado o apoio\n certo. "Nosso amor é como essas linhas".\n\nPereira era firme, ele disse, mas nunca puniu ou julgou seus pacientes por suas recaídas ou falhas. Os pacientes eram livres para sair a qualquer momento, e eles eram bem-vindos para retornar se precisassem, mesmo que fosse mais de uma dúzia de vezes.\n\nEle não ofereceu nenhuma varinha mágica ou uma solução de única para todos, apenas essa busca diária de equilíbrio: levantar-se, tomar café da manhã, fazer arte, tomar medicações, fazer exercício, ir ao trabalho, ir à escola, ir para o mundo, seguir em frente. Sendo vivo, ele me disse mais de uma vez, pode ser muito complicado.\n\n"Meu querido", ele me disse, "é como se eu sempre dissesse: posso ser médico, mas ninguém é perfeito".\n\nTexto adaptado e traduzido por Transcendendo Consciência\n\nFonte:\n\nhttps://www.theguardian.com/news/2017/dec/05/portugals-radical-drugs-policy-is-working-why-hasnt-the-world-copied-it</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2018-03-13</text:p>
          </table:table-cell>
          <table:table-cell office:value-type="string" calcext:value-type="string">
            <text:p>23:44:27+0000</text:p>
          </table:table-cell>
        </table:table-row>
        <table:table-row table:style-name="ro1">
          <table:table-cell office:value-type="float" office:value="466" calcext:value-type="float">
            <text:p>466</text:p>
          </table:table-cell>
          <table:table-cell office:value-type="string" calcext:value-type="string">
            <text:p>320137168412206_410751022684153</text:p>
          </table:table-cell>
          <table:table-cell office:value-type="string" calcext:value-type="string">
            <text:p>[COLABORAÇÃO] A POLÍTICA DE DROGAS DE PORTUGAL ESTÁ FUNCIONANDO. POR QUE O MUNDO AINDA NÃO COPIOU? (PARTE 2 DE 3)\n\nÉ importante notar que Portugal estabilizou sua crise de opioides, mas não a fez desaparecer. Enquanto as mortes relacionadas com a droga, as taxas de encarceramento e infecção caíram, o país ainda teve que lidar com as complicações de saúde do uso problemático de drogas a longo prazo. Doenças incluindo hepatite C, cirrose e câncer de fígado são um fardo para um sistema de saúde que ainda está lutando para se recuperar de recessão e cortes. Desta forma, a história de Portugal serve como uma advertência de desafios ainda por vir.\n\nApesar das reações internacionais entusiasmadas com o sucesso de Portugal, os defensores locais da redução de danos ficaram frustrados com o que eles veem como estagnação e inatividade desde que a descriminalização entrou em vigor. Eles criticam o Estado por procrastinar na construção de locais de injeção supervisionados e instalações de consumo de drogas; por não ter feito com que a naloxona (um remédio anti overdose) seja mais prontamente disponível; por não implementar programas de troca de agulhas nas prisões. Onde está, eles contestam, o espírito corajoso e a liderança ousada que empurraram o país para descriminalizar as drogas em primeiro lugar?\n\nNos primeiros dias de pânico de Portugal, quando <text:s/>Olhão começou a se afundar, o primeiro instinto do Estado foi atacar. As drogas foram denunciadas como malignas, os usuários de drogas eram demonizados e a proximidade de qualquer um era criminal e espiritualmente punível. O governo português lançou uma série de campanhas nacionais antidrogas que estavam menos para "Só Diga Não" e mais para <text:s/>"Drogas São o Satã".\n\nAbordagens e experimentos de tratamento informal foram levados a serviço em todo o país, através de médicos, psiquiatras e farmacêuticos que trabalhavam de forma independente para lidar com a inundação de distúrbios de dependência de drogas em suas portas, às vezes arriscando perder suas licenças e irem presos por fazer o que eles acreditavam ser melhor para seus pacientes.\n\nEm 1977, no norte do país, o psiquiatra Eduíno Lopes foi pioneiro em um programa de metadona no Centro da Boavista no Porto. Lopes foi o primeiro médico na Europa continental a experimentar a terapia de substituição. Seus esforços deram de cara com uma reação nada agradável e a desaprovação do público, que consideravam a terapia com metadona nada mais do que o vício em drogas patrocinado pelo Estado.\n\nEm Lisboa, Odette Ferreira, farmacêutica experiente e pesquisadora pioneira do HIV, iniciou um programa não oficial de troca de agulhas para enfrentar a crescente crise de AIDS. Ela recebeu ameaças de morte de traficantes de drogas e ameaças legais de políticos. Odette começou a distribuir seringas limpas no meio do maior mercado de drogas ao ar livre da Europa, no bairro Casal Ventoso, em Lisboa. Ela coletou doações de roupas, sabonetes, máquinas de barbear, preservativos, frutas e sanduíches e os distribuiu aos usuários. Quando os traficantes reagiram com hostilidade, ela respondeu: "Não mexa comigo. Você faz o seu trabalho e eu vou fazer o meu. "Ela então intimidou a Associação Portuguesa de Farmácias ao dirigir o programa nacional de intercâmbio de agulhas do país.\n\nUma enxurrada de clínicas privadas caras e instalações gratuitas e baseadas na fé surgiram, desintoxicações promissoras e curas milagrosas, mas o primeiro centro público de tratamento de drogas administrado pelo Ministério da Saúde - o Centro das Taipas em Lisboa - não começou a operar até 1987. Pereira enviou alguns pacientes para tratamento, embora ele não concordasse com a abordagem baseada em abstinência usada em Taipas. "Primeiro você tira a droga, e depois, com a psicoterapia, você preenche o buraco", disse Pereira. Não havia evidências científicas para mostrar que isso funcionaria - e de fato não funcionou. \n\nEle também enviou pacientes para o programa de metadona em Lopes, no Porto, e descobriu que alguns responderam bem. Mas o Porto estava no outro extremo do país. Ele queria experimentar a metadona para seus pacientes, mas o Ministério da Saúde ainda não a aprovou para uso. Para contornar isso, Pereira às vezes pedia a uma enfermeira que furtasse metadona para ele e colocasse no porta malas de seu carro.\n\nO trabalho de Pereira, que tratava os pacientes em busca de tratamento para dependência, chamou a atenção do Ministério da Saúde. "Eles ouviram que havia um louco em Algarve que estava trabalhando sozinho", disse ele, com um sorriso lento. Agora, aos 68, ele é alegre, encantador e caloroso, com um corpo atlético, cabelo grosso e ondulado que balança quando ele caminha. "Eles vieram para me encontrar na clínica e propuseram que eu abrisse um centro de tratamento", disse ele. Ele convidou um colega de prática para se juntar a ele - um jovem médico local chamado João Goulão.\n\nGoulão era um estudante de medicina de 20 anos quando lhe foi oferecido sua primeira dose heroína. Ele declinou porque não sabia o que era. Quando terminou a escola, obteve sua licença e começou a praticar medicina em um centro de saúde na cidade do sul de Faro, e lá estava ela - a heroína - em toda parte. Como Pereira, ele acidentalmente acabou se especializando no tratamento da dependência de drogas.\n\nOs dois jovens colegas uniram forças para abrir o primeiro CAT do sul do país em 1988. (Esses tipos de centros usam nomes e siglas diferentes ao longo dos anos, mas ainda são comumente referidos como Centros de Atendimento a Toxicodependentes, ou CATs.) Residentes locais se opuseram veementemente, e os médicos estavam improvisando tratamentos à medida que avançavam. No mês seguinte, Pereira e Goulão abriram um segundo CAT em Olhão, e outros médicos abriram mais nas regiões norte e central, formando uma rede. Ficou claro para um número crescente de profissionais que a resposta mais eficaz ao vício deveria ser pessoal e enraizada nas comunidades. O tratamento ainda era de pequena escala, local, e em grande parte realizada por médicos.\n\nTexto adaptado e traduzido por Transcendendo Consciência\n\nFonte:\n\nhttps://www.theguardian.com/news/2017/dec/05/portugals-radical-drugs-policy-is-working-why-hasnt-the-world-copied-i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2018-03-13</text:p>
          </table:table-cell>
          <table:table-cell office:value-type="string" calcext:value-type="string">
            <text:p>00:38:02+0000</text:p>
          </table:table-cell>
        </table:table-row>
        <table:table-row table:style-name="ro1">
          <table:table-cell office:value-type="float" office:value="860" calcext:value-type="float">
            <text:p>860</text:p>
          </table:table-cell>
          <table:table-cell office:value-type="string" calcext:value-type="string">
            <text:p>320137168412206_411085735984015</text:p>
          </table:table-cell>
          <table:table-cell office:value-type="string" calcext:value-type="string">
            <text:p>[COLABORAÇÃO]\n\nVOCÊ NÃO PRECISA DE PSICODÉLICOS PRA SE ENTENDER MELHOR\n\nDurante muitos anos sustentava a ideia de que participando de rituais de ayahuasca eu me conheceria melhor. A experiência certamente iria me trazer revelações sobre minha caminhada e o que eu precisava fazer para me sentir melhor, mais inteiro e ao mesmo tempo respeitando minha individualidade.\n\nSempre saía dos trabalhos com uma lista de "o que fazer". A bebida me mostrava o que tinha que fazer nas próximas semanas e eu sempre fazia tudo que se apresentava para mim na cerimônia e sentia que de alguma forma estava crescendo. Aí nesse ponto está uma cilada e uma oportunidade.\n\nA oportunidade esta em saber onde persistir e onde deixar morrer. Existem coisas dentro de nós que precisam morrer: acontecimentos, apegos, emoções e é extremamente difícil deixar algumas coisas terminarem seu ciclo dentro de nós quando não estamos cientes de que aquele fato já não nos traz nada positivo.\n\nPor outro lado existe uma cilada a qual no começo da jornada com a ayahuasca eu caí: acreditar que precisava da bebida pra me entender melhor, que apenas com ela eu teria os insights que precisava pra me melhorar. Verdade seja dita: comecei a perceber que pelo fato da experiência ser tão deslumbrante pensei que era necessário uma bebida pra me conhecer melhor, fato é: estava errado.\n\nVocê não precisa de nenhum psicodélico pra se entender melhor.\n\nEles podem te ajudar? Sim.\n\nEles são necessários para esse processo de estudo fino que é o auto conhecimento? Absolutamente não.\n\nEscrevo essas linhas por que ao enxergarmos os psicodélicos como muletas que nos sustentam, eles também podem nos fazer pensar que precisamos deles para alcançar insights transformadores e isso não é nada mais que criar uma codependência de algo externo para se conhecer melhor.\n\nVejo com muita estima a ayahuasca, ao mesmo tempo fico feliz de ter percebido que ela é apenas uma ferramenta como qualquer outra no caminho do auto conhecimento.\n\nCom o tempo percebi que existe um elemento central no processo de autoconhecimento que também está presente na experiência da ayahuasca: a auto observação.\n\nObservar sem julgar: padrões de comportamento, seu humor, pensamentos que surgem, a sua linguagem corporal. Tudo isso, por motivos que ainda estou pesquisando, nos traz informações valiosas sobre quem somos e o que somos. É como se aos poucos se inicia-se um processo de conscientização sobre nós mesmos que muito lentamente nos faz ficar mais livres de nossos condicionamentos.</text:p>
          </table:table-cell>
          <table:table-cell office:value-type="float" office:value="35" calcext:value-type="float">
            <text:p>35</text:p>
          </table:table-cell>
          <table:table-cell office:value-type="float" office:value="12" calcext:value-type="float">
            <text:p>12</text:p>
          </table:table-cell>
          <table:table-cell office:value-type="string" calcext:value-type="string">
            <text:p>2018-03-13</text:p>
          </table:table-cell>
          <table:table-cell office:value-type="string" calcext:value-type="string">
            <text:p>14:45:13+0000</text:p>
          </table:table-cell>
        </table:table-row>
        <table:table-row table:style-name="ro1">
          <table:table-cell office:value-type="float" office:value="1269" calcext:value-type="float">
            <text:p>1269</text:p>
          </table:table-cell>
          <table:table-cell office:value-type="string" calcext:value-type="string">
            <text:p>140665063189702_411601272599128</text:p>
          </table:table-cell>
          <table:table-cell office:value-type="string" calcext:value-type="string">
            <text:p>[COLABORAÇÃO] SE USOU DROGAS, NÃO DIRIJA\n\nMesmo que aparentemente os efeitos tenham passado, você provavelmente não está em condições de dirigir após usar psicodélicos, estimulantes ou depressores e passar algumas horas a todo vapor numa pista de dança.\n\nNão há estatísticas confiáveis ​​sobre o número de acidentes causados ​​por drogas específicas, mas graças aos estudos, sabemos um pouco sobre o que certos produtos químicos fazem com suas habilidades de condução. \n\nAlgumas drogas passam por etapas de efeitos que podemos chamar de inicio, meio e fim. Existem outras que ainda tem efeitos posteriores, como o LSD ou o ECSTASY. Você ainda tem resquícios, sensações que podem dificultar sua atenção num momento em que você mais vai precisar dela. Se você estiver a 50 km/h e desviar a sua atenção por 1 segundo, você anda 14 metros às cegas. Isso pode ser fatal.\n\nPara pegar na direção após o uso de drogas você precisa dormir antes: \nhttps://www.facebook.com/photo.php?fbid=197797740809767&amp;set=g.320137168412206&amp;type=1&amp;theater&amp;ifg=1\n\nE você precisa saber que pode passar por uma ressaca terrível que vai dificultar suas habilidades:\nhttps://www.facebook.com/photo.php?fbid=195714894351385&amp;set=g.320137168412206&amp;type=1&amp;theater&amp;ifg=1\n\nVeja mais:\n\nQuais drogas são mais perigosas para dirigir?\nhttps://www.vice.com/en_us/article/wd4mpn/what-effects-different-drugs-have-on-your-driving-991\n________________________\n\nEsse é mais um banner de alguns outros que o Safe 'n Sound, um coletivo da Holanda, criou e gentilmente forneceu para que eu colocasse em português. Durante os próximos dias vou postar todos eles.\n\nAlém da divulgação online, todos eles serão impressos e usados no espaço de testes e informações do PreParty nos eventos. \n________________________\n\nBanners anteriores:\n\nINFORMAÇÃO ANTES DA INTOXICAÇÃO\nhttps://www.facebook.com/photo.php?fbid=191745234748351&amp;set=g.320137168412206&amp;type=1&amp;theater&amp;ifg=1\n\nCUIDE DOS SEUS AMIGOS\nhttps://www.facebook.com/photo.php?fbid=192180118038196&amp;set=g.320137168412206&amp;type=1&amp;theater&amp;ifg=1\n\nMANTENHA-SE HIDRATADO\nhttps://www.facebook.com/photo.php?fbid=192498441339697&amp;set=g.320137168412206&amp;type=1&amp;theater&amp;ifg=1\n\nDOSE PARA SE SENTIR BEM, NÃO PARA IR ALÉM\nhttps://www.facebook.com/photo.php?fbid=192939114628963&amp;set=g.320137168412206&amp;type=1&amp;theater&amp;ifg=1\n\nDROGAS COMBINADAS, RESULTADOS ARRISCADOS\nhttps://www.facebook.com/photo.php?fbid=193526174570257&amp;set=g.320137168412206&amp;type=1&amp;theater&amp;ifg=1\n\nO QUE SOBE TEM QUE DESCER\nhttps://www.facebook.com/photo.php?fbid=195714894351385&amp;set=g.320137168412206&amp;type=1&amp;theater&amp;ifg=1\n\nEAT - RAVE - SLEEP - REPEAT\nhttps://www.facebook.com/photo.php?fbid=197797740809767&amp;set=g.320137168412206&amp;type=1&amp;theater&amp;ifg=1</text:p>
          </table:table-cell>
          <table:table-cell office:value-type="float" office:value="52" calcext:value-type="float">
            <text:p>52</text:p>
          </table:table-cell>
          <table:table-cell office:value-type="float" office:value="4" calcext:value-type="float">
            <text:p>4</text:p>
          </table:table-cell>
          <table:table-cell office:value-type="string" calcext:value-type="string">
            <text:p>2018-03-14</text:p>
          </table:table-cell>
          <table:table-cell office:value-type="string" calcext:value-type="string">
            <text:p>21:12:53+0000</text:p>
          </table:table-cell>
        </table:table-row>
        <table:table-row table:style-name="ro1">
          <table:table-cell office:value-type="float" office:value="1268" calcext:value-type="float">
            <text:p>1268</text:p>
          </table:table-cell>
          <table:table-cell office:value-type="string" calcext:value-type="string">
            <text:p>320137168412206_412193249206597</text:p>
          </table:table-cell>
          <table:table-cell office:value-type="string" calcext:value-type="string">
            <text:p>[COLABORAÇÃO] EXPERIÊNCIAS PSICODÉLICAS DIFÍCEIS (EPD): UM DEBATE\n\nPor: Fernando Beserra para a coluna Portas da Percepção - Coluna no Hempadão Hempada\n\nMatéria completa: \nhttp://hempadao.com/experincias-psicodlicas-difceis-epd-um-debate/\n\n"Experiências ruins, cheias de terror, medo, ansiedade não parecem ser tão incomuns com substâncias psicodélicas. Mas por que? Para que? Quais as melhores formas de evita-las ou suprimi-las? Algumas razões que ajudam a entender as bad trips já haviam sido identificadas antes de 1970. No artigo de Ungerleider et al. (1968), The bad trip: the etiology of the adverse LSD reaction, os pesquisadores investigaram um grupo de 25 pessoas que tiveram bad trips com LSD e o compararam com um grupo de 25 pessoas que utilizavam a substância regularmente sem nenhuma experiência adversa. Não foram encontradas características que pudessem demarcar e predizer o grupo que teria as experiências difíceis. Apesar disso, os autores levantam questões muito importantes. Uma primeira questão: como saber se o LSD usado no mercado ilícito era realmente LSD? Tampouco sabia-se a dose da substância utilizada com precisão e suas impurezas. Segundo, como saber se as pessoas que passaram por Experiências Psicodélicas Difíceis (EPD) não possuíam dificuldades emocionais anteriores e mesmo um maior número de transtornos mentais? Nesta pesquisa, 44% do grupo que passou por EPD e foi atendida já possuía histórico de atendimento psiquiátrico, em comparação a 24% do grupo controle. Tal dado, entretanto, não foi evidenciado como significativo pelos pesquisadores. O grupo controle tinha de uma a três sessões com LSD por semana e faziam parte de um grupo de uso religioso de LSD denominado “discípulos”. Os autores indicam, em suas conclusões, alguns pontos interessantes: os participantes da pesquisa, pertencentes ao grupo controle, tinham amplo suporte grupal durante seus usos de LSD e comentavam que o LSD, tomado em seu grupo religioso, os havia conduzido a Deus, ao amor e a paz da mente (UNGERLEIDER et al, 1968).\n\nOs autores destacam, dentre outros, a conexão das bad trips com o desconhecimento das substâncias utilizadas. Na atualidade, isso continua a ocorrer e destaca-se a abundante adulteração das substâncias sintéticas. Outrossim, parece que não temos em nossa cultura uma educação que favoreça as navegações intrapsíquica e transpessoal. Somos estimulados a temer estes reinos da experiência humana e identifica-los com sintomas do adoecimento mental (Stanislav Grof, 1987).\n\nNo entanto, é muito evidente que as bad trips estão além da questão do desconhecimento das substâncias utilizadas e mesmo da adulteração das substâncias. Mesmo um usuário conhecendo profundamente uma substância psicodélica, tanto teórica, quanto na prática, isso não significa que não passará em algum momento por uma bad trip. Uma das mais importantes teorias para refletir acerca das experiências difíceis com substâncias psicodélicas é a teoria dos psicólogos Timothy Leary [1920-1996], Richard Alpert [1931-], e Ralph Metzner [1936-]. Eles desenvolveram o entendimento de que a personalidade, o estado psicológico e emocional do usuário (set), bem como o ambiente no qual se realiza o consumo (setting) são fundamentais para o desenrolar da experiência psicodélica. O ambiente envolve os arranjos físicos do cenário, mas o depassa. Envolve também o clima e a atmosfera interpessoal, por exemplo. A substância age como uma chave química que libera o sistema nervoso de seus padrões e estruturas ordinários, mas de forma alguma age de forma isolada (LEARY; METZNER; ALPERT, 1964). Uma questão emblemática que se pode relacionar com esta teoria é o uso inadvertido de psicodélicos. Tal uso usualmente provoca bad trips (HERMANNS-CLAUSEN et al., 2017). "\n\n________________\n\nVeja mais sobre o assunto aqui no grupo:\n\n-CRISE PSICODÉLICA: Ajudando alguém através de uma "bad trip", de uma crise psíquica ou de uma crise espiritual. Por Erowid \nhttps://www.facebook.com/groups/320137168412206/permalink/388455628247026/\n\n-MANUAL DE REDUÇÃO DE DANOS do Zendo Project, traduzido por ResPire Redução de Danos:\nhttps://www.facebook.com/groups/320137168412206/permalink/333541213738468/\n\n6 PASSOS PARA AJUDAR ALGUÈM EM UMA EXPERIÊNCIA PSICODÉLICA DIFÍCIL - Por Zendo Project\nhttps://www.facebook.com/groups/320137168412206/permalink/359098754516047/\n\nLIÇÕES APRENDIDAS EM UM WORKSHOP SOBRE TRIP SITTING, por Maps Of The Mind:\nhttps://www.facebook.com/groups/320137168412206/permalink/358998504526072/</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018-03-16</text:p>
          </table:table-cell>
          <table:table-cell office:value-type="string" calcext:value-type="string">
            <text:p>12:59:44+0000</text:p>
          </table:table-cell>
        </table:table-row>
        <table:table-row table:style-name="ro1">
          <table:table-cell office:value-type="float" office:value="614" calcext:value-type="float">
            <text:p>614</text:p>
          </table:table-cell>
          <table:table-cell office:value-type="string" calcext:value-type="string">
            <text:p>140665063189702_415877312171524</text:p>
          </table:table-cell>
          <table:table-cell office:value-type="string" calcext:value-type="string">
            <text:p>[COLABORAÇÃO] RESEARCH CHEMICALS: UM GUIA DE REDUÇÃO DE DANOS. PARTE 01 - PSICODÉLICOS\n\nEsse guia foi escrito pelo usuário “wherethewavebroke” no canal “researchchemicals” do Reddit. Eu fiz algumas adaptações para que o texto ficasse mais claro, adicionei uma legenda e recomendações de Redução de \nDanos. O original está no link: https://goo.gl/orNpFq\n___________________\n\n-&gt; Legenda:\n\n-Headspace: qualquer efeito da droga relacionado a sua mente.\n-BodyLoad: qualquer efeito da droga relacionado a seu corpo.\n-IM: Intra-muscular.\n-IV: Intra-venoso.\n-ROAs: Rotas de administração (oral, nasal, intravenosa...)\n-Entactogênicos / empatogênicos: veja o post: https://goo.gl/NsXzaJ\n-In-Vivo: processos biológicos num organismo/sistema vivo.\n-In-Vitro: processos biológicos que têm lugar fora dos sistemas vivos, no ambiente controlado e fechado de um laboratório e que são feitos normalmente em recipientes de vidro. \n___________________\n\n-&gt; O que são Research Chemicals?\n\nProdutos químicos de pesquisa (também chamados de RCs, substâncias químicas experimentais ou legal highs) são substâncias psicoativas que passaram por pouco ou nenhum estudo científico ou médico. Os fornecedores costumam usar o termo "química de pesquisa" para contornar as restrições legais para a venda desses compostos. Comumente vêm em embalagens rotuladas "impróprio para consumo humano" e são declaradas como sendo usadas unicamente para fins de pesquisa científica.\nA maioria das informações sobre elas são baseadas em experiências de usuários e evidências casuais. As RC’s têm estruturas químicas e efeitos que tentam imitar muitas outras substâncias ilícitas e são frequentemente inventados para tentar ser melhor que as substâncias psicoativas existentes, ou mais comumente, contornar a regulamentação do governo. \n\n___________________\n\n-&gt; Redução de Danos:\n\nComo são substâncias com pouco estudos, você deve ter muito cuidado se resolver usar. Algumas práticas são recomendadas.\n\n-Um balança de precisão: essas drogas são vendidas normalmente em pó e você vai precisar fazer as doses. Algumas tem doses muito pequenas e você não deve arriscar medir no olho. Lembre-se que cada substância tem densidade diferente, então 10mg de uma substância pode parecer muito menor do que 10mg de outra substância.\n-Teste de “Alergia”: o que você tem em mãos pode não ser o que você acha que é. Se você tem uma substância em que supostamente tem que tomar 20mg, experimente 0,5mg primeiramente e espere algumas horas antes de usar a dose real.\n-Reagentes: veja aqui uma tabela completa com testes de várias RC’s com reagentes: https://goo.gl/ZztLo9\n-Pesquisa: Recomendações de sites caso você queira fazer uma pesquisa mais completa sobre efeitos, dosagens e outros detalhes de alguma substância específica:\nhttps://psychonautwiki.org/wiki/Psychoactive_substance_index\nhttps://erowid.org/chemicals/\nhttps://wiki.tripsit.me/wiki/Category:Drugs\nhttps://www.reddit.com/r/researchchemicals/\n\nApós a introdução vamos a elas:\n___________________\n\n-&gt;Triptaminas “4-Substituted”: (4-AcO-DMT / 4-HO-MET / 4-HO-MiPT)\n\nToda a série “4” compartilha uma experiência de duração comum de cerca de 4-6 horas, e são todas bastante semelhantes, mas com algumas diferenças notáveis. Elas tendem a ser sedativos ou neutras em termos de nível de energia e têm visuais "naturais". O headspace difere significativamente entre as séries.\nHá pouquíssima diferença entre as formas hidroxi e acetoxi desses produtos químicos. Portanto, 4-HO-xxT e 4-AcO-xxT são quase os mesmos, dado que xx é o mesmo. A única diferença é que o AcO é um pouco menos potente e tem um tempo maior, mas mais suave.\nO 4-AcO-DMT é provavelmente o produto químico mais popular da série e é quase indistinguível de uma experiência tradicional com cogumelos. Os cogumelos contêm psilocibina (4-PO-DMT), que se metaboliza em psilocina (4-HO-DMT) no organismo. O 4-AcO-DMT tende a ser uma experiência mais séria e introspectiva, com visuais bastante fortes e muitas vezes acompanhada de tons místicos ou religiosos.\nOutra triptamina muito popular é a 4-HO-MET, que é caracterizada por um caráter alegre e bem-humorado e visuais fortes. Ele também tem uma carga de corpo energizante e tende a ser bastante sociável, embora isso possa mudar de usuário para usuário. É frequentemente recomendado para iniciantes a psicodélicos, mas deve-se ressaltar que, embora o headspace seja fácil, ainda se deve esperar efeitos psicodélicos e processos de pensamento.\nO próximo mais popular desta série é o 4-HO-MiPT, que também é similar, mas tem uma sensação mais estranha, quase alienígena. Muito melhor para introspecção, mas também ótimo para relaxar e estar em sintonia com a natureza. Menos estimulante e relativamente lúcid.\nHá muitos outros nesta série, e todos eles têm pequenas diferenças, os citados são os mais populares. Outros destaques notáveis ​​incluem 4-HO-DET, 4-HO-EPT, 4-HO-MPT e 4-HO-DPT.\n___________________\n\n-&gt;Triptaminas Básicas (DPT / MiPT / DET / MET ...)\n\nAs triptaminas básicas são alguns dos psicodélicos mais difíceis de descrever os efeitos. Eles têm muitos menos pesquisas do que outros psicodélicos, mas tendem a ter, em comparação, vias efetivas limitadas de administração. A maioria tem que ser vaporizada, injetada ou consumida por via oral com um inibidor da monoamina oxidase (IMAO), a fim de ser eficaz.\nA via de administração mudará drasticamente a experiência, com a vaporização, IM e IV produzindo uma experiência curta e intensa que pode até mesmo alcançar o famoso estado de "breaktrough", frequentemente associado ao DMT. Ele geralmente dura menos de 45 minutos com um início rápido e efeitos que eclipsam toda a percepção da realidade, embora isso dependa muito da dosagem.\nEles também podem ser consumidos com um IMAO para produzir uma experiência mais duradoura que tenha semelhanças com os psicodélicos mais tradicionais. A mais famosa delas é a ayahuasca, que é DMT combinada com um IMAO (geralmente harmala e harmalina). Deve-se ressaltar, porém, que tomar IMAOs pode ser muito perigoso se não tomarmos as devidas precauções e evitar substâncias que tenham contraindicações. É obrigatório que você faça uma grande quantidade de pesquisas antes de tentar uma experiência dessa natureza para garantir que você permaneça seguro, pois isso pode ter consequências fatais se for ignorado.\nA mais comum triptamina “RC” é a DPT, que é frequentemente descrita como sendo do mesmo nível de intensidade que a DMT, embora qualitativamente muito diferente. Deve-se notar que nada pode recriar ou ser um substituto para uma verdadeira experiência com DMT.\nA maioria das outras triptaminas básicas é relativamente obscura em termos de relatos, mas é possível encontrar muitos sobre MET, MiPT e DET. Não tentarei descrevê-los em detalhes aqui, pois são todos bem diferentes.\n___________________\n\n-&gt; Triptaminas “5-Substituted” (5-Meo-DMT / 5-Meo-MiPT / 5-MeO-DiPT...)\n\nAs triptaminas “5-Substituted” são uma das classes mais versáteis em psicodélicos. As dosagens desses compostos são significativamente menores do que as outras triptaminas, e é preciso tomar uma dose responsável para evitar danos ao corpo ou a mente.\nO 5-Meo-DMT é o único RC que realmente pode ser comparado à intensidade do DMT, embora, como o DPT, seja qualitativamente diferente e tende a ser muito mais conceitual e espiritual do que visual. Ele tem uma gama de ROAs que afetará muito a experiência, mas é mais frequentemente usado como uma triptamina básica.\nExistem também alguns como o 5-Meo-MiPT e o 5-MeO-DiPT, que produzem um estado psicodélico mais duradouro e também possuem qualidades entactogênicas, sendo amplamente utilizados como drogas de festas. Os visuais tendem a ser menos pronunciados e muito diferentes dos outros psicodélicos. Estes também são frequentemente usados ​​para o aprimoramento de experiências sexuais, muitas vezes apontadas como as melhores substâncias químicas que existem para o sexo.\nExistem também outras substâncias obscuras como 5-MeO-MPT ou 5-MeO-MET, mas os relatórios sobre estes são extremamente limitados. Além disso, foram desenvolvidos análogos de benzofurano de 5-MeO-DMT e 5-MeO-DiPT, denominados 5-MeO-BFE e 5-MeO-DiBF, respectivamente. Estes parecem ser mais entactogênicos por natureza, mas também têm relatórios limitados de uso.\n___________________\n\n-&gt; Lisergamidas\n\nE temos também as RC`s lisergamidas, que tem entre 8-12hrs de duração. O 1P-LSD e o ALD-52 (ou 1A-LSD) são ambos pró-fármacos para o LSD e convertem-se nele “in vivo”. No entanto, pode ser possível que eles sejam ativos em receptores periféricos antes de serem convertidos no composto original, e isso pode explicar as pequenas diferenças atribuídas. Em geral, 1A é ligeiramente mais sedativo e calmante, enquanto 1P é um pouco mais estimulante e excitante.\nHá também ETH-LAD e AL-LAD, que são notavelmente diferentes do LSD. O AL-LAD é um pouco mais curto, provavelmente de 6 a 8 horas, com um “headspace” muito mais fácil e visuais muito pronunciados. É muitas vezes apontado como um dos melhores psicodélicos para iniciantes, devido à sua sensação descontraída e baixo risco de uma “bad trip” pela falta de introspecção. O ETH-LAD, no entanto, é muito mais intenso, em termos de “headspace” e “bodyload”. Também é provavelmente mais intenso em termos de recursos visuais. Definitivamente, um dos mais originais e interessantes psicodélicos por aí, mas também um que merece cautela e respeito.\nPor fim, você pode encontrar LSM, que é significativamente diferente de outras lisergamidas. Diz-se ser mais sedativo, sonhador e dissociador, e tem mais semelhança com LSA (argireia nervosa) do que as lisergamidas acima mencionadas. As doses também são muito, muito maiores, com quase 10x a quantidade necessária.\n___________________\n\n-&gt; Série 2C-X - Fenetilaminas\n\nOs 2C-X normalmente duram de 4 a 6 horas, embora alguns deles possam durar muito mais tempo. Em geral, eles tendem a ter efeitos estimulantes, tanto em termos de headspace quanto de bodyload. O visual também pode ser descrito como mais "sintético" do que o visual orgânico das triptaminas. \n\n2Cs comuns:\n\n2C-C - amigável para principiantes, um pouco sedativo, descontraído.\n2C-E - headspace moderado, visuais fortes, mais eufórico.\n2C-P - semelhante ao 2C-E, mas mais intenso e duradouro.\n2C-D - muito sutil até doses mais altas, mas mostrou grande utilidade como potenciador de combinações, ou como uma ferramenta de microdose. Shulgin o chamou de "tofu farmacológico".\n2C-B-FLY - uma versão mais estimulante e empatogênica do 2C-B. Mas com opiniões muito diferentes a cada pesquisador que o experimenta.\n\nAlguns dos 2Cs mais raros incluem 2C-T, 2C-T-21 e 2C-iP. Os dois primeiros mencionados são descritos como tendo semelhanças com empatógenos e efeitos psicodélicos limitados e o último é dito ser muito semelhante ao 2C-P. Outros 2Cs, como 2C-B e 2C-I não são mais considerados RCs.\n___________________\n\n-&gt; Série DOX\n\nEntão, há as DOXs, que são as contrapartes das anfetaminas para os 2Cs. Estes só devem ser usados ​​por usuários experientes que estejam bem informados e tomem as devidas precauções. As doses são extremamente pequenas e podem durar de 10 a 36 horas. Os mais comumente disponíveis agora são DOC, DOB e DOM. Muitas das pessoas que tomaram algum DOx pensando que eram LSD (pois são vendidos comumente em blotters) não tiveram uma boa supresa. São substâncias que podem demorar até 2 horas pra fazerem efeitos e por isso alguns usuários costumam tomar mais uma dose e com isso, tendo resultados muito intensos. São considerados com visuais, headyspace e bodyload muito intensos. Os efeitos são ditos como mais “artificiais” e menos suaves do que outros psicodélicos.\n\nA literatura médica relata múltiplas complicações físicas associadas ao uso de DOx.\n___________________\n\n-&gt; Análogos de Mescalina\nPor fim, existem os análogos da mescalina. A maioria destes é relatado como muito abaixo do esperado em comparação a mescalina. Há Escaline e Proscaline, e os muito mais raro Allylescaline e Methallylescaline. O MAL é supostamente o melhor, mas é muito raro. A série 3C-X é a contrapartida das anfetaminas, e são principalmente estimulantes com um toque de efeitos psicodélicos. Eu imagino que eles seriam ótimos para fazer arte ou outro trabalho criativo.\n___________________\n\nLembrando que esse guia fala somente dos psicodélicos, existem outras RC`s da classe de estimulantes, depressores e qualquer outra classe de drogas já existente. Na parte 02, falaremos dos estimulantes.</text:p>
          </table:table-cell>
          <table:table-cell office:value-type="float" office:value="85" calcext:value-type="float">
            <text:p>85</text:p>
          </table:table-cell>
          <table:table-cell office:value-type="float" office:value="17" calcext:value-type="float">
            <text:p>17</text:p>
          </table:table-cell>
          <table:table-cell office:value-type="string" calcext:value-type="string">
            <text:p>2018-03-25</text:p>
          </table:table-cell>
          <table:table-cell office:value-type="string" calcext:value-type="string">
            <text:p>19:52:25+0000</text:p>
          </table:table-cell>
        </table:table-row>
        <table:table-row table:style-name="ro1">
          <table:table-cell office:value-type="float" office:value="941" calcext:value-type="float">
            <text:p>941</text:p>
          </table:table-cell>
          <table:table-cell office:value-type="string" calcext:value-type="string">
            <text:p>320137168412206_416266455465943</text:p>
          </table:table-cell>
          <table:table-cell office:value-type="string" calcext:value-type="string">
            <text:p>[COLABORAÇÃO] Se a ketamina ajuda a tratar a depressão, por que os médicos não podem receita-la?\n\nOs antidepressivos estão entre os medicamentos mais comumente prescritos em todo o mundo ocidental. Na verdade, eles são prescritos mais do que qualquer outra droga para americanos com idade entre 18 e 44 anos, e agora são tomados de quatro a cinco vezes mais do que no início dos anos 90. No Reino Unido, o uso de antidepressivos dobrou na última década. Ou mais pessoas estão deprimidas, mais pessoas estão falando sobre sua depressão, ou os médicos agora acham que têm uma pílula que vai ajudar.\n\nQuais são essas drogas? Ao contrário dos antidepressivos de 30 anos atrás, eles são considerados “limpos” e bem adaptados. Eles visam um certo neurotransmissor e deixam o resto do cérebro em paz. (Os antidepressivos "old school" eram notórios por seu efeito de dispersão).\n\nOs antidepressivos de primeira linha são quase exclusivamente chamados de inibidores seletivos da recaptação da serotonina (ISRS), com ênfase em “seletivo”. Isso significa que eles mantêm a serotonina nas conexões entre os neurônios (as sinapses, onde toda a ação ocorre) por muito mais tempo do que normalmente permaneceria. A serotonina é um neurotransmissor que parece moderar a informação que viaja entre os neurônios. A teoria é que a depressão cresce a partir de muita informação, consistindo principalmente de autocrítica, memórias negativas e expectativas negativas, circulando em um loop infinito. Mais serotonina deve diminuir esse dilúvio inútil.\n\nMas os ISRSs realmente funcionam? Apesar de grande promessa, o quadro geral revela uma mescla de resultados - e opiniões. Muitos estudos revelaram eficácia extremamente limitada para os ISRSs quando comparados com placebos. Esses resultados decepcionantes chamaram a atenção para estudos realizados pelas empresas farmacêuticas, nos quais os resultados ruins foram sistematicamente enterrados. (Será que realmente confiamos nos fabricantes de medicamentos para apresentar um quadro imparcial?) No entanto, outros estudos bem controlados sugerem que os ISRSs ajudam as pessoas deprimidas pelo menos em parte do tempo. O veredito final? Os ISRSs ajudam algumas pessoas em um bom dia, de acordo com alguns estudos e não outros. A maioria dos especialistas concorda que seria muito melhor encontrar outros medicamentos que funcionassem de maneira mais confiável.\n\nJunto vem a Ketamina. A ketamina existe desde o início dos anos 60, quando se tornou disponível como anestésico para uso em humanos e animais. Seus efeitos psicotrópicos (que alteram a mente) foram logo descobertos. A ketamina mudou a percepção das pessoas de si mesmas e do mundo ao seu redor em um grau comparável ao do LSD e de outros psicodélicos. Assim começou sua carreira como droga de rua e sua designação como substância controlada. No entanto, tem sido usado como uma droga de festa por décadas, muitas vezes sob o apelido de "Key".\n\nO potencial da ketamina para combater a depressão tem sido estudado há anos. As análises atuais concluem que é altamente eficaz contra a depressão - um novo medicamento promissor, mas potencialmente perigoso, tanto fisicamente (você pode perder o equilíbrio) quanto psicologicamente (ele pode produzir estados psicóticos). Mas como isso funciona?\n\nO principal neurotransmissor para a comunicação entre as células cerebrais é o glutamato. Pequenos feixes de moléculas de glutamato, enviadas de um neurônio para o outro, dizem a cada neurônio o quão rápido disparar - uma mensagem muito importante. Mas as moléculas de glutamato precisam entrar na célula receptora através de uma porta projetada para recebê-las. E uma das principais portas é chamada de receptor NMDA.\n\nGraças à multidão de moléculas de glutamato que captam os receptores NMDA em todo o cérebro, uma rede incrivelmente complexa e incrivelmente sutil de neurônios de disparo cria nosso senso de realidade. Quando o cérebro está funcionando normalmente, o padrão de disparo dos neurônios coincide com o que está acontecendo no mundo fora do cérebro. Se você é esquizofrênico, então nem tanto.\n\nO que a ketamina faz é bloquear muitos desses receptores NMDA, de modo que as moléculas de glutamato não têm onde aterrissar. Consequentemente, a rede que modela a realidade começa a desmoronar. A harmonia dos neurônios sincronizados se rompe e sua percepção do mundo começa a se desviar. É por isso que a ketamina é chamada de "dissociativa". A ketamina tem sido usada no campo de batalha, onde os soldados feridos podem se dissociar da dor. Então, a principal contribuição da ketamina é libertar você do que está na frente do seu rosto.\n\nNinguém sabe como a ketamina trata precisamente a depressão. No entanto, não acho que seja tão misterioso. Quando as pessoas estão deprimidas, elas passam pelos mesmos padrões de pensamentos cíclicos de novo e de novo: "Eu não sou bom. Ninguém realmente gosta de mim. Eu não mereço ser feliz. Eu sou muito egoísta, muito ganancioso, muito desagradável." Esses pensamentos negativos promovem sentimentos de tristeza, vergonha e desesperança e ainda reforçam os pensamentos negativos em espiral. Um círculo vicioso de fato.\n\nO que a ketamina pode fazer é quebrar o ciclo, perturbar a repetição implacável de autoavaliações depressivas. A “realidade” de que você é uma pessoa ruim e sem valor se fragmenta, porque a ketamina fragmenta tudo que você acha que sabe. A ketamina permite que você permaneça em diferentes realidades psicológicas. Esse é um dos riscos associados à ketamina dispensada clinicamente, mas, para os depressivos, uma pequena folga da rotina diária de pessimismo pode ser um alívio bem vindo.\n\nSeria ótimo se o tratamento baseado na ketamina fosse além de sua interminável fase de pesquisa: é realmente seguro? Podemos ter certeza absoluta? Não vamos esquecer que o álcool também pode fazer você perder o equilíbrio e é legal. E a depressão em si pode gerar psicose, muitas vezes por longos períodos. A ketamina não parece tão ruim no equilíbrio.\n\nEu gostaria de ver a ketamina se tornar disponível para os milhões que sofrem de depressão. Mas há uma lição a ser aprendida com isso. Temos tanto medo das drogas que as pessoas tomam por diversão, de se sentirem bem, ou pelo menos de se sentirem diferentes por algumas horas, que as banimos quase que de forma reflexiva e punimos aqueles que as usam. Por quê? O que há de tão ruim em adultos tirarem férias da imperiosa realidade que chamamos de "normal" - uma realidade que, lamento dizer, não é decretada por Deus ou pela natureza, mas pela cultura, por uma história semi-arbitrária de convenções? Devemos desviar parte do nosso receio de abuso potencial para um experimento social, uma caixa de areia, por assim dizer, para explorar os benefícios de várias drogas populares - drogas (como ketamina, maconha, ecstasy e psilocibina) que são ilegais porque as pessoas às vezes querem toma-las. Surpresa, surpresa: essas drogas podem ajudar as pessoas a se sentirem melhor!\n\nTraduzido e adaptado por Transcendendo Consciência\n\nFonte:\n\nhttps://www.theguardian.com/commentisfree/2017/apr/03/ketamine-treat-depression-illegal-drugs-antidepressants</text:p>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2018-03-26</text:p>
          </table:table-cell>
          <table:table-cell office:value-type="string" calcext:value-type="string">
            <text:p>21:41:42+0000</text:p>
          </table:table-cell>
        </table:table-row>
        <table:table-row table:style-name="ro1">
          <table:table-cell office:value-type="float" office:value="994" calcext:value-type="float">
            <text:p>994</text:p>
          </table:table-cell>
          <table:table-cell office:value-type="string" calcext:value-type="string">
            <text:p>320137168412206_418165475276041</text:p>
          </table:table-cell>
          <table:table-cell office:value-type="string" calcext:value-type="string">
            <text:p>[COLABORAÇÃO] Porque você vomita na ayahuasca\n\nÉ físico, mental ou ambos?\nPor Suzannah Weiss\n\nDepois da minha primeira cerimônia de ayahuasca, na qual não senti quase nada, ouvi com inveja um homem que vomitava enquanto imaginava Donald Trump. O presidente representava tudo de vil para ele, disse. O facilitador do retiro explicou que as pessoas que tomam ayahuasca (um chá feito de uma planta amazônica alucinógena e consumida em cerimônias xamânicas) muitas vezes sentem que estão expelindo toda vileza dentro de si quando vomitam. Então, antes do meu primeiro vômito de ayahuasca durante a minha terceira cerimônia, peixes podres apareceram no interior das minhas pálpebras, e a palavra “vil” também veio à mente. Depois, a visão dos peixes desapareceu.\n\nMuitos descrevem experiências semelhantes. "Eu estava me sentindo mal no estômago e falava com uma força exterior, quase como um guia", diz Kristy Belich, um comediante de 31 anos na área de Washington, DC. "Eles me disseram: 'Chegou a hora'. Eu tinha um pequeno balde ao meu lado e eles me disseram para vomitar até que a luz verde parasse. Na terceira vez, a luz do vômito era laranja e amarela".\n\nNick Polizzi, 39 anos, de Boulder, Colorado e autor de "A Ciência Sagrada: Um Antigo Caminho de Cura para o Mundo Moderno", também se lembra de um profundo vômito de ayahuasca. "Uma pressão estava crescendo dentro do meu corpo, encapsulando todo o sofrimento e o tormento, subindo pelo esôfago como mercúrio em um termômetro", lembra ele. “Meus olhos se abriram e da minha boca saiu um som que eu não sabia ser capaz de fazer. Foi um gemido demoníaco, direto de um filme de terror. Eu me atrapalhei no escuro procurando pelo meu balde, e o encontrei bem quando um rugido ainda mais alto escapou da minha garganta, acompanhado por algumas doses de vômito. Naquele momento, toda a desorientação e medo cessaram".\n\nTalvez o efeito mais conhecido da ayahuasca seja seu efeito purgativo — daí o balde ao lado do tapete de cada participante. Segundo a crença tradicional, a purgação pode ocorrer por vários meios, incluindo diarréia, tremores, choro e sudorese, diz Evgenia Fotiou, professora-assistente de antropologia da Kent State University, que entrevistou xamãs e participantes de cerimônias da ayahuasca em todo o mundo. As pessoas às vezes descrevem os aspectos mentais da viagem provocando o vômito e, depois disso, a jornada frequentemente muda de rumo, diz Luís Fernando Tófoli, professor de psicologia médica e psiquiatria da Universidade de Campinas, que também estuda a ayahuasca.\n\nEsses efeitos decorrem do impacto da ayahuasca sobre o sistema serotoninérgico — envolvendo o neurotransmissor serotonina — que influencia várias coisas, incluindo humor e percepção visual e auditiva, diz James Giordano, professor de neurologia e bioquímica do Centro Médico da Universidade de Georgetown. O vômito, em particular, vem de sua ação na área postrema, a parte do tronco cerebral que controla a vontade de vomitar. Nesta região do cérebro, a ayahuasca atua nos receptores de serotonina 5HT3 — que também estão no intestino — potencialmente contribuindo para náuseas, vômitos e diarréia, diz Tófoli. Agravando os efeitos, a ayahuasca aumenta os níveis de serotonina no intestino e no cérebro.\n\n"O mau gosto da bebida ayahuasca também é responsável por náuseas, mas principalmente logo após a ingestão", diz Tófoli. "Como a purgação pode ocorrer muito tempo depois do consumo, esse efeito provavelmente não é tão importante quanto a ação direta no intestino." O líquido na preparação também parece contribuir para o vômito, acrescenta. Vomitar é menos comum após o consumo de ayahuasca em forma liofilizada.\n\nComo o impacto da ayahuasca na área postrema é muito intenso, o vômito geralmente é mais violento que o usual. "A natureza desse tipo de vômito é extremamente purgativa", diz Giordano. "É vômito profundo, realmente profundo e induzido neurologicamente. Você literalmente sente como se estivesse vomitando tudo o que você comeu desde seu nascimento. É como um mega-cuspe".\n\nA força do vômito explica parcialmente porquê você sente como se estivesse vomitando pensamentos, emoções ou experiências, acrescenta ele. Além disso, as pessoas simplesmente se sentem mais felizes quando não estão doentes, levando à percepção de que sentimentos negativos deixaram o corpo. Não há nenhuma razão neurológica conhecida do por que o vômito parece ser mais que físico, meus especialistas postulam; parece que é assim por causa da jornada emocional ocorrendo simultaneamente.\n\n“Provavelmente há uma influência considerável do contexto social”, diz Tófoli. “Em todas as tradições da ayahuasca da América do Sul que eu conheço, a purga é considerada como uma espécie de limpeza física e espiritual, e não é entendida como um efeito colateral indesejável”.\n\nMuitos ainda acreditam que a causa do vômito é emocional, mesmo que não haja ciência por trás desse raciocínio. “Me foi dito [por um xamã] que não é a ayahuasca que deixa alguém enjoado e doente durante a cerimônia; são as coisas negativas que existem no corpo, como raiva, depressão, tristeza e medo, que resistem a deixar o corpo”, diz Fotiou. “Isso foi ecoado na maneira como as pessoas discutiam sobre alguém que havia se sentido mal em uma cerimônia. Eles atribuíam isso ao fato de que ele ou ela tinha muitas coisas negativas para purgar... De um modo geral, pensava-se que uma vez terminado o expurgo, a ayahuasca levaria essa pessoa a um estado de êxtase".\n\nDe fato, em culturas com rituais em torno da ayahuasca, a purgação física e mental nem sempre são vistas como fenômenos separados. "Você não encontrará essa separação entre corpo e emoção nas culturas nativas", diz Fotiou. "O corpo é onde a emoção e até mesmo o conhecimento vive".\n\nDesculpem possível erros de tradução. Link do artigo original em inglês: </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2018-03-31</text:p>
          </table:table-cell>
          <table:table-cell office:value-type="string" calcext:value-type="string">
            <text:p>17:29:10+0000</text:p>
          </table:table-cell>
        </table:table-row>
        <table:table-row table:style-name="ro1">
          <table:table-cell office:value-type="float" office:value="515" calcext:value-type="float">
            <text:p>515</text:p>
          </table:table-cell>
          <table:table-cell office:value-type="string" calcext:value-type="string">
            <text:p>140665063189702_419304605162128</text:p>
          </table:table-cell>
          <table:table-cell office:value-type="string" calcext:value-type="string">
            <text:p>[COLABORAÇÃO] KAMBO: COMO SUAS PROPRIEDADES FÍSICAS E ESPIRITUAIS PODEM TRATAR A DOR, O VÍCIO E ATUAR COMO COADJUVANTES NOS TRATAMENTOS COM AYAHUASCA\n\nQuando o procurador-geral dos EUA, Dr. Vivek Murthy, enviou uma carta aos médicos do país no início de 2016 [1], alertando sobre como eles prescrevem medicamentos, foi um claro momento de “despertar” na crise atual de opiáceos nos EUA [2]. Na carta, Murthy alertou que a epidemia de opiáceos do país estava enraizada nos hábitos de prescrição excessiva dos médicos, dizendo que “muitos de nós aprendemos - incorretamente - que os opióides não são viciantes quando prescritos para a dor legítima. Os resultados foram devastadores”.\n\nO apelo de Murthy para maiores precauções de segurança ao prescrever analgésicos é ecoado nos esforços crescentes de muitas pessoas para reduzir os medicamentos prescritos com efeitos colaterais duvidosos e encontrar alternativas mais seguras. O boom da pesquisa da década passada, sobre os benefícios das plantas medicinais em particular, não forneceu soluções criativas para os males da humanidade, mas a crescente popularidade de uma medicina indígena da Amazônia lança uma luz sobre uma ferramenta quase improvável para tratar a dependência e controlar a dor: o veneno de sapo.\n\nSe você é curioso no meio das substâncias psicodélicas e conhece os efeitos visionários da secreção 5-MeO-DMT da rã Bufo Alvarius, o kambo não parecerá uma fonte estranha de terapia. Mas ao contrário do sapo Bufo do norte do México, o kambo - o veneno da rã gigante amazônica (Phyllomedusa bicolor) - não é psicoativo. Em vez disso, seus efeitos são mais parecidos com os dos opiáceos, que trabalham para aliviar a dor e diminuir a inflamação no corpo. Na busca de controlar eficazmente a dor através de meios seguros e naturais, algumas pessoas descobriram que o kambo é uma ferramenta poderosa, não só para tratar a dor, mas também para se livrarem do vício causado pelas drogas prescritas para tratar essa dor inicialmente.\n\nPropriedades Físicas do Kambo:\n\nKambo é conhecida pelos índios como a “vacina da floresta”, um nome devido ao seu uso como tratamento para um espectro de doenças incluindo enxaquecas, depressão, circulação sanguínea, doenças de órgãos, problemas de fertilidade e câncer. Mais notavelmente, porém, é usado para tratar a dor. Pesquisas realizadas desde 1979 mostraram que o poderoso conteúdo de peptídeos do kambo faz dele um analgésico natural e holístico. Dos nove peptídeos no kambo, alguns dos mais notáveis ​​incluem a Phyllomedusin, que contribui para a depuração profunda e desintoxicação; Caerulein e Sauvagine, que aumentam a percepção sensorial e resistência e têm propriedades poderosas de alívio da dor; e Dermorfina e Deltorfina, que proporcionam um efeito semelhante ao opioide 400 vezes mais potente que a morfina.\n\nAlém de suas qualidades analgésicas, o kambo é um poderoso anti-inflamatório e antimicrobiano, apoiando a noção de que pode potencialmente tratar um vasto espectro de doenças e infecções bacterianas no corpo. Embora as pesquisas ainda não tenham confirmado o seu potencial, o tratamento tradicional com kambo administrado ao longo de uma série de sessões pode revelar-se uma ferramenta poderosa na luta contra muitas doenças. E, embora diminuir a dor e tratar as doenças sejam, obviamente, efeitos importantes do kambo, ele também trabalha para atacar a moderna praga da dependência da qual Murthy falou. Simplificando, quanto menos dor você tiver, menor a probabilidade de sentir a necessidade de procurar opióides ou outros medicamentos para a dor que possam ser diabolicamente viciantes. Para aqueles que já sofrem de dependência, o kambo pode fornecer um método alternativo de controle da dor enquanto eles trabalham para acabar com o vício. Essencialmente, o kambo tem um efeito de dois socos; trata a dor e, ao fazê-lo, ajuda os indivíduos a diminuir a dependência de medicamentos de controle de dores mais viciantes.\n\nPropriedades Energéticas do Kambo:\n\nKambo é frequentemente descrito como um remédio "de fogo" e é uma experiência dolorosa em si. O veneno de sapo é aplicado sendo queimado na pele - muitas vezes na parte superior do braço - através da ponta de um bastão aquecido. Isso pode parecer uma característica curiosa de um tratamento da dor, mas muitas pessoas dizem que essa dor momentânea é uma parte essencial do processo de crescimento espiritual e parte da razão pela qual é uma ferramenta tão eficaz. Dizem que Kambo ajuda você a eliminar as toxinas espirituais estagnadas, chamadas de panema, que ficam bloqueadas em nossos canais de energia e se manifestam em nosso dia-a-dia como depressão, ansiedade e preguiça. Depois que a centelha inicial de dor desaparece, o praticante é deixado inundado em uma sensação de alívio e calma. Como o pesquisador de kambo Giovanni Lattanzi colocou, “Esse processo de limpeza funciona não apenas no nível físico, mas também no espiritual. O sapo, conectando-nos com a nossa sabedoria natural, espelha nossos hábitos negativos, mostrando-nos o que devemos evitar e o que poderíamos fazer para melhorar nossa condição”.\n\nQualquer pessoa familiarizada com as teorias do vício reconhecerá por que as propriedades espirituais do kambo podem ajudar a interromper o vício, fornecendo um poderoso meio de auto-reflexão. A teoria de Lattanzi sobre o kambo é uma reminiscência de relatos de pessoas que tomam ibogaína para tratar o vício e dizem que o medicamento as ajuda a recuperar em parte revelando e explorando hábitos negativos profundamente enraizados. Como os avanços interpessoais que alguém pode associar a uma sessão de ibogaína, um ritual de kambo pode ajudar a apontar oportunidades de crescimento e desenvolvimento para o indivíduo que está sendo submetido à cerimônia, tornando-se uma ferramenta madura não só para tratar a dor da raiz, mas também para diminuir qualquer dependência em prescrições usadas para tratar essa dor.\n\nAssim, além de ser uma poderosa combinação de peptídeos que estimula o sistema nervoso, alivia a dor, diminui a inflamação e limpa o trato gastrointestinal, o kambo fornece o que muitos chamam de limpeza espiritual ou desintoxicação dos campos energéticos. Na busca para chegar a raiz do trauma que agrava muitos vícios, os efeitos fisiológicos e energéticos combinados do kambo fazem muitas pessoas recorrerem a ele como uma ferramenta alternativa para o controle da dor.\n\nGerações de sabedoria indígena corroboram as alegações de que o veneno de sapo da Amazônia é um remédio eficaz, mas, ao contrário de outras plantas medicinais que podem ser realizadas sozinhas, é melhor passar por uma cerimônia de kambo com um praticante experiente que possa administrar o remédio com segurança e eficácia. \n_______________________\n\nComo o Kambo pode melhorar a eficácia dos tratamentos com ayahuasca?\n\nO tratamento com venenos ou substancias relativamente tóxicas, encontradas em animais, não é nenhuma novidade na história da medicina e nem nos sistemas etnomédicos. Com base nestas práticas, houve adaptações para a medicina moderna. Substâncias extraídas das abelhas (Apis melífera) há muito são utilizadas em preparados da homeopatia e a "ferroada" da própria abelha, viva, é usada na Apiterapia. Na medicina moderna o veneno das serpentes, a exemplo da jararaca (Bothrops) se derivou o medicamento Captopril (Capoten) produzido pela Bristol Meyrs e da saliva de lagartos como o monstro de gila (Heloderma) se pesquisa um remédio para diabetes. Recentemente o FDA aprovou dois anticoagulantes para utilização em casos de AVC retirados da víbora da Malásia e morcego vampiro.\n\nSe você tem experiências com psicodélicos, sabe como é importante ter cuidado ao misturá-los. Uma vez que você se sinta confortável com uma substância, é natural querer melhorar e aguçar seus efeitos com uma segunda substância complementar. Infelizmente, quando tomados em conjunto, alguns psicodélicos podem ter resultados intensos e imprevisíveis que podem resultar em experiências desafiadoras e até colocá-lo em perigo físico, especialmente quando tomados sem orientação profissional e sem uma pesquisa prévia. Mas algumas substâncias psicodélicas funcionam muito bem juntas - notavelmente, ayahuasca e kambo.\n\nA ayahuasca é mais eficaz quando tomada após vários dias de preparação física - incluindo uma dieta especial e abstenção de sexo [4] - e o kambo pode ser uma ferramenta poderosa para aumentar a absorção física da ayahuasca e preparar mentalmente e emocionalmente para a experiência. Quando oferecidos juntos, o kambo é geralmente dado no dia anterior ou várias horas antes da cerimônia da ayahuasca. Às vezes, um praticante irá sugerir duas ou mais sessões de kambo antes da sessão de ayahuasca para obter melhores resultados, mas provavelmente haverá várias horas entre sua última sessão de kambo e sua cerimônia de ayahuasca. Isso permite que os principais efeitos do kambo diminuam e impeçam que as duas substâncias interajam negativamente, ao mesmo tempo em que melhoram os efeitos da ayahuasca.\n\nPurgando seu trato digestivo para uma absorção mais eficaz:\n\nPurgar é um aspecto significativo do uso do kambo e da ayahuasca. Com a ayahuasca, no entanto, ela é frequentemente vista como um efeito colateral ou algo sofrido durante as fases iniciais da experiência, a fim de alcançar o pico. Por outro lado, purgar enquanto usa kambo é um dos principais objetivos. E quando o kambo é usado para purgar o seu sistema antes de tomar ayahuasca, ele pode aumentar a velocidade e a eficácia da absorção, proporcionando uma experiência mais limpa e intensa a uma dosagem menor.\n\nEmbora o kambo e a ayahuasca causem a purga, a composição química exclusiva do kambo o torna mais intenso. O peptídeo principal no kambo que causa a purga é chamado phyllomedusin [5] . Causa aumento da salivação e estimula a contração dos músculos lisos, o que causa vômitos e diarréia. Durante todo o processo, você provavelmente vomitará e usará o banheiro várias vezes. Isso permitirá que você expulse não apenas alimentos não digeridos, mas também sucos digestivos, como a bile. A bile, secretada pelo fígado, reveste o trato digestivo e ajuda na digestão, decompondo as gorduras e permitindo que elas sejam absorvidas pela corrente sangüínea. Ao se livrar da bílis em seu estômago e intestinos, seu corpo não tem chance de reabsorver as toxinas antes que elas sejam expelidas. Isso deixa seu corpo pronto para absorver e quebrar as substâncias químicas da ayahuasca.\n\nComo algumas pessoas não experimentam a purgação quando tomam ayahuasca ou não a experimentam até mais tarde na cerimônia, a purgação com kambo antes de tomar ayahuasca pode mudar muito a experiência. Por um lado, a purgação durante a cerimônia de ayahuasca pode ser menos intensa, de modo que você possa se concentrar melhor nos efeitos psicológicos. Também pode torná-lo menos propenso a passar o chá através do seu sistema digestivo e para fora do seu corpo, tornando as doses mais baixas mais eficientes e permitindo que você experimente os efeitos físicos e psicológicos da ayahuasca mais cedo. Isso pode dar a você ou ao seu guia maior controle sobre sua dose de ayahuasca e pode potencialmente levar a uma experiência mais segura e mais gerenciável.\n\nCirculação crescente para facilitar o cruzamento da barreira hematoencefálica:\n\nOs peptídeos phyllomedusin e filocinina - ambos presentes no kambo - são potentes dilatadores de vasos sangüíneos. À medida que o kambo começa a circular pelo corpo, os vasos sangüíneos se expandem, permitindo que os peptídeos atravessem mais facilmente a barreira hematoencefálica. Seus vasos sanguíneos permanecerão dilatados e você terá uma circulação sanguínea aumentada por um curto período de tempo após o tratamento. Se você tomar ayahuasca durante esse período, os ingredientes ativos chegarão ao seu cérebro mais rapidamente depois que você ingerir o chá e mais substâncias entrarão em seu cérebro, aumentando a eficácia da substância. Esta maior eficácia pode dar ao seu guia maior controle sobre sua experiência. Normalmente, há um período de espera depois que você ingerir o chá antes de atingir os efeitos de pico. A quantidade de tempo que leva antes de começar a sentir os efeitos depende da sua química pessoal. Com resultados mais imediatos, seu praticante será capaz de monitorar a profundidade de sua experiência mais de perto e pode ter certeza de ter uma experiência no nível que você está pronto. No entanto, é importante que o praticante esteja familiarizado com a forma como o kambo pode interagir com a ayahuasca, de modo a reduzir a sua dose inicial e prepará-lo para resultados mais imediatos e intensos.\n\nIntroduzindo você nas experiências psicodélicas\n\nKambo tem uma posição única no mundo dos psicodélicos porque pode causar uma sensação de euforia emocional ou bem-estar, mas não causa alucinações ou estados incomuns de consciência. A ayahuasca, por outro lado, é mais uma psicodélica clássica na medida em que cria uma mudança óbvia em sua consciência, mudando a maneira como você percebe o mundo por um curto período de tempo. Por causa dessas diferenças, o kambo pode ser uma introdução útil ao mundo dos psicodélicos e prepará-lo para uma experiência de ayahuasca mais intensa psicologicamente.\nSe você nunca experimentou um psicodélico clássico, é normal sentir-se um pouco apreensivo. Tomar kambo primeiro pode ser uma introdução menos intimidante aos psicodélicos, já que sua percepção básica do mundo não será alterada durante sua experiência. Por esta razão, você pode tentar experimentar o kambo várias semanas ou até meses antes de experimentar a ayahuasca. No entanto, se você tomar kambo dentro de 24 horas após tomar ayahuasca, a euforia e a sensação de bem-estar que o kambo produz podem ajudá-lo a se sentir mais relaxado e aberto aos benefícios psicológicos de uma experiência com ayahuasca.\n\nCriando uma maior consciência do seu corpo antes de um tratamento psicodélico:\n\nPara muitas pessoas, um dos aspectos mais importantes de uma cerimônia de ayahuasca é a mistura da consciência espiritual e física. Enquanto algumas pessoas preferem uma jornada interior que lhes permita parar de se concentrar em seu corpo, a fim de refletir sobre sua mente e emoções, outros acham útil conectar pensamentos mentais e emocionais intensos com experiências físicas. Essas pessoas muitas vezes têm o desejo de andar, dançar, cantar, ou se expressar fisicamente sob a influência da ayahuasca. Para aqueles que preferem este tipo de experiência psicodélica, o kambo pode ajudá-lo a se tornar mais consciente do seu corpo através de seus efeitos físicos intensos.\n\nAlém da purga, o kambo produz outros efeitos físicos notáveis, como uma sensação de rubor e formigamento nos membros e no rosto, além de ligeiro inchaço nas extremidades e ao redor dos olhos. Essas sensações físicas, experimentadas com o seu estado normal de consciência, podem ajudá-lo a se tornar mais consciente do seu corpo. Ao mesmo tempo, dois dos peptídeos no kambo - caerulein e sauvagine - estimularão o córtex adrenal [6]. Isso pode criar uma percepção sensorial aumentada e um aumento de resistência e é por isso que o kambo costumava ser usado antes de uma viagem de caça. Todos esses efeitos criam uma sensação maior de seu corpo físico, o que pode, por sua vez, ajudá-lo a conectar a experiência espiritual da ayahuasca com sua existência física.\n\nO kambo e a ayahuasca têm sido usados ​​juntos tradicionalmente, e agora mais praticantes ocidentais estão começando a entender os benefícios de preparar seu corpo com o kambo pouco antes de uma cerimônia de ayahuasca. Embora ambas as substâncias tenham benefícios quando usadas sozinhas, seus efeitos podem ser aumentados e controlados com mais cuidado quando usados ​​juntos. Se você estiver interessado em receber o kambo antes de uma cerimônia de ayahuasca, é importante discutir suas intenções com um guia experiente e fazer um plano que seja seguro e eficaz.\n_______________________\n\nFontes:\nhttps://psychedelictimes.com/ayahuasca/four-ways-kambo-enhance-effectiveness-ayahuasca-treatments/\n\nhttps://psychedelictimes.com/kambo/how-kambos-physical-spiritual-properties-reduce-pain-treat-addiction/\n\nReferências:\n\n[1] http://i2.cdn.turner.com/cnn/2016/images/08/25/sg.opioid.letter.pdf\n[2] https://psychedelictimes.com/iboga/facing-a-growing-heroin-epidemic-vermont-considers-ibogaine-pilot-program-to-treat-opiate-addiction/\n[3] https://psychedelictimes.com/psychedelic-therapy/common-antidepressant-side-effects-why-you-might-want-to-use-psychedelics-instead-of-ssris/\n[4] https://psychedelictimes.com/ayahuasca/the-ayahuasca-pre-diet-how-to-prepare-for-an-ayahuasca-ceremony-according-to-shamans/\n[5] http://taitainti.com/medical%20advice-2/kambo%20medical%20advice.html\n[6] http://www.heartoftheinitiate.com/files/Kambo-Scientific-Research-Healing-Treatments.pdf\n_______________________\n\nCurando com o sapo: Entrevista com Joe Mattia sobre o treinamento IAKP Kambo\n\nÀ medida que mais e mais pessoas migram para a Amazônia para experimentar o poder de cura da ayahuasca, muitos desses buscadores estão sendo expostos a outros medicamentos da floresta que não são enteogênicos, mas são considerados poderosamente curadores. Entre estes estão o rapé de tabaco, colírios de sananga e o poderoso veneno de sapo conhecido como kambo. O kambo ainda é um remédio relativamente obscuro no mundo ocidental, mas à medida que mais pessoas o experimentam e ouvem falar de seus potentes efeitos de limpeza, uma demanda está aumentando nos EUA e em todo o mundo por profissionais treinados que possam administrar o medicamento com segurança e honra.\n\nA Associação Internacional de Profissionais de Kambo (International Association of Kambo Practitioners IAKP) é uma organização sem fins lucrativos criada para administrar o uso responsável do kambo fora da Amazônia. Depois de passar anos estudando com tribos na Amazônia, Karen Kanya fundou o IAKP para compartilhar as melhores práticas de uso e administração de kambo, de modo que aqueles que querem compartilhar a medicina do sapo pudessem buscar treinamento formal fora da floresta tropical. O mais recente programa de certificação de Karen para treinar praticantes de kambo foi realizado em Maple Falls, Washington e contou com a presença do fundador do Psychedelic Times, Joe Mattia. Conversamos com Joe para saber como era esse treinamento de kambo e como seu mergulho profundo no espírito do sapo transformou sua vida.\n\nIAKP: Obrigado por compartilhar suas experiências com a gente Joe. Quais foram suas impressões sobre o programa de treinamento do IAKP?\n\nJOE: Foi intenso e surpreendente. Há algo a ser dito sobre o que Karen criou e como esse programa foi formatado do começo ao fim. Eu fiz muitos cursos de desenvolvimento pessoal e esse foi de longe um dos programas mais bem desenhados em que estive envolvido. O treinamento é realmente incrível, mas definitivamente não é para todos. Karen tem um relacionamento genuíno com o sapo e, enquanto eu passava pelo treinamento, pude ver de onde ela vinha, sua autenticidade e sua verdade ao realizar esse trabalho.\n\nVocê pode descrever como era o programa?\n\nO programa estava em um formato de duas semanas. Alguns dos participantes haviam feito alguma forma de treinamento de kambo no passado, e outros como eu haviam experimentado o kambo antes, mas não tinham nenhum treinamento formal. Esta foi a primeira parte de um programa de três anos que pode levar a cursos avançados e mestrados para pessoas que querem se dedicar a essa prática e se tornarem praticantes em tempo integral, ou mesmo professores.\n\nNós usamos kambo cinco vezes ao longo do período de duas semanas. Nosso primeiro tratamento foi um auto-tratamento. Ela nos ensinou como fazer as queimaduras, nós praticamos um com o outro, e então nós acordamos de manhã em um dia de silêncio e fizemos um auto-tratamento, tendo escolhido nossos pontos na noite anterior. Neste auto-tratamento você fica 100% sozinho, e não deve ter nenhuma intervenção antes de uma emergência médica. Isso realmente me ajudou a desenvolver um relacionamento com o sapo. Uma grande parte do treinamento era ter o poder de trabalhar com o sapo e dar-se um tratamento. Essa foi a minha primeira vez autoadministrando.\n\nO próximo tratamento foi a “iniciação do guerreiro”, onde você recebe três tratamentos em três horas, o que eu tenho a dizer foi provavelmente a coisa mais difícil que já fiz em toda a minha vida. Eu fiz 6, 8, e depois 10 pontos, então um total de 24 pontos em 3 horas. O que eu tirei disso foi uma profunda confiança e conexão, parecia que eu tinha permissão para trabalhar com o kambo. Depois disso, não tenho medo desse remédio. Eu respeito muito, é extremamente poderoso, mas é um amigo e um aliado. Senti como se eu tivesse o direito de usar e facilitar o remédio para outras pessoas. Os próximos tratamentos foram uma introdução a uma variedade de tratamentos especiais para partes específicas do corpo e sistemas de energia (pontos de chakra e meridianos) onde todos praticamos uns sobre os outros. Todos tiveram a chance de dar e receber.\n\nComo o kambo é útil em conjunto com a ayahuasca e quais são os benefícios de usá-lo por conta própria?\n\nKambo não é um psicodélico, mas muitas pessoas que correm nos círculos psicodélicos foram expostas ao kambo através de sua associação com a ayahuasca. Algumas tribos amazônicas usam kambo com ayahuasca, outras usam ayahuasca, ou simplesmente usam kambo. Kambo não altera a mente; é um purgante que age como uma iniciação ou rito de passagem. Você não está tendo visões ou em uma realidade alterada. É muito seguro e legal em todos os países.\n\nKambo oferece uma potente limpeza para o corpo físico, mas também pode ser muito curativa psicologicamente. Muitas vezes, mantemos nossas emoções em nossos corpos e, ao usar o kambo, podemos eliminar problemas emocionais profundamente arraigados e agitar as coisas de uma forma que os outros medicamentos não oferecem da mesma maneira.\n\nPor todas essas razões, o kambo pode ser muito benéfico antes de uma jornada de medicina como um retiro de ayahuasca. Muitos desses retiros envolvem beber a bebida várias vezes ao longo de alguns dias ou mesmo semanas. Se você fizer uma cerimônia de kambo de antemão, é quase como se você tivesse que começar na segunda noite. Ele permite que você trabalhe preventivamente através das camadas de base e limpe o caminho para um trabalho de nível superior. A maioria das pessoas acha que o kambo é um tipo de experiência muito centrada.\n\nCom medicamentos fitoterápicos visionários, muitas vezes as pessoas estarão em profunda introspecção no dia seguinte, e isso geralmente é uma coisa boa. Há um tempo para ser contemplativo, ser atencioso e refletir sobre a própria vida. O que eu acho para o kambo é que as pessoas se sentem bem, sólidas e limpas no dia seguinte. Eles se sentem presentes em seu corpo, centrados e prontos para ir. É uma experiência muito incorporadora e tem muito a oferecer, independentemente de ser usada com ayahuasca ou não.\n\nHá algum outro pensamento que você gostaria de compartilhar sobre o treinamento do IAKP?\n\nTudo foi cuidadosamente preparado no programa. Karen demonstrou uma graça incrível ao permitir que todos fizessem perguntas e explorassem o processo à sua maneira. Com praticamente todos os outros treinamentos em que estive, os facilitadores podem às vezes ficar um pouco frustrados com ataques de perguntas e conversas paralelas, mas Karen manteve um equilíbrio perfeito e permitiu que todas essas coisas dessem certo. Ela provavelmente poderia ter empacotado o programa em uma única semana, mas com duas semanas <text:s/>permitiu que todos nós esclarecessemos e contextualizássemos tudo do nosso jeito.\n\nDurante o treinamento de duas semanas, fiz alguns amigos muito próximos que mantive contato quase todas as semanas desde o treinamento. Há uma enorme quantidade de apoio dos outros membros do grupo e sinto que fiz amizades duradouras. Além das pessoas com quem eu treinei, como membro graduado do IAKP, todos nós temos acesso a um fórum on-line privado, onde podemos fazer perguntas e obter apoio da maior base global de praticantes do IAKP. Acho que esse enorme conjunto de conhecimento combinado é o recurso e a ferramenta mais valiosos que o IAKP oferece. Às vezes, ao sair de um treinamento, há uma falta de apoio e as pessoas são deixadas sozinhas para descobrir as coisas. Eu recorri a esse grupo de colegas praticantes de kambo algumas vezes para respostas sobre questões que os clientes têm, ou como abordar diferentes doenças.\n\nOutra coisa que eu realmente gosto é que nem todo mundo se forma no final com seu certificado. Algumas pessoas são mandadas para casa com mais trabalho para fazer e têm que voltar e completar o programa, então não é como se você pudesse pagar e se tornar um praticante. Até o último dia, eu não sabia se ia me formar ou não. Desde que me formei e voltei para casa, fui muito devagar e me movi com o espírito do sapo. Eu comecei a compartilhar o kambo com meu próprio círculo de amigos e família fazendo tratamentos particulares individuais, que naturalmente evoluíram para dois e depois três pessoas, e agora vamos manter círculos com cinco e dez pessoas. É uma honra compartilhar esse remédio com outras pessoas e sou muito grato a Karen e aos outros alunos pelo treinamento abrangente que todos recebemos.\n\nSomos gratos a Joe por compartilhar seus pensamentos conosco e por Karen e seu importante trabalho no IAKP. Para ser informado sobre os futuros programas de treinamento do IAKP, visite a página Treinamento do site deles.\n_______________________\n\nFonte: https://psychedelictimes.com/kambo/healing-with-the-frog-interview-with-joe-mattia-about-iakp-kambo-training/</text:p>
          </table:table-cell>
          <table:table-cell office:value-type="float" office:value="51" calcext:value-type="float">
            <text:p>51</text:p>
          </table:table-cell>
          <table:table-cell office:value-type="float" office:value="19" calcext:value-type="float">
            <text:p>19</text:p>
          </table:table-cell>
          <table:table-cell office:value-type="string" calcext:value-type="string">
            <text:p>2018-04-03</text:p>
          </table:table-cell>
          <table:table-cell office:value-type="string" calcext:value-type="string">
            <text:p>16:00:08+0000</text:p>
          </table:table-cell>
        </table:table-row>
        <table:table-row table:style-name="ro1">
          <table:table-cell office:value-type="float" office:value="1606" calcext:value-type="float">
            <text:p>1606</text:p>
          </table:table-cell>
          <table:table-cell office:value-type="string" calcext:value-type="string">
            <text:p>320137168412206_419639891795266</text:p>
          </table:table-cell>
          <table:table-cell office:value-type="string" calcext:value-type="string">
            <text:p>[COLABORAÇÃO] PORQUE OS SONHOS SÃO MAIS INTENSOS QUANDO PARAMOS COM A ERVA?\n\nAproveitando a discussão que o Frederico postou hoje no grupo, adiantei algumas traduções que estavam pendentes já que o assunto foi levantado. Abaixo o link da discussão:\nhttps://www.facebook.com/groups/320137168412206/permalink/419482381811017/\n\nCom as palavras VICE e Leafly:\n\nDe acordo com um neurologista e um sonologista, a maconha suprime o sono REM - mas volta com toda força se você fizer uma pausa no uso.\n\nTalvez você tenha decidido, em algum momento de sua vida, que estava usando muita maconha. Quando fez isso, provavelmente também experimentou uma infinidade de efeitos positivos: você se sentiu mais enérgico, achou mais fácil lembrar de coisas e economizou uma grana gasta com a erva e as laricas.\n\nAlguns dias depois que parou de fumar maconha pela primeira vez, você pode ter começado sonhar de novo e aqueles sonhos pareciam mais vívidos do que nunca. Então percebeu, que quando fumava, na verdade quase nunca sonhou, e que os poucos sonhos que tinha não eram tão intensos quanto os sonhos após interromper o uso. Por quê?\n\nDr. Hans Hamburger, neurologista, especialista em sono e chefe da Holland Sleep Research - um centro de pesquisa especializado em distúrbios do sono na Holanda, explica. Segundo ele, esse ressurgimento dos sonhos é comum entre os ex-fumantes porque a maconha suprime o seu sono REM. \n\nO que exatamente é o sono REM, ele explica: "Toda noite, você passa por quatro ou cinco ciclos de sono", respondeu Hamburger. "Cada ciclo leva cerca de noventa minutos, durante os quais você passa por diferentes fases. Há o sono superficial, sono profundo e, finalmente, o sono REM. Durante esse período REM, você tem a maioria dos seus sonhos. Você geralmente não lembra de seus sonhos se continua dormindo. O último período REM, pouco antes de você acordar, leva mais tempo - e você só se lembrará dos sonhos que teve nesse tempo se acordar durante o mesmo. Se você não acordar durante o período REM, você não se lembra de nada. E você dificilmente vai acordar quando é acostumado com o sono pesado obtido após fumar regularmente.\n\nIsso significa que você não consegue se lembrar de nada quando está dormindo? Parece que não. "Você só se lembra das coisas que acontecem enquanto você está acordado", disse Hamburger. "Não nos lembramos das coisas que acontecem enquanto estamos dormindo, porque estamos num estado de consciência "rebaixado". Isso tem algo a ver com o fato de que quando você está dormindo, você está processando as memórias de coisas que aconteceu durante o dia e, essencialmente, arquivá-las em seu cérebro ".\n\nOs sonhos ajudam a classificar as milhares de impressões e imagens que você encontra todos os dias. Quando você fuma maconha regularmente, essa função também é suprimida. O Dr. Hamburger confirma isso: "Ao fumar maconha, você suprime o sono REM, e com isso você também suprime muitas funções importantes desse sono REM. Uma dessas funções é reviver as coisas que você experimentou e chegar a um acordo com elas. Processar todos os tipos de influências psicológicas é algo que você faz no sono REM. Você também antecipa as coisas que acontecerão no dia seguinte ou nos dias seguintes. Enquanto você estiver dormindo, você já as considera e toma decisões antecipadamente."\n\nQuanto menos você der ao seu cérebro a chance do sono REM, mais tonto e confuso estará durante o dia. Isso pode explicar por que o fumante crônico freqüentemente adia as tarefas e as decisões até o último minuto: você não previu esses problemas adequadamente, e é por isso que você está atrasando suas tarefas novamente, ou não consegue se lembrar de onde deixou as chaves de casa.\n\nO álcool, surpreendentemente, tem o efeito oposto: se você for para a cama bêbado, as fases do sono REM duram mais. Isso não quer dizer que beber uma garrafa de vodka antes de dormir ajudará você a ter uma boa noite de sono. "O excesso de álcool suprime o sono profundo e proporciona mais sono REM, mas faz com que você fique mais inquieto e acorde com mais frequência. Se você bebe demais, vai se revirando e girando a noite toda e continuar acordando", disse. Hamburger.\n\nEntão, você volta a fumar maconha. O efeito que tem na sua noite de descanso é claro. Mas por que seus sonhos são tão hiper-realistas e intensos depois de você parar de fumar?\n\n"Se você usa uma droga que suprime um certo fenômeno por um tempo, então esse fenômeno voltará mais forte quando você parar de usar essa droga", explicou Hamburger. "Isso é o que chamamos de 'efeito rebote' - que também é perceptível em pessoas que tomam muitas pílulas para dormir. Se elas pararem de tomá-las, elas costumam ter sonhos muito estranhos e intensos. Essa também é a razão pela qual as pessoas continuam tomando essas pílulas para dormir - elas se tornam dependentes delas."\n\nDe acordo com Hamburger, o corpo se recupera do efeito rebote por conta própria ao longo do tempo. "É uma tentativa temporária de acompanhar todos os sonhos que você perdeu quando estava fumando maconha. Geralmente desaparece depois de duas ou três semanas", disse ele. "Seu corpo saberá quando tudo estiver pronto e pronto para voltar aos trabalhos, como sempre."\n\nEmbora os ciclos REM estejam associados a restauração do sono e retenção de memória, há um benefício terapêutico para a supressão de sonhos com a cannabis: menos pesadelos.\nOs pesadelos podem ser um sintoma recorrente comum do Transtorno de Estresse Pós Traumático (TEPT) e outros transtornos de ansiedade, e podem interromper uma noite de sono repousante. Mas a cannabis e seus efeitos sonolentos podem ajudar. Veja esse review de um usuários sobre a strain Northern Lights:\n\n“Eu sofro de TEPT e me disseram para experimentar essa strain. Não tive sintomas do meu distúrbio e realmente dormi sem pesadelos pela primeira vez em 6 meses ”\n\nE esse review da Black Berry Kush:\n\n"Eu tenho pesadelos de flashbacks / terrores noturnos, e essa strain os mantém longe ou me impede de lembrar deles quando eu acordo, e eu durmo cerca de 8 horas."\n\nO MAPS vem fazendo estudos, além do MDMA, com maconha para tratamento de TEPT - https://www.maps.org/research/mmj/marijuana-us\n\nSe os pesadelos são ou não o problema, os que sofrem de insônia em todo o mundo estão encontrando uma boa noite de sono com a cannabis. Ela é conhecida por acelerar o início do sono, promover um sono mais prolongado e ajudar a resolver problemas relacionados com a respiração. Isso nos leva a outra questão importante: estamos prejudicando nossos corpos reprimindo regularmente o sono REM?\n\nApesar das teorias sobre a importância do REM no processamento de informações e emoções, a falta de sono REM parece ter pouco impacto no comportamento. Estudos usando gravações de EEG mostram que, mesmo com o mínimo de sono REM, os indivíduos não relatam efeitos adversos óbvios no seu dia-a-dia. No entanto, este não é o caso dos ciclos de sono profundo não-REM. Embora pareça que podemos sobreviver muito bem sem REM, as seqüências de outros ciclos de sono são imprescindíveis para a nossa saúde. Os antidepressivos, por exemplo, também são conhecidos por suprimir o sono REM, mas um regime diário de ISRSs não causa uma espiral cognitiva descendente nos consumidores. No entanto, isso não significa que a cognição não será afetada completamente pela privação do REM. A pesquisa estabeleceu uma ligação entre o sono REM e a retenção de informações e habilidades, de modo que o sono REM diminuído pode levar a algumas deficiências cognitivas, especialmente em cérebros em desenvolvimento mais jovens. Se essas deficiências têm ou não implicações de longo prazo, ainda não se sabe.\n\nA cannabis pode ter propriedades curativas maravilhosas para pessoas que sofrem de uma miríade de distúrbios do sono, mesmo ao custo de algum tempo sem REM, especialmente quando esses ciclos críticos do sono profundo são afetados. Dito isto, tenha em mente como a cannabis afeta você. Informe o seu médico se você usar cannabis medicinalmente para dormir, e preste muita atenção em como isso afeta sua mente e corpo.\n\n_______________\n\nFontes:\nhttps://www.vice.com/en_us/article/7b7gn4/why-are-your-dreams-suddenly-so-intense-when-you-stop-smoking-weed-876\n\nhttps://www.leafly.com/news/cannabis-101/cannabis-and-dreams-halting-long-term-use-can-lead-to-one-strange\n\nEstudos citados:\n\nAs possíveis funções do sono REM:\nhttps://www.ncbi.nlm.nih.gov/books/NBK11121/\n\nDistúrbios de sonos em usuários abusivos de cannabis:\nhttps://www.ncbi.nlm.nih.gov/pmc/articles/PMC2442418/\n\nEfeito do THC e Canabidiol no sono noturno e no início da manhã:\nhttp://safeaccess.ca/research/pdf/Nicholson_CBME_Sleep.pdf\n\nSonhos e a cognição:\nhttps://warwick.ac.uk/fac/med/research/hscience/mhwellbeing/sleep/sleeppublications/sleep_and_cognition_2014.pdf</text:p>
          </table:table-cell>
          <table:table-cell office:value-type="float" office:value="139" calcext:value-type="float">
            <text:p>139</text:p>
          </table:table-cell>
          <table:table-cell office:value-type="float" office:value="92" calcext:value-type="float">
            <text:p>92</text:p>
          </table:table-cell>
          <table:table-cell office:value-type="string" calcext:value-type="string">
            <text:p>2018-04-04</text:p>
          </table:table-cell>
          <table:table-cell office:value-type="string" calcext:value-type="string">
            <text:p>13:40:34+0000</text:p>
          </table:table-cell>
        </table:table-row>
        <table:table-row table:style-name="ro1">
          <table:table-cell office:value-type="float" office:value="1462" calcext:value-type="float">
            <text:p>1462</text:p>
          </table:table-cell>
          <table:table-cell office:value-type="string" calcext:value-type="string">
            <text:p>140665063189702_419639891795266</text:p>
          </table:table-cell>
          <table:table-cell office:value-type="string" calcext:value-type="string">
            <text:p>[COLABORAÇÃO] PORQUE OS SONHOS SÃO MAIS INTENSOS QUANDO PARAMOS COM A ERVA?\n\nAproveitando a discussão que o Frederico postou hoje no grupo, adiantei algumas traduções que estavam pendentes já que o assunto foi levantado. Abaixo o link da discussão:\nhttps://www.facebook.com/groups/320137168412206/permalink/419482381811017/\n\nEDIT: os artigos que foram traduzidos apontam a questão como conclusiva, sendo que existem conflitos nos resultados. O membro Diogo encontrou alguns dados interessantes nos estudos completos:\n\n"...\nessa queda no REM aconteceu mais nos estudos onde foi administrado apenas teagacê aos estudados; já nos estudos onde foram utilizados usuár10s crônicos de mariaj0ana, a tolerância ao REM ficou menos pronunciada e com evidências conflitantes. Num dos estudos que foi utilizado (o com mais usuár10s: 32) houve, inclusive um aumento na porcentagem de REM.\n\nEu analisei tanto o artigo que fala sobre o "efeito do teagacê e cebedê no sono noturno e no início da manhã" e o artigo usado como fonte da reportagem do VICE, e ambos são inconclusivos. Trago um trecho do primeiro: "The present analysis did not provide evidence that 15 emigê teagacê altered the sleep process (...)", ainda mencionando que quando ministrado tanto o teagacê quanto o cebedê juntos, seria improvável que causasse disturbios no sono.\n\nO outro artigo faz uma revisão de diversos estudos relacionados à k4n4b1$ e a qualidade do sono, sendo também inconclusivos os resultados. Alguns estudos encontraram diminuição do sono REM, mas o estudo com maior amostra (30 e poucas pessoas, não me recordo do número exato) e o único feito com pessoas que fum4v4m k4n4b12 (em todos outros estudos foram utilizadas kapsu7as de teagacê e/ou cebedê) houve um aumento no sono REM."\n\nCom as palavras VICE e Leafly:\n\nDe acordo com um neurologista e um sonologista, a maconha suprime o sono REM - mas volta com toda força se você fizer uma pausa no uso.\n\nTalvez você tenha decidido, em algum momento de sua vida, que estava usando muita maconha. Quando fez isso, provavelmente também experimentou uma infinidade de efeitos positivos: você se sentiu mais enérgico, achou mais fácil lembrar de coisas e economizou uma grana gasta com a erva e as laricas.\n\nAlguns dias depois que parou de fumar maconha pela primeira vez, você pode ter começado sonhar de novo e aqueles sonhos pareciam mais vívidos do que nunca. Então percebeu, que quando fumava, na verdade quase nunca sonhou, e que os poucos sonhos que tinha não eram tão intensos quanto os sonhos após interromper o uso. Por quê?\n\nDr. Hans Hamburger, neurologista, especialista em sono e chefe da Holland Sleep Research - um centro de pesquisa especializado em distúrbios do sono na Holanda, explica. Segundo ele, esse ressurgimento dos sonhos é comum entre os ex-fumantes porque a maconha suprime o seu sono REM. \n\nO que exatamente é o sono REM, ele explica: "Toda noite, você passa por quatro ou cinco ciclos de sono", respondeu Hamburger. "Cada ciclo leva cerca de noventa minutos, durante os quais você passa por diferentes fases. Há o sono superficial, sono profundo e, finalmente, o sono REM. Durante esse período REM, você tem a maioria dos seus sonhos. Você geralmente não lembra de seus sonhos se continua dormindo. O último período REM, pouco antes de você acordar, leva mais tempo - e você só se lembrará dos sonhos que teve nesse tempo se acordar durante o mesmo. Se você não acordar durante o período REM, você não se lembra de nada. E você dificilmente vai acordar quando é acostumado com o sono pesado obtido após fumar regularmente.\n\nIsso significa que você não consegue se lembrar de nada quando está dormindo? Parece que não. "Você só se lembra das coisas que acontecem enquanto você está acordado", disse Hamburger. "Não nos lembramos das coisas que acontecem enquanto estamos dormindo, porque estamos num estado de consciência "rebaixado". Isso tem algo a ver com o fato de que quando você está dormindo, você está processando as memórias de coisas que aconteceu durante o dia e, essencialmente, arquivá-las em seu cérebro ".\n\nOs sonhos ajudam a classificar as milhares de impressões e imagens que você encontra todos os dias. Quando você fuma maconha regularmente, essa função também é suprimida. O Dr. Hamburger confirma isso: "Ao fumar maconha, você suprime o sono REM, e com isso você também suprime muitas funções importantes desse sono REM. Uma dessas funções é reviver as coisas que você experimentou e chegar a um acordo com elas. Processar todos os tipos de influências psicológicas é algo que você faz no sono REM. Você também antecipa as coisas que acontecerão no dia seguinte ou nos dias seguintes. Enquanto você estiver dormindo, você já as considera e toma decisões antecipadamente."\n\nQuanto menos você der ao seu cérebro a chance do sono REM, mais tonto e confuso estará durante o dia. Isso pode explicar por que o fumante crônico freqüentemente adia as tarefas e as decisões até o último minuto: você não previu esses problemas adequadamente, e é por isso que você está atrasando suas tarefas novamente, ou não consegue se lembrar de onde deixou as chaves de casa.\n\nO álcool, surpreendentemente, tem o efeito oposto: se você for para a cama bêbado, as fases do sono REM duram mais. Isso não quer dizer que beber uma garrafa de vodka antes de dormir ajudará você a ter uma boa noite de sono. "O excesso de álcool suprime o sono profundo e proporciona mais sono REM, mas faz com que você fique mais inquieto e acorde com mais frequência. Se você bebe demais, vai se revirando e girando a noite toda e continuar acordando", disse. Hamburger.\n\nEntão, você volta a fumar maconha. O efeito que tem na sua noite de descanso é claro. Mas por que seus sonhos são tão hiper-realistas e intensos depois de você parar de fumar?\n\n"Se você usa uma droga que suprime um certo fenômeno por um tempo, então esse fenômeno voltará mais forte quando você parar de usar essa droga", explicou Hamburger. "Isso é o que chamamos de 'efeito rebote' - que também é perceptível em pessoas que tomam muitas pílulas para dormir. Se elas pararem de tomá-las, elas costumam ter sonhos muito estranhos e intensos. Essa também é a razão pela qual as pessoas continuam tomando essas pílulas para dormir - elas se tornam dependentes delas."\n\nDe acordo com Hamburger, o corpo se recupera do efeito rebote por conta própria ao longo do tempo. "É uma tentativa temporária de acompanhar todos os sonhos que você perdeu quando estava fumando maconha. Geralmente desaparece depois de duas ou três semanas", disse ele. "Seu corpo saberá quando tudo estiver pronto e pronto para voltar aos trabalhos, como sempre."\n\nEmbora os ciclos REM estejam associados a restauração do sono e retenção de memória, há um benefício terapêutico para a supressão de sonhos com a cannabis: menos pesadelos.\nOs pesadelos podem ser um sintoma recorrente comum do Transtorno de Estresse Pós Traumático (TEPT) e outros transtornos de ansiedade, e podem interromper uma noite de sono repousante. Mas a cannabis e seus efeitos sonolentos podem ajudar. Veja esse review de um usuários sobre a strain Northern Lights:\n\n“Eu sofro de TEPT e me disseram para experimentar essa strain. Não tive sintomas do meu distúrbio e realmente dormi sem pesadelos pela primeira vez em 6 meses ”\n\nE esse review da Black Berry Kush:\n\n"Eu tenho pesadelos de flashbacks / terrores noturnos, e essa strain os mantém longe ou me impede de lembrar deles quando eu acordo, e eu durmo cerca de 8 horas."\n\nO MAPS vem fazendo estudos, além do MDMA, com maconha para tratamento de TEPT - https://www.maps.org/research/mmj/marijuana-us\n\nSe os pesadelos são ou não o problema, os que sofrem de insônia em todo o mundo estão encontrando uma boa noite de sono com a cannabis. Ela é conhecida por acelerar o início do sono, promover um sono mais prolongado e ajudar a resolver problemas relacionados com a respiração. Isso nos leva a outra questão importante: estamos prejudicando nossos corpos reprimindo regularmente o sono REM?\n\nApesar das teorias sobre a importância do REM no processamento de informações e emoções, a falta de sono REM parece ter pouco impacto no comportamento. Estudos usando gravações de EEG mostram que, mesmo com o mínimo de sono REM, os indivíduos não relatam efeitos adversos óbvios no seu dia-a-dia. No entanto, este não é o caso dos ciclos de sono profundo não-REM. Embora pareça que podemos sobreviver muito bem sem REM, as seqüências de outros ciclos de sono são imprescindíveis para a nossa saúde. Os antidepressivos, por exemplo, também são conhecidos por suprimir o sono REM, mas um regime diário de ISRSs não causa uma espiral cognitiva descendente nos consumidores. No entanto, isso não significa que a cognição não será afetada completamente pela privação do REM. A pesquisa estabeleceu uma ligação entre o sono REM e a retenção de informações e habilidades, de modo que o sono REM diminuído pode levar a algumas deficiências cognitivas, especialmente em cérebros em desenvolvimento mais jovens. Se essas deficiências têm ou não implicações de longo prazo, ainda não se sabe.\n\nA cannabis pode ter propriedades curativas maravilhosas para pessoas que sofrem de uma miríade de distúrbios do sono, mesmo ao custo de algum tempo sem REM, especialmente quando esses ciclos críticos do sono profundo são afetados. Dito isto, tenha em mente como a cannabis afeta você. Informe o seu médico se você usar cannabis medicinalmente para dormir, e preste muita atenção em como isso afeta sua mente e corpo.\n\n_______________\n\nFontes:\nhttps://www.vice.com/en_us/article/7b7gn4/why-are-your-dreams-suddenly-so-intense-when-you-stop-smoking-weed-876\n\nhttps://www.leafly.com/news/cannabis-101/cannabis-and-dreams-halting-long-term-use-can-lead-to-one-strange\n\nEstudos citados:\n\nAs possíveis funções do sono REM:\nhttps://www.ncbi.nlm.nih.gov/books/NBK11121/\n\nDistúrbios de sonos em usuários abusivos de cannabis:\nhttps://www.ncbi.nlm.nih.gov/pmc/articles/PMC2442418/\n\nEfeito do THC e Canabidiol no sono noturno e no início da manhã:\nhttp://safeaccess.ca/research/pdf/Nicholson_CBME_Sleep.pdf\n\nSonhos e a cognição:\nhttps://warwick.ac.uk/fac/med/research/hscience/mhwellbeing/sleep/sleeppublications/sleep_and_cognition_2014.pdf</text:p>
          </table:table-cell>
          <table:table-cell office:value-type="float" office:value="165" calcext:value-type="float">
            <text:p>165</text:p>
          </table:table-cell>
          <table:table-cell office:value-type="float" office:value="110" calcext:value-type="float">
            <text:p>110</text:p>
          </table:table-cell>
          <table:table-cell office:value-type="string" calcext:value-type="string">
            <text:p>2018-04-04</text:p>
          </table:table-cell>
          <table:table-cell office:value-type="string" calcext:value-type="string">
            <text:p>13:40:34+0000</text:p>
          </table:table-cell>
        </table:table-row>
        <table:table-row table:style-name="ro1">
          <table:table-cell office:value-type="float" office:value="1143" calcext:value-type="float">
            <text:p>1143</text:p>
          </table:table-cell>
          <table:table-cell office:value-type="string" calcext:value-type="string">
            <text:p>190192181593597_420094318416490</text:p>
          </table:table-cell>
          <table:table-cell office:value-type="string" calcext:value-type="string">
            <text:p>[COLABORAÇÃO] \n\nREVOLUÇÃO PSICODÉLICA ou REFORMA ÍNTIMA?\n\nNa história psicodélica não faltam pessoas que acreditavam que usando LSD em massa a sociedade mudaria radicalmente. Nick Sand, Leary, Ken Kessey, Stanislav Grof entre outros apontam que as experiências místicas vividas em estados não-ordinários de consciência são tão deslumbrantes que podem ser o início de um novo entendimento de como nos organizamos como sociedade.\n\nO Outro. Como lidamos com o Outro, como respeitamos o Outro, como condenamos o Outro. Você (o Outro) é parte fundamental de quem sou eu. Coloco o Outro em maiúscula por acreditar que apenas entendendo os sentimentos que tenho em relação aos Outros é que tenho pistas pra me conhecer melhor.\n\nSe eu tenho respeito e admiração sincera pela Outro ser humano e isso acontece de forma mutua provavelmente teremos uma convivência harmoniosa. Porém, atritos existem e eles existem justamente para crescermos, nos entendermos.\n\nSe você analisar suas experiências místicas mais profundas provavelmente você irá reconhecer que o material que surgiu era referente a sua biografia, mas indissociável da sua história está a história que você compartilha com os outros ao seu redor. Seu chefe, sua namorada, seus amigos, seus pais. Todos eles tem papel fundamental no processo de auto conhecimento e o outro é figura centra numa experiência mística profundamente reveladora.\n\nSerá que precisamos de LSD, ayahuasca, cogumelos ou qualquer outra ferramenta pra chegarmos a conclusão que tão importante quanto eu são os outros? Talvez de início sim, e talvez esporadicamente ter uma sessão mística profunda é extremamente valioso. Mas até qual ponto o psicodélico não vira uma bengala?\n\nRevoluções tendem a ser perenes. Acontecem após o acúmulo de algum sentimento: raiva, exaustão, cansaço, indignação. Queremos a cabeça do rei, da pessoa que está fazendo nossa vida tão penosa, queremos a cabeça do Temer, do Lula e do Cunha. Revolução, historicamente falando, está ligada a algum senso de justiça feita e realizada e em raras exceções não existe revolução sem violência.\n\nA revolução psicodélica seria o que então?\n\nMeu entendimento é de que nos anos 70 durante a "revolução psicodélica" temas que eram de interesse global pra melhor harmônia entre a sociedade explodiram e ganharam atenção entre os hippies (aqui é importante dizer que o perfil socioeconômico dos hippies dos EUA eram de pessoas de classe média alta e que tinham determinado acesso a informação, muito diferente do que se entende no Brasil por hippie). Os temas que ficaram evidentes são temas que hoje estão sendo falados cada vez mais e ganham atenção: permacultura, yoga, meditação, comida orgânica, cuidado com o corpo, cuidado com a mente e por aí vai.\n\nIsso tudo é resultado da revolução psicodélica dos anos 60-70? Os psicodélicos certamente tiveram influência na atenção desses assuntos que parecem dialogar com uma harmônia da sociedade e formas de produção menos danosa ao meio ambiente, mas eu ainda assim acho que tudo isso está dentro de nós e o psicodélico tende a te colocar em contato com a importância do cuidado com o Outro (outro aqui seriam pessoas e a natureza).\n\nJogo aqui uma provocação. Toda revolução tem um objetivo. Qual seria então o objetivo da Revolução Psicodélica atual? Ao meu ver tomar uma substância com foco recreativo, apenas para ter um momento de alegria com o Outro não é algo que consideraria revolucionário. Ou seja, o ato de tomar o psicodélico não é para nada revolucionário, revolucionária seria o que se faz da experiência psicodélica.\n\nNesse sentido, o que é que você fez depois de uma experiência profundamente reveladora proporcionada por psicodélicos que você chamaria de revolucionário (ou melhor ainda, como prefiro dizer, evolucionário?). Aqui me refiro a revolucionário algo simples como pedir desculpa a um amigo por terem brigado (mesmo que vc ainda ache q ele tem razão), iniciar um contato mais amoroso em suas relações, dedicar-se de forma mais fiel a seus objetivos de vida. Revolucionário seria fazer as mesmas coisas de outra maneira, de maneira mais amorosa. Isso por si só é revolucionário. Porque? Por que você está cuidando de você através do cuidado e atenção com o Outro.</text:p>
          </table:table-cell>
          <table:table-cell office:value-type="float" office:value="41" calcext:value-type="float">
            <text:p>41</text:p>
          </table:table-cell>
          <table:table-cell office:value-type="float" office:value="20" calcext:value-type="float">
            <text:p>20</text:p>
          </table:table-cell>
          <table:table-cell office:value-type="string" calcext:value-type="string">
            <text:p>2018-04-05</text:p>
          </table:table-cell>
          <table:table-cell office:value-type="string" calcext:value-type="string">
            <text:p>19:38:46+0000</text:p>
          </table:table-cell>
        </table:table-row>
        <table:table-row table:style-name="ro1">
          <table:table-cell office:value-type="float" office:value="588" calcext:value-type="float">
            <text:p>588</text:p>
          </table:table-cell>
          <table:table-cell office:value-type="string" calcext:value-type="string">
            <text:p>320137168412206_422327311526524</text:p>
          </table:table-cell>
          <table:table-cell office:value-type="string" calcext:value-type="string">
            <text:p>[COLABORAÇÃO]\n\nOntem na conversa sobre benzodiazepínicos algumas pessoas me pediram pra postar o blog que criei com instruções detalhadas sobre como fazer o desmame responsável desse tipo de medicamento. \n\nhttps://largarorivotril.wordpress.com/\n\nAntes de fazer qualquer tipo de desmame de remédios psiquiátricos converse com seu médico sobre. Infelizmente, a maioria dos psiquiatras não conhece esse manual que eu traduzi, que foi criado pela Dra Heather Ashton, e que é referência na Europa sobre como fazer o desmame de maneira que o paciente sofra o menos possível. \n\nO guia não apenas apresenta como fazer o desmame mas também explica de forma detalhada como agem os benzodiazepínicos no cérebro, efeitos colaterais e mecanismos de ação desse grupo de droga.\n\nEspero que possa ajudar quem está em apuros.</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2018-04-11</text:p>
          </table:table-cell>
          <table:table-cell office:value-type="string" calcext:value-type="string">
            <text:p>14:01:14+0000</text:p>
          </table:table-cell>
        </table:table-row>
        <table:table-row table:style-name="ro1">
          <table:table-cell office:value-type="float" office:value="245" calcext:value-type="float">
            <text:p>245</text:p>
          </table:table-cell>
          <table:table-cell office:value-type="string" calcext:value-type="string">
            <text:p>320137168412206_422098251549430</text:p>
          </table:table-cell>
          <table:table-cell office:value-type="string" calcext:value-type="string">
            <text:p>[COLABORAÇÃO] \nGalera boa tarde/noite. Venho trazer uma dica, existe um núcleo chamado NEIP (núcleo de estudos interdisciplinares sobre psicoativos), o site deles é neip.info lá tem muitas teses e textos entre outras coisas que podem ajudar a quem está estudando ou quem se interessa no assunto.\n🤙</text:p>
          </table:table-cell>
          <table:table-cell office:value-type="float" office:value="48" calcext:value-type="float">
            <text:p>48</text:p>
          </table:table-cell>
          <table:table-cell office:value-type="float" office:value="9" calcext:value-type="float">
            <text:p>9</text:p>
          </table:table-cell>
          <table:table-cell office:value-type="string" calcext:value-type="string">
            <text:p>2018-04-11</text:p>
          </table:table-cell>
          <table:table-cell office:value-type="string" calcext:value-type="string">
            <text:p>10:35:31+0000</text:p>
          </table:table-cell>
        </table:table-row>
        <table:table-row table:style-name="ro1">
          <table:table-cell office:value-type="float" office:value="1224" calcext:value-type="float">
            <text:p>1224</text:p>
          </table:table-cell>
          <table:table-cell office:value-type="string" calcext:value-type="string">
            <text:p>320137168412206_424265547999367</text:p>
          </table:table-cell>
          <table:table-cell office:value-type="string" calcext:value-type="string">
            <text:p>[COLABORAÇÃO] HIPÓTESE SOBRE O FAMOSO "DIA DE BICICLETA" DE ALBERT HOFMANN EM 1943 - POR David E Nichols\n\nEsse ano, no dia 19 de abril, é comemorado o dia da bicicleta. É o 75° aniversário da descoberta do LSD. E hoje dia 16, é o dia em que supostamente Hofmann ingeriu acidentalmente uma pequena dose enquanto trabalhava com a molécula.\n\nNa Mindstates IV em 2003, uma conferência sobre psicodélicos, o Dr. David Nichols, químico e farmacologista, professor de química medicinal e farmacologia molecular na Universidade de Purdue, propôs uma nova leitura sobre o assunto. \n\nEntre hoje e dia 19, trarei artigos exclusivos sobre o LSD e sua descoberta. \n\nBoa leitura!\n_________________\n\n"Já que estamos apenas um pouco além do 60º aniversário da descoberta do LSD, achei que poderia ter um pouco de participação divertida da plateia e dar-lhe uma pequena visão de como o processo científico funciona. Porque, muitas vezes nesta comunidade, "cientista" tem uma conotação pejorativa. Eu quero mostrar a você como nós não somos tão diferentes e fazer um pequeno experimento. \n\nVocês sabem como a ciência funciona. Fazemos observações, desenvolvemos ou formulamos uma hipótese que é consistente com essas observações, e então tentamos realizar experimentos para testar a hipótese. Eu não acho que seremos capazes de realizar os experimentos para testar a hipótese, mas o que eu quero fazer é desenvolver uma hipótese hoje que acho que você achará muito interessante. Mas a primeira coisa que precisamos saber é com que tipo de banco de dados estamos trabalhando. O que eu gostaria que vocês fizessem é levantar a mão se você leu o relato de Albert Hofmann sobre a descoberta do LSD.\n\n[quase todo mundo na sala de conferências levanta a mão] \nAh, assim como eu suspeitava. Portanto, temos um bom banco de dados e, provavelmente, um banco de dados instruído. \n\nO que eu quero fazer agora é outro experimento. Quero que você levante a mão e segure-a no alto. Eu vou fazer algumas afirmações, e quando eu disser algo que você acredita que não seja verdade, então abaixe a mão. \n\nEntão, a primeira coisa que vou dizer, se você acredita que é verdade, levante a mão e mantenha-a lá até eu dizer algo com que você discorda. \n\nEm 16 de abril de 1943, quando Albert Hofmann ingeriu acidentalmente LSD, ele ingeriu pelo menos 25 microgramas. Agora mantenha sua mão até eu dizer algo que você não concorda. \n\n[a maioria das pessoas na platéia levanta a mão] \n\nNa mesma data, em 1943, Albert Hofmann ingeriu pelo menos 50 microgramas de LSD. \n\n[algumas pessoas colocam as mãos para baixo] \n\nNa mesma data, em 1943, Albert Hofmann ingeriu pelo menos 75 microgramas. \n\n[várias outras pessoas abaixam as mãos] \n\nE mais uma vez, naquela data, em 1943, Albert Hofmann ingeriu pelo menos 100 microgramas. \n\n[mais pessoas abaixam as mãos] \n\nNa mesma data, Albert Hofmann ingeriu 150 microgramas. \n\n[apenas algumas pessoas ainda estão com as mãos] \n\nBem, eu acho que já provei o ponto. Eu acho que há um consenso de que Albert Hofmann deve ter ingerido pelo menos 50 a 75 microgramas, e há pessoas aqui que acreditam que ele deve ter ingerido 100 ou 150 microgramas. Agora calculamos, com este banco de dados educado, aproximadamente quanto LSD ele deve ter acidentalmente obtido dentro de si. \n\nAgora vamos fazer a mesma coisa novamente. Em abril de 1943, após sua ingestão acidental, quantas pessoas acreditam que Albert Hofmann teria experimentado os efeitos do LSD por pelo menos 10 horas, com base nessa dose? \n\n[Várias pessoas levantam as mãos] \n\nAgora, se acreditamos que ele tomou LSD, e se acreditamos que ele tomou 50 a 75 microgramas - esse é o contexto - quantas pessoas acreditam que os efeitos devem ter durado pelo menos 8 horas. [muitas mais mãos sobem] Quantos acreditam que os efeitos teriam durado pelo menos 6 horas? [mais mãos sobem] Como acreditar que os efeitos teriam durado pelo menos quatro horas? [quase todas as mãos estão levantadas neste momento] \n\nAgora, quantas pessoas acreditam que os efeitos de uma dose de 50-75 microgramas de LSD teriam durado apenas duas horas ? [quase todas as mãos abaixam] \nHofmann escreveu no seu relato: \n"Eu percebi um fluxo ininterrupto de imagens fantásticas, formas extraordinárias com intenso jogo caleidoscópico de cores. Depois de umas duas horas esta condição desapareceu." (Hofmann, 1983). \nBem, agora isso era um enigma para mim. Eu li isso e pensei: "Eu sou cientista, e isso não faz sentido com o que eu sei". E para a maioria de vocês, eu acho, isso não faz sentido também. Então, a pergunta: como podemos formular uma hipótese consistente com essa observação? Precisamos considerar algumas coisas. \n\nSabemos que Albert originalmente sintetizou o LSD em 1938 como parte de um programa ambicioso para produzir várias lisergamidas. O LSD-25 foi apenas o 25º da série. Eu realmente não sei quantos desses compostos ele fez, mas vamos supor que ele fez apenas 30. Então nós tivemos até 30 na série. Ele pode ter feito muito mais, na verdade, mas vamos dizer pelo menos 30. E todos eles foram testados; ele enviou o departamento de farmacologia LSD-25, 24, 23 ... e assim por diante. Eles então disseram: "LSD-25: não é interessante". Os ensaios daquele dia realmente não forneceram muita informação; eles eram muito pouco sofisticados. Mas cinco anos depois, Albert tem um palpite de que o departamento de farmacologia perdeu algo neste dia. \n\nIsso é meio peculiar. Estou familiarizado com a indústria farmacêutica, e eu mesmo comecei uma pequena empresa. <text:s/>\nOs alemães e os suíços são químicos muito precisos e farmacologistas e cientistas. Não teria havido nenhuma dúvida sobre isso ter sido mal analisado pela primeira vez. \n\nEste é outro ponto interessante. Por que o 25? Sabemos que apenas o 25º da série estava ativo. Qualquer outro composto que ele fez - e eu fiz muitos deles, nós testamos muitos deles - nenhum dos outros se aproxima do LSD, seja em sua sofisticação ou em sua potência. Apenas o 25. E isso é incomum. Em farmacologia, muitas vezes você tem uma série regular. Se pensarmos em coisas como DOB ​​e DOI, há um tipo de progressão regular. Todos eles se encaixam em um tipo de subgênero. E o LSD não. Nós não chamamos os outros membros da série que Albert fez como LSD, mas se tivéssemos LSD-23, 24 e 26, todos eles seriam um décimo da atividade do LSD-25. Apresentação peculiar de fato! \n\nComo eu disse, os químicos suíços e alemães têm uma reputação - hoje e naquela época - por serem absolutamente meticulosos. Se tivéssemos entrado no laboratório de Albert na Sandoz em 1943, provavelmente teríamos encontrado tudo em seu lugar, organizado de maneira obsessivamente arrumada. Nenhum vidro sujo, nenhum lixo no chão, meticuloso. Como no mundo um químico suíço meticuloso conseguiu ingerir acidentalmente de 50 a 75 microgramas ou mais de LSD em seu corpo? Nós não sabemos. \n\nOutro fato: eu fiz LSD em meu laboratório em muitas ocasiões para fins de pesquisa, possivelmente de uma maneira não tão meticulosa como Albert Hofmann. Nada aconteceu. Eu tive vários alunos de pós-graduação que fizeram do LSD um intermediário para projetos. Nenhuma ingestão acidental de LSD ocorreu. Um técnico em meu laboratório faz isso rotineiramente porque nós o usamos como uma droga para treinar nossos ratos. Ele aprendeu por experiência que nunca fica chapado, nada acontece. E ontem eu estava conversando com Nick Sand, e Nick disse: "Eu fiz uma solução de LSD em DMSO ..." - DMSO (dimetilsulfóxido) é um químico que aumenta muito a absorção de outros produtos químicos através da pele - ele diz " … eu passei na minha pele. Nada aconteceu ”. Uma solução concentrada e nada aconteceu! Como esse químico suíço meticuloso conseguiu ingerir acidentalmente o LSD? Eu não sei. \n\nO outro fato que precisamos pensar é quando Albert era criança, ele teve uma experiência mística espontânea. Agora, dependendo de você ser um psicólogo ou um psiquiatra ou qualquer outra coisa, poderíamos dizer que Albert tinha uma predisposição para estados alterados de consciência. \n\nEntão, que fatos nós sabemos? Vou formular uma hipótese. Ele tomou uma dose que pelo seu consenso deveria durar certamente mais de duas horas, mas durou apenas duas horas. Ele era um químico meticuloso - um químico suíço. Qualquer pessoa que conheço que tenha trabalhado com o LSD - e Nick Sand pintou uma solução dele em seu braço - não ficou chapada. Isso não faz sentido. E qual é esse pressentimento peculiar? Por que o 25 da série? Inexplicável! E ele estava predisposto a estados alterados de consciência. \n\nA única hipótese que posso apresentar que é consistente com todos esses fatos é que em 16 de abril de 1943, Albert Hofmann não ingeriu LSD. Ele teve uma experiência mística espontânea! \n\nAgora, se eu estivesse trabalhando no laboratório com um novo produto químico, e comecei a ter visões caleidoscópicas de cores e padrões maravilhosos, meu primeiro pensamento não seria que eu estivesse tendo uma experiência espontânea. Meu primeiro pensamento seria: "Qual era o novo químico com o qual eu estava trabalhando? Preciso dizer ao Sasha sobre isso". \n\nEu acho que foi o que aconteceu, essa é a hipótese. Não podemos testar essa hipótese, mas quando vi Albert em Basiléia alguns anos atrás, apresentei essa hipótese em particular e disse: "O que você acha?" Ele disse: "É totalmente possível". Então, essa é a nossa pequena experiência, e eu acho que a maioria de vocês não pensou seriamente sobre a descoberta do LSD. \n\n___________________\n\nFonte: https://erowid.org/general/conferences/conference_mindstates4_nichols.shtml</text:p>
          </table:table-cell>
          <table:table-cell office:value-type="float" office:value="72" calcext:value-type="float">
            <text:p>72</text:p>
          </table:table-cell>
          <table:table-cell office:value-type="float" office:value="19" calcext:value-type="float">
            <text:p>19</text:p>
          </table:table-cell>
          <table:table-cell office:value-type="string" calcext:value-type="string">
            <text:p>2018-04-16</text:p>
          </table:table-cell>
          <table:table-cell office:value-type="string" calcext:value-type="string">
            <text:p>13:44:25+0000</text:p>
          </table:table-cell>
        </table:table-row>
        <table:table-row table:style-name="ro1">
          <table:table-cell office:value-type="float" office:value="127" calcext:value-type="float">
            <text:p>127</text:p>
          </table:table-cell>
          <table:table-cell office:value-type="string" calcext:value-type="string">
            <text:p>320137168412206_424778761281379</text:p>
          </table:table-cell>
          <table:table-cell office:value-type="string" calcext:value-type="string">
            <text:p>[COLABORAÇÃO] VÍDEO - HAXIXE E REDUÇÃO DE DANOS \n\nVídeo novo do canal do Bruno Logan Azevedo com a participação da querida Alice Reis falando sobre Haxixe!\n\nPágina no Facebook: www.facebook.com/rdcomlogan/\nInstagram da Alice: girlsingreen420\n\nNão deixem de seguir e acompanhar o trabalho do Bruno, tem muitos outros vídeos legais no canal.</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2018-04-17</text:p>
          </table:table-cell>
          <table:table-cell office:value-type="string" calcext:value-type="string">
            <text:p>20:20:27+0000</text:p>
          </table:table-cell>
        </table:table-row>
        <table:table-row table:style-name="ro1">
          <table:table-cell office:value-type="float" office:value="678" calcext:value-type="float">
            <text:p>678</text:p>
          </table:table-cell>
          <table:table-cell office:value-type="string" calcext:value-type="string">
            <text:p>320137168412206_424765761282679</text:p>
          </table:table-cell>
          <table:table-cell office:value-type="string" calcext:value-type="string">
            <text:p>[COLABORAÇÃO] Redução de danos, a política pública que nunca se concretizou inteiramente no Brasil.\n\nEspecialistas na área analisam o panorama de tratamento para usuários de drogas.\n\nMatéria publicada na VICE Brasil sobre a atual política de Redução de Danos no Brasil, com a participação dos amigos Bruno Logan e Maria Angélica Comis, do coletivo ResPire Redução de Danos e Rafael Morato Zanatto, do Ass. Cebrid Centro Br. Inf. S Dr. Psicotropicas (Centro Brasileiro de Informações sobre Drogas Psicotrópicas)\n\n"Por conta do persistente tabu em discutir sobre consumo de drogas, as políticas de redução de danos ainda são vistas negativamente como apologia a substâncias psicoativas ou até um tipo de programa focado apenas em “beneficiar” pessoas na margem da sociedade como dependentes químicos, moradores de rua, trabalhadores sexuais e a população LGBT. Mesmo com o passar das décadas ela ter se provado mais eficaz para auxiliar dependentes químicos e ser prevista legalmente em portarias e legislações federais brasileiras, esse tipo de política nunca foi 100% aplicada como deveria no país.\n\nEm contraponto com a postura proibicionista do consumo de substâncias ilícitas aliada a guerras às drogas, a redução de danos é uma prática e política pública pautada nos Direitos Humanos para auxiliar dependentes químicos de acordo com seus direitos básicos e suas necessidades. Embora o Brasil tenha tido experiências positivas com essa política e possuir profissionais capacitados para esse fim, ainda é uma prática que está engatinhando no país. A ideia é: em vez de tratar o consumidor de drogas psicoativas como um criminoso ou um incapaz, a prática exige vínculo entre o redutor de danos e o dependente químico para funcionar."\n\nMatéria completa:\nhttps://www.vice.com/amp/pt_br/article/ywxezy/reducao-de-danos-a-politica-publica-que-nunca-se-concretizou-inteiramente-no-brasil</text:p>
          </table:table-cell>
          <table:table-cell office:value-type="float" office:value="35" calcext:value-type="float">
            <text:p>35</text:p>
          </table:table-cell>
          <table:table-cell office:value-type="float" office:value="0" calcext:value-type="float">
            <text:p>0</text:p>
          </table:table-cell>
          <table:table-cell office:value-type="string" calcext:value-type="string">
            <text:p>2018-04-17</text:p>
          </table:table-cell>
          <table:table-cell office:value-type="string" calcext:value-type="string">
            <text:p>19:27:13+0000</text:p>
          </table:table-cell>
        </table:table-row>
        <table:table-row table:style-name="ro1">
          <table:table-cell office:value-type="float" office:value="1589" calcext:value-type="float">
            <text:p>1589</text:p>
          </table:table-cell>
          <table:table-cell office:value-type="string" calcext:value-type="string">
            <text:p>320137168412206_424772514615337</text:p>
          </table:table-cell>
          <table:table-cell office:value-type="string" calcext:value-type="string">
            <text:p>[COLABORAÇÃO] O LSD ABRE A MENTE?\n\nFonte: https://www.theguardian.com/science/2016/apr/11/lsd-impact-brain-revealed-groundbreaking-images\n\nArquivo original: https://www.facebook.com/pictoline/photos/a.1611821172410355.1073741828.1598399590419180/1704490926476712/?type=3&amp;theater</text:p>
          </table:table-cell>
          <table:table-cell office:value-type="float" office:value="90" calcext:value-type="float">
            <text:p>90</text:p>
          </table:table-cell>
          <table:table-cell office:value-type="float" office:value="7" calcext:value-type="float">
            <text:p>7</text:p>
          </table:table-cell>
          <table:table-cell office:value-type="string" calcext:value-type="string">
            <text:p>2018-04-17</text:p>
          </table:table-cell>
          <table:table-cell office:value-type="string" calcext:value-type="string">
            <text:p>19:58:20+0000</text:p>
          </table:table-cell>
        </table:table-row>
        <table:table-row table:style-name="ro1">
          <table:table-cell office:value-type="float" office:value="1710" calcext:value-type="float">
            <text:p>1710</text:p>
          </table:table-cell>
          <table:table-cell office:value-type="string" calcext:value-type="string">
            <text:p>140665063189702_425089137917008</text:p>
          </table:table-cell>
          <table:table-cell office:value-type="string" calcext:value-type="string">
            <text:p>[COLABORAÇÃO] LINHA DO TEMPO: LSD\n\nContinuando a série de artigos em comemoração ao "Dia Da Bicicleta", uma sequência de fatos importantes que ocorreram desde a primeira vez em que o LSD foi sintetizado em 1938 e acidentalmente experimentado em 1943.\n\n16/11/1938 - Dr. Albert Hofmann, um químico que trabalha para a Sandoz em Basel, Suíça, é o primeiro a sintetizar o LSD-25. Ele descobriu o LSD, um derivado semi-sintético dos alcalóides da cravagem do centeio, enquanto procurava um estimulante da circulação sangüínea. [1]\n\n16/04/1943 - Albert Hofmann acidentalmente experimenta uma pequena quantidade de LSD pela primeira vez. Esta é a primeira experiência humana com o LSD-25 puro. Ele relata ter visto "um fluxo ininterrupto de imagens fantásticas, formas extraordinárias com um intenso jogo de cores caleidoscópicas".\n\n19/04/1943 - Dia da bicicleta - Albert Hofmann intencionalmente usa 250 ug LSD pela primeira vez. Este é o primeiro uso intencional do LSD. Hofmann voltou para casa de bicicleta. [2]\n\n22/04/1943 - Depois de receber o relatório de Albert Hofmann sobre os efeitos do LSD-25, o professor Ernst Rothlin foi a segunda pessoa a experimentar o medicamento. Rothlin era o farmacologista chefe da Sandoz na época. Albert Hofmann deu a Rothlin uma pequena dose de 60 microgramas de LSD, cerca de 1/4 da dose que havia ingerido dias antes. [3] \n"Rothlin estava em dúvida sobre o LSD; ele tinha uma vontade forte e subjugava os efeitos das drogas... ele estava convencido. Eu tive que rir enquanto ele descrevia suas fantásticas visões. "- Albert Hofmann, em um entrevista feita por Michael Horowitz em 1976.\n\n12/06/1943 - Susi Ramstein, de 21 anos, a única aprendiz feminina da Sandoz, torna-se a primeira mulher no mundo a tomar LSD. Inicialmente, ela usou 100ug - uma dose maior do que Ernst Rothlin, colega de Albert, ou seu supervisor, Arthur Stoll, tinha usado - e ela teve uma boa experiência. E apesar de todos os que trabalharam com Albert tomarem ácido pelo menos uma vez, a Susi usou mais duas vezes para ajudar a estabelecer alguns padrões para o uso medicinal do LSD. (Susi era assistente de laboratório de Hofmann e a pessoa que o acompanhava da Sandoz até sua casa de bicicleta, no dia em que Hofmann tomou sua primeira dose intencional de LSD.)\n\n1947 - Primeiro artigo sobre os efeitos mentais do LSD publicado por Werner Stoll no Swiss Archives of Neurology .\n\n1949 - O psiquiatra Max Rinkel, de Boston, obtém LSD da Sandoz e inicia seu trabalho em Harvard. O psiquiatra húngaro Nicholas Bercel inicia a pesquisa do LSD em Los Angeles. [5]\n\n1950 - 1960 - Centenas de artigos publicados discutindo o LSD.\n\n20/04/1950 - O projeto de programa de controle de comportamento da CIA, BLUEBIRD, começa oficialmente. [6] A diretora da CIA, Roscoe Hillenkoetter, aprova seu programa de controle de comportamento, projeto BLUEBIRD (o antecessor do projeto ALCACHOFRAS) e autoriza o uso de fundos não declarados para o projeto.\n\nAgosto de 1950 - O primeiro artigo americano sobre o LSD aparece na revista "Doenças do Sistema Nervoso", no qual a possibilidade de que o LSD possa ser útil como um auxílio à psicoterapia é apresentada. [7]\n\n1951 - A CIA percebe e começa a experimentar o LSD.\n\n1951 - Al Hubbard experimenta o LSD. [8]\n\n1952 - Charles Savage publica o primeiro estudo sobre o uso do LSD no tratamento da depressão.\n\n1953 - Primeira clínica de LSD aberta ao público na Inglaterra sob o comando de Ronald A. Sandison. Separadamente, sujeitos involuntários nos Estados Unidos receberam LSD no Projeto MK-Ultra financiado pela CIA para testar os efeitos da droga.\n\n1953 - Dr. Humphry Osmond começa a tratar alcoólatras com LSD. [8]\n\n1955 - Primeiras conferências com foco em LSD e mescalina ocorrem em Atlantic City e Princeton, NJ.\n\n1955 - Aldous Huxley experimenta LSD. \n\n1959 - A Fundação Josiah Macy patrocina um importante congresso científico sobre o LSD. [8]\n\n1959 - Allen Ginsberg experimenta o LSD pela primeira vez. [8]\n\n22/04/1959 - Primeira Conferência Internacional sobre Terapia LSD [9]\nRealizada em Princenton, NJ. Produzido por Josiah Macy, Jr. Foundation. Presidido por Paul H. Hoch. Estavam presentes: \nHarold A. Abramson, Gregory Bateson, Arthur L. Chandler, Sidney Cohen, Jonathan Cole, Keith S Ditman MD, Betty Grover Eisner, Frank Fremont-Smith., Mortimer A. Hartman, Mollie P. Hewitt Hewitt, Abram Hoffer, Cecelia E.Jett-Jackson, Solomon Katzenelbogen, G.D. Klee, Humphry Osmond, Charles Savage, H. Lennard, S. Malitz, R.C. Murphy, Gwendolyn J.Neviackas, Cornelius H. van Rhijn, Ronald A. Sandison, Louis Joylon "Jolly" West, J.R.B. Whittlesey, e outros.\n\n1960 - Timothy Leary, da Universidade de Harvard, cria o Projeto de Pesquisa Psicodélica.\n\n1962 - O Congresso aprova novos regulamentos de segurança de medicamentos e o FDA designa LSD como um medicamento experimental e restringe a pesquisa. As primeiras prisões relacionadas ao LSD são feitas pelo FDA. [8]\n\n1963 - O LSD aparece pela primeira vez nas ruas.\n\nMaio de 1963 - Richard Alpert e Timothy Leary são demitidos de Harvard por dar LSD aos alunos em experimentos. [8]\n\n28/05/1963 - Weil e Russin escrevem uma crítica mordaz ao trabalho de Leary e Alpert em Harvard: "Longe de exercer a cautela que caracteriza as declarações publicadas da maioria dos cientistas, Leary e Alpert, em seus artigos e discursos, se associam com charlatões. A falta de qualidade de seu trabalho como cientistas é o resultado menos da incompetência do que de uma rejeição consciente das formas científicas de ver as coisas. Leary e Alpert imaginam" profetas "de uma revolução psíquica destinada a libertar o homem ocidental das limitações da consciência." [10] \n\nFevereiro de 1965 - Owsley Bear Stanley Art foi o primeiro a sintetizar o LSD cristalino. A primeira distribuição foi em março de 1965. As famosas cartelas com os Bears (ursinhos) aparecem. [11]\n\n8/05/1965 - A Segunda Conferência Internacional sobre o Uso do LSD em Psicoterapia e Alcoolismo [12]\nRealizada em NY. <text:s/>Estavam presentes:\nHarold A. Abramson, Arendsen Hein, Edward F.W. Baker, Antonio Balestrieri, Donald Blair, John Buckman, @John Chiasson, Sidney Cohen, Charles Clay Dahlberg, Betty Grover Eisner, Ruth Fox, Daniel X. Freedman, Frank Fremont-Smith., Robert Kenneth Godfrey, Stanislav Grof, Dr. Robert William Hausman D.C., Mogens Hertz, Abram Hoffer, Gordon H. Johnsen, James S. Ketchum, Sol Kramer, Leonard W. Krinsky, Albert A. Kurland, Hanscarl Leuner, Jerome Levine, John C. Lilly, Thomas M. Ling, Arnold M. Ludwig, Donald C. MacDonald, J. Ross MacLean, Pauline McCricick, William H. McGlothlin, A. Joyce Martin, Robert E. Mogar, Robert C. Murphy, Humphry Osmond, Walter Pahnke, Andre Rolo, Max Rinkel, Charles Savage, Emilio Servadio, Sanford Unger, @Cornelius H. van Rhijn, Jack L Ward, E.S. Weber, e Mary S. Wicks.\n\n1966 - Leary funda a Liga de Desenvolvimento Espiritual, com o LSD como símbolo sagrado. [13]\n\n25/03/1966 - A Life publica um artigo de capa sobre o LSD. "LSD: A Ameaça Explosiva da Droga da Mente que Ficou Fora de Controle".\n\nAbril de 1966 - A Sandoz revoga o LSD anteriormente distribuído e tira seu patrocínio para trabalhos com o LSD. [13]\n\n6/10/1966 - O LSD se torna ilegal na Califórnia. [14]\n\n24/10/1968 - A posse do LSD é banida nos EUA após a aprovação da Lei Staggers-Dodd (Lei Pública 90-639), que alterou a Lei de Alimentos, Drogas e Cosméticos.\n\n1969 - Primeira aparição do Orange Sunshine (em micropontos). [8]\n\n1970 - Estima-se que 1-2 milhões de americanos tenham usado LSD.\n\nJunho de 1970 - Blotters de gel relatado pela primeira vez pelo Bureau de Narcóticos e Drogas Perigosas nos EUA [15]\n\n27/10/1970 - A Lei Abrangente de Prevenção e Controle de Abuso de Drogas é aprovada. Ela coloca a maioria dos alucinógenos conhecidos (LSD, psilocibina, psilocina, mescalina, peiote, maconha e MDA) no Anexo I. Coloca coca, cocaína e metanfetamina injetável no Anexo II. Outras anfetaminas e estimulantes, incluindo a metanfetamina não injetável, são colocados no Anexo III.\n\n03/09/1971 - Albert Hofmann conhece Timothy Leary pela primeira vez. [3]\nO pai do LSD, Albert Hofmann e o profeta mais leal do LSD, Timothy Leary, se reúne em Lausanne, na Suíça, enquanto Leary estava no exílio dos Estados Unidos.\n"Fiquei surpreso ao conhecer não um tipo de cientista, nem um fanático, mas um homem esbelto, sorridente e infantil, representando mais um campeão de tênis do que um professor de Harvard.\nDurante o curso de nossa conversa, o Dr. Leary me deu a impressão de uma pessoa idealista que acredita na influência transformadora das drogas psicodélicas sobre a humanidade, está consciente da complexidade do problema das drogas e, no entanto, foi descuidado de todas as dificuldades envolvidas na promoção de suas idéias.'\n\nInício dos anos 70 - O papel impregnado com LSD (blotter) aparece nas ruas. Primeiro somente o papel, sem arte e rapidamente as impressões coloridas começaram a aparecer.\n\nAgosto de 1973 - O Freek Press, jornal gratuito distribuído no segundo Windsor Free Festival (Reino Unido), inclui o "Relatório Ácido", que descreve vários micropontos que circulam no evento. [16]\n\nMeados dos anos 70 - O blotter começa a emergir como a forma mais comum de LSD vendida na rua. Anteriormente, tinham sido comprimidos e pó, mas mata-borrão e tablets de gel mostraram-se mais consistentes em pureza e potência. [5]\n\n14/10/1977 - Conferência "LSD - A Generation Later: Colóquio I" \nRealizada na Califórinia. Patrocinada pelo Conselho de Psicologia da Universidade da Califórnia, Santa Cruz.\nRichard Alpert (Ram Dass), Bruce Eisner, Stephen Gaskin, Allen Ginsberg, Willis Harman, Dr. Albert Hofmann, Dr. Oscar Janiger, Dr. Stanley Krippner, Timothy Leary, Ralph Metzner, McGlothlin William MD, Claudio Naranjo e Myron Stolaroff. Aproximadamente 600 participantes lotaram o auditório quando o Dr. Hofmann falou, com muito mais pessoas ouvindo do lado de fora.\n\n1979 - Albert Hofmann publica "LSD: Minha criança problema". [2]\n\n13/05/1983 - Psychedelic Conference II:\nOs palestrantes eram pesquisadores e descobridores de drogas: Albert Hofmann, Humphry Osmond, Ralph Metzner, Alexander Shulgin, Walter Houston Clark, Terence McKenna, Andrew Weil, M.D., Carl Ruck e Jonathan Ott.\nTimothy Leary, Joan Halifax e Kathleen Harrison(McKenna) estavam presentes, mas não deram conversas formais.\nOutros notáveis visíveis no evento: Peter stafford, Rick Doblin, Deborah Harlow, Robert Forte, John Palmer, Jeremy Tarcher e Shari Lewis.\nFoi nessa conferência que Sasha Shulgin anunciou sua descoberta do 2C-B e fez uma de suas maiores palestras, "Drugs of Perception". Foi também aqui que Terence McKenna (nas palavras de seu irmão Dennis) "marcou seu surgimento como um persona pública com sua palestra 'Alucinógenos: Macacos descobrem o hiperespaço”. \n\n19/04/1985 - Dia da bicicleta é comemorado pela primeira vez como um feriado contra-cultura. [17]\nThomas B. Roberts celebra o aniversário do primeiro bioensaio intencional do LSD feito por Albert Hofmann, chamando sua celebração de "Dia da Bicicleta".\n\nFinal dos anos 80 - Pesquisadores que trabalham nos laboratórios de Reese Jones e Roger Foltz (na UCSF) dão LSD para seres humanos, a fim de desenvolver métodos para detectar o LSD no sangue, na urina e nos cabelos. [18 , 19]\n\n21/10/1993 - Conferência - 50 anos do LSD: <text:s/>[20]\nRealizado em Lugano-Agno, na Suíça e produzido pela Academia Suíça de Ciências Médicas\n\n13/01/2006 - Conferência "LSD: Problem Child and Wonder Drug"\nO Simpósio LSD "Problem Child and Wonder Drug", realizado em Basel, Suíça, de 13 a 15 de janeiro de 2006, foi um enorme sucesso. Foi realizado por ocasião do centésimo aniversário de Albert Hofmann. Foram mais de 2.000 participantes, dezenas de palestrantes (incluindo Albert Hofmann) e uma forte demonstração da imprensa mundial.\nO Erowid participou da conferência como patrono e parceiro de mídia.\n\nMaio de 2006 - Os resultados da pesquisa publicados em "Neurology" mostram que tanto os cogumelos contendo psilocibina como o LSD podem reduzir a gravidade e a frequência das cefaleias. [21]\n\n29/04/2008 - Albert Hofmann morre. 22 [Detalhes] [Mais informações]\n\nMarço de 2014 - Primeiro estudo experimental aprovado pelo governo dando LSD para humanos publicado desde o trabalho de Reese Jones e Roger Foltz em San Francisco no final dos anos 80. A psicoterapia com LSD aprovada pelo governo foi conduzida pela Sociedade Médica Suíça para Terapia Psicolítica, de 1988 a 1993. Esse Gasser mostrou que dar aos pacientes terminais em um contexto terapêutico reduziu a ansiedade. Este estudo foi realizado na Suíça. [23 , 18 , 19] \nDoze indivíduos com doenças potencialmente fatais e transtorno de ansiedade. Alguns receberam 200ug de LSD e outros 20 ug em um contexto terapêutico de apoio. Aqueles que receberam 20ug poderiam optar por participar de uma sessão de dose completa. Eles então participaram de várias sessões de terapia sem drogas. Os pesquisadores descobriram uma redução na ansiedade das sessões de terapia com LSD.\n\n2015 - O fenômenos das microdoses começa a surgir a abocanha executivos do vale do silício que procuram mais produtividade e criatividade no trabalho. [24]\n\n2016 - Primeiras varreduras modernas de pessoas sob o efeitos do LSD deram aos pesquisadores uma visão sem precedentes da base neural de seus efeitos.\nAs imagens do cérebro revelaram que os usuários experimentaram imagens através de informações extraídas de muitas partes de seus cérebros, e não apenas do córtex visual na parte de trás da cabeça que normalmente processa a informação visual. Sob a droga, as regiões antes segregadas falavam umas com as outras. Outras imagens mostraram que outras regiões do cérebro que geralmente formam uma rede se tornaram mais separadas em uma mudança que acompanhou os sentimentos de unidade dos usuários com o mundo, uma perda de identidade pessoal chamada “dissolução do ego”. [25]\n\n2017/2018 - Os estudos científicos com LSD continuam a crescer exponencialmente com a expectativa de uso medicinal num futuro não tão distante.\n\nFonte: https://erowid.org/chemicals/lsd/lsd_timeline.php#ref_1\n\nReferências:\n\n1 - Hofmann A. "Die Geschichte des LSD-25". Triangel Sandoz Zeitschrift fur Medizinische Wissenschaften. 1955;2(3):117-24. (as cited in Ott J. Pharmacotheon. 1993. pg 123.) - https://erowid.org/library/books/pharmacotheon.shtml\n\n2 - Hofmann A. LSD: My Problem Child. J.P. Tarcher, 1979. - https://erowid.org/library/books/lsd_my_problem_child.shtml\n\n3 - Horowitz M. "Interview with Albert Hofmann". High Times 11:24-31,81 (1976) - https://erowid.org/culture/characters/hofmann_albert/hofmann_albert_interview1.shtml\n\n4 - Hagenbach, D. and Werthmüller, L. Mystic Chemist: The Life of Albert Hofmann and His Discovery of LSD. 2013. - https://erowid.org/library/books/mystic_chemist.shtml\n\n5 - Stafford P. Psychedelics Encyclopedia. Ronin. 1992. - https://erowid.org/library/books/psychedelics_encyclopedia.shtml\n\n6 - Marks, J. The Search for the Manchurian Candidate: The CIA and Mind Control. 1979. - http://www.druglibrary.org/schaffer/lsd/marks.htm\n\n7 - Busch, A.K. and Johnson, W.C. 1950. "LSD-25 as an Aid in Psychotherapy (Preliminary Report of a New Drug)", Diseases of the Nervous System 11(8): 241-243. - http://www.psymon.com/psychedelia/articles/busch.htm\n\n8 - Lee MA, Shlain B. Acid Dreams: The CIA, LSD and the Sixties Rebellion. Grove, 1985. - https://erowid.org/library/books/acid_dreams.shtml\n\n9 - Proceedings were published as The Use of LSD in Psychotherapy, edited by H.A. Abramson (1960).\n\n10 - Russin JM, Weil AT. "Corporation Fires Richard Alpert for Giving Undergraduates Drugs: First Dismissal Under Pusey", Harvard Crimson, May 28, 1963 - https://erowid.org/archive/stolaroff/stolaroff_collection_article1_harvard_crimson_1963.shtml\n\n11 - Eisner B. "Interview with an Alchemist: Bear: Owsley, LSD Chemist Extraordinaire". BruceEisner.com - http://bruceeisner.com/writings/2004/08/interview_with__2.html\n\n12 - Proceedings were published as The Use of LSD in Psychotherapy and Alcoholism, edited by H.A. Abramson (1967).\n\n13 - Ray O, Ksir C. Drugs, Society, and Human Behavior. Mosby, 1996. - https://erowid.org/library/books/drugs_society.shtml\n\n14 - 'Getting High: The History of LSD', The History Channel, 1999.\n\n15 - Bureau of Narcotics and Dangerous Drugs. Microgram. Jun 1970;3(4):2.\n\n16 - Jarnow J. Heads: A Biography of Psychedelic America. 2016; pp 79-80.\n\n17 - Roberts, T. "Why is Bicycle Day is April 19th, not the 16th?"\n\n18 - Francom P, Andrenyak D, Lim HK, Bridges RR, Foltz RL, Jones RT. “Determination of LSD in urine by capillary column gas chromatography and electron impact mass spectrometry”. J Anal Toxicol. 1988 Jan-Feb 22;12(1):1-8.\n\n19 - Papac DI, Foltz RL. “Measurement of lysergic acid diethylamide (LSD) in human plasma by gas chromatography/negative ion chemical ionization mass spectrometry”. J Anal Toxicol. 1990 May-Jun 30;14(3):189-90.\n\n20 - Proceedings published as 50 Years of LSD: Current Status and Perspectives of Hallucinogens, edited by A. Pletscher and D. Ladewig.\n\n21 - Sewell RA, Halpern JH, Pope HG Jr. "Response of cluster headache to psilocybin and LSD". Neurology. 2006;66(12):1920-2.\n\n22 - Erowid. "In Memoriam: Albert Hofmann". Erowid Extracts, Jun 2008; 14:21. - https://erowid.org/culture/characters/hofmann_albert/hofmann_albert_obituary1.shtml\n\n23 - Gasser P, Holstein D, Michel Y, Doblin R, Yazar-Klosinski B, Passie T, Brenneisen R. Safety and Efficacy of Lysergic Acid Diethylamide-Assisted Psychotherapy for Anxiety Associated with Life-threatening Diseases. Journal of Nervous and Mental Disease. 2014;\n\n24 - Microdoses - https://medium.com/@dpereirabr1/o-poder-secreto-das-micro-doses-de-drogas-psicod%C3%A9licas-b6f57b3e58b4\n\n25 - LSD's impact on the brain revealed in groundbreaking images – https://www.theguardian.com/science/2016/apr/11/lsd-impact-brain-revealed-groundbreaking-images\n\n26 - Estudos LSD em 2018- https://www.google.com.br/search?q=LSD+study+2018&amp;oq=LSD+study+2018</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2018-04-18</text:p>
          </table:table-cell>
          <table:table-cell office:value-type="string" calcext:value-type="string">
            <text:p>13:47:51+0000</text:p>
          </table:table-cell>
        </table:table-row>
        <table:table-row table:style-name="ro1">
          <table:table-cell office:value-type="float" office:value="984" calcext:value-type="float">
            <text:p>984</text:p>
          </table:table-cell>
          <table:table-cell office:value-type="string" calcext:value-type="string">
            <text:p>320137168412206_425477241211531</text:p>
          </table:table-cell>
          <table:table-cell office:value-type="string" calcext:value-type="string">
            <text:p>[COLABORAÇÃO] 75 ANOS DA DESCOBERTA DOS EFEITOS DO LSD\n\nPra finalizar os posts sobre a história do LSD, traduzi uma história em quadrinhos que conta de maneira didática e resumida a história do LSD. Se você teve preguiça de ler as matérias anteriores, essa é a chance de conhecer um pouco da história da descoberta da molécula que mudou o mundo!\n\nAbra a primeira foto e vá passando para a direita para acompanhar a história.\n\n(por favor, não comentem nas fotos do álbum, somente nesse post principal, se não o Facebook cria um post para cada comentário)\n\nAbaixo, os links das matérias que foram publicadas desde o dia 16, dia que Hofmann usou LSD acidentalmente e hoje, dia 19, quando ele intencionalmente ingeriu 250ug:\n\nHIPÓTESE SOBRE O FAMOSO "DIA DE BICICLETA" DE ALBERT HOFMANN EM 1943 - POR David E Nichols\nhttps://www.facebook.com/photo.php?fbid=209688922953982&amp;set=g.320137168412206&amp;type=1&amp;theater&amp;ifg=1\n\nA PRIMEIRA VEZ QUE ALBERT HOFMANN TOMOU LSD:\nhttps://www.facebook.com/groups/320137168412206/permalink/335412186884704/?hc_location=ufi\n\nCAMINHO DE BIKE PERCORRIDO POR HOFMANN ATÉ SUA CASA APÓS TOMAR 250 MICROGRAMAS DE LSD\nhttps://www.facebook.com/photo.php?fbid=209980482924826&amp;set=g.320137168412206&amp;type=1&amp;theater&amp;ifg=1\n\nLINHA DO TEMPO: LSD\nhttps://www.facebook.com/photo.php?fbid=210239406232267&amp;set=g.320137168412206&amp;type=1&amp;theater&amp;ifg=1\n\nO LSD ABRE A MENTE?\nhttps://www.facebook.com/photo.php?fbid=210046232918251&amp;set=g.320137168412206&amp;type=1&amp;theater&amp;ifg=1\n\nTEMA DO DIA DA BICICLETA PARA FOTO DE PERFIL E CÂMERA DO FACEBOOK\nhttps://www.facebook.com/photo.php?fbid=209990669590474&amp;set=g.320137168412206&amp;type=1&amp;theater&amp;ifg=1</text:p>
          </table:table-cell>
          <table:table-cell office:value-type="float" office:value="39" calcext:value-type="float">
            <text:p>39</text:p>
          </table:table-cell>
          <table:table-cell office:value-type="float" office:value="11" calcext:value-type="float">
            <text:p>11</text:p>
          </table:table-cell>
          <table:table-cell office:value-type="string" calcext:value-type="string">
            <text:p>2018-04-19</text:p>
          </table:table-cell>
          <table:table-cell office:value-type="string" calcext:value-type="string">
            <text:p>13:30:25+0000</text:p>
          </table:table-cell>
        </table:table-row>
        <table:table-row table:style-name="ro1">
          <table:table-cell office:value-type="float" office:value="266" calcext:value-type="float">
            <text:p>266</text:p>
          </table:table-cell>
          <table:table-cell office:value-type="string" calcext:value-type="string">
            <text:p>320137168412206_425520931207162</text:p>
          </table:table-cell>
          <table:table-cell office:value-type="string" calcext:value-type="string">
            <text:p>[COLABORAÇÃO] \n\nMais uma relíquia pra comemorar o \n 75º Bike Day: O artista visionário Alex Grey presenteia Albert Hofmann com uma pintura em sua homenagem, no seu aniversário de 100 anos.</text:p>
          </table:table-cell>
          <table:table-cell office:value-type="float" office:value="166" calcext:value-type="float">
            <text:p>166</text:p>
          </table:table-cell>
          <table:table-cell office:value-type="float" office:value="3" calcext:value-type="float">
            <text:p>3</text:p>
          </table:table-cell>
          <table:table-cell office:value-type="string" calcext:value-type="string">
            <text:p>2018-04-19</text:p>
          </table:table-cell>
          <table:table-cell office:value-type="string" calcext:value-type="string">
            <text:p>16:33:03+0000</text:p>
          </table:table-cell>
        </table:table-row>
        <table:table-row table:style-name="ro1">
          <table:table-cell office:value-type="float" office:value="1536" calcext:value-type="float">
            <text:p>1536</text:p>
          </table:table-cell>
          <table:table-cell office:value-type="string" calcext:value-type="string">
            <text:p>320137168412206_425614184531170</text:p>
          </table:table-cell>
          <table:table-cell office:value-type="string" calcext:value-type="string">
            <text:p>[COLABORAÇÃO] Nesse 20 de abril (4/20), fique atento para não passar da dose! \n\nAcabei de adicionar mais uma receita de brigadeiro de maconha no laricando, não deixe de dar uma olhada: http://www.laricando.com/sobremesa/brigadeiro\n\nFeliz 420 todo mundo!</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2018-04-20</text:p>
          </table:table-cell>
          <table:table-cell office:value-type="string" calcext:value-type="string">
            <text:p>10:18:32+0000</text:p>
          </table:table-cell>
        </table:table-row>
        <table:table-row table:style-name="ro1">
          <table:table-cell office:value-type="float" office:value="834" calcext:value-type="float">
            <text:p>834</text:p>
          </table:table-cell>
          <table:table-cell office:value-type="string" calcext:value-type="string">
            <text:p>140665063189702_427054691053786</text:p>
          </table:table-cell>
          <table:table-cell office:value-type="string" calcext:value-type="string">
            <text:p>[COLABORAÇÃO] COMO É USAR LSD NUMA PRISÃO DE SEGURANÇA MÁXIMA?\n\nPor Seth Ferranti, um dos prisioneiros que usou, hoje colunista da VICE.\n\n"Pode-se imaginar que a prisão está ligada a muitas coisas associadas a bad trips: espaços fechados, policiais e pessoas violentas que podem foder com sua cabeça recheada de psicodélicos. Para os prisioneiros, porém, uma dose de LSD pode expandir a mente, assim como as paredes de suas celas.\n\nPrisioneiros gostam de drogas, é claro. Quando você está trancado, é fácil querer fugir da realidade por todos os meios possíveis, e as drogas são um método eficaz para que isso aconteça.\n\nEu era um infrator não-violento que foi condenado por venda de LSD e conheci uma variedade de entusiastas psicodélicos durante meus mais de 20 anos atrás das grades. Eu dei um jeito de colocar minhas mãos em algum ácido quando eu estava na cadeia, e foi uma experiência muito fodida. Para outras pessoas, no entanto, usar LSD não apenas expandiu a mente, mas expandiu as paredes da prisão. Está muito longe de uma rave ou de um show do Grateful Dead, mas pode ser uma experiência de mudança de perspectiva. Abaixo estão três histórias sobre como é viajar enquanto se está preso em uma prisão de segurança máxima, começando com minha própria experiência.\n\nSeth Ferranti \n44 anos \nCumpriu 21 anos por tráfico de LSD \n\nEu poderia dizer que eu sou um veterano no ácido. Antes de passar mais de 20 anos atrás das grades por traficar LSD , eu havia tomado legitimamente milhares de blotters. Depois que acabei na prisão, no entanto, eu realmente não pensei em viajar muito, provavelmente porque foi o que me levou à prisão. Em vez disso, eu me tornei um "homem da maconha". Eu contrabandeava, vendia, fumava. Eu não deixei uma sentença de 25 anos me impedir de vender drogas em qualquer uma das sete prisões que eu morei. Independentemente de onde eu estava trancado, eu conseguia contrabandear engolindo balões cheios de drogas.\n\nDepois de alguns anos, comecei a mudar minha visão sobre a vida na prisão. Um pouco de ácido pareceu o remédio necessário. Estar na prisão pode parecer ter cegueira na realidade, e às vezes você só precisa abrir as portas da percepção. Era hora de eu expandir minha consciência fora da bolha de encarceramento que eu me encontrava.\n\nEm 2005, eu estava no Federal Corrective Institution Fairton, em Nova Jersey, e minha namorada deveria trazer alguns balões de maconha para eu engolir durante uma visita. Eu perguntei a ela com antecedência se ela poderia me trazer algum ácido também.\n\nQuando cheguei à pista de dança - como os prisioneiros chamam a sala de visita - minha namorada chegou com más notícias. Ela não conseguiu arrumar os balões a tempo, mas ela tinha um blotter do LSD "Blue Unicorn" para mim. Ela foi até a máquina de venda automática, comprou um hambúrguer para mim, colocou no microondas e colocou o papel na mostarda que ela espalhou no lanche. Eu avidamente devorei o sanduíche, esperando estar viajando na sala de visitas com minha namorada muito em breve. Mas as coisas acabaram sendo um pouco diferentes.\n\nEu já tinha trazido muita erva para Fairton, e este foi o dia em que um informante me indicou aos oficiais penitenciários. Nem mesmo uma hora depois da visita, eles me atacaram, fizeram minha namorada sair (depois de revistá-la e não encontrarem nada), e me arrastaram para dentro. O hambúrguer provavelmente estava se instalando no meu intestino grosso no momento em que isso tudo acontecia.\n\nAo passo que minhas pupilas começaram a dilatar e minha visão ficava engraçada, fui levado para o que eles chamam de "cela seca" na Unidade Especial de Habitação: Sem água corrente, sem colchão, sem travesseiro, sem banheiro ... nada. Eles me despiram e checaram meus orifícios para ter certeza de que eu não estava escondendo nada antes de me dar um lençol e um par de roupas íntimas. Eles tinham uma grande janela na frente da cela para que pudessem me observar, e havia uma câmera de vídeo montada para manter um olho extra em mim também. Não tenho certeza do que os guardas esperavam ver, mas a filmagem provavelmente só mostrava um recluso apavorado no chão que por acaso estava louco de ácido. Parecia um filme, mas seria preciso uma pessoa seriamente distorcida para imaginar uma experiência psicodélica mais existencialmente fodida.\n\nEu espalhei meu lençol na cama de metal e deitei sob as luzes brilhantes que estavam brilhando em mim. Eu estava familiarizado com a rotina de narcóticos, mesmo que eu nunca tivesse estado em uma cela seca antes. Nas próximas 48 horas - mais tempo do que a viagem em si -, os guardas me fariam evacuar pelo menos cinco vezes em uma tigela de plástico forrada com um saco de lixo transparente, para que eles pudessem pesquisar minhas coisas e procurar por drogas.\n\nQuando o tenente da prisão revistou minha tigela, eu o observei ansiosamente enquanto o ácido brincava com meus sentidos. Eu sabia que estava limpo, mas as drogas desencadearam uma paranóia inevitável de que encontrariam algo. E se houvesse balões na minha merda? E se houvesse um saquinho que de alguma forma ficou preso no meu intestino e finalmente estava saindo agora? No momento em que passei por todas as inspeções possíveis, minha psique parecia ter sido colocada em um micro-ondas ao lado daquele hambúrguer. Dizer que a experiência foi um inferno seria um eufemismo.\n\nEu relaxei um pouco quando o alucinógeno se dissipou, mas não é como se você pudesse imediatamente sair de algo assim. Durante o resto do meu tempo por ali, eu deitei na cama fria de metal e tentei não derreter em uma poça enquanto as câmeras continuavam a observar cada movimento meu e as luzes fluorescentes permaneciam acesas.\n\nImaginei que minha primeira experiência psicodélica na prisão seria uma fuga para fora das paredes de arame farpado, mas acabou me levando mais fundo ao abismo do encarceramento. É desnecessário dizer que eu nunca mais tomei ácido desde então.\n\n--------\n\nJohn 'Judge' Broman \n35 anos de idade \nCumpriu 16 anos por assalto a banco\n\nEu era um Deadhead enquanto vivia do lado de fora - um idiota hippie amante de yoga, fumador de maconha e idiota. Fumei toneladas de maconha e bebi grandes quantidades de bebida na cadeia, mas nunca consegui nenhum ácido até meus oito anos de prisão.\n\nEu acredito que o LSD é um sacramento. Deve ser usado como uma ferramenta para "chegar até lá", mas aonde você vai é tudo uma questão de perspectiva. Eu estava trancado na Penitenciária Pollack dos Estados Unidos quando tive a chance de fazer essa viagem depois da minha condenação. Um amigo meu já tinha passado um tempo nos presídios federais e ele sabia como levar todos os tipos de contrabando para uma prisão como aquela em que eu estava. Quando ele me enviou um estoque LSD pelo correio, no entanto, parecia como a merda mais óbvia do mundo: um cartão do Dr. Seuss que dizia: "Oh, os lugares para onde você vai!" com uma enorme e perceptível mancha onde ele esguichou o ácido. Ele tentou mascarar a mancha usando marcadores para colorir em torno dela, mas isso a tornou ainda menos sutil. Independentemente disso, ainda fez o seu caminho para a prisão e chegou em minhas mãos.\n\nPollack era uma cadeia onde a violência era comum, e caminhar durante o dia com a cabeça cheia de ácido não era uma realidade que eu queria experimentar. Dizem que você pode virar as costas para um homem, mas nunca virar as costas para uma droga. Na prisão, não queria virar as costas também. Então planejei com antecedência e reuni uma equipe de colegas de confiança e planejei onde e quando comeríamos os psicodélicos. A gangue incluia um cara recentemente preso por tráfico de drogas com algumas sentenças de prisão perpétuae outro cara de 20 e poucos anos que nunca tinha usado ácido, mas sempre quis. Nós planejamos usar o LSD à noite, depois que eles nos trancaram em nossa cela, onde era seguro.\n\nPor volta das nove da noite, as drogas começaram a bater. Na nossa cela, tínhamos dois violões, um baixo e um sistema de som com um amplificador e alto-falantes roubados que tirávamos da lavanderia. Com o ácido percorrendo nossos corpos, precisávamos de alguma coisa para vibrar.\n\nApagamos as luzes e acendemos velas caseiras e incenso por toda a cela. Nós três começamos a tocar músicas punk com o volume baixo para não sermos pegos, e passamos as próximas duas horas tocando a noite. Parecia uma sessão com música ao vivo.\n\nDepois de um certo ponto, meu um dos caras caiu depressão como o fato de que ele estava em sentença perpétua, isso começou a penetrar em seu cérebro. Eu, por outro lado, voltei para "eu" e comecei a pensar nos oito anos de prisão que eu tinha pela frente. Pela primeira vez desde que fui trancado, a ideia de que eu acabaria saindo pareceu real. Eu estava preso na penitenciária, mas não para sempre. Eu tive um encontro. Meu encarceramento não definiria a totalidade da minha vida - uma epifania que foi a própria mudança de vida.\n\nO resto da viagem foi tranquilo, mas a experiência marcou um ponto crucial para mim. O restante do tempo que ainda tinha que ficar na cadeia me pareceu mais curto. Quando as pessoas me perguntavam quanto tempo eu ainda tinha que ficar ali, respondia: "Vou para casa em breve". Graças a carta do Dr. Seuss.\n\n--------\n\nTim \n47 anos velho \nPrisão perpétua por tráfico de LSD\n\nEm 1993, eu estava preso em uma prisão do condado, esperando para ser enviado para as federais por um longo tempo por uma acusação de tráfico. Eu estava lá há seis meses e passava meu tempo dormindo 22 horas por dia e comendo Twinkies do refeitório sem parar para me ajudar a lidar com a grave depressão que eu estava sentindo em relação à minha sentença iminente. Em menos de seis meses na cadeia do condado, ganhei 55 libras.\n\nEu sabia que se conseguisse algum ácido, teria uma chance de viver antes de ir para o curral . Meu aniversário chegou, e os amigos do lado de fora me enviaram 30 blotters de ácido pelo correio - seis deles sob cada selo postal, que era o modo como os Deadheads enviavam LSD pelo país. Eu peguei três blotters mais tarde naquela noite.\n\nQuando bateu, imaginei ver um palco mundial com o Grateful Dead, junto com um homem que eu identificaria como o presidente Obama anos depois, acredite ou não. Isso foi antes de ele ser presidente e eu não sabia quem ele era na época, mas acredito que o vi, ou alguém que se parecia com ele. Eu imaginei andando para o palco e apertando sua mão. Foi uma experiência de abrir os olhos e me tirou do mal estar que eu estava me afogando. No dia seguinte eu comecei a me exercitar e decidi que queria voltar a viver, apesar do tempo que estava enfrentando.\n\nQuando fui para a prisão de fato na USP Atlanta, em 1994, um amigo recebeu uma cartela que estava coberto de ácido. De alguma forma eles chegaram na nossa mão. Tinham mais de mil dose na folha. Depois disso, eu e meus amigos da prisão estávamos viajando o tempo todo. Foi como estar em turnê com os Dead.\n\nNa maioria das vezes, eu só tomava LSD à noite na prisão para que eu pudesse lembrar da banda e apreciar a droga como um sacramento. Uma vez, porém, meus amigos me convenceram a usar alguns às 7 da manhã. Como o destino quis, me chamaram para o escritório do tenente às nove. Eu tinha tomado três doses e estava voando. Eu conseguir levar bem a situação, mas foi o suficiente para me fazer pensar antes de usar de forma tão casual na cadeia novamente.\n\nVários anos depois de tropeçar na cadeia do condado, recebi um livro cheio de uma dúzia de blotter como outro presente de aniversário. Quando tomei esse ácido, vi o mesmo palco com o presidente e os mortos que imaginei quase duas décadas antes. Reconheci Obama dessa vez e cheguei à conclusão de que deve ter sido ele que imaginei durante a primeira trip. Talvez tenha a ver com fantasias de receber clemência de Obama - porque é a única maneira de sair da minha sentença de prisão perpétua. Se eu não comesse esses três blotters escondidos sob os selos postais há tantos anos, não acho que teria sobrevivido tanto tempo por aqui.\n\n--------\n\nFonte: \nWhat It's Like to Take LSD in High Security Prison: \nhttps://www.vice.com/en_us/article/9bgg7y/lsd-in-prison-111</text:p>
          </table:table-cell>
          <table:table-cell office:value-type="float" office:value="171" calcext:value-type="float">
            <text:p>171</text:p>
          </table:table-cell>
          <table:table-cell office:value-type="float" office:value="39" calcext:value-type="float">
            <text:p>39</text:p>
          </table:table-cell>
          <table:table-cell office:value-type="string" calcext:value-type="string">
            <text:p>2018-04-23</text:p>
          </table:table-cell>
          <table:table-cell office:value-type="string" calcext:value-type="string">
            <text:p>17:50:19+0000</text:p>
          </table:table-cell>
        </table:table-row>
        <table:table-row table:style-name="ro1">
          <table:table-cell office:value-type="float" office:value="1211" calcext:value-type="float">
            <text:p>1211</text:p>
          </table:table-cell>
          <table:table-cell office:value-type="string" calcext:value-type="string">
            <text:p>140665063189702_427875837638338</text:p>
          </table:table-cell>
          <table:table-cell office:value-type="string" calcext:value-type="string">
            <text:p>[COLABORAÇÃO] QUAL O INTERVALO RECOMENDADO PARA AS EXPERIÊNCIAS COM MDMA?\n\n- Eu estou causando dano usando com muita frequência? Que dano? A regra dos 3 meses é real? Quanto tempo devo esperar?\n\nBom, é comum ler a resposta que o ideal é 3 meses. Eu mesmo já fui um disseminador dessa informação. Acontece que, apesar de ser um bom conselho, não pode ser dado com algo científico, a verdade é que não sabemos qual o tempo ideal. Não há realmente nenhuma pesquisa para nos dizer o que devemos fazer. Alguns artigos [1,2] mostram mudanças cerebrais que duraram ~3 semanas após o uso, mas não sabemos se essas mudanças são relevantes para a redução de danos.\n\nO grupo de pesquisa médica Multidisciplinary Association for Psychedelic Studies (MAPS) que estuda o potencial da droga na terapia [3] usa duas ou três doses de MDMA espaçadas de 3 a 5 semanas. Mas é importante ressaltar que nesses casos, são usuários que nunca tiveram contato com a substância e vão usar somente 3 a 4 vezes em um processo terapêutico, diferente dos usuários recreativos que normalmente usam por mais vezes.\n\nOutro ponto importante é que por mais que em algum momento soubéssemos que o intervalo ideal seja de 4, 5 ou 6 semanas, temos o problema do proibicionismo que afeta diretamente o que é colocado a venda no mercado negro, você pode não saber a dose e se está realmente está ingerindo MDMA, afinal. Um dica importante é testar suas substâncias com reagentes sempre que puder.\n\n- Qual a origem da regra dos 3 meses?\n\nA origem é de uma citação de Ann Shulgin, viúva do químico Alexander Shulgin: \n\n"A única coisa que aconteceu com todos que conheço e que usaram muito MDMA é que, se o usaram mais de 4 vezes por ano, desenvolveram uma tolerância e, depois de alguns anos, começou a não funcionar mais para eles. O que todos querem é recuperar a mágica da primeira experiência, e isso é um erro, porque - como Sasha gosta de dizer - "Você nunca entra na mesma água do rio duas vezes". Descobri, por mim mesma, que usar o MDMA muitas vezes por ano não era sábio. Uma vez por semana, eu escrevia bastante usando o MDMA. Foi uma experiência maravilhosa para mim usá-lo dessa maneira, mas descobri que após esse tipo de uso, eu tinha que aumentar a dosagem para obter um mesmo efeito, e o efeito se tornava cada vez menor ao esperado, de empatia e de mágica; foram mais e mais os efeitos estimulantes e, por muitos anos, sou totalmente incapaz de usá-lo. Não só porque agora é ilegal, mas porque eu usei uma vez por semana e agora os efeitos negativos sobrepoem os positivos. Ninguém sabia disso, então, agora eu aconselharia qualquer um que quisesse usar o MDMA a não tomar mais do que 4 vezes por ano se você quiser continuar obtendo os melhores efeitos dele, caso contrário você corre o risco de perder seus efeitos total e permanentemente."\n\nE um comentário de Matthew Baggott, um neurocientista e pesquisador do MDMA há mais de 10 anos:\n\n“Além das observações anedóticas de que a frequência mais alta leva à perda de mágica, ninguém realmente sabe o motivo. Todas as teorias sobre a reposição da serotonina são ideias não testadas. Nem se sabe se essa perda dos efeitos está associada à serotonina esgotada, a danos cerebrais ou a algum outro mecanismo.\n\nEstudos com usuários de MDMA sugerem que muitas pessoas usam o MDMA intensamente por alguns anos, descobrem que os aspectos positivos diminuem e os negativos aumentam. .\n\nMuitos dos psiconautas experientes que estavam usando o MDMA puro na década de 1970 - pessoas como Ann Shulgin e Debby Harlow - notaram retornos decrescentes do MDMA. Ann Shulgin usou o MDMA para superar o bloqueio que estava tendo pra escrever e descobriu que logo isso parou de funcionar. Com base nisso e em observações de outras pessoas, Ann sugeriu que as pessoas usem MDMA não mais que 4 vezes por ano. Debby Harlow notou que muitas pessoas pareciam ter apenas cerca de 10 experiências especiais e depois disso a experiência era apenas agradável, mas não mágica. Esses números podem não estar exatamente corretos para todos, mas a experiência geral é comum: a maioria das pessoas acaba perdendo os efeitos do MDMA com o uso frequente e repetido.\n\nEntão, meu conselho é tratá-lo como algo que você nem sempre terá. Tente aprender com a experiência e desenvolva suas habilidades ao recriar sem drogas algumas das liberdades que o MDMA oferece. \n\nDaqui a dez anos, o MDMA pode estar legalmente disponível e ser usado na terapia. Você não quer ser incapaz de usar legalmente porque você abusou demais em sua juventude e agora não sente mais os efeitos".\n\nAinda assim, mesmo que a ciência não tenha descoberto o tempo ideal, não precisa estar muito interado do assunto pra saber que o abuso não é um boa ideia. Você já deve ter lido algum relato ou ouvido de algum amigo que ele não sente mais os efeitos como antes. Algumas pessoas que perderam a mágica descobriram que, depois de esperar vários anos era o suficiente apenas para conseguir uma experiência mais decente antes que o MDMA voltasse a ser “sem mágica” novamente.\n\nVeja abaixo um post com vários relatos sobre a perda da mágica e problemas com o abuso:\nhttps://www.facebook.com/groups/320137168412206/permalink/361528950939694/\n\n- Evite aumentar a dosagem para compensar os efeitos mais fracos.\n\nAs pessoas que usam o MDMA frequentemente normalmente usam doses mais altas. Da mesma forma que o dano pelo álcool é proporcional à dosagem, quaisquer preocupações de neurotoxicidade do MDMA são proporcionais à dosagem.\n\nEstudos em animais sugerem que dosagens repetidas de MDMA podem induzir neurotoxicidade. A MAPS acredita que as doses de 80 mg e 120 mg utilizadas em pesquisas sejam provavelmente seguras e eficazes. Para reduzir qualquer risco de neurotoxicidade, mantenha as doses tão baixas quanto possível.\n\nVeja os comentários do Emanuel Sferios fundador do Dancesafe. "Reduzindo os danos e maximizando os benefícios":\nhttps://www.facebook.com/groups/320137168412206/permalink/408046809621241/\n\n- Considere tomar suplementos, pois há algumas evidências de que certos suplementos podem reduzir a tolerância ao MDMA, agir como neuroprotetor e reduzir as chances de perda da mágica com mais facilidade.\n\nVeja este post do pesquisador do MDMA Matthew Baggott sobre o assunto: https://www.facebook.com/groups/320137168412206/permalink/360687844357138/\n\nSaiba mais sobre os suplementos: \nhttps://www.facebook.com/groups/320137168412206/permalink/350663562026233/\n\nVeja os relatos de quem já usou suplementos:\nhttps://www.facebook.com/groups/320137168412206/permalink/373653126393943/\n\nVeja alguns estudos com potenciais danos que podem ser causados pelo MDMA e combinações com outras drogas:\nhttps://www.facebook.com/groups/320137168412206/permalink/338302456595677/\n\nCiência e pesquisa:\n\n- Efeito do MDMA no fluxo sanguíneo cerebral [4]: <text:s/>\n\n“...dentro de 3 semanas após a administração de MDMA, o rCBF permaneceu diminuído no córtex visual, nas regiões frontais, parietal superior e dorsolateral em comparação com o rCBF no início do estudo. A diminuição da rCBF tendeu a ser mais pronunciada em indivíduos que receberam a maior dose de MDMA. Dois indivíduos que foram examinados 2 meses após a administração de MDMA mostraram aumento de rCBF em vez de diminuição. Nosso estudo também descobriu que a hipoperfusão regional pode ser observada por 2 a 3 semanas após a administração de MDMA, especialmente com doses mais altas. ”\n\n- A administração repetida de MDMA causa uma regulação negativa transitória dos receptores de serotonina 5-HT2 [5]:\n\n"Vinte e um dias após a administração de MDMA, no entanto, o número de locais de ligação dos neurotransmissores estava de volta aos níveis de controle."\n\n- Os efeitos agudos e crônicos do MDMA em receptores 5-HT2A corticais no rato e no cérebro humano [6]: \n\n“Em usuários recentes de MDMA, as densidades pós-sinápticas do receptor 5-HT2A foram significativamente menores em todas as áreas corticais estudadas, enquanto as densidades dos receptores 5-HT2A foram significativamente maiores no córtex occipital de ex usuários. Os resultados combinados deste estudo sugerem uma regulação positiva compensatória de receptores 5-HT2A pós-sinápticos no córtex occipital de ex usuários devido a baixos níveis de 5-HT sinápticos. ”\n\nReferências:\n\n[1] - https://www.ncbi.nlm.nih.gov/pubmed/10708923\n[2] - https://www.ncbi.nlm.nih.gov/pubmed/1359444\n[3] - http://www.maps.org/research/mdma\n[4] - https://www.ncbi.nlm.nih.gov/pubmed/10708923\n[5] - https://www.ncbi.nlm.nih.gov/pubmed/1359444\n[6] - http://www.sciencedirect.com/science/article/pii/S0893133X01003669</text:p>
          </table:table-cell>
          <table:table-cell office:value-type="float" office:value="146" calcext:value-type="float">
            <text:p>146</text:p>
          </table:table-cell>
          <table:table-cell office:value-type="float" office:value="88" calcext:value-type="float">
            <text:p>88</text:p>
          </table:table-cell>
          <table:table-cell office:value-type="string" calcext:value-type="string">
            <text:p>2018-04-26</text:p>
          </table:table-cell>
          <table:table-cell office:value-type="string" calcext:value-type="string">
            <text:p>00:04:25+0000</text:p>
          </table:table-cell>
        </table:table-row>
        <table:table-row table:style-name="ro1">
          <table:table-cell office:value-type="float" office:value="1135" calcext:value-type="float">
            <text:p>1135</text:p>
          </table:table-cell>
          <table:table-cell office:value-type="string" calcext:value-type="string">
            <text:p>320137168412206_428280164264572</text:p>
          </table:table-cell>
          <table:table-cell office:value-type="string" calcext:value-type="string">
            <text:p>[COLABORAÇÃO] Vídeo novo! &lt;3\n\nNeste vídeo entrevisto a minha amiga Lina Wallauer, onde falamos da necessidade dos usuários "saírem do armário", sobre machismo, privilégios, encarceramento de mulheres e muito mais! \n\n:) \n\n</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2018-04-27</text:p>
          </table:table-cell>
          <table:table-cell office:value-type="string" calcext:value-type="string">
            <text:p>14:23:09+0000</text:p>
          </table:table-cell>
        </table:table-row>
        <table:table-row table:style-name="ro1">
          <table:table-cell office:value-type="float" office:value="563" calcext:value-type="float">
            <text:p>563</text:p>
          </table:table-cell>
          <table:table-cell office:value-type="string" calcext:value-type="string">
            <text:p>140665063189702_428487100910545</text:p>
          </table:table-cell>
          <table:table-cell office:value-type="string" calcext:value-type="string">
            <text:p>[COLABORAÇÃO] ESTÁ INDO PRO FESTIVAL?\n\nBom dia pessoal! Vários eventos ocorrendo pelo Brasil a partir de hoje. Feriado prolongado, vários dias pra curtir, geral cansado da rotina e esperando alguns dias livres pra dar aquela aliviada na mente, querendo curtir como se não houvesse amanhã. Mas adivinhem: o amanhã chega. Então curtam com responsabilidade pra que os dias de alegria que se aproximam (que podem ser os melhores de suas vidas) não se transforme em tragédia. Muita coisa vai ser consumida, e não tem nenhum problema nisso, mas as coisas podem ser mais agradáveis e seguras se tomarmos alguns cuidados básicos que já discutimos bastante aqui no grupo.\n\nDose para se sentir bem, não para ir além:\nhttps://www.facebook.com/groups/320137168412206?view=permalink&amp;id=402470793512176\n\nEat, Rave, SLEEP, Repeat:\nhttps://www.facebook.com/groups/320137168412206?view=permalink&amp;id=408675132891742\n\nSe usou drogas, não dirija:\nhttps://www.facebook.com/groups/320137168412206?view=permalink&amp;id=411601272599128\n\nO que sobe tem que descer:\nhttps://www.facebook.com/groups/320137168412206?view=permalink&amp;id=406177433141512\n\nInformação antes da intoxicação:\nhttps://www.facebook.com/groups/320137168412206?view=permalink&amp;id=400866917005897\n\nDrogas combinadas, resultados arriscados:\nhttps://www.facebook.com/groups/320137168412206?view=permalink&amp;id=403207286771860\n\nCuide dos seus amigos:\nhttps://www.facebook.com/groups/320137168412206?view=permalink&amp;id=401502586942330\n\nMantenha-se hidratado:\nhttps://www.facebook.com/groups/320137168412206?view=permalink&amp;id=401868626905726\n\n- Alimente-se:\nNão esqueça de se alimentar e não coma qualquer coisa. Os festivais costumam ter bastante variedade de comidas e você pode levar coisas de casa. Alguns exemplos de alimentos que você deve ter na sua dieta (aqui estou citando coisas que podem ajudar a evitar danos por causa do abuso de substâncias, são conhecidos como os “alimentos felizes”): sementes e nozes de todos os tipos, queijos, peito de frango, peixes, aveia, feijão, ovos, abacaxi, salmão, peito de peru e banana são alguns deles. Os carboidratos também não podem ficar de fora. Ah, os eletrólitos: troque algumas garrafas de água por Gatorade e coma alimentos salgados, assim você evita riscos de Hiponatremia.\n\n- Cuidado com as estradas;\n- Usem os serviços de redução de danos e postos médicos nos eventos;\n- Usem camisinha;\n- Faça pausas longe da caixa de som para evitar problemas nos ouvidos;\n- Faça pausas para relaxar.\n\nTenham responsabilidade. A liberdade nos festivais acaba sendo associada ao abuso de drogas. Obviamente eu não sou contra o uso, mas sou a favor da vida.\nPensem nas pessoas que estão aguardando vocês voltarem do festival, aqueles que te amam! É possível que todos se divirtam sem precisar parar no posto médico. Não testem seus limites, não é uma competição.\n\nQualquer dúvida adicional, não deixem de mandar aqui no grupo. Semana que vem, o post do “papo de segunda” será transferido para “papo de quarta” <text:s/>após o feriado, pra falarmos sobre nossas experiências.\n\nBoas festas e boas experiências para todos!\n____________________\n\nOutros posts recomendados com dicas para se cuidar:\n\nMDMA E OUTROS ESTIMULANTES PODEM REPRESENTAR UM RISCO MAIOR PARA MULHERES: https://www.facebook.com/groups/320137168412206/permalink/365896527169603/\n\nFUNDAMENTOS DO USO RESPONSÁVEL DE PSICOATIVOS:\nhttps://web.facebook.com/groups/320137168412206/permalink/359150681177521/\n\n6 PASSOS PARA AJUDAR ALGUÈM EM UMA EXPERIÊNCIA PSICODÉLICA DIFÍCIL:\nhttps://web.facebook.com/groups/320137168412206/permalink/359098754516047/\n\nMDMA E A SALA DE EMERGÊNCIA - O QUE OS DADOS TE PODEM DIZER SOBRE COMO EVITAR ISSO:\nhttps://www.facebook.com/prepartykit/photos/gm.348486315577291/281268402364976/?type=3&amp;theater&amp;ifg=1\n\nO SEIS “S’S” DA EXPERIÊNCIA PSICODÉLICA:\nhttps://www.facebook.com/prepartykit/photos/gm.337358556690067/268237733668043/?type=3&amp;theater\n\nINTERAÇÕES DE SUBSTÂNCIAS:\nhttps://www.facebook.com/prepartykit/photos/a.234305803727903.1073741828.229458924212591/262835880874895/?type=3&amp;theater\n\nCOMA BEM, FAÇA EXERCÍCIOS E SE MANTENHA FELIZ:\nhttps://www.facebook.com/prepartykit/photos/gm.335778223514767/266417340516749/?type=3&amp;theater\n\nINSOLAÇÃO E HIPERTEMIA PARA ALÉM DO ECSTASY:\nhttps://www.facebook.com/groups/320137168412206/permalink/366121560480433/\n\nA COR DA SUA URINA PODE INDICAR PROBLEMAS:\nhttps://www.facebook.com/prepartykit/photos/a.234305803727903.1073741828.229458924212591/264290004062816/?type=3&amp;theater \n\nCUIDADOS AO USAR PSICODÉLICOS EM FESTAS:\nhttps://web.facebook.com/groups/320137168412206/permalink/357658827993373/\n\n11 DICAS PRÁTICAS DE REDUÇÃO DE DANOS PARA COCAÍNA:\nhttps://www.facebook.com/photo.php?fbid=1829859310388893&amp;set=g.320137168412206&amp;type=1&amp;theater&amp;ifg=1\n\nMESMO QUE SEJA ABDUZIDO, MANTENHA CONTATO!\nhttps://www.facebook.com/photo.php?fbid=171908306732044&amp;set=g.320137168412206&amp;type=1&amp;theater&amp;ifg=1\n\nPERGUNTAS FREQUENTES:\nhttps://www.facebook.com/prepartykit/photos/g.320137168412206/313757892449360/?type=1&amp;theater&amp;ifg=1\n\nTEXTO "PUXÃO DE ORELHA" PARA OS RAVERS:\nhttps://www.facebook.com/photo.php?fbid=1614511591934535&amp;set=gm.347508239008432&amp;type=3&amp;theater&amp;ifg=1\n\nVOU PRA UMA FESTA SEM COMPANHIA E RESOLVI FAZER USO DE UMA DROGA. QUE CUIDADOS DEVO TOMAR?\nhttps://www.facebook.com/groups/320137168412206/permalink/344649389294317/\n\nALGUMAS DICAS PRA AJUDAR QUEM ESTÁ NA BAD EM EVENTOS QUE NÃO DISPONIBILIZAM DE EQUIPE DE REDUÇÃO DE DANOS:\nhttps://www.facebook.com/groups/320137168412206/permalink/339027019856554/</text:p>
          </table:table-cell>
          <table:table-cell office:value-type="float" office:value="458" calcext:value-type="float">
            <text:p>458</text:p>
          </table:table-cell>
          <table:table-cell office:value-type="float" office:value="54" calcext:value-type="float">
            <text:p>54</text:p>
          </table:table-cell>
          <table:table-cell office:value-type="string" calcext:value-type="string">
            <text:p>2018-04-27</text:p>
          </table:table-cell>
          <table:table-cell office:value-type="string" calcext:value-type="string">
            <text:p>13:53:44+0000</text:p>
          </table:table-cell>
        </table:table-row>
        <table:table-row table:style-name="ro1">
          <table:table-cell office:value-type="float" office:value="1656" calcext:value-type="float">
            <text:p>1656</text:p>
          </table:table-cell>
          <table:table-cell office:value-type="string" calcext:value-type="string">
            <text:p>320137168412206_428825510876704</text:p>
          </table:table-cell>
          <table:table-cell office:value-type="string" calcext:value-type="string">
            <text:p>[COLABORAÇÃO] O que causa o vício?</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2018-04-28</text:p>
          </table:table-cell>
          <table:table-cell office:value-type="string" calcext:value-type="string">
            <text:p>14:55:06+0000</text:p>
          </table:table-cell>
        </table:table-row>
        <table:table-row table:style-name="ro1">
          <table:table-cell office:value-type="float" office:value="685" calcext:value-type="float">
            <text:p>685</text:p>
          </table:table-cell>
          <table:table-cell office:value-type="string" calcext:value-type="string">
            <text:p>320137168412206_429051114187477</text:p>
          </table:table-cell>
          <table:table-cell office:value-type="string" calcext:value-type="string">
            <text:p>[COLABORAÇÃO]\n\nAchei interessante!</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2018-04-29</text:p>
          </table:table-cell>
          <table:table-cell office:value-type="string" calcext:value-type="string">
            <text:p>16:36:44+0000</text:p>
          </table:table-cell>
        </table:table-row>
        <table:table-row table:style-name="ro1">
          <table:table-cell office:value-type="float" office:value="716" calcext:value-type="float">
            <text:p>716</text:p>
          </table:table-cell>
          <table:table-cell office:value-type="string" calcext:value-type="string">
            <text:p>140665063189702_429721170787138</text:p>
          </table:table-cell>
          <table:table-cell office:value-type="string" calcext:value-type="string">
            <text:p>[COLABORAÇÃO] MDMA E ANTIDEPRESSIVOS\n\nUma dúvida que acontece frequentemente em vários grupos, fóruns e nas rodas de conversa. Posso tomar MDMA se tiver tomando antidepressivos? \n\nO que vou tentar fazer aqui pra responder é mostrar como essa combinação pode funcionar. Existem algumas varáveis fisiológicas e psicológicas que podem resultar em efeitos diferentes. Se as substâncias sozinhas podem funcionar de diferentes maneiras para cada usuário, quando combinadas com outras medicações isso pode ficar ainda mais imprevisível. \n\n- A maioria dos usuários de antidepressivos não sentem os mesmos efeitos comuns do MDMA e costumam usar doses maiores;\n- Alguns usuários de antidepressivos sentem os mesmos efeitos do MDMA que outros sem precisar aumentar as doses;\n- Alguns usuários de antidepressivos têm comedowns (efeitos de ressaca/rebordose pós MDMA) muito mais acentuados nos dias seguintes ao uso de MDMA;\n- Alguns usuários de antidepressivos não sentem nenhuma ressaca nos dias seguintes pois os antidepressivos também podem atuar como neuroprotetores;\n- Alguns usuários de MDMA que não tomam antidepressivos também não sentem os mesmos efeitos que outros e também tem comedowns mais presentes.\n\nAqui vale deixar um adendo que não vou aprofundar no momento pois pode deixar o texto muito extenso. Estamos falando de um tipo de antidepressivos, os inibidores seletivos de receptação de serotonina (ISRS) que são os mais usados, mas existem outros tipos:\nAntidepressivos Tricíclicos (ADTs)\nInibidor seletivo de recaptura de 5-HT/NE (ISRSN)\nInibidores de recaptura de serotonina e antagonista alfa 2 (IRSAs)\nInibidor seletivo de recaptação de norepinefrina (ISRN)\nInibidor seletivo de recaptura de dopamina (ISRD)\nAntidepressivo noradrenérgico e específico serotoninérgico (ANES)\n\nAgora que eu deixei claro que apesar de uma maioria ter determinados resultados, não existir uma regra, vamos explicar um pouco os funcionamentos dessas substâncias.\n\nExiste uma analogia citada por um médico numa matéria da Vice que é bem interessante.\n\n“Antidepressivos (ISRS, inibidores seletivos de receptação de serotonina) operam aumentando o bloqueio de recaptação, ou seja, eles não deixam que seu nível de serotonina diminua, mas não aumentam. Isso é análogo a uma piscina: os níveis de água são mantidos constantes pelo sistema de reciclagem de água. O MDMA trabalha em três estágios de neurotransmissão: ele também bloqueia a recaptação, mas também aumenta a liberação de serotonina a partir das células pré-sinápticas. - análoga à água que entra na piscina - e aumenta a recepção na célula pós-sináptica. Em suma, o impacto do uso de MDMA na serotonina na sinapse é uma piscina em que o bombeamento de água é aumentado enquanto os drenos param de funcionar. Resultado: a piscina é inundada com água e transborda fazendo desperdiçar água.”\n\nEntão, eles efetivamente se anulam, mas combinar os dois coloca você em risco real?\n\nNão particularmente, mas isso torna o MDMA menos interessante. A maioria vai acabar tomando mais para suprir esses efeitos do bloqueio. Mas provavelmente não estará recebendo os efeitos psicológicos de empatia e eufóricos tomando mais, e sim, mais efeitos fisiológicos - pressão arterial mais alta, maior frequência cardíaca e temperatura mais alta. Você também ainda pode sentir os efeitos dopaminérgicos e noradrenérgicos, afinal, o MDMA não atua somente na serotonina. A dopamina atua no sistema de recompensa, que é o método do corpo de regular e controlar comportamentos específicos, induzindo efeitos motivacionais. Mas o MDMA tem atuação muito maior na serotonina do que na noradrenalina e dopamina, por isso, não espere efeitos muitos significantes.\n\nO MDMA é uma droga relativamente segura, mas em doses exageradas porque você está tentando superar os efeitos dos antidepressivos, isso pode ser um problema. Finalmente o que pode acontecer é que você não chegará aos efeitos positivos que seus amigos tiveram mas pode sentir junto com eles os efeitos negativos posteriores provavelmente piorados porque você aumentou as doses.\n\nAlém disso, existe pouca pesquisa sobre o assunto, não sabemos muito mais que isso. Ainda não sabemos qual o efeito que o MDMA pode ter na continuação do seu tratamento com antidepressivos nos dias seguintes, mas que há uma forte possibilidade de que a medicação não seja capaz de funcionar quando seus níveis de serotonina ainda estiverem fora de sintonia.\n\nBen Sessa, uma psicóloga que realiza pesquisas em psicofarmacologia, concorda. "A regra geral é não combinar antidepressivos com MDMA", e acrescentando que, em primeiro lugar, não sabemos tudo o que precisamos saber sobre essa interação medicamentosa; e em segundo lugar, as reações podem ser altamente idiossincráticas e difíceis de prever. Idealmente, se você estiver tomando MDMA, você não deveria estar tomando outro medicamento".\n\n“Mas Marcello, eu tomo antidepressivos há muito tempo e tenho os efeitos do MDMA normalmente sem precisar aumentar as doses e não tenho efeitos de rebote”.\n- Eu quero acreditar em você, mas não saberia dizer como isso é possível. Você tomava antes de usar esses remédios? Será que os efeitos que você sente são realmente os efeitos que o MDMA poderia te proporcionar quando não usava antidepressivos?\n\n“Então quer dizer que os riscos seriam apenas de eu não sentir os efeitos e ter uma ressaca pior depois do uso? Então vale a tentativa?”\n- Não é bem assim. Existem riscos mais raros, mas existem. Não, não é o risco da síndrome de serotonina. Esse risco era possível nos medicamentos antidepressivos antigos que eram inibidores da monoamina oxidase, os IMAOS. Eles são proibidos atualmente. Mas existem alguns riscos mais raros:\nTanto o MDMA quanto os antidepressivos podem causar SIADH (Síndrome da Secreção Inapropriada de Hormônio Antidiurético) ela se desenvolve quando o hormônio antidiurético (vasopressina) é liberado em excesso fazendo com que o órgão retenha líquido e reduza o nível de sódio no sangue. Como resultado, mais água é retida no corpo, diluindo o nível de sódio. Um baixo nível de sódio pode causar hiponatremia, resultando em vômitos, desmaios, convulsões e até coma ou morte.\n\n“Então basta eu parar alguns dias com a medicação pra tomar o MDMA e depois eu volto a tomar, certo?”\n- Errado. Muito errado. Primeiramente porque isso não vai adiantar. Os antidepressivos podem causar uma regulação negativa dos receptores: isso pode ocorrer porque os receptores estão cronicamente expostos a uma quantidade excessiva de neurotransmissores. Isto resulta na dessensibilização desse receptor. Isso significa que os antidepressivos afetam o sistema de serotonina do seu cérebro de maneira negativa e positiva; a ideia é que os efeitos positivos superam os negativos, isto é, os níveis mais altos de serotonina superam o fato de que seu cérebro não a usa de forma tão eficiente. Basicamente, isso significa que, mesmo por várias semanas após o término de um tratamento com antidepressivo, o cérebro pode ser menos eficiente no uso da serotonina e o MDMA pode ainda não funcionar como esperado.\nEm segundo que pode ocorrer uma síndrome de abstinência desses remédios. Os sintomas dessa descontinuação são diversos, sendo os mais comuns mal-estar generalizado, náuseas, cefaléia, letargia, ansiedade, confusão mental, tremores, sudorese, insônia, irritabilidade e distúrbios de memória e sono.\n\nE por último, mas não menos importante: será que o que você está tomando é realmente MDMA? Outras substâncias como DXM podem ser fatais se combinadas com antidepressivos e outras podem ser potencialmente mais passíveis de uma rebordose pesada com as catinonas, mais conhecidas como “sais de banho” (MDPV, Pentilona, Mefedrona, APVP e outras) e metanfetamina.\n\nResumo: O uso crônico de antidepressivos, como é feito no tratamento da depressão, parece reduzir os efeitos do MDMA. Ou seja, uma dose maior de MDMA é necessária para atingir o efeito esperado. Mas não para todas pessoas. Essas doses maiores podem causar danos e piorar os efeitos negativos. Mas não para todas pessoas. Os riscos dessa combinação são baixos, mas existem. Não é necessário e nem recomendado parar o tratamento para usar MDMA. Você pode não saber o que tem realmente no seu ecstasy ou no seu “MD”, outros adulterantes podem sim, ser mais perigosos se misturados.\n_____________________\n\nFontes:\n\nErowid: MDMA e antidepressivos:\nhttps://erowid.org/chemicals/mdma/mdma_info9.shtml\n\nEstudo: Interação de Paroxetina e MDMA em humanos\nhttps://erowid.org/references/refs_view.php?ID=1388\n\nEstudo Citalopran e MDMA em humanos:\nhttps://erowid.org/references/refs_view.php?ID=392\n\nDesinformação sobre drogas ilícitas Uma resposta do Erowid a uma carta no New England Journal of Medicine:\nhttps://erowid.org/general/mentions/mentions_2001-10_nejm_response.shtml\n\nDiscussão no Bluelight:\nhttp://www.bluelight.org/vb/archive/index.php/t-72100.html\n\nMatéria na Vice: MDMA e ISRS:\nhttps://www.vice.com/en_uk/article/padgjm/everything-you-need-to-know-about-mixing-mdma-and-antidepressants-safe-sesh\n\nHempadão: MDMA e antidepressivos inibidores seletivos de recaptação de Serotonina\nhttp://hempadao.com/mdma-e-antidepressivos-inibidores-seletivos-de-recaptao-de-serotonina/\n\nSíndrome de descontinuação dos antidepressivos\nhttp://www.moreirajr.com.br/revistas.asp?fase=r003&amp;id_materia=3918\n\nRegulação negativa e positiva:\nhttps://en.wikipedia.org/wiki/Downregulation_and_upregulation\n\nPsicofarmacologia de antidepressivos\nhttp://www.scielo.br/scielo.php?script=sci_arttext&amp;pid=S1516-44461999000500006 \n\nMDMA:\nhttps://psychonautwiki.org/wiki/MDMA\nhttps://erowid.org/chemicals/mdma/mdma.shtml\n\nCatinonas:\nhttps://psychonautwiki.org/wiki/Substituted_cathinone</text:p>
          </table:table-cell>
          <table:table-cell office:value-type="float" office:value="67" calcext:value-type="float">
            <text:p>67</text:p>
          </table:table-cell>
          <table:table-cell office:value-type="float" office:value="36" calcext:value-type="float">
            <text:p>36</text:p>
          </table:table-cell>
          <table:table-cell office:value-type="string" calcext:value-type="string">
            <text:p>2018-04-30</text:p>
          </table:table-cell>
          <table:table-cell office:value-type="string" calcext:value-type="string">
            <text:p>17:07:15+0000</text:p>
          </table:table-cell>
        </table:table-row>
        <table:table-row table:style-name="ro1">
          <table:table-cell office:value-type="float" office:value="1582" calcext:value-type="float">
            <text:p>1582</text:p>
          </table:table-cell>
          <table:table-cell office:value-type="string" calcext:value-type="string">
            <text:p>320137168412206_429454787480443</text:p>
          </table:table-cell>
          <table:table-cell office:value-type="string" calcext:value-type="string">
            <text:p>[COLABORAÇÃO] O LSD PROVOCOU ALUCINAÇÕES SINESTÉSICAS EM UM HOMEM CEGO\n\nNós sabemos há muito tempo sobre os efeitos visuais profundos que os seres humanos podem experimentar quando sob a influência de substâncias psicodélicas, mas até agora não tivemos muita percepção sobre como eles afetam aqueles que nunca enxergaram. No entanto, um novo relato de caso [1] publicado na edição deste mês da revista científica Consciousness and Cognition ampliou nossa compreensão desse cenário.\n\nO relatório descreve o que aconteceu quando um homem congenitamente cego de 70 anos que tomou LSD e outras substâncias psicodélicas como cogumelos e cannabis durante seus anos como músico de rock nos anos 70. Isso é inovador porque é o primeiro relato qualitativo já publicado em uma revista científica que analisa como o LSD afeta pessoas nascidas sem visão.\n\nNa verdade, houve apenas um outro estudo [2] , realizado em 1963, que abordava como o LSD afeta pessoas cegas. Examinou se a retina funcionante (a parte do olho que percebe a luz) é capaz de produzir alucinações visuais por conta própria, uma ideia que os dados não sustentavam.\nMas esse estudo tinha um escopo limitado - não olhava para nenhum outro aspecto das experiências dos participantes, por exemplo, como o LSD afetava psicologicamente os 24 participantes cegos, ou como isso alterava seus outros sentidos, como ouvir e tocar.\nMuitas substâncias psicodélicas são capazes de produzir sinestesia, a confusão sensorial pela qual um sentido é percebido como outro, como quando uma pessoa “vê” sons ou “saboreia” cores. Relatos de LSD causando sinestesia têm sido comuns desde que a substância foi sintetizada pela primeira vez por Albert Hofmann, mas até agora não sabemos se é capaz de produzir visão naqueles que são cegos.\n\nO assunto do caso neste novo relatório é identificado por um pseudônimo com o nome de seu tipo favorito de LSD, "Blue Pentagon". O Sr. Blue Pentagon permaneceu cego quando foi saturado com oxigênio durante seu nascimento prematuro em 1948. Inspirado por seu amor por música, ele se tornou um tecladista profissional, cantor e artista por vários anos.\n\nO Sr. Blue Pentagon não informou que o LSD foi capaz de fazê-lo ver, mas seus sentidos de som e toque foram grandemente afetados pela substância química.\n"Toda vez que eu usei ácido, eu experimentei algo novo e espetacular", disse ele. “Obviamente através dos sentidos que estão disponíveis para mim! Eu nunca tive nenhuma imagem visual vindo até mim. Eu não posso ver ou imaginar como a luz ou a escuridão podem parecer. Com o LSD e a cannabis, experimentei muito através da minha audição, tato e emoções que já era o suficiente para eu tomar! ”\n\nEle explicou que o LSD era capaz de causar sensações sinestésicas envolvendo outros sentidos quando combinado com a música [3]. “Durante minhas experiências psicodélicas, sempre que ouvia música, sentia-me como se estivesse imerso na mais bela cachoeira de todos os tempos”.\nHavia uma peça musical que traria o efeito cascata para ele - o terceiro Concerto de Brandenburgo de Bach. Ele gostava de ouvir, relatando: “Eu podia ouvir violinos tocando em minha alma e encontrei-me tendo um monólogo de uma hora usando diferentes tons de vozes.\n“Eu lembro que eles soaram extremamente únicos!... os sons vindos de músicas que eu normalmente ouvia se tornavam tridimensionais e profundos. Parecia que a música começava a se desfazer... ”.\n\nO Sr. Blue Pentagon também se referiu a outras maneiras pelas quais os psicodélicos interagiam com seus sentidos, incluindo uma vez que seu senso de toque foi alterado quando ele tomou LSD e cannabis ao mesmo tempo.\n“Uma vez eu usei ácido e maconha ao mesmo tempo e queria sentir os rostos de todos para que eu pudesse dizer a cada pessoa o que eu pensava deles apenas tocando seus rostos. Foi uma experiência muito estranha, pois a pele deles era tão macia, mas seus olhos, narizes e bocas estavam de algum modo distorcidos ”.\n\nPsicodélicos também alteraram sua percepção do tempo, fazendo com que ele sofresse de afasia temporária, uma incapacidade de compreender a fala, enquanto estava sob a influência do LSD. Psicodélicos também impactaram grandemente seus sonhos.\n\n“Meus sonhos sempre foram muito vividos no passado, mas quando eu estava sob a influência do LSD, eu ocasionalmente me via sonhando em prosa… eu não conseguia dormir sempre, mas se eu fizesse meus sonhos seriam extremamente detalhados, às vezes mesmo em linguagem shakespeariana muito prolixa, muitas vezes durando mais do que meus sonhos normais. ”\nEmbora o Sr. Blue Pentagon tenha experimentado muitas coisas extraordinárias com psicodélicos, ele disse aos pesquisadores que, eventualmente, deixou de usá-los porque achava que eles o haviam tornado muito introvertido e paranóico. \n\nGraças à publicação deste relato de caso, agora temos uma melhor compreensão do que pode acontecer com pessoas cegas quando elas tomam psicodélicos. Embora eles possam não ter nenhum efeito visual durante uma viagem psicodélica, suas emoções e outros sentidos podem ser muito afetados.\n\n_____________________\n\nFonte: https://psychedelictimes.com/articles/lsd-provokes-synesthetic-hallucinations-in-a-congenitally-blind-man/\n\nReferências:\n\n[1] - Estudo completo: https://www.sciencedirect.com/science/article/pii/S1053810017305743?via%3Dihub\n\n[2] - Estudo antigo: https://jamanetwork.com/journals/jamaophthalmology/article-abstract/627109?redirect=true\n\n[3] - Como a música melhora sua experiência com o LSD e pode beneficiar a terapia psicodélica:\nhttps://psychedelictimes.com/lsd/the-music-psychedelic-connection-how-music-enhances-psychedelic-experiences-and-may-improve-psychedelic-therapy/</text:p>
          </table:table-cell>
          <table:table-cell office:value-type="float" office:value="107" calcext:value-type="float">
            <text:p>107</text:p>
          </table:table-cell>
          <table:table-cell office:value-type="float" office:value="21" calcext:value-type="float">
            <text:p>21</text:p>
          </table:table-cell>
          <table:table-cell office:value-type="string" calcext:value-type="string">
            <text:p>2018-04-30</text:p>
          </table:table-cell>
          <table:table-cell office:value-type="string" calcext:value-type="string">
            <text:p>00:49:43+0000</text:p>
          </table:table-cell>
        </table:table-row>
        <table:table-row table:style-name="ro1">
          <table:table-cell office:value-type="float" office:value="491" calcext:value-type="float">
            <text:p>491</text:p>
          </table:table-cell>
          <table:table-cell office:value-type="string" calcext:value-type="string">
            <text:p>320137168412206_431040347321887</text:p>
          </table:table-cell>
          <table:table-cell office:value-type="string" calcext:value-type="string">
            <text:p>[COLABORAÇÃO] Convite para a Ala Psicodélica da Marcha da Maconha RJ!\n\nUm debate a ser travado na comunidade psicodélica é a necessidade ou não de regulação dos psicodélicos. Temos nos posicionado, ano a ano, favoráveis as políticas de cuidado e contrários ao modelo de proibição e perseguição política engendradas pela guerra às drogas.\n\nNo RJ é o 5o ano seguido com Ala Psicodélica na MM. Um debate importante, dentre outros, é a descriminalização do porte para consumo pessoal que se encontra no STF [que alguns insistem em considerar que é apenas para a maconha].\n\nA Ala será super divertida. Um evento lúdico, político, ético e estético. Que acham da iniciativa? Quem sabe ainda organizamos um "Dia da Psicodelia" ou a "Marcha Psicodélica".</text:p>
          </table:table-cell>
          <table:table-cell office:value-type="float" office:value="46" calcext:value-type="float">
            <text:p>46</text:p>
          </table:table-cell>
          <table:table-cell office:value-type="float" office:value="3" calcext:value-type="float">
            <text:p>3</text:p>
          </table:table-cell>
          <table:table-cell office:value-type="string" calcext:value-type="string">
            <text:p>2018-05-04</text:p>
          </table:table-cell>
          <table:table-cell office:value-type="string" calcext:value-type="string">
            <text:p>02:32:24+0000</text:p>
          </table:table-cell>
        </table:table-row>
        <table:table-row table:style-name="ro1">
          <table:table-cell office:value-type="float" office:value="727" calcext:value-type="float">
            <text:p>727</text:p>
          </table:table-cell>
          <table:table-cell office:value-type="string" calcext:value-type="string">
            <text:p>140665063189702_435944000164855</text:p>
          </table:table-cell>
          <table:table-cell office:value-type="string" calcext:value-type="string">
            <text:p>[COLABORAÇÃO] O QUANTO USAR PARA FAZER TESTES COM REAGENTES?\n\nO principal erro de principiantes na hora de fazer um teste é usar muita substância pra fazer o teste. Além de ser desperdício, isso pode mascarar a reação.\n\nTeste completo da Bentley mostrada no vídeo:\nfb://group/?id=320137168412206&amp;view=permalink&amp;object_id=435925030166752</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2018-05-17</text:p>
          </table:table-cell>
          <table:table-cell office:value-type="string" calcext:value-type="string">
            <text:p>00:21:16+0000</text:p>
          </table:table-cell>
        </table:table-row>
        <table:table-row table:style-name="ro1">
          <table:table-cell office:value-type="float" office:value="867" calcext:value-type="float">
            <text:p>867</text:p>
          </table:table-cell>
          <table:table-cell office:value-type="string" calcext:value-type="string">
            <text:p>320137168412206_435606206865301</text:p>
          </table:table-cell>
          <table:table-cell office:value-type="string" calcext:value-type="string">
            <text:p>[COLABORAÇÃO]\n“Cogumelos mágicos ‘reiniciam’ o cérebro de pessoas com depressão”</text:p>
          </table:table-cell>
          <table:table-cell office:value-type="float" office:value="70" calcext:value-type="float">
            <text:p>70</text:p>
          </table:table-cell>
          <table:table-cell office:value-type="float" office:value="22" calcext:value-type="float">
            <text:p>22</text:p>
          </table:table-cell>
          <table:table-cell office:value-type="string" calcext:value-type="string">
            <text:p>2018-05-17</text:p>
          </table:table-cell>
          <table:table-cell office:value-type="string" calcext:value-type="string">
            <text:p>02:14:16+0000</text:p>
          </table:table-cell>
        </table:table-row>
        <table:table-row table:style-name="ro1">
          <table:table-cell office:value-type="float" office:value="1146" calcext:value-type="float">
            <text:p>1146</text:p>
          </table:table-cell>
          <table:table-cell office:value-type="string" calcext:value-type="string">
            <text:p>140665063189702_435971443495444</text:p>
          </table:table-cell>
          <table:table-cell office:value-type="string" calcext:value-type="string">
            <text:p>[COLABORAÇÃO] 9 PONTOS IMPORTANTES SOBRE DROGAS PSICOATIVAS\n\nTexto de Dr. Lloyd I. Sederer M.D. para o Scientific American\n\n- Se nos concentrarmos apenas na droga em si, perdemos o que realmente importa quando se trata de como os seres humanos respondem a elas.-\n\nAs drogas psicoativas alteram quimicamente o cérebro e mudam a maneira como sentimos, pensamos, percebemos e compreendemos nosso mundo. Elas são onipresentes: álcool, cannabis, opiáceos, tabaco, estimulantes, sedativos e alucinógenos.... Alguns ocorrem naturalmente - a contribuição da natureza para nossos corpos e psiques - e alguns são sintetizados em laboratórios para impactar os mesmos receptores cerebrais que aqueles encontrados em florestas, desertos e campos abertos.\nEstamos em uma epidemia de drogas psicoativas em várias partes do mundo, principalmente os opiáceos, devido ao número trágico de mortes associadas ao seu uso.\nPrecisamos de soluções para a epidemia para salvar vidas, famílias e comunidades - e os cofres do governo. Mas se nos concentrarmos apenas na droga em si, seja ela qual for, sentiremos falta do que realmente importa quando se trata de como os seres humanos respondem aos agentes psicoativos.\n\nAqui estão nove coisas importantes quando se trata do assunto:\n\n1. IDADE: Uma coisa é começar a usar drogas (estamos falando das lícitas aqui também) quando você tem 21 anos. É muito diferente quando usa aos 12, 13 ou 15, até aos 18 anos. Isso porque o cérebro humano ainda está em construção até os 20 anos, mais tarde para homens do que mulheres. Leva quase três décadas para o cérebro depositar totalmente a substância gordurosa, a mielina, que envolve as conexões nervosas e permite refletir e controlar a ação impulsiva, para que o córtex tenha uma chance contra os centros de movimentação mais profundos do cérebro. Doses repetitivas ou altas de drogas psicoativas como cannabis, álcool e psicodélicos interferem no desenvolvimento normal do cérebro. Não é uma coisa boa, e por isso é necessáio controles sobre o acesso que os jovens podem ter às substâncias.\nOs adolescentes que fumam aos 18 anos são muito mais propensos a serem fumantes quando adultos. Beber cedo, aos 12 anos, 13 anos ou menos, é um marcador de susceptibilidade biológica ao álcool. A propósito, o cérebro envelhecido também é altamente vulnerável a drogas psicoativas, e pequenas quantidades são como grandes quantidades quando uma pessoa está na sétima e oitava décadas de vida. Idade conta.\n\n2. SET &amp; SETTING: O set significa as qualidades biológicas, neurológicas, psicológicas e experiências únicas do usuário. Cada usuário cria uma vulnerabilidade pessoal e responsividade seletiva às substâncias.\n\nBiologicamente, a genética de uma pessoa (DNA herdado), bem como a atual neuroquímica do cérebro ou a fisiologia do corpo inteiro, podem influenciar significativamente a ação de uma droga psicoativa. A mesma quantidade de droga pode ter ordens de magnitude diferentes para cada usuário. Além disso, o uso repetitivo de uma substância pode produzir hiper ou hipo-reatividade do sistema nervoso central para esse agente.\nPsicologicamente e experimentalmente, uma história de trauma (de abuso, negligência, violência, tortura e desastres naturais) induz grande reatividade cerebral (e emocional) a muitas coisas, incluindo drogas. Aspectos temperamentais de uma personalidade - particularmente uma tendência a externalizar, a responsabilizar os outros por qualquer coisa, bem como dimensões da personalidade, como passiva ou ativa, rebelde ou conformada, a capacidade de experimentar sentimentos ou não e aceitar ou negar a realidade - todos influenciam a ação de uma substância.\n\nO "Set" importa: a pessoa é um ingrediente ativo em sua reação a uma droga.\n\nUma história para explicar o que é o Setting. No auge da Guerra do Vietnã, o Departamento de Defesa percebeu que 20% dos soldados eram usuários frequentes da potente heroína a que tinham acesso fácil. O Departamento de Defesa americano temia que, ao retornarem, continuassem a usá-lo, se juntando à população, já muito grande, daqueles que eram viciados em heroína nos Estados Unidos.\nNorman Zinberg e seu colega Lee Robins foram enviados para o Vietnã para avaliar o problema e tentar prever o futuro desses soldados. Eles provaram estar corretos quando previram uma taxa de uso de heroína ou dependência maior do que a existente naqueles que não foram à guerra.\n\nEra o cenário dos soldados - lutando em uma guerra feroz, mortal e imprevisível em um país que não os queria e com pouco apoio dos americanos em casa, com pronto acesso a heroína barata e poderosa para tornar o insuportável, suportável - que levou às suas altas taxas de uso.\nO análogo de hoje, embora parcial, é o Iraque e o Afeganistão, onde estudos mostram que 30% dos veteranos de combate retornam com transtorno de estresse pós traumático, depressão ou traumatismo cranioencefálico (TCE). Seu cenário está induzindo altas taxas de alcoolismo e dependência de drogas. \n\nVeja mais sobre Set &amp; Seting no grupo:\n\nREVISITANDO A TERMINOLOGIA SUBSTANCE, SET &amp; SETTING, POR TIAGO CAVALCANTI:\nhttps://www.facebook.com/groups/320137168412206/402621916830397/\n\nOS 6 S`s DA EXPERIÊNCIA PSICODÉLICA:\nhttps://www.facebook.com/groups/320137168412206/permalink/337358556690067/\n\n3. ROTA DE ADMINISTRAÇÃO: A rapidez com que uma substância chega e banha nossos neurônios com sua configuração química que agride os receptores faz uma grande diferença. Quanto mais rápida a chegada, mais provável que seja formadora de hábitos. A maioria das pessoas acha que a rota mais rápida para o cérebro é por via intravenosa (ou intra-arterial, se você estiver em tratamento intensivo): um empurrão na seringa e um bam no cérebro. Acontece que a rota mais rápida em alguns casos é a inalação. Uma carga venosa de uma droga, como a heroína, precisa primeiro voltar ao coração, depois passar pela artéria pulmonar até os pulmões e, depois, pela artéria carótida até o cérebro. É rápido, com certeza, mas a primeira passagem venosa do corpo para o coração é ignorada quando uma droga é inalada.\nNossos cérebros priorizam a obtenção de oxigênio. Sem isso, estamos mortos em apenas alguns minutos. Uma droga que pode acompanhar o oxigênio, direto dos pulmões, será a primeira a chegar e fazer seu trabalho.\nAlguns acreditam que esta é a razão pela qual os cigarros são as substâncias mais viciantes, mais difíceis de abandonar do que a heroína. É por isso que a cocaína que é fumada (crack) é mais formadora de hábito do que a cocaína aspirada. \n\nVeja mais sobre rotas de administração no grupo:\n\nMDMA: A FORMA DE USAR PODE SER MAIS IMPORTANTE DO QUE VOCÊ PENSA!\nhttps://www.facebook.com/groups/320137168412206/permalink/435127086913213/\n\n4. PUREZA: A pureza de uma substância faça uma grande diferença. A heroína é frequentemente misturada com pó de talco, estricnina ou outros produtos químicos que reduzem sua pureza, e isso acontece em cada etapa da cadeia de suprimento para aumentar o lucro - do barco que o leva para as gangues que o distribuem para a região a traficantes de rua. O mesmo se aplica à cocaína e outras drogas.\nUma exceção é a cannabis: as plantas agora são muito mais puras, geneticamente criadas até 60 vezes mais poderosas do que eram décadas atrás.\n\nA heroína, por outro lado, é terrivelmente diluída no momento em que entra na corrente sanguínea do usuário. É em parte por isso que as mortes por overdose de opiáceos continuam crescendo: os traficantes estão misturando-o com o fentanil (e seus primos) para dar ao usuário um efeito muito mais poderoso. O fentanil é 50 a 100 vezes mais potente que a morfina. Uma quantidade tão pequena quanto um ou dois grãos de sal pode matar muitas pessoas. A heroína pura, ou morfina, é muito mais segura e por que alguns países adotaram a estratégia de redução de danos para tornar estes opióides legais.\nQuanto mais pura a droga, menos contaminantes, maior o impacto sobre o sistema nervoso central.\n\nUma pessoa que é acostumada com determinadas doses com uma pureza desconhecida pode ter uma overdose se a mesma droga com uma pureza muito alta cai em suas mãos.\n\nPor isso, estratégias de testes de drogas em laboratório deveriam ser adotadas em todo mundo, onde o usuário poderia testar sua substância e ter certeza do que e do quão pura está sua droga. Hoje, são poucos países que fornecem esse serviço.\n\n5. POTÊNCIA: Quanto mais potente a droga, mais nos leva a sua jornada neuroquímica. Uma série de substâncias psicoativas diferentes (incluindo heroína, cocaína, metanfetamina, até mesmo o álcool - a substância menos compreendida e mais usada) produzem a liberação de dopamina, especialmente em uma parte do cérebro chamada nucleus accumbens, que é um pequeno mas crítico complexo nervoso profundo no cérebro, envolvido em prazer, recompensa e aversão. Quanto mais potente for a droga, maior será o seu efeito. Potência conta. No entanto, quase nunca sabemos a potência de uma droga comprada na rua.\n\n6. MEIA-VIDA: Considere o Xanax (alprazolam), às vezes chamado de vitamina X, que foi introduzido para consumo público nos EUA em 1969. Ele costumava ser prescrito, especialmente para pacientes com ansiedade ou insônia incapacitante relacionada a uma depressão clínica, durante as várias semanas que levam para o antidepressivo funcionar. Mas s sua ação rápida e eficaz começou a desvanecer-se em questão de horas, deixando os pacientes se sentindo terríveis ou acordando à noite, querendo mais drogas. É por isso que foi amplamente substituído por agentes de ação mais longa.\n\nA meia-vida de uma droga é o tempo que leva para que o nível sanguíneo da substância diminua em 50%. A meia-vida do Xanax era oficialmente de 11 horas, em média, mas os pacientes diziam que podiam sentir o desgaste mais rápido do que isso. Eles podiam sentir o desgaste, atingindo sua meia-vida, em poucas horas. Uma única bebida alcoólica consumida por um adulto tem uma meia-vida de cerca de meia hora. A methedrina tem uma meia-vida variando de seis a 12 ou mais horas, dependendo do indivíduo. A meia-vida de uma droga, portanto, influencia o tempo de desejar mais da ação e a rapidez com que a pessoa sente as dores da abstinência.\n\n7. A ORIGEM:. Quando uma droga é derivada de uma planta em vez de sintetizada em um laboratório, a composição da planta afeta suas propriedades psicoativas, uso e potencial de dependência. Cannabis é um bom exemplo. Ela contém mais de 60 canabinóides, os ingredientes ativos. Os dois principais são o tetrahidrocanabinol (THC) e o canabidiol (CBD). O THC nos eleva, mas o CBD não tem propriedades psicoativas. No passado os níveis de THC eram baixos. Hoje, graças à sofisticada modificação genética das plantas, a potência do THC pode ser até 60 vezes maior. Isso pode ser mitigado se as concentrações de CBD também forem altas: o CBD serve para proteger os usuários - especialmente os jovens, ou pessoas com vulnerabilidade à psicose - de experimentar sintomas psicóticos (que podem persistir em alguns usuários mesmo depois que a droga desaparece do sangue) . Pesquisas estão em andamento para ver se o CBD pode levar a um novo medicamento antipsicótico. O CBD já foi aprovado para o tratamento de um distúrbio de convulsão em crianças em alguns países. A complexidade dos organismos vegetais influencia suas ações, desejadas e adversas.\n\n8. REFINAMENTO E EXTRAÇÃO: A folha de coca, simplesmente colhida e mastigada, é muito mais suave em seus efeitos do que a cocaína, que é refinada para ter uma porcentagem maior do ingrediente ativo da planta.O crack é ainda mais refinado, contribuindo para uma droga ainda mais poderosa.\nDa mesma forma, a droga psicodélica mescalina é extraída e refinada de um cacto nativo do México e partes do Texas. E qualquer número de plantas pode ser refinado, fermentado e envelhecido para produzir destilados, como vodka, uísque, tequila e muito mais. O que importa não é apenas a planta, mas como os humanos a processam.\n\n9. FORÇAS SOCIAIS: A interação da droga, a pessoa e o ambiente social em que ela é usada.\nA prescrição de agonistas opióides - medicamentos como buprenorfina e metadona - comprovadamente reduz a recaída em pessoas dependentes de opióides. Mas se uma pessoa que recebe tratamento medicamente assistido (MAT) gasta tempo com pessoas que ainda usam opióides, ou se está sendo espancada com dicas sobre opióides na TV, nas mídias sociais e na música, essas forças sociais podem levar à recaída. Quando o LSD se popularizou pela primeira vez na década de 1960, os departamentos de emergência urbanos e hospitalares viam os pacientes regularmente em meio a uma viagem ruim - em perigo ou mesmo em pânico devido a alucinações assustadoras. Mas as más viagens acabaram se tornando menos freqüentes, porque os usuários começaram a entender que tomar a droga em um ambiente calmo com o apoio de um guia experiente tornaria a experiência mais segura. Com todas as drogas, precisamos entender que o cenário em que uma droga é consumida e as expectativas do usuário sobre o que virá influenciarão a ação de uma substância, para melhor ou para pior. \n\nEm outras palavras, drogas e seu uso são complexos. Todos eles contêm ingredientes psicoativos. Mas são os outros "ingredientes" - quem somos; quantos anos nós temos; onde, quando e com quem tomamos as drogas; quão puras ou impuras elas são; com que rapidez elas alcançam o cérebro e duração - que determinam como será a experiência.\n\n_____________________\n\nFontes:\nhttps://blogs.scientificamerican.com/observations/9-things-that-matter-about-psychoactive-drugs/</text:p>
          </table:table-cell>
          <table:table-cell office:value-type="float" office:value="83" calcext:value-type="float">
            <text:p>83</text:p>
          </table:table-cell>
          <table:table-cell office:value-type="float" office:value="22" calcext:value-type="float">
            <text:p>22</text:p>
          </table:table-cell>
          <table:table-cell office:value-type="string" calcext:value-type="string">
            <text:p>2018-05-17</text:p>
          </table:table-cell>
          <table:table-cell office:value-type="string" calcext:value-type="string">
            <text:p>01:36:33+0000</text:p>
          </table:table-cell>
        </table:table-row>
        <table:table-row table:style-name="ro1">
          <table:table-cell office:value-type="float" office:value="40" calcext:value-type="float">
            <text:p>40</text:p>
          </table:table-cell>
          <table:table-cell office:value-type="string" calcext:value-type="string">
            <text:p>320137168412206_437658893326699</text:p>
          </table:table-cell>
          <table:table-cell office:value-type="string" calcext:value-type="string">
            <text:p>[COLABORAÇÃO] COMO PARAR COM A MACONHA MUDOU A MINHA VIDA?\n\nO texto abaixo é uma tradução de uma matéria da Vice sobre os resultados da pesquisa do Global Drug Survey 2018. Ela conta relatos de algumas pessoas que pararam com o uso abusivo de maconha e porque fizeram isso. Os resultados da pesquisa saíram esse mês e aos poucos eles vão soltando artigos específicos de acordo com o que os usuários relataram sobre o uso de drogas.\n\nAqui no grupo já teve um tópico com essa questão e tiveram muitos comentários interessantes. Vejam: https://www.facebook.com/groups/320137168412206/permalink/406006596491929/\n\nO membro apagou o tópico citado acima. Segue um link com o backup, a visualização não é tão prática mas as informações importantes estão salvas:\nhttps://docs.google.com/spreadsheets/d/1gQEIdroq5oMYSwQlDqJxkNzkYWBhxqYVAzZMLiipuZw/edit?usp=sharing\n\nPara muitas pessoas, a maconha é uma dádiva de Deus. Pode ajudá-los a anestesiar a dor, administrar problemas de saúde mental, inspirar a criatividade ou apenas ajudá-los na busca do relaxamento pós-trabalho. No entanto, o mesmo obviamente não pode ser dito para todos e, embora possa não ser fisicamente viciante da mesma forma que o álcool, benzos e outras drogas, ela é viciante. E esse hábito, para alguns, não é saudável para o corpo ou para a mente.\n\nO Global Drug Survey deste ano descobriu que 30% de todos os participantes (mais de 100 mil usuários) que usaram cannabis relataram que desejam usar menos, enquanto um terço dos usuários disseram que tentaram parar pelo menos uma vez na vida. É claramente uma preocupação para muitos. Abaixo, alguns relatos de usuários que conseguiram parar e o que isso mudou para eles.\n\nTom, 34 anos\n"Eu sempre acreditei em mim mesmo e fui confiante, extrovertido e ativo. Mas eu fui para a universidade, comecei a fumar maconha todos os dias e mudei completamente. Eu era o cara que saia todas as noites e virei o cara que mal saia de casa. Eu parecia uma merda e perdi muito peso.\nNo final da universidade, conheci uma garota que desprezava drogas de qualquer tipo. Eu tive que esconder meu fumo dela. Nós tivemos um relacionamento de longa distância por três anos depois da universidade, então não foi muito difícil. Naquele tempo eu não fiz progresso: fazia o que tinha que fazer, nada ótimo. Fumava todas as noites. Nós então nos mudamos juntos, e esconder isso dela ficou fodidamente ridículo. Eu teria a chance de fumar um baseado rápido quando ela fosse para o mercado e depois tomava banho, mudava minha camisa e escovava meus dentes antes que ela voltasse. Eu nunca tomei tantos banhos.\nNum certo momento ela percebeu o que estava acontecendo e disse que iria me deixar se eu não parasse. Sinceramente, fiquei aliviado porque queria parar por muito tempo e nem me divertia mais tanto assim com o uso. Eu simplesmente não conseguia quebrar o hábito. Agora estamos bem casados, com dois filhos, em nossa própria casa e eu consegui parar com o uso. Eu sei que há muitas razões para as pessoas fumarem, mas pessoalmente eu acho que maconha é um matador de motivação."\n\nEscoteira, 29\n"Eu estava fumando com entusiasmo - entre usar outras drogas - durante a maior parte da minha adolescência. Quando eu tinha quase 19 anos, tive uma enorme crise psicótica. Foi a coisa mais assustadora que aconteceu comigo. Havia mensagens na televisão dizendo que a polícia estava atrás de mim por um assassinato. Eu sentia que minha comida tinha gosto amargo, então parei de comer. Tudo isso culminou em uma tentativa de suicídio.\nNa época eu fui diagnosticado esquizofrênica, e depois eles disseram bipolar. Finalmente, eles se resolver em algum lugar no meio disso e disseram que eu era esquizoafetivos. Ninguém na época disse que a maconha poderia ter culpa nisso, então eu continuei fumando por alguns anos. Foi um psiquiatra que me perguntou alegremente aos 20 anos se eu fumava cannabis. Quando eu disse que sim, ele me pediu para parar imediatamente. Ele disse que, embora houvesse provavelmente muitos fatores para o desenvolvimento da minha doença, a maconha estaria fazendo muito mais mal do que bem.\nQuando você tem uma psicose, você é questionado sobre como você se sentiu nos seis meses anteriores, para que possa começar a identificar sinais sutis de onde ela poderia ter vindo. Para mim, os dois maiores preditores pareciam ser pânico repentino e ansiedade, e o fato de eu ter me tornado cada vez mais paranoico e isolado. Eu estava fumando para me acalmar, mas é provável que estivesse tornando as coisas mais profundas e perigosas. Meu estado esquizoafetivo está agora sob controle e meu transtorno de ansiedade, finalmente, terminou. Eu tenho minha vida a dois e estou grávida de sete meses. Eu não acho que a erva teria sido uma parte positiva desta equação se eu tivesse continuado."\n\nClara, 28\n"Eu fumava por sete anos, com três deles sendo basicamente todos os dias. Quando eu tinha 23 anos, fumava metade de um baseado no segundo em que chegava do trabalho, passava meia hora pensando que ia morrer e depois me acomodava. Eu não saía muito e não conseguia dormir sem ele. Eu estava com tanto medo dos horríveis sonhos que tive quando não fumava que esperaria até o momento em que o meu vendedor fosse preso, apenas para evitá-los.\nUma promoção me forçou a ser mais ágil no trabalho, então eu desisti e isso mudou minha vida. Eu passei a nadar depois do trabalho em vez de fumar. Eu dormia profundamente. Não ter aquela meia hora de paranoia todos os dias era uma felicidade recém-descoberta. Eu comecei a lembrar dos aniversários das pessoas! Acho que a erva deve ser totalmente legalizada e se o mundo fumar em vez de beber, seria um lugar melhor. Mas infelizmente, não é pra mim."\n\nUm cara, 26 anos\n"Eu sou muito tímido e sempre usei erva como um quebra-gelo: "Você quer fumar um baseado?" era muito mais confortável para mim do que "Vamos tomar um café?"\nEu tive uma oscilação no final do terceiro ano da universidade porque eu nunca parecia ser capaz de conhecer alguém. Eu estava tão ansioso por uma namorada, mas parecia sempre adiar as coisas e não me arriscar. Eu ficava frustrado comigo mesmo por não ter confiança, e isso piorou minha saúde mental. Voltei a morar com meus pais por dois anos e fodi tudo. Trabalhos de merda um após o outro. Eu comecei a fumar sozinho, o que era algo que nunca fazia.\nUm dia, olhei para trás e pensei: ‘o que fiz naquele tempo?' Então eu parei. Foi fácil. Em duas semanas, consegui uma entrevista com outro curso universitário. Eu consegui um lugar, obtive um apartamento e me movi pela metade do país. Eu era apaixonado pelo que fazia. Eu estava confiante em mim mesmo pela primeira vez. Eu notei quando as garotas estavam interessadas, algo que eu nunca notaria quando estivesse chapado. Isso tinha sido uma fonte de dor no passado.\nAgora, eu fumo maconha muito ocasionalmente em uma festa em casa, e eu amo isso, mas drena a minha ambição e confiança, o que me deixa infeliz. Então eu sou melhor sem."\n\nDurante a semana vamos trazer outro artigo feito pelo GDS de dicas de como parar ou diminuir o uso para aqueles que buscam isso.\n\n_______________________\n\nFontes:\n\nhttps://www.vice.com/en_uk/article/j5kqeg/how-quitting-weed-changed-my-life\n\nhttps://www.globaldrugsurvey.com/wp-content/themes/globaldrugsurvey/results/GDS2018-Core-Press-Release.pdf\n\nhttps://www.globaldrugsurvey.com/wp-content/uploads/2014/04/High-Way-Code_Cannabis1.pdf</text:p>
          </table:table-cell>
          <table:table-cell office:value-type="float" office:value="154" calcext:value-type="float">
            <text:p>154</text:p>
          </table:table-cell>
          <table:table-cell office:value-type="float" office:value="55" calcext:value-type="float">
            <text:p>55</text:p>
          </table:table-cell>
          <table:table-cell office:value-type="string" calcext:value-type="string">
            <text:p>2018-05-21</text:p>
          </table:table-cell>
          <table:table-cell office:value-type="string" calcext:value-type="string">
            <text:p>11:29:59+0000</text:p>
          </table:table-cell>
        </table:table-row>
        <table:table-row table:style-name="ro1">
          <table:table-cell office:value-type="float" office:value="1311" calcext:value-type="float">
            <text:p>1311</text:p>
          </table:table-cell>
          <table:table-cell office:value-type="string" calcext:value-type="string">
            <text:p>320137168412206_438528849906370</text:p>
          </table:table-cell>
          <table:table-cell office:value-type="string" calcext:value-type="string">
            <text:p>[COLABORAÇÃO] Vídeo novo! 💚\n\nEstratégias de Redução de Danos para Maconha, experiencias, trocas, utensílios e muitas risadas com a Redutora de Danos Mariana Bueno Pinheiro e Bruno Logan Azevedo!\n\nGalera, dá uma força aí... Bora compartilhar? &lt;3\n\n :D\n\n</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2018-05-23</text:p>
          </table:table-cell>
          <table:table-cell office:value-type="string" calcext:value-type="string">
            <text:p>19:47:11+0000</text:p>
          </table:table-cell>
        </table:table-row>
        <table:table-row table:style-name="ro1">
          <table:table-cell office:value-type="float" office:value="1346" calcext:value-type="float">
            <text:p>1346</text:p>
          </table:table-cell>
          <table:table-cell office:value-type="string" calcext:value-type="string">
            <text:p>320137168412206_438238409935414</text:p>
          </table:table-cell>
          <table:table-cell office:value-type="string" calcext:value-type="string">
            <text:p>[COLABORAÇÃO] INTRODUÇÃO AO APRIMORAMENTO COGNITIVO: MICRODOSE E NOOTRÓPICOS \n\nTradução de um texto do blog Psychedelic Times.\nSobre o autor:\nKevin Garcia é membro do conselho de diretores da Students for Sensible Drug Policy. Ele já recebeu e falou em eventos e conferências sobre estresse pós-traumático, uso problemático de drogas, redução de danos, prevenção de overdose, pesquisa psicodélica, ativismo estudantil, neurociência cognitiva e maconha medicinal. Garcia é Bacharel em Psicologia pela Universidade Internacional da Flórida.\n\n"Para começar, gostaria de falar um pouco sobre a falta de interesse clínico no aprimoramento cognitivo. O principal argumento contra substâncias como nootrópicos e psicodélicos é que elas ainda não são aprovadas pela FDA, nem consideradas seguras e eficazes pelos padrões da FDA. Em relação as microdoses de psicodélicos, eles não podem ser patenteados, portanto, não há nenhuma empresa farmacêutica atual nos EUA (além da Multidisciplinary Association for Psychedelic Studies (MAPS)) que esteja disposta a obter aprovação da FDA e conduzir pesquisas. Além disso, não há pesquisa formal sobre microdoses e a maioria das informações sobre o tópico é derivada de experiências pessoais. No entanto, o Programa de Pesquisa da The Beckley Foundation no Reino Unido em breve iniciará uma pesquisa científica sobre os efeitos da microdose de LSD no humor, funções cognitivas, criatividade e bem-estar geral. Além de estudar os efeitos, a segurança e a tolerância do LSD microdentado também serão examinadas neste estudo [1].\n\nUma Breve História do Aprimoramento Cognitivo:\n\nRegistros escritos sobre plantas medicinais com usos nootrópicos datam de pelo menos 5.000 anos para os sumérios, e estudos arqueológicos mostraram que o uso de plantas medicinais remonta a 60.000 anos atrás no Iraque e 8.000 anos atrás na China [2]. As primeiras evidências do consumo de café são do século XV, nos mosteiros sufistas do Iêmen [3]. Os nootrópicos existiram muito antes do termo “nootrópico” ser usado. O primeiro piracetam nootrópico moderno foi sintetizado pela primeira vez em 1964 [4] pelo psicólogo e químico romeno Dr. Corneliu E. Giurgea, que então cunhou o termo “nootrópico” para descrever o piracetam em 1972 [5]. A partir do final da década de 1960 e início da de 1970, vários pesquisadores começaram a investigar os efeitos do piracetam no traumatismo craniano, aprendizado repetitivo, memória, involução senil (o termo mais antigo para distúrbios neurodegenerativos) e outras condições [6]. Em 1977, o Dr. Giurgea utilizou o piracetam como padrão para estabelecer o que torna um nootrópico, um nootrópico, incluindo [7]:\n\n1. Aprimoramento da aquisição de aprendizado\n2. Resistência a condições mentais perturbadoras\n3. Facilitação da transferência neuronal de informação\n4. Resistência aprimorada à lesão cerebral física e química\n5. Mecanismos de controle tônico-subcorticais aumentados\n6. Ausência de efeitos colaterais farmacológicos usuais de drogas neuropsicotrópicas\n\nEsses padrões ainda são verdadeiros hoje e são usados ​​para determinar se um medicamento pode ou não ser considerado um nootrópico. Cafeína, piracetam e microdoses de psicodélicos são considerados nootrópicos, enquanto psicoestimulantes como Adderall ou anfetaminas, embora ainda sejam considerados intensificadores cognitivos, não são considerados nootrópicos devido aos efeitos colaterais negativos associados ao seu uso. Em última análise, os nootrópicos devem melhorar os processos cognitivos sem prejudicar o usuário. Durante a década de 1980, outros nootrópicos como o aniracetam, o oxiracetam, o pramiracetam e o fenilpiracetam foram sintetizados e ainda hoje são usados.\n\nPiracetam:\nO piracetam é um derivado cíclico do neurotransmissor ácido γ-aminobutírico (GABA) e foi originalmente comercializado em 1971 pela UCB Pharma, a empresa farmacêutica que empregou o Dr. Giurgea [8]. Nos ensaios pré-clínicos, não foram notificados efeitos tóxicos em camundongos, ratos ou cães que receberam doses orais únicas até 10g / kg. Doses de até 24g / dia mostraram falta de tolerância e efeitos colaterais em humanos [9]. Para fins cognitivos, sugere-se que a dose recomendada em humanos seja de 2,4 a 4,8 g diários [10]. Piracetam é um medicamento de prescrição na Europa e vendido sob vários nomes na América do Sul, Ásia e outros países ao redor do mundo. Nos EUA, o piracetam é considerado um medicamento vendido sem receita médica, pelo que não é aprovado pela FDA para uso médico e não pode ser vendido como suplemento dietético. Para indivíduos que procuram efeitos nootrópicos do piracetam, é frequentemente combinado com uma fonte de colina, como citrato de colina, bitartarato de colina ou outras formas de colina. Isso é recomendado porque seu corpo usa colina endógena para produzir acetilcolina, e o piracetam causa um aumento de acetilcolina no organismo, contribuindo para seus efeitos cognitivos na memória e no aprendizado.\n\nBreve Introdução aos Psicodélicos:\nDrogas psicodélicas têm sido usadas por culturas indígenas por milênios para facilitar ritos de passagem e cura. Psicodélicos, como os nootrópicos, são considerados fisiologicamente seguros e não levam a sintomas de abstinência, dependência ou dependência. Complicações sérias associadas a psicodélicos são raras e pesquisas clínicas sugerem que, quando ocorrem efeitos colaterais problemáticos graves, eles provavelmente estão ligados à instabilidade psicológica no usuário antes do uso ou à história familiar. Fatalidades não ocorrem como resultado da ingestão de psicodélicos tradicionais, como LSD, psilocibina, mescalina ou DMT; no entanto, fatalidades ocorreram após o uso dos mais novos psicodélicos feniletilamínicos sintéticos altamente potentes (série NBOMe) [11]. Psicodélicos em altas doses têm se mostrado consistentemente seguros em condições clínicas e controladas. Nos estudos de pesquisa de psilocibina aprovados pela FDA na Universidade John Hopkins, 20 a 30 mg por 70 kg é a dose mais eficaz usada para adultos. Em contraste, uma microdose de psilocibina equivaleria a cerca de 2-3 mg de psilocibina. \n\nMicrodose de Psicodélicos:\n\nDe acordo com James Fadiman, que esteve envolvido em pesquisa psicodélica desde a década de 1960, uma microdose típica é considerada como aproximadamente 0,05x a 0,10x da dose efetiva padrão [12]. Ele também afirmou que Dr. Albert Hofmann, o criador do LSD, sugeriu que tomar 10-20 microgramas de LSD poderia ter um efeito positivo na saúde mental e seu funcionamento. Além disso, o Dr. Hofmann achava que, se mais pesquisas fossem conduzidas sobre microdoses de LSD, isso poderia resultar em um produto mais útil e seguro do que a Ritalina ou Adderall [13]. Em uma entrevista de 1976, Albert Hofmann afirmou que "doses muito pequenas, talvez 25 microgramas, poderiam ser úteis como um euforizante ou antidepressivo" [14]. Desde 2010, o Dr. Fadiman coletou relatórios individuais de usuários que “microdosaram” ​​de acordo com seu protocolo de auto-estudo, o que implica tomar uma microdose a cada 4 dias e fazer anotações diárias durante um período de 10 ciclos de quatro dias, e / ou criar uma visão geral do que eles notaram durante esse tempo [15]. Durante a terceira conferência internacional da Breaking Convention em 2015, o Dr. Fadiman descreveu a gama de condições em que as pessoas relataram benefícios da microdosagem. Aqui está uma lista parcial dessas condições:\n\n• Ansiedade: geral, social, acadêmica, partidária\n• Síndrome de Asperger: Mais facilidade em situações sociais, especialmente festas\n• Bipolaridade: elevação do humor durante a fase de depressão (para alguns, com ciclo de sono perturbado)\n• Capacidade de viver no presente (“o agora”)\n• Criatividade (técnico): Codificação, desenho de máquinas, outros\n• Diminuído / Interrompido: Cigarros, café, Adderall, Venlafaxina\n• Depressão: Aliviada (muitos relatórios)\n• Hábitos de saúde: Melhores escolhas alimentares, exercícios, ioga, meditação\n• Insights: pessoal (terapêutico) e relacionado ao trabalho\n• Aprendizagem: Idiomas, Matemática Avançada, atenção mais focada na aula\n• Períodos menstruais: eliminação da dor e cólicas\n• Enxaquecas: atenuadas ou eliminadas\n• Habilidades Físicas: Instrumentos Musicais, percussão, composição, voar de avião, dirigir\n• Trauma: Diminuição do gatilho\n• Procrastinação: diminuída\n• Gagueira: Maior facilidade e fluência na fala normal\n• Trabalho (aprimorado): Quantidade, discriminação, fluxo, qualidade, prazer\n\nOs resultados do estudo da microdosagem demonstraram que a maioria dos participantes experimentou atividades diárias normais melhoradas, hábitos saudáveis, produtividade e bem-estar geral. Na época, o Dr. Fadiman havia respondido perto de 250 pedidos para participar do estudo autônomo e usar o protocolo. Os pedidos vieram de mais de 12 países, com idades entre 18 e 73 anos, e cerca de metade das pessoas enviaram relatórios. Quase todos que pediram para participar tinham experiências psicodélicas anteriores. No momento da redação deste artigo, o site do Dr. Fadiman, www.microdosingpsychedelics.com, afirma que mais de 1.500 participantes relataram suas experiências com microdosagem, embora os dados ainda estejam sendo lidos e analisados.\n\nEm 2016, a equipe de pesquisa de psilocibina de John Hopkins University conduziu um estudo duplo-cego randomizado cruzado com 51 pacientes com câncer onde, em vez de usar um placebo, eles compararam um grupo microdose com um grupo de alta dose usando psilocibina [16]. Os resultados demonstram que todos que receberam a dose alta apresentaram redução significativa na ansiedade e depressão aos 6 meses de acompanhamento em comparação com o grupo microdosagem.\nMesmo que este estudo não incluísse pacientes consistentemente tomando microdoses, ele revela que um microdose é significativamente menos eficaz do que uma dose completa no tratamento de ansiedade e depressão com risco de vida (todos acabaram tomando uma dose alta devido ao aspecto de cruzamento do estudo). No entanto, uma questão permanece: microdose a cada 4 dias seria tão eficaz quanto uma dose completa durante um período de tempo para depressão e ansiedade? Infelizmente, essa pergunta provavelmente não será respondida até que haja mais pesquisas concretas sobre psicodélicos. Por mais empolgante que seja a pesquisa exploratória sobre microdoses, é importante ter em mente que ela é exploratória e não controlada, portanto, a possibilidade de efeitos placebo que encobrem os verdadeiros efeitos, se houver, pode ser maior. No entanto, é certamente importante mais pesquisas clínica sobre esses efeitos.\n\nOutros artigos sobre microdose aqui no grupo:\n-Droga da inteligência ou placebo?\nhttps://www.facebook.com/groups/320137168412206/permalink/360125557746700/\n-Tutorial de microdose:\nhttps://www.facebook.com/groups/320137168412206/permalink/349283848830871/\n\nComparando Microdoses de Psicodélicos e Nootrópicos:\n\nDado que os nootrópicos têm anos de pesquisa para apoiá-los e a tendência das microdoses é relativamente nova [17], seria difícil comparar de forma justa. Como o uso de psicodélicos se tornar mais aceito, certamente haverá mais pesquisas sobre o assunto. Por enquanto, podemos discutir como os nootrópicos podem oferecer benefícios similares àqueles buscados pela prática de microdose.\n\nSabe-se que o piracetam melhora a depressão e a ansiedade em humanos com distúrbios cognitivos [18] e melhora a memória e a aprendizagem através dos seus efeitos que foram demonstrados em camundongos [19]. Sugere-se que o aniracetam, que faz parte da família dos racetâmicos, tenha efeitos ansiolíticos [20], efeitos antidepressivos [21] e melhore os déficits cognitivos leves [22]. A ressalva dos estudos anteriores é que eles não são conduzidos em seres humanos, ou são conduzidos em humanos com algum tipo de problema, como lesão cerebral ou déficit cognitivo. Isso levou alguns pesquisadores a sugerir que o aniracetam não é um realçador cognitivo efetivo para humanos saudáveis ​​e que pode ser eficaz apenas para melhorar o desempenho cognitivo em pessoas com algum tipo de doença neurodegenerativa [23].\n\nMenos popular que os racetams na comunidade nootrópica, Ashwagandha, um dos tem uma série de artigos de pesquisa por trás dele quando comparados aos racetams. Ashwagandha tem sido usada há milênios por seus vários benefícios para a saúde e é considerada uma das ervas mais importantes do Ayurveda, o sistema tradicional de medicina na Índia [24]. Em uma revisão da literatura, incluindo cinco ensaios em humanos, o Ashwagandha, comparado a um placebo, resultou em reduções significativas na ansiedade e no estresse [25]. Outro estudo, incluindo seres humanos saudáveis, mostra que Ashwagandha pode ser útil na prevenção do estresse oxidativo e do envelhecimento prematuro [26]. \nEm geral, é importante considerar que todos são diferentes e o raio de ação pode variar quando se trata tanto de microdoses quanto de nootrópicos. Não é incomum ver relatórios positivos e negativos sobre essas substâncias (e isso inclui nenhum efeito), portanto, é aconselhável agir com cautela.\n\nÉ sabido que alguns usuários fazem o combo de nootrópicos com MDMA e outros estimulantes relatando que eles “recuperam a mágica” daqueles que abusaram dessas substâncias e criaram uma tolerância. Meu conselho é: não façam isso! Se você já está sentindo poucos efeitos de uma substância que antes fazia muito efeito, quer dizer que algo não está mais funcionando como deveria. Ao invés de adicionar medicamentos para forçar esses efeitos e piorar mais ainda a situação, escolha dar um intervalo de uso. Sua saúde mental é mais importante do que qualquer experiência.\n____________________\n\nFonte:\nhttps://psychedelictimes.com/articles/introduction-to-cognitive-enhancement-microdosing-and-nootropics/\n\nReferências:\n1 - http://beckleyfoundation.org/microdosing-lsd/\n2 - https://www.hindawi.com/journals/ecam/2014/525340/\n3 - https://books.google.com/books/about/The_World_of_Caffeine.html?id=YdpL2YCGLVYC\n4 - https://www.wiley.com/en-us/Drug+Discovery%3A+Practices%2C+Processes%2C+and+Perspectives-p-9780470942352\n5 - https://www.sciencedirect.com/science/article/pii/0364772277900467\n6 - http://europepmc.org/abstract/med/773078%20\nhttps://www.ncbi.nlm.nih.gov/pubmed/4559159%20\nhttp://journals.sagepub.com/doi/abs/10.1177/030006057500300512%20\nhttps://link.springer.com/article/10.1007/BF00422644%20\nhttps://onlinelibrary.wiley.com/doi/full/10.1111/j.1600-0447.1975.tb00011.x\n7 - https://www.sciencedirect.com/science/article/pii/0364772277900467\n8 - https://onlinelibrary.wiley.com/doi/epdf/10.1111/j.1527-3458.2005.tb00268.x\n9 - https://www.thieme-connect.com/products/ejournals/abstract/10.1055/s-2007-979234\n10 - https://onlinelibrary.wiley.com/doi/epdf/10.1111/j.1527-3458.2005.tb00268.x\n11 - https://www.sciencedirect.com/science/article/pii/S2352154616302340\n12 - https://sites.google.com/view/microdosingpsychedelics/faq-on-microdosing?authuser=0\n13 - https://www.researchgate.net/publication/308138461_Microdose_research_without_approvals_control_groups_double_blinds_staff_or_funding\n14 - https://www.erowid.org/culture/characters/hofmann_albert/hofmann_albert_interview1.shtml\n15 – https://www.researchgate.net/publication/308138461_Microdose_research_without_approvals_control_groups_double_blinds_staff_or_funding\n16 – http://journals.sagepub.com/doi/full/10.1177/0269881116675513\n17 – https://www.forbes.com/sites/robertglatter/2015/11/27/lsd-microdosing-the-new-job-enhancer-in-silicon-valley-and-beyond/#4e615316188a\n18 – https://www.ncbi.nlm.nih.gov/pubmed/20166767\n19 – https://www.ncbi.nlm.nih.gov/pubmed/23474372\n20 – https://www.ncbi.nlm.nih.gov/pubmed/11412837\n21 – https://www.ncbi.nlm.nih.gov/pubmed/11702095\n22 – https://onlinelibrary.wiley.com/doi/abs/10.1111/j.1755-5949.2010.00244.x\n23 – http://journals.plos.org/plosone/article?id=10.1371/journal.pone.0104443\n24 – https://www.ncbi.nlm.nih.gov/pmc/articles/PMC3252722/\n25 – https://www.ncbi.nlm.nih.gov/pubmed/25405876\n26 – https://www.ncbi.nlm.nih.gov/pubmed/25364199</text:p>
          </table:table-cell>
          <table:table-cell office:value-type="float" office:value="34" calcext:value-type="float">
            <text:p>34</text:p>
          </table:table-cell>
          <table:table-cell office:value-type="float" office:value="7" calcext:value-type="float">
            <text:p>7</text:p>
          </table:table-cell>
          <table:table-cell office:value-type="string" calcext:value-type="string">
            <text:p>2018-05-23</text:p>
          </table:table-cell>
          <table:table-cell office:value-type="string" calcext:value-type="string">
            <text:p>00:27:11+0000</text:p>
          </table:table-cell>
        </table:table-row>
        <table:table-row table:style-name="ro1">
          <table:table-cell office:value-type="float" office:value="326" calcext:value-type="float">
            <text:p>326</text:p>
          </table:table-cell>
          <table:table-cell office:value-type="string" calcext:value-type="string">
            <text:p>229458924212591_438958386530083</text:p>
          </table:table-cell>
          <table:table-cell office:value-type="string" calcext:value-type="string">
            <text:p>[COLABORAÇÃO] O VALOR ESPIRITUAL DE UMA VIAGEM RUIM: UMA CONVERSA COM RICHARD HAIGHT\n\nUm dos "memes" remanescentes dos psicodélicos dos anos 60 é a idéia da “bad trip” (viagem ruim), uma experiência psicodélica que deu errado e que é até mesmo assustadora, e pode até fazer você agir psicótico. Embora seja verdade que todas essas coisas são tecnicamente possíveis, existem várias maneiras de evitar ou mitigar totalmente esses riscos com a intenção, a preparação, e o set &amp; setting adequado. Mais importante, essas experiências não são necessariamente ruins. Na verdade, experiências psicodélicas desafiadoras que acontecem no local e hora apropriado podem estar entre as experiências mais profundas e curativas da vida de uma pessoa. Muitas vezes, é apenas através de nossos medos e sombras mais profundos que os maiores avanços pessoais podem ocorrer.\n\nO valor dessas bad trips é um dos temas predominantes no novo livro de Richard L. Haight, O Caminho Psicodélico , onde ele descreve experiências com cogumelos em grandes detalhes, junto com outras histórias sobre ayahuasca e Salvia divinorum. <text:s/>\n\nAbaixo, uma em entrevista feito pelo Psychedelic Times com o autor do livro.\n\nP: Muitas das experiências que você descreveu, particularmente com a psilocibina, eram extremamente desconfortáveis, angustiantes e aparentemente ameaçadoras à vida. Muitas pessoas chamariam essas coisas de bad trips e diriam: "Eu não quero uma experiência como essa, eu quero algo que seja recreativo ou puramente esclarecedor". Eu realmente apreciei sua mentalidade sobre entrar nessas experiências como provações valiosas. Você poderia falar sobre isso?\n\nR: Não tenho certeza do quanto a maioria dos leitores valoriza isso, porque, para ser sincero, são experiências aterrorizantes. Mas me lembro de algo que meu professor de artes marciais me disse uma vez. Ele disse: “Eu sempre penso no que meu oponente faz como um reflexo da energia que estou emitindo” - porque eles estão agindo dentro do contexto mesmo que não saibam que são. Essa pessoa é sua professora. A partir daí, comecei a aceitar que toda experiência tem informações potencialmente úteis para eu usar no refinamento do que está acontecendo dentro de mim. Eu acho que é apenas uma maneira saudável de olhar para tudo, uma oportunidade.\nQuando você tem uma experiência assim, é algo revelador que você provavelmente não quis ver - que é exatamente o que você provavelmente precisa olhar. Foi assim que eu entrei - de fato, no meu caso eu estava pretendendo isso. Foi intencional ver essas coisas e tenho a sorte de ter feito essa viagem. Desagradável? Sim, inegavelmente, sim, mas devo dizer que a experiência da viagem e a atitude e motivação em relação a ela descolam as forças que cobrem essa desarmonia até chegar ao âmago da questão. Nesse momento, isso se liberta e você vê e entende muito do que está motivando certos comportamentos, ações e respostas dentro de você mesmo - e com outras pessoas em sua vida também.\n\nEu não acho que você pode realmente obter uma conectividade autêntica mais profunda ou senso de unidade fluindo através de sua vida sem lidar com essas coisas primeiro. Você pode ter momentos de pico, mas esses momentos de pico podem se tornar um sofrimento, porque então sua vida é constantemente justaposta àqueles momentos de pico. Você sente que está ficando aquém e diz para si mesmo: “Por que não posso voltar para lá?” A razão pela qual você não pode voltar lá são aquelas âncoras da escuridão dentro de você que você não queria olhar. Então, se você quer se levantar, primeiro você tem que descer. É contra-intuitivo, mas essa é a abordagem e, como se vê, funciona muito bem. É apenas extremamente desagradável!\n\nP: Como Carl Jung disse: “O trabalho da sombra é o caminho do guerreiro do coração”.\n\nR: Eu não li Carl Jung, mas muitas pessoas recomendam seu trabalho, então eu acabei de comprar um de seus livros. Na verdade, acabou de chegar, então estou ansioso para investigar isso.\n\nP: Depois de ler sobre sua primeira experiência com a psilocibina, fiquei surpreso com o puro terror envolvido. Eu já passei por isso sozinho. Para mim, foi na faculdade, em algo chamado Festival do Deus Sol, e eu tomei uma dose heróica de cogumelos e tive minha própria jornada de escuridão e eventual redenção.\n\nR: Você estava com um grupo de pessoas na época?\n\nP: Apenas com meu colega de quarto. Eu desmaiei várias vezes e acabei abraçando o banheiro por algumas horas apenas implorando para viver. Foi a primeira vez na minha vida que eu pensei que ia morrer, e eu estava dizendo: "Eu quero viver, eu só quero viver!", mas então o pensamento veio na parte de trás da minha cabeça que era "Por quê?" Por que eu quero viver, o que eu vou fazer com a vida? ”E então, todo o meu verdadeiro eu, significado e paixão começaram a inundar-me, e foi tanto a pior experiência da minha vida quanto a melhor. Eu estava completamente renovado com esse profundo senso de propósito e eu que estava enraizado na verdade. Eu saí com este mantra de "Nothing matters!", Que soa niilista, mas de fato foi fundamentado nesse sentido de que tudo é absolutamente perfeito como é, e nós temos uma escolha criativa infinita dentro deste campo de perfeição. Mas eu tive que primeiro e encarar a morte. Quero dizer, há algo imensamente valioso em uma experiência de quase morte. É um dos poucos gatilhos de uma verdadeira experiência mística - seja por meditação profunda ou psicodélicos. Muitas vezes, quando tomamos psicodélicos e é intenso, parece uma experiência de quase morte, mesmo que não seja.\n\nR: É quase impossível evitar algumas vezes. A pessoa que está tendo a experiência psicodélica acredita que eles estão morrendo, e não há nada que você possa dizer a eles para fazê-los acreditar no contrário.\n\nP: Depois de ler o primeiro relato da sua experiência com a psilocibina, no próximo capítulo, quando você diz “Então eu decidi fazer isso de novo!” Eu estava tipo WOW, esse cara tem coragem. Então, para transformar isso em uma pergunta, como você toma a decisão de ser chamado para outra experiência difícil como essa? O que foi que fez você dizer sim à psilocibina nas outras vezes? Como você pode discernir isso agora e seguir em frente na vida?\n\nR: Na verdade, estou escrevendo um livro sobre isso agora. Eu chamo isso de “the pull”, mas é o resultado de alcançar uma certa unidade do corpo e da mente, onde o corpo pode assumir como um sistema de orientação em sua vida.\n\nPor exemplo, quando eu era jovem, estava trabalhando em um curral de cavalo. Minha família é fazendeira; eu tinha talvez 12 ou 13 anos de idade. Eu estava trabalhando no curral do cavalo pegando o esterco, e normalmente é uma exigência que você remova o cavalo do estábulo e o coloque no pasto para que você não esteja em perigo algum. Garoto burro precipitadamente, pulei esse passo, então entrei no curral e o cavalo estava do outro lado comendo seu feno. Então eu fui ao meu trabalho sem prestar atenção, meio que sonhando acordado. De repente essa onda inesperada passa pelo meu corpo e meu corpo se move para o lado. O casco do cavalo simplesmente erra minha cabeça e voa para trás e para trás novamente. Eu imediatamente me virei, bati com meu chicote e o levei para pastar. Eu não tinha ideia, conscientemente falando, que aquele cavalo estava tão perto e com a intenção de me chutar. Como meu corpo fez isso? Esse é um exemplo do corpo fazendo o movimento.\n\nO corpo é muito mais do que aquela pequena janela consciente de percepção através da qual percebemos o mundo. Quando você é capaz de confiar suficientemente no corpo, esse tipo de movimento e orientação pode ocorrer - ou em certos momentos de pico, pode acontecer inesperadamente. Se você já teve uma orientação espiritual clara - como se estivesse caminhando pela montanha e claramente não deveria seguir esse caminho, você precisa ir para o outro - seu corpo simplesmente para e vira, como “O que diabos está acontecendo aqui? Não fui eu! ”. É disso que estou falando. E foi isso que guiou meu processo psicodélico. Foi assim que eu sabia que era hora de fazer isso. Não foi realmente uma decisão, tanto quanto concordar com o que o corpo estava dizendo. Ficou claro que o corpo já havia calculado: esta é a hora, essa é a maneira de fazê-lo. Realmente não era, nesse sentido, uma escolha. Foi um acordo talvez, mas não é realmente uma escolha.\n\nO treinamento de artes marciais sobre o qual falo, a consciência global e se tornar mais sintonizado com a consciência do corpo, permite que esse tipo de sistema de orientação ocorra. Para a maioria das pessoas, se eu disser “Confie em sua orientação”, isso significa “Confie no que você desejar, ou o que quer que você esteja pensando”. Isso não é o que eu quero dizer aqui. De certa forma, você quase tem que ter uma dessas experiências para entendê-lo. É completamente diferente da maneira que você normalmente toma decisões. Então, estou escrevendo um livro sobre como desenvolver essa conexão ou unificação de voz, onde esse sistema de orientação pode surgir e começar a carregar uma carga maior de sua experiência de vida em seus ombros. Quando isso acontece, é como uma supervia de despertar espiritual, porque então qualquer experiência pode potencialmente ser uma experiência de aprendizagem, e não é guiada pelo seu ego ou seus desejos ou esse tipo de coisa, mas por esse sistema de orientação mais profundo.\n\nVocê tem que deixar de lado seus gostos e desgostos e noções preconcebidas, porque todas essas coisas são um bloqueio para o nosso sistema de orientação mais profundo. Ele cobre tudo e entorpece tudo, e você só tem que começar a dizer "Ok, eu entendo que eu gosto disso e eu gosto daquilo, mas agora não é a hora de gostar." Você começa jogando fora os preconceitos e descobre o que realmente precisa acontecer. Há uma atitude de jogar tudo de lado. É como qualquer coisa que valha a pena - você tem que dedicar seu tempo a isso; é um processo.\n\nP: Especialmente nessa cultura em que somos condicionados a nos identificar com nossos desejos.\n\nR: Gratificação instantânea, resultados instantâneos. Uma das coisas que eu acho que é muito valiosa sobre a meditação é que você tem que se manter “em processo”. Isso traz a capacidade de seguir adiante, o que muitas pessoas não têm. O despertar espiritual é o despertar da consciência de que o eu individualizado não é a verdade suprema - permite a funcionalidade no mundo, mas realmente não existe uma separação entre você e tudo o mais. Uma vez que essa consciência existe, o serviço é a única resposta. Você começa a fazer o que pode para ajudar todos e tudo a ser um pouco mais feliz e realizado. Mas chegar a esse ponto requer um tipo de acompanhamento, do tipo que é quase como um bebê aprendendo a andar. Não é intencional por si só, continua fazendo o que faz. Há persistência. Não é estar pensando: "Hmm, eu vou levantar e andar de novo." Ele apenas se levanta e caminha.\n\nMeditação faz isso. Se você se comprometer a meditar por 10 minutos por dia, independente de quão cansado esteja, isso traz um refinamento de caráter e a habilidade de seguir adiante. Isso é ouro puro.\n__________________\n\nSobre o entrevistador:\nWesley Thoricatha é escritor, artista visionário, designer de permacultura e defensor comprometido da terapia psicodélica como um meio para um mundo mais significativo e harmonioso.\n\nSobre o entrevistado:\nhttp://www.richardhaight.net/about.html\n__________________\n\nOutros artigos recomendados:\n\n6 PASSOS PARA AJUDAR ALGUÈM EM UMA EXPERIÊNCIA PSICODÉLICA DIFÍCIL\nhttps://www.facebook.com/groups/320137168412206/permalink/359098754516047/\n\nO SEIS “S’S” DA EXPERIÊNCIA PSICODÉLICA:\nhttps://www.facebook.com/groups/320137168412206/permalink/337358556690067/\n\nBAD TRIP – POR GABOR MATÉ\nhttps://www.facebook.com/groups/320137168412206/permalink/350912655334657/\n\nRISE PSICODÉLICA: Ajudando alguém através de uma "bad trip", de uma crise psíquica ou de uma crise espiritual.\nhttps://www.facebook.com/groups/320137168412206/permalink/388455628247026/\n__________________\n\nFonte:\nhttps://psychedelictimes.com/interviews/the-spiritual-value-of-a-bad-trip-a-conversation-with-richard-haight</text:p>
          </table:table-cell>
          <table:table-cell office:value-type="float" office:value="75" calcext:value-type="float">
            <text:p>75</text:p>
          </table:table-cell>
          <table:table-cell office:value-type="float" office:value="12" calcext:value-type="float">
            <text:p>12</text:p>
          </table:table-cell>
          <table:table-cell office:value-type="string" calcext:value-type="string">
            <text:p>2018-05-24</text:p>
          </table:table-cell>
          <table:table-cell office:value-type="string" calcext:value-type="string">
            <text:p>23:04:27+0000</text:p>
          </table:table-cell>
        </table:table-row>
        <table:table-row table:style-name="ro1">
          <table:table-cell office:value-type="float" office:value="1283" calcext:value-type="float">
            <text:p>1283</text:p>
          </table:table-cell>
          <table:table-cell office:value-type="string" calcext:value-type="string">
            <text:p>229458924212591_439508279808427</text:p>
          </table:table-cell>
          <table:table-cell office:value-type="string" calcext:value-type="string">
            <text:p>[COLABORAÇÃO] MACONHA: COMO REDUZIR OU PARAR DE USAR\n\nPostamos recentemente um texto [1] sobre relatos de pessoas que pararam com a maconha e como isso mudou a vida delas. Muitos se identificaram e eu prometi traduzir mais um artigo sobre o assunto. O texto é do Global Drug Survey que faz uma pesquisa anual sobre drogas com centenas de milhares de usuários no mundo todo. 1/3 dos usuários de maconha disseram que pretendem parar com o uso ou já tentaram e não conseguiram. Após esse resultado, o GDS criou um guia com algumas dicas para ajudar essas pessoas.\n\nPor que reduzir o uso?\n\nDados de mais de 250.000 usuários de cannabis sugerem que cerca de 1 em cada 3 deles gostariam de parar ou usar menos no próximo ano. A maioria está motivada a fazê-lo devido a preocupações com a saúde (humor, memória, motivação e saúde respiratória), enquanto outros relatam questões como problemas no trabalho, capacidade de estudo, impacto sobre relacionamentos ou preocupações com dinheiro. A redução aos poucos é aconselhável se você estiver planejando parar completamente, já que qualquer retirada será menos difícil se você reduzir sua ingestão gradualmente.\n\nComo reduzir?\n\n-Menos maconha por baseado, cachimbo, bong- faça a sua erva durar mais.\n\n-Atrase o tempo da sua primeira fumaça do dia. A cada dia tente adiar mais a primeira bola.\n\n-Aumentar o intervalo entre as sessões.\n\n-Reduzir o tabaco (se você misturar com ele) e considerar a mudança para a vaporização como um método alternativo de consumo. \n\n-Reduza sua ingestão de cafeína. O café e outros produtos que contêm cafeína podem contrariar os efeitos sedativos da cannabis e você acaba precisando de mais maconha pra sentir os efeitos desejados.\n\n-Aumente atividades que não esteja chapado, especialmente exercícios (yoga e artes marciais são as mais recomendadas). Gastar seu tempo fazendo atividade física é uma ótima maneira de ajudá-lo a se sentir bem, com as endorfinas produzidas durante o exercício proporcionando uma “chapação” natural. \n\n-Racione seu uso diário. Ter um grande estoque de maconha na sua frente pode tornar difícil saber o quanto você está usando e é difícil descobrir com que eficácia você está diminuindo.\n\n-Fique atento para um aumento no uso de álcool. Se você sentir falta do estado chapado, tenha cuidado com o consumo de bebidas alcoólicas. Pode ser uma ladeira escorregadia para alguns.\n\n-Taxa de redução: mais lenta é melhor e associada a uma retirada menos grave, isto é, perturbação do humor, sono e apetite. A maioria das pessoas deve reduzir sua ingestão diária de cannabis em cerca de 25% a cada semana, sem notar muita abstinência.\n\nGerenciando a retirada até parar:\n\nDepois de reduzir, de preferência, a menos de 0.5g por dia, então você provavelmente está pronto para tentar parar (se você quiser!)\n\nSintomas de abstinência ocorrem em cerca de 75% dos usuários diários de cannabis e são piores em mulheres, usuários de tabaco e aqueles que param por causa de doenças mentais. Quanto mais você estiver fumando quando parar, mais intensa será sua retirada. Isso começa no dia 1, atinge o pico nos dias 2 a 4 e termina na maioria das pessoas após 5 a 10 dias, embora problemas de sono e mau humor possam continuar por várias semanas.\nOs sintomas mais comumente relatados são dificuldade em dormir, sonhos estranhos, irritabilidade (e às vezes aumento da agressividade), inquietação e mal humor. \nPode ser mais fácil parar retirada de qualquer droga se você estiver longe de casa. Uma mudança de ambiente pode ajudar, você evita encontrar com pessoas e lugares que você associa ao uso e a distração e a novidade de estar longe podem ajudar muito.\n\nContinue a reduzir a ingestão de cafeína, corte o tabaco, aumente o exercício e evite aumentar a ingestão de álcool..\nOutros problemas. Algumas pessoas sentem dores de cabeça, perdem o apetite, ficam doentes, ficam muito suadas, ficam com calafrios ou ficam com muita raiva.\nRaiva. Algumas pessoas (especialmente homens com histórico de raiva ou violência) podem ficar muito mal-humoradas e até mesmo agressivas quando param de usar cannabis. Certifique-se de que aqueles ao seu redor saibam que você está tentando parar e que você pode ter uma tendência a ser um pouco irritável a curto prazo. Se isso colocar outras pessoas em risco (especialmente crianças), certifique-se de obter ajuda profissional ou garantir que essas pessoas não estejam por perto.\n\nO que meu médico pode fazer para ajudar? Cannabis pode ser uma causa de problemas de saúde. (Sim, sabemos que também pode ajudar com algumas condições.) Se tiver dificuldades em reduzir ou parar ou se estiver preocupado com o impacto da cannabis na sua saúde ou como esta pode interagir com outros medicamentos, converse com o seu médico. Seu médico provavelmente conhecerá especialistas que podem ajudá-lo com problemas com os quais não está familiarizado.\n\nQuando devo procurar ajuda? Se você não pode parar ou reduzir sozinho, ou se seu uso de maconha está afetando seus relacionamentos, sua capacidade de trabalhar ou estudar ou sua saúde de outras formas, como a saúde dos pulmões (tosse, chiado, falta de ar) ou humor então vá ter uma conversa com um profissional e fazer um check up.\n\nTem outro post aqui no grupo com dicas de vários membros de como identificar um abuso e tentar diminuir o uso:\nhttps://www.facebook.com/groups/320137168412206/permalink/362579554167967/\n\nReferências:\n\n[1] - https://www.facebook.com/groups/320137168412206/permalink/437658893326699/\n\nFontes:\nhttps://www.globaldrugsurvey.com/gds-2018/cannabis-how-to-cut-down-or-stop-using/\n\nhttps://www.globaldrugsurvey.com/wp-content/uploads/2014/04/High-Way-Code_Cannabis1.pdf</text:p>
          </table:table-cell>
          <table:table-cell office:value-type="float" office:value="171" calcext:value-type="float">
            <text:p>171</text:p>
          </table:table-cell>
          <table:table-cell office:value-type="float" office:value="69" calcext:value-type="float">
            <text:p>69</text:p>
          </table:table-cell>
          <table:table-cell office:value-type="string" calcext:value-type="string">
            <text:p>2018-05-26</text:p>
          </table:table-cell>
          <table:table-cell office:value-type="string" calcext:value-type="string">
            <text:p>13:00:19+0000</text:p>
          </table:table-cell>
        </table:table-row>
        <table:table-row table:style-name="ro1">
          <table:table-cell office:value-type="float" office:value="1254" calcext:value-type="float">
            <text:p>1254</text:p>
          </table:table-cell>
          <table:table-cell office:value-type="string" calcext:value-type="string">
            <text:p>140665063189702_440250896400832</text:p>
          </table:table-cell>
          <table:table-cell office:value-type="string" calcext:value-type="string">
            <text:p>[COLABORAÇÃO] GHB: NOS ÚLTIMOS 12 MESES, 1 EM CADA 5 USUÁRIOS DESMAIARAM AO USAR. E AS MULHERES ESTÃO EM MAIOR NÚMERO.\n\nContinuando os artigos sobre os resultados da pesquisa do Global Drug Survey 2018 que teve mais de 250 mil participantes no mundo todo, vamos falar sobre o que eles descobriram sobre o GHB. Mas primeiramente vamos falar um pouco sobre essa substância e dar dicas de Redução de Danos.\n\nO GHB (Ácido Gama-Hidroxibutírico) é uma substância natural encontrada no sistema nervoso central humano, bem como no vinho, carne, pequenos citrinos e em pequenas quantidades em quase todos os animais. O GHB tem sido usado em um ambiente médico como anestesia geral, para tratar condições como insônia, depressão clínica, narcolepsia e abstinência de álcool, e para melhorar o desempenho atlético.\n\nDurante a maior parte da década de 1960, foi um anestésico popular, depois abandonado pelos médicos, após descobertas de seus pobres efeitos analgésicos. Na década de 1970 foi recomendado para o tratamento da narcolepsia, embora o lado eufórico tornasse isso desfavorável. Foi amplamente utilizado na França, Itália e outros países europeus por várias décadas como agente de sono e anestésico no parto, mas problemas com seu potencial de abuso e desenvolvimento de novas drogas levaram a uma diminuição do uso médico nos últimos tempos.\n\nNa década de 1980 foi comercializado por um curto período como queimador de gordura e desenvolvedor muscular. No entanto, em 1990, com base em muitos relatos de doenças ligadas ao GHB, a FDA declarou o GHB inseguro e ordenou que ele fosse removido das prateleiras das lojas. Depois disso, muitos usuários mudaram para GBL. O GBL atua como um pró-fármaco para o GHB, onde 1 ml é equivalente a 1,66g de GHB. O GBL é mais lipofílico (lipossolúvel) que o GHB e, portanto, é absorvido mais rapidamente e tem maior biodisponibilidade; isso pode significar que o GBL tem um início mais rápido dos efeitos do que o próprio GHB, embora seja um pró-fármaco.\n\nNormalmente o GLB é vendido em líquido e o GHB em pó. A dose comum de GHB em pó é de 1 a 2.5g. Acima disso já é considerada muito forte. Deve se ter muito cuidado se comprou GHB já misturado em algum líquido pois não da pra saber a concentração exata por ML. Como todas as drogas ilegais, a pureza e a potência de diferentes lotes variam, por isso, é recomendado tomar uma dose menor do que a usual ao testar um novo lote. \n\nMuitas pessoas que usam o GHB conhecem o risco e são cuidadosas com o quanto usam. Mas é uma droga arriscada é provavelmente mais arriscada do que outras drogas em termos de seu potencial para deixá-lo inconsciente (e, portanto, também vulnerável a agressão sexual) e, raramente, overdose fatal.\nHá uma diferença minúscula (menos de 1ml) entre a dose que faz as pessoas sentirem-se felizes e excitadas, e a dose que as deixa inconscientes, por isso é aconselhável sempre a medir a dosagem cuidadosamente usando uma seringa. O álcool aumenta a depressão respiratória que você recebe com GHB, aumentando exponencialmente o risco de overdose, por isso, evite qualquer bebida alcoólica se pretende usar GHB.\n\nComo os efeitos do GHB surgem muito rapidamente depois de ingerido (em cerca de 15 minutos) e dura apenas algumas horas, tomar outra dose muito cedo pode aumentar o risco de overdose, portanto, espere um mínimo de 2-3 horas entre as doses. Como ele pode afetar sua memória, é recomendado colocar um timer no seu telefone pra saber a quanto tempo tomou a primeira dose.\nPor causa dos seus efeitos na dopamina os efeitos do pós levam ao que é conhecido entre os usuários como rebote de dopamina. Os usuários podem experimentar um forte estado de alerta cerca de 4 horas após a última dose ter sido consumida. Isso geralmente é forte o suficiente para acordar o usuário do sono e pode ser acompanhado por uma forte compulsão por redose, isso faz o GHB ser considerado com alto potencial de abuso. Quanto mais longa e mais alta a dose de GHB usada, mais pronunciado o efeito rebote pode se tornar.\n\nCom o que mais não devo misturar além do álcool?\n\n- Qualquer outra droga depressora (1,4-Butanodiol, 2M2B, benzodiazepínicos, barbitúricos, metaqualona, ​​opioides).\n\n-Estimulantes: Pode ser perigoso combinar depressores com estimulantes devido ao risco de intoxicação excessiva acidental. Os estimulantes mascaram o efeito sedativo dos depressores, que é o principal fator que a maioria das pessoas usa para avaliar seu nível de intoxicação. Uma vez que os efeitos estimulantes desapareçam, os efeitos do depressor aumentarão significativamente, levando a desinibição intensificada, perda de controle motor e estados perigosos de falta de energia. Essa combinação também pode resultar em desidratação grave se a ingestão de líquidos não for monitorada de perto. \n\n- Dissociativos: Essa combinação pode potencializar imprevisivelmente a amnésia, a sedação, a perda do controle motor e os delírios que podem ser causados ​​uns pelos outros. Também pode resultar em uma perda repentina de consciência acompanhada por um grau perigoso de depressão respiratória. \n\nOutro problema associado ao GHB é a questão do estupro e agressão. Uma dose muito alta pode deixar a pessoa completamente inconsciente e vulnerável. Não aceite bebidas de estranhos e tome cuidado com seu copo.\n\nO que a pesquisa global do GDS2018 descobriu?\n\n• E termos populacionais, pode ser que haja mais usuários heterossexuais do sexo masculino do que qualquer outro grupo.\n\n• Em segundo lugar, entre os homens gays, o uso de GHB é raro e contrário ao retrato da mídia. \n \n• O MDMA é o medicamento mais popular usado em combinação com o GHB (depois do álcool). Isto sugere que o uso na pista de dança pode ser o ambiente mais popular para tomar GHB. Mais de 60% relatam nunca ingerir bebidas alcoólicas em conjunto, o que é uma ótima notícia, já que a combinação aumenta o risco de desmaio e overdose, embora ainda 20% relata que sempre bebe.\n\n• Destacando o quão fácil é a overdose de GHB, 1 em cada 4 mulheres e 1 em cada 6 homens relataram desmaiar usando GHB nos últimos 12 meses. \n\nMuitas pessoas que desmaiam não ligam para os serviços de emergência, contando com amigos para cuidar deles. Não faça isso, a melhor maneira de ajudar seus amigos é chamar ajuda.\n\nO que posso fazer enquanto a ajuda não chega?\n\nVocê deve coloca-lo em posição de recuperação e verificar sua frequência respiratória, veja no link abaixo um vídeo do GDS sobre como fazer isso:\n\nhttps://www.youtube.com/watch?v=5usIiAZyfTU\n\nPara mais conselhos sobre como reduzir os seus riscos do GHB, veja mais dois vídeos interessantes do GDS2018. Está em inglês, mas você pode clicar no botão de “legendas” e depois no botão de “detalhes” &gt; “legendas”&gt; “traduzir automaticamente” &gt; portugês:\n\nRegras de ouro:\nhttps://www.youtube.com/watch?v=G7rQRDIA9uE\n\nCada gota conta:\nhttps://www.youtube.com/watch?v=caoE3u18Cfg\n\n___________________\n\nFontes:\n\nhttps://www.globaldrugsurvey.com/gds-2018/ghb-1-in-5-pass-out-each-year-women-are-more-at-risk-than-men/\n\nhttp://www.lycaeum.org//~ghbfaq/complete.html\n\nhttps://www.erowid.org/chemicals/ghb/ghb_basics.shtml\n\nhttps://wiki.tripsit.me/wiki/GHB\n\nhttps://thump.vice.com/en_us/article/bma7xm/ghb-date-rape-drug-clubs-nightlife-explainer\n\nhttps://www.ncbi.nlm.nih.gov/pubmed/1847191</text:p>
          </table:table-cell>
          <table:table-cell office:value-type="float" office:value="30" calcext:value-type="float">
            <text:p>30</text:p>
          </table:table-cell>
          <table:table-cell office:value-type="float" office:value="12" calcext:value-type="float">
            <text:p>12</text:p>
          </table:table-cell>
          <table:table-cell office:value-type="string" calcext:value-type="string">
            <text:p>2018-05-28</text:p>
          </table:table-cell>
          <table:table-cell office:value-type="string" calcext:value-type="string">
            <text:p>12:25:53+0000</text:p>
          </table:table-cell>
        </table:table-row>
        <table:table-row table:style-name="ro1">
          <table:table-cell office:value-type="float" office:value="112" calcext:value-type="float">
            <text:p>112</text:p>
          </table:table-cell>
          <table:table-cell office:value-type="string" calcext:value-type="string">
            <text:p>320137168412206_440625683030020</text:p>
          </table:table-cell>
          <table:table-cell office:value-type="string" calcext:value-type="string">
            <text:p>[COLABORAÇÃO] Vídeo novo no ar! :)\n\nGalera, vocês já viram aqueles pedidos de informação e relatos sobre substâncias na internet, em fóruns, grupos de whatsapp, solicitando a composição, qualidade, dosagem e "como bateu", sobre ecstasy, LSD e outras substancias?\n\nEntão, neste vídeo eu faço faço uma reflexão sobre estes pedidos, vale a pena conferir (e se inscrever no canal.. rs)! \n\n;) \n\n</text:p>
          </table:table-cell>
          <table:table-cell office:value-type="float" office:value="17" calcext:value-type="float">
            <text:p>17</text:p>
          </table:table-cell>
          <table:table-cell office:value-type="float" office:value="7" calcext:value-type="float">
            <text:p>7</text:p>
          </table:table-cell>
          <table:table-cell office:value-type="string" calcext:value-type="string">
            <text:p>2018-05-29</text:p>
          </table:table-cell>
          <table:table-cell office:value-type="string" calcext:value-type="string">
            <text:p>15:12:37+0000</text:p>
          </table:table-cell>
        </table:table-row>
        <table:table-row table:style-name="ro1">
          <table:table-cell office:value-type="float" office:value="838" calcext:value-type="float">
            <text:p>838</text:p>
          </table:table-cell>
          <table:table-cell office:value-type="string" calcext:value-type="string">
            <text:p>140665063189702_440689779690277</text:p>
          </table:table-cell>
          <table:table-cell office:value-type="string" calcext:value-type="string">
            <text:p>[COLABORAÇÃO] MACONHA E AMAMENTAÇÃO\n\nOs textos do Sapien Soup, escrito pela maravilhosa Marlene Rupp estão dentre os melhores que eu já li. E recentemente ela escreveu mais um muito interessante sobre um assunto que sempre rola em discussões sobre drogas e redução de danos:\n\nFumar durante a gravidez vai transferir THC para o bebê? \n\nA resposta curta é: sim. Mas de respostas curtas temos a proibição que já faz o trabalho.\n\nVamos ao texto:\n\nAs mulheres que amamentam têm sido fortemente desencorajadas a consumir maconha. Essa recomendação foi baseada principalmente na precaução, e não nos dados. Agora, em abril de 2018, foi lançado um novo estudo que fornece os dados mais concretos sobre THC e amamentação na história da pesquisa da cannabis. Acontece que apenas quantidades muito pequenas de THC são transferidas para o leite materno das mães. Mas e aí? O que isso quer dizer?\n\nNOVO ESTUDO, NOVAS DESCOBERTAS\n\nOs pesquisadores Dr. Teresa Baker e Dr. Thomas Hale coletaram e analisaram amostras de leite materno de mães do Colorado em 2017. Os resultados foram publicados na revista científica Obstetrics &amp; Gynecology (https://goo.gl/iFaHJ1) no dia 6 de abril de 2018.\n\nAqui está o esboço de como o estudo foi conduzido:\n\n• 8 mães que estavam amamentando exclusivamente.\n\n• 2 a 5 meses após o parto.\n\n• Dosagem: 23,18 miligramas de THC. E caso você esteja se perguntando se essa dose vai te deixar chapado, vai sim.\n\n• Todas as mães eram usuárias regulares de cannabis. A maioria relatou uso ocasional (algumas vezes por semana), uma mãe relatou uso crônico (diariamente ou várias vezes por dia).\n\n• 5 amostras foram analisadas por mãe:\n <text:s/>---&gt; 1 antes do consumo\n <text:s/>---&gt; 4 vezes após o consumo: aos 20 minutos, 1 hora, 2 horas e 4 horas\n\nAqui estão as duas principais conclusões, colocadas em perspectiva com o que aprendemos com a pesquisa sobre a cannabis desde os anos 70:\n\n1. A CONCENTRAÇÃO DE THC NO LEITE MATERNO É BAIXA\n\nO bebê recebe em média 2,5% da dose materna de THC através do leite materno.[1] Apenas 2,5% - isso é muito pouco. E o que todos querem realmente saber é “Quanto THC entra no sistema do bebê?”. Esse número seria ainda menor que 2,5%, e eis o porquê: a mãe fuma, mas o bebê "come". Essa distinção é importante porque diferentes modos de consumo estão associados a diferentes taxas de biodisponibilidade. E as taxas de biodisponibilidade nos dizem quanto da substância consumida é absorvida pelo corpo. Com a maconha fumada, a biodisponibilidade está em algum lugar entre 10-35% [2]. Quando a maconha é ingerida, no entanto, a biodisponibilidade cai para 4-12% devido ao primeiro efeito de passagem pelo fígado. [2] \nIsso significa que a dose estimada para o bebê - 2,5% do que a mãe tinha - é ainda reduzida pela menor biodisponibilidade do THC após a ingestão.\n\nVEJA IMAGEM 1 NOS COMENTÁRIOS.\n\n2. A CONCENTRAÇÃO DE THC DIMINUI APÓS UMA HORA\n\nA maior concentração de THC no leite materno ocorre uma hora após o consumo de cannabis. Na imagem 2 você pode ver as quantidades de THC em todas as amostras de leite materno analisadas do presente estudo em uma escala de tempo de zero a quatro horas.\n\nVEJA IMAGEM 2 NOS COMENTÁRIOS.\n\nA concentração máxima média foi de 94 nanogramas de THC por mililitro de leite materno (ng/ml) após uma hora. A mãe número 6 é um caso isolado com valores de pico acima de 400 ng / ml, no entanto, independentemente de quão alto era o pico de concentração de THC de cada mãe, depois de 4 horas os valores de THC voltaram a níveis baixos em torno de 26 ng/ml.\n\nCOMO APLICAR ESSES RESULTADOS\n\nOk, então quais são as dicas práticas para as mães que gostariam de tomar uma decisão educada sobre o consumo de maconha durante a amamentação? A resposta é: um cronômetro pode ser seu melhor amigo.\n\n- Alimentar primeiramente:\n\nOs bebês têm ritmos de alimentação e sono que as mães geralmente sabem de cor e podem determinar o consumo de cannabis de acordo. Se, por exemplo, um bebê mamar às 20h da última vez antes de dormir durante a noite, a mãe pode fumar diretamente após a alimentação. Dessa forma, o bebê não iria mamar enquanto a concentração de THC estiver no auge. Se o próximo alimento ocorrer quatro horas após o consumo de cannabis, a exposição do bebê ao THC será bastante baixa. Bebês mais velhos podem até ficar de 6 a 8 horas sem se alimentar à noite. Nesse ponto, é provável que o leite contenha apenas quantidades residuais - se houver.\n\nVEJA IMAGEM 3 NOS COMENTÁRIOS.\n\nO presente estudo acompanhou as concentrações de THC ao longo de um período de quatro horas apenas. Outro estudo está atualmente em construção, que explora um prazo de 36 horas. Até que tenhamos esses dados, a linha pontilhada no gráfico da imagem 3 é um palpite consensual.\n\n- Bombear primeiramente\nPode-se minimizar ainda mais a exposição ao THC pela alimentação do leite materno bombeado na primeira sessão de alimentação após o consumo de cannabis. Dessa forma, o intervalo de tempo de não exposição pode ser estendido por mais 3-4 horas, até um ponto em que a concentração de THC é mínima e a uma taxa de transferência de 2,5%, possivelmente até mesmo inexistente.\n\nOutra opção alternativa seria substituir a primeira refeição do bebê após você ter fumado por outro leite em vez de materno. Mas é bom ser conservador com essa opção por causa dos benefícios bem estabelecidos de se alimentar leite materno natural (https://goo.gl/L9MLGh). Algumas vezes tudo bem, você pode não ter aguentado a pressão das primeiras vezes e acabou fumando na hora errada, mas não faça isso regularmente. Ironicamente, a retenção do leite materno natural do bebê representa seus próprios riscos.\n\n- Escolha sua strain (Essa opção é mais difícil pra maioria dos países onde a erva ainda é proibida. Não temos disponíveis opções de escolha de qualidades específicas de canabis.)\n\nVocê pode querer escolher uma variedade de maconha que tenha uma quantidade maior de canabidiol (CBD). O CBD é um composto natural da planta canábica que possui propriedades antibacterianas, anti-inflamatórias, anti-ansiedade e neuroprotetoras.[3] Alguns dos efeitos colaterais indesejados do THC - como alterações nas redes cerebrais funcionais - podem ser significativamente reduzidos por meio do CBD. [4] Embora o CBD não atue em receptores cerebrais como o THC, ainda ajuda a relaxar e aliviar a ansiedade. Portanto, a escolha de uma strain bem balanceada, em vez de uma outra com alto teor de THC com baixo CBD, poderia ajudar a reduzir a exposição total de THC para a mãe e, portanto, para o bebê.\n\n- Considere comestíveis\nOutra estratégia para diminuir a exposição total ao THC é escolher comestíveis. O gráfico da imagem 4 compara a exposição total de THC entre fumar e ingerir cannabis. Os comestíveis produzirão um alto nível de “chapação” (linha marrom), mas com níveis globais de THC consideravelmente mais baixos (linha verde). [5]\n\nVEJA IMAGEM 4 NOS COMENTÁRIOS.\n\nNote que os efeitos psicológicos podem diferir ligeiramente quando se usa comestíveis. Por um lado, dura muito mais tempo do que a cannabis fumada. Por outro lado, as pessoas relataram que experimentam um tipo diferente de “onda”. Por ambos os motivos, é altamente recomendável começar com quantidades muito pequenas e ter alguém de confiança que possa vir e ajudar a mãe e o bebê se as coisas saírem dos trilhos.\n\nMITO DESMASCARADO: O LEITE MATERNO CONTÉM OITO VEZES MAIS THC QUE O SANGUE \n\nHouve uma declaração padrão na internet no passado que “há oito vezes mais THC no leite materno do que no soro do sangue”. O que ninguém menciona, no entanto, é que esse número é baseado em uma única amostra de uma mãe que fumava 7 “cones” por dia - talvez não seja o caso mais representativo para as novas mães que estão por aí. Graças aos novos dados, podemos agora colocar esta controvérsia para descansar. O mito é uma ótima ferramenta para assustar as mulheres que amamentam, longe do uso de cannabis, quando na verdade é pouco mais do que um número arbitrário. Tem tanto poder explicativo quanto uma única medição de temperatura é capaz de prever as estações do ano.\n\nDeixe-me mostrar a você por que isso acontece. A tabela da imagem 5 nos comentários, compara os níveis de THC no soro sanguíneo com os do leite materno. Note que as dosagens de THC não são idênticas. Os níveis sanguíneos foram medidos em participantes que fumaram 33,80 miligramas de THC, enquanto as mães fumaram 23,18 mg de THC. Assim, não é uma comparação perfeita, mas é bom o suficiente para transmitir o ponto - porque depois de uma hora, a maior parte do THC fumado é eliminado do sangue de qualquer maneira, independentemente de quanto foi a dose inicial. Dê uma olhada na relação THC no leite (verde) comparado ao sangue (azul):\n\nVEJA IMAGEM 5 NOS COMENTÁRIOS.\n\nUm pouco depois dos primeiros 60 minutos você pode ver que a proporção entre leite e sangue é de fato 8: 1, significando que há 8 vezes mais THC no leite materno do que no sangue. Retroceda 45 minutos, no entanto, e a proporção é de 1: 1, com os níveis de leite e sangue sendo iguais. E se você medisse os níveis aos 10 minutos após o consumo, descobriria que a proporção é de 1: 7, o que significa que o leite contém apenas 1/7 do THC encontrado no soro sanguíneo.\nCitando uma relação de leite para sangue sem dar contexto adequado sobre a linha do tempo e níveis absolutos de THC é enganoso. Compare, por exemplo, as proporções nas marcas de 30 minutos e 240 minutos (4 horas). Uma proporção de 1: 1 soa menos preocupante do que 12: 1, não é? Considere, no entanto, que os níveis absolutos de THC no momento da relação de 12: 1 são menores do que na proporção de 1: 1. É assim que esses números podem ser enganosos sem o contexto correto.\n\nEm poucas palavras, olhar para a razão sozinha é inútil, porque:\n\n1. A proporção muda o tempo todo, o que facilita a escolha seletiva da proporção que melhor influencia sua agenda.\n2. Níveis absolutos são importantes. Mesmo que às 4 horas a relação seja de 12: 1, o que significa que há 12 vezes mais THC no leite materno em comparação com o sangue, é em níveis gerais, baixos.\n\nQUAIS SÃO OS EFEITOS NA CRIANÇA?\n\nToda a discussão acadêmica gira em torno de dois estudos que apresentam resultados inconsistentes:\n\nUm estudo [9] de 1985 não encontrou efeitos. O outro identificou desenvolvimento motor ligeiramente reduzido em crianças de usuários frequentes. [10] Isso só era verdade se a mãe consumisse cannabis no primeiro mês após o nascimento e mais frequentemente do que 15 dias por mês. Com um ano de idade, essas crianças pontuaram mais mal do que as crianças de não usuários.[11] No entanto, esses resultados não podem ser distinguidos do consumo de cannabis durante a gravidez; 84% das mães que usaram maconha durante a amamentação também o fizeram durante a gravidez. [12] \n\nIronicamente, as crianças cujas mães usaram cannabis com menos de 15 dias por mês tiveram uma pontuação maior que as de não usuários. O diferença não foi estatisticamente significativa, o que significa que não houve diferença entre crianças de usuários ocasionais e não usuários. Além disso, não foram detectadas diferenças no desenvolvimento mental entre nenhum dos três grupos.\n\nOPNIÃO DA ESCRITORA \n\n“Eu não perdoo nem condeno o uso de cannabis durante a amamentação. Acima de tudo, acredito que devemos ter mais compaixão pelas novas mães. Criar filhos é difícil e os primeiros meses e anos podem ser especialmente desafiadores. Quando tive meu primeiro filho, lembro-me de várias ocasiões em que eu secretamente desejava que algo me ajudasse a ficar mais relaxada durante os períodos exaustivos. Além disso, aprendi a apreciar a cannabis como um catalisador da criatividade e do pensamento lateral, fora da caixa. Isso definitivamente aumentou a qualidade do meu trabalho.\n\nDizer somente “não use maconha, pode prejudicar o bebê” fica aquém de considerar o quadro completo. É como dizer “não dirija um carro, pode prejudicar o bebê”. Nós paramos de dirigir carros? Não, usamos cintos de segurança e dirigimos com cuidado. Nada é sem riscos, o objetivo é avaliar cuidadosamente os riscos e benefícios.\nAs mães devem confiar em si mesmas ​​para fazer avaliações razoáveis ​​de risco-benefício, uma vez que são especialistas em sua situação de vida única. Se elas sentem que uma “bola” de vez em quando pode melhorar significativamente sua qualidade de vida, eu vou respeitar isso. Se elas acham que podem ser mães melhores, mais calmas e felizes, ocasionalmente se permitindo usar cannabis, eu também vou respeitar isso.\n\nAfinal, não usar a cannabis também pode ter consequências. Quando o corpo está estressado, produz o hormônio do estresse cortisol. O cortisol aumentará temporariamente os níveis de energia para permitir que você lide com o estresse, mas os níveis de cortisol cronicamente elevados demonstraram danificar as células do cérebro no hipocampo e causar o envelhecimento prematuro do cérebro. [8] As mães estressadas não apenas tendem a atacar seus filhos com mais frequência - quais são os efeitos disso a longo prazo? -, mas também transferem o cortisol pelo leite materno. Dessa forma, o estresse materno também representa um risco para o bebê.\nEu amamentei meu primeiro filho por quase dois anos, o que é conhecido por ser extremamente benéfico para a saúde geral do bebê, o sistema imunológico e o desenvolvimento do cérebro. Em contraste, os efeitos deletérios do THC no leite materno são controversos e pouco pesquisados. Alguns estudos encontram tais efeitos, outros não.\n\nAcredito que dois anos do “super-suco” da mamãe superam o fumo ocasional. Especialmente, se a mãe atenuou os riscos (hipotéticos) ao seguir as sessões de alimentação para minimizar a já baixa taxa de transferência de 2,5%. Além disso, acho que é exatamente esse tipo de ponderação de riscos e benefícios que qualifica uma mãe como responsável. Mas agir responsavelmente só é possível se fornecermos às mães dados adequados para que eles possam tomar uma decisão informada em primeiro lugar.\n\nSimplesmente dizendo “Não use maconha durante a amamentação” ignora o fato de que 10% dos americanos estão usando cannabis regularmente [4] e que parte desses 10% são mães que amamentam. Elas já estão usando. Por esse motivo, é melhor dar sugestões de como mitigar riscos e apoiá-los na tomada de decisões inteligentes.”\n\n__________________\n\nFONTES: \n\nOnly small amounts of THC transfer into breast milk\nhttps://sapiensoup.com/only-small-amounts-of-THC-transfer-into-breast-milk\n\nCannabis and Breastfeeding. The Facts.\nhttps://sapiensoup.com/cannabis-breastfeeding#ii-what-are-the-effects-on-the-child\n\nREFERÊNCIAS:\n\n1. Baker T, Datta P, Rewers-Felkins K. Transferência de Cannabis Inalada em Leite Humano. Obstet Gynecol. 2018 abr 6. PubMed PMID: 29630019. \n\n2. Grotenhermen F. Pharmacokinetics e pharmacodynamics de cannabinoids.Clin Pharmacokinet. 2003; 42 (4): 327-60. Reveja. PubMed PMID: 12648025. \n\n3. Ben Greenfield: Cannabidiol: irmão legal do THC . Smart Drugs Smarts podcast # 221. 15 de abril de 2016 : https://smartdrugsmarts.com/episodes/episode-124-cannabidiol/\n\n4. Dra. Carrie Cuttler: Marijuana, o tipo não médico. Smart Drugs Smarts podcast # 221. 9 de março de 2018: https://smartdrugsmarts.com/episodes/221-marijuana-the-non-medical-kind/\n\n5. Hollister LE, Gillespie H.K., Ohlsson A, et al. As concentrações plasmáticas do delta 9-tetrahidrocanabinol refletem o grau de intoxicação? J Clin Pharmacol. 1981 Ago-Set; 21 (8-9 Suppl): 171S-177S. PubMed PMID: 6271822. <text:s/>\n\n6. Perez-Reyes M, Wall ME. Presença de delta9-tetrahidrocanabinol no leite humano. N Engl J Med. 1982 23 de setembro; 307 (13): 819-20. PubMed PMID: 6287261. \n\n7. Huestis MA, Henningfield JE, Cone EJ. Canabinóides sanguíneos. I. Absorção de THC e formação de 11-OH-THC e THCCOOH durante e após fumar maconha. J Anal Toxicol. 1992 de setembro a outubro; 16 (5): 276-82.PubMed PMID: 1338215.\n\n8. Efeitos do estresse na memória . Wikipédia. Obtido em 2018-04-24: https://en.wikipedia.org/wiki/Effects_of_stress_on_memory\n\n9.Tennes K, N Avitable, Blackard C, et al. Maconha: exposição pré-natal e pós-natal no ser humano. NIDA Res Monogr. 1985; 59: 48-60. PubMed PMID: 3929132.\n\n10. Astley SJ, Little RE. Uso de maconha materna durante a lactação e desenvolvimento infantil em um ano. Neurotoxicol Teratol. 1990 mar-abr; 12 (2): 161-8. PubMed PMID: 2333069. \n\n11. Pontuação média: filhos de mães que consomem cannabis mais de 15 dias por mês (90), menos de 15 dias por mês (106), sem cannabis (102)\n\n12. Metz TD, Stickrath EH. Uso de maconha na gravidez e lactação: uma revisão das evidências. Am J Obstet Gynecol. 2015 Dez; 213 (6): 761-78. PubMed PMID: 25986032</text:p>
          </table:table-cell>
          <table:table-cell office:value-type="float" office:value="70" calcext:value-type="float">
            <text:p>70</text:p>
          </table:table-cell>
          <table:table-cell office:value-type="float" office:value="29" calcext:value-type="float">
            <text:p>29</text:p>
          </table:table-cell>
          <table:table-cell office:value-type="string" calcext:value-type="string">
            <text:p>2018-05-29</text:p>
          </table:table-cell>
          <table:table-cell office:value-type="string" calcext:value-type="string">
            <text:p>16:29:02+0000</text:p>
          </table:table-cell>
        </table:table-row>
        <table:table-row table:style-name="ro1">
          <table:table-cell office:value-type="float" office:value="73" calcext:value-type="float">
            <text:p>73</text:p>
          </table:table-cell>
          <table:table-cell office:value-type="string" calcext:value-type="string">
            <text:p>320137168412206_441131732979415</text:p>
          </table:table-cell>
          <table:table-cell office:value-type="string" calcext:value-type="string">
            <text:p>[COLABORAÇÃO] Artista toma 20 diferentes tipos de drogas e cria 20 ilustrações para mostrar seus efeitos.\n\nA inspiração pode ser ativada por várias coisas. Para alguns, é a mudança de cores das estações que estimula ápices criativos. Para outros, 15 minutos de scroll no Pinterest podem dar conta. Entretanto, sempre existe aqueles buscadores de inspiração que escolhem caminhar na linha do experimento e do estímulo alternativo, tais como psicodélicos e outras substâncias. \nMesmo visionários como Thomas Edison e Steve Jobs se confiaram nos efeitos do uso de drogas recreativas. (Só não comece a achar que um baseado ocasional irá te tornar um gênio tech, ok?)\nUm desses experimentalistas é um designer gráfico residente em São Francisco, Brian Pollet, também conhecido como Pixel-Pusha, que entrou numa "compulsão" de 20 dias e criou 20 ilustrações enquanto estava sob a influência de diferentes drogas.\n\nArtigo traduzido do seguinte link: luc1dreams.blogspot.com/…/artist-takes-20-different-drugs-a…\n\nFanpage do artista:\nwww.facebook.com/pcibry/\n\nSite pessoal do artista: \nwww.psybry.net/</text:p>
          </table:table-cell>
          <table:table-cell office:value-type="float" office:value="64" calcext:value-type="float">
            <text:p>64</text:p>
          </table:table-cell>
          <table:table-cell office:value-type="float" office:value="21" calcext:value-type="float">
            <text:p>21</text:p>
          </table:table-cell>
          <table:table-cell office:value-type="string" calcext:value-type="string">
            <text:p>2018-05-30</text:p>
          </table:table-cell>
          <table:table-cell office:value-type="string" calcext:value-type="string">
            <text:p>19:45:13+0000</text:p>
          </table:table-cell>
        </table:table-row>
        <table:table-row table:style-name="ro1">
          <table:table-cell office:value-type="float" office:value="1041" calcext:value-type="float">
            <text:p>1041</text:p>
          </table:table-cell>
          <table:table-cell office:value-type="string" calcext:value-type="string">
            <text:p>320137168412206_441504449608810</text:p>
          </table:table-cell>
          <table:table-cell office:value-type="string" calcext:value-type="string">
            <text:p>[COLABORAÇÃO] - "Documents for serious Psychonauts"\n\nUm site que reúne links diversos separados por categorias (a saber: arquivos PDF, artigos e publicações de pesquisa, áudio e vídeo, lidando com experiências difíceis, sugestões de livros e sugestões de sites), com muito material bom.</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2018-05-31</text:p>
          </table:table-cell>
          <table:table-cell office:value-type="string" calcext:value-type="string">
            <text:p>23:10:33+0000</text:p>
          </table:table-cell>
        </table:table-row>
        <table:table-row table:style-name="ro1">
          <table:table-cell office:value-type="float" office:value="777" calcext:value-type="float">
            <text:p>777</text:p>
          </table:table-cell>
          <table:table-cell office:value-type="string" calcext:value-type="string">
            <text:p>320137168412206_441519792940609</text:p>
          </table:table-cell>
          <table:table-cell office:value-type="string" calcext:value-type="string">
            <text:p>[COLABORAÇÃO] Guia para dosagem de “cogumelos sintéticos”\n\nObservação: Esse é o esboço de um guia que pretendo ampliar em breve.\n\nExistem dezenas de espécies de cogumelos mágicos, geralmente ligados aos gêneros Psilocybe e Panaeolus, que contém Psilocibina e Psilocina substâncias utilizadas a centenas de anos para fins religiosos e de cura, com o advento da tecnologia e da química moderna quando os cogumelos mágicos foram redescobertos o cientista Albert Hofmann criador do LSD, isolou e sintetizou esses compostos em laboratório dando origem a versões sintéticas da Psilocibina/Psilocina, como a Psilocibina é uma substância encontrada facilmente na natureza não é comum sua produção sintética no Mercado negro por conta do alto custo e baixo rendimento já que o cultivo indoor de cogumelos naturais acaba saindo mais barata para vendedores e também usuários, no entanto existem três versões sintéticas de "cogumelos mágicos" disponíveis no mercado, algumas com preços um pouco salgados, a principal diferença entre os sintéticos e seus análogos naturais é principalmente a dosagem e alguns cuidados extras que devem ser tomados em relação a redução de danos uma vez que se escolhe utilizar "cogumelos sintéticos", é com o intuito de educar sobre o uso seguro dessas substâncias que eu passei os últimos meses fazendo auto experimentos e estudando a respeito para poder escrever esse pequeno guia para vocês, por favor qualquer informação adicional que vocês possuam será de grande ajuda para complementar esse guia.\n\nEntendendo os "cogumelos sintéticos"\n\nQuando falamos de "cogumelos sintéticos" estamos falando de três substâncias que podem ser sintetizadas em laboratório e possuem o mesmo efeito da Psilocibina contida nos cogumelos naturais, a primeira delas é a própria Psilocibina sintética (4-PO-DMT), a Psilocina sintética (4-HO-DMT) e por último e mais popular a Psilacetina (4-AcO-DMT) essa última é um análogo totalmente sintético que foi descoberto posteriormente e se tornou muito popular no mercado negro por possuir os mesmos efeitos da Psilocibina e ser mais fácil de sintetizar além de possuir precursores mais acessíveis em grandes quantidades.\nNo caso da Psilocibina /Psilacetina ambas as substâncias se convertem em psilocina influenciando os neurotransmissores da mesma forma o que gera efeitos indistinguíveis entre os análogos sintéticos e seus produtos naturais. Quando ingerida pelo corpo a Psilocibina é convertida pelo organismo em Psilocina que por sua vez se encaixa nos receptores de serotonina, a Psilacetina é um análogo sintético que quando ingerida é também convertida pelo organismo em Psilocina o que resulta na mesma substância chegando até os receptores no cérebro.\n\n(Veja na imagem)\n\nO debate na cena psicodélica\n\nExiste um debate entorno da Psilacetina dentro da comunidade psicodélica, alguns entusiastas acreditam que substâncias sintéticas não possuem o mesmo “poder” que substâncias naturais, enquanto outros, tão como a comunidade cientifica não enxergam qualquer diferente entre as duas moléculas além da forma como são produzidas, o debate costuma se agravar quando falamos da Psilacetina que diferente da Psilocibina/Psilocina que são “cópias” de uma substância produzida naturalmente a Psilacetina só pode ser obtida através da sua síntese em laboratório, para efeitos de comparação podemos dizer que a Psilacetina está para a Psilocibina como o LSD está para o LSA, são substância igualmente semelhantes mas uma deles só pode ser obtida através da síntese em laboratório. <text:s/>Alguns pesquisadores como David Nichols já afirmaram diversas vezes que os efeitos tão como a segurança da Psilacetina são indistinguíveis da Psilocibina sintética ou natural, inclusive existe muito apelo na comunidade cientifica sobre o uso clínico da Psilacetina já que é mais barata de ser produzida em grandes quantidades, do que a Psilocibina em sua forma sintética, nenhum teste clínico identificou qualquer diferença sobre a atuação da Psilocibina em comparação da Psilacetina no cérebro humano, ambas também possuem o mesmo nível em relação a segurança farmacológica da substância sendo assim não existem evidências que uma substância seja mais “forte” ou perigosa que outra natural ou sintética, o que na verdade fará a diferença em seu uso são justamente os elementos que já conhecemos: dosagem, set e setting etc.\n\nLegalidade\n\nA Psilocibina, Psilacetina e Psilocina sintéticas são substâncias controladas no Brasil, isso significa que sua produção, possessão e distribuição são ilegais no pais segundo a portaria da ANVISA SVS/MS nº 344, no entanto a Psilocibina pode ser obtida através do consumo de cogumelos naturais como o Psilocybe Cubensis cuja o porte não é classificado como ilegal, no entanto a Psilacetina como substância exclusivamente sintética é considerada pela ANVISA como uma droga produzia com a intenção de uso recreacional e assim como o MDMA a posse de comprimidos com Psilacetina é proibida e pode ser considerada tráfico de drogas.\n\nDistribuição \n\nA maior parte dos “cogumelos sintéticos” apreendidos tem origem na europa, acredita-se que sua maior produção também esteja no velho continente, as três substâncias são distribuídas em forma de comprimidos, cristais/pó de maneira muito semelhante ao MDMA ou 2C-B podendo inclusive possuir formas, cores e prensas diferentes, ela é fácilmente encontrada em mercados da Darknet.\n\nDosagem\n\nElaborei abaixo uma lista sobre as dosagens de cogumelos sintéticos baseados nos estudos científicos a respeito e guias de redução de danos, como um extra eu fiz uma comparação da intensidade dos efeitos (via auto experimento) da dosagem sintética em relação a dosagem natural o que também está presente na tabela. \n\nObs: Eu utilizei Psilacetina em cristal para efetuar os experimentos, ela se assmelha muito ao MDMA em aparência.\n\n(Veja a tabela na imagem)\n\nRedução de danos – Pequeno resumo\n\nComo todo psicodélico devemos nos atentar ao Set &amp; Setting, ou seja como estaremos e em qual lugar vamos estar durante a experiência psicodélica, é fundamental que esse fator seja levado em consideração, no entanto nesse caso necessitamos de cuidados a mais quando se trata de cogumelos sintéticos, isso porque qualquer substância pode ser prensado em um comprimido, é notória a quantidade de 2C-B que é vendida no Mercado Negro como “cogumelos sintéticos” por isso é fundamental que você teste seus comprimidos com reagentes químicos, eu recomendo que faça o teste com um conjunto de reagentes como Ehrlich + Folin + Marquis para detectar a presença de possíveis adulterantes como anfetaminas, 2C-B etc.\n\nSe for possível, leiam todas as fontes e referências antes de experimentar qualquer um destes compostos, elas estão cheias de informações e por menores que por questão de objetividade não foram incluídas nesse guia.\n\nFontes e Referências\n\nhttps://erowid.org/chemicals/4_acetoxy_dmt/4_acetoxy_dmt.shtml\nhttps://en.wikipedia.org/wiki/O-Acetylpsilocin\nhttps://isomerdesign.com/PiHKAL/explore.php?id=5370\nhttps://psychonautwiki.org/wiki/4-AcO-DMT\nhttps://www.youtube.com/watch?v=Y8PA8sTN14g\nhttps://tripby.org/psicoativos/cogumelos-psicodelicos\n\nEm breve irei trazer meu Trip Report sobre minhas experiência com ambos os compostos, inclusive minha trip que fiz em conjunto de LSD+Psilacetina.\n\nObservação: Apesar da dosagem mínima ser de 5ml - 10ml é muito difícil encontrar comprimidos no Mercado Negro abaixo de 15ml por ser a dosagem recreativa mais comum.</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2018-05-31</text:p>
          </table:table-cell>
          <table:table-cell office:value-type="string" calcext:value-type="string">
            <text:p>23:13:43+0000</text:p>
          </table:table-cell>
        </table:table-row>
        <table:table-row table:style-name="ro1">
          <table:table-cell office:value-type="float" office:value="498" calcext:value-type="float">
            <text:p>498</text:p>
          </table:table-cell>
          <table:table-cell office:value-type="string" calcext:value-type="string">
            <text:p>140665063189702_441438212948767</text:p>
          </table:table-cell>
          <table:table-cell office:value-type="string" calcext:value-type="string">
            <text:p>[COLABORAÇÃO] ENTRANDO DISFARÇADOS EM UM LABORATÓRIO CHINÊS DE MDMA\n\nTradução de uma matéria da Mixmag internacional, onde um jornalista e seus cúmplices foram em um laboratório de um precursor do MDMA na China para buscar informações e gravar cenas para um documentário alemão sobre drogas. \n\nCom as palavras, Paul Mauer:\n\n“Eu me encontro com meus cúmplices no hotel Grand Kempinksi em Xangai às 19h. Eu não parei de me mover por 29 horas e estou funcionando por uma bateria interna alimentada por adrenalina. Eu tentei dormir no avião, mas não consegui.\n\nDemorei seis meses para definir esse acordo e amanhã é o dia em que ele acontece. O plano é assinar um contrato em uma fábrica chinesa para comprar matéria-prima suficiente para fazer 25 milhões de libras em MDMA. Nós não podemos ter um único deslize, então eu me encontro com o motorista, o tradutor e o cara do dinheiro para montar um plano que cubra qualquer problema.\n\nO hotel aparece na esquina com um segurança de pescoço grosso envolto em diamantes e aço polido. Sento-me em um canto sossegado, alerta e peço um chá. Ao meu redor, o visual é de caras emburradas e velhas com suas namoradas de uma só noite. As mulheres estão envoltas em Versace e os homens parecem entediados com o glamour.\n\nEntramos, pagamos pela nossa suíte e recebemos o serviço perfeito que o dinheiro pode oferecer. Olhamos para fora das janelas para os arranha-céus revestidos de LEDs que espalham confetes. Somos três na equipe: eu, Tim, e nossa tradutora, uma chinesa de raciocínio rápido, que conhece o negócio.\n\nDias atrás eu contei a Janet, a representante de vendas, que somos perfumistas da Polônia e que eu preciso de um produto químico que ela tem "para uso em uma nova fragrância". É uma mentira e nós dois sabíamos disso.\nO que Janet não sabe é que estou prestes a concluir uma operação que documentará a mecânica, a economia e a química por trás de uma indústria de produção e distribuição de drogas que vai de um laboratório em um subúrbio de Xangai até uma rede de químicos e criminosos na Holanda, Bélgica e Rússia, para dentro dos receptores de serotonina no cérebro de dezenas de milhões de usuários. Nenhuma pressão, até então.\n\nQueremos entender por que o MDMA é hoje tão barato, tão puro e tão abundante no Reino Unido e na União Europeia. Desde 2012, os ecstasy duplicaram e triplicaram as dosagens e agora precisam ser tomadas ao meio ou em quartos se você quiser lembrar de sua noite - ou sobreviver. Houve 65 mortes relacionadas ao MDMA em 2016 - um aumento de cinco vezes em relação às 13 registradas pelo Office for National Statistics em 2011.\n\nNos mercados da dark web, os preços por quilo de MDMA são agora de £5.000 ou menos; 10 anos atrás era £30-40.000. MDMA costumava ser vendido nas ruas por £60/grama; agora pode ser comprado por £30 ou menos. O produto químico que vamos comprar, glicidato de PMK, causou essas mudanças, pois está sendo usado para fabricar o MDMA em uma escala industrial sem precedentes. Janet acha que ela conseguiu um acordo robusto, significando uma grande comissão. Pedi 7.500 kg - o suficiente para fazer 25 milhões de libras em MDMA. \n\nEstamos filmando a ação para uma série de documentários na TV alemã apresentada por Tim. Tim e eu cortamos um botão em nossas camisas e alimentamos os cabos da câmera escondida, depois colocamos um botão de lente grande angular. Nós checamos as baterias. Nosso tradutor experimenta seus óculos secretos. Tudo certo. Concordamos com o plano: conseguiremos que Janet admita diante das câmeras que ela sabe que somos químicos farmacêuticos e, no segundo que fizermos isso, daremos uma desculpa para sair e depois voltaremos para Xangai.\n\nAo longo de seis meses, eu atraí a Janet para uma armadilha. O glicidato de PMK, um sólido ceroso, é legal - ao contrário do padrão PMK, um líquido oleoso que está nas listas de observação internacionais, já que é um componente essencial para o MDMA. Se você tentar comprar qualquer quantidade de PMK, a DEA em breve baterá na sua porta. Mas o glicidato de PMK está em uma zona cinzenta. Não é exatamente ilegal ... ainda não, de certa maneira.\n\nFui fascinado pelo MDMA por três décadas - pela experiência que o medicamento oferece e as gangues e químicos por trás de sua produção. Então, em 2008, quando os suprimentos globais de MDMA desapareceram, fiquei curioso para saber por quê. Descobri que o mercado havia sido destruído depois que as forças das Nações Unidas queimaram 33 toneladas de óleo de safrol em Pursat, perto da capital cambojana Phnom Penh, em 2008. Este óleo, que tem um aroma anisado, é geralmente destilado das raízes da cânfora amarela. Árvore que floresce nas Montanhas Cardmom do Camboja, uma vasta área de floresta tropical virgem.\nO óleo de safrol costumava ser o ingrediente inicial mais fácil para o MDMA. Você poderia comprá-lo a £1 o litro em Phnom Penh naquela época. <text:s/>As apreensões de MDMA globalmente caíram para metade do que tinham sido nos anos anteriores, e a web estava cheia de relatos de usuários hospitalizados por substitutos tóxicos: principalmente as piperazinas.\n\nEu escrevi um livro, Drugs 2.0, documentando a história do desaparecimento do MDMA à ascensão da mefedrona e o pânico moral em torno das questões legais que dominaram os mercados de drogas do Reino Unido em 2010, até o ponto final: o surgimento dos mercados na dark web, que mudou radicalmente o jogo das drogas. O livro fechou com a descoberta do glicidato de PMK como uma alternativa ao óleo de safrol; da mesma forma que os químicos haviam se esquivado das leis sobre drogas, fazendo RC’s, agora eles estavam fazendo pré-precursores. Agora, o glicidato de PMK é a chave para todo o comércio global de ecstasy.\nFoi nos fóruns do Silk Road, o primeiro mercado negro da web, que conheci um químico que havia trabalhado em um laboratório holandês. “O mercado de MDMA do Reino Unido requer cerca de 25.000 kg por ano”, ele me disse. São 20 vans cheias. Os ingleses gostam muito de MDMA. “Nosso laboratório mudou [em 2010] para glicidato de PMK como um precursor e nós fomos capazes de compra-lo da China a um preço muito competitivo ”, disse ele.\nEle revelou os detalhes de sua síntese para mim e verifiquei a viabilidade do método com um químico igualmente experiente, mas legítimo. “Não era apenas viável”, ele me disse; “era lindo”. “Alcançar mudanças moleculares complexas em um único passo, é quase como ver um sistema solar de planetas se alinhando. É o tipo de coisa que qualquer um (qualquer químico orgânico) poderia ter inventado, uma vez que lhe foi explicado, mas, na verdade, a primeira pessoa a propor este método teve um grande golpe de inspiração ”, disse ele.\n\nMas quem estava produzindo esse novo pré-precursor que tanto perturbara o mercado? De onde estava vindo? Eu tinha que saber. Não é fácil encontrar um fornecedor, mas depois de algumas semanas de pesquisa, encontrei meu alvo. Eu criei uma empresa falsa e enviei centenas de e-mails.\n\nEu verifiquei com a ONU, grupos de drogas da UE, químicos e especialistas legais no Reino Unido e na Alemanha antes de fazer uma compra de teste de um quilo. O laboratório enviau para um apartamento em Berlim com um certificado falso de conteúdo. Enviamos para testes e os resultados são positivos. Nas mãos certas, isso poderia gerar cerca de 700 a 800 gramas de MDMA puro. Qualquer um interessado poderia quadruplicar seu dinheiro.\nAo longo das semanas, aumentei a quantidade de que precisamos, até 7.500 kg, e o laboratório parecia imperturbável. Eu discuto sobre custo e pureza e mencionei que estarei em Hong Kong algumas semanas depois, a negócios. Eu quero que eles peçam para me conhecer, não o contrário. Parece menos suspeito.\n\nEntão recebo um e-mail de Janet que me convida para um encontro. Como um vampiro, eu aceito graciosamente.\nEu chamo a equipe de Berlim e nós reservamos as passagens e arrumamos vistos para a China. Então, agora nós realmente temos que fazer isso. Não tem mais volta.\n\nNos dirigimos ao sul de Hangzhou na manhã seguinte ao "teste" no hotel. Dentro de nossa van, ficamos quietos e vigilantes. Em alguns momentos rolam aqueles tipos de risada que, se você ouvir atentamente, perceberá que estamos realmente tensos.\n\nEstou forçando cinco pensamentos para fora da minha mente. Em primeiro lugar, que isso é uma armadilha, e estamos prestes a ser costurados por um laboratório que tem apoio do governo. Em seguida, se estou lidando com o maior laboratório de glicidato de PMK do mundo, essa história vai irritar muitos criminosos extremamente ricos. Finalmente, ninguém sabe que estou aqui, exceto alguns poucos amigos, já que estamos viajando com vistos de turista, em vez de vistos jornalísticos, para não alertar as autoridades chinesas. Então, dado que estamos viajando secretamente, essas câmeras e luzes que estamos filmando são bem notáveis, e não temos permissão. E um quinto pensamento. Como e onde vamos ligar as câmeras escondidas?\n\nNós entramos nas áreas de produção química ao sul da cidade, setores industriais onde trabalhadores de cara feia veem o público de ocidentais espiando-os. Um trabalhador para de carregar enormes quantidades de produtos químicos de uma van para outra; nossos olhos se encontram e passam em um segundo vazio.\nEntramos em um Starbucks e todas as cabeças se viram. Nós vamos para o banheiro um após o outro, e eu encaixo minha câmera em menos de 30 segundos. Eu começo a fazer um exercício de respiração para relaxar o coração e entro no personagem. Coloquei o telefone no modo silencioso, iniciei a gravação, ativei o modo de avião e diminuí a intensidade da tela.\nDepois, circulamos o quarteirão e chegamos ao endereço do escritório de vendas do laboratório, estacionamos e caminhamos sob a chuva até a porta. Parece um escritório de emprego dos anos 80, sombrio e municipal. Entramos no elevador, tão evidentes quanto astronautas deixando um Rolls Royce em uma favela, e Janet nos cumprimenta no saguão de um bloco de escritórios indefinido: tapetes de náilon azul, ternos de náilon azul. Ela tem cerca de 22 anos e parece contente, e um pouco confusa, de nos ver. Ela se oferece para ligar o ar-condicionado, mas o barulho pode atrapalhar nossos minúsculos microfones, por isso nos recusamos, e sentamos com o suor escorrendo de cada poro.\n\nUma calma bizarra cai sobre mim. Aqui vamos nós, então. Nós chegamos aos negócios.\n\n“Então, você quer sete mil e quinhentos quilos do material”, diz ela. “Nós podemos fornecer isso. Enviamos cinco toneladas para Portugal na semana passada e nossa capacidade é de mais de mil toneladas por ano. Nós enviamos para a Rússia noventa toneladas apenas este ano. Não há problema.\n\nPor um momento, estou em uma bifurcação na estrada. Isso agora é extremamente real. E se eu comprá-lo - e se eu realmente me tornar um distribuidor de MDMA? Penso no meu cheque especial, meus cartões de crédito, minha hipoteca, minha pensão e minhas economias ridículas. Imagino o que faria com apenas dez por cento do dinheiro que esse acordo poderia fazer. Eu reflito sobre o fato de que o uso correto dessa droga é menos perigoso do que o álcool, causou menos miséria e vício, e matou menos pessoas do que cigarros. Defendi e argumentei sua legalização por 30 anos, desde a primeira epifania da minha pista de dança e as dezenas que a seguiram.\nEntão penso em minha esposa e nosso filho, de uma cela em Roterdã ou em Brixton. Ou Xangai. Então a bifurcação desaparece. \n\n“Obrigado, bom saber. Mas nós temos um problema com a pureza ”, eu digo. "Notamos algumas impurezas incomuns que reduziram nosso rendimento, então esperávamos que pudéssemos obter uma redução no preço".\n"Receio que isso não seja possível, mas podemos fazer uma redução de 5% se você assinar hoje".\n\nA conversa vai de um lado para outro até que decidimos que precisamos conseguir o que realmente procuramos: a admissão de que o laboratório dela sabe o que estamos fazendo. Que eles são cúmplices no comércio internacional de drogas.\n\n"Então, Janet. Eu tenho que lhe dizer algo”, eu digo, com coração batendo forte, enquanto me certifico de tê-la na frente da minha câmera escondida.\n\n“Precisamos deste material enviado para Schipol, ou Roterdã, por via aérea, em vez de por barco para a Polônia. Nossos parceiros mudaram de local e precisamos da sua ajuda com logística. Você pode fazer isso?"\nEu sei que ela vai recusar, já que os aeroportos holandeses estão em alerta para esse material no momento.\n"Receio que isso não seja possível", diz ela. Ela ri e cobre a boca com a mão como uma criança tímida.\n"Por quê?" Eu pergunto, e não pisco, sorrio ou quebro o contato visual por cerca de 20 segundos até que eu possa ver que ela está sentindo a pressão.\n\n"Porque esta é uma questão sensível, este material, especialmente na Holanda."\n\n"É porque você sabe que planejamos fazer MDMA, ou ecstasy, com isso?"\n\nUm batimento cardíaco, uma pausa. Nenhuma timidez desta vez. Ela retorna meu olhar, e sua voz retorna mais fria:\n\n"Sim. Nós sabemos disso ”, diz ela. “Então deve ser pelo mar. Nós não temos contatos nos aeroportos. Apenas portos marítimos.\n\nEu quase me entrego ficando feliz com a declaração dela, mas me contenho.\n\n"Precisamos discutir isso em particular", diz Tim, fingindo aborrecimento. "Não é isso que nós concordamos."\nSaímos com calma, recusando o pedido de Janet para uma foto no saguão e, ao sairmos do prédio, a tensão sobe enquanto entramos na van, e dirigimos a uma velocidade cuidadosa, de olho nos espelhos, copiando os cartões de memória de nossas câmeras. Fazendo vários backups. Em uma rua lateral, checamos nossas filmagens. Sim. Tarefa concluída. Janet não será presa. Seu rosto será pixelado e ficará em anônimo. Trabalho feito.\n\nNós saímos para uma refeição e celebramos. Finalmente, é hora de descansar um pouco. Mas eu não consigo dormir.\nEu posso ter resolvido o enigma do MDMA, e eu posso ter pregado essa história, mas estou obcecado com o fato de que meu trabalho pode levar ao banimento do produto químico que tornou o MDMA tão abundante nos últimos anos. Esta investigação afetará o fornecimento da droga? Os substitutos tóxicos reaparecerão?\n\nEntão eu reflito. O problema com o MDMA não é pureza, preço ou disponibilidade. É uma falta de compreensão - uma ignorância fundamental, sistemática e cultural da droga e do modo como é usada - por parte dos políticos que defendem e estendem as leis ilógicas para proibir isso e qualquer outra droga. Esse é o problema.\n\nOutra noite sem dormir, a pior da minha vida. Eu ando em volta do meu quarto de hotel como uma cela de prisão. Finalmente vem o alívio, uma névoa no aeroporto, um carimbo no meu passaporte, sopa de macarrão e esse alívio percorrendo minhas veias como uma droga quando o avião decola. Eu estive acordado por três dias. Eu ainda não consigo dormir no avião. \n\nMais tarde, falo com Jay Greggs, líder técnico da empresa “Reagent Tests” , que vende kits de testes de ecstasy - essenciais para quem quer usar drogas com mais segurança . Ele me diz que estou me preocupando desnecessariamente. “A química é infinita. Proibir novos precursores é um jogo de gato e rato internacional. Se os laboratórios precisarem usar sínteses complicadas, farão, porque os lucros são muito altos. Se o pior acontecesse, o óleo de cravo poderia ser usado para produzir MDMA. Os preços subiriam um pouco, mas as pessoas não são sensíveis ao preço das drogas ilegais”. As apostas são altas demais para qualquer coisa mude.”\n\n_______________________\n\nFonte:\nhttp://mixmag.net/feature/we-went-undercover-in-a-chinese-mdma-factory</text:p>
          </table:table-cell>
          <table:table-cell office:value-type="float" office:value="285" calcext:value-type="float">
            <text:p>285</text:p>
          </table:table-cell>
          <table:table-cell office:value-type="float" office:value="106" calcext:value-type="float">
            <text:p>106</text:p>
          </table:table-cell>
          <table:table-cell office:value-type="string" calcext:value-type="string">
            <text:p>2018-05-31</text:p>
          </table:table-cell>
          <table:table-cell office:value-type="string" calcext:value-type="string">
            <text:p>14:04:22+0000</text:p>
          </table:table-cell>
        </table:table-row>
        <table:table-row table:style-name="ro1">
          <table:table-cell office:value-type="float" office:value="1425" calcext:value-type="float">
            <text:p>1425</text:p>
          </table:table-cell>
          <table:table-cell office:value-type="string" calcext:value-type="string">
            <text:p>212460209286032_441871576238764</text:p>
          </table:table-cell>
          <table:table-cell office:value-type="string" calcext:value-type="string">
            <text:p>[COLABORAÇÃO] QUAL É O MAL DO PRENSADO?\n.\n.\n.\nOntem estava numa festa na casa de uns amigos, cheio de gente, ambiente muito legal, conversando com minha amiga que mora comigo eu disse; Nossa, você nem acredita quanto fumei nesse mês, 100g, final de semestre da faculdade é só stress. \nAí um menino que eu não conhecia perguntou; "Mas você fuma prensado? Faz "mor" mal né?".\nHmm.... Não?. Qual seria o mal da maconha prensada. Aí ele com o amigo, disseram de "várias coisas misturadas ""conservantes"", ou coisa assim.\n.\n.\n.\nMas a questão é, que já foram enviadas amostras de prensado para análise, nunca foi encontrado nada além, nem agrotóxicos (porque a lavoura não tem o mínimo investimentos, duvido que tenha até adubação) (não quer dizer que não possa existir), mas também não é comercialmente lógico.\n.\n.\n.\nEntão eles falaram o que todo mundo fala, amônia (ou mijo de traficante, sério, qual o sentido disso?), A amônia não é algo adicionado, ela vem da degradação da matéria vegetal molhada, o problema é que as flores não sofrem secagem nem curagem, elas são simplesmente expostas ao sol (o que não é bom para os cannabinoides e não seca nada), encima de uma lona (ou direto em contato com o solo (o que não é bom), e depois prensados para diminuir o volume e poderem ser transportadas de "melhor forma". \n.\n.\n.\nO que essa maconha molhada pode gerar, além da amônia? Fungos, eles adoram o ambiente que o prensado é, então pode mofar, o que é, bem ruim. E pode causar alguns problemas (mas isso, também pode acontecer com Buds se não for secado e curado corretamente, você acha relatos de "moldy weed - Maconha mofada" com os gringos que só fumam do bom e do melhor), e disso, o que eu colhi de danos potenciais, não parece nada tão grave. Não imagino que possa gerar nenhuma situação extremamente perigosa (sintomas semelhantes a uma alergia, dor de cabeça, alguns problemas leves no sistema respiratório, algumas irritações, etc). Mas sério, não é para sair fumando coisa mofada, obviamente, não faça isso por favor. Mas, nos piores dos casos, não imagino que ninguém vá morrer (até porque, por favor, no mínimo descarta a parte mais contaminada (na teoria, está tudo contaminado)\n.\n.\n.\nE, o prensado que eu fumo pelo menos, é muito longe dessa qualidade de "horrível e nojento", você consegue até soltar os budzinhos com a mão, não há fungos (mesmo se você vê, não quer dizer que não estão lá), nem amônia, tem até alguma "qualidade" em odor e sabor, mas extremamente longe de um Bud (infelizmente). Então, qual é o problema do prensado?\nNão existem misturas. Não tem outras substâncias ou aditivos, obviamente pela falta de controle de qualidade você pode ter insetos, os problemas já citados, alguns galhos, sementes. Mas tudo isso para mim é muito raro, se não algo que não vejo a anos. \n.\n.\n.\nDisso eu tiro que o "maior" problema, estaria só no ato de fumar, e que, você tem que fumar muito mais matéria orgânica do que se fosse um Bud. É que, já que não ocorre um processo correto de cura e secagem, e pelo o que eu estudei, nas condições erradas de humidade e temperatura e incidência de luz também. O THC se degrada em CBN, CBN é responsável por de deixar "lesado", com sono, pesado, etc. E que talvez o prensado apresentasse muito pouco THC, e mais CBN, mas ele ainda existe, tanto porque já apareceu em testes de amostras, quanto eu já utilizei em vaporizador em temperaturas diferentes e selecionando cannabinoides diferentes (o que também acaba revelando qualidades de sabor e cheiro que parecem não ser possíveis para um pren).\n.\n.\n.\nTambém gostaria de falar sobre "lavar maconha", que foi algo que eu nunca entendi. Porque as pessoas ficam "nossa, mas limpa, sai um caldo escuro". O que eu imagino que ocorra é um processo de osmose reversa, de remoção de sais e açúcares da planta (além da clorofila, que não devia estar ali, o que também é algo que "rouba" bastante o sabor (é amarga), além de gerar algumas questões na queima), só que também remove qualquer características de sabor e aroma, e que muita gente seca mal depois deixando um fumo extremamente seco (além de expor ao um novo risco de mofo), única vez que fumei um prensado lavado foi uma experiência péssima, foi uma queima muito estranha, e com um péssimo gosto. Acredito que seja um processo que não retire nenhuma impureza (porque elas não existem na verdade, não no sentido que as pessoas pensam), você vai perder peso em erva (porque obviamente alguma coisa saiu da sua maconha e foi para água (osmose reversa, buscando um equilíbrio homeostático), e na teoria ela ficaria mais potente por peso (mas não é como se "criasse" algo a mais, na verdade, você pode até perder, os cannabinoides são lipossolúveis, mas não quer dizer que eles não sejam levemente hidrossolúveis, e que em muitos casos as pessoas aquecem a água, o que ainda adiciona mais fatores e potencialmente aumenta a hidrossolúbilidade, além de poder acontecer processos com o calor nos cannabinoides, mas não creio que aconteça nada de "importante &lt;100 graus (mas uma exposição prolongada não é bom), para uma "lavagem" de prensado fazer "um pouco" mais sentido, creio que o ideal seria água destilada a temperatura ambiente, com uma a erva toda submersa, e que a água fosse trocada diariamente, até finalmente sair limpa, e seco e depois conservado na humidade correta (62% se não me engano, nem para ficar tão seco, nem tão molhado).\n.\n.\n.\nMas no fim das contas, prensado faz "mor" mal, igual me disseram? Não consigo achar muitos motivos para me preocupar. Nem que lavar seja uma estratégia de redução de danos, como muitos dizem. Na verdade podendo gerar mais danos (um fumo seco queima horrívelmente quente e com uma fumaça seca), prensado está longe de ser um Bud? Sim. longe de ter qualquer benefício medicinal, e as vezes até na vida pessoal da pessoa? Sim. \nMas ele é algo horrivel? Tudo me faz acreditar que ele não gera muitos danos físicos pro usuário. Mas fico aí esperando alguém com alguma informação que possa estar me escapando.</text:p>
          </table:table-cell>
          <table:table-cell office:value-type="float" office:value="87" calcext:value-type="float">
            <text:p>87</text:p>
          </table:table-cell>
          <table:table-cell office:value-type="float" office:value="268" calcext:value-type="float">
            <text:p>268</text:p>
          </table:table-cell>
          <table:table-cell office:value-type="string" calcext:value-type="string">
            <text:p>2018-06-01</text:p>
          </table:table-cell>
          <table:table-cell office:value-type="string" calcext:value-type="string">
            <text:p>16:23:19+0000</text:p>
          </table:table-cell>
        </table:table-row>
        <table:table-row table:style-name="ro1">
          <table:table-cell office:value-type="float" office:value="1774" calcext:value-type="float">
            <text:p>1774</text:p>
          </table:table-cell>
          <table:table-cell office:value-type="string" calcext:value-type="string">
            <text:p>140665063189702_442981009461154</text:p>
          </table:table-cell>
          <table:table-cell office:value-type="string" calcext:value-type="string">
            <text:p>[COLABORAÇÃO] O USO DE DROGAS PODE TRAZER BENEFÍCIOS SOCIAIS, E RECONHECER ISSO PODERIA MELHORAR A REABILITAÇÃO\n\nSobre a autora:\nJennifer Power é pesquisadora Sênior no Centro de Pesquisa Australiano em Sexo, Saúde e Sociedade da Universidade de La Trobe. A pesquisa de Jennifer citada neste artigo foi totalmente financiada pelo Departamento Australiano de Saúde.\n\n"O uso de drogas ilícitas é frequentemente enquadrado [1] em termos de risco e comportamento anti-social ou criminal. Mas o uso de drogas é muitas vezes uma atividade altamente social. Para muitas pessoas, o prazer de usar drogas envolve tanto a conexão social quanto os efeitos físicos.\nUm novo estudo [2] com o objetivo de compreender os benefícios sociais do uso de drogas pode nos ajudar a melhorar as respostas ao consumo de drogas arriscadas ou prejudiciais.\n\nO prazer não é apenas físico:\n\nO prazer é uma parte óbvia do uso de drogas e os benefícios físicos de curto prazo [3] são bem conhecidos. As drogas podem “chapar”, dar energia às pessoas, fazê-las sentir-se bem, reduzir o estresse e ajudar no sono.\n\nOs benefícios sociais do uso de drogas são mais complexos de quantificar. Mas agora existem numerosos estudos mostrando que as pessoas usam álcool [4] ou outras drogas [5] em ambientes sociais, como bares, clubes e festas, para melhorar suas interações com os outros através do aumento da confiança, maior sociabilidade e menos ansiedade. Para algumas pessoas, isso leva a benefícios de longo prazo [6] , como vínculos mais fortes com amigos.\nIsso foi demonstrado em estudos australianos recentes [7] em que jovens relataram ganhos culturais com o uso de drogas, como o fortalecimento dos laços sociais e o acesso a redes sociais que ofereciam uma forma de capital cultural.\n\nOs benefícios sociais do uso de drogas\n\n“Drogas de festa” [8] são aquelas que, como o nome sugere, são geralmente usadas em festas de dança ou boates. Este conjunto de drogas inclui frequentemente MDMA (ecstasy), cocaína, Ketamina, GHB, LSD, metanfetamina e outras.\nEstudos [9] mostram que as pessoas geralmente usam drogas de festa para lhes dar energia, ajudá-las a se socializar e se divertir.\n\nNa Universidade de La Trobe, recentemente conduziu-se um estudo [10] que explorou o uso de drogas de festas - incluindo o uso de metanfetamina - entre homens gays e bissexuais australianos que convivem com o HIV. Consistente com o que se sabe sobre o uso de drogas de festa [11] , descobriu-se que os homens no estudo quase sempre usavam essas drogas socialmente - em boates e festas de dança ou para facilitar o prazer sexual.\n\nMais surpreendentemente, também encontraram homens que eram usuários ocasionais ou regulares de drogas de festa relatando resultados sociais significativamente melhores do que os não usuários em uma série de medidas, incluindo um nível mais alto de resiliência, menor experiência de estigma relacionado ao HIV e um maior senso de apoio de outras pessoas que vivem com o HIV, bem como de seus amigos gays e bissexuais.\n\nIsso é importante porque todos esses resultados estão fortemente associados a um maior bem-estar emocional [12] entre pessoas que vivem com o HIV.\n\nNão da para afirmar que este estudo mostra que o uso de drogas (de qualquer forma) tem um impacto direto no bem-estar a longo prazo. Também é possível que as pessoas que são resilientes e socialmente conectadas [13] tenham mais probabilidade do que outras de fazer parte de círculos sociais nos quais o uso de drogas é comum.\n\nMas este estudo encoraja a considerar as perdas sociais que algumas pessoas podem encontrar se pararem de usar drogas. Amizade, conexão, intimidade [14] e sexo são fundamentais para a humanidade. Se estes estão fortemente ligados aos círculos sociais em que uma pessoa consome drogas, o seu bem-estar social e emocional pode sofrer se eles cessarem o uso.\n\nPara as pessoas que vivem com o HIV, que podem ter sofrido estigma ou rejeição relacionada ao HIV [15] por parceiros sexuais, o acesso a redes sociais e sexuais nas quais eles se sintam aceitos pode ser parte do apelo das drogas de festa.\n\nComo isso pode ajudar as respostas ao uso de drogas?\n\nUma pesquisa que explora as experiências sociais das pessoas sobre o uso de drogas pode informar de maneira útil os programas de redução de danos ou de abstinência do uso de drogas.\n\nEmbora os efeitos físicos de um medicamento possam representar riscos, os contextos sociais em que os medicamentos são consumidos não são necessariamente prejudiciais ou perigosos. Na verdade, eles podem ser exatamente o oposto, fornecendo uma fonte de amizade, apoio e felicidade para os usuários.\n\nPode ser tentador denunciar isso com a afirmação de que os potenciais riscos à saúde prejudicam qualquer reivindicação de benefício - ou que as amizades geradas pelo uso de drogas não são genuínas. Mas o senso de comunidade e amizade tem sido aproveitado com sucesso em campanhas de redução de danos causados ​​por drogas e álcool, como as campanhas “Cuide dos seus companheiros” [16] direcionadas aos jovens.\n\nConcentrar-se nos ambientes sociais em que o uso de drogas ocorre [17] também pode ser útil para estratégias para reduzir outros riscos. Por exemplo, campanhas [18] para promover o sexo seguro entre homens gays que usam metanfetamina têm se concentrado em locais e festas onde o “sexo com drogas” é comum.\n\nCompreender os potenciais benefícios sociais do uso de drogas também pode melhorar os programas de reabilitação. Estratégias para ajudar as pessoas a reconstruir laços sociais, amizades e redes de apoio podem ser importantes para apoiar a cessação de longo prazo do uso de drogas."\n_______________\n\nFONTE:\nhttps://theconversation.com/drug-use-can-have-social-benefits-and-acknowledging-this-could-improve-rehabilitation-93978\n\nREFERÊNCIAS:\n[1] - http://www.ijdp.org/article/S0955-3959(11)00089-2/fulltext\n[2] - http://www.publish.csiro.au/sh/Fulltext/SH17151\n[3] - https://adf.org.au/insights/why-do-people-use-alcohol-and-other-drugs/\n[4] - https://www.psychologicalscience.org/news/alcohol-is-a-social-lubricant-study-confirms.html \n[5] - http://journals.sagepub.com/doi/abs/10.1177/009145090903600109\n[6] - https://www.tandfonline.com/doi/pdf/10.1080/13676260600983668?needAccess=true\n[7] - https://theconversation.com/what-do-young-people-gain-from-drug-use-18878\n[8] - https://www.racgp.org.au/download/documents/AFP/2010/August/201008frei_partydrugs.pdf\n[9] - https://www.tandfonline.com/doi/abs/10.1080/16066350801983681\n[10] - http://www.publish.csiro.au/sh/Fulltext/SH17151\n[11] - http://europepmc.org/abstract/med/12717048\n[12] - https://bmcpsychology.biomedcentral.com/articles/10.1186/s40359-016-0154-z\n[13] - http://journals.sagepub.com/doi/abs/10.1177/0022146510395026\n[14] - http://psycnet.apa.org/buy/1995-29052-001\n[15] - https://www.tandfonline.com/doi/abs/10.1080/09540121.2011.613910\n[16] - https://www.smh.com.au/lifestyle/life-and-relationships/schoolies-urged-to-look-after-their-mates-20171118-p4yx2r.html\n[17] - https://www.tandfonline.com/doi/pdf/10.1080/13691050600783320?needAccess=true\n[18] - http://www.starobserver.com.au/features/in-depth-features/heat-moment-chemsex-sex-venues/154631</text:p>
          </table:table-cell>
          <table:table-cell office:value-type="float" office:value="101" calcext:value-type="float">
            <text:p>101</text:p>
          </table:table-cell>
          <table:table-cell office:value-type="float" office:value="21" calcext:value-type="float">
            <text:p>21</text:p>
          </table:table-cell>
          <table:table-cell office:value-type="string" calcext:value-type="string">
            <text:p>2018-06-04</text:p>
          </table:table-cell>
          <table:table-cell office:value-type="string" calcext:value-type="string">
            <text:p>11:56:50+0000</text:p>
          </table:table-cell>
        </table:table-row>
        <table:table-row table:style-name="ro1">
          <table:table-cell office:value-type="float" office:value="386" calcext:value-type="float">
            <text:p>386</text:p>
          </table:table-cell>
          <table:table-cell office:value-type="string" calcext:value-type="string">
            <text:p>320137168412206_443368949422360</text:p>
          </table:table-cell>
          <table:table-cell office:value-type="string" calcext:value-type="string">
            <text:p>[COLABORAÇÃO] Leiam o curto relato sobre "ECSTASY, PROIBICIONISMO E O BOM SENSO", na descrição das fotos! \n\nhttps://www.facebook.com/psico.logan/posts/1981572085249767</text:p>
          </table:table-cell>
          <table:table-cell office:value-type="float" office:value="15" calcext:value-type="float">
            <text:p>15</text:p>
          </table:table-cell>
          <table:table-cell office:value-type="float" office:value="8" calcext:value-type="float">
            <text:p>8</text:p>
          </table:table-cell>
          <table:table-cell office:value-type="string" calcext:value-type="string">
            <text:p>2018-06-05</text:p>
          </table:table-cell>
          <table:table-cell office:value-type="string" calcext:value-type="string">
            <text:p>12:51:54+0000</text:p>
          </table:table-cell>
        </table:table-row>
        <table:table-row table:style-name="ro1">
          <table:table-cell office:value-type="float" office:value="423" calcext:value-type="float">
            <text:p>423</text:p>
          </table:table-cell>
          <table:table-cell office:value-type="string" calcext:value-type="string">
            <text:p>140665063189702_443382889420966</text:p>
          </table:table-cell>
          <table:table-cell office:value-type="string" calcext:value-type="string">
            <text:p>[COLABORAÇÃO] CHECKLIST: PRIMEIRA VEZ USANDO MDMA\n\nO Global Drug Survey tem criado checklists para marinheiros de primeira viagem em alguma substâncias. Eles são muito didáticos e podem ajudar muito aqueles que ainda não sabem o que esperar ou o que fazer ao usar. \n\nO que eu fiz aqui, foi adicionar a cada item, os posts sobre o assunto aqui no grupo. <text:s/>\n\nComo o GDS alerta, não é possível reduzir os riscos a zero, a única maneira de fazer isso é não usar drogas, mas caso decida usar, veja algumas dicas importantes:\n\n__________________________\n\n1 - VOCÊ FEZ SEU TRABALHO DE CASA E SABE TUDO SOBRE O MDMA:\n\nVeja o post de sites recomendados para pesquisar sobe MDMA:\nhttps://www.facebook.com/groups/320137168412206/permalink/332387407187182/\n\nNo grupo agora temos a função “tópicos”. Estou organizado aos poucos, mas clicando no link abaixo você já pode ver mais de 100 postagens de dúvidas , debates e dicas sobre MDMA:\nhttps://www.facebook.com/groups/320137168412206/post_tags/?post_tag_id=440966282995960\n\n__________________________\n\n2 - VOCÊ TEM UM AMIGO EXPERIENTE PRA FICAR DE OLHO EM VOCÊ DURANTE A EXPERIÊNCIA:\n\nOs posts abaixo são recomendados tanto para o usuário quanto para o amigo que vai apoiar.\n\nVeja o post sobre o amigo “trip sitter”:\nhttps://www.facebook.com/groups/320137168412206/permalink/358998504526072/\n\nVeja o posts sobre os 6 S’s da Experiência Psicodélica que inclui o “Sitter” (babá):\nhttps://www.facebook.com/groups/320137168412206/permalink/337358556690067/\n\nVeja dois posts sobre passos de como cuidar de alguém em uma experiência difícil:\nhttps://www.facebook.com/groups/320137168412206/permalink/359098754516047/\n\nhttps://www.facebook.com/groups/320137168412206/permalink/388455628247026/\n\n__________________________\n\n3 - VOCÊ SABE QUE ESTÁ INFRINGINDO A LEI, CONHECE SEUS DIREITOS E CONSEQUÊNCIAS:\n\nVeja no post de perguntas frequentes, a última pergunta:\nhttps://www.facebook.com/groups/320137168412206/permalink/369361266823129\n\n  __________________________\n\n4 - VOCÊ NÃO PLANEJA BEBER ÁLCOOL OU USAR QUALQUER OUTRA DROGA NESSE DIA:\n\nVeja o post sobre interações com MDMA:\nhttps://www.facebook.com/groups/320137168412206/permalink/332050447220878/\n\nVeja o post geral sobre combinações e misturas:\nhttps://www.facebook.com/groups/320137168412206/permalink/403207286771860/\n\nVeja o post sobre MDMA e antidepressivos:\nhttps://www.facebook.com/groups/320137168412206/permalink/429721170787138/\n\n__________________________\n\n5 - VOCÊ FEZ O MÁXIMO POSSÍVEL PRA QUE SAIBA QUE O QUE ESTÁ TOMANDO É REALMENTE MDMA E A DOSE PLANEJADA:\n\n6 - VOCÊ PESQUISOU QUAL A DOSE RECOMENDÁVEL, QUANTO TEMPO ELA PODE DURAR E QUE NÃO É RECOMENDADO TOMAR MAIS QUE UMA:\n\nVeja o post sobre o cenário de uso, testagem e confiança:\nhttps://www.facebook.com/groups/320137168412206/permalink/408339872925268/\n\nVeja o vídeo sobre cuidados com os relatos de comprimidos na internet:\nhttps://www.facebook.com/groups/320137168412206/permalink/440625683030020/\n\nVeja o post sobre dosagem:\nhttps://www.facebook.com/groups/320137168412206/permalink/402470793512176/\n\nVeja mais um post sobre dosagem:\nhttps://www.facebook.com/groups/320137168412206/permalink/408046809621241/\n\n__________________________\n\n7 - VOCÊ PLANEJOU E CONHECE O LOCAL ONDE VAI ESTAR, O QUE ESTARÁ FAZENDO E COM QUEM ESTARÁ. IDEALMENTE QUE SEJA EM UM LUGAR FAMILIAR E SEGURO:\n\nVeja o posts sobre os 6 S’s da Experiência Psicodélica\nhttps://www.facebook.com/groups/320137168412206/permalink/337358556690067/\n\n__________________________\n\n8 - VOCÊ SE MANTERÁ HIDRATADO E TEM ACESSO A BEBIDAS NÃO ALCÓLICAS:\n\nVeja o post sobre hidratação:\nhttps://www.facebook.com/groups/320137168412206/permalink/401868626905726/\n\nVeja o post sobre o que a cor do seu xixi pode dizer sobre a sua hidratação:\nhttps://www.facebook.com/groups/320137168412206/permalink/333913683701221/\n\nVeja o post sobre a dificuldade de urinar ao usar MDMA:\nhttps://www.facebook.com/groups/320137168412206/permalink/387026551723267/\n\n__________________________\n\n9 - VOCÊ ESTÁ MENTALMENTE E FISICAMENTE BEM ANTES DE EXPERIMENTAR:\n\n10 - VOCÊ NÃO TEM NENHUM COMPROMISSO, REUNIÕES OU QUALQUER COISA MUITO IMPORTANTE NOS PRÓXIMOS DIAS:\n\n11 - VOCÊ SABE QUE É NORMAL E RECOMENDADO DIZER A ALGUÉM QUE NÃO ESTÁ SE SENTINDO BEM OU PREOCUPADO COM ALGO DURANTE A EXPERIÊNCIA:\n\nVeja o posts sobre os 6 S’s da Experiência Psicodélica\nhttps://www.facebook.com/groups/320137168412206/permalink/337358556690067/\n\nVeja o post sobre o fundamentos do uso responsável:\nhttps://www.facebook.com/groups/320137168412206/permalink/359150681177521/\n\nVeja o post sobre Set &amp; Setting:\nhttps://www.facebook.com/groups/320137168412206/402621916830397/\n\nVeja os posts sobre rebordose (a ressaca do MDMA):\nhttps://www.facebook.com/groups/320137168412206/permalink/361528950939694/\n\nhttps://www.facebook.com/groups/320137168412206/permalink/360687844357138/\n\nhttps://www.facebook.com/groups/320137168412206/permalink/406177433141512/\n\n__________________________\n\n12 - VOCÊ SABE QUE NÃO PRECISA USAR NENHUMA DROGA E SE NÃO ESTÁ SE SENTINDO BEM, NÃO USE. SEMPRE HAVERÁ OUTRO DIA:\n\nUsar qualquer droga pra fugir de um problema, sempre será uma má ideia. O que acontece na maioria das vezes é que elas intensificam o que você já está sentindo. Se não estiver bem, isso pode piorar.\n\nO MDMA ataca seu sistema imunológico, então se não estiver se sentindo bem fisicamente, espere uma nova oportunidade.\n\n“Há 3 coisas na vida que nunca voltam atrás: a flecha lançada, a palavra dita e a dose ingerida”\n\n__________________________\n\nVeja mais:\n\nOutras dicas básicas recomendadas para o MDMA qualquer outra droga:\nhttps://www.facebook.com/groups/320137168412206/post_tags/?post_tag_id=441812249578030\n\nAlertas de alguns comprimidos em circulação:\nhttps://www.facebook.com/groups/320137168412206/post_tags/?post_tag_id=441595806266341\n\nTópico com posts de análogos do MDMA:\nhttps://www.facebook.com/groups/320137168412206/post_tags/?post_tag_id=441821316243790\n\nSuplementação para reduzir danos:\nhttps://www.facebook.com/groups/320137168412206/post_tags/?post_tag_id=441141819645073</text:p>
          </table:table-cell>
          <table:table-cell office:value-type="float" office:value="262" calcext:value-type="float">
            <text:p>262</text:p>
          </table:table-cell>
          <table:table-cell office:value-type="float" office:value="31" calcext:value-type="float">
            <text:p>31</text:p>
          </table:table-cell>
          <table:table-cell office:value-type="string" calcext:value-type="string">
            <text:p>2018-06-05</text:p>
          </table:table-cell>
          <table:table-cell office:value-type="string" calcext:value-type="string">
            <text:p>13:10:19+0000</text:p>
          </table:table-cell>
        </table:table-row>
        <table:table-row table:style-name="ro1">
          <table:table-cell office:value-type="float" office:value="911" calcext:value-type="float">
            <text:p>911</text:p>
          </table:table-cell>
          <table:table-cell office:value-type="string" calcext:value-type="string">
            <text:p>320137168412206_443568876069034</text:p>
          </table:table-cell>
          <table:table-cell office:value-type="string" calcext:value-type="string">
            <text:p>[COLABORAÇÃO] tem um canal no YouTube que chama kurzgesagt, com vídeos maravilhosos, dentro deles esse; também existe outro que compensa procurar sobre guerra às drogas. Acho que vai ajudar algumas pessoas a entender um pouco sobre vício.</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2018-06-06</text:p>
          </table:table-cell>
          <table:table-cell office:value-type="string" calcext:value-type="string">
            <text:p>10:52:27+0000</text:p>
          </table:table-cell>
        </table:table-row>
        <table:table-row table:style-name="ro1">
          <table:table-cell office:value-type="float" office:value="576" calcext:value-type="float">
            <text:p>576</text:p>
          </table:table-cell>
          <table:table-cell office:value-type="string" calcext:value-type="string">
            <text:p>10200801246509609_445262875899634</text:p>
          </table:table-cell>
          <table:table-cell office:value-type="string" calcext:value-type="string">
            <text:p>[COLABORAÇÃO]\n\nAlém de causar danos a bexiga, Ketamina também possui propriedades neurotóxicas se consumida em excesso:\nhttps://www.ncbi.nlm.nih.gov/pmc/articles/PMC3713393/\nApenas lembrando que o consumo médio da amostra da pesquisa era 1g/dia, e que outros estudos demonstraram que Ketamina não possui propriedades neurotóxicas se administradas em baixas quantidades.(&lt;1g/semana)\n\nEntão já sabem! Evitem ultrapassar essas dosagens. Se bem que o dano na bexiga é muito mais agudo e seria peceptível primeiro.</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2018-06-09</text:p>
          </table:table-cell>
          <table:table-cell office:value-type="string" calcext:value-type="string">
            <text:p>17:43:02+0000</text:p>
          </table:table-cell>
        </table:table-row>
        <table:table-row table:style-name="ro1">
          <table:table-cell office:value-type="float" office:value="527" calcext:value-type="float">
            <text:p>527</text:p>
          </table:table-cell>
          <table:table-cell office:value-type="string" calcext:value-type="string">
            <text:p>320137168412206_445681725857749</text:p>
          </table:table-cell>
          <table:table-cell office:value-type="string" calcext:value-type="string">
            <text:p>[COLABORAÇÃO]\nSaiu hoje um vídeo ótimo do Kurzgesagt falando argumentos contra a legalização da maconha. Apesar do título (que é meio clickbait), ele demonstra e *rebate* os principais argumentos apresentados contra a legalização, citando pesquisas atuais. Por enquanto só tem legenda e áudio em inglês e alemão, mas hoje ainda vou tentar enviar legendas em português. \n\nEDIT: Já com legendas em português ;)\n\nSegue o link: </text:p>
          </table:table-cell>
          <table:table-cell office:value-type="float" office:value="30" calcext:value-type="float">
            <text:p>30</text:p>
          </table:table-cell>
          <table:table-cell office:value-type="float" office:value="11" calcext:value-type="float">
            <text:p>11</text:p>
          </table:table-cell>
          <table:table-cell office:value-type="string" calcext:value-type="string">
            <text:p>2018-06-10</text:p>
          </table:table-cell>
          <table:table-cell office:value-type="string" calcext:value-type="string">
            <text:p>20:15:03+0000</text:p>
          </table:table-cell>
        </table:table-row>
        <table:table-row table:style-name="ro1">
          <table:table-cell office:value-type="float" office:value="724" calcext:value-type="float">
            <text:p>724</text:p>
          </table:table-cell>
          <table:table-cell office:value-type="string" calcext:value-type="string">
            <text:p>210143899735114_447296285696293</text:p>
          </table:table-cell>
          <table:table-cell office:value-type="string" calcext:value-type="string">
            <text:p>[COLABORAÇÃO] Cerveja: a hora correta pra tomar água!\n\nA copa está chegando e a galera costuma abusar um bocado de álcool nesse tipo de evento. Então se liga nesse texto descontraído sobre como funciona o nosso corpo quando exageramos nas biritas e não bebemos água o suficiente.\n\n"Você vai ao bar e bebe uma cerveja. Bebe a segunda cerveja. A terceira e assim por diante.\n\nO teu estômago manda uma mensagem pro teu cérebro dizendo:\n"Caracas véio... o cara tá bebendo muito liquido, tô cheião!!!"\n\nTeu estômago e teu cérebro não distinguem que tipo de liquido está sendo ingerido, ele sabe apenas q "é líquido".\nQuando o cérebro recebe essa mensagem ele diz: \n"Caraca, o cara tá maluco!!!"\n\nE manda a seguinte mensagem para os Rins:\n"Meu, filtra o máximo de sangue que tu puderes, o cara aí tá maluco e tá bebendo muito líquido, vamos botar isso tudo pra fora" e o RIM começa a fazer até hora-extra e filtra muito sangue e enche rápido.\n\nDaí vem a primeira corrida ao banheiro. Se você notar, esse 1º xixi é com a cor normal, meio amarelado, porque além de água, vem as impurezas do sangue. O RIM aliviou a vida do estômago, mas você continua bebendo e o estômago manda outra mensagem pro CÉREBRO: \n"Cara, ele não pára, socorro!!!" e o CÉREBRO manda outra mensagem pro RIM:\n"Véio, estica a baladeira, manda ver aí na filtragem!!!"\n\nO RIM filtra feito um louco, só q agora, o q ele expulsa não é o álcool, ele manda pra bexiga apenas ÁGUA (o líquido precioso do corpo). Por isso que as mijadas seguintes são\ntransparentes, porque é água. E quanto mais você continua bebendo, mas o organismo joga água pra fora e o teor de álcool no organismo aumenta e você fica mais bêbado.\n\nChega uma hora q você tá com o teor alcoólico tão alto q teu CÉREBRO desliga você. Essa é a hora que você desmaia... dorme... capota... Ele faz isso porque pensa:\n\n"Meu, o cara tá a fim de se matar, tá bebendo veneno pro corpo, vou apagar esse doido pra ver se assim ele pára de beber e a gente tenta expulsar esse álcool do corpo dele"\n\nEnquanto você está lá, apagado, o CÉREBRO dá a seguinte ordem pro sangue: \n"Bicho, apaguei o cara, agora a gente tem que tirar esse veneno do corpo dele. O plano é o seguinte, como a gente está com o nível de água muito baixo, passa em todos os órgãos e tira a água deles e assim a gente consegue jogar esse veneno fora".\n\nO SANGUE é como se fosse o "faz tudo" do corpo, ele obedece as ordens direitinho e por isso começa a retirar água de todos os órgãos. Como o CÉREBRO é constituído de 75% de água, ele é o que mais sofre com essa "ordem" e daí vêm as terríveis dores de cabeça da ressaca.\n\nEntão, sei que na hora a gente nem pensa nisso, mas quando forem beber, bebam de meia em meia hora um copo d'água, porque na medida que você mija, já repõe a água.\n\nSabia que tomar água na hora correta maximiza os cuidados no corpo humano?\n\n-2 copos de água depois de acordar ajuda a ativar os órgãos internos.\n-1 copo de água 30 minutos antes de comer ajuda na digestão.\n-1 copo de água antes de tomar banho ajuda a baixar a pressão sanguínea.\n-1 copo de água antes de ir dormir evita ataques do coração. "\n\nFonte: Vi esse post em outro grupo e fui atrás da fonte, só encontrei esse PDF da Cefet, mas não está dizendo exatamente de onde veio:\n\nhttp://adcefetrj.org.br/arquivos/informe_412.pdf</text:p>
          </table:table-cell>
          <table:table-cell office:value-type="float" office:value="225" calcext:value-type="float">
            <text:p>225</text:p>
          </table:table-cell>
          <table:table-cell office:value-type="float" office:value="71" calcext:value-type="float">
            <text:p>71</text:p>
          </table:table-cell>
          <table:table-cell office:value-type="string" calcext:value-type="string">
            <text:p>2018-06-13</text:p>
          </table:table-cell>
          <table:table-cell office:value-type="string" calcext:value-type="string">
            <text:p>19:17:42+0000</text:p>
          </table:table-cell>
        </table:table-row>
        <table:table-row table:style-name="ro1">
          <table:table-cell office:value-type="float" office:value="665" calcext:value-type="float">
            <text:p>665</text:p>
          </table:table-cell>
          <table:table-cell office:value-type="string" calcext:value-type="string">
            <text:p>320137168412206_447740722318516</text:p>
          </table:table-cell>
          <table:table-cell office:value-type="string" calcext:value-type="string">
            <text:p>[COLABORAÇÃO] \n\n"As drogas e a história da humanidade" (Carneiro, S. H., 2009)\n\nA vida humana interage num metabolismo complexo com toda a vida natural e, ao transformá- la, também transforma a si mesma. Das interações materiais, além da respiração, as\nmais importantes são as absorções de líquidos e sólidos pelo corpo: as ingestões. Essas substâncias saciam a sede, a fome e também servem para operar com múltiplos ignificados\nculturais de importância central na vida simbólica, religiosa, ideológica. Além dos alimentos em estrito senso, se encontram os alimentos-drogas, que produzem alterações da consciência e do humor e são também chamados de substâncias “psicoativas”. \n. \nOs vinhos, as cervejas e todos os fermentados alcoólicos, assim como muitas plantas, entre as quais a papoula, o cânhamo, o chá, o café, a coca, o guaraná e centenas de outras drogas vegetais psicoativas representaram na história da humanidade diversos papéis, todos com profunda relevância, pois alguns foram os grandes analgésicos, os inimigos da dor, física e espiritual, os grandes aliados do sono tranquilo, mas outros também, com usos opostos, os estimulantes e provedores de energias para a caça, o combate e a resistência cotidiana aos males e incômodos da vida.\n. \nAlém da água, do leite e do mel, o vinho é certamente a bebida mais importante das civilizações mediterrânicas e depois, por extensão, da cristandade. Outras substâncias, chamadas de “alucinógenas”, como cogumelos boreais, cactos americanos, cipós e folhas amazônicas, também têm usos sagrados, xamânicos ou iniciáticos na tradição mestiça da América (teonanactl, peiote, ayahuasca).\n. \nA questão do uso de drogas não se constitui, assim, \napenas como um “problema”, mas faz parte da cultura humana há milhares de anos como um instrumento de estímulo, consolo, diversão, devoção e intensificação do convívio social.\n.\nExistem, certamente, aqueles que se excedem. Os que até mesmo se destroem nos usos compulsivos e nas consequências sociais da negligência e da incúria. O excesso é sempre uma fronteira difícil de se calcular precisamente nas idiossincrasias de cada um e de cada sociedade em particular, nas fases da vida, nas formas de se autoconhecer.\n.\nLocalizar essa fronteira em cada um sempre foi um desafio da Psicologia, assim como da chamada “filosofia moral”. Afinal, o excesso ou o vício não são apanágios apenas das drogas, mas características incentivadas dos produtos da cultura material em geral numa lógica consumista do mercado capitalista.\n. \nDiante dos riscos dos maus usos das coisas em geral, e dos prazeres em particular, seja do vinho ou do ópio, da comida, da bebida ou da luxúria, abriu-se um intenso e interminável debate entre os filósofos, os médicos e os teólogos, funções que em muitas épocas eram difíceis de separar.\n.\nABSTINÊNCIA OU TEMPERANÇA?\nTal foi a questão que dividiu as águas e cuja resposta marcou quase um consenso da Filosofia moral da antiguidade, pois os abstencionistas, como os espartanos, por exemplo, se tornaram muito minoritários. Muitas obras na antiguidade foram intituladas como “banquete” (symposium), com o relato de diálogos que transcorriam ao final de uma comida no momento de se beber vinho. A palavra em grego, simpósio, significa literalmente beber junto”. A filosofia grega, em geral, considerou o vinho uma grande realização cultural humana cujo uso permitia conhecer melhor a si mesmo, servindo assim como um instrumento de educação dos cidadãos. Assim, Platão, Xenofonte, Epicuro, Plutarco e tantos outros vão exaltar a temperança como forma de gerir todos os prazeres, especialmente o da bebida. Equilíbrio, moderação, beber sem perder o autocontrole, tal era a lição clássica. Não abolir a tentação, mas domá-la.\n. \nO judaísmo, por sua vez, não só vê no vinho um alimento e um remédio, como o sacraliza, usando-o como um dos instrumentos de devoção. O cristianismo vai mais além e encarna no vinho a própria divindade. Na colonização europeia, a uva da vinha acompanha a cristianização, enfrentando-se sistematicamente com outras plantas associadas a divindades indígenas. Mas foi de uma planta do Extremo-Oriente, a cana-de-açúcar, que vieram a ser produzidas as duas drogas mais emblemáticas da era do mercado mundial – o açúcar e a aguardente –, desenhando e moldando com seu sistema produtivo tanto a escravidão africana como a incorporação do doce à dieta global, tanto\nas colônias da América como as manufaturas da Europa.\n. \nViciadas em açúcar, em aguardente, em tabaco, em café, em chá, em chocolate, em ópio, assim as populações mundiais expandiram o comércio exterior, alimentaram os tributos estatais, foram estimuladas nas fábricas e nas grandes plantações. A revolução do álcool destilado e dos psicoativos em geral, ocorrida desde o século XVII, foi um dos mais importantes fatores da história econômica, social e cultural na época moderna. Pela primeira vez, vários dos produtos excitantes ou sedativos do mundo estavam disponíveis como mercadorias para quase toda a população.\n.\nDiante do aumento do consumo de drogas da época moderna foram retomados os temas de um debate muito antigo sobre a adequação maior da abstinência ou da tolerância e da educação para a temperança. No mundo anglo-saxão, sob forte influência de correntes puritanas do metodismo e de outros grupos religiosos, uma frente política passou a defender, desde o século XIX, uma atitude extrema: a proibição do álcool, do tabaco, e de muitas outras drogas de uso recreativo. Essa posição venceu temporariamente nos Estados Unidos desde 1919 até 1933, com a Lei Seca proibindo a fabricação e a venda de bebidas alcoólicas. Mesmo com sua revogação, entretanto, o espírito puritano proibicionista continuou a influir desde então no mundo, tornando-se até mesmo doutrina oficial das Nações Unidas. \n. \nOrganismos da área da saúde, da educação, da pesquisa científica, dos direitos humanos e de defesa dos interesses de camponeses têm se associado para denunciar o caráter antidemocrático e completamente inviável da política belicista de uma guerra contra algumas drogas que pretende ser possível sua erradicação total. Até o presidente boliviano mascou na própria ONU uma das plantas que segundo a doutrina vigente se supõe que devam\nser erradicadas.\n.\nAs drogas, como fenômeno múltiplo, de utilizações diversas, metodismo e de outros grupos religiosos, uma frente política passou a defender, desde o século XIX, uma atitude extrema: a proibição do álcool, do tabaco, e de muitas outras drogas de uso recreativo. Essa posição venceu temporariamente nos Estados Unidos desde 1919 até 1933, com a Lei Seca proibindo a fabricação e a venda de bebidas alcoólicas. Mesmo com sua revogação, entretanto, o espírito puritano proibicionista continuou a influir desde então no mundo, tornando-se até mesmo doutrina oficial das Nações Unidas. Organismos da área da saúde, da educação, da pesquisa científica, dos direitos humanos e de defesa dos interesses de camponeses têm se associado para denunciar solução para o “problema” das drogas, muito menos “solução final”. O que, sim, é necessário é uma equiparação do estatuto das substâncias ditas ilícitas com o das lícitas.\n. \nO álcool, o tabaco e as drogas da indústria farmacêutica continuam sendo estimulados licitamente com publicidade e incentivos diversos. Outras substâncias, muitas com danos comparáveis muito inferiores (como derivados do cânhamo), continuam proibidas, mas são os primeiros produtos agrícolas da Califórnia e do Canadá em faturamento. Alguns países, de governos fundamentalistas, proíbem o álcool. Outros, ditatoriais, como a China, fuzilam milhares de pessoas a cada ano por acusações de uso ou comércio de drogas.\n. \nComo alternativa, devemos lembrar que, como já acontece, de forma registrada, há mais de dois milênios e meio, podem-se gerir as formas de uso das drogas, de forma a fazer prevalecer os valores da tolerância e da temperança, recusando assim a noção coercitiva totalitária da abstinência obrigatória para toda a sociedade.\n.\nTodas as drogas deveriam ser legalizadas, com regras estritas de controle de sua venda e de seu uso, com abolição da propaganda e, em vez dela, exigência de informação científica precisa sobre composição, efeitos e validade. Algumas se equiparariam mais aos remédios de uso controlado à venda apenas em farmácias, outras, como ocorre hoje com a cerveja, por exemplo, poderiam ter uma distribuição mais ampla. Sobre todas deveria se praticar e se educar para um ideal de busca do autocontrole e da temperança, uma educação para o uso equilibrado com a maior redução possível dos danos eventuais, como ocorre em relação a todas as atividades de risco.\n\nFonte: http://conselheiros6.nute.ufsc.br/ebook/medias/pdf/as_drogas_e_a_histaoria_da_humanidade_revista_dialogos.pdf</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2018-06-14</text:p>
          </table:table-cell>
          <table:table-cell office:value-type="string" calcext:value-type="string">
            <text:p>14:34:56+0000</text:p>
          </table:table-cell>
        </table:table-row>
        <table:table-row table:style-name="ro1">
          <table:table-cell office:value-type="float" office:value="385" calcext:value-type="float">
            <text:p>385</text:p>
          </table:table-cell>
          <table:table-cell office:value-type="string" calcext:value-type="string">
            <text:p>140665063189702_450267312065857</text:p>
          </table:table-cell>
          <table:table-cell office:value-type="string" calcext:value-type="string">
            <text:p>[COLABORAÇÃO] COMO OS PSICODÉLICOS AJUDAM OS NEURÔNIOS A CRESCER\n\nRecentemente um estudo científico publicado na revista Cell Reports acendeu mais ainda a chama dos estudos com psicodélicos no mundo. Foram dezenas de artigos postados sobre o assunto em várias fontes como Erowid, Multidisciplinary Association for Psychedelic Studies (MAPS), The Beckley Foundation e até mesmo nas grandes mídias como The Wall Street Journal, VICE e The Independent. Aqui vamos postar uma tradução de um desses artigos, escrito por Allison Feduccia, PhD, fundadora do site Psychedelic.Support e neurofarmacologista trabalhando no apoio aos ensaios clínicos com MDMA pela MAPS. \n\nA dica foi enviada pelo membro Guilherme Kfouri que entende que o estudo tem relação com as práticas budistas.\n\nExistem algumas partes do texto que são mais técnicas e podem não ser bem compreendidas por todos, para estes, recomendo que primeiramente leiam um texto aqui no grupo que explica sobre o funcionamento dos psicodélicos no cérebro:\nhttps://www.facebook.com/groups/320137168412206/permalink/399806680445254/\n______________________\n\n"Uma pergunta comum sobre a recente onda de pesquisa psicodélica é: “como essas substâncias que alteram a mente funcionam no cérebro para produzir uma rápida redução de sintomas e melhorias duradouras para uma variedade de distúrbios mentais?”. Fundamos hipóteses e pura especulação, não tivemos evidências experimentais suficientes sobre psicodélicos para extrair quaisquer alegações sobre os mecanismos responsáveis ​​pela resposta terapêutica. MDMA e psilocibina, ambos mostrando resultados promissores em ensaios clínicos, são duas drogas muito diferentes, em termos de como elas fazem as pessoas se sentirem e como agem no cérebro.\n\n- É possível que exista um mecanismo comum no cérebro subjacente aos efeitos terapêuticos de todos os psicodélicos?\n\nNovos achados publicados por Ly et al. na proeminente revista científica Cell Reports são os primeiros a mostrar que psicodélicos clássicos (DMT, LSD, psilocina), análogos de anfetaminas (MDMA, DOI) e ibogaína convergem em um alvo no cérebro para promover a neuroplasticidade [1]. Esse é um achado notável porque a depressão e os distúrbios relacionados ao estresse, por exemplo, o TEPT, podem causar uma perda de conectividade sináptica - a principal maneira pela qual os neurônios e as células de suporte se comunicam [2, 3]. Os pesquisadores mostraram que quando os neurônios corticais de ratos foram colocados em um prato com cada uma das substâncias mencionadas anteriormente, o número e a complexidade dos ramos e arbustos dendríticos aumentaram muito, significando que os neurônios estavam mudando sua estrutura para fazer novas conexões. Você pode pensar em uma árvore sendo aspergida com fertilizante natural que causa o aparafusamento de novos galhos e folhas para suportar o funcionamento ideal de todo o sistema. A reversão da perda sináptica também é observada com ketamina e drogas antidepressivas, e pensadas como a principal maneira de reduzir os sintomas de depressão [4, 5].\nO grupo de pesquisa da Universidade da Califórnia mostrou que as propriedades de aumento de crescimento neuronal dessas substâncias ocorrem dentro de um cérebro de ratos, e não apenas em células. O DMT infundido no córtex pré-frontal de ratos, uma região do cérebro que exibe uma perda em neurônios em pacientes com doenças neuropsiquiátricas, induziu o crescimento de espinhas dendríticas comparável à ketamina. O conjunto de experimentos bem controlados demonstra que essas drogas de fato convergem em uma via de sinalização específica que se sabe estar envolvida na plasticidade estrutural, e os efeitos são conservados entre ratos e moscas. Como documentado anteriormente [6, 7], as substâncias aumentam o fator neurotrópico derivado do cérebro através do sistema de serotonina ou aumentando os níveis de glutamato, e agora essa nova evidência aponta como o cérebro é estruturalmente e funcionalmente modificado para produzir efeitos antidepressivos de ação rápida.\n\n- A neuroplasticidade e o surgimento de novas espinhas dendríticas é a base para novas aprendizagens.\n\nSubstâncias que podem promover a aquisição de novos comportamentos e maneiras de pensar são benéficas para o tratamento de distúrbios mentais, e podem aliviar repetidas voltas negativas de pensamentos, ruminação excessiva e possibilitar mudanças comportamentais positivas. Esses experimentos demonstram neuroadaptações estimuladas por muitos psicodélicos diferentes, que seguem um cronograma similar ao rápido início dos efeitos terapêuticos, com ganhos duradouros, mesmo depois que a droga deixou o corpo. Os autores cunharam um novo termo para descrever esses compostos relacionados, que podem se tornar moda se esses mecanismos subjacentes se mostrarem corretos em humanos. "Para classificar o crescente número de compostos capazes de promover rapidamente a plasticidade induzida, introduzimos o termo" psicoplastogênio ", a partir das raízes gregas psych- (mente), -plast (moldada) e -gen (produção)" [1].\n\nPor mais empolgantes que esses achados sejam, devemos ser cautelosos ao extrapolar resultados de roedores e moscas para humanos. Pouca pesquisa com psucodélicos foi feita em humanos com de neuroimagem. Sabe-se mais sobre a ketamina, que demonstrou reverter as deficiências de conectividade funcional em pacientes com transtorno depressivo [8]. O mesmo poderia ser verdade para os outros psicodélicos? O estudo publicado no Cell Reports também não aborda o componente adicional da terapia que é usado em testes em humanos com terapia assistida por psicodélicos. No entanto, se as redes neurais estão preparadas para a mudança ou para a nova aprendizagem, então o processamento autodirigido ou orientado pelo terapeuta das memórias emocionais poderia guiar as adaptações neuronais em uma direção que apoia a mudança comportamental positiva. Os resultados duradouros após a psicoterapia assistida por MDMA, por exemplo, sugerem que os circuitos cerebrais foram modificados de alguma forma [9].\n\nEste estudo rigoroso e bem projetado é particularmente notável no presente porque muitos cientistas e médicos ainda são céticos sobre os grandes efeitos dos psicodélicos mostrados em ensaios clínicos recentes. Ao entender os mecanismos neurobiológicos, a crença no potencial terapêutico dessas substâncias provavelmente se propagará rapidamente entre as comunidades científicas, como ocorre com a ketamina e a cannabis. O corpo de conhecimento em expansão sobre mecanismos de resposta terapêutica ajudará a afinar os tratamentos e possivelmente auxiliará na descoberta de novas drogas para uso em medicina psiquiátrica."\n\nFONTE:\n- https://psychedelic.support/resources/how-psychedelics-help-neurons-grow/\n\nESTUDO COMPLETO:\n- https://www.cell.com/cell-reports/fulltext/S2211-1247(18)30755-1\n______________________\n\nOUTROS ARTIGOS SOBRE O ESTUDO:\n- http://beckleyfoundation.org/2018/06/13/psychedelics-promote-neural-plasticity/\n\n- https://www.independent.co.uk/news/health/psychedelic-drugs-brain-repair-lsd-depression-anxiety-lsd-dmt-amphetamines-ketamine-a8395511.html\n\n- https://motherboard.vice.com/en_us/article/8xeenb/lsd-dmt-neuroplasticity-depression-ptsd\n\n- https://www.sciencedaily.com/releases/2018/06/180612185207.htm\n\n- http://www.latimes.com/science/sciencenow/la-sci-sn-psychedelic-drugs-brain-20180612-htmlstory.html\n\n- https://www.psypost.org/2018/06/psychedelic-drugs-like-dmt-lsd-promote-neural-plasticity-brain-51459\n\n- https://www.livescience.com/62802-psychedelic-drugs-change-nerve-cells.html\n______________________\n\nREFERÊNCIAS:\n\n1.Ly, C. Greb, AC, Cameron, P, Wong, JM, et al. “Psychedelics Promote Structural and Functional Neural Plasticity.” Cell Reports 23 (2018): 3170-3182.\n\n2.Arnsten, Amy FT. “Stress signalling pathways that impair prefrontal cortex structure and function.” Nature Reviews Neuroscience10, no. 6 (2009): 410.\n\n3.Christoffel, Daniel J., Sam A. Golden, and Scott J. Russo. “Structural and synaptic plasticity in stress-related disorders.” Reviews in the neurosciences22, no. 5 (2011): 535-549.\n\n4.Browne, Caroline Ann, and Irwin Lucki. “Antidepressant effects of ketamine: mechanisms underlying fast-acting novel antidepressants.” Frontiers in pharmacology4 (2013): 161.\n\n5.Li, Nanxin, Boyoung Lee, Rong-Jian Liu, Mounira Banasr, Jason M. Dwyer, Masaaki Iwata, Xiao-Yuan Li, George Aghajanian, and Ronald S. Duman. “mTOR-dependent synapse formation underlies the rapid antidepressant effects of NMDA antagonists.” Science329, no. 5994 (2010): 959-964.\n\n6.Nichols, Charles D., and Elaine Sanders-Bush. “A single dose of lysergic acid diethylamide influences gene expression patterns within the mammalian brain.” Neuropsychopharmacology26, no. 5 (2002): 634.\n\n7.Young, M. B., R. Andero, K. J. Ressler, and L. L. Howell. “3, 4-Methylenedioxymethamphetamine facilitates fear extinction learning.” Translational psychiatry5, no. 9 (2015): e634.\n\n8.Abdallah, Chadi G., Lynnette A. Averill, Katherine A. Collins, Paul Geha, Jaclyn Schwartz, Christopher Averill, Kaitlin E. DeWilde et al. “Ketamine treatment and global brain connectivity in major depression.” Neuropsychopharmacology42, no. 6 (2017): 1210.\n\n9.Mithoefer, M. C., M. T. Wagner, A. T. Mithoefer, L. Jerome, S. F. Martin, and B. Yazar-Klosinski. “Durability of improvement in PTSD symptoms and absence of harmful effects or drug dependency after MDMA-assisted psychotherapy: A prospective long-term follow-up study.” J Psychopharmacol27, no. 1 (2013): 28-39.</text:p>
          </table:table-cell>
          <table:table-cell office:value-type="float" office:value="213" calcext:value-type="float">
            <text:p>213</text:p>
          </table:table-cell>
          <table:table-cell office:value-type="float" office:value="62" calcext:value-type="float">
            <text:p>62</text:p>
          </table:table-cell>
          <table:table-cell office:value-type="string" calcext:value-type="string">
            <text:p>2018-06-17</text:p>
          </table:table-cell>
          <table:table-cell office:value-type="string" calcext:value-type="string">
            <text:p>17:39:38+0000</text:p>
          </table:table-cell>
        </table:table-row>
        <table:table-row table:style-name="ro1">
          <table:table-cell office:value-type="float" office:value="1380" calcext:value-type="float">
            <text:p>1380</text:p>
          </table:table-cell>
          <table:table-cell office:value-type="string" calcext:value-type="string">
            <text:p>140665063189702_451537598605495</text:p>
          </table:table-cell>
          <table:table-cell office:value-type="string" calcext:value-type="string">
            <text:p>[COLABORAÇÃO] ENTREVISTA COM RHANA HASHEMI – COMO ABORDAR O TEMA DE DROGAS NAS ESCOLAS?\n\nA maioria dos membros provavelmente já experimentou alguma forma de educação sobre drogas que focava apenas para a abstinência na escola. O PROERD é um exemplo. Esses programas têm se mostrado ineficazes [1], e podem até contribuir com o aumento [2] do uso de drogas entre os estudantes.\n\nIsso deixa muitos pais e educadores sem saber muito bem o que fazer. Mas também criou um caminho para a próxima geração de educadores de drogas. Rhana Hashemi [3] é coordenadora para programas e serviços relacionados a álcool e outras drogas na Oakland Unified School District [4]. Mas, para seus alunos, ela é apenas "a senhora das drogas". Ela é uma das educadoras que se aproximam com uma abordagem matizada, quebrando o molde de "apenas diga não".\n\nRecentemente ela deu uma entrevista muito interessante para o site Psymposia, traduzida abaixo:\n\n-&gt;Psymposia: Você fornece às crianças um tom diferente de educação sobre drogas. Antes de nos aprofundarmos na sua abordagem, como foi a sua educação sobre drogas?\n\n-&gt;Rhana Hashemi: Foi na maior parte tentativa e erro. Aos 18 anos, tive uma inflamação no fígado e muitos relacionamentos frustrados. Foi principalmente devido ao meu uso de álcool. E foi em parte devido ao fato de minha identidade ser uma “garota de festas” - uma usuária de drogas que não tinha limites. Então, pensando bem, eu estava tentando encontrar algo pelo qual eu era reconhecida. Algo que era somente eu. Foi uma maneira muito destrutiva de tentar encontrar algo em que eu era boa. Mas chegou um ponto em que meu corpo não podia mais aguentar.\nNa faculdade, vi pessoas ao meu redor que estavam usando álcool como eu usava no ensino médio. E eu fiquei tipo, "Espera, não era somente eu que fazia isso, mas todos ao meu redor." Eu tinha amigos que se juntaram a esse estilo e eu os assistia serem iniciados na cultura do consumo de drogas de uma forma que foi muito equivocada. Quando me transferi para a UC Berkeley, também vi pessoas usando drogas da mesma maneira. Isso quebrou o mito de que os usuários de drogas estavam condenados a fracassar. Porque agora eu via os estudantes de elite na UC Berkeley bebendo, fumando e todas outras coisas ditas como de pessoas fracassadas.\n\nP: Como esse mito afetou sua própria visão sobre os usuários de drogas antes de mudar seu ponto de vista?\n\nR: Alguns dos amigos que eu cresci tiveram overdose, outros eu não sei onde estão, outros ficaram sóbrios. E eu culpei a mim e a todos nós pelas escolhas que fizemos. Por muitos dos resultados. Porque nos disseram, se você usa drogas, você vai falhar, você não vai conseguir um emprego e todas aquelas histórias que ouvimos. E agora estou vendo contradições aparecerem enquanto estou avançando na vida. Vendo que o uso de drogas está em toda parte e as pessoas são apenas ignorantes.\nUma professora me perguntou no meu primeiro ano de faculdade qual era a minha visão. E acabei de pensar em algo que me afetou pessoalmente: a ausência de educação.\n\nP: O que você acha dos programas de educação sobre drogas exclusivamente para abstinência, como o DARE (O PROERD internacional)? Você sente que eles estão caindo no esquecimento, ou que eles ainda são bastante prevalentes?\n\nR: O DARE não está mais recebendo financiamento do Estado. Há estudos no início dos anos 2000 que o DARE realmente aumentou o uso de drogas [2] . O DARE e todos esses programas que adotam uma abordagem baseada apenas na abstinência resultam em uma dissonância cognitiva onde os alunos sentem que não podem confiar nos adultos. Porque o que eles veem na realidade e o que eles veem na escola contradizem um ao outro. Eles aprendem que aquilo é ruim, mas ao sair para a realidade veem as pessoas usando. Pessoas próximas como os seus parentes.\n\nP: Quem ainda está investindo em educação sobre drogas apenas para abstinência?\n\nR: Pais. Administradores escolares. Pessoas com poder no governo.\n\nP: E essas pessoas são agentes secretos na Guerra às Drogas? Ou é mais fácil ensinar educação somente sobre abstinência?\n\nR: É fácil. Você está enviando esta mensagem de que as drogas são ruins. Você está satisfazendo um público muito grande que quer ouvir que as drogas são ruins.\nVocê pode estar atrasando o uso de muita gente. Mas você também está desconectando todas as crianças que estão usando. Ou quem foi afetado pelo uso. Os que mais sofrem são os que não são incluídos nessa conversa.\nE eu acho que as pessoas têm boas intenções. As pessoas não estão necessariamente pregando “Apenas diga não” porque elas são más ou maliciosas. As pessoas viram danos em primeira mão que vêm com uso problemático de drogas. Agora, onde eu discordo é que não acho que o uso problemático de drogas seja inerente a todo uso de drogas.\n\nP: Há muita coisa errada com a maneira como educamos as crianças sobre as drogas. Há alguma boa noticia?\n\nR: Pelo que vi, os adultos e os professores desistiram. Eles realmente não sabem o que fazer. Então, eles estão abertos a abordagens mais criativas.\n\nP: Abordagens criativas como a sua. Você pode falar sobre como é seu programa de educação em drogas?\n\nR:Eu sou uma “técnica da vida” para estudantes que usam substâncias. Assim, a maioria deles é encaminhada pelo sistema escolar como alternativa a suspensão ou expulsão. Eles trabalham comigo para ajudá-los a identificar sua necessidade de usar a droga, e eu lhes ensino formas alternativas. Como, "Além de drogas, aqui estão algumas outras ferramentas que você pode usar para socializar, para se comunicar, para relaxar."\nEu entendo a perspectiva de que o uso de drogas realmente nos ajuda a entender o que estamos perdendo ou precisando na vida. E nem sempre é necessário eliminar as drogas, mas ter uma maior consciência do que você está procurando nessa experiência. Então, tenha um espaço para refletir se isso não é mais o que você está conseguindo - seja um problema de tolerância ou uma mudança de circunstâncias.\n\nP: É interessante mencionar que não é necessariamente cortar substâncias completamente, mas sim fazer check-ins com você mesmo.\n\nR: A coisa mais poderosa sobre o trabalho com esses alunos é que eles precisam falar sobre isso. E apenas falar sobre o uso de drogas é muito curador. Isso lhes permite pensar criticamente sobre o que estão fazendo e por que estão fazendo isso. É tão tabu e a maioria dos jovens não sente que pode falar com um adulto que não vai julgá-los ou, mais do que qualquer coisa, tentar mudá-los.\nEntão, eu digo a eles que não estou aqui para dizer a eles para não usarem drogas, que estou aqui para aprender porque eles gostam de usar drogas e ver o que eles já sabem sobre a droga. Estamos realmente criando círculos de discussão para usuários de drogas nas escolas.\n\nP: Sua educação é fortemente focada na ideia de “redução de danos”, em oposição à “abstinência”. O que “redução de danos” significa para você?\n\nR: Redução de danos é sobre o amor. É sobre a aceitação de uma pessoa. Contanto que eles não estejam machucando outras pessoas. Redução de danos é realmente sobre onde uma pessoa está em sua vida. E, "Eu os amo, não preciso mudá-los". Estamos tentando oferecer apoio, recursos e ferramentas para que as pessoas sintam que são cuidadas, não importa o que estejam fazendo. Eles ainda pertencem e fazem parte da nossa comunidade. \nA abstinência é baseada no medo. Como, “Oh, nós não podemos ter relacionamentos saudáveis ​​com substâncias, então não vamos reconhecer nenhum benefício que as pessoas possam ter. Vamos definir uma linha dura. ” Isso simplesmente não prepara as pessoas para as realidades de tomar uma decisão relacionada à droga.\n\nP: É confuso para estudantes do ensino médio, eu acho. Porque você pode ter algumas experiências realmente profundas com drogas. E ter que esconder essas experiências de adultos é muito estranho.\n\nR: Sim. Há tanto estigma associado ao uso de drogas que eles se sentem envergonhados e julgados por seus pares. Então, eles se isolam apenas para as pessoas que estão usando drogas e nenhum deles está realmente falando ou refletindo ou usando com consciência. Porque nunca foram ensinados a usar drogas. Eles se educam uns aos outros, mas não recebem formas formais de como fazer isso. \n\nP: Você acha que, à medida que mais pesquisas científicas surgirem sobre drogas, será mais fácil ensinar aos alunos?\n\nR: Eu não sei se é a pesquisa que vai fazer isso. Eu acho que são apenas pessoas se juntando e tendo conversas, e documentando essas conversas. Para mim, a educação sobre drogas precisa ser criada por usuários de drogas. E, no caso mais ideal, entregue pelos alunos.\nQuando se trata de crianças, elas se relacionam com histórias. Eles se relacionam com experiências pessoais. Eu poderia ir lá e ensinar as crianças sobre fisiologia e neuroreceptores, e algumas crianças podem captar isso. Mas não a maioria deles. É realmente apenas sobre como você está fazendo com que elas se sintam. Elas estão com tanto medo que eu sou apenas outro adulto, tentando tirar algo que os faz se sentir bem.\n\nP: Qual é a coisa mais importante para adultos e educadores pensarem quando falam sobre drogas com crianças e adolescentes?\n\nR: Eu acho que o aspecto mais importante de qualquer cura e manter os jovens a salvo do uso problemático de drogas é fazer as pessoas sentirem que pertencem a alguma coisa. Certificando-se de que eles se sentem que têm valor. O que podemos fazer quando adultos é dizer que eles são parte de algo realmente importante. Tipo: “Ei, não sabemos como resolver esse problema, mas sentimos que você pode contribuir muito. Você pode ser um recurso para nós? “\n\nP: O que você acha mais pessoalmente gratificante sobre sua abordagem à educação sobre drogas?\n\nR: Você está tocando em um assunto underground ou tabu formal em um ambiente educacional. E, de repente, todos os alunos que não são tradicionais têm mais a dizer. E é aí que o trabalho é mais importante para mim. Ser capaz de envolver alunos não tradicionais em tópicos educacionais. Eu digo a eles o tempo todo: "Nós não seríamos capazes de lidar com o abuso de substâncias por adolescentes se não fosse por vocês". É uma maneira de trazer valor e propósito para os alunos que não são neurotípicos (aquele que aparentemente não é acometido por nenhuma psicopatologia, isto é, doença ou síndrome) - que é a minha própria experiência no ensino médio.\n\nFONTE:\nhttps://www.psymposia.com/magazine/how-should-we-be-teaching-students-about-drugs/\n\nREFERÊNCIAS:\n[1] - https://www.scientificamerican.com/article/why-just-say-no-doesnt-work/\n[2] - http://content.time.com/time/nation/article/0,8599,99564,00.html\n[3] - http://thedruglady.org/about-me\n[4] - https://www.ousd.org/</text:p>
          </table:table-cell>
          <table:table-cell office:value-type="float" office:value="89" calcext:value-type="float">
            <text:p>89</text:p>
          </table:table-cell>
          <table:table-cell office:value-type="float" office:value="25" calcext:value-type="float">
            <text:p>25</text:p>
          </table:table-cell>
          <table:table-cell office:value-type="string" calcext:value-type="string">
            <text:p>2018-06-19</text:p>
          </table:table-cell>
          <table:table-cell office:value-type="string" calcext:value-type="string">
            <text:p>11:05:24+0000</text:p>
          </table:table-cell>
        </table:table-row>
        <table:table-row table:style-name="ro1">
          <table:table-cell office:value-type="float" office:value="228" calcext:value-type="float">
            <text:p>228</text:p>
          </table:table-cell>
          <table:table-cell office:value-type="string" calcext:value-type="string">
            <text:p>140665063189702_451258215300100</text:p>
          </table:table-cell>
          <table:table-cell office:value-type="string" calcext:value-type="string">
            <text:p>[COLABORAÇÃO] AGORA CHAMAMOS BAD TRIPS DE EXPERIÊNCIAS DESAFIADORAS. O QUE PODE DAR ERRADO NISSO?\n\nO texto abaixo é de ninguém mais ninguém menos que Rick Strassman, um médico especializado em psiquiatria e em pesquisa clínica em psicofarmacologia. Ele também é o autor de "DMT: A Molécula do Espírito" (disponível no NetFlix e Youtube – recomendadíssimo por sinal), que resume sua pesquisa acadêmica em DMT e inclui suas próprias reflexões e conclusões baseadas nesta pesquisa. Entre 1990 e 1995, o Dr. Strassman ajudou 60 pacientes a “entrar no vazio” e documentou suas experiências na Faculdade de Medicina da Universidade do Novo México.\n\nNesse artigo ele fala de um assunto muito importante e que abriu muito a minha mente depois de ler e traduzir para postar. Sem perceber, após ler tantos artigos sobre psicodélicos, eu me rendi a chamar as bad trips de experiências difíceis. Parecia tentador e mais correto dizer assim. Depois de frases como a do Gabor Maté que se resume em “bad trips não existem, são coisas que você precisava passar”, isso se tornou padrão no meu discurso sobre essas experiências e é padrão em tudo que é blog/site/jornal/revista que fala sobre os psicodélicos. Mas onde está o erro nisso? Bom, deixo o titio Rick contar para vocês:\n\n“A reação contra a ampla disponibilidade biomédica de drogas psicodélicas é provável em algum momento. No entanto, podemos tomar medidas que minimizem as causas de uma possível reação adversa. Um desses passos é evitar o exagero. Qualquer falha em manter o rigor intelectual e a honestidade em um campo tão controverso não servirá bem à comunidade de pesquisadores quando a cobertura da mídia ficar negativa por qualquer motivo. A pior coisa que podemos ouvir é: "Você não foi honesto em retratar os benefícios e os riscos".\n\nEu vejo pelo menos três fenômenos relacionados à biomedicalização de drogas psicodélicas, onde o excesso pode voltar para nos assombrar.\n\n1) Renomeação de efeitos adversos de drogas psicodélicas como “experiências desafiadoras”;\n2) Não clínicos que defendem mudanças de políticas com implicações clínicas - especificamente tentativas de reprogramar psicodélicos;\n3) Homogeneizar tradições religiosas muito díspares, propondo que todos compartilham um "núcleo místico comum".\n\nEu apresentei argumentos contra a abordagem “um-modelo-serve-para-todos” [1] da experiência espiritual, mas não abordei explicitamente seu potencial de gerar reações adversas. Todas as tradições religiosas levam um sério ressentimento para aqueles que estão fora do seu rebanho, dizendo-lhes sobre o que sua tradição é realmente baseada. Eles veem tais tentativas como teologicamente insustentáveis ​​na melhor das hipóteses, e heréticas ou blasfêmias na pior das hipóteses. Estaremos em terreno muito mais firme e mais honesto, mantendo uma apreciação clara das variedades das experiências religiosas (isto é, as diferenças entre elas). O fundamentalismo, mesmo de uma variedade “tudo é um”, inevitavelmente gera uma reação violenta.\n\nRenomear efeitos adversos de drogas psicodélicas como “experiências desafiadoras” minimiza, quase banaliza, seus efeitos negativos. Isso pode resultar em um subdiagnóstico e subtratamento de sérios efeitos colaterais psiquiátricos e fornecer as bases para uma cobertura negativa da mídia e decisões regulatórias restritivas.\n\nDurante a primeira onda de uso psicodélico generalizado - dentro e fora da comunidade médica - as reações negativas foram chamadas de “efeitos adversos” e “bad trips”, respectivamente. Estas foram reações altamente angustiantes e mal adaptativas à experiência da droga.\nAntes de começar minha pesquisa com o DMT, sabia que qualquer solicitação para administrar o DMT seria recebida com preocupações sobre segurança. As pessoas poderiam receber drogas psicodélicas sem causar efeitos adversos? Antecipando essa resposta, em 1984 publiquei uma revisão [2] resumindo as descobertas de centenas de relatos de reações adversas a psicodélicos dentro e fora do ambiente de pesquisa. Concluí que, no ambiente de pesquisa, os voluntários que foram cuidadosamente selecionados, supervisionados e acompanhados sofreram muito poucas reações adversas graves.\n\nNo entanto, na população em geral, centenas de milhares de pessoas usavam drogas psicodélicas de qualidade desconhecida, combinando-as com álcool ou outras drogas, em estados de instabilidade psiquiátrica pré-existente. Aqui, muitos problemas sérios ocorreram em muitas pessoas. Estas foram síndromes psiquiátricas graves desencadeadas ou agravadas pela ingestão de uma droga psicodélica: psicose, mania, depressão, tentativas de suicídio ou realizações, muitas vezes exigindo internação psiquiátrica e medicação. (Mais tarde, flashbacks [agora chamados de Transtorno perceptivo persistente por alucinógenos ou HPPD] se juntaram à lista. Estes foram espontâneos, inesperados, geralmente menos intensos reexperimentando certos elementos de uma experiência psicodélica de drogas anteriores; por exemplo, efeitos perceptuais ou emocionais). Observei ainda a utilidade de caracterizar esses efeitos ao longo de uma linha do tempo - aguda, subaguda e crônica.\n\nAs “bad trips” foram definidas em um sentido mais holístico, mas ainda assim realista, do grau de deficiência que se pode sentir. Pânico agudo, medo, confusão, depressão e tendências suicidas, pensamentos e comportamentos grandiosos e / ou paranoicos. "Falar" foi o remédio mais comum oferecido, e quando combinado com o tempo, foi geralmente eficaz para reações leves a moderadas.\n\nHistórias de horror de bad trips no cenário de uso descontrolado apareceram na mídia durante os anos 1960 e início dos anos 1970. Esses relatos fascinaram os leitores com relatos de assassinatos, suicídios e outras reações severas e altamente perturbadoras ao estado de drogas psicodélicas. Essa ênfase em eventos raros, porém alarmantes, convenceu os reguladores de que uma emergência de saúde pública estava em andamento e exigia uma ação imediata. Isso, apesar de dados tranquilizadores provenientes de centros de pesquisa sobre segurança geral e utilidade clínica promissora.\n\nAgora, tanto a pesquisa quanto as doses não-pesquisadas de psicodélicos que estão sendo usadas são substancialmente mais baixas do que aquelas previamente tomadas ou administradas. Isso necessariamente reduz a frequência e a intensidade dos efeitos adversos. Além disso, os papéis críticos de set &amp; setting são muito melhor compreendidos, apreciados e sistematicamente aplicados. No campo, os primeiros socorros psicológicos mais sofisticados evoluíram e estão mais prontamente disponíveis.\n\nNo entanto, isso não significa que os efeitos adversos graves para os psicodélicos tenham desaparecido. Acreditar que eles desapareceram pode resultar da renomeação de reações adversas a drogas psicodélicas como “experiências desafiadoras”. Essa noção está evoluindo e se espalhando com pouca resistência. Por exemplo, agora vemos o desenvolvimento, uso e publicação de dados gerados por um "questionário de experiência desafiadora" [3].\n\nOs dados utilizados no desenvolvimento deste, e a escala de avaliação que o mede, vieram de respostas de pesquisas online de uma amostra de usuários de drogas psicodélicos auto selecionados. Esses entrevistados descreveram a natureza, a prevalência, a gravidade, o gerenciamento e o impacto de suas experiências negativas. Embora relativamente comuns, a maioria das reações negativas foi breve. Aquelas que não eram, eram muitas vezes o ímpeto para o "crescimento psicológico pessoal". Assim, nasceu a ideia de "experiências desafiadoras". No entanto, estou preocupado com o fato de que essa tentativa de incorporar efeitos negativos - assim como as tentativas de incorporar os positivos - possa ser um caso de dourar o lírio. Pode causar consequências inesperadas no caminho. Isto é porque falta a honestidade rigorosa exigida neste campo controverso.\n\nTodos nós podemos nos relacionar com a noção de experiências desafiadoras. Experiências desafiadoras são compreensíveis e não são particularmente ameaçadoras. Quem não as encontra quase todos os dias? É uma noção dominante e desmistificada. Um pneu furado é uma experiência desafiadora. Quando aplicado a efeitos adversos de drogas psicodélicas, drena grande parte do medo e confusão de algo tão sinistro. No entanto, poderíamos também chamar um ataque cardíaco causado por um medicamento prescrito de uma experiência desafiadora? É aqui que está o problema.\n\nNo caso de uma reação negativa aos psicodélicos, quando uma experiência desafiadora é apenas desafiadora? Ansiedade moderada de curta duração? Choro inconsolável? Várias horas de dança hipercinética girando fora de contato com seu ambiente? Sendo enrolado em uma bola recusando qualquer contato? E quanto tempo até o desafio se tornar adverso? 10 minutos? Uma hora? Um dia? Uma semana? Embora seja verdade que muitos efeitos adversos leves podem ser gerenciados sem o recurso a medicação ou hospitalização psiquiátrica, quantas pessoas estão sendo subdiagnosticadas e subtratadas, porque suas reações são consideradas desafiadoras e não adversas?\nAlém disso, concluir a partir de dados de pesquisas on-line que os efeitos adversos aos psicodélicos podem levar ao crescimento pessoal dá uma falsa impressão. Embora seja certamente verdade, também relega relatos que não se alinham com o objetivo de integrar drogas psicodélicas. Esses dados de pesquisa on-line não representam o mundo real do uso de drogas psicodélicas.\n\nRecebo regularmente um pequeno, mas constante, número de e-mails de parentes e amigos daquele cujo uso excessivo de psicodélicos levou a reações psicológicas e/ou comportamentos que exigiam prisão, hospitalização ou ambos. Esses indivíduos não teriam ouvido falar nem seriam capazes de responder a essa pesquisa online. Em outras palavras, aqueles cujos efeitos adversos foram resolvidos são muito mais propensos a responder a tal pesquisa do que aqueles cujos efeitos adversos não o fizeram.\n\nJá temos um termo clínico bem estabelecido, validado consensualmente e útil, que se estende por todas as disciplinas da medicina clínica: efeitos adversos de drogas. Eles ocorrem em cardiologia, imunologia, dermatologia e psiquiatria. Não há necessidade de inventar um novo termo. Os riscos associados à banalização de reações negativas sérias aos psicodélicos superam qualquer benefício associado à incorporação desses efeitos à mídia ou à redução do estigma naqueles que sofrem com eles.\n\nPode ser relevante notar que a noção de experiências desafiadoras foi concebida e promulgada por psicólogos pesquisadores, em vez de por médicos psiquiátricos. Os psicólogos da pesquisa têm menos experiência clínica em lidar com efeitos médicos adversos de qualquer tipo de droga. Assim, eles podem não apreciar completamente o impacto perigoso de conceitualmente conflitar com efeitos adversos menos sérios.\n\nComo observei acima, há implicações no tratamento de renomear as reações adversas aos psicodélicos como simplesmente desafiadoras. Nem cuidadores nem aqueles para quem eles estão cuidando podem querer tratar (ou aceitar tratamento para) um estado que é simplesmente desafiador, em vez de, digamos, “brevemente psicótico”. Nem alguém por si só buscará a ajuda de que eles possam precisar se rotular um efeito adverso grave como simplesmente desafiador. Em todos estes casos, o resultado pode ser o diagnóstico tardio e tratamento adequado, e mais graves e difíceis de tratar condições.\n\nA ressignificação das reações adversas aos psicodélicos como experiências desafiadoras é bem-intencionada, na medida em que o objetivo final é uma maior disponibilidade do estado psicodélico das drogas em um modelo biomédico regulado. No entanto, vejo essa aparente minimização dos efeitos adversos como um potencial elo fraco no esforço de integrar os psicodélicos e protegê-los contra a reação adversa. A renomeação dos efeitos adversos das drogas não alterará sua prevalência nem sua necessidade de tratamento. Semear confusão conceitual e clínica parece-me mal aconselhado. O subdiagnóstico e o subtratamento podem levar a resultados negativos mais graves e à cobertura da mídia. Isso, então, atrairá mais escrutínio de reguladores já céticos em relação à acessibilidade mais ampla dos psicodélicos.”\n_________________\n\nFONTE:\nhttps://www.rickstrassman.com/misguided-mainstreaming-of-psychedelic-drugs-challenging-experiences/\n\nREFERÊNCIAS:\n\n[1] - https://www.rickstrassman.com/mainstreaming-psychedelics-secularizing-spirituality-with-the-aid-of-eastern-religion/\n\n[2] - https://www.researchgate.net/publication/16812725_Adverse_reactions_to_psychedelic_drugs_A_review_of_the_literature\n\n[3] - https://www.ncbi.nlm.nih.gov/pubmed/27856683</text:p>
          </table:table-cell>
          <table:table-cell office:value-type="float" office:value="95" calcext:value-type="float">
            <text:p>95</text:p>
          </table:table-cell>
          <table:table-cell office:value-type="float" office:value="62" calcext:value-type="float">
            <text:p>62</text:p>
          </table:table-cell>
          <table:table-cell office:value-type="string" calcext:value-type="string">
            <text:p>2018-06-19</text:p>
          </table:table-cell>
          <table:table-cell office:value-type="string" calcext:value-type="string">
            <text:p>02:04:04+0000</text:p>
          </table:table-cell>
        </table:table-row>
        <table:table-row table:style-name="ro1">
          <table:table-cell office:value-type="float" office:value="611" calcext:value-type="float">
            <text:p>611</text:p>
          </table:table-cell>
          <table:table-cell office:value-type="string" calcext:value-type="string">
            <text:p>320137168412206_453787121713876</text:p>
          </table:table-cell>
          <table:table-cell office:value-type="string" calcext:value-type="string">
            <text:p>[COLABORAÇÃO] LEGALIZAÇÃO? DESCRIMINALIZAÇÃO? DESPENALIZAÇÃO?\n\nConceitos básicos que os usuários devem ter na ponta na língua!</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2018-06-21</text:p>
          </table:table-cell>
          <table:table-cell office:value-type="string" calcext:value-type="string">
            <text:p>20:33:40+0000</text:p>
          </table:table-cell>
        </table:table-row>
        <table:table-row table:style-name="ro1">
          <table:table-cell office:value-type="float" office:value="1024" calcext:value-type="float">
            <text:p>1024</text:p>
          </table:table-cell>
          <table:table-cell office:value-type="string" calcext:value-type="string">
            <text:p>190192181593597_456388511453737</text:p>
          </table:table-cell>
          <table:table-cell office:value-type="string" calcext:value-type="string">
            <text:p>[COLABORAÇÃO]\nVOCÊ NÃO QUER DESTRUIR SEU EGO. VOCÊ QUER LAPIDÁ-LO \n\nÉ muito comum na comunidade psicodélica ver pessoas que encontram nos psicodélicos a chance de "suavizar o ego" ou de "destruir o ego" após uma experiência com alta dosagem. \n\nParece-me que muitas pessoas na comunidade psicodélica tem o entendimento do ego como sendo algo ruim ou algo ligado a uma característica vaidosa da pessoa. É normal na nossa sociedade alguém falar "ele tem um ego enorme" pra apontar pra uma pessoa que se acha ou que tem uma senso de auto confiança extremamente inflado. \n\nPorém, na psicologia essa não é nem de perto o entendimento do ego. O ego é a função aglutinadora da consciência. É ele o responsável por dar sentido aos diferentes Eus que vivemos ao mesmo tempo e as diferentes máscaras que colocamos em diferentes situações da nossa vida. Sem ele, a formação da identidade contínua de quem somos seria muito complicada e a realidade se apresentaria de forma caótica. O ego também tem uma relação de dependência da memória para existir. Sem a memória, o ego provavelmente não teria bases para agir como age. Ou seja, tudo do que você faz hoje foi cunhado por comportamentos e reações que você teve no passado. \n\nQuando você se aproxima de uma experiência de alta dosagem com um psicodélico acredito que seria de maior valor não focar em diluir o ego ou perder o ego por alguns momentos, mas sim aproveitar essa oportunidade incrível pra lapidar seu ego, seu eu do dia a dia. \n\nÉ o momento no qual a memória será fundamental para que o ego perceba algumas coisas que devem ser mudadas para que pontos centrais mudem em sua vida. É o momento de você avaliar de longe seus comportamentos e reações. É o momento perfeito para diluir centros de reações da mente. É o momento para você se ver de forma distanciada de forma honesta, o que nem sempre pode ser agradável ou confortável. \n\nA lapidação do ego não precisa essencialmente de psicodélicos para acontecer e nem deveria, mas como muitos aqui usam essa ferramenta acredito que poderia ser de extrema validade enxergar o ego não como algo a ser invalidado ou indesejado, mas sim melhorado, aperfeiçoado de forma saudável.</text:p>
          </table:table-cell>
          <table:table-cell office:value-type="float" office:value="92" calcext:value-type="float">
            <text:p>92</text:p>
          </table:table-cell>
          <table:table-cell office:value-type="float" office:value="21" calcext:value-type="float">
            <text:p>21</text:p>
          </table:table-cell>
          <table:table-cell office:value-type="string" calcext:value-type="string">
            <text:p>2018-06-24</text:p>
          </table:table-cell>
          <table:table-cell office:value-type="string" calcext:value-type="string">
            <text:p>17:21:18+0000</text:p>
          </table:table-cell>
        </table:table-row>
        <table:table-row table:style-name="ro1">
          <table:table-cell office:value-type="float" office:value="675" calcext:value-type="float">
            <text:p>675</text:p>
          </table:table-cell>
          <table:table-cell office:value-type="string" calcext:value-type="string">
            <text:p>320137168412206_457499591342629</text:p>
          </table:table-cell>
          <table:table-cell office:value-type="string" calcext:value-type="string">
            <text:p>[COLABORAÇÃO] ÁLCOOL + REMÉDIOS\n\nAí Senado Federal, que tal seguir o exemplo do pessoal do Drogas: Reduzir Danos e fazer uma campanha que se baseia em fatos e cuidado com o usuário e não em #fakenews?\n\n*** DE OLHO NO ENTROSAMENTO! ***\n\nListamos os possíveis riscos de misturar bebidas alcoólicas com diversos tipos de medicamentos, dos anti-inflamatórios aos inibidores de apetite. Se você costuma fazer essa dobradinha, fique de olho: bit.ly/copodomundo_.\n\nA recomendação padrão é evitar o uso combinado. Busque acompanhamento médico – e terapêutico, dependendo do remédio em questão – para se informar melhor sobre seu caso.</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2018-06-25</text:p>
          </table:table-cell>
          <table:table-cell office:value-type="string" calcext:value-type="string">
            <text:p>20:59:52+0000</text:p>
          </table:table-cell>
        </table:table-row>
        <table:table-row table:style-name="ro1">
          <table:table-cell office:value-type="float" office:value="449" calcext:value-type="float">
            <text:p>449</text:p>
          </table:table-cell>
          <table:table-cell office:value-type="string" calcext:value-type="string">
            <text:p>320137168412206_457500254675896</text:p>
          </table:table-cell>
          <table:table-cell office:value-type="string" calcext:value-type="string">
            <text:p>[COLABORAÇÃO] ÁLCOOL + ESTIMULANTES\n\nAí Senado Federal, que tal seguir o exemplo do pessoal do Drogas: Reduzir Danos e fazer uma campanha que se baseia em fatos e cuidado com o usuário e não em #fakenews?\n\n*** VIRA, VIRA, VIRA, VIROOOOU! ***\n\nMisturar álcool com estimulantes, como cocaína e energéticos, pode dar falsa sensação de sobriedade, te fazendo achar que pode consumir mais. A combinação pode comprometer o julgamento de risco, aumentando as chances de comportamentos vulneráveis como compartilhar canudos e seringas, fazer sexo sem preservativo e dirigir alcoolizado. Também aumenta a possibilidade de coma e parada cardíaca.</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2018-06-25</text:p>
          </table:table-cell>
          <table:table-cell office:value-type="string" calcext:value-type="string">
            <text:p>21:01:17+0000</text:p>
          </table:table-cell>
        </table:table-row>
        <table:table-row table:style-name="ro1">
          <table:table-cell office:value-type="float" office:value="1035" calcext:value-type="float">
            <text:p>1035</text:p>
          </table:table-cell>
          <table:table-cell office:value-type="string" calcext:value-type="string">
            <text:p>320137168412206_457501621342426</text:p>
          </table:table-cell>
          <table:table-cell office:value-type="string" calcext:value-type="string">
            <text:p>[COLABORAÇÃO] ÁLCOOL + INALANTES\n\nAí Senado Federal, que tal seguir o exemplo do pessoal do Drogas: Reduzir Danos e fazer uma campanha que se baseia em fatos e cuidado com o usuário e não em #fakenews?\n\n*** OLHO NO LANÇA! ***\n\nMisturar bebidas alcólicas com inalantes é jogada arriscada, meus consagrados e minhas consagradas! Usados em combinação com o álcool, os inalantes aumentam os riscos de danos a órgãos principais como coração, cérebro, rins e fígado, podendo levar ao coma e à parada cardiorrespiratória.\n\nSaiba mais aqui: bit.ly/copodomundo</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2018-06-25</text:p>
          </table:table-cell>
          <table:table-cell office:value-type="string" calcext:value-type="string">
            <text:p>21:04:04+0000</text:p>
          </table:table-cell>
        </table:table-row>
        <table:table-row table:style-name="ro1">
          <table:table-cell office:value-type="float" office:value="251" calcext:value-type="float">
            <text:p>251</text:p>
          </table:table-cell>
          <table:table-cell office:value-type="string" calcext:value-type="string">
            <text:p>320137168412206_457498034676118</text:p>
          </table:table-cell>
          <table:table-cell office:value-type="string" calcext:value-type="string">
            <text:p>[COLABORAÇÃO] NA TORCIDA PELO SEU FÍGADO\n\nAí Senado Federal, que tal seguir o exemplo do pessoal do Drogas: Reduzir Danos e fazer uma campanha que se baseia em fatos e cuidado com o usuário e não em #fakenews?\n____________________\n\nO mundial começou e a gente tá como? #NaTorcidaPeloSeuFigado!\n\n*** CONSAGRADAS E CONSAGRADOS: HIDRATEM-SE! ***\n\nA hidratação é um fator importante para não sobrecarregar o fígado, órgão responsável pela metabolização da maior parte do álcool no organismo. Beber água dilui o álcool ingerido. Com menores concentrações no sangue, o trabalho do fígado é facilitado, diminuindo os efeitos da intoxicação – a famosa ressaca. Então, já sabe: durante e após o consumo, hidrate-se!</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2018-06-25</text:p>
          </table:table-cell>
          <table:table-cell office:value-type="string" calcext:value-type="string">
            <text:p>20:57:10+0000</text:p>
          </table:table-cell>
        </table:table-row>
        <table:table-row table:style-name="ro1">
          <table:table-cell office:value-type="float" office:value="783" calcext:value-type="float">
            <text:p>783</text:p>
          </table:table-cell>
          <table:table-cell office:value-type="string" calcext:value-type="string">
            <text:p>320137168412206_458087504617171</text:p>
          </table:table-cell>
          <table:table-cell office:value-type="string" calcext:value-type="string">
            <text:p>[COLABORAÇÃO] O QUE O SENADO NÃO TE FALA SOBRE O ECSTASY:\n\nAí Senado Federal, mais um exemplo de campanha sobre drogas, agora dos amigos da Associação Psicodélica do Brasil, que se baseia em fatos e cuidado com o usuário e não em terrorismo.\n\nSEMANA NACIONAL SOBRE DROGAS E NÃO CONTRA AS DROGAS!\n\nAproveito pra colar aqui o comentário que tinha feito num post sobre a foto original que o Senado compartilhou sobre os males do Ecstasy:\n\nFoto oficial do Senado: https://www.facebook.com/groups/320137168412206/permalink/455903794835542/\n\n"Aqui no grupo é um local para aprendermos a discutir com os outros sobre esses assuntos. Pra quando acontecer de debatermos com alguém que pensa de maneira proibicionistas, termos mais informações.\n\nEu vejo um equívoco comum quando rebatem esses posts.\n\n- falar que outros remédios ou drogas legalizadas também fazem isso, apesar de verdade, não me parece o melhor caminho. De certo modo, fica parecendo que as outras drogas também deveriam ser proibidas. Vários usuários lá no post oficial falando "mas não falam sobre álcool e cigarro que são legais". Eles falaram sim, e foi de caso pensado, foram as primeiras imagens que soltaram dessa tal campanha. Esse é o principal argumento dos usuários e eles se preparam pra isso. Mas apesar de serem verdades e fazerem sentido, sozinhos, são falhos. Daria pra citar vários medicamentos prescritos com as reações adversas como as da campanha. Elas vem escrito ali, na bula do remédio. \n\n- "eu uso há anos, tenho amigos que usam e nunca tivemos problemas". Nunca tiveram, mas podem ter e outras pessoas já tiveram. Não adianta romantizar o uso pois os possíveis efeitos negativos são reais.\n\nTemos vários militantes aqui no grupo, e eu aprendi muito com eles. Aprendi que a droga, a substância sozinha, não faz parte nem da metade da discussão. Limitar essa questão a simplesmente "efeitos negativos", deixa de lado os outros pontos muito mais importantes:\n\n- "o usuário é um ingrediente ativo em sua reação a uma droga". Assim como o contexto social. E esses dois ingredientes se ramificam em vários "sub-ingredientes" físicos e piscológicos: pré disposição, sensibilidade, tolerância, educação, crenças, prenconceitos, classes, etc.\n\n- fatos: a guerra as drogas não deu certo em nenhum lugar do mundo. Não existe um único exemplo em que a abordagem "simplesmente diga não", funcionou. Pelo contrário, existem estudos que mostram que esse tipo de campanha tem efeito CONTRÁRIO. Como foi dito num post que traduzi recentemente: "a realidade não condiz com o que é dito nessas campanhas, as pessoas veem o contrário no ambiente em que vivem". É uma maneira fácil de atingir aqueles que já são contrários a legalização. Falar o que eles querem ouvir. Mas não adianta condenar essas pessoas, a culpa é de uma edução falha sobre drogas desde que eles, seus pais, avós e assim por diante, nasceram.\n\nFalemos agora sobre alguns detalhes da imagem:\n\n- Limitam "Ecstasy" a uma substância. Sabemos que existe uma enorme quantidade de possibilidades contidas no comprimido. Inclusive algum que tenha apenas cafeína e outro que pode ter substâncias potencialmente mais perigosas (ainda assim, uma cafeína pode ser mais perigosa que outra substância pra um determinado usuário que tenha alergia, por exemplo). Cada uma dessas substâncias tem dosagens específicas e recomendações de cuidados distintas (e algumas comuns) que podem diminuir muito os possíveis efeitos citados. E esse é o caminho pra uma educação sobre drogas. Falar sobre elas e como se cuidar, caso vá decidir usar. Porque o uso existe há milênios e vai continuar, é um direito do ser humano e ele sempre procurou esses estados alterados de percepção e comportamento. Não é esse tipo de campanha que vai diminuir o uso ou proteger quem usa.\n\n- desconsideram qualquer tipo de efeitos positivos do MDMA. Mas acho que seria esperar demais isso de uma página do governo, por enquanto. “first things first.”\n\n- Quais as estatísticas desses tipos de efeitos? Isso poderia ser mais bem compreendido se a burocracia para os estudos fossem menores. Tem efeitos ali que poderiam acontecer mesmo sem usar nada. Eu pensei em listar cada um pra comentar, mas acho que é um desperdício de tempo. Isso poderia me causar uma EXAUSTÃO. Ficando muito tempo aqui na tela do computador, poderia causar PREJUÍZO NA VISÃO e DISTÚRBIO DO SONO. Então, poderia dar uma corrida pra relaxar, mas isso poderia causar uma HIPERTENSÃO ARTERIAL e DESIDRATAÇÃO. E se eu não bebo água, terei problemas RENAIS. Mas tudo isso pode ser evitado se eu tiver informação sobre o assunto. Se eu tiver estudos que mostram esses problemas. Se eu tiver profissionais que cuidam e me orientam sobre assunto. Assim como prega a redução de danos."</text:p>
          </table:table-cell>
          <table:table-cell office:value-type="float" office:value="117" calcext:value-type="float">
            <text:p>117</text:p>
          </table:table-cell>
          <table:table-cell office:value-type="float" office:value="4" calcext:value-type="float">
            <text:p>4</text:p>
          </table:table-cell>
          <table:table-cell office:value-type="string" calcext:value-type="string">
            <text:p>2018-06-26</text:p>
          </table:table-cell>
          <table:table-cell office:value-type="string" calcext:value-type="string">
            <text:p>14:26:00+0000</text:p>
          </table:table-cell>
        </table:table-row>
        <table:table-row table:style-name="ro1">
          <table:table-cell office:value-type="float" office:value="424" calcext:value-type="float">
            <text:p>424</text:p>
          </table:table-cell>
          <table:table-cell office:value-type="string" calcext:value-type="string">
            <text:p>320137168412206_458416741250914</text:p>
          </table:table-cell>
          <table:table-cell office:value-type="string" calcext:value-type="string">
            <text:p>[COLABORAÇÃO] Uma coisa que venho aprendendo nessa vida, é saber planejar.\nTer um plano e entender o porquê, clareia as coisas. <text:s/>\nPq essa reflexão nesse grupo ?\nToda decisão gera uma resposta, <text:s/>à qual se não tiver um plano pra lidar com a resposta, <text:s/>tudo pode sair do controle.\nPerguntas não matam.\nTe ofereceram algo, antes <text:s/>do sim, pense, sabe o que é? Ja aplicou na vida ? \n Não custa nada fazer uma breve pesquisa, <text:s/>e a partir daí, <text:s/>planejar, primeiro a mente. Como vc está ? E porquê ? \nAs pessoas que estão ao redor podem muito mudar as experiências da vida. \nSaiba onde se apoiar e sempre questionar, <text:s/>entender o pq, daber correr e principalmente saber levantar.</text:p>
          </table:table-cell>
          <table:table-cell office:value-type="float" office:value="23" calcext:value-type="float">
            <text:p>23</text:p>
          </table:table-cell>
          <table:table-cell office:value-type="float" office:value="2" calcext:value-type="float">
            <text:p>2</text:p>
          </table:table-cell>
          <table:table-cell office:value-type="string" calcext:value-type="string">
            <text:p>2018-06-27</text:p>
          </table:table-cell>
          <table:table-cell office:value-type="string" calcext:value-type="string">
            <text:p>12:20:30+0000</text:p>
          </table:table-cell>
        </table:table-row>
        <table:table-row table:style-name="ro1">
          <table:table-cell office:value-type="float" office:value="99" calcext:value-type="float">
            <text:p>99</text:p>
          </table:table-cell>
          <table:table-cell office:value-type="string" calcext:value-type="string">
            <text:p>320137168412206_459269104499011</text:p>
          </table:table-cell>
          <table:table-cell office:value-type="string" calcext:value-type="string">
            <text:p>[COLABORAÇÃO] ESCLARECENDO A CONFUSÃO EM RELAÇÃO AO LSD\n\nO artigo traduzido a seguir foi publicado em 1965 como uma tentativa de fornecer uma resposta educada à crescente histeria sobre o uso do LSD na mídia popular da época. Ele propõe um modelo de uso psicodélico responsável por meio da compreensão da própria experiência, dos fatores que afetam a experiência e das rotas típicas de mau uso:\n\n“Nos últimos meses, tanto a imprensa leiga quanto a médica têm recebido alertas sobre os perigos e efeitos prejudiciais dos agentes alucinógenos, como o LSD-25, a mescalina e a psilocibina. Essas advertências aumentaram em resposta ao flagrante uso indevido das substâncias por operadores ilícitos que usam materiais do mercado negro para festas, e por investigadores irresponsáveis que, fascinados com as notáveis possibilidades desses produtos químicos, patrocinaram e encorajaram seu amplo uso sob condições controladas indevidamente sem supervisão médica.\n\nEm vista da promessa substancial que até mesmo um estudo superficial do trabalho dos principais pesquisadores nesse campo revela, é intrigante que deva haver tão pouca aceitação da utilidade dos alucinógenos. A seguir, provavelmente, os motivos principais:\n\n1) Falta de compreensão da experiência com drogas: Os alucinógenos (mais propriamente chamados agentes psicodélicos quando usados para explorar uma nova compreensão da mente) abrem dimensões da consciência com as quais poucos terapeutas estão familiarizados. A maior sensibilidade e aprimoramento das modalidades sensoriais, a revivescência de eventos no tempo e outros fenômenos adimensionais e as profundas experiências filosóficas e universais frequentemente relatadas tendem a ficar de fora do referencial conceitual dos terapeutas. Negando essas experiências, ou tentando restringir a experiência ao seu próprio arcabouço teórico, o terapeuta pode produzir um grande conflito no assunto e levá-lo a rejeitar partes importantes da experiência ou forçá-lo a soluções delirantes.\n\n2) Falta de conhecimento dos fatores que afetam a experiência: Ao contrário da crença de muitos pesquisadores, os alucinógenos não produzem experiências, mas inibem os mecanismos repressivos que normalmente operam e simplesmente permitem que os sujeitos explorem o conteúdo de suas próprias mentes. A natureza de sua exploração dependerá de: a) o conteúdo mental, a personalidade individual do sujeito, condicionamento, atitudes, valores e crenças; b) sua preparação para a experiência, que determina em parte como ele usará a oportunidade; e c) seu ambiente durante a experiência, que afeta muito de maneira significativa como ele lidará com o material que ele toca e as oportunidades oferecidas. A maioria dos pesquisadores agora concorda que o set &amp; setting afetam profundamente a experiência do sujeito, e a presença de companheiros apoiadores, compreensivos e receptivos é essencial para uma sessão confortável e gratificante.\n\n3) Mau uso dos alucinógenos: Infelizmente, o apelo dramático da experiência psicodélica atraiu muitos elementos da comunidade - a multidão “beatnik” buscando novas experiências ou escapando do estabelecido e da monotonia, os elementos desagradáveis sentindo uma oportunidade de expandir o narcótico. tráfego e pessoas genuinamente buscando maior conhecimento. Estão incluídas muitas pessoas instáveis que buscam uma solução pronta para suas dificuldades, o que levou ao florescente comércio do mercado negro nos psicodélicos, bem como ao uso clandestino generalizado e descontrolado, em locais que oferecem pouca proteção. É precisamente desse uso ilícito que vem a maior parte dos relatos de resultados prejudiciais.\nMesmo os investigadores profissionais algumas vezes utilizaram essas substâncias de maneira inadequada, o que, sem dúvida, explica a ausência de apoio à pesquisa nesses campos. Tal uso indevido inclui:\n\n-Preparação inadequada: Se a natureza da experiência e os fatores que a afetam não são devidamente compreendidos (como mencionado acima), é improvável que o sujeito tenha um estado de espírito para aproveitar ao máximo a exploração que a experiência oferece.\n\n-Apoio inadequado ao paciente: Uma atitude clínica ou de julgamento, ou um desejo de analisar ou interpretar a experiência do paciente, inibe seriamente a experiência e pode causar desconforto grave. O impacto do terapeuta com visões conceituais que não abrangem o que o paciente está experimentando é enorme.\n\n-Uso muito frequente do LSD: Independentemente do conteúdo da experiência e se ela é ou não interpretável, toda exposição das camadas profundas da mente produz material que deve ser assimilado e integrado por ele em sua estrutura de personalidade. Isso leva temp. Ter experiências de LSD uma sobre a outra pode inundar a psique com dados de que a dissociação é o resultado inevitável. O objetivo de qualquer experiência educacional é produzir dados para uma vida mais bem-sucedida, e adulterar com dados adicionais antes que ele tenha sido devidamente assimilado não apenas distorce todos os dados, mas pode resultar em grande confusão.\n\n-Manipulação indevida de pacientes: Por não entender os poderosos estados subjetivos experimentados sob o LSD, terapeutas desinformados ou companheiros podem causar uma devastação considerável. Indivíduos deixados sozinhos podem às vezes ficar bastante assustados, ou podem escapar e cometer atos prejudiciais. Aqueles que têm permissão para dirigir enquanto ainda experimentam os efeitos são perigosos para si mesmos e para os outros. Companheiros insensíveis que não detectam os sentimentos extremamente hostis ou destrutivos do sujeito podem não estar preparados com restrições quando necessário.\n\n-Dosagem inadequada: Os assuntos variam sensivelmente em sua sensibilidade ao LSD e na rigidez das defesas intelectuais a serem penetradas. Consequentemente, a dosagem deve ser ajustada ao paciente individual. Sub-dosagem leva a uma experiência insatisfatória, onde o paciente é incapaz de romper com uma resolução satisfatória de seus problemas. Muito mais perigosa é a sobredosagem pronunciada, em que os sujeitos podem ser levados para faixas de experiência para as quais não estão preparados ou dispostos a aceitar, de modo que possam tornar-se consideravelmente desequilibrados como resultado da experiência.\n\n-Resposta excessivamente entusiasta: Tão prejudicial quanto os administradores ignorantes e ineptos dessas drogas são aqueles que se tornaram tão entusiasmados com eles que perderam seu senso de julgamento racional. Não é natural que aqueles que tiveram o privilégio de experimentar profundas verdades filosóficas, talvez até espirituais, sejam exultantes sobre eles. Mas, da mesma forma, parece que quanto mais se aprende sobre a natureza das coisas, maior é a responsabilidade da pessoa para com a sociedade. E parece natural que penetre além dos quadros habituais de referência, que mais tempo, trabalho e esforço sejam necessários para assimilar verdades tão profundas na vida cotidiana. Aparentemente, há aqueles que descobriram uma maneira bastante simples de permanecer naqueles grandes pináculos de conhecimento, escolhem retornarem a eles com frequência e apreciá-los, em vez de se esforçarem para reajustar suas personalidades para estarem de acordo com as novas verdades descobertas. As consequências dessas altas e repetidas dosagens parecem ser o duplo resultado de julgamento deteriorado e percepção e comunicação prejudicadas no nível usual de operação. A capacidade de trabalhar criativamente dentro das estruturas da sociedade parece perdida, e inflação e sentimentos de onipotência, seguidos por revolução ou afastamento da sociedade são prováveis.\n\nDe longe, o maior dano foi causado pelo uso abusivo dos alucinógenos. O interesse leigo tem sido grande, tanto pelo fascínio com a exploração de novas experiências e conhecimentos, quanto como um meio de satisfazer interesses próprios. O uso do LSD no mercado negro é generalizado e se torna um problema cada vez maior. A medida mais eficaz contra o uso inadequado e desinformado desses agentes é a liderança médica agressiva e avançada. Se o intenso interesse público por essas substâncias como novos caminhos para o aumento da auto compreensão e do conhecimento geral se justificar, a profissão médica tem a obrigação de ver que todos os fatores relacionados ao uso dessas substâncias são bem conhecidos e que as circunstâncias apropriadas de seu uso seja bem definido e fornecido.\n\nEm resumo, há evidências substanciais de que muitos caminhos podem ser abertos pela pesquisa com os psicodélicos, tanto no desenvolvimento de novos métodos de tratamento quanto na melhoria da compreensão da mente humana. Os riscos podem ser reduzidos a considerações insignificantes através do uso informado. Além disso, o conhecimento médico adequado é urgentemente necessário para reduzir o uso abusivo generalizado. “\n\n____________________\n\nFonte: http://psychonautdocs.com/docs/stolaroff_clarifying.pdf\n\nRecomendado:\n\nMATÉRIAS SOBRE LSD PUBLICADAS NO GRUPO:\nhttps://www.facebook.com/groups/320137168412206/permalink/425495907876331/</text:p>
          </table:table-cell>
          <table:table-cell office:value-type="float" office:value="32" calcext:value-type="float">
            <text:p>32</text:p>
          </table:table-cell>
          <table:table-cell office:value-type="float" office:value="8" calcext:value-type="float">
            <text:p>8</text:p>
          </table:table-cell>
          <table:table-cell office:value-type="string" calcext:value-type="string">
            <text:p>2018-06-27</text:p>
          </table:table-cell>
          <table:table-cell office:value-type="string" calcext:value-type="string">
            <text:p>22:04:24+0000</text:p>
          </table:table-cell>
        </table:table-row>
        <table:table-row table:style-name="ro1">
          <table:table-cell office:value-type="float" office:value="1670" calcext:value-type="float">
            <text:p>1670</text:p>
          </table:table-cell>
          <table:table-cell office:value-type="string" calcext:value-type="string">
            <text:p>229458924212591_463621910730397</text:p>
          </table:table-cell>
          <table:table-cell office:value-type="string" calcext:value-type="string">
            <text:p>[COLABORAÇÃO] UM GUIA PARA AJUDAR VOCÊ A CONVERSAR SOBRE DROGAS COM SEUS FILHOS\n\nEsse guia foi criado pelo pessoal do Drugs and Me. Eu entendo como uma ótima ideia que os jovens aqui do grupo que tem dificuldade desse papo com seus pais, deem um jeito que esse texto chegue até eles. Vocês são criativos, um e-mail enviado de um destinatário fake é o bastante. Mas também os papais do grupo que mesmo sabendo toda a parte técnica do assunto, ainda não sabem como conversar com seus filhos.\n\nMas Marcello, quem é essse pessoal do Drugs And Me e porque eu deveria confiar no guia deles?\n\nBom, vou colocar aqui parte do “About” do site deles: \n\n“Prestamos serviços centrados na redução de danos às drogas, como parte de uma futura rede de ferramentas de saúde mental oferecida pela Mental Health Education Foundation. O site drugsand.me foi o nosso ponto de partida, inspirado pelo aumento do número de mortes que ocorrem no Reino Unido e nos EUA devido à falta de educação correta sobre drogas. \n\nO site fornece guias acessíveis, objetivos e abrangentes para ajudar a reduzir os danos de curto e longo prazo das drogas. Como uma empresa social, oferecemos workshops e palestras para uma variedade de públicos que podem complementar a educação pessoal, social, de saúde e econômica (PSHE) nas escolas, trabalhar com serviços psicológicos e de bem-estar nas universidades e até mesmo ajudá-lo com sua família em casa . Também realizamos serviços de pesquisa e consultoria. Um de nossos projetos culminou na criação de um relatório sobre o uso de drogas para os serviços de psicologia estudantil na University College London, usando dados coletados.” \n\nEntão, depois da apresentação, vamos ao guia:\n\n"Pais! Este guia é para você. Um guia para ajudar você a conversar com seus filhos sobre drogas (incluindo o álcool). Sabemos que é um assunto complicado, mas a verdade é que pessoas de todas as idades as usam, elas estão em toda parte, e elas não são tão inacessíveis. Acreditamos que ter uma conversa aberta, transparente e permanente sobre elas é a melhor maneira de manter todos seguros. Seja qual for a sua posição sobre as drogas, é melhor manter seus filhos informados do que tropeçar em cenários perigosos despreparados. Não é apenas sobre o seu próprio filho, se alguém está em dificuldade, o conhecimento correto pode mudar o resultado. Saber quanto tomar, o que não misturar e o que fazer em emergências são apenas algumas das coisas que podem salvar vidas e reduzir danos. Estes, juntamente com muitos outros conselhos úteis, estão detalhados aqui. \n\nCOMO USAR ESTE GUIA:\n\nPrimeiro, uma palavra sobre como usar este guia: todo relacionamento pai-filho é único e, portanto, este guia destina-se a fornecer ideias para você refletir e usar para criar um espaço de conversação seguro e contínuo. Não desista facilmente. Leva tempo para colher os resultados. Se o seu filho não estiver sendo receptivo, dê um passo para trás e pense no motivo pelo qual isso pode ser e como você pode alcançá-lo de forma diferente. Lembre-se de que, se funcionar com um deles, talvez não funcione necessariamente com os irmãos. Este guia aplica-se mais aos adolescentes. No entanto, os princípios discutidos abaixo aplicam-se igualmente a outros tópicos, como sexo, facas e paracetamol. Nós encorajamos você a ter essas conversas com seus filhos desde o início, pois isso os ajudará a formar relacionamentos saudáveis para assumir riscos em todos os aspectos de suas vidas.\n\nFerramentas:\n\n1. Preparação: fique atento!\n• Conhecimento é poder. Se você sabe tudo o que há para saber sobre drogas, nós o saudamos! No entanto, para os não iniciados, é importante pesquisar sobre drogas antes de falar sobre elas. Quanto mais você souber sobre drogas, mais poderá se comunicar com seu filho de maneira significativa. Use os interesses de seu filho para engajar em um discurso de discussão do que apenas repetir o que você sabe ou encontrou on-line (por exemplo, política, ciência, recreação, vício, etc.). As informações sobre drogas mudam o tempo todo, por isso é importante manter-se atualizado.\n\n2. Ambiente: descontraído e casual:\n• Inicialmente, levantar o tópico pode ser bastante complicado. Faça o mais relaxado e casual possível. Escolher o momento certo e o ambiente é fundamental. Bons exemplos são: no carro, na mesa de jantar ou em uma caminhada. \n• Na mesma linha, escolher o momento certo é tão importante quanto o ambiente. Certifique-se de que não há uma carga grande na mente do seu filho, nem na sua. Estendendo a mão para eles no momento ideal pode fazer toda a diferença. Um relaxante domingo à tarde, talvez.\n• Para mantê-lo casual, não bombardeie com uma declaração como "Vamos falar sobre drogas!". \n\n3. Estilo: sem confronto e objetivo:\n• Evite perguntas acusatórias como “Você está usando drogas?”. Elas invariavelmente desencadeiam uma resposta defensiva e podem estragar a conversa.\n• Tente evitar pronomes pessoais como "você" e substitua-os por frases como "eles" ou "alguém" ou "Eu ouvi que essa pessoa fez ..." Esse estilo garante que você esteja simplesmente apresentando informações ao seu filho que ele pode escolher sem se sentir pessoalmente interrogado. \n• Mantenha-o objetivo, apresentando os fatos de forma neutra; tente não maculá-los com a sua visão e, se possível, tente provocar suas emoções à parte dos fatos!\n\n4. Mantenha esse espaço de conversação seguro:\n• Um espaço de conversação seguro é aquele em que o seu filho se sente confortável em se expressar e pode falar livremente sem medo de julgamento ou represália. Mostre bondade. Uma gentil mentalidade é a melhor criadora de espaços seguros e você aproveitará ao máximo suas conversas dessa maneira.\n• Para manter o espaço, é essencial que você se envolva na conversa quando estiver calmo e não tiver pressões externas. É importante reter seus julgamentos e momentos de elogio onde seu filho se abre e talvez até mostre alguma vulnerabilidade. Seja uma esponja, absorva o que eles têm a dizer.\n• A ideia de o seu filho tomar drogas pode desencadear uma resposta emocional instintiva. É importante não ir à ofensiva, pois isso só fará com que seu filho se retraia.\n\n5. "A maneira 100% segura de usar drogas... é não usando ."\n• Deixe claro para o seu filho que a maneira mais segura de usar drogas é não tomá-las. No entanto, as crianças serão expostas a elas em algum momento, por isso é essencial que eles se sintam preparados.\n• Pense cuidadosamente sobre a narrativa que você adota com seu filho. A disparidade entre o terror e a realidade tende a diminuir a credibilidade. Se a experimentação inicial de um jovem se revelar muito mais inócua do que se acreditava, ele pode continuar a experimentar mais e de forma mais imprudente sem avaliar os riscos.\n• Tenha uma conversa aberta, ajudando você a abordar o assunto de drogas com seu filho de uma maneira informal. Mas lembre-se que às vezes você precisa se sentar e ter uma conversa séria, especialmente no caso de um incidente sério. As drogas podem ser prejudiciais, e é importante não abordar o assunto com muita leviandade.\n\n6. Aprenda junto:\n• Uma forma adorável de abordar toda a conversa é prepará-la para que você possa aprender sobre drogas em vez de ensinar seu filho. Eles prestarão mais atenção se a dinâmica for aquela em que vocês estão aprendendo, ao invés de você dizer como é.\n• Às vezes, seu filho diz que sabe mais sobre o assunto do que você. Tome isso é como um sinal positivo; quanto mais conhecedor for o seu filho, mais seguro ele estará. Se este for o caso, permita que os papéis mudem e deixe-os subir ao palco para informá-lo sobre o que ele sabe.\n\n7. Paciência e perseverança:\n• Independentemente do quanto você tenha tentado não confrontar, às vezes a conversa simplesmente não funciona como você esperava. Nesse caso, retire-se, deixe algum espaço e tente novamente em um novo dia, mantendo todos os princípios mencionados até agora.\n• Permaneça sempre calmo e diga coisas gentis e não-reativas. Muitas vezes não é o que é dito que é eficaz, mas como é dito.\n\nAlguns vídeos interessante sobre o assunto (todos tem legendas em português):\nhttps://www.youtube.com/watch?v=ao8L-0nSYzg\nhttps://www.youtube.com/watch?v=qS6LoRYUdhw\nhttps://www.youtube.com/watch?v=kxkO1qrkz9U\nhttps://www.youtube.com/watch?v=b_uo0HD6P64\nhttps://www.youtube.com/watch?v=8kfGaVAXeMY\nhttps://www.youtube.com/watch?v=UygZnBTWW0M\n\nPensamento finais:\n\nEsperamos que você tenha achado este guia útil e tenha tirado nossas principais mensagens. Há ótimas conversas a serem feitas e esperamos que nunca haja uma "palavra final" entre você e seu filho. Em vez disso, encorajamos uma conversa produtiva e contínua não apenas sobre drogas, mas sobre comportamentos de risco em geral. Essas conversas em andamento serão fundamentais para o desenvolvimento e a conscientização de seu filho sobre esses assuntos controversos e complicados, e os colocarão em situação regular quando enfrentarem situações da vida real.\n\nTalvez as duas frases mais comuns com as quais os jovens são doutrinados sejam as “drogas são ruins” e as “drogas matam”. Embora seja verdade que todas as drogas carregam riscos, e na verdade algumas são muito perigosas, é improvável que palestrar com adolescentes alimentados por hormônios desse modo os impeça de consumi-las, nem os manterá seguros. Pense cuidadosamente sobre seus sentimentos em relação a esse tópico. Acima de tudo, é provável que sua maior preocupação seja a segurança de seu filho. Há muitas coisas perigosas que as pessoas fazem todos os dias, seja dirigindo rápido, fazendo sexo desprotegido ou olhando para o telefone enquanto atravessam a rua. As pessoas continuarão a fazer essas coisas perigosas e simplesmente dizer-lhes que essas atividades são ruins e poderiam matá-las não as deterá. Proporcionar mais conhecimento e educação sobre esses tópicos é muito mais provável de induzir comportamentos positivos do que comandos e regras. Vamos criar uma discussão sensata e segura com os jovens e garantir que eles tenham as ferramentas e o conhecimento para tomar decisões mais ponderadas e sábias.\n\nComo pai, você não pode controlar totalmente o que seu filho escolhe consumir - você não está com ele todas as horas do dia - portanto, recomendamos que você adote uma abordagem diferente. Devemos aceitar que os jovens serão expostos a drogas em algum momento. Portanto, é mais provável que as crianças estejam mais seguras se tiverem discutido as drogas de maneira sincera e transparente, em oposição a alegações alarmistas e fabricadas. Só então você vai começar a ter uma maior paz de espírito.\n\nGostaríamos de desejar-lhe sorte na sua jornada de conversar com seu filho sobre drogas e esperamos que você divulgue este guia à família e aos amigos!"\n\n__________________\n\nFonte:\nhttps://www.drugsand.me/en/about/\n\nSite recomendados para aprender sobre drogas:\nhttps://www.facebook.com/groups/320137168412206/permalink/332387407187182/</text:p>
          </table:table-cell>
          <table:table-cell office:value-type="float" office:value="49" calcext:value-type="float">
            <text:p>49</text:p>
          </table:table-cell>
          <table:table-cell office:value-type="float" office:value="11" calcext:value-type="float">
            <text:p>11</text:p>
          </table:table-cell>
          <table:table-cell office:value-type="string" calcext:value-type="string">
            <text:p>2018-07-02</text:p>
          </table:table-cell>
          <table:table-cell office:value-type="string" calcext:value-type="string">
            <text:p>20:39:30+0000</text:p>
          </table:table-cell>
        </table:table-row>
        <table:table-row table:style-name="ro1">
          <table:table-cell office:value-type="float" office:value="383" calcext:value-type="float">
            <text:p>383</text:p>
          </table:table-cell>
          <table:table-cell office:value-type="string" calcext:value-type="string">
            <text:p>320137168412206_462883304137591</text:p>
          </table:table-cell>
          <table:table-cell office:value-type="string" calcext:value-type="string">
            <text:p>[COLABORAÇÃO]\nO QUE É A REALIDADE?\n\nParece que você tem acesso direto ao mundo por meio dos sentidos. Você pode estender a mão e tocar o material do mundo físico, como tocar a tela do seu celular ou do computador nesse exato momento. Mas o tato não é uma experiência direta. Embora dê a impressão de acontecer nos seus dedos, na realidade, o tato ocorre no centro de controle de missão do cérebro. \n\nO mesmo acontece em todas as suas experiências sensoriais. A visão não está acontecendo nos seus olhos, a audição não ocorro nos ouvidos, o olfato não acontece no seu nariz. Todas as experiências sensoriais ocorrem em tempestades de atividades dentro do seu cérebro. \n\nExplico-me: o cérebro não tem acesso ao mundo, encontra-se lacrado no interior da câmara escura e silenciosa que é o crânio, seu cérebro jamais viveu o mundo externo e nunca viverá. \n\nEm vez disso, só há um jeito de a informação que vem de fora chegar ao cérebro. Seus órgãos dos sentidos - olhos, ouvidos, nariz, boca e pele - agem como intérpretes. Eles detectam o sortimento de fontes de informação e o traduz para a moeda que o cérebro aceita e entende: os sinais eletroquímicos. \n\nEsses sinais eletroquímicos correm pela densa rede de neurônios que temos. Existem 100 bilhões de neurônios no cérebro humano e cada um deles envia dezenas ou centenas de pulsos elétricos a milhares de outros neurônios a cada segundo da sua vida. \n\nNada do que você vive, seja uma visão, um som, um cheiro, é uma experiência direta, na verdade é uma versão eletroquímica acontecendo dentro do cérebro. O cérebro edita a realidade e durante nossa evolução ele ficou especialmente eficiente em cortar estímulos que não eram necessários para a sobrevivência. \n\nComo o cérebro transforma seus padrões eletroquímicos em uma compreensão útil do mundo? Ele o faz comparando os tipos de sinais que recebe de diferentes dados sensoriais, detectando padrões que lhe permitem fazer a melhor "apresentação" a respeito do que existe "lá fora". Essa operação é tão eficiente que parece funcionar de forma automática. \n\nA questão aqui é: quando tomamos psicodélicos e temos experiências visionárias, estaríamos <text:s/>criando um cenário eletroquímico no cérebro onde os filtros que foram criados pela evolução deixam de existir (e logo vemos coisas) ou apenas estimulando certos neurotransmissores para mudar a nossa sensação da realidade? \n\nAqui levanto uma questão que sempre fica na minha cabeça após uma experiência visionária com ayahuasca: quando, sob efeito do chá, falo com outros seres ou recebo ensinamentos durante a experiência aquilo tudo está mudando radicalmente minha percepção de realidade, naquele momento a minha realidade é a de fato estar conversando com outro ser. Aquilo é a minha experiência direta. \n\nQuando volto ao meu estado normal parece que volto a experiência de realidade "compartilhada" onde todas as pessoas veem e escutam o mesmo. Ou seja, me aprofundei tanto na experiência que deixei a realidade compartilhada de lado e após um tempo voltei pra realidade "comum". \n\nEsse ponto pra mim sempre ficou na minha cabeça por que costumo dizer que do ponto individual o mundo é o cérebro. Ou seja, seu eu morrer, o mundo "morre comigo" por que não vou mais compartilhar da realidade com outras pessoas. \n\nLoucura, loucura, loucura hahahah espero que tenham curtido o post.</text:p>
          </table:table-cell>
          <table:table-cell office:value-type="float" office:value="60" calcext:value-type="float">
            <text:p>60</text:p>
          </table:table-cell>
          <table:table-cell office:value-type="float" office:value="31" calcext:value-type="float">
            <text:p>31</text:p>
          </table:table-cell>
          <table:table-cell office:value-type="string" calcext:value-type="string">
            <text:p>2018-07-02</text:p>
          </table:table-cell>
          <table:table-cell office:value-type="string" calcext:value-type="string">
            <text:p>17:29:30+0000</text:p>
          </table:table-cell>
        </table:table-row>
        <table:table-row table:style-name="ro1">
          <table:table-cell office:value-type="float" office:value="484" calcext:value-type="float">
            <text:p>484</text:p>
          </table:table-cell>
          <table:table-cell office:value-type="string" calcext:value-type="string">
            <text:p>320137168412206_468645186894736</text:p>
          </table:table-cell>
          <table:table-cell office:value-type="string" calcext:value-type="string">
            <text:p>[COLABORAÇÃO] \n\nLista de sites legais para ver enquanto está chapado</text:p>
          </table:table-cell>
          <table:table-cell office:value-type="float" office:value="25" calcext:value-type="float">
            <text:p>25</text:p>
          </table:table-cell>
          <table:table-cell office:value-type="float" office:value="7" calcext:value-type="float">
            <text:p>7</text:p>
          </table:table-cell>
          <table:table-cell office:value-type="string" calcext:value-type="string">
            <text:p>2018-07-09</text:p>
          </table:table-cell>
          <table:table-cell office:value-type="string" calcext:value-type="string">
            <text:p>15:09:03+0000</text:p>
          </table:table-cell>
        </table:table-row>
        <table:table-row table:style-name="ro1">
          <table:table-cell office:value-type="float" office:value="943" calcext:value-type="float">
            <text:p>943</text:p>
          </table:table-cell>
          <table:table-cell office:value-type="string" calcext:value-type="string">
            <text:p>320137168412206_470246556734599</text:p>
          </table:table-cell>
          <table:table-cell office:value-type="string" calcext:value-type="string">
            <text:p>[COLABORAÇÃO] Vídeo novo, com a direção e participação da Adriana Siqueira! :)\n\nNeste vídeo Logan testa (coloca fogo) em diversos tipos de papéis de cigarro (tabaco, maconha, kumbaya etc.) e fala um pouco também sobre algumas estratégias de Redução de Danos e o por que é indicado cada papel.\n\nQuem gostar e puder compartilhar aí, ajuda muito! &lt;3 \n\n</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2018-07-10</text:p>
          </table:table-cell>
          <table:table-cell office:value-type="string" calcext:value-type="string">
            <text:p>12:48:18+0000</text:p>
          </table:table-cell>
        </table:table-row>
        <table:table-row table:style-name="ro1">
          <table:table-cell office:value-type="float" office:value="973" calcext:value-type="float">
            <text:p>973</text:p>
          </table:table-cell>
          <table:table-cell office:value-type="string" calcext:value-type="string">
            <text:p>320137168412206_474206713005250</text:p>
          </table:table-cell>
          <table:table-cell office:value-type="string" calcext:value-type="string">
            <text:p>[COLABORAÇÃO]\n\nTrabalha com educação? Então se liga:\n\nO Núcleo Violência e Encarceramento da Plataforma Brasileira de Política de Drog4s está mapeando os desafios enfrentados em sala de aula quando o tema é dr0g4.\n\nA PBPD quer ajudar a construir uma nova abordagem para discutir dr0.gas nas escolas, falando sobre os impactos da proibição na sociedade, sobretudo entre a população negra e jovem, e explicando os efeitos das substânc14s (líc1tas e 1lícit4s) de forma responsável, baseada em evidências científicas.\n\nResponda ao formulário até o dia 23: bit.ly/EducaçãoSobreDrogasPBPD</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2018-07-16</text:p>
          </table:table-cell>
          <table:table-cell office:value-type="string" calcext:value-type="string">
            <text:p>18:32:10+0000</text:p>
          </table:table-cell>
        </table:table-row>
        <table:table-row table:style-name="ro1">
          <table:table-cell office:value-type="float" office:value="1694" calcext:value-type="float">
            <text:p>1694</text:p>
          </table:table-cell>
          <table:table-cell office:value-type="string" calcext:value-type="string">
            <text:p>190192181593597_475684086190846</text:p>
          </table:table-cell>
          <table:table-cell office:value-type="string" calcext:value-type="string">
            <text:p>[COLABORAÇÃO]\nHolotrópico\nO termo holotrópico significa “movendo-se em direção ao todo” e foi cunhado pelo psiquiatra Stanislav Grof, um dos fundadores da psicologia transpessoal para designar estados de consciência não-comuns. Esses estados podem ser estimulados pelo uso de determinadas plantas, por práticas respiratórias, por danças ritmadas, por cantos coletivos ou podem acontecer de forma espontânea - as chamadas emergências espirituais.\n\nGrof apontava que os estados holotrópicos costumam envolver algo como um “radar interno”, trazendo automaticamente os conteúdos do inconsciente de maior carga emocional, mais relevantes psicodinamicamente para o momento e que estão disponíveis para serem processados até a consciência. Entre os conteúdos que mais surgiam nas sessões de Grof com a utilização de catalisadores de estados holotrópicos está o reviver da experiência do parto.\n\nNa imagem encontra-se um desenho feito por um dos pacientes de Grof na tentativa de traduzir sua experiência holotrópica. O desenho, de acordo com o paciente, representa o início do parto como um engolfamento por um redemoinho gigante. O pequeno barco com um esqueleto sugere o encontro iminente com a morte.\n\n“Ao nascer me deparo com a possibilidade da morte”.\n\n</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2018-07-16</text:p>
          </table:table-cell>
          <table:table-cell office:value-type="string" calcext:value-type="string">
            <text:p>16:48:33+0000</text:p>
          </table:table-cell>
        </table:table-row>
        <table:table-row table:style-name="ro1">
          <table:table-cell office:value-type="float" office:value="290" calcext:value-type="float">
            <text:p>290</text:p>
          </table:table-cell>
          <table:table-cell office:value-type="string" calcext:value-type="string">
            <text:p>229458924212591_482296662196255</text:p>
          </table:table-cell>
          <table:table-cell office:value-type="string" calcext:value-type="string">
            <text:p>[COLABORAÇÃO] MICHAEL POLLAN - ESCANCARANDO AS PORTAS DA PERCEPÇÃO <text:s/>- PARTE 01\n\nMichael Pollan é um autor americano, jornalista, ativista e professor de jornalismo na universidade Berkeley. Escritor do NY Times e com um grande currículo que não caberia aqui.\n\nVocê já deve ter ouvido falar sobre microdosagem, desde relatos de uso nos locais de trabalho no Vale do Silício, até outras dúzias de notícias - microdose é basicamente tomar pequenas quantidades de LSD ou cogumelos para gerar efeitos “subperceptuais” que podem melhorar o humor, a produtividade e a criatividade.\n\nO novo livro de Michael Pollan, "How to Change Your Mind" (como mudar a sua mente), não é sobre isso. É sobre macro-dosagem. É tomar LSD ou cogumelos suficientes para sentir as cores e cheirar os sons, para deixar a mágica acontecer. E é sobre como a ciência convencional cedeu o terreno dos psicodélicos décadas atrás e como está tentando recuperá-lo.\n\nO texto abaixo, feito pelo próprio Michael, foi traduzido do original publicado por ele no NY Times. O texto é maravilhoso pra quem é entusiasta e muito esclarecedor pra aqueles que estão começando a gostar do assunto. Como é muito grande, eu vou postar em duas ou 3 partes.\n\nEle conta com detalhes sua experiência com cogumelos e seus encontros com os profissionais que estão sendo responsáveis pelo renascimento psicodélicos. Sejam eles do underground ou dentro da lei.\n\n"Minha primeira viagem de psilocibina começou em torno de um altar no meio de um loft do segundo andar no subúrbio de uma pequena cidade na costa leste. Nesta aventura, eu teria um guia, um terapeuta que, como um número desconhecido de outros terapeutas que administram psicodélicos nos Estados Unidos hoje, precisa trabalhar as escondidas, porque essas drogas são ilegais. Sentada do outro lado do altar, Mary (que pediu que eu usasse um apelido por causa do trabalho que ela faz) começou recitando, com os olhos fechados, uma longa e elaborada oração derivada de várias tradições dos nativos americanos. Meus olhos também estavam fechados, mas de vez em quando eu não pude resistir a olhar para o meu guia: uma mulher na faixa dos 60 anos com longos cabelos loiros separados nas maçãs do rosto altas e médias que eu mencionei só porque elas, em algumas horas, figura em sua transformação milagrosa em um índio mexicano.\n\nEu também roubei alguns olhares para a cena: o sótão cor de abóbora com seus vasos de plantas e símbolos de fertilidade e poder feminino; o tecido roxo bordado do Peru que cobria o altar; e a coleção de itens dispostos sobre ele, incluindo uma ametista em forma de coração, um cristal roxo segurando uma vela, uma tigela contendo alguns tablets de chocolate amargo, o “item sagrado” pessoal que Mary me pediu para trazer (um pequeno Buda de bronze que um amigo me trouxe do Tibete) e, bem diante de mim, um prato antigo com o maior cogumelo de psilocibina que eu já vi.\n\nO altar lotado também continha um ramo de sálvia e um toco de palo santo, uma madeira perfumada que alguns índios da América do Sul queimam cerimonialmente, e a asa preta de um corvo. Em vários momentos da cerimônia, Mary acendia a sávia e o palo santo, usando a asa do corvo para me "borrar" com a fumaça - guiando os espíritos pelo espaço em volta da minha cabeça.\n\nA cena toda deve parecer ridícula, para não mencionar a apropriação cultural, mas a convicção que Mary trouxe para a cerimônia, junto com os aromas das plantas em chamas e o som assustador da asa pulsando o ar em volta da minha cabeça - mais o meu próprio nervosismo sobre aquilo tudo - lançou um feitiço que me permitiu suspender minha descrença. Mary treinou com um dos “anciãos” reverenciados da comunidade psicodélica, um psicólogo de 80 e poucos anos que foi um dos alunos de pós-graduação de Timothy Leary em Harvard. Mas acho que foram os modos dela, a sobriedade e a evidente compaixão que me fizeram sentir suficientemente confortável para confiar-lhe... bem, a minha mente.\n\nQuando criança, crescendo em Rhode Island, Mary era uma católica entusiasta, diz ela, “até que percebi que eu era uma menina” - um fato que a desqualificaria de alguma vez realizar os rituais que ela adorava. Sua religiosidade estava adormecida até que, na faculdade, amigos lhe deram um pote de mel infundido com psilocibina em seu aniversário; algumas colheradas de mel me “catapultaram para uma grande mudança”, ela me disse na primeira vez que nos encontramos. O despertar de sua vida espiritual levou-a para o caminho do budismo tibetano e, finalmente "para ajudar todos os seres sencientes em seu despertar e iluminação." \nE agora sentado diante dela em sua sala de tratamento estava eu, o próximo ser sensível no convés, esperando ser despertado. Ela me pediu para declarar minha intenção, e eu respondi: para aprender o que quer que os “professores de cogumelos”, como ela os chamava, pudessem me ensinar sobre mim e sobre a natureza da consciência.\n\nA terapia psicodélica, seja para o tratamento de problemas psicológicos ou como um meio de facilitar a auto-exploração e o crescimento espiritual, está passando por um renascimento na América. Isso está acontecendo no meio underground, onde a comunidade de guias como Mary está prosperando, e acima do nível do solo, em instituições como Johns Hopkins Medicine, New York University e UCLA, onde uma série de testes de drogas produziu resultados notavelmente promissores.\n\nEu chamo isso de renascimento, porque grande parte do trabalho representa um renascimento da pesquisa feita nas décadas de 1950 e 1960, quando drogas psicodélicas como LSD e psilocibina eram estudadas de perto e consideradas por muitos na comunidade de saúde mental como inovações na psicofarmacologia. Antes de 1965, havia mais de 1.000 estudos publicados de psicodélicos envolvendo cerca de 40.000 voluntários e 6 conferências internacionais dedicadas às drogas. Os psiquiatras estavam usando pequenas doses de LSD para ajudar seus pacientes a acessar o material reprimido (Cary Grant, após 60 sessões desse tipo, declarou-se "nascido de novo"); outros terapeutas administraram doses denominadas psicodélicas para tratar o alcoolismo, a depressão, os transtornos de personalidade e o medo e a ansiedade de pacientes com doenças potencialmente fatais que enfrentam a mortalidade.\n\nTudo mudou em meados dos anos 60, depois que Timothy Leary, o psicólogo e palestrante de Harvard que se tornou evangelista psicodélico, começou a encorajar os jovens a "turn on, tune in and drop out". Bobo como esse slogan soa aos nossos ouvidos, um grande número de adeptos pareciam seguir seus conselhos, para o horror de seus pais. As drogas caíram no ávido abraço de uma crescente contracultura, influenciando tudo, desde estilos de música e roupas a costumes culturais, e, muitos pensaram e inspiraram o questionamento da autoridade adulta que marcou a “lacuna de gerações”. “As crianças que tomam LSD não vão sair pra lutar suas guerras ", Leary alegou. Em 1971, o presidente Nixon telefonou para Leary, que na época fora expulso da academia e perseguido pela lei, o chamando de "o homem mais perigoso da América". Naquele mesmo ano, a Lei de Substâncias Controladas entrou em vigor; classificou LSD e psilocibina como drogas que tinham um alto potencial para abuso e nenhum uso medicinal aceito; posse ou venda tornou-se um crime federal. (O MDMA, que ainda estava sendo usado terapeuticamente, não foi proibido até 1985, depois que se tornou popular como uma droga de festa). O financiamento para pesquisa secou e a prática legal da terapia psicodélica parou.\n\nMas, a partir dos anos 90, uma nova geração de acadêmicos começou a fazer pesquisas psicodélicas novamente, em grande parte com foco em pessoas com câncer. Desde então, várias dezenas de estudos usando compostos psicodélicos foram concluídos ou estão em andamento. Em um par de testes de psilocibina em Hopkins e NYU, 80 pacientes com câncer, muitos deles terminais, receberam uma dose moderadamente alta de psilocibina em uma sessão guiada por dois terapeutas. Os pacientes descreveram entrar em seu corpo e confrontar o câncer ou o medo da morte; muitos tiveram experiências místicas que lhes deram um vislumbre de uma vida após a morte ou fizeram com que se sentissem conectados à natureza ou ao universo de um modo que consideravam reconfortante. Os estudos, publicados no Journal of Psychopharmacology em dezembro de 2016, relataram que 80% dos voluntários de Hopkins tiveram reduções clinicamente significativas nas medidas padrão de depressão e ansiedade, melhorias que duraram pelo menos seis meses.\n\nOutros estudos menores sobre a psilocibina descobriram que uma a três sessões guiadas podem ajudar os alcoólatras e os fumantes a superar seus vícios. No caso de 15 fumantes tratados em um estudo piloto de 2014 de Hopkins, 80% dos voluntários não estavam mais fumando seis meses após sua primeira sessão psicodélica, um número que caiu para 67% após um ano - o que é muito melhor do que o melhor tratamento atualmente disponível. A experiência psicodélica parece dar às pessoas uma nova perspectiva radical de suas próprias vidas, possibilitando uma mudança na visão de mundo e nas prioridades que lhes permitem abandonar os velhos hábitos.\n\nNo entanto, os pesquisadores acreditam que não são as moléculas por si só que podem ajudar os pacientes a mudar de ideia. O papel do guia é crucial. Pessoas sob a influência de psicodélicos são extraordinariamente sugestionáveis - “pense em placebos em propulsores de foguete”, <text:s/>me disse um pesquisador de Hopkins - a experiência psicodélica é profundamente afetada pelo set &amp; setting - isto é, pelos ambientes interior e exterior do voluntário. Por essa razão, as sessões de tratamento geralmente acontecem em um ambiente aconchegante e sempre na companhia de guias treinados. Os guias preparam os voluntários para a jornada que estão por vir, sentam-se com eles durante o tempo e, geralmente, no dia seguinte à sessão, ajudam a “integrar” ou dar sentido à experiência e a colocá-la em prática nas suas vidas. O trabalho é normalmente chamado de "terapia psicodélica", mas seria mais correto chamá-lo de "psicoterapia assistida por psicodélicos".\n\nEmbora os pesquisadores da universidade raramente conversem sobre isso, grande parte da sabedoria coletiva sobre a melhor maneira de guiar uma sessão psicodélica reside nas cabeças de guias como Mary. Essas são as pessoas que, em muitos casos, continuaram a fazer esse trabalho ilicitamente, muito tempo depois que a reação contra os psicodélicos durante a década de 1960 acabou com a maioria das pesquisas e da terapia. Mas o papel deles no renascimento atual é estranho, como descobri no começo da primavera, quando participei do primeiro programa de certificação de aspirantes a guias psicodélicos.\n\nEm uma tarde de sexta-feira no final de março, 64 profissionais de saúde de vários tipos - médicos, terapeutas, enfermeiras, conselheiros e naturopatas - se reuniram no Namaste Hall no Instituto de Estudos Integrais da Califórnia (CIIS), uma escola de psicologia e ciências sociais em San Francisco, para começar seu treinamento para se tornarem terapeutas psicodélicos legais. Para ser admitido no programa, o candidato deve ter algum tipo de licença médica ou terapêutica, e a maioria dos alunos - cuja média de idade parecia ser de 45 anos e nove psicólogos, nove psiquiatras e quatro oncologistas - estavam matriculados. neste programa de certificação, acreditavam que as drogas psicodélicas, como psilocibina e MDMA, administradas com o devido apoio e orientação, tenham o potencial de revolucionar o tratamento da saúde mental. A carreira pode não estar clara ou reta ainda, mas essas pessoas querem estar prontas para liderar essa revolução quando ela chegar - o que pode ser mais cedo do que pensamos.\n\nLogo ficou claro que a razão pela qual a maioria das pessoas na sala estava disposta a dedicar o tempo (cinco finais de semana e uma semana inteira em nove meses) e o dinheiro (US$ 7.800) para ser certificado como graduado do programa é que eles foram persuadidos - muitas vezes por experiência pessoal - do potencial terapêutico desses compostos. Como Manish Agrawal, um robusto oncologista de 48 anos que pratica em Maryland, me disse, com uma expressão sardônica de sobrancelha: "Você não faz algo assim porque lê um artigo de revista."\n\nAs drogas - ainda classificadas pelo governo como proibidas - não podem ser usadas no treinamento, uma limitação que tanto estudantes quanto instrutores lamentaram. (O CIIS planeja pedir permissão ao FDA para dar psilocibina e MDMA aos estudantes em treinamentos futuros). Embora a intenção explícita do programa seja treinar guias para trabalhar no mundo da terapia psicodélica legal, esse mundo (além do punhado de testes clínicos) ainda não existe, enquanto o underground psicodélico acena agora.\n\nJanis Phelps, uma psicóloga e administradora do CIIS que estabeleceu e dirige o programa, confrontou a questão com franqueza em suas observações introdutórias à turma na noite de sexta-feira. "Estamos treinando vocês para serem terapeutas legais", enfatizou. “Se você está pensando em trabalhar no underground” - mais tarde ela me disse que fazem um esforço extenuante para eliminar essas pessoas - “você precisa pensar sobre isso. Porque nós queremos que vocês sejam terapeutas aprovados pela FDA. Todos os envolvidos nesta pesquisa estão completamente limpos”.\n\nBill Richards, diretor clínico do programa de pesquisa em psicodélicos da Johns Hopkins e autor de “Conhecimento Sagrado: Experiências Psicodélicas e Religiosas”, é um dos poucos elos remanescentes entre a primeira e a segunda onda de pesquisa psicodélica sancionada na América. Um psicólogo jovial dos anos 70, com uma gargalhada contagiante, Richards liderou as instruções do fim de semana na manhã de sábado. Trabalhando no Maryland Psychiatric Research Center em Spring Grove na década de 1970, Richards e seus colegas trataram com sucesso alcoólatras, pacientes com câncer e pessoas que sofrem de depressão com LSD até 1976, quando as pesquisas no centro fecharam. "Como isso pode ter sido ilegal?" Richards gosta de dizer. \n\nQuando a pesquisa com psilocibina foi retomada na década de 1990, Johns Hopkins recrutou Richards por causa de sua longa experiência em orientar pacientes durante uma experiência psicodélica de alta dose. Os pesquisadores de hoje trabalham com psilocibina e MDMA porque uma sessão tende a ser mais curta do que com o LSD e porque as palavras carregam muito menos bagagem política. Desde os anos 60, o LSD tem sido associado na mente do público com a contracultura e com histórias, verdadeiras ou não, de pessoas pulando de prédios pensando que poderiam voar, cegando-se olhando para o sol ou pousando na sala de emergência depois de episódios psicóticos. O MDMA e a psilocibina são menos conhecidos e não parecem ter as mesmas associações. (Além disso, o fato de a psilocibina ser "natural" - derivada de um cogumelo - parece contar a seu favor.) Richards treinou muitos dos guias que agora trabalham em ensaios clínicos não apenas em Hopkins, mas também na NYU e no Imperial College London. .\n\nEm sua apresentação em PowerPoint, Richards expôs o que se tornou o protocolo padrão para a terapia psicodélica legal, e o papel do guia em cada um dos três estágios principais da “jornada.” Primeiro vem uma série de sessões de preparação, nas quais voluntários dizem o que esperar, definir uma intenção (para parar de fumar ou enfrentar o medo da morte por exemplo) e oferecer um conjunto de "instruções de voo" para a jornada que virá. Estes geralmente aconselham a entrega à experiência, o que quer que traga e por mais perturbadora que possa se tornar. (“Confie, deixe ir, seja aberto” é um mantra que ele recomenda, ou, emprestado de John Lennon, “desligue sua mente, relaxe e flutue rio abaixo.”) Se você se sentir como se estivesse “morrendo, derretendo, dissolvendo, explodindo, enlouquecendo, etc. - vá em frente. ”Richards enfatizou como é importante para o guia estabelecer rapidamente um relacionamento com os voluntários, de modo que durante a sessão“ eles podem se deixar 'morrer' ou enlouquecer - isso requer muita confiança! ”Como as defesas do ego dos pacientes provavelmente são desativadas pela droga, é crucial que eles se sintam seguros.\n\nO segundo estágio é a jornada em si. Richards mostrou um slide da sala de tratamento de Hopkins, decorado para parecer o consultório de um psiquiatra com interesse em religião oriental e povos indígenas, com prateleiras segurando livros de arte de grande formato e bugigangas espirituais, incluindo um Buda e um grande cogumelo de cerâmica. O voluntário se estende em um sofá e coloca viseiras e fones de ouvido para incentivar uma jornada interior livre de distrações. (Richards montou uma lista de reprodução composta principalmente de músicas clássicas organizadas para apoiar e estruturar a experiência.) Dois guias, um homem e uma mulher, sentam-se com o voluntário durante a experiência mas dizem muito pouco, permitindo que a jornada se desenrole de acordo à sua própria lógica. Principalmente o guia está presente para oferecer uma mão reconfortante se o viajante está lutando, anotar tudo o que ela tem a dizer e geralmente manter um olho no bem-estar físico do voluntário enquanto ele está vagando por sua paisagem psíquica. Porque é a droga e a mente que conduzem a jornada e não o terapeuta, o papel do guia exige um grau incomum de humildade, moderação e paciência - as sessões podem durar horas (não há cochilo ou checagem de e-mail). \n\nO último estágio é a integração, que geralmente ocorre no dia seguinte. Aqui, o guia ajuda o voluntário a entender o que pode ser uma experiência confusa e incipiente, enfatizando temas importantes e oferecendo ideias sobre como aplicar quaisquer insights que possam ter surgido. \n\n...se a terapia assistida por psicodélicos se mostrar tão eficaz quanto sugerem as primeiras tentativas, será porque conseguirá reunir o cérebro e a mente num novo paradigma terapêutico radical: usando não apenas uma substância química, mas também a poderosa experiência mental que pode ocasionar, o suporte adequado, para romper padrões destrutivos de pensamento e comportamento.\n\nEssa nova abordagem não poderia vir em melhor hora para um campo que está “quebrado”, como Tom Insel, chefe do Instituto Nacional de Saúde Mental até 2015, me disse sem rodeios. Taxas de depressão (agora a principal causa de incapacidade em todo o mundo, de acordo com a OMS) e suicídio estão subindo; o comportamento viciante é desenfreado. Pouco mudou, entretanto, na psicofarmacologia desde a introdução dos antidepressivos ISRS no final dos anos 80. Isso pode explicar por que figuras proeminentes do meio psiquiátrico estão expressando apoio à pesquisa psicodélica. Dirigindo-se a uma conferência sobre ciência psicodélica em Oakland na última primavera, Insel e Paul Summergrad, ex-presidente da Associação Americana de Psiquiatria, ofereceram encorajamento aos pesquisadores psicodélicos na plateia, com Insel destacando elogios "a nova abordagem" - o caminho do terapeuta psicodélico combina farmacologia e psicoterapia para criar uma única experiência transformadora.\n\nTerapia psicodélica como é agora entendida foi desenvolvida por um grupo de pesquisadores trabalhando em Saskatchewan em meados da década de 1950, incluindo os psiquiatras Abram Hoffer, Humphry Osmond(que, em 1957, cunhou a palavra “psicodélico”, que se traduz livremente do Grego como “manifestação da mente”) e seu colaborador, um brilhante terapeuta amador chamado Al Hubbard. Depois de conduzir e participar de muitas sessões de mescalina e LSD - na época era rotina os cientistas testarem drogas em si mesmos - os pesquisadores observaram quão variável a experiência poderia ser, dependendo das circunstâncias e da mentalidade. Naqueles dias, ninguém sabia a melhor forma de administrar esses estranhos novos compostos; a necessidade de um guia não ficou imediatamente aparente. Alguns dos primeiros cientistas em jalecos brancos que carregavam pranchetas dosaram voluntários em um quarto de hospital com paredes brancas e luzes fluorescentes. Os pesquisadores ainda não entendiam que a experiência psicodélica não é preordenada pela substância química, mas é "construída" na mente a partir de uma mistura imprevisível de expectativa, memória, conteúdo do inconsciente e uma variedade de fatores ambientais.\n\nComeçando no final dos anos 50, quando os pesquisadores começaram a entender melhor os muitos fatores no trabalho, eles começaram a trabalhar mais conscientemente com o set e o setting (embora essas palavras ainda não fossem usadas), trazendo música e imagens a sala de tratamento e enfatizando o papel de um guia. Os xamãs sabiam há milhares de anos que uma pessoa nas profundezas de um transe ou sob a influência de uma planta alucinógena como ayahuasca ou peiote pode ser prontamente manipulada com a ajuda de certas palavras, pistas, objetos especiais ou música. Eles entendem intuitivamente como a sugestionabilidade da mente humana durante um estado alterado de consciência pode ser aproveitada como um recurso importante para a cura - para quebrar padrões destrutivos de pensamento e propor novas perspectivas em seu lugar. Uma das principais contribuições do grupo canadense à terapia psicodélica foi introduzir as ferramentas comprovadas do xamanismo, ou melhor, a versão ocidentalizada que, em maior ou menor grau, a maioria dos guias psicodélicos de hoje ainda pratica, seja trabalhando legalmente ou underground - embora as ferramentas do xamanismo desempenhem um papel maior no underground.\n\nAntes da minha jornada psicodélica, eu conheci e entrevistei mais de uma dúzia de guias, muitos deles treinados pelos terapeutas que estavam usando psicodélicos em suas práticas antes de se tornarem ilegais e decidiram que, em vez de abandonar uma ferramenta que eles descobriram ser eficazes, eles continuariam a trabalhar, com risco pessoal substancial. (A partir de 1971, a posse ou venda da maioria das drogas psicodélicas era punível com uma sentença de prisão.) Um desses terapeutas era um psicólogo junguiano da Bay Area chamado Leo Zeff, talvez o guia clandestino mais conhecido de sua geração; antes de sua morte em 1988, ele alegou ter "viajado" com 3.000 pacientes e ajudou a treinar 150 guias, muitos dos quais ainda estão no trabalho."\n\nContinua...\n\n______________________\n\nFonte: \nhttps://www.nytimes.com/interactive/2018/05/15/magazine/health-issue-my-adventures-with-hallucinogenic-drugs-medicine.html</text:p>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2018-07-23</text:p>
          </table:table-cell>
          <table:table-cell office:value-type="string" calcext:value-type="string">
            <text:p>20:09:37+0000</text:p>
          </table:table-cell>
        </table:table-row>
        <table:table-row table:style-name="ro1">
          <table:table-cell office:value-type="float" office:value="761" calcext:value-type="float">
            <text:p>761</text:p>
          </table:table-cell>
          <table:table-cell office:value-type="string" calcext:value-type="string">
            <text:p>229458924212591_483356385423616</text:p>
          </table:table-cell>
          <table:table-cell office:value-type="string" calcext:value-type="string">
            <text:p>[COLABORAÇÃO] MICHAEL POLLAN - ESCANCARANDO AS PORTAS DA PERCEPÇÃO - PARTE 02\n\nParte 01: https://www.facebook.com/groups/320137168412206/permalink/482296662196255/\n\n"Minhas viagens pelo submundo da terapia psicodélica convenceram-me de que, embora a comunidade seja obviamente distante e heterogênea e tenha seu complemento de charlatães, muitos guias são profissionais que compartilham uma abordagem e até mesmo um código de conduta. Em 2010, um “wiki” de guias apareceu na internet - um site colaborativo onde as pessoas poderiam compartilhar documentos e, juntos, criar novos conteúdos - onde, por algum tempo, a comunidade parecia estar codificando as regras e os padrões da profissão. (O site desapareceu ou foi movido.)\nNo site, encontrei alguns rascunho para futuros guias - “para apoiar uma categoria de experiências profundas, tornando-as disponíveis para mais pessoas” - bem como links para formulários impressos para liberações legais, acordos éticos e questionários médicos. (“Não temos um seguro muito bom”, disse-me um guia. “Portanto, somos muito cuidadosos.”) Havia também um link para um “Código de Ética para os Guias Espirituais”, que reconhece que “os participantes podem ficar especialmente abertos à sugestões, manipulação e exploração. ”O código enfatiza que cabe ao guia divulgar todos os riscos psicológicos e físicos. (Comparado com outros compostos psicoativos, os psicodélicos têm baixa toxicidade e são não-viciantes. Os riscos são principalmente psicológicos: em algumas pessoas, podem produzir ansiedade e paranoia de curto prazo e, em casos raros, episódios psicóticos. Estima-se que 1.000 voluntários tenham recebido psilocibina sem um único evento adverso grave.) O código também exige que o guia obtenha o consentimento, garanta a confidencialidade, proteja a segurança dos participantes em todos os momentos, “proteja” contra ambição e autopromoção e acomode os clientes “sem em relação à sua capacidade de pagamento ”.\n\nEm relação à forma como a orientação é praticada nos ensaios clínicos na legalidade (e ensinada no CIIS), os guias subterrâneos que entrevistei e, eventualmente, trabalhei, assumiram um papel um pouco mais ativo em coreografar a experiência, trazendo à “cerimônia”. \n\n"Agora existem duas linhagens distintas", me disse um guia underground com 35 anos de experiência, que me pediu para usar um apelido, Michelle. “No modelo médico ocidental, o guia é ensinado a nunca 'ficar à frente do remédio'” - isto é, ele ou ela procura um papel não intervencionista e secundário durante a sessão, e porque estes são os principais ensaios científicos, a um protocolo padronizado para minimizar o número de variáveis experimentais em jogo. Muitos guias undergrounds acham isso desnecessariamente confinante.\n\n"A jornada deve ser personalizada para cada pessoa", disse Michelle. “A ideia de tocar a mesma música para todos não faz o menor sentido.” Em vez disso, ela pode escolher uma peça reconfortante para apoiar alguém que esteja enfrentando uma viagem desafiadora ou colocar algo “caótico e desmontado” para ajudar a derrubar as defesas de outro cliente. “Um curador não é apenas uma babá. Ela faz coisas. ”Muitos guias clandestinos viajaram extensivamente no México, Brasil e Peru para estudar com curandeiros tradicionais; Michelle acredita que a terapia psicodélica ainda tem muito a aprender com os "povos da terra" que fizeram uso de plantas e fungos psicodélicos em suas cerimônias de cura por milhares de anos. Ela sente que o trabalho que ela oferece cria mais espaço para “criatividade e intuição” do que as técnicas clínicas repetidas que são ensinadas na legalidade.\n\nEu preferiria ter minha própria sessão guiada de psilocibina nos confins tranquilizadores de uma instituição médica, mas as equipes de Hopkins e NYU não estavam atualmente trabalhando com os chamados “normais saudáveis” (eu deveria ficar lisonjeado?) - e eu poderia não reivindicar nenhum dos graves problemas mentais que estavam estudando. Eu não estava tentando consertar nada grande - não que não houvesse espaço para melhorias. Como muitas pessoas no final da meia-idade, desenvolvi um conjunto de algoritmos mentais confiáveis para navegar o que quer que seja a vida e, embora sejam ferramentas inegavelmente úteis para lidar com a vida cotidiana e fazer as coisas, deixam pouco espaço para surpresas ou mudanças. Depois de entrevistar dezenas de pessoas que haviam se submetido à terapia psicodélica, invejei as novas perspectivas radicais que haviam alcançado. Eu também não tinha certeza se alguma vez tive uma experiência espiritual, e o tempo estava diminuindo. A ideia de "sacudir o globo de neve" da minha vida mental, como dizia um pesquisador psicodélico, parecera atraente.\n\nEm Mary, encontrei um guia underground com quem me sentia confortável. A abordagem de Mary, em termos de dosagem, também passou a se aproximar da experiência legalizada, embora tenha trabalhado com cogumelos inteiros em vez das cápsulas de psilocibina sintética usadas nos testes da universidade.\n\n"Os professores de cogumelos nos ajudam a ver quem realmente somos", disse Mary, enquanto nos sentávamos do outro lado do altar. “Eles nos trazem de volta ao propósito de nossa alma por estar aqui nesta vida.” Agora eu estava acostumado com o jargão da Nova Era. Eu também fiquei impressionado, e tranquilizado, pelo profissionalismo de Mary. Além de ter o meu consentimento para os “acordos” padrão (curvando-se à sua autoridade pela duração; permanecendo na sala até que ela me desse permissão para sair; sem contato sexual), ela me fez preencher um formulário médico detalhado, um documento legal e um questionário autobiográfico que resultou em 15 páginas de escrita e levou-me a maior parte de um dia para ser concluído. Tudo isso me fez sentir que eu estava em boas mãos, mesmo quando aquelas mãos estavam batendo uma asa de corvo ao redor da minha cabeça.\n\nNa minha língua, o cogumelo seco, que tinha dez centímetros de comprimento e um chapéu do tamanho de uma bola de golfe, estava tão ressecado como areia do deserto e tinha gosto de papelão com sabor de terra, mas alternando cada mordida com uma mordidela de chocolate me ajudou bastante. Conversamos calmamente por cerca de 20 minutos antes que Mary notasse que meu rosto estava corado e sugerir que me deitasse e colocasse a venda nos olhos. Assim que Mary colocou a primeira música - uma insípida composição New Age de alguém chamado Thierry David (um artista três vezes indicado, na categoria de Melhor Álbum Chill / Groove da Zone Music Reporter) - fui imediatamente impelido para a noite de uma paisagem urbana que parecia ter sido gerada por um computador.\n\nEu estava experimentando sinestesia, em que um sentido é interligado com outro, de modo que o som estava criando espaço visual, e conjurou uma cidade futurista despovoada, com cada nota dando origem a formas rochosas que, juntas assemelhava-se à espuma de alto-relevo à prova de som utilizada para alinhar os estúdios de gravação. Eu me movi sem esforço através dessa paisagem noturna digital como se estivesse dentro dos limites de um videogame. Embora o lugar não fosse particularmente assustador e tivesse uma certa beleza elegante, eu odiava estar nele e desejava estar em outro lugar, mas continuava sem parar, aparentemente para sempre. Pedi a Mary que, por favor, tocasse outra coisa e, embora o clima mudasse com a nova música, eu ainda estava preso nesse mundo de computadores sem sol. Por que, oh porque, eu não poderia estar do lado de fora?\nIsso poderia facilmente levar uma reviravolta aterrorizante, ocorreu-me, e com isso uma onda de ansiedade começou a crescer. Recordando as instruções de vôo, eu disse a mim mesmo que não havia nada a fazer além de me entregar totalmente à experiência. Relaxe e flutuar. Percebi que não era mais o capitão da minha atenção, capaz de direcioná-la de um jeito ou de outro e mudar o canal mental à vontade. Não, isso era mais como estar preso ao carro da frente de uma montanha-russa cósmica, sua trajetória descuidada que determinava momento a momento o que apareceria em meu campo de consciência.\n\nNa verdade, isso não é inteiramente verdade: tudo o que eu tinha que fazer era remover meus olhos, e a realidade, ou pelo menos alguma coisa frouxamente baseada nela, se reapresentaria. Isto é o que eu fiz naquele momento, em parte para me convencer de que o mundo ainda existia, mas principalmente porque eu precisava muito fazer xixi. A luz do sol e a cor inundaram meus olhos, e eu bebi em avidez, examinando a sala para os significados bem-vindos da realidade não-digital: paredes! Janelas! Plantas! Mas essa realidade apareceu em um novo aspecto: enfeitada com a luz da manhã, cada raio dela endereçado aos meus olhos. Levantei-me cuidadosamente do colchão e Mary me pegou pelo cotovelo, geriatricamente, e juntos fizemos a longa viagem pelo loft até o banheiro.\n\nDepois de “produzir a colheita mais espetacular de diamantes” (fazer xixi), fiz meu caminho instável de voltar para o colchão e me deitei. Mary, falando baixinho, perguntou se eu queria "um reforço". Sentei-me para receber outro cogumelo, num total de cerca de quatro gramas. Mary estava ajoelhada ao meu lado, o cogumelo na palma da mão, e quando finalmente olhei para o rosto dela, vi que ela havia se transformado em Maria Sabina, a curandeira de quem eu havia lido. Sessenta anos atrás, Sabina deu cogumelos de psilocibina a R. Gordon Wasson, supostamente o primeiro ocidental a experimentá-los, em um porão com chão de terra de uma casa coberta de palha nas remotas montanhas de Oaxaca. O cabelo de Mary agora estava preto; o rosto dela, esticado sobre as altas maçãs do rosto, estava envelhecido; e ela estava usando um simples vestido camponês branco. Eu peguei o cogumelo dessecado da mão marrom enrugada e desviei o olhar enquanto mastigava; Eu não achava que deveria contar a Mary o que havia acontecido com ela.\n\nQuando voltei a colocar a venda e me deitar, fiquei desapontado ao voltar ao mundo da informática, mas algo havia mudado, sem dúvida como resultado da dose aumentada. Enquanto antes eu navegava por essa paisagem como eu mesmo, observando a cena de uma perspectiva reconhecível como a minha, com minhas atitudes intactas (altamente críticas em relação à música, por exemplo), agora observei como o eu familiar começou a desmoronar diante dos meus olhos, gradualmente a princípio e depois de uma só vez.\n\nAgora eu me transformava em um maço de pequenos papéis, não maiores que post-its, e eles estavam sendo espalhados ao vento. Mas o "eu", ao perceber essa catástrofe aparente, não desejava perseguir os deslizes e juntar meu antigo eu. Nenhum desejo de qualquer tipo, na verdade. E então eu olhei e me vi lá fora de novo, mas desta vez espalhado sobre a paisagem como tinta, ou manteiga, cobrindo finamente uma vasta extensão do mundo com uma substância que reconheci como eu.\n\nMas quem foi esse “eu” que conseguiu captar a cena de sua própria dissolução? Boa pergunta. Não fui eu exatamente. Aqui os limites de nossa linguagem se tornam um problema: para entender completamente a divisão que se abriu em minha perspectiva, eu precisaria de um novo pronome de primeira pessoa. Pois o que estava observando a cena era uma perspectiva e um modo de consciência inteiramente distinta do meu eu habitual. Onde aquele eu sempre foi um assunto encapsulado neste corpo, este parecia ilimitado por qualquer corpo, embora eu agora tivesse acesso à sua perspectiva. Essa perspectiva era supremamente indiferente, imperturbável mesmo diante do que deveria ter sido um desastre pessoal absoluto. A própria categoria “pessoal”, no entanto, foi obliterada. Tudo o que eu já fui e me chamaram, esse eu de seis décadas, tinha sido liquefeito e espalhado pelo cenário.\n\nMuitas outras coisas aconteceram no quarto de Mary, e na minha cabeça, durante o curso da minha jornada naquele dia. Eu olhei para o espelho do banheiro e vi o rosto do meu avô morto. Eu me arrastei através de uma paisagem desértica queimada repleta de ossos e crânios branqueados. Um por um apareceu os rostos das pessoas de minha vida que morreram, parentes, amigos e colegas que, me disseram que eu não lamentara adequadamente. Observei Maria transformada mais uma vez, desta vez em uma jovem arrebatadora em pleno esplendor da juventude; ela era tão bonita que tive que me afastar.\n\nEm determinado momento, Mary instalou uma das suítes de violoncelo desacompanhadas de Bach. Era a suíte em ré menor, uma peça sobressalente e infinitamente triste que eu ouvira muitas vezes antes, muitas vezes em funerais. Mas desta vez foi diferente, porque eu ouvi em meu estado sem consciência, não-literal - embora “ouvido” não faça justiça ao que transpirou entre as anotações de Bach e eu. A preposição "entre" se dissipou. Perder-me na música tornou-se uma espécie de ensaio para me perder, ponto final. Soltei a corda do eu e deslizei para as águas mornas dessa inefável beleza - as notas sublimes de Bach, quero dizer, tiradas do poço negro do espaço de um violoncelo pelo arco pesaroso de Yo-Yo Ma enquanto ele surfava através de suas cordas. \n\nO ego soberano, com todos os seus armamentos e medos, seus ressentimentos voltados para trás e preocupações progressistas, simplesmente não existia mais, e não restava ninguém para lamentar sua morte. E, no entanto, alguma coisa o sucedeu: essa consciência nua e incorpórea, que contemplava a cena da dissolução do ego com benevolente indiferença. Eu estava presente à realidade, mas como algo diferente do meu eu habitual. E, embora não houvesse nenhum eu para sentir, exatamente, havia um tom de sentimento, e isso era calmo, aliviado, contente. Houve vida após a morte do ego.\n\n...\n\nA sessão da manhã de domingo no CIIS começou com grande expectativa - o orador foi Ralph Metzner, que trabalhou com Timothy Leary em Harvard e é considerado um dos mais sábios anciões da comunidade psicodélica.\nMetzner está agora com seus 80 anos e, chegando ao microfone, parecia frágil. Durante grande parte de sua apresentação, ele leu em um de seus livros algo sobre a alma e os seis caminhos arquetípicos através desta vida. \nUm estudante que se identificou como psicoterapeuta pediu a Metzner para falar sobre psicodélicos, um assunto que ele ainda não havia mencionado. Com essa suave cutucada, Metzner passou a desviar-se loucamente da mensagem, expondo as tensões que Janis Phelps aludia à sexta-feira à noite, mas que estavam ausentes das apresentações do fim de semana até então. “Essas são drogas que os psicoterapeutas, por unanimidade, sentem que poderiam melhorar a psicoterapia”, começou Metzner, “mas seu uso é ilegal. O que isso lhe diz? Algo sobre a sociedade em que vivemos”!\n\nMetzner fez uma pausa e depois de um suspiro disse. “Existe uma vasta rede underground de terapia psicodélica, você sabe, vasta. Maior do que os usos aprovados da terapia psicodélica. ” Ele prosseguiu: “É uma cultura underground, e as culturas undergrounds são boas e podem salvar vidas. ”Phelps, com a pele avermelhada, levantou-se e deu um passo em direção ao microfone para solicitar outra pergunta, mas Metzner não seria dissuadido. Declarando que estávamos no meio de uma emergência espiritual neste país, ele disse aos estudantes que temos esses "remédios fantasticamente promissores que podem curar todo tipo de males e, no entanto, os médicos não podem obtê-los".\n\nA voz de Metzner subiu. “Não precisamos aceitar isso!” O eminente professor parecia estar convidando seu rebanho a se envolver em um ato coletivo de desobediência civil. Isso ele comparou ao underground na Alemanha, onde ele cresceu, durante a guerra: "Havia famílias alemãs que recebiam famílias judias e as escondiam em seus armários". Ele expressou impaciência com o ritmo da pesquisa científica e da aprovação federal em um momento de colapso civilizacional ”, quando temos esses remédios que conhecemos e podem ajudar nossa sociedade agora. “Não precisa ser provado repetidas vezes. Quando há uma praga, você não passa por estudos duplo-cegos controlados por placebo! É uma praga!”\n\nFinalmente, Bill Richards ficou de pé e gentilmente lembrou aos alunos que, embora o ritmo do progresso possa ser frustrante, "temos um caminho a seguir" - o caminho dos testes clínicos sancionados que levam à aprovação da terapia psicodélica. Ele ressaltou que os pesquisadores nesse caminho até agora haviam descoberto que os reguladores federais são notavelmente abertos e receptivos. “Então, vamos avançar como cientistas-guerreiros e fazer o que pudermos no mundo legal. Acho que podemos causar um impacto significativo.\n\nOs estudantes com quem conversei depois compartilharam claramente o senso de urgência e frustração de Metzner, mas rejeitaram seu aparente convite para entrar no mundo underground. Na visão deles, Metzner estava olhando para trás, para uma idade das trevas, quando o underground servia como a arca salvadora da terapia psicodélica. Mas a idade das trevas estava chegando ao fim, eles acreditavam. Uma geração ou duas mais jovens que Metzner, essas pessoas estavam olhando para frente - para um tempo, não muito distante, eles pensavam, quando o FDA aprovaria o uso terapêutico de psilocibina e MDMA e os disponibilizaria aos médicos para prescrever a seus pacientes. Este era o futuro para o qual se inscreveram quando entraram no curso.\n\nUma aluna da turma, psiquiatra que havia participado de terapia psicodélica na América do Sul durante décadas, me disse depois da sessão que agora estava totalmente comprometida com o caminho legal. "Eu tive uma vida secreta por 30 anos", disse ela. “Eu quero muito essa oportunidade para unificar minha vida. Por causa dessa aula, eu tenho um jeito de falar abertamente com pessoas sobre psicodélicos pela primeira vez. ”Ela expressou profundo respeito por Metzner, mas acreditou que havia chegado a hora de fazer uma escolha. “Eu não quero perder a história ou o conhecimento que adquirimos do trabalho underground. Mas os profissionais nesta sala decidiram colocar o nosso tempo e credenciais em promover o uso legal desses medicamentos.” Fazendo isso, ela disse, “exige ser irrepreensível para não pôr em perigo o trabalho e o caminho que foi estabelecido. .\n\nManish Agrawal, o oncologista de Maryland, expressou o sentimento geral em um e-mail que ele me enviou depois da sessão de domingo. Ele compartilhou a frustração de Metzner de que essa terapia não está disponível para meus pacientes hoje, e muitos vão sofrer e morrer sem acesso a essa terapia. Ralph realmente me estimulou a sentir a injustiça disso.” Ele prosseguiu: “ Mas todo mundo sente o quanto estamos perto”, e não querem arriscar isso seguindo Metzner pela rota liegal. Agrawal deixou São Francisco determinado a encontrar uma maneira de incorporar a terapia psicodélica em sua prática de oncologia.\n\nContinua....\n\n______________________\n\nFonte: \nhttps://www.nytimes.com/interactive/2018/05/15/magazine/health-issue-my-adventures-with-hallucinogenic-drugs-medicine.html</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2018-07-24</text:p>
          </table:table-cell>
          <table:table-cell office:value-type="string" calcext:value-type="string">
            <text:p>21:47:10+0000</text:p>
          </table:table-cell>
        </table:table-row>
        <table:table-row table:style-name="ro1">
          <table:table-cell office:value-type="float" office:value="1557" calcext:value-type="float">
            <text:p>1557</text:p>
          </table:table-cell>
          <table:table-cell office:value-type="string" calcext:value-type="string">
            <text:p>229458924212591_484350605324194</text:p>
          </table:table-cell>
          <table:table-cell office:value-type="string" calcext:value-type="string">
            <text:p>[COLABORAÇÃO] ENTREVISTA COM JENNIFER ULRICH – A VIDA DE TIMOTHY LEARY\n\nPoucas figuras na história psicodélica são tão influentes quanto Timothy Leary. Como um pioneiro na pesquisa psicodélica, ele foi um dos primeiros a validar cientificamente o poder transformador da experiência psicodélica, mas como um "guru do LSD" que desafiou a autoridade, ele manifestou uma severa repressão aos psicodélicos que persistiu por décadas. Explorar o extraordinário legado de Timothy Leary é o tema de um novo livro de Jennifer Ulrich chamado The Timothy Leary Project: Inside the Great Counterculture Experiment. Ela apresenta uma coleção de itens dos jornais Timothy Leary, uma coleção mantida pela Biblioteca Pública de Nova York, que inclui diários, relatórios de experiências, cartas de correspondência e recortes de mídia coletados por Leary e outros. O que destaca este livro é sua dependência de fontes primárias, em vez de opinião, e os fascinantes relatos em primeira mão de Leary e outros grandes ícones dos anos 60. \n\nPra quem nunca ouviu falar sobre ele aqui no grupo:\n- Leary era professor de Harvard e foi expulso por ter feito uma experiência com LSD com seus alunos\n- Amigo pessoal de John Lennon e a canção "Come Together" dos Beatles é inspirada nele.\n- Participou de muitos estudos em conjunto com grandes outros nomes da cultura psicodélica.\n- Sendo um dos maiores entusiastas da época, ele defendia sua teoria de que o LSD afetaria o progresso da humanidade\n- Durante as décadas de 1960 e 1970, ele foi preso com frequência suficiente para ver o interior de 36 prisões diferentes em todo o mundo. O presidente Richard Nixon certa vez descreveu Leary como "o homem mais perigoso da América".\n\nA entrevista traduzida abaixo foi feita pelo pessoal do Psychedelic Times\n\nP:Muito obrigado por falar com a gente, Jennifer, eu realmente gostei do livro! Para começar, você pode compartilhar um pouco sobre seu histórico e como você ficou encarregada da coleção Timothy Leary?\n\nR:Tenho trabalhado como arquivista e bibliotecária de coleções especiais por muitos anos, e fui contratada como arquivista de projetos para processar os documentos de Timothy Leary na Biblioteca Pública de Nova York. Eles queriam que alguém se concentrasse apenas nesses papéis, então eu estava liderando o projeto, embora tivéssemos estagiários e outras pessoas como um arquivista digital envolvido. Eu consegui concluir o projeto depois de cerca de 20 meses, e parte disso também estava escrevendo um blog chamado Transmissions from the Timothy Leary Papers. A ideia era promover a coleção e destacar alguns dos aspectos mais interessantes dela. Foi, eu diria, um dos projetos mais interessantes em que trabalhei.\n\nP:Eu posso imaginar! Leary era uma figura muito interessante.\n\nR:Sim, e eu acho que devo apontar, como eu faço no livro, que eu não sou necessariamente uma principal contraculturista ou especialista em Leary. Como arquivista, o trabalho é organizar e descrever material para torná-lo disponível para pesquisa, então minha abordagem ao projeto não tinha uma agenda. Acho que isso me deu uma perspectiva única ao descrever o que encontrei, porque, como você sabe, muitas pessoas foram investigadas nessa história por muitos anos. Toda a minha abordagem foi fornecer contexto histórico para os materiais que encontrei nos arquivos, para aprender o suficiente para descrevê-los e torná-los acessíveis a outros pesquisadores. \n\nP:Eu acho que a abordagem “sem agenda” do seu livro é poderosa, porque é difícil não ter uma opinião ou agenda quando se trata de uma figura tão polarizada quanto Leary. Realmente veio no livro que você não estava discutindo um ponto; foi simplesmente uma explicação do conteúdo que você encontrou. O que é ótimo, já que permite ao leitor formar seus próprios julgamentos sobre tudo isso. Estou curioso: antes deste projeto, você tinha algum interesse ou familiaridade com o mundo dos psicodélicos ou o movimento da contracultura ou algo assim?\n\nR:Meu conhecimento de Leary antes deste projeto era que ele era “o cara do LSD” e uma figura de contracultura que encorajava as pessoas a usar o LSD. Tomei consciência do LSD e das drogas psicodélicas quando adolescente, como a maioria dos adolescentes faz. Quando eu era estudante de graduação, estudei antropologia, então estava familiarizado com o uso tradicional e ritualístico de psicodélicos pelas populações indígenas. Eu estava naturalmente interessada em diferentes sistemas de crenças e cosmologia, e outras figuras da época, como Carlos Castaneda. Eu também estava interessada na contracultura, Burroughs e os escritores Beat, junto com o poder negro e os movimentos de libertação das mulheres. Lembro-me de ler Sisterhood is Powerful e Cleaver's Soul on Ice e que impacto isso teve em mim. Sou bibliotecária, por isso sei que grande influência Aldous Huxley e Hermann Hesse tiveram naquela geração. Eu li o teste de ácido Kool-Aid elétrico quando eu era jovem, então os detalhes em torno de Kesey e Leary eram algo que eu estava ciente, mas eu não diria que é ou foi minha especialidade. Talvez seja agora (risos).\n\nP:De fato. Uma linha no livro que eu realmente amei foi quando você dizia que folhear os “Leary Papers” concedia “uma visão única de um período da história que ficou obscurecido por sua própria criação de mitos”. O que você encontrou quando comparou a mitologia de Leary com a realidade?\n\nR:O conhecimento de muita gente sobre Leary é através da imprensa, e ele foi realmente demonizado pela grande imprensa. Quando você olha para os papéis pessoais de alguém, você tem uma perspectiva de toda a sua vida, e eu vi que ele era apenas um jogador no maior movimento de pesquisa psicodélica. Quando ele era acadêmico e trabalhava em Harvard, ele estava se correspondendo com outros psicólogos e psiquiatras e outros que trabalhavam no MIT e em Harvard, e está claro que ele estava interessado em fazer pesquisas sérias . Essa é uma perspectiva diferente do que ler apenas o que os jornalistas estão escrevendo sobre ele. Ele estava colaborando com pessoas como Allen Ginsberg e Richard Alpert e muitos outros. Mesmo que ele seja visto como o “guru do LSD”, ele não era a única pessoa responsável por tudo isso .\nFazendo minha pesquisa e examinando mais o assunto, o governo foi realmente responsável pela introdução de psicodélicos nos Estados Unidos através do projeto MKUltra, e provavelmente estava apoiando a pesquisa - Leary foi possivelmente escolhido a dedo; eu não sei. Você vê que ele estava em um caminho em sua carreira acadêmica e não é que ele estava tentando intencionalmente descarrilar a cultura americana ou causar o caos.\nAcho que outro mito é que as pessoas acham que ele estava apenas tentando chapar todo mundo, e talvez isso seja parcialmente verdade, mas em sua pesquisa, ele queria convidar pessoas que já tinham experiência com psicodélicos como Ginsberg e Burroughs e outros artistas que tinham experiência com drogas, bem como pessoas que tiveram formação em estudos religiosos. Então ele viu essa pesquisa como séria.\n\nP:Foi incrível ler sobre quão profundamente Leary estava ligado aos artistas, poetas, escritores e músicos de seu tempo, em grande parte graças à ajuda de Allen Ginsberg. Antes de "ligar" a juventude do mundo, ele estava se voltando para a elite criativa, fornecendo-lhes LSD, psilocibina, mescalina e reunindo seus relatórios de experiências. Quão grande impacto você acha que Leary teve nas artes e na cultura em seus dias?\n\nR:Um fato menos conhecido sobre Leary é que ele forneceu um ponto de encontro e uma saída para artistas. Através de suas organizações, a Federação Internacional de Liberdade Interna e também a Fundação Castalia, ele patrocinou performances e oficinas. Ele convidou artistas para colaborar com ele e realizar essas explorações e performances psicodélicas. Leary lecionava enquanto os artistas conduziam o que poderíamos chamar de shows de luzes psicodélicos. Então ele teve relacionamentos como esses, onde houve colaborações com artistas. Ele também convidou esses artistas para morarem em sua comuna de Millbrook, a comunidade onde Leary, Richard Alpert e Ralph Metzner estavam baseados. Obviamente, ele foi influente nesse aspecto, e ele foi um escritor prolífico e teve relações com os autores. Ele era amigo de Ken Kesey e nos anos 70 editou uma edição de um de seus diários chamados Spit in the Ocean , e ele tinha uma relação de trabalho com os membros da imprensa underground. Sem dar um exemplo direto e dizer “a arte dessa pessoa foi influenciada por Leary”, acho que ele criou um ambiente e criou oportunidades para os artistas produzirem trabalhos.\n\nP:A vida de Leary parecia ser uma ladainha de justaposições. Ele era tanto um cientista "quadrado" e um profeta psicodélico. Ele ajudou a pesquisa científica em psicodélicos, mas seu zelo pela popularização causou um retrocesso que prejudicou a pesquisa psicodélica por décadas. Ele ensinou paz e amor, mas tornou-se um fugitivo e foi temporariamente incorporado aos militantes. E a lista continua. Através de todas essas contradições, que linhas de consistência você encontrou em Leary em termos de suas escolhas e seu senso de identidad?\n\nR:Olhando para os seus documentos, parece que ele sempre foi ambicioso, um intelectual e um pouco rebelde também. Leary foi editor de seu jornal colegial, foi expulso de West Point, escreveu, lecionou e publicou durante toda a sua vida. Eu acho que ele se viu como um educador, mesmo depois de sair da academia. Ele também era muito carismático, o que era uma grande parte do seu apelo. Algumas pessoas podem chamá-lo de narcisista ou egocêntrico, mas não vou dizer isso porque não sou psicóloga treinada (risos).\n\nP:É quase impossível imaginar como o mundo da pesquisa psicodélica teria evoluído sem Leary por causa de sua vasta influência, tanto positiva quanto negativa. Depois de ler sua biblioteca de artigos, você tem alguma noção de se o trabalho dele fez mais para promover a consciência psicodélica, adoção e aceitação, ou mais, para prejudicá-la? Será ele, talvez, apenas a figura de uma reintrodução inevitavelmente confusa e controversa de psicodélicos na mente ocidental materialista? Ou ele simplesmente ignorava o nariz do sistema e conflagrava a questão mais do que o necessário?\n\nR:Esta é uma boa pergunta. Isso meio que remonta à sua primeira pergunta com os mitos. Algo que eu pulei é que muitas pessoas o culpam por “arruinar tudo”. Eles acham isso porque seu caso judicial foi para a Suprema Corte e anulou a Lei de Impostos sobre a Marijuana (e isso liderou o caminho para a Lei de Substâncias Controladas de 1970) onde temos todas essas leis de drogas atuais. Nós temos Leary para “agradecer” por isso, Leary vs. EUA foi O caso no tribunal. Ele é culpado por sensacionalizar tudo quando deveria ter ficado quieto para que uma pesquisa séria pudesse ser conduzida sem causar todo esse tumulto na mídia. Mas como eu disse, ele era apenas um jogador. Concedido, ele gostava dos holofotes e ele era extrovertido e estava conversando com a imprensa, mas ele não era o único responsável por produzir todo o LSD nos Estados Unidos. Havia toda uma cena da Costa Oeste acontecendo também, e The Merry Pranksters e o governo dos EUA haviam introduzido as drogas e criado aquela cena na Califórnia.\nEu só acho que há muito o que levar em consideração com tudo o que estava acontecendo na época, e todas as pessoas diferentes envolvidas. As coisas se desenrolaram do jeito que se desenrolaram. Se você concordar que “não existe publicidade negativa”, então ele definitivamente criou a consciência dos psicodélicos na grande imprensa para aqueles que ainda não os conheciam. Então, realmente não posso dizer que ele intencionalmente mexeu o nariz no sistema.\nNo geral, meu interesse é apresentar esses documentos e colocá-los no contexto histórico e permitir que as pessoas cheguem a suas próprias conclusões. Como bibliotecária e arquivista, estou sempre querendo incentivar mais pesquisas. Faz aproximadamente 50 anos que muito disso aconteceu - tornou-se parte da história - e as pessoas poderão estudá-la agora que esse material está disponível para pesquisa.\n\nP:Por fim, houve algo que se destacou para você ou tocou em você, ou surpreendeu você ao ler seus documentos?\n\nR:Houve muita coisa que me surpreendeu - suas relações com os poetas Beat, sua fuga na prisão - é tudo tão sensacional. Quando você está trabalhando com os documentos pessoais de alguém, há um monte de material que é fascinante e rico, como correspondência e arte de pessoas que foram influenciadas por Leary e escreveram para ele. É realmente fascinante porque é uma janela para o que as outras pessoas estavam pensando e o que elas estavam experimentando.\n__________________________\n\nVocê pode ver alguns materiais de destaque que Jeniffer publicou, nos links abaixo:\nhttps://www.nypl.org/blog/2013/07/19/transmissions-timothy-leary-papers-greatest-hits\nhttps://www.nypl.org/blog/2013/01/25/transmissions-timothy-leary-papers-keith-haring-mind-movie\nhttps://www.nypl.org/blog/2013/05/30/transmissions-timothy-leary-papers-artifactual-intelligence\n\nRecomedações:\nCarta de Tim Leary a “roche” com ordem de compra de lsd e psilocibina:\nhttps://www.facebook.com/groups/320137168412206/permalink/388064378286151/\n\nComo operar seu cérebro - Por Timothy Leary\nParte 1:\nhttps://www.youtube.com/watch?v=MDxKoHUsbvY\nParte 2:\nhttps://www.youtube.com/watch?v=oMmPqhK24nY\nParte 3:\nhttps://www.youtube.com/watch?v=IgvPqdDQctY\n__________________________\n\nFonte:\nhttps://psychedelictimes.com/interviews/the-timothy-leary-project-interview-with-jennifer-ulrich/</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2018-07-25</text:p>
          </table:table-cell>
          <table:table-cell office:value-type="string" calcext:value-type="string">
            <text:p>23:38:40+0000</text:p>
          </table:table-cell>
        </table:table-row>
        <table:table-row table:style-name="ro1">
          <table:table-cell office:value-type="float" office:value="1675" calcext:value-type="float">
            <text:p>1675</text:p>
          </table:table-cell>
          <table:table-cell office:value-type="string" calcext:value-type="string">
            <text:p>229458924212591_484105485348706</text:p>
          </table:table-cell>
          <table:table-cell office:value-type="string" calcext:value-type="string">
            <text:p>[COLABORAÇÃO] MICHAEL POLLAN - ESCANCARANDO AS PORTAS DA PERCEPÇÃO - PARTE 03 (final)\n\nParte 01: https://www.facebook.com/groups/320137168412206/permalink/482296662196255/\n\nParte 02:\nhttps://www.facebook.com/groups/320137168412206/permalink/483356385423616/\n\n"No dia seguinte à minha jornada, fiquei grato pela oportunidade de retornar ao quarto de Mary por algumas horas de “integração”. Sem isso, as pessoas poderiam ficar tentadas a descartar suas jornadas de psilocibina simplesmente como uma “experiência de drogas” isso sem dúvida tem sido o destino de muitas viagens psicodélicas. No entanto, embora seja verdade que uma substância química me iniciou nessa jornada, também é verdade que tudo o que experimentei são eventos que ocorreram em minha mente, fatos psicológicos que não eram nem leves nem evanescentes. Mas eu precisava de ajuda para entendê-los e usá-los.\n\nQue eu pudesse sobreviver à dissolução do meu ego e suas defesas certamente era algo para ser grato, e nós conversamos longamente sobre isso. Que presente extraordinário: aprender que podemos nos livrar de tanto - os desejos, medos e defesas de uma vida! - sem sofrer aniquilação completa. Isso pode não ser uma surpresa para os budistas ou meditadores sérios, mas era novidade para mim, que nunca sentiu nada além de ser idêntico ao meu ego. Será que existe outro motivo para plantarmos os pés? Pela primeira vez, comecei a entender o que os voluntários nos estudos de ansiedade em câncer estavam me dizendo - como era que uma única jornada psicodélica lhes dava uma perspectiva a partir da qual a pior vida poderia ser vista objetivamente e aceita com equanimidade. Eu tinha tido um vislumbre dessa perspectiva libertadora.\n\n"Só isso parece valer o preço de admissão", Mary disse, e eu tive que concordar. Eu também percebi que eu nunca teria alcançado essa perspectiva se Mary não tivesse me guiado, criando um espaço onde eu me sentisse seguro o bastante para deixar meu eu habitual e suas defesas usuais.\nNo entanto, 24 horas depois, meu antigo ego estava de volta ao uniforme e à patrulha; então, que benefício a longo prazo era aquele vislumbre cativante de uma perspectiva mais alta? Mary sugeriu que, tendo experimentado um jeito diferente e menos defensivo de ser, eu poderia aprender a relaxar o comando de gatilho do ego de minhas reações a pessoas e eventos. “Agora você já teve uma experiência de outra maneira de reagir - ou não reagir. Isso pode ser cultivado ”. Ela sugeriu a meditação como uma maneira de fazer isso.\n\nMuitos pesquisadores acreditam que a experiência de “dissolução do ego” que eu tive no quarto de Mary pode romper padrões destrutivos de pensamento e comportamento e nos abrir para uma nova perspectiva da qual ver a morte, o vício ou a depressão. Isso foi entendido nos anos 50 e 60, quando os psiquiatras que trabalhavam com psicodélicos às vezes o descreviam como "terapia por autotranscendência".\n\nSe se pode dizer que o ego tem um endereço, provavelmente estaria em algo chamado rede de modo padrão, um hub de alto nível no cérebro que liga o córtex frontal a centros mais antigos de memória e emoção. Ele parece estar envolvido em uma série de operações relacionadas ao nosso senso de si mesmo, como ruminação, viagem no tempo (contemplando o passado e o futuro), a teoria da mente (a capacidade de imputar estados mentais a outros) e a chamada autobiografia. Ele nos ajuda a integrar o que está acontecendo conosco agora com a história de quem somos, desse modo nos dando um senso permanente de um “self” que é consistente ao longo do tempo. Recentemente, neurocientistas começaram a imaginar o cérebro de pessoas com psilocibina ou LSD, e ficaram surpresos ao descobrir que, em vez de aumentar a atividade cerebral, como se poderia esperar, as drogas radicalmente aquietaram o tráfego na rede de modo padrão em particular, quando os voluntários relatam a experiência da dissolução do ego, suas imagens cerebrais mostram uma queda abrupta na atividade dessa rede.\n\nLevar esta rede temporariamente ao modo offline pode permitir que todo o sistema seja “reinicializado”, nas palavras de Robin Carhart-Harris, um neurocientista pioneiro que fez um extenso trabalho de processamento de imagens no Imperial College London. O "afrouxamento da cognição" que resulta, diz ele, é especialmente útil para as pessoas que sofrem com as variedades de problemas mentais, incluindo depressão, dependência, ansiedade e obsessão.\n\nTodas essas condições, como aponta Alison Gopnik, professora de psicologia em Berkeley, podem compartilhar uma etiologia. "Há uma série de dificuldades e patologias em adultos, como depressão, que estão relacionadas com a fenomenologia da ruminação e um foco excessivamente estreito e baseado no ego", diz Gopnik, cuja pesquisa explora a consciência das crianças, que ela acredita ter uma semelhança com a consciência psicodélica. “Você fica preso na mesma coisa, você não pode escapar, você se torna obsessivo, talvez viciante. Parece-me plausível que a experiência psicodélica possa nos ajudar a sair desses estados, criar uma oportunidade na qual as antigas histórias de quem somos possam ser rescritas ”.\n\nEm quanto tempo a psicoterapia assistida por psicodélicos pode estar disponível legalmente para as pessoas se beneficiarem disso? Antes de o FDA aprovar um novo medicamento, ele deve passar no teste de segurança e eficácia em uma sequência de três estágios de testes, cada um deles envolvendo uma amostra maior e métodos mais rigorosos. Quando pesquisadores trouxeram recentemente ao FDA os resultados dos ensaios clínicos de Fase 2 de pacientes com câncer que receberam psilocibina e MDMA, eles ficaram impressionados com a resposta positiva dos reguladores. Os reguladores disseram que poderiam avançar para a fase 3 com o MDMA, o último passo antes da aprovação final. A FDA ainda está considerando quando os testes de psilocibina podem passar para a Fase 3. A agência não quis comentar sobre drogas no processo de aprovação, mas um pesquisador que participou de uma dessas reuniões me disse que os reguladores pareciam indiferentes ao status ilícito das drogas em questão ou aos desafios únicos de controlar os estudos sobre psicodélicos. Essas reuniões aconteceram antes de um comissário da FDA nomeado pelo Trump ser empossado. Os pesquisadores se sentiram encorajados pela respostas. A mensagem que os cientistas tiraram da reunião foi que eles deveriam levantar os olhos e não se limitar ao tratamento de pacientes com câncer, mas sim testar as drogas em uma população muito maior de pacientes que sofrem de depressão maior.\n\nAssim encorajada, a Associação Multidisciplinar de Estudos Psicodélicos (Multidisciplinary Association for Psychedelic Studies (MAPS)), uma organização sem fins lucrativos que trabalha para aprovação federal de psicodélicos desde 1986, iniciará os ensaios da Fase 3 de psicoterapia assistida por MDMA neste verão para o tratamento do transtorno de estresse pós-traumático, envolvendo mais de 200 voluntários em 16 locais nos Estados Unidos, Canadá e Israel. Ainda este ano, até a aprovação do FDA, dois testes de Fase 3 da psilocibina - um para o tratamento da depressão maior e outro para “sofrimento psicoespiritual” em pacientes com câncer - devem começar em Hopkins, NYU e meia dúzia de outros locais em todo o país.\n\nOs ensaios da Fase 3, que normalmente envolvem centenas de pessoas em dezenas de sites, podem custar dezenas de milhões de dólares - um custo normalmente suportado pelas grandes empresas farmacêuticas que lucram com a aprovação. Mas a Big Pharma não demonstrou interesse significativo em psicodélicos, e não é difícil entender por quê: a terapia psicodélica é uma peça bastante quadrada para se encaixar no círculo da psicofarmacologia como a conhecemos agora. Patentes sobre as moléculas em questão - LSD, psilocibina e MDMA - já expiraram há muito tempo (a psilocibina vem de um cogumelo comum); os medicamentos, se aprovados, não precisam ser tomados mais do que algumas vezes; e como o programa CIIS reconhece, a psicoterapia assistida por psicodélicos é um novo híbrido de farmacologia e terapia da fala, tornando o território desconhecido para uma indústria farmacêutica organizada em torno da venda de pílulas.\n\nMas o obstáculo do financiamento dos ensaios da Fase 3 parece ter sido superado recentemente. O Psychedelic Science Funders Collaborative (PSFC), um novo consórcio de filantropos baseado na Bay Area, incluindo o empresário hippie David Bronner, o autor e investidor de tecnologia Timothy Ferriss e outros doadores dentro e fora da comunidade de tecnologia, ajudou a levantar mais mais de US $ 63 milhões em contribuições de caridade, um valor que poderia ser suficiente para concluir os testes. Os dois principais beneficiários desses fundos serão o MAPS e o Instituto Usona, uma organização de pesquisa médica sem fins lucrativos que está patrocinando testes futuros de psilocibina. \n\nHá pelo menos uma corporação apostando que a terapia psicodélica logo se tornará um negócio. Fundada em Londres por George Goldsmith, um consultor do setor de saúde, e Ekaterina Malievskaia, uma médica, a Compass Pathways pretende se tornar a primeira empresa farmacêutica psicodélica do mundo. (O casal foi inspirado a expandir o acesso à psilocibina depois que o filho de Malievskaia foi tratado com sucesso por um guia clandestino com a droga para um caso debilitante de depressão). A Compass pretende ser muito mais do que uma empresa farmacêutica, contudo. A empresa está desenvolvendo um pacote completo de tratamento - que consiste em um programa de treinamento para terapeutas; protocolos para orquestrar toda a experiência; e o próprio medicamento - que espera vender a instituições de saúde e serviços nacionais de saúde, primeiro na Europa e depois nos Estados Unidos.\n\nSeu alvo terapêutico inicial é a depressão resistente ao tratamento (pacientes que não responderam a pelo menos dois tratamentos anteriores); após um processo consultivo com a Agência Europeia de Medicamentos (o órgão regulador de medicamentos da UE), decidiu conduzir ensaios em oito a dez locais em toda a Europa. Também está em discussões com o FDA para organizar estudos aqui. De acordo com Goldsmith, a Compass já levantou US$ 13 milhões de investimentos nos Estados Unidos e na Europa, muitos deles da comunidade de tecnologia (Peter Thiel é um investidor).\n\nOs ensaios da Fase 3 levarão pelo menos três anos, mas o acesso à terapia psicodélica pode chegar antes disso. Nos programas de “acesso expandido” ou “uso compassivo”, os pacientes que se beneficiam de terapias ainda consideradas experimentais podem obter acesso a eles antes que os testes sejam concluídos. No caso do MDMA, isso pode acontecer em 2020.\n\nEssa possibilidade tentadora está muito presente nas mentes dos alunos do CIIS. No voo de volta a casa, Manish Agrawal e o seu parceiro de oncologia, Paul Thambi, começaram a planear como falar com os seus colegas sobre a ideia de adicionar terapia psicodélica à sua prática, e onde nos seus escritórios poderiam criar uma sala de tratamento. Eles planejam contratar guias para conduzir as sessões? Talvez, eles disseram, mas o fim de semana os deixou convencidos de que esse era um trabalho que eles mesmos queriam fazer sozinhos.\n\n"Nós não morremos bem neste país", disse-me Agrawal durante uma pausa para o almoço no curso de fim de semana. “E temos ferramentas bastante limitadas para ajudar as pessoas a lidar com o medo. Prozac não funciona. A questão não é depressão; o paciente está enfrentando sua mortalidade.” O compromisso dos oncologistas com o treinamento como guias psicodélicos é notável; eles provavelmente seriam capazes de prescrever a psilocibina, uma vez aprovada. Mas não é só isso. "Só porque você tem a capacidade de prescrever", disse-me um guia, "não significa que você tenha a sabedoria para guiar a experiência".\n\nNa esteira das grandes esperanças do fim de semana, não pude deixar de imaginar o que o admirável mundo novo da terapia psicodélica legal poderia significar para guias como Mary e Michelle. Eu ouvi alguns resmungos na comunidade sobre as limitações do treinamento do CIIS, e a amarga virada que os guias psicodélicos com a experiência mais profunda poderiam ser excluídos em favor de guias recém-credenciados sem nenhuma experiência no mundo real.\nMas Michelle disse que ela está mais ocupada do que nunca. Mary também antecipa que a aprovação federal de remédios psicodélicos traria mais pessoas à sua porta, especialmente aquelas sem uma patologia óbvia - os curiosos, a busca espiritual e as legiões de neuróticos comuns que já preenchem os escritórios dos terapeutas. Quantos deles vão querer experimentar uma jornada psicodélica guiada assim que souberem disso?\n\n"Eu não acho que isso vai me prejudicar de jeito nenhum", Mary me disse. “E se acontecer, isso me permitirá fazer mais do que eu já faço.” Ela estava preocupada com a repressão se a terapia psicodélica de repente se tornasse moda? O trabalho era importante demais para permitir que isso a impedisse. "Eu preciso encontrar uma maneira de continuar a me proteger, pois ajudo as pessoas a encontrarem o propósito de suas almas nesta vida, para ajudá-las a despertar."\n\n______________________\n\nFonte: https://www.nytimes.com/interactive/2018/05/15/magazine/health-issue-my-adventures-with-hallucinogenic-drugs-medicine.html</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2018-07-25</text:p>
          </table:table-cell>
          <table:table-cell office:value-type="string" calcext:value-type="string">
            <text:p>17:14:55+0000</text:p>
          </table:table-cell>
        </table:table-row>
        <table:table-row table:style-name="ro1">
          <table:table-cell office:value-type="float" office:value="1396" calcext:value-type="float">
            <text:p>1396</text:p>
          </table:table-cell>
          <table:table-cell office:value-type="string" calcext:value-type="string">
            <text:p>229458924212591_483970058695582</text:p>
          </table:table-cell>
          <table:table-cell office:value-type="string" calcext:value-type="string">
            <text:p>[COLABORAÇÃO] VOCÊ CONHECE OS COMPOSTOS DA C4N4BIS?\n\nQuais são psicoativos e quais propriedades medicinais cada um deles tem?\n\nMundo Canabo - Grow Shop</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2018-07-25</text:p>
          </table:table-cell>
          <table:table-cell office:value-type="string" calcext:value-type="string">
            <text:p>14:13:22+0000</text:p>
          </table:table-cell>
        </table:table-row>
        <table:table-row table:style-name="ro1">
          <table:table-cell office:value-type="float" office:value="1503" calcext:value-type="float">
            <text:p>1503</text:p>
          </table:table-cell>
          <table:table-cell office:value-type="string" calcext:value-type="string">
            <text:p>320137168412206_486879735071281</text:p>
          </table:table-cell>
          <table:table-cell office:value-type="string" calcext:value-type="string">
            <text:p>[COLABORAÇÃO] A PROIBIÇÃO DAS DR0GAS NÃO TEM SUSTENTAÇÃO CIENTÍFICA, diz Sidarta Ribeiro:\n\nCientistas de todo o país reunidos nesta semana em Maceió para o encontro anual da Sociedade Brasileira para o Progresso da Ciência decidiram encaminhar às autoridades dos três Poderes uma moção que condena a política brasileira de drogas. \n\nPara eles, falta ciência no debate. "Ao contrário do que acredita o senso comum, o proibicionismo não é sustentado por evidências científicas, mas por valores morais de influência religiosa", diz o documento, recheado com 33 referências científicas. \n\n"Quando você proíbe, as pessoas não param de usar, apenas cria-se um mercado negro, informal, não regulamentado, que não arrecada impostos, não envolve benefícios trabalhistas, traz um grau de violência enorme e corrompe o Estado." \n\nLeia a matéria completa: https://www1.folha.uol.com.br/ciencia/2018/07/a-proibicao-as-drogas-nao-possui-sustentacao-cientifica-diz-neurocientista.shtml?utm_source=facebook&amp;utm_medium=social&amp;utm_campaign=compfb</text:p>
          </table:table-cell>
          <table:table-cell office:value-type="float" office:value="88" calcext:value-type="float">
            <text:p>88</text:p>
          </table:table-cell>
          <table:table-cell office:value-type="float" office:value="3" calcext:value-type="float">
            <text:p>3</text:p>
          </table:table-cell>
          <table:table-cell office:value-type="string" calcext:value-type="string">
            <text:p>2018-07-28</text:p>
          </table:table-cell>
          <table:table-cell office:value-type="string" calcext:value-type="string">
            <text:p>12:59:56+0000</text:p>
          </table:table-cell>
        </table:table-row>
        <table:table-row table:style-name="ro1">
          <table:table-cell office:value-type="float" office:value="1162" calcext:value-type="float">
            <text:p>1162</text:p>
          </table:table-cell>
          <table:table-cell office:value-type="string" calcext:value-type="string">
            <text:p>320137168412206_490245891401332</text:p>
          </table:table-cell>
          <table:table-cell office:value-type="string" calcext:value-type="string">
            <text:p>[COLABORAÇÃO]\n\nTexto bem\nInteressante sobre a cannabis! Vale a pena!\n\n“Eu sou Jeová teu Deus, eis que te dou toda a planta que há sobre a terra, e que dá semente nela mesma, para que fazeis bom uso dela.” – Gênesis.\n\nA prova da ingestão da Cannabis sativa mais antiga que se têm são as fezes fossilizadas de um membro de nossa espécie que contêm claramente vestígios de pólen de Cannabis. Este cropólito foi achado às margens do lago Baikal, localizado na Ásia Central, e datado em 10 mil anos.\n\nÉ provável que a Cannabis tenha sido uma das primeiras plantas a serem domesticadas pelo homem há 20 mil anos – vários e fortes indícios levam a essa conclusão. Há 15 mil anos, acredita-se, a planta já era usada para a confecção de tecidos, cordas, fios, etc., no entanto, não se sabe se era já inalada ou ingerida deliberadamente com a intenção de alterar a consciência, em todo caso, há provas definitivas do uso cultural da Cannabis há 6.500 anos naquela que é considerada a mais antiga cultura neolítica da China chamada Yang Chao. Nessa cultura, as fibras da planta eram usadas na confecção de roupas, redes de pesca e caça, cordas, etc., sendo que as sementes eram usadas na alimentação na forma de farinha, bolos, pudins e outras preparações.\n\nO livro de medicina mais antigo que se conhece, o Pên-Ts’ao Ching, remonta há 4 mil anos e fala do uso mágico das inflorescências femininas da planta: ” Se tomada em excesso produzirá a visão de demônios. Se tomada durante muito tempo ilumina seu corpo e o faz ver espíritos.”\nHá 3.500 anos, o Atharva veda, livro sagrado dos Hindus, também se referia à Cannabis na forma de Bhang, preparação esta que incluía a resina da planta misturada com manteiga e açúcar. O Bhang era usado para “libertar da aflição” e para “alívio da ansiedade”. Ainda hoje o Bhang é consumido livremente em algumas partes da Índia pelos recém-casados na noite de sua Lua-de-mel, como afrodisíaco. A religião hinduísta acredita que a Cannabis é um presente dos Deuses. De fato, diz-se que a planta teve origem quando Shiva (uma das personalidades de Deus na tríade dessa religião), chegando a um banquete preparado por sua esposa Parvati, saliva ao ver tantas delícias e de sua saliva surge a planta abençoada.\nOs Shaivas, devotos de Shiva, fumam continuamente a ganja (a planta feminina) com o charas (a resina das flores) para meditarem e se elevarem espiritualmente. Eles consideram que o chilum – o cachimbo onde a planta é fumada- é o corpo de Shiva, o charas é a mente de Shiva, a fumaça resultante da combustão da planta é a divina influência do Deus e o efeito desta, sua misericórdia.\n\nOs Citas também faziam uso mágico-religioso da Cannabis. Esta era privilégio dos nobres que se reuniam para consumí-la em tendas especialmente construídas para esse fim. Essas tendas eram montadas sobre as areias do deserto e um grande buraco era aberto onde se queimavam toras de madeiras aromáticas. Quando estas estavam em brasa, três ou quatro pés da planta eram jogados inteiros no buraco que era então coberto com uma tampa feita de pele de carneiro, exceto por uma abertura em torno da qual os participantes se reuniam para gozarem dos vapores que se elevavam. Isso há 2.800 anos.\nOs Assírios conheciam a planta a qual chamavam Kunubu ou Kunnapu, que veio dar no latim Cannabis. A planta era cultivada pelo rei, que a distribuía diariamente, junto com um litro e meio de cerveja, para todos os cidadãos, num claro exemplo de uso hedonístico, não anômico. As qualidades medicinais da planta estão descritas em escrita cuneiforme num dos livros mais antigos da humanidade e que fazia parte da Biblioteca de Assubarnipal há 2.700 anos. Este livro pode ser visto hoje no British Museum em Londres.\nEntre os gregos, a Cannabis na forma de haxixe, era ingerida junto com ópio na célebre preparação descrita por Homero – chamada Nephenthes, que aliviava as dores, angústias e preocupações.\nDevido à proibição do Corão ao uso do álcool, desde sempre o haxixe e a Cannabis têm sido o embriagante preferido dos povos islâmicos. Sendo considerada pura, a planta é passível de ser usada pelos crentes. A célebre seita dos haxixin, liderada pelo afamado Ai-Hassan lbn- Ai Sabbah, o velho da montanha, fazia uso da planta. Seu líder levava os membros a um recinto onde estes fumavam haxixe em meio a um lauto banquete servido por jovens e belas mulheres que lhes atendiam em todos os seus desejos. Após isto, o Velho da Montanha lhes dizia que assim gozariam do paraíso de Allah caso cometessem assassinatos políticos que favorecessem a seita. A palavra assassino tem origem a partir deste episódio, já que os membros da seita eram chamados de haxixin. É certo que os cruzados que os combateram aprenderam destes o uso do haxixe, levando-o consigo de volta à Europa.\nCom a islamização do norte da África, a planta se espalha rapidamente por este continente e breve não só os povos islamizados dela fazem uso entusiástico como também as tribos animistas do resto da África.\nUm rei africano apresentado à erva, converte-se a seu culto e a tribo passa a se chamar Bena Riamba – ” os irmãos da Cannabis”. Todo dia ao pôr-do-sol, os membros desta tribo se reúnem em roda no pátio central da aldeia para fumar a planta. Antes de passar o cachimbo, olham-se nos olhos dizendo: “Paz irmão da Cannabis”. Representantes desta tribo são até hoje encontrados na costa sul de Moçambique.\n\nAssim como os Bena Riamba, muitas outras tribos se convertem ao uso da planta, incorporando-a em destaque no seu panteão. A palavra maconha, vem de Ma Konia, Mãe Divina, num dialeto da costa ocidental africana.\nApesar de saber que as caravelas portuguesas tinham seu velame e cordame feitos da fibra do cânhamo (Cannabis sativa), acredita-se que a Cannabis tenha sido introduzida no Brasil pelos negros escravos que para cá foram trazidos. Os nomes pelos quais a planta é conhecida aqui indicam tal fato, já que são todos nomes de origem africana- fumo d’angola, Gongo, Cagonha, Marigonga, Maruamba, Diamba, Liamba, Riamba e Pango. Este último vem do sânscrito Bhang, através do árabe Pang, até o africanismo pango.\nDe toda forma, a planta esteve desde o início associada à população de origem africana, sendo que a ampliação de seu uso, atingindo também aqueles de origem européia, era considerada por autores como Rodriques Dória como: ” uma vingança da raça dominada contra o dominador”.\nOs cultos afro-brasileiros sempre utilizaram a Cannabis. Já no século XVIII, os relatos sobre os calundus- reunião de negros ao som de tambores- indicavam a presença da planta, que era inalada pelos participantes, deixando-os “absortos e fora de si”. Até a década de 30 do século XX, quando são legalizados os Candomblés e Xangôs, a Cannabis era constantemente apreendida nos terreiros junto com os objetos de culto. A Cannabis é considerada planta Exú, sendo consagrada a esta divindade.\nEm 1830, a legislação do município do Rio de Janeiro punia o uso do “pito de pango”, como era conhecida a Cannabis, com pena de multa de 5 mil réis ou dois dias de detenção; esta foi nossa primeira lei a respeito da planta.\nNas décadas de 20 e 30 deste século, são produzidos os primeiros trabalhos científicos brasileiros a cerca do hábito de fumar maconha. Apesar de seus autores serem em sua quase totalidade médicos preocupados em justificar a proibição da planta, estes tinham um olhar etnográfico sensível, descrevendo com minúcias os rituais do “clube de diambistas, nome dado à associação de indivíduos com o intuito de fumar Diamba.. Os diambistas eram, preferencialmente, membros dos estratos mais baixos da população brasileira, em especial pescadores que se reuniam para fumar a erva cantando loas a esta. São dessa época os famosos versos: ” Diamba, sarabamba, quando fumo diamba, fico com as pernas bambas. Fica sinhô? dizô, dizô”. Termos utilizados pelos diambistas. como “fino”, “morra” e “marica” entre outros, são até hoje parte da gíria própria dos usuários.\nA distribuição geográfica do consumo da Cannabis na época incluía Alagoas, Sergipe, Pernambuco, Maranhão e Bahia. Daí, pouco a pouco o hábito se espalha e a partir da década de 60, com a contra-cultura, passa a atingir outros estratos sociais. Atualmente, seu uso é amplamente disseminado entre as camadas médias urbanas.\n\nTambém os povos do novo mundo não ficaram imunes à Cannabis. Hoje em dia no Brasil, os Mura, os Sateré-Mawé e os Guajajaras fazem uso tradicional da erva. Os Guajajaras tem a planta em alta estima e sua presença na mitologia do grupo atesta à antiguidade de seu uso, que remeteria à segunda metade do século XVII. A planta é consumida no contexto xamânico, junto com o tabaco, para propiciar o transporte místico do pajé e na divinação. No contexto profano, a erva é inalada em grupo antes de trabalhos pesados nos multirões para dar disposição- indicando que a chamada síndrome amotivacional, associada à Cannabis- possa ser um fenômeno antes cultural do que uma decorrência dos seus princípios ativos. Os dados jamaicanos parecem confirmar essa tese, uma vez que nesse país a Cannabis é amplamente fumada por trabalhadores rurais como estimulante antes de trabalhos pesadoes e extenuantes.\n\nOutros nativos das Américas também usam a Cannabis, entre os quais estão os índios Cuna do Panamá, que já possuíam escrita antes da chegada dos europeus, os índios Cora do México, e outros. Segundo uma comunicação pessoal do arqueólogo chileno Manuel Arroyo foram encontradas pinturas ruprestes naquele país, próximas a fronteira com a Argentina, feitas com tintas cujos pigmentos indicavam a presença de thc e que foram datadas em 12.000 anos. Isto sugere não só uma presença pré-colombiana da planta no continente, como também um uso mágico-religioso da mesma, aventando a hipótese de uma inspiração cannábica de uma determinada tradição artística indígena.\nloten\nHoje em dia existem religiões organizadas onde observa-se o uso da cannabis. Para os Rastafari da Jamaica, a planta é Kaya, a energia feminina de Deus. Seu uso diário naquilo que é chamado “Irie meditation”, a meditação da energia positiva, é justificado pelas seguintes passagens da Bíblia, no Gênesis:” Eu sou Jeová teu Deus, eis que te dou toda a planta que há sobre a terra, e que dá semente nela mesma, para que fazeis bom uso dela” e no livro das revelações, o Apocalipse, quando descreve o paraíso:” vi também a árvore da vida, cujas folhas são a cura das nações”.\nPara a doutrina do Santo Daime, a planta é sagrada e identificada com Santa Maria, a mãe de Jesus (hoje não é mais assim devido a inquisição farmacológica e institucional, a dominação ideológica anti-natureza e há abusos que não cabe aqui tratar). Para consagrá-la, é necessário aderir a um uso cultural diferenciado, sendo a planta consumida exclusivamente durante os rituais, em silêncio, com o pito, a denominação nativa para baseado, passado sempre no sentido anti-horário, isto é, da direita para a esquerda.\nDevido à longa história de associação entre nossa espécie e a Cannabis, esta apresenta um grande polimorfismo decorrente de inúmeras hibridizações levadas a cabo com a intenção de desenvolver plantas com qualidades desejadas. Sendo a planta dióica, ou seja, possuindo os sexos separados em duas plantas – uma macho e a fêmea, o gênero cannabis compreende três espécies distintas: sativa, indica e ruderalis. O famoso “Skunk”, híbrido, aparecido recentemente e já famoso, nada mais é do que o cruzamento de três diferentes linhagens- plantas afegãs indicas, plantas tailandesas indicas e por fim plantas mexicanas sativas. Estas plantas foram cross polinizadas dando origem a um cultivar que apresenta as seguintes características: necessita de pouca luz, matura depressa e produz resina abundante com um alto teor de THC.\nAo contrário do que se pensa, o princípio ativo da Cannabis não é um alcalóide, já que não apresenta nenhuma base nitrogenada, sendo antes um lipóide solúvel complexo, composto por vários isômeros de tetrahidrocanabinóis, cujo principal responsável pelos efeitos da planta é o 3-4-transtetrahidrocanabinol.\nSabia-se desde 1988 que nosso cérebro apresentava receptores autônomos para o THC, mas somente em 1994, com a descoberta da Anadenamida por Devane que se compreendeu pela primeira vez em detalhe o mecanismo de ação do princípio ativo da Cannabis. A anadenamida, palavra que vem do sânscrito Ananda, que quer dizer felicidade, revelou-se ser um neurotransmissor autônomo presente naturalmente no nosso cérebro regulando seu funcionamento e agindo como analgésico em momentos de stress do organismo. O THC, apresentando uma estrutura química semelhante à Anadenamida, encaixa antes dessa no neurorecptor, desencandeando a gama de efeitos típicos da planta.\nLogicamente os efeitos da Cannabis não podem ser creditados exclusivamente às substâncias químicas que esta contém, sendo o resultado da interação de múltiplos fatores como biológicos- o peso corporal do indivíduo e sua condição física; os psicológicos- suas motivações e atitudes, personalidade, humor e lembrança de experiências passadas; efinalmente os sociais e culturais- a natureza do grupo de usuários e sua perfomance ritual, o sistema simbólico compartilhado, a expectativa do conteúdo visionário e os adjuntos não verbais, como músicas, incensos, etc., assim como o sistema de crenças e valores dos consumidores.\n\nRecentes estudos sobre o mecanismo da atuação do THC nos sítios neuroreceptores do cérebro demonstraram a impossibilidade de adição química à substância devido a certas características de sua metabolização, sendo, portanto, uma substância “não viciante” no sentido clássico da palavra. Muitos mitos em relação à planta têm caído por terra ultimamente, á medida em que estudos com maior seriedade científica começam a ser divulgados. Recentemente a OMS (organização mundial de saúde) realizou uma pesquisa na qual chegou à conclusão que o uso recreacional da maconha traz menos malefícios à saúde pública do que o álcool e o tabaco. O valor terapêutico da planta, desde milênios conhecido da humanidade e desde já algumas décadas reconhecido pela comunidade científica, começa agora a sensibilizar os governos de alguns países como a Inglaterra e alguns estados americanos como a Califórnia, Oregon, Arizona e outros, que liberaram o uso medicinal da Cannabis.\n\nA legislação brasileira em relação à Cannabis necessita, em face do exposto, ser repensada. Antes de mais nada, a luta pela legalização é uma luta pela ampliação das liberdades individuais. O código penal brasileiro não prevê pena para crime de auto-lesão, é por isso que o suicídio(ou sua tentativa) é inimputável. Ora, uma vez que o fumante de maconha em última análise só está fazendo mal a si mesmo, é uma contradição, pois, que seja punido por seu ato. A repressão ao consumo da Cannabis no Brasil esteve ligada, em seus primórdios, à tentativa de suprimir os elementos africanos da religiosidade popular, sendo então sua proibição historicamente ligada à tentativa de cercear a liberdade religiosa. A perseguição implacável da Polícia Federal aos Guajajaras e as periódicas batidas nas aldeias são uma afronta à liberdade de auto-afirmação étnica deste grupo indígena. A negação por parte do nosso governo do uso medicinal da Cannabis é um atentado a saúde pública, impossibilitando a cura e o alívio de muitos, que vêem sabotada a sua liberdade de viver.\nA ameaça velada de enquadramento por apologia a todos aqueles que, em alguns casos, só pronunciam a palavra proibida-”maconha” é um entrave a uma das liberdades mais fundamentais- a liberdade de expressão.\nPor último, mas não menos pior, a proibição do uso recreacional da maconha é uma herança sombria da tradição judaico-cristã. que penaliza o prazer, implicando numa restrição a liberdade do gozo, da fruição dionisíaca, do lazer em suma.\n\nPedro Fernandes Leite da Luz\nPh.D. em Antropologia – UFSC</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2018-08-01</text:p>
          </table:table-cell>
          <table:table-cell office:value-type="string" calcext:value-type="string">
            <text:p>15:41:24+0000</text:p>
          </table:table-cell>
        </table:table-row>
        <table:table-row table:style-name="ro1">
          <table:table-cell office:value-type="float" office:value="495" calcext:value-type="float">
            <text:p>495</text:p>
          </table:table-cell>
          <table:table-cell office:value-type="string" calcext:value-type="string">
            <text:p>320137168412206_492075747885013</text:p>
          </table:table-cell>
          <table:table-cell office:value-type="string" calcext:value-type="string">
            <text:p>[COLABORAÇÃO] POR QUE EU FICO CHAPADO? POR QUE FICAMOS CHAPADOS? PARTE 01\n\nTexto incrível de Bruce Eisner. Um escritor, psicólogo e ativista da contra-cultura estadunidense. Mais conhecido pelo seu livro: "Ecstasy: A história do MDMA". Ele escreveu artigos sobre tópicos focados no LSD e no movimento da consciência psicodélica para algumas revistas. Um dos mais conhecidos eu já postei aqui no grupo que fala sobre a pureza do LSD. (https://www.facebook.com/groups/320137168412206/permalink/348471308912125/)\n\nEle se tornou um dos líderes de um grupo de ativistas do movimento psicodélico. Esse grupo conhecido como Linkage trouxe Albert Hofmann para Santa Cruz em 1977 para sua primeira palestra pública nos EUA em uma conferência chamada "LSD: A Generation Later".\n\nEm 1990, Eisner fundou o Island Group, que produzia reuniões que incentivavam as discussões em torno da criação de uma "cultura psicodélica". \n\nApós a apresentação, vamos ao texto, que será publicado em duas partes:\n\n"Quase todos vocês já ficaram “loucos”. Você pode chamar de "ficar chapado" ou "viajar" ou "ter uma sessão" ou "ir em busca de visão" ou "festejar", mas o desejo de mudar de canal e passar para outro estado de consciência menos usual é tão antigo quanto a nosso própria espécie. Na verdade, a busca pela intoxicação é ainda mais antiga!\n\nRonald Siegel, em seu livro “Intoxication”, documenta numerosas espécies de animais e a maioria das várias culturas humanas que se esforçam para ficar chapadas ou, como ele chama, se intoxicarem. Siegel propõe que, depois da comida, da bebida e do sexo, "a intoxicação é o quarto impulso". Ele demonstra, por meio de evidências zoológicas e sociológicas, que a ânsia de se entorpecer é uma das motivações mais básicas.\n\nAndrew C Weil MD e Wilfred Rosen, em seu maravilhoso livro introdutório “From Chocolate to Morphine”, explicando as drogas psicoativas para os jovens reafirmam essa ideia. Eles apontam:\n\nParece que os seres humanos nascem com a necessidade de variações periódicas na consciência. O comportamento de crianças pequenas apoia essa ideia. Crianças se balançam em estados de felicidade e descobrem que rodopiar ou girar é uma técnica poderosa para mudar a consciência, algumas também experimentam hiperventilação (respiração rápida e profunda) seguida de aperto ou estrangulamento mútuo no peito e cócegas para produzir risadas paralisantes. Mesmo que essas práticas possam produzir alguns resultados desconfortáveis, como tontura ou náusea, toda a experiência é tão reforçadora que as crianças fazem isso repetidas vezes, apesar das objeções dos pais. Como as crianças de todo o mundo se envolvem nessas atividades, o desejo de mudar a consciência não parece ser produto de uma cultura particular, mas sim de algo básico. À medida que as crianças crescem, descobrem que certas substâncias disponíveis as colocam em estados similares. A atratividade das drogas é que elas fornecem um caminho rápido e fácil para essas experiências.\n\nEsses são estados de consciência marcados pela sensação de euforia, leveza, autotranscendência, concentração e energia. Pessoas que nunca tomam drogas também procuram esses estados. De fato, ter essas experiências, assim como rir e sonhar, parece ser necessário para nossa saúde física e mental. Talvez seja por isso que existe um desejo de alterar a consciência normal em todos e por que as pessoas buscam as experiências, mesmo que às vezes tenham efeitos colaterais desconfortáveis.\n\nA maioria de nós faz isso, mas quantos de vocês perguntaram o que eu acredito ser uma questão fundamental: "Por que eu fico chapado?" Certamente, muitos de nós estariam melhor se fizessem essa pergunta toda vez que decidissem tomar um composto que mudasse a mente. Culturalmente e como espécie, devemos também fazer essa pergunta em seu sentido coletivo: "Por que ficamos chapados?" Acredito que o desejo de ficar assim é essencial na natureza e que, no futuro, moldará a evolução de nossa espécie. Embora eu não proponha ter a resposta completa para essa enorme questão, aqui estão alguns dos meus pensamentos.\n\nVamos começar observando alguns dos estados ou objetivos mais extremos ou intensos de várias tecnologias em mudança de mente (e matéria), incluindo sonhos lúcidos, drogas psicodélicas, realidade virtual, privação sensorial, experiências de quase morte e nanotecnologia. Em cada um desses fenômenos experienciais, há movimento a partir da experiência estruturada do ego, uma vez que ele filtra o mundo da realidade consensual, bem delimitada, em experiência que é menos estruturada e com limites menos definidos ou mesmo inexistentes.\n\nO extraordinário livro de Stephen LeBerge, “Lucid Dreams”, popularizou pela primeira vez a mais incrível experiência de sonho imaginável, o sonho lúcido. Sonhos lúcidos podem ocorrer raramente, frequentemente ou nunca. São sonhos em que o sonhador "acorda" enquanto ainda sonha e pode então começar a mudar o sonho como ele ou ela gosta. Há uma enorme quantidade de liberdade que acompanha esta experiência, na medida em que capacita o sonhador a criar qualquer experiência que deseje. Certamente, isso está na ponta mais distante do domínio do sonho, que também engloba análise de sonhos e diários de sonhos.\n\nNo reino da mudança de consciência catalisada pelas principais drogas psicodélicas, das quais existem muitas, as mais comuns são o LSD, a mescalina e o cogumelo mágico. Os usuários debatem qual experiência é a mais intensa, variando de experiências do que Stanislav Grof chama de experiências de "vazio metacármico" e "mente supracósmica" da consciência transcendente à visão de Terence McKenna de “elfos-máquina” balbuciando sobre o fim dos tempos no ano de 2012. A maioria dos exploradores psicodélicos relatam como suas experiências mais profundas são aquelas em que o usuário pode afrouxar os limites ao ponto de criar qualquer experiência que ele ou ela desejar. Eles podem experimentar isso como uma coleção de experiências ou "realidades" em movimento rápido. Timothy Leary chama o quociente de medição deste fluxo psicodélico de R.P.S. - "realidades por segundo".\n\nFalando de Leary, devemos lembrar que foi o venerável filósofo do mundo psicodélico que introduziu muitos de nós à realidade virtual (RV). A realidade virtual é a experiência de uma simulação da realidade induzida por meio de aparelhos sensoriais acionados por um computador. A VR teve seu nascimento com os militares, mas encontrou seu caminho em aplicações comerciais, incluindo parques de diversão no Vale do Silício, onde os jovens se reúnem para jogar jogos de computador que usam capacetes e luvas em vez de tela de vídeo e joystick.\n\nO gênero cyberpunk de ficção científica, incluindo os autores William "Steve" Gibson, Bruce Sterling e Greg Bear criaram coletivamente um futuro no qual a realidade virtual viaja para vastas redes de computadores e se torna um modo de vida. Livros não-ficcionais, incluindo os dos autores Howard Reingold, Myron Kruger e Brenda Laurel, apontam para uma futura tecnologia de RV, na qual os seres humanos interagem em um ambiente de "ciberespaço" completamente criado por simulação computacional. G. Harry Stein, em seu livro de não-ficção, “The Silicon Gods”, chega a especular que seremos capazes de colocar capacetes não evasivos com elos entre o cérebro e o computador, ignorando completamente as roupas e as luvas do corpo. O filme "O passageiro do futuro", de Brett Leonard, conta a evolução de uma tecnologia de RV em evolução que combina com o biofeedback e drogas nootrópicas que permitem ao explorador pioneiro acessar uma realidade que lhe permite acessar o sistema nervoso eletrônico da Terra, libertando-o das restrições de seu corpo sua humanidade.\n\nComo em sonhos lúcidos e exploração psicodélica, o objetivo da RV é a liberdade de criar e explorar realidades sem limites. \n\nEm meados dos anos sessenta, o cientista John Lilly, MD, construiu o primeiro tanque de privação sensorial enquanto trabalhava em um projeto patrocinado pelo Instituto Nacional de Saúde Mental (NIMH) nas Ilhas Virgens. A privação sensorial é, como o nome indica, um estado no qual todos os nossos sentidos normais são virtualmente restritos. Estudos anteriores mostraram que sujeitos experimentais relatariam alucinações quando confinados em salas sem estímulos durante vários dias.\n\nLilly construiu um tanque semelhante a um caixão que circula água salgada à temperatura do corpo e que inclui uma tampa que bloqueia a luz e o som. Na água salgada, os seres humanos flutuam e, portanto, ter uma sessão de privação sensorial é muitas vezes chamado de "flutuante".\n\nAs excursões de Lilly ao tanque confirmaram relatos anteriores de jornadas mentais alucinatórias enquanto estavam em privação sensorial. Talvez não seja coincidência que o NIMH também tenha dado a John Lilly um pouco de LSD - com instruções para nunca fazer isso sozinho. Ele me disse, em uma entrevista em 1971, que a razão para isso era que outro pesquisador tinha tomado sozinho, e teve que ser resgatado quando ele pensou que seu coração se transformou em um coo-relógio e estava marcando a hora.\n\nLilly ignorou as advertências e suas experiências e o mapeamento resultante da consciência revelado pela privação sensorial e compostos psicodélicos tornou-se o assunto de vários de seus livros, incluindo “Programação e Metaprogramação do Biocomputador Humano”, “O Ser Profundo”, “Centro do Ciclone” e sua recente segunda autobiografia. , “John Lilly ... So Far” publicado em 1991 por JP Tarcher and Company. Em cada uma delas, as experiências de privação sensorial, com ou sem aumento potente de Ketamina ou LSD, tornaram-se uma maneira de Lilly conseguir "consertar um buraco onde a chuva entra e impedir que sua mente vagueie", como os Beatles cantavam .\n\nOutra área fascinante em que a consciência é liberada para tomar novas direções tem sido relatada por pessoas que têm experiências de quase-morte (NDE, Near Death Experiences). Estas são pessoas que tiveram um contato próximo com a morte, mas sobreviveram. Os relatos desses indivíduos percorrem uma ampla gama de experiências e são relatados em livros de Raymond Moody e Kenneth Ring. Como as outras experiências que consideramos, essas experiências de EQMs livram-se das restrições mundanas normais e proporcionam uma gama de experiências muito mais ampla do que a que temos aqui no Planeta Terra.\n\nUma última tecnologia de "mudança de consciência" que mencionarei é puramente teórica - nanotecnologia. A nanotecnologia como noção popular foi popularizada pela primeira vez por Engines of Creation, de Eric Drexler. Isso sugere que, à medida que as máquinas robóticas se tornam cada vez menores, eventualmente chegaremos ao ponto em que elas poderão reconstruir o mundo de acordo com as instruções dadas pelos humanos. Ao manipular partículas subatômicas, esses robôs podem fazer o trabalho que os químicos fazem, mas sem as barreiras usuais que a química nos apresenta. O resultado é que a própria realidade material pode ser reconstruída.\n\nCertamente, a psicoterapia, como é atualmente constituída, é uma arte mais que uma ciência. Uma coisa que ficou clara para mim. A psicoterapia parece mudar sua linguagem e estrutura teórica a cada poucos anos. Novos “buzzwords” e truísmos rapidamente são adotados pelos membros da profissão psicológica. Para uma coorte de psicólogos, o desenvolvimento na primeira infância é a "causa" de todos os problemas de seus pacientes. Alguns anos depois, uma nova geração de psicólogos proclama que apenas o momento presente deve ser discutido. Então, mais tarde, o pêndulo balança para o outro lado. \n\nA experiência transpessoal e outros estados alterados de consciência induzidos pela hipnose, meditação, imaginação guiada, compostos psicoativos e uma variedade de outros meios de indução certamente fazem parte do repertório de uma pequena minoria de psicoterapeutas atuais. Esses psicoterapeutas e psiquiatras se sentem mais parecidos com o xamã das culturas tribais. Alguns nanotecnologistas especulam que, eventualmente, podemos nos reconstruir através da nanotecnologia, auxiliando a engenharia genética e o mundo material de acordo com nossas especificações. Podemos aprender a moldar o mundo como uma escultura molda uma estátua.\n\nPor que fazemos isso? Qual é o propósito da experiência humana, intencional ou acidental, que nos leva a realidades novas e desconhecidas. Certamente esses outros modos de experiência consciente não são todos agradáveis, e talvez por isso Aldous Huxley tenha chamado a sequência de Portas da Percepção, Céu e Inferno. No entanto, como o microscópio ou o telescópio, eles nos permitem vislumbrar partes do universo e de nós mesmos que antes não sabíamos que existiam. É somente através desse modo relativista de ver a realidade que podemos ter uma ideia do que realmente é o tecido da vida, porque ganhamos pontos de vista e perspectivas.\n\nFicando chapados também desafiamos o próprio tecido da mente. O clássico teórico psicológico Freud chamou esses tipos de experiências de "regressão" a serviço do ego. De acordo com Freud, essas aventuras da mente são excursões no reino da identidade ou consciência infantil para o benefício da personalidade adulta. Jung contestou essa visão, afirmando que essas experiências eram de natureza espiritual e nos ajudaram a entrar em contato com nosso inconsciente coletivo da mesma maneira que a psicoterapia nos ajudou a entrar em contato com nosso inconsciente pessoal. Ficou para o teórico psicológico contemporâneo Ken Wilier explicar a relação e finalmente reconciliar esses dois viés polares. De olho em olho: a busca de um novo paradigma, Wilber aponta que Freud e Jung estabeleceram territórios em ambos os lados do que ele chama de falácia “pré-trans”. Essa falácia, para entender Wilber, é que há muita confusão quando se olha estados alterados de consciência e crescimento individual. Essa confusão é entre experiências que transcendem o ego e aquelas que são a regressão dele em modos de funcionamento mais primitivos ou menos evolucionários.\n\nExperiências transcendentais são experiências que vão além do ego, mas também continuam a manter e abranger o ego. As experiências transcendentais baseiam-se na fundação sólida da vida no mundo. Para aqueles sem alicerces fortes, estados alterados podem levar a estados de mente mais primitivos e bárbaros - a porção anterior da divisão "pré-trans". Assim, o aviso deve ser dado, certifique-se de que quando você alcançar o céu, seus pés sejam plantados firmemente no chão.\n\nO ponto chave que é feito, e afirmado por Freud e Jung também, é que o desenvolvimento do ego é um requisito absolutamente necessário para um funcionamento humano saudável. Na transcendência do ego, é importante que a experiência tenha tempo e espaço para ser revigorada na vida cotidiana, ou a pessoa se torna "espaçada", incapaz de funcionar no mundo. E se não devêssemos funcionar no mundo, o que estamos fazendo aqui de qualquer maneira?\n\nSe você ainda acha tudo isso difícil de entender, então a chave para a confusão está no termo ego, que tem tantos significados quanto o amor ou Deus ou qualquer outra palavra confusa que as pessoas estão sempre tentando definir. Nos anos 60, falamos sobre a "morte do ego" como o ato final da mente. John Lenin uma vez comentou que depois de ler a Experiência Psicodélica e tomar ácido algumas centenas de vezes, ele nem percebeu quem ele era ou que ele tinha escrito todas aquelas grandes canções por algum tempo.\n\nMas a "morte do ego", não importa o quão intensamente experimentada, sempre leva ao "renascimento do ego". E por que não deveria, porque o ego não é uma coisa ruim que tem que ser descartada. É o veículo que nos permite viajar pela vida.\n\nNós também ligamos o ego com o egoísmo. Mas ter um ego forte no sentido psicológico também não tem nada a ver com isso.\n\nO pai da teoria da auto-realização Carl Jung acreditava que, à medida que a pessoa se torna auto-atualizada, é preciso que primeiro haja um ego saudável desenvolvido. Mas então, depois que o desenvolvimento acontece, há um afastamento do "egocentrismo" para o desenvolvimento do eu, do qual o ego é apenas uma parte. Ele chamou esse processo de "auto-realização".\n\nA questão de por que nos intoxicamos se traduz em por que queremos transcender nossa consciência comum e para que serve de qualquer maneira?\n\nAndrew Weil, M.D. e Winfried Rosen listaram uma variedade de razões para isso. Que incluem:\n\npara ajudar práticas religiosas,\npara explorar o eu,\npara alterar o humor,\npara tratar doenças,\npara escapar do tédio e do desespero,\npara promover e melhorar a interação social,\npara melhorar a experiência sensorial e o prazer,\npara estimular a criatividade e o desempenho artístico,\npara melhorar o desempenho físico,\npara se rebelar,\npara acompanhar a pressão dos colegas,\ne estabelecer uma identidade única."\n\nContinua...\n________________\n\nFonte:\nhttps://web.archive.org/web/20050830022842/http://www.island.org/ISLANDVIEWS/whyhigh.html</text:p>
          </table:table-cell>
          <table:table-cell office:value-type="float" office:value="72" calcext:value-type="float">
            <text:p>72</text:p>
          </table:table-cell>
          <table:table-cell office:value-type="float" office:value="9" calcext:value-type="float">
            <text:p>9</text:p>
          </table:table-cell>
          <table:table-cell office:value-type="string" calcext:value-type="string">
            <text:p>2018-08-02</text:p>
          </table:table-cell>
          <table:table-cell office:value-type="string" calcext:value-type="string">
            <text:p>20:44:40+0000</text:p>
          </table:table-cell>
        </table:table-row>
        <table:table-row table:style-name="ro1">
          <table:table-cell office:value-type="float" office:value="828" calcext:value-type="float">
            <text:p>828</text:p>
          </table:table-cell>
          <table:table-cell office:value-type="string" calcext:value-type="string">
            <text:p>229458924212591_491870814572173</text:p>
          </table:table-cell>
          <table:table-cell office:value-type="string" calcext:value-type="string">
            <text:p>[COLABORAÇÃO] O QUE ACONTECE QUANDO UM POLVO TOMA MDMA?\n\nVia: Psymposia\n\nUma equipe de pesquisadores deu MDMA para alguns polvos e descobriu que isso torna os animais tipicamente associais mais sociais.\n\nO Dr. Gul Dolen, da Universidade Johns Hopkins, e Eric Edsinger, da Universidade de Chicago, conduziram esse experimento sob a hipótese de que alguns sistemas de neurotransmissores são compartilhados entre espécies de vertebrados e invertebrados - “em muitos casos, permitindo funções sobrepostas”.\n\nNeste caso, os autores estavam estudando um local de ligação do transportador de serotonina do MDMA que eles acreditavam que os polvos compartilham evolutivamente com os humanos - mesmo que nossas linhagens estejam separadas por mais de 500 milhões de anos. Basicamente, eles achavam que o MDMA teria um efeito similar no comportamento do polvo com o efeito que ele tem sobre o comportamento humano.\n\nPrimeiro, os pesquisadores colocaram polvos sóbrios em três câmaras: uma câmara vazia, uma câmara social e uma câmara com um objeto. Com base nos registros de seu comportamento por 30 minutos, os polvos sóbrios passavam mais tempo na câmara do objeto e na câmara social (mas apenas quando a câmara social tinha uma fêmea nela).\n\nEm seguida, os polvos receberam MDMA e foram para as mesmas câmaras.\n\nO que eles descobriram foi que, sim, o MDMA aumenta significativamente os comportamentos pró-sociais que geralmente são suprimidos nos polvos. Com MDMA, os polvos são mais propensos a querer sair com outros polvos do que quando estão sóbrios.\n\nO estudo afirma que isso indica que o "papel da neurotransmissão serotoninérgica na regulação dos comportamentos sociais é evolutivamente conservado" em polvos - pelo menos da espécie bimaculoides.\n\nCom base na capacidade do MDMA de induzir comportamentos pró-sociais em polvos, os autores escrevem que “é tentador especular que nos polvos a sociabilidade é o estado padrão, que é suprimido fora de períodos etologicamente relevantes, como o acasalamento”.\n\nEstudo completo:\nhttps://www.biorxiv.org/content/early/2018/04/15/301192\n\nFonte:\nhttps://www.psymposia.com/magazine/what-happens-when-you-give-an-octopus-mdma/</text:p>
          </table:table-cell>
          <table:table-cell office:value-type="float" office:value="79" calcext:value-type="float">
            <text:p>79</text:p>
          </table:table-cell>
          <table:table-cell office:value-type="float" office:value="12" calcext:value-type="float">
            <text:p>12</text:p>
          </table:table-cell>
          <table:table-cell office:value-type="string" calcext:value-type="string">
            <text:p>2018-08-02</text:p>
          </table:table-cell>
          <table:table-cell office:value-type="string" calcext:value-type="string">
            <text:p>15:48:01+0000</text:p>
          </table:table-cell>
        </table:table-row>
        <table:table-row table:style-name="ro1">
          <table:table-cell office:value-type="float" office:value="1567" calcext:value-type="float">
            <text:p>1567</text:p>
          </table:table-cell>
          <table:table-cell office:value-type="string" calcext:value-type="string">
            <text:p>229458924212591_492075747885013</text:p>
          </table:table-cell>
          <table:table-cell office:value-type="string" calcext:value-type="string">
            <text:p>[COLABORAÇÃO] POR QUE EU FICO CHAPADO? POR QUE FICAMOS CHAPADOS? PARTE 01\n\nParte 02: https://www.facebook.com/groups/320137168412206/permalink/502381156854472/\n\nTexto incrível de Bruce Eisner. Um escritor, psicólogo e ativista da contra-cultura estadunidense. Mais conhecido pelo seu livro: "Ecstasy: A história do MDMA". Ele escreveu artigos sobre tópicos focados no LSD e no movimento da consciência psicodélica para algumas revistas. Um dos mais conhecidos eu já postei aqui no grupo que fala sobre a pureza do LSD. (https://www.facebook.com/groups/320137168412206/permalink/348471308912125/)\n\nEle se tornou um dos líderes de um grupo de ativistas do movimento psicodélico. Esse grupo conhecido como Linkage trouxe Albert Hofmann para Santa Cruz em 1977 para sua primeira palestra pública nos EUA em uma conferência chamada "LSD: A Generation Later".\n\nEm 1990, Eisner fundou o Island Group, que produzia reuniões que incentivavam as discussões em torno da criação de uma "cultura psicodélica". \n\nApós a apresentação, vamos ao texto, que será publicado em duas partes:\n\n"Quase todos vocês já ficaram “loucos”. Você pode chamar de "ficar chapado" ou "viajar" ou "ter uma sessão" ou "ir em busca de visão" ou "festejar", mas o desejo de mudar de canal e passar para outro estado de consciência menos usual é tão antigo quanto a nosso própria espécie. Na verdade, a busca pela intoxicação é ainda mais antiga!\n\nRonald Siegel, em seu livro “Intoxication”, documenta numerosas espécies de animais e a maioria das várias culturas humanas que se esforçam para ficar chapadas ou, como ele chama, se intoxicarem. Siegel propõe que, depois da comida, da bebida e do sexo, "a intoxicação é o quarto impulso". Ele demonstra, por meio de evidências zoológicas e sociológicas, que a ânsia de se entorpecer é uma das motivações mais básicas.\n\nAndrew C Weil MD e Wilfred Rosen, em seu maravilhoso livro introdutório “From Chocolate to Morphine”, explicando as drogas psicoativas para os jovens reafirmam essa ideia. Eles apontam:\n\nParece que os seres humanos nascem com a necessidade de variações periódicas na consciência. O comportamento de crianças pequenas apoia essa ideia. Crianças se balançam em estados de felicidade e descobrem que rodopiar ou girar é uma técnica poderosa para mudar a consciência, algumas também experimentam hiperventilação (respiração rápida e profunda) seguida de aperto ou estrangulamento mútuo no peito e cócegas para produzir risadas paralisantes. Mesmo que essas práticas possam produzir alguns resultados desconfortáveis, como tontura ou náusea, toda a experiência é tão reforçadora que as crianças fazem isso repetidas vezes, apesar das objeções dos pais. Como as crianças de todo o mundo se envolvem nessas atividades, o desejo de mudar a consciência não parece ser produto de uma cultura particular, mas sim de algo básico. À medida que as crianças crescem, descobrem que certas substâncias disponíveis as colocam em estados similares. A atratividade das drogas é que elas fornecem um caminho rápido e fácil para essas experiências.\n\nEsses são estados de consciência marcados pela sensação de euforia, leveza, autotranscendência, concentração e energia. Pessoas que nunca tomam drogas também procuram esses estados. De fato, ter essas experiências, assim como rir e sonhar, parece ser necessário para nossa saúde física e mental. Talvez seja por isso que existe um desejo de alterar a consciência normal em todos e por que as pessoas buscam as experiências, mesmo que às vezes tenham efeitos colaterais desconfortáveis.\n\nA maioria de nós faz isso, mas quantos de vocês perguntaram o que eu acredito ser uma questão fundamental: "Por que eu fico chapado?" Certamente, muitos de nós estariam melhor se fizessem essa pergunta toda vez que decidissem tomar um composto que mudasse a mente. Culturalmente e como espécie, devemos também fazer essa pergunta em seu sentido coletivo: "Por que ficamos chapados?" Acredito que o desejo de ficar assim é essencial na natureza e que, no futuro, moldará a evolução de nossa espécie. Embora eu não proponha ter a resposta completa para essa enorme questão, aqui estão alguns dos meus pensamentos.\n\nVamos começar observando alguns dos estados ou objetivos mais extremos ou intensos de várias tecnologias em mudança de mente (e matéria), incluindo sonhos lúcidos, drogas psicodélicas, realidade virtual, privação sensorial, experiências de quase morte e nanotecnologia. Em cada um desses fenômenos experienciais, há movimento a partir da experiência estruturada do ego, uma vez que ele filtra o mundo da realidade consensual, bem delimitada, em experiência que é menos estruturada e com limites menos definidos ou mesmo inexistentes.\n\nO extraordinário livro de Stephen LeBerge, “Lucid Dreams”, popularizou pela primeira vez a mais incrível experiência de sonho imaginável, o sonho lúcido. Sonhos lúcidos podem ocorrer raramente, frequentemente ou nunca. São sonhos em que o sonhador "acorda" enquanto ainda sonha e pode então começar a mudar o sonho como ele ou ela gosta. Há uma enorme quantidade de liberdade que acompanha esta experiência, na medida em que capacita o sonhador a criar qualquer experiência que deseje. Certamente, isso está na ponta mais distante do domínio do sonho, que também engloba análise de sonhos e diários de sonhos.\n\nNo reino da mudança de consciência catalisada pelas principais drogas psicodélicas, das quais existem muitas, as mais comuns são o LSD, a mescalina e o cogumelo mágico. Os usuários debatem qual experiência é a mais intensa, variando de experiências do que Stanislav Grof chama de experiências de "vazio metacármico" e "mente supracósmica" da consciência transcendente à visão de Terence McKenna de “elfos-máquina” balbuciando sobre o fim dos tempos no ano de 2012. A maioria dos exploradores psicodélicos relatam como suas experiências mais profundas são aquelas em que o usuário pode afrouxar os limites ao ponto de criar qualquer experiência que ele ou ela desejar. Eles podem experimentar isso como uma coleção de experiências ou "realidades" em movimento rápido. Timothy Leary chama o quociente de medição deste fluxo psicodélico de R.P.S. - "realidades por segundo".\n\nFalando de Leary, devemos lembrar que foi o venerável filósofo do mundo psicodélico que introduziu muitos de nós à realidade virtual (RV). A realidade virtual é a experiência de uma simulação da realidade induzida por meio de aparelhos sensoriais acionados por um computador. A VR teve seu nascimento com os militares, mas encontrou seu caminho em aplicações comerciais, incluindo parques de diversão no Vale do Silício, onde os jovens se reúnem para jogar jogos de computador que usam capacetes e luvas em vez de tela de vídeo e joystick.\n\nO gênero cyberpunk de ficção científica, incluindo os autores William "Steve" Gibson, Bruce Sterling e Greg Bear criaram coletivamente um futuro no qual a realidade virtual viaja para vastas redes de computadores e se torna um modo de vida. Livros não-ficcionais, incluindo os dos autores Howard Reingold, Myron Kruger e Brenda Laurel, apontam para uma futura tecnologia de RV, na qual os seres humanos interagem em um ambiente de "ciberespaço" completamente criado por simulação computacional. G. Harry Stein, em seu livro de não-ficção, “The Silicon Gods”, chega a especular que seremos capazes de colocar capacetes não evasivos com elos entre o cérebro e o computador, ignorando completamente as roupas e as luvas do corpo. O filme "O passageiro do futuro", de Brett Leonard, conta a evolução de uma tecnologia de RV em evolução que combina com o biofeedback e drogas nootrópicas que permitem ao explorador pioneiro acessar uma realidade que lhe permite acessar o sistema nervoso eletrônico da Terra, libertando-o das restrições de seu corpo sua humanidade.\n\nComo em sonhos lúcidos e exploração psicodélica, o objetivo da RV é a liberdade de criar e explorar realidades sem limites. \n\nEm meados dos anos sessenta, o cientista John Lilly, MD, construiu o primeiro tanque de privação sensorial enquanto trabalhava em um projeto patrocinado pelo Instituto Nacional de Saúde Mental (NIMH) nas Ilhas Virgens. A privação sensorial é, como o nome indica, um estado no qual todos os nossos sentidos normais são virtualmente restritos. Estudos anteriores mostraram que sujeitos experimentais relatariam alucinações quando confinados em salas sem estímulos durante vários dias.\n\nLilly construiu um tanque semelhante a um caixão que circula água salgada à temperatura do corpo e que inclui uma tampa que bloqueia a luz e o som. Na água salgada, os seres humanos flutuam e, portanto, ter uma sessão de privação sensorial é muitas vezes chamado de "flutuante".\n\nAs excursões de Lilly ao tanque confirmaram relatos anteriores de jornadas mentais alucinatórias enquanto estavam em privação sensorial. Talvez não seja coincidência que o NIMH também tenha dado a John Lilly um pouco de LSD - com instruções para nunca fazer isso sozinho. Ele me disse, em uma entrevista em 1971, que a razão para isso era que outro pesquisador tinha tomado sozinho, e teve que ser resgatado quando ele pensou que seu coração se transformou em um coo-relógio e estava marcando a hora.\n\nLilly ignorou as advertências e suas experiências e o mapeamento resultante da consciência revelado pela privação sensorial e compostos psicodélicos tornou-se o assunto de vários de seus livros, incluindo “Programação e Metaprogramação do Biocomputador Humano”, “O Ser Profundo”, “Centro do Ciclone” e sua recente segunda autobiografia. , “John Lilly ... So Far” publicado em 1991 por JP Tarcher and Company. Em cada uma delas, as experiências de privação sensorial, com ou sem aumento potente de Ketamina ou LSD, tornaram-se uma maneira de Lilly conseguir "consertar um buraco onde a chuva entra e impedir que sua mente vagueie", como os Beatles cantavam .\n\nOutra área fascinante em que a consciência é liberada para tomar novas direções tem sido relatada por pessoas que têm experiências de quase-morte (NDE, Near Death Experiences). Estas são pessoas que tiveram um contato próximo com a morte, mas sobreviveram. Os relatos desses indivíduos percorrem uma ampla gama de experiências e são relatados em livros de Raymond Moody e Kenneth Ring. Como as outras experiências que consideramos, essas experiências de EQMs livram-se das restrições mundanas normais e proporcionam uma gama de experiências muito mais ampla do que a que temos aqui no Planeta Terra.\n\nUma última tecnologia de "mudança de consciência" que mencionarei é puramente teórica - nanotecnologia. A nanotecnologia como noção popular foi popularizada pela primeira vez por Engines of Creation, de Eric Drexler. Isso sugere que, à medida que as máquinas robóticas se tornam cada vez menores, eventualmente chegaremos ao ponto em que elas poderão reconstruir o mundo de acordo com as instruções dadas pelos humanos. Ao manipular partículas subatômicas, esses robôs podem fazer o trabalho que os químicos fazem, mas sem as barreiras usuais que a química nos apresenta. O resultado é que a própria realidade material pode ser reconstruída.\n\nCertamente, a psicoterapia, como é atualmente constituída, é uma arte mais que uma ciência. Uma coisa que ficou clara para mim. A psicoterapia parece mudar sua linguagem e estrutura teórica a cada poucos anos. Novos “buzzwords” e truísmos rapidamente são adotados pelos membros da profissão psicológica. Para uma coorte de psicólogos, o desenvolvimento na primeira infância é a "causa" de todos os problemas de seus pacientes. Alguns anos depois, uma nova geração de psicólogos proclama que apenas o momento presente deve ser discutido. Então, mais tarde, o pêndulo balança para o outro lado. \n\nA experiência transpessoal e outros estados alterados de consciência induzidos pela hipnose, meditação, imaginação guiada, compostos psicoativos e uma variedade de outros meios de indução certamente fazem parte do repertório de uma pequena minoria de psicoterapeutas atuais. Esses psicoterapeutas e psiquiatras se sentem mais parecidos com o xamã das culturas tribais. Alguns nanotecnologistas especulam que, eventualmente, podemos nos reconstruir através da nanotecnologia, auxiliando a engenharia genética e o mundo material de acordo com nossas especificações. Podemos aprender a moldar o mundo como uma escultura molda uma estátua.\n\nPor que fazemos isso? Qual é o propósito da experiência humana, intencional ou acidental, que nos leva a realidades novas e desconhecidas. Certamente esses outros modos de experiência consciente não são todos agradáveis, e talvez por isso Aldous Huxley tenha chamado a sequência de Portas da Percepção, Céu e Inferno. No entanto, como o microscópio ou o telescópio, eles nos permitem vislumbrar partes do universo e de nós mesmos que antes não sabíamos que existiam. É somente através desse modo relativista de ver a realidade que podemos ter uma ideia do que realmente é o tecido da vida, porque ganhamos pontos de vista e perspectivas.\n\nFicando chapados também desafiamos o próprio tecido da mente. O clássico teórico psicológico Freud chamou esses tipos de experiências de "regressão" a serviço do ego. De acordo com Freud, essas aventuras da mente são excursões no reino da identidade ou consciência infantil para o benefício da personalidade adulta. Jung contestou essa visão, afirmando que essas experiências eram de natureza espiritual e nos ajudaram a entrar em contato com nosso inconsciente coletivo da mesma maneira que a psicoterapia nos ajudou a entrar em contato com nosso inconsciente pessoal. Ficou para o teórico psicológico contemporâneo Ken Wilier explicar a relação e finalmente reconciliar esses dois viés polares. De olho em olho: a busca de um novo paradigma, Wilber aponta que Freud e Jung estabeleceram territórios em ambos os lados do que ele chama de falácia “pré-trans”. Essa falácia, para entender Wilber, é que há muita confusão quando se olha estados alterados de consciência e crescimento individual. Essa confusão é entre experiências que transcendem o ego e aquelas que são a regressão dele em modos de funcionamento mais primitivos ou menos evolucionários.\n\nExperiências transcendentais são experiências que vão além do ego, mas também continuam a manter e abranger o ego. As experiências transcendentais baseiam-se na fundação sólida da vida no mundo. Para aqueles sem alicerces fortes, estados alterados podem levar a estados de mente mais primitivos e bárbaros - a porção anterior da divisão "pré-trans". Assim, o aviso deve ser dado, certifique-se de que quando você alcançar o céu, seus pés sejam plantados firmemente no chão.\n\nO ponto chave que é feito, e afirmado por Freud e Jung também, é que o desenvolvimento do ego é um requisito absolutamente necessário para um funcionamento humano saudável. Na transcendência do ego, é importante que a experiência tenha tempo e espaço para ser revigorada na vida cotidiana, ou a pessoa se torna "espaçada", incapaz de funcionar no mundo. E se não devêssemos funcionar no mundo, o que estamos fazendo aqui de qualquer maneira?\n\nSe você ainda acha tudo isso difícil de entender, então a chave para a confusão está no termo ego, que tem tantos significados quanto o amor ou Deus ou qualquer outra palavra confusa que as pessoas estão sempre tentando definir. Nos anos 60, falamos sobre a "morte do ego" como o ato final da mente. John Lenin uma vez comentou que depois de ler a Experiência Psicodélica e tomar ácido algumas centenas de vezes, ele nem percebeu quem ele era ou que ele tinha escrito todas aquelas grandes canções por algum tempo.\n\nMas a "morte do ego", não importa o quão intensamente experimentada, sempre leva ao "renascimento do ego". E por que não deveria, porque o ego não é uma coisa ruim que tem que ser descartada. É o veículo que nos permite viajar pela vida.\n\nNós também ligamos o ego com o egoísmo. Mas ter um ego forte no sentido psicológico também não tem nada a ver com isso.\n\nO pai da teoria da auto-realização Carl Jung acreditava que, à medida que a pessoa se torna auto-atualizada, é preciso que primeiro haja um ego saudável desenvolvido. Mas então, depois que o desenvolvimento acontece, há um afastamento do "egocentrismo" para o desenvolvimento do eu, do qual o ego é apenas uma parte. Ele chamou esse processo de "auto-realização".\n\nA questão de por que nos intoxicamos se traduz em por que queremos transcender nossa consciência comum e para que serve de qualquer maneira?\n\nAndrew Weil, M.D. e Winfried Rosen listaram uma variedade de razões para isso. Que incluem:\n\npara ajudar práticas religiosas,\npara explorar o eu,\npara alterar o humor,\npara tratar doenças,\npara escapar do tédio e do desespero,\npara promover e melhorar a interação social,\npara melhorar a experiência sensorial e o prazer,\npara estimular a criatividade e o desempenho artístico,\npara melhorar o desempenho físico,\npara se rebelar,\npara acompanhar a pressão dos colegas,\ne estabelecer uma identidade única."\n\nContinua...\n________________\n\nFonte:\nhttps://web.archive.org/web/20050830022842/http://www.island.org/ISLANDVIEWS/whyhigh.html</text:p>
          </table:table-cell>
          <table:table-cell office:value-type="float" office:value="105" calcext:value-type="float">
            <text:p>105</text:p>
          </table:table-cell>
          <table:table-cell office:value-type="float" office:value="16" calcext:value-type="float">
            <text:p>16</text:p>
          </table:table-cell>
          <table:table-cell office:value-type="string" calcext:value-type="string">
            <text:p>2018-08-02</text:p>
          </table:table-cell>
          <table:table-cell office:value-type="string" calcext:value-type="string">
            <text:p>20:44:40+0000</text:p>
          </table:table-cell>
        </table:table-row>
        <table:table-row table:style-name="ro1">
          <table:table-cell office:value-type="float" office:value="1176" calcext:value-type="float">
            <text:p>1176</text:p>
          </table:table-cell>
          <table:table-cell office:value-type="string" calcext:value-type="string">
            <text:p>229458924212591_502299706862617</text:p>
          </table:table-cell>
          <table:table-cell office:value-type="string" calcext:value-type="string">
            <text:p>[COLABORAÇÃO] UM GUIA PARA DEBATES SOBRE POLÍTICA DE DROGAS BASEADOS EM EVIDÊNCIAS - Plataforma Brasileira de Política de Drogas\n\nGuia obrigatório para aqueles que se sentem perdidos na hora de debater com aquele parente ou amigo que é cegamente contra a descriminalização das drogas ou rebater afirmações regadas de preconceito como a que foi citada na imagem.\n\n"Há muitos anos convivemos com políticas de drogas orientadas pelo tabu e pelo moralismo. Comportamentos considerados desviantes ou anormais têm sido proibidos e criminalizados. Essa é a única razão para a manutenção da proibição de determinadas drogas, como a maconha, em detrimento de outras, como o álcool. Essa forma de elaborar políticas públicas sobre drogas gerou danos irremediáveis para milhares de famílias e cidadãos em todo o mundo. Isso não quer dizer que a política de drogas deva ser desenhada de maneira tecnocrática, sem deixar espaço para escolhas políticas e até mesmo para princípios éticos e morais de indivíduos e seus governantes. Mas as decisões políticas de nossos representantes e de gestores de políticas públicas devem ao menos levar em conta as melhores evidências científicas disponíveis – e não é razoável fazer política pública com base apenas em certezas morais. Neste Guia de Bolso de Debate sobre Políticas de Drogas, a Plataforma Brasileira de Política de Drogas (PBPD) pretende reunir o melhor das evidências científicas disponíveis para ajudar na tomada de decisão a respeito de temas importantes, como a criminalização dos usuários de drogas, a regulamentação do uso terapêutico de maconha e a regulamentação da produção e do comércio de maconha para fins diversos. Este material faz parte do projeto “Droga é caso de política: Coalizão de candidaturas pela reforma da política de drogas”, voltado para apoiar candidatas e candidatos dispostos a pautar o tema nas eleições de 2018. Mas não só. Esperamos que essa cartilha possa ser útil a qualquer pessoa que queira refletir sobre esses temas tão relevantes para a democracia e tão mal compreendidos pelos políticos. Entendendo que as mudanças na política de drogas dependem não só de representantes federais, mas também estaduais, a PBPD quer mapear deputados e deputadas distritais e estaduais. Essas e esses parlamentares podem impactar sobretudo na fiscalização cotidiana da atividade policial, dos serviços de saúde e instituir políticas inovadoras de redução de danos, como as salas de uso seguro. A elaboração deste material contou com a participação e apoio das 50 organizações que integram a PBPD e de especialistas e ativistas que conhecem profundamente políticas de drogas em suas mais diversas faces."\n\nVersão desktop: http://bit.ly/2Mf0IcU\nVersão celular/tablet: http://bit.ly/2OqMkM1</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2018-08-13</text:p>
          </table:table-cell>
          <table:table-cell office:value-type="string" calcext:value-type="string">
            <text:p>12:17:20+0000</text:p>
          </table:table-cell>
        </table:table-row>
        <table:table-row table:style-name="ro1">
          <table:table-cell office:value-type="float" office:value="1198" calcext:value-type="float">
            <text:p>1198</text:p>
          </table:table-cell>
          <table:table-cell office:value-type="string" calcext:value-type="string">
            <text:p>229458924212591_502381156854472</text:p>
          </table:table-cell>
          <table:table-cell office:value-type="string" calcext:value-type="string">
            <text:p>[COLABORAÇÃO] POR QUE EU FICO CHAPADO? POR QUE FICAMOS CHAPADOS? PARTE 02\n\nParte 01: https://www.facebook.com/groups/320137168412206/permalink/492075747885013/\n\n“Escrevendo meu livro, “Ecstasy: The MDMA Story”, fui forçado a encarar a questão de por que as pessoas ficam chapadas, com relação a um medicamento em particular, o MDMA ou o Ecstasy, como é popularmente referido nos dias de hoje. Eu descobri quatro razões principais que as pessoas usam esse composto psicoativo extremamente agradável (para a maioria). Estes foram: terapêutico, aprimoramento da criatividade, auto realização e recreação. Examinamos cada um deles em termos da questão mais geral: por que queremos ficar chapados?\n\nTalvez devêssemos olhar para os gurus ou professores da índia (embora eu duvide que muitos psicoterapeutas aceitariam o termo de bom grado) como modelos para esse novo tipo de curador - em seguida, para seus colegas mais heterogêneos. Eles veem seu papel de ajudar o cliente a entrar em sintonia com seu próprio inconsciente, servindo como guias na jornada de sua vida.\n\nNas tribos, o xamã ou curandeiro usualmente tomaria um remédio vegetal, muitas vezes um psicodélico, e entraria numa busca de visão onde entrariam em realidades alternativas nas quais poderiam curar membros de suas tribos ou realizar outros tipos de magia.\n\nNa versão moderna do xamanismo praticada pelos terapeutas transpessoais, o indivíduo em busca de cura geralmente recebe o medicamento psicoativo, seja derivado de plantas ou um dos novos e poderosos compostos sintéticos e é guiado em sua própria busca de visão. O xamã moderno geralmente não toma o medicamento psicoativo com seus clientes. Mas cada uma dessas novas raças de curandeiros precisa ter experiência com os próprios medicamentos antes que eles possam liderar outros em suas jornadas.\n\nAqui, o objetivo é fazer com que o usuário entre em estados alternativos de consciência, onde eles possam obter insights e visões para ajudá-los em suas vidas comuns. Certamente não há acordo sobre o mecanismo exato pelo qual eles atingem esse objetivo, mas muitos estudos sancionados pelo governo dos EUA demonstraram a eficácia da terapia psicodélica. A terapia psicodélica, que usa uma ou algumas sessões psicodélicas de alta dose destinadas a produzir a experiência transpessoal, demonstrou ser útil no tratamento de alcoolismo, neurose grave, dependência de heroína e trauma de câncer terminal, em uma série de estudos conduzidos. principalmente nos anos sessenta e setenta.\n\nEm meados dos anos setenta a meados dos anos oitenta, os terapeutas aproveitaram a falta de ilegalidade de um composto psicoativo mais suave, as sessões terapêuticas de MDMA destinadas a perturbações menos graves. As experiências produzidas pelo MDMA ou Ecstasy, como é popularmente chamado hoje em dia, envolvem muito menos distorção sensorial do que aquelas produzidas pelos principais psicodélicos, como o LSD.\n\nMDMA ajuda as pessoas a acessar um estado de consciência em que sua existência no mundo é diferente. As pessoas relatam que o mundo externo parece mais brilhante, mais perfeito, mais leve que o normal. Eles também acham mais fácil se abrir com os outros e expressar seus sentimentos reais. Internamente, eles se sentem mais relaxados, sua autoestima aumenta e eles sentem um alívio das pressões do tempo.\n\nNa terapia, o MDMA tem sido utilizado com sucesso na terapia conjugal e de casais, no transtorno do estresse pós-traumático e no trauma produzido por alguma doença terminal. Novamente, a nova geração de xamãs usa suas experiências de clientes em um estado alternativo de consciência como um meio de cura.\n\nTanto os principais psicodélicos, MDMA e maconha, que alguns consideram um psicodélico menor, e até mesmo estimulantes e narcóticos, têm sido usados na busca para aumentar a criatividade tanto nas artes quanto na resolução de problemas.\n\nOs Beats, com seus excessos e excursões no reino da criatividade induzida por drogas, não foram os primeiros, mas certamente agora os mais conhecidos e respeitados daqueles que experimentaram a palavra escrita enquanto "chapados". Na verdade, foram os Beats que inventaram a palavra. Allen Ginsberg, William Burroughs e Jack Kerouac, agora três das mais respeitadas figuras literárias do século XX, fumam maconha quase como religião, assim como se envolvem escrevendo sobre peiote, LSD, opiáceos e anfetaminas.\n\nPeter Stafford, em seu primeiro livro, LSD-The Problem Solving Psychedelic documenta o último estudo feito antes que o LSD fosse declarado ilegal. Conduzido por Willis Harman, atual chefe do Instituto de Ciências Noéticas e depois no Instituto de Pesquisa Padrão, pequenas doses de mescalina foram dadas aos engenheiros que receberam tarefas para desenvolver uma alternativa ao toca-discos para reproduzir o som. O CD não nasceu naquele dia, mas certamente as soluções exclusivas propostas por esses engenheiros ilustram a maneira como os alteradores de consciências mudam sua visão, permitindo o surgimento da criatividade natural.\n\nMais tarde, Oscar Janiger, fundador da fundação Albert Hofmann, fez seus pacientes pintarem uma boneca indiana antes e enquanto sob os efeitos do LSD. Os experimentos renderam algumas pinturas fascinantes, algumas das quais valem muitos milhares de dólares porque os pacientes se tornaram artistas famosos.\n\nO ecstasy também teve seus adeptos artísticos. Um estudo de escrita criativa foi feito durante o período de carência do MDMA antes da criminalização com pelo menos uma promissor evidência de sucesso no aumento da produção criativa.\n\nNa criatividade, como no uso previamente discutido na terapia, o mecanismo é a entrada do indivíduo em outro estado de consciência onde eles podem ter uma percepção, ter um sentimento, ver uma visão, ouvir uma voz ou ter uma perspectiva única que eles então tragam de volta ao mundo para expressar em imagens, palavras ou música.\n\nO psicólogo Abraham Maslow, que apresentamos anteriormente, cunhou a "auto realização" do mundo para descrever o próximo uso da intoxicação. Maslow deu à luz novas escolas de psicologia, que ele chamou de "humanistas" e "transpessoais". Um tema importante da psicologia humanista era que os psicólogos deveriam estudar pessoas saudáveis e excepcionais, em vez de apenas pessoas com problemas mentais. \n\nEsses indivíduos auto realizados eram aquelas pessoas excepcionais em nossa sociedade que criaram as grandes teorias, produziram romances excepcionais ou obras de arte, foram os líderes e homens de negócios de sucesso e assim por diante. Essas eram as pessoas cujas vidas Maslow achava que deveríamos examinar. Juntamente com a noção de auto realização de Jung, essa ideia de auto realização marcou uma nova direção na consciência humana, que tinha raízes nos mitos e religiões das culturas em todo o mundo, mas que até então era ignorada pela ciência ocidental.\n\nDurante o último meio século, houve um certo interesse na busca espiritual, como muitos chamam essa nova direção. Ram Dass, cujo trabalho de vida e ensinamento na jornada espiritual fez dele um dos palestrantes mais populares na América, observa que em suas viagens pelos EUA quando fala sobre a experiência espiritual, ele descobre que as multidões mudaram. Nos anos sessenta e apesar de muitos dos anos setenta, foram os jovens “boomers”, os filhos dos anos sessenta que vieram vê-lo.\n\nMas, mais recentemente, o público se tornou mais diversificado. Não só os Boomers vêm, mas pessoas de muitas gerações e todas as esferas da vida. Ao falar sobre uma experiência muito profunda, Ram Dass notou uma velha mulher assentindo conscientemente em uma de suas palestras, enquanto descrevia sua aventura mental no Himalaia. Mais tarde, a mulher chegou aos bastidores e Ram Dass perguntou-lhe como ela sabia sobre experiências como a que ele estava descrevendo. Ela sorriu de volta para Ram Dass após a pergunta e disse: "Eu faço crochê".\n\nExperiências chamadas "espirituais", é claro, não começaram com Ram Dass, Maslow ou LSD. Eles remontam à mais antiga história registrada, através da qual certos indivíduos relataram experiências místicas, incluindo santos, artistas e muitos outros indivíduos. Estes foram documentados em trabalhos como a Filosofia Perene de Huxley e a Consciência Cósmica de Bucke. O que é notável é que uma vez foi referido pelos místicos ocidentais que a "visão beatífica" foi traduzida pelos modernos para "ficar chapada". Mas a experiência permanece basicamente a mesma.\n\nA busca da visão, como nossas discussões anteriores de excursões do mundano para terapia ou criatividade, é um processo. O indivíduo procura experimentar estados de consciência além do comum e trazer de volta essa visão para ajudar a guiar sua própria vida e inspirar a vida dos outros.\n\nA última categoria de usos que discuti em meu livro é atualmente a menos sancionada socialmente, mas talvez a mais importante. Esse é o uso recreativo de ficar chapado. Novamente, pode-se ir em duas direções e, certamente, deve-se reconhecer que existem aqueles que nunca devem experimentar substâncias que alteram a mente e muitos que os abusam com consequências destrutivas.\n\nPeter Stafford, em seu artigo na edição especial do Journal of Psychoactive Drugs, "LSD in Retrospect" observa: "A adoção do termo recreativo pelo governo tem a conotação de que tais experiências são bastante triviais, frívolas e / ou um tanto vulgar e de ordem inferior. No entanto, as impressões transmitidas pela maioria dos indivíduos engajados em tais atividades com LSD parecem ter, em sua maioria, sentido contrário, de uma ordem superior, de que o uso do LSD tem sido uma das experiências mais importantes de suas vidas e que os efeitos da droga foram re-criacionais." \n\nA transformação da recreação em recriação de Stafford não é elaborada, mas acredito que é essencial para a compreensão termo. Este impulso básico tem como base o desejo de nos recriar como desejamos, e não como os eventos aparentemente aleatórios da vida nos moldaram. Certamente, muitas teorias desenvolvimentistas reconhecem que, embora dotadas ao nascimento com certos potenciais, somos de certo modo "programados" por nossas experiências. Se você segue as escolas orientais e chama isso de liberação ou o ocidental e chama de crescimento pessoal, as drogas psicoativas, mais especificamente aquelas consideradas como de expansão da mente, têm sido parte do repertório desenvolvido.\n\nUm professor holandês, Johan Huizinga, nos anos 30 comentou que os humanos poderiam ser mais chamados de Homo Ludens do que o Homo Sapien. Homo Sapien significa homem pensante, enquanto Homo Lundens nomeia nossa espécie de homem lúdico. A maior parte das pessoas não se dá conta, mas o jogo é essencial para o aprendizado e o crescimento. Brincar é um comportamento altamente criativo no qual representamos nossas fantasias. \n\nPodemos ficar chapados pela terapia, pelo crescimento espiritual, pelo prazer, pela criatividade, mas o elemento-chave que faz com que ficar chapado seja tão útil é que nos permite, como adultos, brincar. Externamente, nosso relacionamento com os outros e o ambiente muda e se torna mais novo e experiencial, internamente, vemos considerar nossos pensamentos e emoções sob uma nova luz, ou de um novo e mais alto nível.\n\nAo permitir-nos entrar neste estado de consciência alternativo que é essencialmente mais lúdico, permite-nos "desprogramar" a nós mesmos, livrar-nos de atos habituais e modos bestificado de ver as coisas. Tentamos novos comportamentos e modos de pensar da mesma forma que um ator veste um traje e uma máscara. Isso nos liberta de nossa programação anterior e nos permite conscientemente escolher ser quem queremos ser e pensar o que queremos.\n\nMuitas vezes, a experiência mística ou espiritual é falada em termos do indivíduo experimentando a si mesmo como "deus". Em vez de deus lá fora, Deus se localiza em nós assim como tudo em volta. E quando nos tornamos deuses, podemos nos recriar em nossa própria imagem.\n\nAqueles que escrevem sobre compostos que mudam a mente sempre reconheceram esse propósito central de usar drogas. Bouldiare chamou isso de entrar em um "paraíso artificial". Peter Stafford refere-se às experiências MDMA como "mini-férias". E, claro, os hippies nos anos sessenta, quando em viagens de LSD. Seu destino era um lugar de magia e mistério, onde eles poderiam imaginar um mundo melhor, mais pacífico. Um lugar onde podemos brincar!"\n________________\n\nFonte:\nhttps://web.archive.org/web/20050830022842/http://www.island.org/ISLANDVIEWS/whyhigh.html</text:p>
          </table:table-cell>
          <table:table-cell office:value-type="float" office:value="43" calcext:value-type="float">
            <text:p>43</text:p>
          </table:table-cell>
          <table:table-cell office:value-type="float" office:value="5" calcext:value-type="float">
            <text:p>5</text:p>
          </table:table-cell>
          <table:table-cell office:value-type="string" calcext:value-type="string">
            <text:p>2018-08-13</text:p>
          </table:table-cell>
          <table:table-cell office:value-type="string" calcext:value-type="string">
            <text:p>14:05:22+0000</text:p>
          </table:table-cell>
        </table:table-row>
        <table:table-row table:style-name="ro1">
          <table:table-cell office:value-type="float" office:value="211" calcext:value-type="float">
            <text:p>211</text:p>
          </table:table-cell>
          <table:table-cell office:value-type="string" calcext:value-type="string">
            <text:p>229458924212591_502650370160884</text:p>
          </table:table-cell>
          <table:table-cell office:value-type="string" calcext:value-type="string">
            <text:p>[COLABORAÇÃO] VOCÊ SABIA? #001\n\nTemos muitos usuários experientes aqui no grupo, mas tenho certeza que também temos aqueles que ainda não fazem ideia de algumas coisas básicas. Então vou fazer algumas publicações com informações simples para esses que começaram a buscar informações agora ou caíram de paraquedas aqui no grupo.\n\nEntão começando...\n\nVOCÊ SABIA?\nA DROGA QUE VOCÊ PRETENDE USAR PODE CONTER INÚMERAS SUBSTÂNCIAS PRESENTES?\n\nQuando você compra um blotter, você imagina que ali tenha L.S.D, quando compra um e.c.s.t.a.sy, espera que ali tenham M.D.M.A (mesmo que você ainda não saiba o que é isso), mas confie em mim, é o que você espera. E por aí, vai.\nMas acontece que nem sempre é assim. Existem substâncias que tentam imitar os efeitos de outras e que muitas vezes podem ser potencialmente mais perigosas, principalmente se você acha que está tomando uma coisa e na verdade é outra. Cada substância tem uma classificação de dosagem, interações e duração de efeitos. Por isso, saber o que se usa pode ser um fator definitivo de riscos.\nMas e aí? Como saber o que estou tomando?\nA única maneira de chegar o mais próximo possível de uma informação confiável é fazendo testes com reagentes. Em alguns países da Europa, são disponibilizadas testes em laboratório pra se ter certeza do que é. Infelizmente não temos isso no Brasil devido uma política retrógrada de drogas. Então, a melhor arma que temos no momento, mesmo que não seja 100% eficaz, é a testagem colorimétrica.\n\nPara se aprofundar no assunto, veja alguns posts recomendados:\n\nM.D.M.A CLARO OU ESCURO?\nhttps://www.facebook.com/groups/320137168412206/permalink/342661306159792/\n\nAPARÊNCIA DE CRISTAIS:\nhttps://www.facebook.com/media/set/?set=oa.356760721416517&amp;type=3\n\nNOME DE M.D.M.A NÃO É PARÂMETRO\nhttps://www.facebook.com/groups/320137168412206/permalink/376278309464758/\n\nCOMPRE AQUI SEU REAGENTE:\nhttps://www.facebook.com/prepartykit/videos/435182836973531/\n\nINFORMAÇÃO ANTES DA INTOXICAÇÃO:\nhttps://www.facebook.com/groups/320137168412206/permalink/400866917005897/\n\nSITES RECOMENDADOS:\nhttps://www.facebook.com/groups/320137168412206/permalink/332387407187182\n\nE.C.S.T.A.S.Y E O CENÁRIO DE USO: TESTAGEM, PESQUISA E CONFIANÇA:\nhttps://www.facebook.com/groups/320137168412206/permalink/408339872925268/</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2018-08-13</text:p>
          </table:table-cell>
          <table:table-cell office:value-type="string" calcext:value-type="string">
            <text:p>20:24:59+0000</text:p>
          </table:table-cell>
        </table:table-row>
        <table:table-row table:style-name="ro1">
          <table:table-cell office:value-type="float" office:value="536" calcext:value-type="float">
            <text:p>536</text:p>
          </table:table-cell>
          <table:table-cell office:value-type="string" calcext:value-type="string">
            <text:p>229458924212591_506429973116257</text:p>
          </table:table-cell>
          <table:table-cell office:value-type="string" calcext:value-type="string">
            <text:p>[COLABORAÇÃO] EM UM ESTUDO, O DMT DEU AOS USUÁRIOS O GOSTO DE UMA EXPERIÊNCIA DE QUASE MORTE\n\nMais um estudo dos pesquisadores do Imperial College London sobre os psicodélicos. Dessa vez, sobre o DMT.\nTradução do artigo da Inverse.\n\n“Não há uma definição universalmente aceita de uma experiência de quase morte, mas aqueles que chegaram perto de morrer dizem que as representações de Hollywood não estão muito distantes. Quase morrer geralmente envolve viajar através de um vazio escuro, uma visão de luz brilhante e entrar em um reino sobrenatural. A paz interior segue, então a realização de sobrevivência dá lugar à gratidão. Quarenta anos atrás, o Dr. Raymond A. Moody, que cunhou o termo, descobriu que as experiências de quase morte são similares à experiência de tomar drogas psicodélicas poderosas. Uma nova pesquisa sobre o DMT , "a molécula do espírito", sugere que ele não estava errado.\n\nEm um estudo recente publicado na revista Frontiers in Psychology, pesquisadores do Imperial College London e da Universidade de Liège relatam que as injeções de DMT ( N, N- dimetiltriptamina) podem desencadear as mesmas emoções e percepções que acompanham as experiências de quase morte (EQMs). O DMT é uma molécula psicodélica encontrada naturalmente em algumas plantas e animais e é um composto importante dentro da ayahuasca, uma poção poderosa que os indígenas sul-americanos bebem há milhares de anos. \n\nO DMT foi apelidado de “a molécula do espírito” depois que o Dr. Rick Strassman , que realizou um estudo massivo financiado pelos EUA de 1990 a 1995, lançou um famoso livro do mesmo título, descrevendo seus estudos sobre 60 pessoas que experimentaram morte e experiências místicas depois de usarem DMT. A controversa e frequentemente referenciada hipótese do livro postula que o corpo tem DMT natural (endógeno) que é liberado quando nascemos e quando morremos. O novo estudo não confirma esta hipótese, dizem os oficiais de ciência da Fundação Beckley, que financiou o estudo, mas lança luz sobre as raízes desta ideia.\n\n"Isso confirma uma ideia que está circulando há muito tempo sobre a experiência do DMT: que é essencialmente idêntica a uma experiência de quase morte que ocorre naturalmente", dizem os pesquisadores . “É claro que isso não confirma a hipótese da 'molécula do espírito' de Strassman, que o DMT naturalmente produzido é o que desencadeia naturalmente durante as experiências de quase morte. Mas certamente empresta esse suporte teórico”.\n\nNeste estudo, 13 pessoas foram para um centro de pesquisa no Imperial College London para usar o DMT. Essas seis mulheres e sete homens não sabiam exatamente como funcionaria: eles fizeram duas sessões de dosagem, separadas por uma semana, mas não tinham idéia de qual sessão envolvia um placebo com solução salina ou uma dose real de DMT. Claro, era bastante óbvio quando o DMT foi administrado. Os pacientes, todos os quais receberam diferentes dosagens de DMT, relataram sentir os efeitos imediatamente. A experiência atingiu o pico de dois a três minutos, terminando depois de aproximadamente 20 minutos. Durante todo o tempo, os cérebros dos participantes foram monitorados quanto à atividade elétrica e fluxo sanguíneo. Esses dados são parte de um estudo de neuroimagem que visa identificar as bases neurológicas das observações reveladoras da equipe.\n\nOs questionários revelaram que cada um dos participantes, independentemente da dose de DMT que lhes foi administrada, pontuou acima de um dado limiar para determinar uma EQM real. Comparando suas descrições da experiência com aquelas fornecidas por 67 pessoas que realmente tiveram uma EQM, as respostas foram alinhadas. Todos experimentaram um encontro que parecia místico e dissolveu seu senso de ego, e todos sentiram que transcenderam seu corpo. A principal diferença era que os usuários do DMT sentiam como se estivessem “entrando em um reino sobrenatural”, enquanto as EQMs reais desencadearam sentimentos de “chegar a um ponto sem retorno”. Em conjunto, as observações deixaram claro que o DMT pode desencadear experiências que se assemelham a como é morrer.\n\n"Considerando que vemos uma sobreposição notável entre o DMT e as experiências de quase morte, destacamos em nossas descobertas que, de fato, administrar DMT aos participantes poderia nos ajudar a entender melhor o que acontece no cérebro moribundo", disse o co-autor do estudo Christopher Timmermann. No entanto, ele adverte para não tirar conclusões precipitadas. “Ainda não sabemos se eles compartilham ou não a mesma base neurocientífica. Em nosso estudo, observamos o que as pessoas sentiam em um nível psicológico, portanto não podemos fazer inferências diretas sobre o que estava acontecendo no cérebro”.\n\nÉ isso que eles esperam descobrir em sua próxima análise, onde eles examinarão apenas os exames cerebrais dos voluntários em altas doses de DMT. Ainda assim, porque os cientistas não entendem exatamente o que acontece com o cérebro quando morremos, a comparação será difícil de fazer.\n\nComo não sabemos o que acontece no cérebro quando morremos - e este estudo mostrou apenas como o DMT fornecido exogenamente produz uma experiência semelhante à EQM - este estudo não pode ser tomado como confirmação de que a hipótese de Strassman está correta. No entanto, sugere que mais pesquisas valerão a pena.\n\nStrassman, agora professor associado clínico de psiquiatria na Escola de Medicina da Universidade do Novo México, diz que a sobreposição dos sintomas de EQM e DMT produzidos por este estudo significa que é “ainda mais importante entender a síntese e o papel do DMT endógeno. Por enquanto, os cientistas sabem que o DMT é liberado na glândula pineal de ratos, mas eles não podem dizer com certeza se é produzido na glândula pineal de humanos.\n\n"Uma vantagem fascinante é o fato de que in vitro, ou no tubo de ensaio, a DMT é neuroprotetor em condições de baixo oxigênio", diz Strassman. "Assim, pode-se supor um cenário coerente: quando uma pessoa está morrendo, os níveis de oxigênio do cérebro caem e o DMT endógeno elevado é ativado para proteger o cérebro." Somente pesquisas futuras mostrarão se isso é verdade - e se isso significa que o DMT pode ser usado terapeuticamente. Já existem pesquisas em andamento sobre se ele pode ser usado para tratar o vício e a depressão na forma de ayahuasca.\n\n“O DMT está intimamente relacionado à psilocibina, o composto ativo dos cogumelos mágicos, que atualmente está sendo estudado por nossa equipe e por outros por seus potenciais efeitos terapêuticos para a depressão e o abuso de substâncias”, diz Timmermann. "É razoável especular que o DMT pode ter um efeito terapêutico, mas mais estudos explorando como e em quais contextos, são necessários para nos ajudar a entender essa possibilidade."\n\nAinda há muito a aprender sobre esse poderoso psicodélico e o que significa sobre o cérebro agonizante, mas o presente estudo representa um passo importante, tanto em termos da ciência quanto dos tabus que o cercam. “Trata-se de um estudo exploratório e bem conduzido, realmente interessante, sugerindo que o enfrentamento da morte é um aspecto importante da experiência psicodélica”, explica Draulio Barros de Araujo, especialista em neuroimagem e pesquisador da ayahuasca. "É realmente emocionante ver a ciência abordando rigorosamente essas questões que são predominantes em algumas tradições, mas um tabu para as sociedades modernas."\n\n_______________\n\nMatéria original, em inglês: https://www.inverse.com/article/48107-dmt-spirit-molecule-near-death-experience\n\nEstudo completo:\nhttps://www.frontiersin.org/articles/10.3389/fpsyg.2018.01424/full</text:p>
          </table:table-cell>
          <table:table-cell office:value-type="float" office:value="70" calcext:value-type="float">
            <text:p>70</text:p>
          </table:table-cell>
          <table:table-cell office:value-type="float" office:value="18" calcext:value-type="float">
            <text:p>18</text:p>
          </table:table-cell>
          <table:table-cell office:value-type="string" calcext:value-type="string">
            <text:p>2018-08-17</text:p>
          </table:table-cell>
          <table:table-cell office:value-type="string" calcext:value-type="string">
            <text:p>16:44:49+0000</text:p>
          </table:table-cell>
        </table:table-row>
        <table:table-row table:style-name="ro1">
          <table:table-cell office:value-type="float" office:value="1124" calcext:value-type="float">
            <text:p>1124</text:p>
          </table:table-cell>
          <table:table-cell office:value-type="string" calcext:value-type="string">
            <text:p>190192181593597_511104462648808</text:p>
          </table:table-cell>
          <table:table-cell office:value-type="string" calcext:value-type="string">
            <text:p>[COLABORAÇÃO]\n\nDESLIGANDO O TELEFONE. \n\nEssa comunidade é de uma riqueza de informação sem igual e de uma empatia raramente encontrada em grupos de internet. Lembro-me quando era um jovem entusiasta das drogas com meus 16 anos e comecei a aplicação prática de alterar a consciência com o uso de substâncias. Tive experiências incríveis, terríveis, catalisadoras de profundas mudanças e experiências de risadas cósmicas (obrigado cubensis). \n\nAo longo desses 15 anos de uso de substâncias fui me interessando, por motivos que não estão ligados ao uso de drogas, por práticas de yoga e de meditação. No começo foi algo bem tímido como, por exemplo, participar de aulas de yoga e entender as práticas como meros "alongamentos espirituais" para o corpo. Com o tempo a minha fome intelectual por entender melhor a mente me fez mergulhar num curto, porém intenso, processo de uso de ayahuasca como caminho para entender como são os deslocamentos da mente, por que ela me leva para onde leva e o que posso fazer pra alcançar um estado mental que me traga mais coerência entre o que sai da minha boca e o que demonstro nas minhas atitudes. Foi um processo de florescimento muito bonito e por vezes aterrorizante, porém, sumariamente necessário. \n\nCom o tempo, comecei a dar mais atenção a prática de yoga e exercícios de meditação e alguns insights começaram a surgir durante a prática e no dia a dia. Um insight em específico me chamou a atenção, a consciência de que os pensamentos que eu tinha durante a meditação eram de natureza muito similar aos aconselhamentos recebidos durante a experiência com a ayahuasca, mas que pela bebida agir como um microscópio sobre temas fundamentais para meu desenvolvimento, que existia um processo natural - facilitado pela bebida - de filtragem e análise do material que surgia em cada sessão. \n\nQuanto mais disciplina empreendia para com a meditação e outros aspectos específicos do yoga menor foi meu interesse por alterar a consciência com as substâncias externas. Naturalmente, comecei a entender que caminhar sem o uso de psicodélicos é de um valor sem tamanho uma vez que você já visualizou o "pico da montanha" e teve uma experiência de auto-realização com a bebida. \n\nDeixo essa mensagem aqui por que vou diminuir bastante a minha participação no grupo e isso não se deve a nenhum problema direto com o grupo ou os administradores (que fazem um excelente trabalho, PreParty) mas sim por um redirecionamento dos meus tópicos de interesse no momento: chegou a hora de desligar o telefone e aqui o faço publicamente por que, em certos momentos, algumas pessoas leem comentários que aqui escrevi e vem me procurar no inbox para conversar. Se isso acontecer, peço que tenham paciência por que vou continuar acessando esse perfil e dando o máximo de atenção que tiver disponível ao entrar aqui no face. \n\nÉ curioso pensar como a frase que apresento abaixo do Allan Watts me pareceu um pouco desconectada da realidade do usuário de psicodélicos para fins de auto conhecimento, mas que hoje faz total sentido dentro mim. \n\n"A experiência psicodélica é apenas um vislumbre da percepção mística genuína, mas um vislumbre que pode ser amadurecido e aprofundado pelas várias formas de meditação nas quais as drogas não são mais necessárias ou úteis. Se você receber a mensagem, desligue o telefone. Para psicodélico drogas são simplesmente instrumentos, como microscópios, telescópios e telefones.O biólogo não se senta com o olho permanentemente colado ao microscópio, ele vai embora e trabalha com o que viu."\n\nGrande abraço!</text:p>
          </table:table-cell>
          <table:table-cell office:value-type="float" office:value="289" calcext:value-type="float">
            <text:p>289</text:p>
          </table:table-cell>
          <table:table-cell office:value-type="float" office:value="81" calcext:value-type="float">
            <text:p>81</text:p>
          </table:table-cell>
          <table:table-cell office:value-type="string" calcext:value-type="string">
            <text:p>2018-08-22</text:p>
          </table:table-cell>
          <table:table-cell office:value-type="string" calcext:value-type="string">
            <text:p>02:00:54+0000</text:p>
          </table:table-cell>
        </table:table-row>
        <table:table-row table:style-name="ro1">
          <table:table-cell office:value-type="float" office:value="1418" calcext:value-type="float">
            <text:p>1418</text:p>
          </table:table-cell>
          <table:table-cell office:value-type="string" calcext:value-type="string">
            <text:p>1110238442349705_512881539137767</text:p>
          </table:table-cell>
          <table:table-cell office:value-type="string" calcext:value-type="string">
            <text:p>[COLABORAÇÃO]\nQuando vejo alguém perguntando sobre como diminuir o efeito rebote de algumas $ub$t4nci4as sempre tem alguém indicando carvão ativado para ajudar na desintoxicação, inclusive tenho amigos que fazem o uso de carvão ativado regularmente ate um ou dois dias antes do drop...dizem que “bate mais”. Gostaria de compartilhar o que eu acabei descobrindo por acaso.Na vdd é mais um alerta para as MULHERES. Lendo a bula do meu anticoncepcional(Belara),na parte de interações medicamentosas eu descobri que carvão ativado “pode afetar a absorção das $ub$t4nci4as ativas do Belara”. É autoexplicativo, né? E arriscado também. Eu nao sei como é com outros anticoncepcionais, mas é bom dar uma lida na bula p evitar surpresas rs</text:p>
          </table:table-cell>
          <table:table-cell office:value-type="float" office:value="73" calcext:value-type="float">
            <text:p>73</text:p>
          </table:table-cell>
          <table:table-cell office:value-type="float" office:value="14" calcext:value-type="float">
            <text:p>14</text:p>
          </table:table-cell>
          <table:table-cell office:value-type="string" calcext:value-type="string">
            <text:p>2018-08-23</text:p>
          </table:table-cell>
          <table:table-cell office:value-type="string" calcext:value-type="string">
            <text:p>21:51:17+0000</text:p>
          </table:table-cell>
        </table:table-row>
        <table:table-row table:style-name="ro1">
          <table:table-cell office:value-type="float" office:value="1481" calcext:value-type="float">
            <text:p>1481</text:p>
          </table:table-cell>
          <table:table-cell office:value-type="string" calcext:value-type="string">
            <text:p>229458924212591_512935015799086</text:p>
          </table:table-cell>
          <table:table-cell office:value-type="string" calcext:value-type="string">
            <text:p>[COLABORAÇÃO] Cartilhas de Substâncias\n\nCriei esse álbum pra compartilhar as cartilhas de substâncias que distribuo nos eventos que participo.\n\nSão informações mais básicas e práticas mas que muitas vezes ajudam muito. No caso do usuário necessitar de uma pesquisa maior ele vai encontrar o endereço da página.\n\nO formato impresso é do tamanho de um cartão de visita com duas abas e cabem na carteira. Se algum coletivo quiser usar, me envie uma mensagem que providencio o arquivo no formato para impressão.\n\nVou adicionando cada substância aos poucos no álbum:\n\n1 - Álcool\n2 - MDMA\n\nobs.: o facebook faz um péssima compressão de imagem diminuindo bastante a qualidade, vou deixar na descrição de cada foto um link do arquivo original com qualidade máxima.</text:p>
          </table:table-cell>
          <table:table-cell office:value-type="float" office:value="106" calcext:value-type="float">
            <text:p>106</text:p>
          </table:table-cell>
          <table:table-cell office:value-type="float" office:value="21" calcext:value-type="float">
            <text:p>21</text:p>
          </table:table-cell>
          <table:table-cell office:value-type="string" calcext:value-type="string">
            <text:p>2018-08-23</text:p>
          </table:table-cell>
          <table:table-cell office:value-type="string" calcext:value-type="string">
            <text:p>22:24:26+0000</text:p>
          </table:table-cell>
        </table:table-row>
        <table:table-row table:style-name="ro1">
          <table:table-cell office:value-type="float" office:value="373" calcext:value-type="float">
            <text:p>373</text:p>
          </table:table-cell>
          <table:table-cell office:value-type="string" calcext:value-type="string">
            <text:p>1252267704811283_515570678868853</text:p>
          </table:table-cell>
          <table:table-cell office:value-type="string" calcext:value-type="string">
            <text:p>[COLABORAÇÃO] Substância psicoativa da m4c0nh4 é detectada em 63% das amostras de leite materno mesmo após 6 dias do uso\nEstudo colheu material de 50 mães nos Estados Unidos. Uso da planta foi legalizado em vários estados do país.\n\nUm estudo publicado na revista "Pediatrics" nesta segunda-feira (27) detectou o T.H.C., principal componente psicoativo na m4c0nh4, em 63% das amostras de leite materno até seis dias após o uso por mulheres. A pesquisa foi financiada pelos Institutos Nacionais de Saúde dos Estados Unidos (em inglês, NIH) e pela Gerber Foundation.\nNos Estados Unidos, a m4c0nh4 é ilegal de acordo com a legislação federal, mas alguns estados e o distrito de Columbia permitem o uso medicinal e/ou recreacional. De acordo com pesquisa do Yahoo News em parceria com a Faculdade Marista em Poughkeepsie, em Nova York, 20% dos adultos usam a droga sem regularidade, e 14% usam com frequência.\nDe acordo com o estudo desta segunda-feira, o uso da m4c0nh4 foi documentado em mulheres grávidas e mães que amamentam. A Academia Americana de Pediatria, no entanto, não recomenda que as mulheres usem a m4c0nh4 em nenhum das duas situações.\nEsta pesquisa levou em conta esse cenário no país e buscou, segundo os autores, trazer mais dados para aprofundar as preocupação com a saúde e o desenvolvimento de bebês que são alimentados com leite materno de mães usuárias.\nCinquenta mulheres que usaram a m4c0nh4 diariamente, semanalmente ou esporadicamente – sendo a inalação o principal método de consumo – foram examinadas pelos cientistas. Foram coletadas 54 amostras de leite, sendo que em 63% delas havia o T.H.C., principal componente psicoativo na droga, até seis dias após o uso da planta.\n"Os pediatras são frequentemente colocados em uma situação desafiadora quando uma mãe que amamenta pergunta sobre a segurança de usar a m4c0nh4. Não temos dados publicados que sejam fortes para aconselhar contra o consumo" disse Christina Chambers, principal autora do estudo e professora da Universidade da Califórnia, em San Diego.\nOs canabinóides – compostos ativos da m4c0nh4, como o T.H.C. - têm uma preferência por fazer ligações com moléculas de gordura, abundantes no leite materno. Esse é um dos fatos que levantou a preocupação com o uso durante a amamentação.\n\nFONTES: https://g1.globo.com/ciencia-e-saude/noticia/2018/08/27/substancia-psicoativa-da-maconha-e-detectada-em-63-das-amostras-de-leite-materno-mesmo-apos-6-dias-do-uso.ghtml\n\nhttp://pediatrics.aappublications.org/content/early/2018/08/23/peds.2018-1921 (em inglês)\n\nhttp://pediatrics.aappublications.org/content/early/2018/08/23/peds.2018-1889 (em inglês)\n\nhttp://pediatrics.aappublications.org/content/early/2018/08/23/peds.2018-1076 (em inglês)</text:p>
          </table:table-cell>
          <table:table-cell office:value-type="float" office:value="50" calcext:value-type="float">
            <text:p>50</text:p>
          </table:table-cell>
          <table:table-cell office:value-type="float" office:value="13" calcext:value-type="float">
            <text:p>13</text:p>
          </table:table-cell>
          <table:table-cell office:value-type="string" calcext:value-type="string">
            <text:p>2018-08-27</text:p>
          </table:table-cell>
          <table:table-cell office:value-type="string" calcext:value-type="string">
            <text:p>22:05:41+0000</text:p>
          </table:table-cell>
        </table:table-row>
        <table:table-row table:style-name="ro1">
          <table:table-cell office:value-type="float" office:value="830" calcext:value-type="float">
            <text:p>830</text:p>
          </table:table-cell>
          <table:table-cell office:value-type="string" calcext:value-type="string">
            <text:p>229458924212591_515804415512146</text:p>
          </table:table-cell>
          <table:table-cell office:value-type="string" calcext:value-type="string">
            <text:p>[COLABORAÇÃO] O PROBLEMA DA SOB-MEDICALIZAÇÃO DOS PSICODÉLICOS:\n\nTexto interessantíssimo do Ben Sessa.\n\nBen é consultor psiquiatra em dependência e pesquisador sênior nas universidades de Bristol, Cardiff e Imperial College London, onde atualmente dedica um tempo de prática médica clínica a se tornar PhD em Psicoterapia com M.D.M.A.\n\nOs interesses conjuntos do Dr. Sessa em psicoterapia, farmacologia e trauma o levaram a pesquisar o assunto da psicoterapia com psicodélicos. Ele é o autor de dois livros que exploram a medicina psicodélica; The Renaissance Psicodélico (2012) e To Fathom Hell ou Soar Angelic (2015) e atualmente está realizando pesquisas estudando o papel potencial da terapia assistida por M.D.M.A para o tratamento de TEPT e síndrome de dependência de álcool. Sessa é sincero no lobby por mudanças no sistema atual, pelo qual as drogas são classificadas no Reino Unido, acreditando que uma política de regulação mais progressiva reduziria os danos do uso de drogas recreativas. \n\nBom, atualmente os principais psicodélicos promissores para serem usados oficialmente na terapia são o M.D.M.A e os Cogumelos pois eles já estão passando oficialmente pelos testes necessários com a FDA (o M.D.M.A já está na última fase o os cogumelos na primeira). E como tudo nas redes sociais gera "treta", Ben resolver dar um pouco do seu tempo pra responder os "haters" que acusavam a Multidisciplinary Association for Psychedelic Studies (MAPS) (que tem feito os testes com o M.D.M.A) e a Compass (que tem feito com os cogumelos) de estarem sendo vendidas para o sistema e a "Big Pharma". Enfim, o texto é ótimo e vale a pena pra quem se interessa pelo assunto:\n\n"Muitas pessoas estão expressando preocupação com o fato de os psicodélicos serem excessivamente medicalizados, corporificados e tomados pela Big Pharma. Na minha opinião, eles podem ter perdido o ponto.\n\nE suas preocupações de que a MAPS e a Compass, de alguma forma, tornam os psicodélicos exclusivos demais, são infundadas. Na verdade, ao medicalizar os psicodélicos, estamos reduzindo a absurda exclusividade do atual "sistema underground" e, na verdade, aumentando a acessibilidade aos psicodélicos para muito mais pessoas.\n\nO tema do desenvolvimento de medicamentos, regulação de medicamentos e indústria farmacêutica é complexo. Como tudo neste mundo idiota de mídia social, é improvável que alguém entenda completamente a questão simplesmente por ter lido alguns memes. \nA verdade é que o modo como a MAPS e a Compass estão conseguindo obter essas substâncias licenciadas para acessibilidade global em larga escala é precisamente o mesmo que a indústria farmacêutica opera.\n\nAlgumas verdades:\n\n1. Custa até 100 milhões de libras esterlinas para trazer um novo medicamento da farmácia para o receituário do médico. Isso inclui todos os estudos de Fase 1, 2 e 3.\n\n2. Até o momento, 99,99% de todo o desenvolvimento de medicamentos vem da indústria farmacêutica.\n\n3. A indústria farmacêutica é imensamente rica. Eles não ligam de investir 30 milhões de libras num novo produto na esperança de que, se um deles surgir como um trunfo e se tornar o próximo Prozac, eles obterão seus custos de P&amp;D e farão bilhões em lucros. Isso porque a maioria dos novos medicamentos psiquiátricos são projetados como remédios de manutenção de longo prazo - para pacientes que tomam todos os dias durante décadas. É muito dinheiro.\n\n4. Psicodélicos não são drogas de manutenção. Quem gasta os milhões necessários para desenvolvê-los em medicina não vai fazer milhões em lucros. Haverá alguns lucros, mas a própria natureza da forma como os psicodélicos e o M.D.M.A são usados clinicamente, com a frequência relativamente baixa de prescrição, significa que os lucros nunca serão uma soma vasta. Lembre-se disso: Duas doses, então é isso - paciente curada. Este é um paradigma totalmente novo para a prescrição psiquiátrica. A indústria farmacêutica odeia isso.\n\n5. A MAPS demorou 30 anos para chegar a esse ponto precisamente porque não é uma empresa farmacêutica. Eles tiveram que levantar o dinheiro (100 milhões de euros) com investidores, doações e vendas. Esta tem sido uma tarefa hercúlea e Rick Doblin merece grande elogio por seu trabalho. E para todos que se queixam de algumas de suas escolhas de financiadores, digam como você teria feito melhor.\n\n6. Algumas pessoas ficam perplexas com o custo (‘Good Manufacturing Practice’ - GPM) de produzir M.D.M.A e psilocibina - e estão fazendo declarações no facebook culpando a “Big Pharma” por esses custos. Isso é risível. É precisamente porque a MAPS e a Compass NÃO são grandes farmacêuticas que os custos da GMP são tão grandes. A Big Pharma não tem nada a ver com os altos custos dos medicamentos GMP. É a MHRA que insiste em medicamentos de qualidade GMP. \n\n7. Para produzir remédio com qualidade GMP suficiente para satisfazer a MHRA, o produto deve ser pelo menos 99,98% puro e ser feito em um laboratório especial com padrões especiais; acessórios de vidro são jogados fora após cada cristalização. Os rendimentos são pequenos. A maioria dos laboratórios de produtos GMP faz isso para a indústria farmacêutica, produzindo medicamentos como antibióticos e antidepressivos em toneladas. Quando a MAPS pede a uma empresa química para fazer um mero quilo de M.D.M.A para seus estudos, isso é uma grande dor para os químicos, que não consideram uma quantidade tão pequena de um projeto de P&amp;D interessante sem previsões de lucro. É muito caro fabricar uma quantidade tão pequena de produto em um laboratório projetado para produzir medicamentos em toneladas.\n\n8. Primeiro, o produto deve ser fabricado a partir de material precursor, que é um composto de programação 1. Isso é muito caro. Múltiplos ciclos de cristalização são necessários para levar o produto aos níveis de pureza exigidos pela MHRA. Os rendimentos caem a cada vez.\n\n9. Em seguida, o produto tem que ir para estudos de validação (£ 25k) e teste de estabilidade (£ 15k).\n\n10. Jogue em cima disso os custos das aprovações do Home Office - onde uma licença do cronograma 1 é necessária em todos os sites associados ao processo. São cerca de £ 5k por site e cerca de seis sites estão envolvidos. Depois, há os custos de encapsulamento (£ 8k) e os custos de transporte (£ 1k +), custos de armazenamento, custos de dispensação de farmácia (cerca de £ 8k / ano). O dinheiro logo aumenta. \n\n11. Nenhum destes custos tem nada a ver com a Big Pharma. Muito pelo contrário. Então, para aqueles de vocês dizendo coisas como: “Isso é loucura, você pode simplesmente pegar cogumelos que crescem na floresta. Big Pharma! ”, Pense novamente. De fato, é precisamente porque a MAPS NÃO é a Big Pharma que os custos são tão altos. Ironicamente, se a Big Pharma estivesse produzindo esses compostos para pesquisa, os custos seriam muito menores. Em vez disso, a MAPS precisa atender a esses custos por meio da captação de recursos. \n\nSe quisermos que esses remédios sejam desenvolvidos para nossos pacientes dignos, eles devem seguir os mesmos padrões de exigência que todos os outros remédios prescritos devem cumprir. Eles devem ser rigidamente regulados. Eles devem ser submetidos a revisão contínua. Eles devem ser prescritos de forma padronizada por clínicos registrados usando protocolos padronizados. \n\nUma vez licenciados pela FDA e pela EMA, os novos medicamentos permanecem em um longo período de estágio, que pode ser facilmente revogado se esses padrões exigentes não forem seguidos.\n\nA MAPS e a Compass estão certas em proteger esses protocolos. O M.D.M.A e a psilocibina nunca serão medicamentos pra levar pra casa; distribuído para qualquer um usar com seus próprios protocolos internos (ou nenhum protocolo). Este não é um exemplo de monopolização exclusiva de psicodélicos. Pelo contrário, é o atual "sistema" de terapias psicodélicas subterrâneas que é exclusivo. Em vez disso, ao medicalizar os psicodélicos, estamos ampliando a acessibilidade.\n\nProduzir protocolos registrados e trabalhar dentro de um sistema formal é essencial, com a sagaz salvaguarda das terapias psicodélicas, a fim de evitar que todos esses anos de meticuloso desenvolvimento de medicamentos entrem em colapso dentro de sua primeira década de uso inescrupuloso e não regulamentado. Nossos valiosos pacientes não podem se dar ao luxo de ter esses novos remédios arrancados pela FDA e EMA porque alguns "curandeiros" não entendem ou não querem trabalhar dentro das diretrizes de práticas regulamentadas.\n\nNo futuro, centenas de milhares de pacientes poderão ter acesso a terapias psicodélicas com seus médicos, sabendo que eles não estão infringindo a lei e garantiram que as terapias que estão recebendo estão sendo ministradas por pessoas que são registradas por órgãos regulamentados com treinamento apropriado, cuja prática é supervisionado e examinado. Se você realmente entender e venerar o poder maravilhoso desses remédios para curar - e realmente cuidar do sofrimento de centenas de milhares de pessoas vulneráveis que sofrem com condições de saúde psiquiátrica intratáveis que poderiam se beneficiar deles - então você verá que este modelo está longe melhor do que o atual 'sistema' servindo a alguns ricos ocidentais brancos que podem viajar para o Peru ou aqueles que estão preparados para violar a lei e se colocar nas mãos de 'curandeiros' que praticam sem qualquer treinamento formal, supervisão ou regulamento.\n\nO uso indígena de psicodélicos é valioso e pode informar como desenvolvemos terapias psicodélicas formais para as massas; sempre fez. Mas se quisermos que esses remédios se tornem disponíveis para as centenas de milhares de pessoas que precisam deles, temos que sair da caixa. Aos olhos da FDA e da EMA, os psicodélicos não são mais "especiais" do que a aspirina. Para as pessoas da comunidade psicodélica que gostam de considerá-las "especiais", isso inclui mantê-las "especialmente" ilegais? Na minha opinião, este é um aspecto de "especialidade" que precisa terminar. Isso significa torná-los "não-especialistas" normais em conformidade com as autoridades reguladoras.\n\nO desenvolvimento de medicamentos é complexo e envolve necessariamente o trabalho dentro e não fora do sistema. As drogas são boas demais para ficar somente na selva ou nos caros yurts de configurações exclusivas de psiconautas trustafarianos. Muitas pessoas que não conseguem acessar esses lugares precisam desses medicamentos.\n\nNão vamos estragar isso só porque algumas pessoas invejosas não se preocuparam em estudar as realidades do desenvolvimento de drogas, mas preferem soltar suas opiniões mal informadas sobre o assunto no facebook."\n\nFonte: https://www.facebook.com/drbensessa/posts/10160677778165263</text:p>
          </table:table-cell>
          <table:table-cell office:value-type="float" office:value="66" calcext:value-type="float">
            <text:p>66</text:p>
          </table:table-cell>
          <table:table-cell office:value-type="float" office:value="7" calcext:value-type="float">
            <text:p>7</text:p>
          </table:table-cell>
          <table:table-cell office:value-type="string" calcext:value-type="string">
            <text:p>2018-08-28</text:p>
          </table:table-cell>
          <table:table-cell office:value-type="string" calcext:value-type="string">
            <text:p>00:23:49+0000</text:p>
          </table:table-cell>
        </table:table-row>
        <table:table-row table:style-name="ro1">
          <table:table-cell office:value-type="float" office:value="681" calcext:value-type="float">
            <text:p>681</text:p>
          </table:table-cell>
          <table:table-cell office:value-type="string" calcext:value-type="string">
            <text:p>229458924212591_516706588755262</text:p>
          </table:table-cell>
          <table:table-cell office:value-type="string" calcext:value-type="string">
            <text:p>[COLABORAÇÃO] STANISLAV GROF SOBRE O LSD #2\n\nBela passagem do livro “LSD: A Pesquisa Psicodélica Inovadora nos Reinos do Inconsciente Humano”\n\n“O questionamento se o L.S.D é um medicamento fenomenal ou uma droga maldita faz tanto sentido quanto fazer uma pergunta semelhante sobre uma faca - é um instrumento perigoso ou uma ferramenta muito útil? Naturalmente, receberemos uma opinião muito diferente de um cirurgião, que baseia seu julgamento em operações bem sucedidas realizadas com uma faca, e do chefe de polícia, que investiga assassinatos cometidos com facas em becos da cidade de Nova York. Uma dona de casa veria a faca principalmente como uma ferramenta de cozinha útil e um artista a empregaria na esculturas de madeira ou xilogravuras. Não faria muito sentido julgar a utilidade e os perigos de uma faca observando as crianças que brincam com ela sem a maturidade e habilidade adequadas. Da mesma forma, a imagem do L.S.D vai variar, dependendo de nos concentrarmos nos resultados do uso clínico ou espontâneo responsável, auto-experimentação em massa, ingênua e descuidada da geração jovem ou experimentos deliberadamente destrutivos do Exército ou da CIA.”\n\nStanislav Grof é um psiquiatra checo que desenvolveu nos Estados Unidos pesquisas sobre os estados alterados de consciência (EAC), através de experiências com o L.S.D, como meio de atingir esses estados. Segundo o médico, quando pacientes atingiam outros estados de consciência, emergia-se o subconsciente de maneira intensa, importante para a recuperação da saúde mental, visto que experiências traumáticas e demais bagagens emocionais desfavoráveis poderiam ser trabalhadas de forma mais incisiva e direta. Ao término de sua experiência pessoal com o composto químico, o paciente era capaz de ter uma complexa cadeia de novas compreensões pessoais, "insights", que ajudavam na sua recuperação. Mais tarde desenvolveu uma técnica chamada Respiração Holotrópica, através da qual é possível atingir estados de consciência semelhantes através da hiperventilação, como alternativa ao uso clínico do L.S.D, tornado ilegal.\n\nAlbert Hofmann disse: “Se eu sou o pai do LSD, Grof é o padrinho que cuidou da minha criança maravilhosa num momento difícil.”\n\nComo eu sei que muitos tem preguiça de ler os textos completos que temos aqui, comecei a separar alguns trechos para despertar a curiosidade para que leiam os artigos completos.\n\nSTANISLAV GROF SOBRE O L.S.D #1\nhttps://www.facebook.com/groups/320137168412206/permalink/397487680677154/\n\nOutras recomendações:\n\nVALOR HEURÍSTICO DA PESQUISA DO L.S.D\nhttps://www.facebook.com/groups/320137168412206/permalink/353167291775860/\n\nSTANISLAV GROF ENTREVISTA ALBERT HOFMANN:\nhttps://www.facebook.com/groups/320137168412206/permalink/337047090054547/\n\nRESPIRAÇÃO HOLOTRÓPICA:\nhttps://www.facebook.com/groups/320137168412206/permalink/337307290028527/</text:p>
          </table:table-cell>
          <table:table-cell office:value-type="float" office:value="85" calcext:value-type="float">
            <text:p>85</text:p>
          </table:table-cell>
          <table:table-cell office:value-type="float" office:value="23" calcext:value-type="float">
            <text:p>23</text:p>
          </table:table-cell>
          <table:table-cell office:value-type="string" calcext:value-type="string">
            <text:p>2018-08-29</text:p>
          </table:table-cell>
          <table:table-cell office:value-type="string" calcext:value-type="string">
            <text:p>15:52:24+0000</text:p>
          </table:table-cell>
        </table:table-row>
        <table:table-row table:style-name="ro1">
          <table:table-cell office:value-type="float" office:value="1760" calcext:value-type="float">
            <text:p>1760</text:p>
          </table:table-cell>
          <table:table-cell office:value-type="string" calcext:value-type="string">
            <text:p>229458924212591_517190485373539</text:p>
          </table:table-cell>
          <table:table-cell office:value-type="string" calcext:value-type="string">
            <text:p>[COLABORAÇÃO] CIENTISTAS ESTÃO COMEÇANDO A TESTAR AS ALEGAÇÕES SOBRE MICRODOSAGEM\n\nTexto interessante do STAT, republicado pelo Scientific American que nos dá um patamar atual sobre um tema que interessa a cada vez mais curiosos: Microdose de psicodélicos.\n\n“Dennis não tem como objetivo ver a face de Deus, sentir-se unido com o cosmos, compreender a realidade oculta do tempo e do espaço ou embarcar em uma jornada sagrada . O que o designer gráfico, produtor e rapper holandês (sob o nome profissional de Terilekst) quer - e recebe - de suas microdoses de psilocibina (ingrediente ativo dos cogumelos mágicos) duas vezes por semana é mais modesto.\n\n"Isso aguça todos os meus sentidos, como se as frequências de todos os átomos e campos de energia aumentassem um pouco e estivessem sendo um pouco mais conscientes", disse ele, que ele usou a psilocibina pela primeira vez há três anos. Isso faz com que ele seja enérgico o suficiente para deixar de tomar café. “Se eu me distraio, estou muito ciente disso, como se estivesse me vendo do ponto de vista de um pássaro, e eu posso me corrigir muito rapidamente.” Mas ele diz que é cuidadoso para não tomar mais que 0,4 gramas, porque 0,5 o deixou “um pouco alegre e um pouco filosófico”, o que nem sempre é apropriado.\n\nMicrodose envolve tomar cerca de um décimo da dose "de viagem" de uma droga psicodélica, uma quantidade muito pequena para provocar alucinações, mas o suficiente, dizem os seus defensores, para aguçar a mente. Os praticantes do método – milhares deles – relatam que os cogumelos podem aumentar a criatividade, acalmar a ansiedade, diminuir a necessidade de cafeína e reduzir a depressão. Há evidências suficientes de que as doses comuns (macro doses) podem ter esse efeito, já que na última semana, a Compass Pathways recebeu a aprovação da FDA para um ensaio clínico de fase 2B de psilocibina [1] para depressão resistente ao tratamento. Mas a pesquisa em microdoses é mínima.\n\nNos quase 10 anos desde que James Fadiman, psicólogo e pesquisador de psicodélicos, introduziu a noção de microdosagem e desenvolveu um protocolo [2] amplamente seguido, e três anos depois das microdoses se tornarem o mais recente “hack de produtividade” [3] do Vale do Silício, todas as evidências sobre seus efeitos ainda são anedóticas. A psilocibina é ilegal em quase todo mundo, então tem sido quase impossível estudar cientificamente. Isso está mudando, no entanto, à medida que a Holanda e outros países efetivamente a descriminalizam e cientistas obtem permissão do governo para estudá-la.\n\nO interesse científico é impulsionado, em parte, por numerosos relatos ao longo dos anos de que a psilocibina pode ter efeitos antidepressivos ou ansiolíticos que podem guiar o desenvolvimento de melhores drogas psiquiátricas, mas também para ver se existe alguma base para os relatos anedóticas. Agora, no primeiro estudo [4] desse tipo, cientistas na Holanda descobriram que os microdoses de psilocibina não têm nenhum efeito perceptível na capacidade de resolver problemas, raciocínio racional e raciocínio abstrato, chamado de inteligência fluida. Mas parecem melhorar duas formas de pensamento que fundamentam a criatividade.\n\n"O desempenho foi significativamente maior" em testes de pensamento convergente e divergente, disse o psicólogo Bernhard Hommel, da Universidade de Leiden, na Holanda, que liderou o estudo. O pensamento convergente é a capacidade de se concentrar em conceitos abstratos para identificar uma solução única para um problema bem definido. O pensamento divergente exige incursões mentais sinuosas e flexibilidade mental. Os psicólogos consideram ambos como ingredientes da criatividade.\n\nQualquer que seja a dose, a psilocibina (O-fosforil-4-hidroxi-N, N-dimetiltriptamina) conecta-se a receptores para o neurotransmissor serotonina. O córtex está repleto desses receptores 5-HT2A, especialmente em áreas que controlam reflexão, imaginação e introspecção, mas “se há uma dose mínima de psilocibina necessária para ativá-los é uma questão empírica que tentamos abordar, Hommel disse.\n\nPara fazer isso, ele e seus colegas se concentraram nos efeitos que muitos usuários relatam: criatividade, solução de problemas e a “flexibilidade cognitiva” considerada crucial para ambos. Luisa Prochazkova, de Leiden, assumiu a liderança convidando membros da Sociedade Psicodélica dos Países Baixos para participar do estudo.\nAntes da microdose, os 38 voluntários realizaram três testes psicológicos padrão, dois relacionados à resolução criativa de problemas e um à avaliação da inteligência fluida. Os cientistas fizeram análises químicas das amostras de cogumelos para determinar a quantidade de psilocibina que elas continham. Como uma dose comum é de cerca de 3 gramas de cogumelos secos, um microdose gira em torno de 0,33 gramas. Os participantes tiveram uma média de 0,37 gramas, que pode ser tomada com alimentos ou acondicionada em cápsulas de gel para facilitar a deglutição.\nCerca de 90 minutos após a microdose, os participantes realizaram novamente os três testes.\nNa Tarefa de conceito de imagem, eles viram três linhas de três figuras e tiveram que escolher três - uma de cada linha - relacionadas. Isso requer convergir para a solução correta, como perceber que uma banheira, uma pia e uma mangueira têm algo a ver com a água. O cérebro deve se concentrar, pesar alternativas e rejeitar as erradas.\nNa “Tarefa de Usos Alternativos”, os microdosadores tinham cinco minutos para pensar em maneiras de usar uma caneta (traqueotomia? Tala de dedo?) ou uma toalha. Isso mede o pensamento divergente, para afastar os pensamentos da escrita, por exemplo, no caso da caneta.\n\nOs sujeitos também fizeram um teste de “matrizes progressivas”: em blocos de padrões de dois por dois ou três por três, com o inferior direito faltando, eles tiveram que escolher qual das seis possibilidades pertencia ao quadrado em branco - uma tarefa que requer inteligência fluida.\nOs cientistas não encontraram diferenças pós-microdose no teste de inteligência fluida. Mas o desempenho no teste de conceito de imagem foi significativamente maior (uma pontuação média de 7,6) do que antes (6,6). Isso sugeriu uma melhoria no elemento de pensamento convergente da criatividade.\n\nOs microdosadores também apresentaram significativamente mais usos para canetas e toalhas, 16,7 contra 14,7. Isso sugere que uma microse de psilocibina "permitiu aos participantes criar soluções alternativas mais inovadoras para um problema", escreveram os cientistas. Em conjunto, os três achados sugerem um efeito específico da microdose de psilocibina na criatividade, mas não na inteligência fluida.\n\nPara Denis, um microdose de psilocibina faz com que suas sessões de brainstorming musicais produzam “mais conceitos, idéias e soluções”, disse ele, em parte porque permite “entender melhor e visualizar os conceitos de outras pessoas”. Em seu trabalho de design e ilustração, produz um “fluxo mais natural de desenho de linha” e permite que ele “veja mais possibilidades em como as coisas podem ser”. Em sua música, ele permite “analisar melhor todos os diferentes instrumentos” e saber, por exemplo, se aumentava ou diminuia um efeito de reverberação.\n\nMas o estudo holandês, que foi publicado em um site pré-impresso e não foi submetido a revisão, tem várias ressalvas. Por um lado, ter visto um teste antes pode tornar as pessoas melhores ao fazer ele novamente. Mais problemático, o estudo não tinha um grupo de controle de pessoas que tomavam algo além da psilocibina. Isso deixa em aberto a possibilidade de que não foi o composto que melhorou algumas formas de pensamento, mas a expectativa de que isso seria feito. Talvez as pessoas que tomaram microdose acreditem em seus benefícios o suficiente para tornar essas expectativas realidade.\n\nPor outro lado, os resultados se encaixam com outro novo estudo [5] da psilocibina. Neste, cientistas liderados pela neurocientista computacional Joana Cabral, da Universidade de Oxford, usaram exames de ressonância magnética funcional para estudar a atividade cerebral de nove pessoas que se ofereceram para receber injeções de 2 miligramas de psilocibina (doses indutoras de viagem). A substância química mudou a conectividade funcional de várias regiões cerebrais, de modo que a atividade em uma se tornou sincronizada com a outra. Em particular, as regiões frontoparietais racionais, lógicas e bem-comportadas tornaram-se “fortemente desestabilizadas”, relataram os cientistas, fundindo-se com atividade em regiões emocionais e outras regiões para produzir “consciência irrestrita”, “mente vaga” e uma sensação de que tudo está conectado.\n\nAs descobertas do estudo sobre microdoses também se encaixam em muitos relatos anedóticos. Um estudante universitário que é membro da comunidade de microdosagem de Portland, Oregon, disse que, embora ele não usa microdose de psilocibina com a finalidade expressa de aumentar a criatividade ou foco, ele descobriu que "as coisas parecem ter se acalmado, em termos. “Eu ainda posso me distrair”, disse Alex, 38 anos, que pediu para não ser mais identificado porque a droga é ilegal nos EUA. Mas “se eu quiser fazer alguma coisa, então eu tenho mais facilidade com isso porque eu não estou sendo atropelado por meus pensamentos ”, acrescentou.\n\nCom o afrouxamento das restrições legais, provavelmente haverá estudos mais rigorosos sobre a psilocibina em microdose. “Estudos científicos podem legitimar os benefícios alegados”, disse Will Burns, CEO da Ideasicle [6], com sede em Wenham, Massachusetts, que desenvolve ideias de branding e marketing. Ele não usa microdose, mas pediu pesquisas [7] sobre seus efeitos, incluindo a melhoria da produtividade e criatividade. "Agora, estamos nadando em um mundo empírico e quase ninguém levou isso a sério", disse ele. “Precisamos de estudos científicos.”\n________________________\n\nFonte:\nhttps://www.scientificamerican.com/article/scientists-are-starting-to-test-claims-about-microdosing/\n________________________\n\nRecomendações de outros posts sobre microdose aqui no grupo:\n\nMICRODOSE: DROGA DA INTELIGÊNCIA OU PLACEBO?\nhttps://www.facebook.com/prepartykit/photos/gm.360125557746700/299443637214119/?type=3&amp;theater&amp;ifg=1\n\nMICRODOSE: TUTORIAL\nhttps://www.facebook.com/prepartykit/photos/gm.349283848830871/282379702253846/?type=3&amp;theater&amp;ifg=1\n________________________\n\nReferências:\n\n[1] - https://www.facebook.com/prepartykit/photos/g.320137168412206/470750476750100/?type=1&amp;theater&amp;ifg=1\n\n[2] - https://sites.google.com/view/microdosingpsychedelics/home\n\n[3] - https://www.forbes.com/sites/robertglatter/2015/11/27/lsd-microdosing-the-new-job-enhancer-in-silicon-valley-and-beyond/#8ece3fe188a8\n\n[4] - https://www.biorxiv.org/content/early/2018/08/11/384412\n\n[5] - https://www.biorxiv.org/content/early/2018/07/25/376491\n\n[6] - http://www.ideasicle.com/\n\n[7] - https://www.forbes.com/sites/willburns/2015/11/29/lsd-microdosing-deserves-more-serious-research/#6824b00d656d</text:p>
          </table:table-cell>
          <table:table-cell office:value-type="float" office:value="45" calcext:value-type="float">
            <text:p>45</text:p>
          </table:table-cell>
          <table:table-cell office:value-type="float" office:value="10" calcext:value-type="float">
            <text:p>10</text:p>
          </table:table-cell>
          <table:table-cell office:value-type="string" calcext:value-type="string">
            <text:p>2018-08-30</text:p>
          </table:table-cell>
          <table:table-cell office:value-type="string" calcext:value-type="string">
            <text:p>15:17:25+0000</text:p>
          </table:table-cell>
        </table:table-row>
        <table:table-row table:style-name="ro1">
          <table:table-cell office:value-type="float" office:value="1070" calcext:value-type="float">
            <text:p>1070</text:p>
          </table:table-cell>
          <table:table-cell office:value-type="string" calcext:value-type="string">
            <text:p>140665063189702_517799461979308</text:p>
          </table:table-cell>
          <table:table-cell office:value-type="string" calcext:value-type="string">
            <text:p>[COLABORAÇÃO] 31 DE AGOSTO - DIA INTERNACIONAL DE CONSCIENTIZAÇÃO SOBRE OVERDOSE\n\nO que é uma overdose?\n\nUma overdose significa ter mais de uma droga (ou combinação de drogas) do que seu corpo pode suportar. Há uma série de sinais e sintomas que mostram que alguém teve uma overdose, e estes diferem com o tipo de droga usada. Todas as drogas podem causar uma overdose, incluindo medicamentos prescritos por um médico. É importante saber a quantidade certa e o momento certo para tomar sua medicação. Também é vital saber quais medicamentos não devem ser misturados e procurar ajuda se você sentir que não está no controle do seu uso de drogas.\n\nDepressores e Opioides:\n\nUm depressor é uma droga que retarda as atividades vitais do corpo, incluindo a respiração e a freqüência cardíaca. Depressores também podem ser conhecidos como sedativos. \nOpioides (como heroína e opioides farmacêuticos como Endone), benzodiazepínicos (como Xanax ou Valium), barbitúricos e álcool retardam o sistema nervoso central para produzir um efeito calmante. Essas substâncias são prescritas para aliviar a dor, ajudá-lo a dormir ou, no caso do álcool, usadas recreacionalmente. No entanto, quando tomados em quantidades excessivas ou em combinação, eles podem diminuir as funções normais, como a respiração e a freqüência cardíaca, até que a respiração e o coração eventualmente parem, resultando em morte.\n\nÁlcool\nGeralmente as pessoas não pensam automaticamente em álcool quando pensam em overdose, mas o álcool é depressivo e é possível ter overdose. O envenenamento agudo pelo álcool, que geralmente é resultado do consumo excessivo de álcool, é um exemplo.\n\nSe você ingerir uma grande quantidade de álcool rapidamente, o nível de álcool na corrente sanguínea pode se tornar perigosamente alto. Isso pode impedir que seu corpo funcione corretamente. Em casos extremos, o envenenamento por álcool pode impedi-lo de respirar, parar seu coração ou fazer com que você se engasgue com seu próprio vômito.\n\nEstimulantes\nA superdosagem de estimulantes como ecstasy, anfetaminas e metanfetamina aumenta o risco de ataque cardíaco, derrame, convulsão ou episódios psicóticos.\n\nDano Cerebral Permanente e Overdose\nTodo abuso de drogas pode levar a lesões cerebrais. A lesão cerebral hipóxica, que é causada pela falta de oxigênio no cérebro, é uma consequência subnotificada de superdosagem. Isso pode levar ao coma, convulsões e morte. As consequências a longo prazo da hipoxia dependem de quanto tempo o cérebro está sem um suprimento adequado de oxigênio. Quanto mais tempo a pessoa não estiver respirando, mais danos estarão sendo causados ao cérebro.\n\nUma lesão cerebral pode resultar em comprometimento leve a grave de:\n\nMovimento, equilíbrio e coordenação.\nSentidos como audição ou visão.\nComunicação falada e escrita.\nPensamento, concentração e memória.\nEm casos graves, lesões cerebrais de overdoses podem deixar as pessoas em estado vegetativo.\n\nTolerância e meia-vida:\nSe alguém usa uma droga regularmente, desenvolve uma tolerância a ela. Isso significa que eles precisam usar mais a droga para obter o mesmo efeito. Assim como uma pessoa pode desenvolver tolerância, eles também podem perdê-la se não usarem uma droga por um tempo. Quando as pessoas tomam a quantidade habitual de drogas depois de um intervalo de uso, pode ser demais para o seu corpo lidar com isso e isso pode levar a uma overdose. É por isso que períodos de abstinência do uso de drogas, como após a libertação da prisão e após um período de desintoxicação e / ou reabilitação, são fatores de risco para overdose.\n\n“Meia-vida” refere-se ao tempo que uma droga leva para diminuir a metade da força de sua dose original. Alguns medicamentos, como alguns benzodiazepínicos, têm uma meia-vida longa. Uma pessoa que tenha usado ainda pode ter o suficiente em seu sistema no dia seguinte para overdose se ele usar mais. A meia-vida do Diazepam (Valium) é de cerca de 24 horas, portanto, se você tomou 20 miligramas ontem, ainda teria aproximadamente 10 miligramas de Diazepam em seu sistema hoje. Se você fosse usar um opiáceo como morfina ou heroína, você teria um risco maior de overdose.m.\n\nPrimeiros Socorros para Overdose de Drogas\nUma variedade de sinais e sintomas pode ocorrer quando uma pessoa tem uma overdose e todos respondem de maneira diferente. Sinais e sintomas dependem de uma variedade de fatores, incluindo qual medicamento é tomado, a quantidade tomada e o estado de saúde da pessoa no momento.\n\nUma overdose é uma emergência médica que requer atenção médica imediata. Sempre chame uma ambulância se você suspeitar que alguém teve uma overdose.\n\nQuando chamar uma ambulância\n\nAs pessoas muitas vezes relutam em chamar uma ambulância por medo de envolvimento da polícia ou preocupação com o custo de uma chamada. No entanto, você deve sempre chamar uma ambulância se suspeitar que alguém está em risco de overdose. Em muitos lugares, a polícia só vai atender se houver um fatalidade ou outras circunstâncias que justificam a participação da polícia, como, por exemplo, uma ameaça para a equipe da ambulância. Pedir ajuda de emergência não é apenas para quando alguém está inconsciente. Você também deve procurar ajuda de emergência quando alguém está: \n\nTendo uma convulsão.\nDor de cabeça severa.\nDor no peito.\nDificuldades respiratórias.\nExtremamente paranóico, agitado e / ou confuso.\n\nNão é necessário que alguém tenha todos estes sinais ou sintomas para ser uma overdose. Exibindo um ou dois ainda poderia significar que eles estão em apuros e precisam de ajuda de emergência.\n\nNão ignorar ronco e gargarejo.\n\nIsso indicar que uma pessoa está tendo dificuldade para respirar. Com o uso de substâncias, especialmente substâncias que retardam os sistemas do corpo (por exemplo: benzodiazepínicos, opioides, GHB), o ronco pode indicar uma obstrução grave e potencialmente fatal da via aérea. No contexto do uso de substâncias, o ronco não é algo que deva ser visto como “normal”. Não deixe alguém "dormir" se estiver roncando; isso pode ser um sinal de emergência significativa e potencialmente fatal. Você deve tentar acordá-los imediatamente. Se eles acordarem, o ronco (obstrução das vias aéreas) será resolvido. Se eles não acordarem, chame os serviços de emergência e peça uma ambulância. Siga as instruções do operador (você provavelmente será solicitado a rolar a pessoa que para o lado e abrir a boca para maximizar o fluxo de ar). Naloxona (também conhecida como Narcan®) é a droga usada pelos paramédicos para reviver pessoas que tiveram uma overdose de opiáceos. Naloxona pode causar sintomas de abstinência e um forte desejo de tomar mais da droga que levou à overdose. Qualquer um que tenha sido revivido usando naloxona deve entender os riscos envolvidos em tomar mais drogas depois. Tomar mais medicamentos depois de ser administrado naloxona pode resultar em uma segunda overdose. Isso ocorre porque a meia-vida da naloxona (60 a 90 minutos) é consideravelmente menor que a da heroína e da morfina. Drogas como a metadona e os opioides de liberação sustentada, como a oxicodona (nome comercial do OxyContin), liberam doses da droga lentamente por mais de 12 horas ou mais. Assim, o efeito da naloxona se desgastará muito antes que essas drogas deixem o sistema de uma pessoa.\n\nFonte:\nhttps://www.overdoseday.com</text:p>
          </table:table-cell>
          <table:table-cell office:value-type="float" office:value="164" calcext:value-type="float">
            <text:p>164</text:p>
          </table:table-cell>
          <table:table-cell office:value-type="float" office:value="44" calcext:value-type="float">
            <text:p>44</text:p>
          </table:table-cell>
          <table:table-cell office:value-type="string" calcext:value-type="string">
            <text:p>2018-08-31</text:p>
          </table:table-cell>
          <table:table-cell office:value-type="string" calcext:value-type="string">
            <text:p>21:37:37+0000</text:p>
          </table:table-cell>
        </table:table-row>
        <table:table-row table:style-name="ro1">
          <table:table-cell office:value-type="float" office:value="1679" calcext:value-type="float">
            <text:p>1679</text:p>
          </table:table-cell>
          <table:table-cell office:value-type="string" calcext:value-type="string">
            <text:p>140665063189702_519248691834385</text:p>
          </table:table-cell>
          <table:table-cell office:value-type="string" calcext:value-type="string">
            <text:p>[COLABORAÇÃO] NÃO MARGINALIZE O VÍCIO OU O USUÁRIO! TENHA EMPATIA. Por Dr. Gabor Mate\n\nGabor Maté é autor, palestrante e colunista médico em várias fontes da mídia. Ele foi recentemente premiado no Canadá por seu trabalho sobre trauma e dependência. O seguinte texto é traduzido e adaptado de uma nova edição de seu livro, “No Reino dos Fantasmas Famintos: Contatos Imediatos com Vício”.\n\n“De Abraão aos astecas, culturas antigas exigiam sacrifícios humanos para apaziguar os deuses - isto é, para acalmar suas próprias ansiedades e aplacar falsas crenças. Hoje, temos nossa própria versão disso, como evidenciado pela crise de overdose que varreu a América do Norte. De acordo com um recente relatório da Agência de Saúde Pública do Canadá, houve cerca de 4.000 mortes relacionadas a opióides por lá em 2017, um aumento de quase 50% em relação ao ano anterior. Esta epidemia "afetou todas as partes do país" e levou a "efeitos devastadores nas famílias e comunidades".\n\nEssas vidas perdidas são oferecidas, poderíamos dizer, para o apaziguamento de nossas próprias falsas crenças e negações. Os viciados são vitimados pela falta de inclinação de nossa sociedade para chegar a um acordo com as fontes de raiz, psicologia e neurobiologia da dependência, especialmente da dependência de substâncias. Poderíamos deter a maré fatal, acabar com o ciclo sacrificial, se compreendêssemos o que realmente é o uso de drogas, reconhecer a universalidade dos vícios em toda a nossa cultura e adotar práticas que refletissem a realidade em vez do preconceito: em outras palavras, se em vez de marginalizar usuários de drogas, nós fundamentamos nossa abordagem em ciência e empatia.\n\nEsses “ses” nunca foram mais urgentes do que agora, e não apenas por causa dos opioides e outras substâncias. A Organização Mundial de Saúde declarou que a "desordem do jogo" é uma ameaça significativa à saúde mental e ao funcionamento social. Os chamados smartphones são um importante novo foco viciante. Precisamos mencionar a prevalência devastadora de excessos viciantes, compulsão sexual, jogo patológico ou compras? Ou a letalidade de hábitos perfeitamente legais, como o fumo de cigarros ou o consumo excessivo de bebidas alcoólicas, ambos assassinos bem mais prolíficos que os opiáceos? Nós envergonhamos e marginalizamos os usuários de drogas para camuflar nosso desconforto com o amplo alcance do vício em nossa cultura.\n\nA essência de todos os hábitos viciantes foi expressa sucintamente por um dos mais renomados ex-usuários de heroína do mundo, o guitarrista dos Rolling Stones, Keith Richards​, cuja longevidade é considerada por muitos como um milagre moderno. \n\nPor que as pessoas são tão desconfortáveis em suas próprias peles que precisam escapar de si mesmas, mesmo correndo o risco de se machucar? O que cria uma dor tão insuportável nos seres humanos que eles conscientemente arriscariam suas próprias vidas para escapar dela?\n\n"Precisamos conversar sobre o que leva as pessoas a usar drogas", disse o famoso psiquiatra de trauma Bessel A Vanderkolk​, apontando que há quase uma correlação direta entre o trauma infantil e o vício. “As pessoas que se sentem bem não fazem coisas que põem em perigo os seus corpos… As pessoas traumatizadas sentem-se agitadas, inquietas e tensas no peito. Você odeia o que sente. Eles tomam drogas para estabilizar seus corpos ”. Esse impulso para regular o corpo e a mente, para escapar do sofrimento, ativa todos os vícios, relacionados ou não a substâncias, leves ou graves.\n\n"Eu não vou perguntar a você em o que você era viciado", eu costumo dizer às pessoas, "nem quando, nem por quanto tempo. Apenas - seja qual for o seu vício - o que você gostou sobre isso? O que, a curto prazo, deu a você o que tanto ansiava? ”Universalmente, as respostas são:“ Isso me ajudou a escapar da dor emocional… me entorpeceu… me ajudou a lidar com o estresse… me deu paz de espírito… um sentido de conexão com os outros ... um senso de controle ”.\n\nTais respostas esclarecem que o vício não é uma escolha nem principalmente uma doença, genética ou adquirida. Origina-se na tentativa de uma pessoa de resolver problemas humanos genuínos: aqueles de perda emocional, de estresse esmagador, de conexão perdida. É uma tentativa desesperada e em última instância fútil de resolver o dilema do sofrimento humano.\n\nTodos os comportamentos de vício, de drogas a jogos de azar ou jogos, acalmam diretamente a dor ou a desviam dela. Temporariamente, todos aliviam o desconforto com o eu. Daí meu mantra: a primeira pergunta não é: "Por que o vício?", Mas "Por que a dor?" Em meus 12 anos de trabalho no Downtown Eastside de Vancouver, a resposta não poderia ter sido mais dura. Cada uma das minhas pacientes sofreu abuso sexual quando criança. Nenhum dos meus pacientes - homens ou mulheres - foi poupado de algum tipo de traumatismo. Nem todos os vícios decorrem de uma ferida tão severa, mas todos estão enraizados na tristeza, no desamparo e na alienação.\n\n"Mesmo os vícios mais prejudiciais servem uma função adaptativa vital para os indivíduos deslocados", escreve Bruce Alexander em seu trabalho seminal, A Globalização da Dependência: Um Estudo na Pobreza do Espírito. "Somente pessoas cronicamente e severamente deslocadas são vulneráveis ao vício." Por deslocamento, ele significa "uma falta duradoura de integração psicossocial".\n\nQuer o chamemos de deslocamento ou trauma, não há maneira eficaz de abordar o vício sem abordar suas origens fundamentais. Como sociedade, estamos longe de abraçar essa verdade inescapável, diante de toda a evidência científica, narrativa e epidemiológica.\n\nHá quarenta anos, me formei na faculdade de medicina da Universidade da Colúmbia Britânica sem nunca, em quatro anos, ouvir uma única menção de trauma psicológico e seu impacto na saúde e no desenvolvimento humanos. Perturbadoramente, nem a maioria dos estudantes de medicina até hoje vê isso, apesar da pesquisa volumosa e persuasiva que liga o trauma às doenças mentais e físicas e à dependência.\n\n"O que os dados parecem é uma sociedade tomada pelo desespero, com uma onda de comportamentos pouco saudáveis e uma epidemia de drogas", escreveu Paul Krugman​, economista ganhador do Prêmio Nobel, no The New York Times em 2015. A situação só piorou ainda mais. desde então.\n\nComo devemos abordar as manifestações de desespero sem abordar o próprio desespero? Como os profissionais de saúde ajudam as pessoas quando elas mesmas permanecem ignorantes da origem dos problemas que seus pacientes apresentam, quando a academia e as principais instituições de tratamento ainda precisam absorver o novo conhecimento? Como, na ausência de consciência, o sistema legal é direcionado ao vício? Como o sistema político é confrontado racionalmente? Como, no final, a sociedade pode lidar com uma epidemia que ela interpreta mal?\n\nAs circunstâncias que promovem o desespero - e, portanto, o vício - estão a cada década, cada vez mais entrincheiradas no mundo industrializado global: mais estresse, mais insegurança econômica, mais desigualdade, mais medo, mais ansiedade entre os jovens, mais isolamento e solidão. Como a revista Adbusters observou ironicamente em uma edição recente: “Você tem 2.672 amigos e uma média de 30 curtidas por post e ninguém para jantar em um sábado.” Não é de admirar que nossa sociedade esteja repleta de todos os tipos de compulsões escapistas, com novos surgindo o tempo todo.\n\nSe houver algum lampejo positivo na crise opióide atual, é a possibilidade de mudança. Estamos sendo forçados a reexaminar nossas suposições, e nem um pouco cedo demais. Práticas de redução de danos, como locais supervisionados de uso de drogas - anátemas para o governo federal do Canadá há apenas 10 anos - agora estão sendo implementadas em todo o país. Dois dos nossos partidos nacionais estão, pelo menos, a discutir o fim da insanidade da chamada Guerra às Drogas (uma guerra às pessoas traumatizadas), a adoção do realismo e humanismo de um país como Portugal, onde a posse de substâncias para uso pessoal foi descriminalizado, com resultados positivos notáveis. Recentemente, o Conselho de Saúde de Toronto pediu exatamente isso: um desenvolvimento bem-vindo em uma grande cidade que, não muito tempo atrás, estava cautelosa com a redução de danos.\n\nAlém das questões legais, as possibilidades encorajadoras de cura surgem de uma compreensão mais ampla do vício e de uma apreciação de suas fontes no sofrimento humano.\n\nNecessário para o tratamento é uma abordagem multinível que aceita as pessoas como elas são, nas quais a compaixão substitui a estigmatização e a reabilitação suplanta a punição. Isso inclui: Sites supervisionados de uso de drogas em tantas comunidades quanto possível; para aqueles que precisam deles, opiáceos supervisionados por médicos ou manutenção substituta de opiáceos, enquanto para outros, programas baseados em abstinência, sem coerção legal ou moral; para todos, tratamento personalizado de traumas, reconhecendo que não existe uma solução única para todos os casos. Todo mundo que trabalha com seres humanos viciados precisa ser treinado em trauma.\n\nTambém temos muito a aprender com a resiliência e os ensinamentos milenares daqueles que entre nós que, como comunidade, sofreram mais com trauma, deslocamento e vício: o povo das Primeiras Nações do Canadá. Seus valores tradicionais sempre enfatizavam a comunidade em vez do individualismo, a restauração dos caídos para a comunidade em vez da retribuição, a inclusão em vez da separação e, mais importante, uma visão dos seres humanos que equilibra nosso físico com nosso emocional e mental.\n\nAs respostas sociais, legais e médicas atuais ao vício demonstraram há muito tempo sua inadequação. Nossas perdas crescentes, nossos desnecessários sacrifícios humanos, clamam por uma revisão radical.”</text:p>
          </table:table-cell>
          <table:table-cell office:value-type="float" office:value="92" calcext:value-type="float">
            <text:p>92</text:p>
          </table:table-cell>
          <table:table-cell office:value-type="float" office:value="5" calcext:value-type="float">
            <text:p>5</text:p>
          </table:table-cell>
          <table:table-cell office:value-type="string" calcext:value-type="string">
            <text:p>2018-09-03</text:p>
          </table:table-cell>
          <table:table-cell office:value-type="string" calcext:value-type="string">
            <text:p>17:54:08+0000</text:p>
          </table:table-cell>
        </table:table-row>
        <table:table-row table:style-name="ro1">
          <table:table-cell office:value-type="float" office:value="494" calcext:value-type="float">
            <text:p>494</text:p>
          </table:table-cell>
          <table:table-cell office:value-type="string" calcext:value-type="string">
            <text:p>140665063189702_519296235162964</text:p>
          </table:table-cell>
          <table:table-cell office:value-type="string" calcext:value-type="string">
            <text:p>[COLABORAÇÃO] ENTREVISTA: MILTON TROTT - O CARA QUE USOU 140 SUBSTÂNCIAS E ESCREVEU UM LIVRO SOBRE REDUÇÃO DE DANOS\n\nSeja qual for a política que implementamos, seja qual for o ano ou país em que estamos, uma parte significativa da população estará experimentando drogas. Como formuladores de políticas, representantes do governo, profissionais de saúde ou usuários simples, todos devemos trabalhar juntos para garantir que as pessoas dispostas a usar drogas possam fazê-lo da maneira mais segura possível, tanto para si quanto para os que estão ao seu redor. Eu faço isso aqui no grupo e vocês me ajudam nisso!\n\nA iniciativa de fornecer aos usuários de drogas as informações básicas necessárias para reduzir os riscos de danos ao consumir drogas é bem-vinda em um país onde o governo mantém uma estratégia de drogas focada no crime e não na saúde.\n\nComo é uma pessoa que tomou 140 drogas diferentes?\nDominic Milton Trott (letras inicias sugestivas, rs), autor de The Honest Drug Book é um homem de cinquenta anos com rosto redondo e um sotaque forte. Cabeça careca com rabo de cavalo funky na nuca e um colar de dente de tubarão hippie pendurado logo abaixo do seu pomo de adão.\n\nTalvez muitos estariam esperando algo mais desolado: a imagem de alguém que dedicou sua vida às drogas. Mas explodir nossos estigmas em torno das drogas é uma missão de vida para Trott, que embarcou em uma jornada de quase uma década para escrever um livro que ele espera que sirva como uma Bíblia sobre redução de danos. Então, o que o inspirou a mergulhar tão fundo no buraco do coelho?\n\nEsse artigo é uma tradução e compilação de duas entrevistas (VICE e Volteface) e alguns comentários no perfil pessoal de Milton no facebook e no grupo Sesh Safety 🚑.\n\nP: Qual é a história do livro?\nR: Comecei a criar registros de minhas experiências com drogas sete ou oito anos atrás. Era mais uma planilha no excel, mas eu tinha uma vaga ideia de que alguém precisava compilar essa informação. Foi só quando cheguei a 30 ou 40 substâncias que achei que precisava ser mais legível - um livro - para torná-lo atraente. \nAlguns anos atrás, encontrei Terence McKenna e decidi, bem cedo, ir ao Peru e experimentar a ayahuasca. E na pesquisa para a trip da Ayahuasca, frequentei dezenas de fóruns. Nesses fóruns sobre drogas, notei que as pessoas às vezes desapareciam e depois eram encontradas mortas. Com o passar do tempo, tornou-se evidente que eles estavam morrendo pelas mesmas razões que as pessoas geralmente tem overdose: eles não sabem qual é a dose, eles não sabem quanto tempo uma droga em particular demora para fazer efeito, eles não sabem sobre interações.\nEu decidi que não havia informações suficientes na internet em um só lugar. E ocorreu na minha cabeça que qualquer pessoa que decidiu usar alguma droga realmente precisa de informações para fazer isso com segurança.\nA ideia toda era - se eu fosse usar alguma coisa como fiz para a pesquisa ou recreativamente, de que informação eu precisaria? Que informações eu desejaria na ponta dos dedos antes de realmente consumir a droga, que informações eu precisaria para manter a segurança? O livro basicamente tenta dar essa informação para as pessoas que precisam dela. \nÉ dolorosamente óbvio que muitas mortes relacionadas a drogas estão ligadas à ignorância, e há muito que poderíamos fazer para evitá-las fornecendo as informações mais básicas. \n\nP: Existe outro livro como este?\nR: Não, o mais próximo é o livro de Alexander Shulgin [PIHKAL: A Chemical Love Story]. Mas isso é apenas sobre psicodélicos e ilegível para usuários leigos.\n\nP: Conte sobre sua experiência no Peru com a ayahuasca que como para muitas pessoas, foi totalmente transformadora.\nR: Isso me deu a maior sabedoria possível. Teve o impacto mais fundamental na maneira como vejo o mundo. Isso me deu mais confiança para ver as coisas de forma diferente - como terminar este livro. Antes de tomar a ayahuasca, tive visões de alguém aparecendo no gramado de frente a minha casa, declarando-o o livro como o mais perigoso da Grã-Bretanha. Ainda me preocupo, mas depois da ayahuasca parei de me importar o suficiente para conseguir terminar.\n\nP: O mesmo não pode ser dito de sua experiência tomando Black Mamba - um canabinóide artificial, certo? \nR: Certo. Eu estava enrolado na posição fetal na cama. Foi horrível. Mas uma das coisas que me fizeram passar por essa experiência foi o conhecimento de que ela chegaria ao fim. Eu fiz minha pesquisa antes. Mas se eu fosse um garoto ingênuo de 16 anos que só pensava que era cannabis artificial, seria verdadeiramente aterrorizante. Esse tipo de experiência também me ajudou escrever e finalizar o livro.\n\nP: Você teve uma bad trip com a heroína?\nR: A heroína era boa, mas tomei uma dose bastante grande. É como o álcool; se você tomar muito álcool pela primeira vez, vai vomitar. Eu acho que foi o que aconteceu comigo. Acordei de manhã com uma ressaca muito próxima de uma ressaca alcoólica. É um depressivo, então talvez isso não seja uma surpresa. Eu acho que se eu tivesse parado, teria sido uma coisa diferente, mas é mais do que isso! Eu queria continuar. Eu não tive um mau momento por algumas horas, mas no geral foi terrível. Na manhã seguinte, achei que poderia facilmente acordar e ter um dia comum. Mas não, eu queria morrer. Joguei todo o resto fora.\n\nP: Você gosta de anfetaminas, mas muitas pessoas os odeiam - eles acham que são os primos fracos da família dos estimulantes.\nR: É provavelmente porque você não tem os mesmos efeitos que você tem com cocaína e outros research chemicals. Mas a anfetamina dura muito mais e você quase pode esquecer que está drogado. Com a anfetamina [speed] eu me recuperei depois de alguns dias. Com metanfetamina, impossível. Eu acho que é algo a ver com a dopamina. No ambiente certo eu poderia tomar anfetaminas, mas eu nunca tomaria metanfetamina novamente.\n\nP: Você tem uma seção tentando dissuadir não-adultos de tomar drogas. Mas algumas pessoas podem dizer que um livro como este, arma os jovens para tomar drogas.\nR: Dizer às crianças que "se você usa drogas, vai morrer" é apenas uma mensagem falsa. Isso nunca vai funcionar. Mas eu digo aos jovens no início do livro que eles não deveriam usar drogas, incluindo álcool: que seu cérebro ainda não está totalmente desenvolvido e eles deveriam esperar. Espero que essa mensagem seja transmitida. Mas se eles ainda quiserem experimentar, devem ser capazes de obter os dados de segurança e as informações. Para mim, isso é apenas sensato, e qualquer outra coisa é ideologia política sobre a vida humana.\n\nP: Você menciona no livro que criou uma família. Como ter filhos se encaixam com o uso de tantas substâncias?\nR: As crianças são crescidas e estavam na universidade quando isso começou. Além disso, eu sei o que parece: "Esse cara usou 140 drogas, então ele deve ter ficado chapado o tempo todo". Mas não foi assim. Eu usava quando não houvesse pessoas por perto. Eu sabia o que fazer.\n\nP: Você disse que uma das maneiras regulares de medir como você está sendo afetado por estimulantes é o efeito delas em seu tesão. Por que isso é relevante?\nR: Quando eu estava pesquisando fóruns e relatórios de viagens, a excitação era comumente discutida. Para muitas pessoas, o sexo é um grande aspecto do uso de estimulantes, então pensei em discutir isso. E quando você tem uma droga como metanfetamina, você não encontrará muitos fóruns que não abordam o sexo em conjunto. É claro que o perigo é que as pessoas desenvolvam problemas de relacionamento, porque o sexo que elas fazem depois, sem a droga, torna-se inacreditavelmente insatisfatório. \n\nP: Qual droga você usaria amanhã em um dia de folga?\nR: Eu não usaria, realmente. Eu raramente me envolvo nos dias de hoje. Se eu fosse a Amsterdã, poderia fumar maconha. Se eu estivesse viajando para algum lugar que tivesse um psicodélico interessante, talvez usaria isso. Com a maioria das drogas eu só acho que não vale a pena os dois ou três dias que eu vou me sentir mal depois. \n\nP: Você pode me dizer mais sobre os conselhos que você dá neste livro?\nR: O tipo de informação incluída no livro são as doses gerais oferecidas pelos fóruns genéricos de redução de danos, como TripSit, Erowid e assim por diante: o início dos efeitos de uma droga, a duração, a administração da rota e todas as informações relevantes. Eu criei um diretório no livro de todas as drogas comuns, botânicos e químicos. Para cada um deles, posso oferecer todas as informações essenciais de segurança por meio dos 10 mandamentos de uso mais seguro de drogas, o que obviamente inclui testes. E para cada um deles, dou algumas informações específicas sobre a história do uso de drogas, como as pessoas vão se sentir e o que elas serão capazes de fazer enquanto estiverem sob a influência.\nO livro basicamente aborda a classificação de drogas e como testar os procedimentos de segurança. A seção final, chamada Worldscape, é basicamente ciência em termos dos prejuízos relativos das drogas, informações legais, o que fazer se você tiver uma overdose ou se achar que está viciado, um dicionário e todo o tipo de informações gerais sobre drogas.\nQuando comecei a minha pesquisa, pensei "tem de haver um livro sobre isto lá fora". Mas na época não havia lugar no formato de livro. Não havia nada como isso que foi escrito com uma perspectiva dos usuários.\n\nP: Cannabis é uma parte essencial do seu livro. O que você diz sobre isso? Em que você se concentrou em termos de redução de danos?\nR: Abordo ansiedade e ataques de pânico e o que fazer se você começar a percorrer aquele caminho em particular. Mas além disso, a cannabis tem uma parte bastante significativa no livro em si. É uma referência importante para usuários de drogas em geral. No cenário das drogas, qualquer pessoa que tenha tomado outras drogas além da cannabis provavelmente também a experimentou. Você tem que procurar bastante para encontrar alguém que tenha usado drogas e que nunca tenha usado cannabis. Por causa disso, é mencionado em todo o livro como uma comparação com outras drogas. E muitas pessoas usam cannabis para fazer coisas como acalmar viagens pesadas, o que na verdade não é uma boa ideia. Se você está em uma viagem de LSD e quer acender um pequeno baseado de cannabis, pode ser a pior coisa que você pode fazer.\n__________________\n\nFontes:\n\nThis Man Took 140 Drugs and Wrote a Harm Reduction Bible:\nhttps://www.vice.com/en_uk/article/pawj3g/this-man-took-140-drugs-and-wrote-a-harm-reduction-bible\n\nReducing Harm From A User’s Point Of View:\nhttp://volteface.me/features/reducing-harm-users-point-view/\n\nLink para compra do livro:\nhttps://www.amazon.co.uk/Honest-Drug-Book-Chemical-Botanical/dp/0995593604/261-0717302-5251036?_encoding=UTF8&amp;%2AVersion%2A=1&amp;%2Aentries%2A=0\n\nVídeo promocional:\nhttps://www.youtube.com/watch?v=UuLoKblX0DE\n\nPágina:\nhttps://www.facebook.com/pg/HonestDrugBook\n\nPerfil de Milton:\nhttps://www.facebook.com/dm.trott.39</text:p>
          </table:table-cell>
          <table:table-cell office:value-type="float" office:value="123" calcext:value-type="float">
            <text:p>123</text:p>
          </table:table-cell>
          <table:table-cell office:value-type="float" office:value="13" calcext:value-type="float">
            <text:p>13</text:p>
          </table:table-cell>
          <table:table-cell office:value-type="string" calcext:value-type="string">
            <text:p>2018-09-03</text:p>
          </table:table-cell>
          <table:table-cell office:value-type="string" calcext:value-type="string">
            <text:p>21:49:38+0000</text:p>
          </table:table-cell>
        </table:table-row>
        <table:table-row table:style-name="ro1">
          <table:table-cell office:value-type="float" office:value="483" calcext:value-type="float">
            <text:p>483</text:p>
          </table:table-cell>
          <table:table-cell office:value-type="string" calcext:value-type="string">
            <text:p>140665063189702_519263495166238</text:p>
          </table:table-cell>
          <table:table-cell office:value-type="string" calcext:value-type="string">
            <text:p>[COLABORAÇÃO] UMA MISTURA PERIGOSA: M.D.M.A E ÁLCOOL\n\nMaterial traduzido e adaptado de um recente artigo da Vice americana e dados de dois estudos científicos com humanos e animais de 2009 e 2012.\n\nUsar M.D.M.A e álcool ao mesmo tempo é como puxar seu corpo em duas direções muito diferentes. \n\nNa maioria dos festivais de música, boates e outros locais com alto uso de M.D.M.A, geralmente há outra droga sendo consumida: álcool. A mistura de álcool e M.D.M.A se tornou mais popular nos últimos anos, diz Joseph J. Palamar, professor de saúde do Centro Médico Langone da Universidade de Nova York. Mas quando as pessoas fazem isso, elas podem não perceber que essa combinação as coloca em maior risco do que qualquer outra droga sozinha.\n\nPor um lado, ambas as substâncias aumentam o risco de desidratação, diz Tzvi Doron, um médico de Nova York e diretor clínico do aplicativo de saúde “Roman”. O M.D.M.A faz isso aumentando a temperatura do seu corpo, a atividade muscular e a transpiração, enquanto o álcool faz você perder o líquido quando faz xixi. Você corre um risco ainda maior de desidratação se estiver dançando sem parar num ambiente quente, como as pessoas costumam fazer em festivais e clubes.\n\nQuando a desidratação se agrava, você pode experimentar desidratação do compartimento neural - uma falta de água disponível para os nervos, diz James Giordano, professor de neurologia e bioquímica do Centro Médico da Universidade de Georgetown. O fluido é retirado de suas células cerebrais, comprometendo sua capacidade de funcionar, o que pode levar a insuficiência cardíaca, insuficiência respiratória ou coma.\n\nAs propriedades diuréticas do álcool - aquelas que fazem com que você precise fazer xixi sem parar - também o tornam perigoso quando combinado com o efeito colateral do M.D.M.A de retenção urinária. Você está produzindo mais urina por causa do álcool, mas por causa do M.D.M.A, você não pode eliminá-lo, o que pode levar a danos nos rins ou na bexiga e aumentar a toxicidade da ureia no sangue, diz Giordano. Em casos graves, a toxicidade da uréia pode colocá-lo em coma.\n\nAs duas drogas combinadas também podem ser um duplo golpe para o seu senso de julgamento, diz Doron. Como o álcool é depressivo, ele prejudica suas habilidades motoras, o que pode tornar perigosas as tarefas como dirigir. Mas o M.D.M.A é um estimulante, o que pode fazer você se sentir alerta e capaz de executar tais tarefas mesmo que não esteja.\n\n“Os efeitos do álcool no julgamento e coordenação continuam mesmo quando combinados com o M.D.M.A”, explica Doron. "Isso pode contribuir para uma situação particularmente perigosa, onde as pessoas sentem que estão menos prejudicadas do que realmente são." Drogas como o M.D.M.A também podem levá-lo a julgar o quanto de álcool você pode tolerar e aumentar as chances de você beber demais. \n\nAs consequências da combinação de álcool e M.D.M.A podem durar mais que os efeitos das drogas separadas. As propriedades depressoras do álcool podem intensificar o temido colapso do M.D.M.A no final da noite, quando seu suprimento de serotonina passa e você se sente deprimido, ansioso ou irritado, diz Giordano. E no dia seguinte, você poderia estar lidando com duas ressacas de uma só vez, como se a letargia e irritabilidade de uma ressaca de M.D.M.A por si só não fosse suficiente.\n\nMuitas pessoas têm a falsa impressão de que o álcool não é uma droga o que pode levá-las a pensar sobre o que elas misturam. Mas o álcool interage com drogas recreativas como qualquer outra substância. E quanto mais forte o álcool que você consome, maiores serão esses efeitos indesejados, e, claro, quanto mais de cada droga você usar, maior será o risco. .\n\nAlém disso, os efeitos combinados do álcool e do M.D.M.A no sistema nervoso autônomo podem levar à arritmia cardíaca ou a um ritmo cardíaco anormal que pode atrapalhar sua circulação, colocando seus órgãos em risco de danos, acrescenta Giordano.\n\nObviamente, tanto o álcool quanto o M.D.M.A apresentam riscos mesmo sozinhos. Mas se você vai usá-los, é mais seguro ficar com um de cada vez. E se você estiver usando os dois ou apenas um, certifique-se de beber água para evitar a desidratação.\n_____________________\n\nFontes:\n\nThis Is What Happens When You Combine Molly and Alcohol\nhttps://tonic.vice.com/en_us/article/mb4edy/combining-M.D.M.A-molly-alcohol\n\nAcute psychomotor effects of M.D.M.A and ethanol (co-) administration over time in healthy volunteers.\nhttps://www.ncbi.nlm.nih.gov/pubmed/19164498\n\nEffect of intermittent exposure to ethanol and M.D.M.A during adolescence on learning and memory in adult mice\nhttps://behavioralandbrainfunctions.biomedcentral.com/articles/10.1186/1744-9081-8-32</text:p>
          </table:table-cell>
          <table:table-cell office:value-type="float" office:value="301" calcext:value-type="float">
            <text:p>301</text:p>
          </table:table-cell>
          <table:table-cell office:value-type="float" office:value="103" calcext:value-type="float">
            <text:p>103</text:p>
          </table:table-cell>
          <table:table-cell office:value-type="string" calcext:value-type="string">
            <text:p>2018-09-03</text:p>
          </table:table-cell>
          <table:table-cell office:value-type="string" calcext:value-type="string">
            <text:p>18:40:32+0000</text:p>
          </table:table-cell>
        </table:table-row>
        <table:table-row table:style-name="ro1">
          <table:table-cell office:value-type="float" office:value="784" calcext:value-type="float">
            <text:p>784</text:p>
          </table:table-cell>
          <table:table-cell office:value-type="string" calcext:value-type="string">
            <text:p>140665063189702_522891571470097</text:p>
          </table:table-cell>
          <table:table-cell office:value-type="string" calcext:value-type="string">
            <text:p>[COLABORAÇÃO] RELATÓRIOS INCORRETOS E VIÉS DE CONFIRMAÇÃO NA PESQUISA PSICODÉLICA\n\nEu traduzo aqui para o grupo dezenas de textos sobre as promissoras descobertas da pesquisa psicodélica. Mas é bom colocar o pé no chão e entender de maneira mais completa que as coisas podem ser um pouco deturpadas por escritores que entendem erroneamente e sem perceber deturpam os resultados de estudos de modo a torna-los consistentes. Esses erros podem passar despercebidos por uma comunidade simpatizada com a pesquisa. \n\nCom as palavras, Edward F. Kelly e Bernardo Kastrup, do site Scientific American.\n\n“Um ressurgimento há muito esperado na pesquisa psicodélica está em andamento e alguns de seus primeiros resultados foram surpreendentes. Enquanto a maioria dos cientistas esperava que as experiências incompreensíveis dos estados psicodélicos se correlacionassem com o aumento da atividade cerebral, um estudo marcante de 2012 [1] descobriu o contrário. Escrevendo nesta revista, o neurocientista Christof Koch expressou a surpresa coletiva da comunidade [2]. Essas descobertas inesperadas já foram repetidamente confirmadas com uma variedade de agentes psicodélicos e medidas de atividade cerebral ( 2013 [3] , 2015 [4] , 2016 [5] , 2017 [6] ).\n\nSob a visão mainstream fisicalista de que a atividade cerebral é, ou de alguma forma gera, a mente, as descobertas certamente parecem contra-intuitivas: como a riqueza da experiência pode aumentar quando a atividade cerebral diminui? Compreensivelmente, portanto, os pesquisadores se empenharam posteriormente em encontrar algo nos padrões de atividade cerebral que aumentassem confiavelmente nos estados psicodélicos. As alternativas incluem a variabilidade da atividade cerebral [7] , o acoplamento funcional entre as diferentes áreas do cérebro [8] e, mais recentemente, uma propriedade da atividade cerebral variadamente rotulada como “complexidade”, “diversidade”, “entropia” ou “aleatoriedade” - termos vistos como sinônimos [9].\n\nO problema é que as modernas técnicas de imagem cerebral detectam picos claros de atividade cerebral crua quando os sujeitos adormecidos sonham até mesmo com coisas sem graça, como olhar para uma estátua [10] ou apertar uma mão [11]. Então, por que apenas as diminuições na atividade cerebral são vistas conclusivamente quando os sujeitos passam por experiências psicodélicas, em vez de sonhos? Dado o quão difícil é encontrar uma base biológica para a consciência [12], quão plausível é que dois mecanismos fundamentalmente diferentes fundamentem a experiência consciente nos estados psicodélicos?\n\nTalvez por ser tão difícil dar sentido a esses resultados, os jornalistas científicos rotineiramente os relatam de maneira imprecisa, às vezes encorajados por declarações descuidadas dos próprios pesquisadores. Por exemplo, um estudo de 2014 [13] descobriu que os psicodélicos aumentam a variabilidade de atividade em certas regiões do cérebro. Naturalmente, a variabilidade não é a mesma atividade, pela mesma razão que a aceleração não é o mesmo que a velocidade. No entanto, aqui está como a mídia informou sobre o estudo :\n"Pesquisadores ... descobriram atividade aumentada em regiões do cérebro que são conhecidas por serem ativadas durante o sonho."\n\nIsso ecoa a maneira como um coautor do estudo parece ter inadvertidamente deturpado as descobertas do estudo em um ensaio não técnico :\n“[O psicodélico] aumentou a amplitude (ou 'volume') da atividade em regiões do cérebro que são ativadas de forma confiável durante os sonhos.”\nApesar dessas declarações, o estudo técnico aludido não diz nada do tipo, nem explicitamente nem por implicação. Isso só mostra que os níveis de atividade variaram mais nos estados psicodélicos.\n\nEsse padrão de declaração incorreta é consistente e sustentado. Sejamos claros: não estamos sugerindo intenções maliciosas. Nosso ponto é que as expectativas paradigmáticas podem tornar tudo muito fácil, entender erroneamente e depois deturpar os resultados, de modo a torná-los consistentes. E como a comunidade em geral compartilha as mesmas expectativas, esses erros passam facilmente despercebidos.\nTalvez mais preocupante, as expectativas paradigmáticas podem estar desempenhando um papel desproporcional na própria pesquisa. Por exemplo, em um estudo de 2014 [14], as correlações entre a atividade em diferentes regiões do cérebro foram representadas como gráficos que os pesquisadores criaram a aparência de que o cérebro sob psicodélicos exibe uma conectividade global dramaticamente aumentada.\nCom toda a justiça, os próprios autores descreveram esses gráficos como “desenhos simplificados” e encorajaram cautela em sua interpretação. No entanto, os gráficos foram usados subsequentemente sem tal qualificação pelo respeitado jornalista Michael Pollan - em seu excelente livro recente sobre psicodélicos - como a principal proposição de uma interpretação fisicista convencional dos resultados de imagens cerebrais. Intrigantemente, Pollan mal menciona as medições mais impressionantes e diretas da diminuição da atividade cerebral relatada em vários outros estudos.\nRecentemente, os pesquisadores reanalisaram dados de vários experimentos usando suas próprias medidas da “diversidade” da atividade cerebral mencionada anteriormente. Suas medidas discriminaram com sucesso entre a consciência desperta comum e as condições que envolvem consciência reduzida. Mais importante, eles também discriminaram estatisticamente entre consciência desperta e estados de consciência expandida produzidos por psicodélicos.\n\nNo entanto, os aumentos na “diversidade” observados nos estados psicodélicos foram minúsculos - muito menores do que as reduções associadas à diminuição da consciência - e ocorreram muito perto do topo da escala de complexidade, o que significa que há pouco espaço para melhorias. Uma tensão inerente e não resolvida também permanece entre (a) “diversidade” como uma medida de diferenciação na atividade neural e (b) a integração de longo alcance entre regiões cerebrais que é requerida pelas teorias associadas [16]. Finalmente, sugerir que a aleatoriedade da atividade cerebral explica as experiências psicodélicas parece inconsistente com o fato de que essas experiências podem ser altamente estruturadas e significativas - muitas vezes até as mais significativas da vida [17].\n\nEm suma, um abismo formidável ainda se agita entre a extraordinária riqueza de experiências psicodélicas e as modestas alterações nos padrões de atividade cerebral até agora observados. Ainda é possível que melhorias adicionais na técnica de medição possam, pelo menos em parte, superar esse abismo. Se uma medida alternativa intimamente relacionada, mas mais elaborada que a “diversidade” fosse aplicada aos estados psicodélicos, por exemplo, uma lacuna visível na literatura seria fechada.\nUma visão geral recente [18] situa a mais recente pesquisa psicodélica em um contexto histórico maior. Observadores informados sempre interpretaram experiências psicodélicas como incursões na consciência de partes normalmente ocultas da mente. A hipótese é que os psicodélicos interrompem algum tipo de mecanismo de “válvula redutora” que normalmente limita a consciência dentro dos limites definidos pelas necessidades da vida cotidiana. Os neurocientistas fisicalistas de hoje aspiram fornecer uma explicação desse processo em termos estritamente neurais, sob a suposição de que tudo o que entra na consciência deve vir de algum lugar do cérebro.\nDefensores anteriores do modelo de “válvula redutora”, no entanto, sentiram-se compelidos por evidências a adotar uma visão mais ampla: a consciência, argumentaram, “transborda o organismo” (Henri Bergson) e é basicamente fundamentada em algum tipo de “mente em geral” transpessoal. (Aldous Huxley).\n\nEmbora determinados proponentes da cosmovisão fisicalista considerem essas ideias como indignas de consideração, nós ousamos pensar de outra forma. Por um lado, experiências transformadoras como as produzidas por psicodélicos podem ocorrer sob uma ampla variedade de circunstâncias [19], com pouca similaridade fisiológica com estados psicodélicos. Um modelo mais amplo - mas ainda naturalista - de "válvula redutora" pode acomodar esses fenômenos. Também pode naturalmente dar sentido às reduções gerais na atividade cerebral produzidas pelos psicodélicos - seu efeito mais proeminente - a expansão da consciência, às vezes associada ao comprometimento da função cerebral [20] e a numerosos fenômenos relacionados .\n\nApesar das suposições em contrário, o fisicalismo não é a única visão de mundo cientificamente fundamentada. Estruturas conceituais alternativas desse tipo existem, como elaboramos em nossos livros passados [21] e futuros [22] . A pesquisa psicodélica de imagens cerebrais discutida aqui nos levou a um importante ponto de decisão teórica sobre qual estrutura melhor se ajusta a todos os dados relevantes. Esperamos que este ensaio incentive os leitores de mente aberta a levar a sério as possibilidades mais amplas que estão surgindo.”\n____________\n\nFonte:\nhttps://blogs.scientificamerican.com/observations/misreporting-and-confirmation-bias-in-psychedelic-research/\n\nReferências:\n[1] - http://www.pnas.org/content/109/6/2138\n\n[2] - https://www.scientificamerican.com/article/this-is-your-brain-on-drugs/\n\n[3] - http://www.jneurosci.org/content/33/38/15171.short\n\n[4] - http://journals.plos.org/plosone/article?id=10.1371/journal.pone.0118143\n\n[5] - http://www.pnas.org/content/113/17/4853\n\n[6] - https://www.sciencedirect.com/science/article/pii/S1053811917305888\n\n[7] - https://onlinelibrary.wiley.com/doi/abs/10.1002/hbm.22562\n\n[8] - http://rsif.royalsocietypublishing.org/content/11/101/20140873\n\n[9] - https://www.sciencedirect.com/science/article/pii/S0028390818301175\n\n[10] - https://www.theguardian.com/science/neurophilosophy/2013/apr/05/brain-scans-decode-dream-content\n\n[11] - https://www.newscientist.com/article/dn20934-dreams-read-by-brain-scanner-for-the-first-time/\n\n[12] - http://science.sciencemag.org/content/309/5731/79\n\n[13] - https://onlinelibrary.wiley.com/doi/abs/10.1002/hbm.22562\n\n[14] - http://rsif.royalsocietypublishing.org/content/11/101/20140873\n\n[15] - https://www.nature.com/articles/srep46421\n\n[16] - https://www.nature.com/articles/nrn.2016.22\n\n[17] - http://journals.sagepub.com/doi/10.1177/0269881108094300\n\n[18] - https://www.frontiersin.org/articles/10.3389/fphar.2018.00172/full\n\n[19] - https://www.frontiersin.org/articles/10.3389/fpsyg.2018.01424/full\n\n[20] - https://blogs.scientificamerican.com/guest-blog/transcending-the-brain/\n\n[21] - https://books.google.nl/books?id=JCdbmFCHYB0C\n\n[22] - https://books.google.nl/books?id=RuPFBgAAQBAJ\n\n[23] - https://www.bernardokastrup.com/2018/07/introducing-idea-of-world.html</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2018-09-10</text:p>
          </table:table-cell>
          <table:table-cell office:value-type="string" calcext:value-type="string">
            <text:p>18:48:38+0000</text:p>
          </table:table-cell>
        </table:table-row>
        <table:table-row table:style-name="ro1">
          <table:table-cell office:value-type="float" office:value="1171" calcext:value-type="float">
            <text:p>1171</text:p>
          </table:table-cell>
          <table:table-cell office:value-type="string" calcext:value-type="string">
            <text:p>140665063189702_522855178140403</text:p>
          </table:table-cell>
          <table:table-cell office:value-type="string" calcext:value-type="string">
            <text:p>[COLABORAÇÃO] O MUNDO OCULTO DA PSICOTERAPIA PSICODÉLICA UNDERGROUND NA AUSTRÁLIA\n\nJohn coloca trilha sonora de The Passion of the Christ no aparelho de som e fica na cama de solteiro numa casa em Melbourne.\nEle é um engenheiro de 37 anos de idade que trabalha no setor de energia renovável e não sabe nada sobre o negócio de drogas, então comprou sua dose de peyote, que contém mescalina, "no escuro".\nEle pega e toma sem cerimônia, então fala com seu terapeuta sobre como ele está se sentindo. Quando ele começa a sentir os primeiros efeitos, coloca uma venda nos olhos e aguarda a mágica acontecer.\n\nIsso é psicoterapia psicodélica underground, usando substâncias ilegais e facilitada por terapeutas conhecidos apenas por meio de um cauteloso “boca a boca”.\nEnquanto a maioria das pessoas não sabe que existe, ela está acontecendo globalmente desde os anos 1950. Foi aí que começaram os testes clínicos sobre possíveis usos dos psicodélicos, antes de serem reduzidos pelo fato de o LSD se tornar ilegal.\n\nAgora os testes estão sendo realizados novamente, nos EUA e no Reino Unido em particular, incluindo o uso de MDMA para PTSD, LSD para ansiedade, psilocibina para depressão - e os defensores acreditam que isso poderia transformar a assistência em saúde mental.\nOs pesquisadores mais otimistas esperam que a terapia assistida por psicodélicos regulamentada comece a se desenvolver lentamente em 2021, com a aprovação de órgãos como o FDA.\nMas nem todo mundo quer esperar, ou ser ditado por órgãos governamentais e empresas farmacêuticas.\n\n-O que acontece em uma sessão clandestina?\n\nJohn está em seu 11º ano de tratamento, que incluiu a respiração holotrópica e a psicanálise regular.\n"Quando comecei, estava à beira do suicídio", diz ele.\n"Isso vem do abuso sexual, físico e emocional quando eu tinha dois ou três anos de idade."\nUm hipnoterapeuta o encaminhou a um terapeuta conhecido por tratar o trauma. John não fazia ideia de que seu novo terapeuta facilitava sessões psicodélicas.\n\n"Ele usa o que funciona para o indivíduo", explica John. "Pode ser terapia de conversação, meditação ou técnicas de relaxamento. Dado que eu tive experiência recreativa com psicodélicos, foi algo que ele sugeriu."\n\nCom a ajuda de psicodélicos, John diz que pode acessar memórias mais rapidamente do que com terapia regular.\nUma sessão custa US$150 por hora - obviamente não há descontos para plano de saúde mental - e pode durar entre 30 minutos para DMT, cinco horas para MDMA e 14 horas para mescalina.\n\nO trabalho duro vem nas sessões seguintes, quando ele e o terapeuta integram o que ele experimentou durante a viagem.\nComo John aponta, está longe de ser divertido. A psicoterapia psicodélica pode não ser uma solução rápida. Mas também pode. No programa de TV "The Doctors", por exemplo, uma mulher que participou de um ensaio clínico de terapia assistida por MDMA afirma que seu transtorno de estresse pós-traumático foi "curado" em três sessões.\n\n-Controle de qualidade\n\nO Dr. Prashanth Puspanathan - que acompanha o Dr. Prash - é médico e neuropsiquiatra no The Alfred Hospital, em Melbourne. Quatro anos atrás, ele deu sua primeira palestra para o departamento de psiquiatria sobre os avanços na psicoterapia assistida por psicodélicos, e ele está aguardando impacientemente a regulamentação.\n"Eu não planejo estar em psiquiatria convencional para o resto da minha vida", diz ele. "A esfera psicodélica é onde vejo promessa para o futuro."\n\nO Dr. Prash pode entender o aumento da prática underground.\n"Quanto mais a população australiana lê histórias sobre relatos em outras partes do mundo, mais eles ficam frustrados com a falta de acesso", diz ele.\nSua preocupação é que qualquer coisa forçada no subsolo se torne adulterada.\n"Vimos isso com a proibição na década de 1920 e a guerra às drogas no dia atual", diz ele.\n"No caso da maconha medicinal, a regulamentação demorava séculos e, a partir desse ponto, as pessoas pensavam: 'Vou dar maconha para meu filho”. Mas você não necessariamente vai escolher o composto certo para o problema ".\n\n-Consequências legais de sessões clandestinas\n\nFacilitar as sessões underground é arriscado para os terapeutas, particularmente se estiverem registrados na Agência Australiana de Regulamentação de Profissionais de Saúde (AHPRA).\nTecnicamente eles não estão infringindo a lei porque não estão fornecendo a substância, mas se algo der errado, não está claro qual seria a consequência legal.\nEticamente, pode-se argumentar que eles não estão agindo no melhor interesse de sua profissão apenas por estarem lá.\n"Se você fosse chamado para a junta médica ou para o conselho de profissionais de saúde da AHPRA, você seria julgado sobre o que é considerado um bom padrão de atendimento", explica o Dr. Prash.\n\nUma porta-voz do Conselho de Psicologia da Austrália, que opera através da AHPRA, diz: "Se um praticante está colocando o público em risco, os Conselhos Nacionais e a AHPRA não vão gostar disso. Os psicólogos devem apenas fornecer serviços psicológicos dentro dos limites de sua competência profissional. Isso inclui trabalhar dentro dos limites de sua educação, treinamento, experiência supervisionada e experiência profissional apropriada; basear seus serviços nos conhecimentos estabelecidos da disciplina e profissão de psicologia, e cumprir a lei da jurisdição na qual eles prestam serviços psicológicos. "\n\nTambém é arriscado para os pacientes, que depositam muita confiança em seu terapeuta. \nPacientes com pré-disposição familiar para a psicose provavelmente seriam desconsiderados da psicoterapia psicodélica regulamentada, mas essas precauções não são garantidas em sessões clandestinas.\nDa mesma forma, algumas condições médicas são proibitivas: em 2014, um homem da Austrália Ocidental, Brodie Smith, morreu em um centro de reabilitação na Tailândia quando teve sua dependência de metanfetamina tratada com ibogaína.\n"Esse é um dos maiores problemas", diz o Dr. Prash.\n"Eles podem medir a dose pelo que leram em ensaios clínicos, mas a pureza do MDMA de rua pode ser de 20%. Outros adulterantes incluem potencialmente metanfetamina."\nO Dr. Prash acha que, mesmo que a TGA aprove a psicoterapia psicodélica na Austrália, os primeiros clientes provavelmente serão do extremo do espectro, como pacientes em final de vida que podem ser tratados com psilocibina.\n"Essa é a primeira área da qual o estigma se afasta", explica ele.\n\n-Os esforços para obter ensaios aprovados na Austrália\n\nAlguns profissionais médicos e pesquisadores temem que a prática não sancionada comprometa a regulamentação mais tarde.\n\nComo diz o psiquiatra Nigel Strauss: "Se há algum resultado terrível em que alguém morre ou desenvolve psicose, isso é uma má notícia para o resto de nós que tenta iniciar estudos científicos".\n\nO Dr. Strauss tem um longo interesse em TEPT, tendo trabalhado com os sobreviventes e famílias do massacre de Port Arthur e os incêndios do “Sábado Negro”.\n"Eu sempre pensei que os tratamentos disponíveis não eram realmente adequados", diz ele, "então eu dei uma olhada nas evidências que estavam saindo da MAPS [Associação Multidisciplinar de Estudos Psicodélicos nos EUA] e fiquei impressionado com a resultados iniciais ".\nEle agora defende que ensaios clínicos sejam realizados na Austrália.\nEle e o Dr. Martin Williams, da Pesquisa Psicodélica em Ciência e Medicina, apresentaram uma submissão à Universidade Deakin em dezembro de 2015 para um estudo de TEPT usando o MDMA.\nFoi bloqueado no último momento por um professor que temia que a pesquisa atraísse uma cobertura negativa da mídia.\n"Essas drogas são estigmatizadas e há manchetes frequentes sobre jovens que sofrem de overdose", diz Strauss.\n"As universidades são lugares frágeis: são financeiramente dependentes e sofrem muita pressão.\n\n-Evoluindo um novo sistema\n\nO Dr. Strauss acredita que os testes começarão na Austrália nos próximos cinco anos, mas reconhece a dificuldade de tentar encaixar o fenômeno contracultural do uso psicodélico no paradigma da ciência.\n"Cabe aos cientistas e psiquiatras que têm uma compreensão da consciência para encontrar um caminho", diz ele.\n"Estou interessado em evoluir um sistema onde poderia haver mais sinergia entre os dois."\nBen Sessa é um médico com base em Bristol que já realiza testes MDMA para tratar a dependência de álcool .\n\nEm uma vida passada ele era um raver e um DJ de um clube, então ele é bastante simpático à psicoterapia underground.\n"Há uma enorme quantidade de conhecimento dentro dele para que não seja desprezado", diz ele, "porque as experiências podem direcionar os pesquisadores a novos caminhos. Mas isso não vai ajudar a obter novos medicamentos licenciados. Isso tem que ser feito da forma como as autoridades reguladoras querem que você o faça, com base em estudos. "\n\nO Dr. Prash tem uma visão semelhante.\n"Se é underground, então não tem o tipo de vigor que o modelo científico dominante exige, e então não vai ter muita validade em nenhum lugar", explica ele.\n"Não seria mais útil do que a evidência anedótica de que todos já estamos cientes. Não pode ser revisada por pares e a validade de seus resultados não pode ser avaliada."\n\nNas próximas décadas, talvez possamos ver a visão do MAPS de centros psicodélicos que não estão restritos a pessoas que lidam com problemas de saúde mental. Mas no futuro próximo, o progresso será lento.\n\nJohn está preocupado com o fato de certos medicamentos serem obrigatórios para determinadas condições, como se um tamanho fosse adequado a todos. Ele também se pergunta como os limites do cliente serão flexíveis o suficiente.\n"Esta não é uma sessão de uma hora em que o terapeuta diz: 'O tempo acabou'", diz ele. "Às vezes, depois da sessão eu ainda não me sinto bem, então eu fico lá até me sentir seguro."\n\nDr. Sessa reconhece: "Muitas pessoas me dizem: 'Por que você se incomoda em tentar licenciar essas drogas? Há muitos bons terapeutas underground - e isso é verdade.\n"Mas há 70.000 casos não tratados de PTSD no Reino Unido, e a maioria dessas pessoas não quer infringir a lei.\n"Eles são a população que eu estou interessado em aumentar o acesso, então você tem que vencer o homem em seu próprio jogo."\n____________________________\n\nFonte: http://www.abc.net.au/news/2018-08-30/underground-psychedelic-psychotherapy-mdma-lsd/10134044?pfmredir=sm</text:p>
          </table:table-cell>
          <table:table-cell office:value-type="float" office:value="75" calcext:value-type="float">
            <text:p>75</text:p>
          </table:table-cell>
          <table:table-cell office:value-type="float" office:value="11" calcext:value-type="float">
            <text:p>11</text:p>
          </table:table-cell>
          <table:table-cell office:value-type="string" calcext:value-type="string">
            <text:p>2018-09-10</text:p>
          </table:table-cell>
          <table:table-cell office:value-type="string" calcext:value-type="string">
            <text:p>17:18:00+0000</text:p>
          </table:table-cell>
        </table:table-row>
        <table:table-row table:style-name="ro1">
          <table:table-cell office:value-type="float" office:value="419" calcext:value-type="float">
            <text:p>419</text:p>
          </table:table-cell>
          <table:table-cell office:value-type="string" calcext:value-type="string">
            <text:p>10200801246509609_523194464773141</text:p>
          </table:table-cell>
          <table:table-cell office:value-type="string" calcext:value-type="string">
            <text:p>[COLABORAÇÃO]\nMEMANTINA: Remédio pra Alzheimer médio-avançado com potencial para redução de tolerância de quase todas as drogas e proteção contra neurotoxicidade de anfetaminas (Meta/Anfetaminas/MDMA)\n\nExistem dezenas de papers científicos que corroboram com a minha hipótese:\nhttps://www.ncbi.nlm.nih.gov/pmc/articles/PMC2645549/?report=classic\nhttps://medium.com/@pharmakeus/memantine-as-a-neuroprotective-memory-enhancing-agent-and-potentially-effective-adjunct-to-19757a1bbcd6\nhttps://onlinelibrary.wiley.com/doi/pdf/10.1002/dta.1620\nhttps://www.sciencedirect.com/science/article/pii/S0161813X07001842\nhttps://www.sciencedirect.com/science/article/pii/S0028390807002298\nhttps://www.researchgate.net/publication/5396608_Memantine_protects_against_amphetamine_derivatives-induced_neurotoxic_damage_in_rodents\n\nEu venho experimentando com doses que variam de 2,5mg a 20mg faz aproximadamente um ano. E digo para os usuários de estimulantes dopaminérgicos que fazem uso diário ou semi-constante: Memantina é a melhor prevenção de danos que você pode ter acesso. Em referencias anedotais (experiencias próprias), ela me ajudou muito em binges e recuperação de provável dano causado por abuso de dopaminérgicas, e isso é reproduzível em laboratório, como visto em:\nhttps://www.ncbi.nlm.nih.gov/pubmed/27085203\n"Our study indicated that withdrawal from a binge regimen of AMPH impaired recognition memory. This effect was attenuated by administration of memantine at both 72h and 7 days of withdrawal. Moreover, prior administration of scopolamine, but not MK-801, decreased the memantine-induced recognition memory improvement. In addition, memantine reversed the AMPH-induced depressive-like behavior in the forced swim test in rats."\n\nSe você é um psiconauta experiente e tem uso constante de drogas que possuem mecanismo de liberação de neurotransmissores que possam causar toxicidade (anfetaminas, MDMA, metafetamina, lisdexanfetamina, Adderall, etc) ela é uma droga pra redução de danos que precisa estar no seu arsenal. Eu só não recomendo o uso dela pra quem já tem um like/gosto por dissociativas, porque elas interagem (já que memantina é uma antagonista NMDA de longa duração)\n\nAqui possui uma explicação mais geral (e em ingles) sobre:\nhttps://psychonautwiki.org/wiki/Memantine\n\nEssa wiki é a mais completa possível pro estudo de substâncias. É a minha dica de hoje, faz mais de um ano que eu uso ela, e ela me salvou em diversas ocasiões sem efeitos colaterais significativos. Porém, não é pra qualquer um, principalmente se você tem alguma doença psiquiátrica diagnosticada (NÃO USE CASO TENHAS, E SÓ USE SE VOCE ESTA CIENTE DAS POSSÍVEIS CONSEQUENCIAS, ESTUDE ANTES SOBRE).\n\nEla também me ajudou muito com ansiedade e também ajuda a tolerar abstinência de benzodiazepínicos. Ela também diminui a tolerancia de drogas opióides (apesar de eu não utiliza-las)</text:p>
          </table:table-cell>
          <table:table-cell office:value-type="float" office:value="46" calcext:value-type="float">
            <text:p>46</text:p>
          </table:table-cell>
          <table:table-cell office:value-type="float" office:value="43" calcext:value-type="float">
            <text:p>43</text:p>
          </table:table-cell>
          <table:table-cell office:value-type="string" calcext:value-type="string">
            <text:p>2018-09-11</text:p>
          </table:table-cell>
          <table:table-cell office:value-type="string" calcext:value-type="string">
            <text:p>11:00:57+0000</text:p>
          </table:table-cell>
        </table:table-row>
        <table:table-row table:style-name="ro1">
          <table:table-cell office:value-type="float" office:value="511" calcext:value-type="float">
            <text:p>511</text:p>
          </table:table-cell>
          <table:table-cell office:value-type="string" calcext:value-type="string">
            <text:p>140665063189702_526396934452894</text:p>
          </table:table-cell>
          <table:table-cell office:value-type="string" calcext:value-type="string">
            <text:p>[COLABORAÇÃO] UM MÉDICO EXPLICA COMO FUNCIONA A PRESCRIÇÃO DE KETAMINA PARA A DEPRESSÃO\n\nA ketamina é uma droga que foi aprovada pelo FDA na década de 1970 para ser usada por médicos e veterinários como um anestésico.\n\nÉ também uma droga recreativa bastante popular que fornece experiências dissociativas. Você se separa do seu corpo.\n\nNo entanto, embora tenha sido legal por cerca de 50 anos, foi apenas nos últimos anos que os psiquiatras começaram a perceber que essa droga é realmente muito eficaz no tratamento da depressão. De acordo com um estudo clínico [1], cerca de 70-85% dos pacientes com depressão grave relataram que o tratamento foi eficaz.\n\nA equipe do Psymposia conversou com um psiquiatra experiente para mergulhar mais fundo e aprender mais sobre como exatamente isso funciona.\n\nO texto deixa bem claro mas eu vou reforçar: não é recomendado o uso caseiro dessas substâncias pra qualquer auto tratamento. As pesquisas são feitas em conjunto com a terapia. É necessário um profissional experiente para que se tenham algum resultado e se reduza os riscos.\n\nSe você não sabe o que é a ketamina, ou conhece somente o básico, primeiro passe pelos artigos abaixo:\n\nANÁLISE COMPLETA: https://www.facebook.com/groups/320137168412206/permalink/339098839849372/\n\nEFEITOS ADVERSOS: https://www.facebook.com/groups/320137168412206/permalink/445262875899634/\n\nABUSO E VÍCIO:\nhttps://www.facebook.com/groups/320137168412206/permalink/422389424853646\n\nhttps://www.facebook.com/groups/320137168412206/permalink/422663818159540\n\nEntrevista:\n\nP: Alguns psiquiatras prescrevem a ketamina "off-label" para depressão. O que significa off-label exatamente?\n\nR: Off-label refere-se ao uso de um medicamento aprovado pela FDA para um propósito diferente da indicação de que foi aprovado.\n\nO uso off-label de medicamentos é comum e é totalmente legal prescrever para outros sintomas além da indicação aprovada pelo FDA.\n\nPara que um medicamento seja aprovado pelo FDA, deve ser provado que é seguro e eficaz para a indicação proposta. Todas as drogas têm potencial para efeitos adversos, portanto, para que uma medicação seja considerada segura, ela deve ter uma baixa incidência de efeitos adversos graves, em comparação com os benefícios derivados do tratamento da condição indicada. Um medicamento pode ser eficaz para outras condições que não a indicação aprovada. \n\nEnquanto a medicação for comprovadamente segura, os médicos podem prescrever legalmente um medicamento para uso off-label. Uma droga aprovada tem um perfil de segurança bem conhecido, por isso é geralmente seguro considerar uma medicação para outras condições.\n\nP: Quais são alguns exemplos de outros medicamentos que são prescritos off-label?\n\nR: Alguns antidepressivos que tiveram a aprovação do FDA para o tratamento da depressão têm sido usados para dor neuropática ou síndromes de dor crônica por mais de 30 ano.\n\nOutro exemplo é a trazodona - uma medicação mais antiga que tem aprovação da FDA para o tratamento da depressão, mas também é muito sedativa a ponto de dificultar a obtenção da dose total pelo efeito antidepressivo. Assim, por causa de seus efeitos colaterais sedativos, tornou-se comumente usado para insônia em doses mais baixas. Pode-se supor que é seguro o suficiente em doses mais baixas para usar na insônia simples, porque foi estudado em doses mais altas na depressão.\n\nP: Então, como os médicos dão a ketamina aos pacientes, uma vez prescritos para eles sem indicação?\n\nR: A ketamina é administrada por via IV em um ambiente supervisionado, usando 1/10 da dose do anestésico, que é de 0,5 mg / kg de peso corporal. O efeito tende a ser adiado para o dia seguinte, quando algum tipo de reajuste e liberação de pensamentos e emoções habituais ocorre, deixando uma oportunidade de se envolver em terapia para ajudar a solidificar os resultados. O efeito antidepressivo da ketamina tende a diminuir em poucos dias.\n\nO dextrometorfano (DXM) nas doses habituais de venda livre para tosse é administrado duas vezes por dia para ajudar a manter o efeito antidepressivo da ketamina. O DXM afeta receptores similares e vias neurais como a ketamina em um nível muito mais leve e atenuado. Alguns médicos prescrevem o DXM na esperança de que ele possa aumentar e manter os efeitos do tratamento com ketamina.\nUm médico em San Diego está dando ketamina por via oral na mesma dose de 0,5 mg / kg de peso corporal para a depressão situacional em pacientes de cuidados paliativos com bons resultados. É um pequeno número de pacientes, mas até agora ele descobriu que é geralmente bem tolerado e eficaz.\n\nA ketamina só vem em formulação IV - não há formulação oral comercialmente disponível. Então você tem que usar uma farmácia de manipulação, onde medicamentos personalizados em doses específicas são criados para atender às necessidades específicas de um paciente.\nKetamina para depressão é experimental. Não há evidências suficientes de segurança e eficácia para justificar o uso amplamente distribuído do rótulo neste momento. Para pacientes ambulatoriais, os protocolos de tratamento envolvem administração oral ou intravenosa em consultório supervisionado. Não é como uma receita a ser tomada em casa.\n\nP: Quais são algumas preocupações / riscos em prescrever ketamina off-label para depressão?\n\nR: A questão importante é o fato de que o uso dela para a depressão ainda é altamente experimental. Não seria uma preocupação tão séria se fosse uma medicação simples como o ibuprofeno sendo usado para o tratamento da tosse - que pode funcionar quando a tosse está relacionada à inflamação na traqueia.\n\nO ibuprofeno é um medicamento bastante seguro. Ketamina não é. Pode ser usado em doses anestésicas para induzir um estado dissociativo no qual a dor não é sentida. Qualquer medicamento que seja usado para anestesia pode ser letal se usado em excesso. \n\nA ketamina foi estudada pelo FDA somente para o uso anestésico. Não há dados sobre a segurança de doses repetidas ao longo do tempo.\n\nO uso de ketamina para depressão está sendo monitorado de perto e estudado. Os protocolos enfatizam a importância de filtrar as pessoas com histórico de abuso de substâncias. Existe a preocupação de que tais pacientes possam ser mais propensos a responder à baixa dose de ketamina desenvolvendo respostas aditivas ao uso da medicação.\n\nO uso também é limitado a apenas alguns tratamentos por semana durante um número limitado de semanas. O problema é que o efeito antidepressivo desaparece, então a ideia é usar esses dias, quando o humor é melhorado para trabalhar em questões psicológicas, mudar a perspectiva e quebrar ciclos de pensamentos negativos habituais.\n\nP: Como isso funciona exatamente? O que a ketamina faz?\n\nR: O uso de ketamina para depressão é análogo ao uso de fitoterapia no xamanismo.\n\nAyahuasca, por exemplo, focando cada vez em um objetivo específico desejado da cerimônia - purificação, esclarecimento, ensinamento e / ou cura de uma doença específica ou preocupação. A ideia é usar os insights obtidos a partir da consciência expandida e da consciência e incorporar as ideias e insights na vida diária.\n\nO objetivo do uso cerimonial repetido da ayahuasca é poder acessar e reter os insights e expandir o nível de consciência sem a necessidade da planta. Lembrando-se do estado de percepção ampliada e reinserindo conscientemente esse nível de consciência, você pode incorporar os efeitos da planta em sua vida diária.\n\nAssim, da mesma forma que a ketamina, a ideia é entrar num estado de liberação da depressão, sentir como é ter o fardo da depressão aliviado e aprender a manter esse estado de espírito pela intenção e prática conscientes.\nAlguns pesquisadores notaram que a ketamina parece romper as amarras dos pensamentos negativos crônicos e estados emocionais negativos que se autoperpetuam quando deprimidos, e quebrando os padrões por algumas horas ou dias, você tem a oportunidade de seguir adiante sem continuar com pensamentos e sentimentos negativos. É como um reboot de um computador. Um desligamento momentâneo, definindo os mostradores de volta para zero e, em seguida, começando novamente. \n\nUm médico britânico da Inglaterra sugeriu que a ketamina está de alguma forma lidando com as "rotinas" em nossos pensamentos e emoções.\n\nQuando certos pensamentos e sentimentos negativos são repetidos muitas vezes, você tende a recuar nas mesmas rotinas várias vezes. Ele sente que a substância limpa os sulcos, como repavimentar uma rua, proporcionando uma superfície lisa para responder e seguir em frente em uma direção diferente, em vez de seguir os mesmos caminhos antigos.\n______________\n\nUm outro artigo recente cita um possível problema no uso de Ketamina para depressão:\n\nNovas pesquisas ligaram os efeitos da droga ao sistema opioide do cérebro - o que significa que ela potencialmente atua como um opioide como a morfina ou a oxicodona, mas de uma forma diferente.\n\nTambém é possível que ela esteja apenas liberando endorfinas no cérebro, como um opióide, em vez de agir diretamente sobre os receptores opioides. Mais pesquisas são necessárias para descobrir o que está acontecendo, mas por enquanto os cientistas estão recomendando cautela.\n\n"Com essas novas descobertas, devemos ser cautelosos sobre o uso repetido e generalizado da ketamina antes que novos testes mecanísticos sejam realizados”.\n______________\n\nFonte:\nEntrevista: https://www.psymposia.com/magazine/a-doctor-explains-how-prescribing-ketamine-for-depression-works/\n\nKetamina atuando como opioide? https://www.sciencealert.com/doctors-find-opioid-problem-with-using-ketamine-for-depression\n______________\n\nReferências:\n[1] - https://www.ncbi.nlm.nih.gov/pmc/articles/PMC3677048/</text:p>
          </table:table-cell>
          <table:table-cell office:value-type="float" office:value="79" calcext:value-type="float">
            <text:p>79</text:p>
          </table:table-cell>
          <table:table-cell office:value-type="float" office:value="28" calcext:value-type="float">
            <text:p>28</text:p>
          </table:table-cell>
          <table:table-cell office:value-type="string" calcext:value-type="string">
            <text:p>2018-09-16</text:p>
          </table:table-cell>
          <table:table-cell office:value-type="string" calcext:value-type="string">
            <text:p>16:38:07+0000</text:p>
          </table:table-cell>
        </table:table-row>
        <table:table-row table:style-name="ro1">
          <table:table-cell office:value-type="float" office:value="1448" calcext:value-type="float">
            <text:p>1448</text:p>
          </table:table-cell>
          <table:table-cell office:value-type="string" calcext:value-type="string">
            <text:p>140665063189702_528025120956742</text:p>
          </table:table-cell>
          <table:table-cell office:value-type="string" calcext:value-type="string">
            <text:p>[COLABORAÇÃO] ÁLCOOL É ÁLCOOL &amp; LSD É LSD (MAS VOCÊ É/ESTÁ DIFERENTE)\n\nTradução de uma matéria publicada em novembro do ano passado pelo The Conversation. Nesse artigo eu vou aproveitar pra fazer uma analogia com outra questão além do álcool falada originalmente, as discussões sobre cristais de LSD. Isso há alguns meses atrás era assunto muito batido e ainda bem que diminuiu, mas não podia deixar de fazer a comparação nesse artigo pois ele bate em argumentos que já falávamos muito aqui.\n\nCom as palavras, Nicole Lee, professora do Instituto Nacional de Pesquisas sobre Drogas em Curtin, Austrália e a comparação colocadas entre parênteses feitas por mim.\n\n“Relatos de um estudo ligando diferentes tipos de bebidas alcoólicas com diferentes estados de humor foram feitos recentemente. A pesquisa utilizou 30.000 respostas da pesquisa do Global Drug Survey e descobriu que as pessoas atribuíam diferentes emoções a diferentes bebidas alcoólicas.\n\nPor exemplo, mais entrevistados relataram sentir-se agressivos ao beber vodka do que ao beber vinho.\nTodos nós temos amigos que juram que se sentem diferentes quando bebem diferentes tipos de álcool (e de LSD). Mas bebidas (cristais) diferentes podem realmente influenciar seu humor de maneiras diferentes?\n\nVamos direto ao assunto. Não importa qual a bebida, o ingrediente ativo é o mesmo: etanol (no caso do LSD, a dietilamida do ácido lisérgico).\n\nQuando você toma uma bebida, o etanol entra na corrente sanguínea através do estômago e do intestino delgado e é então processado no fígado. O fígado pode processar apenas uma quantidade limitada de álcool de cada vez, para que qualquer excesso permaneça no sangue e viaje para outros órgãos, incluindo o cérebro onde o humor é regulado.\n \nOs efeitos diretos do álcool (e do LSD) são os mesmos, quer você beba vinho (White fluff), cerveja (california Sunshine) ou outras bebidas alcoólicas (e outros cristais). Não há evidências de que diferentes tipos de álcool (e cristais) causem diferentes estados de humor (ou de efeitos). As pessoas nem são muito boas em reconhecer seus estados de humor quando estão bebendo (quando sob efeitos de psicodélicos então...).\nEntão, de onde vem o mito?\n\n-Expectativas:\n\nOs cientistas estudaram crenças específicas relacionadas ao álcool chamadas “expectativas”. Se você acredita que um determinado tipo de bebida o deixa irritado, triste ou sexualizado, é mais provável que isso aconteça (se você acredita que determinado “crsital” é mais introspectivo ou mais recreativo e leu vários relatos sobre isso é mais provável que isso realmente aconteça).\n\nDesenvolvemos expectativas a partir de várias fontes, incluindo nossas experiências próprias e de outros. Se o vinho o deixa relaxado, provavelmente é porque você costuma beber devagar em um ambiente calmo e descontraído (com psicodélicos esse ambiente pode guiar muito mais ainda sua viagem). \n \nOu se você regularmente viu seus pais sentados em torno de uma tarde de domingo com seus amigos e algumas cervejas, você pode esperar que a cerveja o torne mais sociável. Descobriu-se que crianças de até seis anos têm expectativas sobre o álcool, bem antes de qualquer experiência de bebida.\nConstruímos associações conscientes e inconscientes entre o álcool e nossas emoções toda vez que bebemos ou vemos alguém bebendo (isso é mais fato ainda com psicodélicos).\nPoderíamos até ser influenciados pela música (!) e pela arte. \n \n-É o 'como' e não o 'que':\n\nOutros produtos químicos, chamados congêneres (no caso do LSD, isômeros), podem ser produzidos no processo de fabricação de álcool. Diferentes bebidas (cristais) produzem diferentes congêneres. Alguns argumentam que estes podem ter efeitos diferentes no humor, mas o único efeito real desses produtos químicos é o sabor e o cheiro de uma bebida (no caso do LSD só vai afetar na quantidade de LSD ativo no final, visto que os outros isômeros são inativos, logo a pureza pode influenciar na dosagem final contida no blotter). \n\nMas não há evidências de que esses congêneres produzam efeitos específicos de humor ou comportamentais enquanto você está bebendo.\nO fator crítico nos efeitos físicos e psicológicos que você sente quando bebe realmente se resume a como você bebe e não o que você bebe (set &amp; setting). Bebidas diferentes têm diferentes níveis de álcool (no caso do LSD, diferentes níveis de pureza) e quanto mais álcool (quanto mais microgramas de LSD) você ingerir mais fortes são os efeitos.\n\nAs vodcas (alguns cristais) têm uma maior concentração (maior pureza) de álcool (40%) do que a cerveja (5%) ou vinho (12%). Isso aumenta rapidamente a concentração de álcool no sangue e, portanto, os efeitos do álcool, incluindo mudanças no humor (aumenta a quantidade de microgramas ingeridas que afetam diretamente nos efeitos, você pode acabar comparando uma trip com outra sendo que você tomou - sem saber - uma quantidade relativamente diferente de LSD ativo uma da outra).”\n\nLembrando que estamos falando se a substância ingerida foi realmente LSD, mas existem outros análogos que podem ser vendidos com tal e que realmente tem ações diferentes bem como, adulterantes.\n_________________\n\nVou colocar alguns posts com discussões sobre cristais aqui no grupo:\n\nhttps://www.facebook.com/groups/320137168412206/permalink/378180945941161\n\nhttps://www.facebook.com/groups/320137168412206/permalink/342315136194409\n\nhttps://www.facebook.com/groups/320137168412206/permalink/387061648386424\n_________________\n\nFonte:\nhttps://theconversation.com/do-different-drinks-make-you-different-drunk-88247\n\nEstudos:\n\nDo emotions related to alcohol consumption differ by alcohol type? An international cross-sectional survey of emotions associated with alcohol consumption and influence on drink choice in different settings:\nhttps://bmjopen.bmj.com/content/7/10/e016089\n\nDifferential Alcohol Expectancies Based on Type of Alcoholic Beverage Consumed:\nhttps://www.ncbi.nlm.nih.gov/pmc/articles/PMC2965491/</text:p>
          </table:table-cell>
          <table:table-cell office:value-type="float" office:value="116" calcext:value-type="float">
            <text:p>116</text:p>
          </table:table-cell>
          <table:table-cell office:value-type="float" office:value="89" calcext:value-type="float">
            <text:p>89</text:p>
          </table:table-cell>
          <table:table-cell office:value-type="string" calcext:value-type="string">
            <text:p>2018-09-19</text:p>
          </table:table-cell>
          <table:table-cell office:value-type="string" calcext:value-type="string">
            <text:p>18:38:12+0000</text:p>
          </table:table-cell>
        </table:table-row>
        <table:table-row table:style-name="ro1">
          <table:table-cell office:value-type="float" office:value="701" calcext:value-type="float">
            <text:p>701</text:p>
          </table:table-cell>
          <table:table-cell office:value-type="string" calcext:value-type="string">
            <text:p>140665063189702_530846027341318</text:p>
          </table:table-cell>
          <table:table-cell office:value-type="string" calcext:value-type="string">
            <text:p>[COLABORAÇÃO] COMO USAR O GUIA DE COMBINAÇÃO DE DROGAS DO TRIPSIT \n\nSabe aquelas dicas de ouro da Redução de Danos? Essa tabela do TripSit é uma delas. Por mais que seja de fácil entendimento, alguns detalhes são importantes de esclarecer e traduzir pois não temos ela em português.\n\nPrimeiramente uma nota obrigatória do TripSit:\nATENÇÃO! Para fins educacionais: Não recomendamos <text:s/>nenhuma dessas combinações. Esta tabela sempre terá o status de <text:s/>"trabalho em progresso". É extremamente importante estar seguro em todos os momentos! Ela serve como um guia de referência rápida e pesquisas adicionais DEVEM SEMPRE ser feitas. Se você usar esta tabela ou nossas informações em seu site, deverá vincular-se aos resumos completos e exibir essa mensagem.\n\nEmbora a maioria das substâncias psicoativas sejam bastante poderosas sozinhas, alguns usuários podem optar por combinar duas ou mais ao mesmo tempo para levar sua experiência ainda mais longe. A combinação de múltiplas substâncias psicoativas durante uma experiência tem o potencial de levar o usuário a novos territórios psicodélicos ou catalisar novas perspectivas sobre a vida ou o conceito de realidade, ou apenas fazer que ele se sinta mais chapado. No entanto, também pode resultar em desconforto físico grave, trauma psicológico e até a morte. Por causa do alto potencial de risco, esta técnica avançada não deve ser usada por aqueles que são novos em psicodélicos, e mesmo aqueles com anos de experiência ainda devem ir de leve e proceder com extrema cautela.\n\nEm um esforço para reduzir os perigos potenciais da combinação de drogas, o site de redução de danos TripSit criou a versão 3.0 tabela em 2016. Reuni abaixo algumas informações do PsychonautWiki e Psychedelic Times como uma introdução a esse recurso e espero que ajude vocês a tomar decisões informadas e reduzir danos potenciais.\n\nLink da tabela em alta definição:\nhttp://wiki.tripsit.me/wiki/File:Combo_2.png\n\nÉ muito importante lembrar da importância de testar suas substâncias com reagentes sempre que possível para saber se realmente está usando aquilo que se espera. Ainda assim, todo cuidado é pouco visto que a maioria das substâncias vendidas na rua são misturadas com outras.\n\nCOMO LER O GRÁFICO\nA tabela é bastante fácil de ler. Primeiro, simplesmente identifique a primeira substância que você gostaria no eixo X do gráfico. Em seguida, localize a segunda substância no eixo Y. A área no centro do gráfico onde a coluna da primeira substância cruza à linha da segunda substância exibirá o nível previsto de risco para essa combinação específica. Mais informações sobre as várias categorias de risco podem ser encontradas abaixo.\n\nCATEGORIAS:\nO TripSit criou um total de seis categorias. Cada categoria avalia o nível de segurança de uma combinação, bem como se a combinação causará um efeito sinérgico. Uma combinação potencialmente "sinérgica" pode resultar em um efeito maior que a soma de suas partes.\n\nBaixo Risco e Sinergia (Low Risk and Synergy) – Verde Escuro: Esta categoria descreve substâncias que provavelmente não causarão reações adversas ou indesejáveis além daquelas que são normalmente antecipadas de usar cada substância individualmente, mas tendem a ter um efeito sinérgico quando combinadas.\n\nBaixo Risco e Sem Sinergia (Low Risk and No Synergy) – Verde Claro: Esta combinação não é susceptível de causar uma reação adversa ou indesejável quando usada com cuidado. Além disso, não há efeito sinérgico - os efeitos são simplesmente aditivos.\n\nBaixo Risco e Redução (Low Risk and Decrease) – Azul: Uma combinação de medicamentos que se enquadre nessa categoria terá um baixo risco de causar uma reação adversa ou indesejável, e os efeitos de cada substância serão atenuados, ao invés de amplificados.\n\nCuidado (Caution) – Amarelo: Embora não seja provável que seja fisicamente prejudicial, uma combinação nessa categoria pode produzir efeitos indesejáveis, como desconforto físico ou superestimulação. O uso frequente ou de alta dosagem pode resultar em problemas de saúde física, e o potencial de efeito sinérgico é possível - embora imprevisível. Como o nome da categoria sugere, os usuários que desejam experimentar uma combinação nessa categoria devem proceder com cautela.\n\nInseguro (Unsafe) – Laranja: quando uma combinação é classificada como insegura, existe um sério risco de dano físico ao usuário. Essas combinações devem ser abordadas com extrema cautela, e é melhor evitá-las.\n\nPerigoso (Dangerous) – Vermelho: A categoria final inclui combinações de drogas que são reconhecidamente extremamente prejudiciais tanto física quanto psicologicamente. De fato, as reações da experimentação com essas combinações são imprevisíveis e há uma chance realista de morte. Essas combinações devem ser evitadas a todo custo.\n\nQUAIS SÃO OS DETALHES DAS MISTURAS PERIGOSAS?\nO TripSit também possui descrições detalhadas das combinações específicas em sua página (http://wiki.tripsit.me/wiki/Drug_combinations). Essas descrições oferecem mais informações sobre cada combinação, o que pode ser extremamente útil - potencialmente até mesmo para salvar vidas .\n\nToda a informação está em inglês e primeiramente vou traduzir aqui as que são classificadas como PERIGOSAS, depois vou entrar em contato com o TripSit pra tentar traduzir todo o material:\n\nIMAO &amp; AMT:\nO aMT é um inibidor da MAO sozinho. O uso de inibidores de enzimas pode reduzir bastante a previsibilidade dos efeitos.\n\nÁLCOOL E KETAMINA | GHB / GBL E KETAMINA | OPIÓIDES E CETAMINA | ÁLCOOL E MXE | GHB / GBL &amp; MXE | ÁLCOOL E DXM | GHB / GBL &amp; DXM | GHB / GBL E ÁLCOOL:\nAmbas as substâncias causam ataxia e trazem um risco muito alto de vômito e inconsciência. Se o usuário ficar inconsciente enquanto estiver sob a influência, há um grave risco de aspiração de vômito se ele não for colocado na posição de recuperação.\n\nOPIOIDES E MXE:\nEsta combinação pode potencializar os efeitos do opióide\n\nOPIOIDES E DXM:\nRiscos de dificuldade respiratória, problemas cardíacos, hepatoxicidade. Além disso, se alguém toma dxm, sua tolerância aos opiáceos diminui ligeiramente, causando efeitos sinérgicos adicionais.\n\nIMAO &amp; DXM | SSRIS &amp; DXM:\nAlto risco de síndrome serotoninérgica\n\nTRAMADOL E ANFETAMINAS | TRAMADOL &amp; MDMA | TRAMADOL E COCAÍNA:\nTramadol e estimulantes aumentam o risco de convulsões.\n\nIMAO E ANFETAMINAS | IMAO &amp; MDMA:\nInibidors da MAO-B podem aumentar a potência e duração das fenetilaminas imprevisivelmente. Inibidores da MAO-A e anfetaminas podem levar a crises hipertensivas.\n\nOPIÁCEOS E COCAÍNA:\nos estimulantes aumentam a taxa de respiração, se o estimulante acaba primeiro, o opiáceo pode causar parada respiratória.\n\nIMAO E COCAÍNA:\nEsta combinação é pouco explorada\n\nOPIOIDES E ÁLCOOL | TRAMADOL E ÁLCOOL:\nRisco de convulsões. ambas as substâncias potenciam a ataxia e sedação causada pela outra e podem levar a perda inesperada de consciência em altas doses. Coloque os pacientes afetados na posição de recuperação para evitar excesso de aspiração de vômito. Apagões e bloqueios de memória são prováveis.\n\nBENZODIAZEPÍNICOS E ÁLCOOL:\nA ingestão de etanol pode potencializar os efeitos do no SNC de muitos benzodiazepínicos. As duas substâncias potencializam-se fortemente e imprevisivelmente, levando rapidamente à inconsciência. Enquanto inconsciente, a aspiração de vômito é um risco se não for colocada na posição de recuperação. Perda de memória provável.\n\nOPIOIDES E GHB / GBL:\nAs duas substâncias potenciam-se fortemente e imprevisivelmente, levando rapidamente à inconsciência. Enquanto inconsciente, a aspiração de vômito é um risco se não for colocada na posição de recuperação\n\nTRAMADOL &amp; GHB / GBL:\nOs efeitos sedativos desta combinação podem levar a uma depressão respiratória perigosa.\n\nBENZODIAZEPINAS E GHB / GBL:\nAs duas substâncias potenciam-se fortemente e imprevisivelmente, levando rapidamente à inconsciência. Enquanto inconsciente, a aspiração de vômito é um risco se não for colocada na posição de recuperação.\n\nTRAMADOL E OPIOIDES:\nO uso concomitante de tramadol aumenta o risco de convulsão em pacientes que tomam outros opioides. Estes agentes são muitas vezes individualmente epileptogênicos e podem ter efeitos aditivos sobre o limiar convulsivo durante a co-administração. Os efeitos do sistema nervoso central e / ou depressor respiratório podem estar presentes adicional ou sinergicamente\n\nBENZODIAZEPINAS E OPIÓIDES | BENZODIAZEPINAS E TRAMADOL:\nO sistema nervoso central e / ou os efeitos depressor respiratório podem estar presentes adicional ou sinergicamente. As duas substâncias potencializam-se fortemente e imprevisivelmente, levando rapidamente à inconsciência. Enquanto inconsciente, a aspiração de vômito é um risco se não for colocado na posição de recuperação.\n\nConclusão\nO conceito de combinar múltiplas substâncias psicoativas é atraente para alguns usuário, e essa prática pode fornecer resultados positivos e negativos. É comum encontrar apelidos para essas misturas como CandyFlip (L$D e M.D.M.A), Nexus Flip (2C-B e M.D.M.A), dentre outros. Para evitar que problemas psicológicos e físicos ocorram, é sempre melhor aprender tanto sobre os possíveis efeitos que uma combinação de drogas pode produzir antes de usar. \n\nO PreParty apresenta esta informação com a única intenção de fornecer informações sobre redução de danos, e não defende ou promove o uso de substâncias ilegais. <text:s/>Aconselhamos nossos leitores a ter extremo cuidado ao decidir combinar ou não várias substâncias.</text:p>
          </table:table-cell>
          <table:table-cell office:value-type="float" office:value="69" calcext:value-type="float">
            <text:p>69</text:p>
          </table:table-cell>
          <table:table-cell office:value-type="float" office:value="8" calcext:value-type="float">
            <text:p>8</text:p>
          </table:table-cell>
          <table:table-cell office:value-type="string" calcext:value-type="string">
            <text:p>2018-09-25</text:p>
          </table:table-cell>
          <table:table-cell office:value-type="string" calcext:value-type="string">
            <text:p>01:28:59+0000</text:p>
          </table:table-cell>
        </table:table-row>
        <table:table-row table:style-name="ro1">
          <table:table-cell office:value-type="float" office:value="504" calcext:value-type="float">
            <text:p>504</text:p>
          </table:table-cell>
          <table:table-cell office:value-type="string" calcext:value-type="string">
            <text:p>560627870781613_531501223942465</text:p>
          </table:table-cell>
          <table:table-cell office:value-type="string" calcext:value-type="string">
            <text:p>[COLABORAÇÃO]\nOlha que legal, pessoal. Um vídeo muito bem bolado sobre redução de danos para emidê.</text:p>
          </table:table-cell>
          <table:table-cell office:value-type="float" office:value="33" calcext:value-type="float">
            <text:p>33</text:p>
          </table:table-cell>
          <table:table-cell office:value-type="float" office:value="8" calcext:value-type="float">
            <text:p>8</text:p>
          </table:table-cell>
          <table:table-cell office:value-type="string" calcext:value-type="string">
            <text:p>2018-09-26</text:p>
          </table:table-cell>
          <table:table-cell office:value-type="string" calcext:value-type="string">
            <text:p>16:42:32+0000</text:p>
          </table:table-cell>
        </table:table-row>
        <table:table-row table:style-name="ro1">
          <table:table-cell office:value-type="float" office:value="265" calcext:value-type="float">
            <text:p>265</text:p>
          </table:table-cell>
          <table:table-cell office:value-type="string" calcext:value-type="string">
            <text:p>140665063189702_533453983747189</text:p>
          </table:table-cell>
          <table:table-cell office:value-type="string" calcext:value-type="string">
            <text:p>[COLABORAÇÃO] Redutores de danos em espaços de festa: Quais as competências necessárias?\n\nÓtimo texto do Fernando Beserra!\n\n"Uma discussão que surge, vez ou outra, é qual a necessária formação do redutor de danos para atuar em contexto de festas/eventos. Legalmente não há essa previsão desta formação e um problema a mais é que muitos veem estas ações apenas ou simplesmente como uma ação voluntaria de ativistas. A militância é parte intrínseca destas atuações, pois as mesmas têm um componente político bastante presente. Aqui no Rio de Janeiro sempre buscamos imprimir esta marca de forma bastante clara e vejo que vários coletivos no Brasil também o fazem ou estão ampliando esta dimensão. Porém, isso não altera o fato de que o trabalho do redutor de danos em uma festa é um trabalho. Pelo histórico da redução de danos e pela importância dos próprios usuários de substâncias, independente de educação formal prevista, participarem e serem muito importantes para o funcionamento da RD, há receio de alguns pesquisadores e profissionais por uma regulação restritiva. Isso é compreensível e bastante importante. Por outro lado, não há dúvidas de que há um conjunto de conhecimentos, habilidades e atitudes que favorecem um trabalho de qualidade efetuado por este profissional. E, mais do que uma questão que se resolve de forma individual, é algo que responde coletivamente, com a possível futura participação dos grupos de RD neste debate. Além disso, no que compete aos conhecimentos, habilidades e atitudes necessárias a um trabalho de qualidade, trata-se tampouco de uma questão somente individual. Este debate diz respeito, igualmente, de uma questão meso-organizacional, isto é, a interação de competências de um grupo/equipe, na medida em que se esperam distintos papéis e competências sinérgicos dentro de uma equipe de RD que atua em eventos."\n\nTexto completo:\n</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2018-10-01</text:p>
          </table:table-cell>
          <table:table-cell office:value-type="string" calcext:value-type="string">
            <text:p>16:04:34+0000</text:p>
          </table:table-cell>
        </table:table-row>
        <table:table-row table:style-name="ro1">
          <table:table-cell office:value-type="float" office:value="285" calcext:value-type="float">
            <text:p>285</text:p>
          </table:table-cell>
          <table:table-cell office:value-type="string" calcext:value-type="string">
            <text:p>1042134555874545_533261073766480</text:p>
          </table:table-cell>
          <table:table-cell office:value-type="string" calcext:value-type="string">
            <text:p>[COLABORAÇÃO] [POLÍTICAS DE SAÚDE] [D.R.O.G.A.S E CIDADANIA] \n\nSérie de vídeos muito massa do Conselho Federal de Psicologia sobre "D.r.o.g.a.s e Cidadania", internação à força, direitos humanos e civis, serviços de saúde, SUS e etc:\n\n.\n.\n.\n.\n.\n.\n.\n. \nOBS: É muito importante votarmos em candidatos e candidatas que propõem uma nova política de d.r.o.g.a.s! Além da defesa e melhoria do SUS, a descriminalização e legalização das substâncias é questão de saúde e segurança pública. E é um questão de sobrevivência para a população negra e periférica, policiais e "inocentes" vítimas da "guerra às drogas".\n\nAcessem: http://eleicoes.pbpd.org.br</text:p>
          </table:table-cell>
          <table:table-cell office:value-type="float" office:value="19" calcext:value-type="float">
            <text:p>19</text:p>
          </table:table-cell>
          <table:table-cell office:value-type="float" office:value="9" calcext:value-type="float">
            <text:p>9</text:p>
          </table:table-cell>
          <table:table-cell office:value-type="string" calcext:value-type="string">
            <text:p>2018-10-01</text:p>
          </table:table-cell>
          <table:table-cell office:value-type="string" calcext:value-type="string">
            <text:p>14:47:41+0000</text:p>
          </table:table-cell>
        </table:table-row>
        <table:table-row table:style-name="ro1">
          <table:table-cell office:value-type="float" office:value="333" calcext:value-type="float">
            <text:p>333</text:p>
          </table:table-cell>
          <table:table-cell office:value-type="string" calcext:value-type="string">
            <text:p>140665063189702_537436283348959</text:p>
          </table:table-cell>
          <table:table-cell office:value-type="string" calcext:value-type="string">
            <text:p>[COLABORAÇÃO] POR QUE EU LAMENTO MINHA GUERRA CONTRA AS DROGAS - Por Charlie Falconer, Baron Falconer of Thoroton\n\nCharlie era Secretário de Estado de Justiça na Grã Betanha, abaixo, um artigo escrito por ele, lamentando sua parte na responsabilidade na guerra as drogas do país. A reflexão se encaixa perfeitamente ao nosso governo.\n\n“Lamento por apoiar a guerra contra as drogas. Percebo agora que foi um trágico desastre que infligiu danos às partes mais pobres da Grã-Bretanha e sobre as pessoas nos cantos mais desesperados do planeta.\n\nEstou longe de ser o único a ter apoiado essas políticas. No entanto, talvez a minha responsabilidade fosse maior do que a maioria, já que eu estava encarregado do sistema de justiça de 2003 a 2007 - um dos departamentos que colocou a proibição em ação. Mas agora é hora de reconhecer nosso fracasso coletivo, aceitar as evidências e começar a examinar as alternativas - aquelas que incluem a legalização e regulamentação do fornecimento de drogas.\nIsso parece controverso, embora a reforma das políticas de drogas esteja varrendo grande parte do mundo, do Canadá à África do Sul, Estados Unidos e Uruguai. Mas faço a sugestão baseada em evidências e minha determinação em proteger o público das consequências cada vez mais obviamente cruéis de uma política errada - não de uma posição libertária em favor do livre arbítrio.\n\nEm 1961, quando eu tinha dez anos, a Grã-Bretanha assinou a Convenção Única das Nações Unidas sobre Drogas, comprometendo todos os Estados membros a uma proibição global da produção, fornecimento e uso de certos medicamentos para uso não médico. A xenofobia foi a base da convenção, identificando aqueles que estavam associados ao uso de cannabis, ópio e cocaína - nomeadamente hispânicos, chineses e afro-americanos.\n\nDez anos depois, o Partido Trabalhista apoiou a aprovação do Ato de Uso Indevido de Drogas de 1971. Ele continuou apoiando a proibição das drogas desde então - no governo e na oposição - embora essa política perniciosa tenha causado sofrimento a milhões e morte a dezenas de milhares.\n\nProibição, no entanto, foi um fracasso. Basta você olhar para o número de mortes por overdose na Grã-Bretanha em comparação com países que passaram de punição para tratamento, como Portugal, para ver que essa abordagem foi catastrófica. Criamos um ambiente ferozmente hostil, com uma barreira para indivíduos com problemas que buscavam ajuda e, no processo, prejudicamos enormemente o sistema de justiça criminal.\n\nWestminster produziu uma combinação letal de conformidade política e duradoura covardia, mantendo o status quo à medida que a contagem de corpos aumentava e a dor comum aumentava. Para meu próprio partido, isso foi especialmente cruel, já que o dano é mais grave nas comunidades mais pobres.\n\nAs principais vítimas foram - ainda são - as mais pobres da sociedade, uma vez que a guerra às drogas é, na verdade, um ataque à classe trabalhadora. Claramente, muitos usuários não são apanhados em crime ou uso problemático. \nPerdemos dez pessoas por dia em mortes relacionadas a drogas. Isso significa que 70 britânicos estão morrendo a cada semana, 280 por mês - e a maioria dessas mortes é evitável. Perpetuar essa dinâmica é um condenação para nossos valores. É uma questão que atravessa as linhas partidárias: estamos presos em uma crise política de drogas e Westminster precisa acordar para isso.\n\nPara cada libra que gastamos combatendo a guerra contra as drogas, temos que gastar muito mais para limpar a bagunça. É uma terrível ironia que o Ministério esteja adotando uma política que cria metade de todos os crimes contra a propriedade e canaliza um vasto fluxo de renda para os criminosos organizados. E a guerra às drogas também está enchendo nossas prisões. Atualmente, temos a maior população carcerária da Europa Ocidental. E essas prisões estão cheias de drogas.\n\nAs leis sobre drogas são desproporcionalmente aplicadas contra os negros. Mais e mais nós estamos vendo relatos de como crianças e adolescentes estão sendo explorados para lidar com drogas. Enquanto isso, as drogas à venda estão ficando mais fortes e mais baratas, o que é uma evidência mais clara de fracasso. Muitas vezes é mais fácil para os jovens comprar cannabis e ecstasy do que o álcool.\n\nO dano vai muito além de nossas próprias fronteiras. Como signatários dos tratados proibicionistas das Nações Unidas sobre drogas, nosso governo é cúmplice na criação de carnificina no México (30.000 pessoas morreram no ano passado) até o Mali (quando a rota de cocaína se deslocou para a África Ocidental e ajudou a promover um golpe). A guerra de drogas global está minando a segurança em até 60 nações enquanto contribui para abusos dos direitos humanos das Filipinas até Bangladesh e Irã. Nos Estados Unidos, políticas semelhantes contribuíram para a morte de 61.000 usuários de opiáceos somente no ano passado.\nVoltei recentemente de Portugal, onde os usuários de drogas são descriminalizados e existe uma abordagem baseada na saúde para o uso de drogas. \n\nConsequentemente, eles têm uma taxa de mortalidade relacionada as drogas de um vigésimo do nosso. Mas os portugueses não legalizaram e regulamentaram o fornecimento de drogas e o comércio ainda é deixado nas mãos de criminosos, então eu gostaria de ver a Grã-Bretanha ir mais longe. Afinal, a maconha legalmente regulamentada está agora à venda em 10 estados dos EUA, no Uruguai e, a partir de meados de outubro no Canadá, deixando os governos no controle do suprimento. Não há razão para que isso não possa ser feito aqui para todas as outras drogas. O regime preciso seria diferente para diferentes drogas: por exemplo, a heroína só estaria disponível mediante prescrição, com o apoio de um médico.\n\nNós devemos aceitar os fatos.\n\nEntão, sim, eu mudei de ideia e agora sou da opinião de que o Partido Trabalhista não pode alcançar seus objetivos para indivíduos desfavorecidos e comunidades mais pobres se a proibição continuar em vigor. Precisamos de políticas baseadas em segurança e saúde, não em punição. Numerosos deputados de todos os lados dizem agora que a guerra às drogas fracassou - mas seria mais honesto dizer que somos nós parlamentares que fracassaram. Nós falhamos individualmente e coletivamente em nos engajar com a evidência esmagadora de falha catastrófica de política.\n\nEntão, para onde vamos daqui?\n\nO Partido Trabalhista deveria pedir o fim do combate às drogas e comprometer-se com a regulamentação legal da produção e do fornecimento de drogas em seu próximo manifesto. Já dois deputados - Thangam Debbonaire e Jeff Smith - iniciaram a Campanha de Trabalho pela Reforma das Políticas de Drogas . Nós temos um líder trabalhista radical. E como partido, acreditamos que o Estado deveria intervir quando necessário para ajudar e proteger as comunidades, especialmente as mais desfavorecidas e as que são devastadas pela violência. Mas por muito tempo, o Partido Trabalhista não conseguiu se envolver com essas questões e acabou seguindo um consenso estridente dirigido por republicanos de direita, como Richard Nixon e Ronald Reagan.\n\nPrecisamos aceitar que existem alternativas para políticas que falharam em tantas comunidades da classe trabalhadora. Precisamos admitir que abandonamos gerações inteiras ao flagelo da dependência de drogas. Precisamos confrontar nossos fracassos políticos e ouvir os chefes de polícia que pressionam por políticas mais sãs. Acima de tudo, precisamos retomar o controle do suprimento de drogas dos bandidos mais violentos. E isso precisa ser feito logo!"\n\n______________\n\nFonte: https://unherd.com/2018/09/i-regret-war-drugs/</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2018-10-08</text:p>
          </table:table-cell>
          <table:table-cell office:value-type="string" calcext:value-type="string">
            <text:p>15:57:47+0000</text:p>
          </table:table-cell>
        </table:table-row>
        <table:table-row table:style-name="ro1">
          <table:table-cell office:value-type="float" office:value="1072" calcext:value-type="float">
            <text:p>1072</text:p>
          </table:table-cell>
          <table:table-cell office:value-type="string" calcext:value-type="string">
            <text:p>140665063189702_538586116567309</text:p>
          </table:table-cell>
          <table:table-cell office:value-type="string" calcext:value-type="string">
            <text:p>[COLABORAÇÃO] APARÊNCIA NÃO É PARÂMETRO\n\nMetade dessas fotos são cristais de M.D.M.A e metade são de N-EthylPentylone (bk-EPDB / epilona), todos testados em laboratório pelo Ecstasy data. A Epilona foi responsável pela morte daquela menina na festa em Brasília (https://www.metropoles.com/distrito-federal/jovem-que-morreu-apos-festa-rave-usou-nova-droga-sintetica-diz-pcdf). E pelo mundo, outras mortes e surtos foram causados por ela. Já alertei várias vezes aqui no grupo sobre a substância. E agora, que fique mais claro que a aparência não pode dizer nada. Somente com testes com reagentes você tem a chance de descobrir o que é. Nem o M.D.M.A tem um padrão, nem a epilona, nem a maioria das outras substâncias em cristal.\n\nOutros alertas sobre a epilona:\n\nhttps://www.facebook.com/groups/320137168412206/permalink/334117823680807/\n\nhttps://www.facebook.com/groups/320137168412206/permalink/409382246154364/\n\nhttps://www.facebook.com/groups/preparty.rd/permalink/445594115866510/\n\nAdquira seus reagentes aqui:\nhttps://www.facebook.com/groups/preparty.rd/permalink/433957953696793/</text:p>
          </table:table-cell>
          <table:table-cell office:value-type="float" office:value="46" calcext:value-type="float">
            <text:p>46</text:p>
          </table:table-cell>
          <table:table-cell office:value-type="float" office:value="18" calcext:value-type="float">
            <text:p>18</text:p>
          </table:table-cell>
          <table:table-cell office:value-type="string" calcext:value-type="string">
            <text:p>2018-10-11</text:p>
          </table:table-cell>
          <table:table-cell office:value-type="string" calcext:value-type="string">
            <text:p>15:22:54+0000</text:p>
          </table:table-cell>
        </table:table-row>
      </table:table>
      <table:named-expressions/>
      <table:database-ranges>
        <table:database-range table:name="__Anonymous_Sheet_DB__0" table:target-range-address="Sheet1.A1:Sheet1.G337" table:display-filter-buttons="true">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9">00/00/0000</text:date>, <text:time style:data-style-name="N2" text:time-value="23:12:33.9578778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00:17:42.888948664</meta:creation-date>
    <dc:date>2018-12-09T23:18:48.152572195</dc:date>
    <meta:editing-duration>PT8M43S</meta:editing-duration>
    <meta:editing-cycles>2</meta:editing-cycles>
    <meta:generator>LibreOffice/6.0.6.2$Linux_X86_64 LibreOffice_project/00m0$Build-2</meta:generator>
    <meta:document-statistic meta:table-count="1" meta:cell-count="2359" meta:object-count="0"/>
  </office:meta>
</office:document-meta>
</file>